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gpuv3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30118" calcext:value-type="float">
            <text:p>30118</text:p>
          </table:table-cell>
          <table:table-cell office:value-type="float" office:value="370407" calcext:value-type="float">
            <text:p>370407</text:p>
          </table:table-cell>
          <table:table-cell/>
        </table:table-row>
        <table:table-row table:style-name="ro1">
          <table:table-cell office:value-type="float" office:value="384253" calcext:value-type="float">
            <text:p>384253</text:p>
          </table:table-cell>
          <table:table-cell office:value-type="float" office:value="386425" calcext:value-type="float">
            <text:p>386425</text:p>
          </table:table-cell>
          <table:table-cell table:formula="of:=[.B2]-[.A2]"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398915" calcext:value-type="float">
            <text:p>398915</text:p>
          </table:table-cell>
          <table:table-cell office:value-type="float" office:value="401009" calcext:value-type="float">
            <text:p>401009</text:p>
          </table:table-cell>
          <table:table-cell table:formula="of:=[.B3]-[.A3]"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413420" calcext:value-type="float">
            <text:p>413420</text:p>
          </table:table-cell>
          <table:table-cell office:value-type="float" office:value="415498" calcext:value-type="float">
            <text:p>415498</text:p>
          </table:table-cell>
          <table:table-cell table:formula="of:=[.B4]-[.A4]"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427895" calcext:value-type="float">
            <text:p>427895</text:p>
          </table:table-cell>
          <table:table-cell office:value-type="float" office:value="429975" calcext:value-type="float">
            <text:p>429975</text:p>
          </table:table-cell>
          <table:table-cell table:formula="of:=[.B5]-[.A5]"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442386" calcext:value-type="float">
            <text:p>442386</text:p>
          </table:table-cell>
          <table:table-cell office:value-type="float" office:value="444460" calcext:value-type="float">
            <text:p>444460</text:p>
          </table:table-cell>
          <table:table-cell table:formula="of:=[.B6]-[.A6]"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456948" calcext:value-type="float">
            <text:p>456948</text:p>
          </table:table-cell>
          <table:table-cell office:value-type="float" office:value="459007" calcext:value-type="float">
            <text:p>459007</text:p>
          </table:table-cell>
          <table:table-cell table:formula="of:=[.B7]-[.A7]"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471557" calcext:value-type="float">
            <text:p>471557</text:p>
          </table:table-cell>
          <table:table-cell office:value-type="float" office:value="473659" calcext:value-type="float">
            <text:p>473659</text:p>
          </table:table-cell>
          <table:table-cell table:formula="of:=[.B8]-[.A8]"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486368" calcext:value-type="float">
            <text:p>486368</text:p>
          </table:table-cell>
          <table:table-cell office:value-type="float" office:value="488454" calcext:value-type="float">
            <text:p>488454</text:p>
          </table:table-cell>
          <table:table-cell table:formula="of:=[.B9]-[.A9]"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501057" calcext:value-type="float">
            <text:p>501057</text:p>
          </table:table-cell>
          <table:table-cell office:value-type="float" office:value="503147" calcext:value-type="float">
            <text:p>503147</text:p>
          </table:table-cell>
          <table:table-cell table:formula="of:=[.B10]-[.A10]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515725" calcext:value-type="float">
            <text:p>515725</text:p>
          </table:table-cell>
          <table:table-cell office:value-type="float" office:value="517838" calcext:value-type="float">
            <text:p>517838</text:p>
          </table:table-cell>
          <table:table-cell table:formula="of:=[.B11]-[.A11]"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530451" calcext:value-type="float">
            <text:p>530451</text:p>
          </table:table-cell>
          <table:table-cell office:value-type="float" office:value="535203" calcext:value-type="float">
            <text:p>535203</text:p>
          </table:table-cell>
          <table:table-cell table:formula="of:=[.B12]-[.A12]"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547897" calcext:value-type="float">
            <text:p>547897</text:p>
          </table:table-cell>
          <table:table-cell office:value-type="float" office:value="549959" calcext:value-type="float">
            <text:p>549959</text:p>
          </table:table-cell>
          <table:table-cell table:formula="of:=[.B13]-[.A13]"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562588" calcext:value-type="float">
            <text:p>562588</text:p>
          </table:table-cell>
          <table:table-cell office:value-type="float" office:value="564740" calcext:value-type="float">
            <text:p>564740</text:p>
          </table:table-cell>
          <table:table-cell table:formula="of:=[.B14]-[.A14]"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577246" calcext:value-type="float">
            <text:p>577246</text:p>
          </table:table-cell>
          <table:table-cell office:value-type="float" office:value="579337" calcext:value-type="float">
            <text:p>579337</text:p>
          </table:table-cell>
          <table:table-cell table:formula="of:=[.B15]-[.A15]"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591822" calcext:value-type="float">
            <text:p>591822</text:p>
          </table:table-cell>
          <table:table-cell office:value-type="float" office:value="593904" calcext:value-type="float">
            <text:p>593904</text:p>
          </table:table-cell>
          <table:table-cell table:formula="of:=[.B16]-[.A16]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606466" calcext:value-type="float">
            <text:p>606466</text:p>
          </table:table-cell>
          <table:table-cell office:value-type="float" office:value="608528" calcext:value-type="float">
            <text:p>608528</text:p>
          </table:table-cell>
          <table:table-cell table:formula="of:=[.B17]-[.A17]"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621058" calcext:value-type="float">
            <text:p>621058</text:p>
          </table:table-cell>
          <table:table-cell office:value-type="float" office:value="623135" calcext:value-type="float">
            <text:p>623135</text:p>
          </table:table-cell>
          <table:table-cell table:formula="of:=[.B18]-[.A18]"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635613" calcext:value-type="float">
            <text:p>635613</text:p>
          </table:table-cell>
          <table:table-cell office:value-type="float" office:value="637708" calcext:value-type="float">
            <text:p>637708</text:p>
          </table:table-cell>
          <table:table-cell table:formula="of:=[.B19]-[.A19]"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650262" calcext:value-type="float">
            <text:p>650262</text:p>
          </table:table-cell>
          <table:table-cell office:value-type="float" office:value="652389" calcext:value-type="float">
            <text:p>652389</text:p>
          </table:table-cell>
          <table:table-cell table:formula="of:=[.B20]-[.A20]"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665129" calcext:value-type="float">
            <text:p>665129</text:p>
          </table:table-cell>
          <table:table-cell office:value-type="float" office:value="667223" calcext:value-type="float">
            <text:p>667223</text:p>
          </table:table-cell>
          <table:table-cell table:formula="of:=[.B21]-[.A21]"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679759" calcext:value-type="float">
            <text:p>679759</text:p>
          </table:table-cell>
          <table:table-cell office:value-type="float" office:value="681352" calcext:value-type="float">
            <text:p>681352</text:p>
          </table:table-cell>
          <table:table-cell table:formula="of:=[.B22]-[.A22]"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693758" calcext:value-type="float">
            <text:p>693758</text:p>
          </table:table-cell>
          <table:table-cell office:value-type="float" office:value="695848" calcext:value-type="float">
            <text:p>695848</text:p>
          </table:table-cell>
          <table:table-cell table:formula="of:=[.B23]-[.A23]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708267" calcext:value-type="float">
            <text:p>708267</text:p>
          </table:table-cell>
          <table:table-cell office:value-type="float" office:value="710333" calcext:value-type="float">
            <text:p>710333</text:p>
          </table:table-cell>
          <table:table-cell table:formula="of:=[.B24]-[.A24]"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722809" calcext:value-type="float">
            <text:p>722809</text:p>
          </table:table-cell>
          <table:table-cell office:value-type="float" office:value="724872" calcext:value-type="float">
            <text:p>724872</text:p>
          </table:table-cell>
          <table:table-cell table:formula="of:=[.B25]-[.A25]"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737351" calcext:value-type="float">
            <text:p>737351</text:p>
          </table:table-cell>
          <table:table-cell office:value-type="float" office:value="739414" calcext:value-type="float">
            <text:p>739414</text:p>
          </table:table-cell>
          <table:table-cell table:formula="of:=[.B26]-[.A26]"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751908" calcext:value-type="float">
            <text:p>751908</text:p>
          </table:table-cell>
          <table:table-cell office:value-type="float" office:value="753982" calcext:value-type="float">
            <text:p>753982</text:p>
          </table:table-cell>
          <table:table-cell table:formula="of:=[.B27]-[.A27]"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766492" calcext:value-type="float">
            <text:p>766492</text:p>
          </table:table-cell>
          <table:table-cell office:value-type="float" office:value="768599" calcext:value-type="float">
            <text:p>768599</text:p>
          </table:table-cell>
          <table:table-cell table:formula="of:=[.B28]-[.A28]"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781340" calcext:value-type="float">
            <text:p>781340</text:p>
          </table:table-cell>
          <table:table-cell office:value-type="float" office:value="783168" calcext:value-type="float">
            <text:p>783168</text:p>
          </table:table-cell>
          <table:table-cell table:formula="of:=[.B29]-[.A29]"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795750" calcext:value-type="float">
            <text:p>795750</text:p>
          </table:table-cell>
          <table:table-cell office:value-type="float" office:value="798675" calcext:value-type="float">
            <text:p>798675</text:p>
          </table:table-cell>
          <table:table-cell table:formula="of:=[.B30]-[.A30]"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811101" calcext:value-type="float">
            <text:p>811101</text:p>
          </table:table-cell>
          <table:table-cell office:value-type="float" office:value="813189" calcext:value-type="float">
            <text:p>813189</text:p>
          </table:table-cell>
          <table:table-cell table:formula="of:=[.B31]-[.A31]"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825591" calcext:value-type="float">
            <text:p>825591</text:p>
          </table:table-cell>
          <table:table-cell office:value-type="float" office:value="827663" calcext:value-type="float">
            <text:p>827663</text:p>
          </table:table-cell>
          <table:table-cell table:formula="of:=[.B32]-[.A32]"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840165" calcext:value-type="float">
            <text:p>840165</text:p>
          </table:table-cell>
          <table:table-cell office:value-type="float" office:value="842233" calcext:value-type="float">
            <text:p>842233</text:p>
          </table:table-cell>
          <table:table-cell table:formula="of:=[.B33]-[.A33]"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854740" calcext:value-type="float">
            <text:p>854740</text:p>
          </table:table-cell>
          <table:table-cell office:value-type="float" office:value="856801" calcext:value-type="float">
            <text:p>856801</text:p>
          </table:table-cell>
          <table:table-cell table:formula="of:=[.B34]-[.A34]"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869293" calcext:value-type="float">
            <text:p>869293</text:p>
          </table:table-cell>
          <table:table-cell office:value-type="float" office:value="871358" calcext:value-type="float">
            <text:p>871358</text:p>
          </table:table-cell>
          <table:table-cell table:formula="of:=[.B35]-[.A35]"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883820" calcext:value-type="float">
            <text:p>883820</text:p>
          </table:table-cell>
          <table:table-cell office:value-type="float" office:value="885905" calcext:value-type="float">
            <text:p>885905</text:p>
          </table:table-cell>
          <table:table-cell table:formula="of:=[.B36]-[.A36]"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898462" calcext:value-type="float">
            <text:p>898462</text:p>
          </table:table-cell>
          <table:table-cell office:value-type="float" office:value="900544" calcext:value-type="float">
            <text:p>900544</text:p>
          </table:table-cell>
          <table:table-cell table:formula="of:=[.B37]-[.A37]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913117" calcext:value-type="float">
            <text:p>913117</text:p>
          </table:table-cell>
          <table:table-cell office:value-type="float" office:value="915361" calcext:value-type="float">
            <text:p>915361</text:p>
          </table:table-cell>
          <table:table-cell table:formula="of:=[.B38]-[.A38]"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927891" calcext:value-type="float">
            <text:p>927891</text:p>
          </table:table-cell>
          <table:table-cell office:value-type="float" office:value="930012" calcext:value-type="float">
            <text:p>930012</text:p>
          </table:table-cell>
          <table:table-cell table:formula="of:=[.B39]-[.A39]"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942514" calcext:value-type="float">
            <text:p>942514</text:p>
          </table:table-cell>
          <table:table-cell office:value-type="float" office:value="944586" calcext:value-type="float">
            <text:p>944586</text:p>
          </table:table-cell>
          <table:table-cell table:formula="of:=[.B40]-[.A40]"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957083" calcext:value-type="float">
            <text:p>957083</text:p>
          </table:table-cell>
          <table:table-cell office:value-type="float" office:value="959159" calcext:value-type="float">
            <text:p>959159</text:p>
          </table:table-cell>
          <table:table-cell table:formula="of:=[.B41]-[.A41]"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71646" calcext:value-type="float">
            <text:p>971646</text:p>
          </table:table-cell>
          <table:table-cell office:value-type="float" office:value="973722" calcext:value-type="float">
            <text:p>973722</text:p>
          </table:table-cell>
          <table:table-cell table:formula="of:=[.B42]-[.A42]"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86201" calcext:value-type="float">
            <text:p>986201</text:p>
          </table:table-cell>
          <table:table-cell office:value-type="float" office:value="988271" calcext:value-type="float">
            <text:p>988271</text:p>
          </table:table-cell>
          <table:table-cell table:formula="of:=[.B43]-[.A43]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000681" calcext:value-type="float">
            <text:p>1000681</text:p>
          </table:table-cell>
          <table:table-cell office:value-type="float" office:value="1002756" calcext:value-type="float">
            <text:p>1002756</text:p>
          </table:table-cell>
          <table:table-cell table:formula="of:=[.B44]-[.A44]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1015273" calcext:value-type="float">
            <text:p>1015273</text:p>
          </table:table-cell>
          <table:table-cell office:value-type="float" office:value="1017412" calcext:value-type="float">
            <text:p>1017412</text:p>
          </table:table-cell>
          <table:table-cell table:formula="of:=[.B45]-[.A45]"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1030176" calcext:value-type="float">
            <text:p>1030176</text:p>
          </table:table-cell>
          <table:table-cell office:value-type="float" office:value="1032095" calcext:value-type="float">
            <text:p>1032095</text:p>
          </table:table-cell>
          <table:table-cell table:formula="of:=[.B46]-[.A46]"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1044547" calcext:value-type="float">
            <text:p>1044547</text:p>
          </table:table-cell>
          <table:table-cell office:value-type="float" office:value="1046647" calcext:value-type="float">
            <text:p>1046647</text:p>
          </table:table-cell>
          <table:table-cell table:formula="of:=[.B47]-[.A47]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059114" calcext:value-type="float">
            <text:p>1059114</text:p>
          </table:table-cell>
          <table:table-cell office:value-type="float" office:value="1061199" calcext:value-type="float">
            <text:p>1061199</text:p>
          </table:table-cell>
          <table:table-cell table:formula="of:=[.B48]-[.A48]"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073667" calcext:value-type="float">
            <text:p>1073667</text:p>
          </table:table-cell>
          <table:table-cell office:value-type="float" office:value="1075738" calcext:value-type="float">
            <text:p>1075738</text:p>
          </table:table-cell>
          <table:table-cell table:formula="of:=[.B49]-[.A49]"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1088239" calcext:value-type="float">
            <text:p>1088239</text:p>
          </table:table-cell>
          <table:table-cell office:value-type="float" office:value="1090315" calcext:value-type="float">
            <text:p>1090315</text:p>
          </table:table-cell>
          <table:table-cell table:formula="of:=[.B50]-[.A50]"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102821" calcext:value-type="float">
            <text:p>1102821</text:p>
          </table:table-cell>
          <table:table-cell office:value-type="float" office:value="1104887" calcext:value-type="float">
            <text:p>1104887</text:p>
          </table:table-cell>
          <table:table-cell table:formula="of:=[.B51]-[.A51]"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117324" calcext:value-type="float">
            <text:p>1117324</text:p>
          </table:table-cell>
          <table:table-cell office:value-type="float" office:value="1119402" calcext:value-type="float">
            <text:p>1119402</text:p>
          </table:table-cell>
          <table:table-cell table:formula="of:=[.B52]-[.A52]"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131855" calcext:value-type="float">
            <text:p>1131855</text:p>
          </table:table-cell>
          <table:table-cell office:value-type="float" office:value="1133943" calcext:value-type="float">
            <text:p>1133943</text:p>
          </table:table-cell>
          <table:table-cell table:formula="of:=[.B53]-[.A53]"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1146606" calcext:value-type="float">
            <text:p>1146606</text:p>
          </table:table-cell>
          <table:table-cell office:value-type="float" office:value="1149759" calcext:value-type="float">
            <text:p>1149759</text:p>
          </table:table-cell>
          <table:table-cell table:formula="of:=[.B54]-[.A54]"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1162297" calcext:value-type="float">
            <text:p>1162297</text:p>
          </table:table-cell>
          <table:table-cell office:value-type="float" office:value="1164455" calcext:value-type="float">
            <text:p>1164455</text:p>
          </table:table-cell>
          <table:table-cell table:formula="of:=[.B55]-[.A55]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1176955" calcext:value-type="float">
            <text:p>1176955</text:p>
          </table:table-cell>
          <table:table-cell office:value-type="float" office:value="1179032" calcext:value-type="float">
            <text:p>1179032</text:p>
          </table:table-cell>
          <table:table-cell table:formula="of:=[.B56]-[.A56]"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1191499" calcext:value-type="float">
            <text:p>1191499</text:p>
          </table:table-cell>
          <table:table-cell office:value-type="float" office:value="1193593" calcext:value-type="float">
            <text:p>1193593</text:p>
          </table:table-cell>
          <table:table-cell table:formula="of:=[.B57]-[.A57]"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206200" calcext:value-type="float">
            <text:p>1206200</text:p>
          </table:table-cell>
          <table:table-cell office:value-type="float" office:value="1208273" calcext:value-type="float">
            <text:p>1208273</text:p>
          </table:table-cell>
          <table:table-cell table:formula="of:=[.B58]-[.A58]"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220745" calcext:value-type="float">
            <text:p>1220745</text:p>
          </table:table-cell>
          <table:table-cell office:value-type="float" office:value="1222831" calcext:value-type="float">
            <text:p>1222831</text:p>
          </table:table-cell>
          <table:table-cell table:formula="of:=[.B59]-[.A59]"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235242" calcext:value-type="float">
            <text:p>1235242</text:p>
          </table:table-cell>
          <table:table-cell office:value-type="float" office:value="1237341" calcext:value-type="float">
            <text:p>1237341</text:p>
          </table:table-cell>
          <table:table-cell table:formula="of:=[.B60]-[.A60]"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249782" calcext:value-type="float">
            <text:p>1249782</text:p>
          </table:table-cell>
          <table:table-cell office:value-type="float" office:value="1251903" calcext:value-type="float">
            <text:p>1251903</text:p>
          </table:table-cell>
          <table:table-cell table:formula="of:=[.B61]-[.A61]"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1265600" calcext:value-type="float">
            <text:p>1265600</text:p>
          </table:table-cell>
          <table:table-cell office:value-type="float" office:value="1267751" calcext:value-type="float">
            <text:p>1267751</text:p>
          </table:table-cell>
          <table:table-cell table:formula="of:=[.B62]-[.A62]"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1280291" calcext:value-type="float">
            <text:p>1280291</text:p>
          </table:table-cell>
          <table:table-cell office:value-type="float" office:value="1282270" calcext:value-type="float">
            <text:p>1282270</text:p>
          </table:table-cell>
          <table:table-cell table:formula="of:=[.B63]-[.A63]"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294789" calcext:value-type="float">
            <text:p>1294789</text:p>
          </table:table-cell>
          <table:table-cell office:value-type="float" office:value="1296862" calcext:value-type="float">
            <text:p>1296862</text:p>
          </table:table-cell>
          <table:table-cell table:formula="of:=[.B64]-[.A64]"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309350" calcext:value-type="float">
            <text:p>1309350</text:p>
          </table:table-cell>
          <table:table-cell office:value-type="float" office:value="1311409" calcext:value-type="float">
            <text:p>1311409</text:p>
          </table:table-cell>
          <table:table-cell table:formula="of:=[.B65]-[.A65]"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1323926" calcext:value-type="float">
            <text:p>1323926</text:p>
          </table:table-cell>
          <table:table-cell office:value-type="float" office:value="1326050" calcext:value-type="float">
            <text:p>1326050</text:p>
          </table:table-cell>
          <table:table-cell table:formula="of:=[.B66]-[.A66]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1338672" calcext:value-type="float">
            <text:p>1338672</text:p>
          </table:table-cell>
          <table:table-cell office:value-type="float" office:value="1340740" calcext:value-type="float">
            <text:p>1340740</text:p>
          </table:table-cell>
          <table:table-cell table:formula="of:=[.B67]-[.A67]"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353223" calcext:value-type="float">
            <text:p>1353223</text:p>
          </table:table-cell>
          <table:table-cell office:value-type="float" office:value="1355296" calcext:value-type="float">
            <text:p>1355296</text:p>
          </table:table-cell>
          <table:table-cell table:formula="of:=[.B68]-[.A68]"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367837" calcext:value-type="float">
            <text:p>1367837</text:p>
          </table:table-cell>
          <table:table-cell office:value-type="float" office:value="1369953" calcext:value-type="float">
            <text:p>1369953</text:p>
          </table:table-cell>
          <table:table-cell table:formula="of:=[.B69]-[.A69]"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382631" calcext:value-type="float">
            <text:p>1382631</text:p>
          </table:table-cell>
          <table:table-cell office:value-type="float" office:value="1385924" calcext:value-type="float">
            <text:p>1385924</text:p>
          </table:table-cell>
          <table:table-cell table:formula="of:=[.B70]-[.A70]"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1398551" calcext:value-type="float">
            <text:p>1398551</text:p>
          </table:table-cell>
          <table:table-cell office:value-type="float" office:value="1400608" calcext:value-type="float">
            <text:p>1400608</text:p>
          </table:table-cell>
          <table:table-cell table:formula="of:=[.B71]-[.A71]"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1413102" calcext:value-type="float">
            <text:p>1413102</text:p>
          </table:table-cell>
          <table:table-cell office:value-type="float" office:value="1415183" calcext:value-type="float">
            <text:p>1415183</text:p>
          </table:table-cell>
          <table:table-cell table:formula="of:=[.B72]-[.A72]"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1427604" calcext:value-type="float">
            <text:p>1427604</text:p>
          </table:table-cell>
          <table:table-cell office:value-type="float" office:value="1429674" calcext:value-type="float">
            <text:p>1429674</text:p>
          </table:table-cell>
          <table:table-cell table:formula="of:=[.B73]-[.A73]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442081" calcext:value-type="float">
            <text:p>1442081</text:p>
          </table:table-cell>
          <table:table-cell office:value-type="float" office:value="1444168" calcext:value-type="float">
            <text:p>1444168</text:p>
          </table:table-cell>
          <table:table-cell table:formula="of:=[.B74]-[.A74]"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456589" calcext:value-type="float">
            <text:p>1456589</text:p>
          </table:table-cell>
          <table:table-cell office:value-type="float" office:value="1458649" calcext:value-type="float">
            <text:p>1458649</text:p>
          </table:table-cell>
          <table:table-cell table:formula="of:=[.B75]-[.A75]"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471278" calcext:value-type="float">
            <text:p>1471278</text:p>
          </table:table-cell>
          <table:table-cell office:value-type="float" office:value="1473346" calcext:value-type="float">
            <text:p>1473346</text:p>
          </table:table-cell>
          <table:table-cell table:formula="of:=[.B76]-[.A76]"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1485868" calcext:value-type="float">
            <text:p>1485868</text:p>
          </table:table-cell>
          <table:table-cell office:value-type="float" office:value="1488010" calcext:value-type="float">
            <text:p>1488010</text:p>
          </table:table-cell>
          <table:table-cell table:formula="of:=[.B77]-[.A77]"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1500690" calcext:value-type="float">
            <text:p>1500690</text:p>
          </table:table-cell>
          <table:table-cell office:value-type="float" office:value="1503741" calcext:value-type="float">
            <text:p>1503741</text:p>
          </table:table-cell>
          <table:table-cell table:formula="of:=[.B78]-[.A78]"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1516390" calcext:value-type="float">
            <text:p>1516390</text:p>
          </table:table-cell>
          <table:table-cell office:value-type="float" office:value="1518484" calcext:value-type="float">
            <text:p>1518484</text:p>
          </table:table-cell>
          <table:table-cell table:formula="of:=[.B79]-[.A79]"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530930" calcext:value-type="float">
            <text:p>1530930</text:p>
          </table:table-cell>
          <table:table-cell office:value-type="float" office:value="1533029" calcext:value-type="float">
            <text:p>1533029</text:p>
          </table:table-cell>
          <table:table-cell table:formula="of:=[.B80]-[.A80]"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545435" calcext:value-type="float">
            <text:p>1545435</text:p>
          </table:table-cell>
          <table:table-cell office:value-type="float" office:value="1547502" calcext:value-type="float">
            <text:p>1547502</text:p>
          </table:table-cell>
          <table:table-cell table:formula="of:=[.B81]-[.A81]"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1559973" calcext:value-type="float">
            <text:p>1559973</text:p>
          </table:table-cell>
          <table:table-cell office:value-type="float" office:value="1562039" calcext:value-type="float">
            <text:p>1562039</text:p>
          </table:table-cell>
          <table:table-cell table:formula="of:=[.B82]-[.A82]"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574504" calcext:value-type="float">
            <text:p>1574504</text:p>
          </table:table-cell>
          <table:table-cell office:value-type="float" office:value="1576580" calcext:value-type="float">
            <text:p>1576580</text:p>
          </table:table-cell>
          <table:table-cell table:formula="of:=[.B83]-[.A83]"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1589064" calcext:value-type="float">
            <text:p>1589064</text:p>
          </table:table-cell>
          <table:table-cell office:value-type="float" office:value="1591143" calcext:value-type="float">
            <text:p>1591143</text:p>
          </table:table-cell>
          <table:table-cell table:formula="of:=[.B84]-[.A84]"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1603669" calcext:value-type="float">
            <text:p>1603669</text:p>
          </table:table-cell>
          <table:table-cell office:value-type="float" office:value="1605738" calcext:value-type="float">
            <text:p>1605738</text:p>
          </table:table-cell>
          <table:table-cell table:formula="of:=[.B85]-[.A85]"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1618306" calcext:value-type="float">
            <text:p>1618306</text:p>
          </table:table-cell>
          <table:table-cell office:value-type="float" office:value="1620384" calcext:value-type="float">
            <text:p>1620384</text:p>
          </table:table-cell>
          <table:table-cell table:formula="of:=[.B86]-[.A86]"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1633053" calcext:value-type="float">
            <text:p>1633053</text:p>
          </table:table-cell>
          <table:table-cell office:value-type="float" office:value="1635032" calcext:value-type="float">
            <text:p>1635032</text:p>
          </table:table-cell>
          <table:table-cell table:formula="of:=[.B87]-[.A87]"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1647538" calcext:value-type="float">
            <text:p>1647538</text:p>
          </table:table-cell>
          <table:table-cell office:value-type="float" office:value="1649531" calcext:value-type="float">
            <text:p>1649531</text:p>
          </table:table-cell>
          <table:table-cell table:formula="of:=[.B88]-[.A88]"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662013" calcext:value-type="float">
            <text:p>1662013</text:p>
          </table:table-cell>
          <table:table-cell office:value-type="float" office:value="1663987" calcext:value-type="float">
            <text:p>1663987</text:p>
          </table:table-cell>
          <table:table-cell table:formula="of:=[.B89]-[.A89]"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676496" calcext:value-type="float">
            <text:p>1676496</text:p>
          </table:table-cell>
          <table:table-cell office:value-type="float" office:value="1678476" calcext:value-type="float">
            <text:p>1678476</text:p>
          </table:table-cell>
          <table:table-cell table:formula="of:=[.B90]-[.A90]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690938" calcext:value-type="float">
            <text:p>1690938</text:p>
          </table:table-cell>
          <table:table-cell office:value-type="float" office:value="1692967" calcext:value-type="float">
            <text:p>1692967</text:p>
          </table:table-cell>
          <table:table-cell table:formula="of:=[.B91]-[.A91]"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1705368" calcext:value-type="float">
            <text:p>1705368</text:p>
          </table:table-cell>
          <table:table-cell office:value-type="float" office:value="1707385" calcext:value-type="float">
            <text:p>1707385</text:p>
          </table:table-cell>
          <table:table-cell table:formula="of:=[.B92]-[.A92]"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719796" calcext:value-type="float">
            <text:p>1719796</text:p>
          </table:table-cell>
          <table:table-cell office:value-type="float" office:value="1721803" calcext:value-type="float">
            <text:p>1721803</text:p>
          </table:table-cell>
          <table:table-cell table:formula="of:=[.B93]-[.A93]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734423" calcext:value-type="float">
            <text:p>1734423</text:p>
          </table:table-cell>
          <table:table-cell office:value-type="float" office:value="1736478" calcext:value-type="float">
            <text:p>1736478</text:p>
          </table:table-cell>
          <table:table-cell table:formula="of:=[.B94]-[.A94]"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1749197" calcext:value-type="float">
            <text:p>1749197</text:p>
          </table:table-cell>
          <table:table-cell office:value-type="float" office:value="1751069" calcext:value-type="float">
            <text:p>1751069</text:p>
          </table:table-cell>
          <table:table-cell table:formula="of:=[.B95]-[.A95]"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763607" calcext:value-type="float">
            <text:p>1763607</text:p>
          </table:table-cell>
          <table:table-cell office:value-type="float" office:value="1765621" calcext:value-type="float">
            <text:p>1765621</text:p>
          </table:table-cell>
          <table:table-cell table:formula="of:=[.B96]-[.A96]"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78235" calcext:value-type="float">
            <text:p>1778235</text:p>
          </table:table-cell>
          <table:table-cell office:value-type="float" office:value="1780255" calcext:value-type="float">
            <text:p>1780255</text:p>
          </table:table-cell>
          <table:table-cell table:formula="of:=[.B97]-[.A97]"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792735" calcext:value-type="float">
            <text:p>1792735</text:p>
          </table:table-cell>
          <table:table-cell office:value-type="float" office:value="1794772" calcext:value-type="float">
            <text:p>1794772</text:p>
          </table:table-cell>
          <table:table-cell table:formula="of:=[.B98]-[.A98]"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807331" calcext:value-type="float">
            <text:p>1807331</text:p>
          </table:table-cell>
          <table:table-cell office:value-type="float" office:value="1809307" calcext:value-type="float">
            <text:p>1809307</text:p>
          </table:table-cell>
          <table:table-cell table:formula="of:=[.B99]-[.A99]"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821827" calcext:value-type="float">
            <text:p>1821827</text:p>
          </table:table-cell>
          <table:table-cell office:value-type="float" office:value="1823817" calcext:value-type="float">
            <text:p>1823817</text:p>
          </table:table-cell>
          <table:table-cell table:formula="of:=[.B100]-[.A100]" office:value-type="float" office:value="1990" calcext:value-type="float">
            <text:p>1990</text:p>
          </table:table-cell>
        </table:table-row>
        <table:table-row table:style-name="ro1">
          <table:table-cell table:number-columns-repeated="2"/>
          <table:table-cell table:formula="of:=ROUNDUP(AVERAGE([.C2:.C100]);1)" office:value-type="float" office:value="2133.5" calcext:value-type="float">
            <text:p>2133.5</text:p>
          </table:table-cell>
        </table:table-row>
      </table:table>
      <table:table table:name="log_filec2" table:style-name="ta1"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5319" calcext:value-type="float">
            <text:p>25319</text:p>
          </table:table-cell>
          <table:table-cell office:value-type="float" office:value="27426" calcext:value-type="float">
            <text:p>27426</text:p>
          </table:table-cell>
          <table:table-cell table:number-columns-repeated="2"/>
        </table:table-row>
        <table:table-row table:style-name="ro1">
          <table:table-cell office:value-type="float" office:value="40971" calcext:value-type="float">
            <text:p>40971</text:p>
          </table:table-cell>
          <table:table-cell office:value-type="float" office:value="41443" calcext:value-type="float">
            <text:p>41443</text:p>
          </table:table-cell>
          <table:table-cell table:formula="of:=[.B2]-[.A2]" office:value-type="float" office:value="472" calcext:value-type="float">
            <text:p>472</text:p>
          </table:table-cell>
          <table:table-cell table:formula="of:=AVERAGE([.C2:.C100])" office:value-type="float" office:value="411.20202020202" calcext:value-type="float">
            <text:p>411.202020202</text:p>
          </table:table-cell>
        </table:table-row>
        <table:table-row table:style-name="ro1">
          <table:table-cell office:value-type="float" office:value="54724" calcext:value-type="float">
            <text:p>54724</text:p>
          </table:table-cell>
          <table:table-cell office:value-type="float" office:value="55212" calcext:value-type="float">
            <text:p>55212</text:p>
          </table:table-cell>
          <table:table-cell table:formula="of:=[.B3]-[.A3]"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67996" calcext:value-type="float">
            <text:p>67996</text:p>
          </table:table-cell>
          <table:table-cell office:value-type="float" office:value="68429" calcext:value-type="float">
            <text:p>68429</text:p>
          </table:table-cell>
          <table:table-cell table:formula="of:=[.B4]-[.A4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80937" calcext:value-type="float">
            <text:p>80937</text:p>
          </table:table-cell>
          <table:table-cell office:value-type="float" office:value="81361" calcext:value-type="float">
            <text:p>81361</text:p>
          </table:table-cell>
          <table:table-cell table:formula="of:=[.B5]-[.A5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93983" calcext:value-type="float">
            <text:p>93983</text:p>
          </table:table-cell>
          <table:table-cell office:value-type="float" office:value="94379" calcext:value-type="float">
            <text:p>94379</text:p>
          </table:table-cell>
          <table:table-cell table:formula="of:=[.B6]-[.A6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07123" calcext:value-type="float">
            <text:p>107123</text:p>
          </table:table-cell>
          <table:table-cell office:value-type="float" office:value="107517" calcext:value-type="float">
            <text:p>107517</text:p>
          </table:table-cell>
          <table:table-cell table:formula="of:=[.B7]-[.A7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20191" calcext:value-type="float">
            <text:p>120191</text:p>
          </table:table-cell>
          <table:table-cell office:value-type="float" office:value="120630" calcext:value-type="float">
            <text:p>120630</text:p>
          </table:table-cell>
          <table:table-cell table:formula="of:=[.B8]-[.A8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133421" calcext:value-type="float">
            <text:p>133421</text:p>
          </table:table-cell>
          <table:table-cell office:value-type="float" office:value="133762" calcext:value-type="float">
            <text:p>133762</text:p>
          </table:table-cell>
          <table:table-cell table:formula="of:=[.B9]-[.A9]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146877" calcext:value-type="float">
            <text:p>146877</text:p>
          </table:table-cell>
          <table:table-cell office:value-type="float" office:value="147283" calcext:value-type="float">
            <text:p>147283</text:p>
          </table:table-cell>
          <table:table-cell table:formula="of:=[.B10]-[.A10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59914" calcext:value-type="float">
            <text:p>159914</text:p>
          </table:table-cell>
          <table:table-cell office:value-type="float" office:value="160305" calcext:value-type="float">
            <text:p>160305</text:p>
          </table:table-cell>
          <table:table-cell table:formula="of:=[.B11]-[.A11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73187" calcext:value-type="float">
            <text:p>173187</text:p>
          </table:table-cell>
          <table:table-cell office:value-type="float" office:value="173585" calcext:value-type="float">
            <text:p>173585</text:p>
          </table:table-cell>
          <table:table-cell table:formula="of:=[.B12]-[.A1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86256" calcext:value-type="float">
            <text:p>186256</text:p>
          </table:table-cell>
          <table:table-cell office:value-type="float" office:value="186635" calcext:value-type="float">
            <text:p>186635</text:p>
          </table:table-cell>
          <table:table-cell table:formula="of:=[.B13]-[.A13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200240" calcext:value-type="float">
            <text:p>200240</text:p>
          </table:table-cell>
          <table:table-cell office:value-type="float" office:value="200616" calcext:value-type="float">
            <text:p>200616</text:p>
          </table:table-cell>
          <table:table-cell table:formula="of:=[.B14]-[.A14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13716" calcext:value-type="float">
            <text:p>213716</text:p>
          </table:table-cell>
          <table:table-cell office:value-type="float" office:value="214142" calcext:value-type="float">
            <text:p>214142</text:p>
          </table:table-cell>
          <table:table-cell table:formula="of:=[.B15]-[.A15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226832" calcext:value-type="float">
            <text:p>226832</text:p>
          </table:table-cell>
          <table:table-cell office:value-type="float" office:value="227240" calcext:value-type="float">
            <text:p>227240</text:p>
          </table:table-cell>
          <table:table-cell table:formula="of:=[.B16]-[.A16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239865" calcext:value-type="float">
            <text:p>239865</text:p>
          </table:table-cell>
          <table:table-cell office:value-type="float" office:value="240264" calcext:value-type="float">
            <text:p>240264</text:p>
          </table:table-cell>
          <table:table-cell table:formula="of:=[.B17]-[.A17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252982" calcext:value-type="float">
            <text:p>252982</text:p>
          </table:table-cell>
          <table:table-cell office:value-type="float" office:value="253370" calcext:value-type="float">
            <text:p>253370</text:p>
          </table:table-cell>
          <table:table-cell table:formula="of:=[.B18]-[.A18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266027" calcext:value-type="float">
            <text:p>266027</text:p>
          </table:table-cell>
          <table:table-cell office:value-type="float" office:value="266476" calcext:value-type="float">
            <text:p>266476</text:p>
          </table:table-cell>
          <table:table-cell table:formula="of:=[.B19]-[.A19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279071" calcext:value-type="float">
            <text:p>279071</text:p>
          </table:table-cell>
          <table:table-cell office:value-type="float" office:value="279456" calcext:value-type="float">
            <text:p>279456</text:p>
          </table:table-cell>
          <table:table-cell table:formula="of:=[.B20]-[.A20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292115" calcext:value-type="float">
            <text:p>292115</text:p>
          </table:table-cell>
          <table:table-cell office:value-type="float" office:value="292510" calcext:value-type="float">
            <text:p>292510</text:p>
          </table:table-cell>
          <table:table-cell table:formula="of:=[.B21]-[.A21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05139" calcext:value-type="float">
            <text:p>305139</text:p>
          </table:table-cell>
          <table:table-cell office:value-type="float" office:value="305518" calcext:value-type="float">
            <text:p>305518</text:p>
          </table:table-cell>
          <table:table-cell table:formula="of:=[.B22]-[.A22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318389" calcext:value-type="float">
            <text:p>318389</text:p>
          </table:table-cell>
          <table:table-cell office:value-type="float" office:value="318793" calcext:value-type="float">
            <text:p>318793</text:p>
          </table:table-cell>
          <table:table-cell table:formula="of:=[.B23]-[.A23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331636" calcext:value-type="float">
            <text:p>331636</text:p>
          </table:table-cell>
          <table:table-cell office:value-type="float" office:value="332032" calcext:value-type="float">
            <text:p>332032</text:p>
          </table:table-cell>
          <table:table-cell table:formula="of:=[.B24]-[.A24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45196" calcext:value-type="float">
            <text:p>345196</text:p>
          </table:table-cell>
          <table:table-cell office:value-type="float" office:value="345644" calcext:value-type="float">
            <text:p>345644</text:p>
          </table:table-cell>
          <table:table-cell table:formula="of:=[.B25]-[.A25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358336" calcext:value-type="float">
            <text:p>358336</text:p>
          </table:table-cell>
          <table:table-cell office:value-type="float" office:value="358729" calcext:value-type="float">
            <text:p>358729</text:p>
          </table:table-cell>
          <table:table-cell table:formula="of:=[.B26]-[.A26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71412" calcext:value-type="float">
            <text:p>371412</text:p>
          </table:table-cell>
          <table:table-cell office:value-type="float" office:value="371811" calcext:value-type="float">
            <text:p>371811</text:p>
          </table:table-cell>
          <table:table-cell table:formula="of:=[.B27]-[.A27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84460" calcext:value-type="float">
            <text:p>384460</text:p>
          </table:table-cell>
          <table:table-cell office:value-type="float" office:value="384842" calcext:value-type="float">
            <text:p>384842</text:p>
          </table:table-cell>
          <table:table-cell table:formula="of:=[.B28]-[.A28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397411" calcext:value-type="float">
            <text:p>397411</text:p>
          </table:table-cell>
          <table:table-cell office:value-type="float" office:value="397817" calcext:value-type="float">
            <text:p>397817</text:p>
          </table:table-cell>
          <table:table-cell table:formula="of:=[.B29]-[.A29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410403" calcext:value-type="float">
            <text:p>410403</text:p>
          </table:table-cell>
          <table:table-cell office:value-type="float" office:value="410799" calcext:value-type="float">
            <text:p>410799</text:p>
          </table:table-cell>
          <table:table-cell table:formula="of:=[.B30]-[.A30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423583" calcext:value-type="float">
            <text:p>423583</text:p>
          </table:table-cell>
          <table:table-cell office:value-type="float" office:value="423982" calcext:value-type="float">
            <text:p>423982</text:p>
          </table:table-cell>
          <table:table-cell table:formula="of:=[.B31]-[.A31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436656" calcext:value-type="float">
            <text:p>436656</text:p>
          </table:table-cell>
          <table:table-cell office:value-type="float" office:value="437044" calcext:value-type="float">
            <text:p>437044</text:p>
          </table:table-cell>
          <table:table-cell table:formula="of:=[.B32]-[.A32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49869" calcext:value-type="float">
            <text:p>449869</text:p>
          </table:table-cell>
          <table:table-cell office:value-type="float" office:value="450287" calcext:value-type="float">
            <text:p>450287</text:p>
          </table:table-cell>
          <table:table-cell table:formula="of:=[.B33]-[.A33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463309" calcext:value-type="float">
            <text:p>463309</text:p>
          </table:table-cell>
          <table:table-cell office:value-type="float" office:value="463750" calcext:value-type="float">
            <text:p>463750</text:p>
          </table:table-cell>
          <table:table-cell table:formula="of:=[.B34]-[.A34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76502" calcext:value-type="float">
            <text:p>476502</text:p>
          </table:table-cell>
          <table:table-cell office:value-type="float" office:value="476914" calcext:value-type="float">
            <text:p>476914</text:p>
          </table:table-cell>
          <table:table-cell table:formula="of:=[.B35]-[.A35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89561" calcext:value-type="float">
            <text:p>489561</text:p>
          </table:table-cell>
          <table:table-cell office:value-type="float" office:value="489971" calcext:value-type="float">
            <text:p>489971</text:p>
          </table:table-cell>
          <table:table-cell table:formula="of:=[.B36]-[.A36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502531" calcext:value-type="float">
            <text:p>502531</text:p>
          </table:table-cell>
          <table:table-cell office:value-type="float" office:value="502905" calcext:value-type="float">
            <text:p>502905</text:p>
          </table:table-cell>
          <table:table-cell table:formula="of:=[.B37]-[.A37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515492" calcext:value-type="float">
            <text:p>515492</text:p>
          </table:table-cell>
          <table:table-cell office:value-type="float" office:value="515893" calcext:value-type="float">
            <text:p>515893</text:p>
          </table:table-cell>
          <table:table-cell table:formula="of:=[.B38]-[.A38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528572" calcext:value-type="float">
            <text:p>528572</text:p>
          </table:table-cell>
          <table:table-cell office:value-type="float" office:value="528960" calcext:value-type="float">
            <text:p>528960</text:p>
          </table:table-cell>
          <table:table-cell table:formula="of:=[.B39]-[.A3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541577" calcext:value-type="float">
            <text:p>541577</text:p>
          </table:table-cell>
          <table:table-cell office:value-type="float" office:value="541982" calcext:value-type="float">
            <text:p>541982</text:p>
          </table:table-cell>
          <table:table-cell table:formula="of:=[.B40]-[.A40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554677" calcext:value-type="float">
            <text:p>554677</text:p>
          </table:table-cell>
          <table:table-cell office:value-type="float" office:value="555077" calcext:value-type="float">
            <text:p>555077</text:p>
          </table:table-cell>
          <table:table-cell table:formula="of:=[.B41]-[.A41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567958" calcext:value-type="float">
            <text:p>567958</text:p>
          </table:table-cell>
          <table:table-cell office:value-type="float" office:value="568363" calcext:value-type="float">
            <text:p>568363</text:p>
          </table:table-cell>
          <table:table-cell table:formula="of:=[.B42]-[.A42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581730" calcext:value-type="float">
            <text:p>581730</text:p>
          </table:table-cell>
          <table:table-cell office:value-type="float" office:value="582107" calcext:value-type="float">
            <text:p>582107</text:p>
          </table:table-cell>
          <table:table-cell table:formula="of:=[.B43]-[.A43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595150" calcext:value-type="float">
            <text:p>595150</text:p>
          </table:table-cell>
          <table:table-cell office:value-type="float" office:value="595582" calcext:value-type="float">
            <text:p>595582</text:p>
          </table:table-cell>
          <table:table-cell table:formula="of:=[.B44]-[.A44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608260" calcext:value-type="float">
            <text:p>608260</text:p>
          </table:table-cell>
          <table:table-cell office:value-type="float" office:value="608680" calcext:value-type="float">
            <text:p>608680</text:p>
          </table:table-cell>
          <table:table-cell table:formula="of:=[.B45]-[.A45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621329" calcext:value-type="float">
            <text:p>621329</text:p>
          </table:table-cell>
          <table:table-cell office:value-type="float" office:value="621747" calcext:value-type="float">
            <text:p>621747</text:p>
          </table:table-cell>
          <table:table-cell table:formula="of:=[.B46]-[.A46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634631" calcext:value-type="float">
            <text:p>634631</text:p>
          </table:table-cell>
          <table:table-cell office:value-type="float" office:value="635092" calcext:value-type="float">
            <text:p>635092</text:p>
          </table:table-cell>
          <table:table-cell table:formula="of:=[.B47]-[.A47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647887" calcext:value-type="float">
            <text:p>647887</text:p>
          </table:table-cell>
          <table:table-cell office:value-type="float" office:value="648302" calcext:value-type="float">
            <text:p>648302</text:p>
          </table:table-cell>
          <table:table-cell table:formula="of:=[.B48]-[.A48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660971" calcext:value-type="float">
            <text:p>660971</text:p>
          </table:table-cell>
          <table:table-cell office:value-type="float" office:value="661374" calcext:value-type="float">
            <text:p>661374</text:p>
          </table:table-cell>
          <table:table-cell table:formula="of:=[.B49]-[.A49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674079" calcext:value-type="float">
            <text:p>674079</text:p>
          </table:table-cell>
          <table:table-cell office:value-type="float" office:value="674580" calcext:value-type="float">
            <text:p>674580</text:p>
          </table:table-cell>
          <table:table-cell table:formula="of:=[.B50]-[.A50]"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687236" calcext:value-type="float">
            <text:p>687236</text:p>
          </table:table-cell>
          <table:table-cell office:value-type="float" office:value="687605" calcext:value-type="float">
            <text:p>687605</text:p>
          </table:table-cell>
          <table:table-cell table:formula="of:=[.B51]-[.A51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700449" calcext:value-type="float">
            <text:p>700449</text:p>
          </table:table-cell>
          <table:table-cell office:value-type="float" office:value="700914" calcext:value-type="float">
            <text:p>700914</text:p>
          </table:table-cell>
          <table:table-cell table:formula="of:=[.B52]-[.A52]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713878" calcext:value-type="float">
            <text:p>713878</text:p>
          </table:table-cell>
          <table:table-cell office:value-type="float" office:value="714332" calcext:value-type="float">
            <text:p>714332</text:p>
          </table:table-cell>
          <table:table-cell table:formula="of:=[.B53]-[.A53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727035" calcext:value-type="float">
            <text:p>727035</text:p>
          </table:table-cell>
          <table:table-cell office:value-type="float" office:value="727415" calcext:value-type="float">
            <text:p>727415</text:p>
          </table:table-cell>
          <table:table-cell table:formula="of:=[.B54]-[.A54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740077" calcext:value-type="float">
            <text:p>740077</text:p>
          </table:table-cell>
          <table:table-cell office:value-type="float" office:value="740468" calcext:value-type="float">
            <text:p>740468</text:p>
          </table:table-cell>
          <table:table-cell table:formula="of:=[.B55]-[.A55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753172" calcext:value-type="float">
            <text:p>753172</text:p>
          </table:table-cell>
          <table:table-cell office:value-type="float" office:value="753557" calcext:value-type="float">
            <text:p>753557</text:p>
          </table:table-cell>
          <table:table-cell table:formula="of:=[.B56]-[.A56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766243" calcext:value-type="float">
            <text:p>766243</text:p>
          </table:table-cell>
          <table:table-cell office:value-type="float" office:value="766649" calcext:value-type="float">
            <text:p>766649</text:p>
          </table:table-cell>
          <table:table-cell table:formula="of:=[.B57]-[.A57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779384" calcext:value-type="float">
            <text:p>779384</text:p>
          </table:table-cell>
          <table:table-cell office:value-type="float" office:value="779840" calcext:value-type="float">
            <text:p>779840</text:p>
          </table:table-cell>
          <table:table-cell table:formula="of:=[.B58]-[.A58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792447" calcext:value-type="float">
            <text:p>792447</text:p>
          </table:table-cell>
          <table:table-cell office:value-type="float" office:value="792828" calcext:value-type="float">
            <text:p>792828</text:p>
          </table:table-cell>
          <table:table-cell table:formula="of:=[.B59]-[.A59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805490" calcext:value-type="float">
            <text:p>805490</text:p>
          </table:table-cell>
          <table:table-cell office:value-type="float" office:value="805902" calcext:value-type="float">
            <text:p>805902</text:p>
          </table:table-cell>
          <table:table-cell table:formula="of:=[.B60]-[.A60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818712" calcext:value-type="float">
            <text:p>818712</text:p>
          </table:table-cell>
          <table:table-cell office:value-type="float" office:value="819115" calcext:value-type="float">
            <text:p>819115</text:p>
          </table:table-cell>
          <table:table-cell table:formula="of:=[.B61]-[.A61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832192" calcext:value-type="float">
            <text:p>832192</text:p>
          </table:table-cell>
          <table:table-cell office:value-type="float" office:value="832572" calcext:value-type="float">
            <text:p>832572</text:p>
          </table:table-cell>
          <table:table-cell table:formula="of:=[.B62]-[.A62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845714" calcext:value-type="float">
            <text:p>845714</text:p>
          </table:table-cell>
          <table:table-cell office:value-type="float" office:value="846152" calcext:value-type="float">
            <text:p>846152</text:p>
          </table:table-cell>
          <table:table-cell table:formula="of:=[.B63]-[.A63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858898" calcext:value-type="float">
            <text:p>858898</text:p>
          </table:table-cell>
          <table:table-cell office:value-type="float" office:value="859309" calcext:value-type="float">
            <text:p>859309</text:p>
          </table:table-cell>
          <table:table-cell table:formula="of:=[.B64]-[.A64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871919" calcext:value-type="float">
            <text:p>871919</text:p>
          </table:table-cell>
          <table:table-cell office:value-type="float" office:value="872321" calcext:value-type="float">
            <text:p>872321</text:p>
          </table:table-cell>
          <table:table-cell table:formula="of:=[.B65]-[.A65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885057" calcext:value-type="float">
            <text:p>885057</text:p>
          </table:table-cell>
          <table:table-cell office:value-type="float" office:value="885454" calcext:value-type="float">
            <text:p>885454</text:p>
          </table:table-cell>
          <table:table-cell table:formula="of:=[.B66]-[.A66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898087" calcext:value-type="float">
            <text:p>898087</text:p>
          </table:table-cell>
          <table:table-cell office:value-type="float" office:value="898498" calcext:value-type="float">
            <text:p>898498</text:p>
          </table:table-cell>
          <table:table-cell table:formula="of:=[.B67]-[.A67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911163" calcext:value-type="float">
            <text:p>911163</text:p>
          </table:table-cell>
          <table:table-cell office:value-type="float" office:value="911585" calcext:value-type="float">
            <text:p>911585</text:p>
          </table:table-cell>
          <table:table-cell table:formula="of:=[.B68]-[.A68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924273" calcext:value-type="float">
            <text:p>924273</text:p>
          </table:table-cell>
          <table:table-cell office:value-type="float" office:value="924657" calcext:value-type="float">
            <text:p>924657</text:p>
          </table:table-cell>
          <table:table-cell table:formula="of:=[.B69]-[.A69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937336" calcext:value-type="float">
            <text:p>937336</text:p>
          </table:table-cell>
          <table:table-cell office:value-type="float" office:value="937807" calcext:value-type="float">
            <text:p>937807</text:p>
          </table:table-cell>
          <table:table-cell table:formula="of:=[.B70]-[.A70]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950691" calcext:value-type="float">
            <text:p>950691</text:p>
          </table:table-cell>
          <table:table-cell office:value-type="float" office:value="951104" calcext:value-type="float">
            <text:p>951104</text:p>
          </table:table-cell>
          <table:table-cell table:formula="of:=[.B71]-[.A71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964229" calcext:value-type="float">
            <text:p>964229</text:p>
          </table:table-cell>
          <table:table-cell office:value-type="float" office:value="964695" calcext:value-type="float">
            <text:p>964695</text:p>
          </table:table-cell>
          <table:table-cell table:formula="of:=[.B72]-[.A72]"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977445" calcext:value-type="float">
            <text:p>977445</text:p>
          </table:table-cell>
          <table:table-cell office:value-type="float" office:value="977873" calcext:value-type="float">
            <text:p>977873</text:p>
          </table:table-cell>
          <table:table-cell table:formula="of:=[.B73]-[.A73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990576" calcext:value-type="float">
            <text:p>990576</text:p>
          </table:table-cell>
          <table:table-cell office:value-type="float" office:value="990992" calcext:value-type="float">
            <text:p>990992</text:p>
          </table:table-cell>
          <table:table-cell table:formula="of:=[.B74]-[.A74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003624" calcext:value-type="float">
            <text:p>1003624</text:p>
          </table:table-cell>
          <table:table-cell office:value-type="float" office:value="1004035" calcext:value-type="float">
            <text:p>1004035</text:p>
          </table:table-cell>
          <table:table-cell table:formula="of:=[.B75]-[.A75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1016654" calcext:value-type="float">
            <text:p>1016654</text:p>
          </table:table-cell>
          <table:table-cell office:value-type="float" office:value="1017043" calcext:value-type="float">
            <text:p>1017043</text:p>
          </table:table-cell>
          <table:table-cell table:formula="of:=[.B76]-[.A76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029703" calcext:value-type="float">
            <text:p>1029703</text:p>
          </table:table-cell>
          <table:table-cell office:value-type="float" office:value="1030102" calcext:value-type="float">
            <text:p>1030102</text:p>
          </table:table-cell>
          <table:table-cell table:formula="of:=[.B77]-[.A77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042792" calcext:value-type="float">
            <text:p>1042792</text:p>
          </table:table-cell>
          <table:table-cell office:value-type="float" office:value="1043200" calcext:value-type="float">
            <text:p>1043200</text:p>
          </table:table-cell>
          <table:table-cell table:formula="of:=[.B78]-[.A78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055883" calcext:value-type="float">
            <text:p>1055883</text:p>
          </table:table-cell>
          <table:table-cell office:value-type="float" office:value="1056266" calcext:value-type="float">
            <text:p>1056266</text:p>
          </table:table-cell>
          <table:table-cell table:formula="of:=[.B79]-[.A79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069132" calcext:value-type="float">
            <text:p>1069132</text:p>
          </table:table-cell>
          <table:table-cell office:value-type="float" office:value="1069518" calcext:value-type="float">
            <text:p>1069518</text:p>
          </table:table-cell>
          <table:table-cell table:formula="of:=[.B80]-[.A80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082645" calcext:value-type="float">
            <text:p>1082645</text:p>
          </table:table-cell>
          <table:table-cell office:value-type="float" office:value="1083061" calcext:value-type="float">
            <text:p>1083061</text:p>
          </table:table-cell>
          <table:table-cell table:formula="of:=[.B81]-[.A81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095945" calcext:value-type="float">
            <text:p>1095945</text:p>
          </table:table-cell>
          <table:table-cell office:value-type="float" office:value="1096367" calcext:value-type="float">
            <text:p>1096367</text:p>
          </table:table-cell>
          <table:table-cell table:formula="of:=[.B82]-[.A82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109229" calcext:value-type="float">
            <text:p>1109229</text:p>
          </table:table-cell>
          <table:table-cell office:value-type="float" office:value="1109654" calcext:value-type="float">
            <text:p>1109654</text:p>
          </table:table-cell>
          <table:table-cell table:formula="of:=[.B83]-[.A83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1122297" calcext:value-type="float">
            <text:p>1122297</text:p>
          </table:table-cell>
          <table:table-cell office:value-type="float" office:value="1122691" calcext:value-type="float">
            <text:p>1122691</text:p>
          </table:table-cell>
          <table:table-cell table:formula="of:=[.B84]-[.A84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135344" calcext:value-type="float">
            <text:p>1135344</text:p>
          </table:table-cell>
          <table:table-cell office:value-type="float" office:value="1135742" calcext:value-type="float">
            <text:p>1135742</text:p>
          </table:table-cell>
          <table:table-cell table:formula="of:=[.B85]-[.A85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148391" calcext:value-type="float">
            <text:p>1148391</text:p>
          </table:table-cell>
          <table:table-cell office:value-type="float" office:value="1148768" calcext:value-type="float">
            <text:p>1148768</text:p>
          </table:table-cell>
          <table:table-cell table:formula="of:=[.B86]-[.A86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161416" calcext:value-type="float">
            <text:p>1161416</text:p>
          </table:table-cell>
          <table:table-cell office:value-type="float" office:value="1161815" calcext:value-type="float">
            <text:p>1161815</text:p>
          </table:table-cell>
          <table:table-cell table:formula="of:=[.B87]-[.A87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174495" calcext:value-type="float">
            <text:p>1174495</text:p>
          </table:table-cell>
          <table:table-cell office:value-type="float" office:value="1174911" calcext:value-type="float">
            <text:p>1174911</text:p>
          </table:table-cell>
          <table:table-cell table:formula="of:=[.B88]-[.A88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187714" calcext:value-type="float">
            <text:p>1187714</text:p>
          </table:table-cell>
          <table:table-cell office:value-type="float" office:value="1188103" calcext:value-type="float">
            <text:p>1188103</text:p>
          </table:table-cell>
          <table:table-cell table:formula="of:=[.B89]-[.A89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200877" calcext:value-type="float">
            <text:p>1200877</text:p>
          </table:table-cell>
          <table:table-cell office:value-type="float" office:value="1201301" calcext:value-type="float">
            <text:p>1201301</text:p>
          </table:table-cell>
          <table:table-cell table:formula="of:=[.B90]-[.A90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214399" calcext:value-type="float">
            <text:p>1214399</text:p>
          </table:table-cell>
          <table:table-cell office:value-type="float" office:value="1214836" calcext:value-type="float">
            <text:p>1214836</text:p>
          </table:table-cell>
          <table:table-cell table:formula="of:=[.B91]-[.A91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1227527" calcext:value-type="float">
            <text:p>1227527</text:p>
          </table:table-cell>
          <table:table-cell office:value-type="float" office:value="1227942" calcext:value-type="float">
            <text:p>1227942</text:p>
          </table:table-cell>
          <table:table-cell table:formula="of:=[.B92]-[.A92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240621" calcext:value-type="float">
            <text:p>1240621</text:p>
          </table:table-cell>
          <table:table-cell office:value-type="float" office:value="1241019" calcext:value-type="float">
            <text:p>1241019</text:p>
          </table:table-cell>
          <table:table-cell table:formula="of:=[.B93]-[.A93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253864" calcext:value-type="float">
            <text:p>1253864</text:p>
          </table:table-cell>
          <table:table-cell office:value-type="float" office:value="1254343" calcext:value-type="float">
            <text:p>1254343</text:p>
          </table:table-cell>
          <table:table-cell table:formula="of:=[.B94]-[.A94]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1267135" calcext:value-type="float">
            <text:p>1267135</text:p>
          </table:table-cell>
          <table:table-cell office:value-type="float" office:value="1267521" calcext:value-type="float">
            <text:p>1267521</text:p>
          </table:table-cell>
          <table:table-cell table:formula="of:=[.B95]-[.A95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280214" calcext:value-type="float">
            <text:p>1280214</text:p>
          </table:table-cell>
          <table:table-cell office:value-type="float" office:value="1280643" calcext:value-type="float">
            <text:p>1280643</text:p>
          </table:table-cell>
          <table:table-cell table:formula="of:=[.B96]-[.A96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1293418" calcext:value-type="float">
            <text:p>1293418</text:p>
          </table:table-cell>
          <table:table-cell office:value-type="float" office:value="1293849" calcext:value-type="float">
            <text:p>1293849</text:p>
          </table:table-cell>
          <table:table-cell table:formula="of:=[.B97]-[.A97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306515" calcext:value-type="float">
            <text:p>1306515</text:p>
          </table:table-cell>
          <table:table-cell office:value-type="float" office:value="1306938" calcext:value-type="float">
            <text:p>1306938</text:p>
          </table:table-cell>
          <table:table-cell table:formula="of:=[.B98]-[.A98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319798" calcext:value-type="float">
            <text:p>1319798</text:p>
          </table:table-cell>
          <table:table-cell office:value-type="float" office:value="1320213" calcext:value-type="float">
            <text:p>1320213</text:p>
          </table:table-cell>
          <table:table-cell table:formula="of:=[.B99]-[.A99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333380" calcext:value-type="float">
            <text:p>1333380</text:p>
          </table:table-cell>
          <table:table-cell office:value-type="float" office:value="1333841" calcext:value-type="float">
            <text:p>1333841</text:p>
          </table:table-cell>
          <table:table-cell table:formula="of:=[.B100]-[.A100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1346555" calcext:value-type="float">
            <text:p>1346555</text:p>
          </table:table-cell>
          <table:table-cell office:value-type="float" office:value="1346994" calcext:value-type="float">
            <text:p>1346994</text:p>
          </table:table-cell>
          <table:table-cell table:formula="of:=[.B101]-[.A101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1359793" calcext:value-type="float">
            <text:p>1359793</text:p>
          </table:table-cell>
          <table:table-cell office:value-type="float" office:value="1360185" calcext:value-type="float">
            <text:p>1360185</text:p>
          </table:table-cell>
          <table:table-cell table:formula="of:=[.B102]-[.A102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373265" calcext:value-type="float">
            <text:p>1373265</text:p>
          </table:table-cell>
          <table:table-cell office:value-type="float" office:value="1373649" calcext:value-type="float">
            <text:p>1373649</text:p>
          </table:table-cell>
          <table:table-cell table:formula="of:=[.B103]-[.A103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386247" calcext:value-type="float">
            <text:p>1386247</text:p>
          </table:table-cell>
          <table:table-cell office:value-type="float" office:value="1386682" calcext:value-type="float">
            <text:p>1386682</text:p>
          </table:table-cell>
          <table:table-cell table:formula="of:=[.B104]-[.A104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399296" calcext:value-type="float">
            <text:p>1399296</text:p>
          </table:table-cell>
          <table:table-cell office:value-type="float" office:value="1399751" calcext:value-type="float">
            <text:p>1399751</text:p>
          </table:table-cell>
          <table:table-cell table:formula="of:=[.B105]-[.A105]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412479" calcext:value-type="float">
            <text:p>1412479</text:p>
          </table:table-cell>
          <table:table-cell office:value-type="float" office:value="1412897" calcext:value-type="float">
            <text:p>1412897</text:p>
          </table:table-cell>
          <table:table-cell table:formula="of:=[.B106]-[.A106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425614" calcext:value-type="float">
            <text:p>1425614</text:p>
          </table:table-cell>
          <table:table-cell office:value-type="float" office:value="1426007" calcext:value-type="float">
            <text:p>1426007</text:p>
          </table:table-cell>
          <table:table-cell table:formula="of:=[.B107]-[.A107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438818" calcext:value-type="float">
            <text:p>1438818</text:p>
          </table:table-cell>
          <table:table-cell office:value-type="float" office:value="1439259" calcext:value-type="float">
            <text:p>1439259</text:p>
          </table:table-cell>
          <table:table-cell table:formula="of:=[.B108]-[.A108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1452076" calcext:value-type="float">
            <text:p>1452076</text:p>
          </table:table-cell>
          <table:table-cell office:value-type="float" office:value="1452467" calcext:value-type="float">
            <text:p>1452467</text:p>
          </table:table-cell>
          <table:table-cell table:formula="of:=[.B109]-[.A109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465340" calcext:value-type="float">
            <text:p>1465340</text:p>
          </table:table-cell>
          <table:table-cell office:value-type="float" office:value="1465808" calcext:value-type="float">
            <text:p>1465808</text:p>
          </table:table-cell>
          <table:table-cell table:formula="of:=[.B110]-[.A110]"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1478554" calcext:value-type="float">
            <text:p>1478554</text:p>
          </table:table-cell>
          <table:table-cell office:value-type="float" office:value="1478974" calcext:value-type="float">
            <text:p>1478974</text:p>
          </table:table-cell>
          <table:table-cell table:formula="of:=[.B111]-[.A11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491595" calcext:value-type="float">
            <text:p>1491595</text:p>
          </table:table-cell>
          <table:table-cell office:value-type="float" office:value="1491977" calcext:value-type="float">
            <text:p>1491977</text:p>
          </table:table-cell>
          <table:table-cell table:formula="of:=[.B112]-[.A112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504664" calcext:value-type="float">
            <text:p>1504664</text:p>
          </table:table-cell>
          <table:table-cell office:value-type="float" office:value="1505089" calcext:value-type="float">
            <text:p>1505089</text:p>
          </table:table-cell>
          <table:table-cell table:formula="of:=[.B113]-[.A113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1517710" calcext:value-type="float">
            <text:p>1517710</text:p>
          </table:table-cell>
          <table:table-cell office:value-type="float" office:value="1518113" calcext:value-type="float">
            <text:p>1518113</text:p>
          </table:table-cell>
          <table:table-cell table:formula="of:=[.B114]-[.A114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530783" calcext:value-type="float">
            <text:p>1530783</text:p>
          </table:table-cell>
          <table:table-cell office:value-type="float" office:value="1531192" calcext:value-type="float">
            <text:p>1531192</text:p>
          </table:table-cell>
          <table:table-cell table:formula="of:=[.B115]-[.A115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543885" calcext:value-type="float">
            <text:p>1543885</text:p>
          </table:table-cell>
          <table:table-cell office:value-type="float" office:value="1544265" calcext:value-type="float">
            <text:p>1544265</text:p>
          </table:table-cell>
          <table:table-cell table:formula="of:=[.B116]-[.A116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556886" calcext:value-type="float">
            <text:p>1556886</text:p>
          </table:table-cell>
          <table:table-cell office:value-type="float" office:value="1557267" calcext:value-type="float">
            <text:p>1557267</text:p>
          </table:table-cell>
          <table:table-cell table:formula="of:=[.B117]-[.A117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570174" calcext:value-type="float">
            <text:p>1570174</text:p>
          </table:table-cell>
          <table:table-cell office:value-type="float" office:value="1570584" calcext:value-type="float">
            <text:p>1570584</text:p>
          </table:table-cell>
          <table:table-cell table:formula="of:=[.B118]-[.A118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583667" calcext:value-type="float">
            <text:p>1583667</text:p>
          </table:table-cell>
          <table:table-cell office:value-type="float" office:value="1584140" calcext:value-type="float">
            <text:p>1584140</text:p>
          </table:table-cell>
          <table:table-cell table:formula="of:=[.B119]-[.A119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1596751" calcext:value-type="float">
            <text:p>1596751</text:p>
          </table:table-cell>
          <table:table-cell office:value-type="float" office:value="1597183" calcext:value-type="float">
            <text:p>1597183</text:p>
          </table:table-cell>
          <table:table-cell table:formula="of:=[.B120]-[.A120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609845" calcext:value-type="float">
            <text:p>1609845</text:p>
          </table:table-cell>
          <table:table-cell office:value-type="float" office:value="1610208" calcext:value-type="float">
            <text:p>1610208</text:p>
          </table:table-cell>
          <table:table-cell table:formula="of:=[.B121]-[.A121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622792" calcext:value-type="float">
            <text:p>1622792</text:p>
          </table:table-cell>
          <table:table-cell office:value-type="float" office:value="1623187" calcext:value-type="float">
            <text:p>1623187</text:p>
          </table:table-cell>
          <table:table-cell table:formula="of:=[.B122]-[.A122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635878" calcext:value-type="float">
            <text:p>1635878</text:p>
          </table:table-cell>
          <table:table-cell office:value-type="float" office:value="1636302" calcext:value-type="float">
            <text:p>1636302</text:p>
          </table:table-cell>
          <table:table-cell table:formula="of:=[.B123]-[.A123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649028" calcext:value-type="float">
            <text:p>1649028</text:p>
          </table:table-cell>
          <table:table-cell office:value-type="float" office:value="1649406" calcext:value-type="float">
            <text:p>1649406</text:p>
          </table:table-cell>
          <table:table-cell table:formula="of:=[.B124]-[.A124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662081" calcext:value-type="float">
            <text:p>1662081</text:p>
          </table:table-cell>
          <table:table-cell office:value-type="float" office:value="1662460" calcext:value-type="float">
            <text:p>1662460</text:p>
          </table:table-cell>
          <table:table-cell table:formula="of:=[.B125]-[.A125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675141" calcext:value-type="float">
            <text:p>1675141</text:p>
          </table:table-cell>
          <table:table-cell office:value-type="float" office:value="1675536" calcext:value-type="float">
            <text:p>1675536</text:p>
          </table:table-cell>
          <table:table-cell table:formula="of:=[.B126]-[.A126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688391" calcext:value-type="float">
            <text:p>1688391</text:p>
          </table:table-cell>
          <table:table-cell office:value-type="float" office:value="1688761" calcext:value-type="float">
            <text:p>1688761</text:p>
          </table:table-cell>
          <table:table-cell table:formula="of:=[.B127]-[.A127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1702046" calcext:value-type="float">
            <text:p>1702046</text:p>
          </table:table-cell>
          <table:table-cell office:value-type="float" office:value="1702465" calcext:value-type="float">
            <text:p>1702465</text:p>
          </table:table-cell>
          <table:table-cell table:formula="of:=[.B128]-[.A128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1715170" calcext:value-type="float">
            <text:p>1715170</text:p>
          </table:table-cell>
          <table:table-cell office:value-type="float" office:value="1715641" calcext:value-type="float">
            <text:p>1715641</text:p>
          </table:table-cell>
          <table:table-cell table:formula="of:=[.B129]-[.A129]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1728293" calcext:value-type="float">
            <text:p>1728293</text:p>
          </table:table-cell>
          <table:table-cell office:value-type="float" office:value="1728701" calcext:value-type="float">
            <text:p>1728701</text:p>
          </table:table-cell>
          <table:table-cell table:formula="of:=[.B130]-[.A130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741397" calcext:value-type="float">
            <text:p>1741397</text:p>
          </table:table-cell>
          <table:table-cell office:value-type="float" office:value="1741819" calcext:value-type="float">
            <text:p>1741819</text:p>
          </table:table-cell>
          <table:table-cell table:formula="of:=[.B131]-[.A131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754517" calcext:value-type="float">
            <text:p>1754517</text:p>
          </table:table-cell>
          <table:table-cell office:value-type="float" office:value="1754905" calcext:value-type="float">
            <text:p>1754905</text:p>
          </table:table-cell>
          <table:table-cell table:formula="of:=[.B132]-[.A132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767436" calcext:value-type="float">
            <text:p>1767436</text:p>
          </table:table-cell>
          <table:table-cell office:value-type="float" office:value="1767928" calcext:value-type="float">
            <text:p>1767928</text:p>
          </table:table-cell>
          <table:table-cell table:formula="of:=[.B133]-[.A133]"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1780524" calcext:value-type="float">
            <text:p>1780524</text:p>
          </table:table-cell>
          <table:table-cell office:value-type="float" office:value="1780913" calcext:value-type="float">
            <text:p>1780913</text:p>
          </table:table-cell>
          <table:table-cell table:formula="of:=[.B134]-[.A134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793661" calcext:value-type="float">
            <text:p>1793661</text:p>
          </table:table-cell>
          <table:table-cell office:value-type="float" office:value="1794081" calcext:value-type="float">
            <text:p>1794081</text:p>
          </table:table-cell>
          <table:table-cell table:formula="of:=[.B135]-[.A135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806841" calcext:value-type="float">
            <text:p>1806841</text:p>
          </table:table-cell>
          <table:table-cell office:value-type="float" office:value="1807248" calcext:value-type="float">
            <text:p>1807248</text:p>
          </table:table-cell>
          <table:table-cell table:formula="of:=[.B136]-[.A136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820183" calcext:value-type="float">
            <text:p>1820183</text:p>
          </table:table-cell>
          <table:table-cell office:value-type="float" office:value="1820594" calcext:value-type="float">
            <text:p>1820594</text:p>
          </table:table-cell>
          <table:table-cell table:formula="of:=[.B137]-[.A137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1833712" calcext:value-type="float">
            <text:p>1833712</text:p>
          </table:table-cell>
          <table:table-cell office:value-type="float" office:value="1834148" calcext:value-type="float">
            <text:p>1834148</text:p>
          </table:table-cell>
          <table:table-cell table:formula="of:=[.B138]-[.A138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1846935" calcext:value-type="float">
            <text:p>1846935</text:p>
          </table:table-cell>
          <table:table-cell office:value-type="float" office:value="1847361" calcext:value-type="float">
            <text:p>1847361</text:p>
          </table:table-cell>
          <table:table-cell table:formula="of:=[.B139]-[.A139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1860044" calcext:value-type="float">
            <text:p>1860044</text:p>
          </table:table-cell>
          <table:table-cell office:value-type="float" office:value="1860427" calcext:value-type="float">
            <text:p>1860427</text:p>
          </table:table-cell>
          <table:table-cell table:formula="of:=[.B140]-[.A140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873154" calcext:value-type="float">
            <text:p>1873154</text:p>
          </table:table-cell>
          <table:table-cell office:value-type="float" office:value="1873527" calcext:value-type="float">
            <text:p>1873527</text:p>
          </table:table-cell>
          <table:table-cell table:formula="of:=[.B141]-[.A141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886414" calcext:value-type="float">
            <text:p>1886414</text:p>
          </table:table-cell>
          <table:table-cell office:value-type="float" office:value="1886856" calcext:value-type="float">
            <text:p>1886856</text:p>
          </table:table-cell>
          <table:table-cell table:formula="of:=[.B142]-[.A142]"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1899628" calcext:value-type="float">
            <text:p>1899628</text:p>
          </table:table-cell>
          <table:table-cell office:value-type="float" office:value="1900050" calcext:value-type="float">
            <text:p>1900050</text:p>
          </table:table-cell>
          <table:table-cell table:formula="of:=[.B143]-[.A143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912763" calcext:value-type="float">
            <text:p>1912763</text:p>
          </table:table-cell>
          <table:table-cell office:value-type="float" office:value="1913195" calcext:value-type="float">
            <text:p>1913195</text:p>
          </table:table-cell>
          <table:table-cell table:formula="of:=[.B144]-[.A144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925913" calcext:value-type="float">
            <text:p>1925913</text:p>
          </table:table-cell>
          <table:table-cell office:value-type="float" office:value="1926318" calcext:value-type="float">
            <text:p>1926318</text:p>
          </table:table-cell>
          <table:table-cell table:formula="of:=[.B145]-[.A145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939120" calcext:value-type="float">
            <text:p>1939120</text:p>
          </table:table-cell>
          <table:table-cell office:value-type="float" office:value="1939529" calcext:value-type="float">
            <text:p>1939529</text:p>
          </table:table-cell>
          <table:table-cell table:formula="of:=[.B146]-[.A146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952561" calcext:value-type="float">
            <text:p>1952561</text:p>
          </table:table-cell>
          <table:table-cell office:value-type="float" office:value="1953006" calcext:value-type="float">
            <text:p>1953006</text:p>
          </table:table-cell>
          <table:table-cell table:formula="of:=[.B147]-[.A147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1965753" calcext:value-type="float">
            <text:p>1965753</text:p>
          </table:table-cell>
          <table:table-cell office:value-type="float" office:value="1966154" calcext:value-type="float">
            <text:p>1966154</text:p>
          </table:table-cell>
          <table:table-cell table:formula="of:=[.B148]-[.A148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978862" calcext:value-type="float">
            <text:p>1978862</text:p>
          </table:table-cell>
          <table:table-cell office:value-type="float" office:value="1979298" calcext:value-type="float">
            <text:p>1979298</text:p>
          </table:table-cell>
          <table:table-cell table:formula="of:=[.B149]-[.A149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1992024" calcext:value-type="float">
            <text:p>1992024</text:p>
          </table:table-cell>
          <table:table-cell office:value-type="float" office:value="1992406" calcext:value-type="float">
            <text:p>1992406</text:p>
          </table:table-cell>
          <table:table-cell table:formula="of:=[.B150]-[.A150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2005137" calcext:value-type="float">
            <text:p>2005137</text:p>
          </table:table-cell>
          <table:table-cell office:value-type="float" office:value="2005572" calcext:value-type="float">
            <text:p>2005572</text:p>
          </table:table-cell>
          <table:table-cell table:formula="of:=[.B151]-[.A151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2018166" calcext:value-type="float">
            <text:p>2018166</text:p>
          </table:table-cell>
          <table:table-cell office:value-type="float" office:value="2018576" calcext:value-type="float">
            <text:p>2018576</text:p>
          </table:table-cell>
          <table:table-cell table:formula="of:=[.B152]-[.A152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2031322" calcext:value-type="float">
            <text:p>2031322</text:p>
          </table:table-cell>
          <table:table-cell office:value-type="float" office:value="2031761" calcext:value-type="float">
            <text:p>2031761</text:p>
          </table:table-cell>
          <table:table-cell table:formula="of:=[.B153]-[.A153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2044427" calcext:value-type="float">
            <text:p>2044427</text:p>
          </table:table-cell>
          <table:table-cell office:value-type="float" office:value="2044828" calcext:value-type="float">
            <text:p>2044828</text:p>
          </table:table-cell>
          <table:table-cell table:formula="of:=[.B154]-[.A154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2057464" calcext:value-type="float">
            <text:p>2057464</text:p>
          </table:table-cell>
          <table:table-cell office:value-type="float" office:value="2057856" calcext:value-type="float">
            <text:p>2057856</text:p>
          </table:table-cell>
          <table:table-cell table:formula="of:=[.B155]-[.A155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070782" calcext:value-type="float">
            <text:p>2070782</text:p>
          </table:table-cell>
          <table:table-cell office:value-type="float" office:value="2071248" calcext:value-type="float">
            <text:p>2071248</text:p>
          </table:table-cell>
          <table:table-cell table:formula="of:=[.B156]-[.A156]" office:value-type="float" office:value="466" calcext:value-type="float">
            <text:p>466</text:p>
          </table:table-cell>
          <table:table-cell/>
        </table:table-row>
        <table:table-row table:style-name="ro1">
          <table:table-cell office:value-type="float" office:value="2084328" calcext:value-type="float">
            <text:p>2084328</text:p>
          </table:table-cell>
          <table:table-cell office:value-type="float" office:value="2084769" calcext:value-type="float">
            <text:p>2084769</text:p>
          </table:table-cell>
          <table:table-cell table:formula="of:=[.B157]-[.A157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2097483" calcext:value-type="float">
            <text:p>2097483</text:p>
          </table:table-cell>
          <table:table-cell office:value-type="float" office:value="2097892" calcext:value-type="float">
            <text:p>2097892</text:p>
          </table:table-cell>
          <table:table-cell table:formula="of:=[.B158]-[.A158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2110632" calcext:value-type="float">
            <text:p>2110632</text:p>
          </table:table-cell>
          <table:table-cell office:value-type="float" office:value="2111041" calcext:value-type="float">
            <text:p>2111041</text:p>
          </table:table-cell>
          <table:table-cell table:formula="of:=[.B159]-[.A159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2123729" calcext:value-type="float">
            <text:p>2123729</text:p>
          </table:table-cell>
          <table:table-cell office:value-type="float" office:value="2124168" calcext:value-type="float">
            <text:p>2124168</text:p>
          </table:table-cell>
          <table:table-cell table:formula="of:=[.B160]-[.A160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2136911" calcext:value-type="float">
            <text:p>2136911</text:p>
          </table:table-cell>
          <table:table-cell office:value-type="float" office:value="2137327" calcext:value-type="float">
            <text:p>2137327</text:p>
          </table:table-cell>
          <table:table-cell table:formula="of:=[.B161]-[.A161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150210" calcext:value-type="float">
            <text:p>2150210</text:p>
          </table:table-cell>
          <table:table-cell office:value-type="float" office:value="2150625" calcext:value-type="float">
            <text:p>2150625</text:p>
          </table:table-cell>
          <table:table-cell table:formula="of:=[.B162]-[.A162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163220" calcext:value-type="float">
            <text:p>2163220</text:p>
          </table:table-cell>
          <table:table-cell office:value-type="float" office:value="2163610" calcext:value-type="float">
            <text:p>2163610</text:p>
          </table:table-cell>
          <table:table-cell table:formula="of:=[.B163]-[.A163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2176250" calcext:value-type="float">
            <text:p>2176250</text:p>
          </table:table-cell>
          <table:table-cell office:value-type="float" office:value="2176651" calcext:value-type="float">
            <text:p>2176651</text:p>
          </table:table-cell>
          <table:table-cell table:formula="of:=[.B164]-[.A164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2189452" calcext:value-type="float">
            <text:p>2189452</text:p>
          </table:table-cell>
          <table:table-cell office:value-type="float" office:value="2189866" calcext:value-type="float">
            <text:p>2189866</text:p>
          </table:table-cell>
          <table:table-cell table:formula="of:=[.B165]-[.A165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2203059" calcext:value-type="float">
            <text:p>2203059</text:p>
          </table:table-cell>
          <table:table-cell office:value-type="float" office:value="2203521" calcext:value-type="float">
            <text:p>2203521</text:p>
          </table:table-cell>
          <table:table-cell table:formula="of:=[.B166]-[.A166]"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2216320" calcext:value-type="float">
            <text:p>2216320</text:p>
          </table:table-cell>
          <table:table-cell office:value-type="float" office:value="2216819" calcext:value-type="float">
            <text:p>2216819</text:p>
          </table:table-cell>
          <table:table-cell table:formula="of:=[.B167]-[.A167]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2229527" calcext:value-type="float">
            <text:p>2229527</text:p>
          </table:table-cell>
          <table:table-cell office:value-type="float" office:value="2229940" calcext:value-type="float">
            <text:p>2229940</text:p>
          </table:table-cell>
          <table:table-cell table:formula="of:=[.B168]-[.A168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242596" calcext:value-type="float">
            <text:p>2242596</text:p>
          </table:table-cell>
          <table:table-cell office:value-type="float" office:value="2243011" calcext:value-type="float">
            <text:p>2243011</text:p>
          </table:table-cell>
          <table:table-cell table:formula="of:=[.B169]-[.A169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255692" calcext:value-type="float">
            <text:p>2255692</text:p>
          </table:table-cell>
          <table:table-cell office:value-type="float" office:value="2256084" calcext:value-type="float">
            <text:p>2256084</text:p>
          </table:table-cell>
          <table:table-cell table:formula="of:=[.B170]-[.A170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268669" calcext:value-type="float">
            <text:p>2268669</text:p>
          </table:table-cell>
          <table:table-cell office:value-type="float" office:value="2269076" calcext:value-type="float">
            <text:p>2269076</text:p>
          </table:table-cell>
          <table:table-cell table:formula="of:=[.B171]-[.A171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281639" calcext:value-type="float">
            <text:p>2281639</text:p>
          </table:table-cell>
          <table:table-cell office:value-type="float" office:value="2282026" calcext:value-type="float">
            <text:p>2282026</text:p>
          </table:table-cell>
          <table:table-cell table:formula="of:=[.B172]-[.A172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294655" calcext:value-type="float">
            <text:p>2294655</text:p>
          </table:table-cell>
          <table:table-cell office:value-type="float" office:value="2295042" calcext:value-type="float">
            <text:p>2295042</text:p>
          </table:table-cell>
          <table:table-cell table:formula="of:=[.B173]-[.A173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307728" calcext:value-type="float">
            <text:p>2307728</text:p>
          </table:table-cell>
          <table:table-cell office:value-type="float" office:value="2308139" calcext:value-type="float">
            <text:p>2308139</text:p>
          </table:table-cell>
          <table:table-cell table:formula="of:=[.B174]-[.A174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2321045" calcext:value-type="float">
            <text:p>2321045</text:p>
          </table:table-cell>
          <table:table-cell office:value-type="float" office:value="2321485" calcext:value-type="float">
            <text:p>2321485</text:p>
          </table:table-cell>
          <table:table-cell table:formula="of:=[.B175]-[.A175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2334399" calcext:value-type="float">
            <text:p>2334399</text:p>
          </table:table-cell>
          <table:table-cell office:value-type="float" office:value="2334835" calcext:value-type="float">
            <text:p>2334835</text:p>
          </table:table-cell>
          <table:table-cell table:formula="of:=[.B176]-[.A176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2347561" calcext:value-type="float">
            <text:p>2347561</text:p>
          </table:table-cell>
          <table:table-cell office:value-type="float" office:value="2347985" calcext:value-type="float">
            <text:p>2347985</text:p>
          </table:table-cell>
          <table:table-cell table:formula="of:=[.B177]-[.A177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2360685" calcext:value-type="float">
            <text:p>2360685</text:p>
          </table:table-cell>
          <table:table-cell office:value-type="float" office:value="2361087" calcext:value-type="float">
            <text:p>2361087</text:p>
          </table:table-cell>
          <table:table-cell table:formula="of:=[.B178]-[.A178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2373774" calcext:value-type="float">
            <text:p>2373774</text:p>
          </table:table-cell>
          <table:table-cell office:value-type="float" office:value="2374220" calcext:value-type="float">
            <text:p>2374220</text:p>
          </table:table-cell>
          <table:table-cell table:formula="of:=[.B179]-[.A179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2386869" calcext:value-type="float">
            <text:p>2386869</text:p>
          </table:table-cell>
          <table:table-cell office:value-type="float" office:value="2387276" calcext:value-type="float">
            <text:p>2387276</text:p>
          </table:table-cell>
          <table:table-cell table:formula="of:=[.B180]-[.A180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400031" calcext:value-type="float">
            <text:p>2400031</text:p>
          </table:table-cell>
          <table:table-cell office:value-type="float" office:value="2400572" calcext:value-type="float">
            <text:p>2400572</text:p>
          </table:table-cell>
          <table:table-cell table:formula="of:=[.B181]-[.A181]"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float" office:value="2413204" calcext:value-type="float">
            <text:p>2413204</text:p>
          </table:table-cell>
          <table:table-cell office:value-type="float" office:value="2413627" calcext:value-type="float">
            <text:p>2413627</text:p>
          </table:table-cell>
          <table:table-cell table:formula="of:=[.B182]-[.A182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2426254" calcext:value-type="float">
            <text:p>2426254</text:p>
          </table:table-cell>
          <table:table-cell office:value-type="float" office:value="2426670" calcext:value-type="float">
            <text:p>2426670</text:p>
          </table:table-cell>
          <table:table-cell table:formula="of:=[.B183]-[.A183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439542" calcext:value-type="float">
            <text:p>2439542</text:p>
          </table:table-cell>
          <table:table-cell office:value-type="float" office:value="2439928" calcext:value-type="float">
            <text:p>2439928</text:p>
          </table:table-cell>
          <table:table-cell table:formula="of:=[.B184]-[.A184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2452892" calcext:value-type="float">
            <text:p>2452892</text:p>
          </table:table-cell>
          <table:table-cell office:value-type="float" office:value="2453376" calcext:value-type="float">
            <text:p>2453376</text:p>
          </table:table-cell>
          <table:table-cell table:formula="of:=[.B185]-[.A185]"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2466145" calcext:value-type="float">
            <text:p>2466145</text:p>
          </table:table-cell>
          <table:table-cell office:value-type="float" office:value="2466560" calcext:value-type="float">
            <text:p>2466560</text:p>
          </table:table-cell>
          <table:table-cell table:formula="of:=[.B186]-[.A186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479194" calcext:value-type="float">
            <text:p>2479194</text:p>
          </table:table-cell>
          <table:table-cell office:value-type="float" office:value="2479622" calcext:value-type="float">
            <text:p>2479622</text:p>
          </table:table-cell>
          <table:table-cell table:formula="of:=[.B187]-[.A187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2492340" calcext:value-type="float">
            <text:p>2492340</text:p>
          </table:table-cell>
          <table:table-cell office:value-type="float" office:value="2492747" calcext:value-type="float">
            <text:p>2492747</text:p>
          </table:table-cell>
          <table:table-cell table:formula="of:=[.B188]-[.A188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505481" calcext:value-type="float">
            <text:p>2505481</text:p>
          </table:table-cell>
          <table:table-cell office:value-type="float" office:value="2505965" calcext:value-type="float">
            <text:p>2505965</text:p>
          </table:table-cell>
          <table:table-cell table:formula="of:=[.B189]-[.A189]"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2518565" calcext:value-type="float">
            <text:p>2518565</text:p>
          </table:table-cell>
          <table:table-cell office:value-type="float" office:value="2518973" calcext:value-type="float">
            <text:p>2518973</text:p>
          </table:table-cell>
          <table:table-cell table:formula="of:=[.B190]-[.A190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2531585" calcext:value-type="float">
            <text:p>2531585</text:p>
          </table:table-cell>
          <table:table-cell office:value-type="float" office:value="2532041" calcext:value-type="float">
            <text:p>2532041</text:p>
          </table:table-cell>
          <table:table-cell table:formula="of:=[.B191]-[.A191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2544740" calcext:value-type="float">
            <text:p>2544740</text:p>
          </table:table-cell>
          <table:table-cell office:value-type="float" office:value="2545174" calcext:value-type="float">
            <text:p>2545174</text:p>
          </table:table-cell>
          <table:table-cell table:formula="of:=[.B192]-[.A192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2557788" calcext:value-type="float">
            <text:p>2557788</text:p>
          </table:table-cell>
          <table:table-cell office:value-type="float" office:value="2558160" calcext:value-type="float">
            <text:p>2558160</text:p>
          </table:table-cell>
          <table:table-cell table:formula="of:=[.B193]-[.A193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2571143" calcext:value-type="float">
            <text:p>2571143</text:p>
          </table:table-cell>
          <table:table-cell office:value-type="float" office:value="2571618" calcext:value-type="float">
            <text:p>2571618</text:p>
          </table:table-cell>
          <table:table-cell table:formula="of:=[.B194]-[.A194]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2584630" calcext:value-type="float">
            <text:p>2584630</text:p>
          </table:table-cell>
          <table:table-cell office:value-type="float" office:value="2585090" calcext:value-type="float">
            <text:p>2585090</text:p>
          </table:table-cell>
          <table:table-cell table:formula="of:=[.B195]-[.A195]"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2597820" calcext:value-type="float">
            <text:p>2597820</text:p>
          </table:table-cell>
          <table:table-cell office:value-type="float" office:value="2598220" calcext:value-type="float">
            <text:p>2598220</text:p>
          </table:table-cell>
          <table:table-cell table:formula="of:=[.B196]-[.A19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610936" calcext:value-type="float">
            <text:p>2610936</text:p>
          </table:table-cell>
          <table:table-cell office:value-type="float" office:value="2611353" calcext:value-type="float">
            <text:p>2611353</text:p>
          </table:table-cell>
          <table:table-cell table:formula="of:=[.B197]-[.A197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2624052" calcext:value-type="float">
            <text:p>2624052</text:p>
          </table:table-cell>
          <table:table-cell office:value-type="float" office:value="2624456" calcext:value-type="float">
            <text:p>2624456</text:p>
          </table:table-cell>
          <table:table-cell table:formula="of:=[.B198]-[.A198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2637087" calcext:value-type="float">
            <text:p>2637087</text:p>
          </table:table-cell>
          <table:table-cell office:value-type="float" office:value="2637510" calcext:value-type="float">
            <text:p>2637510</text:p>
          </table:table-cell>
          <table:table-cell table:formula="of:=[.B199]-[.A199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2650216" calcext:value-type="float">
            <text:p>2650216</text:p>
          </table:table-cell>
          <table:table-cell office:value-type="float" office:value="2650618" calcext:value-type="float">
            <text:p>2650618</text:p>
          </table:table-cell>
          <table:table-cell table:formula="of:=[.B200]-[.A200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2663272" calcext:value-type="float">
            <text:p>2663272</text:p>
          </table:table-cell>
          <table:table-cell office:value-type="float" office:value="2663667" calcext:value-type="float">
            <text:p>2663667</text:p>
          </table:table-cell>
          <table:table-cell table:formula="of:=[.B201]-[.A201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2676311" calcext:value-type="float">
            <text:p>2676311</text:p>
          </table:table-cell>
          <table:table-cell office:value-type="float" office:value="2676688" calcext:value-type="float">
            <text:p>2676688</text:p>
          </table:table-cell>
          <table:table-cell table:formula="of:=[.B202]-[.A202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2689455" calcext:value-type="float">
            <text:p>2689455</text:p>
          </table:table-cell>
          <table:table-cell office:value-type="float" office:value="2689868" calcext:value-type="float">
            <text:p>2689868</text:p>
          </table:table-cell>
          <table:table-cell table:formula="of:=[.B203]-[.A203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702921" calcext:value-type="float">
            <text:p>2702921</text:p>
          </table:table-cell>
          <table:table-cell office:value-type="float" office:value="2703357" calcext:value-type="float">
            <text:p>2703357</text:p>
          </table:table-cell>
          <table:table-cell table:formula="of:=[.B204]-[.A204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2716215" calcext:value-type="float">
            <text:p>2716215</text:p>
          </table:table-cell>
          <table:table-cell office:value-type="float" office:value="2716651" calcext:value-type="float">
            <text:p>2716651</text:p>
          </table:table-cell>
          <table:table-cell table:formula="of:=[.B205]-[.A205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2729445" calcext:value-type="float">
            <text:p>2729445</text:p>
          </table:table-cell>
          <table:table-cell office:value-type="float" office:value="2729880" calcext:value-type="float">
            <text:p>2729880</text:p>
          </table:table-cell>
          <table:table-cell table:formula="of:=[.B206]-[.A206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2742592" calcext:value-type="float">
            <text:p>2742592</text:p>
          </table:table-cell>
          <table:table-cell office:value-type="float" office:value="2743007" calcext:value-type="float">
            <text:p>2743007</text:p>
          </table:table-cell>
          <table:table-cell table:formula="of:=[.B207]-[.A207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755653" calcext:value-type="float">
            <text:p>2755653</text:p>
          </table:table-cell>
          <table:table-cell office:value-type="float" office:value="2756056" calcext:value-type="float">
            <text:p>2756056</text:p>
          </table:table-cell>
          <table:table-cell table:formula="of:=[.B208]-[.A208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2768760" calcext:value-type="float">
            <text:p>2768760</text:p>
          </table:table-cell>
          <table:table-cell office:value-type="float" office:value="2769153" calcext:value-type="float">
            <text:p>2769153</text:p>
          </table:table-cell>
          <table:table-cell table:formula="of:=[.B209]-[.A209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2781830" calcext:value-type="float">
            <text:p>2781830</text:p>
          </table:table-cell>
          <table:table-cell office:value-type="float" office:value="2782224" calcext:value-type="float">
            <text:p>2782224</text:p>
          </table:table-cell>
          <table:table-cell table:formula="of:=[.B210]-[.A210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2794900" calcext:value-type="float">
            <text:p>2794900</text:p>
          </table:table-cell>
          <table:table-cell office:value-type="float" office:value="2795282" calcext:value-type="float">
            <text:p>2795282</text:p>
          </table:table-cell>
          <table:table-cell table:formula="of:=[.B211]-[.A211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2807787" calcext:value-type="float">
            <text:p>2807787</text:p>
          </table:table-cell>
          <table:table-cell office:value-type="float" office:value="2808165" calcext:value-type="float">
            <text:p>2808165</text:p>
          </table:table-cell>
          <table:table-cell table:formula="of:=[.B212]-[.A212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2820905" calcext:value-type="float">
            <text:p>2820905</text:p>
          </table:table-cell>
          <table:table-cell office:value-type="float" office:value="2821330" calcext:value-type="float">
            <text:p>2821330</text:p>
          </table:table-cell>
          <table:table-cell table:formula="of:=[.B213]-[.A213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2834341" calcext:value-type="float">
            <text:p>2834341</text:p>
          </table:table-cell>
          <table:table-cell office:value-type="float" office:value="2834824" calcext:value-type="float">
            <text:p>2834824</text:p>
          </table:table-cell>
          <table:table-cell table:formula="of:=[.B214]-[.A214]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2847491" calcext:value-type="float">
            <text:p>2847491</text:p>
          </table:table-cell>
          <table:table-cell office:value-type="float" office:value="2847895" calcext:value-type="float">
            <text:p>2847895</text:p>
          </table:table-cell>
          <table:table-cell table:formula="of:=[.B215]-[.A215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2860596" calcext:value-type="float">
            <text:p>2860596</text:p>
          </table:table-cell>
          <table:table-cell office:value-type="float" office:value="2861045" calcext:value-type="float">
            <text:p>2861045</text:p>
          </table:table-cell>
          <table:table-cell table:formula="of:=[.B216]-[.A216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2873730" calcext:value-type="float">
            <text:p>2873730</text:p>
          </table:table-cell>
          <table:table-cell office:value-type="float" office:value="2874117" calcext:value-type="float">
            <text:p>2874117</text:p>
          </table:table-cell>
          <table:table-cell table:formula="of:=[.B217]-[.A217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886794" calcext:value-type="float">
            <text:p>2886794</text:p>
          </table:table-cell>
          <table:table-cell office:value-type="float" office:value="2887192" calcext:value-type="float">
            <text:p>2887192</text:p>
          </table:table-cell>
          <table:table-cell table:formula="of:=[.B218]-[.A218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2899901" calcext:value-type="float">
            <text:p>2899901</text:p>
          </table:table-cell>
          <table:table-cell office:value-type="float" office:value="2900291" calcext:value-type="float">
            <text:p>2900291</text:p>
          </table:table-cell>
          <table:table-cell table:formula="of:=[.B219]-[.A21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2912936" calcext:value-type="float">
            <text:p>2912936</text:p>
          </table:table-cell>
          <table:table-cell office:value-type="float" office:value="2913319" calcext:value-type="float">
            <text:p>2913319</text:p>
          </table:table-cell>
          <table:table-cell table:formula="of:=[.B220]-[.A220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2925967" calcext:value-type="float">
            <text:p>2925967</text:p>
          </table:table-cell>
          <table:table-cell office:value-type="float" office:value="2926398" calcext:value-type="float">
            <text:p>2926398</text:p>
          </table:table-cell>
          <table:table-cell table:formula="of:=[.B221]-[.A221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2939166" calcext:value-type="float">
            <text:p>2939166</text:p>
          </table:table-cell>
          <table:table-cell office:value-type="float" office:value="2939576" calcext:value-type="float">
            <text:p>2939576</text:p>
          </table:table-cell>
          <table:table-cell table:formula="of:=[.B222]-[.A222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2952815" calcext:value-type="float">
            <text:p>2952815</text:p>
          </table:table-cell>
          <table:table-cell office:value-type="float" office:value="2953210" calcext:value-type="float">
            <text:p>2953210</text:p>
          </table:table-cell>
          <table:table-cell table:formula="of:=[.B223]-[.A223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2965950" calcext:value-type="float">
            <text:p>2965950</text:p>
          </table:table-cell>
          <table:table-cell office:value-type="float" office:value="2966392" calcext:value-type="float">
            <text:p>2966392</text:p>
          </table:table-cell>
          <table:table-cell table:formula="of:=[.B224]-[.A224]"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2979050" calcext:value-type="float">
            <text:p>2979050</text:p>
          </table:table-cell>
          <table:table-cell office:value-type="float" office:value="2979462" calcext:value-type="float">
            <text:p>2979462</text:p>
          </table:table-cell>
          <table:table-cell table:formula="of:=[.B225]-[.A225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2992110" calcext:value-type="float">
            <text:p>2992110</text:p>
          </table:table-cell>
          <table:table-cell office:value-type="float" office:value="2992503" calcext:value-type="float">
            <text:p>2992503</text:p>
          </table:table-cell>
          <table:table-cell table:formula="of:=[.B226]-[.A226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005236" calcext:value-type="float">
            <text:p>3005236</text:p>
          </table:table-cell>
          <table:table-cell office:value-type="float" office:value="3005622" calcext:value-type="float">
            <text:p>3005622</text:p>
          </table:table-cell>
          <table:table-cell table:formula="of:=[.B227]-[.A227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018296" calcext:value-type="float">
            <text:p>3018296</text:p>
          </table:table-cell>
          <table:table-cell office:value-type="float" office:value="3018696" calcext:value-type="float">
            <text:p>3018696</text:p>
          </table:table-cell>
          <table:table-cell table:formula="of:=[.B228]-[.A22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031318" calcext:value-type="float">
            <text:p>3031318</text:p>
          </table:table-cell>
          <table:table-cell office:value-type="float" office:value="3031720" calcext:value-type="float">
            <text:p>3031720</text:p>
          </table:table-cell>
          <table:table-cell table:formula="of:=[.B229]-[.A229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044314" calcext:value-type="float">
            <text:p>3044314</text:p>
          </table:table-cell>
          <table:table-cell office:value-type="float" office:value="3044685" calcext:value-type="float">
            <text:p>3044685</text:p>
          </table:table-cell>
          <table:table-cell table:formula="of:=[.B230]-[.A230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057363" calcext:value-type="float">
            <text:p>3057363</text:p>
          </table:table-cell>
          <table:table-cell office:value-type="float" office:value="3057731" calcext:value-type="float">
            <text:p>3057731</text:p>
          </table:table-cell>
          <table:table-cell table:formula="of:=[.B231]-[.A231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070902" calcext:value-type="float">
            <text:p>3070902</text:p>
          </table:table-cell>
          <table:table-cell office:value-type="float" office:value="3071322" calcext:value-type="float">
            <text:p>3071322</text:p>
          </table:table-cell>
          <table:table-cell table:formula="of:=[.B232]-[.A23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3084354" calcext:value-type="float">
            <text:p>3084354</text:p>
          </table:table-cell>
          <table:table-cell office:value-type="float" office:value="3084884" calcext:value-type="float">
            <text:p>3084884</text:p>
          </table:table-cell>
          <table:table-cell table:formula="of:=[.B233]-[.A233]"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3097595" calcext:value-type="float">
            <text:p>3097595</text:p>
          </table:table-cell>
          <table:table-cell office:value-type="float" office:value="3097993" calcext:value-type="float">
            <text:p>3097993</text:p>
          </table:table-cell>
          <table:table-cell table:formula="of:=[.B234]-[.A234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110765" calcext:value-type="float">
            <text:p>3110765</text:p>
          </table:table-cell>
          <table:table-cell office:value-type="float" office:value="3111145" calcext:value-type="float">
            <text:p>3111145</text:p>
          </table:table-cell>
          <table:table-cell table:formula="of:=[.B235]-[.A235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123833" calcext:value-type="float">
            <text:p>3123833</text:p>
          </table:table-cell>
          <table:table-cell office:value-type="float" office:value="3124233" calcext:value-type="float">
            <text:p>3124233</text:p>
          </table:table-cell>
          <table:table-cell table:formula="of:=[.B236]-[.A23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137100" calcext:value-type="float">
            <text:p>3137100</text:p>
          </table:table-cell>
          <table:table-cell office:value-type="float" office:value="3137536" calcext:value-type="float">
            <text:p>3137536</text:p>
          </table:table-cell>
          <table:table-cell table:formula="of:=[.B237]-[.A237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3150225" calcext:value-type="float">
            <text:p>3150225</text:p>
          </table:table-cell>
          <table:table-cell office:value-type="float" office:value="3150626" calcext:value-type="float">
            <text:p>3150626</text:p>
          </table:table-cell>
          <table:table-cell table:formula="of:=[.B238]-[.A238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3163280" calcext:value-type="float">
            <text:p>3163280</text:p>
          </table:table-cell>
          <table:table-cell office:value-type="float" office:value="3163708" calcext:value-type="float">
            <text:p>3163708</text:p>
          </table:table-cell>
          <table:table-cell table:formula="of:=[.B239]-[.A239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3176807" calcext:value-type="float">
            <text:p>3176807</text:p>
          </table:table-cell>
          <table:table-cell office:value-type="float" office:value="3177253" calcext:value-type="float">
            <text:p>3177253</text:p>
          </table:table-cell>
          <table:table-cell table:formula="of:=[.B240]-[.A240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3190267" calcext:value-type="float">
            <text:p>3190267</text:p>
          </table:table-cell>
          <table:table-cell office:value-type="float" office:value="3190642" calcext:value-type="float">
            <text:p>3190642</text:p>
          </table:table-cell>
          <table:table-cell table:formula="of:=[.B241]-[.A241]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3204027" calcext:value-type="float">
            <text:p>3204027</text:p>
          </table:table-cell>
          <table:table-cell office:value-type="float" office:value="3204415" calcext:value-type="float">
            <text:p>3204415</text:p>
          </table:table-cell>
          <table:table-cell table:formula="of:=[.B242]-[.A242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217094" calcext:value-type="float">
            <text:p>3217094</text:p>
          </table:table-cell>
          <table:table-cell office:value-type="float" office:value="3217505" calcext:value-type="float">
            <text:p>3217505</text:p>
          </table:table-cell>
          <table:table-cell table:formula="of:=[.B243]-[.A243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3230186" calcext:value-type="float">
            <text:p>3230186</text:p>
          </table:table-cell>
          <table:table-cell office:value-type="float" office:value="3230559" calcext:value-type="float">
            <text:p>3230559</text:p>
          </table:table-cell>
          <table:table-cell table:formula="of:=[.B244]-[.A244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243192" calcext:value-type="float">
            <text:p>3243192</text:p>
          </table:table-cell>
          <table:table-cell office:value-type="float" office:value="3243575" calcext:value-type="float">
            <text:p>3243575</text:p>
          </table:table-cell>
          <table:table-cell table:formula="of:=[.B245]-[.A245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3256299" calcext:value-type="float">
            <text:p>3256299</text:p>
          </table:table-cell>
          <table:table-cell office:value-type="float" office:value="3256704" calcext:value-type="float">
            <text:p>3256704</text:p>
          </table:table-cell>
          <table:table-cell table:formula="of:=[.B246]-[.A246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3269358" calcext:value-type="float">
            <text:p>3269358</text:p>
          </table:table-cell>
          <table:table-cell office:value-type="float" office:value="3269737" calcext:value-type="float">
            <text:p>3269737</text:p>
          </table:table-cell>
          <table:table-cell table:formula="of:=[.B247]-[.A247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3282407" calcext:value-type="float">
            <text:p>3282407</text:p>
          </table:table-cell>
          <table:table-cell office:value-type="float" office:value="3282817" calcext:value-type="float">
            <text:p>3282817</text:p>
          </table:table-cell>
          <table:table-cell table:formula="of:=[.B248]-[.A248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3295549" calcext:value-type="float">
            <text:p>3295549</text:p>
          </table:table-cell>
          <table:table-cell office:value-type="float" office:value="3295933" calcext:value-type="float">
            <text:p>3295933</text:p>
          </table:table-cell>
          <table:table-cell table:formula="of:=[.B249]-[.A249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3308661" calcext:value-type="float">
            <text:p>3308661</text:p>
          </table:table-cell>
          <table:table-cell office:value-type="float" office:value="3309030" calcext:value-type="float">
            <text:p>3309030</text:p>
          </table:table-cell>
          <table:table-cell table:formula="of:=[.B250]-[.A250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321870" calcext:value-type="float">
            <text:p>3321870</text:p>
          </table:table-cell>
          <table:table-cell office:value-type="float" office:value="3322232" calcext:value-type="float">
            <text:p>3322232</text:p>
          </table:table-cell>
          <table:table-cell table:formula="of:=[.B251]-[.A251]"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3335553" calcext:value-type="float">
            <text:p>3335553</text:p>
          </table:table-cell>
          <table:table-cell office:value-type="float" office:value="3335992" calcext:value-type="float">
            <text:p>3335992</text:p>
          </table:table-cell>
          <table:table-cell table:formula="of:=[.B252]-[.A252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348577" calcext:value-type="float">
            <text:p>3348577</text:p>
          </table:table-cell>
          <table:table-cell office:value-type="float" office:value="3348977" calcext:value-type="float">
            <text:p>3348977</text:p>
          </table:table-cell>
          <table:table-cell table:formula="of:=[.B253]-[.A25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361587" calcext:value-type="float">
            <text:p>3361587</text:p>
          </table:table-cell>
          <table:table-cell office:value-type="float" office:value="3361994" calcext:value-type="float">
            <text:p>3361994</text:p>
          </table:table-cell>
          <table:table-cell table:formula="of:=[.B254]-[.A254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3374742" calcext:value-type="float">
            <text:p>3374742</text:p>
          </table:table-cell>
          <table:table-cell office:value-type="float" office:value="3375151" calcext:value-type="float">
            <text:p>3375151</text:p>
          </table:table-cell>
          <table:table-cell table:formula="of:=[.B255]-[.A255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3387842" calcext:value-type="float">
            <text:p>3387842</text:p>
          </table:table-cell>
          <table:table-cell office:value-type="float" office:value="3388237" calcext:value-type="float">
            <text:p>3388237</text:p>
          </table:table-cell>
          <table:table-cell table:formula="of:=[.B256]-[.A256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401026" calcext:value-type="float">
            <text:p>3401026</text:p>
          </table:table-cell>
          <table:table-cell office:value-type="float" office:value="3401410" calcext:value-type="float">
            <text:p>3401410</text:p>
          </table:table-cell>
          <table:table-cell table:formula="of:=[.B257]-[.A257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3414103" calcext:value-type="float">
            <text:p>3414103</text:p>
          </table:table-cell>
          <table:table-cell office:value-type="float" office:value="3414504" calcext:value-type="float">
            <text:p>3414504</text:p>
          </table:table-cell>
          <table:table-cell table:formula="of:=[.B258]-[.A258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3427164" calcext:value-type="float">
            <text:p>3427164</text:p>
          </table:table-cell>
          <table:table-cell office:value-type="float" office:value="3427552" calcext:value-type="float">
            <text:p>3427552</text:p>
          </table:table-cell>
          <table:table-cell table:formula="of:=[.B259]-[.A25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440409" calcext:value-type="float">
            <text:p>3440409</text:p>
          </table:table-cell>
          <table:table-cell office:value-type="float" office:value="3440828" calcext:value-type="float">
            <text:p>3440828</text:p>
          </table:table-cell>
          <table:table-cell table:formula="of:=[.B260]-[.A260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3453877" calcext:value-type="float">
            <text:p>3453877</text:p>
          </table:table-cell>
          <table:table-cell office:value-type="float" office:value="3454349" calcext:value-type="float">
            <text:p>3454349</text:p>
          </table:table-cell>
          <table:table-cell table:formula="of:=[.B261]-[.A261]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3467267" calcext:value-type="float">
            <text:p>3467267</text:p>
          </table:table-cell>
          <table:table-cell office:value-type="float" office:value="3467667" calcext:value-type="float">
            <text:p>3467667</text:p>
          </table:table-cell>
          <table:table-cell table:formula="of:=[.B262]-[.A26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480376" calcext:value-type="float">
            <text:p>3480376</text:p>
          </table:table-cell>
          <table:table-cell office:value-type="float" office:value="3480763" calcext:value-type="float">
            <text:p>3480763</text:p>
          </table:table-cell>
          <table:table-cell table:formula="of:=[.B263]-[.A263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3493417" calcext:value-type="float">
            <text:p>3493417</text:p>
          </table:table-cell>
          <table:table-cell office:value-type="float" office:value="3493832" calcext:value-type="float">
            <text:p>3493832</text:p>
          </table:table-cell>
          <table:table-cell table:formula="of:=[.B264]-[.A264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3506500" calcext:value-type="float">
            <text:p>3506500</text:p>
          </table:table-cell>
          <table:table-cell office:value-type="float" office:value="3506902" calcext:value-type="float">
            <text:p>3506902</text:p>
          </table:table-cell>
          <table:table-cell table:formula="of:=[.B265]-[.A265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519609" calcext:value-type="float">
            <text:p>3519609</text:p>
          </table:table-cell>
          <table:table-cell office:value-type="float" office:value="3520011" calcext:value-type="float">
            <text:p>3520011</text:p>
          </table:table-cell>
          <table:table-cell table:formula="of:=[.B266]-[.A266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532761" calcext:value-type="float">
            <text:p>3532761</text:p>
          </table:table-cell>
          <table:table-cell office:value-type="float" office:value="3533150" calcext:value-type="float">
            <text:p>3533150</text:p>
          </table:table-cell>
          <table:table-cell table:formula="of:=[.B267]-[.A267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545882" calcext:value-type="float">
            <text:p>3545882</text:p>
          </table:table-cell>
          <table:table-cell office:value-type="float" office:value="3546264" calcext:value-type="float">
            <text:p>3546264</text:p>
          </table:table-cell>
          <table:table-cell table:formula="of:=[.B268]-[.A268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3559105" calcext:value-type="float">
            <text:p>3559105</text:p>
          </table:table-cell>
          <table:table-cell office:value-type="float" office:value="3559507" calcext:value-type="float">
            <text:p>3559507</text:p>
          </table:table-cell>
          <table:table-cell table:formula="of:=[.B269]-[.A269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572463" calcext:value-type="float">
            <text:p>3572463</text:p>
          </table:table-cell>
          <table:table-cell office:value-type="float" office:value="3572886" calcext:value-type="float">
            <text:p>3572886</text:p>
          </table:table-cell>
          <table:table-cell table:formula="of:=[.B270]-[.A270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3585769" calcext:value-type="float">
            <text:p>3585769</text:p>
          </table:table-cell>
          <table:table-cell office:value-type="float" office:value="3586213" calcext:value-type="float">
            <text:p>3586213</text:p>
          </table:table-cell>
          <table:table-cell table:formula="of:=[.B271]-[.A271]"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3598975" calcext:value-type="float">
            <text:p>3598975</text:p>
          </table:table-cell>
          <table:table-cell office:value-type="float" office:value="3599408" calcext:value-type="float">
            <text:p>3599408</text:p>
          </table:table-cell>
          <table:table-cell table:formula="of:=[.B272]-[.A272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3612135" calcext:value-type="float">
            <text:p>3612135</text:p>
          </table:table-cell>
          <table:table-cell office:value-type="float" office:value="3612532" calcext:value-type="float">
            <text:p>3612532</text:p>
          </table:table-cell>
          <table:table-cell table:formula="of:=[.B273]-[.A273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3625228" calcext:value-type="float">
            <text:p>3625228</text:p>
          </table:table-cell>
          <table:table-cell office:value-type="float" office:value="3625665" calcext:value-type="float">
            <text:p>3625665</text:p>
          </table:table-cell>
          <table:table-cell table:formula="of:=[.B274]-[.A274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3638350" calcext:value-type="float">
            <text:p>3638350</text:p>
          </table:table-cell>
          <table:table-cell office:value-type="float" office:value="3638759" calcext:value-type="float">
            <text:p>3638759</text:p>
          </table:table-cell>
          <table:table-cell table:formula="of:=[.B275]-[.A275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3651437" calcext:value-type="float">
            <text:p>3651437</text:p>
          </table:table-cell>
          <table:table-cell office:value-type="float" office:value="3651815" calcext:value-type="float">
            <text:p>3651815</text:p>
          </table:table-cell>
          <table:table-cell table:formula="of:=[.B276]-[.A276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664500" calcext:value-type="float">
            <text:p>3664500</text:p>
          </table:table-cell>
          <table:table-cell office:value-type="float" office:value="3664886" calcext:value-type="float">
            <text:p>3664886</text:p>
          </table:table-cell>
          <table:table-cell table:formula="of:=[.B277]-[.A277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677572" calcext:value-type="float">
            <text:p>3677572</text:p>
          </table:table-cell>
          <table:table-cell office:value-type="float" office:value="3678001" calcext:value-type="float">
            <text:p>3678001</text:p>
          </table:table-cell>
          <table:table-cell table:formula="of:=[.B278]-[.A278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3690692" calcext:value-type="float">
            <text:p>3690692</text:p>
          </table:table-cell>
          <table:table-cell office:value-type="float" office:value="3691185" calcext:value-type="float">
            <text:p>3691185</text:p>
          </table:table-cell>
          <table:table-cell table:formula="of:=[.B279]-[.A279]"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3704128" calcext:value-type="float">
            <text:p>3704128</text:p>
          </table:table-cell>
          <table:table-cell office:value-type="float" office:value="3704555" calcext:value-type="float">
            <text:p>3704555</text:p>
          </table:table-cell>
          <table:table-cell table:formula="of:=[.B280]-[.A280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3717492" calcext:value-type="float">
            <text:p>3717492</text:p>
          </table:table-cell>
          <table:table-cell office:value-type="float" office:value="3717911" calcext:value-type="float">
            <text:p>3717911</text:p>
          </table:table-cell>
          <table:table-cell table:formula="of:=[.B281]-[.A281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3730742" calcext:value-type="float">
            <text:p>3730742</text:p>
          </table:table-cell>
          <table:table-cell office:value-type="float" office:value="3731135" calcext:value-type="float">
            <text:p>3731135</text:p>
          </table:table-cell>
          <table:table-cell table:formula="of:=[.B282]-[.A282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743785" calcext:value-type="float">
            <text:p>3743785</text:p>
          </table:table-cell>
          <table:table-cell office:value-type="float" office:value="3744184" calcext:value-type="float">
            <text:p>3744184</text:p>
          </table:table-cell>
          <table:table-cell table:formula="of:=[.B283]-[.A283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757070" calcext:value-type="float">
            <text:p>3757070</text:p>
          </table:table-cell>
          <table:table-cell office:value-type="float" office:value="3757469" calcext:value-type="float">
            <text:p>3757469</text:p>
          </table:table-cell>
          <table:table-cell table:formula="of:=[.B284]-[.A28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770548" calcext:value-type="float">
            <text:p>3770548</text:p>
          </table:table-cell>
          <table:table-cell office:value-type="float" office:value="3770973" calcext:value-type="float">
            <text:p>3770973</text:p>
          </table:table-cell>
          <table:table-cell table:formula="of:=[.B285]-[.A285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783602" calcext:value-type="float">
            <text:p>3783602</text:p>
          </table:table-cell>
          <table:table-cell office:value-type="float" office:value="3784003" calcext:value-type="float">
            <text:p>3784003</text:p>
          </table:table-cell>
          <table:table-cell table:formula="of:=[.B286]-[.A286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3796590" calcext:value-type="float">
            <text:p>3796590</text:p>
          </table:table-cell>
          <table:table-cell office:value-type="float" office:value="3797015" calcext:value-type="float">
            <text:p>3797015</text:p>
          </table:table-cell>
          <table:table-cell table:formula="of:=[.B287]-[.A287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809674" calcext:value-type="float">
            <text:p>3809674</text:p>
          </table:table-cell>
          <table:table-cell office:value-type="float" office:value="3810002" calcext:value-type="float">
            <text:p>3810002</text:p>
          </table:table-cell>
          <table:table-cell table:formula="of:=[.B288]-[.A288]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3823224" calcext:value-type="float">
            <text:p>3823224</text:p>
          </table:table-cell>
          <table:table-cell office:value-type="float" office:value="3823645" calcext:value-type="float">
            <text:p>3823645</text:p>
          </table:table-cell>
          <table:table-cell table:formula="of:=[.B289]-[.A289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3836555" calcext:value-type="float">
            <text:p>3836555</text:p>
          </table:table-cell>
          <table:table-cell office:value-type="float" office:value="3837006" calcext:value-type="float">
            <text:p>3837006</text:p>
          </table:table-cell>
          <table:table-cell table:formula="of:=[.B290]-[.A290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3849665" calcext:value-type="float">
            <text:p>3849665</text:p>
          </table:table-cell>
          <table:table-cell office:value-type="float" office:value="3850076" calcext:value-type="float">
            <text:p>3850076</text:p>
          </table:table-cell>
          <table:table-cell table:formula="of:=[.B291]-[.A291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3862863" calcext:value-type="float">
            <text:p>3862863</text:p>
          </table:table-cell>
          <table:table-cell office:value-type="float" office:value="3863276" calcext:value-type="float">
            <text:p>3863276</text:p>
          </table:table-cell>
          <table:table-cell table:formula="of:=[.B292]-[.A292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3876010" calcext:value-type="float">
            <text:p>3876010</text:p>
          </table:table-cell>
          <table:table-cell office:value-type="float" office:value="3876412" calcext:value-type="float">
            <text:p>3876412</text:p>
          </table:table-cell>
          <table:table-cell table:formula="of:=[.B293]-[.A293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889134" calcext:value-type="float">
            <text:p>3889134</text:p>
          </table:table-cell>
          <table:table-cell office:value-type="float" office:value="3889522" calcext:value-type="float">
            <text:p>3889522</text:p>
          </table:table-cell>
          <table:table-cell table:formula="of:=[.B294]-[.A294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902133" calcext:value-type="float">
            <text:p>3902133</text:p>
          </table:table-cell>
          <table:table-cell office:value-type="float" office:value="3902525" calcext:value-type="float">
            <text:p>3902525</text:p>
          </table:table-cell>
          <table:table-cell table:formula="of:=[.B295]-[.A295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3915102" calcext:value-type="float">
            <text:p>3915102</text:p>
          </table:table-cell>
          <table:table-cell office:value-type="float" office:value="3915506" calcext:value-type="float">
            <text:p>3915506</text:p>
          </table:table-cell>
          <table:table-cell table:formula="of:=[.B296]-[.A29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3928190" calcext:value-type="float">
            <text:p>3928190</text:p>
          </table:table-cell>
          <table:table-cell office:value-type="float" office:value="3928592" calcext:value-type="float">
            <text:p>3928592</text:p>
          </table:table-cell>
          <table:table-cell table:formula="of:=[.B297]-[.A297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941424" calcext:value-type="float">
            <text:p>3941424</text:p>
          </table:table-cell>
          <table:table-cell office:value-type="float" office:value="3941835" calcext:value-type="float">
            <text:p>3941835</text:p>
          </table:table-cell>
          <table:table-cell table:formula="of:=[.B298]-[.A298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3954787" calcext:value-type="float">
            <text:p>3954787</text:p>
          </table:table-cell>
          <table:table-cell office:value-type="float" office:value="3955159" calcext:value-type="float">
            <text:p>3955159</text:p>
          </table:table-cell>
          <table:table-cell table:formula="of:=[.B299]-[.A299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968343" calcext:value-type="float">
            <text:p>3968343</text:p>
          </table:table-cell>
          <table:table-cell office:value-type="float" office:value="3968780" calcext:value-type="float">
            <text:p>3968780</text:p>
          </table:table-cell>
          <table:table-cell table:formula="of:=[.B300]-[.A300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3981489" calcext:value-type="float">
            <text:p>3981489</text:p>
          </table:table-cell>
          <table:table-cell office:value-type="float" office:value="3981910" calcext:value-type="float">
            <text:p>3981910</text:p>
          </table:table-cell>
          <table:table-cell table:formula="of:=[.B301]-[.A301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3994529" calcext:value-type="float">
            <text:p>3994529</text:p>
          </table:table-cell>
          <table:table-cell office:value-type="float" office:value="3994893" calcext:value-type="float">
            <text:p>3994893</text:p>
          </table:table-cell>
          <table:table-cell table:formula="of:=[.B302]-[.A302]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4007447" calcext:value-type="float">
            <text:p>4007447</text:p>
          </table:table-cell>
          <table:table-cell office:value-type="float" office:value="4007846" calcext:value-type="float">
            <text:p>4007846</text:p>
          </table:table-cell>
          <table:table-cell table:formula="of:=[.B303]-[.A303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4020514" calcext:value-type="float">
            <text:p>4020514</text:p>
          </table:table-cell>
          <table:table-cell office:value-type="float" office:value="4020924" calcext:value-type="float">
            <text:p>4020924</text:p>
          </table:table-cell>
          <table:table-cell table:formula="of:=[.B304]-[.A304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033655" calcext:value-type="float">
            <text:p>4033655</text:p>
          </table:table-cell>
          <table:table-cell office:value-type="float" office:value="4034068" calcext:value-type="float">
            <text:p>4034068</text:p>
          </table:table-cell>
          <table:table-cell table:formula="of:=[.B305]-[.A305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046793" calcext:value-type="float">
            <text:p>4046793</text:p>
          </table:table-cell>
          <table:table-cell office:value-type="float" office:value="4047192" calcext:value-type="float">
            <text:p>4047192</text:p>
          </table:table-cell>
          <table:table-cell table:formula="of:=[.B306]-[.A306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4059894" calcext:value-type="float">
            <text:p>4059894</text:p>
          </table:table-cell>
          <table:table-cell office:value-type="float" office:value="4060289" calcext:value-type="float">
            <text:p>4060289</text:p>
          </table:table-cell>
          <table:table-cell table:formula="of:=[.B307]-[.A30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073149" calcext:value-type="float">
            <text:p>4073149</text:p>
          </table:table-cell>
          <table:table-cell office:value-type="float" office:value="4073570" calcext:value-type="float">
            <text:p>4073570</text:p>
          </table:table-cell>
          <table:table-cell table:formula="of:=[.B308]-[.A308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4086667" calcext:value-type="float">
            <text:p>4086667</text:p>
          </table:table-cell>
          <table:table-cell office:value-type="float" office:value="4087121" calcext:value-type="float">
            <text:p>4087121</text:p>
          </table:table-cell>
          <table:table-cell table:formula="of:=[.B309]-[.A309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4099852" calcext:value-type="float">
            <text:p>4099852</text:p>
          </table:table-cell>
          <table:table-cell office:value-type="float" office:value="4100268" calcext:value-type="float">
            <text:p>4100268</text:p>
          </table:table-cell>
          <table:table-cell table:formula="of:=[.B310]-[.A310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113042" calcext:value-type="float">
            <text:p>4113042</text:p>
          </table:table-cell>
          <table:table-cell office:value-type="float" office:value="4113458" calcext:value-type="float">
            <text:p>4113458</text:p>
          </table:table-cell>
          <table:table-cell table:formula="of:=[.B311]-[.A311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126118" calcext:value-type="float">
            <text:p>4126118</text:p>
          </table:table-cell>
          <table:table-cell office:value-type="float" office:value="4126517" calcext:value-type="float">
            <text:p>4126517</text:p>
          </table:table-cell>
          <table:table-cell table:formula="of:=[.B312]-[.A312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4139279" calcext:value-type="float">
            <text:p>4139279</text:p>
          </table:table-cell>
          <table:table-cell office:value-type="float" office:value="4139676" calcext:value-type="float">
            <text:p>4139676</text:p>
          </table:table-cell>
          <table:table-cell table:formula="of:=[.B313]-[.A313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4152255" calcext:value-type="float">
            <text:p>4152255</text:p>
          </table:table-cell>
          <table:table-cell office:value-type="float" office:value="4152654" calcext:value-type="float">
            <text:p>4152654</text:p>
          </table:table-cell>
          <table:table-cell table:formula="of:=[.B314]-[.A31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4165231" calcext:value-type="float">
            <text:p>4165231</text:p>
          </table:table-cell>
          <table:table-cell office:value-type="float" office:value="4165635" calcext:value-type="float">
            <text:p>4165635</text:p>
          </table:table-cell>
          <table:table-cell table:formula="of:=[.B315]-[.A315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178237" calcext:value-type="float">
            <text:p>4178237</text:p>
          </table:table-cell>
          <table:table-cell office:value-type="float" office:value="4178633" calcext:value-type="float">
            <text:p>4178633</text:p>
          </table:table-cell>
          <table:table-cell table:formula="of:=[.B316]-[.A316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4191397" calcext:value-type="float">
            <text:p>4191397</text:p>
          </table:table-cell>
          <table:table-cell office:value-type="float" office:value="4191806" calcext:value-type="float">
            <text:p>4191806</text:p>
          </table:table-cell>
          <table:table-cell table:formula="of:=[.B317]-[.A317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204903" calcext:value-type="float">
            <text:p>4204903</text:p>
          </table:table-cell>
          <table:table-cell office:value-type="float" office:value="4205343" calcext:value-type="float">
            <text:p>4205343</text:p>
          </table:table-cell>
          <table:table-cell table:formula="of:=[.B318]-[.A318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4218198" calcext:value-type="float">
            <text:p>4218198</text:p>
          </table:table-cell>
          <table:table-cell office:value-type="float" office:value="4218665" calcext:value-type="float">
            <text:p>4218665</text:p>
          </table:table-cell>
          <table:table-cell table:formula="of:=[.B319]-[.A319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4231540" calcext:value-type="float">
            <text:p>4231540</text:p>
          </table:table-cell>
          <table:table-cell office:value-type="float" office:value="4231961" calcext:value-type="float">
            <text:p>4231961</text:p>
          </table:table-cell>
          <table:table-cell table:formula="of:=[.B320]-[.A320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4244745" calcext:value-type="float">
            <text:p>4244745</text:p>
          </table:table-cell>
          <table:table-cell office:value-type="float" office:value="4245155" calcext:value-type="float">
            <text:p>4245155</text:p>
          </table:table-cell>
          <table:table-cell table:formula="of:=[.B321]-[.A321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257799" calcext:value-type="float">
            <text:p>4257799</text:p>
          </table:table-cell>
          <table:table-cell office:value-type="float" office:value="4258204" calcext:value-type="float">
            <text:p>4258204</text:p>
          </table:table-cell>
          <table:table-cell table:formula="of:=[.B322]-[.A322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270971" calcext:value-type="float">
            <text:p>4270971</text:p>
          </table:table-cell>
          <table:table-cell office:value-type="float" office:value="4271381" calcext:value-type="float">
            <text:p>4271381</text:p>
          </table:table-cell>
          <table:table-cell table:formula="of:=[.B323]-[.A323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283993" calcext:value-type="float">
            <text:p>4283993</text:p>
          </table:table-cell>
          <table:table-cell office:value-type="float" office:value="4284387" calcext:value-type="float">
            <text:p>4284387</text:p>
          </table:table-cell>
          <table:table-cell table:formula="of:=[.B324]-[.A324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4297065" calcext:value-type="float">
            <text:p>4297065</text:p>
          </table:table-cell>
          <table:table-cell office:value-type="float" office:value="4297478" calcext:value-type="float">
            <text:p>4297478</text:p>
          </table:table-cell>
          <table:table-cell table:formula="of:=[.B325]-[.A325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310235" calcext:value-type="float">
            <text:p>4310235</text:p>
          </table:table-cell>
          <table:table-cell office:value-type="float" office:value="4310645" calcext:value-type="float">
            <text:p>4310645</text:p>
          </table:table-cell>
          <table:table-cell table:formula="of:=[.B326]-[.A326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323731" calcext:value-type="float">
            <text:p>4323731</text:p>
          </table:table-cell>
          <table:table-cell office:value-type="float" office:value="4324210" calcext:value-type="float">
            <text:p>4324210</text:p>
          </table:table-cell>
          <table:table-cell table:formula="of:=[.B327]-[.A327]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4337251" calcext:value-type="float">
            <text:p>4337251</text:p>
          </table:table-cell>
          <table:table-cell office:value-type="float" office:value="4337694" calcext:value-type="float">
            <text:p>4337694</text:p>
          </table:table-cell>
          <table:table-cell table:formula="of:=[.B328]-[.A328]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350489" calcext:value-type="float">
            <text:p>4350489</text:p>
          </table:table-cell>
          <table:table-cell office:value-type="float" office:value="4350849" calcext:value-type="float">
            <text:p>4350849</text:p>
          </table:table-cell>
          <table:table-cell table:formula="of:=[.B329]-[.A329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4363463" calcext:value-type="float">
            <text:p>4363463</text:p>
          </table:table-cell>
          <table:table-cell office:value-type="float" office:value="4363880" calcext:value-type="float">
            <text:p>4363880</text:p>
          </table:table-cell>
          <table:table-cell table:formula="of:=[.B330]-[.A330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4376627" calcext:value-type="float">
            <text:p>4376627</text:p>
          </table:table-cell>
          <table:table-cell office:value-type="float" office:value="4377035" calcext:value-type="float">
            <text:p>4377035</text:p>
          </table:table-cell>
          <table:table-cell table:formula="of:=[.B331]-[.A331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389910" calcext:value-type="float">
            <text:p>4389910</text:p>
          </table:table-cell>
          <table:table-cell office:value-type="float" office:value="4390350" calcext:value-type="float">
            <text:p>4390350</text:p>
          </table:table-cell>
          <table:table-cell table:formula="of:=[.B332]-[.A332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4403029" calcext:value-type="float">
            <text:p>4403029</text:p>
          </table:table-cell>
          <table:table-cell office:value-type="float" office:value="4403460" calcext:value-type="float">
            <text:p>4403460</text:p>
          </table:table-cell>
          <table:table-cell table:formula="of:=[.B333]-[.A333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416199" calcext:value-type="float">
            <text:p>4416199</text:p>
          </table:table-cell>
          <table:table-cell office:value-type="float" office:value="4416623" calcext:value-type="float">
            <text:p>4416623</text:p>
          </table:table-cell>
          <table:table-cell table:formula="of:=[.B334]-[.A334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4429297" calcext:value-type="float">
            <text:p>4429297</text:p>
          </table:table-cell>
          <table:table-cell office:value-type="float" office:value="4429736" calcext:value-type="float">
            <text:p>4429736</text:p>
          </table:table-cell>
          <table:table-cell table:formula="of:=[.B335]-[.A335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442610" calcext:value-type="float">
            <text:p>4442610</text:p>
          </table:table-cell>
          <table:table-cell office:value-type="float" office:value="4443036" calcext:value-type="float">
            <text:p>4443036</text:p>
          </table:table-cell>
          <table:table-cell table:formula="of:=[.B336]-[.A336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4456109" calcext:value-type="float">
            <text:p>4456109</text:p>
          </table:table-cell>
          <table:table-cell office:value-type="float" office:value="4456509" calcext:value-type="float">
            <text:p>4456509</text:p>
          </table:table-cell>
          <table:table-cell table:formula="of:=[.B337]-[.A33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469232" calcext:value-type="float">
            <text:p>4469232</text:p>
          </table:table-cell>
          <table:table-cell office:value-type="float" office:value="4469671" calcext:value-type="float">
            <text:p>4469671</text:p>
          </table:table-cell>
          <table:table-cell table:formula="of:=[.B338]-[.A338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482486" calcext:value-type="float">
            <text:p>4482486</text:p>
          </table:table-cell>
          <table:table-cell office:value-type="float" office:value="4482972" calcext:value-type="float">
            <text:p>4482972</text:p>
          </table:table-cell>
          <table:table-cell table:formula="of:=[.B339]-[.A339]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4495715" calcext:value-type="float">
            <text:p>4495715</text:p>
          </table:table-cell>
          <table:table-cell office:value-type="float" office:value="4496131" calcext:value-type="float">
            <text:p>4496131</text:p>
          </table:table-cell>
          <table:table-cell table:formula="of:=[.B340]-[.A340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508908" calcext:value-type="float">
            <text:p>4508908</text:p>
          </table:table-cell>
          <table:table-cell office:value-type="float" office:value="4509299" calcext:value-type="float">
            <text:p>4509299</text:p>
          </table:table-cell>
          <table:table-cell table:formula="of:=[.B341]-[.A341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4522040" calcext:value-type="float">
            <text:p>4522040</text:p>
          </table:table-cell>
          <table:table-cell office:value-type="float" office:value="4522434" calcext:value-type="float">
            <text:p>4522434</text:p>
          </table:table-cell>
          <table:table-cell table:formula="of:=[.B342]-[.A342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4535122" calcext:value-type="float">
            <text:p>4535122</text:p>
          </table:table-cell>
          <table:table-cell office:value-type="float" office:value="4535504" calcext:value-type="float">
            <text:p>4535504</text:p>
          </table:table-cell>
          <table:table-cell table:formula="of:=[.B343]-[.A343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4548179" calcext:value-type="float">
            <text:p>4548179</text:p>
          </table:table-cell>
          <table:table-cell office:value-type="float" office:value="4548590" calcext:value-type="float">
            <text:p>4548590</text:p>
          </table:table-cell>
          <table:table-cell table:formula="of:=[.B344]-[.A344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561288" calcext:value-type="float">
            <text:p>4561288</text:p>
          </table:table-cell>
          <table:table-cell office:value-type="float" office:value="4561700" calcext:value-type="float">
            <text:p>4561700</text:p>
          </table:table-cell>
          <table:table-cell table:formula="of:=[.B345]-[.A345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574612" calcext:value-type="float">
            <text:p>4574612</text:p>
          </table:table-cell>
          <table:table-cell office:value-type="float" office:value="4575038" calcext:value-type="float">
            <text:p>4575038</text:p>
          </table:table-cell>
          <table:table-cell table:formula="of:=[.B346]-[.A346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4587986" calcext:value-type="float">
            <text:p>4587986</text:p>
          </table:table-cell>
          <table:table-cell office:value-type="float" office:value="4588418" calcext:value-type="float">
            <text:p>4588418</text:p>
          </table:table-cell>
          <table:table-cell table:formula="of:=[.B347]-[.A347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4601151" calcext:value-type="float">
            <text:p>4601151</text:p>
          </table:table-cell>
          <table:table-cell office:value-type="float" office:value="4601559" calcext:value-type="float">
            <text:p>4601559</text:p>
          </table:table-cell>
          <table:table-cell table:formula="of:=[.B348]-[.A348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614228" calcext:value-type="float">
            <text:p>4614228</text:p>
          </table:table-cell>
          <table:table-cell office:value-type="float" office:value="4614640" calcext:value-type="float">
            <text:p>4614640</text:p>
          </table:table-cell>
          <table:table-cell table:formula="of:=[.B349]-[.A349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627280" calcext:value-type="float">
            <text:p>4627280</text:p>
          </table:table-cell>
          <table:table-cell office:value-type="float" office:value="4627693" calcext:value-type="float">
            <text:p>4627693</text:p>
          </table:table-cell>
          <table:table-cell table:formula="of:=[.B350]-[.A350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640317" calcext:value-type="float">
            <text:p>4640317</text:p>
          </table:table-cell>
          <table:table-cell office:value-type="float" office:value="4640704" calcext:value-type="float">
            <text:p>4640704</text:p>
          </table:table-cell>
          <table:table-cell table:formula="of:=[.B351]-[.A351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4653413" calcext:value-type="float">
            <text:p>4653413</text:p>
          </table:table-cell>
          <table:table-cell office:value-type="float" office:value="4653793" calcext:value-type="float">
            <text:p>4653793</text:p>
          </table:table-cell>
          <table:table-cell table:formula="of:=[.B352]-[.A352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4666486" calcext:value-type="float">
            <text:p>4666486</text:p>
          </table:table-cell>
          <table:table-cell office:value-type="float" office:value="4666890" calcext:value-type="float">
            <text:p>4666890</text:p>
          </table:table-cell>
          <table:table-cell table:formula="of:=[.B353]-[.A353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679541" calcext:value-type="float">
            <text:p>4679541</text:p>
          </table:table-cell>
          <table:table-cell office:value-type="float" office:value="4679929" calcext:value-type="float">
            <text:p>4679929</text:p>
          </table:table-cell>
          <table:table-cell table:formula="of:=[.B354]-[.A354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692881" calcext:value-type="float">
            <text:p>4692881</text:p>
          </table:table-cell>
          <table:table-cell office:value-type="float" office:value="4693301" calcext:value-type="float">
            <text:p>4693301</text:p>
          </table:table-cell>
          <table:table-cell table:formula="of:=[.B355]-[.A355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706401" calcext:value-type="float">
            <text:p>4706401</text:p>
          </table:table-cell>
          <table:table-cell office:value-type="float" office:value="4706805" calcext:value-type="float">
            <text:p>4706805</text:p>
          </table:table-cell>
          <table:table-cell table:formula="of:=[.B356]-[.A35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719408" calcext:value-type="float">
            <text:p>4719408</text:p>
          </table:table-cell>
          <table:table-cell office:value-type="float" office:value="4719843" calcext:value-type="float">
            <text:p>4719843</text:p>
          </table:table-cell>
          <table:table-cell table:formula="of:=[.B357]-[.A357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732551" calcext:value-type="float">
            <text:p>4732551</text:p>
          </table:table-cell>
          <table:table-cell office:value-type="float" office:value="4732997" calcext:value-type="float">
            <text:p>4732997</text:p>
          </table:table-cell>
          <table:table-cell table:formula="of:=[.B358]-[.A358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745629" calcext:value-type="float">
            <text:p>4745629</text:p>
          </table:table-cell>
          <table:table-cell office:value-type="float" office:value="4746042" calcext:value-type="float">
            <text:p>4746042</text:p>
          </table:table-cell>
          <table:table-cell table:formula="of:=[.B359]-[.A359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758694" calcext:value-type="float">
            <text:p>4758694</text:p>
          </table:table-cell>
          <table:table-cell office:value-type="float" office:value="4759121" calcext:value-type="float">
            <text:p>4759121</text:p>
          </table:table-cell>
          <table:table-cell table:formula="of:=[.B360]-[.A360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771858" calcext:value-type="float">
            <text:p>4771858</text:p>
          </table:table-cell>
          <table:table-cell office:value-type="float" office:value="4772247" calcext:value-type="float">
            <text:p>4772247</text:p>
          </table:table-cell>
          <table:table-cell table:formula="of:=[.B361]-[.A361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4784832" calcext:value-type="float">
            <text:p>4784832</text:p>
          </table:table-cell>
          <table:table-cell office:value-type="float" office:value="4785220" calcext:value-type="float">
            <text:p>4785220</text:p>
          </table:table-cell>
          <table:table-cell table:formula="of:=[.B362]-[.A362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797873" calcext:value-type="float">
            <text:p>4797873</text:p>
          </table:table-cell>
          <table:table-cell office:value-type="float" office:value="4798267" calcext:value-type="float">
            <text:p>4798267</text:p>
          </table:table-cell>
          <table:table-cell table:formula="of:=[.B363]-[.A363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4810947" calcext:value-type="float">
            <text:p>4810947</text:p>
          </table:table-cell>
          <table:table-cell office:value-type="float" office:value="4811354" calcext:value-type="float">
            <text:p>4811354</text:p>
          </table:table-cell>
          <table:table-cell table:formula="of:=[.B364]-[.A364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824361" calcext:value-type="float">
            <text:p>4824361</text:p>
          </table:table-cell>
          <table:table-cell office:value-type="float" office:value="4824767" calcext:value-type="float">
            <text:p>4824767</text:p>
          </table:table-cell>
          <table:table-cell table:formula="of:=[.B365]-[.A365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4837754" calcext:value-type="float">
            <text:p>4837754</text:p>
          </table:table-cell>
          <table:table-cell office:value-type="float" office:value="4838274" calcext:value-type="float">
            <text:p>4838274</text:p>
          </table:table-cell>
          <table:table-cell table:formula="of:=[.B366]-[.A366]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4850988" calcext:value-type="float">
            <text:p>4850988</text:p>
          </table:table-cell>
          <table:table-cell office:value-type="float" office:value="4851384" calcext:value-type="float">
            <text:p>4851384</text:p>
          </table:table-cell>
          <table:table-cell table:formula="of:=[.B367]-[.A367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4864097" calcext:value-type="float">
            <text:p>4864097</text:p>
          </table:table-cell>
          <table:table-cell office:value-type="float" office:value="4864499" calcext:value-type="float">
            <text:p>4864499</text:p>
          </table:table-cell>
          <table:table-cell table:formula="of:=[.B368]-[.A368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877144" calcext:value-type="float">
            <text:p>4877144</text:p>
          </table:table-cell>
          <table:table-cell office:value-type="float" office:value="4877532" calcext:value-type="float">
            <text:p>4877532</text:p>
          </table:table-cell>
          <table:table-cell table:formula="of:=[.B369]-[.A36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890115" calcext:value-type="float">
            <text:p>4890115</text:p>
          </table:table-cell>
          <table:table-cell office:value-type="float" office:value="4890499" calcext:value-type="float">
            <text:p>4890499</text:p>
          </table:table-cell>
          <table:table-cell table:formula="of:=[.B370]-[.A370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4903130" calcext:value-type="float">
            <text:p>4903130</text:p>
          </table:table-cell>
          <table:table-cell office:value-type="float" office:value="4903510" calcext:value-type="float">
            <text:p>4903510</text:p>
          </table:table-cell>
          <table:table-cell table:formula="of:=[.B371]-[.A371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4916135" calcext:value-type="float">
            <text:p>4916135</text:p>
          </table:table-cell>
          <table:table-cell office:value-type="float" office:value="4916526" calcext:value-type="float">
            <text:p>4916526</text:p>
          </table:table-cell>
          <table:table-cell table:formula="of:=[.B372]-[.A372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4929227" calcext:value-type="float">
            <text:p>4929227</text:p>
          </table:table-cell>
          <table:table-cell office:value-type="float" office:value="4929604" calcext:value-type="float">
            <text:p>4929604</text:p>
          </table:table-cell>
          <table:table-cell table:formula="of:=[.B373]-[.A373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4942483" calcext:value-type="float">
            <text:p>4942483</text:p>
          </table:table-cell>
          <table:table-cell office:value-type="float" office:value="4943562" calcext:value-type="float">
            <text:p>4943562</text:p>
          </table:table-cell>
          <table:table-cell table:formula="of:=[.B374]-[.A374]"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float" office:value="4956301" calcext:value-type="float">
            <text:p>4956301</text:p>
          </table:table-cell>
          <table:table-cell office:value-type="float" office:value="4956792" calcext:value-type="float">
            <text:p>4956792</text:p>
          </table:table-cell>
          <table:table-cell table:formula="of:=[.B375]-[.A375]"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4969620" calcext:value-type="float">
            <text:p>4969620</text:p>
          </table:table-cell>
          <table:table-cell office:value-type="float" office:value="4970038" calcext:value-type="float">
            <text:p>4970038</text:p>
          </table:table-cell>
          <table:table-cell table:formula="of:=[.B376]-[.A376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4982770" calcext:value-type="float">
            <text:p>4982770</text:p>
          </table:table-cell>
          <table:table-cell office:value-type="float" office:value="4983181" calcext:value-type="float">
            <text:p>4983181</text:p>
          </table:table-cell>
          <table:table-cell table:formula="of:=[.B377]-[.A377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995831" calcext:value-type="float">
            <text:p>4995831</text:p>
          </table:table-cell>
          <table:table-cell office:value-type="float" office:value="4996207" calcext:value-type="float">
            <text:p>4996207</text:p>
          </table:table-cell>
          <table:table-cell table:formula="of:=[.B378]-[.A378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5009109" calcext:value-type="float">
            <text:p>5009109</text:p>
          </table:table-cell>
          <table:table-cell office:value-type="float" office:value="5009567" calcext:value-type="float">
            <text:p>5009567</text:p>
          </table:table-cell>
          <table:table-cell table:formula="of:=[.B379]-[.A379]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5022213" calcext:value-type="float">
            <text:p>5022213</text:p>
          </table:table-cell>
          <table:table-cell office:value-type="float" office:value="5022624" calcext:value-type="float">
            <text:p>5022624</text:p>
          </table:table-cell>
          <table:table-cell table:formula="of:=[.B380]-[.A380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5035281" calcext:value-type="float">
            <text:p>5035281</text:p>
          </table:table-cell>
          <table:table-cell office:value-type="float" office:value="5035700" calcext:value-type="float">
            <text:p>5035700</text:p>
          </table:table-cell>
          <table:table-cell table:formula="of:=[.B381]-[.A381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5048463" calcext:value-type="float">
            <text:p>5048463</text:p>
          </table:table-cell>
          <table:table-cell office:value-type="float" office:value="5048861" calcext:value-type="float">
            <text:p>5048861</text:p>
          </table:table-cell>
          <table:table-cell table:formula="of:=[.B382]-[.A38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5061671" calcext:value-type="float">
            <text:p>5061671</text:p>
          </table:table-cell>
          <table:table-cell office:value-type="float" office:value="5062074" calcext:value-type="float">
            <text:p>5062074</text:p>
          </table:table-cell>
          <table:table-cell table:formula="of:=[.B383]-[.A383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5075042" calcext:value-type="float">
            <text:p>5075042</text:p>
          </table:table-cell>
          <table:table-cell office:value-type="float" office:value="5075314" calcext:value-type="float">
            <text:p>5075314</text:p>
          </table:table-cell>
          <table:table-cell table:formula="of:=[.B384]-[.A384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5088696" calcext:value-type="float">
            <text:p>5088696</text:p>
          </table:table-cell>
          <table:table-cell office:value-type="float" office:value="5089152" calcext:value-type="float">
            <text:p>5089152</text:p>
          </table:table-cell>
          <table:table-cell table:formula="of:=[.B385]-[.A385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5101932" calcext:value-type="float">
            <text:p>5101932</text:p>
          </table:table-cell>
          <table:table-cell office:value-type="float" office:value="5102354" calcext:value-type="float">
            <text:p>5102354</text:p>
          </table:table-cell>
          <table:table-cell table:formula="of:=[.B386]-[.A386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5115126" calcext:value-type="float">
            <text:p>5115126</text:p>
          </table:table-cell>
          <table:table-cell office:value-type="float" office:value="5115534" calcext:value-type="float">
            <text:p>5115534</text:p>
          </table:table-cell>
          <table:table-cell table:formula="of:=[.B387]-[.A387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128200" calcext:value-type="float">
            <text:p>5128200</text:p>
          </table:table-cell>
          <table:table-cell office:value-type="float" office:value="5128588" calcext:value-type="float">
            <text:p>5128588</text:p>
          </table:table-cell>
          <table:table-cell table:formula="of:=[.B388]-[.A388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5141281" calcext:value-type="float">
            <text:p>5141281</text:p>
          </table:table-cell>
          <table:table-cell office:value-type="float" office:value="5141676" calcext:value-type="float">
            <text:p>5141676</text:p>
          </table:table-cell>
          <table:table-cell table:formula="of:=[.B389]-[.A389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5154328" calcext:value-type="float">
            <text:p>5154328</text:p>
          </table:table-cell>
          <table:table-cell office:value-type="float" office:value="5154721" calcext:value-type="float">
            <text:p>5154721</text:p>
          </table:table-cell>
          <table:table-cell table:formula="of:=[.B390]-[.A390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5167434" calcext:value-type="float">
            <text:p>5167434</text:p>
          </table:table-cell>
          <table:table-cell office:value-type="float" office:value="5167818" calcext:value-type="float">
            <text:p>5167818</text:p>
          </table:table-cell>
          <table:table-cell table:formula="of:=[.B391]-[.A391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5180476" calcext:value-type="float">
            <text:p>5180476</text:p>
          </table:table-cell>
          <table:table-cell office:value-type="float" office:value="5180855" calcext:value-type="float">
            <text:p>5180855</text:p>
          </table:table-cell>
          <table:table-cell table:formula="of:=[.B392]-[.A392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5193738" calcext:value-type="float">
            <text:p>5193738</text:p>
          </table:table-cell>
          <table:table-cell office:value-type="float" office:value="5194161" calcext:value-type="float">
            <text:p>5194161</text:p>
          </table:table-cell>
          <table:table-cell table:formula="of:=[.B393]-[.A393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5207219" calcext:value-type="float">
            <text:p>5207219</text:p>
          </table:table-cell>
          <table:table-cell office:value-type="float" office:value="5207683" calcext:value-type="float">
            <text:p>5207683</text:p>
          </table:table-cell>
          <table:table-cell table:formula="of:=[.B394]-[.A394]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5220471" calcext:value-type="float">
            <text:p>5220471</text:p>
          </table:table-cell>
          <table:table-cell office:value-type="float" office:value="5220892" calcext:value-type="float">
            <text:p>5220892</text:p>
          </table:table-cell>
          <table:table-cell table:formula="of:=[.B395]-[.A395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5233706" calcext:value-type="float">
            <text:p>5233706</text:p>
          </table:table-cell>
          <table:table-cell office:value-type="float" office:value="5234105" calcext:value-type="float">
            <text:p>5234105</text:p>
          </table:table-cell>
          <table:table-cell table:formula="of:=[.B396]-[.A396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5246965" calcext:value-type="float">
            <text:p>5246965</text:p>
          </table:table-cell>
          <table:table-cell office:value-type="float" office:value="5247413" calcext:value-type="float">
            <text:p>5247413</text:p>
          </table:table-cell>
          <table:table-cell table:formula="of:=[.B397]-[.A397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5260153" calcext:value-type="float">
            <text:p>5260153</text:p>
          </table:table-cell>
          <table:table-cell office:value-type="float" office:value="5260565" calcext:value-type="float">
            <text:p>5260565</text:p>
          </table:table-cell>
          <table:table-cell table:formula="of:=[.B398]-[.A398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5273241" calcext:value-type="float">
            <text:p>5273241</text:p>
          </table:table-cell>
          <table:table-cell office:value-type="float" office:value="5273674" calcext:value-type="float">
            <text:p>5273674</text:p>
          </table:table-cell>
          <table:table-cell table:formula="of:=[.B399]-[.A399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5286307" calcext:value-type="float">
            <text:p>5286307</text:p>
          </table:table-cell>
          <table:table-cell office:value-type="float" office:value="5286715" calcext:value-type="float">
            <text:p>5286715</text:p>
          </table:table-cell>
          <table:table-cell table:formula="of:=[.B400]-[.A400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299287" calcext:value-type="float">
            <text:p>5299287</text:p>
          </table:table-cell>
          <table:table-cell office:value-type="float" office:value="5299688" calcext:value-type="float">
            <text:p>5299688</text:p>
          </table:table-cell>
          <table:table-cell table:formula="of:=[.B401]-[.A401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5312472" calcext:value-type="float">
            <text:p>5312472</text:p>
          </table:table-cell>
          <table:table-cell office:value-type="float" office:value="5312824" calcext:value-type="float">
            <text:p>5312824</text:p>
          </table:table-cell>
          <table:table-cell table:formula="of:=[.B402]-[.A402]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5326084" calcext:value-type="float">
            <text:p>5326084</text:p>
          </table:table-cell>
          <table:table-cell office:value-type="float" office:value="5326568" calcext:value-type="float">
            <text:p>5326568</text:p>
          </table:table-cell>
          <table:table-cell table:formula="of:=[.B403]-[.A403]"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5339283" calcext:value-type="float">
            <text:p>5339283</text:p>
          </table:table-cell>
          <table:table-cell office:value-type="float" office:value="5339693" calcext:value-type="float">
            <text:p>5339693</text:p>
          </table:table-cell>
          <table:table-cell table:formula="of:=[.B404]-[.A404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5352428" calcext:value-type="float">
            <text:p>5352428</text:p>
          </table:table-cell>
          <table:table-cell office:value-type="float" office:value="5352836" calcext:value-type="float">
            <text:p>5352836</text:p>
          </table:table-cell>
          <table:table-cell table:formula="of:=[.B405]-[.A405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365553" calcext:value-type="float">
            <text:p>5365553</text:p>
          </table:table-cell>
          <table:table-cell office:value-type="float" office:value="5365963" calcext:value-type="float">
            <text:p>5365963</text:p>
          </table:table-cell>
          <table:table-cell table:formula="of:=[.B406]-[.A406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5378698" calcext:value-type="float">
            <text:p>5378698</text:p>
          </table:table-cell>
          <table:table-cell office:value-type="float" office:value="5379089" calcext:value-type="float">
            <text:p>5379089</text:p>
          </table:table-cell>
          <table:table-cell table:formula="of:=[.B407]-[.A407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5391708" calcext:value-type="float">
            <text:p>5391708</text:p>
          </table:table-cell>
          <table:table-cell office:value-type="float" office:value="5392081" calcext:value-type="float">
            <text:p>5392081</text:p>
          </table:table-cell>
          <table:table-cell table:formula="of:=[.B408]-[.A408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5404673" calcext:value-type="float">
            <text:p>5404673</text:p>
          </table:table-cell>
          <table:table-cell office:value-type="float" office:value="5405052" calcext:value-type="float">
            <text:p>5405052</text:p>
          </table:table-cell>
          <table:table-cell table:formula="of:=[.B409]-[.A409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5417746" calcext:value-type="float">
            <text:p>5417746</text:p>
          </table:table-cell>
          <table:table-cell office:value-type="float" office:value="5418126" calcext:value-type="float">
            <text:p>5418126</text:p>
          </table:table-cell>
          <table:table-cell table:formula="of:=[.B410]-[.A410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5430802" calcext:value-type="float">
            <text:p>5430802</text:p>
          </table:table-cell>
          <table:table-cell office:value-type="float" office:value="5431190" calcext:value-type="float">
            <text:p>5431190</text:p>
          </table:table-cell>
          <table:table-cell table:formula="of:=[.B411]-[.A411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5443894" calcext:value-type="float">
            <text:p>5443894</text:p>
          </table:table-cell>
          <table:table-cell office:value-type="float" office:value="5444315" calcext:value-type="float">
            <text:p>5444315</text:p>
          </table:table-cell>
          <table:table-cell table:formula="of:=[.B412]-[.A412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5457194" calcext:value-type="float">
            <text:p>5457194</text:p>
          </table:table-cell>
          <table:table-cell office:value-type="float" office:value="5457628" calcext:value-type="float">
            <text:p>5457628</text:p>
          </table:table-cell>
          <table:table-cell table:formula="of:=[.B413]-[.A413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5470420" calcext:value-type="float">
            <text:p>5470420</text:p>
          </table:table-cell>
          <table:table-cell office:value-type="float" office:value="5470930" calcext:value-type="float">
            <text:p>5470930</text:p>
          </table:table-cell>
          <table:table-cell table:formula="of:=[.B414]-[.A414]"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5483535" calcext:value-type="float">
            <text:p>5483535</text:p>
          </table:table-cell>
          <table:table-cell office:value-type="float" office:value="5483921" calcext:value-type="float">
            <text:p>5483921</text:p>
          </table:table-cell>
          <table:table-cell table:formula="of:=[.B415]-[.A415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5496480" calcext:value-type="float">
            <text:p>5496480</text:p>
          </table:table-cell>
          <table:table-cell office:value-type="float" office:value="5496856" calcext:value-type="float">
            <text:p>5496856</text:p>
          </table:table-cell>
          <table:table-cell table:formula="of:=[.B416]-[.A416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5509522" calcext:value-type="float">
            <text:p>5509522</text:p>
          </table:table-cell>
          <table:table-cell office:value-type="float" office:value="5509898" calcext:value-type="float">
            <text:p>5509898</text:p>
          </table:table-cell>
          <table:table-cell table:formula="of:=[.B417]-[.A417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5522702" calcext:value-type="float">
            <text:p>5522702</text:p>
          </table:table-cell>
          <table:table-cell office:value-type="float" office:value="5523110" calcext:value-type="float">
            <text:p>5523110</text:p>
          </table:table-cell>
          <table:table-cell table:formula="of:=[.B418]-[.A418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535867" calcext:value-type="float">
            <text:p>5535867</text:p>
          </table:table-cell>
          <table:table-cell office:value-type="float" office:value="5536295" calcext:value-type="float">
            <text:p>5536295</text:p>
          </table:table-cell>
          <table:table-cell table:formula="of:=[.B419]-[.A419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5548989" calcext:value-type="float">
            <text:p>5548989</text:p>
          </table:table-cell>
          <table:table-cell office:value-type="float" office:value="5549402" calcext:value-type="float">
            <text:p>5549402</text:p>
          </table:table-cell>
          <table:table-cell table:formula="of:=[.B420]-[.A420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5562245" calcext:value-type="float">
            <text:p>5562245</text:p>
          </table:table-cell>
          <table:table-cell office:value-type="float" office:value="5562651" calcext:value-type="float">
            <text:p>5562651</text:p>
          </table:table-cell>
          <table:table-cell table:formula="of:=[.B421]-[.A421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5575576" calcext:value-type="float">
            <text:p>5575576</text:p>
          </table:table-cell>
          <table:table-cell office:value-type="float" office:value="5576018" calcext:value-type="float">
            <text:p>5576018</text:p>
          </table:table-cell>
          <table:table-cell table:formula="of:=[.B422]-[.A422]"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5588757" calcext:value-type="float">
            <text:p>5588757</text:p>
          </table:table-cell>
          <table:table-cell office:value-type="float" office:value="5589185" calcext:value-type="float">
            <text:p>5589185</text:p>
          </table:table-cell>
          <table:table-cell table:formula="of:=[.B423]-[.A423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5601791" calcext:value-type="float">
            <text:p>5601791</text:p>
          </table:table-cell>
          <table:table-cell office:value-type="float" office:value="5602195" calcext:value-type="float">
            <text:p>5602195</text:p>
          </table:table-cell>
          <table:table-cell table:formula="of:=[.B424]-[.A424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5614836" calcext:value-type="float">
            <text:p>5614836</text:p>
          </table:table-cell>
          <table:table-cell office:value-type="float" office:value="5615216" calcext:value-type="float">
            <text:p>5615216</text:p>
          </table:table-cell>
          <table:table-cell table:formula="of:=[.B425]-[.A425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5627839" calcext:value-type="float">
            <text:p>5627839</text:p>
          </table:table-cell>
          <table:table-cell office:value-type="float" office:value="5628212" calcext:value-type="float">
            <text:p>5628212</text:p>
          </table:table-cell>
          <table:table-cell table:formula="of:=[.B426]-[.A426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5641034" calcext:value-type="float">
            <text:p>5641034</text:p>
          </table:table-cell>
          <table:table-cell office:value-type="float" office:value="5641475" calcext:value-type="float">
            <text:p>5641475</text:p>
          </table:table-cell>
          <table:table-cell table:formula="of:=[.B427]-[.A427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5654231" calcext:value-type="float">
            <text:p>5654231</text:p>
          </table:table-cell>
          <table:table-cell office:value-type="float" office:value="5654651" calcext:value-type="float">
            <text:p>5654651</text:p>
          </table:table-cell>
          <table:table-cell table:formula="of:=[.B428]-[.A428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5667336" calcext:value-type="float">
            <text:p>5667336</text:p>
          </table:table-cell>
          <table:table-cell office:value-type="float" office:value="5667738" calcext:value-type="float">
            <text:p>5667738</text:p>
          </table:table-cell>
          <table:table-cell table:formula="of:=[.B429]-[.A429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5680436" calcext:value-type="float">
            <text:p>5680436</text:p>
          </table:table-cell>
          <table:table-cell office:value-type="float" office:value="5680847" calcext:value-type="float">
            <text:p>5680847</text:p>
          </table:table-cell>
          <table:table-cell table:formula="of:=[.B430]-[.A430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5693763" calcext:value-type="float">
            <text:p>5693763</text:p>
          </table:table-cell>
          <table:table-cell office:value-type="float" office:value="5694249" calcext:value-type="float">
            <text:p>5694249</text:p>
          </table:table-cell>
          <table:table-cell table:formula="of:=[.B431]-[.A431]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5706974" calcext:value-type="float">
            <text:p>5706974</text:p>
          </table:table-cell>
          <table:table-cell office:value-type="float" office:value="5707527" calcext:value-type="float">
            <text:p>5707527</text:p>
          </table:table-cell>
          <table:table-cell table:formula="of:=[.B432]-[.A432]"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5720132" calcext:value-type="float">
            <text:p>5720132</text:p>
          </table:table-cell>
          <table:table-cell office:value-type="float" office:value="5720549" calcext:value-type="float">
            <text:p>5720549</text:p>
          </table:table-cell>
          <table:table-cell table:formula="of:=[.B433]-[.A433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5733117" calcext:value-type="float">
            <text:p>5733117</text:p>
          </table:table-cell>
          <table:table-cell office:value-type="float" office:value="5733518" calcext:value-type="float">
            <text:p>5733518</text:p>
          </table:table-cell>
          <table:table-cell table:formula="of:=[.B434]-[.A434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5746258" calcext:value-type="float">
            <text:p>5746258</text:p>
          </table:table-cell>
          <table:table-cell office:value-type="float" office:value="5746661" calcext:value-type="float">
            <text:p>5746661</text:p>
          </table:table-cell>
          <table:table-cell table:formula="of:=[.B435]-[.A435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5759420" calcext:value-type="float">
            <text:p>5759420</text:p>
          </table:table-cell>
          <table:table-cell office:value-type="float" office:value="5759816" calcext:value-type="float">
            <text:p>5759816</text:p>
          </table:table-cell>
          <table:table-cell table:formula="of:=[.B436]-[.A436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5772522" calcext:value-type="float">
            <text:p>5772522</text:p>
          </table:table-cell>
          <table:table-cell office:value-type="float" office:value="5772916" calcext:value-type="float">
            <text:p>5772916</text:p>
          </table:table-cell>
          <table:table-cell table:formula="of:=[.B437]-[.A437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5785564" calcext:value-type="float">
            <text:p>5785564</text:p>
          </table:table-cell>
          <table:table-cell office:value-type="float" office:value="5785956" calcext:value-type="float">
            <text:p>5785956</text:p>
          </table:table-cell>
          <table:table-cell table:formula="of:=[.B438]-[.A438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5798734" calcext:value-type="float">
            <text:p>5798734</text:p>
          </table:table-cell>
          <table:table-cell office:value-type="float" office:value="5799143" calcext:value-type="float">
            <text:p>5799143</text:p>
          </table:table-cell>
          <table:table-cell table:formula="of:=[.B439]-[.A439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5812046" calcext:value-type="float">
            <text:p>5812046</text:p>
          </table:table-cell>
          <table:table-cell office:value-type="float" office:value="5812463" calcext:value-type="float">
            <text:p>5812463</text:p>
          </table:table-cell>
          <table:table-cell table:formula="of:=[.B440]-[.A440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5825160" calcext:value-type="float">
            <text:p>5825160</text:p>
          </table:table-cell>
          <table:table-cell office:value-type="float" office:value="5825601" calcext:value-type="float">
            <text:p>5825601</text:p>
          </table:table-cell>
          <table:table-cell table:formula="of:=[.B441]-[.A441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5838309" calcext:value-type="float">
            <text:p>5838309</text:p>
          </table:table-cell>
          <table:table-cell office:value-type="float" office:value="5838759" calcext:value-type="float">
            <text:p>5838759</text:p>
          </table:table-cell>
          <table:table-cell table:formula="of:=[.B442]-[.A442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5851425" calcext:value-type="float">
            <text:p>5851425</text:p>
          </table:table-cell>
          <table:table-cell office:value-type="float" office:value="5851812" calcext:value-type="float">
            <text:p>5851812</text:p>
          </table:table-cell>
          <table:table-cell table:formula="of:=[.B443]-[.A443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5864434" calcext:value-type="float">
            <text:p>5864434</text:p>
          </table:table-cell>
          <table:table-cell office:value-type="float" office:value="5864832" calcext:value-type="float">
            <text:p>5864832</text:p>
          </table:table-cell>
          <table:table-cell table:formula="of:=[.B444]-[.A444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5877587" calcext:value-type="float">
            <text:p>5877587</text:p>
          </table:table-cell>
          <table:table-cell office:value-type="float" office:value="5878009" calcext:value-type="float">
            <text:p>5878009</text:p>
          </table:table-cell>
          <table:table-cell table:formula="of:=[.B445]-[.A445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5890748" calcext:value-type="float">
            <text:p>5890748</text:p>
          </table:table-cell>
          <table:table-cell office:value-type="float" office:value="5891169" calcext:value-type="float">
            <text:p>5891169</text:p>
          </table:table-cell>
          <table:table-cell table:formula="of:=[.B446]-[.A446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5903841" calcext:value-type="float">
            <text:p>5903841</text:p>
          </table:table-cell>
          <table:table-cell office:value-type="float" office:value="5904257" calcext:value-type="float">
            <text:p>5904257</text:p>
          </table:table-cell>
          <table:table-cell table:formula="of:=[.B447]-[.A447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5916905" calcext:value-type="float">
            <text:p>5916905</text:p>
          </table:table-cell>
          <table:table-cell office:value-type="float" office:value="5917291" calcext:value-type="float">
            <text:p>5917291</text:p>
          </table:table-cell>
          <table:table-cell table:formula="of:=[.B448]-[.A448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5930118" calcext:value-type="float">
            <text:p>5930118</text:p>
          </table:table-cell>
          <table:table-cell office:value-type="float" office:value="5930523" calcext:value-type="float">
            <text:p>5930523</text:p>
          </table:table-cell>
          <table:table-cell table:formula="of:=[.B449]-[.A449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5943489" calcext:value-type="float">
            <text:p>5943489</text:p>
          </table:table-cell>
          <table:table-cell office:value-type="float" office:value="5943911" calcext:value-type="float">
            <text:p>5943911</text:p>
          </table:table-cell>
          <table:table-cell table:formula="of:=[.B450]-[.A450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5956693" calcext:value-type="float">
            <text:p>5956693</text:p>
          </table:table-cell>
          <table:table-cell office:value-type="float" office:value="5957110" calcext:value-type="float">
            <text:p>5957110</text:p>
          </table:table-cell>
          <table:table-cell table:formula="of:=[.B451]-[.A451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5969766" calcext:value-type="float">
            <text:p>5969766</text:p>
          </table:table-cell>
          <table:table-cell office:value-type="float" office:value="5970155" calcext:value-type="float">
            <text:p>5970155</text:p>
          </table:table-cell>
          <table:table-cell table:formula="of:=[.B452]-[.A452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5982795" calcext:value-type="float">
            <text:p>5982795</text:p>
          </table:table-cell>
          <table:table-cell office:value-type="float" office:value="5983185" calcext:value-type="float">
            <text:p>5983185</text:p>
          </table:table-cell>
          <table:table-cell table:formula="of:=[.B453]-[.A453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5995909" calcext:value-type="float">
            <text:p>5995909</text:p>
          </table:table-cell>
          <table:table-cell office:value-type="float" office:value="5996314" calcext:value-type="float">
            <text:p>5996314</text:p>
          </table:table-cell>
          <table:table-cell table:formula="of:=[.B454]-[.A454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6009026" calcext:value-type="float">
            <text:p>6009026</text:p>
          </table:table-cell>
          <table:table-cell office:value-type="float" office:value="6009426" calcext:value-type="float">
            <text:p>6009426</text:p>
          </table:table-cell>
          <table:table-cell table:formula="of:=[.B455]-[.A45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6022092" calcext:value-type="float">
            <text:p>6022092</text:p>
          </table:table-cell>
          <table:table-cell office:value-type="float" office:value="6022492" calcext:value-type="float">
            <text:p>6022492</text:p>
          </table:table-cell>
          <table:table-cell table:formula="of:=[.B456]-[.A45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6035200" calcext:value-type="float">
            <text:p>6035200</text:p>
          </table:table-cell>
          <table:table-cell office:value-type="float" office:value="6035580" calcext:value-type="float">
            <text:p>6035580</text:p>
          </table:table-cell>
          <table:table-cell table:formula="of:=[.B457]-[.A457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6048312" calcext:value-type="float">
            <text:p>6048312</text:p>
          </table:table-cell>
          <table:table-cell office:value-type="float" office:value="6048682" calcext:value-type="float">
            <text:p>6048682</text:p>
          </table:table-cell>
          <table:table-cell table:formula="of:=[.B458]-[.A458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6061476" calcext:value-type="float">
            <text:p>6061476</text:p>
          </table:table-cell>
          <table:table-cell office:value-type="float" office:value="6061878" calcext:value-type="float">
            <text:p>6061878</text:p>
          </table:table-cell>
          <table:table-cell table:formula="of:=[.B459]-[.A459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6074754" calcext:value-type="float">
            <text:p>6074754</text:p>
          </table:table-cell>
          <table:table-cell office:value-type="float" office:value="6075285" calcext:value-type="float">
            <text:p>6075285</text:p>
          </table:table-cell>
          <table:table-cell table:formula="of:=[.B460]-[.A460]"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6088006" calcext:value-type="float">
            <text:p>6088006</text:p>
          </table:table-cell>
          <table:table-cell office:value-type="float" office:value="6088414" calcext:value-type="float">
            <text:p>6088414</text:p>
          </table:table-cell>
          <table:table-cell table:formula="of:=[.B461]-[.A461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6101141" calcext:value-type="float">
            <text:p>6101141</text:p>
          </table:table-cell>
          <table:table-cell office:value-type="float" office:value="6101565" calcext:value-type="float">
            <text:p>6101565</text:p>
          </table:table-cell>
          <table:table-cell table:formula="of:=[.B462]-[.A462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6114265" calcext:value-type="float">
            <text:p>6114265</text:p>
          </table:table-cell>
          <table:table-cell office:value-type="float" office:value="6114676" calcext:value-type="float">
            <text:p>6114676</text:p>
          </table:table-cell>
          <table:table-cell table:formula="of:=[.B463]-[.A463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6127390" calcext:value-type="float">
            <text:p>6127390</text:p>
          </table:table-cell>
          <table:table-cell office:value-type="float" office:value="6127763" calcext:value-type="float">
            <text:p>6127763</text:p>
          </table:table-cell>
          <table:table-cell table:formula="of:=[.B464]-[.A464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6140387" calcext:value-type="float">
            <text:p>6140387</text:p>
          </table:table-cell>
          <table:table-cell office:value-type="float" office:value="6140791" calcext:value-type="float">
            <text:p>6140791</text:p>
          </table:table-cell>
          <table:table-cell table:formula="of:=[.B465]-[.A465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6153405" calcext:value-type="float">
            <text:p>6153405</text:p>
          </table:table-cell>
          <table:table-cell office:value-type="float" office:value="6153773" calcext:value-type="float">
            <text:p>6153773</text:p>
          </table:table-cell>
          <table:table-cell table:formula="of:=[.B466]-[.A466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6166404" calcext:value-type="float">
            <text:p>6166404</text:p>
          </table:table-cell>
          <table:table-cell office:value-type="float" office:value="6166811" calcext:value-type="float">
            <text:p>6166811</text:p>
          </table:table-cell>
          <table:table-cell table:formula="of:=[.B467]-[.A467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6179708" calcext:value-type="float">
            <text:p>6179708</text:p>
          </table:table-cell>
          <table:table-cell office:value-type="float" office:value="6180110" calcext:value-type="float">
            <text:p>6180110</text:p>
          </table:table-cell>
          <table:table-cell table:formula="of:=[.B468]-[.A468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6193113" calcext:value-type="float">
            <text:p>6193113</text:p>
          </table:table-cell>
          <table:table-cell office:value-type="float" office:value="6193491" calcext:value-type="float">
            <text:p>6193491</text:p>
          </table:table-cell>
          <table:table-cell table:formula="of:=[.B469]-[.A469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6206358" calcext:value-type="float">
            <text:p>6206358</text:p>
          </table:table-cell>
          <table:table-cell office:value-type="float" office:value="6206796" calcext:value-type="float">
            <text:p>6206796</text:p>
          </table:table-cell>
          <table:table-cell table:formula="of:=[.B470]-[.A470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6219530" calcext:value-type="float">
            <text:p>6219530</text:p>
          </table:table-cell>
          <table:table-cell office:value-type="float" office:value="6219932" calcext:value-type="float">
            <text:p>6219932</text:p>
          </table:table-cell>
          <table:table-cell table:formula="of:=[.B471]-[.A471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6232557" calcext:value-type="float">
            <text:p>6232557</text:p>
          </table:table-cell>
          <table:table-cell office:value-type="float" office:value="6232945" calcext:value-type="float">
            <text:p>6232945</text:p>
          </table:table-cell>
          <table:table-cell table:formula="of:=[.B472]-[.A472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6245618" calcext:value-type="float">
            <text:p>6245618</text:p>
          </table:table-cell>
          <table:table-cell office:value-type="float" office:value="6246041" calcext:value-type="float">
            <text:p>6246041</text:p>
          </table:table-cell>
          <table:table-cell table:formula="of:=[.B473]-[.A473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6258883" calcext:value-type="float">
            <text:p>6258883</text:p>
          </table:table-cell>
          <table:table-cell office:value-type="float" office:value="6259291" calcext:value-type="float">
            <text:p>6259291</text:p>
          </table:table-cell>
          <table:table-cell table:formula="of:=[.B474]-[.A474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6272020" calcext:value-type="float">
            <text:p>6272020</text:p>
          </table:table-cell>
          <table:table-cell office:value-type="float" office:value="6272456" calcext:value-type="float">
            <text:p>6272456</text:p>
          </table:table-cell>
          <table:table-cell table:formula="of:=[.B475]-[.A475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6285132" calcext:value-type="float">
            <text:p>6285132</text:p>
          </table:table-cell>
          <table:table-cell office:value-type="float" office:value="6285583" calcext:value-type="float">
            <text:p>6285583</text:p>
          </table:table-cell>
          <table:table-cell table:formula="of:=[.B476]-[.A476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6298583" calcext:value-type="float">
            <text:p>6298583</text:p>
          </table:table-cell>
          <table:table-cell office:value-type="float" office:value="6298974" calcext:value-type="float">
            <text:p>6298974</text:p>
          </table:table-cell>
          <table:table-cell table:formula="of:=[.B477]-[.A477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6312092" calcext:value-type="float">
            <text:p>6312092</text:p>
          </table:table-cell>
          <table:table-cell office:value-type="float" office:value="6312499" calcext:value-type="float">
            <text:p>6312499</text:p>
          </table:table-cell>
          <table:table-cell table:formula="of:=[.B478]-[.A478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6325473" calcext:value-type="float">
            <text:p>6325473</text:p>
          </table:table-cell>
          <table:table-cell office:value-type="float" office:value="6325902" calcext:value-type="float">
            <text:p>6325902</text:p>
          </table:table-cell>
          <table:table-cell table:formula="of:=[.B479]-[.A479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6338538" calcext:value-type="float">
            <text:p>6338538</text:p>
          </table:table-cell>
          <table:table-cell office:value-type="float" office:value="6338935" calcext:value-type="float">
            <text:p>6338935</text:p>
          </table:table-cell>
          <table:table-cell table:formula="of:=[.B480]-[.A480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6351487" calcext:value-type="float">
            <text:p>6351487</text:p>
          </table:table-cell>
          <table:table-cell office:value-type="float" office:value="6351865" calcext:value-type="float">
            <text:p>6351865</text:p>
          </table:table-cell>
          <table:table-cell table:formula="of:=[.B481]-[.A481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6364561" calcext:value-type="float">
            <text:p>6364561</text:p>
          </table:table-cell>
          <table:table-cell office:value-type="float" office:value="6364959" calcext:value-type="float">
            <text:p>6364959</text:p>
          </table:table-cell>
          <table:table-cell table:formula="of:=[.B482]-[.A48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6377679" calcext:value-type="float">
            <text:p>6377679</text:p>
          </table:table-cell>
          <table:table-cell office:value-type="float" office:value="6378081" calcext:value-type="float">
            <text:p>6378081</text:p>
          </table:table-cell>
          <table:table-cell table:formula="of:=[.B483]-[.A483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6390772" calcext:value-type="float">
            <text:p>6390772</text:p>
          </table:table-cell>
          <table:table-cell office:value-type="float" office:value="6391179" calcext:value-type="float">
            <text:p>6391179</text:p>
          </table:table-cell>
          <table:table-cell table:formula="of:=[.B484]-[.A484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6403921" calcext:value-type="float">
            <text:p>6403921</text:p>
          </table:table-cell>
          <table:table-cell office:value-type="float" office:value="6404325" calcext:value-type="float">
            <text:p>6404325</text:p>
          </table:table-cell>
          <table:table-cell table:formula="of:=[.B485]-[.A485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6417050" calcext:value-type="float">
            <text:p>6417050</text:p>
          </table:table-cell>
          <table:table-cell office:value-type="float" office:value="6417458" calcext:value-type="float">
            <text:p>6417458</text:p>
          </table:table-cell>
          <table:table-cell table:formula="of:=[.B486]-[.A486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6430150" calcext:value-type="float">
            <text:p>6430150</text:p>
          </table:table-cell>
          <table:table-cell office:value-type="float" office:value="6430561" calcext:value-type="float">
            <text:p>6430561</text:p>
          </table:table-cell>
          <table:table-cell table:formula="of:=[.B487]-[.A487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6443434" calcext:value-type="float">
            <text:p>6443434</text:p>
          </table:table-cell>
          <table:table-cell office:value-type="float" office:value="6443833" calcext:value-type="float">
            <text:p>6443833</text:p>
          </table:table-cell>
          <table:table-cell table:formula="of:=[.B488]-[.A488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6456568" calcext:value-type="float">
            <text:p>6456568</text:p>
          </table:table-cell>
          <table:table-cell office:value-type="float" office:value="6457000" calcext:value-type="float">
            <text:p>6457000</text:p>
          </table:table-cell>
          <table:table-cell table:formula="of:=[.B489]-[.A489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6469746" calcext:value-type="float">
            <text:p>6469746</text:p>
          </table:table-cell>
          <table:table-cell office:value-type="float" office:value="6470150" calcext:value-type="float">
            <text:p>6470150</text:p>
          </table:table-cell>
          <table:table-cell table:formula="of:=[.B490]-[.A490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6482918" calcext:value-type="float">
            <text:p>6482918</text:p>
          </table:table-cell>
          <table:table-cell office:value-type="float" office:value="6483317" calcext:value-type="float">
            <text:p>6483317</text:p>
          </table:table-cell>
          <table:table-cell table:formula="of:=[.B491]-[.A491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6495957" calcext:value-type="float">
            <text:p>6495957</text:p>
          </table:table-cell>
          <table:table-cell office:value-type="float" office:value="6496338" calcext:value-type="float">
            <text:p>6496338</text:p>
          </table:table-cell>
          <table:table-cell table:formula="of:=[.B492]-[.A492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6509021" calcext:value-type="float">
            <text:p>6509021</text:p>
          </table:table-cell>
          <table:table-cell office:value-type="float" office:value="6509445" calcext:value-type="float">
            <text:p>6509445</text:p>
          </table:table-cell>
          <table:table-cell table:formula="of:=[.B493]-[.A493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6522115" calcext:value-type="float">
            <text:p>6522115</text:p>
          </table:table-cell>
          <table:table-cell office:value-type="float" office:value="6522495" calcext:value-type="float">
            <text:p>6522495</text:p>
          </table:table-cell>
          <table:table-cell table:formula="of:=[.B494]-[.A494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6535199" calcext:value-type="float">
            <text:p>6535199</text:p>
          </table:table-cell>
          <table:table-cell office:value-type="float" office:value="6535577" calcext:value-type="float">
            <text:p>6535577</text:p>
          </table:table-cell>
          <table:table-cell table:formula="of:=[.B495]-[.A495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6548298" calcext:value-type="float">
            <text:p>6548298</text:p>
          </table:table-cell>
          <table:table-cell office:value-type="float" office:value="6548676" calcext:value-type="float">
            <text:p>6548676</text:p>
          </table:table-cell>
          <table:table-cell table:formula="of:=[.B496]-[.A496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6561550" calcext:value-type="float">
            <text:p>6561550</text:p>
          </table:table-cell>
          <table:table-cell office:value-type="float" office:value="6561929" calcext:value-type="float">
            <text:p>6561929</text:p>
          </table:table-cell>
          <table:table-cell table:formula="of:=[.B497]-[.A497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6574994" calcext:value-type="float">
            <text:p>6574994</text:p>
          </table:table-cell>
          <table:table-cell office:value-type="float" office:value="6575582" calcext:value-type="float">
            <text:p>6575582</text:p>
          </table:table-cell>
          <table:table-cell table:formula="of:=[.B498]-[.A498]"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588191" calcext:value-type="float">
            <text:p>6588191</text:p>
          </table:table-cell>
          <table:table-cell office:value-type="float" office:value="6588603" calcext:value-type="float">
            <text:p>6588603</text:p>
          </table:table-cell>
          <table:table-cell table:formula="of:=[.B499]-[.A499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6601243" calcext:value-type="float">
            <text:p>6601243</text:p>
          </table:table-cell>
          <table:table-cell office:value-type="float" office:value="6601654" calcext:value-type="float">
            <text:p>6601654</text:p>
          </table:table-cell>
          <table:table-cell table:formula="of:=[.B500]-[.A500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6614393" calcext:value-type="float">
            <text:p>6614393</text:p>
          </table:table-cell>
          <table:table-cell office:value-type="float" office:value="6614783" calcext:value-type="float">
            <text:p>6614783</text:p>
          </table:table-cell>
          <table:table-cell table:formula="of:=[.B501]-[.A501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6627483" calcext:value-type="float">
            <text:p>6627483</text:p>
          </table:table-cell>
          <table:table-cell office:value-type="float" office:value="6627910" calcext:value-type="float">
            <text:p>6627910</text:p>
          </table:table-cell>
          <table:table-cell table:formula="of:=[.B502]-[.A502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6640617" calcext:value-type="float">
            <text:p>6640617</text:p>
          </table:table-cell>
          <table:table-cell office:value-type="float" office:value="6641015" calcext:value-type="float">
            <text:p>6641015</text:p>
          </table:table-cell>
          <table:table-cell table:formula="of:=[.B503]-[.A503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6653727" calcext:value-type="float">
            <text:p>6653727</text:p>
          </table:table-cell>
          <table:table-cell office:value-type="float" office:value="6654148" calcext:value-type="float">
            <text:p>6654148</text:p>
          </table:table-cell>
          <table:table-cell table:formula="of:=[.B504]-[.A504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6666821" calcext:value-type="float">
            <text:p>6666821</text:p>
          </table:table-cell>
          <table:table-cell office:value-type="float" office:value="6667211" calcext:value-type="float">
            <text:p>6667211</text:p>
          </table:table-cell>
          <table:table-cell table:formula="of:=[.B505]-[.A505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6679917" calcext:value-type="float">
            <text:p>6679917</text:p>
          </table:table-cell>
          <table:table-cell office:value-type="float" office:value="6680240" calcext:value-type="float">
            <text:p>6680240</text:p>
          </table:table-cell>
          <table:table-cell table:formula="of:=[.B506]-[.A506]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6693342" calcext:value-type="float">
            <text:p>6693342</text:p>
          </table:table-cell>
          <table:table-cell office:value-type="float" office:value="6693746" calcext:value-type="float">
            <text:p>6693746</text:p>
          </table:table-cell>
          <table:table-cell table:formula="of:=[.B507]-[.A507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6706461" calcext:value-type="float">
            <text:p>6706461</text:p>
          </table:table-cell>
          <table:table-cell office:value-type="float" office:value="6706919" calcext:value-type="float">
            <text:p>6706919</text:p>
          </table:table-cell>
          <table:table-cell table:formula="of:=[.B508]-[.A508]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6719584" calcext:value-type="float">
            <text:p>6719584</text:p>
          </table:table-cell>
          <table:table-cell office:value-type="float" office:value="6719994" calcext:value-type="float">
            <text:p>6719994</text:p>
          </table:table-cell>
          <table:table-cell table:formula="of:=[.B509]-[.A509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6732641" calcext:value-type="float">
            <text:p>6732641</text:p>
          </table:table-cell>
          <table:table-cell office:value-type="float" office:value="6733047" calcext:value-type="float">
            <text:p>6733047</text:p>
          </table:table-cell>
          <table:table-cell table:formula="of:=[.B510]-[.A510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6745679" calcext:value-type="float">
            <text:p>6745679</text:p>
          </table:table-cell>
          <table:table-cell office:value-type="float" office:value="6746027" calcext:value-type="float">
            <text:p>6746027</text:p>
          </table:table-cell>
          <table:table-cell table:formula="of:=[.B511]-[.A511]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6758659" calcext:value-type="float">
            <text:p>6758659</text:p>
          </table:table-cell>
          <table:table-cell office:value-type="float" office:value="6759049" calcext:value-type="float">
            <text:p>6759049</text:p>
          </table:table-cell>
          <table:table-cell table:formula="of:=[.B512]-[.A512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6771747" calcext:value-type="float">
            <text:p>6771747</text:p>
          </table:table-cell>
          <table:table-cell office:value-type="float" office:value="6772131" calcext:value-type="float">
            <text:p>6772131</text:p>
          </table:table-cell>
          <table:table-cell table:formula="of:=[.B513]-[.A513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6784819" calcext:value-type="float">
            <text:p>6784819</text:p>
          </table:table-cell>
          <table:table-cell office:value-type="float" office:value="6785202" calcext:value-type="float">
            <text:p>6785202</text:p>
          </table:table-cell>
          <table:table-cell table:formula="of:=[.B514]-[.A514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6797868" calcext:value-type="float">
            <text:p>6797868</text:p>
          </table:table-cell>
          <table:table-cell office:value-type="float" office:value="6798254" calcext:value-type="float">
            <text:p>6798254</text:p>
          </table:table-cell>
          <table:table-cell table:formula="of:=[.B515]-[.A515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6811114" calcext:value-type="float">
            <text:p>6811114</text:p>
          </table:table-cell>
          <table:table-cell office:value-type="float" office:value="6811532" calcext:value-type="float">
            <text:p>6811532</text:p>
          </table:table-cell>
          <table:table-cell table:formula="of:=[.B516]-[.A516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6824417" calcext:value-type="float">
            <text:p>6824417</text:p>
          </table:table-cell>
          <table:table-cell office:value-type="float" office:value="6824784" calcext:value-type="float">
            <text:p>6824784</text:p>
          </table:table-cell>
          <table:table-cell table:formula="of:=[.B517]-[.A517]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6837613" calcext:value-type="float">
            <text:p>6837613</text:p>
          </table:table-cell>
          <table:table-cell office:value-type="float" office:value="6838027" calcext:value-type="float">
            <text:p>6838027</text:p>
          </table:table-cell>
          <table:table-cell table:formula="of:=[.B518]-[.A518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6850626" calcext:value-type="float">
            <text:p>6850626</text:p>
          </table:table-cell>
          <table:table-cell office:value-type="float" office:value="6851053" calcext:value-type="float">
            <text:p>6851053</text:p>
          </table:table-cell>
          <table:table-cell table:formula="of:=[.B519]-[.A519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6863715" calcext:value-type="float">
            <text:p>6863715</text:p>
          </table:table-cell>
          <table:table-cell office:value-type="float" office:value="6864132" calcext:value-type="float">
            <text:p>6864132</text:p>
          </table:table-cell>
          <table:table-cell table:formula="of:=[.B520]-[.A520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6876832" calcext:value-type="float">
            <text:p>6876832</text:p>
          </table:table-cell>
          <table:table-cell office:value-type="float" office:value="6877230" calcext:value-type="float">
            <text:p>6877230</text:p>
          </table:table-cell>
          <table:table-cell table:formula="of:=[.B521]-[.A521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6890021" calcext:value-type="float">
            <text:p>6890021</text:p>
          </table:table-cell>
          <table:table-cell office:value-type="float" office:value="6890491" calcext:value-type="float">
            <text:p>6890491</text:p>
          </table:table-cell>
          <table:table-cell table:formula="of:=[.B522]-[.A522]"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6903253" calcext:value-type="float">
            <text:p>6903253</text:p>
          </table:table-cell>
          <table:table-cell office:value-type="float" office:value="6903672" calcext:value-type="float">
            <text:p>6903672</text:p>
          </table:table-cell>
          <table:table-cell table:formula="of:=[.B523]-[.A523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6916368" calcext:value-type="float">
            <text:p>6916368</text:p>
          </table:table-cell>
          <table:table-cell office:value-type="float" office:value="6916780" calcext:value-type="float">
            <text:p>6916780</text:p>
          </table:table-cell>
          <table:table-cell table:formula="of:=[.B524]-[.A524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6929450" calcext:value-type="float">
            <text:p>6929450</text:p>
          </table:table-cell>
          <table:table-cell office:value-type="float" office:value="6929841" calcext:value-type="float">
            <text:p>6929841</text:p>
          </table:table-cell>
          <table:table-cell table:formula="of:=[.B525]-[.A525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6942664" calcext:value-type="float">
            <text:p>6942664</text:p>
          </table:table-cell>
          <table:table-cell office:value-type="float" office:value="6943070" calcext:value-type="float">
            <text:p>6943070</text:p>
          </table:table-cell>
          <table:table-cell table:formula="of:=[.B526]-[.A526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6955865" calcext:value-type="float">
            <text:p>6955865</text:p>
          </table:table-cell>
          <table:table-cell office:value-type="float" office:value="6956329" calcext:value-type="float">
            <text:p>6956329</text:p>
          </table:table-cell>
          <table:table-cell table:formula="of:=[.B527]-[.A527]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6968959" calcext:value-type="float">
            <text:p>6968959</text:p>
          </table:table-cell>
          <table:table-cell office:value-type="float" office:value="6969351" calcext:value-type="float">
            <text:p>6969351</text:p>
          </table:table-cell>
          <table:table-cell table:formula="of:=[.B528]-[.A528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6982084" calcext:value-type="float">
            <text:p>6982084</text:p>
          </table:table-cell>
          <table:table-cell office:value-type="float" office:value="6982472" calcext:value-type="float">
            <text:p>6982472</text:p>
          </table:table-cell>
          <table:table-cell table:formula="of:=[.B529]-[.A52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6995141" calcext:value-type="float">
            <text:p>6995141</text:p>
          </table:table-cell>
          <table:table-cell office:value-type="float" office:value="6995535" calcext:value-type="float">
            <text:p>6995535</text:p>
          </table:table-cell>
          <table:table-cell table:formula="of:=[.B530]-[.A530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7008180" calcext:value-type="float">
            <text:p>7008180</text:p>
          </table:table-cell>
          <table:table-cell office:value-type="float" office:value="7008567" calcext:value-type="float">
            <text:p>7008567</text:p>
          </table:table-cell>
          <table:table-cell table:formula="of:=[.B531]-[.A531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7021231" calcext:value-type="float">
            <text:p>7021231</text:p>
          </table:table-cell>
          <table:table-cell office:value-type="float" office:value="7021629" calcext:value-type="float">
            <text:p>7021629</text:p>
          </table:table-cell>
          <table:table-cell table:formula="of:=[.B532]-[.A53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7034447" calcext:value-type="float">
            <text:p>7034447</text:p>
          </table:table-cell>
          <table:table-cell office:value-type="float" office:value="7034839" calcext:value-type="float">
            <text:p>7034839</text:p>
          </table:table-cell>
          <table:table-cell table:formula="of:=[.B533]-[.A533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7047555" calcext:value-type="float">
            <text:p>7047555</text:p>
          </table:table-cell>
          <table:table-cell office:value-type="float" office:value="7047918" calcext:value-type="float">
            <text:p>7047918</text:p>
          </table:table-cell>
          <table:table-cell table:formula="of:=[.B534]-[.A534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7060629" calcext:value-type="float">
            <text:p>7060629</text:p>
          </table:table-cell>
          <table:table-cell office:value-type="float" office:value="7061075" calcext:value-type="float">
            <text:p>7061075</text:p>
          </table:table-cell>
          <table:table-cell table:formula="of:=[.B535]-[.A535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7073981" calcext:value-type="float">
            <text:p>7073981</text:p>
          </table:table-cell>
          <table:table-cell office:value-type="float" office:value="7074399" calcext:value-type="float">
            <text:p>7074399</text:p>
          </table:table-cell>
          <table:table-cell table:formula="of:=[.B536]-[.A536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7087042" calcext:value-type="float">
            <text:p>7087042</text:p>
          </table:table-cell>
          <table:table-cell office:value-type="float" office:value="7087471" calcext:value-type="float">
            <text:p>7087471</text:p>
          </table:table-cell>
          <table:table-cell table:formula="of:=[.B537]-[.A537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7100181" calcext:value-type="float">
            <text:p>7100181</text:p>
          </table:table-cell>
          <table:table-cell office:value-type="float" office:value="7100579" calcext:value-type="float">
            <text:p>7100579</text:p>
          </table:table-cell>
          <table:table-cell table:formula="of:=[.B538]-[.A538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7113108" calcext:value-type="float">
            <text:p>7113108</text:p>
          </table:table-cell>
          <table:table-cell office:value-type="float" office:value="7113515" calcext:value-type="float">
            <text:p>7113515</text:p>
          </table:table-cell>
          <table:table-cell table:formula="of:=[.B539]-[.A539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7126184" calcext:value-type="float">
            <text:p>7126184</text:p>
          </table:table-cell>
          <table:table-cell office:value-type="float" office:value="7126584" calcext:value-type="float">
            <text:p>7126584</text:p>
          </table:table-cell>
          <table:table-cell table:formula="of:=[.B540]-[.A540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7139335" calcext:value-type="float">
            <text:p>7139335</text:p>
          </table:table-cell>
          <table:table-cell office:value-type="float" office:value="7139741" calcext:value-type="float">
            <text:p>7139741</text:p>
          </table:table-cell>
          <table:table-cell table:formula="of:=[.B541]-[.A541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7152392" calcext:value-type="float">
            <text:p>7152392</text:p>
          </table:table-cell>
          <table:table-cell office:value-type="float" office:value="7152787" calcext:value-type="float">
            <text:p>7152787</text:p>
          </table:table-cell>
          <table:table-cell table:formula="of:=[.B542]-[.A542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7165479" calcext:value-type="float">
            <text:p>7165479</text:p>
          </table:table-cell>
          <table:table-cell office:value-type="float" office:value="7165892" calcext:value-type="float">
            <text:p>7165892</text:p>
          </table:table-cell>
          <table:table-cell table:formula="of:=[.B543]-[.A543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7178558" calcext:value-type="float">
            <text:p>7178558</text:p>
          </table:table-cell>
          <table:table-cell office:value-type="float" office:value="7178892" calcext:value-type="float">
            <text:p>7178892</text:p>
          </table:table-cell>
          <table:table-cell table:formula="of:=[.B544]-[.A544]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7191836" calcext:value-type="float">
            <text:p>7191836</text:p>
          </table:table-cell>
          <table:table-cell office:value-type="float" office:value="7192250" calcext:value-type="float">
            <text:p>7192250</text:p>
          </table:table-cell>
          <table:table-cell table:formula="of:=[.B545]-[.A545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7205091" calcext:value-type="float">
            <text:p>7205091</text:p>
          </table:table-cell>
          <table:table-cell office:value-type="float" office:value="7205545" calcext:value-type="float">
            <text:p>7205545</text:p>
          </table:table-cell>
          <table:table-cell table:formula="of:=[.B546]-[.A546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7218120" calcext:value-type="float">
            <text:p>7218120</text:p>
          </table:table-cell>
          <table:table-cell office:value-type="float" office:value="7218516" calcext:value-type="float">
            <text:p>7218516</text:p>
          </table:table-cell>
          <table:table-cell table:formula="of:=[.B547]-[.A547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7231131" calcext:value-type="float">
            <text:p>7231131</text:p>
          </table:table-cell>
          <table:table-cell office:value-type="float" office:value="7231560" calcext:value-type="float">
            <text:p>7231560</text:p>
          </table:table-cell>
          <table:table-cell table:formula="of:=[.B548]-[.A548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7244274" calcext:value-type="float">
            <text:p>7244274</text:p>
          </table:table-cell>
          <table:table-cell office:value-type="float" office:value="7244664" calcext:value-type="float">
            <text:p>7244664</text:p>
          </table:table-cell>
          <table:table-cell table:formula="of:=[.B549]-[.A54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7257302" calcext:value-type="float">
            <text:p>7257302</text:p>
          </table:table-cell>
          <table:table-cell office:value-type="float" office:value="7257724" calcext:value-type="float">
            <text:p>7257724</text:p>
          </table:table-cell>
          <table:table-cell table:formula="of:=[.B550]-[.A550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7270414" calcext:value-type="float">
            <text:p>7270414</text:p>
          </table:table-cell>
          <table:table-cell office:value-type="float" office:value="7270788" calcext:value-type="float">
            <text:p>7270788</text:p>
          </table:table-cell>
          <table:table-cell table:formula="of:=[.B551]-[.A551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7283445" calcext:value-type="float">
            <text:p>7283445</text:p>
          </table:table-cell>
          <table:table-cell office:value-type="float" office:value="7283817" calcext:value-type="float">
            <text:p>7283817</text:p>
          </table:table-cell>
          <table:table-cell table:formula="of:=[.B552]-[.A552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7296455" calcext:value-type="float">
            <text:p>7296455</text:p>
          </table:table-cell>
          <table:table-cell office:value-type="float" office:value="7296850" calcext:value-type="float">
            <text:p>7296850</text:p>
          </table:table-cell>
          <table:table-cell table:formula="of:=[.B553]-[.A553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7309524" calcext:value-type="float">
            <text:p>7309524</text:p>
          </table:table-cell>
          <table:table-cell office:value-type="float" office:value="7309942" calcext:value-type="float">
            <text:p>7309942</text:p>
          </table:table-cell>
          <table:table-cell table:formula="of:=[.B554]-[.A554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7322825" calcext:value-type="float">
            <text:p>7322825</text:p>
          </table:table-cell>
          <table:table-cell office:value-type="float" office:value="7323170" calcext:value-type="float">
            <text:p>7323170</text:p>
          </table:table-cell>
          <table:table-cell table:formula="of:=[.B555]-[.A555]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7336258" calcext:value-type="float">
            <text:p>7336258</text:p>
          </table:table-cell>
          <table:table-cell office:value-type="float" office:value="7336717" calcext:value-type="float">
            <text:p>7336717</text:p>
          </table:table-cell>
          <table:table-cell table:formula="of:=[.B556]-[.A556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7349381" calcext:value-type="float">
            <text:p>7349381</text:p>
          </table:table-cell>
          <table:table-cell office:value-type="float" office:value="7349806" calcext:value-type="float">
            <text:p>7349806</text:p>
          </table:table-cell>
          <table:table-cell table:formula="of:=[.B557]-[.A557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7362445" calcext:value-type="float">
            <text:p>7362445</text:p>
          </table:table-cell>
          <table:table-cell office:value-type="float" office:value="7362927" calcext:value-type="float">
            <text:p>7362927</text:p>
          </table:table-cell>
          <table:table-cell table:formula="of:=[.B558]-[.A558]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7375598" calcext:value-type="float">
            <text:p>7375598</text:p>
          </table:table-cell>
          <table:table-cell office:value-type="float" office:value="7376000" calcext:value-type="float">
            <text:p>7376000</text:p>
          </table:table-cell>
          <table:table-cell table:formula="of:=[.B559]-[.A559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7388686" calcext:value-type="float">
            <text:p>7388686</text:p>
          </table:table-cell>
          <table:table-cell office:value-type="float" office:value="7389057" calcext:value-type="float">
            <text:p>7389057</text:p>
          </table:table-cell>
          <table:table-cell table:formula="of:=[.B560]-[.A560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7401731" calcext:value-type="float">
            <text:p>7401731</text:p>
          </table:table-cell>
          <table:table-cell office:value-type="float" office:value="7402103" calcext:value-type="float">
            <text:p>7402103</text:p>
          </table:table-cell>
          <table:table-cell table:formula="of:=[.B561]-[.A561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7414718" calcext:value-type="float">
            <text:p>7414718</text:p>
          </table:table-cell>
          <table:table-cell office:value-type="float" office:value="7415114" calcext:value-type="float">
            <text:p>7415114</text:p>
          </table:table-cell>
          <table:table-cell table:formula="of:=[.B562]-[.A562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7427661" calcext:value-type="float">
            <text:p>7427661</text:p>
          </table:table-cell>
          <table:table-cell office:value-type="float" office:value="7428051" calcext:value-type="float">
            <text:p>7428051</text:p>
          </table:table-cell>
          <table:table-cell table:formula="of:=[.B563]-[.A563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7441004" calcext:value-type="float">
            <text:p>7441004</text:p>
          </table:table-cell>
          <table:table-cell office:value-type="float" office:value="7441433" calcext:value-type="float">
            <text:p>7441433</text:p>
          </table:table-cell>
          <table:table-cell table:formula="of:=[.B564]-[.A564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7454343" calcext:value-type="float">
            <text:p>7454343</text:p>
          </table:table-cell>
          <table:table-cell office:value-type="float" office:value="7454818" calcext:value-type="float">
            <text:p>7454818</text:p>
          </table:table-cell>
          <table:table-cell table:formula="of:=[.B565]-[.A565]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7467520" calcext:value-type="float">
            <text:p>7467520</text:p>
          </table:table-cell>
          <table:table-cell office:value-type="float" office:value="7467934" calcext:value-type="float">
            <text:p>7467934</text:p>
          </table:table-cell>
          <table:table-cell table:formula="of:=[.B566]-[.A566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7480637" calcext:value-type="float">
            <text:p>7480637</text:p>
          </table:table-cell>
          <table:table-cell office:value-type="float" office:value="7481035" calcext:value-type="float">
            <text:p>7481035</text:p>
          </table:table-cell>
          <table:table-cell table:formula="of:=[.B567]-[.A567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7493757" calcext:value-type="float">
            <text:p>7493757</text:p>
          </table:table-cell>
          <table:table-cell office:value-type="float" office:value="7494159" calcext:value-type="float">
            <text:p>7494159</text:p>
          </table:table-cell>
          <table:table-cell table:formula="of:=[.B568]-[.A568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7506893" calcext:value-type="float">
            <text:p>7506893</text:p>
          </table:table-cell>
          <table:table-cell office:value-type="float" office:value="7507258" calcext:value-type="float">
            <text:p>7507258</text:p>
          </table:table-cell>
          <table:table-cell table:formula="of:=[.B569]-[.A569]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7519937" calcext:value-type="float">
            <text:p>7519937</text:p>
          </table:table-cell>
          <table:table-cell office:value-type="float" office:value="7520372" calcext:value-type="float">
            <text:p>7520372</text:p>
          </table:table-cell>
          <table:table-cell table:formula="of:=[.B570]-[.A570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7533004" calcext:value-type="float">
            <text:p>7533004</text:p>
          </table:table-cell>
          <table:table-cell office:value-type="float" office:value="7533445" calcext:value-type="float">
            <text:p>7533445</text:p>
          </table:table-cell>
          <table:table-cell table:formula="of:=[.B571]-[.A571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7546115" calcext:value-type="float">
            <text:p>7546115</text:p>
          </table:table-cell>
          <table:table-cell office:value-type="float" office:value="7546502" calcext:value-type="float">
            <text:p>7546502</text:p>
          </table:table-cell>
          <table:table-cell table:formula="of:=[.B572]-[.A572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7559356" calcext:value-type="float">
            <text:p>7559356</text:p>
          </table:table-cell>
          <table:table-cell office:value-type="float" office:value="7559756" calcext:value-type="float">
            <text:p>7559756</text:p>
          </table:table-cell>
          <table:table-cell table:formula="of:=[.B573]-[.A57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7572589" calcext:value-type="float">
            <text:p>7572589</text:p>
          </table:table-cell>
          <table:table-cell office:value-type="float" office:value="7573016" calcext:value-type="float">
            <text:p>7573016</text:p>
          </table:table-cell>
          <table:table-cell table:formula="of:=[.B574]-[.A574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7585647" calcext:value-type="float">
            <text:p>7585647</text:p>
          </table:table-cell>
          <table:table-cell office:value-type="float" office:value="7586099" calcext:value-type="float">
            <text:p>7586099</text:p>
          </table:table-cell>
          <table:table-cell table:formula="of:=[.B575]-[.A575]"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7598788" calcext:value-type="float">
            <text:p>7598788</text:p>
          </table:table-cell>
          <table:table-cell office:value-type="float" office:value="7599210" calcext:value-type="float">
            <text:p>7599210</text:p>
          </table:table-cell>
          <table:table-cell table:formula="of:=[.B576]-[.A576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7612086" calcext:value-type="float">
            <text:p>7612086</text:p>
          </table:table-cell>
          <table:table-cell office:value-type="float" office:value="7612562" calcext:value-type="float">
            <text:p>7612562</text:p>
          </table:table-cell>
          <table:table-cell table:formula="of:=[.B577]-[.A577]"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7625322" calcext:value-type="float">
            <text:p>7625322</text:p>
          </table:table-cell>
          <table:table-cell office:value-type="float" office:value="7625722" calcext:value-type="float">
            <text:p>7625722</text:p>
          </table:table-cell>
          <table:table-cell table:formula="of:=[.B578]-[.A57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7638430" calcext:value-type="float">
            <text:p>7638430</text:p>
          </table:table-cell>
          <table:table-cell office:value-type="float" office:value="7638832" calcext:value-type="float">
            <text:p>7638832</text:p>
          </table:table-cell>
          <table:table-cell table:formula="of:=[.B579]-[.A579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7651509" calcext:value-type="float">
            <text:p>7651509</text:p>
          </table:table-cell>
          <table:table-cell office:value-type="float" office:value="7651891" calcext:value-type="float">
            <text:p>7651891</text:p>
          </table:table-cell>
          <table:table-cell table:formula="of:=[.B580]-[.A580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7664567" calcext:value-type="float">
            <text:p>7664567</text:p>
          </table:table-cell>
          <table:table-cell office:value-type="float" office:value="7664960" calcext:value-type="float">
            <text:p>7664960</text:p>
          </table:table-cell>
          <table:table-cell table:formula="of:=[.B581]-[.A581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7677683" calcext:value-type="float">
            <text:p>7677683</text:p>
          </table:table-cell>
          <table:table-cell office:value-type="float" office:value="7678050" calcext:value-type="float">
            <text:p>7678050</text:p>
          </table:table-cell>
          <table:table-cell table:formula="of:=[.B582]-[.A582]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7690851" calcext:value-type="float">
            <text:p>7690851</text:p>
          </table:table-cell>
          <table:table-cell office:value-type="float" office:value="7691276" calcext:value-type="float">
            <text:p>7691276</text:p>
          </table:table-cell>
          <table:table-cell table:formula="of:=[.B583]-[.A583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7703958" calcext:value-type="float">
            <text:p>7703958</text:p>
          </table:table-cell>
          <table:table-cell office:value-type="float" office:value="7704481" calcext:value-type="float">
            <text:p>7704481</text:p>
          </table:table-cell>
          <table:table-cell table:formula="of:=[.B584]-[.A584]"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7717179" calcext:value-type="float">
            <text:p>7717179</text:p>
          </table:table-cell>
          <table:table-cell office:value-type="float" office:value="7717579" calcext:value-type="float">
            <text:p>7717579</text:p>
          </table:table-cell>
          <table:table-cell table:formula="of:=[.B585]-[.A58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7730328" calcext:value-type="float">
            <text:p>7730328</text:p>
          </table:table-cell>
          <table:table-cell office:value-type="float" office:value="7730731" calcext:value-type="float">
            <text:p>7730731</text:p>
          </table:table-cell>
          <table:table-cell table:formula="of:=[.B586]-[.A586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7743390" calcext:value-type="float">
            <text:p>7743390</text:p>
          </table:table-cell>
          <table:table-cell office:value-type="float" office:value="7743787" calcext:value-type="float">
            <text:p>7743787</text:p>
          </table:table-cell>
          <table:table-cell table:formula="of:=[.B587]-[.A587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7756431" calcext:value-type="float">
            <text:p>7756431</text:p>
          </table:table-cell>
          <table:table-cell office:value-type="float" office:value="7756843" calcext:value-type="float">
            <text:p>7756843</text:p>
          </table:table-cell>
          <table:table-cell table:formula="of:=[.B588]-[.A588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7769494" calcext:value-type="float">
            <text:p>7769494</text:p>
          </table:table-cell>
          <table:table-cell office:value-type="float" office:value="7769887" calcext:value-type="float">
            <text:p>7769887</text:p>
          </table:table-cell>
          <table:table-cell table:formula="of:=[.B589]-[.A589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7782541" calcext:value-type="float">
            <text:p>7782541</text:p>
          </table:table-cell>
          <table:table-cell office:value-type="float" office:value="7782946" calcext:value-type="float">
            <text:p>7782946</text:p>
          </table:table-cell>
          <table:table-cell table:formula="of:=[.B590]-[.A590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7795560" calcext:value-type="float">
            <text:p>7795560</text:p>
          </table:table-cell>
          <table:table-cell office:value-type="float" office:value="7795954" calcext:value-type="float">
            <text:p>7795954</text:p>
          </table:table-cell>
          <table:table-cell table:formula="of:=[.B591]-[.A591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7808655" calcext:value-type="float">
            <text:p>7808655</text:p>
          </table:table-cell>
          <table:table-cell office:value-type="float" office:value="7809039" calcext:value-type="float">
            <text:p>7809039</text:p>
          </table:table-cell>
          <table:table-cell table:formula="of:=[.B592]-[.A59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7822040" calcext:value-type="float">
            <text:p>7822040</text:p>
          </table:table-cell>
          <table:table-cell office:value-type="float" office:value="7822368" calcext:value-type="float">
            <text:p>7822368</text:p>
          </table:table-cell>
          <table:table-cell table:formula="of:=[.B593]-[.A593]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7835398" calcext:value-type="float">
            <text:p>7835398</text:p>
          </table:table-cell>
          <table:table-cell office:value-type="float" office:value="7835868" calcext:value-type="float">
            <text:p>7835868</text:p>
          </table:table-cell>
          <table:table-cell table:formula="of:=[.B594]-[.A594]"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7848490" calcext:value-type="float">
            <text:p>7848490</text:p>
          </table:table-cell>
          <table:table-cell office:value-type="float" office:value="7848899" calcext:value-type="float">
            <text:p>7848899</text:p>
          </table:table-cell>
          <table:table-cell table:formula="of:=[.B595]-[.A595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7861637" calcext:value-type="float">
            <text:p>7861637</text:p>
          </table:table-cell>
          <table:table-cell office:value-type="float" office:value="7862030" calcext:value-type="float">
            <text:p>7862030</text:p>
          </table:table-cell>
          <table:table-cell table:formula="of:=[.B596]-[.A596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7874740" calcext:value-type="float">
            <text:p>7874740</text:p>
          </table:table-cell>
          <table:table-cell office:value-type="float" office:value="7875128" calcext:value-type="float">
            <text:p>7875128</text:p>
          </table:table-cell>
          <table:table-cell table:formula="of:=[.B597]-[.A597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7887844" calcext:value-type="float">
            <text:p>7887844</text:p>
          </table:table-cell>
          <table:table-cell office:value-type="float" office:value="7888239" calcext:value-type="float">
            <text:p>7888239</text:p>
          </table:table-cell>
          <table:table-cell table:formula="of:=[.B598]-[.A598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7900932" calcext:value-type="float">
            <text:p>7900932</text:p>
          </table:table-cell>
          <table:table-cell office:value-type="float" office:value="7901332" calcext:value-type="float">
            <text:p>7901332</text:p>
          </table:table-cell>
          <table:table-cell table:formula="of:=[.B599]-[.A599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7914024" calcext:value-type="float">
            <text:p>7914024</text:p>
          </table:table-cell>
          <table:table-cell office:value-type="float" office:value="7914397" calcext:value-type="float">
            <text:p>7914397</text:p>
          </table:table-cell>
          <table:table-cell table:formula="of:=[.B600]-[.A600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7927030" calcext:value-type="float">
            <text:p>7927030</text:p>
          </table:table-cell>
          <table:table-cell office:value-type="float" office:value="7927414" calcext:value-type="float">
            <text:p>7927414</text:p>
          </table:table-cell>
          <table:table-cell table:formula="of:=[.B601]-[.A601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7940198" calcext:value-type="float">
            <text:p>7940198</text:p>
          </table:table-cell>
          <table:table-cell office:value-type="float" office:value="7940554" calcext:value-type="float">
            <text:p>7940554</text:p>
          </table:table-cell>
          <table:table-cell table:formula="of:=[.B602]-[.A602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7953581" calcext:value-type="float">
            <text:p>7953581</text:p>
          </table:table-cell>
          <table:table-cell office:value-type="float" office:value="7954029" calcext:value-type="float">
            <text:p>7954029</text:p>
          </table:table-cell>
          <table:table-cell table:formula="of:=[.B603]-[.A603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7966718" calcext:value-type="float">
            <text:p>7966718</text:p>
          </table:table-cell>
          <table:table-cell office:value-type="float" office:value="7967136" calcext:value-type="float">
            <text:p>7967136</text:p>
          </table:table-cell>
          <table:table-cell table:formula="of:=[.B604]-[.A604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7979858" calcext:value-type="float">
            <text:p>7979858</text:p>
          </table:table-cell>
          <table:table-cell office:value-type="float" office:value="7980277" calcext:value-type="float">
            <text:p>7980277</text:p>
          </table:table-cell>
          <table:table-cell table:formula="of:=[.B605]-[.A605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7993003" calcext:value-type="float">
            <text:p>7993003</text:p>
          </table:table-cell>
          <table:table-cell office:value-type="float" office:value="7993418" calcext:value-type="float">
            <text:p>7993418</text:p>
          </table:table-cell>
          <table:table-cell table:formula="of:=[.B606]-[.A606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8006121" calcext:value-type="float">
            <text:p>8006121</text:p>
          </table:table-cell>
          <table:table-cell office:value-type="float" office:value="8006497" calcext:value-type="float">
            <text:p>8006497</text:p>
          </table:table-cell>
          <table:table-cell table:formula="of:=[.B607]-[.A607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8019110" calcext:value-type="float">
            <text:p>8019110</text:p>
          </table:table-cell>
          <table:table-cell office:value-type="float" office:value="8019512" calcext:value-type="float">
            <text:p>8019512</text:p>
          </table:table-cell>
          <table:table-cell table:formula="of:=[.B608]-[.A608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8032180" calcext:value-type="float">
            <text:p>8032180</text:p>
          </table:table-cell>
          <table:table-cell office:value-type="float" office:value="8032556" calcext:value-type="float">
            <text:p>8032556</text:p>
          </table:table-cell>
          <table:table-cell table:formula="of:=[.B609]-[.A609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8045303" calcext:value-type="float">
            <text:p>8045303</text:p>
          </table:table-cell>
          <table:table-cell office:value-type="float" office:value="8045786" calcext:value-type="float">
            <text:p>8045786</text:p>
          </table:table-cell>
          <table:table-cell table:formula="of:=[.B610]-[.A610]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8058631" calcext:value-type="float">
            <text:p>8058631</text:p>
          </table:table-cell>
          <table:table-cell office:value-type="float" office:value="8059094" calcext:value-type="float">
            <text:p>8059094</text:p>
          </table:table-cell>
          <table:table-cell table:formula="of:=[.B611]-[.A611]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8071902" calcext:value-type="float">
            <text:p>8071902</text:p>
          </table:table-cell>
          <table:table-cell office:value-type="float" office:value="8072328" calcext:value-type="float">
            <text:p>8072328</text:p>
          </table:table-cell>
          <table:table-cell table:formula="of:=[.B612]-[.A612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8085094" calcext:value-type="float">
            <text:p>8085094</text:p>
          </table:table-cell>
          <table:table-cell office:value-type="float" office:value="8085501" calcext:value-type="float">
            <text:p>8085501</text:p>
          </table:table-cell>
          <table:table-cell table:formula="of:=[.B613]-[.A613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8098177" calcext:value-type="float">
            <text:p>8098177</text:p>
          </table:table-cell>
          <table:table-cell office:value-type="float" office:value="8098577" calcext:value-type="float">
            <text:p>8098577</text:p>
          </table:table-cell>
          <table:table-cell table:formula="of:=[.B614]-[.A61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8111232" calcext:value-type="float">
            <text:p>8111232</text:p>
          </table:table-cell>
          <table:table-cell office:value-type="float" office:value="8111623" calcext:value-type="float">
            <text:p>8111623</text:p>
          </table:table-cell>
          <table:table-cell table:formula="of:=[.B615]-[.A615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8124264" calcext:value-type="float">
            <text:p>8124264</text:p>
          </table:table-cell>
          <table:table-cell office:value-type="float" office:value="8124650" calcext:value-type="float">
            <text:p>8124650</text:p>
          </table:table-cell>
          <table:table-cell table:formula="of:=[.B616]-[.A616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8137326" calcext:value-type="float">
            <text:p>8137326</text:p>
          </table:table-cell>
          <table:table-cell office:value-type="float" office:value="8137735" calcext:value-type="float">
            <text:p>8137735</text:p>
          </table:table-cell>
          <table:table-cell table:formula="of:=[.B617]-[.A617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8150334" calcext:value-type="float">
            <text:p>8150334</text:p>
          </table:table-cell>
          <table:table-cell office:value-type="float" office:value="8150774" calcext:value-type="float">
            <text:p>8150774</text:p>
          </table:table-cell>
          <table:table-cell table:formula="of:=[.B618]-[.A618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8163465" calcext:value-type="float">
            <text:p>8163465</text:p>
          </table:table-cell>
          <table:table-cell office:value-type="float" office:value="8163891" calcext:value-type="float">
            <text:p>8163891</text:p>
          </table:table-cell>
          <table:table-cell table:formula="of:=[.B619]-[.A619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8176556" calcext:value-type="float">
            <text:p>8176556</text:p>
          </table:table-cell>
          <table:table-cell office:value-type="float" office:value="8176965" calcext:value-type="float">
            <text:p>8176965</text:p>
          </table:table-cell>
          <table:table-cell table:formula="of:=[.B620]-[.A620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8189728" calcext:value-type="float">
            <text:p>8189728</text:p>
          </table:table-cell>
          <table:table-cell office:value-type="float" office:value="8190160" calcext:value-type="float">
            <text:p>8190160</text:p>
          </table:table-cell>
          <table:table-cell table:formula="of:=[.B621]-[.A621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8203019" calcext:value-type="float">
            <text:p>8203019</text:p>
          </table:table-cell>
          <table:table-cell office:value-type="float" office:value="8203451" calcext:value-type="float">
            <text:p>8203451</text:p>
          </table:table-cell>
          <table:table-cell table:formula="of:=[.B622]-[.A622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8216183" calcext:value-type="float">
            <text:p>8216183</text:p>
          </table:table-cell>
          <table:table-cell office:value-type="float" office:value="8216586" calcext:value-type="float">
            <text:p>8216586</text:p>
          </table:table-cell>
          <table:table-cell table:formula="of:=[.B623]-[.A623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8229276" calcext:value-type="float">
            <text:p>8229276</text:p>
          </table:table-cell>
          <table:table-cell office:value-type="float" office:value="8229759" calcext:value-type="float">
            <text:p>8229759</text:p>
          </table:table-cell>
          <table:table-cell table:formula="of:=[.B624]-[.A624]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8242476" calcext:value-type="float">
            <text:p>8242476</text:p>
          </table:table-cell>
          <table:table-cell office:value-type="float" office:value="8242890" calcext:value-type="float">
            <text:p>8242890</text:p>
          </table:table-cell>
          <table:table-cell table:formula="of:=[.B625]-[.A625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8255546" calcext:value-type="float">
            <text:p>8255546</text:p>
          </table:table-cell>
          <table:table-cell office:value-type="float" office:value="8255953" calcext:value-type="float">
            <text:p>8255953</text:p>
          </table:table-cell>
          <table:table-cell table:formula="of:=[.B626]-[.A626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8268638" calcext:value-type="float">
            <text:p>8268638</text:p>
          </table:table-cell>
          <table:table-cell office:value-type="float" office:value="8269024" calcext:value-type="float">
            <text:p>8269024</text:p>
          </table:table-cell>
          <table:table-cell table:formula="of:=[.B627]-[.A627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8281644" calcext:value-type="float">
            <text:p>8281644</text:p>
          </table:table-cell>
          <table:table-cell office:value-type="float" office:value="8282037" calcext:value-type="float">
            <text:p>8282037</text:p>
          </table:table-cell>
          <table:table-cell table:formula="of:=[.B628]-[.A628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8294675" calcext:value-type="float">
            <text:p>8294675</text:p>
          </table:table-cell>
          <table:table-cell office:value-type="float" office:value="8295072" calcext:value-type="float">
            <text:p>8295072</text:p>
          </table:table-cell>
          <table:table-cell table:formula="of:=[.B629]-[.A629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8307935" calcext:value-type="float">
            <text:p>8307935</text:p>
          </table:table-cell>
          <table:table-cell office:value-type="float" office:value="8308368" calcext:value-type="float">
            <text:p>8308368</text:p>
          </table:table-cell>
          <table:table-cell table:formula="of:=[.B630]-[.A630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8321164" calcext:value-type="float">
            <text:p>8321164</text:p>
          </table:table-cell>
          <table:table-cell office:value-type="float" office:value="8321591" calcext:value-type="float">
            <text:p>8321591</text:p>
          </table:table-cell>
          <table:table-cell table:formula="of:=[.B631]-[.A631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8334281" calcext:value-type="float">
            <text:p>8334281</text:p>
          </table:table-cell>
          <table:table-cell office:value-type="float" office:value="8334705" calcext:value-type="float">
            <text:p>8334705</text:p>
          </table:table-cell>
          <table:table-cell table:formula="of:=[.B632]-[.A632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8347438" calcext:value-type="float">
            <text:p>8347438</text:p>
          </table:table-cell>
          <table:table-cell office:value-type="float" office:value="8347814" calcext:value-type="float">
            <text:p>8347814</text:p>
          </table:table-cell>
          <table:table-cell table:formula="of:=[.B633]-[.A633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8360531" calcext:value-type="float">
            <text:p>8360531</text:p>
          </table:table-cell>
          <table:table-cell office:value-type="float" office:value="8360916" calcext:value-type="float">
            <text:p>8360916</text:p>
          </table:table-cell>
          <table:table-cell table:formula="of:=[.B634]-[.A634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8373579" calcext:value-type="float">
            <text:p>8373579</text:p>
          </table:table-cell>
          <table:table-cell office:value-type="float" office:value="8373963" calcext:value-type="float">
            <text:p>8373963</text:p>
          </table:table-cell>
          <table:table-cell table:formula="of:=[.B635]-[.A635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8386552" calcext:value-type="float">
            <text:p>8386552</text:p>
          </table:table-cell>
          <table:table-cell office:value-type="float" office:value="8386956" calcext:value-type="float">
            <text:p>8386956</text:p>
          </table:table-cell>
          <table:table-cell table:formula="of:=[.B636]-[.A63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8399578" calcext:value-type="float">
            <text:p>8399578</text:p>
          </table:table-cell>
          <table:table-cell office:value-type="float" office:value="8399989" calcext:value-type="float">
            <text:p>8399989</text:p>
          </table:table-cell>
          <table:table-cell table:formula="of:=[.B637]-[.A637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8412543" calcext:value-type="float">
            <text:p>8412543</text:p>
          </table:table-cell>
          <table:table-cell office:value-type="float" office:value="8412925" calcext:value-type="float">
            <text:p>8412925</text:p>
          </table:table-cell>
          <table:table-cell table:formula="of:=[.B638]-[.A638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8425822" calcext:value-type="float">
            <text:p>8425822</text:p>
          </table:table-cell>
          <table:table-cell office:value-type="float" office:value="8426228" calcext:value-type="float">
            <text:p>8426228</text:p>
          </table:table-cell>
          <table:table-cell table:formula="of:=[.B639]-[.A639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8439260" calcext:value-type="float">
            <text:p>8439260</text:p>
          </table:table-cell>
          <table:table-cell office:value-type="float" office:value="8439708" calcext:value-type="float">
            <text:p>8439708</text:p>
          </table:table-cell>
          <table:table-cell table:formula="of:=[.B640]-[.A640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8452392" calcext:value-type="float">
            <text:p>8452392</text:p>
          </table:table-cell>
          <table:table-cell office:value-type="float" office:value="8452803" calcext:value-type="float">
            <text:p>8452803</text:p>
          </table:table-cell>
          <table:table-cell table:formula="of:=[.B641]-[.A641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8465488" calcext:value-type="float">
            <text:p>8465488</text:p>
          </table:table-cell>
          <table:table-cell office:value-type="float" office:value="8465905" calcext:value-type="float">
            <text:p>8465905</text:p>
          </table:table-cell>
          <table:table-cell table:formula="of:=[.B642]-[.A642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8478557" calcext:value-type="float">
            <text:p>8478557</text:p>
          </table:table-cell>
          <table:table-cell office:value-type="float" office:value="8478961" calcext:value-type="float">
            <text:p>8478961</text:p>
          </table:table-cell>
          <table:table-cell table:formula="of:=[.B643]-[.A643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8491669" calcext:value-type="float">
            <text:p>8491669</text:p>
          </table:table-cell>
          <table:table-cell office:value-type="float" office:value="8492117" calcext:value-type="float">
            <text:p>8492117</text:p>
          </table:table-cell>
          <table:table-cell table:formula="of:=[.B644]-[.A644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8504813" calcext:value-type="float">
            <text:p>8504813</text:p>
          </table:table-cell>
          <table:table-cell office:value-type="float" office:value="8505211" calcext:value-type="float">
            <text:p>8505211</text:p>
          </table:table-cell>
          <table:table-cell table:formula="of:=[.B645]-[.A645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8517863" calcext:value-type="float">
            <text:p>8517863</text:p>
          </table:table-cell>
          <table:table-cell office:value-type="float" office:value="8518245" calcext:value-type="float">
            <text:p>8518245</text:p>
          </table:table-cell>
          <table:table-cell table:formula="of:=[.B646]-[.A646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8530888" calcext:value-type="float">
            <text:p>8530888</text:p>
          </table:table-cell>
          <table:table-cell office:value-type="float" office:value="8531283" calcext:value-type="float">
            <text:p>8531283</text:p>
          </table:table-cell>
          <table:table-cell table:formula="of:=[.B647]-[.A64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8543922" calcext:value-type="float">
            <text:p>8543922</text:p>
          </table:table-cell>
          <table:table-cell office:value-type="float" office:value="8544287" calcext:value-type="float">
            <text:p>8544287</text:p>
          </table:table-cell>
          <table:table-cell table:formula="of:=[.B648]-[.A648]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8557086" calcext:value-type="float">
            <text:p>8557086</text:p>
          </table:table-cell>
          <table:table-cell office:value-type="float" office:value="8557523" calcext:value-type="float">
            <text:p>8557523</text:p>
          </table:table-cell>
          <table:table-cell table:formula="of:=[.B649]-[.A649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8570305" calcext:value-type="float">
            <text:p>8570305</text:p>
          </table:table-cell>
          <table:table-cell office:value-type="float" office:value="8570756" calcext:value-type="float">
            <text:p>8570756</text:p>
          </table:table-cell>
          <table:table-cell table:formula="of:=[.B650]-[.A650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8583469" calcext:value-type="float">
            <text:p>8583469</text:p>
          </table:table-cell>
          <table:table-cell office:value-type="float" office:value="8583881" calcext:value-type="float">
            <text:p>8583881</text:p>
          </table:table-cell>
          <table:table-cell table:formula="of:=[.B651]-[.A651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8596510" calcext:value-type="float">
            <text:p>8596510</text:p>
          </table:table-cell>
          <table:table-cell office:value-type="float" office:value="8596904" calcext:value-type="float">
            <text:p>8596904</text:p>
          </table:table-cell>
          <table:table-cell table:formula="of:=[.B652]-[.A652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8609499" calcext:value-type="float">
            <text:p>8609499</text:p>
          </table:table-cell>
          <table:table-cell office:value-type="float" office:value="8609900" calcext:value-type="float">
            <text:p>8609900</text:p>
          </table:table-cell>
          <table:table-cell table:formula="of:=[.B653]-[.A653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8622536" calcext:value-type="float">
            <text:p>8622536</text:p>
          </table:table-cell>
          <table:table-cell office:value-type="float" office:value="8622910" calcext:value-type="float">
            <text:p>8622910</text:p>
          </table:table-cell>
          <table:table-cell table:formula="of:=[.B654]-[.A654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8635572" calcext:value-type="float">
            <text:p>8635572</text:p>
          </table:table-cell>
          <table:table-cell office:value-type="float" office:value="8635950" calcext:value-type="float">
            <text:p>8635950</text:p>
          </table:table-cell>
          <table:table-cell table:formula="of:=[.B655]-[.A655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8648752" calcext:value-type="float">
            <text:p>8648752</text:p>
          </table:table-cell>
          <table:table-cell office:value-type="float" office:value="8649226" calcext:value-type="float">
            <text:p>8649226</text:p>
          </table:table-cell>
          <table:table-cell table:formula="of:=[.B656]-[.A656]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8661970" calcext:value-type="float">
            <text:p>8661970</text:p>
          </table:table-cell>
          <table:table-cell office:value-type="float" office:value="8662379" calcext:value-type="float">
            <text:p>8662379</text:p>
          </table:table-cell>
          <table:table-cell table:formula="of:=[.B657]-[.A657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8675154" calcext:value-type="float">
            <text:p>8675154</text:p>
          </table:table-cell>
          <table:table-cell office:value-type="float" office:value="8675617" calcext:value-type="float">
            <text:p>8675617</text:p>
          </table:table-cell>
          <table:table-cell table:formula="of:=[.B658]-[.A658]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8688558" calcext:value-type="float">
            <text:p>8688558</text:p>
          </table:table-cell>
          <table:table-cell office:value-type="float" office:value="8688913" calcext:value-type="float">
            <text:p>8688913</text:p>
          </table:table-cell>
          <table:table-cell table:formula="of:=[.B659]-[.A659]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8701615" calcext:value-type="float">
            <text:p>8701615</text:p>
          </table:table-cell>
          <table:table-cell office:value-type="float" office:value="8702074" calcext:value-type="float">
            <text:p>8702074</text:p>
          </table:table-cell>
          <table:table-cell table:formula="of:=[.B660]-[.A660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8714847" calcext:value-type="float">
            <text:p>8714847</text:p>
          </table:table-cell>
          <table:table-cell office:value-type="float" office:value="8715252" calcext:value-type="float">
            <text:p>8715252</text:p>
          </table:table-cell>
          <table:table-cell table:formula="of:=[.B661]-[.A661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8727857" calcext:value-type="float">
            <text:p>8727857</text:p>
          </table:table-cell>
          <table:table-cell office:value-type="float" office:value="8728264" calcext:value-type="float">
            <text:p>8728264</text:p>
          </table:table-cell>
          <table:table-cell table:formula="of:=[.B662]-[.A662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8740894" calcext:value-type="float">
            <text:p>8740894</text:p>
          </table:table-cell>
          <table:table-cell office:value-type="float" office:value="8741302" calcext:value-type="float">
            <text:p>8741302</text:p>
          </table:table-cell>
          <table:table-cell table:formula="of:=[.B663]-[.A663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8753942" calcext:value-type="float">
            <text:p>8753942</text:p>
          </table:table-cell>
          <table:table-cell office:value-type="float" office:value="8754327" calcext:value-type="float">
            <text:p>8754327</text:p>
          </table:table-cell>
          <table:table-cell table:formula="of:=[.B664]-[.A664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8767255" calcext:value-type="float">
            <text:p>8767255</text:p>
          </table:table-cell>
          <table:table-cell office:value-type="float" office:value="8767716" calcext:value-type="float">
            <text:p>8767716</text:p>
          </table:table-cell>
          <table:table-cell table:formula="of:=[.B665]-[.A665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8780461" calcext:value-type="float">
            <text:p>8780461</text:p>
          </table:table-cell>
          <table:table-cell office:value-type="float" office:value="8780886" calcext:value-type="float">
            <text:p>8780886</text:p>
          </table:table-cell>
          <table:table-cell table:formula="of:=[.B666]-[.A666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8793563" calcext:value-type="float">
            <text:p>8793563</text:p>
          </table:table-cell>
          <table:table-cell office:value-type="float" office:value="8793935" calcext:value-type="float">
            <text:p>8793935</text:p>
          </table:table-cell>
          <table:table-cell table:formula="of:=[.B667]-[.A667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8806850" calcext:value-type="float">
            <text:p>8806850</text:p>
          </table:table-cell>
          <table:table-cell office:value-type="float" office:value="8807279" calcext:value-type="float">
            <text:p>8807279</text:p>
          </table:table-cell>
          <table:table-cell table:formula="of:=[.B668]-[.A668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8820150" calcext:value-type="float">
            <text:p>8820150</text:p>
          </table:table-cell>
          <table:table-cell office:value-type="float" office:value="8820609" calcext:value-type="float">
            <text:p>8820609</text:p>
          </table:table-cell>
          <table:table-cell table:formula="of:=[.B669]-[.A669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8833176" calcext:value-type="float">
            <text:p>8833176</text:p>
          </table:table-cell>
          <table:table-cell office:value-type="float" office:value="8833600" calcext:value-type="float">
            <text:p>8833600</text:p>
          </table:table-cell>
          <table:table-cell table:formula="of:=[.B670]-[.A670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8846229" calcext:value-type="float">
            <text:p>8846229</text:p>
          </table:table-cell>
          <table:table-cell office:value-type="float" office:value="8846595" calcext:value-type="float">
            <text:p>8846595</text:p>
          </table:table-cell>
          <table:table-cell table:formula="of:=[.B671]-[.A671]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8859262" calcext:value-type="float">
            <text:p>8859262</text:p>
          </table:table-cell>
          <table:table-cell office:value-type="float" office:value="8859685" calcext:value-type="float">
            <text:p>8859685</text:p>
          </table:table-cell>
          <table:table-cell table:formula="of:=[.B672]-[.A672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8872401" calcext:value-type="float">
            <text:p>8872401</text:p>
          </table:table-cell>
          <table:table-cell office:value-type="float" office:value="8872829" calcext:value-type="float">
            <text:p>8872829</text:p>
          </table:table-cell>
          <table:table-cell table:formula="of:=[.B673]-[.A673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8885454" calcext:value-type="float">
            <text:p>8885454</text:p>
          </table:table-cell>
          <table:table-cell office:value-type="float" office:value="8885872" calcext:value-type="float">
            <text:p>8885872</text:p>
          </table:table-cell>
          <table:table-cell table:formula="of:=[.B674]-[.A674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8898491" calcext:value-type="float">
            <text:p>8898491</text:p>
          </table:table-cell>
          <table:table-cell office:value-type="float" office:value="8898892" calcext:value-type="float">
            <text:p>8898892</text:p>
          </table:table-cell>
          <table:table-cell table:formula="of:=[.B675]-[.A675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8911652" calcext:value-type="float">
            <text:p>8911652</text:p>
          </table:table-cell>
          <table:table-cell office:value-type="float" office:value="8912031" calcext:value-type="float">
            <text:p>8912031</text:p>
          </table:table-cell>
          <table:table-cell table:formula="of:=[.B676]-[.A676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8924782" calcext:value-type="float">
            <text:p>8924782</text:p>
          </table:table-cell>
          <table:table-cell office:value-type="float" office:value="8925185" calcext:value-type="float">
            <text:p>8925185</text:p>
          </table:table-cell>
          <table:table-cell table:formula="of:=[.B677]-[.A677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8938116" calcext:value-type="float">
            <text:p>8938116</text:p>
          </table:table-cell>
          <table:table-cell office:value-type="float" office:value="8938612" calcext:value-type="float">
            <text:p>8938612</text:p>
          </table:table-cell>
          <table:table-cell table:formula="of:=[.B678]-[.A678]"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8951183" calcext:value-type="float">
            <text:p>8951183</text:p>
          </table:table-cell>
          <table:table-cell office:value-type="float" office:value="8951605" calcext:value-type="float">
            <text:p>8951605</text:p>
          </table:table-cell>
          <table:table-cell table:formula="of:=[.B679]-[.A679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8964270" calcext:value-type="float">
            <text:p>8964270</text:p>
          </table:table-cell>
          <table:table-cell office:value-type="float" office:value="8964675" calcext:value-type="float">
            <text:p>8964675</text:p>
          </table:table-cell>
          <table:table-cell table:formula="of:=[.B680]-[.A680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8977331" calcext:value-type="float">
            <text:p>8977331</text:p>
          </table:table-cell>
          <table:table-cell office:value-type="float" office:value="8977762" calcext:value-type="float">
            <text:p>8977762</text:p>
          </table:table-cell>
          <table:table-cell table:formula="of:=[.B681]-[.A681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8990436" calcext:value-type="float">
            <text:p>8990436</text:p>
          </table:table-cell>
          <table:table-cell office:value-type="float" office:value="8990810" calcext:value-type="float">
            <text:p>8990810</text:p>
          </table:table-cell>
          <table:table-cell table:formula="of:=[.B682]-[.A682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9003483" calcext:value-type="float">
            <text:p>9003483</text:p>
          </table:table-cell>
          <table:table-cell office:value-type="float" office:value="9003892" calcext:value-type="float">
            <text:p>9003892</text:p>
          </table:table-cell>
          <table:table-cell table:formula="of:=[.B683]-[.A683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9016521" calcext:value-type="float">
            <text:p>9016521</text:p>
          </table:table-cell>
          <table:table-cell office:value-type="float" office:value="9016910" calcext:value-type="float">
            <text:p>9016910</text:p>
          </table:table-cell>
          <table:table-cell table:formula="of:=[.B684]-[.A684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9029603" calcext:value-type="float">
            <text:p>9029603</text:p>
          </table:table-cell>
          <table:table-cell office:value-type="float" office:value="9030014" calcext:value-type="float">
            <text:p>9030014</text:p>
          </table:table-cell>
          <table:table-cell table:formula="of:=[.B685]-[.A685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9042570" calcext:value-type="float">
            <text:p>9042570</text:p>
          </table:table-cell>
          <table:table-cell office:value-type="float" office:value="9042926" calcext:value-type="float">
            <text:p>9042926</text:p>
          </table:table-cell>
          <table:table-cell table:formula="of:=[.B686]-[.A686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9055653" calcext:value-type="float">
            <text:p>9055653</text:p>
          </table:table-cell>
          <table:table-cell office:value-type="float" office:value="9056085" calcext:value-type="float">
            <text:p>9056085</text:p>
          </table:table-cell>
          <table:table-cell table:formula="of:=[.B687]-[.A687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9068949" calcext:value-type="float">
            <text:p>9068949</text:p>
          </table:table-cell>
          <table:table-cell office:value-type="float" office:value="9069405" calcext:value-type="float">
            <text:p>9069405</text:p>
          </table:table-cell>
          <table:table-cell table:formula="of:=[.B688]-[.A688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9082101" calcext:value-type="float">
            <text:p>9082101</text:p>
          </table:table-cell>
          <table:table-cell office:value-type="float" office:value="9082548" calcext:value-type="float">
            <text:p>9082548</text:p>
          </table:table-cell>
          <table:table-cell table:formula="of:=[.B689]-[.A689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9095234" calcext:value-type="float">
            <text:p>9095234</text:p>
          </table:table-cell>
          <table:table-cell office:value-type="float" office:value="9095617" calcext:value-type="float">
            <text:p>9095617</text:p>
          </table:table-cell>
          <table:table-cell table:formula="of:=[.B690]-[.A690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9108356" calcext:value-type="float">
            <text:p>9108356</text:p>
          </table:table-cell>
          <table:table-cell office:value-type="float" office:value="9108740" calcext:value-type="float">
            <text:p>9108740</text:p>
          </table:table-cell>
          <table:table-cell table:formula="of:=[.B691]-[.A691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9121376" calcext:value-type="float">
            <text:p>9121376</text:p>
          </table:table-cell>
          <table:table-cell office:value-type="float" office:value="9121776" calcext:value-type="float">
            <text:p>9121776</text:p>
          </table:table-cell>
          <table:table-cell table:formula="of:=[.B692]-[.A69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9134400" calcext:value-type="float">
            <text:p>9134400</text:p>
          </table:table-cell>
          <table:table-cell office:value-type="float" office:value="9134788" calcext:value-type="float">
            <text:p>9134788</text:p>
          </table:table-cell>
          <table:table-cell table:formula="of:=[.B693]-[.A693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9147483" calcext:value-type="float">
            <text:p>9147483</text:p>
          </table:table-cell>
          <table:table-cell office:value-type="float" office:value="9147862" calcext:value-type="float">
            <text:p>9147862</text:p>
          </table:table-cell>
          <table:table-cell table:formula="of:=[.B694]-[.A694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9160478" calcext:value-type="float">
            <text:p>9160478</text:p>
          </table:table-cell>
          <table:table-cell office:value-type="float" office:value="9160871" calcext:value-type="float">
            <text:p>9160871</text:p>
          </table:table-cell>
          <table:table-cell table:formula="of:=[.B695]-[.A695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9173493" calcext:value-type="float">
            <text:p>9173493</text:p>
          </table:table-cell>
          <table:table-cell office:value-type="float" office:value="9173899" calcext:value-type="float">
            <text:p>9173899</text:p>
          </table:table-cell>
          <table:table-cell table:formula="of:=[.B696]-[.A696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9186781" calcext:value-type="float">
            <text:p>9186781</text:p>
          </table:table-cell>
          <table:table-cell office:value-type="float" office:value="9187114" calcext:value-type="float">
            <text:p>9187114</text:p>
          </table:table-cell>
          <table:table-cell table:formula="of:=[.B697]-[.A697]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9200100" calcext:value-type="float">
            <text:p>9200100</text:p>
          </table:table-cell>
          <table:table-cell office:value-type="float" office:value="9200541" calcext:value-type="float">
            <text:p>9200541</text:p>
          </table:table-cell>
          <table:table-cell table:formula="of:=[.B698]-[.A698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9213158" calcext:value-type="float">
            <text:p>9213158</text:p>
          </table:table-cell>
          <table:table-cell office:value-type="float" office:value="9213572" calcext:value-type="float">
            <text:p>9213572</text:p>
          </table:table-cell>
          <table:table-cell table:formula="of:=[.B699]-[.A699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9226295" calcext:value-type="float">
            <text:p>9226295</text:p>
          </table:table-cell>
          <table:table-cell office:value-type="float" office:value="9226686" calcext:value-type="float">
            <text:p>9226686</text:p>
          </table:table-cell>
          <table:table-cell table:formula="of:=[.B700]-[.A700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9239414" calcext:value-type="float">
            <text:p>9239414</text:p>
          </table:table-cell>
          <table:table-cell office:value-type="float" office:value="9239784" calcext:value-type="float">
            <text:p>9239784</text:p>
          </table:table-cell>
          <table:table-cell table:formula="of:=[.B701]-[.A701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9252489" calcext:value-type="float">
            <text:p>9252489</text:p>
          </table:table-cell>
          <table:table-cell office:value-type="float" office:value="9252890" calcext:value-type="float">
            <text:p>9252890</text:p>
          </table:table-cell>
          <table:table-cell table:formula="of:=[.B702]-[.A702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9265545" calcext:value-type="float">
            <text:p>9265545</text:p>
          </table:table-cell>
          <table:table-cell office:value-type="float" office:value="9265944" calcext:value-type="float">
            <text:p>9265944</text:p>
          </table:table-cell>
          <table:table-cell table:formula="of:=[.B703]-[.A703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9278647" calcext:value-type="float">
            <text:p>9278647</text:p>
          </table:table-cell>
          <table:table-cell office:value-type="float" office:value="9279046" calcext:value-type="float">
            <text:p>9279046</text:p>
          </table:table-cell>
          <table:table-cell table:formula="of:=[.B704]-[.A70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9291639" calcext:value-type="float">
            <text:p>9291639</text:p>
          </table:table-cell>
          <table:table-cell office:value-type="float" office:value="9292033" calcext:value-type="float">
            <text:p>9292033</text:p>
          </table:table-cell>
          <table:table-cell table:formula="of:=[.B705]-[.A705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9304928" calcext:value-type="float">
            <text:p>9304928</text:p>
          </table:table-cell>
          <table:table-cell office:value-type="float" office:value="9305350" calcext:value-type="float">
            <text:p>9305350</text:p>
          </table:table-cell>
          <table:table-cell table:formula="of:=[.B706]-[.A706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9318343" calcext:value-type="float">
            <text:p>9318343</text:p>
          </table:table-cell>
          <table:table-cell office:value-type="float" office:value="9318814" calcext:value-type="float">
            <text:p>9318814</text:p>
          </table:table-cell>
          <table:table-cell table:formula="of:=[.B707]-[.A707]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9331521" calcext:value-type="float">
            <text:p>9331521</text:p>
          </table:table-cell>
          <table:table-cell office:value-type="float" office:value="9331926" calcext:value-type="float">
            <text:p>9331926</text:p>
          </table:table-cell>
          <table:table-cell table:formula="of:=[.B708]-[.A708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9344567" calcext:value-type="float">
            <text:p>9344567</text:p>
          </table:table-cell>
          <table:table-cell office:value-type="float" office:value="9344967" calcext:value-type="float">
            <text:p>9344967</text:p>
          </table:table-cell>
          <table:table-cell table:formula="of:=[.B709]-[.A709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9357700" calcext:value-type="float">
            <text:p>9357700</text:p>
          </table:table-cell>
          <table:table-cell office:value-type="float" office:value="9358092" calcext:value-type="float">
            <text:p>9358092</text:p>
          </table:table-cell>
          <table:table-cell table:formula="of:=[.B710]-[.A710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9370745" calcext:value-type="float">
            <text:p>9370745</text:p>
          </table:table-cell>
          <table:table-cell office:value-type="float" office:value="9371172" calcext:value-type="float">
            <text:p>9371172</text:p>
          </table:table-cell>
          <table:table-cell table:formula="of:=[.B711]-[.A711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9383748" calcext:value-type="float">
            <text:p>9383748</text:p>
          </table:table-cell>
          <table:table-cell office:value-type="float" office:value="9384138" calcext:value-type="float">
            <text:p>9384138</text:p>
          </table:table-cell>
          <table:table-cell table:formula="of:=[.B712]-[.A712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9396859" calcext:value-type="float">
            <text:p>9396859</text:p>
          </table:table-cell>
          <table:table-cell office:value-type="float" office:value="9397310" calcext:value-type="float">
            <text:p>9397310</text:p>
          </table:table-cell>
          <table:table-cell table:formula="of:=[.B713]-[.A713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9410061" calcext:value-type="float">
            <text:p>9410061</text:p>
          </table:table-cell>
          <table:table-cell office:value-type="float" office:value="9410452" calcext:value-type="float">
            <text:p>9410452</text:p>
          </table:table-cell>
          <table:table-cell table:formula="of:=[.B714]-[.A714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9423380" calcext:value-type="float">
            <text:p>9423380</text:p>
          </table:table-cell>
          <table:table-cell office:value-type="float" office:value="9423799" calcext:value-type="float">
            <text:p>9423799</text:p>
          </table:table-cell>
          <table:table-cell table:formula="of:=[.B715]-[.A715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9436828" calcext:value-type="float">
            <text:p>9436828</text:p>
          </table:table-cell>
          <table:table-cell office:value-type="float" office:value="9437250" calcext:value-type="float">
            <text:p>9437250</text:p>
          </table:table-cell>
          <table:table-cell table:formula="of:=[.B716]-[.A716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9450079" calcext:value-type="float">
            <text:p>9450079</text:p>
          </table:table-cell>
          <table:table-cell office:value-type="float" office:value="9450504" calcext:value-type="float">
            <text:p>9450504</text:p>
          </table:table-cell>
          <table:table-cell table:formula="of:=[.B717]-[.A717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9463173" calcext:value-type="float">
            <text:p>9463173</text:p>
          </table:table-cell>
          <table:table-cell office:value-type="float" office:value="9463542" calcext:value-type="float">
            <text:p>9463542</text:p>
          </table:table-cell>
          <table:table-cell table:formula="of:=[.B718]-[.A718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9476060" calcext:value-type="float">
            <text:p>9476060</text:p>
          </table:table-cell>
          <table:table-cell office:value-type="float" office:value="9476447" calcext:value-type="float">
            <text:p>9476447</text:p>
          </table:table-cell>
          <table:table-cell table:formula="of:=[.B719]-[.A719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9489063" calcext:value-type="float">
            <text:p>9489063</text:p>
          </table:table-cell>
          <table:table-cell office:value-type="float" office:value="9489468" calcext:value-type="float">
            <text:p>9489468</text:p>
          </table:table-cell>
          <table:table-cell table:formula="of:=[.B720]-[.A720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9502174" calcext:value-type="float">
            <text:p>9502174</text:p>
          </table:table-cell>
          <table:table-cell office:value-type="float" office:value="9502591" calcext:value-type="float">
            <text:p>9502591</text:p>
          </table:table-cell>
          <table:table-cell table:formula="of:=[.B721]-[.A721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9515336" calcext:value-type="float">
            <text:p>9515336</text:p>
          </table:table-cell>
          <table:table-cell office:value-type="float" office:value="9515739" calcext:value-type="float">
            <text:p>9515739</text:p>
          </table:table-cell>
          <table:table-cell table:formula="of:=[.B722]-[.A722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9528463" calcext:value-type="float">
            <text:p>9528463</text:p>
          </table:table-cell>
          <table:table-cell office:value-type="float" office:value="9528842" calcext:value-type="float">
            <text:p>9528842</text:p>
          </table:table-cell>
          <table:table-cell table:formula="of:=[.B723]-[.A723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9541605" calcext:value-type="float">
            <text:p>9541605</text:p>
          </table:table-cell>
          <table:table-cell office:value-type="float" office:value="9541987" calcext:value-type="float">
            <text:p>9541987</text:p>
          </table:table-cell>
          <table:table-cell table:formula="of:=[.B724]-[.A724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9554770" calcext:value-type="float">
            <text:p>9554770</text:p>
          </table:table-cell>
          <table:table-cell office:value-type="float" office:value="9555132" calcext:value-type="float">
            <text:p>9555132</text:p>
          </table:table-cell>
          <table:table-cell table:formula="of:=[.B725]-[.A725]"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9568318" calcext:value-type="float">
            <text:p>9568318</text:p>
          </table:table-cell>
          <table:table-cell office:value-type="float" office:value="9568763" calcext:value-type="float">
            <text:p>9568763</text:p>
          </table:table-cell>
          <table:table-cell table:formula="of:=[.B726]-[.A726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9581448" calcext:value-type="float">
            <text:p>9581448</text:p>
          </table:table-cell>
          <table:table-cell office:value-type="float" office:value="9581974" calcext:value-type="float">
            <text:p>9581974</text:p>
          </table:table-cell>
          <table:table-cell table:formula="of:=[.B727]-[.A727]"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9594467" calcext:value-type="float">
            <text:p>9594467</text:p>
          </table:table-cell>
          <table:table-cell office:value-type="float" office:value="9594868" calcext:value-type="float">
            <text:p>9594868</text:p>
          </table:table-cell>
          <table:table-cell table:formula="of:=[.B728]-[.A728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9607438" calcext:value-type="float">
            <text:p>9607438</text:p>
          </table:table-cell>
          <table:table-cell office:value-type="float" office:value="9607809" calcext:value-type="float">
            <text:p>9607809</text:p>
          </table:table-cell>
          <table:table-cell table:formula="of:=[.B729]-[.A729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9620519" calcext:value-type="float">
            <text:p>9620519</text:p>
          </table:table-cell>
          <table:table-cell office:value-type="float" office:value="9620904" calcext:value-type="float">
            <text:p>9620904</text:p>
          </table:table-cell>
          <table:table-cell table:formula="of:=[.B730]-[.A730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9633658" calcext:value-type="float">
            <text:p>9633658</text:p>
          </table:table-cell>
          <table:table-cell office:value-type="float" office:value="9634067" calcext:value-type="float">
            <text:p>9634067</text:p>
          </table:table-cell>
          <table:table-cell table:formula="of:=[.B731]-[.A731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9646794" calcext:value-type="float">
            <text:p>9646794</text:p>
          </table:table-cell>
          <table:table-cell office:value-type="float" office:value="9647168" calcext:value-type="float">
            <text:p>9647168</text:p>
          </table:table-cell>
          <table:table-cell table:formula="of:=[.B732]-[.A732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9659881" calcext:value-type="float">
            <text:p>9659881</text:p>
          </table:table-cell>
          <table:table-cell office:value-type="float" office:value="9660259" calcext:value-type="float">
            <text:p>9660259</text:p>
          </table:table-cell>
          <table:table-cell table:formula="of:=[.B733]-[.A733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9672881" calcext:value-type="float">
            <text:p>9672881</text:p>
          </table:table-cell>
          <table:table-cell office:value-type="float" office:value="9673231" calcext:value-type="float">
            <text:p>9673231</text:p>
          </table:table-cell>
          <table:table-cell table:formula="of:=[.B734]-[.A734]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9685851" calcext:value-type="float">
            <text:p>9685851</text:p>
          </table:table-cell>
          <table:table-cell office:value-type="float" office:value="9686274" calcext:value-type="float">
            <text:p>9686274</text:p>
          </table:table-cell>
          <table:table-cell table:formula="of:=[.B735]-[.A735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9699210" calcext:value-type="float">
            <text:p>9699210</text:p>
          </table:table-cell>
          <table:table-cell office:value-type="float" office:value="9699619" calcext:value-type="float">
            <text:p>9699619</text:p>
          </table:table-cell>
          <table:table-cell table:formula="of:=[.B736]-[.A736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9712304" calcext:value-type="float">
            <text:p>9712304</text:p>
          </table:table-cell>
          <table:table-cell office:value-type="float" office:value="9712737" calcext:value-type="float">
            <text:p>9712737</text:p>
          </table:table-cell>
          <table:table-cell table:formula="of:=[.B737]-[.A737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9725419" calcext:value-type="float">
            <text:p>9725419</text:p>
          </table:table-cell>
          <table:table-cell office:value-type="float" office:value="9725831" calcext:value-type="float">
            <text:p>9725831</text:p>
          </table:table-cell>
          <table:table-cell table:formula="of:=[.B738]-[.A738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9738576" calcext:value-type="float">
            <text:p>9738576</text:p>
          </table:table-cell>
          <table:table-cell office:value-type="float" office:value="9738998" calcext:value-type="float">
            <text:p>9738998</text:p>
          </table:table-cell>
          <table:table-cell table:formula="of:=[.B739]-[.A739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9751626" calcext:value-type="float">
            <text:p>9751626</text:p>
          </table:table-cell>
          <table:table-cell office:value-type="float" office:value="9752031" calcext:value-type="float">
            <text:p>9752031</text:p>
          </table:table-cell>
          <table:table-cell table:formula="of:=[.B740]-[.A740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9764670" calcext:value-type="float">
            <text:p>9764670</text:p>
          </table:table-cell>
          <table:table-cell office:value-type="float" office:value="9765053" calcext:value-type="float">
            <text:p>9765053</text:p>
          </table:table-cell>
          <table:table-cell table:formula="of:=[.B741]-[.A741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9777632" calcext:value-type="float">
            <text:p>9777632</text:p>
          </table:table-cell>
          <table:table-cell office:value-type="float" office:value="9778014" calcext:value-type="float">
            <text:p>9778014</text:p>
          </table:table-cell>
          <table:table-cell table:formula="of:=[.B742]-[.A742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9790609" calcext:value-type="float">
            <text:p>9790609</text:p>
          </table:table-cell>
          <table:table-cell office:value-type="float" office:value="9790985" calcext:value-type="float">
            <text:p>9790985</text:p>
          </table:table-cell>
          <table:table-cell table:formula="of:=[.B743]-[.A743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9803819" calcext:value-type="float">
            <text:p>9803819</text:p>
          </table:table-cell>
          <table:table-cell office:value-type="float" office:value="9804214" calcext:value-type="float">
            <text:p>9804214</text:p>
          </table:table-cell>
          <table:table-cell table:formula="of:=[.B744]-[.A744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9817101" calcext:value-type="float">
            <text:p>9817101</text:p>
          </table:table-cell>
          <table:table-cell office:value-type="float" office:value="9817539" calcext:value-type="float">
            <text:p>9817539</text:p>
          </table:table-cell>
          <table:table-cell table:formula="of:=[.B745]-[.A745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9830089" calcext:value-type="float">
            <text:p>9830089</text:p>
          </table:table-cell>
          <table:table-cell office:value-type="float" office:value="9830566" calcext:value-type="float">
            <text:p>9830566</text:p>
          </table:table-cell>
          <table:table-cell table:formula="of:=[.B746]-[.A746]"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9843358" calcext:value-type="float">
            <text:p>9843358</text:p>
          </table:table-cell>
          <table:table-cell office:value-type="float" office:value="9843774" calcext:value-type="float">
            <text:p>9843774</text:p>
          </table:table-cell>
          <table:table-cell table:formula="of:=[.B747]-[.A747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9856402" calcext:value-type="float">
            <text:p>9856402</text:p>
          </table:table-cell>
          <table:table-cell office:value-type="float" office:value="9856791" calcext:value-type="float">
            <text:p>9856791</text:p>
          </table:table-cell>
          <table:table-cell table:formula="of:=[.B748]-[.A748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9869346" calcext:value-type="float">
            <text:p>9869346</text:p>
          </table:table-cell>
          <table:table-cell office:value-type="float" office:value="9869739" calcext:value-type="float">
            <text:p>9869739</text:p>
          </table:table-cell>
          <table:table-cell table:formula="of:=[.B749]-[.A749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9882440" calcext:value-type="float">
            <text:p>9882440</text:p>
          </table:table-cell>
          <table:table-cell office:value-type="float" office:value="9882799" calcext:value-type="float">
            <text:p>9882799</text:p>
          </table:table-cell>
          <table:table-cell table:formula="of:=[.B750]-[.A750]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9895387" calcext:value-type="float">
            <text:p>9895387</text:p>
          </table:table-cell>
          <table:table-cell office:value-type="float" office:value="9895761" calcext:value-type="float">
            <text:p>9895761</text:p>
          </table:table-cell>
          <table:table-cell table:formula="of:=[.B751]-[.A751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9908501" calcext:value-type="float">
            <text:p>9908501</text:p>
          </table:table-cell>
          <table:table-cell office:value-type="float" office:value="9908885" calcext:value-type="float">
            <text:p>9908885</text:p>
          </table:table-cell>
          <table:table-cell table:formula="of:=[.B752]-[.A75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9921682" calcext:value-type="float">
            <text:p>9921682</text:p>
          </table:table-cell>
          <table:table-cell office:value-type="float" office:value="9922098" calcext:value-type="float">
            <text:p>9922098</text:p>
          </table:table-cell>
          <table:table-cell table:formula="of:=[.B753]-[.A753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9934945" calcext:value-type="float">
            <text:p>9934945</text:p>
          </table:table-cell>
          <table:table-cell office:value-type="float" office:value="9935355" calcext:value-type="float">
            <text:p>9935355</text:p>
          </table:table-cell>
          <table:table-cell table:formula="of:=[.B754]-[.A754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9948276" calcext:value-type="float">
            <text:p>9948276</text:p>
          </table:table-cell>
          <table:table-cell office:value-type="float" office:value="9948730" calcext:value-type="float">
            <text:p>9948730</text:p>
          </table:table-cell>
          <table:table-cell table:formula="of:=[.B755]-[.A755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9961310" calcext:value-type="float">
            <text:p>9961310</text:p>
          </table:table-cell>
          <table:table-cell office:value-type="float" office:value="9961763" calcext:value-type="float">
            <text:p>9961763</text:p>
          </table:table-cell>
          <table:table-cell table:formula="of:=[.B756]-[.A756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9974530" calcext:value-type="float">
            <text:p>9974530</text:p>
          </table:table-cell>
          <table:table-cell office:value-type="float" office:value="9974911" calcext:value-type="float">
            <text:p>9974911</text:p>
          </table:table-cell>
          <table:table-cell table:formula="of:=[.B757]-[.A757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9987560" calcext:value-type="float">
            <text:p>9987560</text:p>
          </table:table-cell>
          <table:table-cell office:value-type="float" office:value="9987940" calcext:value-type="float">
            <text:p>9987940</text:p>
          </table:table-cell>
          <table:table-cell table:formula="of:=[.B758]-[.A758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0000573" calcext:value-type="float">
            <text:p>10000573</text:p>
          </table:table-cell>
          <table:table-cell office:value-type="float" office:value="10000969" calcext:value-type="float">
            <text:p>10000969</text:p>
          </table:table-cell>
          <table:table-cell table:formula="of:=[.B759]-[.A759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0013738" calcext:value-type="float">
            <text:p>10013738</text:p>
          </table:table-cell>
          <table:table-cell office:value-type="float" office:value="10014196" calcext:value-type="float">
            <text:p>10014196</text:p>
          </table:table-cell>
          <table:table-cell table:formula="of:=[.B760]-[.A760]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10026880" calcext:value-type="float">
            <text:p>10026880</text:p>
          </table:table-cell>
          <table:table-cell office:value-type="float" office:value="10027295" calcext:value-type="float">
            <text:p>10027295</text:p>
          </table:table-cell>
          <table:table-cell table:formula="of:=[.B761]-[.A761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0040006" calcext:value-type="float">
            <text:p>10040006</text:p>
          </table:table-cell>
          <table:table-cell office:value-type="float" office:value="10040428" calcext:value-type="float">
            <text:p>10040428</text:p>
          </table:table-cell>
          <table:table-cell table:formula="of:=[.B762]-[.A762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0053263" calcext:value-type="float">
            <text:p>10053263</text:p>
          </table:table-cell>
          <table:table-cell office:value-type="float" office:value="10053672" calcext:value-type="float">
            <text:p>10053672</text:p>
          </table:table-cell>
          <table:table-cell table:formula="of:=[.B763]-[.A763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0066570" calcext:value-type="float">
            <text:p>10066570</text:p>
          </table:table-cell>
          <table:table-cell office:value-type="float" office:value="10066993" calcext:value-type="float">
            <text:p>10066993</text:p>
          </table:table-cell>
          <table:table-cell table:formula="of:=[.B764]-[.A764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0079610" calcext:value-type="float">
            <text:p>10079610</text:p>
          </table:table-cell>
          <table:table-cell office:value-type="float" office:value="10080061" calcext:value-type="float">
            <text:p>10080061</text:p>
          </table:table-cell>
          <table:table-cell table:formula="of:=[.B765]-[.A765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10092638" calcext:value-type="float">
            <text:p>10092638</text:p>
          </table:table-cell>
          <table:table-cell office:value-type="float" office:value="10093034" calcext:value-type="float">
            <text:p>10093034</text:p>
          </table:table-cell>
          <table:table-cell table:formula="of:=[.B766]-[.A766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0105762" calcext:value-type="float">
            <text:p>10105762</text:p>
          </table:table-cell>
          <table:table-cell office:value-type="float" office:value="10106173" calcext:value-type="float">
            <text:p>10106173</text:p>
          </table:table-cell>
          <table:table-cell table:formula="of:=[.B767]-[.A767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10118934" calcext:value-type="float">
            <text:p>10118934</text:p>
          </table:table-cell>
          <table:table-cell office:value-type="float" office:value="10119319" calcext:value-type="float">
            <text:p>10119319</text:p>
          </table:table-cell>
          <table:table-cell table:formula="of:=[.B768]-[.A768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0131961" calcext:value-type="float">
            <text:p>10131961</text:p>
          </table:table-cell>
          <table:table-cell office:value-type="float" office:value="10132362" calcext:value-type="float">
            <text:p>10132362</text:p>
          </table:table-cell>
          <table:table-cell table:formula="of:=[.B769]-[.A769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0145022" calcext:value-type="float">
            <text:p>10145022</text:p>
          </table:table-cell>
          <table:table-cell office:value-type="float" office:value="10145408" calcext:value-type="float">
            <text:p>10145408</text:p>
          </table:table-cell>
          <table:table-cell table:formula="of:=[.B770]-[.A770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0158087" calcext:value-type="float">
            <text:p>10158087</text:p>
          </table:table-cell>
          <table:table-cell office:value-type="float" office:value="10158499" calcext:value-type="float">
            <text:p>10158499</text:p>
          </table:table-cell>
          <table:table-cell table:formula="of:=[.B771]-[.A771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0171224" calcext:value-type="float">
            <text:p>10171224</text:p>
          </table:table-cell>
          <table:table-cell office:value-type="float" office:value="10171590" calcext:value-type="float">
            <text:p>10171590</text:p>
          </table:table-cell>
          <table:table-cell table:formula="of:=[.B772]-[.A772]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10184432" calcext:value-type="float">
            <text:p>10184432</text:p>
          </table:table-cell>
          <table:table-cell office:value-type="float" office:value="10184855" calcext:value-type="float">
            <text:p>10184855</text:p>
          </table:table-cell>
          <table:table-cell table:formula="of:=[.B773]-[.A773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0197577" calcext:value-type="float">
            <text:p>10197577</text:p>
          </table:table-cell>
          <table:table-cell office:value-type="float" office:value="10198044" calcext:value-type="float">
            <text:p>10198044</text:p>
          </table:table-cell>
          <table:table-cell table:formula="of:=[.B774]-[.A774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10210846" calcext:value-type="float">
            <text:p>10210846</text:p>
          </table:table-cell>
          <table:table-cell office:value-type="float" office:value="10211253" calcext:value-type="float">
            <text:p>10211253</text:p>
          </table:table-cell>
          <table:table-cell table:formula="of:=[.B775]-[.A775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0223962" calcext:value-type="float">
            <text:p>10223962</text:p>
          </table:table-cell>
          <table:table-cell office:value-type="float" office:value="10224366" calcext:value-type="float">
            <text:p>10224366</text:p>
          </table:table-cell>
          <table:table-cell table:formula="of:=[.B776]-[.A77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0237101" calcext:value-type="float">
            <text:p>10237101</text:p>
          </table:table-cell>
          <table:table-cell office:value-type="float" office:value="10237521" calcext:value-type="float">
            <text:p>10237521</text:p>
          </table:table-cell>
          <table:table-cell table:formula="of:=[.B777]-[.A777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0250237" calcext:value-type="float">
            <text:p>10250237</text:p>
          </table:table-cell>
          <table:table-cell office:value-type="float" office:value="10250632" calcext:value-type="float">
            <text:p>10250632</text:p>
          </table:table-cell>
          <table:table-cell table:formula="of:=[.B778]-[.A778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0263361" calcext:value-type="float">
            <text:p>10263361</text:p>
          </table:table-cell>
          <table:table-cell office:value-type="float" office:value="10263751" calcext:value-type="float">
            <text:p>10263751</text:p>
          </table:table-cell>
          <table:table-cell table:formula="of:=[.B779]-[.A77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0276440" calcext:value-type="float">
            <text:p>10276440</text:p>
          </table:table-cell>
          <table:table-cell office:value-type="float" office:value="10276824" calcext:value-type="float">
            <text:p>10276824</text:p>
          </table:table-cell>
          <table:table-cell table:formula="of:=[.B780]-[.A780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0289546" calcext:value-type="float">
            <text:p>10289546</text:p>
          </table:table-cell>
          <table:table-cell office:value-type="float" office:value="10289931" calcext:value-type="float">
            <text:p>10289931</text:p>
          </table:table-cell>
          <table:table-cell table:formula="of:=[.B781]-[.A781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0302631" calcext:value-type="float">
            <text:p>10302631</text:p>
          </table:table-cell>
          <table:table-cell office:value-type="float" office:value="10303050" calcext:value-type="float">
            <text:p>10303050</text:p>
          </table:table-cell>
          <table:table-cell table:formula="of:=[.B782]-[.A782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10315859" calcext:value-type="float">
            <text:p>10315859</text:p>
          </table:table-cell>
          <table:table-cell office:value-type="float" office:value="10316263" calcext:value-type="float">
            <text:p>10316263</text:p>
          </table:table-cell>
          <table:table-cell table:formula="of:=[.B783]-[.A783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0329379" calcext:value-type="float">
            <text:p>10329379</text:p>
          </table:table-cell>
          <table:table-cell office:value-type="float" office:value="10329813" calcext:value-type="float">
            <text:p>10329813</text:p>
          </table:table-cell>
          <table:table-cell table:formula="of:=[.B784]-[.A784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10342513" calcext:value-type="float">
            <text:p>10342513</text:p>
          </table:table-cell>
          <table:table-cell office:value-type="float" office:value="10342912" calcext:value-type="float">
            <text:p>10342912</text:p>
          </table:table-cell>
          <table:table-cell table:formula="of:=[.B785]-[.A785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0355611" calcext:value-type="float">
            <text:p>10355611</text:p>
          </table:table-cell>
          <table:table-cell office:value-type="float" office:value="10356014" calcext:value-type="float">
            <text:p>10356014</text:p>
          </table:table-cell>
          <table:table-cell table:formula="of:=[.B786]-[.A786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0368673" calcext:value-type="float">
            <text:p>10368673</text:p>
          </table:table-cell>
          <table:table-cell office:value-type="float" office:value="10369055" calcext:value-type="float">
            <text:p>10369055</text:p>
          </table:table-cell>
          <table:table-cell table:formula="of:=[.B787]-[.A787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0381727" calcext:value-type="float">
            <text:p>10381727</text:p>
          </table:table-cell>
          <table:table-cell office:value-type="float" office:value="10382126" calcext:value-type="float">
            <text:p>10382126</text:p>
          </table:table-cell>
          <table:table-cell table:formula="of:=[.B788]-[.A788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0394859" calcext:value-type="float">
            <text:p>10394859</text:p>
          </table:table-cell>
          <table:table-cell office:value-type="float" office:value="10395260" calcext:value-type="float">
            <text:p>10395260</text:p>
          </table:table-cell>
          <table:table-cell table:formula="of:=[.B789]-[.A789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0408035" calcext:value-type="float">
            <text:p>10408035</text:p>
          </table:table-cell>
          <table:table-cell office:value-type="float" office:value="10408406" calcext:value-type="float">
            <text:p>10408406</text:p>
          </table:table-cell>
          <table:table-cell table:formula="of:=[.B790]-[.A790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0421035" calcext:value-type="float">
            <text:p>10421035</text:p>
          </table:table-cell>
          <table:table-cell office:value-type="float" office:value="10421409" calcext:value-type="float">
            <text:p>10421409</text:p>
          </table:table-cell>
          <table:table-cell table:formula="of:=[.B791]-[.A791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10434224" calcext:value-type="float">
            <text:p>10434224</text:p>
          </table:table-cell>
          <table:table-cell office:value-type="float" office:value="10434634" calcext:value-type="float">
            <text:p>10434634</text:p>
          </table:table-cell>
          <table:table-cell table:formula="of:=[.B792]-[.A792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0447620" calcext:value-type="float">
            <text:p>10447620</text:p>
          </table:table-cell>
          <table:table-cell office:value-type="float" office:value="10448100" calcext:value-type="float">
            <text:p>10448100</text:p>
          </table:table-cell>
          <table:table-cell table:formula="of:=[.B793]-[.A79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10460885" calcext:value-type="float">
            <text:p>10460885</text:p>
          </table:table-cell>
          <table:table-cell office:value-type="float" office:value="10461313" calcext:value-type="float">
            <text:p>10461313</text:p>
          </table:table-cell>
          <table:table-cell table:formula="of:=[.B794]-[.A794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10474058" calcext:value-type="float">
            <text:p>10474058</text:p>
          </table:table-cell>
          <table:table-cell office:value-type="float" office:value="10474463" calcext:value-type="float">
            <text:p>10474463</text:p>
          </table:table-cell>
          <table:table-cell table:formula="of:=[.B795]-[.A795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0487189" calcext:value-type="float">
            <text:p>10487189</text:p>
          </table:table-cell>
          <table:table-cell office:value-type="float" office:value="10487583" calcext:value-type="float">
            <text:p>10487583</text:p>
          </table:table-cell>
          <table:table-cell table:formula="of:=[.B796]-[.A796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0500260" calcext:value-type="float">
            <text:p>10500260</text:p>
          </table:table-cell>
          <table:table-cell office:value-type="float" office:value="10500649" calcext:value-type="float">
            <text:p>10500649</text:p>
          </table:table-cell>
          <table:table-cell table:formula="of:=[.B797]-[.A797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0513325" calcext:value-type="float">
            <text:p>10513325</text:p>
          </table:table-cell>
          <table:table-cell office:value-type="float" office:value="10513723" calcext:value-type="float">
            <text:p>10513723</text:p>
          </table:table-cell>
          <table:table-cell table:formula="of:=[.B798]-[.A798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0526337" calcext:value-type="float">
            <text:p>10526337</text:p>
          </table:table-cell>
          <table:table-cell office:value-type="float" office:value="10526741" calcext:value-type="float">
            <text:p>10526741</text:p>
          </table:table-cell>
          <table:table-cell table:formula="of:=[.B799]-[.A799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0539453" calcext:value-type="float">
            <text:p>10539453</text:p>
          </table:table-cell>
          <table:table-cell office:value-type="float" office:value="10539969" calcext:value-type="float">
            <text:p>10539969</text:p>
          </table:table-cell>
          <table:table-cell table:formula="of:=[.B800]-[.A800]"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0552611" calcext:value-type="float">
            <text:p>10552611</text:p>
          </table:table-cell>
          <table:table-cell office:value-type="float" office:value="10553013" calcext:value-type="float">
            <text:p>10553013</text:p>
          </table:table-cell>
          <table:table-cell table:formula="of:=[.B801]-[.A801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0565838" calcext:value-type="float">
            <text:p>10565838</text:p>
          </table:table-cell>
          <table:table-cell office:value-type="float" office:value="10566262" calcext:value-type="float">
            <text:p>10566262</text:p>
          </table:table-cell>
          <table:table-cell table:formula="of:=[.B802]-[.A802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0579065" calcext:value-type="float">
            <text:p>10579065</text:p>
          </table:table-cell>
          <table:table-cell office:value-type="float" office:value="10579477" calcext:value-type="float">
            <text:p>10579477</text:p>
          </table:table-cell>
          <table:table-cell table:formula="of:=[.B803]-[.A803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0592214" calcext:value-type="float">
            <text:p>10592214</text:p>
          </table:table-cell>
          <table:table-cell office:value-type="float" office:value="10592619" calcext:value-type="float">
            <text:p>10592619</text:p>
          </table:table-cell>
          <table:table-cell table:formula="of:=[.B804]-[.A804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0605373" calcext:value-type="float">
            <text:p>10605373</text:p>
          </table:table-cell>
          <table:table-cell office:value-type="float" office:value="10605759" calcext:value-type="float">
            <text:p>10605759</text:p>
          </table:table-cell>
          <table:table-cell table:formula="of:=[.B805]-[.A805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0618467" calcext:value-type="float">
            <text:p>10618467</text:p>
          </table:table-cell>
          <table:table-cell office:value-type="float" office:value="10618850" calcext:value-type="float">
            <text:p>10618850</text:p>
          </table:table-cell>
          <table:table-cell table:formula="of:=[.B806]-[.A806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0631522" calcext:value-type="float">
            <text:p>10631522</text:p>
          </table:table-cell>
          <table:table-cell office:value-type="float" office:value="10631925" calcext:value-type="float">
            <text:p>10631925</text:p>
          </table:table-cell>
          <table:table-cell table:formula="of:=[.B807]-[.A807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0644718" calcext:value-type="float">
            <text:p>10644718</text:p>
          </table:table-cell>
          <table:table-cell office:value-type="float" office:value="10645241" calcext:value-type="float">
            <text:p>10645241</text:p>
          </table:table-cell>
          <table:table-cell table:formula="of:=[.B808]-[.A808]"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10657900" calcext:value-type="float">
            <text:p>10657900</text:p>
          </table:table-cell>
          <table:table-cell office:value-type="float" office:value="10658294" calcext:value-type="float">
            <text:p>10658294</text:p>
          </table:table-cell>
          <table:table-cell table:formula="of:=[.B809]-[.A809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0670927" calcext:value-type="float">
            <text:p>10670927</text:p>
          </table:table-cell>
          <table:table-cell office:value-type="float" office:value="10671291" calcext:value-type="float">
            <text:p>10671291</text:p>
          </table:table-cell>
          <table:table-cell table:formula="of:=[.B810]-[.A810]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10684080" calcext:value-type="float">
            <text:p>10684080</text:p>
          </table:table-cell>
          <table:table-cell office:value-type="float" office:value="10684501" calcext:value-type="float">
            <text:p>10684501</text:p>
          </table:table-cell>
          <table:table-cell table:formula="of:=[.B811]-[.A811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10697228" calcext:value-type="float">
            <text:p>10697228</text:p>
          </table:table-cell>
          <table:table-cell office:value-type="float" office:value="10697702" calcext:value-type="float">
            <text:p>10697702</text:p>
          </table:table-cell>
          <table:table-cell table:formula="of:=[.B812]-[.A812]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0710360" calcext:value-type="float">
            <text:p>10710360</text:p>
          </table:table-cell>
          <table:table-cell office:value-type="float" office:value="10710764" calcext:value-type="float">
            <text:p>10710764</text:p>
          </table:table-cell>
          <table:table-cell table:formula="of:=[.B813]-[.A813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0723473" calcext:value-type="float">
            <text:p>10723473</text:p>
          </table:table-cell>
          <table:table-cell office:value-type="float" office:value="10723897" calcext:value-type="float">
            <text:p>10723897</text:p>
          </table:table-cell>
          <table:table-cell table:formula="of:=[.B814]-[.A814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0736612" calcext:value-type="float">
            <text:p>10736612</text:p>
          </table:table-cell>
          <table:table-cell office:value-type="float" office:value="10737036" calcext:value-type="float">
            <text:p>10737036</text:p>
          </table:table-cell>
          <table:table-cell table:formula="of:=[.B815]-[.A815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0749754" calcext:value-type="float">
            <text:p>10749754</text:p>
          </table:table-cell>
          <table:table-cell office:value-type="float" office:value="10750195" calcext:value-type="float">
            <text:p>10750195</text:p>
          </table:table-cell>
          <table:table-cell table:formula="of:=[.B816]-[.A816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10762859" calcext:value-type="float">
            <text:p>10762859</text:p>
          </table:table-cell>
          <table:table-cell office:value-type="float" office:value="10763260" calcext:value-type="float">
            <text:p>10763260</text:p>
          </table:table-cell>
          <table:table-cell table:formula="of:=[.B817]-[.A817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0775850" calcext:value-type="float">
            <text:p>10775850</text:p>
          </table:table-cell>
          <table:table-cell office:value-type="float" office:value="10776257" calcext:value-type="float">
            <text:p>10776257</text:p>
          </table:table-cell>
          <table:table-cell table:formula="of:=[.B818]-[.A818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0788877" calcext:value-type="float">
            <text:p>10788877</text:p>
          </table:table-cell>
          <table:table-cell office:value-type="float" office:value="10789263" calcext:value-type="float">
            <text:p>10789263</text:p>
          </table:table-cell>
          <table:table-cell table:formula="of:=[.B819]-[.A819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0802018" calcext:value-type="float">
            <text:p>10802018</text:p>
          </table:table-cell>
          <table:table-cell office:value-type="float" office:value="10802425" calcext:value-type="float">
            <text:p>10802425</text:p>
          </table:table-cell>
          <table:table-cell table:formula="of:=[.B820]-[.A820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0815455" calcext:value-type="float">
            <text:p>10815455</text:p>
          </table:table-cell>
          <table:table-cell office:value-type="float" office:value="10815874" calcext:value-type="float">
            <text:p>10815874</text:p>
          </table:table-cell>
          <table:table-cell table:formula="of:=[.B821]-[.A821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10828872" calcext:value-type="float">
            <text:p>10828872</text:p>
          </table:table-cell>
          <table:table-cell office:value-type="float" office:value="10829303" calcext:value-type="float">
            <text:p>10829303</text:p>
          </table:table-cell>
          <table:table-cell table:formula="of:=[.B822]-[.A822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0842001" calcext:value-type="float">
            <text:p>10842001</text:p>
          </table:table-cell>
          <table:table-cell office:value-type="float" office:value="10842422" calcext:value-type="float">
            <text:p>10842422</text:p>
          </table:table-cell>
          <table:table-cell table:formula="of:=[.B823]-[.A823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10855104" calcext:value-type="float">
            <text:p>10855104</text:p>
          </table:table-cell>
          <table:table-cell office:value-type="float" office:value="10855516" calcext:value-type="float">
            <text:p>10855516</text:p>
          </table:table-cell>
          <table:table-cell table:formula="of:=[.B824]-[.A824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0868247" calcext:value-type="float">
            <text:p>10868247</text:p>
          </table:table-cell>
          <table:table-cell office:value-type="float" office:value="10868645" calcext:value-type="float">
            <text:p>10868645</text:p>
          </table:table-cell>
          <table:table-cell table:formula="of:=[.B825]-[.A825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0881303" calcext:value-type="float">
            <text:p>10881303</text:p>
          </table:table-cell>
          <table:table-cell office:value-type="float" office:value="10881674" calcext:value-type="float">
            <text:p>10881674</text:p>
          </table:table-cell>
          <table:table-cell table:formula="of:=[.B826]-[.A826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0894240" calcext:value-type="float">
            <text:p>10894240</text:p>
          </table:table-cell>
          <table:table-cell office:value-type="float" office:value="10894631" calcext:value-type="float">
            <text:p>10894631</text:p>
          </table:table-cell>
          <table:table-cell table:formula="of:=[.B827]-[.A827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0907220" calcext:value-type="float">
            <text:p>10907220</text:p>
          </table:table-cell>
          <table:table-cell office:value-type="float" office:value="10907590" calcext:value-type="float">
            <text:p>10907590</text:p>
          </table:table-cell>
          <table:table-cell table:formula="of:=[.B828]-[.A828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10920264" calcext:value-type="float">
            <text:p>10920264</text:p>
          </table:table-cell>
          <table:table-cell office:value-type="float" office:value="10920621" calcext:value-type="float">
            <text:p>10920621</text:p>
          </table:table-cell>
          <table:table-cell table:formula="of:=[.B829]-[.A829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0933455" calcext:value-type="float">
            <text:p>10933455</text:p>
          </table:table-cell>
          <table:table-cell office:value-type="float" office:value="10933852" calcext:value-type="float">
            <text:p>10933852</text:p>
          </table:table-cell>
          <table:table-cell table:formula="of:=[.B830]-[.A830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0946720" calcext:value-type="float">
            <text:p>10946720</text:p>
          </table:table-cell>
          <table:table-cell office:value-type="float" office:value="10947220" calcext:value-type="float">
            <text:p>10947220</text:p>
          </table:table-cell>
          <table:table-cell table:formula="of:=[.B831]-[.A83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0959893" calcext:value-type="float">
            <text:p>10959893</text:p>
          </table:table-cell>
          <table:table-cell office:value-type="float" office:value="10960303" calcext:value-type="float">
            <text:p>10960303</text:p>
          </table:table-cell>
          <table:table-cell table:formula="of:=[.B832]-[.A832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0972946" calcext:value-type="float">
            <text:p>10972946</text:p>
          </table:table-cell>
          <table:table-cell office:value-type="float" office:value="10973353" calcext:value-type="float">
            <text:p>10973353</text:p>
          </table:table-cell>
          <table:table-cell table:formula="of:=[.B833]-[.A833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0985987" calcext:value-type="float">
            <text:p>10985987</text:p>
          </table:table-cell>
          <table:table-cell office:value-type="float" office:value="10986404" calcext:value-type="float">
            <text:p>10986404</text:p>
          </table:table-cell>
          <table:table-cell table:formula="of:=[.B834]-[.A834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0999129" calcext:value-type="float">
            <text:p>10999129</text:p>
          </table:table-cell>
          <table:table-cell office:value-type="float" office:value="10999531" calcext:value-type="float">
            <text:p>10999531</text:p>
          </table:table-cell>
          <table:table-cell table:formula="of:=[.B835]-[.A835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1012224" calcext:value-type="float">
            <text:p>11012224</text:p>
          </table:table-cell>
          <table:table-cell office:value-type="float" office:value="11012608" calcext:value-type="float">
            <text:p>11012608</text:p>
          </table:table-cell>
          <table:table-cell table:formula="of:=[.B836]-[.A836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1025257" calcext:value-type="float">
            <text:p>11025257</text:p>
          </table:table-cell>
          <table:table-cell office:value-type="float" office:value="11025633" calcext:value-type="float">
            <text:p>11025633</text:p>
          </table:table-cell>
          <table:table-cell table:formula="of:=[.B837]-[.A837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1038371" calcext:value-type="float">
            <text:p>11038371</text:p>
          </table:table-cell>
          <table:table-cell office:value-type="float" office:value="11038766" calcext:value-type="float">
            <text:p>11038766</text:p>
          </table:table-cell>
          <table:table-cell table:formula="of:=[.B838]-[.A838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1051565" calcext:value-type="float">
            <text:p>11051565</text:p>
          </table:table-cell>
          <table:table-cell office:value-type="float" office:value="11051961" calcext:value-type="float">
            <text:p>11051961</text:p>
          </table:table-cell>
          <table:table-cell table:formula="of:=[.B839]-[.A839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1064993" calcext:value-type="float">
            <text:p>11064993</text:p>
          </table:table-cell>
          <table:table-cell office:value-type="float" office:value="11065416" calcext:value-type="float">
            <text:p>11065416</text:p>
          </table:table-cell>
          <table:table-cell table:formula="of:=[.B840]-[.A840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1078090" calcext:value-type="float">
            <text:p>11078090</text:p>
          </table:table-cell>
          <table:table-cell office:value-type="float" office:value="11078546" calcext:value-type="float">
            <text:p>11078546</text:p>
          </table:table-cell>
          <table:table-cell table:formula="of:=[.B841]-[.A841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11091297" calcext:value-type="float">
            <text:p>11091297</text:p>
          </table:table-cell>
          <table:table-cell office:value-type="float" office:value="11091698" calcext:value-type="float">
            <text:p>11091698</text:p>
          </table:table-cell>
          <table:table-cell table:formula="of:=[.B842]-[.A842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1104393" calcext:value-type="float">
            <text:p>11104393</text:p>
          </table:table-cell>
          <table:table-cell office:value-type="float" office:value="11104787" calcext:value-type="float">
            <text:p>11104787</text:p>
          </table:table-cell>
          <table:table-cell table:formula="of:=[.B843]-[.A843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1117467" calcext:value-type="float">
            <text:p>11117467</text:p>
          </table:table-cell>
          <table:table-cell office:value-type="float" office:value="11117840" calcext:value-type="float">
            <text:p>11117840</text:p>
          </table:table-cell>
          <table:table-cell table:formula="of:=[.B844]-[.A844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1130464" calcext:value-type="float">
            <text:p>11130464</text:p>
          </table:table-cell>
          <table:table-cell office:value-type="float" office:value="11130851" calcext:value-type="float">
            <text:p>11130851</text:p>
          </table:table-cell>
          <table:table-cell table:formula="of:=[.B845]-[.A845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1143494" calcext:value-type="float">
            <text:p>11143494</text:p>
          </table:table-cell>
          <table:table-cell office:value-type="float" office:value="11143888" calcext:value-type="float">
            <text:p>11143888</text:p>
          </table:table-cell>
          <table:table-cell table:formula="of:=[.B846]-[.A846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1156506" calcext:value-type="float">
            <text:p>11156506</text:p>
          </table:table-cell>
          <table:table-cell office:value-type="float" office:value="11156920" calcext:value-type="float">
            <text:p>11156920</text:p>
          </table:table-cell>
          <table:table-cell table:formula="of:=[.B847]-[.A847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1169641" calcext:value-type="float">
            <text:p>11169641</text:p>
          </table:table-cell>
          <table:table-cell office:value-type="float" office:value="11169997" calcext:value-type="float">
            <text:p>11169997</text:p>
          </table:table-cell>
          <table:table-cell table:formula="of:=[.B848]-[.A848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11182835" calcext:value-type="float">
            <text:p>11182835</text:p>
          </table:table-cell>
          <table:table-cell office:value-type="float" office:value="11183258" calcext:value-type="float">
            <text:p>11183258</text:p>
          </table:table-cell>
          <table:table-cell table:formula="of:=[.B849]-[.A849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1196077" calcext:value-type="float">
            <text:p>11196077</text:p>
          </table:table-cell>
          <table:table-cell office:value-type="float" office:value="11196521" calcext:value-type="float">
            <text:p>11196521</text:p>
          </table:table-cell>
          <table:table-cell table:formula="of:=[.B850]-[.A850]"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11209176" calcext:value-type="float">
            <text:p>11209176</text:p>
          </table:table-cell>
          <table:table-cell office:value-type="float" office:value="11209581" calcext:value-type="float">
            <text:p>11209581</text:p>
          </table:table-cell>
          <table:table-cell table:formula="of:=[.B851]-[.A851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1222272" calcext:value-type="float">
            <text:p>11222272</text:p>
          </table:table-cell>
          <table:table-cell office:value-type="float" office:value="11222698" calcext:value-type="float">
            <text:p>11222698</text:p>
          </table:table-cell>
          <table:table-cell table:formula="of:=[.B852]-[.A852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11235400" calcext:value-type="float">
            <text:p>11235400</text:p>
          </table:table-cell>
          <table:table-cell office:value-type="float" office:value="11235802" calcext:value-type="float">
            <text:p>11235802</text:p>
          </table:table-cell>
          <table:table-cell table:formula="of:=[.B853]-[.A853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1248505" calcext:value-type="float">
            <text:p>11248505</text:p>
          </table:table-cell>
          <table:table-cell office:value-type="float" office:value="11248899" calcext:value-type="float">
            <text:p>11248899</text:p>
          </table:table-cell>
          <table:table-cell table:formula="of:=[.B854]-[.A854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1261580" calcext:value-type="float">
            <text:p>11261580</text:p>
          </table:table-cell>
          <table:table-cell office:value-type="float" office:value="11261967" calcext:value-type="float">
            <text:p>11261967</text:p>
          </table:table-cell>
          <table:table-cell table:formula="of:=[.B855]-[.A855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1274621" calcext:value-type="float">
            <text:p>11274621</text:p>
          </table:table-cell>
          <table:table-cell office:value-type="float" office:value="11275061" calcext:value-type="float">
            <text:p>11275061</text:p>
          </table:table-cell>
          <table:table-cell table:formula="of:=[.B856]-[.A856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11287700" calcext:value-type="float">
            <text:p>11287700</text:p>
          </table:table-cell>
          <table:table-cell office:value-type="float" office:value="11288130" calcext:value-type="float">
            <text:p>11288130</text:p>
          </table:table-cell>
          <table:table-cell table:formula="of:=[.B857]-[.A857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11301025" calcext:value-type="float">
            <text:p>11301025</text:p>
          </table:table-cell>
          <table:table-cell office:value-type="float" office:value="11301434" calcext:value-type="float">
            <text:p>11301434</text:p>
          </table:table-cell>
          <table:table-cell table:formula="of:=[.B858]-[.A858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1314460" calcext:value-type="float">
            <text:p>11314460</text:p>
          </table:table-cell>
          <table:table-cell office:value-type="float" office:value="11314892" calcext:value-type="float">
            <text:p>11314892</text:p>
          </table:table-cell>
          <table:table-cell table:formula="of:=[.B859]-[.A859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1327474" calcext:value-type="float">
            <text:p>11327474</text:p>
          </table:table-cell>
          <table:table-cell office:value-type="float" office:value="11327927" calcext:value-type="float">
            <text:p>11327927</text:p>
          </table:table-cell>
          <table:table-cell table:formula="of:=[.B860]-[.A860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11340700" calcext:value-type="float">
            <text:p>11340700</text:p>
          </table:table-cell>
          <table:table-cell office:value-type="float" office:value="11341186" calcext:value-type="float">
            <text:p>11341186</text:p>
          </table:table-cell>
          <table:table-cell table:formula="of:=[.B861]-[.A861]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11353834" calcext:value-type="float">
            <text:p>11353834</text:p>
          </table:table-cell>
          <table:table-cell office:value-type="float" office:value="11354235" calcext:value-type="float">
            <text:p>11354235</text:p>
          </table:table-cell>
          <table:table-cell table:formula="of:=[.B862]-[.A862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1366949" calcext:value-type="float">
            <text:p>11366949</text:p>
          </table:table-cell>
          <table:table-cell office:value-type="float" office:value="11367340" calcext:value-type="float">
            <text:p>11367340</text:p>
          </table:table-cell>
          <table:table-cell table:formula="of:=[.B863]-[.A863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1380038" calcext:value-type="float">
            <text:p>11380038</text:p>
          </table:table-cell>
          <table:table-cell office:value-type="float" office:value="11380416" calcext:value-type="float">
            <text:p>11380416</text:p>
          </table:table-cell>
          <table:table-cell table:formula="of:=[.B864]-[.A864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1393047" calcext:value-type="float">
            <text:p>11393047</text:p>
          </table:table-cell>
          <table:table-cell office:value-type="float" office:value="11393441" calcext:value-type="float">
            <text:p>11393441</text:p>
          </table:table-cell>
          <table:table-cell table:formula="of:=[.B865]-[.A865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1406092" calcext:value-type="float">
            <text:p>11406092</text:p>
          </table:table-cell>
          <table:table-cell office:value-type="float" office:value="11406481" calcext:value-type="float">
            <text:p>11406481</text:p>
          </table:table-cell>
          <table:table-cell table:formula="of:=[.B866]-[.A866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1419069" calcext:value-type="float">
            <text:p>11419069</text:p>
          </table:table-cell>
          <table:table-cell office:value-type="float" office:value="11419406" calcext:value-type="float">
            <text:p>11419406</text:p>
          </table:table-cell>
          <table:table-cell table:formula="of:=[.B867]-[.A867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1432274" calcext:value-type="float">
            <text:p>11432274</text:p>
          </table:table-cell>
          <table:table-cell office:value-type="float" office:value="11432697" calcext:value-type="float">
            <text:p>11432697</text:p>
          </table:table-cell>
          <table:table-cell table:formula="of:=[.B868]-[.A868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1445573" calcext:value-type="float">
            <text:p>11445573</text:p>
          </table:table-cell>
          <table:table-cell office:value-type="float" office:value="11446029" calcext:value-type="float">
            <text:p>11446029</text:p>
          </table:table-cell>
          <table:table-cell table:formula="of:=[.B869]-[.A869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11458745" calcext:value-type="float">
            <text:p>11458745</text:p>
          </table:table-cell>
          <table:table-cell office:value-type="float" office:value="11459174" calcext:value-type="float">
            <text:p>11459174</text:p>
          </table:table-cell>
          <table:table-cell table:formula="of:=[.B870]-[.A870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11471842" calcext:value-type="float">
            <text:p>11471842</text:p>
          </table:table-cell>
          <table:table-cell office:value-type="float" office:value="11472240" calcext:value-type="float">
            <text:p>11472240</text:p>
          </table:table-cell>
          <table:table-cell table:formula="of:=[.B871]-[.A871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1484942" calcext:value-type="float">
            <text:p>11484942</text:p>
          </table:table-cell>
          <table:table-cell office:value-type="float" office:value="11485332" calcext:value-type="float">
            <text:p>11485332</text:p>
          </table:table-cell>
          <table:table-cell table:formula="of:=[.B872]-[.A872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1498121" calcext:value-type="float">
            <text:p>11498121</text:p>
          </table:table-cell>
          <table:table-cell office:value-type="float" office:value="11498536" calcext:value-type="float">
            <text:p>11498536</text:p>
          </table:table-cell>
          <table:table-cell table:formula="of:=[.B873]-[.A873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1511114" calcext:value-type="float">
            <text:p>11511114</text:p>
          </table:table-cell>
          <table:table-cell office:value-type="float" office:value="11511518" calcext:value-type="float">
            <text:p>11511518</text:p>
          </table:table-cell>
          <table:table-cell table:formula="of:=[.B874]-[.A874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1524260" calcext:value-type="float">
            <text:p>11524260</text:p>
          </table:table-cell>
          <table:table-cell office:value-type="float" office:value="11524675" calcext:value-type="float">
            <text:p>11524675</text:p>
          </table:table-cell>
          <table:table-cell table:formula="of:=[.B875]-[.A875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1537299" calcext:value-type="float">
            <text:p>11537299</text:p>
          </table:table-cell>
          <table:table-cell office:value-type="float" office:value="11537692" calcext:value-type="float">
            <text:p>11537692</text:p>
          </table:table-cell>
          <table:table-cell table:formula="of:=[.B876]-[.A876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1550511" calcext:value-type="float">
            <text:p>11550511</text:p>
          </table:table-cell>
          <table:table-cell office:value-type="float" office:value="11550933" calcext:value-type="float">
            <text:p>11550933</text:p>
          </table:table-cell>
          <table:table-cell table:formula="of:=[.B877]-[.A877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1563780" calcext:value-type="float">
            <text:p>11563780</text:p>
          </table:table-cell>
          <table:table-cell office:value-type="float" office:value="11564119" calcext:value-type="float">
            <text:p>11564119</text:p>
          </table:table-cell>
          <table:table-cell table:formula="of:=[.B878]-[.A878]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11576931" calcext:value-type="float">
            <text:p>11576931</text:p>
          </table:table-cell>
          <table:table-cell office:value-type="float" office:value="11577376" calcext:value-type="float">
            <text:p>11577376</text:p>
          </table:table-cell>
          <table:table-cell table:formula="of:=[.B879]-[.A879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11590036" calcext:value-type="float">
            <text:p>11590036</text:p>
          </table:table-cell>
          <table:table-cell office:value-type="float" office:value="11590429" calcext:value-type="float">
            <text:p>11590429</text:p>
          </table:table-cell>
          <table:table-cell table:formula="of:=[.B880]-[.A880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1603144" calcext:value-type="float">
            <text:p>11603144</text:p>
          </table:table-cell>
          <table:table-cell office:value-type="float" office:value="11603526" calcext:value-type="float">
            <text:p>11603526</text:p>
          </table:table-cell>
          <table:table-cell table:formula="of:=[.B881]-[.A881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1616113" calcext:value-type="float">
            <text:p>11616113</text:p>
          </table:table-cell>
          <table:table-cell office:value-type="float" office:value="11616505" calcext:value-type="float">
            <text:p>11616505</text:p>
          </table:table-cell>
          <table:table-cell table:formula="of:=[.B882]-[.A882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1629120" calcext:value-type="float">
            <text:p>11629120</text:p>
          </table:table-cell>
          <table:table-cell office:value-type="float" office:value="11629506" calcext:value-type="float">
            <text:p>11629506</text:p>
          </table:table-cell>
          <table:table-cell table:formula="of:=[.B883]-[.A883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1642119" calcext:value-type="float">
            <text:p>11642119</text:p>
          </table:table-cell>
          <table:table-cell office:value-type="float" office:value="11642507" calcext:value-type="float">
            <text:p>11642507</text:p>
          </table:table-cell>
          <table:table-cell table:formula="of:=[.B884]-[.A884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1655153" calcext:value-type="float">
            <text:p>11655153</text:p>
          </table:table-cell>
          <table:table-cell office:value-type="float" office:value="11655563" calcext:value-type="float">
            <text:p>11655563</text:p>
          </table:table-cell>
          <table:table-cell table:formula="of:=[.B885]-[.A885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1668302" calcext:value-type="float">
            <text:p>11668302</text:p>
          </table:table-cell>
          <table:table-cell office:value-type="float" office:value="11668706" calcext:value-type="float">
            <text:p>11668706</text:p>
          </table:table-cell>
          <table:table-cell table:formula="of:=[.B886]-[.A88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1681619" calcext:value-type="float">
            <text:p>11681619</text:p>
          </table:table-cell>
          <table:table-cell office:value-type="float" office:value="11682106" calcext:value-type="float">
            <text:p>11682106</text:p>
          </table:table-cell>
          <table:table-cell table:formula="of:=[.B887]-[.A887]"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11694821" calcext:value-type="float">
            <text:p>11694821</text:p>
          </table:table-cell>
          <table:table-cell office:value-type="float" office:value="11695349" calcext:value-type="float">
            <text:p>11695349</text:p>
          </table:table-cell>
          <table:table-cell table:formula="of:=[.B888]-[.A888]"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11708018" calcext:value-type="float">
            <text:p>11708018</text:p>
          </table:table-cell>
          <table:table-cell office:value-type="float" office:value="11708436" calcext:value-type="float">
            <text:p>11708436</text:p>
          </table:table-cell>
          <table:table-cell table:formula="of:=[.B889]-[.A889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1721140" calcext:value-type="float">
            <text:p>11721140</text:p>
          </table:table-cell>
          <table:table-cell office:value-type="float" office:value="11721524" calcext:value-type="float">
            <text:p>11721524</text:p>
          </table:table-cell>
          <table:table-cell table:formula="of:=[.B890]-[.A890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1734124" calcext:value-type="float">
            <text:p>11734124</text:p>
          </table:table-cell>
          <table:table-cell office:value-type="float" office:value="11734538" calcext:value-type="float">
            <text:p>11734538</text:p>
          </table:table-cell>
          <table:table-cell table:formula="of:=[.B891]-[.A891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1747173" calcext:value-type="float">
            <text:p>11747173</text:p>
          </table:table-cell>
          <table:table-cell office:value-type="float" office:value="11747546" calcext:value-type="float">
            <text:p>11747546</text:p>
          </table:table-cell>
          <table:table-cell table:formula="of:=[.B892]-[.A892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1760304" calcext:value-type="float">
            <text:p>11760304</text:p>
          </table:table-cell>
          <table:table-cell office:value-type="float" office:value="11760733" calcext:value-type="float">
            <text:p>11760733</text:p>
          </table:table-cell>
          <table:table-cell table:formula="of:=[.B893]-[.A893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11773447" calcext:value-type="float">
            <text:p>11773447</text:p>
          </table:table-cell>
          <table:table-cell office:value-type="float" office:value="11773931" calcext:value-type="float">
            <text:p>11773931</text:p>
          </table:table-cell>
          <table:table-cell table:formula="of:=[.B894]-[.A894]"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11786702" calcext:value-type="float">
            <text:p>11786702</text:p>
          </table:table-cell>
          <table:table-cell office:value-type="float" office:value="11787068" calcext:value-type="float">
            <text:p>11787068</text:p>
          </table:table-cell>
          <table:table-cell table:formula="of:=[.B895]-[.A895]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11800008" calcext:value-type="float">
            <text:p>11800008</text:p>
          </table:table-cell>
          <table:table-cell office:value-type="float" office:value="11800399" calcext:value-type="float">
            <text:p>11800399</text:p>
          </table:table-cell>
          <table:table-cell table:formula="of:=[.B896]-[.A896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1813321" calcext:value-type="float">
            <text:p>11813321</text:p>
          </table:table-cell>
          <table:table-cell office:value-type="float" office:value="11813774" calcext:value-type="float">
            <text:p>11813774</text:p>
          </table:table-cell>
          <table:table-cell table:formula="of:=[.B897]-[.A897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11826547" calcext:value-type="float">
            <text:p>11826547</text:p>
          </table:table-cell>
          <table:table-cell office:value-type="float" office:value="11826943" calcext:value-type="float">
            <text:p>11826943</text:p>
          </table:table-cell>
          <table:table-cell table:formula="of:=[.B898]-[.A898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1839655" calcext:value-type="float">
            <text:p>11839655</text:p>
          </table:table-cell>
          <table:table-cell office:value-type="float" office:value="11840072" calcext:value-type="float">
            <text:p>11840072</text:p>
          </table:table-cell>
          <table:table-cell table:formula="of:=[.B899]-[.A899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1852782" calcext:value-type="float">
            <text:p>11852782</text:p>
          </table:table-cell>
          <table:table-cell office:value-type="float" office:value="11853168" calcext:value-type="float">
            <text:p>11853168</text:p>
          </table:table-cell>
          <table:table-cell table:formula="of:=[.B900]-[.A900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1865762" calcext:value-type="float">
            <text:p>11865762</text:p>
          </table:table-cell>
          <table:table-cell office:value-type="float" office:value="11866205" calcext:value-type="float">
            <text:p>11866205</text:p>
          </table:table-cell>
          <table:table-cell table:formula="of:=[.B901]-[.A901]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11878786" calcext:value-type="float">
            <text:p>11878786</text:p>
          </table:table-cell>
          <table:table-cell office:value-type="float" office:value="11879189" calcext:value-type="float">
            <text:p>11879189</text:p>
          </table:table-cell>
          <table:table-cell table:formula="of:=[.B902]-[.A902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1891891" calcext:value-type="float">
            <text:p>11891891</text:p>
          </table:table-cell>
          <table:table-cell office:value-type="float" office:value="11892300" calcext:value-type="float">
            <text:p>11892300</text:p>
          </table:table-cell>
          <table:table-cell table:formula="of:=[.B903]-[.A903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1904913" calcext:value-type="float">
            <text:p>11904913</text:p>
          </table:table-cell>
          <table:table-cell office:value-type="float" office:value="11905310" calcext:value-type="float">
            <text:p>11905310</text:p>
          </table:table-cell>
          <table:table-cell table:formula="of:=[.B904]-[.A904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1918137" calcext:value-type="float">
            <text:p>11918137</text:p>
          </table:table-cell>
          <table:table-cell office:value-type="float" office:value="11918494" calcext:value-type="float">
            <text:p>11918494</text:p>
          </table:table-cell>
          <table:table-cell table:formula="of:=[.B905]-[.A905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1931694" calcext:value-type="float">
            <text:p>11931694</text:p>
          </table:table-cell>
          <table:table-cell office:value-type="float" office:value="11932120" calcext:value-type="float">
            <text:p>11932120</text:p>
          </table:table-cell>
          <table:table-cell table:formula="of:=[.B906]-[.A906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11944804" calcext:value-type="float">
            <text:p>11944804</text:p>
          </table:table-cell>
          <table:table-cell office:value-type="float" office:value="11945228" calcext:value-type="float">
            <text:p>11945228</text:p>
          </table:table-cell>
          <table:table-cell table:formula="of:=[.B907]-[.A907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1957925" calcext:value-type="float">
            <text:p>11957925</text:p>
          </table:table-cell>
          <table:table-cell office:value-type="float" office:value="11958328" calcext:value-type="float">
            <text:p>11958328</text:p>
          </table:table-cell>
          <table:table-cell table:formula="of:=[.B908]-[.A908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1971015" calcext:value-type="float">
            <text:p>11971015</text:p>
          </table:table-cell>
          <table:table-cell office:value-type="float" office:value="11971416" calcext:value-type="float">
            <text:p>11971416</text:p>
          </table:table-cell>
          <table:table-cell table:formula="of:=[.B909]-[.A909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1984075" calcext:value-type="float">
            <text:p>11984075</text:p>
          </table:table-cell>
          <table:table-cell office:value-type="float" office:value="11984480" calcext:value-type="float">
            <text:p>11984480</text:p>
          </table:table-cell>
          <table:table-cell table:formula="of:=[.B910]-[.A910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1997121" calcext:value-type="float">
            <text:p>11997121</text:p>
          </table:table-cell>
          <table:table-cell office:value-type="float" office:value="11997501" calcext:value-type="float">
            <text:p>11997501</text:p>
          </table:table-cell>
          <table:table-cell table:formula="of:=[.B911]-[.A911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2010127" calcext:value-type="float">
            <text:p>12010127</text:p>
          </table:table-cell>
          <table:table-cell office:value-type="float" office:value="12010518" calcext:value-type="float">
            <text:p>12010518</text:p>
          </table:table-cell>
          <table:table-cell table:formula="of:=[.B912]-[.A912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2023127" calcext:value-type="float">
            <text:p>12023127</text:p>
          </table:table-cell>
          <table:table-cell office:value-type="float" office:value="12023536" calcext:value-type="float">
            <text:p>12023536</text:p>
          </table:table-cell>
          <table:table-cell table:formula="of:=[.B913]-[.A913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2036211" calcext:value-type="float">
            <text:p>12036211</text:p>
          </table:table-cell>
          <table:table-cell office:value-type="float" office:value="12036549" calcext:value-type="float">
            <text:p>12036549</text:p>
          </table:table-cell>
          <table:table-cell table:formula="of:=[.B914]-[.A914]"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12049572" calcext:value-type="float">
            <text:p>12049572</text:p>
          </table:table-cell>
          <table:table-cell office:value-type="float" office:value="12049996" calcext:value-type="float">
            <text:p>12049996</text:p>
          </table:table-cell>
          <table:table-cell table:formula="of:=[.B915]-[.A915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2062782" calcext:value-type="float">
            <text:p>12062782</text:p>
          </table:table-cell>
          <table:table-cell office:value-type="float" office:value="12063242" calcext:value-type="float">
            <text:p>12063242</text:p>
          </table:table-cell>
          <table:table-cell table:formula="of:=[.B916]-[.A916]"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12075893" calcext:value-type="float">
            <text:p>12075893</text:p>
          </table:table-cell>
          <table:table-cell office:value-type="float" office:value="12076303" calcext:value-type="float">
            <text:p>12076303</text:p>
          </table:table-cell>
          <table:table-cell table:formula="of:=[.B917]-[.A917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2088954" calcext:value-type="float">
            <text:p>12088954</text:p>
          </table:table-cell>
          <table:table-cell office:value-type="float" office:value="12089367" calcext:value-type="float">
            <text:p>12089367</text:p>
          </table:table-cell>
          <table:table-cell table:formula="of:=[.B918]-[.A918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12102038" calcext:value-type="float">
            <text:p>12102038</text:p>
          </table:table-cell>
          <table:table-cell office:value-type="float" office:value="12102452" calcext:value-type="float">
            <text:p>12102452</text:p>
          </table:table-cell>
          <table:table-cell table:formula="of:=[.B919]-[.A919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2115049" calcext:value-type="float">
            <text:p>12115049</text:p>
          </table:table-cell>
          <table:table-cell office:value-type="float" office:value="12115442" calcext:value-type="float">
            <text:p>12115442</text:p>
          </table:table-cell>
          <table:table-cell table:formula="of:=[.B920]-[.A920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2128112" calcext:value-type="float">
            <text:p>12128112</text:p>
          </table:table-cell>
          <table:table-cell office:value-type="float" office:value="12128511" calcext:value-type="float">
            <text:p>12128511</text:p>
          </table:table-cell>
          <table:table-cell table:formula="of:=[.B921]-[.A921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2141194" calcext:value-type="float">
            <text:p>12141194</text:p>
          </table:table-cell>
          <table:table-cell office:value-type="float" office:value="12141571" calcext:value-type="float">
            <text:p>12141571</text:p>
          </table:table-cell>
          <table:table-cell table:formula="of:=[.B922]-[.A922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2154311" calcext:value-type="float">
            <text:p>12154311</text:p>
          </table:table-cell>
          <table:table-cell office:value-type="float" office:value="12154712" calcext:value-type="float">
            <text:p>12154712</text:p>
          </table:table-cell>
          <table:table-cell table:formula="of:=[.B923]-[.A923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2167514" calcext:value-type="float">
            <text:p>12167514</text:p>
          </table:table-cell>
          <table:table-cell office:value-type="float" office:value="12167913" calcext:value-type="float">
            <text:p>12167913</text:p>
          </table:table-cell>
          <table:table-cell table:formula="of:=[.B924]-[.A92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2180931" calcext:value-type="float">
            <text:p>12180931</text:p>
          </table:table-cell>
          <table:table-cell office:value-type="float" office:value="12181309" calcext:value-type="float">
            <text:p>12181309</text:p>
          </table:table-cell>
          <table:table-cell table:formula="of:=[.B925]-[.A925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2194255" calcext:value-type="float">
            <text:p>12194255</text:p>
          </table:table-cell>
          <table:table-cell office:value-type="float" office:value="12194685" calcext:value-type="float">
            <text:p>12194685</text:p>
          </table:table-cell>
          <table:table-cell table:formula="of:=[.B926]-[.A926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12207402" calcext:value-type="float">
            <text:p>12207402</text:p>
          </table:table-cell>
          <table:table-cell office:value-type="float" office:value="12207810" calcext:value-type="float">
            <text:p>12207810</text:p>
          </table:table-cell>
          <table:table-cell table:formula="of:=[.B927]-[.A927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2220435" calcext:value-type="float">
            <text:p>12220435</text:p>
          </table:table-cell>
          <table:table-cell office:value-type="float" office:value="12220824" calcext:value-type="float">
            <text:p>12220824</text:p>
          </table:table-cell>
          <table:table-cell table:formula="of:=[.B928]-[.A928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2233472" calcext:value-type="float">
            <text:p>12233472</text:p>
          </table:table-cell>
          <table:table-cell office:value-type="float" office:value="12233896" calcext:value-type="float">
            <text:p>12233896</text:p>
          </table:table-cell>
          <table:table-cell table:formula="of:=[.B929]-[.A929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2246642" calcext:value-type="float">
            <text:p>12246642</text:p>
          </table:table-cell>
          <table:table-cell office:value-type="float" office:value="12247024" calcext:value-type="float">
            <text:p>12247024</text:p>
          </table:table-cell>
          <table:table-cell table:formula="of:=[.B930]-[.A930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2259778" calcext:value-type="float">
            <text:p>12259778</text:p>
          </table:table-cell>
          <table:table-cell office:value-type="float" office:value="12260195" calcext:value-type="float">
            <text:p>12260195</text:p>
          </table:table-cell>
          <table:table-cell table:formula="of:=[.B931]-[.A931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2272885" calcext:value-type="float">
            <text:p>12272885</text:p>
          </table:table-cell>
          <table:table-cell office:value-type="float" office:value="12273287" calcext:value-type="float">
            <text:p>12273287</text:p>
          </table:table-cell>
          <table:table-cell table:formula="of:=[.B932]-[.A932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2285925" calcext:value-type="float">
            <text:p>12285925</text:p>
          </table:table-cell>
          <table:table-cell office:value-type="float" office:value="12286294" calcext:value-type="float">
            <text:p>12286294</text:p>
          </table:table-cell>
          <table:table-cell table:formula="of:=[.B933]-[.A933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12299189" calcext:value-type="float">
            <text:p>12299189</text:p>
          </table:table-cell>
          <table:table-cell office:value-type="float" office:value="12299621" calcext:value-type="float">
            <text:p>12299621</text:p>
          </table:table-cell>
          <table:table-cell table:formula="of:=[.B934]-[.A934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2312356" calcext:value-type="float">
            <text:p>12312356</text:p>
          </table:table-cell>
          <table:table-cell office:value-type="float" office:value="12312799" calcext:value-type="float">
            <text:p>12312799</text:p>
          </table:table-cell>
          <table:table-cell table:formula="of:=[.B935]-[.A935]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12325486" calcext:value-type="float">
            <text:p>12325486</text:p>
          </table:table-cell>
          <table:table-cell office:value-type="float" office:value="12325877" calcext:value-type="float">
            <text:p>12325877</text:p>
          </table:table-cell>
          <table:table-cell table:formula="of:=[.B936]-[.A936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2338499" calcext:value-type="float">
            <text:p>12338499</text:p>
          </table:table-cell>
          <table:table-cell office:value-type="float" office:value="12338903" calcext:value-type="float">
            <text:p>12338903</text:p>
          </table:table-cell>
          <table:table-cell table:formula="of:=[.B937]-[.A937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2351611" calcext:value-type="float">
            <text:p>12351611</text:p>
          </table:table-cell>
          <table:table-cell office:value-type="float" office:value="12352008" calcext:value-type="float">
            <text:p>12352008</text:p>
          </table:table-cell>
          <table:table-cell table:formula="of:=[.B938]-[.A938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2364701" calcext:value-type="float">
            <text:p>12364701</text:p>
          </table:table-cell>
          <table:table-cell office:value-type="float" office:value="12365108" calcext:value-type="float">
            <text:p>12365108</text:p>
          </table:table-cell>
          <table:table-cell table:formula="of:=[.B939]-[.A939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2377748" calcext:value-type="float">
            <text:p>12377748</text:p>
          </table:table-cell>
          <table:table-cell office:value-type="float" office:value="12378130" calcext:value-type="float">
            <text:p>12378130</text:p>
          </table:table-cell>
          <table:table-cell table:formula="of:=[.B940]-[.A940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2390752" calcext:value-type="float">
            <text:p>12390752</text:p>
          </table:table-cell>
          <table:table-cell office:value-type="float" office:value="12391174" calcext:value-type="float">
            <text:p>12391174</text:p>
          </table:table-cell>
          <table:table-cell table:formula="of:=[.B941]-[.A941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2403884" calcext:value-type="float">
            <text:p>12403884</text:p>
          </table:table-cell>
          <table:table-cell office:value-type="float" office:value="12404325" calcext:value-type="float">
            <text:p>12404325</text:p>
          </table:table-cell>
          <table:table-cell table:formula="of:=[.B942]-[.A942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12417141" calcext:value-type="float">
            <text:p>12417141</text:p>
          </table:table-cell>
          <table:table-cell office:value-type="float" office:value="12417554" calcext:value-type="float">
            <text:p>12417554</text:p>
          </table:table-cell>
          <table:table-cell table:formula="of:=[.B943]-[.A943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12430435" calcext:value-type="float">
            <text:p>12430435</text:p>
          </table:table-cell>
          <table:table-cell office:value-type="float" office:value="12430836" calcext:value-type="float">
            <text:p>12430836</text:p>
          </table:table-cell>
          <table:table-cell table:formula="of:=[.B944]-[.A944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2443818" calcext:value-type="float">
            <text:p>12443818</text:p>
          </table:table-cell>
          <table:table-cell office:value-type="float" office:value="12444252" calcext:value-type="float">
            <text:p>12444252</text:p>
          </table:table-cell>
          <table:table-cell table:formula="of:=[.B945]-[.A945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12457023" calcext:value-type="float">
            <text:p>12457023</text:p>
          </table:table-cell>
          <table:table-cell office:value-type="float" office:value="12457432" calcext:value-type="float">
            <text:p>12457432</text:p>
          </table:table-cell>
          <table:table-cell table:formula="of:=[.B946]-[.A946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2470170" calcext:value-type="float">
            <text:p>12470170</text:p>
          </table:table-cell>
          <table:table-cell office:value-type="float" office:value="12470583" calcext:value-type="float">
            <text:p>12470583</text:p>
          </table:table-cell>
          <table:table-cell table:formula="of:=[.B947]-[.A947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12483278" calcext:value-type="float">
            <text:p>12483278</text:p>
          </table:table-cell>
          <table:table-cell office:value-type="float" office:value="12483658" calcext:value-type="float">
            <text:p>12483658</text:p>
          </table:table-cell>
          <table:table-cell table:formula="of:=[.B948]-[.A948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2496367" calcext:value-type="float">
            <text:p>12496367</text:p>
          </table:table-cell>
          <table:table-cell office:value-type="float" office:value="12496770" calcext:value-type="float">
            <text:p>12496770</text:p>
          </table:table-cell>
          <table:table-cell table:formula="of:=[.B949]-[.A949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2509412" calcext:value-type="float">
            <text:p>12509412</text:p>
          </table:table-cell>
          <table:table-cell office:value-type="float" office:value="12509818" calcext:value-type="float">
            <text:p>12509818</text:p>
          </table:table-cell>
          <table:table-cell table:formula="of:=[.B950]-[.A950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2522461" calcext:value-type="float">
            <text:p>12522461</text:p>
          </table:table-cell>
          <table:table-cell office:value-type="float" office:value="12522843" calcext:value-type="float">
            <text:p>12522843</text:p>
          </table:table-cell>
          <table:table-cell table:formula="of:=[.B951]-[.A951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2535557" calcext:value-type="float">
            <text:p>12535557</text:p>
          </table:table-cell>
          <table:table-cell office:value-type="float" office:value="12535933" calcext:value-type="float">
            <text:p>12535933</text:p>
          </table:table-cell>
          <table:table-cell table:formula="of:=[.B952]-[.A952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2548952" calcext:value-type="float">
            <text:p>12548952</text:p>
          </table:table-cell>
          <table:table-cell office:value-type="float" office:value="12549207" calcext:value-type="float">
            <text:p>12549207</text:p>
          </table:table-cell>
          <table:table-cell table:formula="of:=[.B953]-[.A953]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2562790" calcext:value-type="float">
            <text:p>12562790</text:p>
          </table:table-cell>
          <table:table-cell office:value-type="float" office:value="12563253" calcext:value-type="float">
            <text:p>12563253</text:p>
          </table:table-cell>
          <table:table-cell table:formula="of:=[.B954]-[.A954]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12575948" calcext:value-type="float">
            <text:p>12575948</text:p>
          </table:table-cell>
          <table:table-cell office:value-type="float" office:value="12576355" calcext:value-type="float">
            <text:p>12576355</text:p>
          </table:table-cell>
          <table:table-cell table:formula="of:=[.B955]-[.A955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2589085" calcext:value-type="float">
            <text:p>12589085</text:p>
          </table:table-cell>
          <table:table-cell office:value-type="float" office:value="12589482" calcext:value-type="float">
            <text:p>12589482</text:p>
          </table:table-cell>
          <table:table-cell table:formula="of:=[.B956]-[.A956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2602181" calcext:value-type="float">
            <text:p>12602181</text:p>
          </table:table-cell>
          <table:table-cell office:value-type="float" office:value="12602569" calcext:value-type="float">
            <text:p>12602569</text:p>
          </table:table-cell>
          <table:table-cell table:formula="of:=[.B957]-[.A957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2615179" calcext:value-type="float">
            <text:p>12615179</text:p>
          </table:table-cell>
          <table:table-cell office:value-type="float" office:value="12615572" calcext:value-type="float">
            <text:p>12615572</text:p>
          </table:table-cell>
          <table:table-cell table:formula="of:=[.B958]-[.A958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2628266" calcext:value-type="float">
            <text:p>12628266</text:p>
          </table:table-cell>
          <table:table-cell office:value-type="float" office:value="12628674" calcext:value-type="float">
            <text:p>12628674</text:p>
          </table:table-cell>
          <table:table-cell table:formula="of:=[.B959]-[.A959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2641349" calcext:value-type="float">
            <text:p>12641349</text:p>
          </table:table-cell>
          <table:table-cell office:value-type="float" office:value="12641755" calcext:value-type="float">
            <text:p>12641755</text:p>
          </table:table-cell>
          <table:table-cell table:formula="of:=[.B960]-[.A960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2654555" calcext:value-type="float">
            <text:p>12654555</text:p>
          </table:table-cell>
          <table:table-cell office:value-type="float" office:value="12654963" calcext:value-type="float">
            <text:p>12654963</text:p>
          </table:table-cell>
          <table:table-cell table:formula="of:=[.B961]-[.A961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2667648" calcext:value-type="float">
            <text:p>12667648</text:p>
          </table:table-cell>
          <table:table-cell office:value-type="float" office:value="12668000" calcext:value-type="float">
            <text:p>12668000</text:p>
          </table:table-cell>
          <table:table-cell table:formula="of:=[.B962]-[.A962]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12680632" calcext:value-type="float">
            <text:p>12680632</text:p>
          </table:table-cell>
          <table:table-cell office:value-type="float" office:value="12681044" calcext:value-type="float">
            <text:p>12681044</text:p>
          </table:table-cell>
          <table:table-cell table:formula="of:=[.B963]-[.A963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2693777" calcext:value-type="float">
            <text:p>12693777</text:p>
          </table:table-cell>
          <table:table-cell office:value-type="float" office:value="12694221" calcext:value-type="float">
            <text:p>12694221</text:p>
          </table:table-cell>
          <table:table-cell table:formula="of:=[.B964]-[.A964]"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12706908" calcext:value-type="float">
            <text:p>12706908</text:p>
          </table:table-cell>
          <table:table-cell office:value-type="float" office:value="12707323" calcext:value-type="float">
            <text:p>12707323</text:p>
          </table:table-cell>
          <table:table-cell table:formula="of:=[.B965]-[.A965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2720034" calcext:value-type="float">
            <text:p>12720034</text:p>
          </table:table-cell>
          <table:table-cell office:value-type="float" office:value="12720440" calcext:value-type="float">
            <text:p>12720440</text:p>
          </table:table-cell>
          <table:table-cell table:formula="of:=[.B966]-[.A966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2733188" calcext:value-type="float">
            <text:p>12733188</text:p>
          </table:table-cell>
          <table:table-cell office:value-type="float" office:value="12733611" calcext:value-type="float">
            <text:p>12733611</text:p>
          </table:table-cell>
          <table:table-cell table:formula="of:=[.B967]-[.A967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2746321" calcext:value-type="float">
            <text:p>12746321</text:p>
          </table:table-cell>
          <table:table-cell office:value-type="float" office:value="12746709" calcext:value-type="float">
            <text:p>12746709</text:p>
          </table:table-cell>
          <table:table-cell table:formula="of:=[.B968]-[.A968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2759391" calcext:value-type="float">
            <text:p>12759391</text:p>
          </table:table-cell>
          <table:table-cell office:value-type="float" office:value="12759780" calcext:value-type="float">
            <text:p>12759780</text:p>
          </table:table-cell>
          <table:table-cell table:formula="of:=[.B969]-[.A969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2772488" calcext:value-type="float">
            <text:p>12772488</text:p>
          </table:table-cell>
          <table:table-cell office:value-type="float" office:value="12772889" calcext:value-type="float">
            <text:p>12772889</text:p>
          </table:table-cell>
          <table:table-cell table:formula="of:=[.B970]-[.A970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2785533" calcext:value-type="float">
            <text:p>12785533</text:p>
          </table:table-cell>
          <table:table-cell office:value-type="float" office:value="12785933" calcext:value-type="float">
            <text:p>12785933</text:p>
          </table:table-cell>
          <table:table-cell table:formula="of:=[.B971]-[.A971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2798642" calcext:value-type="float">
            <text:p>12798642</text:p>
          </table:table-cell>
          <table:table-cell office:value-type="float" office:value="12799058" calcext:value-type="float">
            <text:p>12799058</text:p>
          </table:table-cell>
          <table:table-cell table:formula="of:=[.B972]-[.A972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2811804" calcext:value-type="float">
            <text:p>12811804</text:p>
          </table:table-cell>
          <table:table-cell office:value-type="float" office:value="12812236" calcext:value-type="float">
            <text:p>12812236</text:p>
          </table:table-cell>
          <table:table-cell table:formula="of:=[.B973]-[.A973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2825091" calcext:value-type="float">
            <text:p>12825091</text:p>
          </table:table-cell>
          <table:table-cell office:value-type="float" office:value="12825518" calcext:value-type="float">
            <text:p>12825518</text:p>
          </table:table-cell>
          <table:table-cell table:formula="of:=[.B974]-[.A974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12838270" calcext:value-type="float">
            <text:p>12838270</text:p>
          </table:table-cell>
          <table:table-cell office:value-type="float" office:value="12838695" calcext:value-type="float">
            <text:p>12838695</text:p>
          </table:table-cell>
          <table:table-cell table:formula="of:=[.B975]-[.A975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12851409" calcext:value-type="float">
            <text:p>12851409</text:p>
          </table:table-cell>
          <table:table-cell office:value-type="float" office:value="12851808" calcext:value-type="float">
            <text:p>12851808</text:p>
          </table:table-cell>
          <table:table-cell table:formula="of:=[.B976]-[.A976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2864499" calcext:value-type="float">
            <text:p>12864499</text:p>
          </table:table-cell>
          <table:table-cell office:value-type="float" office:value="12864900" calcext:value-type="float">
            <text:p>12864900</text:p>
          </table:table-cell>
          <table:table-cell table:formula="of:=[.B977]-[.A977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2877583" calcext:value-type="float">
            <text:p>12877583</text:p>
          </table:table-cell>
          <table:table-cell office:value-type="float" office:value="12877964" calcext:value-type="float">
            <text:p>12877964</text:p>
          </table:table-cell>
          <table:table-cell table:formula="of:=[.B978]-[.A978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2890632" calcext:value-type="float">
            <text:p>12890632</text:p>
          </table:table-cell>
          <table:table-cell office:value-type="float" office:value="12891017" calcext:value-type="float">
            <text:p>12891017</text:p>
          </table:table-cell>
          <table:table-cell table:formula="of:=[.B979]-[.A979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2903738" calcext:value-type="float">
            <text:p>12903738</text:p>
          </table:table-cell>
          <table:table-cell office:value-type="float" office:value="12904210" calcext:value-type="float">
            <text:p>12904210</text:p>
          </table:table-cell>
          <table:table-cell table:formula="of:=[.B980]-[.A980]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12916780" calcext:value-type="float">
            <text:p>12916780</text:p>
          </table:table-cell>
          <table:table-cell office:value-type="float" office:value="12917130" calcext:value-type="float">
            <text:p>12917130</text:p>
          </table:table-cell>
          <table:table-cell table:formula="of:=[.B981]-[.A981]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12929888" calcext:value-type="float">
            <text:p>12929888</text:p>
          </table:table-cell>
          <table:table-cell office:value-type="float" office:value="12930300" calcext:value-type="float">
            <text:p>12930300</text:p>
          </table:table-cell>
          <table:table-cell table:formula="of:=[.B982]-[.A982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2943237" calcext:value-type="float">
            <text:p>12943237</text:p>
          </table:table-cell>
          <table:table-cell office:value-type="float" office:value="12943698" calcext:value-type="float">
            <text:p>12943698</text:p>
          </table:table-cell>
          <table:table-cell table:formula="of:=[.B983]-[.A983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12956435" calcext:value-type="float">
            <text:p>12956435</text:p>
          </table:table-cell>
          <table:table-cell office:value-type="float" office:value="12956946" calcext:value-type="float">
            <text:p>12956946</text:p>
          </table:table-cell>
          <table:table-cell table:formula="of:=[.B984]-[.A984]"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12969510" calcext:value-type="float">
            <text:p>12969510</text:p>
          </table:table-cell>
          <table:table-cell office:value-type="float" office:value="12969888" calcext:value-type="float">
            <text:p>12969888</text:p>
          </table:table-cell>
          <table:table-cell table:formula="of:=[.B985]-[.A985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2982556" calcext:value-type="float">
            <text:p>12982556</text:p>
          </table:table-cell>
          <table:table-cell office:value-type="float" office:value="12982935" calcext:value-type="float">
            <text:p>12982935</text:p>
          </table:table-cell>
          <table:table-cell table:formula="of:=[.B986]-[.A986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2995561" calcext:value-type="float">
            <text:p>12995561</text:p>
          </table:table-cell>
          <table:table-cell office:value-type="float" office:value="12995928" calcext:value-type="float">
            <text:p>12995928</text:p>
          </table:table-cell>
          <table:table-cell table:formula="of:=[.B987]-[.A987]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13008557" calcext:value-type="float">
            <text:p>13008557</text:p>
          </table:table-cell>
          <table:table-cell office:value-type="float" office:value="13008918" calcext:value-type="float">
            <text:p>13008918</text:p>
          </table:table-cell>
          <table:table-cell table:formula="of:=[.B988]-[.A988]"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13021594" calcext:value-type="float">
            <text:p>13021594</text:p>
          </table:table-cell>
          <table:table-cell office:value-type="float" office:value="13021993" calcext:value-type="float">
            <text:p>13021993</text:p>
          </table:table-cell>
          <table:table-cell table:formula="of:=[.B989]-[.A989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3034709" calcext:value-type="float">
            <text:p>13034709</text:p>
          </table:table-cell>
          <table:table-cell office:value-type="float" office:value="13035077" calcext:value-type="float">
            <text:p>13035077</text:p>
          </table:table-cell>
          <table:table-cell table:formula="of:=[.B990]-[.A990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13047848" calcext:value-type="float">
            <text:p>13047848</text:p>
          </table:table-cell>
          <table:table-cell office:value-type="float" office:value="13048219" calcext:value-type="float">
            <text:p>13048219</text:p>
          </table:table-cell>
          <table:table-cell table:formula="of:=[.B991]-[.A991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3061416" calcext:value-type="float">
            <text:p>13061416</text:p>
          </table:table-cell>
          <table:table-cell office:value-type="float" office:value="13061817" calcext:value-type="float">
            <text:p>13061817</text:p>
          </table:table-cell>
          <table:table-cell table:formula="of:=[.B992]-[.A992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3074512" calcext:value-type="float">
            <text:p>13074512</text:p>
          </table:table-cell>
          <table:table-cell office:value-type="float" office:value="13074921" calcext:value-type="float">
            <text:p>13074921</text:p>
          </table:table-cell>
          <table:table-cell table:formula="of:=[.B993]-[.A993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3087620" calcext:value-type="float">
            <text:p>13087620</text:p>
          </table:table-cell>
          <table:table-cell office:value-type="float" office:value="13087999" calcext:value-type="float">
            <text:p>13087999</text:p>
          </table:table-cell>
          <table:table-cell table:formula="of:=[.B994]-[.A994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3100701" calcext:value-type="float">
            <text:p>13100701</text:p>
          </table:table-cell>
          <table:table-cell office:value-type="float" office:value="13101114" calcext:value-type="float">
            <text:p>13101114</text:p>
          </table:table-cell>
          <table:table-cell table:formula="of:=[.B995]-[.A995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13113910" calcext:value-type="float">
            <text:p>13113910</text:p>
          </table:table-cell>
          <table:table-cell office:value-type="float" office:value="13114333" calcext:value-type="float">
            <text:p>13114333</text:p>
          </table:table-cell>
          <table:table-cell table:formula="of:=[.B996]-[.A996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3127060" calcext:value-type="float">
            <text:p>13127060</text:p>
          </table:table-cell>
          <table:table-cell office:value-type="float" office:value="13127442" calcext:value-type="float">
            <text:p>13127442</text:p>
          </table:table-cell>
          <table:table-cell table:formula="of:=[.B997]-[.A997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3140136" calcext:value-type="float">
            <text:p>13140136</text:p>
          </table:table-cell>
          <table:table-cell office:value-type="float" office:value="13140523" calcext:value-type="float">
            <text:p>13140523</text:p>
          </table:table-cell>
          <table:table-cell table:formula="of:=[.B998]-[.A998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3153207" calcext:value-type="float">
            <text:p>13153207</text:p>
          </table:table-cell>
          <table:table-cell office:value-type="float" office:value="13153595" calcext:value-type="float">
            <text:p>13153595</text:p>
          </table:table-cell>
          <table:table-cell table:formula="of:=[.B999]-[.A99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3166379" calcext:value-type="float">
            <text:p>13166379</text:p>
          </table:table-cell>
          <table:table-cell office:value-type="float" office:value="13166717" calcext:value-type="float">
            <text:p>13166717</text:p>
          </table:table-cell>
          <table:table-cell table:formula="of:=[.B1000]-[.A1000]" office:value-type="float" office:value="338" calcext:value-type="float">
            <text:p>338</text:p>
          </table:table-cell>
          <table:table-cell/>
        </table:table-row>
      </table:table>
      <table:table table:name="log_filec3" table:style-name="ta1"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3907" calcext:value-type="float">
            <text:p>23907</text:p>
          </table:table-cell>
          <table:table-cell office:value-type="float" office:value="26161" calcext:value-type="float">
            <text:p>26161</text:p>
          </table:table-cell>
          <table:table-cell table:number-columns-repeated="2"/>
        </table:table-row>
        <table:table-row table:style-name="ro1">
          <table:table-cell office:value-type="float" office:value="39234" calcext:value-type="float">
            <text:p>39234</text:p>
          </table:table-cell>
          <table:table-cell office:value-type="float" office:value="39717" calcext:value-type="float">
            <text:p>39717</text:p>
          </table:table-cell>
          <table:table-cell table:formula="of:=[.B2]-[.A2]" office:value-type="float" office:value="483" calcext:value-type="float">
            <text:p>483</text:p>
          </table:table-cell>
          <table:table-cell table:formula="of:=AVERAGE([.C2:.C100])" office:value-type="float" office:value="411.121212121212" calcext:value-type="float">
            <text:p>411.1212121212</text:p>
          </table:table-cell>
        </table:table-row>
        <table:table-row table:style-name="ro1">
          <table:table-cell office:value-type="float" office:value="52387" calcext:value-type="float">
            <text:p>52387</text:p>
          </table:table-cell>
          <table:table-cell office:value-type="float" office:value="52787" calcext:value-type="float">
            <text:p>52787</text:p>
          </table:table-cell>
          <table:table-cell table:formula="of:=[.B3]-[.A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65479" calcext:value-type="float">
            <text:p>65479</text:p>
          </table:table-cell>
          <table:table-cell office:value-type="float" office:value="65888" calcext:value-type="float">
            <text:p>65888</text:p>
          </table:table-cell>
          <table:table-cell table:formula="of:=[.B4]-[.A4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78618" calcext:value-type="float">
            <text:p>78618</text:p>
          </table:table-cell>
          <table:table-cell office:value-type="float" office:value="79040" calcext:value-type="float">
            <text:p>79040</text:p>
          </table:table-cell>
          <table:table-cell table:formula="of:=[.B5]-[.A5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91812" calcext:value-type="float">
            <text:p>91812</text:p>
          </table:table-cell>
          <table:table-cell office:value-type="float" office:value="92236" calcext:value-type="float">
            <text:p>92236</text:p>
          </table:table-cell>
          <table:table-cell table:formula="of:=[.B6]-[.A6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05078" calcext:value-type="float">
            <text:p>105078</text:p>
          </table:table-cell>
          <table:table-cell office:value-type="float" office:value="105488" calcext:value-type="float">
            <text:p>105488</text:p>
          </table:table-cell>
          <table:table-cell table:formula="of:=[.B7]-[.A7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18122" calcext:value-type="float">
            <text:p>118122</text:p>
          </table:table-cell>
          <table:table-cell office:value-type="float" office:value="118530" calcext:value-type="float">
            <text:p>118530</text:p>
          </table:table-cell>
          <table:table-cell table:formula="of:=[.B8]-[.A8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31152" calcext:value-type="float">
            <text:p>131152</text:p>
          </table:table-cell>
          <table:table-cell office:value-type="float" office:value="131541" calcext:value-type="float">
            <text:p>131541</text:p>
          </table:table-cell>
          <table:table-cell table:formula="of:=[.B9]-[.A9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44587" calcext:value-type="float">
            <text:p>144587</text:p>
          </table:table-cell>
          <table:table-cell office:value-type="float" office:value="145025" calcext:value-type="float">
            <text:p>145025</text:p>
          </table:table-cell>
          <table:table-cell table:formula="of:=[.B10]-[.A10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157744" calcext:value-type="float">
            <text:p>157744</text:p>
          </table:table-cell>
          <table:table-cell office:value-type="float" office:value="158148" calcext:value-type="float">
            <text:p>158148</text:p>
          </table:table-cell>
          <table:table-cell table:formula="of:=[.B11]-[.A11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70836" calcext:value-type="float">
            <text:p>170836</text:p>
          </table:table-cell>
          <table:table-cell office:value-type="float" office:value="171223" calcext:value-type="float">
            <text:p>171223</text:p>
          </table:table-cell>
          <table:table-cell table:formula="of:=[.B12]-[.A12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83843" calcext:value-type="float">
            <text:p>183843</text:p>
          </table:table-cell>
          <table:table-cell office:value-type="float" office:value="184224" calcext:value-type="float">
            <text:p>184224</text:p>
          </table:table-cell>
          <table:table-cell table:formula="of:=[.B13]-[.A13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97472" calcext:value-type="float">
            <text:p>197472</text:p>
          </table:table-cell>
          <table:table-cell office:value-type="float" office:value="197885" calcext:value-type="float">
            <text:p>197885</text:p>
          </table:table-cell>
          <table:table-cell table:formula="of:=[.B14]-[.A14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11070" calcext:value-type="float">
            <text:p>211070</text:p>
          </table:table-cell>
          <table:table-cell office:value-type="float" office:value="211517" calcext:value-type="float">
            <text:p>211517</text:p>
          </table:table-cell>
          <table:table-cell table:formula="of:=[.B15]-[.A15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224170" calcext:value-type="float">
            <text:p>224170</text:p>
          </table:table-cell>
          <table:table-cell office:value-type="float" office:value="224652" calcext:value-type="float">
            <text:p>224652</text:p>
          </table:table-cell>
          <table:table-cell table:formula="of:=[.B16]-[.A16]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237233" calcext:value-type="float">
            <text:p>237233</text:p>
          </table:table-cell>
          <table:table-cell office:value-type="float" office:value="237625" calcext:value-type="float">
            <text:p>237625</text:p>
          </table:table-cell>
          <table:table-cell table:formula="of:=[.B17]-[.A17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50291" calcext:value-type="float">
            <text:p>250291</text:p>
          </table:table-cell>
          <table:table-cell office:value-type="float" office:value="250724" calcext:value-type="float">
            <text:p>250724</text:p>
          </table:table-cell>
          <table:table-cell table:formula="of:=[.B18]-[.A18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263347" calcext:value-type="float">
            <text:p>263347</text:p>
          </table:table-cell>
          <table:table-cell office:value-type="float" office:value="263735" calcext:value-type="float">
            <text:p>263735</text:p>
          </table:table-cell>
          <table:table-cell table:formula="of:=[.B19]-[.A1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276467" calcext:value-type="float">
            <text:p>276467</text:p>
          </table:table-cell>
          <table:table-cell office:value-type="float" office:value="276915" calcext:value-type="float">
            <text:p>276915</text:p>
          </table:table-cell>
          <table:table-cell table:formula="of:=[.B20]-[.A20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289701" calcext:value-type="float">
            <text:p>289701</text:p>
          </table:table-cell>
          <table:table-cell office:value-type="float" office:value="290126" calcext:value-type="float">
            <text:p>290126</text:p>
          </table:table-cell>
          <table:table-cell table:formula="of:=[.B21]-[.A21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02759" calcext:value-type="float">
            <text:p>302759</text:p>
          </table:table-cell>
          <table:table-cell office:value-type="float" office:value="303150" calcext:value-type="float">
            <text:p>303150</text:p>
          </table:table-cell>
          <table:table-cell table:formula="of:=[.B22]-[.A22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316124" calcext:value-type="float">
            <text:p>316124</text:p>
          </table:table-cell>
          <table:table-cell office:value-type="float" office:value="316504" calcext:value-type="float">
            <text:p>316504</text:p>
          </table:table-cell>
          <table:table-cell table:formula="of:=[.B23]-[.A23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29743" calcext:value-type="float">
            <text:p>329743</text:p>
          </table:table-cell>
          <table:table-cell office:value-type="float" office:value="330208" calcext:value-type="float">
            <text:p>330208</text:p>
          </table:table-cell>
          <table:table-cell table:formula="of:=[.B24]-[.A24]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342833" calcext:value-type="float">
            <text:p>342833</text:p>
          </table:table-cell>
          <table:table-cell office:value-type="float" office:value="343267" calcext:value-type="float">
            <text:p>343267</text:p>
          </table:table-cell>
          <table:table-cell table:formula="of:=[.B25]-[.A25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355865" calcext:value-type="float">
            <text:p>355865</text:p>
          </table:table-cell>
          <table:table-cell office:value-type="float" office:value="356298" calcext:value-type="float">
            <text:p>356298</text:p>
          </table:table-cell>
          <table:table-cell table:formula="of:=[.B26]-[.A26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368984" calcext:value-type="float">
            <text:p>368984</text:p>
          </table:table-cell>
          <table:table-cell office:value-type="float" office:value="369369" calcext:value-type="float">
            <text:p>369369</text:p>
          </table:table-cell>
          <table:table-cell table:formula="of:=[.B27]-[.A27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382061" calcext:value-type="float">
            <text:p>382061</text:p>
          </table:table-cell>
          <table:table-cell office:value-type="float" office:value="382475" calcext:value-type="float">
            <text:p>382475</text:p>
          </table:table-cell>
          <table:table-cell table:formula="of:=[.B28]-[.A28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395112" calcext:value-type="float">
            <text:p>395112</text:p>
          </table:table-cell>
          <table:table-cell office:value-type="float" office:value="395491" calcext:value-type="float">
            <text:p>395491</text:p>
          </table:table-cell>
          <table:table-cell table:formula="of:=[.B29]-[.A29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408125" calcext:value-type="float">
            <text:p>408125</text:p>
          </table:table-cell>
          <table:table-cell office:value-type="float" office:value="408522" calcext:value-type="float">
            <text:p>408522</text:p>
          </table:table-cell>
          <table:table-cell table:formula="of:=[.B30]-[.A30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421187" calcext:value-type="float">
            <text:p>421187</text:p>
          </table:table-cell>
          <table:table-cell office:value-type="float" office:value="421598" calcext:value-type="float">
            <text:p>421598</text:p>
          </table:table-cell>
          <table:table-cell table:formula="of:=[.B31]-[.A31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34335" calcext:value-type="float">
            <text:p>434335</text:p>
          </table:table-cell>
          <table:table-cell office:value-type="float" office:value="434749" calcext:value-type="float">
            <text:p>434749</text:p>
          </table:table-cell>
          <table:table-cell table:formula="of:=[.B32]-[.A32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47649" calcext:value-type="float">
            <text:p>447649</text:p>
          </table:table-cell>
          <table:table-cell office:value-type="float" office:value="448032" calcext:value-type="float">
            <text:p>448032</text:p>
          </table:table-cell>
          <table:table-cell table:formula="of:=[.B33]-[.A33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461241" calcext:value-type="float">
            <text:p>461241</text:p>
          </table:table-cell>
          <table:table-cell office:value-type="float" office:value="461682" calcext:value-type="float">
            <text:p>461682</text:p>
          </table:table-cell>
          <table:table-cell table:formula="of:=[.B34]-[.A34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74327" calcext:value-type="float">
            <text:p>474327</text:p>
          </table:table-cell>
          <table:table-cell office:value-type="float" office:value="474751" calcext:value-type="float">
            <text:p>474751</text:p>
          </table:table-cell>
          <table:table-cell table:formula="of:=[.B35]-[.A35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487341" calcext:value-type="float">
            <text:p>487341</text:p>
          </table:table-cell>
          <table:table-cell office:value-type="float" office:value="487714" calcext:value-type="float">
            <text:p>487714</text:p>
          </table:table-cell>
          <table:table-cell table:formula="of:=[.B36]-[.A36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500456" calcext:value-type="float">
            <text:p>500456</text:p>
          </table:table-cell>
          <table:table-cell office:value-type="float" office:value="500862" calcext:value-type="float">
            <text:p>500862</text:p>
          </table:table-cell>
          <table:table-cell table:formula="of:=[.B37]-[.A37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513493" calcext:value-type="float">
            <text:p>513493</text:p>
          </table:table-cell>
          <table:table-cell office:value-type="float" office:value="513876" calcext:value-type="float">
            <text:p>513876</text:p>
          </table:table-cell>
          <table:table-cell table:formula="of:=[.B38]-[.A38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527087" calcext:value-type="float">
            <text:p>527087</text:p>
          </table:table-cell>
          <table:table-cell office:value-type="float" office:value="527483" calcext:value-type="float">
            <text:p>527483</text:p>
          </table:table-cell>
          <table:table-cell table:formula="of:=[.B39]-[.A39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540239" calcext:value-type="float">
            <text:p>540239</text:p>
          </table:table-cell>
          <table:table-cell office:value-type="float" office:value="540653" calcext:value-type="float">
            <text:p>540653</text:p>
          </table:table-cell>
          <table:table-cell table:formula="of:=[.B40]-[.A40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553284" calcext:value-type="float">
            <text:p>553284</text:p>
          </table:table-cell>
          <table:table-cell office:value-type="float" office:value="553647" calcext:value-type="float">
            <text:p>553647</text:p>
          </table:table-cell>
          <table:table-cell table:formula="of:=[.B41]-[.A41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566546" calcext:value-type="float">
            <text:p>566546</text:p>
          </table:table-cell>
          <table:table-cell office:value-type="float" office:value="566961" calcext:value-type="float">
            <text:p>566961</text:p>
          </table:table-cell>
          <table:table-cell table:formula="of:=[.B42]-[.A42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580006" calcext:value-type="float">
            <text:p>580006</text:p>
          </table:table-cell>
          <table:table-cell office:value-type="float" office:value="580446" calcext:value-type="float">
            <text:p>580446</text:p>
          </table:table-cell>
          <table:table-cell table:formula="of:=[.B43]-[.A43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593053" calcext:value-type="float">
            <text:p>593053</text:p>
          </table:table-cell>
          <table:table-cell office:value-type="float" office:value="593421" calcext:value-type="float">
            <text:p>593421</text:p>
          </table:table-cell>
          <table:table-cell table:formula="of:=[.B44]-[.A44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605929" calcext:value-type="float">
            <text:p>605929</text:p>
          </table:table-cell>
          <table:table-cell office:value-type="float" office:value="606330" calcext:value-type="float">
            <text:p>606330</text:p>
          </table:table-cell>
          <table:table-cell table:formula="of:=[.B45]-[.A45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619055" calcext:value-type="float">
            <text:p>619055</text:p>
          </table:table-cell>
          <table:table-cell office:value-type="float" office:value="619434" calcext:value-type="float">
            <text:p>619434</text:p>
          </table:table-cell>
          <table:table-cell table:formula="of:=[.B46]-[.A46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632114" calcext:value-type="float">
            <text:p>632114</text:p>
          </table:table-cell>
          <table:table-cell office:value-type="float" office:value="632559" calcext:value-type="float">
            <text:p>632559</text:p>
          </table:table-cell>
          <table:table-cell table:formula="of:=[.B47]-[.A47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645280" calcext:value-type="float">
            <text:p>645280</text:p>
          </table:table-cell>
          <table:table-cell office:value-type="float" office:value="645716" calcext:value-type="float">
            <text:p>645716</text:p>
          </table:table-cell>
          <table:table-cell table:formula="of:=[.B48]-[.A48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658363" calcext:value-type="float">
            <text:p>658363</text:p>
          </table:table-cell>
          <table:table-cell office:value-type="float" office:value="658787" calcext:value-type="float">
            <text:p>658787</text:p>
          </table:table-cell>
          <table:table-cell table:formula="of:=[.B49]-[.A49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671461" calcext:value-type="float">
            <text:p>671461</text:p>
          </table:table-cell>
          <table:table-cell office:value-type="float" office:value="671875" calcext:value-type="float">
            <text:p>671875</text:p>
          </table:table-cell>
          <table:table-cell table:formula="of:=[.B50]-[.A50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684746" calcext:value-type="float">
            <text:p>684746</text:p>
          </table:table-cell>
          <table:table-cell office:value-type="float" office:value="685170" calcext:value-type="float">
            <text:p>685170</text:p>
          </table:table-cell>
          <table:table-cell table:formula="of:=[.B51]-[.A51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698101" calcext:value-type="float">
            <text:p>698101</text:p>
          </table:table-cell>
          <table:table-cell office:value-type="float" office:value="698568" calcext:value-type="float">
            <text:p>698568</text:p>
          </table:table-cell>
          <table:table-cell table:formula="of:=[.B52]-[.A52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711162" calcext:value-type="float">
            <text:p>711162</text:p>
          </table:table-cell>
          <table:table-cell office:value-type="float" office:value="711612" calcext:value-type="float">
            <text:p>711612</text:p>
          </table:table-cell>
          <table:table-cell table:formula="of:=[.B53]-[.A53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724247" calcext:value-type="float">
            <text:p>724247</text:p>
          </table:table-cell>
          <table:table-cell office:value-type="float" office:value="724674" calcext:value-type="float">
            <text:p>724674</text:p>
          </table:table-cell>
          <table:table-cell table:formula="of:=[.B54]-[.A54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737376" calcext:value-type="float">
            <text:p>737376</text:p>
          </table:table-cell>
          <table:table-cell office:value-type="float" office:value="737784" calcext:value-type="float">
            <text:p>737784</text:p>
          </table:table-cell>
          <table:table-cell table:formula="of:=[.B55]-[.A55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750417" calcext:value-type="float">
            <text:p>750417</text:p>
          </table:table-cell>
          <table:table-cell office:value-type="float" office:value="750830" calcext:value-type="float">
            <text:p>750830</text:p>
          </table:table-cell>
          <table:table-cell table:formula="of:=[.B56]-[.A56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763519" calcext:value-type="float">
            <text:p>763519</text:p>
          </table:table-cell>
          <table:table-cell office:value-type="float" office:value="763926" calcext:value-type="float">
            <text:p>763926</text:p>
          </table:table-cell>
          <table:table-cell table:formula="of:=[.B57]-[.A57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776690" calcext:value-type="float">
            <text:p>776690</text:p>
          </table:table-cell>
          <table:table-cell office:value-type="float" office:value="777085" calcext:value-type="float">
            <text:p>777085</text:p>
          </table:table-cell>
          <table:table-cell table:formula="of:=[.B58]-[.A58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789734" calcext:value-type="float">
            <text:p>789734</text:p>
          </table:table-cell>
          <table:table-cell office:value-type="float" office:value="790130" calcext:value-type="float">
            <text:p>790130</text:p>
          </table:table-cell>
          <table:table-cell table:formula="of:=[.B59]-[.A59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802805" calcext:value-type="float">
            <text:p>802805</text:p>
          </table:table-cell>
          <table:table-cell office:value-type="float" office:value="803148" calcext:value-type="float">
            <text:p>803148</text:p>
          </table:table-cell>
          <table:table-cell table:formula="of:=[.B60]-[.A60]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815839" calcext:value-type="float">
            <text:p>815839</text:p>
          </table:table-cell>
          <table:table-cell office:value-type="float" office:value="816247" calcext:value-type="float">
            <text:p>816247</text:p>
          </table:table-cell>
          <table:table-cell table:formula="of:=[.B61]-[.A61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829249" calcext:value-type="float">
            <text:p>829249</text:p>
          </table:table-cell>
          <table:table-cell office:value-type="float" office:value="829700" calcext:value-type="float">
            <text:p>829700</text:p>
          </table:table-cell>
          <table:table-cell table:formula="of:=[.B62]-[.A62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842365" calcext:value-type="float">
            <text:p>842365</text:p>
          </table:table-cell>
          <table:table-cell office:value-type="float" office:value="842784" calcext:value-type="float">
            <text:p>842784</text:p>
          </table:table-cell>
          <table:table-cell table:formula="of:=[.B63]-[.A63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855553" calcext:value-type="float">
            <text:p>855553</text:p>
          </table:table-cell>
          <table:table-cell office:value-type="float" office:value="855952" calcext:value-type="float">
            <text:p>855952</text:p>
          </table:table-cell>
          <table:table-cell table:formula="of:=[.B64]-[.A6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868623" calcext:value-type="float">
            <text:p>868623</text:p>
          </table:table-cell>
          <table:table-cell office:value-type="float" office:value="869042" calcext:value-type="float">
            <text:p>869042</text:p>
          </table:table-cell>
          <table:table-cell table:formula="of:=[.B65]-[.A65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881769" calcext:value-type="float">
            <text:p>881769</text:p>
          </table:table-cell>
          <table:table-cell office:value-type="float" office:value="882202" calcext:value-type="float">
            <text:p>882202</text:p>
          </table:table-cell>
          <table:table-cell table:formula="of:=[.B66]-[.A66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894870" calcext:value-type="float">
            <text:p>894870</text:p>
          </table:table-cell>
          <table:table-cell office:value-type="float" office:value="895288" calcext:value-type="float">
            <text:p>895288</text:p>
          </table:table-cell>
          <table:table-cell table:formula="of:=[.B67]-[.A67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907904" calcext:value-type="float">
            <text:p>907904</text:p>
          </table:table-cell>
          <table:table-cell office:value-type="float" office:value="908311" calcext:value-type="float">
            <text:p>908311</text:p>
          </table:table-cell>
          <table:table-cell table:formula="of:=[.B68]-[.A68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920981" calcext:value-type="float">
            <text:p>920981</text:p>
          </table:table-cell>
          <table:table-cell office:value-type="float" office:value="921357" calcext:value-type="float">
            <text:p>921357</text:p>
          </table:table-cell>
          <table:table-cell table:formula="of:=[.B69]-[.A69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934140" calcext:value-type="float">
            <text:p>934140</text:p>
          </table:table-cell>
          <table:table-cell office:value-type="float" office:value="934532" calcext:value-type="float">
            <text:p>934532</text:p>
          </table:table-cell>
          <table:table-cell table:formula="of:=[.B70]-[.A70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947538" calcext:value-type="float">
            <text:p>947538</text:p>
          </table:table-cell>
          <table:table-cell office:value-type="float" office:value="947947" calcext:value-type="float">
            <text:p>947947</text:p>
          </table:table-cell>
          <table:table-cell table:formula="of:=[.B71]-[.A71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960613" calcext:value-type="float">
            <text:p>960613</text:p>
          </table:table-cell>
          <table:table-cell office:value-type="float" office:value="961059" calcext:value-type="float">
            <text:p>961059</text:p>
          </table:table-cell>
          <table:table-cell table:formula="of:=[.B72]-[.A72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973797" calcext:value-type="float">
            <text:p>973797</text:p>
          </table:table-cell>
          <table:table-cell office:value-type="float" office:value="974202" calcext:value-type="float">
            <text:p>974202</text:p>
          </table:table-cell>
          <table:table-cell table:formula="of:=[.B73]-[.A73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986813" calcext:value-type="float">
            <text:p>986813</text:p>
          </table:table-cell>
          <table:table-cell office:value-type="float" office:value="987211" calcext:value-type="float">
            <text:p>987211</text:p>
          </table:table-cell>
          <table:table-cell table:formula="of:=[.B74]-[.A74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999856" calcext:value-type="float">
            <text:p>999856</text:p>
          </table:table-cell>
          <table:table-cell office:value-type="float" office:value="1000235" calcext:value-type="float">
            <text:p>1000235</text:p>
          </table:table-cell>
          <table:table-cell table:formula="of:=[.B75]-[.A75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012962" calcext:value-type="float">
            <text:p>1012962</text:p>
          </table:table-cell>
          <table:table-cell office:value-type="float" office:value="1013364" calcext:value-type="float">
            <text:p>1013364</text:p>
          </table:table-cell>
          <table:table-cell table:formula="of:=[.B76]-[.A76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025918" calcext:value-type="float">
            <text:p>1025918</text:p>
          </table:table-cell>
          <table:table-cell office:value-type="float" office:value="1026300" calcext:value-type="float">
            <text:p>1026300</text:p>
          </table:table-cell>
          <table:table-cell table:formula="of:=[.B77]-[.A77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039007" calcext:value-type="float">
            <text:p>1039007</text:p>
          </table:table-cell>
          <table:table-cell office:value-type="float" office:value="1039461" calcext:value-type="float">
            <text:p>1039461</text:p>
          </table:table-cell>
          <table:table-cell table:formula="of:=[.B78]-[.A78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1052689" calcext:value-type="float">
            <text:p>1052689</text:p>
          </table:table-cell>
          <table:table-cell office:value-type="float" office:value="1053060" calcext:value-type="float">
            <text:p>1053060</text:p>
          </table:table-cell>
          <table:table-cell table:formula="of:=[.B79]-[.A79]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1066128" calcext:value-type="float">
            <text:p>1066128</text:p>
          </table:table-cell>
          <table:table-cell office:value-type="float" office:value="1066532" calcext:value-type="float">
            <text:p>1066532</text:p>
          </table:table-cell>
          <table:table-cell table:formula="of:=[.B80]-[.A80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079379" calcext:value-type="float">
            <text:p>1079379</text:p>
          </table:table-cell>
          <table:table-cell office:value-type="float" office:value="1079832" calcext:value-type="float">
            <text:p>1079832</text:p>
          </table:table-cell>
          <table:table-cell table:formula="of:=[.B81]-[.A81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1092493" calcext:value-type="float">
            <text:p>1092493</text:p>
          </table:table-cell>
          <table:table-cell office:value-type="float" office:value="1092902" calcext:value-type="float">
            <text:p>1092902</text:p>
          </table:table-cell>
          <table:table-cell table:formula="of:=[.B82]-[.A82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105710" calcext:value-type="float">
            <text:p>1105710</text:p>
          </table:table-cell>
          <table:table-cell office:value-type="float" office:value="1106116" calcext:value-type="float">
            <text:p>1106116</text:p>
          </table:table-cell>
          <table:table-cell table:formula="of:=[.B83]-[.A83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118764" calcext:value-type="float">
            <text:p>1118764</text:p>
          </table:table-cell>
          <table:table-cell office:value-type="float" office:value="1119171" calcext:value-type="float">
            <text:p>1119171</text:p>
          </table:table-cell>
          <table:table-cell table:formula="of:=[.B84]-[.A84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131864" calcext:value-type="float">
            <text:p>1131864</text:p>
          </table:table-cell>
          <table:table-cell office:value-type="float" office:value="1132227" calcext:value-type="float">
            <text:p>1132227</text:p>
          </table:table-cell>
          <table:table-cell table:formula="of:=[.B85]-[.A85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144973" calcext:value-type="float">
            <text:p>1144973</text:p>
          </table:table-cell>
          <table:table-cell office:value-type="float" office:value="1145371" calcext:value-type="float">
            <text:p>1145371</text:p>
          </table:table-cell>
          <table:table-cell table:formula="of:=[.B86]-[.A86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158149" calcext:value-type="float">
            <text:p>1158149</text:p>
          </table:table-cell>
          <table:table-cell office:value-type="float" office:value="1158527" calcext:value-type="float">
            <text:p>1158527</text:p>
          </table:table-cell>
          <table:table-cell table:formula="of:=[.B87]-[.A87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171203" calcext:value-type="float">
            <text:p>1171203</text:p>
          </table:table-cell>
          <table:table-cell office:value-type="float" office:value="1171602" calcext:value-type="float">
            <text:p>1171602</text:p>
          </table:table-cell>
          <table:table-cell table:formula="of:=[.B88]-[.A88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184396" calcext:value-type="float">
            <text:p>1184396</text:p>
          </table:table-cell>
          <table:table-cell office:value-type="float" office:value="1184830" calcext:value-type="float">
            <text:p>1184830</text:p>
          </table:table-cell>
          <table:table-cell table:formula="of:=[.B89]-[.A89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1197930" calcext:value-type="float">
            <text:p>1197930</text:p>
          </table:table-cell>
          <table:table-cell office:value-type="float" office:value="1198317" calcext:value-type="float">
            <text:p>1198317</text:p>
          </table:table-cell>
          <table:table-cell table:formula="of:=[.B90]-[.A90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211289" calcext:value-type="float">
            <text:p>1211289</text:p>
          </table:table-cell>
          <table:table-cell office:value-type="float" office:value="1211721" calcext:value-type="float">
            <text:p>1211721</text:p>
          </table:table-cell>
          <table:table-cell table:formula="of:=[.B91]-[.A91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224461" calcext:value-type="float">
            <text:p>1224461</text:p>
          </table:table-cell>
          <table:table-cell office:value-type="float" office:value="1224886" calcext:value-type="float">
            <text:p>1224886</text:p>
          </table:table-cell>
          <table:table-cell table:formula="of:=[.B92]-[.A92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1237480" calcext:value-type="float">
            <text:p>1237480</text:p>
          </table:table-cell>
          <table:table-cell office:value-type="float" office:value="1237865" calcext:value-type="float">
            <text:p>1237865</text:p>
          </table:table-cell>
          <table:table-cell table:formula="of:=[.B93]-[.A93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250605" calcext:value-type="float">
            <text:p>1250605</text:p>
          </table:table-cell>
          <table:table-cell office:value-type="float" office:value="1251001" calcext:value-type="float">
            <text:p>1251001</text:p>
          </table:table-cell>
          <table:table-cell table:formula="of:=[.B94]-[.A94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263766" calcext:value-type="float">
            <text:p>1263766</text:p>
          </table:table-cell>
          <table:table-cell office:value-type="float" office:value="1264206" calcext:value-type="float">
            <text:p>1264206</text:p>
          </table:table-cell>
          <table:table-cell table:formula="of:=[.B95]-[.A95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1276913" calcext:value-type="float">
            <text:p>1276913</text:p>
          </table:table-cell>
          <table:table-cell office:value-type="float" office:value="1277309" calcext:value-type="float">
            <text:p>1277309</text:p>
          </table:table-cell>
          <table:table-cell table:formula="of:=[.B96]-[.A96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289898" calcext:value-type="float">
            <text:p>1289898</text:p>
          </table:table-cell>
          <table:table-cell office:value-type="float" office:value="1290330" calcext:value-type="float">
            <text:p>1290330</text:p>
          </table:table-cell>
          <table:table-cell table:formula="of:=[.B97]-[.A97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303071" calcext:value-type="float">
            <text:p>1303071</text:p>
          </table:table-cell>
          <table:table-cell office:value-type="float" office:value="1303467" calcext:value-type="float">
            <text:p>1303467</text:p>
          </table:table-cell>
          <table:table-cell table:formula="of:=[.B98]-[.A98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316395" calcext:value-type="float">
            <text:p>1316395</text:p>
          </table:table-cell>
          <table:table-cell office:value-type="float" office:value="1316826" calcext:value-type="float">
            <text:p>1316826</text:p>
          </table:table-cell>
          <table:table-cell table:formula="of:=[.B99]-[.A99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329887" calcext:value-type="float">
            <text:p>1329887</text:p>
          </table:table-cell>
          <table:table-cell office:value-type="float" office:value="1330328" calcext:value-type="float">
            <text:p>1330328</text:p>
          </table:table-cell>
          <table:table-cell table:formula="of:=[.B100]-[.A100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1342930" calcext:value-type="float">
            <text:p>1342930</text:p>
          </table:table-cell>
          <table:table-cell office:value-type="float" office:value="1343349" calcext:value-type="float">
            <text:p>1343349</text:p>
          </table:table-cell>
          <table:table-cell table:formula="of:=[.B101]-[.A101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1356028" calcext:value-type="float">
            <text:p>1356028</text:p>
          </table:table-cell>
          <table:table-cell office:value-type="float" office:value="1356417" calcext:value-type="float">
            <text:p>1356417</text:p>
          </table:table-cell>
          <table:table-cell table:formula="of:=[.B102]-[.A102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369124" calcext:value-type="float">
            <text:p>1369124</text:p>
          </table:table-cell>
          <table:table-cell office:value-type="float" office:value="1369527" calcext:value-type="float">
            <text:p>1369527</text:p>
          </table:table-cell>
          <table:table-cell table:formula="of:=[.B103]-[.A103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382166" calcext:value-type="float">
            <text:p>1382166</text:p>
          </table:table-cell>
          <table:table-cell office:value-type="float" office:value="1382551" calcext:value-type="float">
            <text:p>1382551</text:p>
          </table:table-cell>
          <table:table-cell table:formula="of:=[.B104]-[.A104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395253" calcext:value-type="float">
            <text:p>1395253</text:p>
          </table:table-cell>
          <table:table-cell office:value-type="float" office:value="1395663" calcext:value-type="float">
            <text:p>1395663</text:p>
          </table:table-cell>
          <table:table-cell table:formula="of:=[.B105]-[.A105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408281" calcext:value-type="float">
            <text:p>1408281</text:p>
          </table:table-cell>
          <table:table-cell office:value-type="float" office:value="1408672" calcext:value-type="float">
            <text:p>1408672</text:p>
          </table:table-cell>
          <table:table-cell table:formula="of:=[.B106]-[.A106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421320" calcext:value-type="float">
            <text:p>1421320</text:p>
          </table:table-cell>
          <table:table-cell office:value-type="float" office:value="1421720" calcext:value-type="float">
            <text:p>1421720</text:p>
          </table:table-cell>
          <table:table-cell table:formula="of:=[.B107]-[.A10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434534" calcext:value-type="float">
            <text:p>1434534</text:p>
          </table:table-cell>
          <table:table-cell office:value-type="float" office:value="1434947" calcext:value-type="float">
            <text:p>1434947</text:p>
          </table:table-cell>
          <table:table-cell table:formula="of:=[.B108]-[.A108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1447919" calcext:value-type="float">
            <text:p>1447919</text:p>
          </table:table-cell>
          <table:table-cell office:value-type="float" office:value="1448340" calcext:value-type="float">
            <text:p>1448340</text:p>
          </table:table-cell>
          <table:table-cell table:formula="of:=[.B109]-[.A109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1461257" calcext:value-type="float">
            <text:p>1461257</text:p>
          </table:table-cell>
          <table:table-cell office:value-type="float" office:value="1461612" calcext:value-type="float">
            <text:p>1461612</text:p>
          </table:table-cell>
          <table:table-cell table:formula="of:=[.B110]-[.A110]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1474204" calcext:value-type="float">
            <text:p>1474204</text:p>
          </table:table-cell>
          <table:table-cell office:value-type="float" office:value="1474641" calcext:value-type="float">
            <text:p>1474641</text:p>
          </table:table-cell>
          <table:table-cell table:formula="of:=[.B111]-[.A111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1487312" calcext:value-type="float">
            <text:p>1487312</text:p>
          </table:table-cell>
          <table:table-cell office:value-type="float" office:value="1487724" calcext:value-type="float">
            <text:p>1487724</text:p>
          </table:table-cell>
          <table:table-cell table:formula="of:=[.B112]-[.A112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500399" calcext:value-type="float">
            <text:p>1500399</text:p>
          </table:table-cell>
          <table:table-cell office:value-type="float" office:value="1500830" calcext:value-type="float">
            <text:p>1500830</text:p>
          </table:table-cell>
          <table:table-cell table:formula="of:=[.B113]-[.A113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513461" calcext:value-type="float">
            <text:p>1513461</text:p>
          </table:table-cell>
          <table:table-cell office:value-type="float" office:value="1513838" calcext:value-type="float">
            <text:p>1513838</text:p>
          </table:table-cell>
          <table:table-cell table:formula="of:=[.B114]-[.A114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526531" calcext:value-type="float">
            <text:p>1526531</text:p>
          </table:table-cell>
          <table:table-cell office:value-type="float" office:value="1526918" calcext:value-type="float">
            <text:p>1526918</text:p>
          </table:table-cell>
          <table:table-cell table:formula="of:=[.B115]-[.A115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539579" calcext:value-type="float">
            <text:p>1539579</text:p>
          </table:table-cell>
          <table:table-cell office:value-type="float" office:value="1539980" calcext:value-type="float">
            <text:p>1539980</text:p>
          </table:table-cell>
          <table:table-cell table:formula="of:=[.B116]-[.A116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552708" calcext:value-type="float">
            <text:p>1552708</text:p>
          </table:table-cell>
          <table:table-cell office:value-type="float" office:value="1553051" calcext:value-type="float">
            <text:p>1553051</text:p>
          </table:table-cell>
          <table:table-cell table:formula="of:=[.B117]-[.A117]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1565917" calcext:value-type="float">
            <text:p>1565917</text:p>
          </table:table-cell>
          <table:table-cell office:value-type="float" office:value="1566325" calcext:value-type="float">
            <text:p>1566325</text:p>
          </table:table-cell>
          <table:table-cell table:formula="of:=[.B118]-[.A118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579200" calcext:value-type="float">
            <text:p>1579200</text:p>
          </table:table-cell>
          <table:table-cell office:value-type="float" office:value="1579636" calcext:value-type="float">
            <text:p>1579636</text:p>
          </table:table-cell>
          <table:table-cell table:formula="of:=[.B119]-[.A119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1592247" calcext:value-type="float">
            <text:p>1592247</text:p>
          </table:table-cell>
          <table:table-cell office:value-type="float" office:value="1592663" calcext:value-type="float">
            <text:p>1592663</text:p>
          </table:table-cell>
          <table:table-cell table:formula="of:=[.B120]-[.A120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605256" calcext:value-type="float">
            <text:p>1605256</text:p>
          </table:table-cell>
          <table:table-cell office:value-type="float" office:value="1605666" calcext:value-type="float">
            <text:p>1605666</text:p>
          </table:table-cell>
          <table:table-cell table:formula="of:=[.B121]-[.A121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618320" calcext:value-type="float">
            <text:p>1618320</text:p>
          </table:table-cell>
          <table:table-cell office:value-type="float" office:value="1618719" calcext:value-type="float">
            <text:p>1618719</text:p>
          </table:table-cell>
          <table:table-cell table:formula="of:=[.B122]-[.A122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631343" calcext:value-type="float">
            <text:p>1631343</text:p>
          </table:table-cell>
          <table:table-cell office:value-type="float" office:value="1631734" calcext:value-type="float">
            <text:p>1631734</text:p>
          </table:table-cell>
          <table:table-cell table:formula="of:=[.B123]-[.A123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644417" calcext:value-type="float">
            <text:p>1644417</text:p>
          </table:table-cell>
          <table:table-cell office:value-type="float" office:value="1644803" calcext:value-type="float">
            <text:p>1644803</text:p>
          </table:table-cell>
          <table:table-cell table:formula="of:=[.B124]-[.A124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657466" calcext:value-type="float">
            <text:p>1657466</text:p>
          </table:table-cell>
          <table:table-cell office:value-type="float" office:value="1657871" calcext:value-type="float">
            <text:p>1657871</text:p>
          </table:table-cell>
          <table:table-cell table:formula="of:=[.B125]-[.A125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670518" calcext:value-type="float">
            <text:p>1670518</text:p>
          </table:table-cell>
          <table:table-cell office:value-type="float" office:value="1670914" calcext:value-type="float">
            <text:p>1670914</text:p>
          </table:table-cell>
          <table:table-cell table:formula="of:=[.B126]-[.A126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683719" calcext:value-type="float">
            <text:p>1683719</text:p>
          </table:table-cell>
          <table:table-cell office:value-type="float" office:value="1684114" calcext:value-type="float">
            <text:p>1684114</text:p>
          </table:table-cell>
          <table:table-cell table:formula="of:=[.B127]-[.A12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697105" calcext:value-type="float">
            <text:p>1697105</text:p>
          </table:table-cell>
          <table:table-cell office:value-type="float" office:value="1697520" calcext:value-type="float">
            <text:p>1697520</text:p>
          </table:table-cell>
          <table:table-cell table:formula="of:=[.B128]-[.A128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710350" calcext:value-type="float">
            <text:p>1710350</text:p>
          </table:table-cell>
          <table:table-cell office:value-type="float" office:value="1710794" calcext:value-type="float">
            <text:p>1710794</text:p>
          </table:table-cell>
          <table:table-cell table:formula="of:=[.B129]-[.A129]"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1723462" calcext:value-type="float">
            <text:p>1723462</text:p>
          </table:table-cell>
          <table:table-cell office:value-type="float" office:value="1723871" calcext:value-type="float">
            <text:p>1723871</text:p>
          </table:table-cell>
          <table:table-cell table:formula="of:=[.B130]-[.A130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736491" calcext:value-type="float">
            <text:p>1736491</text:p>
          </table:table-cell>
          <table:table-cell office:value-type="float" office:value="1736895" calcext:value-type="float">
            <text:p>1736895</text:p>
          </table:table-cell>
          <table:table-cell table:formula="of:=[.B131]-[.A131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749589" calcext:value-type="float">
            <text:p>1749589</text:p>
          </table:table-cell>
          <table:table-cell office:value-type="float" office:value="1749997" calcext:value-type="float">
            <text:p>1749997</text:p>
          </table:table-cell>
          <table:table-cell table:formula="of:=[.B132]-[.A132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762645" calcext:value-type="float">
            <text:p>1762645</text:p>
          </table:table-cell>
          <table:table-cell office:value-type="float" office:value="1763041" calcext:value-type="float">
            <text:p>1763041</text:p>
          </table:table-cell>
          <table:table-cell table:formula="of:=[.B133]-[.A133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775744" calcext:value-type="float">
            <text:p>1775744</text:p>
          </table:table-cell>
          <table:table-cell office:value-type="float" office:value="1776125" calcext:value-type="float">
            <text:p>1776125</text:p>
          </table:table-cell>
          <table:table-cell table:formula="of:=[.B134]-[.A134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788806" calcext:value-type="float">
            <text:p>1788806</text:p>
          </table:table-cell>
          <table:table-cell office:value-type="float" office:value="1789187" calcext:value-type="float">
            <text:p>1789187</text:p>
          </table:table-cell>
          <table:table-cell table:formula="of:=[.B135]-[.A135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801792" calcext:value-type="float">
            <text:p>1801792</text:p>
          </table:table-cell>
          <table:table-cell office:value-type="float" office:value="1802224" calcext:value-type="float">
            <text:p>1802224</text:p>
          </table:table-cell>
          <table:table-cell table:formula="of:=[.B136]-[.A136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815107" calcext:value-type="float">
            <text:p>1815107</text:p>
          </table:table-cell>
          <table:table-cell office:value-type="float" office:value="1815545" calcext:value-type="float">
            <text:p>1815545</text:p>
          </table:table-cell>
          <table:table-cell table:formula="of:=[.B137]-[.A137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1828282" calcext:value-type="float">
            <text:p>1828282</text:p>
          </table:table-cell>
          <table:table-cell office:value-type="float" office:value="1828728" calcext:value-type="float">
            <text:p>1828728</text:p>
          </table:table-cell>
          <table:table-cell table:formula="of:=[.B138]-[.A138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841355" calcext:value-type="float">
            <text:p>1841355</text:p>
          </table:table-cell>
          <table:table-cell office:value-type="float" office:value="1841758" calcext:value-type="float">
            <text:p>1841758</text:p>
          </table:table-cell>
          <table:table-cell table:formula="of:=[.B139]-[.A139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854363" calcext:value-type="float">
            <text:p>1854363</text:p>
          </table:table-cell>
          <table:table-cell office:value-type="float" office:value="1854762" calcext:value-type="float">
            <text:p>1854762</text:p>
          </table:table-cell>
          <table:table-cell table:formula="of:=[.B140]-[.A140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867467" calcext:value-type="float">
            <text:p>1867467</text:p>
          </table:table-cell>
          <table:table-cell office:value-type="float" office:value="1867875" calcext:value-type="float">
            <text:p>1867875</text:p>
          </table:table-cell>
          <table:table-cell table:formula="of:=[.B141]-[.A141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880792" calcext:value-type="float">
            <text:p>1880792</text:p>
          </table:table-cell>
          <table:table-cell office:value-type="float" office:value="1881256" calcext:value-type="float">
            <text:p>1881256</text:p>
          </table:table-cell>
          <table:table-cell table:formula="of:=[.B142]-[.A142]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1894028" calcext:value-type="float">
            <text:p>1894028</text:p>
          </table:table-cell>
          <table:table-cell office:value-type="float" office:value="1894459" calcext:value-type="float">
            <text:p>1894459</text:p>
          </table:table-cell>
          <table:table-cell table:formula="of:=[.B143]-[.A143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907197" calcext:value-type="float">
            <text:p>1907197</text:p>
          </table:table-cell>
          <table:table-cell office:value-type="float" office:value="1907579" calcext:value-type="float">
            <text:p>1907579</text:p>
          </table:table-cell>
          <table:table-cell table:formula="of:=[.B144]-[.A144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920294" calcext:value-type="float">
            <text:p>1920294</text:p>
          </table:table-cell>
          <table:table-cell office:value-type="float" office:value="1920696" calcext:value-type="float">
            <text:p>1920696</text:p>
          </table:table-cell>
          <table:table-cell table:formula="of:=[.B145]-[.A145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933873" calcext:value-type="float">
            <text:p>1933873</text:p>
          </table:table-cell>
          <table:table-cell office:value-type="float" office:value="1934389" calcext:value-type="float">
            <text:p>1934389</text:p>
          </table:table-cell>
          <table:table-cell table:formula="of:=[.B146]-[.A146]"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947258" calcext:value-type="float">
            <text:p>1947258</text:p>
          </table:table-cell>
          <table:table-cell office:value-type="float" office:value="1947688" calcext:value-type="float">
            <text:p>1947688</text:p>
          </table:table-cell>
          <table:table-cell table:formula="of:=[.B147]-[.A147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1960361" calcext:value-type="float">
            <text:p>1960361</text:p>
          </table:table-cell>
          <table:table-cell office:value-type="float" office:value="1960771" calcext:value-type="float">
            <text:p>1960771</text:p>
          </table:table-cell>
          <table:table-cell table:formula="of:=[.B148]-[.A148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973439" calcext:value-type="float">
            <text:p>1973439</text:p>
          </table:table-cell>
          <table:table-cell office:value-type="float" office:value="1973827" calcext:value-type="float">
            <text:p>1973827</text:p>
          </table:table-cell>
          <table:table-cell table:formula="of:=[.B149]-[.A14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986492" calcext:value-type="float">
            <text:p>1986492</text:p>
          </table:table-cell>
          <table:table-cell office:value-type="float" office:value="1986890" calcext:value-type="float">
            <text:p>1986890</text:p>
          </table:table-cell>
          <table:table-cell table:formula="of:=[.B150]-[.A150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999679" calcext:value-type="float">
            <text:p>1999679</text:p>
          </table:table-cell>
          <table:table-cell office:value-type="float" office:value="2000109" calcext:value-type="float">
            <text:p>2000109</text:p>
          </table:table-cell>
          <table:table-cell table:formula="of:=[.B151]-[.A151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2012780" calcext:value-type="float">
            <text:p>2012780</text:p>
          </table:table-cell>
          <table:table-cell office:value-type="float" office:value="2013218" calcext:value-type="float">
            <text:p>2013218</text:p>
          </table:table-cell>
          <table:table-cell table:formula="of:=[.B152]-[.A152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2025888" calcext:value-type="float">
            <text:p>2025888</text:p>
          </table:table-cell>
          <table:table-cell office:value-type="float" office:value="2026288" calcext:value-type="float">
            <text:p>2026288</text:p>
          </table:table-cell>
          <table:table-cell table:formula="of:=[.B153]-[.A15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039099" calcext:value-type="float">
            <text:p>2039099</text:p>
          </table:table-cell>
          <table:table-cell office:value-type="float" office:value="2039514" calcext:value-type="float">
            <text:p>2039514</text:p>
          </table:table-cell>
          <table:table-cell table:formula="of:=[.B154]-[.A154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052424" calcext:value-type="float">
            <text:p>2052424</text:p>
          </table:table-cell>
          <table:table-cell office:value-type="float" office:value="2052785" calcext:value-type="float">
            <text:p>2052785</text:p>
          </table:table-cell>
          <table:table-cell table:formula="of:=[.B155]-[.A155]"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2066136" calcext:value-type="float">
            <text:p>2066136</text:p>
          </table:table-cell>
          <table:table-cell office:value-type="float" office:value="2066580" calcext:value-type="float">
            <text:p>2066580</text:p>
          </table:table-cell>
          <table:table-cell table:formula="of:=[.B156]-[.A156]"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2079315" calcext:value-type="float">
            <text:p>2079315</text:p>
          </table:table-cell>
          <table:table-cell office:value-type="float" office:value="2079718" calcext:value-type="float">
            <text:p>2079718</text:p>
          </table:table-cell>
          <table:table-cell table:formula="of:=[.B157]-[.A157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2092426" calcext:value-type="float">
            <text:p>2092426</text:p>
          </table:table-cell>
          <table:table-cell office:value-type="float" office:value="2092812" calcext:value-type="float">
            <text:p>2092812</text:p>
          </table:table-cell>
          <table:table-cell table:formula="of:=[.B158]-[.A158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2105527" calcext:value-type="float">
            <text:p>2105527</text:p>
          </table:table-cell>
          <table:table-cell office:value-type="float" office:value="2105935" calcext:value-type="float">
            <text:p>2105935</text:p>
          </table:table-cell>
          <table:table-cell table:formula="of:=[.B159]-[.A159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2118582" calcext:value-type="float">
            <text:p>2118582</text:p>
          </table:table-cell>
          <table:table-cell office:value-type="float" office:value="2119012" calcext:value-type="float">
            <text:p>2119012</text:p>
          </table:table-cell>
          <table:table-cell table:formula="of:=[.B160]-[.A160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2131652" calcext:value-type="float">
            <text:p>2131652</text:p>
          </table:table-cell>
          <table:table-cell office:value-type="float" office:value="2132089" calcext:value-type="float">
            <text:p>2132089</text:p>
          </table:table-cell>
          <table:table-cell table:formula="of:=[.B161]-[.A161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2144746" calcext:value-type="float">
            <text:p>2144746</text:p>
          </table:table-cell>
          <table:table-cell office:value-type="float" office:value="2145144" calcext:value-type="float">
            <text:p>2145144</text:p>
          </table:table-cell>
          <table:table-cell table:formula="of:=[.B162]-[.A16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2157846" calcext:value-type="float">
            <text:p>2157846</text:p>
          </table:table-cell>
          <table:table-cell office:value-type="float" office:value="2158255" calcext:value-type="float">
            <text:p>2158255</text:p>
          </table:table-cell>
          <table:table-cell table:formula="of:=[.B163]-[.A163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2171013" calcext:value-type="float">
            <text:p>2171013</text:p>
          </table:table-cell>
          <table:table-cell office:value-type="float" office:value="2171467" calcext:value-type="float">
            <text:p>2171467</text:p>
          </table:table-cell>
          <table:table-cell table:formula="of:=[.B164]-[.A164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2184486" calcext:value-type="float">
            <text:p>2184486</text:p>
          </table:table-cell>
          <table:table-cell office:value-type="float" office:value="2184884" calcext:value-type="float">
            <text:p>2184884</text:p>
          </table:table-cell>
          <table:table-cell table:formula="of:=[.B165]-[.A165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2197603" calcext:value-type="float">
            <text:p>2197603</text:p>
          </table:table-cell>
          <table:table-cell office:value-type="float" office:value="2198103" calcext:value-type="float">
            <text:p>2198103</text:p>
          </table:table-cell>
          <table:table-cell table:formula="of:=[.B166]-[.A166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210871" calcext:value-type="float">
            <text:p>2210871</text:p>
          </table:table-cell>
          <table:table-cell office:value-type="float" office:value="2211304" calcext:value-type="float">
            <text:p>2211304</text:p>
          </table:table-cell>
          <table:table-cell table:formula="of:=[.B167]-[.A167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2223936" calcext:value-type="float">
            <text:p>2223936</text:p>
          </table:table-cell>
          <table:table-cell office:value-type="float" office:value="2224325" calcext:value-type="float">
            <text:p>2224325</text:p>
          </table:table-cell>
          <table:table-cell table:formula="of:=[.B168]-[.A168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2236877" calcext:value-type="float">
            <text:p>2236877</text:p>
          </table:table-cell>
          <table:table-cell office:value-type="float" office:value="2237290" calcext:value-type="float">
            <text:p>2237290</text:p>
          </table:table-cell>
          <table:table-cell table:formula="of:=[.B169]-[.A169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249960" calcext:value-type="float">
            <text:p>2249960</text:p>
          </table:table-cell>
          <table:table-cell office:value-type="float" office:value="2250347" calcext:value-type="float">
            <text:p>2250347</text:p>
          </table:table-cell>
          <table:table-cell table:formula="of:=[.B170]-[.A170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262962" calcext:value-type="float">
            <text:p>2262962</text:p>
          </table:table-cell>
          <table:table-cell office:value-type="float" office:value="2263347" calcext:value-type="float">
            <text:p>2263347</text:p>
          </table:table-cell>
          <table:table-cell table:formula="of:=[.B171]-[.A171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2276001" calcext:value-type="float">
            <text:p>2276001</text:p>
          </table:table-cell>
          <table:table-cell office:value-type="float" office:value="2276385" calcext:value-type="float">
            <text:p>2276385</text:p>
          </table:table-cell>
          <table:table-cell table:formula="of:=[.B172]-[.A17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2289113" calcext:value-type="float">
            <text:p>2289113</text:p>
          </table:table-cell>
          <table:table-cell office:value-type="float" office:value="2289522" calcext:value-type="float">
            <text:p>2289522</text:p>
          </table:table-cell>
          <table:table-cell table:formula="of:=[.B173]-[.A173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2302363" calcext:value-type="float">
            <text:p>2302363</text:p>
          </table:table-cell>
          <table:table-cell office:value-type="float" office:value="2302779" calcext:value-type="float">
            <text:p>2302779</text:p>
          </table:table-cell>
          <table:table-cell table:formula="of:=[.B174]-[.A174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315797" calcext:value-type="float">
            <text:p>2315797</text:p>
          </table:table-cell>
          <table:table-cell office:value-type="float" office:value="2316251" calcext:value-type="float">
            <text:p>2316251</text:p>
          </table:table-cell>
          <table:table-cell table:formula="of:=[.B175]-[.A175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2328980" calcext:value-type="float">
            <text:p>2328980</text:p>
          </table:table-cell>
          <table:table-cell office:value-type="float" office:value="2329390" calcext:value-type="float">
            <text:p>2329390</text:p>
          </table:table-cell>
          <table:table-cell table:formula="of:=[.B176]-[.A176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2342041" calcext:value-type="float">
            <text:p>2342041</text:p>
          </table:table-cell>
          <table:table-cell office:value-type="float" office:value="2342442" calcext:value-type="float">
            <text:p>2342442</text:p>
          </table:table-cell>
          <table:table-cell table:formula="of:=[.B177]-[.A177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2355267" calcext:value-type="float">
            <text:p>2355267</text:p>
          </table:table-cell>
          <table:table-cell office:value-type="float" office:value="2355714" calcext:value-type="float">
            <text:p>2355714</text:p>
          </table:table-cell>
          <table:table-cell table:formula="of:=[.B178]-[.A178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2368795" calcext:value-type="float">
            <text:p>2368795</text:p>
          </table:table-cell>
          <table:table-cell office:value-type="float" office:value="2369218" calcext:value-type="float">
            <text:p>2369218</text:p>
          </table:table-cell>
          <table:table-cell table:formula="of:=[.B179]-[.A179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2381928" calcext:value-type="float">
            <text:p>2381928</text:p>
          </table:table-cell>
          <table:table-cell office:value-type="float" office:value="2382313" calcext:value-type="float">
            <text:p>2382313</text:p>
          </table:table-cell>
          <table:table-cell table:formula="of:=[.B180]-[.A180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2394977" calcext:value-type="float">
            <text:p>2394977</text:p>
          </table:table-cell>
          <table:table-cell office:value-type="float" office:value="2395375" calcext:value-type="float">
            <text:p>2395375</text:p>
          </table:table-cell>
          <table:table-cell table:formula="of:=[.B181]-[.A181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2407992" calcext:value-type="float">
            <text:p>2407992</text:p>
          </table:table-cell>
          <table:table-cell office:value-type="float" office:value="2408514" calcext:value-type="float">
            <text:p>2408514</text:p>
          </table:table-cell>
          <table:table-cell table:formula="of:=[.B182]-[.A182]"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2421270" calcext:value-type="float">
            <text:p>2421270</text:p>
          </table:table-cell>
          <table:table-cell office:value-type="float" office:value="2421678" calcext:value-type="float">
            <text:p>2421678</text:p>
          </table:table-cell>
          <table:table-cell table:formula="of:=[.B183]-[.A183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2434614" calcext:value-type="float">
            <text:p>2434614</text:p>
          </table:table-cell>
          <table:table-cell office:value-type="float" office:value="2435038" calcext:value-type="float">
            <text:p>2435038</text:p>
          </table:table-cell>
          <table:table-cell table:formula="of:=[.B184]-[.A184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2448253" calcext:value-type="float">
            <text:p>2448253</text:p>
          </table:table-cell>
          <table:table-cell office:value-type="float" office:value="2448691" calcext:value-type="float">
            <text:p>2448691</text:p>
          </table:table-cell>
          <table:table-cell table:formula="of:=[.B185]-[.A185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2461318" calcext:value-type="float">
            <text:p>2461318</text:p>
          </table:table-cell>
          <table:table-cell office:value-type="float" office:value="2461740" calcext:value-type="float">
            <text:p>2461740</text:p>
          </table:table-cell>
          <table:table-cell table:formula="of:=[.B186]-[.A186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474462" calcext:value-type="float">
            <text:p>2474462</text:p>
          </table:table-cell>
          <table:table-cell office:value-type="float" office:value="2474865" calcext:value-type="float">
            <text:p>2474865</text:p>
          </table:table-cell>
          <table:table-cell table:formula="of:=[.B187]-[.A187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2487489" calcext:value-type="float">
            <text:p>2487489</text:p>
          </table:table-cell>
          <table:table-cell office:value-type="float" office:value="2487893" calcext:value-type="float">
            <text:p>2487893</text:p>
          </table:table-cell>
          <table:table-cell table:formula="of:=[.B188]-[.A188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2500621" calcext:value-type="float">
            <text:p>2500621</text:p>
          </table:table-cell>
          <table:table-cell office:value-type="float" office:value="2501052" calcext:value-type="float">
            <text:p>2501052</text:p>
          </table:table-cell>
          <table:table-cell table:formula="of:=[.B189]-[.A189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2513823" calcext:value-type="float">
            <text:p>2513823</text:p>
          </table:table-cell>
          <table:table-cell office:value-type="float" office:value="2514273" calcext:value-type="float">
            <text:p>2514273</text:p>
          </table:table-cell>
          <table:table-cell table:formula="of:=[.B190]-[.A190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2526925" calcext:value-type="float">
            <text:p>2526925</text:p>
          </table:table-cell>
          <table:table-cell office:value-type="float" office:value="2527338" calcext:value-type="float">
            <text:p>2527338</text:p>
          </table:table-cell>
          <table:table-cell table:formula="of:=[.B191]-[.A191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540019" calcext:value-type="float">
            <text:p>2540019</text:p>
          </table:table-cell>
          <table:table-cell office:value-type="float" office:value="2540393" calcext:value-type="float">
            <text:p>2540393</text:p>
          </table:table-cell>
          <table:table-cell table:formula="of:=[.B192]-[.A192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2553168" calcext:value-type="float">
            <text:p>2553168</text:p>
          </table:table-cell>
          <table:table-cell office:value-type="float" office:value="2553589" calcext:value-type="float">
            <text:p>2553589</text:p>
          </table:table-cell>
          <table:table-cell table:formula="of:=[.B193]-[.A193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2566562" calcext:value-type="float">
            <text:p>2566562</text:p>
          </table:table-cell>
          <table:table-cell office:value-type="float" office:value="2567023" calcext:value-type="float">
            <text:p>2567023</text:p>
          </table:table-cell>
          <table:table-cell table:formula="of:=[.B194]-[.A194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2579819" calcext:value-type="float">
            <text:p>2579819</text:p>
          </table:table-cell>
          <table:table-cell office:value-type="float" office:value="2580265" calcext:value-type="float">
            <text:p>2580265</text:p>
          </table:table-cell>
          <table:table-cell table:formula="of:=[.B195]-[.A195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2592907" calcext:value-type="float">
            <text:p>2592907</text:p>
          </table:table-cell>
          <table:table-cell office:value-type="float" office:value="2593282" calcext:value-type="float">
            <text:p>2593282</text:p>
          </table:table-cell>
          <table:table-cell table:formula="of:=[.B196]-[.A196]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605887" calcext:value-type="float">
            <text:p>2605887</text:p>
          </table:table-cell>
          <table:table-cell office:value-type="float" office:value="2606279" calcext:value-type="float">
            <text:p>2606279</text:p>
          </table:table-cell>
          <table:table-cell table:formula="of:=[.B197]-[.A197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618944" calcext:value-type="float">
            <text:p>2618944</text:p>
          </table:table-cell>
          <table:table-cell office:value-type="float" office:value="2619346" calcext:value-type="float">
            <text:p>2619346</text:p>
          </table:table-cell>
          <table:table-cell table:formula="of:=[.B198]-[.A198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2631975" calcext:value-type="float">
            <text:p>2631975</text:p>
          </table:table-cell>
          <table:table-cell office:value-type="float" office:value="2632388" calcext:value-type="float">
            <text:p>2632388</text:p>
          </table:table-cell>
          <table:table-cell table:formula="of:=[.B199]-[.A199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645053" calcext:value-type="float">
            <text:p>2645053</text:p>
          </table:table-cell>
          <table:table-cell office:value-type="float" office:value="2645453" calcext:value-type="float">
            <text:p>2645453</text:p>
          </table:table-cell>
          <table:table-cell table:formula="of:=[.B200]-[.A200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658091" calcext:value-type="float">
            <text:p>2658091</text:p>
          </table:table-cell>
          <table:table-cell office:value-type="float" office:value="2658487" calcext:value-type="float">
            <text:p>2658487</text:p>
          </table:table-cell>
          <table:table-cell table:formula="of:=[.B201]-[.A201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2671277" calcext:value-type="float">
            <text:p>2671277</text:p>
          </table:table-cell>
          <table:table-cell office:value-type="float" office:value="2671693" calcext:value-type="float">
            <text:p>2671693</text:p>
          </table:table-cell>
          <table:table-cell table:formula="of:=[.B202]-[.A202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684896" calcext:value-type="float">
            <text:p>2684896</text:p>
          </table:table-cell>
          <table:table-cell office:value-type="float" office:value="2685333" calcext:value-type="float">
            <text:p>2685333</text:p>
          </table:table-cell>
          <table:table-cell table:formula="of:=[.B203]-[.A203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2698067" calcext:value-type="float">
            <text:p>2698067</text:p>
          </table:table-cell>
          <table:table-cell office:value-type="float" office:value="2698483" calcext:value-type="float">
            <text:p>2698483</text:p>
          </table:table-cell>
          <table:table-cell table:formula="of:=[.B204]-[.A204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711204" calcext:value-type="float">
            <text:p>2711204</text:p>
          </table:table-cell>
          <table:table-cell office:value-type="float" office:value="2711611" calcext:value-type="float">
            <text:p>2711611</text:p>
          </table:table-cell>
          <table:table-cell table:formula="of:=[.B205]-[.A205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724313" calcext:value-type="float">
            <text:p>2724313</text:p>
          </table:table-cell>
          <table:table-cell office:value-type="float" office:value="2724736" calcext:value-type="float">
            <text:p>2724736</text:p>
          </table:table-cell>
          <table:table-cell table:formula="of:=[.B206]-[.A206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2737383" calcext:value-type="float">
            <text:p>2737383</text:p>
          </table:table-cell>
          <table:table-cell office:value-type="float" office:value="2737768" calcext:value-type="float">
            <text:p>2737768</text:p>
          </table:table-cell>
          <table:table-cell table:formula="of:=[.B207]-[.A207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2750500" calcext:value-type="float">
            <text:p>2750500</text:p>
          </table:table-cell>
          <table:table-cell office:value-type="float" office:value="2750912" calcext:value-type="float">
            <text:p>2750912</text:p>
          </table:table-cell>
          <table:table-cell table:formula="of:=[.B208]-[.A208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2763578" calcext:value-type="float">
            <text:p>2763578</text:p>
          </table:table-cell>
          <table:table-cell office:value-type="float" office:value="2763964" calcext:value-type="float">
            <text:p>2763964</text:p>
          </table:table-cell>
          <table:table-cell table:formula="of:=[.B209]-[.A209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2776552" calcext:value-type="float">
            <text:p>2776552</text:p>
          </table:table-cell>
          <table:table-cell office:value-type="float" office:value="2776939" calcext:value-type="float">
            <text:p>2776939</text:p>
          </table:table-cell>
          <table:table-cell table:formula="of:=[.B210]-[.A210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789608" calcext:value-type="float">
            <text:p>2789608</text:p>
          </table:table-cell>
          <table:table-cell office:value-type="float" office:value="2789987" calcext:value-type="float">
            <text:p>2789987</text:p>
          </table:table-cell>
          <table:table-cell table:formula="of:=[.B211]-[.A211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2802658" calcext:value-type="float">
            <text:p>2802658</text:p>
          </table:table-cell>
          <table:table-cell office:value-type="float" office:value="2803082" calcext:value-type="float">
            <text:p>2803082</text:p>
          </table:table-cell>
          <table:table-cell table:formula="of:=[.B212]-[.A212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2816001" calcext:value-type="float">
            <text:p>2816001</text:p>
          </table:table-cell>
          <table:table-cell office:value-type="float" office:value="2816431" calcext:value-type="float">
            <text:p>2816431</text:p>
          </table:table-cell>
          <table:table-cell table:formula="of:=[.B213]-[.A213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2829170" calcext:value-type="float">
            <text:p>2829170</text:p>
          </table:table-cell>
          <table:table-cell office:value-type="float" office:value="2829577" calcext:value-type="float">
            <text:p>2829577</text:p>
          </table:table-cell>
          <table:table-cell table:formula="of:=[.B214]-[.A214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2842284" calcext:value-type="float">
            <text:p>2842284</text:p>
          </table:table-cell>
          <table:table-cell office:value-type="float" office:value="2842688" calcext:value-type="float">
            <text:p>2842688</text:p>
          </table:table-cell>
          <table:table-cell table:formula="of:=[.B215]-[.A215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2855442" calcext:value-type="float">
            <text:p>2855442</text:p>
          </table:table-cell>
          <table:table-cell office:value-type="float" office:value="2855846" calcext:value-type="float">
            <text:p>2855846</text:p>
          </table:table-cell>
          <table:table-cell table:formula="of:=[.B216]-[.A21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2868539" calcext:value-type="float">
            <text:p>2868539</text:p>
          </table:table-cell>
          <table:table-cell office:value-type="float" office:value="2868934" calcext:value-type="float">
            <text:p>2868934</text:p>
          </table:table-cell>
          <table:table-cell table:formula="of:=[.B217]-[.A21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2881542" calcext:value-type="float">
            <text:p>2881542</text:p>
          </table:table-cell>
          <table:table-cell office:value-type="float" office:value="2881929" calcext:value-type="float">
            <text:p>2881929</text:p>
          </table:table-cell>
          <table:table-cell table:formula="of:=[.B218]-[.A218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2894558" calcext:value-type="float">
            <text:p>2894558</text:p>
          </table:table-cell>
          <table:table-cell office:value-type="float" office:value="2894939" calcext:value-type="float">
            <text:p>2894939</text:p>
          </table:table-cell>
          <table:table-cell table:formula="of:=[.B219]-[.A219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2907677" calcext:value-type="float">
            <text:p>2907677</text:p>
          </table:table-cell>
          <table:table-cell office:value-type="float" office:value="2908085" calcext:value-type="float">
            <text:p>2908085</text:p>
          </table:table-cell>
          <table:table-cell table:formula="of:=[.B220]-[.A220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2920800" calcext:value-type="float">
            <text:p>2920800</text:p>
          </table:table-cell>
          <table:table-cell office:value-type="float" office:value="2921213" calcext:value-type="float">
            <text:p>2921213</text:p>
          </table:table-cell>
          <table:table-cell table:formula="of:=[.B221]-[.A221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934211" calcext:value-type="float">
            <text:p>2934211</text:p>
          </table:table-cell>
          <table:table-cell office:value-type="float" office:value="2934644" calcext:value-type="float">
            <text:p>2934644</text:p>
          </table:table-cell>
          <table:table-cell table:formula="of:=[.B222]-[.A222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2947195" calcext:value-type="float">
            <text:p>2947195</text:p>
          </table:table-cell>
          <table:table-cell office:value-type="float" office:value="2947633" calcext:value-type="float">
            <text:p>2947633</text:p>
          </table:table-cell>
          <table:table-cell table:formula="of:=[.B223]-[.A223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2960266" calcext:value-type="float">
            <text:p>2960266</text:p>
          </table:table-cell>
          <table:table-cell office:value-type="float" office:value="2960701" calcext:value-type="float">
            <text:p>2960701</text:p>
          </table:table-cell>
          <table:table-cell table:formula="of:=[.B224]-[.A224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2973347" calcext:value-type="float">
            <text:p>2973347</text:p>
          </table:table-cell>
          <table:table-cell office:value-type="float" office:value="2973791" calcext:value-type="float">
            <text:p>2973791</text:p>
          </table:table-cell>
          <table:table-cell table:formula="of:=[.B225]-[.A225]"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2986390" calcext:value-type="float">
            <text:p>2986390</text:p>
          </table:table-cell>
          <table:table-cell office:value-type="float" office:value="2986806" calcext:value-type="float">
            <text:p>2986806</text:p>
          </table:table-cell>
          <table:table-cell table:formula="of:=[.B226]-[.A226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2999511" calcext:value-type="float">
            <text:p>2999511</text:p>
          </table:table-cell>
          <table:table-cell office:value-type="float" office:value="2999890" calcext:value-type="float">
            <text:p>2999890</text:p>
          </table:table-cell>
          <table:table-cell table:formula="of:=[.B227]-[.A227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3012547" calcext:value-type="float">
            <text:p>3012547</text:p>
          </table:table-cell>
          <table:table-cell office:value-type="float" office:value="3012956" calcext:value-type="float">
            <text:p>3012956</text:p>
          </table:table-cell>
          <table:table-cell table:formula="of:=[.B228]-[.A228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3025612" calcext:value-type="float">
            <text:p>3025612</text:p>
          </table:table-cell>
          <table:table-cell office:value-type="float" office:value="3026019" calcext:value-type="float">
            <text:p>3026019</text:p>
          </table:table-cell>
          <table:table-cell table:formula="of:=[.B229]-[.A229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3038681" calcext:value-type="float">
            <text:p>3038681</text:p>
          </table:table-cell>
          <table:table-cell office:value-type="float" office:value="3039066" calcext:value-type="float">
            <text:p>3039066</text:p>
          </table:table-cell>
          <table:table-cell table:formula="of:=[.B230]-[.A230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3051690" calcext:value-type="float">
            <text:p>3051690</text:p>
          </table:table-cell>
          <table:table-cell office:value-type="float" office:value="3052102" calcext:value-type="float">
            <text:p>3052102</text:p>
          </table:table-cell>
          <table:table-cell table:formula="of:=[.B231]-[.A231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3065101" calcext:value-type="float">
            <text:p>3065101</text:p>
          </table:table-cell>
          <table:table-cell office:value-type="float" office:value="3065540" calcext:value-type="float">
            <text:p>3065540</text:p>
          </table:table-cell>
          <table:table-cell table:formula="of:=[.B232]-[.A232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078395" calcext:value-type="float">
            <text:p>3078395</text:p>
          </table:table-cell>
          <table:table-cell office:value-type="float" office:value="3078827" calcext:value-type="float">
            <text:p>3078827</text:p>
          </table:table-cell>
          <table:table-cell table:formula="of:=[.B233]-[.A233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3091556" calcext:value-type="float">
            <text:p>3091556</text:p>
          </table:table-cell>
          <table:table-cell office:value-type="float" office:value="3091970" calcext:value-type="float">
            <text:p>3091970</text:p>
          </table:table-cell>
          <table:table-cell table:formula="of:=[.B234]-[.A234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3104654" calcext:value-type="float">
            <text:p>3104654</text:p>
          </table:table-cell>
          <table:table-cell office:value-type="float" office:value="3105054" calcext:value-type="float">
            <text:p>3105054</text:p>
          </table:table-cell>
          <table:table-cell table:formula="of:=[.B235]-[.A23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117816" calcext:value-type="float">
            <text:p>3117816</text:p>
          </table:table-cell>
          <table:table-cell office:value-type="float" office:value="3118225" calcext:value-type="float">
            <text:p>3118225</text:p>
          </table:table-cell>
          <table:table-cell table:formula="of:=[.B236]-[.A236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3131035" calcext:value-type="float">
            <text:p>3131035</text:p>
          </table:table-cell>
          <table:table-cell office:value-type="float" office:value="3131603" calcext:value-type="float">
            <text:p>3131603</text:p>
          </table:table-cell>
          <table:table-cell table:formula="of:=[.B237]-[.A237]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3144201" calcext:value-type="float">
            <text:p>3144201</text:p>
          </table:table-cell>
          <table:table-cell office:value-type="float" office:value="3144617" calcext:value-type="float">
            <text:p>3144617</text:p>
          </table:table-cell>
          <table:table-cell table:formula="of:=[.B238]-[.A238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3157285" calcext:value-type="float">
            <text:p>3157285</text:p>
          </table:table-cell>
          <table:table-cell office:value-type="float" office:value="3157687" calcext:value-type="float">
            <text:p>3157687</text:p>
          </table:table-cell>
          <table:table-cell table:formula="of:=[.B239]-[.A239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170545" calcext:value-type="float">
            <text:p>3170545</text:p>
          </table:table-cell>
          <table:table-cell office:value-type="float" office:value="3170914" calcext:value-type="float">
            <text:p>3170914</text:p>
          </table:table-cell>
          <table:table-cell table:formula="of:=[.B240]-[.A240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183772" calcext:value-type="float">
            <text:p>3183772</text:p>
          </table:table-cell>
          <table:table-cell office:value-type="float" office:value="3184233" calcext:value-type="float">
            <text:p>3184233</text:p>
          </table:table-cell>
          <table:table-cell table:formula="of:=[.B241]-[.A241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3196920" calcext:value-type="float">
            <text:p>3196920</text:p>
          </table:table-cell>
          <table:table-cell office:value-type="float" office:value="3197353" calcext:value-type="float">
            <text:p>3197353</text:p>
          </table:table-cell>
          <table:table-cell table:formula="of:=[.B242]-[.A242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3210000" calcext:value-type="float">
            <text:p>3210000</text:p>
          </table:table-cell>
          <table:table-cell office:value-type="float" office:value="3210407" calcext:value-type="float">
            <text:p>3210407</text:p>
          </table:table-cell>
          <table:table-cell table:formula="of:=[.B243]-[.A243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3223148" calcext:value-type="float">
            <text:p>3223148</text:p>
          </table:table-cell>
          <table:table-cell office:value-type="float" office:value="3223546" calcext:value-type="float">
            <text:p>3223546</text:p>
          </table:table-cell>
          <table:table-cell table:formula="of:=[.B244]-[.A244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236247" calcext:value-type="float">
            <text:p>3236247</text:p>
          </table:table-cell>
          <table:table-cell office:value-type="float" office:value="3236654" calcext:value-type="float">
            <text:p>3236654</text:p>
          </table:table-cell>
          <table:table-cell table:formula="of:=[.B245]-[.A245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3249318" calcext:value-type="float">
            <text:p>3249318</text:p>
          </table:table-cell>
          <table:table-cell office:value-type="float" office:value="3249754" calcext:value-type="float">
            <text:p>3249754</text:p>
          </table:table-cell>
          <table:table-cell table:formula="of:=[.B246]-[.A246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3262333" calcext:value-type="float">
            <text:p>3262333</text:p>
          </table:table-cell>
          <table:table-cell office:value-type="float" office:value="3262756" calcext:value-type="float">
            <text:p>3262756</text:p>
          </table:table-cell>
          <table:table-cell table:formula="of:=[.B247]-[.A247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3275409" calcext:value-type="float">
            <text:p>3275409</text:p>
          </table:table-cell>
          <table:table-cell office:value-type="float" office:value="3275793" calcext:value-type="float">
            <text:p>3275793</text:p>
          </table:table-cell>
          <table:table-cell table:formula="of:=[.B248]-[.A24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3288559" calcext:value-type="float">
            <text:p>3288559</text:p>
          </table:table-cell>
          <table:table-cell office:value-type="float" office:value="3288988" calcext:value-type="float">
            <text:p>3288988</text:p>
          </table:table-cell>
          <table:table-cell table:formula="of:=[.B249]-[.A249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3301742" calcext:value-type="float">
            <text:p>3301742</text:p>
          </table:table-cell>
          <table:table-cell office:value-type="float" office:value="3302098" calcext:value-type="float">
            <text:p>3302098</text:p>
          </table:table-cell>
          <table:table-cell table:formula="of:=[.B250]-[.A250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315286" calcext:value-type="float">
            <text:p>3315286</text:p>
          </table:table-cell>
          <table:table-cell office:value-type="float" office:value="3315725" calcext:value-type="float">
            <text:p>3315725</text:p>
          </table:table-cell>
          <table:table-cell table:formula="of:=[.B251]-[.A251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328358" calcext:value-type="float">
            <text:p>3328358</text:p>
          </table:table-cell>
          <table:table-cell office:value-type="float" office:value="3328762" calcext:value-type="float">
            <text:p>3328762</text:p>
          </table:table-cell>
          <table:table-cell table:formula="of:=[.B252]-[.A252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3341409" calcext:value-type="float">
            <text:p>3341409</text:p>
          </table:table-cell>
          <table:table-cell office:value-type="float" office:value="3341778" calcext:value-type="float">
            <text:p>3341778</text:p>
          </table:table-cell>
          <table:table-cell table:formula="of:=[.B253]-[.A253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354427" calcext:value-type="float">
            <text:p>3354427</text:p>
          </table:table-cell>
          <table:table-cell office:value-type="float" office:value="3354808" calcext:value-type="float">
            <text:p>3354808</text:p>
          </table:table-cell>
          <table:table-cell table:formula="of:=[.B254]-[.A254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3367485" calcext:value-type="float">
            <text:p>3367485</text:p>
          </table:table-cell>
          <table:table-cell office:value-type="float" office:value="3367879" calcext:value-type="float">
            <text:p>3367879</text:p>
          </table:table-cell>
          <table:table-cell table:formula="of:=[.B255]-[.A255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380453" calcext:value-type="float">
            <text:p>3380453</text:p>
          </table:table-cell>
          <table:table-cell office:value-type="float" office:value="3380839" calcext:value-type="float">
            <text:p>3380839</text:p>
          </table:table-cell>
          <table:table-cell table:formula="of:=[.B256]-[.A256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393482" calcext:value-type="float">
            <text:p>3393482</text:p>
          </table:table-cell>
          <table:table-cell office:value-type="float" office:value="3393937" calcext:value-type="float">
            <text:p>3393937</text:p>
          </table:table-cell>
          <table:table-cell table:formula="of:=[.B257]-[.A257]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3406674" calcext:value-type="float">
            <text:p>3406674</text:p>
          </table:table-cell>
          <table:table-cell office:value-type="float" office:value="3407094" calcext:value-type="float">
            <text:p>3407094</text:p>
          </table:table-cell>
          <table:table-cell table:formula="of:=[.B258]-[.A258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3419876" calcext:value-type="float">
            <text:p>3419876</text:p>
          </table:table-cell>
          <table:table-cell office:value-type="float" office:value="3420280" calcext:value-type="float">
            <text:p>3420280</text:p>
          </table:table-cell>
          <table:table-cell table:formula="of:=[.B259]-[.A259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3433169" calcext:value-type="float">
            <text:p>3433169</text:p>
          </table:table-cell>
          <table:table-cell office:value-type="float" office:value="3433538" calcext:value-type="float">
            <text:p>3433538</text:p>
          </table:table-cell>
          <table:table-cell table:formula="of:=[.B260]-[.A260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446098" calcext:value-type="float">
            <text:p>3446098</text:p>
          </table:table-cell>
          <table:table-cell office:value-type="float" office:value="3446504" calcext:value-type="float">
            <text:p>3446504</text:p>
          </table:table-cell>
          <table:table-cell table:formula="of:=[.B261]-[.A261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3459240" calcext:value-type="float">
            <text:p>3459240</text:p>
          </table:table-cell>
          <table:table-cell office:value-type="float" office:value="3459649" calcext:value-type="float">
            <text:p>3459649</text:p>
          </table:table-cell>
          <table:table-cell table:formula="of:=[.B262]-[.A262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3472235" calcext:value-type="float">
            <text:p>3472235</text:p>
          </table:table-cell>
          <table:table-cell office:value-type="float" office:value="3472628" calcext:value-type="float">
            <text:p>3472628</text:p>
          </table:table-cell>
          <table:table-cell table:formula="of:=[.B263]-[.A263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485285" calcext:value-type="float">
            <text:p>3485285</text:p>
          </table:table-cell>
          <table:table-cell office:value-type="float" office:value="3485665" calcext:value-type="float">
            <text:p>3485665</text:p>
          </table:table-cell>
          <table:table-cell table:formula="of:=[.B264]-[.A264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498343" calcext:value-type="float">
            <text:p>3498343</text:p>
          </table:table-cell>
          <table:table-cell office:value-type="float" office:value="3498743" calcext:value-type="float">
            <text:p>3498743</text:p>
          </table:table-cell>
          <table:table-cell table:formula="of:=[.B265]-[.A26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511471" calcext:value-type="float">
            <text:p>3511471</text:p>
          </table:table-cell>
          <table:table-cell office:value-type="float" office:value="3511877" calcext:value-type="float">
            <text:p>3511877</text:p>
          </table:table-cell>
          <table:table-cell table:formula="of:=[.B266]-[.A266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3524618" calcext:value-type="float">
            <text:p>3524618</text:p>
          </table:table-cell>
          <table:table-cell office:value-type="float" office:value="3524998" calcext:value-type="float">
            <text:p>3524998</text:p>
          </table:table-cell>
          <table:table-cell table:formula="of:=[.B267]-[.A267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537702" calcext:value-type="float">
            <text:p>3537702</text:p>
          </table:table-cell>
          <table:table-cell office:value-type="float" office:value="3538101" calcext:value-type="float">
            <text:p>3538101</text:p>
          </table:table-cell>
          <table:table-cell table:formula="of:=[.B268]-[.A268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550939" calcext:value-type="float">
            <text:p>3550939</text:p>
          </table:table-cell>
          <table:table-cell office:value-type="float" office:value="3551351" calcext:value-type="float">
            <text:p>3551351</text:p>
          </table:table-cell>
          <table:table-cell table:formula="of:=[.B269]-[.A269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3564040" calcext:value-type="float">
            <text:p>3564040</text:p>
          </table:table-cell>
          <table:table-cell office:value-type="float" office:value="3564503" calcext:value-type="float">
            <text:p>3564503</text:p>
          </table:table-cell>
          <table:table-cell table:formula="of:=[.B270]-[.A270]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3577209" calcext:value-type="float">
            <text:p>3577209</text:p>
          </table:table-cell>
          <table:table-cell office:value-type="float" office:value="3577614" calcext:value-type="float">
            <text:p>3577614</text:p>
          </table:table-cell>
          <table:table-cell table:formula="of:=[.B271]-[.A271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3590194" calcext:value-type="float">
            <text:p>3590194</text:p>
          </table:table-cell>
          <table:table-cell office:value-type="float" office:value="3590609" calcext:value-type="float">
            <text:p>3590609</text:p>
          </table:table-cell>
          <table:table-cell table:formula="of:=[.B272]-[.A272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3603392" calcext:value-type="float">
            <text:p>3603392</text:p>
          </table:table-cell>
          <table:table-cell office:value-type="float" office:value="3603785" calcext:value-type="float">
            <text:p>3603785</text:p>
          </table:table-cell>
          <table:table-cell table:formula="of:=[.B273]-[.A273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616422" calcext:value-type="float">
            <text:p>3616422</text:p>
          </table:table-cell>
          <table:table-cell office:value-type="float" office:value="3616800" calcext:value-type="float">
            <text:p>3616800</text:p>
          </table:table-cell>
          <table:table-cell table:formula="of:=[.B274]-[.A274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629463" calcext:value-type="float">
            <text:p>3629463</text:p>
          </table:table-cell>
          <table:table-cell office:value-type="float" office:value="3629861" calcext:value-type="float">
            <text:p>3629861</text:p>
          </table:table-cell>
          <table:table-cell table:formula="of:=[.B275]-[.A275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642489" calcext:value-type="float">
            <text:p>3642489</text:p>
          </table:table-cell>
          <table:table-cell office:value-type="float" office:value="3642851" calcext:value-type="float">
            <text:p>3642851</text:p>
          </table:table-cell>
          <table:table-cell table:formula="of:=[.B276]-[.A276]"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3655395" calcext:value-type="float">
            <text:p>3655395</text:p>
          </table:table-cell>
          <table:table-cell office:value-type="float" office:value="3655790" calcext:value-type="float">
            <text:p>3655790</text:p>
          </table:table-cell>
          <table:table-cell table:formula="of:=[.B277]-[.A27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668598" calcext:value-type="float">
            <text:p>3668598</text:p>
          </table:table-cell>
          <table:table-cell office:value-type="float" office:value="3669000" calcext:value-type="float">
            <text:p>3669000</text:p>
          </table:table-cell>
          <table:table-cell table:formula="of:=[.B278]-[.A278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3681837" calcext:value-type="float">
            <text:p>3681837</text:p>
          </table:table-cell>
          <table:table-cell office:value-type="float" office:value="3682241" calcext:value-type="float">
            <text:p>3682241</text:p>
          </table:table-cell>
          <table:table-cell table:formula="of:=[.B279]-[.A279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3694933" calcext:value-type="float">
            <text:p>3694933</text:p>
          </table:table-cell>
          <table:table-cell office:value-type="float" office:value="3695380" calcext:value-type="float">
            <text:p>3695380</text:p>
          </table:table-cell>
          <table:table-cell table:formula="of:=[.B280]-[.A280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3708124" calcext:value-type="float">
            <text:p>3708124</text:p>
          </table:table-cell>
          <table:table-cell office:value-type="float" office:value="3708549" calcext:value-type="float">
            <text:p>3708549</text:p>
          </table:table-cell>
          <table:table-cell table:formula="of:=[.B281]-[.A281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721241" calcext:value-type="float">
            <text:p>3721241</text:p>
          </table:table-cell>
          <table:table-cell office:value-type="float" office:value="3721649" calcext:value-type="float">
            <text:p>3721649</text:p>
          </table:table-cell>
          <table:table-cell table:formula="of:=[.B282]-[.A282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3734285" calcext:value-type="float">
            <text:p>3734285</text:p>
          </table:table-cell>
          <table:table-cell office:value-type="float" office:value="3734671" calcext:value-type="float">
            <text:p>3734671</text:p>
          </table:table-cell>
          <table:table-cell table:formula="of:=[.B283]-[.A283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747391" calcext:value-type="float">
            <text:p>3747391</text:p>
          </table:table-cell>
          <table:table-cell office:value-type="float" office:value="3747787" calcext:value-type="float">
            <text:p>3747787</text:p>
          </table:table-cell>
          <table:table-cell table:formula="of:=[.B284]-[.A284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760424" calcext:value-type="float">
            <text:p>3760424</text:p>
          </table:table-cell>
          <table:table-cell office:value-type="float" office:value="3760858" calcext:value-type="float">
            <text:p>3760858</text:p>
          </table:table-cell>
          <table:table-cell table:formula="of:=[.B285]-[.A285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3773482" calcext:value-type="float">
            <text:p>3773482</text:p>
          </table:table-cell>
          <table:table-cell office:value-type="float" office:value="3773931" calcext:value-type="float">
            <text:p>3773931</text:p>
          </table:table-cell>
          <table:table-cell table:formula="of:=[.B286]-[.A286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3786637" calcext:value-type="float">
            <text:p>3786637</text:p>
          </table:table-cell>
          <table:table-cell office:value-type="float" office:value="3787036" calcext:value-type="float">
            <text:p>3787036</text:p>
          </table:table-cell>
          <table:table-cell table:formula="of:=[.B287]-[.A287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799852" calcext:value-type="float">
            <text:p>3799852</text:p>
          </table:table-cell>
          <table:table-cell office:value-type="float" office:value="3800226" calcext:value-type="float">
            <text:p>3800226</text:p>
          </table:table-cell>
          <table:table-cell table:formula="of:=[.B288]-[.A288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813307" calcext:value-type="float">
            <text:p>3813307</text:p>
          </table:table-cell>
          <table:table-cell office:value-type="float" office:value="3813750" calcext:value-type="float">
            <text:p>3813750</text:p>
          </table:table-cell>
          <table:table-cell table:formula="of:=[.B289]-[.A289]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3826396" calcext:value-type="float">
            <text:p>3826396</text:p>
          </table:table-cell>
          <table:table-cell office:value-type="float" office:value="3826809" calcext:value-type="float">
            <text:p>3826809</text:p>
          </table:table-cell>
          <table:table-cell table:formula="of:=[.B290]-[.A290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3839439" calcext:value-type="float">
            <text:p>3839439</text:p>
          </table:table-cell>
          <table:table-cell office:value-type="float" office:value="3839845" calcext:value-type="float">
            <text:p>3839845</text:p>
          </table:table-cell>
          <table:table-cell table:formula="of:=[.B291]-[.A291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3852507" calcext:value-type="float">
            <text:p>3852507</text:p>
          </table:table-cell>
          <table:table-cell office:value-type="float" office:value="3852911" calcext:value-type="float">
            <text:p>3852911</text:p>
          </table:table-cell>
          <table:table-cell table:formula="of:=[.B292]-[.A292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3865603" calcext:value-type="float">
            <text:p>3865603</text:p>
          </table:table-cell>
          <table:table-cell office:value-type="float" office:value="3865995" calcext:value-type="float">
            <text:p>3865995</text:p>
          </table:table-cell>
          <table:table-cell table:formula="of:=[.B293]-[.A293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3878670" calcext:value-type="float">
            <text:p>3878670</text:p>
          </table:table-cell>
          <table:table-cell office:value-type="float" office:value="3879059" calcext:value-type="float">
            <text:p>3879059</text:p>
          </table:table-cell>
          <table:table-cell table:formula="of:=[.B294]-[.A294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891698" calcext:value-type="float">
            <text:p>3891698</text:p>
          </table:table-cell>
          <table:table-cell office:value-type="float" office:value="3892098" calcext:value-type="float">
            <text:p>3892098</text:p>
          </table:table-cell>
          <table:table-cell table:formula="of:=[.B295]-[.A29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904784" calcext:value-type="float">
            <text:p>3904784</text:p>
          </table:table-cell>
          <table:table-cell office:value-type="float" office:value="3905160" calcext:value-type="float">
            <text:p>3905160</text:p>
          </table:table-cell>
          <table:table-cell table:formula="of:=[.B296]-[.A296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3917935" calcext:value-type="float">
            <text:p>3917935</text:p>
          </table:table-cell>
          <table:table-cell office:value-type="float" office:value="3918357" calcext:value-type="float">
            <text:p>3918357</text:p>
          </table:table-cell>
          <table:table-cell table:formula="of:=[.B297]-[.A297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3931357" calcext:value-type="float">
            <text:p>3931357</text:p>
          </table:table-cell>
          <table:table-cell office:value-type="float" office:value="3931840" calcext:value-type="float">
            <text:p>3931840</text:p>
          </table:table-cell>
          <table:table-cell table:formula="of:=[.B298]-[.A298]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3944489" calcext:value-type="float">
            <text:p>3944489</text:p>
          </table:table-cell>
          <table:table-cell office:value-type="float" office:value="3944886" calcext:value-type="float">
            <text:p>3944886</text:p>
          </table:table-cell>
          <table:table-cell table:formula="of:=[.B299]-[.A299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3957622" calcext:value-type="float">
            <text:p>3957622</text:p>
          </table:table-cell>
          <table:table-cell office:value-type="float" office:value="3958029" calcext:value-type="float">
            <text:p>3958029</text:p>
          </table:table-cell>
          <table:table-cell table:formula="of:=[.B300]-[.A300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3970753" calcext:value-type="float">
            <text:p>3970753</text:p>
          </table:table-cell>
          <table:table-cell office:value-type="float" office:value="3971220" calcext:value-type="float">
            <text:p>3971220</text:p>
          </table:table-cell>
          <table:table-cell table:formula="of:=[.B301]-[.A301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3983768" calcext:value-type="float">
            <text:p>3983768</text:p>
          </table:table-cell>
          <table:table-cell office:value-type="float" office:value="3984145" calcext:value-type="float">
            <text:p>3984145</text:p>
          </table:table-cell>
          <table:table-cell table:formula="of:=[.B302]-[.A302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996776" calcext:value-type="float">
            <text:p>3996776</text:p>
          </table:table-cell>
          <table:table-cell office:value-type="float" office:value="3997164" calcext:value-type="float">
            <text:p>3997164</text:p>
          </table:table-cell>
          <table:table-cell table:formula="of:=[.B303]-[.A303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009843" calcext:value-type="float">
            <text:p>4009843</text:p>
          </table:table-cell>
          <table:table-cell office:value-type="float" office:value="4010228" calcext:value-type="float">
            <text:p>4010228</text:p>
          </table:table-cell>
          <table:table-cell table:formula="of:=[.B304]-[.A304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4022823" calcext:value-type="float">
            <text:p>4022823</text:p>
          </table:table-cell>
          <table:table-cell office:value-type="float" office:value="4023204" calcext:value-type="float">
            <text:p>4023204</text:p>
          </table:table-cell>
          <table:table-cell table:formula="of:=[.B305]-[.A305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4035837" calcext:value-type="float">
            <text:p>4035837</text:p>
          </table:table-cell>
          <table:table-cell office:value-type="float" office:value="4036229" calcext:value-type="float">
            <text:p>4036229</text:p>
          </table:table-cell>
          <table:table-cell table:formula="of:=[.B306]-[.A306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4048954" calcext:value-type="float">
            <text:p>4048954</text:p>
          </table:table-cell>
          <table:table-cell office:value-type="float" office:value="4049356" calcext:value-type="float">
            <text:p>4049356</text:p>
          </table:table-cell>
          <table:table-cell table:formula="of:=[.B307]-[.A307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062125" calcext:value-type="float">
            <text:p>4062125</text:p>
          </table:table-cell>
          <table:table-cell office:value-type="float" office:value="4062571" calcext:value-type="float">
            <text:p>4062571</text:p>
          </table:table-cell>
          <table:table-cell table:formula="of:=[.B308]-[.A308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075203" calcext:value-type="float">
            <text:p>4075203</text:p>
          </table:table-cell>
          <table:table-cell office:value-type="float" office:value="4075650" calcext:value-type="float">
            <text:p>4075650</text:p>
          </table:table-cell>
          <table:table-cell table:formula="of:=[.B309]-[.A309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4088246" calcext:value-type="float">
            <text:p>4088246</text:p>
          </table:table-cell>
          <table:table-cell office:value-type="float" office:value="4088653" calcext:value-type="float">
            <text:p>4088653</text:p>
          </table:table-cell>
          <table:table-cell table:formula="of:=[.B310]-[.A310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101291" calcext:value-type="float">
            <text:p>4101291</text:p>
          </table:table-cell>
          <table:table-cell office:value-type="float" office:value="4101689" calcext:value-type="float">
            <text:p>4101689</text:p>
          </table:table-cell>
          <table:table-cell table:formula="of:=[.B311]-[.A311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4114358" calcext:value-type="float">
            <text:p>4114358</text:p>
          </table:table-cell>
          <table:table-cell office:value-type="float" office:value="4114751" calcext:value-type="float">
            <text:p>4114751</text:p>
          </table:table-cell>
          <table:table-cell table:formula="of:=[.B312]-[.A312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4127463" calcext:value-type="float">
            <text:p>4127463</text:p>
          </table:table-cell>
          <table:table-cell office:value-type="float" office:value="4127846" calcext:value-type="float">
            <text:p>4127846</text:p>
          </table:table-cell>
          <table:table-cell table:formula="of:=[.B313]-[.A313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4140549" calcext:value-type="float">
            <text:p>4140549</text:p>
          </table:table-cell>
          <table:table-cell office:value-type="float" office:value="4140935" calcext:value-type="float">
            <text:p>4140935</text:p>
          </table:table-cell>
          <table:table-cell table:formula="of:=[.B314]-[.A314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4153628" calcext:value-type="float">
            <text:p>4153628</text:p>
          </table:table-cell>
          <table:table-cell office:value-type="float" office:value="4154023" calcext:value-type="float">
            <text:p>4154023</text:p>
          </table:table-cell>
          <table:table-cell table:formula="of:=[.B315]-[.A315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166896" calcext:value-type="float">
            <text:p>4166896</text:p>
          </table:table-cell>
          <table:table-cell office:value-type="float" office:value="4167271" calcext:value-type="float">
            <text:p>4167271</text:p>
          </table:table-cell>
          <table:table-cell table:formula="of:=[.B316]-[.A316]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4180469" calcext:value-type="float">
            <text:p>4180469</text:p>
          </table:table-cell>
          <table:table-cell office:value-type="float" office:value="4180900" calcext:value-type="float">
            <text:p>4180900</text:p>
          </table:table-cell>
          <table:table-cell table:formula="of:=[.B317]-[.A317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193590" calcext:value-type="float">
            <text:p>4193590</text:p>
          </table:table-cell>
          <table:table-cell office:value-type="float" office:value="4194017" calcext:value-type="float">
            <text:p>4194017</text:p>
          </table:table-cell>
          <table:table-cell table:formula="of:=[.B318]-[.A318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206701" calcext:value-type="float">
            <text:p>4206701</text:p>
          </table:table-cell>
          <table:table-cell office:value-type="float" office:value="4207117" calcext:value-type="float">
            <text:p>4207117</text:p>
          </table:table-cell>
          <table:table-cell table:formula="of:=[.B319]-[.A319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219778" calcext:value-type="float">
            <text:p>4219778</text:p>
          </table:table-cell>
          <table:table-cell office:value-type="float" office:value="4220164" calcext:value-type="float">
            <text:p>4220164</text:p>
          </table:table-cell>
          <table:table-cell table:formula="of:=[.B320]-[.A320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4232763" calcext:value-type="float">
            <text:p>4232763</text:p>
          </table:table-cell>
          <table:table-cell office:value-type="float" office:value="4233157" calcext:value-type="float">
            <text:p>4233157</text:p>
          </table:table-cell>
          <table:table-cell table:formula="of:=[.B321]-[.A321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4245711" calcext:value-type="float">
            <text:p>4245711</text:p>
          </table:table-cell>
          <table:table-cell office:value-type="float" office:value="4246096" calcext:value-type="float">
            <text:p>4246096</text:p>
          </table:table-cell>
          <table:table-cell table:formula="of:=[.B322]-[.A322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4258774" calcext:value-type="float">
            <text:p>4258774</text:p>
          </table:table-cell>
          <table:table-cell office:value-type="float" office:value="4259169" calcext:value-type="float">
            <text:p>4259169</text:p>
          </table:table-cell>
          <table:table-cell table:formula="of:=[.B323]-[.A323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271822" calcext:value-type="float">
            <text:p>4271822</text:p>
          </table:table-cell>
          <table:table-cell office:value-type="float" office:value="4272204" calcext:value-type="float">
            <text:p>4272204</text:p>
          </table:table-cell>
          <table:table-cell table:formula="of:=[.B324]-[.A324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4284842" calcext:value-type="float">
            <text:p>4284842</text:p>
          </table:table-cell>
          <table:table-cell office:value-type="float" office:value="4285254" calcext:value-type="float">
            <text:p>4285254</text:p>
          </table:table-cell>
          <table:table-cell table:formula="of:=[.B325]-[.A325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297967" calcext:value-type="float">
            <text:p>4297967</text:p>
          </table:table-cell>
          <table:table-cell office:value-type="float" office:value="4298438" calcext:value-type="float">
            <text:p>4298438</text:p>
          </table:table-cell>
          <table:table-cell table:formula="of:=[.B326]-[.A326]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4311318" calcext:value-type="float">
            <text:p>4311318</text:p>
          </table:table-cell>
          <table:table-cell office:value-type="float" office:value="4311780" calcext:value-type="float">
            <text:p>4311780</text:p>
          </table:table-cell>
          <table:table-cell table:formula="of:=[.B327]-[.A327]"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4324450" calcext:value-type="float">
            <text:p>4324450</text:p>
          </table:table-cell>
          <table:table-cell office:value-type="float" office:value="4324859" calcext:value-type="float">
            <text:p>4324859</text:p>
          </table:table-cell>
          <table:table-cell table:formula="of:=[.B328]-[.A328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337524" calcext:value-type="float">
            <text:p>4337524</text:p>
          </table:table-cell>
          <table:table-cell office:value-type="float" office:value="4337933" calcext:value-type="float">
            <text:p>4337933</text:p>
          </table:table-cell>
          <table:table-cell table:formula="of:=[.B329]-[.A329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350583" calcext:value-type="float">
            <text:p>4350583</text:p>
          </table:table-cell>
          <table:table-cell office:value-type="float" office:value="4351002" calcext:value-type="float">
            <text:p>4351002</text:p>
          </table:table-cell>
          <table:table-cell table:formula="of:=[.B330]-[.A330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4363600" calcext:value-type="float">
            <text:p>4363600</text:p>
          </table:table-cell>
          <table:table-cell office:value-type="float" office:value="4363992" calcext:value-type="float">
            <text:p>4363992</text:p>
          </table:table-cell>
          <table:table-cell table:formula="of:=[.B331]-[.A331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4376603" calcext:value-type="float">
            <text:p>4376603</text:p>
          </table:table-cell>
          <table:table-cell office:value-type="float" office:value="4377014" calcext:value-type="float">
            <text:p>4377014</text:p>
          </table:table-cell>
          <table:table-cell table:formula="of:=[.B332]-[.A332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389791" calcext:value-type="float">
            <text:p>4389791</text:p>
          </table:table-cell>
          <table:table-cell office:value-type="float" office:value="4390230" calcext:value-type="float">
            <text:p>4390230</text:p>
          </table:table-cell>
          <table:table-cell table:formula="of:=[.B333]-[.A333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402968" calcext:value-type="float">
            <text:p>4402968</text:p>
          </table:table-cell>
          <table:table-cell office:value-type="float" office:value="4403388" calcext:value-type="float">
            <text:p>4403388</text:p>
          </table:table-cell>
          <table:table-cell table:formula="of:=[.B334]-[.A334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416123" calcext:value-type="float">
            <text:p>4416123</text:p>
          </table:table-cell>
          <table:table-cell office:value-type="float" office:value="4416511" calcext:value-type="float">
            <text:p>4416511</text:p>
          </table:table-cell>
          <table:table-cell table:formula="of:=[.B335]-[.A335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4429114" calcext:value-type="float">
            <text:p>4429114</text:p>
          </table:table-cell>
          <table:table-cell office:value-type="float" office:value="4429521" calcext:value-type="float">
            <text:p>4429521</text:p>
          </table:table-cell>
          <table:table-cell table:formula="of:=[.B336]-[.A336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442523" calcext:value-type="float">
            <text:p>4442523</text:p>
          </table:table-cell>
          <table:table-cell office:value-type="float" office:value="4442961" calcext:value-type="float">
            <text:p>4442961</text:p>
          </table:table-cell>
          <table:table-cell table:formula="of:=[.B337]-[.A337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4455704" calcext:value-type="float">
            <text:p>4455704</text:p>
          </table:table-cell>
          <table:table-cell office:value-type="float" office:value="4456128" calcext:value-type="float">
            <text:p>4456128</text:p>
          </table:table-cell>
          <table:table-cell table:formula="of:=[.B338]-[.A338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4468865" calcext:value-type="float">
            <text:p>4468865</text:p>
          </table:table-cell>
          <table:table-cell office:value-type="float" office:value="4469283" calcext:value-type="float">
            <text:p>4469283</text:p>
          </table:table-cell>
          <table:table-cell table:formula="of:=[.B339]-[.A339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4481944" calcext:value-type="float">
            <text:p>4481944</text:p>
          </table:table-cell>
          <table:table-cell office:value-type="float" office:value="4482363" calcext:value-type="float">
            <text:p>4482363</text:p>
          </table:table-cell>
          <table:table-cell table:formula="of:=[.B340]-[.A340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4494978" calcext:value-type="float">
            <text:p>4494978</text:p>
          </table:table-cell>
          <table:table-cell office:value-type="float" office:value="4495368" calcext:value-type="float">
            <text:p>4495368</text:p>
          </table:table-cell>
          <table:table-cell table:formula="of:=[.B341]-[.A341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4507999" calcext:value-type="float">
            <text:p>4507999</text:p>
          </table:table-cell>
          <table:table-cell office:value-type="float" office:value="4508389" calcext:value-type="float">
            <text:p>4508389</text:p>
          </table:table-cell>
          <table:table-cell table:formula="of:=[.B342]-[.A342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4521023" calcext:value-type="float">
            <text:p>4521023</text:p>
          </table:table-cell>
          <table:table-cell office:value-type="float" office:value="4521425" calcext:value-type="float">
            <text:p>4521425</text:p>
          </table:table-cell>
          <table:table-cell table:formula="of:=[.B343]-[.A343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534016" calcext:value-type="float">
            <text:p>4534016</text:p>
          </table:table-cell>
          <table:table-cell office:value-type="float" office:value="4534424" calcext:value-type="float">
            <text:p>4534424</text:p>
          </table:table-cell>
          <table:table-cell table:formula="of:=[.B344]-[.A344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547142" calcext:value-type="float">
            <text:p>4547142</text:p>
          </table:table-cell>
          <table:table-cell office:value-type="float" office:value="4547553" calcext:value-type="float">
            <text:p>4547553</text:p>
          </table:table-cell>
          <table:table-cell table:formula="of:=[.B345]-[.A345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560307" calcext:value-type="float">
            <text:p>4560307</text:p>
          </table:table-cell>
          <table:table-cell office:value-type="float" office:value="4560688" calcext:value-type="float">
            <text:p>4560688</text:p>
          </table:table-cell>
          <table:table-cell table:formula="of:=[.B346]-[.A346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4573340" calcext:value-type="float">
            <text:p>4573340</text:p>
          </table:table-cell>
          <table:table-cell office:value-type="float" office:value="4573808" calcext:value-type="float">
            <text:p>4573808</text:p>
          </table:table-cell>
          <table:table-cell table:formula="of:=[.B347]-[.A347]"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4586597" calcext:value-type="float">
            <text:p>4586597</text:p>
          </table:table-cell>
          <table:table-cell office:value-type="float" office:value="4587013" calcext:value-type="float">
            <text:p>4587013</text:p>
          </table:table-cell>
          <table:table-cell table:formula="of:=[.B348]-[.A348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4599672" calcext:value-type="float">
            <text:p>4599672</text:p>
          </table:table-cell>
          <table:table-cell office:value-type="float" office:value="4600075" calcext:value-type="float">
            <text:p>4600075</text:p>
          </table:table-cell>
          <table:table-cell table:formula="of:=[.B349]-[.A349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612808" calcext:value-type="float">
            <text:p>4612808</text:p>
          </table:table-cell>
          <table:table-cell office:value-type="float" office:value="4613241" calcext:value-type="float">
            <text:p>4613241</text:p>
          </table:table-cell>
          <table:table-cell table:formula="of:=[.B350]-[.A350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625939" calcext:value-type="float">
            <text:p>4625939</text:p>
          </table:table-cell>
          <table:table-cell office:value-type="float" office:value="4626328" calcext:value-type="float">
            <text:p>4626328</text:p>
          </table:table-cell>
          <table:table-cell table:formula="of:=[.B351]-[.A351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4638957" calcext:value-type="float">
            <text:p>4638957</text:p>
          </table:table-cell>
          <table:table-cell office:value-type="float" office:value="4639364" calcext:value-type="float">
            <text:p>4639364</text:p>
          </table:table-cell>
          <table:table-cell table:formula="of:=[.B352]-[.A352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652003" calcext:value-type="float">
            <text:p>4652003</text:p>
          </table:table-cell>
          <table:table-cell office:value-type="float" office:value="4652398" calcext:value-type="float">
            <text:p>4652398</text:p>
          </table:table-cell>
          <table:table-cell table:formula="of:=[.B353]-[.A353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4664980" calcext:value-type="float">
            <text:p>4664980</text:p>
          </table:table-cell>
          <table:table-cell office:value-type="float" office:value="4665378" calcext:value-type="float">
            <text:p>4665378</text:p>
          </table:table-cell>
          <table:table-cell table:formula="of:=[.B354]-[.A354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4678076" calcext:value-type="float">
            <text:p>4678076</text:p>
          </table:table-cell>
          <table:table-cell office:value-type="float" office:value="4678555" calcext:value-type="float">
            <text:p>4678555</text:p>
          </table:table-cell>
          <table:table-cell table:formula="of:=[.B355]-[.A355]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4691476" calcext:value-type="float">
            <text:p>4691476</text:p>
          </table:table-cell>
          <table:table-cell office:value-type="float" office:value="4691939" calcext:value-type="float">
            <text:p>4691939</text:p>
          </table:table-cell>
          <table:table-cell table:formula="of:=[.B356]-[.A356]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4704602" calcext:value-type="float">
            <text:p>4704602</text:p>
          </table:table-cell>
          <table:table-cell office:value-type="float" office:value="4705035" calcext:value-type="float">
            <text:p>4705035</text:p>
          </table:table-cell>
          <table:table-cell table:formula="of:=[.B357]-[.A357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717694" calcext:value-type="float">
            <text:p>4717694</text:p>
          </table:table-cell>
          <table:table-cell office:value-type="float" office:value="4718109" calcext:value-type="float">
            <text:p>4718109</text:p>
          </table:table-cell>
          <table:table-cell table:formula="of:=[.B358]-[.A358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4730796" calcext:value-type="float">
            <text:p>4730796</text:p>
          </table:table-cell>
          <table:table-cell office:value-type="float" office:value="4731203" calcext:value-type="float">
            <text:p>4731203</text:p>
          </table:table-cell>
          <table:table-cell table:formula="of:=[.B359]-[.A359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743860" calcext:value-type="float">
            <text:p>4743860</text:p>
          </table:table-cell>
          <table:table-cell office:value-type="float" office:value="4744336" calcext:value-type="float">
            <text:p>4744336</text:p>
          </table:table-cell>
          <table:table-cell table:formula="of:=[.B360]-[.A360]"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4756921" calcext:value-type="float">
            <text:p>4756921</text:p>
          </table:table-cell>
          <table:table-cell office:value-type="float" office:value="4757338" calcext:value-type="float">
            <text:p>4757338</text:p>
          </table:table-cell>
          <table:table-cell table:formula="of:=[.B361]-[.A361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4769894" calcext:value-type="float">
            <text:p>4769894</text:p>
          </table:table-cell>
          <table:table-cell office:value-type="float" office:value="4770298" calcext:value-type="float">
            <text:p>4770298</text:p>
          </table:table-cell>
          <table:table-cell table:formula="of:=[.B362]-[.A362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782900" calcext:value-type="float">
            <text:p>4782900</text:p>
          </table:table-cell>
          <table:table-cell office:value-type="float" office:value="4783285" calcext:value-type="float">
            <text:p>4783285</text:p>
          </table:table-cell>
          <table:table-cell table:formula="of:=[.B363]-[.A363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4796004" calcext:value-type="float">
            <text:p>4796004</text:p>
          </table:table-cell>
          <table:table-cell office:value-type="float" office:value="4796412" calcext:value-type="float">
            <text:p>4796412</text:p>
          </table:table-cell>
          <table:table-cell table:formula="of:=[.B364]-[.A364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4809148" calcext:value-type="float">
            <text:p>4809148</text:p>
          </table:table-cell>
          <table:table-cell office:value-type="float" office:value="4809577" calcext:value-type="float">
            <text:p>4809577</text:p>
          </table:table-cell>
          <table:table-cell table:formula="of:=[.B365]-[.A365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822196" calcext:value-type="float">
            <text:p>4822196</text:p>
          </table:table-cell>
          <table:table-cell office:value-type="float" office:value="4822649" calcext:value-type="float">
            <text:p>4822649</text:p>
          </table:table-cell>
          <table:table-cell table:formula="of:=[.B366]-[.A366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4835307" calcext:value-type="float">
            <text:p>4835307</text:p>
          </table:table-cell>
          <table:table-cell office:value-type="float" office:value="4835720" calcext:value-type="float">
            <text:p>4835720</text:p>
          </table:table-cell>
          <table:table-cell table:formula="of:=[.B367]-[.A367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4848464" calcext:value-type="float">
            <text:p>4848464</text:p>
          </table:table-cell>
          <table:table-cell office:value-type="float" office:value="4848897" calcext:value-type="float">
            <text:p>4848897</text:p>
          </table:table-cell>
          <table:table-cell table:formula="of:=[.B368]-[.A368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861515" calcext:value-type="float">
            <text:p>4861515</text:p>
          </table:table-cell>
          <table:table-cell office:value-type="float" office:value="4861943" calcext:value-type="float">
            <text:p>4861943</text:p>
          </table:table-cell>
          <table:table-cell table:formula="of:=[.B369]-[.A369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4874605" calcext:value-type="float">
            <text:p>4874605</text:p>
          </table:table-cell>
          <table:table-cell office:value-type="float" office:value="4874981" calcext:value-type="float">
            <text:p>4874981</text:p>
          </table:table-cell>
          <table:table-cell table:formula="of:=[.B370]-[.A370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4887645" calcext:value-type="float">
            <text:p>4887645</text:p>
          </table:table-cell>
          <table:table-cell office:value-type="float" office:value="4888025" calcext:value-type="float">
            <text:p>4888025</text:p>
          </table:table-cell>
          <table:table-cell table:formula="of:=[.B371]-[.A371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4900650" calcext:value-type="float">
            <text:p>4900650</text:p>
          </table:table-cell>
          <table:table-cell office:value-type="float" office:value="4901051" calcext:value-type="float">
            <text:p>4901051</text:p>
          </table:table-cell>
          <table:table-cell table:formula="of:=[.B372]-[.A372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913779" calcext:value-type="float">
            <text:p>4913779</text:p>
          </table:table-cell>
          <table:table-cell office:value-type="float" office:value="4914149" calcext:value-type="float">
            <text:p>4914149</text:p>
          </table:table-cell>
          <table:table-cell table:formula="of:=[.B373]-[.A373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4926857" calcext:value-type="float">
            <text:p>4926857</text:p>
          </table:table-cell>
          <table:table-cell office:value-type="float" office:value="4927271" calcext:value-type="float">
            <text:p>4927271</text:p>
          </table:table-cell>
          <table:table-cell table:formula="of:=[.B374]-[.A374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940235" calcext:value-type="float">
            <text:p>4940235</text:p>
          </table:table-cell>
          <table:table-cell office:value-type="float" office:value="4940684" calcext:value-type="float">
            <text:p>4940684</text:p>
          </table:table-cell>
          <table:table-cell table:formula="of:=[.B375]-[.A375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953436" calcext:value-type="float">
            <text:p>4953436</text:p>
          </table:table-cell>
          <table:table-cell office:value-type="float" office:value="4953853" calcext:value-type="float">
            <text:p>4953853</text:p>
          </table:table-cell>
          <table:table-cell table:formula="of:=[.B376]-[.A376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4966496" calcext:value-type="float">
            <text:p>4966496</text:p>
          </table:table-cell>
          <table:table-cell office:value-type="float" office:value="4966897" calcext:value-type="float">
            <text:p>4966897</text:p>
          </table:table-cell>
          <table:table-cell table:formula="of:=[.B377]-[.A377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979530" calcext:value-type="float">
            <text:p>4979530</text:p>
          </table:table-cell>
          <table:table-cell office:value-type="float" office:value="4979927" calcext:value-type="float">
            <text:p>4979927</text:p>
          </table:table-cell>
          <table:table-cell table:formula="of:=[.B378]-[.A378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4992588" calcext:value-type="float">
            <text:p>4992588</text:p>
          </table:table-cell>
          <table:table-cell office:value-type="float" office:value="4992969" calcext:value-type="float">
            <text:p>4992969</text:p>
          </table:table-cell>
          <table:table-cell table:formula="of:=[.B379]-[.A379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5005672" calcext:value-type="float">
            <text:p>5005672</text:p>
          </table:table-cell>
          <table:table-cell office:value-type="float" office:value="5006061" calcext:value-type="float">
            <text:p>5006061</text:p>
          </table:table-cell>
          <table:table-cell table:formula="of:=[.B380]-[.A380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5018670" calcext:value-type="float">
            <text:p>5018670</text:p>
          </table:table-cell>
          <table:table-cell office:value-type="float" office:value="5019118" calcext:value-type="float">
            <text:p>5019118</text:p>
          </table:table-cell>
          <table:table-cell table:formula="of:=[.B381]-[.A381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5031737" calcext:value-type="float">
            <text:p>5031737</text:p>
          </table:table-cell>
          <table:table-cell office:value-type="float" office:value="5032190" calcext:value-type="float">
            <text:p>5032190</text:p>
          </table:table-cell>
          <table:table-cell table:formula="of:=[.B382]-[.A382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5045036" calcext:value-type="float">
            <text:p>5045036</text:p>
          </table:table-cell>
          <table:table-cell office:value-type="float" office:value="5045463" calcext:value-type="float">
            <text:p>5045463</text:p>
          </table:table-cell>
          <table:table-cell table:formula="of:=[.B383]-[.A383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5058303" calcext:value-type="float">
            <text:p>5058303</text:p>
          </table:table-cell>
          <table:table-cell office:value-type="float" office:value="5058710" calcext:value-type="float">
            <text:p>5058710</text:p>
          </table:table-cell>
          <table:table-cell table:formula="of:=[.B384]-[.A384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5071439" calcext:value-type="float">
            <text:p>5071439</text:p>
          </table:table-cell>
          <table:table-cell office:value-type="float" office:value="5071872" calcext:value-type="float">
            <text:p>5071872</text:p>
          </table:table-cell>
          <table:table-cell table:formula="of:=[.B385]-[.A385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5084511" calcext:value-type="float">
            <text:p>5084511</text:p>
          </table:table-cell>
          <table:table-cell office:value-type="float" office:value="5084929" calcext:value-type="float">
            <text:p>5084929</text:p>
          </table:table-cell>
          <table:table-cell table:formula="of:=[.B386]-[.A386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5097654" calcext:value-type="float">
            <text:p>5097654</text:p>
          </table:table-cell>
          <table:table-cell office:value-type="float" office:value="5098044" calcext:value-type="float">
            <text:p>5098044</text:p>
          </table:table-cell>
          <table:table-cell table:formula="of:=[.B387]-[.A387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5110652" calcext:value-type="float">
            <text:p>5110652</text:p>
          </table:table-cell>
          <table:table-cell office:value-type="float" office:value="5111042" calcext:value-type="float">
            <text:p>5111042</text:p>
          </table:table-cell>
          <table:table-cell table:formula="of:=[.B388]-[.A388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5123608" calcext:value-type="float">
            <text:p>5123608</text:p>
          </table:table-cell>
          <table:table-cell office:value-type="float" office:value="5124013" calcext:value-type="float">
            <text:p>5124013</text:p>
          </table:table-cell>
          <table:table-cell table:formula="of:=[.B389]-[.A389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5136633" calcext:value-type="float">
            <text:p>5136633</text:p>
          </table:table-cell>
          <table:table-cell office:value-type="float" office:value="5137033" calcext:value-type="float">
            <text:p>5137033</text:p>
          </table:table-cell>
          <table:table-cell table:formula="of:=[.B390]-[.A390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5149755" calcext:value-type="float">
            <text:p>5149755</text:p>
          </table:table-cell>
          <table:table-cell office:value-type="float" office:value="5150151" calcext:value-type="float">
            <text:p>5150151</text:p>
          </table:table-cell>
          <table:table-cell table:formula="of:=[.B391]-[.A391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5162873" calcext:value-type="float">
            <text:p>5162873</text:p>
          </table:table-cell>
          <table:table-cell office:value-type="float" office:value="5163279" calcext:value-type="float">
            <text:p>5163279</text:p>
          </table:table-cell>
          <table:table-cell table:formula="of:=[.B392]-[.A392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5176080" calcext:value-type="float">
            <text:p>5176080</text:p>
          </table:table-cell>
          <table:table-cell office:value-type="float" office:value="5176404" calcext:value-type="float">
            <text:p>5176404</text:p>
          </table:table-cell>
          <table:table-cell table:formula="of:=[.B393]-[.A393]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5189190" calcext:value-type="float">
            <text:p>5189190</text:p>
          </table:table-cell>
          <table:table-cell office:value-type="float" office:value="5189631" calcext:value-type="float">
            <text:p>5189631</text:p>
          </table:table-cell>
          <table:table-cell table:formula="of:=[.B394]-[.A394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5202306" calcext:value-type="float">
            <text:p>5202306</text:p>
          </table:table-cell>
          <table:table-cell office:value-type="float" office:value="5202704" calcext:value-type="float">
            <text:p>5202704</text:p>
          </table:table-cell>
          <table:table-cell table:formula="of:=[.B395]-[.A395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5215417" calcext:value-type="float">
            <text:p>5215417</text:p>
          </table:table-cell>
          <table:table-cell office:value-type="float" office:value="5215828" calcext:value-type="float">
            <text:p>5215828</text:p>
          </table:table-cell>
          <table:table-cell table:formula="of:=[.B396]-[.A396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5228446" calcext:value-type="float">
            <text:p>5228446</text:p>
          </table:table-cell>
          <table:table-cell office:value-type="float" office:value="5228934" calcext:value-type="float">
            <text:p>5228934</text:p>
          </table:table-cell>
          <table:table-cell table:formula="of:=[.B397]-[.A397]"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5241450" calcext:value-type="float">
            <text:p>5241450</text:p>
          </table:table-cell>
          <table:table-cell office:value-type="float" office:value="5241878" calcext:value-type="float">
            <text:p>5241878</text:p>
          </table:table-cell>
          <table:table-cell table:formula="of:=[.B398]-[.A398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5254587" calcext:value-type="float">
            <text:p>5254587</text:p>
          </table:table-cell>
          <table:table-cell office:value-type="float" office:value="5254980" calcext:value-type="float">
            <text:p>5254980</text:p>
          </table:table-cell>
          <table:table-cell table:formula="of:=[.B399]-[.A399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5267644" calcext:value-type="float">
            <text:p>5267644</text:p>
          </table:table-cell>
          <table:table-cell office:value-type="float" office:value="5268024" calcext:value-type="float">
            <text:p>5268024</text:p>
          </table:table-cell>
          <table:table-cell table:formula="of:=[.B400]-[.A400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5280746" calcext:value-type="float">
            <text:p>5280746</text:p>
          </table:table-cell>
          <table:table-cell office:value-type="float" office:value="5281156" calcext:value-type="float">
            <text:p>5281156</text:p>
          </table:table-cell>
          <table:table-cell table:formula="of:=[.B401]-[.A401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5293935" calcext:value-type="float">
            <text:p>5293935</text:p>
          </table:table-cell>
          <table:table-cell office:value-type="float" office:value="5294317" calcext:value-type="float">
            <text:p>5294317</text:p>
          </table:table-cell>
          <table:table-cell table:formula="of:=[.B402]-[.A402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5307206" calcext:value-type="float">
            <text:p>5307206</text:p>
          </table:table-cell>
          <table:table-cell office:value-type="float" office:value="5307782" calcext:value-type="float">
            <text:p>5307782</text:p>
          </table:table-cell>
          <table:table-cell table:formula="of:=[.B403]-[.A403]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5320473" calcext:value-type="float">
            <text:p>5320473</text:p>
          </table:table-cell>
          <table:table-cell office:value-type="float" office:value="5320891" calcext:value-type="float">
            <text:p>5320891</text:p>
          </table:table-cell>
          <table:table-cell table:formula="of:=[.B404]-[.A404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5333534" calcext:value-type="float">
            <text:p>5333534</text:p>
          </table:table-cell>
          <table:table-cell office:value-type="float" office:value="5333948" calcext:value-type="float">
            <text:p>5333948</text:p>
          </table:table-cell>
          <table:table-cell table:formula="of:=[.B405]-[.A405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5346645" calcext:value-type="float">
            <text:p>5346645</text:p>
          </table:table-cell>
          <table:table-cell office:value-type="float" office:value="5347032" calcext:value-type="float">
            <text:p>5347032</text:p>
          </table:table-cell>
          <table:table-cell table:formula="of:=[.B406]-[.A406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5359763" calcext:value-type="float">
            <text:p>5359763</text:p>
          </table:table-cell>
          <table:table-cell office:value-type="float" office:value="5360130" calcext:value-type="float">
            <text:p>5360130</text:p>
          </table:table-cell>
          <table:table-cell table:formula="of:=[.B407]-[.A407]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5372857" calcext:value-type="float">
            <text:p>5372857</text:p>
          </table:table-cell>
          <table:table-cell office:value-type="float" office:value="5373258" calcext:value-type="float">
            <text:p>5373258</text:p>
          </table:table-cell>
          <table:table-cell table:formula="of:=[.B408]-[.A408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5386023" calcext:value-type="float">
            <text:p>5386023</text:p>
          </table:table-cell>
          <table:table-cell office:value-type="float" office:value="5386432" calcext:value-type="float">
            <text:p>5386432</text:p>
          </table:table-cell>
          <table:table-cell table:formula="of:=[.B409]-[.A409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5399151" calcext:value-type="float">
            <text:p>5399151</text:p>
          </table:table-cell>
          <table:table-cell office:value-type="float" office:value="5399555" calcext:value-type="float">
            <text:p>5399555</text:p>
          </table:table-cell>
          <table:table-cell table:formula="of:=[.B410]-[.A410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5412209" calcext:value-type="float">
            <text:p>5412209</text:p>
          </table:table-cell>
          <table:table-cell office:value-type="float" office:value="5412602" calcext:value-type="float">
            <text:p>5412602</text:p>
          </table:table-cell>
          <table:table-cell table:formula="of:=[.B411]-[.A411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5425478" calcext:value-type="float">
            <text:p>5425478</text:p>
          </table:table-cell>
          <table:table-cell office:value-type="float" office:value="5425887" calcext:value-type="float">
            <text:p>5425887</text:p>
          </table:table-cell>
          <table:table-cell table:formula="of:=[.B412]-[.A412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5438738" calcext:value-type="float">
            <text:p>5438738</text:p>
          </table:table-cell>
          <table:table-cell office:value-type="float" office:value="5439181" calcext:value-type="float">
            <text:p>5439181</text:p>
          </table:table-cell>
          <table:table-cell table:formula="of:=[.B413]-[.A413]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5451850" calcext:value-type="float">
            <text:p>5451850</text:p>
          </table:table-cell>
          <table:table-cell office:value-type="float" office:value="5452253" calcext:value-type="float">
            <text:p>5452253</text:p>
          </table:table-cell>
          <table:table-cell table:formula="of:=[.B414]-[.A414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5464941" calcext:value-type="float">
            <text:p>5464941</text:p>
          </table:table-cell>
          <table:table-cell office:value-type="float" office:value="5465332" calcext:value-type="float">
            <text:p>5465332</text:p>
          </table:table-cell>
          <table:table-cell table:formula="of:=[.B415]-[.A415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5478053" calcext:value-type="float">
            <text:p>5478053</text:p>
          </table:table-cell>
          <table:table-cell office:value-type="float" office:value="5478469" calcext:value-type="float">
            <text:p>5478469</text:p>
          </table:table-cell>
          <table:table-cell table:formula="of:=[.B416]-[.A416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5491119" calcext:value-type="float">
            <text:p>5491119</text:p>
          </table:table-cell>
          <table:table-cell office:value-type="float" office:value="5491538" calcext:value-type="float">
            <text:p>5491538</text:p>
          </table:table-cell>
          <table:table-cell table:formula="of:=[.B417]-[.A417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5504275" calcext:value-type="float">
            <text:p>5504275</text:p>
          </table:table-cell>
          <table:table-cell office:value-type="float" office:value="5504690" calcext:value-type="float">
            <text:p>5504690</text:p>
          </table:table-cell>
          <table:table-cell table:formula="of:=[.B418]-[.A418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5517341" calcext:value-type="float">
            <text:p>5517341</text:p>
          </table:table-cell>
          <table:table-cell office:value-type="float" office:value="5517746" calcext:value-type="float">
            <text:p>5517746</text:p>
          </table:table-cell>
          <table:table-cell table:formula="of:=[.B419]-[.A419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5530391" calcext:value-type="float">
            <text:p>5530391</text:p>
          </table:table-cell>
          <table:table-cell office:value-type="float" office:value="5530763" calcext:value-type="float">
            <text:p>5530763</text:p>
          </table:table-cell>
          <table:table-cell table:formula="of:=[.B420]-[.A420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5543424" calcext:value-type="float">
            <text:p>5543424</text:p>
          </table:table-cell>
          <table:table-cell office:value-type="float" office:value="5543842" calcext:value-type="float">
            <text:p>5543842</text:p>
          </table:table-cell>
          <table:table-cell table:formula="of:=[.B421]-[.A421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5556733" calcext:value-type="float">
            <text:p>5556733</text:p>
          </table:table-cell>
          <table:table-cell office:value-type="float" office:value="5557208" calcext:value-type="float">
            <text:p>5557208</text:p>
          </table:table-cell>
          <table:table-cell table:formula="of:=[.B422]-[.A422]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float" office:value="5569946" calcext:value-type="float">
            <text:p>5569946</text:p>
          </table:table-cell>
          <table:table-cell office:value-type="float" office:value="5570359" calcext:value-type="float">
            <text:p>5570359</text:p>
          </table:table-cell>
          <table:table-cell table:formula="of:=[.B423]-[.A423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5583097" calcext:value-type="float">
            <text:p>5583097</text:p>
          </table:table-cell>
          <table:table-cell office:value-type="float" office:value="5583505" calcext:value-type="float">
            <text:p>5583505</text:p>
          </table:table-cell>
          <table:table-cell table:formula="of:=[.B424]-[.A424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596138" calcext:value-type="float">
            <text:p>5596138</text:p>
          </table:table-cell>
          <table:table-cell office:value-type="float" office:value="5596533" calcext:value-type="float">
            <text:p>5596533</text:p>
          </table:table-cell>
          <table:table-cell table:formula="of:=[.B425]-[.A425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5609163" calcext:value-type="float">
            <text:p>5609163</text:p>
          </table:table-cell>
          <table:table-cell office:value-type="float" office:value="5609558" calcext:value-type="float">
            <text:p>5609558</text:p>
          </table:table-cell>
          <table:table-cell table:formula="of:=[.B426]-[.A426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5622180" calcext:value-type="float">
            <text:p>5622180</text:p>
          </table:table-cell>
          <table:table-cell office:value-type="float" office:value="5622616" calcext:value-type="float">
            <text:p>5622616</text:p>
          </table:table-cell>
          <table:table-cell table:formula="of:=[.B427]-[.A427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5635313" calcext:value-type="float">
            <text:p>5635313</text:p>
          </table:table-cell>
          <table:table-cell office:value-type="float" office:value="5635697" calcext:value-type="float">
            <text:p>5635697</text:p>
          </table:table-cell>
          <table:table-cell table:formula="of:=[.B428]-[.A42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5648432" calcext:value-type="float">
            <text:p>5648432</text:p>
          </table:table-cell>
          <table:table-cell office:value-type="float" office:value="5648886" calcext:value-type="float">
            <text:p>5648886</text:p>
          </table:table-cell>
          <table:table-cell table:formula="of:=[.B429]-[.A429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5661430" calcext:value-type="float">
            <text:p>5661430</text:p>
          </table:table-cell>
          <table:table-cell office:value-type="float" office:value="5661814" calcext:value-type="float">
            <text:p>5661814</text:p>
          </table:table-cell>
          <table:table-cell table:formula="of:=[.B430]-[.A430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5674702" calcext:value-type="float">
            <text:p>5674702</text:p>
          </table:table-cell>
          <table:table-cell office:value-type="float" office:value="5675133" calcext:value-type="float">
            <text:p>5675133</text:p>
          </table:table-cell>
          <table:table-cell table:formula="of:=[.B431]-[.A431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5687854" calcext:value-type="float">
            <text:p>5687854</text:p>
          </table:table-cell>
          <table:table-cell office:value-type="float" office:value="5688285" calcext:value-type="float">
            <text:p>5688285</text:p>
          </table:table-cell>
          <table:table-cell table:formula="of:=[.B432]-[.A432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5700950" calcext:value-type="float">
            <text:p>5700950</text:p>
          </table:table-cell>
          <table:table-cell office:value-type="float" office:value="5701349" calcext:value-type="float">
            <text:p>5701349</text:p>
          </table:table-cell>
          <table:table-cell table:formula="of:=[.B433]-[.A433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5714051" calcext:value-type="float">
            <text:p>5714051</text:p>
          </table:table-cell>
          <table:table-cell office:value-type="float" office:value="5714496" calcext:value-type="float">
            <text:p>5714496</text:p>
          </table:table-cell>
          <table:table-cell table:formula="of:=[.B434]-[.A434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5727178" calcext:value-type="float">
            <text:p>5727178</text:p>
          </table:table-cell>
          <table:table-cell office:value-type="float" office:value="5727586" calcext:value-type="float">
            <text:p>5727586</text:p>
          </table:table-cell>
          <table:table-cell table:formula="of:=[.B435]-[.A435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740215" calcext:value-type="float">
            <text:p>5740215</text:p>
          </table:table-cell>
          <table:table-cell office:value-type="float" office:value="5740602" calcext:value-type="float">
            <text:p>5740602</text:p>
          </table:table-cell>
          <table:table-cell table:formula="of:=[.B436]-[.A436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5753269" calcext:value-type="float">
            <text:p>5753269</text:p>
          </table:table-cell>
          <table:table-cell office:value-type="float" office:value="5753674" calcext:value-type="float">
            <text:p>5753674</text:p>
          </table:table-cell>
          <table:table-cell table:formula="of:=[.B437]-[.A437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5766296" calcext:value-type="float">
            <text:p>5766296</text:p>
          </table:table-cell>
          <table:table-cell office:value-type="float" office:value="5766686" calcext:value-type="float">
            <text:p>5766686</text:p>
          </table:table-cell>
          <table:table-cell table:formula="of:=[.B438]-[.A438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5779299" calcext:value-type="float">
            <text:p>5779299</text:p>
          </table:table-cell>
          <table:table-cell office:value-type="float" office:value="5779724" calcext:value-type="float">
            <text:p>5779724</text:p>
          </table:table-cell>
          <table:table-cell table:formula="of:=[.B439]-[.A439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5792503" calcext:value-type="float">
            <text:p>5792503</text:p>
          </table:table-cell>
          <table:table-cell office:value-type="float" office:value="5792915" calcext:value-type="float">
            <text:p>5792915</text:p>
          </table:table-cell>
          <table:table-cell table:formula="of:=[.B440]-[.A440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5805967" calcext:value-type="float">
            <text:p>5805967</text:p>
          </table:table-cell>
          <table:table-cell office:value-type="float" office:value="5806384" calcext:value-type="float">
            <text:p>5806384</text:p>
          </table:table-cell>
          <table:table-cell table:formula="of:=[.B441]-[.A441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5818988" calcext:value-type="float">
            <text:p>5818988</text:p>
          </table:table-cell>
          <table:table-cell office:value-type="float" office:value="5819419" calcext:value-type="float">
            <text:p>5819419</text:p>
          </table:table-cell>
          <table:table-cell table:formula="of:=[.B442]-[.A442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5831976" calcext:value-type="float">
            <text:p>5831976</text:p>
          </table:table-cell>
          <table:table-cell office:value-type="float" office:value="5832359" calcext:value-type="float">
            <text:p>5832359</text:p>
          </table:table-cell>
          <table:table-cell table:formula="of:=[.B443]-[.A443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5844947" calcext:value-type="float">
            <text:p>5844947</text:p>
          </table:table-cell>
          <table:table-cell office:value-type="float" office:value="5845325" calcext:value-type="float">
            <text:p>5845325</text:p>
          </table:table-cell>
          <table:table-cell table:formula="of:=[.B444]-[.A444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5857966" calcext:value-type="float">
            <text:p>5857966</text:p>
          </table:table-cell>
          <table:table-cell office:value-type="float" office:value="5858357" calcext:value-type="float">
            <text:p>5858357</text:p>
          </table:table-cell>
          <table:table-cell table:formula="of:=[.B445]-[.A445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5870993" calcext:value-type="float">
            <text:p>5870993</text:p>
          </table:table-cell>
          <table:table-cell office:value-type="float" office:value="5871390" calcext:value-type="float">
            <text:p>5871390</text:p>
          </table:table-cell>
          <table:table-cell table:formula="of:=[.B446]-[.A446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5884040" calcext:value-type="float">
            <text:p>5884040</text:p>
          </table:table-cell>
          <table:table-cell office:value-type="float" office:value="5884427" calcext:value-type="float">
            <text:p>5884427</text:p>
          </table:table-cell>
          <table:table-cell table:formula="of:=[.B447]-[.A447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5897112" calcext:value-type="float">
            <text:p>5897112</text:p>
          </table:table-cell>
          <table:table-cell office:value-type="float" office:value="5897512" calcext:value-type="float">
            <text:p>5897512</text:p>
          </table:table-cell>
          <table:table-cell table:formula="of:=[.B448]-[.A44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5910161" calcext:value-type="float">
            <text:p>5910161</text:p>
          </table:table-cell>
          <table:table-cell office:value-type="float" office:value="5910494" calcext:value-type="float">
            <text:p>5910494</text:p>
          </table:table-cell>
          <table:table-cell table:formula="of:=[.B449]-[.A449]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5923647" calcext:value-type="float">
            <text:p>5923647</text:p>
          </table:table-cell>
          <table:table-cell office:value-type="float" office:value="5924069" calcext:value-type="float">
            <text:p>5924069</text:p>
          </table:table-cell>
          <table:table-cell table:formula="of:=[.B450]-[.A450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5936888" calcext:value-type="float">
            <text:p>5936888</text:p>
          </table:table-cell>
          <table:table-cell office:value-type="float" office:value="5937327" calcext:value-type="float">
            <text:p>5937327</text:p>
          </table:table-cell>
          <table:table-cell table:formula="of:=[.B451]-[.A451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5950054" calcext:value-type="float">
            <text:p>5950054</text:p>
          </table:table-cell>
          <table:table-cell office:value-type="float" office:value="5950468" calcext:value-type="float">
            <text:p>5950468</text:p>
          </table:table-cell>
          <table:table-cell table:formula="of:=[.B452]-[.A452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5963125" calcext:value-type="float">
            <text:p>5963125</text:p>
          </table:table-cell>
          <table:table-cell office:value-type="float" office:value="5963530" calcext:value-type="float">
            <text:p>5963530</text:p>
          </table:table-cell>
          <table:table-cell table:formula="of:=[.B453]-[.A453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5976113" calcext:value-type="float">
            <text:p>5976113</text:p>
          </table:table-cell>
          <table:table-cell office:value-type="float" office:value="5976502" calcext:value-type="float">
            <text:p>5976502</text:p>
          </table:table-cell>
          <table:table-cell table:formula="of:=[.B454]-[.A454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5989077" calcext:value-type="float">
            <text:p>5989077</text:p>
          </table:table-cell>
          <table:table-cell office:value-type="float" office:value="5989438" calcext:value-type="float">
            <text:p>5989438</text:p>
          </table:table-cell>
          <table:table-cell table:formula="of:=[.B455]-[.A455]"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6002049" calcext:value-type="float">
            <text:p>6002049</text:p>
          </table:table-cell>
          <table:table-cell office:value-type="float" office:value="6002433" calcext:value-type="float">
            <text:p>6002433</text:p>
          </table:table-cell>
          <table:table-cell table:formula="of:=[.B456]-[.A456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6015106" calcext:value-type="float">
            <text:p>6015106</text:p>
          </table:table-cell>
          <table:table-cell office:value-type="float" office:value="6015487" calcext:value-type="float">
            <text:p>6015487</text:p>
          </table:table-cell>
          <table:table-cell table:formula="of:=[.B457]-[.A457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6028234" calcext:value-type="float">
            <text:p>6028234</text:p>
          </table:table-cell>
          <table:table-cell office:value-type="float" office:value="6028623" calcext:value-type="float">
            <text:p>6028623</text:p>
          </table:table-cell>
          <table:table-cell table:formula="of:=[.B458]-[.A458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6041327" calcext:value-type="float">
            <text:p>6041327</text:p>
          </table:table-cell>
          <table:table-cell office:value-type="float" office:value="6041731" calcext:value-type="float">
            <text:p>6041731</text:p>
          </table:table-cell>
          <table:table-cell table:formula="of:=[.B459]-[.A459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6054742" calcext:value-type="float">
            <text:p>6054742</text:p>
          </table:table-cell>
          <table:table-cell office:value-type="float" office:value="6055182" calcext:value-type="float">
            <text:p>6055182</text:p>
          </table:table-cell>
          <table:table-cell table:formula="of:=[.B460]-[.A460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6067893" calcext:value-type="float">
            <text:p>6067893</text:p>
          </table:table-cell>
          <table:table-cell office:value-type="float" office:value="6068336" calcext:value-type="float">
            <text:p>6068336</text:p>
          </table:table-cell>
          <table:table-cell table:formula="of:=[.B461]-[.A461]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6080967" calcext:value-type="float">
            <text:p>6080967</text:p>
          </table:table-cell>
          <table:table-cell office:value-type="float" office:value="6081439" calcext:value-type="float">
            <text:p>6081439</text:p>
          </table:table-cell>
          <table:table-cell table:formula="of:=[.B462]-[.A462]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6094097" calcext:value-type="float">
            <text:p>6094097</text:p>
          </table:table-cell>
          <table:table-cell office:value-type="float" office:value="6094488" calcext:value-type="float">
            <text:p>6094488</text:p>
          </table:table-cell>
          <table:table-cell table:formula="of:=[.B463]-[.A463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6107062" calcext:value-type="float">
            <text:p>6107062</text:p>
          </table:table-cell>
          <table:table-cell office:value-type="float" office:value="6107448" calcext:value-type="float">
            <text:p>6107448</text:p>
          </table:table-cell>
          <table:table-cell table:formula="of:=[.B464]-[.A464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6120108" calcext:value-type="float">
            <text:p>6120108</text:p>
          </table:table-cell>
          <table:table-cell office:value-type="float" office:value="6120495" calcext:value-type="float">
            <text:p>6120495</text:p>
          </table:table-cell>
          <table:table-cell table:formula="of:=[.B465]-[.A465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6133134" calcext:value-type="float">
            <text:p>6133134</text:p>
          </table:table-cell>
          <table:table-cell office:value-type="float" office:value="6133523" calcext:value-type="float">
            <text:p>6133523</text:p>
          </table:table-cell>
          <table:table-cell table:formula="of:=[.B466]-[.A466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6146149" calcext:value-type="float">
            <text:p>6146149</text:p>
          </table:table-cell>
          <table:table-cell office:value-type="float" office:value="6146564" calcext:value-type="float">
            <text:p>6146564</text:p>
          </table:table-cell>
          <table:table-cell table:formula="of:=[.B467]-[.A467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6159196" calcext:value-type="float">
            <text:p>6159196</text:p>
          </table:table-cell>
          <table:table-cell office:value-type="float" office:value="6159579" calcext:value-type="float">
            <text:p>6159579</text:p>
          </table:table-cell>
          <table:table-cell table:formula="of:=[.B468]-[.A468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6172393" calcext:value-type="float">
            <text:p>6172393</text:p>
          </table:table-cell>
          <table:table-cell office:value-type="float" office:value="6172814" calcext:value-type="float">
            <text:p>6172814</text:p>
          </table:table-cell>
          <table:table-cell table:formula="of:=[.B469]-[.A469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6185528" calcext:value-type="float">
            <text:p>6185528</text:p>
          </table:table-cell>
          <table:table-cell office:value-type="float" office:value="6185982" calcext:value-type="float">
            <text:p>6185982</text:p>
          </table:table-cell>
          <table:table-cell table:formula="of:=[.B470]-[.A470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6198650" calcext:value-type="float">
            <text:p>6198650</text:p>
          </table:table-cell>
          <table:table-cell office:value-type="float" office:value="6199070" calcext:value-type="float">
            <text:p>6199070</text:p>
          </table:table-cell>
          <table:table-cell table:formula="of:=[.B471]-[.A47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6211703" calcext:value-type="float">
            <text:p>6211703</text:p>
          </table:table-cell>
          <table:table-cell office:value-type="float" office:value="6212148" calcext:value-type="float">
            <text:p>6212148</text:p>
          </table:table-cell>
          <table:table-cell table:formula="of:=[.B472]-[.A472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6224791" calcext:value-type="float">
            <text:p>6224791</text:p>
          </table:table-cell>
          <table:table-cell office:value-type="float" office:value="6225194" calcext:value-type="float">
            <text:p>6225194</text:p>
          </table:table-cell>
          <table:table-cell table:formula="of:=[.B473]-[.A473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6237796" calcext:value-type="float">
            <text:p>6237796</text:p>
          </table:table-cell>
          <table:table-cell office:value-type="float" office:value="6238166" calcext:value-type="float">
            <text:p>6238166</text:p>
          </table:table-cell>
          <table:table-cell table:formula="of:=[.B474]-[.A474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6250935" calcext:value-type="float">
            <text:p>6250935</text:p>
          </table:table-cell>
          <table:table-cell office:value-type="float" office:value="6251375" calcext:value-type="float">
            <text:p>6251375</text:p>
          </table:table-cell>
          <table:table-cell table:formula="of:=[.B475]-[.A475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6264192" calcext:value-type="float">
            <text:p>6264192</text:p>
          </table:table-cell>
          <table:table-cell office:value-type="float" office:value="6264578" calcext:value-type="float">
            <text:p>6264578</text:p>
          </table:table-cell>
          <table:table-cell table:formula="of:=[.B476]-[.A476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6277600" calcext:value-type="float">
            <text:p>6277600</text:p>
          </table:table-cell>
          <table:table-cell office:value-type="float" office:value="6278030" calcext:value-type="float">
            <text:p>6278030</text:p>
          </table:table-cell>
          <table:table-cell table:formula="of:=[.B477]-[.A477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6290768" calcext:value-type="float">
            <text:p>6290768</text:p>
          </table:table-cell>
          <table:table-cell office:value-type="float" office:value="6291186" calcext:value-type="float">
            <text:p>6291186</text:p>
          </table:table-cell>
          <table:table-cell table:formula="of:=[.B478]-[.A478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6304124" calcext:value-type="float">
            <text:p>6304124</text:p>
          </table:table-cell>
          <table:table-cell office:value-type="float" office:value="6304542" calcext:value-type="float">
            <text:p>6304542</text:p>
          </table:table-cell>
          <table:table-cell table:formula="of:=[.B479]-[.A479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6317379" calcext:value-type="float">
            <text:p>6317379</text:p>
          </table:table-cell>
          <table:table-cell office:value-type="float" office:value="6317820" calcext:value-type="float">
            <text:p>6317820</text:p>
          </table:table-cell>
          <table:table-cell table:formula="of:=[.B480]-[.A480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6330422" calcext:value-type="float">
            <text:p>6330422</text:p>
          </table:table-cell>
          <table:table-cell office:value-type="float" office:value="6330828" calcext:value-type="float">
            <text:p>6330828</text:p>
          </table:table-cell>
          <table:table-cell table:formula="of:=[.B481]-[.A481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6343393" calcext:value-type="float">
            <text:p>6343393</text:p>
          </table:table-cell>
          <table:table-cell office:value-type="float" office:value="6343796" calcext:value-type="float">
            <text:p>6343796</text:p>
          </table:table-cell>
          <table:table-cell table:formula="of:=[.B482]-[.A482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6356558" calcext:value-type="float">
            <text:p>6356558</text:p>
          </table:table-cell>
          <table:table-cell office:value-type="float" office:value="6356937" calcext:value-type="float">
            <text:p>6356937</text:p>
          </table:table-cell>
          <table:table-cell table:formula="of:=[.B483]-[.A483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6369565" calcext:value-type="float">
            <text:p>6369565</text:p>
          </table:table-cell>
          <table:table-cell office:value-type="float" office:value="6369980" calcext:value-type="float">
            <text:p>6369980</text:p>
          </table:table-cell>
          <table:table-cell table:formula="of:=[.B484]-[.A484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6382719" calcext:value-type="float">
            <text:p>6382719</text:p>
          </table:table-cell>
          <table:table-cell office:value-type="float" office:value="6383107" calcext:value-type="float">
            <text:p>6383107</text:p>
          </table:table-cell>
          <table:table-cell table:formula="of:=[.B485]-[.A485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6395756" calcext:value-type="float">
            <text:p>6395756</text:p>
          </table:table-cell>
          <table:table-cell office:value-type="float" office:value="6396167" calcext:value-type="float">
            <text:p>6396167</text:p>
          </table:table-cell>
          <table:table-cell table:formula="of:=[.B486]-[.A486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6408890" calcext:value-type="float">
            <text:p>6408890</text:p>
          </table:table-cell>
          <table:table-cell office:value-type="float" office:value="6409285" calcext:value-type="float">
            <text:p>6409285</text:p>
          </table:table-cell>
          <table:table-cell table:formula="of:=[.B487]-[.A48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6422148" calcext:value-type="float">
            <text:p>6422148</text:p>
          </table:table-cell>
          <table:table-cell office:value-type="float" office:value="6422573" calcext:value-type="float">
            <text:p>6422573</text:p>
          </table:table-cell>
          <table:table-cell table:formula="of:=[.B488]-[.A488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6435484" calcext:value-type="float">
            <text:p>6435484</text:p>
          </table:table-cell>
          <table:table-cell office:value-type="float" office:value="6435912" calcext:value-type="float">
            <text:p>6435912</text:p>
          </table:table-cell>
          <table:table-cell table:formula="of:=[.B489]-[.A489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6448550" calcext:value-type="float">
            <text:p>6448550</text:p>
          </table:table-cell>
          <table:table-cell office:value-type="float" office:value="6448956" calcext:value-type="float">
            <text:p>6448956</text:p>
          </table:table-cell>
          <table:table-cell table:formula="of:=[.B490]-[.A490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6461553" calcext:value-type="float">
            <text:p>6461553</text:p>
          </table:table-cell>
          <table:table-cell office:value-type="float" office:value="6461964" calcext:value-type="float">
            <text:p>6461964</text:p>
          </table:table-cell>
          <table:table-cell table:formula="of:=[.B491]-[.A491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6474596" calcext:value-type="float">
            <text:p>6474596</text:p>
          </table:table-cell>
          <table:table-cell office:value-type="float" office:value="6474990" calcext:value-type="float">
            <text:p>6474990</text:p>
          </table:table-cell>
          <table:table-cell table:formula="of:=[.B492]-[.A492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6487744" calcext:value-type="float">
            <text:p>6487744</text:p>
          </table:table-cell>
          <table:table-cell office:value-type="float" office:value="6488164" calcext:value-type="float">
            <text:p>6488164</text:p>
          </table:table-cell>
          <table:table-cell table:formula="of:=[.B493]-[.A49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6500866" calcext:value-type="float">
            <text:p>6500866</text:p>
          </table:table-cell>
          <table:table-cell office:value-type="float" office:value="6501279" calcext:value-type="float">
            <text:p>6501279</text:p>
          </table:table-cell>
          <table:table-cell table:formula="of:=[.B494]-[.A494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6513939" calcext:value-type="float">
            <text:p>6513939</text:p>
          </table:table-cell>
          <table:table-cell office:value-type="float" office:value="6514329" calcext:value-type="float">
            <text:p>6514329</text:p>
          </table:table-cell>
          <table:table-cell table:formula="of:=[.B495]-[.A495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6527081" calcext:value-type="float">
            <text:p>6527081</text:p>
          </table:table-cell>
          <table:table-cell office:value-type="float" office:value="6527546" calcext:value-type="float">
            <text:p>6527546</text:p>
          </table:table-cell>
          <table:table-cell table:formula="of:=[.B496]-[.A496]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6540285" calcext:value-type="float">
            <text:p>6540285</text:p>
          </table:table-cell>
          <table:table-cell office:value-type="float" office:value="6540680" calcext:value-type="float">
            <text:p>6540680</text:p>
          </table:table-cell>
          <table:table-cell table:formula="of:=[.B497]-[.A497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6553432" calcext:value-type="float">
            <text:p>6553432</text:p>
          </table:table-cell>
          <table:table-cell office:value-type="float" office:value="6553871" calcext:value-type="float">
            <text:p>6553871</text:p>
          </table:table-cell>
          <table:table-cell table:formula="of:=[.B498]-[.A498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6566521" calcext:value-type="float">
            <text:p>6566521</text:p>
          </table:table-cell>
          <table:table-cell office:value-type="float" office:value="6566936" calcext:value-type="float">
            <text:p>6566936</text:p>
          </table:table-cell>
          <table:table-cell table:formula="of:=[.B499]-[.A499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6579601" calcext:value-type="float">
            <text:p>6579601</text:p>
          </table:table-cell>
          <table:table-cell office:value-type="float" office:value="6580030" calcext:value-type="float">
            <text:p>6580030</text:p>
          </table:table-cell>
          <table:table-cell table:formula="of:=[.B500]-[.A500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6592716" calcext:value-type="float">
            <text:p>6592716</text:p>
          </table:table-cell>
          <table:table-cell office:value-type="float" office:value="6593094" calcext:value-type="float">
            <text:p>6593094</text:p>
          </table:table-cell>
          <table:table-cell table:formula="of:=[.B501]-[.A501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6605828" calcext:value-type="float">
            <text:p>6605828</text:p>
          </table:table-cell>
          <table:table-cell office:value-type="float" office:value="6606234" calcext:value-type="float">
            <text:p>6606234</text:p>
          </table:table-cell>
          <table:table-cell table:formula="of:=[.B502]-[.A502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6618860" calcext:value-type="float">
            <text:p>6618860</text:p>
          </table:table-cell>
          <table:table-cell office:value-type="float" office:value="6619228" calcext:value-type="float">
            <text:p>6619228</text:p>
          </table:table-cell>
          <table:table-cell table:formula="of:=[.B503]-[.A503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6631870" calcext:value-type="float">
            <text:p>6631870</text:p>
          </table:table-cell>
          <table:table-cell office:value-type="float" office:value="6632243" calcext:value-type="float">
            <text:p>6632243</text:p>
          </table:table-cell>
          <table:table-cell table:formula="of:=[.B504]-[.A504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6644865" calcext:value-type="float">
            <text:p>6644865</text:p>
          </table:table-cell>
          <table:table-cell office:value-type="float" office:value="6645256" calcext:value-type="float">
            <text:p>6645256</text:p>
          </table:table-cell>
          <table:table-cell table:formula="of:=[.B505]-[.A505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6657867" calcext:value-type="float">
            <text:p>6657867</text:p>
          </table:table-cell>
          <table:table-cell office:value-type="float" office:value="6658215" calcext:value-type="float">
            <text:p>6658215</text:p>
          </table:table-cell>
          <table:table-cell table:formula="of:=[.B506]-[.A506]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6671014" calcext:value-type="float">
            <text:p>6671014</text:p>
          </table:table-cell>
          <table:table-cell office:value-type="float" office:value="6671444" calcext:value-type="float">
            <text:p>6671444</text:p>
          </table:table-cell>
          <table:table-cell table:formula="of:=[.B507]-[.A507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6684164" calcext:value-type="float">
            <text:p>6684164</text:p>
          </table:table-cell>
          <table:table-cell office:value-type="float" office:value="6684651" calcext:value-type="float">
            <text:p>6684651</text:p>
          </table:table-cell>
          <table:table-cell table:formula="of:=[.B508]-[.A508]"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6697325" calcext:value-type="float">
            <text:p>6697325</text:p>
          </table:table-cell>
          <table:table-cell office:value-type="float" office:value="6697736" calcext:value-type="float">
            <text:p>6697736</text:p>
          </table:table-cell>
          <table:table-cell table:formula="of:=[.B509]-[.A509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6710387" calcext:value-type="float">
            <text:p>6710387</text:p>
          </table:table-cell>
          <table:table-cell office:value-type="float" office:value="6710788" calcext:value-type="float">
            <text:p>6710788</text:p>
          </table:table-cell>
          <table:table-cell table:formula="of:=[.B510]-[.A510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6723376" calcext:value-type="float">
            <text:p>6723376</text:p>
          </table:table-cell>
          <table:table-cell office:value-type="float" office:value="6723770" calcext:value-type="float">
            <text:p>6723770</text:p>
          </table:table-cell>
          <table:table-cell table:formula="of:=[.B511]-[.A511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6736375" calcext:value-type="float">
            <text:p>6736375</text:p>
          </table:table-cell>
          <table:table-cell office:value-type="float" office:value="6736770" calcext:value-type="float">
            <text:p>6736770</text:p>
          </table:table-cell>
          <table:table-cell table:formula="of:=[.B512]-[.A512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6749430" calcext:value-type="float">
            <text:p>6749430</text:p>
          </table:table-cell>
          <table:table-cell office:value-type="float" office:value="6749817" calcext:value-type="float">
            <text:p>6749817</text:p>
          </table:table-cell>
          <table:table-cell table:formula="of:=[.B513]-[.A513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6762489" calcext:value-type="float">
            <text:p>6762489</text:p>
          </table:table-cell>
          <table:table-cell office:value-type="float" office:value="6762869" calcext:value-type="float">
            <text:p>6762869</text:p>
          </table:table-cell>
          <table:table-cell table:formula="of:=[.B514]-[.A514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6775489" calcext:value-type="float">
            <text:p>6775489</text:p>
          </table:table-cell>
          <table:table-cell office:value-type="float" office:value="6775866" calcext:value-type="float">
            <text:p>6775866</text:p>
          </table:table-cell>
          <table:table-cell table:formula="of:=[.B515]-[.A515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6788686" calcext:value-type="float">
            <text:p>6788686</text:p>
          </table:table-cell>
          <table:table-cell office:value-type="float" office:value="6789162" calcext:value-type="float">
            <text:p>6789162</text:p>
          </table:table-cell>
          <table:table-cell table:formula="of:=[.B516]-[.A516]"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6802041" calcext:value-type="float">
            <text:p>6802041</text:p>
          </table:table-cell>
          <table:table-cell office:value-type="float" office:value="6802464" calcext:value-type="float">
            <text:p>6802464</text:p>
          </table:table-cell>
          <table:table-cell table:formula="of:=[.B517]-[.A517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6815254" calcext:value-type="float">
            <text:p>6815254</text:p>
          </table:table-cell>
          <table:table-cell office:value-type="float" office:value="6815692" calcext:value-type="float">
            <text:p>6815692</text:p>
          </table:table-cell>
          <table:table-cell table:formula="of:=[.B518]-[.A518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6828373" calcext:value-type="float">
            <text:p>6828373</text:p>
          </table:table-cell>
          <table:table-cell office:value-type="float" office:value="6828807" calcext:value-type="float">
            <text:p>6828807</text:p>
          </table:table-cell>
          <table:table-cell table:formula="of:=[.B519]-[.A519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6841357" calcext:value-type="float">
            <text:p>6841357</text:p>
          </table:table-cell>
          <table:table-cell office:value-type="float" office:value="6841734" calcext:value-type="float">
            <text:p>6841734</text:p>
          </table:table-cell>
          <table:table-cell table:formula="of:=[.B520]-[.A520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6854365" calcext:value-type="float">
            <text:p>6854365</text:p>
          </table:table-cell>
          <table:table-cell office:value-type="float" office:value="6854850" calcext:value-type="float">
            <text:p>6854850</text:p>
          </table:table-cell>
          <table:table-cell table:formula="of:=[.B521]-[.A521]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6867422" calcext:value-type="float">
            <text:p>6867422</text:p>
          </table:table-cell>
          <table:table-cell office:value-type="float" office:value="6867817" calcext:value-type="float">
            <text:p>6867817</text:p>
          </table:table-cell>
          <table:table-cell table:formula="of:=[.B522]-[.A522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6880535" calcext:value-type="float">
            <text:p>6880535</text:p>
          </table:table-cell>
          <table:table-cell office:value-type="float" office:value="6880907" calcext:value-type="float">
            <text:p>6880907</text:p>
          </table:table-cell>
          <table:table-cell table:formula="of:=[.B523]-[.A523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6893705" calcext:value-type="float">
            <text:p>6893705</text:p>
          </table:table-cell>
          <table:table-cell office:value-type="float" office:value="6894163" calcext:value-type="float">
            <text:p>6894163</text:p>
          </table:table-cell>
          <table:table-cell table:formula="of:=[.B524]-[.A524]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6906917" calcext:value-type="float">
            <text:p>6906917</text:p>
          </table:table-cell>
          <table:table-cell office:value-type="float" office:value="6907357" calcext:value-type="float">
            <text:p>6907357</text:p>
          </table:table-cell>
          <table:table-cell table:formula="of:=[.B525]-[.A525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6920207" calcext:value-type="float">
            <text:p>6920207</text:p>
          </table:table-cell>
          <table:table-cell office:value-type="float" office:value="6920599" calcext:value-type="float">
            <text:p>6920599</text:p>
          </table:table-cell>
          <table:table-cell table:formula="of:=[.B526]-[.A526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6933524" calcext:value-type="float">
            <text:p>6933524</text:p>
          </table:table-cell>
          <table:table-cell office:value-type="float" office:value="6933973" calcext:value-type="float">
            <text:p>6933973</text:p>
          </table:table-cell>
          <table:table-cell table:formula="of:=[.B527]-[.A527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6946596" calcext:value-type="float">
            <text:p>6946596</text:p>
          </table:table-cell>
          <table:table-cell office:value-type="float" office:value="6947005" calcext:value-type="float">
            <text:p>6947005</text:p>
          </table:table-cell>
          <table:table-cell table:formula="of:=[.B528]-[.A528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6959598" calcext:value-type="float">
            <text:p>6959598</text:p>
          </table:table-cell>
          <table:table-cell office:value-type="float" office:value="6959995" calcext:value-type="float">
            <text:p>6959995</text:p>
          </table:table-cell>
          <table:table-cell table:formula="of:=[.B529]-[.A529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6972584" calcext:value-type="float">
            <text:p>6972584</text:p>
          </table:table-cell>
          <table:table-cell office:value-type="float" office:value="6972992" calcext:value-type="float">
            <text:p>6972992</text:p>
          </table:table-cell>
          <table:table-cell table:formula="of:=[.B530]-[.A530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6985614" calcext:value-type="float">
            <text:p>6985614</text:p>
          </table:table-cell>
          <table:table-cell office:value-type="float" office:value="6986018" calcext:value-type="float">
            <text:p>6986018</text:p>
          </table:table-cell>
          <table:table-cell table:formula="of:=[.B531]-[.A531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6998640" calcext:value-type="float">
            <text:p>6998640</text:p>
          </table:table-cell>
          <table:table-cell office:value-type="float" office:value="6999049" calcext:value-type="float">
            <text:p>6999049</text:p>
          </table:table-cell>
          <table:table-cell table:formula="of:=[.B532]-[.A532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7011674" calcext:value-type="float">
            <text:p>7011674</text:p>
          </table:table-cell>
          <table:table-cell office:value-type="float" office:value="7012060" calcext:value-type="float">
            <text:p>7012060</text:p>
          </table:table-cell>
          <table:table-cell table:formula="of:=[.B533]-[.A533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7024698" calcext:value-type="float">
            <text:p>7024698</text:p>
          </table:table-cell>
          <table:table-cell office:value-type="float" office:value="7025054" calcext:value-type="float">
            <text:p>7025054</text:p>
          </table:table-cell>
          <table:table-cell table:formula="of:=[.B534]-[.A534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7037990" calcext:value-type="float">
            <text:p>7037990</text:p>
          </table:table-cell>
          <table:table-cell office:value-type="float" office:value="7038413" calcext:value-type="float">
            <text:p>7038413</text:p>
          </table:table-cell>
          <table:table-cell table:formula="of:=[.B535]-[.A535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7051154" calcext:value-type="float">
            <text:p>7051154</text:p>
          </table:table-cell>
          <table:table-cell office:value-type="float" office:value="7051591" calcext:value-type="float">
            <text:p>7051591</text:p>
          </table:table-cell>
          <table:table-cell table:formula="of:=[.B536]-[.A536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7064233" calcext:value-type="float">
            <text:p>7064233</text:p>
          </table:table-cell>
          <table:table-cell office:value-type="float" office:value="7064666" calcext:value-type="float">
            <text:p>7064666</text:p>
          </table:table-cell>
          <table:table-cell table:formula="of:=[.B537]-[.A537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7077388" calcext:value-type="float">
            <text:p>7077388</text:p>
          </table:table-cell>
          <table:table-cell office:value-type="float" office:value="7077841" calcext:value-type="float">
            <text:p>7077841</text:p>
          </table:table-cell>
          <table:table-cell table:formula="of:=[.B538]-[.A538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7090588" calcext:value-type="float">
            <text:p>7090588</text:p>
          </table:table-cell>
          <table:table-cell office:value-type="float" office:value="7090988" calcext:value-type="float">
            <text:p>7090988</text:p>
          </table:table-cell>
          <table:table-cell table:formula="of:=[.B539]-[.A539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7103646" calcext:value-type="float">
            <text:p>7103646</text:p>
          </table:table-cell>
          <table:table-cell office:value-type="float" office:value="7104058" calcext:value-type="float">
            <text:p>7104058</text:p>
          </table:table-cell>
          <table:table-cell table:formula="of:=[.B540]-[.A540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7116647" calcext:value-type="float">
            <text:p>7116647</text:p>
          </table:table-cell>
          <table:table-cell office:value-type="float" office:value="7117046" calcext:value-type="float">
            <text:p>7117046</text:p>
          </table:table-cell>
          <table:table-cell table:formula="of:=[.B541]-[.A541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7129676" calcext:value-type="float">
            <text:p>7129676</text:p>
          </table:table-cell>
          <table:table-cell office:value-type="float" office:value="7130096" calcext:value-type="float">
            <text:p>7130096</text:p>
          </table:table-cell>
          <table:table-cell table:formula="of:=[.B542]-[.A54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7142748" calcext:value-type="float">
            <text:p>7142748</text:p>
          </table:table-cell>
          <table:table-cell office:value-type="float" office:value="7143156" calcext:value-type="float">
            <text:p>7143156</text:p>
          </table:table-cell>
          <table:table-cell table:formula="of:=[.B543]-[.A543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7155958" calcext:value-type="float">
            <text:p>7155958</text:p>
          </table:table-cell>
          <table:table-cell office:value-type="float" office:value="7156355" calcext:value-type="float">
            <text:p>7156355</text:p>
          </table:table-cell>
          <table:table-cell table:formula="of:=[.B544]-[.A544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7169282" calcext:value-type="float">
            <text:p>7169282</text:p>
          </table:table-cell>
          <table:table-cell office:value-type="float" office:value="7169675" calcext:value-type="float">
            <text:p>7169675</text:p>
          </table:table-cell>
          <table:table-cell table:formula="of:=[.B545]-[.A545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7182382" calcext:value-type="float">
            <text:p>7182382</text:p>
          </table:table-cell>
          <table:table-cell office:value-type="float" office:value="7182799" calcext:value-type="float">
            <text:p>7182799</text:p>
          </table:table-cell>
          <table:table-cell table:formula="of:=[.B546]-[.A546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7195385" calcext:value-type="float">
            <text:p>7195385</text:p>
          </table:table-cell>
          <table:table-cell office:value-type="float" office:value="7195790" calcext:value-type="float">
            <text:p>7195790</text:p>
          </table:table-cell>
          <table:table-cell table:formula="of:=[.B547]-[.A547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7208527" calcext:value-type="float">
            <text:p>7208527</text:p>
          </table:table-cell>
          <table:table-cell office:value-type="float" office:value="7208914" calcext:value-type="float">
            <text:p>7208914</text:p>
          </table:table-cell>
          <table:table-cell table:formula="of:=[.B548]-[.A548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7221591" calcext:value-type="float">
            <text:p>7221591</text:p>
          </table:table-cell>
          <table:table-cell office:value-type="float" office:value="7221989" calcext:value-type="float">
            <text:p>7221989</text:p>
          </table:table-cell>
          <table:table-cell table:formula="of:=[.B549]-[.A549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7234622" calcext:value-type="float">
            <text:p>7234622</text:p>
          </table:table-cell>
          <table:table-cell office:value-type="float" office:value="7235004" calcext:value-type="float">
            <text:p>7235004</text:p>
          </table:table-cell>
          <table:table-cell table:formula="of:=[.B550]-[.A550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7247734" calcext:value-type="float">
            <text:p>7247734</text:p>
          </table:table-cell>
          <table:table-cell office:value-type="float" office:value="7248140" calcext:value-type="float">
            <text:p>7248140</text:p>
          </table:table-cell>
          <table:table-cell table:formula="of:=[.B551]-[.A551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7260784" calcext:value-type="float">
            <text:p>7260784</text:p>
          </table:table-cell>
          <table:table-cell office:value-type="float" office:value="7261197" calcext:value-type="float">
            <text:p>7261197</text:p>
          </table:table-cell>
          <table:table-cell table:formula="of:=[.B552]-[.A552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7273906" calcext:value-type="float">
            <text:p>7273906</text:p>
          </table:table-cell>
          <table:table-cell office:value-type="float" office:value="7274302" calcext:value-type="float">
            <text:p>7274302</text:p>
          </table:table-cell>
          <table:table-cell table:formula="of:=[.B553]-[.A553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7287137" calcext:value-type="float">
            <text:p>7287137</text:p>
          </table:table-cell>
          <table:table-cell office:value-type="float" office:value="7287568" calcext:value-type="float">
            <text:p>7287568</text:p>
          </table:table-cell>
          <table:table-cell table:formula="of:=[.B554]-[.A554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7300447" calcext:value-type="float">
            <text:p>7300447</text:p>
          </table:table-cell>
          <table:table-cell office:value-type="float" office:value="7300844" calcext:value-type="float">
            <text:p>7300844</text:p>
          </table:table-cell>
          <table:table-cell table:formula="of:=[.B555]-[.A555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7313536" calcext:value-type="float">
            <text:p>7313536</text:p>
          </table:table-cell>
          <table:table-cell office:value-type="float" office:value="7313966" calcext:value-type="float">
            <text:p>7313966</text:p>
          </table:table-cell>
          <table:table-cell table:formula="of:=[.B556]-[.A556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7326654" calcext:value-type="float">
            <text:p>7326654</text:p>
          </table:table-cell>
          <table:table-cell office:value-type="float" office:value="7327069" calcext:value-type="float">
            <text:p>7327069</text:p>
          </table:table-cell>
          <table:table-cell table:formula="of:=[.B557]-[.A557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7339770" calcext:value-type="float">
            <text:p>7339770</text:p>
          </table:table-cell>
          <table:table-cell office:value-type="float" office:value="7340165" calcext:value-type="float">
            <text:p>7340165</text:p>
          </table:table-cell>
          <table:table-cell table:formula="of:=[.B558]-[.A558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7352789" calcext:value-type="float">
            <text:p>7352789</text:p>
          </table:table-cell>
          <table:table-cell office:value-type="float" office:value="7353189" calcext:value-type="float">
            <text:p>7353189</text:p>
          </table:table-cell>
          <table:table-cell table:formula="of:=[.B559]-[.A559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7365929" calcext:value-type="float">
            <text:p>7365929</text:p>
          </table:table-cell>
          <table:table-cell office:value-type="float" office:value="7366305" calcext:value-type="float">
            <text:p>7366305</text:p>
          </table:table-cell>
          <table:table-cell table:formula="of:=[.B560]-[.A560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7378942" calcext:value-type="float">
            <text:p>7378942</text:p>
          </table:table-cell>
          <table:table-cell office:value-type="float" office:value="7379324" calcext:value-type="float">
            <text:p>7379324</text:p>
          </table:table-cell>
          <table:table-cell table:formula="of:=[.B561]-[.A561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7391951" calcext:value-type="float">
            <text:p>7391951</text:p>
          </table:table-cell>
          <table:table-cell office:value-type="float" office:value="7392385" calcext:value-type="float">
            <text:p>7392385</text:p>
          </table:table-cell>
          <table:table-cell table:formula="of:=[.B562]-[.A562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7405033" calcext:value-type="float">
            <text:p>7405033</text:p>
          </table:table-cell>
          <table:table-cell office:value-type="float" office:value="7405494" calcext:value-type="float">
            <text:p>7405494</text:p>
          </table:table-cell>
          <table:table-cell table:formula="of:=[.B563]-[.A563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7418391" calcext:value-type="float">
            <text:p>7418391</text:p>
          </table:table-cell>
          <table:table-cell office:value-type="float" office:value="7418757" calcext:value-type="float">
            <text:p>7418757</text:p>
          </table:table-cell>
          <table:table-cell table:formula="of:=[.B564]-[.A564]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7431657" calcext:value-type="float">
            <text:p>7431657</text:p>
          </table:table-cell>
          <table:table-cell office:value-type="float" office:value="7432104" calcext:value-type="float">
            <text:p>7432104</text:p>
          </table:table-cell>
          <table:table-cell table:formula="of:=[.B565]-[.A565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7444851" calcext:value-type="float">
            <text:p>7444851</text:p>
          </table:table-cell>
          <table:table-cell office:value-type="float" office:value="7445255" calcext:value-type="float">
            <text:p>7445255</text:p>
          </table:table-cell>
          <table:table-cell table:formula="of:=[.B566]-[.A56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7457996" calcext:value-type="float">
            <text:p>7457996</text:p>
          </table:table-cell>
          <table:table-cell office:value-type="float" office:value="7458407" calcext:value-type="float">
            <text:p>7458407</text:p>
          </table:table-cell>
          <table:table-cell table:formula="of:=[.B567]-[.A567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7471018" calcext:value-type="float">
            <text:p>7471018</text:p>
          </table:table-cell>
          <table:table-cell office:value-type="float" office:value="7471429" calcext:value-type="float">
            <text:p>7471429</text:p>
          </table:table-cell>
          <table:table-cell table:formula="of:=[.B568]-[.A568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7484072" calcext:value-type="float">
            <text:p>7484072</text:p>
          </table:table-cell>
          <table:table-cell office:value-type="float" office:value="7484460" calcext:value-type="float">
            <text:p>7484460</text:p>
          </table:table-cell>
          <table:table-cell table:formula="of:=[.B569]-[.A56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7497123" calcext:value-type="float">
            <text:p>7497123</text:p>
          </table:table-cell>
          <table:table-cell office:value-type="float" office:value="7497518" calcext:value-type="float">
            <text:p>7497518</text:p>
          </table:table-cell>
          <table:table-cell table:formula="of:=[.B570]-[.A570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7510171" calcext:value-type="float">
            <text:p>7510171</text:p>
          </table:table-cell>
          <table:table-cell office:value-type="float" office:value="7510553" calcext:value-type="float">
            <text:p>7510553</text:p>
          </table:table-cell>
          <table:table-cell table:formula="of:=[.B571]-[.A571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7523218" calcext:value-type="float">
            <text:p>7523218</text:p>
          </table:table-cell>
          <table:table-cell office:value-type="float" office:value="7523658" calcext:value-type="float">
            <text:p>7523658</text:p>
          </table:table-cell>
          <table:table-cell table:formula="of:=[.B572]-[.A572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7536469" calcext:value-type="float">
            <text:p>7536469</text:p>
          </table:table-cell>
          <table:table-cell office:value-type="float" office:value="7536890" calcext:value-type="float">
            <text:p>7536890</text:p>
          </table:table-cell>
          <table:table-cell table:formula="of:=[.B573]-[.A573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7549865" calcext:value-type="float">
            <text:p>7549865</text:p>
          </table:table-cell>
          <table:table-cell office:value-type="float" office:value="7550314" calcext:value-type="float">
            <text:p>7550314</text:p>
          </table:table-cell>
          <table:table-cell table:formula="of:=[.B574]-[.A574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7562969" calcext:value-type="float">
            <text:p>7562969</text:p>
          </table:table-cell>
          <table:table-cell office:value-type="float" office:value="7563327" calcext:value-type="float">
            <text:p>7563327</text:p>
          </table:table-cell>
          <table:table-cell table:formula="of:=[.B575]-[.A575]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7575960" calcext:value-type="float">
            <text:p>7575960</text:p>
          </table:table-cell>
          <table:table-cell office:value-type="float" office:value="7576414" calcext:value-type="float">
            <text:p>7576414</text:p>
          </table:table-cell>
          <table:table-cell table:formula="of:=[.B576]-[.A576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7589072" calcext:value-type="float">
            <text:p>7589072</text:p>
          </table:table-cell>
          <table:table-cell office:value-type="float" office:value="7589487" calcext:value-type="float">
            <text:p>7589487</text:p>
          </table:table-cell>
          <table:table-cell table:formula="of:=[.B577]-[.A577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7602084" calcext:value-type="float">
            <text:p>7602084</text:p>
          </table:table-cell>
          <table:table-cell office:value-type="float" office:value="7602498" calcext:value-type="float">
            <text:p>7602498</text:p>
          </table:table-cell>
          <table:table-cell table:formula="of:=[.B578]-[.A578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7615082" calcext:value-type="float">
            <text:p>7615082</text:p>
          </table:table-cell>
          <table:table-cell office:value-type="float" office:value="7615602" calcext:value-type="float">
            <text:p>7615602</text:p>
          </table:table-cell>
          <table:table-cell table:formula="of:=[.B579]-[.A579]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7628133" calcext:value-type="float">
            <text:p>7628133</text:p>
          </table:table-cell>
          <table:table-cell office:value-type="float" office:value="7628534" calcext:value-type="float">
            <text:p>7628534</text:p>
          </table:table-cell>
          <table:table-cell table:formula="of:=[.B580]-[.A580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7641154" calcext:value-type="float">
            <text:p>7641154</text:p>
          </table:table-cell>
          <table:table-cell office:value-type="float" office:value="7641564" calcext:value-type="float">
            <text:p>7641564</text:p>
          </table:table-cell>
          <table:table-cell table:formula="of:=[.B581]-[.A581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7654290" calcext:value-type="float">
            <text:p>7654290</text:p>
          </table:table-cell>
          <table:table-cell office:value-type="float" office:value="7654709" calcext:value-type="float">
            <text:p>7654709</text:p>
          </table:table-cell>
          <table:table-cell table:formula="of:=[.B582]-[.A582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7667613" calcext:value-type="float">
            <text:p>7667613</text:p>
          </table:table-cell>
          <table:table-cell office:value-type="float" office:value="7668037" calcext:value-type="float">
            <text:p>7668037</text:p>
          </table:table-cell>
          <table:table-cell table:formula="of:=[.B583]-[.A583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7680677" calcext:value-type="float">
            <text:p>7680677</text:p>
          </table:table-cell>
          <table:table-cell office:value-type="float" office:value="7681107" calcext:value-type="float">
            <text:p>7681107</text:p>
          </table:table-cell>
          <table:table-cell table:formula="of:=[.B584]-[.A584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7693784" calcext:value-type="float">
            <text:p>7693784</text:p>
          </table:table-cell>
          <table:table-cell office:value-type="float" office:value="7694206" calcext:value-type="float">
            <text:p>7694206</text:p>
          </table:table-cell>
          <table:table-cell table:formula="of:=[.B585]-[.A585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7706938" calcext:value-type="float">
            <text:p>7706938</text:p>
          </table:table-cell>
          <table:table-cell office:value-type="float" office:value="7707338" calcext:value-type="float">
            <text:p>7707338</text:p>
          </table:table-cell>
          <table:table-cell table:formula="of:=[.B586]-[.A58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7719884" calcext:value-type="float">
            <text:p>7719884</text:p>
          </table:table-cell>
          <table:table-cell office:value-type="float" office:value="7720274" calcext:value-type="float">
            <text:p>7720274</text:p>
          </table:table-cell>
          <table:table-cell table:formula="of:=[.B587]-[.A587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7732865" calcext:value-type="float">
            <text:p>7732865</text:p>
          </table:table-cell>
          <table:table-cell office:value-type="float" office:value="7733263" calcext:value-type="float">
            <text:p>7733263</text:p>
          </table:table-cell>
          <table:table-cell table:formula="of:=[.B588]-[.A588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7746038" calcext:value-type="float">
            <text:p>7746038</text:p>
          </table:table-cell>
          <table:table-cell office:value-type="float" office:value="7746470" calcext:value-type="float">
            <text:p>7746470</text:p>
          </table:table-cell>
          <table:table-cell table:formula="of:=[.B589]-[.A589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7759115" calcext:value-type="float">
            <text:p>7759115</text:p>
          </table:table-cell>
          <table:table-cell office:value-type="float" office:value="7759537" calcext:value-type="float">
            <text:p>7759537</text:p>
          </table:table-cell>
          <table:table-cell table:formula="of:=[.B590]-[.A590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7772210" calcext:value-type="float">
            <text:p>7772210</text:p>
          </table:table-cell>
          <table:table-cell office:value-type="float" office:value="7772583" calcext:value-type="float">
            <text:p>7772583</text:p>
          </table:table-cell>
          <table:table-cell table:formula="of:=[.B591]-[.A591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7785303" calcext:value-type="float">
            <text:p>7785303</text:p>
          </table:table-cell>
          <table:table-cell office:value-type="float" office:value="7785713" calcext:value-type="float">
            <text:p>7785713</text:p>
          </table:table-cell>
          <table:table-cell table:formula="of:=[.B592]-[.A592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7798568" calcext:value-type="float">
            <text:p>7798568</text:p>
          </table:table-cell>
          <table:table-cell office:value-type="float" office:value="7798997" calcext:value-type="float">
            <text:p>7798997</text:p>
          </table:table-cell>
          <table:table-cell table:formula="of:=[.B593]-[.A593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7811650" calcext:value-type="float">
            <text:p>7811650</text:p>
          </table:table-cell>
          <table:table-cell office:value-type="float" office:value="7812064" calcext:value-type="float">
            <text:p>7812064</text:p>
          </table:table-cell>
          <table:table-cell table:formula="of:=[.B594]-[.A594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7824705" calcext:value-type="float">
            <text:p>7824705</text:p>
          </table:table-cell>
          <table:table-cell office:value-type="float" office:value="7825116" calcext:value-type="float">
            <text:p>7825116</text:p>
          </table:table-cell>
          <table:table-cell table:formula="of:=[.B595]-[.A595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7837768" calcext:value-type="float">
            <text:p>7837768</text:p>
          </table:table-cell>
          <table:table-cell office:value-type="float" office:value="7838183" calcext:value-type="float">
            <text:p>7838183</text:p>
          </table:table-cell>
          <table:table-cell table:formula="of:=[.B596]-[.A596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7850855" calcext:value-type="float">
            <text:p>7850855</text:p>
          </table:table-cell>
          <table:table-cell office:value-type="float" office:value="7851274" calcext:value-type="float">
            <text:p>7851274</text:p>
          </table:table-cell>
          <table:table-cell table:formula="of:=[.B597]-[.A597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7864005" calcext:value-type="float">
            <text:p>7864005</text:p>
          </table:table-cell>
          <table:table-cell office:value-type="float" office:value="7864392" calcext:value-type="float">
            <text:p>7864392</text:p>
          </table:table-cell>
          <table:table-cell table:formula="of:=[.B598]-[.A598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7877000" calcext:value-type="float">
            <text:p>7877000</text:p>
          </table:table-cell>
          <table:table-cell office:value-type="float" office:value="7877380" calcext:value-type="float">
            <text:p>7877380</text:p>
          </table:table-cell>
          <table:table-cell table:formula="of:=[.B599]-[.A599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7889969" calcext:value-type="float">
            <text:p>7889969</text:p>
          </table:table-cell>
          <table:table-cell office:value-type="float" office:value="7890356" calcext:value-type="float">
            <text:p>7890356</text:p>
          </table:table-cell>
          <table:table-cell table:formula="of:=[.B600]-[.A600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7903052" calcext:value-type="float">
            <text:p>7903052</text:p>
          </table:table-cell>
          <table:table-cell office:value-type="float" office:value="7903478" calcext:value-type="float">
            <text:p>7903478</text:p>
          </table:table-cell>
          <table:table-cell table:formula="of:=[.B601]-[.A601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7916389" calcext:value-type="float">
            <text:p>7916389</text:p>
          </table:table-cell>
          <table:table-cell office:value-type="float" office:value="7916836" calcext:value-type="float">
            <text:p>7916836</text:p>
          </table:table-cell>
          <table:table-cell table:formula="of:=[.B602]-[.A602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7929537" calcext:value-type="float">
            <text:p>7929537</text:p>
          </table:table-cell>
          <table:table-cell office:value-type="float" office:value="7929960" calcext:value-type="float">
            <text:p>7929960</text:p>
          </table:table-cell>
          <table:table-cell table:formula="of:=[.B603]-[.A603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7942609" calcext:value-type="float">
            <text:p>7942609</text:p>
          </table:table-cell>
          <table:table-cell office:value-type="float" office:value="7943024" calcext:value-type="float">
            <text:p>7943024</text:p>
          </table:table-cell>
          <table:table-cell table:formula="of:=[.B604]-[.A604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7955676" calcext:value-type="float">
            <text:p>7955676</text:p>
          </table:table-cell>
          <table:table-cell office:value-type="float" office:value="7956063" calcext:value-type="float">
            <text:p>7956063</text:p>
          </table:table-cell>
          <table:table-cell table:formula="of:=[.B605]-[.A605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7968793" calcext:value-type="float">
            <text:p>7968793</text:p>
          </table:table-cell>
          <table:table-cell office:value-type="float" office:value="7969198" calcext:value-type="float">
            <text:p>7969198</text:p>
          </table:table-cell>
          <table:table-cell table:formula="of:=[.B606]-[.A606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7981940" calcext:value-type="float">
            <text:p>7981940</text:p>
          </table:table-cell>
          <table:table-cell office:value-type="float" office:value="7982349" calcext:value-type="float">
            <text:p>7982349</text:p>
          </table:table-cell>
          <table:table-cell table:formula="of:=[.B607]-[.A607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7994929" calcext:value-type="float">
            <text:p>7994929</text:p>
          </table:table-cell>
          <table:table-cell office:value-type="float" office:value="7995284" calcext:value-type="float">
            <text:p>7995284</text:p>
          </table:table-cell>
          <table:table-cell table:formula="of:=[.B608]-[.A608]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8007778" calcext:value-type="float">
            <text:p>8007778</text:p>
          </table:table-cell>
          <table:table-cell office:value-type="float" office:value="8008160" calcext:value-type="float">
            <text:p>8008160</text:p>
          </table:table-cell>
          <table:table-cell table:formula="of:=[.B609]-[.A609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8020801" calcext:value-type="float">
            <text:p>8020801</text:p>
          </table:table-cell>
          <table:table-cell office:value-type="float" office:value="8021160" calcext:value-type="float">
            <text:p>8021160</text:p>
          </table:table-cell>
          <table:table-cell table:formula="of:=[.B610]-[.A610]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8034042" calcext:value-type="float">
            <text:p>8034042</text:p>
          </table:table-cell>
          <table:table-cell office:value-type="float" office:value="8034465" calcext:value-type="float">
            <text:p>8034465</text:p>
          </table:table-cell>
          <table:table-cell table:formula="of:=[.B611]-[.A611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8047202" calcext:value-type="float">
            <text:p>8047202</text:p>
          </table:table-cell>
          <table:table-cell office:value-type="float" office:value="8047636" calcext:value-type="float">
            <text:p>8047636</text:p>
          </table:table-cell>
          <table:table-cell table:formula="of:=[.B612]-[.A612]"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8060314" calcext:value-type="float">
            <text:p>8060314</text:p>
          </table:table-cell>
          <table:table-cell office:value-type="float" office:value="8060724" calcext:value-type="float">
            <text:p>8060724</text:p>
          </table:table-cell>
          <table:table-cell table:formula="of:=[.B613]-[.A613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8073413" calcext:value-type="float">
            <text:p>8073413</text:p>
          </table:table-cell>
          <table:table-cell office:value-type="float" office:value="8073795" calcext:value-type="float">
            <text:p>8073795</text:p>
          </table:table-cell>
          <table:table-cell table:formula="of:=[.B614]-[.A614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8086468" calcext:value-type="float">
            <text:p>8086468</text:p>
          </table:table-cell>
          <table:table-cell office:value-type="float" office:value="8086866" calcext:value-type="float">
            <text:p>8086866</text:p>
          </table:table-cell>
          <table:table-cell table:formula="of:=[.B615]-[.A615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8099500" calcext:value-type="float">
            <text:p>8099500</text:p>
          </table:table-cell>
          <table:table-cell office:value-type="float" office:value="8099902" calcext:value-type="float">
            <text:p>8099902</text:p>
          </table:table-cell>
          <table:table-cell table:formula="of:=[.B616]-[.A616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8112470" calcext:value-type="float">
            <text:p>8112470</text:p>
          </table:table-cell>
          <table:table-cell office:value-type="float" office:value="8112848" calcext:value-type="float">
            <text:p>8112848</text:p>
          </table:table-cell>
          <table:table-cell table:formula="of:=[.B617]-[.A617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8125507" calcext:value-type="float">
            <text:p>8125507</text:p>
          </table:table-cell>
          <table:table-cell office:value-type="float" office:value="8125883" calcext:value-type="float">
            <text:p>8125883</text:p>
          </table:table-cell>
          <table:table-cell table:formula="of:=[.B618]-[.A618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8138506" calcext:value-type="float">
            <text:p>8138506</text:p>
          </table:table-cell>
          <table:table-cell office:value-type="float" office:value="8138923" calcext:value-type="float">
            <text:p>8138923</text:p>
          </table:table-cell>
          <table:table-cell table:formula="of:=[.B619]-[.A619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8151900" calcext:value-type="float">
            <text:p>8151900</text:p>
          </table:table-cell>
          <table:table-cell office:value-type="float" office:value="8152476" calcext:value-type="float">
            <text:p>8152476</text:p>
          </table:table-cell>
          <table:table-cell table:formula="of:=[.B620]-[.A620]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8165192" calcext:value-type="float">
            <text:p>8165192</text:p>
          </table:table-cell>
          <table:table-cell office:value-type="float" office:value="8165621" calcext:value-type="float">
            <text:p>8165621</text:p>
          </table:table-cell>
          <table:table-cell table:formula="of:=[.B621]-[.A621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8178402" calcext:value-type="float">
            <text:p>8178402</text:p>
          </table:table-cell>
          <table:table-cell office:value-type="float" office:value="8178839" calcext:value-type="float">
            <text:p>8178839</text:p>
          </table:table-cell>
          <table:table-cell table:formula="of:=[.B622]-[.A622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8191487" calcext:value-type="float">
            <text:p>8191487</text:p>
          </table:table-cell>
          <table:table-cell office:value-type="float" office:value="8191910" calcext:value-type="float">
            <text:p>8191910</text:p>
          </table:table-cell>
          <table:table-cell table:formula="of:=[.B623]-[.A623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8204562" calcext:value-type="float">
            <text:p>8204562</text:p>
          </table:table-cell>
          <table:table-cell office:value-type="float" office:value="8204951" calcext:value-type="float">
            <text:p>8204951</text:p>
          </table:table-cell>
          <table:table-cell table:formula="of:=[.B624]-[.A624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8217631" calcext:value-type="float">
            <text:p>8217631</text:p>
          </table:table-cell>
          <table:table-cell office:value-type="float" office:value="8218030" calcext:value-type="float">
            <text:p>8218030</text:p>
          </table:table-cell>
          <table:table-cell table:formula="of:=[.B625]-[.A625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8230617" calcext:value-type="float">
            <text:p>8230617</text:p>
          </table:table-cell>
          <table:table-cell office:value-type="float" office:value="8231037" calcext:value-type="float">
            <text:p>8231037</text:p>
          </table:table-cell>
          <table:table-cell table:formula="of:=[.B626]-[.A626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8243600" calcext:value-type="float">
            <text:p>8243600</text:p>
          </table:table-cell>
          <table:table-cell office:value-type="float" office:value="8244012" calcext:value-type="float">
            <text:p>8244012</text:p>
          </table:table-cell>
          <table:table-cell table:formula="of:=[.B627]-[.A627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8256754" calcext:value-type="float">
            <text:p>8256754</text:p>
          </table:table-cell>
          <table:table-cell office:value-type="float" office:value="8257163" calcext:value-type="float">
            <text:p>8257163</text:p>
          </table:table-cell>
          <table:table-cell table:formula="of:=[.B628]-[.A628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8269792" calcext:value-type="float">
            <text:p>8269792</text:p>
          </table:table-cell>
          <table:table-cell office:value-type="float" office:value="8270182" calcext:value-type="float">
            <text:p>8270182</text:p>
          </table:table-cell>
          <table:table-cell table:formula="of:=[.B629]-[.A62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8283059" calcext:value-type="float">
            <text:p>8283059</text:p>
          </table:table-cell>
          <table:table-cell office:value-type="float" office:value="8283453" calcext:value-type="float">
            <text:p>8283453</text:p>
          </table:table-cell>
          <table:table-cell table:formula="of:=[.B630]-[.A630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8296056" calcext:value-type="float">
            <text:p>8296056</text:p>
          </table:table-cell>
          <table:table-cell office:value-type="float" office:value="8296610" calcext:value-type="float">
            <text:p>8296610</text:p>
          </table:table-cell>
          <table:table-cell table:formula="of:=[.B631]-[.A631]"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8309140" calcext:value-type="float">
            <text:p>8309140</text:p>
          </table:table-cell>
          <table:table-cell office:value-type="float" office:value="8309559" calcext:value-type="float">
            <text:p>8309559</text:p>
          </table:table-cell>
          <table:table-cell table:formula="of:=[.B632]-[.A632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8322184" calcext:value-type="float">
            <text:p>8322184</text:p>
          </table:table-cell>
          <table:table-cell office:value-type="float" office:value="8322573" calcext:value-type="float">
            <text:p>8322573</text:p>
          </table:table-cell>
          <table:table-cell table:formula="of:=[.B633]-[.A633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8335265" calcext:value-type="float">
            <text:p>8335265</text:p>
          </table:table-cell>
          <table:table-cell office:value-type="float" office:value="8335622" calcext:value-type="float">
            <text:p>8335622</text:p>
          </table:table-cell>
          <table:table-cell table:formula="of:=[.B634]-[.A634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8348208" calcext:value-type="float">
            <text:p>8348208</text:p>
          </table:table-cell>
          <table:table-cell office:value-type="float" office:value="8348608" calcext:value-type="float">
            <text:p>8348608</text:p>
          </table:table-cell>
          <table:table-cell table:formula="of:=[.B635]-[.A63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8361276" calcext:value-type="float">
            <text:p>8361276</text:p>
          </table:table-cell>
          <table:table-cell office:value-type="float" office:value="8361698" calcext:value-type="float">
            <text:p>8361698</text:p>
          </table:table-cell>
          <table:table-cell table:formula="of:=[.B636]-[.A636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8374344" calcext:value-type="float">
            <text:p>8374344</text:p>
          </table:table-cell>
          <table:table-cell office:value-type="float" office:value="8374749" calcext:value-type="float">
            <text:p>8374749</text:p>
          </table:table-cell>
          <table:table-cell table:formula="of:=[.B637]-[.A637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8387405" calcext:value-type="float">
            <text:p>8387405</text:p>
          </table:table-cell>
          <table:table-cell office:value-type="float" office:value="8387760" calcext:value-type="float">
            <text:p>8387760</text:p>
          </table:table-cell>
          <table:table-cell table:formula="of:=[.B638]-[.A638]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8400621" calcext:value-type="float">
            <text:p>8400621</text:p>
          </table:table-cell>
          <table:table-cell office:value-type="float" office:value="8401072" calcext:value-type="float">
            <text:p>8401072</text:p>
          </table:table-cell>
          <table:table-cell table:formula="of:=[.B639]-[.A639]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8413675" calcext:value-type="float">
            <text:p>8413675</text:p>
          </table:table-cell>
          <table:table-cell office:value-type="float" office:value="8414121" calcext:value-type="float">
            <text:p>8414121</text:p>
          </table:table-cell>
          <table:table-cell table:formula="of:=[.B640]-[.A640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8426778" calcext:value-type="float">
            <text:p>8426778</text:p>
          </table:table-cell>
          <table:table-cell office:value-type="float" office:value="8427205" calcext:value-type="float">
            <text:p>8427205</text:p>
          </table:table-cell>
          <table:table-cell table:formula="of:=[.B641]-[.A641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8439902" calcext:value-type="float">
            <text:p>8439902</text:p>
          </table:table-cell>
          <table:table-cell office:value-type="float" office:value="8440283" calcext:value-type="float">
            <text:p>8440283</text:p>
          </table:table-cell>
          <table:table-cell table:formula="of:=[.B642]-[.A642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8452931" calcext:value-type="float">
            <text:p>8452931</text:p>
          </table:table-cell>
          <table:table-cell office:value-type="float" office:value="8453338" calcext:value-type="float">
            <text:p>8453338</text:p>
          </table:table-cell>
          <table:table-cell table:formula="of:=[.B643]-[.A643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8465959" calcext:value-type="float">
            <text:p>8465959</text:p>
          </table:table-cell>
          <table:table-cell office:value-type="float" office:value="8466358" calcext:value-type="float">
            <text:p>8466358</text:p>
          </table:table-cell>
          <table:table-cell table:formula="of:=[.B644]-[.A64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8478958" calcext:value-type="float">
            <text:p>8478958</text:p>
          </table:table-cell>
          <table:table-cell office:value-type="float" office:value="8479355" calcext:value-type="float">
            <text:p>8479355</text:p>
          </table:table-cell>
          <table:table-cell table:formula="of:=[.B645]-[.A645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8492022" calcext:value-type="float">
            <text:p>8492022</text:p>
          </table:table-cell>
          <table:table-cell office:value-type="float" office:value="8492428" calcext:value-type="float">
            <text:p>8492428</text:p>
          </table:table-cell>
          <table:table-cell table:formula="of:=[.B646]-[.A646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8505149" calcext:value-type="float">
            <text:p>8505149</text:p>
          </table:table-cell>
          <table:table-cell office:value-type="float" office:value="8505643" calcext:value-type="float">
            <text:p>8505643</text:p>
          </table:table-cell>
          <table:table-cell table:formula="of:=[.B647]-[.A647]"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8518278" calcext:value-type="float">
            <text:p>8518278</text:p>
          </table:table-cell>
          <table:table-cell office:value-type="float" office:value="8518690" calcext:value-type="float">
            <text:p>8518690</text:p>
          </table:table-cell>
          <table:table-cell table:formula="of:=[.B648]-[.A648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8531649" calcext:value-type="float">
            <text:p>8531649</text:p>
          </table:table-cell>
          <table:table-cell office:value-type="float" office:value="8532072" calcext:value-type="float">
            <text:p>8532072</text:p>
          </table:table-cell>
          <table:table-cell table:formula="of:=[.B649]-[.A649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8544625" calcext:value-type="float">
            <text:p>8544625</text:p>
          </table:table-cell>
          <table:table-cell office:value-type="float" office:value="8545066" calcext:value-type="float">
            <text:p>8545066</text:p>
          </table:table-cell>
          <table:table-cell table:formula="of:=[.B650]-[.A650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8557652" calcext:value-type="float">
            <text:p>8557652</text:p>
          </table:table-cell>
          <table:table-cell office:value-type="float" office:value="8558045" calcext:value-type="float">
            <text:p>8558045</text:p>
          </table:table-cell>
          <table:table-cell table:formula="of:=[.B651]-[.A651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8570785" calcext:value-type="float">
            <text:p>8570785</text:p>
          </table:table-cell>
          <table:table-cell office:value-type="float" office:value="8571221" calcext:value-type="float">
            <text:p>8571221</text:p>
          </table:table-cell>
          <table:table-cell table:formula="of:=[.B652]-[.A652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8583843" calcext:value-type="float">
            <text:p>8583843</text:p>
          </table:table-cell>
          <table:table-cell office:value-type="float" office:value="8584252" calcext:value-type="float">
            <text:p>8584252</text:p>
          </table:table-cell>
          <table:table-cell table:formula="of:=[.B653]-[.A653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8596898" calcext:value-type="float">
            <text:p>8596898</text:p>
          </table:table-cell>
          <table:table-cell office:value-type="float" office:value="8597314" calcext:value-type="float">
            <text:p>8597314</text:p>
          </table:table-cell>
          <table:table-cell table:formula="of:=[.B654]-[.A654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8609949" calcext:value-type="float">
            <text:p>8609949</text:p>
          </table:table-cell>
          <table:table-cell office:value-type="float" office:value="8610341" calcext:value-type="float">
            <text:p>8610341</text:p>
          </table:table-cell>
          <table:table-cell table:formula="of:=[.B655]-[.A655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8623038" calcext:value-type="float">
            <text:p>8623038</text:p>
          </table:table-cell>
          <table:table-cell office:value-type="float" office:value="8623468" calcext:value-type="float">
            <text:p>8623468</text:p>
          </table:table-cell>
          <table:table-cell table:formula="of:=[.B656]-[.A656]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8636066" calcext:value-type="float">
            <text:p>8636066</text:p>
          </table:table-cell>
          <table:table-cell office:value-type="float" office:value="8636429" calcext:value-type="float">
            <text:p>8636429</text:p>
          </table:table-cell>
          <table:table-cell table:formula="of:=[.B657]-[.A657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8649191" calcext:value-type="float">
            <text:p>8649191</text:p>
          </table:table-cell>
          <table:table-cell office:value-type="float" office:value="8649613" calcext:value-type="float">
            <text:p>8649613</text:p>
          </table:table-cell>
          <table:table-cell table:formula="of:=[.B658]-[.A658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8662389" calcext:value-type="float">
            <text:p>8662389</text:p>
          </table:table-cell>
          <table:table-cell office:value-type="float" office:value="8662790" calcext:value-type="float">
            <text:p>8662790</text:p>
          </table:table-cell>
          <table:table-cell table:formula="of:=[.B659]-[.A659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8675334" calcext:value-type="float">
            <text:p>8675334</text:p>
          </table:table-cell>
          <table:table-cell office:value-type="float" office:value="8675779" calcext:value-type="float">
            <text:p>8675779</text:p>
          </table:table-cell>
          <table:table-cell table:formula="of:=[.B660]-[.A660]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8688403" calcext:value-type="float">
            <text:p>8688403</text:p>
          </table:table-cell>
          <table:table-cell office:value-type="float" office:value="8688806" calcext:value-type="float">
            <text:p>8688806</text:p>
          </table:table-cell>
          <table:table-cell table:formula="of:=[.B661]-[.A661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8701532" calcext:value-type="float">
            <text:p>8701532</text:p>
          </table:table-cell>
          <table:table-cell office:value-type="float" office:value="8701935" calcext:value-type="float">
            <text:p>8701935</text:p>
          </table:table-cell>
          <table:table-cell table:formula="of:=[.B662]-[.A662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8714541" calcext:value-type="float">
            <text:p>8714541</text:p>
          </table:table-cell>
          <table:table-cell office:value-type="float" office:value="8714942" calcext:value-type="float">
            <text:p>8714942</text:p>
          </table:table-cell>
          <table:table-cell table:formula="of:=[.B663]-[.A663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8727595" calcext:value-type="float">
            <text:p>8727595</text:p>
          </table:table-cell>
          <table:table-cell office:value-type="float" office:value="8727972" calcext:value-type="float">
            <text:p>8727972</text:p>
          </table:table-cell>
          <table:table-cell table:formula="of:=[.B664]-[.A664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8740642" calcext:value-type="float">
            <text:p>8740642</text:p>
          </table:table-cell>
          <table:table-cell office:value-type="float" office:value="8741037" calcext:value-type="float">
            <text:p>8741037</text:p>
          </table:table-cell>
          <table:table-cell table:formula="of:=[.B665]-[.A665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8753684" calcext:value-type="float">
            <text:p>8753684</text:p>
          </table:table-cell>
          <table:table-cell office:value-type="float" office:value="8754121" calcext:value-type="float">
            <text:p>8754121</text:p>
          </table:table-cell>
          <table:table-cell table:formula="of:=[.B666]-[.A666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8766750" calcext:value-type="float">
            <text:p>8766750</text:p>
          </table:table-cell>
          <table:table-cell office:value-type="float" office:value="8767143" calcext:value-type="float">
            <text:p>8767143</text:p>
          </table:table-cell>
          <table:table-cell table:formula="of:=[.B667]-[.A667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8780141" calcext:value-type="float">
            <text:p>8780141</text:p>
          </table:table-cell>
          <table:table-cell office:value-type="float" office:value="8780556" calcext:value-type="float">
            <text:p>8780556</text:p>
          </table:table-cell>
          <table:table-cell table:formula="of:=[.B668]-[.A668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8793304" calcext:value-type="float">
            <text:p>8793304</text:p>
          </table:table-cell>
          <table:table-cell office:value-type="float" office:value="8793799" calcext:value-type="float">
            <text:p>8793799</text:p>
          </table:table-cell>
          <table:table-cell table:formula="of:=[.B669]-[.A669]"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8806517" calcext:value-type="float">
            <text:p>8806517</text:p>
          </table:table-cell>
          <table:table-cell office:value-type="float" office:value="8806924" calcext:value-type="float">
            <text:p>8806924</text:p>
          </table:table-cell>
          <table:table-cell table:formula="of:=[.B670]-[.A670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8819588" calcext:value-type="float">
            <text:p>8819588</text:p>
          </table:table-cell>
          <table:table-cell office:value-type="float" office:value="8819992" calcext:value-type="float">
            <text:p>8819992</text:p>
          </table:table-cell>
          <table:table-cell table:formula="of:=[.B671]-[.A671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8832702" calcext:value-type="float">
            <text:p>8832702</text:p>
          </table:table-cell>
          <table:table-cell office:value-type="float" office:value="8833088" calcext:value-type="float">
            <text:p>8833088</text:p>
          </table:table-cell>
          <table:table-cell table:formula="of:=[.B672]-[.A672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8845742" calcext:value-type="float">
            <text:p>8845742</text:p>
          </table:table-cell>
          <table:table-cell office:value-type="float" office:value="8846138" calcext:value-type="float">
            <text:p>8846138</text:p>
          </table:table-cell>
          <table:table-cell table:formula="of:=[.B673]-[.A673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8858796" calcext:value-type="float">
            <text:p>8858796</text:p>
          </table:table-cell>
          <table:table-cell office:value-type="float" office:value="8859204" calcext:value-type="float">
            <text:p>8859204</text:p>
          </table:table-cell>
          <table:table-cell table:formula="of:=[.B674]-[.A674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8871890" calcext:value-type="float">
            <text:p>8871890</text:p>
          </table:table-cell>
          <table:table-cell office:value-type="float" office:value="8872276" calcext:value-type="float">
            <text:p>8872276</text:p>
          </table:table-cell>
          <table:table-cell table:formula="of:=[.B675]-[.A675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8884854" calcext:value-type="float">
            <text:p>8884854</text:p>
          </table:table-cell>
          <table:table-cell office:value-type="float" office:value="8885258" calcext:value-type="float">
            <text:p>8885258</text:p>
          </table:table-cell>
          <table:table-cell table:formula="of:=[.B676]-[.A67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8897964" calcext:value-type="float">
            <text:p>8897964</text:p>
          </table:table-cell>
          <table:table-cell office:value-type="float" office:value="8898311" calcext:value-type="float">
            <text:p>8898311</text:p>
          </table:table-cell>
          <table:table-cell table:formula="of:=[.B677]-[.A677]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8911167" calcext:value-type="float">
            <text:p>8911167</text:p>
          </table:table-cell>
          <table:table-cell office:value-type="float" office:value="8911653" calcext:value-type="float">
            <text:p>8911653</text:p>
          </table:table-cell>
          <table:table-cell table:formula="of:=[.B678]-[.A678]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8924319" calcext:value-type="float">
            <text:p>8924319</text:p>
          </table:table-cell>
          <table:table-cell office:value-type="float" office:value="8924757" calcext:value-type="float">
            <text:p>8924757</text:p>
          </table:table-cell>
          <table:table-cell table:formula="of:=[.B679]-[.A679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8937374" calcext:value-type="float">
            <text:p>8937374</text:p>
          </table:table-cell>
          <table:table-cell office:value-type="float" office:value="8937771" calcext:value-type="float">
            <text:p>8937771</text:p>
          </table:table-cell>
          <table:table-cell table:formula="of:=[.B680]-[.A680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8950420" calcext:value-type="float">
            <text:p>8950420</text:p>
          </table:table-cell>
          <table:table-cell office:value-type="float" office:value="8950839" calcext:value-type="float">
            <text:p>8950839</text:p>
          </table:table-cell>
          <table:table-cell table:formula="of:=[.B681]-[.A681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8963569" calcext:value-type="float">
            <text:p>8963569</text:p>
          </table:table-cell>
          <table:table-cell office:value-type="float" office:value="8963961" calcext:value-type="float">
            <text:p>8963961</text:p>
          </table:table-cell>
          <table:table-cell table:formula="of:=[.B682]-[.A682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8976694" calcext:value-type="float">
            <text:p>8976694</text:p>
          </table:table-cell>
          <table:table-cell office:value-type="float" office:value="8977090" calcext:value-type="float">
            <text:p>8977090</text:p>
          </table:table-cell>
          <table:table-cell table:formula="of:=[.B683]-[.A683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8989761" calcext:value-type="float">
            <text:p>8989761</text:p>
          </table:table-cell>
          <table:table-cell office:value-type="float" office:value="8990160" calcext:value-type="float">
            <text:p>8990160</text:p>
          </table:table-cell>
          <table:table-cell table:formula="of:=[.B684]-[.A68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9002768" calcext:value-type="float">
            <text:p>9002768</text:p>
          </table:table-cell>
          <table:table-cell office:value-type="float" office:value="9003184" calcext:value-type="float">
            <text:p>9003184</text:p>
          </table:table-cell>
          <table:table-cell table:formula="of:=[.B685]-[.A685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9015767" calcext:value-type="float">
            <text:p>9015767</text:p>
          </table:table-cell>
          <table:table-cell office:value-type="float" office:value="9016151" calcext:value-type="float">
            <text:p>9016151</text:p>
          </table:table-cell>
          <table:table-cell table:formula="of:=[.B686]-[.A686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9028995" calcext:value-type="float">
            <text:p>9028995</text:p>
          </table:table-cell>
          <table:table-cell office:value-type="float" office:value="9029378" calcext:value-type="float">
            <text:p>9029378</text:p>
          </table:table-cell>
          <table:table-cell table:formula="of:=[.B687]-[.A687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9042201" calcext:value-type="float">
            <text:p>9042201</text:p>
          </table:table-cell>
          <table:table-cell office:value-type="float" office:value="9042668" calcext:value-type="float">
            <text:p>9042668</text:p>
          </table:table-cell>
          <table:table-cell table:formula="of:=[.B688]-[.A688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9055367" calcext:value-type="float">
            <text:p>9055367</text:p>
          </table:table-cell>
          <table:table-cell office:value-type="float" office:value="9055808" calcext:value-type="float">
            <text:p>9055808</text:p>
          </table:table-cell>
          <table:table-cell table:formula="of:=[.B689]-[.A689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9068451" calcext:value-type="float">
            <text:p>9068451</text:p>
          </table:table-cell>
          <table:table-cell office:value-type="float" office:value="9068880" calcext:value-type="float">
            <text:p>9068880</text:p>
          </table:table-cell>
          <table:table-cell table:formula="of:=[.B690]-[.A690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9081581" calcext:value-type="float">
            <text:p>9081581</text:p>
          </table:table-cell>
          <table:table-cell office:value-type="float" office:value="9081973" calcext:value-type="float">
            <text:p>9081973</text:p>
          </table:table-cell>
          <table:table-cell table:formula="of:=[.B691]-[.A691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9094629" calcext:value-type="float">
            <text:p>9094629</text:p>
          </table:table-cell>
          <table:table-cell office:value-type="float" office:value="9095035" calcext:value-type="float">
            <text:p>9095035</text:p>
          </table:table-cell>
          <table:table-cell table:formula="of:=[.B692]-[.A692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9107695" calcext:value-type="float">
            <text:p>9107695</text:p>
          </table:table-cell>
          <table:table-cell office:value-type="float" office:value="9108076" calcext:value-type="float">
            <text:p>9108076</text:p>
          </table:table-cell>
          <table:table-cell table:formula="of:=[.B693]-[.A693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9120824" calcext:value-type="float">
            <text:p>9120824</text:p>
          </table:table-cell>
          <table:table-cell office:value-type="float" office:value="9121252" calcext:value-type="float">
            <text:p>9121252</text:p>
          </table:table-cell>
          <table:table-cell table:formula="of:=[.B694]-[.A694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9133862" calcext:value-type="float">
            <text:p>9133862</text:p>
          </table:table-cell>
          <table:table-cell office:value-type="float" office:value="9134252" calcext:value-type="float">
            <text:p>9134252</text:p>
          </table:table-cell>
          <table:table-cell table:formula="of:=[.B695]-[.A695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9146971" calcext:value-type="float">
            <text:p>9146971</text:p>
          </table:table-cell>
          <table:table-cell office:value-type="float" office:value="9147386" calcext:value-type="float">
            <text:p>9147386</text:p>
          </table:table-cell>
          <table:table-cell table:formula="of:=[.B696]-[.A696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9160121" calcext:value-type="float">
            <text:p>9160121</text:p>
          </table:table-cell>
          <table:table-cell office:value-type="float" office:value="9160586" calcext:value-type="float">
            <text:p>9160586</text:p>
          </table:table-cell>
          <table:table-cell table:formula="of:=[.B697]-[.A697]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9173204" calcext:value-type="float">
            <text:p>9173204</text:p>
          </table:table-cell>
          <table:table-cell office:value-type="float" office:value="9173623" calcext:value-type="float">
            <text:p>9173623</text:p>
          </table:table-cell>
          <table:table-cell table:formula="of:=[.B698]-[.A698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9186442" calcext:value-type="float">
            <text:p>9186442</text:p>
          </table:table-cell>
          <table:table-cell office:value-type="float" office:value="9186837" calcext:value-type="float">
            <text:p>9186837</text:p>
          </table:table-cell>
          <table:table-cell table:formula="of:=[.B699]-[.A699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9199512" calcext:value-type="float">
            <text:p>9199512</text:p>
          </table:table-cell>
          <table:table-cell office:value-type="float" office:value="9199900" calcext:value-type="float">
            <text:p>9199900</text:p>
          </table:table-cell>
          <table:table-cell table:formula="of:=[.B700]-[.A700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9212592" calcext:value-type="float">
            <text:p>9212592</text:p>
          </table:table-cell>
          <table:table-cell office:value-type="float" office:value="9213041" calcext:value-type="float">
            <text:p>9213041</text:p>
          </table:table-cell>
          <table:table-cell table:formula="of:=[.B701]-[.A701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9225802" calcext:value-type="float">
            <text:p>9225802</text:p>
          </table:table-cell>
          <table:table-cell office:value-type="float" office:value="9226200" calcext:value-type="float">
            <text:p>9226200</text:p>
          </table:table-cell>
          <table:table-cell table:formula="of:=[.B702]-[.A70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9238848" calcext:value-type="float">
            <text:p>9238848</text:p>
          </table:table-cell>
          <table:table-cell office:value-type="float" office:value="9239251" calcext:value-type="float">
            <text:p>9239251</text:p>
          </table:table-cell>
          <table:table-cell table:formula="of:=[.B703]-[.A703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9251873" calcext:value-type="float">
            <text:p>9251873</text:p>
          </table:table-cell>
          <table:table-cell office:value-type="float" office:value="9252259" calcext:value-type="float">
            <text:p>9252259</text:p>
          </table:table-cell>
          <table:table-cell table:formula="of:=[.B704]-[.A704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9264882" calcext:value-type="float">
            <text:p>9264882</text:p>
          </table:table-cell>
          <table:table-cell office:value-type="float" office:value="9265239" calcext:value-type="float">
            <text:p>9265239</text:p>
          </table:table-cell>
          <table:table-cell table:formula="of:=[.B705]-[.A705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9278455" calcext:value-type="float">
            <text:p>9278455</text:p>
          </table:table-cell>
          <table:table-cell office:value-type="float" office:value="9278890" calcext:value-type="float">
            <text:p>9278890</text:p>
          </table:table-cell>
          <table:table-cell table:formula="of:=[.B706]-[.A706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9292100" calcext:value-type="float">
            <text:p>9292100</text:p>
          </table:table-cell>
          <table:table-cell office:value-type="float" office:value="9292553" calcext:value-type="float">
            <text:p>9292553</text:p>
          </table:table-cell>
          <table:table-cell table:formula="of:=[.B707]-[.A707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9305301" calcext:value-type="float">
            <text:p>9305301</text:p>
          </table:table-cell>
          <table:table-cell office:value-type="float" office:value="9305706" calcext:value-type="float">
            <text:p>9305706</text:p>
          </table:table-cell>
          <table:table-cell table:formula="of:=[.B708]-[.A708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9318418" calcext:value-type="float">
            <text:p>9318418</text:p>
          </table:table-cell>
          <table:table-cell office:value-type="float" office:value="9318812" calcext:value-type="float">
            <text:p>9318812</text:p>
          </table:table-cell>
          <table:table-cell table:formula="of:=[.B709]-[.A709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9331477" calcext:value-type="float">
            <text:p>9331477</text:p>
          </table:table-cell>
          <table:table-cell office:value-type="float" office:value="9331885" calcext:value-type="float">
            <text:p>9331885</text:p>
          </table:table-cell>
          <table:table-cell table:formula="of:=[.B710]-[.A710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9344503" calcext:value-type="float">
            <text:p>9344503</text:p>
          </table:table-cell>
          <table:table-cell office:value-type="float" office:value="9344901" calcext:value-type="float">
            <text:p>9344901</text:p>
          </table:table-cell>
          <table:table-cell table:formula="of:=[.B711]-[.A711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9357457" calcext:value-type="float">
            <text:p>9357457</text:p>
          </table:table-cell>
          <table:table-cell office:value-type="float" office:value="9357849" calcext:value-type="float">
            <text:p>9357849</text:p>
          </table:table-cell>
          <table:table-cell table:formula="of:=[.B712]-[.A712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9370406" calcext:value-type="float">
            <text:p>9370406</text:p>
          </table:table-cell>
          <table:table-cell office:value-type="float" office:value="9370796" calcext:value-type="float">
            <text:p>9370796</text:p>
          </table:table-cell>
          <table:table-cell table:formula="of:=[.B713]-[.A713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9383612" calcext:value-type="float">
            <text:p>9383612</text:p>
          </table:table-cell>
          <table:table-cell office:value-type="float" office:value="9384053" calcext:value-type="float">
            <text:p>9384053</text:p>
          </table:table-cell>
          <table:table-cell table:formula="of:=[.B714]-[.A714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9396877" calcext:value-type="float">
            <text:p>9396877</text:p>
          </table:table-cell>
          <table:table-cell office:value-type="float" office:value="9397305" calcext:value-type="float">
            <text:p>9397305</text:p>
          </table:table-cell>
          <table:table-cell table:formula="of:=[.B715]-[.A715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9410275" calcext:value-type="float">
            <text:p>9410275</text:p>
          </table:table-cell>
          <table:table-cell office:value-type="float" office:value="9410658" calcext:value-type="float">
            <text:p>9410658</text:p>
          </table:table-cell>
          <table:table-cell table:formula="of:=[.B716]-[.A716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9423633" calcext:value-type="float">
            <text:p>9423633</text:p>
          </table:table-cell>
          <table:table-cell office:value-type="float" office:value="9424037" calcext:value-type="float">
            <text:p>9424037</text:p>
          </table:table-cell>
          <table:table-cell table:formula="of:=[.B717]-[.A717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9436616" calcext:value-type="float">
            <text:p>9436616</text:p>
          </table:table-cell>
          <table:table-cell office:value-type="float" office:value="9437055" calcext:value-type="float">
            <text:p>9437055</text:p>
          </table:table-cell>
          <table:table-cell table:formula="of:=[.B718]-[.A718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9449794" calcext:value-type="float">
            <text:p>9449794</text:p>
          </table:table-cell>
          <table:table-cell office:value-type="float" office:value="9450197" calcext:value-type="float">
            <text:p>9450197</text:p>
          </table:table-cell>
          <table:table-cell table:formula="of:=[.B719]-[.A719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9462933" calcext:value-type="float">
            <text:p>9462933</text:p>
          </table:table-cell>
          <table:table-cell office:value-type="float" office:value="9463316" calcext:value-type="float">
            <text:p>9463316</text:p>
          </table:table-cell>
          <table:table-cell table:formula="of:=[.B720]-[.A720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9475963" calcext:value-type="float">
            <text:p>9475963</text:p>
          </table:table-cell>
          <table:table-cell office:value-type="float" office:value="9476355" calcext:value-type="float">
            <text:p>9476355</text:p>
          </table:table-cell>
          <table:table-cell table:formula="of:=[.B721]-[.A721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9489033" calcext:value-type="float">
            <text:p>9489033</text:p>
          </table:table-cell>
          <table:table-cell office:value-type="float" office:value="9489433" calcext:value-type="float">
            <text:p>9489433</text:p>
          </table:table-cell>
          <table:table-cell table:formula="of:=[.B722]-[.A72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9502114" calcext:value-type="float">
            <text:p>9502114</text:p>
          </table:table-cell>
          <table:table-cell office:value-type="float" office:value="9502519" calcext:value-type="float">
            <text:p>9502519</text:p>
          </table:table-cell>
          <table:table-cell table:formula="of:=[.B723]-[.A723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9515107" calcext:value-type="float">
            <text:p>9515107</text:p>
          </table:table-cell>
          <table:table-cell office:value-type="float" office:value="9515486" calcext:value-type="float">
            <text:p>9515486</text:p>
          </table:table-cell>
          <table:table-cell table:formula="of:=[.B724]-[.A724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9528189" calcext:value-type="float">
            <text:p>9528189</text:p>
          </table:table-cell>
          <table:table-cell office:value-type="float" office:value="9528604" calcext:value-type="float">
            <text:p>9528604</text:p>
          </table:table-cell>
          <table:table-cell table:formula="of:=[.B725]-[.A725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9541481" calcext:value-type="float">
            <text:p>9541481</text:p>
          </table:table-cell>
          <table:table-cell office:value-type="float" office:value="9541951" calcext:value-type="float">
            <text:p>9541951</text:p>
          </table:table-cell>
          <table:table-cell table:formula="of:=[.B726]-[.A726]"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9554644" calcext:value-type="float">
            <text:p>9554644</text:p>
          </table:table-cell>
          <table:table-cell office:value-type="float" office:value="9555057" calcext:value-type="float">
            <text:p>9555057</text:p>
          </table:table-cell>
          <table:table-cell table:formula="of:=[.B727]-[.A727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9567772" calcext:value-type="float">
            <text:p>9567772</text:p>
          </table:table-cell>
          <table:table-cell office:value-type="float" office:value="9568142" calcext:value-type="float">
            <text:p>9568142</text:p>
          </table:table-cell>
          <table:table-cell table:formula="of:=[.B728]-[.A728]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9580773" calcext:value-type="float">
            <text:p>9580773</text:p>
          </table:table-cell>
          <table:table-cell office:value-type="float" office:value="9581168" calcext:value-type="float">
            <text:p>9581168</text:p>
          </table:table-cell>
          <table:table-cell table:formula="of:=[.B729]-[.A729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9593853" calcext:value-type="float">
            <text:p>9593853</text:p>
          </table:table-cell>
          <table:table-cell office:value-type="float" office:value="9594261" calcext:value-type="float">
            <text:p>9594261</text:p>
          </table:table-cell>
          <table:table-cell table:formula="of:=[.B730]-[.A730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9606872" calcext:value-type="float">
            <text:p>9606872</text:p>
          </table:table-cell>
          <table:table-cell office:value-type="float" office:value="9607285" calcext:value-type="float">
            <text:p>9607285</text:p>
          </table:table-cell>
          <table:table-cell table:formula="of:=[.B731]-[.A731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9619872" calcext:value-type="float">
            <text:p>9619872</text:p>
          </table:table-cell>
          <table:table-cell office:value-type="float" office:value="9620270" calcext:value-type="float">
            <text:p>9620270</text:p>
          </table:table-cell>
          <table:table-cell table:formula="of:=[.B732]-[.A73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9632903" calcext:value-type="float">
            <text:p>9632903</text:p>
          </table:table-cell>
          <table:table-cell office:value-type="float" office:value="9633311" calcext:value-type="float">
            <text:p>9633311</text:p>
          </table:table-cell>
          <table:table-cell table:formula="of:=[.B733]-[.A733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9645905" calcext:value-type="float">
            <text:p>9645905</text:p>
          </table:table-cell>
          <table:table-cell office:value-type="float" office:value="9646245" calcext:value-type="float">
            <text:p>9646245</text:p>
          </table:table-cell>
          <table:table-cell table:formula="of:=[.B734]-[.A734]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9659410" calcext:value-type="float">
            <text:p>9659410</text:p>
          </table:table-cell>
          <table:table-cell office:value-type="float" office:value="9659848" calcext:value-type="float">
            <text:p>9659848</text:p>
          </table:table-cell>
          <table:table-cell table:formula="of:=[.B735]-[.A735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9672530" calcext:value-type="float">
            <text:p>9672530</text:p>
          </table:table-cell>
          <table:table-cell office:value-type="float" office:value="9672959" calcext:value-type="float">
            <text:p>9672959</text:p>
          </table:table-cell>
          <table:table-cell table:formula="of:=[.B736]-[.A736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9685651" calcext:value-type="float">
            <text:p>9685651</text:p>
          </table:table-cell>
          <table:table-cell office:value-type="float" office:value="9686082" calcext:value-type="float">
            <text:p>9686082</text:p>
          </table:table-cell>
          <table:table-cell table:formula="of:=[.B737]-[.A737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9698706" calcext:value-type="float">
            <text:p>9698706</text:p>
          </table:table-cell>
          <table:table-cell office:value-type="float" office:value="9699101" calcext:value-type="float">
            <text:p>9699101</text:p>
          </table:table-cell>
          <table:table-cell table:formula="of:=[.B738]-[.A738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9711678" calcext:value-type="float">
            <text:p>9711678</text:p>
          </table:table-cell>
          <table:table-cell office:value-type="float" office:value="9712088" calcext:value-type="float">
            <text:p>9712088</text:p>
          </table:table-cell>
          <table:table-cell table:formula="of:=[.B739]-[.A739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9724676" calcext:value-type="float">
            <text:p>9724676</text:p>
          </table:table-cell>
          <table:table-cell office:value-type="float" office:value="9725045" calcext:value-type="float">
            <text:p>9725045</text:p>
          </table:table-cell>
          <table:table-cell table:formula="of:=[.B740]-[.A740]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9737672" calcext:value-type="float">
            <text:p>9737672</text:p>
          </table:table-cell>
          <table:table-cell office:value-type="float" office:value="9738053" calcext:value-type="float">
            <text:p>9738053</text:p>
          </table:table-cell>
          <table:table-cell table:formula="of:=[.B741]-[.A741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9750776" calcext:value-type="float">
            <text:p>9750776</text:p>
          </table:table-cell>
          <table:table-cell office:value-type="float" office:value="9751158" calcext:value-type="float">
            <text:p>9751158</text:p>
          </table:table-cell>
          <table:table-cell table:formula="of:=[.B742]-[.A742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9763811" calcext:value-type="float">
            <text:p>9763811</text:p>
          </table:table-cell>
          <table:table-cell office:value-type="float" office:value="9764211" calcext:value-type="float">
            <text:p>9764211</text:p>
          </table:table-cell>
          <table:table-cell table:formula="of:=[.B743]-[.A74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9776899" calcext:value-type="float">
            <text:p>9776899</text:p>
          </table:table-cell>
          <table:table-cell office:value-type="float" office:value="9777314" calcext:value-type="float">
            <text:p>9777314</text:p>
          </table:table-cell>
          <table:table-cell table:formula="of:=[.B744]-[.A744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9790213" calcext:value-type="float">
            <text:p>9790213</text:p>
          </table:table-cell>
          <table:table-cell office:value-type="float" office:value="9790601" calcext:value-type="float">
            <text:p>9790601</text:p>
          </table:table-cell>
          <table:table-cell table:formula="of:=[.B745]-[.A745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9803436" calcext:value-type="float">
            <text:p>9803436</text:p>
          </table:table-cell>
          <table:table-cell office:value-type="float" office:value="9803876" calcext:value-type="float">
            <text:p>9803876</text:p>
          </table:table-cell>
          <table:table-cell table:formula="of:=[.B746]-[.A746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9816504" calcext:value-type="float">
            <text:p>9816504</text:p>
          </table:table-cell>
          <table:table-cell office:value-type="float" office:value="9816914" calcext:value-type="float">
            <text:p>9816914</text:p>
          </table:table-cell>
          <table:table-cell table:formula="of:=[.B747]-[.A747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9829571" calcext:value-type="float">
            <text:p>9829571</text:p>
          </table:table-cell>
          <table:table-cell office:value-type="float" office:value="9829987" calcext:value-type="float">
            <text:p>9829987</text:p>
          </table:table-cell>
          <table:table-cell table:formula="of:=[.B748]-[.A748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9842609" calcext:value-type="float">
            <text:p>9842609</text:p>
          </table:table-cell>
          <table:table-cell office:value-type="float" office:value="9842985" calcext:value-type="float">
            <text:p>9842985</text:p>
          </table:table-cell>
          <table:table-cell table:formula="of:=[.B749]-[.A749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9855649" calcext:value-type="float">
            <text:p>9855649</text:p>
          </table:table-cell>
          <table:table-cell office:value-type="float" office:value="9856044" calcext:value-type="float">
            <text:p>9856044</text:p>
          </table:table-cell>
          <table:table-cell table:formula="of:=[.B750]-[.A750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9868793" calcext:value-type="float">
            <text:p>9868793</text:p>
          </table:table-cell>
          <table:table-cell office:value-type="float" office:value="9869180" calcext:value-type="float">
            <text:p>9869180</text:p>
          </table:table-cell>
          <table:table-cell table:formula="of:=[.B751]-[.A751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9881908" calcext:value-type="float">
            <text:p>9881908</text:p>
          </table:table-cell>
          <table:table-cell office:value-type="float" office:value="9882305" calcext:value-type="float">
            <text:p>9882305</text:p>
          </table:table-cell>
          <table:table-cell table:formula="of:=[.B752]-[.A752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9895058" calcext:value-type="float">
            <text:p>9895058</text:p>
          </table:table-cell>
          <table:table-cell office:value-type="float" office:value="9895478" calcext:value-type="float">
            <text:p>9895478</text:p>
          </table:table-cell>
          <table:table-cell table:formula="of:=[.B753]-[.A75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9908399" calcext:value-type="float">
            <text:p>9908399</text:p>
          </table:table-cell>
          <table:table-cell office:value-type="float" office:value="9908822" calcext:value-type="float">
            <text:p>9908822</text:p>
          </table:table-cell>
          <table:table-cell table:formula="of:=[.B754]-[.A754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9921710" calcext:value-type="float">
            <text:p>9921710</text:p>
          </table:table-cell>
          <table:table-cell office:value-type="float" office:value="9922165" calcext:value-type="float">
            <text:p>9922165</text:p>
          </table:table-cell>
          <table:table-cell table:formula="of:=[.B755]-[.A755]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9934863" calcext:value-type="float">
            <text:p>9934863</text:p>
          </table:table-cell>
          <table:table-cell office:value-type="float" office:value="9935247" calcext:value-type="float">
            <text:p>9935247</text:p>
          </table:table-cell>
          <table:table-cell table:formula="of:=[.B756]-[.A756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9947905" calcext:value-type="float">
            <text:p>9947905</text:p>
          </table:table-cell>
          <table:table-cell office:value-type="float" office:value="9948320" calcext:value-type="float">
            <text:p>9948320</text:p>
          </table:table-cell>
          <table:table-cell table:formula="of:=[.B757]-[.A757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9960895" calcext:value-type="float">
            <text:p>9960895</text:p>
          </table:table-cell>
          <table:table-cell office:value-type="float" office:value="9961292" calcext:value-type="float">
            <text:p>9961292</text:p>
          </table:table-cell>
          <table:table-cell table:formula="of:=[.B758]-[.A758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9973874" calcext:value-type="float">
            <text:p>9973874</text:p>
          </table:table-cell>
          <table:table-cell office:value-type="float" office:value="9974269" calcext:value-type="float">
            <text:p>9974269</text:p>
          </table:table-cell>
          <table:table-cell table:formula="of:=[.B759]-[.A759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9986922" calcext:value-type="float">
            <text:p>9986922</text:p>
          </table:table-cell>
          <table:table-cell office:value-type="float" office:value="9987347" calcext:value-type="float">
            <text:p>9987347</text:p>
          </table:table-cell>
          <table:table-cell table:formula="of:=[.B760]-[.A760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10000007" calcext:value-type="float">
            <text:p>10000007</text:p>
          </table:table-cell>
          <table:table-cell office:value-type="float" office:value="10000401" calcext:value-type="float">
            <text:p>10000401</text:p>
          </table:table-cell>
          <table:table-cell table:formula="of:=[.B761]-[.A761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0013140" calcext:value-type="float">
            <text:p>10013140</text:p>
          </table:table-cell>
          <table:table-cell office:value-type="float" office:value="10013554" calcext:value-type="float">
            <text:p>10013554</text:p>
          </table:table-cell>
          <table:table-cell table:formula="of:=[.B762]-[.A762]"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10026324" calcext:value-type="float">
            <text:p>10026324</text:p>
          </table:table-cell>
          <table:table-cell office:value-type="float" office:value="10026750" calcext:value-type="float">
            <text:p>10026750</text:p>
          </table:table-cell>
          <table:table-cell table:formula="of:=[.B763]-[.A763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10039692" calcext:value-type="float">
            <text:p>10039692</text:p>
          </table:table-cell>
          <table:table-cell office:value-type="float" office:value="10040094" calcext:value-type="float">
            <text:p>10040094</text:p>
          </table:table-cell>
          <table:table-cell table:formula="of:=[.B764]-[.A764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0052902" calcext:value-type="float">
            <text:p>10052902</text:p>
          </table:table-cell>
          <table:table-cell office:value-type="float" office:value="10053361" calcext:value-type="float">
            <text:p>10053361</text:p>
          </table:table-cell>
          <table:table-cell table:formula="of:=[.B765]-[.A765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10065977" calcext:value-type="float">
            <text:p>10065977</text:p>
          </table:table-cell>
          <table:table-cell office:value-type="float" office:value="10066393" calcext:value-type="float">
            <text:p>10066393</text:p>
          </table:table-cell>
          <table:table-cell table:formula="of:=[.B766]-[.A766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0079087" calcext:value-type="float">
            <text:p>10079087</text:p>
          </table:table-cell>
          <table:table-cell office:value-type="float" office:value="10079494" calcext:value-type="float">
            <text:p>10079494</text:p>
          </table:table-cell>
          <table:table-cell table:formula="of:=[.B767]-[.A767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0092151" calcext:value-type="float">
            <text:p>10092151</text:p>
          </table:table-cell>
          <table:table-cell office:value-type="float" office:value="10092540" calcext:value-type="float">
            <text:p>10092540</text:p>
          </table:table-cell>
          <table:table-cell table:formula="of:=[.B768]-[.A768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0105190" calcext:value-type="float">
            <text:p>10105190</text:p>
          </table:table-cell>
          <table:table-cell office:value-type="float" office:value="10105608" calcext:value-type="float">
            <text:p>10105608</text:p>
          </table:table-cell>
          <table:table-cell table:formula="of:=[.B769]-[.A769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0118247" calcext:value-type="float">
            <text:p>10118247</text:p>
          </table:table-cell>
          <table:table-cell office:value-type="float" office:value="10118648" calcext:value-type="float">
            <text:p>10118648</text:p>
          </table:table-cell>
          <table:table-cell table:formula="of:=[.B770]-[.A770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0131395" calcext:value-type="float">
            <text:p>10131395</text:p>
          </table:table-cell>
          <table:table-cell office:value-type="float" office:value="10131788" calcext:value-type="float">
            <text:p>10131788</text:p>
          </table:table-cell>
          <table:table-cell table:formula="of:=[.B771]-[.A771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0144530" calcext:value-type="float">
            <text:p>10144530</text:p>
          </table:table-cell>
          <table:table-cell office:value-type="float" office:value="10144914" calcext:value-type="float">
            <text:p>10144914</text:p>
          </table:table-cell>
          <table:table-cell table:formula="of:=[.B772]-[.A77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0157652" calcext:value-type="float">
            <text:p>10157652</text:p>
          </table:table-cell>
          <table:table-cell office:value-type="float" office:value="10158091" calcext:value-type="float">
            <text:p>10158091</text:p>
          </table:table-cell>
          <table:table-cell table:formula="of:=[.B773]-[.A773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10171019" calcext:value-type="float">
            <text:p>10171019</text:p>
          </table:table-cell>
          <table:table-cell office:value-type="float" office:value="10171448" calcext:value-type="float">
            <text:p>10171448</text:p>
          </table:table-cell>
          <table:table-cell table:formula="of:=[.B774]-[.A774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10184044" calcext:value-type="float">
            <text:p>10184044</text:p>
          </table:table-cell>
          <table:table-cell office:value-type="float" office:value="10184490" calcext:value-type="float">
            <text:p>10184490</text:p>
          </table:table-cell>
          <table:table-cell table:formula="of:=[.B775]-[.A775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0197086" calcext:value-type="float">
            <text:p>10197086</text:p>
          </table:table-cell>
          <table:table-cell office:value-type="float" office:value="10197502" calcext:value-type="float">
            <text:p>10197502</text:p>
          </table:table-cell>
          <table:table-cell table:formula="of:=[.B776]-[.A776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0210092" calcext:value-type="float">
            <text:p>10210092</text:p>
          </table:table-cell>
          <table:table-cell office:value-type="float" office:value="10210495" calcext:value-type="float">
            <text:p>10210495</text:p>
          </table:table-cell>
          <table:table-cell table:formula="of:=[.B777]-[.A777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0223136" calcext:value-type="float">
            <text:p>10223136</text:p>
          </table:table-cell>
          <table:table-cell office:value-type="float" office:value="10223560" calcext:value-type="float">
            <text:p>10223560</text:p>
          </table:table-cell>
          <table:table-cell table:formula="of:=[.B778]-[.A778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0236218" calcext:value-type="float">
            <text:p>10236218</text:p>
          </table:table-cell>
          <table:table-cell office:value-type="float" office:value="10236603" calcext:value-type="float">
            <text:p>10236603</text:p>
          </table:table-cell>
          <table:table-cell table:formula="of:=[.B779]-[.A779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0249262" calcext:value-type="float">
            <text:p>10249262</text:p>
          </table:table-cell>
          <table:table-cell office:value-type="float" office:value="10249664" calcext:value-type="float">
            <text:p>10249664</text:p>
          </table:table-cell>
          <table:table-cell table:formula="of:=[.B780]-[.A780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0262334" calcext:value-type="float">
            <text:p>10262334</text:p>
          </table:table-cell>
          <table:table-cell office:value-type="float" office:value="10262720" calcext:value-type="float">
            <text:p>10262720</text:p>
          </table:table-cell>
          <table:table-cell table:formula="of:=[.B781]-[.A781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0275415" calcext:value-type="float">
            <text:p>10275415</text:p>
          </table:table-cell>
          <table:table-cell office:value-type="float" office:value="10275766" calcext:value-type="float">
            <text:p>10275766</text:p>
          </table:table-cell>
          <table:table-cell table:formula="of:=[.B782]-[.A782]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10288667" calcext:value-type="float">
            <text:p>10288667</text:p>
          </table:table-cell>
          <table:table-cell office:value-type="float" office:value="10289098" calcext:value-type="float">
            <text:p>10289098</text:p>
          </table:table-cell>
          <table:table-cell table:formula="of:=[.B783]-[.A783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0301878" calcext:value-type="float">
            <text:p>10301878</text:p>
          </table:table-cell>
          <table:table-cell office:value-type="float" office:value="10302325" calcext:value-type="float">
            <text:p>10302325</text:p>
          </table:table-cell>
          <table:table-cell table:formula="of:=[.B784]-[.A784]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10315005" calcext:value-type="float">
            <text:p>10315005</text:p>
          </table:table-cell>
          <table:table-cell office:value-type="float" office:value="10315408" calcext:value-type="float">
            <text:p>10315408</text:p>
          </table:table-cell>
          <table:table-cell table:formula="of:=[.B785]-[.A785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0327955" calcext:value-type="float">
            <text:p>10327955</text:p>
          </table:table-cell>
          <table:table-cell office:value-type="float" office:value="10328390" calcext:value-type="float">
            <text:p>10328390</text:p>
          </table:table-cell>
          <table:table-cell table:formula="of:=[.B786]-[.A786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0341024" calcext:value-type="float">
            <text:p>10341024</text:p>
          </table:table-cell>
          <table:table-cell office:value-type="float" office:value="10341424" calcext:value-type="float">
            <text:p>10341424</text:p>
          </table:table-cell>
          <table:table-cell table:formula="of:=[.B787]-[.A78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0354170" calcext:value-type="float">
            <text:p>10354170</text:p>
          </table:table-cell>
          <table:table-cell office:value-type="float" office:value="10354554" calcext:value-type="float">
            <text:p>10354554</text:p>
          </table:table-cell>
          <table:table-cell table:formula="of:=[.B788]-[.A78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0367181" calcext:value-type="float">
            <text:p>10367181</text:p>
          </table:table-cell>
          <table:table-cell office:value-type="float" office:value="10367571" calcext:value-type="float">
            <text:p>10367571</text:p>
          </table:table-cell>
          <table:table-cell table:formula="of:=[.B789]-[.A78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0380198" calcext:value-type="float">
            <text:p>10380198</text:p>
          </table:table-cell>
          <table:table-cell office:value-type="float" office:value="10380599" calcext:value-type="float">
            <text:p>10380599</text:p>
          </table:table-cell>
          <table:table-cell table:formula="of:=[.B790]-[.A790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0393228" calcext:value-type="float">
            <text:p>10393228</text:p>
          </table:table-cell>
          <table:table-cell office:value-type="float" office:value="10393615" calcext:value-type="float">
            <text:p>10393615</text:p>
          </table:table-cell>
          <table:table-cell table:formula="of:=[.B791]-[.A791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0406302" calcext:value-type="float">
            <text:p>10406302</text:p>
          </table:table-cell>
          <table:table-cell office:value-type="float" office:value="10406717" calcext:value-type="float">
            <text:p>10406717</text:p>
          </table:table-cell>
          <table:table-cell table:formula="of:=[.B792]-[.A792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0419421" calcext:value-type="float">
            <text:p>10419421</text:p>
          </table:table-cell>
          <table:table-cell office:value-type="float" office:value="10419847" calcext:value-type="float">
            <text:p>10419847</text:p>
          </table:table-cell>
          <table:table-cell table:formula="of:=[.B793]-[.A793]"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10432745" calcext:value-type="float">
            <text:p>10432745</text:p>
          </table:table-cell>
          <table:table-cell office:value-type="float" office:value="10433118" calcext:value-type="float">
            <text:p>10433118</text:p>
          </table:table-cell>
          <table:table-cell table:formula="of:=[.B794]-[.A794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0446325" calcext:value-type="float">
            <text:p>10446325</text:p>
          </table:table-cell>
          <table:table-cell office:value-type="float" office:value="10446793" calcext:value-type="float">
            <text:p>10446793</text:p>
          </table:table-cell>
          <table:table-cell table:formula="of:=[.B795]-[.A795]"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10459551" calcext:value-type="float">
            <text:p>10459551</text:p>
          </table:table-cell>
          <table:table-cell office:value-type="float" office:value="10460014" calcext:value-type="float">
            <text:p>10460014</text:p>
          </table:table-cell>
          <table:table-cell table:formula="of:=[.B796]-[.A796]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10472616" calcext:value-type="float">
            <text:p>10472616</text:p>
          </table:table-cell>
          <table:table-cell office:value-type="float" office:value="10472996" calcext:value-type="float">
            <text:p>10472996</text:p>
          </table:table-cell>
          <table:table-cell table:formula="of:=[.B797]-[.A797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0485645" calcext:value-type="float">
            <text:p>10485645</text:p>
          </table:table-cell>
          <table:table-cell office:value-type="float" office:value="10486030" calcext:value-type="float">
            <text:p>10486030</text:p>
          </table:table-cell>
          <table:table-cell table:formula="of:=[.B798]-[.A798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0498657" calcext:value-type="float">
            <text:p>10498657</text:p>
          </table:table-cell>
          <table:table-cell office:value-type="float" office:value="10499065" calcext:value-type="float">
            <text:p>10499065</text:p>
          </table:table-cell>
          <table:table-cell table:formula="of:=[.B799]-[.A799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0511738" calcext:value-type="float">
            <text:p>10511738</text:p>
          </table:table-cell>
          <table:table-cell office:value-type="float" office:value="10512129" calcext:value-type="float">
            <text:p>10512129</text:p>
          </table:table-cell>
          <table:table-cell table:formula="of:=[.B800]-[.A800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10524691" calcext:value-type="float">
            <text:p>10524691</text:p>
          </table:table-cell>
          <table:table-cell office:value-type="float" office:value="10525084" calcext:value-type="float">
            <text:p>10525084</text:p>
          </table:table-cell>
          <table:table-cell table:formula="of:=[.B801]-[.A801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0537858" calcext:value-type="float">
            <text:p>10537858</text:p>
          </table:table-cell>
          <table:table-cell office:value-type="float" office:value="10538285" calcext:value-type="float">
            <text:p>10538285</text:p>
          </table:table-cell>
          <table:table-cell table:formula="of:=[.B802]-[.A802]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10551076" calcext:value-type="float">
            <text:p>10551076</text:p>
          </table:table-cell>
          <table:table-cell office:value-type="float" office:value="10551537" calcext:value-type="float">
            <text:p>10551537</text:p>
          </table:table-cell>
          <table:table-cell table:formula="of:=[.B803]-[.A803]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float" office:value="10564219" calcext:value-type="float">
            <text:p>10564219</text:p>
          </table:table-cell>
          <table:table-cell office:value-type="float" office:value="10564625" calcext:value-type="float">
            <text:p>10564625</text:p>
          </table:table-cell>
          <table:table-cell table:formula="of:=[.B804]-[.A804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0577293" calcext:value-type="float">
            <text:p>10577293</text:p>
          </table:table-cell>
          <table:table-cell office:value-type="float" office:value="10577682" calcext:value-type="float">
            <text:p>10577682</text:p>
          </table:table-cell>
          <table:table-cell table:formula="of:=[.B805]-[.A805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0590359" calcext:value-type="float">
            <text:p>10590359</text:p>
          </table:table-cell>
          <table:table-cell office:value-type="float" office:value="10590740" calcext:value-type="float">
            <text:p>10590740</text:p>
          </table:table-cell>
          <table:table-cell table:formula="of:=[.B806]-[.A806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0603381" calcext:value-type="float">
            <text:p>10603381</text:p>
          </table:table-cell>
          <table:table-cell office:value-type="float" office:value="10603783" calcext:value-type="float">
            <text:p>10603783</text:p>
          </table:table-cell>
          <table:table-cell table:formula="of:=[.B807]-[.A807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0616417" calcext:value-type="float">
            <text:p>10616417</text:p>
          </table:table-cell>
          <table:table-cell office:value-type="float" office:value="10616846" calcext:value-type="float">
            <text:p>10616846</text:p>
          </table:table-cell>
          <table:table-cell table:formula="of:=[.B808]-[.A808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10629426" calcext:value-type="float">
            <text:p>10629426</text:p>
          </table:table-cell>
          <table:table-cell office:value-type="float" office:value="10629822" calcext:value-type="float">
            <text:p>10629822</text:p>
          </table:table-cell>
          <table:table-cell table:formula="of:=[.B809]-[.A809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0642378" calcext:value-type="float">
            <text:p>10642378</text:p>
          </table:table-cell>
          <table:table-cell office:value-type="float" office:value="10642793" calcext:value-type="float">
            <text:p>10642793</text:p>
          </table:table-cell>
          <table:table-cell table:formula="of:=[.B810]-[.A810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0655561" calcext:value-type="float">
            <text:p>10655561</text:p>
          </table:table-cell>
          <table:table-cell office:value-type="float" office:value="10655976" calcext:value-type="float">
            <text:p>10655976</text:p>
          </table:table-cell>
          <table:table-cell table:formula="of:=[.B811]-[.A811]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10668821" calcext:value-type="float">
            <text:p>10668821</text:p>
          </table:table-cell>
          <table:table-cell office:value-type="float" office:value="10669182" calcext:value-type="float">
            <text:p>10669182</text:p>
          </table:table-cell>
          <table:table-cell table:formula="of:=[.B812]-[.A812]"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10682306" calcext:value-type="float">
            <text:p>10682306</text:p>
          </table:table-cell>
          <table:table-cell office:value-type="float" office:value="10682707" calcext:value-type="float">
            <text:p>10682707</text:p>
          </table:table-cell>
          <table:table-cell table:formula="of:=[.B813]-[.A813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0695440" calcext:value-type="float">
            <text:p>10695440</text:p>
          </table:table-cell>
          <table:table-cell office:value-type="float" office:value="10695878" calcext:value-type="float">
            <text:p>10695878</text:p>
          </table:table-cell>
          <table:table-cell table:formula="of:=[.B814]-[.A814]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10708589" calcext:value-type="float">
            <text:p>10708589</text:p>
          </table:table-cell>
          <table:table-cell office:value-type="float" office:value="10709053" calcext:value-type="float">
            <text:p>10709053</text:p>
          </table:table-cell>
          <table:table-cell table:formula="of:=[.B815]-[.A815]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10721704" calcext:value-type="float">
            <text:p>10721704</text:p>
          </table:table-cell>
          <table:table-cell office:value-type="float" office:value="10722126" calcext:value-type="float">
            <text:p>10722126</text:p>
          </table:table-cell>
          <table:table-cell table:formula="of:=[.B816]-[.A816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0734757" calcext:value-type="float">
            <text:p>10734757</text:p>
          </table:table-cell>
          <table:table-cell office:value-type="float" office:value="10735193" calcext:value-type="float">
            <text:p>10735193</text:p>
          </table:table-cell>
          <table:table-cell table:formula="of:=[.B817]-[.A817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10747780" calcext:value-type="float">
            <text:p>10747780</text:p>
          </table:table-cell>
          <table:table-cell office:value-type="float" office:value="10748175" calcext:value-type="float">
            <text:p>10748175</text:p>
          </table:table-cell>
          <table:table-cell table:formula="of:=[.B818]-[.A818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0760837" calcext:value-type="float">
            <text:p>10760837</text:p>
          </table:table-cell>
          <table:table-cell office:value-type="float" office:value="10761246" calcext:value-type="float">
            <text:p>10761246</text:p>
          </table:table-cell>
          <table:table-cell table:formula="of:=[.B819]-[.A819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0773810" calcext:value-type="float">
            <text:p>10773810</text:p>
          </table:table-cell>
          <table:table-cell office:value-type="float" office:value="10774175" calcext:value-type="float">
            <text:p>10774175</text:p>
          </table:table-cell>
          <table:table-cell table:formula="of:=[.B820]-[.A820]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0786988" calcext:value-type="float">
            <text:p>10786988</text:p>
          </table:table-cell>
          <table:table-cell office:value-type="float" office:value="10787376" calcext:value-type="float">
            <text:p>10787376</text:p>
          </table:table-cell>
          <table:table-cell table:formula="of:=[.B821]-[.A821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10800182" calcext:value-type="float">
            <text:p>10800182</text:p>
          </table:table-cell>
          <table:table-cell office:value-type="float" office:value="10800660" calcext:value-type="float">
            <text:p>10800660</text:p>
          </table:table-cell>
          <table:table-cell table:formula="of:=[.B822]-[.A822]"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10813314" calcext:value-type="float">
            <text:p>10813314</text:p>
          </table:table-cell>
          <table:table-cell office:value-type="float" office:value="10813749" calcext:value-type="float">
            <text:p>10813749</text:p>
          </table:table-cell>
          <table:table-cell table:formula="of:=[.B823]-[.A823]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10826384" calcext:value-type="float">
            <text:p>10826384</text:p>
          </table:table-cell>
          <table:table-cell office:value-type="float" office:value="10826760" calcext:value-type="float">
            <text:p>10826760</text:p>
          </table:table-cell>
          <table:table-cell table:formula="of:=[.B824]-[.A824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10839433" calcext:value-type="float">
            <text:p>10839433</text:p>
          </table:table-cell>
          <table:table-cell office:value-type="float" office:value="10839841" calcext:value-type="float">
            <text:p>10839841</text:p>
          </table:table-cell>
          <table:table-cell table:formula="of:=[.B825]-[.A825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0852480" calcext:value-type="float">
            <text:p>10852480</text:p>
          </table:table-cell>
          <table:table-cell office:value-type="float" office:value="10852884" calcext:value-type="float">
            <text:p>10852884</text:p>
          </table:table-cell>
          <table:table-cell table:formula="of:=[.B826]-[.A826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0865492" calcext:value-type="float">
            <text:p>10865492</text:p>
          </table:table-cell>
          <table:table-cell office:value-type="float" office:value="10865878" calcext:value-type="float">
            <text:p>10865878</text:p>
          </table:table-cell>
          <table:table-cell table:formula="of:=[.B827]-[.A827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0878525" calcext:value-type="float">
            <text:p>10878525</text:p>
          </table:table-cell>
          <table:table-cell office:value-type="float" office:value="10878919" calcext:value-type="float">
            <text:p>10878919</text:p>
          </table:table-cell>
          <table:table-cell table:formula="of:=[.B828]-[.A828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0891526" calcext:value-type="float">
            <text:p>10891526</text:p>
          </table:table-cell>
          <table:table-cell office:value-type="float" office:value="10891934" calcext:value-type="float">
            <text:p>10891934</text:p>
          </table:table-cell>
          <table:table-cell table:formula="of:=[.B829]-[.A829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0904692" calcext:value-type="float">
            <text:p>10904692</text:p>
          </table:table-cell>
          <table:table-cell office:value-type="float" office:value="10905091" calcext:value-type="float">
            <text:p>10905091</text:p>
          </table:table-cell>
          <table:table-cell table:formula="of:=[.B830]-[.A830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0917926" calcext:value-type="float">
            <text:p>10917926</text:p>
          </table:table-cell>
          <table:table-cell office:value-type="float" office:value="10918347" calcext:value-type="float">
            <text:p>10918347</text:p>
          </table:table-cell>
          <table:table-cell table:formula="of:=[.B831]-[.A831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10931000" calcext:value-type="float">
            <text:p>10931000</text:p>
          </table:table-cell>
          <table:table-cell office:value-type="float" office:value="10931429" calcext:value-type="float">
            <text:p>10931429</text:p>
          </table:table-cell>
          <table:table-cell table:formula="of:=[.B832]-[.A832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10944127" calcext:value-type="float">
            <text:p>10944127</text:p>
          </table:table-cell>
          <table:table-cell office:value-type="float" office:value="10944528" calcext:value-type="float">
            <text:p>10944528</text:p>
          </table:table-cell>
          <table:table-cell table:formula="of:=[.B833]-[.A833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0957165" calcext:value-type="float">
            <text:p>10957165</text:p>
          </table:table-cell>
          <table:table-cell office:value-type="float" office:value="10957558" calcext:value-type="float">
            <text:p>10957558</text:p>
          </table:table-cell>
          <table:table-cell table:formula="of:=[.B834]-[.A834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0970162" calcext:value-type="float">
            <text:p>10970162</text:p>
          </table:table-cell>
          <table:table-cell office:value-type="float" office:value="10970551" calcext:value-type="float">
            <text:p>10970551</text:p>
          </table:table-cell>
          <table:table-cell table:formula="of:=[.B835]-[.A835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0983205" calcext:value-type="float">
            <text:p>10983205</text:p>
          </table:table-cell>
          <table:table-cell office:value-type="float" office:value="10983589" calcext:value-type="float">
            <text:p>10983589</text:p>
          </table:table-cell>
          <table:table-cell table:formula="of:=[.B836]-[.A836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0996251" calcext:value-type="float">
            <text:p>10996251</text:p>
          </table:table-cell>
          <table:table-cell office:value-type="float" office:value="10996628" calcext:value-type="float">
            <text:p>10996628</text:p>
          </table:table-cell>
          <table:table-cell table:formula="of:=[.B837]-[.A837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1009297" calcext:value-type="float">
            <text:p>11009297</text:p>
          </table:table-cell>
          <table:table-cell office:value-type="float" office:value="11009687" calcext:value-type="float">
            <text:p>11009687</text:p>
          </table:table-cell>
          <table:table-cell table:formula="of:=[.B838]-[.A838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1022373" calcext:value-type="float">
            <text:p>11022373</text:p>
          </table:table-cell>
          <table:table-cell office:value-type="float" office:value="11022763" calcext:value-type="float">
            <text:p>11022763</text:p>
          </table:table-cell>
          <table:table-cell table:formula="of:=[.B839]-[.A83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1035637" calcext:value-type="float">
            <text:p>11035637</text:p>
          </table:table-cell>
          <table:table-cell office:value-type="float" office:value="11035996" calcext:value-type="float">
            <text:p>11035996</text:p>
          </table:table-cell>
          <table:table-cell table:formula="of:=[.B840]-[.A840]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11049084" calcext:value-type="float">
            <text:p>11049084</text:p>
          </table:table-cell>
          <table:table-cell office:value-type="float" office:value="11049570" calcext:value-type="float">
            <text:p>11049570</text:p>
          </table:table-cell>
          <table:table-cell table:formula="of:=[.B841]-[.A841]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11062170" calcext:value-type="float">
            <text:p>11062170</text:p>
          </table:table-cell>
          <table:table-cell office:value-type="float" office:value="11062594" calcext:value-type="float">
            <text:p>11062594</text:p>
          </table:table-cell>
          <table:table-cell table:formula="of:=[.B842]-[.A842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1075172" calcext:value-type="float">
            <text:p>11075172</text:p>
          </table:table-cell>
          <table:table-cell office:value-type="float" office:value="11075568" calcext:value-type="float">
            <text:p>11075568</text:p>
          </table:table-cell>
          <table:table-cell table:formula="of:=[.B843]-[.A843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1088205" calcext:value-type="float">
            <text:p>11088205</text:p>
          </table:table-cell>
          <table:table-cell office:value-type="float" office:value="11088605" calcext:value-type="float">
            <text:p>11088605</text:p>
          </table:table-cell>
          <table:table-cell table:formula="of:=[.B844]-[.A84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1101237" calcext:value-type="float">
            <text:p>11101237</text:p>
          </table:table-cell>
          <table:table-cell office:value-type="float" office:value="11101620" calcext:value-type="float">
            <text:p>11101620</text:p>
          </table:table-cell>
          <table:table-cell table:formula="of:=[.B845]-[.A845]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11114242" calcext:value-type="float">
            <text:p>11114242</text:p>
          </table:table-cell>
          <table:table-cell office:value-type="float" office:value="11114615" calcext:value-type="float">
            <text:p>11114615</text:p>
          </table:table-cell>
          <table:table-cell table:formula="of:=[.B846]-[.A846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1127349" calcext:value-type="float">
            <text:p>11127349</text:p>
          </table:table-cell>
          <table:table-cell office:value-type="float" office:value="11127756" calcext:value-type="float">
            <text:p>11127756</text:p>
          </table:table-cell>
          <table:table-cell table:formula="of:=[.B847]-[.A847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1140448" calcext:value-type="float">
            <text:p>11140448</text:p>
          </table:table-cell>
          <table:table-cell office:value-type="float" office:value="11140853" calcext:value-type="float">
            <text:p>11140853</text:p>
          </table:table-cell>
          <table:table-cell table:formula="of:=[.B848]-[.A848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1153550" calcext:value-type="float">
            <text:p>11153550</text:p>
          </table:table-cell>
          <table:table-cell office:value-type="float" office:value="11153940" calcext:value-type="float">
            <text:p>11153940</text:p>
          </table:table-cell>
          <table:table-cell table:formula="of:=[.B849]-[.A84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1166665" calcext:value-type="float">
            <text:p>11166665</text:p>
          </table:table-cell>
          <table:table-cell office:value-type="float" office:value="11167081" calcext:value-type="float">
            <text:p>11167081</text:p>
          </table:table-cell>
          <table:table-cell table:formula="of:=[.B850]-[.A850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11179797" calcext:value-type="float">
            <text:p>11179797</text:p>
          </table:table-cell>
          <table:table-cell office:value-type="float" office:value="11180252" calcext:value-type="float">
            <text:p>11180252</text:p>
          </table:table-cell>
          <table:table-cell table:formula="of:=[.B851]-[.A851]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1192849" calcext:value-type="float">
            <text:p>11192849</text:p>
          </table:table-cell>
          <table:table-cell office:value-type="float" office:value="11193233" calcext:value-type="float">
            <text:p>11193233</text:p>
          </table:table-cell>
          <table:table-cell table:formula="of:=[.B852]-[.A85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1205995" calcext:value-type="float">
            <text:p>11205995</text:p>
          </table:table-cell>
          <table:table-cell office:value-type="float" office:value="11206380" calcext:value-type="float">
            <text:p>11206380</text:p>
          </table:table-cell>
          <table:table-cell table:formula="of:=[.B853]-[.A853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1219021" calcext:value-type="float">
            <text:p>11219021</text:p>
          </table:table-cell>
          <table:table-cell office:value-type="float" office:value="11219411" calcext:value-type="float">
            <text:p>11219411</text:p>
          </table:table-cell>
          <table:table-cell table:formula="of:=[.B854]-[.A854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1232040" calcext:value-type="float">
            <text:p>11232040</text:p>
          </table:table-cell>
          <table:table-cell office:value-type="float" office:value="11232449" calcext:value-type="float">
            <text:p>11232449</text:p>
          </table:table-cell>
          <table:table-cell table:formula="of:=[.B855]-[.A855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1245119" calcext:value-type="float">
            <text:p>11245119</text:p>
          </table:table-cell>
          <table:table-cell office:value-type="float" office:value="11245528" calcext:value-type="float">
            <text:p>11245528</text:p>
          </table:table-cell>
          <table:table-cell table:formula="of:=[.B856]-[.A856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1258161" calcext:value-type="float">
            <text:p>11258161</text:p>
          </table:table-cell>
          <table:table-cell office:value-type="float" office:value="11258567" calcext:value-type="float">
            <text:p>11258567</text:p>
          </table:table-cell>
          <table:table-cell table:formula="of:=[.B857]-[.A857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1271196" calcext:value-type="float">
            <text:p>11271196</text:p>
          </table:table-cell>
          <table:table-cell office:value-type="float" office:value="11271581" calcext:value-type="float">
            <text:p>11271581</text:p>
          </table:table-cell>
          <table:table-cell table:formula="of:=[.B858]-[.A858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1284430" calcext:value-type="float">
            <text:p>11284430</text:p>
          </table:table-cell>
          <table:table-cell office:value-type="float" office:value="11284859" calcext:value-type="float">
            <text:p>11284859</text:p>
          </table:table-cell>
          <table:table-cell table:formula="of:=[.B859]-[.A859]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11297676" calcext:value-type="float">
            <text:p>11297676</text:p>
          </table:table-cell>
          <table:table-cell office:value-type="float" office:value="11298136" calcext:value-type="float">
            <text:p>11298136</text:p>
          </table:table-cell>
          <table:table-cell table:formula="of:=[.B860]-[.A860]"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11311000" calcext:value-type="float">
            <text:p>11311000</text:p>
          </table:table-cell>
          <table:table-cell office:value-type="float" office:value="11311468" calcext:value-type="float">
            <text:p>11311468</text:p>
          </table:table-cell>
          <table:table-cell table:formula="of:=[.B861]-[.A861]"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11324186" calcext:value-type="float">
            <text:p>11324186</text:p>
          </table:table-cell>
          <table:table-cell office:value-type="float" office:value="11324605" calcext:value-type="float">
            <text:p>11324605</text:p>
          </table:table-cell>
          <table:table-cell table:formula="of:=[.B862]-[.A862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11337182" calcext:value-type="float">
            <text:p>11337182</text:p>
          </table:table-cell>
          <table:table-cell office:value-type="float" office:value="11337587" calcext:value-type="float">
            <text:p>11337587</text:p>
          </table:table-cell>
          <table:table-cell table:formula="of:=[.B863]-[.A863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1350135" calcext:value-type="float">
            <text:p>11350135</text:p>
          </table:table-cell>
          <table:table-cell office:value-type="float" office:value="11350542" calcext:value-type="float">
            <text:p>11350542</text:p>
          </table:table-cell>
          <table:table-cell table:formula="of:=[.B864]-[.A864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1363188" calcext:value-type="float">
            <text:p>11363188</text:p>
          </table:table-cell>
          <table:table-cell office:value-type="float" office:value="11363586" calcext:value-type="float">
            <text:p>11363586</text:p>
          </table:table-cell>
          <table:table-cell table:formula="of:=[.B865]-[.A865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1376198" calcext:value-type="float">
            <text:p>11376198</text:p>
          </table:table-cell>
          <table:table-cell office:value-type="float" office:value="11376592" calcext:value-type="float">
            <text:p>11376592</text:p>
          </table:table-cell>
          <table:table-cell table:formula="of:=[.B866]-[.A866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1389321" calcext:value-type="float">
            <text:p>11389321</text:p>
          </table:table-cell>
          <table:table-cell office:value-type="float" office:value="11389713" calcext:value-type="float">
            <text:p>11389713</text:p>
          </table:table-cell>
          <table:table-cell table:formula="of:=[.B867]-[.A867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1402307" calcext:value-type="float">
            <text:p>11402307</text:p>
          </table:table-cell>
          <table:table-cell office:value-type="float" office:value="11402663" calcext:value-type="float">
            <text:p>11402663</text:p>
          </table:table-cell>
          <table:table-cell table:formula="of:=[.B868]-[.A868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11415428" calcext:value-type="float">
            <text:p>11415428</text:p>
          </table:table-cell>
          <table:table-cell office:value-type="float" office:value="11415840" calcext:value-type="float">
            <text:p>11415840</text:p>
          </table:table-cell>
          <table:table-cell table:formula="of:=[.B869]-[.A869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1428575" calcext:value-type="float">
            <text:p>11428575</text:p>
          </table:table-cell>
          <table:table-cell office:value-type="float" office:value="11429029" calcext:value-type="float">
            <text:p>11429029</text:p>
          </table:table-cell>
          <table:table-cell table:formula="of:=[.B870]-[.A870]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11441606" calcext:value-type="float">
            <text:p>11441606</text:p>
          </table:table-cell>
          <table:table-cell office:value-type="float" office:value="11441990" calcext:value-type="float">
            <text:p>11441990</text:p>
          </table:table-cell>
          <table:table-cell table:formula="of:=[.B871]-[.A871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1454565" calcext:value-type="float">
            <text:p>11454565</text:p>
          </table:table-cell>
          <table:table-cell office:value-type="float" office:value="11454959" calcext:value-type="float">
            <text:p>11454959</text:p>
          </table:table-cell>
          <table:table-cell table:formula="of:=[.B872]-[.A872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1467615" calcext:value-type="float">
            <text:p>11467615</text:p>
          </table:table-cell>
          <table:table-cell office:value-type="float" office:value="11467997" calcext:value-type="float">
            <text:p>11467997</text:p>
          </table:table-cell>
          <table:table-cell table:formula="of:=[.B873]-[.A873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1480698" calcext:value-type="float">
            <text:p>11480698</text:p>
          </table:table-cell>
          <table:table-cell office:value-type="float" office:value="11481122" calcext:value-type="float">
            <text:p>11481122</text:p>
          </table:table-cell>
          <table:table-cell table:formula="of:=[.B874]-[.A874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1493857" calcext:value-type="float">
            <text:p>11493857</text:p>
          </table:table-cell>
          <table:table-cell office:value-type="float" office:value="11494252" calcext:value-type="float">
            <text:p>11494252</text:p>
          </table:table-cell>
          <table:table-cell table:formula="of:=[.B875]-[.A875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1507015" calcext:value-type="float">
            <text:p>11507015</text:p>
          </table:table-cell>
          <table:table-cell office:value-type="float" office:value="11507410" calcext:value-type="float">
            <text:p>11507410</text:p>
          </table:table-cell>
          <table:table-cell table:formula="of:=[.B876]-[.A876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1520065" calcext:value-type="float">
            <text:p>11520065</text:p>
          </table:table-cell>
          <table:table-cell office:value-type="float" office:value="11520472" calcext:value-type="float">
            <text:p>11520472</text:p>
          </table:table-cell>
          <table:table-cell table:formula="of:=[.B877]-[.A877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1533117" calcext:value-type="float">
            <text:p>11533117</text:p>
          </table:table-cell>
          <table:table-cell office:value-type="float" office:value="11533517" calcext:value-type="float">
            <text:p>11533517</text:p>
          </table:table-cell>
          <table:table-cell table:formula="of:=[.B878]-[.A87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11546413" calcext:value-type="float">
            <text:p>11546413</text:p>
          </table:table-cell>
          <table:table-cell office:value-type="float" office:value="11546849" calcext:value-type="float">
            <text:p>11546849</text:p>
          </table:table-cell>
          <table:table-cell table:formula="of:=[.B879]-[.A879]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11559606" calcext:value-type="float">
            <text:p>11559606</text:p>
          </table:table-cell>
          <table:table-cell office:value-type="float" office:value="11560079" calcext:value-type="float">
            <text:p>11560079</text:p>
          </table:table-cell>
          <table:table-cell table:formula="of:=[.B880]-[.A880]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11572711" calcext:value-type="float">
            <text:p>11572711</text:p>
          </table:table-cell>
          <table:table-cell office:value-type="float" office:value="11573119" calcext:value-type="float">
            <text:p>11573119</text:p>
          </table:table-cell>
          <table:table-cell table:formula="of:=[.B881]-[.A881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1585818" calcext:value-type="float">
            <text:p>11585818</text:p>
          </table:table-cell>
          <table:table-cell office:value-type="float" office:value="11586196" calcext:value-type="float">
            <text:p>11586196</text:p>
          </table:table-cell>
          <table:table-cell table:formula="of:=[.B882]-[.A882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11598956" calcext:value-type="float">
            <text:p>11598956</text:p>
          </table:table-cell>
          <table:table-cell office:value-type="float" office:value="11599359" calcext:value-type="float">
            <text:p>11599359</text:p>
          </table:table-cell>
          <table:table-cell table:formula="of:=[.B883]-[.A883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1612035" calcext:value-type="float">
            <text:p>11612035</text:p>
          </table:table-cell>
          <table:table-cell office:value-type="float" office:value="11612427" calcext:value-type="float">
            <text:p>11612427</text:p>
          </table:table-cell>
          <table:table-cell table:formula="of:=[.B884]-[.A884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1625094" calcext:value-type="float">
            <text:p>11625094</text:p>
          </table:table-cell>
          <table:table-cell office:value-type="float" office:value="11625479" calcext:value-type="float">
            <text:p>11625479</text:p>
          </table:table-cell>
          <table:table-cell table:formula="of:=[.B885]-[.A885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1638139" calcext:value-type="float">
            <text:p>11638139</text:p>
          </table:table-cell>
          <table:table-cell office:value-type="float" office:value="11638536" calcext:value-type="float">
            <text:p>11638536</text:p>
          </table:table-cell>
          <table:table-cell table:formula="of:=[.B886]-[.A886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1651092" calcext:value-type="float">
            <text:p>11651092</text:p>
          </table:table-cell>
          <table:table-cell office:value-type="float" office:value="11651479" calcext:value-type="float">
            <text:p>11651479</text:p>
          </table:table-cell>
          <table:table-cell table:formula="of:=[.B887]-[.A887]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11664199" calcext:value-type="float">
            <text:p>11664199</text:p>
          </table:table-cell>
          <table:table-cell office:value-type="float" office:value="11664564" calcext:value-type="float">
            <text:p>11664564</text:p>
          </table:table-cell>
          <table:table-cell table:formula="of:=[.B888]-[.A888]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11677674" calcext:value-type="float">
            <text:p>11677674</text:p>
          </table:table-cell>
          <table:table-cell office:value-type="float" office:value="11678137" calcext:value-type="float">
            <text:p>11678137</text:p>
          </table:table-cell>
          <table:table-cell table:formula="of:=[.B889]-[.A889]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11690870" calcext:value-type="float">
            <text:p>11690870</text:p>
          </table:table-cell>
          <table:table-cell office:value-type="float" office:value="11691281" calcext:value-type="float">
            <text:p>11691281</text:p>
          </table:table-cell>
          <table:table-cell table:formula="of:=[.B890]-[.A890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11703946" calcext:value-type="float">
            <text:p>11703946</text:p>
          </table:table-cell>
          <table:table-cell office:value-type="float" office:value="11704359" calcext:value-type="float">
            <text:p>11704359</text:p>
          </table:table-cell>
          <table:table-cell table:formula="of:=[.B891]-[.A891]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11717072" calcext:value-type="float">
            <text:p>11717072</text:p>
          </table:table-cell>
          <table:table-cell office:value-type="float" office:value="11717456" calcext:value-type="float">
            <text:p>11717456</text:p>
          </table:table-cell>
          <table:table-cell table:formula="of:=[.B892]-[.A89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1730131" calcext:value-type="float">
            <text:p>11730131</text:p>
          </table:table-cell>
          <table:table-cell office:value-type="float" office:value="11730517" calcext:value-type="float">
            <text:p>11730517</text:p>
          </table:table-cell>
          <table:table-cell table:formula="of:=[.B893]-[.A893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1743209" calcext:value-type="float">
            <text:p>11743209</text:p>
          </table:table-cell>
          <table:table-cell office:value-type="float" office:value="11743608" calcext:value-type="float">
            <text:p>11743608</text:p>
          </table:table-cell>
          <table:table-cell table:formula="of:=[.B894]-[.A89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1756290" calcext:value-type="float">
            <text:p>11756290</text:p>
          </table:table-cell>
          <table:table-cell office:value-type="float" office:value="11756764" calcext:value-type="float">
            <text:p>11756764</text:p>
          </table:table-cell>
          <table:table-cell table:formula="of:=[.B895]-[.A895]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1769553" calcext:value-type="float">
            <text:p>11769553</text:p>
          </table:table-cell>
          <table:table-cell office:value-type="float" office:value="11769973" calcext:value-type="float">
            <text:p>11769973</text:p>
          </table:table-cell>
          <table:table-cell table:formula="of:=[.B896]-[.A896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1782801" calcext:value-type="float">
            <text:p>11782801</text:p>
          </table:table-cell>
          <table:table-cell office:value-type="float" office:value="11783136" calcext:value-type="float">
            <text:p>11783136</text:p>
          </table:table-cell>
          <table:table-cell table:formula="of:=[.B897]-[.A897]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11796122" calcext:value-type="float">
            <text:p>11796122</text:p>
          </table:table-cell>
          <table:table-cell office:value-type="float" office:value="11796607" calcext:value-type="float">
            <text:p>11796607</text:p>
          </table:table-cell>
          <table:table-cell table:formula="of:=[.B898]-[.A898]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11809241" calcext:value-type="float">
            <text:p>11809241</text:p>
          </table:table-cell>
          <table:table-cell office:value-type="float" office:value="11809669" calcext:value-type="float">
            <text:p>11809669</text:p>
          </table:table-cell>
          <table:table-cell table:formula="of:=[.B899]-[.A899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11822280" calcext:value-type="float">
            <text:p>11822280</text:p>
          </table:table-cell>
          <table:table-cell office:value-type="float" office:value="11822681" calcext:value-type="float">
            <text:p>11822681</text:p>
          </table:table-cell>
          <table:table-cell table:formula="of:=[.B900]-[.A900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11835246" calcext:value-type="float">
            <text:p>11835246</text:p>
          </table:table-cell>
          <table:table-cell office:value-type="float" office:value="11835612" calcext:value-type="float">
            <text:p>11835612</text:p>
          </table:table-cell>
          <table:table-cell table:formula="of:=[.B901]-[.A901]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11848246" calcext:value-type="float">
            <text:p>11848246</text:p>
          </table:table-cell>
          <table:table-cell office:value-type="float" office:value="11848648" calcext:value-type="float">
            <text:p>11848648</text:p>
          </table:table-cell>
          <table:table-cell table:formula="of:=[.B902]-[.A902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1861328" calcext:value-type="float">
            <text:p>11861328</text:p>
          </table:table-cell>
          <table:table-cell office:value-type="float" office:value="11861691" calcext:value-type="float">
            <text:p>11861691</text:p>
          </table:table-cell>
          <table:table-cell table:formula="of:=[.B903]-[.A903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11874297" calcext:value-type="float">
            <text:p>11874297</text:p>
          </table:table-cell>
          <table:table-cell office:value-type="float" office:value="11874716" calcext:value-type="float">
            <text:p>11874716</text:p>
          </table:table-cell>
          <table:table-cell table:formula="of:=[.B904]-[.A904]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11887330" calcext:value-type="float">
            <text:p>11887330</text:p>
          </table:table-cell>
          <table:table-cell office:value-type="float" office:value="11887710" calcext:value-type="float">
            <text:p>11887710</text:p>
          </table:table-cell>
          <table:table-cell table:formula="of:=[.B905]-[.A905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1900379" calcext:value-type="float">
            <text:p>11900379</text:p>
          </table:table-cell>
          <table:table-cell office:value-type="float" office:value="11900769" calcext:value-type="float">
            <text:p>11900769</text:p>
          </table:table-cell>
          <table:table-cell table:formula="of:=[.B906]-[.A906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1913587" calcext:value-type="float">
            <text:p>11913587</text:p>
          </table:table-cell>
          <table:table-cell office:value-type="float" office:value="11913997" calcext:value-type="float">
            <text:p>11913997</text:p>
          </table:table-cell>
          <table:table-cell table:formula="of:=[.B907]-[.A907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1926853" calcext:value-type="float">
            <text:p>11926853</text:p>
          </table:table-cell>
          <table:table-cell office:value-type="float" office:value="11927306" calcext:value-type="float">
            <text:p>11927306</text:p>
          </table:table-cell>
          <table:table-cell table:formula="of:=[.B908]-[.A908]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float" office:value="11939921" calcext:value-type="float">
            <text:p>11939921</text:p>
          </table:table-cell>
          <table:table-cell office:value-type="float" office:value="11940333" calcext:value-type="float">
            <text:p>11940333</text:p>
          </table:table-cell>
          <table:table-cell table:formula="of:=[.B909]-[.A909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1952941" calcext:value-type="float">
            <text:p>11952941</text:p>
          </table:table-cell>
          <table:table-cell office:value-type="float" office:value="11953335" calcext:value-type="float">
            <text:p>11953335</text:p>
          </table:table-cell>
          <table:table-cell table:formula="of:=[.B910]-[.A910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11965992" calcext:value-type="float">
            <text:p>11965992</text:p>
          </table:table-cell>
          <table:table-cell office:value-type="float" office:value="11966378" calcext:value-type="float">
            <text:p>11966378</text:p>
          </table:table-cell>
          <table:table-cell table:formula="of:=[.B911]-[.A911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11979111" calcext:value-type="float">
            <text:p>11979111</text:p>
          </table:table-cell>
          <table:table-cell office:value-type="float" office:value="11979533" calcext:value-type="float">
            <text:p>11979533</text:p>
          </table:table-cell>
          <table:table-cell table:formula="of:=[.B912]-[.A912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1992175" calcext:value-type="float">
            <text:p>11992175</text:p>
          </table:table-cell>
          <table:table-cell office:value-type="float" office:value="11992574" calcext:value-type="float">
            <text:p>11992574</text:p>
          </table:table-cell>
          <table:table-cell table:formula="of:=[.B913]-[.A913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2005269" calcext:value-type="float">
            <text:p>12005269</text:p>
          </table:table-cell>
          <table:table-cell office:value-type="float" office:value="12005681" calcext:value-type="float">
            <text:p>12005681</text:p>
          </table:table-cell>
          <table:table-cell table:formula="of:=[.B914]-[.A914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2018294" calcext:value-type="float">
            <text:p>12018294</text:p>
          </table:table-cell>
          <table:table-cell office:value-type="float" office:value="12018679" calcext:value-type="float">
            <text:p>12018679</text:p>
          </table:table-cell>
          <table:table-cell table:formula="of:=[.B915]-[.A915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2031375" calcext:value-type="float">
            <text:p>12031375</text:p>
          </table:table-cell>
          <table:table-cell office:value-type="float" office:value="12031778" calcext:value-type="float">
            <text:p>12031778</text:p>
          </table:table-cell>
          <table:table-cell table:formula="of:=[.B916]-[.A916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2044406" calcext:value-type="float">
            <text:p>12044406</text:p>
          </table:table-cell>
          <table:table-cell office:value-type="float" office:value="12044839" calcext:value-type="float">
            <text:p>12044839</text:p>
          </table:table-cell>
          <table:table-cell table:formula="of:=[.B917]-[.A917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12057844" calcext:value-type="float">
            <text:p>12057844</text:p>
          </table:table-cell>
          <table:table-cell office:value-type="float" office:value="12058406" calcext:value-type="float">
            <text:p>12058406</text:p>
          </table:table-cell>
          <table:table-cell table:formula="of:=[.B918]-[.A918]"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12071011" calcext:value-type="float">
            <text:p>12071011</text:p>
          </table:table-cell>
          <table:table-cell office:value-type="float" office:value="12071418" calcext:value-type="float">
            <text:p>12071418</text:p>
          </table:table-cell>
          <table:table-cell table:formula="of:=[.B919]-[.A919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2084096" calcext:value-type="float">
            <text:p>12084096</text:p>
          </table:table-cell>
          <table:table-cell office:value-type="float" office:value="12084486" calcext:value-type="float">
            <text:p>12084486</text:p>
          </table:table-cell>
          <table:table-cell table:formula="of:=[.B920]-[.A920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2097170" calcext:value-type="float">
            <text:p>12097170</text:p>
          </table:table-cell>
          <table:table-cell office:value-type="float" office:value="12097550" calcext:value-type="float">
            <text:p>12097550</text:p>
          </table:table-cell>
          <table:table-cell table:formula="of:=[.B921]-[.A921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2110284" calcext:value-type="float">
            <text:p>12110284</text:p>
          </table:table-cell>
          <table:table-cell office:value-type="float" office:value="12110674" calcext:value-type="float">
            <text:p>12110674</text:p>
          </table:table-cell>
          <table:table-cell table:formula="of:=[.B922]-[.A922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2123296" calcext:value-type="float">
            <text:p>12123296</text:p>
          </table:table-cell>
          <table:table-cell office:value-type="float" office:value="12123680" calcext:value-type="float">
            <text:p>12123680</text:p>
          </table:table-cell>
          <table:table-cell table:formula="of:=[.B923]-[.A923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2136402" calcext:value-type="float">
            <text:p>12136402</text:p>
          </table:table-cell>
          <table:table-cell office:value-type="float" office:value="12136795" calcext:value-type="float">
            <text:p>12136795</text:p>
          </table:table-cell>
          <table:table-cell table:formula="of:=[.B924]-[.A924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12149379" calcext:value-type="float">
            <text:p>12149379</text:p>
          </table:table-cell>
          <table:table-cell office:value-type="float" office:value="12149788" calcext:value-type="float">
            <text:p>12149788</text:p>
          </table:table-cell>
          <table:table-cell table:formula="of:=[.B925]-[.A925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2162523" calcext:value-type="float">
            <text:p>12162523</text:p>
          </table:table-cell>
          <table:table-cell office:value-type="float" office:value="12162929" calcext:value-type="float">
            <text:p>12162929</text:p>
          </table:table-cell>
          <table:table-cell table:formula="of:=[.B926]-[.A926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2176003" calcext:value-type="float">
            <text:p>12176003</text:p>
          </table:table-cell>
          <table:table-cell office:value-type="float" office:value="12176359" calcext:value-type="float">
            <text:p>12176359</text:p>
          </table:table-cell>
          <table:table-cell table:formula="of:=[.B927]-[.A927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12189279" calcext:value-type="float">
            <text:p>12189279</text:p>
          </table:table-cell>
          <table:table-cell office:value-type="float" office:value="12189700" calcext:value-type="float">
            <text:p>12189700</text:p>
          </table:table-cell>
          <table:table-cell table:formula="of:=[.B928]-[.A928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12202427" calcext:value-type="float">
            <text:p>12202427</text:p>
          </table:table-cell>
          <table:table-cell office:value-type="float" office:value="12202824" calcext:value-type="float">
            <text:p>12202824</text:p>
          </table:table-cell>
          <table:table-cell table:formula="of:=[.B929]-[.A929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2215524" calcext:value-type="float">
            <text:p>12215524</text:p>
          </table:table-cell>
          <table:table-cell office:value-type="float" office:value="12215914" calcext:value-type="float">
            <text:p>12215914</text:p>
          </table:table-cell>
          <table:table-cell table:formula="of:=[.B930]-[.A930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2228681" calcext:value-type="float">
            <text:p>12228681</text:p>
          </table:table-cell>
          <table:table-cell office:value-type="float" office:value="12229090" calcext:value-type="float">
            <text:p>12229090</text:p>
          </table:table-cell>
          <table:table-cell table:formula="of:=[.B931]-[.A931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12241712" calcext:value-type="float">
            <text:p>12241712</text:p>
          </table:table-cell>
          <table:table-cell office:value-type="float" office:value="12242094" calcext:value-type="float">
            <text:p>12242094</text:p>
          </table:table-cell>
          <table:table-cell table:formula="of:=[.B932]-[.A932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12254776" calcext:value-type="float">
            <text:p>12254776</text:p>
          </table:table-cell>
          <table:table-cell office:value-type="float" office:value="12255181" calcext:value-type="float">
            <text:p>12255181</text:p>
          </table:table-cell>
          <table:table-cell table:formula="of:=[.B933]-[.A933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2267856" calcext:value-type="float">
            <text:p>12267856</text:p>
          </table:table-cell>
          <table:table-cell office:value-type="float" office:value="12268258" calcext:value-type="float">
            <text:p>12268258</text:p>
          </table:table-cell>
          <table:table-cell table:formula="of:=[.B934]-[.A934]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2280898" calcext:value-type="float">
            <text:p>12280898</text:p>
          </table:table-cell>
          <table:table-cell office:value-type="float" office:value="12281275" calcext:value-type="float">
            <text:p>12281275</text:p>
          </table:table-cell>
          <table:table-cell table:formula="of:=[.B935]-[.A935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2294091" calcext:value-type="float">
            <text:p>12294091</text:p>
          </table:table-cell>
          <table:table-cell office:value-type="float" office:value="12294524" calcext:value-type="float">
            <text:p>12294524</text:p>
          </table:table-cell>
          <table:table-cell table:formula="of:=[.B936]-[.A936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12307148" calcext:value-type="float">
            <text:p>12307148</text:p>
          </table:table-cell>
          <table:table-cell office:value-type="float" office:value="12307587" calcext:value-type="float">
            <text:p>12307587</text:p>
          </table:table-cell>
          <table:table-cell table:formula="of:=[.B937]-[.A937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12320173" calcext:value-type="float">
            <text:p>12320173</text:p>
          </table:table-cell>
          <table:table-cell office:value-type="float" office:value="12320578" calcext:value-type="float">
            <text:p>12320578</text:p>
          </table:table-cell>
          <table:table-cell table:formula="of:=[.B938]-[.A938]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12333191" calcext:value-type="float">
            <text:p>12333191</text:p>
          </table:table-cell>
          <table:table-cell office:value-type="float" office:value="12333601" calcext:value-type="float">
            <text:p>12333601</text:p>
          </table:table-cell>
          <table:table-cell table:formula="of:=[.B939]-[.A939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2346257" calcext:value-type="float">
            <text:p>12346257</text:p>
          </table:table-cell>
          <table:table-cell office:value-type="float" office:value="12346737" calcext:value-type="float">
            <text:p>12346737</text:p>
          </table:table-cell>
          <table:table-cell table:formula="of:=[.B940]-[.A940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12359377" calcext:value-type="float">
            <text:p>12359377</text:p>
          </table:table-cell>
          <table:table-cell office:value-type="float" office:value="12359795" calcext:value-type="float">
            <text:p>12359795</text:p>
          </table:table-cell>
          <table:table-cell table:formula="of:=[.B941]-[.A941]"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12372439" calcext:value-type="float">
            <text:p>12372439</text:p>
          </table:table-cell>
          <table:table-cell office:value-type="float" office:value="12372824" calcext:value-type="float">
            <text:p>12372824</text:p>
          </table:table-cell>
          <table:table-cell table:formula="of:=[.B942]-[.A942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12385503" calcext:value-type="float">
            <text:p>12385503</text:p>
          </table:table-cell>
          <table:table-cell office:value-type="float" office:value="12385893" calcext:value-type="float">
            <text:p>12385893</text:p>
          </table:table-cell>
          <table:table-cell table:formula="of:=[.B943]-[.A943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2398562" calcext:value-type="float">
            <text:p>12398562</text:p>
          </table:table-cell>
          <table:table-cell office:value-type="float" office:value="12398951" calcext:value-type="float">
            <text:p>12398951</text:p>
          </table:table-cell>
          <table:table-cell table:formula="of:=[.B944]-[.A944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12411610" calcext:value-type="float">
            <text:p>12411610</text:p>
          </table:table-cell>
          <table:table-cell office:value-type="float" office:value="12412021" calcext:value-type="float">
            <text:p>12412021</text:p>
          </table:table-cell>
          <table:table-cell table:formula="of:=[.B945]-[.A945]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12424861" calcext:value-type="float">
            <text:p>12424861</text:p>
          </table:table-cell>
          <table:table-cell office:value-type="float" office:value="12425316" calcext:value-type="float">
            <text:p>12425316</text:p>
          </table:table-cell>
          <table:table-cell table:formula="of:=[.B946]-[.A946]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12437947" calcext:value-type="float">
            <text:p>12437947</text:p>
          </table:table-cell>
          <table:table-cell office:value-type="float" office:value="12438388" calcext:value-type="float">
            <text:p>12438388</text:p>
          </table:table-cell>
          <table:table-cell table:formula="of:=[.B947]-[.A947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12451096" calcext:value-type="float">
            <text:p>12451096</text:p>
          </table:table-cell>
          <table:table-cell office:value-type="float" office:value="12451504" calcext:value-type="float">
            <text:p>12451504</text:p>
          </table:table-cell>
          <table:table-cell table:formula="of:=[.B948]-[.A948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12464195" calcext:value-type="float">
            <text:p>12464195</text:p>
          </table:table-cell>
          <table:table-cell office:value-type="float" office:value="12464591" calcext:value-type="float">
            <text:p>12464591</text:p>
          </table:table-cell>
          <table:table-cell table:formula="of:=[.B949]-[.A949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2477261" calcext:value-type="float">
            <text:p>12477261</text:p>
          </table:table-cell>
          <table:table-cell office:value-type="float" office:value="12477659" calcext:value-type="float">
            <text:p>12477659</text:p>
          </table:table-cell>
          <table:table-cell table:formula="of:=[.B950]-[.A950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2490345" calcext:value-type="float">
            <text:p>12490345</text:p>
          </table:table-cell>
          <table:table-cell office:value-type="float" office:value="12490741" calcext:value-type="float">
            <text:p>12490741</text:p>
          </table:table-cell>
          <table:table-cell table:formula="of:=[.B951]-[.A951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2503426" calcext:value-type="float">
            <text:p>12503426</text:p>
          </table:table-cell>
          <table:table-cell office:value-type="float" office:value="12503824" calcext:value-type="float">
            <text:p>12503824</text:p>
          </table:table-cell>
          <table:table-cell table:formula="of:=[.B952]-[.A952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12516747" calcext:value-type="float">
            <text:p>12516747</text:p>
          </table:table-cell>
          <table:table-cell office:value-type="float" office:value="12517171" calcext:value-type="float">
            <text:p>12517171</text:p>
          </table:table-cell>
          <table:table-cell table:formula="of:=[.B953]-[.A953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12529801" calcext:value-type="float">
            <text:p>12529801</text:p>
          </table:table-cell>
          <table:table-cell office:value-type="float" office:value="12530221" calcext:value-type="float">
            <text:p>12530221</text:p>
          </table:table-cell>
          <table:table-cell table:formula="of:=[.B954]-[.A954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2542978" calcext:value-type="float">
            <text:p>12542978</text:p>
          </table:table-cell>
          <table:table-cell office:value-type="float" office:value="12543375" calcext:value-type="float">
            <text:p>12543375</text:p>
          </table:table-cell>
          <table:table-cell table:formula="of:=[.B955]-[.A955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2556097" calcext:value-type="float">
            <text:p>12556097</text:p>
          </table:table-cell>
          <table:table-cell office:value-type="float" office:value="12556576" calcext:value-type="float">
            <text:p>12556576</text:p>
          </table:table-cell>
          <table:table-cell table:formula="of:=[.B956]-[.A956]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12569254" calcext:value-type="float">
            <text:p>12569254</text:p>
          </table:table-cell>
          <table:table-cell office:value-type="float" office:value="12569675" calcext:value-type="float">
            <text:p>12569675</text:p>
          </table:table-cell>
          <table:table-cell table:formula="of:=[.B957]-[.A957]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12582341" calcext:value-type="float">
            <text:p>12582341</text:p>
          </table:table-cell>
          <table:table-cell office:value-type="float" office:value="12582738" calcext:value-type="float">
            <text:p>12582738</text:p>
          </table:table-cell>
          <table:table-cell table:formula="of:=[.B958]-[.A958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2595449" calcext:value-type="float">
            <text:p>12595449</text:p>
          </table:table-cell>
          <table:table-cell office:value-type="float" office:value="12595881" calcext:value-type="float">
            <text:p>12595881</text:p>
          </table:table-cell>
          <table:table-cell table:formula="of:=[.B959]-[.A959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12608527" calcext:value-type="float">
            <text:p>12608527</text:p>
          </table:table-cell>
          <table:table-cell office:value-type="float" office:value="12608934" calcext:value-type="float">
            <text:p>12608934</text:p>
          </table:table-cell>
          <table:table-cell table:formula="of:=[.B960]-[.A960]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12621504" calcext:value-type="float">
            <text:p>12621504</text:p>
          </table:table-cell>
          <table:table-cell office:value-type="float" office:value="12621885" calcext:value-type="float">
            <text:p>12621885</text:p>
          </table:table-cell>
          <table:table-cell table:formula="of:=[.B961]-[.A961]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12634470" calcext:value-type="float">
            <text:p>12634470</text:p>
          </table:table-cell>
          <table:table-cell office:value-type="float" office:value="12634860" calcext:value-type="float">
            <text:p>12634860</text:p>
          </table:table-cell>
          <table:table-cell table:formula="of:=[.B962]-[.A962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12647544" calcext:value-type="float">
            <text:p>12647544</text:p>
          </table:table-cell>
          <table:table-cell office:value-type="float" office:value="12647943" calcext:value-type="float">
            <text:p>12647943</text:p>
          </table:table-cell>
          <table:table-cell table:formula="of:=[.B963]-[.A963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12660702" calcext:value-type="float">
            <text:p>12660702</text:p>
          </table:table-cell>
          <table:table-cell office:value-type="float" office:value="12661108" calcext:value-type="float">
            <text:p>12661108</text:p>
          </table:table-cell>
          <table:table-cell table:formula="of:=[.B964]-[.A964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2674106" calcext:value-type="float">
            <text:p>12674106</text:p>
          </table:table-cell>
          <table:table-cell office:value-type="float" office:value="12674523" calcext:value-type="float">
            <text:p>12674523</text:p>
          </table:table-cell>
          <table:table-cell table:formula="of:=[.B965]-[.A965]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2687288" calcext:value-type="float">
            <text:p>12687288</text:p>
          </table:table-cell>
          <table:table-cell office:value-type="float" office:value="12687737" calcext:value-type="float">
            <text:p>12687737</text:p>
          </table:table-cell>
          <table:table-cell table:formula="of:=[.B966]-[.A966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12700425" calcext:value-type="float">
            <text:p>12700425</text:p>
          </table:table-cell>
          <table:table-cell office:value-type="float" office:value="12700835" calcext:value-type="float">
            <text:p>12700835</text:p>
          </table:table-cell>
          <table:table-cell table:formula="of:=[.B967]-[.A967]"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12713480" calcext:value-type="float">
            <text:p>12713480</text:p>
          </table:table-cell>
          <table:table-cell office:value-type="float" office:value="12713886" calcext:value-type="float">
            <text:p>12713886</text:p>
          </table:table-cell>
          <table:table-cell table:formula="of:=[.B968]-[.A968]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2726505" calcext:value-type="float">
            <text:p>12726505</text:p>
          </table:table-cell>
          <table:table-cell office:value-type="float" office:value="12726900" calcext:value-type="float">
            <text:p>12726900</text:p>
          </table:table-cell>
          <table:table-cell table:formula="of:=[.B969]-[.A969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2739491" calcext:value-type="float">
            <text:p>12739491</text:p>
          </table:table-cell>
          <table:table-cell office:value-type="float" office:value="12739875" calcext:value-type="float">
            <text:p>12739875</text:p>
          </table:table-cell>
          <table:table-cell table:formula="of:=[.B970]-[.A970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2752455" calcext:value-type="float">
            <text:p>12752455</text:p>
          </table:table-cell>
          <table:table-cell office:value-type="float" office:value="12752839" calcext:value-type="float">
            <text:p>12752839</text:p>
          </table:table-cell>
          <table:table-cell table:formula="of:=[.B971]-[.A971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2765541" calcext:value-type="float">
            <text:p>12765541</text:p>
          </table:table-cell>
          <table:table-cell office:value-type="float" office:value="12765945" calcext:value-type="float">
            <text:p>12765945</text:p>
          </table:table-cell>
          <table:table-cell table:formula="of:=[.B972]-[.A972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2778674" calcext:value-type="float">
            <text:p>12778674</text:p>
          </table:table-cell>
          <table:table-cell office:value-type="float" office:value="12779096" calcext:value-type="float">
            <text:p>12779096</text:p>
          </table:table-cell>
          <table:table-cell table:formula="of:=[.B973]-[.A973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2792006" calcext:value-type="float">
            <text:p>12792006</text:p>
          </table:table-cell>
          <table:table-cell office:value-type="float" office:value="12792418" calcext:value-type="float">
            <text:p>12792418</text:p>
          </table:table-cell>
          <table:table-cell table:formula="of:=[.B974]-[.A974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12805527" calcext:value-type="float">
            <text:p>12805527</text:p>
          </table:table-cell>
          <table:table-cell office:value-type="float" office:value="12806137" calcext:value-type="float">
            <text:p>12806137</text:p>
          </table:table-cell>
          <table:table-cell table:formula="of:=[.B975]-[.A975]"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12818770" calcext:value-type="float">
            <text:p>12818770</text:p>
          </table:table-cell>
          <table:table-cell office:value-type="float" office:value="12819195" calcext:value-type="float">
            <text:p>12819195</text:p>
          </table:table-cell>
          <table:table-cell table:formula="of:=[.B976]-[.A976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12831797" calcext:value-type="float">
            <text:p>12831797</text:p>
          </table:table-cell>
          <table:table-cell office:value-type="float" office:value="12832193" calcext:value-type="float">
            <text:p>12832193</text:p>
          </table:table-cell>
          <table:table-cell table:formula="of:=[.B977]-[.A977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12844788" calcext:value-type="float">
            <text:p>12844788</text:p>
          </table:table-cell>
          <table:table-cell office:value-type="float" office:value="12845165" calcext:value-type="float">
            <text:p>12845165</text:p>
          </table:table-cell>
          <table:table-cell table:formula="of:=[.B978]-[.A978]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12857764" calcext:value-type="float">
            <text:p>12857764</text:p>
          </table:table-cell>
          <table:table-cell office:value-type="float" office:value="12858148" calcext:value-type="float">
            <text:p>12858148</text:p>
          </table:table-cell>
          <table:table-cell table:formula="of:=[.B979]-[.A979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12870860" calcext:value-type="float">
            <text:p>12870860</text:p>
          </table:table-cell>
          <table:table-cell office:value-type="float" office:value="12871264" calcext:value-type="float">
            <text:p>12871264</text:p>
          </table:table-cell>
          <table:table-cell table:formula="of:=[.B980]-[.A980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2883965" calcext:value-type="float">
            <text:p>12883965</text:p>
          </table:table-cell>
          <table:table-cell office:value-type="float" office:value="12884424" calcext:value-type="float">
            <text:p>12884424</text:p>
          </table:table-cell>
          <table:table-cell table:formula="of:=[.B981]-[.A981]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12897065" calcext:value-type="float">
            <text:p>12897065</text:p>
          </table:table-cell>
          <table:table-cell office:value-type="float" office:value="12897468" calcext:value-type="float">
            <text:p>12897468</text:p>
          </table:table-cell>
          <table:table-cell table:formula="of:=[.B982]-[.A982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2910224" calcext:value-type="float">
            <text:p>12910224</text:p>
          </table:table-cell>
          <table:table-cell office:value-type="float" office:value="12910598" calcext:value-type="float">
            <text:p>12910598</text:p>
          </table:table-cell>
          <table:table-cell table:formula="of:=[.B983]-[.A983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12923417" calcext:value-type="float">
            <text:p>12923417</text:p>
          </table:table-cell>
          <table:table-cell office:value-type="float" office:value="12923848" calcext:value-type="float">
            <text:p>12923848</text:p>
          </table:table-cell>
          <table:table-cell table:formula="of:=[.B984]-[.A984]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2936787" calcext:value-type="float">
            <text:p>12936787</text:p>
          </table:table-cell>
          <table:table-cell office:value-type="float" office:value="12937224" calcext:value-type="float">
            <text:p>12937224</text:p>
          </table:table-cell>
          <table:table-cell table:formula="of:=[.B985]-[.A985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12949833" calcext:value-type="float">
            <text:p>12949833</text:p>
          </table:table-cell>
          <table:table-cell office:value-type="float" office:value="12950255" calcext:value-type="float">
            <text:p>12950255</text:p>
          </table:table-cell>
          <table:table-cell table:formula="of:=[.B986]-[.A986]"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12962827" calcext:value-type="float">
            <text:p>12962827</text:p>
          </table:table-cell>
          <table:table-cell office:value-type="float" office:value="12963219" calcext:value-type="float">
            <text:p>12963219</text:p>
          </table:table-cell>
          <table:table-cell table:formula="of:=[.B987]-[.A987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12975984" calcext:value-type="float">
            <text:p>12975984</text:p>
          </table:table-cell>
          <table:table-cell office:value-type="float" office:value="12976363" calcext:value-type="float">
            <text:p>12976363</text:p>
          </table:table-cell>
          <table:table-cell table:formula="of:=[.B988]-[.A988]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12989133" calcext:value-type="float">
            <text:p>12989133</text:p>
          </table:table-cell>
          <table:table-cell office:value-type="float" office:value="12989530" calcext:value-type="float">
            <text:p>12989530</text:p>
          </table:table-cell>
          <table:table-cell table:formula="of:=[.B989]-[.A989]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13002217" calcext:value-type="float">
            <text:p>13002217</text:p>
          </table:table-cell>
          <table:table-cell office:value-type="float" office:value="13002621" calcext:value-type="float">
            <text:p>13002621</text:p>
          </table:table-cell>
          <table:table-cell table:formula="of:=[.B990]-[.A990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13015304" calcext:value-type="float">
            <text:p>13015304</text:p>
          </table:table-cell>
          <table:table-cell office:value-type="float" office:value="13015790" calcext:value-type="float">
            <text:p>13015790</text:p>
          </table:table-cell>
          <table:table-cell table:formula="of:=[.B991]-[.A991]"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13028334" calcext:value-type="float">
            <text:p>13028334</text:p>
          </table:table-cell>
          <table:table-cell office:value-type="float" office:value="13028729" calcext:value-type="float">
            <text:p>13028729</text:p>
          </table:table-cell>
          <table:table-cell table:formula="of:=[.B992]-[.A992]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13041476" calcext:value-type="float">
            <text:p>13041476</text:p>
          </table:table-cell>
          <table:table-cell office:value-type="float" office:value="13041850" calcext:value-type="float">
            <text:p>13041850</text:p>
          </table:table-cell>
          <table:table-cell table:formula="of:=[.B993]-[.A993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13054934" calcext:value-type="float">
            <text:p>13054934</text:p>
          </table:table-cell>
          <table:table-cell office:value-type="float" office:value="13055411" calcext:value-type="float">
            <text:p>13055411</text:p>
          </table:table-cell>
          <table:table-cell table:formula="of:=[.B994]-[.A994]"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13068110" calcext:value-type="float">
            <text:p>13068110</text:p>
          </table:table-cell>
          <table:table-cell office:value-type="float" office:value="13068533" calcext:value-type="float">
            <text:p>13068533</text:p>
          </table:table-cell>
          <table:table-cell table:formula="of:=[.B995]-[.A995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13081237" calcext:value-type="float">
            <text:p>13081237</text:p>
          </table:table-cell>
          <table:table-cell office:value-type="float" office:value="13081687" calcext:value-type="float">
            <text:p>13081687</text:p>
          </table:table-cell>
          <table:table-cell table:formula="of:=[.B996]-[.A996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13094354" calcext:value-type="float">
            <text:p>13094354</text:p>
          </table:table-cell>
          <table:table-cell office:value-type="float" office:value="13094757" calcext:value-type="float">
            <text:p>13094757</text:p>
          </table:table-cell>
          <table:table-cell table:formula="of:=[.B997]-[.A997]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13107406" calcext:value-type="float">
            <text:p>13107406</text:p>
          </table:table-cell>
          <table:table-cell office:value-type="float" office:value="13107852" calcext:value-type="float">
            <text:p>13107852</text:p>
          </table:table-cell>
          <table:table-cell table:formula="of:=[.B998]-[.A998]"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13120600" calcext:value-type="float">
            <text:p>13120600</text:p>
          </table:table-cell>
          <table:table-cell office:value-type="float" office:value="13120980" calcext:value-type="float">
            <text:p>13120980</text:p>
          </table:table-cell>
          <table:table-cell table:formula="of:=[.B999]-[.A999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13133613" calcext:value-type="float">
            <text:p>13133613</text:p>
          </table:table-cell>
          <table:table-cell office:value-type="float" office:value="13134006" calcext:value-type="float">
            <text:p>13134006</text:p>
          </table:table-cell>
          <table:table-cell table:formula="of:=[.B1000]-[.A1000]" office:value-type="float" office:value="393" calcext:value-type="float">
            <text:p>393</text:p>
          </table:table-cell>
          <table:table-cell/>
        </table:table-row>
      </table:table>
      <table:table table:name="log_fileg3" table:style-name="ta1"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5169" calcext:value-type="float">
            <text:p>35169</text:p>
          </table:table-cell>
          <table:table-cell office:value-type="float" office:value="380899" calcext:value-type="float">
            <text:p>380899</text:p>
          </table:table-cell>
          <table:table-cell table:number-columns-repeated="2"/>
        </table:table-row>
        <table:table-row table:style-name="ro1">
          <table:table-cell office:value-type="float" office:value="394701" calcext:value-type="float">
            <text:p>394701</text:p>
          </table:table-cell>
          <table:table-cell office:value-type="float" office:value="396920" calcext:value-type="float">
            <text:p>396920</text:p>
          </table:table-cell>
          <table:table-cell table:formula="of:=[.B2]-[.A2]" office:value-type="float" office:value="2219" calcext:value-type="float">
            <text:p>2219</text:p>
          </table:table-cell>
          <table:table-cell table:formula="of:=AVERAGE([.C2:.C100])" office:value-type="float" office:value="2157.17171717172" calcext:value-type="float">
            <text:p>2157.1717171717</text:p>
          </table:table-cell>
        </table:table-row>
        <table:table-row table:style-name="ro1">
          <table:table-cell office:value-type="float" office:value="409459" calcext:value-type="float">
            <text:p>409459</text:p>
          </table:table-cell>
          <table:table-cell office:value-type="float" office:value="411559" calcext:value-type="float">
            <text:p>411559</text:p>
          </table:table-cell>
          <table:table-cell table:formula="of:=[.B3]-[.A3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424055" calcext:value-type="float">
            <text:p>424055</text:p>
          </table:table-cell>
          <table:table-cell office:value-type="float" office:value="426147" calcext:value-type="float">
            <text:p>426147</text:p>
          </table:table-cell>
          <table:table-cell table:formula="of:=[.B4]-[.A4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438647" calcext:value-type="float">
            <text:p>438647</text:p>
          </table:table-cell>
          <table:table-cell office:value-type="float" office:value="440769" calcext:value-type="float">
            <text:p>440769</text:p>
          </table:table-cell>
          <table:table-cell table:formula="of:=[.B5]-[.A5]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453258" calcext:value-type="float">
            <text:p>453258</text:p>
          </table:table-cell>
          <table:table-cell office:value-type="float" office:value="455347" calcext:value-type="float">
            <text:p>455347</text:p>
          </table:table-cell>
          <table:table-cell table:formula="of:=[.B6]-[.A6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467795" calcext:value-type="float">
            <text:p>467795</text:p>
          </table:table-cell>
          <table:table-cell office:value-type="float" office:value="469953" calcext:value-type="float">
            <text:p>469953</text:p>
          </table:table-cell>
          <table:table-cell table:formula="of:=[.B7]-[.A7]"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float" office:value="482555" calcext:value-type="float">
            <text:p>482555</text:p>
          </table:table-cell>
          <table:table-cell office:value-type="float" office:value="484687" calcext:value-type="float">
            <text:p>484687</text:p>
          </table:table-cell>
          <table:table-cell table:formula="of:=[.B8]-[.A8]"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float" office:value="497444" calcext:value-type="float">
            <text:p>497444</text:p>
          </table:table-cell>
          <table:table-cell office:value-type="float" office:value="499558" calcext:value-type="float">
            <text:p>499558</text:p>
          </table:table-cell>
          <table:table-cell table:formula="of:=[.B9]-[.A9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512165" calcext:value-type="float">
            <text:p>512165</text:p>
          </table:table-cell>
          <table:table-cell office:value-type="float" office:value="514250" calcext:value-type="float">
            <text:p>514250</text:p>
          </table:table-cell>
          <table:table-cell table:formula="of:=[.B10]-[.A10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526852" calcext:value-type="float">
            <text:p>526852</text:p>
          </table:table-cell>
          <table:table-cell office:value-type="float" office:value="528962" calcext:value-type="float">
            <text:p>528962</text:p>
          </table:table-cell>
          <table:table-cell table:formula="of:=[.B11]-[.A11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541552" calcext:value-type="float">
            <text:p>541552</text:p>
          </table:table-cell>
          <table:table-cell office:value-type="float" office:value="545872" calcext:value-type="float">
            <text:p>545872</text:p>
          </table:table-cell>
          <table:table-cell table:formula="of:=[.B12]-[.A12]"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float" office:value="559085" calcext:value-type="float">
            <text:p>559085</text:p>
          </table:table-cell>
          <table:table-cell office:value-type="float" office:value="561142" calcext:value-type="float">
            <text:p>561142</text:p>
          </table:table-cell>
          <table:table-cell table:formula="of:=[.B13]-[.A13]" office:value-type="float" office:value="2057" calcext:value-type="float">
            <text:p>2057</text:p>
          </table:table-cell>
          <table:table-cell/>
        </table:table-row>
        <table:table-row table:style-name="ro1">
          <table:table-cell office:value-type="float" office:value="573765" calcext:value-type="float">
            <text:p>573765</text:p>
          </table:table-cell>
          <table:table-cell office:value-type="float" office:value="575867" calcext:value-type="float">
            <text:p>575867</text:p>
          </table:table-cell>
          <table:table-cell table:formula="of:=[.B14]-[.A14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588415" calcext:value-type="float">
            <text:p>588415</text:p>
          </table:table-cell>
          <table:table-cell office:value-type="float" office:value="590614" calcext:value-type="float">
            <text:p>590614</text:p>
          </table:table-cell>
          <table:table-cell table:formula="of:=[.B15]-[.A15]" office:value-type="float" office:value="2199" calcext:value-type="float">
            <text:p>2199</text:p>
          </table:table-cell>
          <table:table-cell/>
        </table:table-row>
        <table:table-row table:style-name="ro1">
          <table:table-cell office:value-type="float" office:value="603181" calcext:value-type="float">
            <text:p>603181</text:p>
          </table:table-cell>
          <table:table-cell office:value-type="float" office:value="605144" calcext:value-type="float">
            <text:p>605144</text:p>
          </table:table-cell>
          <table:table-cell table:formula="of:=[.B16]-[.A16]"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float" office:value="617717" calcext:value-type="float">
            <text:p>617717</text:p>
          </table:table-cell>
          <table:table-cell office:value-type="float" office:value="619831" calcext:value-type="float">
            <text:p>619831</text:p>
          </table:table-cell>
          <table:table-cell table:formula="of:=[.B17]-[.A17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632325" calcext:value-type="float">
            <text:p>632325</text:p>
          </table:table-cell>
          <table:table-cell office:value-type="float" office:value="634408" calcext:value-type="float">
            <text:p>634408</text:p>
          </table:table-cell>
          <table:table-cell table:formula="of:=[.B18]-[.A18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646974" calcext:value-type="float">
            <text:p>646974</text:p>
          </table:table-cell>
          <table:table-cell office:value-type="float" office:value="649047" calcext:value-type="float">
            <text:p>649047</text:p>
          </table:table-cell>
          <table:table-cell table:formula="of:=[.B19]-[.A19]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float" office:value="661763" calcext:value-type="float">
            <text:p>661763</text:p>
          </table:table-cell>
          <table:table-cell office:value-type="float" office:value="663939" calcext:value-type="float">
            <text:p>663939</text:p>
          </table:table-cell>
          <table:table-cell table:formula="of:=[.B20]-[.A20]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676857" calcext:value-type="float">
            <text:p>676857</text:p>
          </table:table-cell>
          <table:table-cell office:value-type="float" office:value="678866" calcext:value-type="float">
            <text:p>678866</text:p>
          </table:table-cell>
          <table:table-cell table:formula="of:=[.B21]-[.A21]"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691448" calcext:value-type="float">
            <text:p>691448</text:p>
          </table:table-cell>
          <table:table-cell office:value-type="float" office:value="693550" calcext:value-type="float">
            <text:p>693550</text:p>
          </table:table-cell>
          <table:table-cell table:formula="of:=[.B22]-[.A22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706094" calcext:value-type="float">
            <text:p>706094</text:p>
          </table:table-cell>
          <table:table-cell office:value-type="float" office:value="708205" calcext:value-type="float">
            <text:p>708205</text:p>
          </table:table-cell>
          <table:table-cell table:formula="of:=[.B23]-[.A23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720626" calcext:value-type="float">
            <text:p>720626</text:p>
          </table:table-cell>
          <table:table-cell office:value-type="float" office:value="722783" calcext:value-type="float">
            <text:p>722783</text:p>
          </table:table-cell>
          <table:table-cell table:formula="of:=[.B24]-[.A24]"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735658" calcext:value-type="float">
            <text:p>735658</text:p>
          </table:table-cell>
          <table:table-cell office:value-type="float" office:value="737753" calcext:value-type="float">
            <text:p>737753</text:p>
          </table:table-cell>
          <table:table-cell table:formula="of:=[.B25]-[.A25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750315" calcext:value-type="float">
            <text:p>750315</text:p>
          </table:table-cell>
          <table:table-cell office:value-type="float" office:value="752419" calcext:value-type="float">
            <text:p>752419</text:p>
          </table:table-cell>
          <table:table-cell table:formula="of:=[.B26]-[.A26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764936" calcext:value-type="float">
            <text:p>764936</text:p>
          </table:table-cell>
          <table:table-cell office:value-type="float" office:value="767011" calcext:value-type="float">
            <text:p>767011</text:p>
          </table:table-cell>
          <table:table-cell table:formula="of:=[.B27]-[.A27]"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779602" calcext:value-type="float">
            <text:p>779602</text:p>
          </table:table-cell>
          <table:table-cell office:value-type="float" office:value="781719" calcext:value-type="float">
            <text:p>781719</text:p>
          </table:table-cell>
          <table:table-cell table:formula="of:=[.B28]-[.A28]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794664" calcext:value-type="float">
            <text:p>794664</text:p>
          </table:table-cell>
          <table:table-cell office:value-type="float" office:value="797115" calcext:value-type="float">
            <text:p>797115</text:p>
          </table:table-cell>
          <table:table-cell table:formula="of:=[.B29]-[.A29]" office:value-type="float" office:value="2451" calcext:value-type="float">
            <text:p>2451</text:p>
          </table:table-cell>
          <table:table-cell/>
        </table:table-row>
        <table:table-row table:style-name="ro1">
          <table:table-cell office:value-type="float" office:value="809610" calcext:value-type="float">
            <text:p>809610</text:p>
          </table:table-cell>
          <table:table-cell office:value-type="float" office:value="811696" calcext:value-type="float">
            <text:p>811696</text:p>
          </table:table-cell>
          <table:table-cell table:formula="of:=[.B30]-[.A30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824182" calcext:value-type="float">
            <text:p>824182</text:p>
          </table:table-cell>
          <table:table-cell office:value-type="float" office:value="826301" calcext:value-type="float">
            <text:p>826301</text:p>
          </table:table-cell>
          <table:table-cell table:formula="of:=[.B31]-[.A31]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float" office:value="838791" calcext:value-type="float">
            <text:p>838791</text:p>
          </table:table-cell>
          <table:table-cell office:value-type="float" office:value="840879" calcext:value-type="float">
            <text:p>840879</text:p>
          </table:table-cell>
          <table:table-cell table:formula="of:=[.B32]-[.A32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853437" calcext:value-type="float">
            <text:p>853437</text:p>
          </table:table-cell>
          <table:table-cell office:value-type="float" office:value="855526" calcext:value-type="float">
            <text:p>855526</text:p>
          </table:table-cell>
          <table:table-cell table:formula="of:=[.B33]-[.A33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868028" calcext:value-type="float">
            <text:p>868028</text:p>
          </table:table-cell>
          <table:table-cell office:value-type="float" office:value="870132" calcext:value-type="float">
            <text:p>870132</text:p>
          </table:table-cell>
          <table:table-cell table:formula="of:=[.B34]-[.A34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882663" calcext:value-type="float">
            <text:p>882663</text:p>
          </table:table-cell>
          <table:table-cell office:value-type="float" office:value="884744" calcext:value-type="float">
            <text:p>884744</text:p>
          </table:table-cell>
          <table:table-cell table:formula="of:=[.B35]-[.A35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897283" calcext:value-type="float">
            <text:p>897283</text:p>
          </table:table-cell>
          <table:table-cell office:value-type="float" office:value="899382" calcext:value-type="float">
            <text:p>899382</text:p>
          </table:table-cell>
          <table:table-cell table:formula="of:=[.B36]-[.A36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912238" calcext:value-type="float">
            <text:p>912238</text:p>
          </table:table-cell>
          <table:table-cell office:value-type="float" office:value="914709" calcext:value-type="float">
            <text:p>914709</text:p>
          </table:table-cell>
          <table:table-cell table:formula="of:=[.B37]-[.A37]" office:value-type="float" office:value="2471" calcext:value-type="float">
            <text:p>2471</text:p>
          </table:table-cell>
          <table:table-cell/>
        </table:table-row>
        <table:table-row table:style-name="ro1">
          <table:table-cell office:value-type="float" office:value="927355" calcext:value-type="float">
            <text:p>927355</text:p>
          </table:table-cell>
          <table:table-cell office:value-type="float" office:value="929461" calcext:value-type="float">
            <text:p>929461</text:p>
          </table:table-cell>
          <table:table-cell table:formula="of:=[.B38]-[.A38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942033" calcext:value-type="float">
            <text:p>942033</text:p>
          </table:table-cell>
          <table:table-cell office:value-type="float" office:value="944166" calcext:value-type="float">
            <text:p>944166</text:p>
          </table:table-cell>
          <table:table-cell table:formula="of:=[.B39]-[.A39]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float" office:value="956655" calcext:value-type="float">
            <text:p>956655</text:p>
          </table:table-cell>
          <table:table-cell office:value-type="float" office:value="958735" calcext:value-type="float">
            <text:p>958735</text:p>
          </table:table-cell>
          <table:table-cell table:formula="of:=[.B40]-[.A40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971286" calcext:value-type="float">
            <text:p>971286</text:p>
          </table:table-cell>
          <table:table-cell office:value-type="float" office:value="973368" calcext:value-type="float">
            <text:p>973368</text:p>
          </table:table-cell>
          <table:table-cell table:formula="of:=[.B41]-[.A41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985889" calcext:value-type="float">
            <text:p>985889</text:p>
          </table:table-cell>
          <table:table-cell office:value-type="float" office:value="987983" calcext:value-type="float">
            <text:p>987983</text:p>
          </table:table-cell>
          <table:table-cell table:formula="of:=[.B42]-[.A42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000422" calcext:value-type="float">
            <text:p>1000422</text:p>
          </table:table-cell>
          <table:table-cell office:value-type="float" office:value="1002586" calcext:value-type="float">
            <text:p>1002586</text:p>
          </table:table-cell>
          <table:table-cell table:formula="of:=[.B43]-[.A43]"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1015203" calcext:value-type="float">
            <text:p>1015203</text:p>
          </table:table-cell>
          <table:table-cell office:value-type="float" office:value="1017337" calcext:value-type="float">
            <text:p>1017337</text:p>
          </table:table-cell>
          <table:table-cell table:formula="of:=[.B44]-[.A44]"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float" office:value="1030138" calcext:value-type="float">
            <text:p>1030138</text:p>
          </table:table-cell>
          <table:table-cell office:value-type="float" office:value="1032339" calcext:value-type="float">
            <text:p>1032339</text:p>
          </table:table-cell>
          <table:table-cell table:formula="of:=[.B45]-[.A45]" office:value-type="float" office:value="2201" calcext:value-type="float">
            <text:p>2201</text:p>
          </table:table-cell>
          <table:table-cell/>
        </table:table-row>
        <table:table-row table:style-name="ro1">
          <table:table-cell office:value-type="float" office:value="1045011" calcext:value-type="float">
            <text:p>1045011</text:p>
          </table:table-cell>
          <table:table-cell office:value-type="float" office:value="1047023" calcext:value-type="float">
            <text:p>1047023</text:p>
          </table:table-cell>
          <table:table-cell table:formula="of:=[.B46]-[.A46]"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059574" calcext:value-type="float">
            <text:p>1059574</text:p>
          </table:table-cell>
          <table:table-cell office:value-type="float" office:value="1061664" calcext:value-type="float">
            <text:p>1061664</text:p>
          </table:table-cell>
          <table:table-cell table:formula="of:=[.B47]-[.A47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1074196" calcext:value-type="float">
            <text:p>1074196</text:p>
          </table:table-cell>
          <table:table-cell office:value-type="float" office:value="1076277" calcext:value-type="float">
            <text:p>1076277</text:p>
          </table:table-cell>
          <table:table-cell table:formula="of:=[.B48]-[.A48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088831" calcext:value-type="float">
            <text:p>1088831</text:p>
          </table:table-cell>
          <table:table-cell office:value-type="float" office:value="1090918" calcext:value-type="float">
            <text:p>1090918</text:p>
          </table:table-cell>
          <table:table-cell table:formula="of:=[.B49]-[.A49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1103463" calcext:value-type="float">
            <text:p>1103463</text:p>
          </table:table-cell>
          <table:table-cell office:value-type="float" office:value="1105549" calcext:value-type="float">
            <text:p>1105549</text:p>
          </table:table-cell>
          <table:table-cell table:formula="of:=[.B50]-[.A50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118053" calcext:value-type="float">
            <text:p>1118053</text:p>
          </table:table-cell>
          <table:table-cell office:value-type="float" office:value="1120145" calcext:value-type="float">
            <text:p>1120145</text:p>
          </table:table-cell>
          <table:table-cell table:formula="of:=[.B51]-[.A51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132608" calcext:value-type="float">
            <text:p>1132608</text:p>
          </table:table-cell>
          <table:table-cell office:value-type="float" office:value="1134703" calcext:value-type="float">
            <text:p>1134703</text:p>
          </table:table-cell>
          <table:table-cell table:formula="of:=[.B52]-[.A52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147358" calcext:value-type="float">
            <text:p>1147358</text:p>
          </table:table-cell>
          <table:table-cell office:value-type="float" office:value="1149459" calcext:value-type="float">
            <text:p>1149459</text:p>
          </table:table-cell>
          <table:table-cell table:formula="of:=[.B53]-[.A53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162421" calcext:value-type="float">
            <text:p>1162421</text:p>
          </table:table-cell>
          <table:table-cell office:value-type="float" office:value="1164420" calcext:value-type="float">
            <text:p>1164420</text:p>
          </table:table-cell>
          <table:table-cell table:formula="of:=[.B54]-[.A54]"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float" office:value="1176962" calcext:value-type="float">
            <text:p>1176962</text:p>
          </table:table-cell>
          <table:table-cell office:value-type="float" office:value="1179058" calcext:value-type="float">
            <text:p>1179058</text:p>
          </table:table-cell>
          <table:table-cell table:formula="of:=[.B55]-[.A55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191721" calcext:value-type="float">
            <text:p>1191721</text:p>
          </table:table-cell>
          <table:table-cell office:value-type="float" office:value="1194812" calcext:value-type="float">
            <text:p>1194812</text:p>
          </table:table-cell>
          <table:table-cell table:formula="of:=[.B56]-[.A56]" office:value-type="float" office:value="3091" calcext:value-type="float">
            <text:p>3091</text:p>
          </table:table-cell>
          <table:table-cell/>
        </table:table-row>
        <table:table-row table:style-name="ro1">
          <table:table-cell office:value-type="float" office:value="1207429" calcext:value-type="float">
            <text:p>1207429</text:p>
          </table:table-cell>
          <table:table-cell office:value-type="float" office:value="1209530" calcext:value-type="float">
            <text:p>1209530</text:p>
          </table:table-cell>
          <table:table-cell table:formula="of:=[.B57]-[.A57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222071" calcext:value-type="float">
            <text:p>1222071</text:p>
          </table:table-cell>
          <table:table-cell office:value-type="float" office:value="1224172" calcext:value-type="float">
            <text:p>1224172</text:p>
          </table:table-cell>
          <table:table-cell table:formula="of:=[.B58]-[.A58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236623" calcext:value-type="float">
            <text:p>1236623</text:p>
          </table:table-cell>
          <table:table-cell office:value-type="float" office:value="1238716" calcext:value-type="float">
            <text:p>1238716</text:p>
          </table:table-cell>
          <table:table-cell table:formula="of:=[.B59]-[.A59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251155" calcext:value-type="float">
            <text:p>1251155</text:p>
          </table:table-cell>
          <table:table-cell office:value-type="float" office:value="1253255" calcext:value-type="float">
            <text:p>1253255</text:p>
          </table:table-cell>
          <table:table-cell table:formula="of:=[.B60]-[.A60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266000" calcext:value-type="float">
            <text:p>1266000</text:p>
          </table:table-cell>
          <table:table-cell office:value-type="float" office:value="1268124" calcext:value-type="float">
            <text:p>1268124</text:p>
          </table:table-cell>
          <table:table-cell table:formula="of:=[.B61]-[.A61]"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float" office:value="1281007" calcext:value-type="float">
            <text:p>1281007</text:p>
          </table:table-cell>
          <table:table-cell office:value-type="float" office:value="1283023" calcext:value-type="float">
            <text:p>1283023</text:p>
          </table:table-cell>
          <table:table-cell table:formula="of:=[.B62]-[.A62]"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float" office:value="1295597" calcext:value-type="float">
            <text:p>1295597</text:p>
          </table:table-cell>
          <table:table-cell office:value-type="float" office:value="1297702" calcext:value-type="float">
            <text:p>1297702</text:p>
          </table:table-cell>
          <table:table-cell table:formula="of:=[.B63]-[.A63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1310257" calcext:value-type="float">
            <text:p>1310257</text:p>
          </table:table-cell>
          <table:table-cell office:value-type="float" office:value="1312365" calcext:value-type="float">
            <text:p>1312365</text:p>
          </table:table-cell>
          <table:table-cell table:formula="of:=[.B64]-[.A64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1324907" calcext:value-type="float">
            <text:p>1324907</text:p>
          </table:table-cell>
          <table:table-cell office:value-type="float" office:value="1327016" calcext:value-type="float">
            <text:p>1327016</text:p>
          </table:table-cell>
          <table:table-cell table:formula="of:=[.B65]-[.A65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1339507" calcext:value-type="float">
            <text:p>1339507</text:p>
          </table:table-cell>
          <table:table-cell office:value-type="float" office:value="1341598" calcext:value-type="float">
            <text:p>1341598</text:p>
          </table:table-cell>
          <table:table-cell table:formula="of:=[.B66]-[.A66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354035" calcext:value-type="float">
            <text:p>1354035</text:p>
          </table:table-cell>
          <table:table-cell office:value-type="float" office:value="1356121" calcext:value-type="float">
            <text:p>1356121</text:p>
          </table:table-cell>
          <table:table-cell table:formula="of:=[.B67]-[.A67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368586" calcext:value-type="float">
            <text:p>1368586</text:p>
          </table:table-cell>
          <table:table-cell office:value-type="float" office:value="1370673" calcext:value-type="float">
            <text:p>1370673</text:p>
          </table:table-cell>
          <table:table-cell table:formula="of:=[.B68]-[.A68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1383312" calcext:value-type="float">
            <text:p>1383312</text:p>
          </table:table-cell>
          <table:table-cell office:value-type="float" office:value="1385486" calcext:value-type="float">
            <text:p>1385486</text:p>
          </table:table-cell>
          <table:table-cell table:formula="of:=[.B69]-[.A69]"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float" office:value="1398365" calcext:value-type="float">
            <text:p>1398365</text:p>
          </table:table-cell>
          <table:table-cell office:value-type="float" office:value="1400185" calcext:value-type="float">
            <text:p>1400185</text:p>
          </table:table-cell>
          <table:table-cell table:formula="of:=[.B70]-[.A70]"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1412742" calcext:value-type="float">
            <text:p>1412742</text:p>
          </table:table-cell>
          <table:table-cell office:value-type="float" office:value="1414847" calcext:value-type="float">
            <text:p>1414847</text:p>
          </table:table-cell>
          <table:table-cell table:formula="of:=[.B71]-[.A71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1427392" calcext:value-type="float">
            <text:p>1427392</text:p>
          </table:table-cell>
          <table:table-cell office:value-type="float" office:value="1429484" calcext:value-type="float">
            <text:p>1429484</text:p>
          </table:table-cell>
          <table:table-cell table:formula="of:=[.B72]-[.A72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442043" calcext:value-type="float">
            <text:p>1442043</text:p>
          </table:table-cell>
          <table:table-cell office:value-type="float" office:value="1444131" calcext:value-type="float">
            <text:p>1444131</text:p>
          </table:table-cell>
          <table:table-cell table:formula="of:=[.B73]-[.A73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456569" calcext:value-type="float">
            <text:p>1456569</text:p>
          </table:table-cell>
          <table:table-cell office:value-type="float" office:value="1458463" calcext:value-type="float">
            <text:p>1458463</text:p>
          </table:table-cell>
          <table:table-cell table:formula="of:=[.B74]-[.A74]"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float" office:value="1470995" calcext:value-type="float">
            <text:p>1470995</text:p>
          </table:table-cell>
          <table:table-cell office:value-type="float" office:value="1473027" calcext:value-type="float">
            <text:p>1473027</text:p>
          </table:table-cell>
          <table:table-cell table:formula="of:=[.B75]-[.A75]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1485687" calcext:value-type="float">
            <text:p>1485687</text:p>
          </table:table-cell>
          <table:table-cell office:value-type="float" office:value="1487776" calcext:value-type="float">
            <text:p>1487776</text:p>
          </table:table-cell>
          <table:table-cell table:formula="of:=[.B76]-[.A76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500425" calcext:value-type="float">
            <text:p>1500425</text:p>
          </table:table-cell>
          <table:table-cell office:value-type="float" office:value="1502535" calcext:value-type="float">
            <text:p>1502535</text:p>
          </table:table-cell>
          <table:table-cell table:formula="of:=[.B77]-[.A77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515417" calcext:value-type="float">
            <text:p>1515417</text:p>
          </table:table-cell>
          <table:table-cell office:value-type="float" office:value="1519055" calcext:value-type="float">
            <text:p>1519055</text:p>
          </table:table-cell>
          <table:table-cell table:formula="of:=[.B78]-[.A78]" office:value-type="float" office:value="3638" calcext:value-type="float">
            <text:p>3638</text:p>
          </table:table-cell>
          <table:table-cell/>
        </table:table-row>
        <table:table-row table:style-name="ro1">
          <table:table-cell office:value-type="float" office:value="1531641" calcext:value-type="float">
            <text:p>1531641</text:p>
          </table:table-cell>
          <table:table-cell office:value-type="float" office:value="1534043" calcext:value-type="float">
            <text:p>1534043</text:p>
          </table:table-cell>
          <table:table-cell table:formula="of:=[.B79]-[.A79]"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float" office:value="1546590" calcext:value-type="float">
            <text:p>1546590</text:p>
          </table:table-cell>
          <table:table-cell office:value-type="float" office:value="1548686" calcext:value-type="float">
            <text:p>1548686</text:p>
          </table:table-cell>
          <table:table-cell table:formula="of:=[.B80]-[.A80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561195" calcext:value-type="float">
            <text:p>1561195</text:p>
          </table:table-cell>
          <table:table-cell office:value-type="float" office:value="1563286" calcext:value-type="float">
            <text:p>1563286</text:p>
          </table:table-cell>
          <table:table-cell table:formula="of:=[.B81]-[.A81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575722" calcext:value-type="float">
            <text:p>1575722</text:p>
          </table:table-cell>
          <table:table-cell office:value-type="float" office:value="1577830" calcext:value-type="float">
            <text:p>1577830</text:p>
          </table:table-cell>
          <table:table-cell table:formula="of:=[.B82]-[.A82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1590386" calcext:value-type="float">
            <text:p>1590386</text:p>
          </table:table-cell>
          <table:table-cell office:value-type="float" office:value="1592485" calcext:value-type="float">
            <text:p>1592485</text:p>
          </table:table-cell>
          <table:table-cell table:formula="of:=[.B83]-[.A83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605020" calcext:value-type="float">
            <text:p>1605020</text:p>
          </table:table-cell>
          <table:table-cell office:value-type="float" office:value="1607112" calcext:value-type="float">
            <text:p>1607112</text:p>
          </table:table-cell>
          <table:table-cell table:formula="of:=[.B84]-[.A84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619719" calcext:value-type="float">
            <text:p>1619719</text:p>
          </table:table-cell>
          <table:table-cell office:value-type="float" office:value="1621874" calcext:value-type="float">
            <text:p>1621874</text:p>
          </table:table-cell>
          <table:table-cell table:formula="of:=[.B85]-[.A85]"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float" office:value="1634725" calcext:value-type="float">
            <text:p>1634725</text:p>
          </table:table-cell>
          <table:table-cell office:value-type="float" office:value="1637764" calcext:value-type="float">
            <text:p>1637764</text:p>
          </table:table-cell>
          <table:table-cell table:formula="of:=[.B86]-[.A86]"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1650310" calcext:value-type="float">
            <text:p>1650310</text:p>
          </table:table-cell>
          <table:table-cell office:value-type="float" office:value="1652228" calcext:value-type="float">
            <text:p>1652228</text:p>
          </table:table-cell>
          <table:table-cell table:formula="of:=[.B87]-[.A87]"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float" office:value="1664687" calcext:value-type="float">
            <text:p>1664687</text:p>
          </table:table-cell>
          <table:table-cell office:value-type="float" office:value="1666773" calcext:value-type="float">
            <text:p>1666773</text:p>
          </table:table-cell>
          <table:table-cell table:formula="of:=[.B88]-[.A88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679313" calcext:value-type="float">
            <text:p>1679313</text:p>
          </table:table-cell>
          <table:table-cell office:value-type="float" office:value="1681423" calcext:value-type="float">
            <text:p>1681423</text:p>
          </table:table-cell>
          <table:table-cell table:formula="of:=[.B89]-[.A89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693961" calcext:value-type="float">
            <text:p>1693961</text:p>
          </table:table-cell>
          <table:table-cell office:value-type="float" office:value="1696058" calcext:value-type="float">
            <text:p>1696058</text:p>
          </table:table-cell>
          <table:table-cell table:formula="of:=[.B90]-[.A90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708610" calcext:value-type="float">
            <text:p>1708610</text:p>
          </table:table-cell>
          <table:table-cell office:value-type="float" office:value="1710702" calcext:value-type="float">
            <text:p>1710702</text:p>
          </table:table-cell>
          <table:table-cell table:formula="of:=[.B91]-[.A91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723317" calcext:value-type="float">
            <text:p>1723317</text:p>
          </table:table-cell>
          <table:table-cell office:value-type="float" office:value="1725429" calcext:value-type="float">
            <text:p>1725429</text:p>
          </table:table-cell>
          <table:table-cell table:formula="of:=[.B92]-[.A92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1738016" calcext:value-type="float">
            <text:p>1738016</text:p>
          </table:table-cell>
          <table:table-cell office:value-type="float" office:value="1740170" calcext:value-type="float">
            <text:p>1740170</text:p>
          </table:table-cell>
          <table:table-cell table:formula="of:=[.B93]-[.A93]"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1752933" calcext:value-type="float">
            <text:p>1752933</text:p>
          </table:table-cell>
          <table:table-cell office:value-type="float" office:value="1754561" calcext:value-type="float">
            <text:p>1754561</text:p>
          </table:table-cell>
          <table:table-cell table:formula="of:=[.B94]-[.A94]" office:value-type="float" office:value="1628" calcext:value-type="float">
            <text:p>1628</text:p>
          </table:table-cell>
          <table:table-cell/>
        </table:table-row>
        <table:table-row table:style-name="ro1">
          <table:table-cell office:value-type="float" office:value="1767251" calcext:value-type="float">
            <text:p>1767251</text:p>
          </table:table-cell>
          <table:table-cell office:value-type="float" office:value="1769427" calcext:value-type="float">
            <text:p>1769427</text:p>
          </table:table-cell>
          <table:table-cell table:formula="of:=[.B95]-[.A95]"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1781905" calcext:value-type="float">
            <text:p>1781905</text:p>
          </table:table-cell>
          <table:table-cell office:value-type="float" office:value="1784015" calcext:value-type="float">
            <text:p>1784015</text:p>
          </table:table-cell>
          <table:table-cell table:formula="of:=[.B96]-[.A96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796666" calcext:value-type="float">
            <text:p>1796666</text:p>
          </table:table-cell>
          <table:table-cell office:value-type="float" office:value="1798707" calcext:value-type="float">
            <text:p>1798707</text:p>
          </table:table-cell>
          <table:table-cell table:formula="of:=[.B97]-[.A97]" office:value-type="float" office:value="2041" calcext:value-type="float">
            <text:p>2041</text:p>
          </table:table-cell>
          <table:table-cell/>
        </table:table-row>
        <table:table-row table:style-name="ro1">
          <table:table-cell office:value-type="float" office:value="1811263" calcext:value-type="float">
            <text:p>1811263</text:p>
          </table:table-cell>
          <table:table-cell office:value-type="float" office:value="1813384" calcext:value-type="float">
            <text:p>1813384</text:p>
          </table:table-cell>
          <table:table-cell table:formula="of:=[.B98]-[.A98]" office:value-type="float" office:value="2121" calcext:value-type="float">
            <text:p>2121</text:p>
          </table:table-cell>
          <table:table-cell/>
        </table:table-row>
        <table:table-row table:style-name="ro1">
          <table:table-cell office:value-type="float" office:value="1825944" calcext:value-type="float">
            <text:p>1825944</text:p>
          </table:table-cell>
          <table:table-cell office:value-type="float" office:value="1828035" calcext:value-type="float">
            <text:p>1828035</text:p>
          </table:table-cell>
          <table:table-cell table:formula="of:=[.B99]-[.A99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840565" calcext:value-type="float">
            <text:p>1840565</text:p>
          </table:table-cell>
          <table:table-cell office:value-type="float" office:value="1842654" calcext:value-type="float">
            <text:p>1842654</text:p>
          </table:table-cell>
          <table:table-cell table:formula="of:=[.B100]-[.A100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855164" calcext:value-type="float">
            <text:p>1855164</text:p>
          </table:table-cell>
          <table:table-cell office:value-type="float" office:value="1857315" calcext:value-type="float">
            <text:p>1857315</text:p>
          </table:table-cell>
          <table:table-cell table:formula="of:=[.B101]-[.A101]" office:value-type="float" office:value="2151" calcext:value-type="float">
            <text:p>2151</text:p>
          </table:table-cell>
          <table:table-cell/>
        </table:table-row>
        <table:table-row table:style-name="ro1">
          <table:table-cell office:value-type="float" office:value="1869979" calcext:value-type="float">
            <text:p>1869979</text:p>
          </table:table-cell>
          <table:table-cell office:value-type="float" office:value="1872073" calcext:value-type="float">
            <text:p>1872073</text:p>
          </table:table-cell>
          <table:table-cell table:formula="of:=[.B102]-[.A102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884940" calcext:value-type="float">
            <text:p>1884940</text:p>
          </table:table-cell>
          <table:table-cell office:value-type="float" office:value="1887005" calcext:value-type="float">
            <text:p>1887005</text:p>
          </table:table-cell>
          <table:table-cell table:formula="of:=[.B103]-[.A103]" office:value-type="float" office:value="2065" calcext:value-type="float">
            <text:p>2065</text:p>
          </table:table-cell>
          <table:table-cell/>
        </table:table-row>
        <table:table-row table:style-name="ro1">
          <table:table-cell office:value-type="float" office:value="1899580" calcext:value-type="float">
            <text:p>1899580</text:p>
          </table:table-cell>
          <table:table-cell office:value-type="float" office:value="1901698" calcext:value-type="float">
            <text:p>1901698</text:p>
          </table:table-cell>
          <table:table-cell table:formula="of:=[.B104]-[.A104]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float" office:value="1914201" calcext:value-type="float">
            <text:p>1914201</text:p>
          </table:table-cell>
          <table:table-cell office:value-type="float" office:value="1916292" calcext:value-type="float">
            <text:p>1916292</text:p>
          </table:table-cell>
          <table:table-cell table:formula="of:=[.B105]-[.A105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928794" calcext:value-type="float">
            <text:p>1928794</text:p>
          </table:table-cell>
          <table:table-cell office:value-type="float" office:value="1930883" calcext:value-type="float">
            <text:p>1930883</text:p>
          </table:table-cell>
          <table:table-cell table:formula="of:=[.B106]-[.A106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943438" calcext:value-type="float">
            <text:p>1943438</text:p>
          </table:table-cell>
          <table:table-cell office:value-type="float" office:value="1945508" calcext:value-type="float">
            <text:p>1945508</text:p>
          </table:table-cell>
          <table:table-cell table:formula="of:=[.B107]-[.A107]"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float" office:value="1958053" calcext:value-type="float">
            <text:p>1958053</text:p>
          </table:table-cell>
          <table:table-cell office:value-type="float" office:value="1960156" calcext:value-type="float">
            <text:p>1960156</text:p>
          </table:table-cell>
          <table:table-cell table:formula="of:=[.B108]-[.A108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972630" calcext:value-type="float">
            <text:p>1972630</text:p>
          </table:table-cell>
          <table:table-cell office:value-type="float" office:value="1974714" calcext:value-type="float">
            <text:p>1974714</text:p>
          </table:table-cell>
          <table:table-cell table:formula="of:=[.B109]-[.A109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1987352" calcext:value-type="float">
            <text:p>1987352</text:p>
          </table:table-cell>
          <table:table-cell office:value-type="float" office:value="1989489" calcext:value-type="float">
            <text:p>1989489</text:p>
          </table:table-cell>
          <table:table-cell table:formula="of:=[.B110]-[.A110]"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2002354" calcext:value-type="float">
            <text:p>2002354</text:p>
          </table:table-cell>
          <table:table-cell office:value-type="float" office:value="2004349" calcext:value-type="float">
            <text:p>2004349</text:p>
          </table:table-cell>
          <table:table-cell table:formula="of:=[.B111]-[.A111]"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float" office:value="2016889" calcext:value-type="float">
            <text:p>2016889</text:p>
          </table:table-cell>
          <table:table-cell office:value-type="float" office:value="2018970" calcext:value-type="float">
            <text:p>2018970</text:p>
          </table:table-cell>
          <table:table-cell table:formula="of:=[.B112]-[.A112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2031493" calcext:value-type="float">
            <text:p>2031493</text:p>
          </table:table-cell>
          <table:table-cell office:value-type="float" office:value="2033583" calcext:value-type="float">
            <text:p>2033583</text:p>
          </table:table-cell>
          <table:table-cell table:formula="of:=[.B113]-[.A113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2046118" calcext:value-type="float">
            <text:p>2046118</text:p>
          </table:table-cell>
          <table:table-cell office:value-type="float" office:value="2048210" calcext:value-type="float">
            <text:p>2048210</text:p>
          </table:table-cell>
          <table:table-cell table:formula="of:=[.B114]-[.A114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2060765" calcext:value-type="float">
            <text:p>2060765</text:p>
          </table:table-cell>
          <table:table-cell office:value-type="float" office:value="2062843" calcext:value-type="float">
            <text:p>2062843</text:p>
          </table:table-cell>
          <table:table-cell table:formula="of:=[.B115]-[.A115]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2075344" calcext:value-type="float">
            <text:p>2075344</text:p>
          </table:table-cell>
          <table:table-cell office:value-type="float" office:value="2077427" calcext:value-type="float">
            <text:p>2077427</text:p>
          </table:table-cell>
          <table:table-cell table:formula="of:=[.B116]-[.A116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2089899" calcext:value-type="float">
            <text:p>2089899</text:p>
          </table:table-cell>
          <table:table-cell office:value-type="float" office:value="2091985" calcext:value-type="float">
            <text:p>2091985</text:p>
          </table:table-cell>
          <table:table-cell table:formula="of:=[.B117]-[.A117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2104538" calcext:value-type="float">
            <text:p>2104538</text:p>
          </table:table-cell>
          <table:table-cell office:value-type="float" office:value="2106667" calcext:value-type="float">
            <text:p>2106667</text:p>
          </table:table-cell>
          <table:table-cell table:formula="of:=[.B118]-[.A118]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2119583" calcext:value-type="float">
            <text:p>2119583</text:p>
          </table:table-cell>
          <table:table-cell office:value-type="float" office:value="2122957" calcext:value-type="float">
            <text:p>2122957</text:p>
          </table:table-cell>
          <table:table-cell table:formula="of:=[.B119]-[.A119]" office:value-type="float" office:value="3374" calcext:value-type="float">
            <text:p>3374</text:p>
          </table:table-cell>
          <table:table-cell/>
        </table:table-row>
        <table:table-row table:style-name="ro1">
          <table:table-cell office:value-type="float" office:value="2135542" calcext:value-type="float">
            <text:p>2135542</text:p>
          </table:table-cell>
          <table:table-cell office:value-type="float" office:value="2137659" calcext:value-type="float">
            <text:p>2137659</text:p>
          </table:table-cell>
          <table:table-cell table:formula="of:=[.B120]-[.A120]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2150222" calcext:value-type="float">
            <text:p>2150222</text:p>
          </table:table-cell>
          <table:table-cell office:value-type="float" office:value="2152314" calcext:value-type="float">
            <text:p>2152314</text:p>
          </table:table-cell>
          <table:table-cell table:formula="of:=[.B121]-[.A121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2164859" calcext:value-type="float">
            <text:p>2164859</text:p>
          </table:table-cell>
          <table:table-cell office:value-type="float" office:value="2166986" calcext:value-type="float">
            <text:p>2166986</text:p>
          </table:table-cell>
          <table:table-cell table:formula="of:=[.B122]-[.A122]"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float" office:value="2179515" calcext:value-type="float">
            <text:p>2179515</text:p>
          </table:table-cell>
          <table:table-cell office:value-type="float" office:value="2181602" calcext:value-type="float">
            <text:p>2181602</text:p>
          </table:table-cell>
          <table:table-cell table:formula="of:=[.B123]-[.A123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2194081" calcext:value-type="float">
            <text:p>2194081</text:p>
          </table:table-cell>
          <table:table-cell office:value-type="float" office:value="2196150" calcext:value-type="float">
            <text:p>2196150</text:p>
          </table:table-cell>
          <table:table-cell table:formula="of:=[.B124]-[.A124]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2208633" calcext:value-type="float">
            <text:p>2208633</text:p>
          </table:table-cell>
          <table:table-cell office:value-type="float" office:value="2210702" calcext:value-type="float">
            <text:p>2210702</text:p>
          </table:table-cell>
          <table:table-cell table:formula="of:=[.B125]-[.A125]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2223229" calcext:value-type="float">
            <text:p>2223229</text:p>
          </table:table-cell>
          <table:table-cell office:value-type="float" office:value="2225340" calcext:value-type="float">
            <text:p>2225340</text:p>
          </table:table-cell>
          <table:table-cell table:formula="of:=[.B126]-[.A126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2238263" calcext:value-type="float">
            <text:p>2238263</text:p>
          </table:table-cell>
          <table:table-cell office:value-type="float" office:value="2240428" calcext:value-type="float">
            <text:p>2240428</text:p>
          </table:table-cell>
          <table:table-cell table:formula="of:=[.B127]-[.A127]"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float" office:value="2253060" calcext:value-type="float">
            <text:p>2253060</text:p>
          </table:table-cell>
          <table:table-cell office:value-type="float" office:value="2255161" calcext:value-type="float">
            <text:p>2255161</text:p>
          </table:table-cell>
          <table:table-cell table:formula="of:=[.B128]-[.A128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2267739" calcext:value-type="float">
            <text:p>2267739</text:p>
          </table:table-cell>
          <table:table-cell office:value-type="float" office:value="2269819" calcext:value-type="float">
            <text:p>2269819</text:p>
          </table:table-cell>
          <table:table-cell table:formula="of:=[.B129]-[.A129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2282352" calcext:value-type="float">
            <text:p>2282352</text:p>
          </table:table-cell>
          <table:table-cell office:value-type="float" office:value="2284464" calcext:value-type="float">
            <text:p>2284464</text:p>
          </table:table-cell>
          <table:table-cell table:formula="of:=[.B130]-[.A130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2296967" calcext:value-type="float">
            <text:p>2296967</text:p>
          </table:table-cell>
          <table:table-cell office:value-type="float" office:value="2299085" calcext:value-type="float">
            <text:p>2299085</text:p>
          </table:table-cell>
          <table:table-cell table:formula="of:=[.B131]-[.A131]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float" office:value="2311517" calcext:value-type="float">
            <text:p>2311517</text:p>
          </table:table-cell>
          <table:table-cell office:value-type="float" office:value="2313585" calcext:value-type="float">
            <text:p>2313585</text:p>
          </table:table-cell>
          <table:table-cell table:formula="of:=[.B132]-[.A132]"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2326064" calcext:value-type="float">
            <text:p>2326064</text:p>
          </table:table-cell>
          <table:table-cell office:value-type="float" office:value="2328138" calcext:value-type="float">
            <text:p>2328138</text:p>
          </table:table-cell>
          <table:table-cell table:formula="of:=[.B133]-[.A133]"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float" office:value="2340649" calcext:value-type="float">
            <text:p>2340649</text:p>
          </table:table-cell>
          <table:table-cell office:value-type="float" office:value="2342815" calcext:value-type="float">
            <text:p>2342815</text:p>
          </table:table-cell>
          <table:table-cell table:formula="of:=[.B134]-[.A134]" office:value-type="float" office:value="2166" calcext:value-type="float">
            <text:p>2166</text:p>
          </table:table-cell>
          <table:table-cell/>
        </table:table-row>
        <table:table-row table:style-name="ro1">
          <table:table-cell office:value-type="float" office:value="2355543" calcext:value-type="float">
            <text:p>2355543</text:p>
          </table:table-cell>
          <table:table-cell office:value-type="float" office:value="2358167" calcext:value-type="float">
            <text:p>2358167</text:p>
          </table:table-cell>
          <table:table-cell table:formula="of:=[.B135]-[.A135]"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float" office:value="2370892" calcext:value-type="float">
            <text:p>2370892</text:p>
          </table:table-cell>
          <table:table-cell office:value-type="float" office:value="2372974" calcext:value-type="float">
            <text:p>2372974</text:p>
          </table:table-cell>
          <table:table-cell table:formula="of:=[.B136]-[.A136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2385561" calcext:value-type="float">
            <text:p>2385561</text:p>
          </table:table-cell>
          <table:table-cell office:value-type="float" office:value="2387940" calcext:value-type="float">
            <text:p>2387940</text:p>
          </table:table-cell>
          <table:table-cell table:formula="of:=[.B137]-[.A137]"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float" office:value="2400556" calcext:value-type="float">
            <text:p>2400556</text:p>
          </table:table-cell>
          <table:table-cell office:value-type="float" office:value="2402650" calcext:value-type="float">
            <text:p>2402650</text:p>
          </table:table-cell>
          <table:table-cell table:formula="of:=[.B138]-[.A138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2415125" calcext:value-type="float">
            <text:p>2415125</text:p>
          </table:table-cell>
          <table:table-cell office:value-type="float" office:value="2417237" calcext:value-type="float">
            <text:p>2417237</text:p>
          </table:table-cell>
          <table:table-cell table:formula="of:=[.B139]-[.A139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2429789" calcext:value-type="float">
            <text:p>2429789</text:p>
          </table:table-cell>
          <table:table-cell office:value-type="float" office:value="2431893" calcext:value-type="float">
            <text:p>2431893</text:p>
          </table:table-cell>
          <table:table-cell table:formula="of:=[.B140]-[.A140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2444417" calcext:value-type="float">
            <text:p>2444417</text:p>
          </table:table-cell>
          <table:table-cell office:value-type="float" office:value="2446510" calcext:value-type="float">
            <text:p>2446510</text:p>
          </table:table-cell>
          <table:table-cell table:formula="of:=[.B141]-[.A141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2459112" calcext:value-type="float">
            <text:p>2459112</text:p>
          </table:table-cell>
          <table:table-cell office:value-type="float" office:value="2461165" calcext:value-type="float">
            <text:p>2461165</text:p>
          </table:table-cell>
          <table:table-cell table:formula="of:=[.B142]-[.A142]" office:value-type="float" office:value="2053" calcext:value-type="float">
            <text:p>2053</text:p>
          </table:table-cell>
          <table:table-cell/>
        </table:table-row>
        <table:table-row table:style-name="ro1">
          <table:table-cell office:value-type="float" office:value="2474088" calcext:value-type="float">
            <text:p>2474088</text:p>
          </table:table-cell>
          <table:table-cell office:value-type="float" office:value="2476215" calcext:value-type="float">
            <text:p>2476215</text:p>
          </table:table-cell>
          <table:table-cell table:formula="of:=[.B143]-[.A143]"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float" office:value="2489066" calcext:value-type="float">
            <text:p>2489066</text:p>
          </table:table-cell>
          <table:table-cell office:value-type="float" office:value="2491118" calcext:value-type="float">
            <text:p>2491118</text:p>
          </table:table-cell>
          <table:table-cell table:formula="of:=[.B144]-[.A144]" office:value-type="float" office:value="2052" calcext:value-type="float">
            <text:p>2052</text:p>
          </table:table-cell>
          <table:table-cell/>
        </table:table-row>
        <table:table-row table:style-name="ro1">
          <table:table-cell office:value-type="float" office:value="2503703" calcext:value-type="float">
            <text:p>2503703</text:p>
          </table:table-cell>
          <table:table-cell office:value-type="float" office:value="2505791" calcext:value-type="float">
            <text:p>2505791</text:p>
          </table:table-cell>
          <table:table-cell table:formula="of:=[.B145]-[.A145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2518318" calcext:value-type="float">
            <text:p>2518318</text:p>
          </table:table-cell>
          <table:table-cell office:value-type="float" office:value="2520404" calcext:value-type="float">
            <text:p>2520404</text:p>
          </table:table-cell>
          <table:table-cell table:formula="of:=[.B146]-[.A146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2532941" calcext:value-type="float">
            <text:p>2532941</text:p>
          </table:table-cell>
          <table:table-cell office:value-type="float" office:value="2535025" calcext:value-type="float">
            <text:p>2535025</text:p>
          </table:table-cell>
          <table:table-cell table:formula="of:=[.B147]-[.A147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2547552" calcext:value-type="float">
            <text:p>2547552</text:p>
          </table:table-cell>
          <table:table-cell office:value-type="float" office:value="2549657" calcext:value-type="float">
            <text:p>2549657</text:p>
          </table:table-cell>
          <table:table-cell table:formula="of:=[.B148]-[.A148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2562143" calcext:value-type="float">
            <text:p>2562143</text:p>
          </table:table-cell>
          <table:table-cell office:value-type="float" office:value="2564227" calcext:value-type="float">
            <text:p>2564227</text:p>
          </table:table-cell>
          <table:table-cell table:formula="of:=[.B149]-[.A149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2576749" calcext:value-type="float">
            <text:p>2576749</text:p>
          </table:table-cell>
          <table:table-cell office:value-type="float" office:value="2578864" calcext:value-type="float">
            <text:p>2578864</text:p>
          </table:table-cell>
          <table:table-cell table:formula="of:=[.B150]-[.A150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2591560" calcext:value-type="float">
            <text:p>2591560</text:p>
          </table:table-cell>
          <table:table-cell office:value-type="float" office:value="2593684" calcext:value-type="float">
            <text:p>2593684</text:p>
          </table:table-cell>
          <table:table-cell table:formula="of:=[.B151]-[.A151]"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float" office:value="2606556" calcext:value-type="float">
            <text:p>2606556</text:p>
          </table:table-cell>
          <table:table-cell office:value-type="float" office:value="2608575" calcext:value-type="float">
            <text:p>2608575</text:p>
          </table:table-cell>
          <table:table-cell table:formula="of:=[.B152]-[.A152]"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2621163" calcext:value-type="float">
            <text:p>2621163</text:p>
          </table:table-cell>
          <table:table-cell office:value-type="float" office:value="2623256" calcext:value-type="float">
            <text:p>2623256</text:p>
          </table:table-cell>
          <table:table-cell table:formula="of:=[.B153]-[.A153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2635796" calcext:value-type="float">
            <text:p>2635796</text:p>
          </table:table-cell>
          <table:table-cell office:value-type="float" office:value="2637886" calcext:value-type="float">
            <text:p>2637886</text:p>
          </table:table-cell>
          <table:table-cell table:formula="of:=[.B154]-[.A154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2650396" calcext:value-type="float">
            <text:p>2650396</text:p>
          </table:table-cell>
          <table:table-cell office:value-type="float" office:value="2652460" calcext:value-type="float">
            <text:p>2652460</text:p>
          </table:table-cell>
          <table:table-cell table:formula="of:=[.B155]-[.A155]" office:value-type="float" office:value="2064" calcext:value-type="float">
            <text:p>2064</text:p>
          </table:table-cell>
          <table:table-cell/>
        </table:table-row>
        <table:table-row table:style-name="ro1">
          <table:table-cell office:value-type="float" office:value="2664935" calcext:value-type="float">
            <text:p>2664935</text:p>
          </table:table-cell>
          <table:table-cell office:value-type="float" office:value="2667016" calcext:value-type="float">
            <text:p>2667016</text:p>
          </table:table-cell>
          <table:table-cell table:formula="of:=[.B156]-[.A156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2679473" calcext:value-type="float">
            <text:p>2679473</text:p>
          </table:table-cell>
          <table:table-cell office:value-type="float" office:value="2681570" calcext:value-type="float">
            <text:p>2681570</text:p>
          </table:table-cell>
          <table:table-cell table:formula="of:=[.B157]-[.A157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2694137" calcext:value-type="float">
            <text:p>2694137</text:p>
          </table:table-cell>
          <table:table-cell office:value-type="float" office:value="2696221" calcext:value-type="float">
            <text:p>2696221</text:p>
          </table:table-cell>
          <table:table-cell table:formula="of:=[.B158]-[.A158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2708854" calcext:value-type="float">
            <text:p>2708854</text:p>
          </table:table-cell>
          <table:table-cell office:value-type="float" office:value="2710966" calcext:value-type="float">
            <text:p>2710966</text:p>
          </table:table-cell>
          <table:table-cell table:formula="of:=[.B159]-[.A159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2723959" calcext:value-type="float">
            <text:p>2723959</text:p>
          </table:table-cell>
          <table:table-cell office:value-type="float" office:value="2726954" calcext:value-type="float">
            <text:p>2726954</text:p>
          </table:table-cell>
          <table:table-cell table:formula="of:=[.B160]-[.A160]"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2739579" calcext:value-type="float">
            <text:p>2739579</text:p>
          </table:table-cell>
          <table:table-cell office:value-type="float" office:value="2741683" calcext:value-type="float">
            <text:p>2741683</text:p>
          </table:table-cell>
          <table:table-cell table:formula="of:=[.B161]-[.A161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2754186" calcext:value-type="float">
            <text:p>2754186</text:p>
          </table:table-cell>
          <table:table-cell office:value-type="float" office:value="2756281" calcext:value-type="float">
            <text:p>2756281</text:p>
          </table:table-cell>
          <table:table-cell table:formula="of:=[.B162]-[.A162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2768807" calcext:value-type="float">
            <text:p>2768807</text:p>
          </table:table-cell>
          <table:table-cell office:value-type="float" office:value="2770885" calcext:value-type="float">
            <text:p>2770885</text:p>
          </table:table-cell>
          <table:table-cell table:formula="of:=[.B163]-[.A163]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2783358" calcext:value-type="float">
            <text:p>2783358</text:p>
          </table:table-cell>
          <table:table-cell office:value-type="float" office:value="2785449" calcext:value-type="float">
            <text:p>2785449</text:p>
          </table:table-cell>
          <table:table-cell table:formula="of:=[.B164]-[.A164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2797933" calcext:value-type="float">
            <text:p>2797933</text:p>
          </table:table-cell>
          <table:table-cell office:value-type="float" office:value="2800019" calcext:value-type="float">
            <text:p>2800019</text:p>
          </table:table-cell>
          <table:table-cell table:formula="of:=[.B165]-[.A165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2812536" calcext:value-type="float">
            <text:p>2812536</text:p>
          </table:table-cell>
          <table:table-cell office:value-type="float" office:value="2814652" calcext:value-type="float">
            <text:p>2814652</text:p>
          </table:table-cell>
          <table:table-cell table:formula="of:=[.B166]-[.A166]"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2827318" calcext:value-type="float">
            <text:p>2827318</text:p>
          </table:table-cell>
          <table:table-cell office:value-type="float" office:value="2829427" calcext:value-type="float">
            <text:p>2829427</text:p>
          </table:table-cell>
          <table:table-cell table:formula="of:=[.B167]-[.A167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2842322" calcext:value-type="float">
            <text:p>2842322</text:p>
          </table:table-cell>
          <table:table-cell office:value-type="float" office:value="2844510" calcext:value-type="float">
            <text:p>2844510</text:p>
          </table:table-cell>
          <table:table-cell table:formula="of:=[.B168]-[.A168]"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float" office:value="2857152" calcext:value-type="float">
            <text:p>2857152</text:p>
          </table:table-cell>
          <table:table-cell office:value-type="float" office:value="2859259" calcext:value-type="float">
            <text:p>2859259</text:p>
          </table:table-cell>
          <table:table-cell table:formula="of:=[.B169]-[.A169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2871796" calcext:value-type="float">
            <text:p>2871796</text:p>
          </table:table-cell>
          <table:table-cell office:value-type="float" office:value="2873904" calcext:value-type="float">
            <text:p>2873904</text:p>
          </table:table-cell>
          <table:table-cell table:formula="of:=[.B170]-[.A170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2886449" calcext:value-type="float">
            <text:p>2886449</text:p>
          </table:table-cell>
          <table:table-cell office:value-type="float" office:value="2888543" calcext:value-type="float">
            <text:p>2888543</text:p>
          </table:table-cell>
          <table:table-cell table:formula="of:=[.B171]-[.A171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2901082" calcext:value-type="float">
            <text:p>2901082</text:p>
          </table:table-cell>
          <table:table-cell office:value-type="float" office:value="2903159" calcext:value-type="float">
            <text:p>2903159</text:p>
          </table:table-cell>
          <table:table-cell table:formula="of:=[.B172]-[.A172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2915685" calcext:value-type="float">
            <text:p>2915685</text:p>
          </table:table-cell>
          <table:table-cell office:value-type="float" office:value="2917776" calcext:value-type="float">
            <text:p>2917776</text:p>
          </table:table-cell>
          <table:table-cell table:formula="of:=[.B173]-[.A173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2930205" calcext:value-type="float">
            <text:p>2930205</text:p>
          </table:table-cell>
          <table:table-cell office:value-type="float" office:value="2932304" calcext:value-type="float">
            <text:p>2932304</text:p>
          </table:table-cell>
          <table:table-cell table:formula="of:=[.B174]-[.A174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2944794" calcext:value-type="float">
            <text:p>2944794</text:p>
          </table:table-cell>
          <table:table-cell office:value-type="float" office:value="2946928" calcext:value-type="float">
            <text:p>2946928</text:p>
          </table:table-cell>
          <table:table-cell table:formula="of:=[.B175]-[.A175]"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float" office:value="2959693" calcext:value-type="float">
            <text:p>2959693</text:p>
          </table:table-cell>
          <table:table-cell office:value-type="float" office:value="2962143" calcext:value-type="float">
            <text:p>2962143</text:p>
          </table:table-cell>
          <table:table-cell table:formula="of:=[.B176]-[.A176]"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2974851" calcext:value-type="float">
            <text:p>2974851</text:p>
          </table:table-cell>
          <table:table-cell office:value-type="float" office:value="2976974" calcext:value-type="float">
            <text:p>2976974</text:p>
          </table:table-cell>
          <table:table-cell table:formula="of:=[.B177]-[.A177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2989653" calcext:value-type="float">
            <text:p>2989653</text:p>
          </table:table-cell>
          <table:table-cell office:value-type="float" office:value="2992323" calcext:value-type="float">
            <text:p>2992323</text:p>
          </table:table-cell>
          <table:table-cell table:formula="of:=[.B178]-[.A178]" office:value-type="float" office:value="2670" calcext:value-type="float">
            <text:p>2670</text:p>
          </table:table-cell>
          <table:table-cell/>
        </table:table-row>
        <table:table-row table:style-name="ro1">
          <table:table-cell office:value-type="float" office:value="3004906" calcext:value-type="float">
            <text:p>3004906</text:p>
          </table:table-cell>
          <table:table-cell office:value-type="float" office:value="3006996" calcext:value-type="float">
            <text:p>3006996</text:p>
          </table:table-cell>
          <table:table-cell table:formula="of:=[.B179]-[.A179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3019550" calcext:value-type="float">
            <text:p>3019550</text:p>
          </table:table-cell>
          <table:table-cell office:value-type="float" office:value="3021647" calcext:value-type="float">
            <text:p>3021647</text:p>
          </table:table-cell>
          <table:table-cell table:formula="of:=[.B180]-[.A180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3034167" calcext:value-type="float">
            <text:p>3034167</text:p>
          </table:table-cell>
          <table:table-cell office:value-type="float" office:value="3036275" calcext:value-type="float">
            <text:p>3036275</text:p>
          </table:table-cell>
          <table:table-cell table:formula="of:=[.B181]-[.A181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3048709" calcext:value-type="float">
            <text:p>3048709</text:p>
          </table:table-cell>
          <table:table-cell office:value-type="float" office:value="3050796" calcext:value-type="float">
            <text:p>3050796</text:p>
          </table:table-cell>
          <table:table-cell table:formula="of:=[.B182]-[.A182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3063269" calcext:value-type="float">
            <text:p>3063269</text:p>
          </table:table-cell>
          <table:table-cell office:value-type="float" office:value="3065403" calcext:value-type="float">
            <text:p>3065403</text:p>
          </table:table-cell>
          <table:table-cell table:formula="of:=[.B183]-[.A183]"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float" office:value="3078222" calcext:value-type="float">
            <text:p>3078222</text:p>
          </table:table-cell>
          <table:table-cell office:value-type="float" office:value="3080342" calcext:value-type="float">
            <text:p>3080342</text:p>
          </table:table-cell>
          <table:table-cell table:formula="of:=[.B184]-[.A184]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3093214" calcext:value-type="float">
            <text:p>3093214</text:p>
          </table:table-cell>
          <table:table-cell office:value-type="float" office:value="3095236" calcext:value-type="float">
            <text:p>3095236</text:p>
          </table:table-cell>
          <table:table-cell table:formula="of:=[.B185]-[.A185]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3107800" calcext:value-type="float">
            <text:p>3107800</text:p>
          </table:table-cell>
          <table:table-cell office:value-type="float" office:value="3109900" calcext:value-type="float">
            <text:p>3109900</text:p>
          </table:table-cell>
          <table:table-cell table:formula="of:=[.B186]-[.A186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3122537" calcext:value-type="float">
            <text:p>3122537</text:p>
          </table:table-cell>
          <table:table-cell office:value-type="float" office:value="3124614" calcext:value-type="float">
            <text:p>3124614</text:p>
          </table:table-cell>
          <table:table-cell table:formula="of:=[.B187]-[.A187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3137148" calcext:value-type="float">
            <text:p>3137148</text:p>
          </table:table-cell>
          <table:table-cell office:value-type="float" office:value="3139250" calcext:value-type="float">
            <text:p>3139250</text:p>
          </table:table-cell>
          <table:table-cell table:formula="of:=[.B188]-[.A188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3151755" calcext:value-type="float">
            <text:p>3151755</text:p>
          </table:table-cell>
          <table:table-cell office:value-type="float" office:value="3153866" calcext:value-type="float">
            <text:p>3153866</text:p>
          </table:table-cell>
          <table:table-cell table:formula="of:=[.B189]-[.A189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3166403" calcext:value-type="float">
            <text:p>3166403</text:p>
          </table:table-cell>
          <table:table-cell office:value-type="float" office:value="3168487" calcext:value-type="float">
            <text:p>3168487</text:p>
          </table:table-cell>
          <table:table-cell table:formula="of:=[.B190]-[.A190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3181051" calcext:value-type="float">
            <text:p>3181051</text:p>
          </table:table-cell>
          <table:table-cell office:value-type="float" office:value="3183141" calcext:value-type="float">
            <text:p>3183141</text:p>
          </table:table-cell>
          <table:table-cell table:formula="of:=[.B191]-[.A191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3195869" calcext:value-type="float">
            <text:p>3195869</text:p>
          </table:table-cell>
          <table:table-cell office:value-type="float" office:value="3197999" calcext:value-type="float">
            <text:p>3197999</text:p>
          </table:table-cell>
          <table:table-cell table:formula="of:=[.B192]-[.A192]" office:value-type="float" office:value="2130" calcext:value-type="float">
            <text:p>2130</text:p>
          </table:table-cell>
          <table:table-cell/>
        </table:table-row>
        <table:table-row table:style-name="ro1">
          <table:table-cell office:value-type="float" office:value="3210475" calcext:value-type="float">
            <text:p>3210475</text:p>
          </table:table-cell>
          <table:table-cell office:value-type="float" office:value="3212561" calcext:value-type="float">
            <text:p>3212561</text:p>
          </table:table-cell>
          <table:table-cell table:formula="of:=[.B193]-[.A193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3225024" calcext:value-type="float">
            <text:p>3225024</text:p>
          </table:table-cell>
          <table:table-cell office:value-type="float" office:value="3227107" calcext:value-type="float">
            <text:p>3227107</text:p>
          </table:table-cell>
          <table:table-cell table:formula="of:=[.B194]-[.A194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3239685" calcext:value-type="float">
            <text:p>3239685</text:p>
          </table:table-cell>
          <table:table-cell office:value-type="float" office:value="3241802" calcext:value-type="float">
            <text:p>3241802</text:p>
          </table:table-cell>
          <table:table-cell table:formula="of:=[.B195]-[.A195]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3254350" calcext:value-type="float">
            <text:p>3254350</text:p>
          </table:table-cell>
          <table:table-cell office:value-type="float" office:value="3256465" calcext:value-type="float">
            <text:p>3256465</text:p>
          </table:table-cell>
          <table:table-cell table:formula="of:=[.B196]-[.A196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3268982" calcext:value-type="float">
            <text:p>3268982</text:p>
          </table:table-cell>
          <table:table-cell office:value-type="float" office:value="3271064" calcext:value-type="float">
            <text:p>3271064</text:p>
          </table:table-cell>
          <table:table-cell table:formula="of:=[.B197]-[.A197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3283605" calcext:value-type="float">
            <text:p>3283605</text:p>
          </table:table-cell>
          <table:table-cell office:value-type="float" office:value="3285695" calcext:value-type="float">
            <text:p>3285695</text:p>
          </table:table-cell>
          <table:table-cell table:formula="of:=[.B198]-[.A198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3298296" calcext:value-type="float">
            <text:p>3298296</text:p>
          </table:table-cell>
          <table:table-cell office:value-type="float" office:value="3300436" calcext:value-type="float">
            <text:p>3300436</text:p>
          </table:table-cell>
          <table:table-cell table:formula="of:=[.B199]-[.A199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3313312" calcext:value-type="float">
            <text:p>3313312</text:p>
          </table:table-cell>
          <table:table-cell office:value-type="float" office:value="3316327" calcext:value-type="float">
            <text:p>3316327</text:p>
          </table:table-cell>
          <table:table-cell table:formula="of:=[.B200]-[.A200]"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3328895" calcext:value-type="float">
            <text:p>3328895</text:p>
          </table:table-cell>
          <table:table-cell office:value-type="float" office:value="3331107" calcext:value-type="float">
            <text:p>3331107</text:p>
          </table:table-cell>
          <table:table-cell table:formula="of:=[.B201]-[.A201]"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float" office:value="3343640" calcext:value-type="float">
            <text:p>3343640</text:p>
          </table:table-cell>
          <table:table-cell office:value-type="float" office:value="3345750" calcext:value-type="float">
            <text:p>3345750</text:p>
          </table:table-cell>
          <table:table-cell table:formula="of:=[.B202]-[.A202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3358229" calcext:value-type="float">
            <text:p>3358229</text:p>
          </table:table-cell>
          <table:table-cell office:value-type="float" office:value="3360323" calcext:value-type="float">
            <text:p>3360323</text:p>
          </table:table-cell>
          <table:table-cell table:formula="of:=[.B203]-[.A203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3372778" calcext:value-type="float">
            <text:p>3372778</text:p>
          </table:table-cell>
          <table:table-cell office:value-type="float" office:value="3374881" calcext:value-type="float">
            <text:p>3374881</text:p>
          </table:table-cell>
          <table:table-cell table:formula="of:=[.B204]-[.A204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3387431" calcext:value-type="float">
            <text:p>3387431</text:p>
          </table:table-cell>
          <table:table-cell office:value-type="float" office:value="3389540" calcext:value-type="float">
            <text:p>3389540</text:p>
          </table:table-cell>
          <table:table-cell table:formula="of:=[.B205]-[.A205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3402132" calcext:value-type="float">
            <text:p>3402132</text:p>
          </table:table-cell>
          <table:table-cell office:value-type="float" office:value="3404233" calcext:value-type="float">
            <text:p>3404233</text:p>
          </table:table-cell>
          <table:table-cell table:formula="of:=[.B206]-[.A206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3416826" calcext:value-type="float">
            <text:p>3416826</text:p>
          </table:table-cell>
          <table:table-cell office:value-type="float" office:value="3418930" calcext:value-type="float">
            <text:p>3418930</text:p>
          </table:table-cell>
          <table:table-cell table:formula="of:=[.B207]-[.A207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3431674" calcext:value-type="float">
            <text:p>3431674</text:p>
          </table:table-cell>
          <table:table-cell office:value-type="float" office:value="3433308" calcext:value-type="float">
            <text:p>3433308</text:p>
          </table:table-cell>
          <table:table-cell table:formula="of:=[.B208]-[.A208]"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float" office:value="3446053" calcext:value-type="float">
            <text:p>3446053</text:p>
          </table:table-cell>
          <table:table-cell office:value-type="float" office:value="3448429" calcext:value-type="float">
            <text:p>3448429</text:p>
          </table:table-cell>
          <table:table-cell table:formula="of:=[.B209]-[.A209]" office:value-type="float" office:value="2376" calcext:value-type="float">
            <text:p>2376</text:p>
          </table:table-cell>
          <table:table-cell/>
        </table:table-row>
        <table:table-row table:style-name="ro1">
          <table:table-cell office:value-type="float" office:value="3461236" calcext:value-type="float">
            <text:p>3461236</text:p>
          </table:table-cell>
          <table:table-cell office:value-type="float" office:value="3463332" calcext:value-type="float">
            <text:p>3463332</text:p>
          </table:table-cell>
          <table:table-cell table:formula="of:=[.B210]-[.A210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3476017" calcext:value-type="float">
            <text:p>3476017</text:p>
          </table:table-cell>
          <table:table-cell office:value-type="float" office:value="3478104" calcext:value-type="float">
            <text:p>3478104</text:p>
          </table:table-cell>
          <table:table-cell table:formula="of:=[.B211]-[.A211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3490578" calcext:value-type="float">
            <text:p>3490578</text:p>
          </table:table-cell>
          <table:table-cell office:value-type="float" office:value="3492670" calcext:value-type="float">
            <text:p>3492670</text:p>
          </table:table-cell>
          <table:table-cell table:formula="of:=[.B212]-[.A212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3505153" calcext:value-type="float">
            <text:p>3505153</text:p>
          </table:table-cell>
          <table:table-cell office:value-type="float" office:value="3507248" calcext:value-type="float">
            <text:p>3507248</text:p>
          </table:table-cell>
          <table:table-cell table:formula="of:=[.B213]-[.A213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3519808" calcext:value-type="float">
            <text:p>3519808</text:p>
          </table:table-cell>
          <table:table-cell office:value-type="float" office:value="3521885" calcext:value-type="float">
            <text:p>3521885</text:p>
          </table:table-cell>
          <table:table-cell table:formula="of:=[.B214]-[.A214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3534457" calcext:value-type="float">
            <text:p>3534457</text:p>
          </table:table-cell>
          <table:table-cell office:value-type="float" office:value="3536593" calcext:value-type="float">
            <text:p>3536593</text:p>
          </table:table-cell>
          <table:table-cell table:formula="of:=[.B215]-[.A215]" office:value-type="float" office:value="2136" calcext:value-type="float">
            <text:p>2136</text:p>
          </table:table-cell>
          <table:table-cell/>
        </table:table-row>
        <table:table-row table:style-name="ro1">
          <table:table-cell office:value-type="float" office:value="3549358" calcext:value-type="float">
            <text:p>3549358</text:p>
          </table:table-cell>
          <table:table-cell office:value-type="float" office:value="3552737" calcext:value-type="float">
            <text:p>3552737</text:p>
          </table:table-cell>
          <table:table-cell table:formula="of:=[.B216]-[.A216]" office:value-type="float" office:value="3379" calcext:value-type="float">
            <text:p>3379</text:p>
          </table:table-cell>
          <table:table-cell/>
        </table:table-row>
        <table:table-row table:style-name="ro1">
          <table:table-cell office:value-type="float" office:value="3565507" calcext:value-type="float">
            <text:p>3565507</text:p>
          </table:table-cell>
          <table:table-cell office:value-type="float" office:value="3567405" calcext:value-type="float">
            <text:p>3567405</text:p>
          </table:table-cell>
          <table:table-cell table:formula="of:=[.B217]-[.A217]"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float" office:value="3580002" calcext:value-type="float">
            <text:p>3580002</text:p>
          </table:table-cell>
          <table:table-cell office:value-type="float" office:value="3582097" calcext:value-type="float">
            <text:p>3582097</text:p>
          </table:table-cell>
          <table:table-cell table:formula="of:=[.B218]-[.A218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3594751" calcext:value-type="float">
            <text:p>3594751</text:p>
          </table:table-cell>
          <table:table-cell office:value-type="float" office:value="3596849" calcext:value-type="float">
            <text:p>3596849</text:p>
          </table:table-cell>
          <table:table-cell table:formula="of:=[.B219]-[.A219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3609304" calcext:value-type="float">
            <text:p>3609304</text:p>
          </table:table-cell>
          <table:table-cell office:value-type="float" office:value="3611401" calcext:value-type="float">
            <text:p>3611401</text:p>
          </table:table-cell>
          <table:table-cell table:formula="of:=[.B220]-[.A220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3624033" calcext:value-type="float">
            <text:p>3624033</text:p>
          </table:table-cell>
          <table:table-cell office:value-type="float" office:value="3626127" calcext:value-type="float">
            <text:p>3626127</text:p>
          </table:table-cell>
          <table:table-cell table:formula="of:=[.B221]-[.A221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3638683" calcext:value-type="float">
            <text:p>3638683</text:p>
          </table:table-cell>
          <table:table-cell office:value-type="float" office:value="3640797" calcext:value-type="float">
            <text:p>3640797</text:p>
          </table:table-cell>
          <table:table-cell table:formula="of:=[.B222]-[.A222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3653395" calcext:value-type="float">
            <text:p>3653395</text:p>
          </table:table-cell>
          <table:table-cell office:value-type="float" office:value="3655509" calcext:value-type="float">
            <text:p>3655509</text:p>
          </table:table-cell>
          <table:table-cell table:formula="of:=[.B223]-[.A223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3668274" calcext:value-type="float">
            <text:p>3668274</text:p>
          </table:table-cell>
          <table:table-cell office:value-type="float" office:value="3669911" calcext:value-type="float">
            <text:p>3669911</text:p>
          </table:table-cell>
          <table:table-cell table:formula="of:=[.B224]-[.A224]" office:value-type="float" office:value="1637" calcext:value-type="float">
            <text:p>1637</text:p>
          </table:table-cell>
          <table:table-cell/>
        </table:table-row>
        <table:table-row table:style-name="ro1">
          <table:table-cell office:value-type="float" office:value="3682640" calcext:value-type="float">
            <text:p>3682640</text:p>
          </table:table-cell>
          <table:table-cell office:value-type="float" office:value="3684766" calcext:value-type="float">
            <text:p>3684766</text:p>
          </table:table-cell>
          <table:table-cell table:formula="of:=[.B225]-[.A225]"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float" office:value="3697304" calcext:value-type="float">
            <text:p>3697304</text:p>
          </table:table-cell>
          <table:table-cell office:value-type="float" office:value="3699400" calcext:value-type="float">
            <text:p>3699400</text:p>
          </table:table-cell>
          <table:table-cell table:formula="of:=[.B226]-[.A226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3711950" calcext:value-type="float">
            <text:p>3711950</text:p>
          </table:table-cell>
          <table:table-cell office:value-type="float" office:value="3714087" calcext:value-type="float">
            <text:p>3714087</text:p>
          </table:table-cell>
          <table:table-cell table:formula="of:=[.B227]-[.A227]"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3726630" calcext:value-type="float">
            <text:p>3726630</text:p>
          </table:table-cell>
          <table:table-cell office:value-type="float" office:value="3728726" calcext:value-type="float">
            <text:p>3728726</text:p>
          </table:table-cell>
          <table:table-cell table:formula="of:=[.B228]-[.A228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3741223" calcext:value-type="float">
            <text:p>3741223</text:p>
          </table:table-cell>
          <table:table-cell office:value-type="float" office:value="3743334" calcext:value-type="float">
            <text:p>3743334</text:p>
          </table:table-cell>
          <table:table-cell table:formula="of:=[.B229]-[.A229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3755847" calcext:value-type="float">
            <text:p>3755847</text:p>
          </table:table-cell>
          <table:table-cell office:value-type="float" office:value="3757950" calcext:value-type="float">
            <text:p>3757950</text:p>
          </table:table-cell>
          <table:table-cell table:formula="of:=[.B230]-[.A230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3770452" calcext:value-type="float">
            <text:p>3770452</text:p>
          </table:table-cell>
          <table:table-cell office:value-type="float" office:value="3772620" calcext:value-type="float">
            <text:p>3772620</text:p>
          </table:table-cell>
          <table:table-cell table:formula="of:=[.B231]-[.A231]" office:value-type="float" office:value="2168" calcext:value-type="float">
            <text:p>2168</text:p>
          </table:table-cell>
          <table:table-cell/>
        </table:table-row>
        <table:table-row table:style-name="ro1">
          <table:table-cell office:value-type="float" office:value="3785328" calcext:value-type="float">
            <text:p>3785328</text:p>
          </table:table-cell>
          <table:table-cell office:value-type="float" office:value="3787436" calcext:value-type="float">
            <text:p>3787436</text:p>
          </table:table-cell>
          <table:table-cell table:formula="of:=[.B232]-[.A232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3800293" calcext:value-type="float">
            <text:p>3800293</text:p>
          </table:table-cell>
          <table:table-cell office:value-type="float" office:value="3802371" calcext:value-type="float">
            <text:p>3802371</text:p>
          </table:table-cell>
          <table:table-cell table:formula="of:=[.B233]-[.A233]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3814919" calcext:value-type="float">
            <text:p>3814919</text:p>
          </table:table-cell>
          <table:table-cell office:value-type="float" office:value="3817006" calcext:value-type="float">
            <text:p>3817006</text:p>
          </table:table-cell>
          <table:table-cell table:formula="of:=[.B234]-[.A234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3829518" calcext:value-type="float">
            <text:p>3829518</text:p>
          </table:table-cell>
          <table:table-cell office:value-type="float" office:value="3831605" calcext:value-type="float">
            <text:p>3831605</text:p>
          </table:table-cell>
          <table:table-cell table:formula="of:=[.B235]-[.A235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3844083" calcext:value-type="float">
            <text:p>3844083</text:p>
          </table:table-cell>
          <table:table-cell office:value-type="float" office:value="3846191" calcext:value-type="float">
            <text:p>3846191</text:p>
          </table:table-cell>
          <table:table-cell table:formula="of:=[.B236]-[.A236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3858699" calcext:value-type="float">
            <text:p>3858699</text:p>
          </table:table-cell>
          <table:table-cell office:value-type="float" office:value="3860817" calcext:value-type="float">
            <text:p>3860817</text:p>
          </table:table-cell>
          <table:table-cell table:formula="of:=[.B237]-[.A237]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float" office:value="3873263" calcext:value-type="float">
            <text:p>3873263</text:p>
          </table:table-cell>
          <table:table-cell office:value-type="float" office:value="3875333" calcext:value-type="float">
            <text:p>3875333</text:p>
          </table:table-cell>
          <table:table-cell table:formula="of:=[.B238]-[.A238]"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float" office:value="3887778" calcext:value-type="float">
            <text:p>3887778</text:p>
          </table:table-cell>
          <table:table-cell office:value-type="float" office:value="3889868" calcext:value-type="float">
            <text:p>3889868</text:p>
          </table:table-cell>
          <table:table-cell table:formula="of:=[.B239]-[.A239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3902552" calcext:value-type="float">
            <text:p>3902552</text:p>
          </table:table-cell>
          <table:table-cell office:value-type="float" office:value="3904712" calcext:value-type="float">
            <text:p>3904712</text:p>
          </table:table-cell>
          <table:table-cell table:formula="of:=[.B240]-[.A240]"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float" office:value="3917586" calcext:value-type="float">
            <text:p>3917586</text:p>
          </table:table-cell>
          <table:table-cell office:value-type="float" office:value="3919611" calcext:value-type="float">
            <text:p>3919611</text:p>
          </table:table-cell>
          <table:table-cell table:formula="of:=[.B241]-[.A241]"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float" office:value="3932183" calcext:value-type="float">
            <text:p>3932183</text:p>
          </table:table-cell>
          <table:table-cell office:value-type="float" office:value="3934281" calcext:value-type="float">
            <text:p>3934281</text:p>
          </table:table-cell>
          <table:table-cell table:formula="of:=[.B242]-[.A242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3946792" calcext:value-type="float">
            <text:p>3946792</text:p>
          </table:table-cell>
          <table:table-cell office:value-type="float" office:value="3948893" calcext:value-type="float">
            <text:p>3948893</text:p>
          </table:table-cell>
          <table:table-cell table:formula="of:=[.B243]-[.A243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3961431" calcext:value-type="float">
            <text:p>3961431</text:p>
          </table:table-cell>
          <table:table-cell office:value-type="float" office:value="3963522" calcext:value-type="float">
            <text:p>3963522</text:p>
          </table:table-cell>
          <table:table-cell table:formula="of:=[.B244]-[.A244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3976060" calcext:value-type="float">
            <text:p>3976060</text:p>
          </table:table-cell>
          <table:table-cell office:value-type="float" office:value="3978161" calcext:value-type="float">
            <text:p>3978161</text:p>
          </table:table-cell>
          <table:table-cell table:formula="of:=[.B245]-[.A245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3990594" calcext:value-type="float">
            <text:p>3990594</text:p>
          </table:table-cell>
          <table:table-cell office:value-type="float" office:value="3992737" calcext:value-type="float">
            <text:p>3992737</text:p>
          </table:table-cell>
          <table:table-cell table:formula="of:=[.B246]-[.A246]"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float" office:value="4005712" calcext:value-type="float">
            <text:p>4005712</text:p>
          </table:table-cell>
          <table:table-cell office:value-type="float" office:value="4007803" calcext:value-type="float">
            <text:p>4007803</text:p>
          </table:table-cell>
          <table:table-cell table:formula="of:=[.B247]-[.A247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4020456" calcext:value-type="float">
            <text:p>4020456</text:p>
          </table:table-cell>
          <table:table-cell office:value-type="float" office:value="4022625" calcext:value-type="float">
            <text:p>4022625</text:p>
          </table:table-cell>
          <table:table-cell table:formula="of:=[.B248]-[.A248]"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float" office:value="4035574" calcext:value-type="float">
            <text:p>4035574</text:p>
          </table:table-cell>
          <table:table-cell office:value-type="float" office:value="4037386" calcext:value-type="float">
            <text:p>4037386</text:p>
          </table:table-cell>
          <table:table-cell table:formula="of:=[.B249]-[.A249]"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4049937" calcext:value-type="float">
            <text:p>4049937</text:p>
          </table:table-cell>
          <table:table-cell office:value-type="float" office:value="4052036" calcext:value-type="float">
            <text:p>4052036</text:p>
          </table:table-cell>
          <table:table-cell table:formula="of:=[.B250]-[.A250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4064574" calcext:value-type="float">
            <text:p>4064574</text:p>
          </table:table-cell>
          <table:table-cell office:value-type="float" office:value="4066667" calcext:value-type="float">
            <text:p>4066667</text:p>
          </table:table-cell>
          <table:table-cell table:formula="of:=[.B251]-[.A251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4079184" calcext:value-type="float">
            <text:p>4079184</text:p>
          </table:table-cell>
          <table:table-cell office:value-type="float" office:value="4081265" calcext:value-type="float">
            <text:p>4081265</text:p>
          </table:table-cell>
          <table:table-cell table:formula="of:=[.B252]-[.A252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4093767" calcext:value-type="float">
            <text:p>4093767</text:p>
          </table:table-cell>
          <table:table-cell office:value-type="float" office:value="4095856" calcext:value-type="float">
            <text:p>4095856</text:p>
          </table:table-cell>
          <table:table-cell table:formula="of:=[.B253]-[.A253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4108287" calcext:value-type="float">
            <text:p>4108287</text:p>
          </table:table-cell>
          <table:table-cell office:value-type="float" office:value="4110393" calcext:value-type="float">
            <text:p>4110393</text:p>
          </table:table-cell>
          <table:table-cell table:formula="of:=[.B254]-[.A254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4122981" calcext:value-type="float">
            <text:p>4122981</text:p>
          </table:table-cell>
          <table:table-cell office:value-type="float" office:value="4125066" calcext:value-type="float">
            <text:p>4125066</text:p>
          </table:table-cell>
          <table:table-cell table:formula="of:=[.B255]-[.A255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4137672" calcext:value-type="float">
            <text:p>4137672</text:p>
          </table:table-cell>
          <table:table-cell office:value-type="float" office:value="4139763" calcext:value-type="float">
            <text:p>4139763</text:p>
          </table:table-cell>
          <table:table-cell table:formula="of:=[.B256]-[.A256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4152708" calcext:value-type="float">
            <text:p>4152708</text:p>
          </table:table-cell>
          <table:table-cell office:value-type="float" office:value="4156214" calcext:value-type="float">
            <text:p>4156214</text:p>
          </table:table-cell>
          <table:table-cell table:formula="of:=[.B257]-[.A257]" office:value-type="float" office:value="3506" calcext:value-type="float">
            <text:p>3506</text:p>
          </table:table-cell>
          <table:table-cell/>
        </table:table-row>
        <table:table-row table:style-name="ro1">
          <table:table-cell office:value-type="float" office:value="4168794" calcext:value-type="float">
            <text:p>4168794</text:p>
          </table:table-cell>
          <table:table-cell office:value-type="float" office:value="4170904" calcext:value-type="float">
            <text:p>4170904</text:p>
          </table:table-cell>
          <table:table-cell table:formula="of:=[.B258]-[.A258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4183451" calcext:value-type="float">
            <text:p>4183451</text:p>
          </table:table-cell>
          <table:table-cell office:value-type="float" office:value="4185360" calcext:value-type="float">
            <text:p>4185360</text:p>
          </table:table-cell>
          <table:table-cell table:formula="of:=[.B259]-[.A259]"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float" office:value="4197980" calcext:value-type="float">
            <text:p>4197980</text:p>
          </table:table-cell>
          <table:table-cell office:value-type="float" office:value="4200087" calcext:value-type="float">
            <text:p>4200087</text:p>
          </table:table-cell>
          <table:table-cell table:formula="of:=[.B260]-[.A260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4212570" calcext:value-type="float">
            <text:p>4212570</text:p>
          </table:table-cell>
          <table:table-cell office:value-type="float" office:value="4214676" calcext:value-type="float">
            <text:p>4214676</text:p>
          </table:table-cell>
          <table:table-cell table:formula="of:=[.B261]-[.A261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4227171" calcext:value-type="float">
            <text:p>4227171</text:p>
          </table:table-cell>
          <table:table-cell office:value-type="float" office:value="4229259" calcext:value-type="float">
            <text:p>4229259</text:p>
          </table:table-cell>
          <table:table-cell table:formula="of:=[.B262]-[.A262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4241783" calcext:value-type="float">
            <text:p>4241783</text:p>
          </table:table-cell>
          <table:table-cell office:value-type="float" office:value="4243879" calcext:value-type="float">
            <text:p>4243879</text:p>
          </table:table-cell>
          <table:table-cell table:formula="of:=[.B263]-[.A263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4256443" calcext:value-type="float">
            <text:p>4256443</text:p>
          </table:table-cell>
          <table:table-cell office:value-type="float" office:value="4258576" calcext:value-type="float">
            <text:p>4258576</text:p>
          </table:table-cell>
          <table:table-cell table:formula="of:=[.B264]-[.A264]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float" office:value="4271345" calcext:value-type="float">
            <text:p>4271345</text:p>
          </table:table-cell>
          <table:table-cell office:value-type="float" office:value="4272933" calcext:value-type="float">
            <text:p>4272933</text:p>
          </table:table-cell>
          <table:table-cell table:formula="of:=[.B265]-[.A265]"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float" office:value="4285614" calcext:value-type="float">
            <text:p>4285614</text:p>
          </table:table-cell>
          <table:table-cell office:value-type="float" office:value="4287630" calcext:value-type="float">
            <text:p>4287630</text:p>
          </table:table-cell>
          <table:table-cell table:formula="of:=[.B266]-[.A266]"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float" office:value="4300236" calcext:value-type="float">
            <text:p>4300236</text:p>
          </table:table-cell>
          <table:table-cell office:value-type="float" office:value="4302320" calcext:value-type="float">
            <text:p>4302320</text:p>
          </table:table-cell>
          <table:table-cell table:formula="of:=[.B267]-[.A267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4314820" calcext:value-type="float">
            <text:p>4314820</text:p>
          </table:table-cell>
          <table:table-cell office:value-type="float" office:value="4316911" calcext:value-type="float">
            <text:p>4316911</text:p>
          </table:table-cell>
          <table:table-cell table:formula="of:=[.B268]-[.A268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4329348" calcext:value-type="float">
            <text:p>4329348</text:p>
          </table:table-cell>
          <table:table-cell office:value-type="float" office:value="4331434" calcext:value-type="float">
            <text:p>4331434</text:p>
          </table:table-cell>
          <table:table-cell table:formula="of:=[.B269]-[.A269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4343939" calcext:value-type="float">
            <text:p>4343939</text:p>
          </table:table-cell>
          <table:table-cell office:value-type="float" office:value="4346040" calcext:value-type="float">
            <text:p>4346040</text:p>
          </table:table-cell>
          <table:table-cell table:formula="of:=[.B270]-[.A270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4358572" calcext:value-type="float">
            <text:p>4358572</text:p>
          </table:table-cell>
          <table:table-cell office:value-type="float" office:value="4360658" calcext:value-type="float">
            <text:p>4360658</text:p>
          </table:table-cell>
          <table:table-cell table:formula="of:=[.B271]-[.A271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4373192" calcext:value-type="float">
            <text:p>4373192</text:p>
          </table:table-cell>
          <table:table-cell office:value-type="float" office:value="4375290" calcext:value-type="float">
            <text:p>4375290</text:p>
          </table:table-cell>
          <table:table-cell table:formula="of:=[.B272]-[.A272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4387987" calcext:value-type="float">
            <text:p>4387987</text:p>
          </table:table-cell>
          <table:table-cell office:value-type="float" office:value="4390079" calcext:value-type="float">
            <text:p>4390079</text:p>
          </table:table-cell>
          <table:table-cell table:formula="of:=[.B273]-[.A273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4402946" calcext:value-type="float">
            <text:p>4402946</text:p>
          </table:table-cell>
          <table:table-cell office:value-type="float" office:value="4404958" calcext:value-type="float">
            <text:p>4404958</text:p>
          </table:table-cell>
          <table:table-cell table:formula="of:=[.B274]-[.A274]"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4417541" calcext:value-type="float">
            <text:p>4417541</text:p>
          </table:table-cell>
          <table:table-cell office:value-type="float" office:value="4419620" calcext:value-type="float">
            <text:p>4419620</text:p>
          </table:table-cell>
          <table:table-cell table:formula="of:=[.B275]-[.A275]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4432184" calcext:value-type="float">
            <text:p>4432184</text:p>
          </table:table-cell>
          <table:table-cell office:value-type="float" office:value="4434285" calcext:value-type="float">
            <text:p>4434285</text:p>
          </table:table-cell>
          <table:table-cell table:formula="of:=[.B276]-[.A276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4446816" calcext:value-type="float">
            <text:p>4446816</text:p>
          </table:table-cell>
          <table:table-cell office:value-type="float" office:value="4448714" calcext:value-type="float">
            <text:p>4448714</text:p>
          </table:table-cell>
          <table:table-cell table:formula="of:=[.B277]-[.A277]" office:value-type="float" office:value="1898" calcext:value-type="float">
            <text:p>1898</text:p>
          </table:table-cell>
          <table:table-cell/>
        </table:table-row>
        <table:table-row table:style-name="ro1">
          <table:table-cell office:value-type="float" office:value="4461233" calcext:value-type="float">
            <text:p>4461233</text:p>
          </table:table-cell>
          <table:table-cell office:value-type="float" office:value="4463268" calcext:value-type="float">
            <text:p>4463268</text:p>
          </table:table-cell>
          <table:table-cell table:formula="of:=[.B278]-[.A278]"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float" office:value="4475880" calcext:value-type="float">
            <text:p>4475880</text:p>
          </table:table-cell>
          <table:table-cell office:value-type="float" office:value="4477966" calcext:value-type="float">
            <text:p>4477966</text:p>
          </table:table-cell>
          <table:table-cell table:formula="of:=[.B279]-[.A279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4490622" calcext:value-type="float">
            <text:p>4490622</text:p>
          </table:table-cell>
          <table:table-cell office:value-type="float" office:value="4492726" calcext:value-type="float">
            <text:p>4492726</text:p>
          </table:table-cell>
          <table:table-cell table:formula="of:=[.B280]-[.A280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4505411" calcext:value-type="float">
            <text:p>4505411</text:p>
          </table:table-cell>
          <table:table-cell office:value-type="float" office:value="4507546" calcext:value-type="float">
            <text:p>4507546</text:p>
          </table:table-cell>
          <table:table-cell table:formula="of:=[.B281]-[.A281]"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4520443" calcext:value-type="float">
            <text:p>4520443</text:p>
          </table:table-cell>
          <table:table-cell office:value-type="float" office:value="4522528" calcext:value-type="float">
            <text:p>4522528</text:p>
          </table:table-cell>
          <table:table-cell table:formula="of:=[.B282]-[.A282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4535154" calcext:value-type="float">
            <text:p>4535154</text:p>
          </table:table-cell>
          <table:table-cell office:value-type="float" office:value="4537258" calcext:value-type="float">
            <text:p>4537258</text:p>
          </table:table-cell>
          <table:table-cell table:formula="of:=[.B283]-[.A283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4549815" calcext:value-type="float">
            <text:p>4549815</text:p>
          </table:table-cell>
          <table:table-cell office:value-type="float" office:value="4551931" calcext:value-type="float">
            <text:p>4551931</text:p>
          </table:table-cell>
          <table:table-cell table:formula="of:=[.B284]-[.A284]"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4564387" calcext:value-type="float">
            <text:p>4564387</text:p>
          </table:table-cell>
          <table:table-cell office:value-type="float" office:value="4566476" calcext:value-type="float">
            <text:p>4566476</text:p>
          </table:table-cell>
          <table:table-cell table:formula="of:=[.B285]-[.A285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4578930" calcext:value-type="float">
            <text:p>4578930</text:p>
          </table:table-cell>
          <table:table-cell office:value-type="float" office:value="4581019" calcext:value-type="float">
            <text:p>4581019</text:p>
          </table:table-cell>
          <table:table-cell table:formula="of:=[.B286]-[.A286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4593606" calcext:value-type="float">
            <text:p>4593606</text:p>
          </table:table-cell>
          <table:table-cell office:value-type="float" office:value="4595708" calcext:value-type="float">
            <text:p>4595708</text:p>
          </table:table-cell>
          <table:table-cell table:formula="of:=[.B287]-[.A287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4608216" calcext:value-type="float">
            <text:p>4608216</text:p>
          </table:table-cell>
          <table:table-cell office:value-type="float" office:value="4610329" calcext:value-type="float">
            <text:p>4610329</text:p>
          </table:table-cell>
          <table:table-cell table:formula="of:=[.B288]-[.A288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4622907" calcext:value-type="float">
            <text:p>4622907</text:p>
          </table:table-cell>
          <table:table-cell office:value-type="float" office:value="4625030" calcext:value-type="float">
            <text:p>4625030</text:p>
          </table:table-cell>
          <table:table-cell table:formula="of:=[.B289]-[.A289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4637921" calcext:value-type="float">
            <text:p>4637921</text:p>
          </table:table-cell>
          <table:table-cell office:value-type="float" office:value="4641300" calcext:value-type="float">
            <text:p>4641300</text:p>
          </table:table-cell>
          <table:table-cell table:formula="of:=[.B290]-[.A290]" office:value-type="float" office:value="3379" calcext:value-type="float">
            <text:p>3379</text:p>
          </table:table-cell>
          <table:table-cell/>
        </table:table-row>
        <table:table-row table:style-name="ro1">
          <table:table-cell office:value-type="float" office:value="4653890" calcext:value-type="float">
            <text:p>4653890</text:p>
          </table:table-cell>
          <table:table-cell office:value-type="float" office:value="4655969" calcext:value-type="float">
            <text:p>4655969</text:p>
          </table:table-cell>
          <table:table-cell table:formula="of:=[.B291]-[.A291]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4668502" calcext:value-type="float">
            <text:p>4668502</text:p>
          </table:table-cell>
          <table:table-cell office:value-type="float" office:value="4670622" calcext:value-type="float">
            <text:p>4670622</text:p>
          </table:table-cell>
          <table:table-cell table:formula="of:=[.B292]-[.A292]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4683130" calcext:value-type="float">
            <text:p>4683130</text:p>
          </table:table-cell>
          <table:table-cell office:value-type="float" office:value="4685231" calcext:value-type="float">
            <text:p>4685231</text:p>
          </table:table-cell>
          <table:table-cell table:formula="of:=[.B293]-[.A293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4697696" calcext:value-type="float">
            <text:p>4697696</text:p>
          </table:table-cell>
          <table:table-cell office:value-type="float" office:value="4699811" calcext:value-type="float">
            <text:p>4699811</text:p>
          </table:table-cell>
          <table:table-cell table:formula="of:=[.B294]-[.A294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4712408" calcext:value-type="float">
            <text:p>4712408</text:p>
          </table:table-cell>
          <table:table-cell office:value-type="float" office:value="4714504" calcext:value-type="float">
            <text:p>4714504</text:p>
          </table:table-cell>
          <table:table-cell table:formula="of:=[.B295]-[.A295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4727475" calcext:value-type="float">
            <text:p>4727475</text:p>
          </table:table-cell>
          <table:table-cell office:value-type="float" office:value="4729615" calcext:value-type="float">
            <text:p>4729615</text:p>
          </table:table-cell>
          <table:table-cell table:formula="of:=[.B296]-[.A296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4742228" calcext:value-type="float">
            <text:p>4742228</text:p>
          </table:table-cell>
          <table:table-cell office:value-type="float" office:value="4744347" calcext:value-type="float">
            <text:p>4744347</text:p>
          </table:table-cell>
          <table:table-cell table:formula="of:=[.B297]-[.A297]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float" office:value="4757188" calcext:value-type="float">
            <text:p>4757188</text:p>
          </table:table-cell>
          <table:table-cell office:value-type="float" office:value="4758816" calcext:value-type="float">
            <text:p>4758816</text:p>
          </table:table-cell>
          <table:table-cell table:formula="of:=[.B298]-[.A298]" office:value-type="float" office:value="1628" calcext:value-type="float">
            <text:p>1628</text:p>
          </table:table-cell>
          <table:table-cell/>
        </table:table-row>
        <table:table-row table:style-name="ro1">
          <table:table-cell office:value-type="float" office:value="4771476" calcext:value-type="float">
            <text:p>4771476</text:p>
          </table:table-cell>
          <table:table-cell office:value-type="float" office:value="4773963" calcext:value-type="float">
            <text:p>4773963</text:p>
          </table:table-cell>
          <table:table-cell table:formula="of:=[.B299]-[.A299]" office:value-type="float" office:value="2487" calcext:value-type="float">
            <text:p>2487</text:p>
          </table:table-cell>
          <table:table-cell/>
        </table:table-row>
        <table:table-row table:style-name="ro1">
          <table:table-cell office:value-type="float" office:value="4786569" calcext:value-type="float">
            <text:p>4786569</text:p>
          </table:table-cell>
          <table:table-cell office:value-type="float" office:value="4788380" calcext:value-type="float">
            <text:p>4788380</text:p>
          </table:table-cell>
          <table:table-cell table:formula="of:=[.B300]-[.A300]"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float" office:value="4800913" calcext:value-type="float">
            <text:p>4800913</text:p>
          </table:table-cell>
          <table:table-cell office:value-type="float" office:value="4803032" calcext:value-type="float">
            <text:p>4803032</text:p>
          </table:table-cell>
          <table:table-cell table:formula="of:=[.B301]-[.A301]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float" office:value="4815631" calcext:value-type="float">
            <text:p>4815631</text:p>
          </table:table-cell>
          <table:table-cell office:value-type="float" office:value="4817730" calcext:value-type="float">
            <text:p>4817730</text:p>
          </table:table-cell>
          <table:table-cell table:formula="of:=[.B302]-[.A302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4830258" calcext:value-type="float">
            <text:p>4830258</text:p>
          </table:table-cell>
          <table:table-cell office:value-type="float" office:value="4832343" calcext:value-type="float">
            <text:p>4832343</text:p>
          </table:table-cell>
          <table:table-cell table:formula="of:=[.B303]-[.A303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4844853" calcext:value-type="float">
            <text:p>4844853</text:p>
          </table:table-cell>
          <table:table-cell office:value-type="float" office:value="4846960" calcext:value-type="float">
            <text:p>4846960</text:p>
          </table:table-cell>
          <table:table-cell table:formula="of:=[.B304]-[.A304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4859520" calcext:value-type="float">
            <text:p>4859520</text:p>
          </table:table-cell>
          <table:table-cell office:value-type="float" office:value="4861674" calcext:value-type="float">
            <text:p>4861674</text:p>
          </table:table-cell>
          <table:table-cell table:formula="of:=[.B305]-[.A305]"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4874442" calcext:value-type="float">
            <text:p>4874442</text:p>
          </table:table-cell>
          <table:table-cell office:value-type="float" office:value="4876791" calcext:value-type="float">
            <text:p>4876791</text:p>
          </table:table-cell>
          <table:table-cell table:formula="of:=[.B306]-[.A306]" office:value-type="float" office:value="2349" calcext:value-type="float">
            <text:p>2349</text:p>
          </table:table-cell>
          <table:table-cell/>
        </table:table-row>
        <table:table-row table:style-name="ro1">
          <table:table-cell office:value-type="float" office:value="4889528" calcext:value-type="float">
            <text:p>4889528</text:p>
          </table:table-cell>
          <table:table-cell office:value-type="float" office:value="4891519" calcext:value-type="float">
            <text:p>4891519</text:p>
          </table:table-cell>
          <table:table-cell table:formula="of:=[.B307]-[.A307]"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float" office:value="4903996" calcext:value-type="float">
            <text:p>4903996</text:p>
          </table:table-cell>
          <table:table-cell office:value-type="float" office:value="4906090" calcext:value-type="float">
            <text:p>4906090</text:p>
          </table:table-cell>
          <table:table-cell table:formula="of:=[.B308]-[.A308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4918569" calcext:value-type="float">
            <text:p>4918569</text:p>
          </table:table-cell>
          <table:table-cell office:value-type="float" office:value="4920659" calcext:value-type="float">
            <text:p>4920659</text:p>
          </table:table-cell>
          <table:table-cell table:formula="of:=[.B309]-[.A309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4933210" calcext:value-type="float">
            <text:p>4933210</text:p>
          </table:table-cell>
          <table:table-cell office:value-type="float" office:value="4935308" calcext:value-type="float">
            <text:p>4935308</text:p>
          </table:table-cell>
          <table:table-cell table:formula="of:=[.B310]-[.A310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4947864" calcext:value-type="float">
            <text:p>4947864</text:p>
          </table:table-cell>
          <table:table-cell office:value-type="float" office:value="4949948" calcext:value-type="float">
            <text:p>4949948</text:p>
          </table:table-cell>
          <table:table-cell table:formula="of:=[.B311]-[.A311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4962457" calcext:value-type="float">
            <text:p>4962457</text:p>
          </table:table-cell>
          <table:table-cell office:value-type="float" office:value="4964543" calcext:value-type="float">
            <text:p>4964543</text:p>
          </table:table-cell>
          <table:table-cell table:formula="of:=[.B312]-[.A312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4977101" calcext:value-type="float">
            <text:p>4977101</text:p>
          </table:table-cell>
          <table:table-cell office:value-type="float" office:value="4979220" calcext:value-type="float">
            <text:p>4979220</text:p>
          </table:table-cell>
          <table:table-cell table:formula="of:=[.B313]-[.A313]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float" office:value="4991952" calcext:value-type="float">
            <text:p>4991952</text:p>
          </table:table-cell>
          <table:table-cell office:value-type="float" office:value="4994052" calcext:value-type="float">
            <text:p>4994052</text:p>
          </table:table-cell>
          <table:table-cell table:formula="of:=[.B314]-[.A314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5006840" calcext:value-type="float">
            <text:p>5006840</text:p>
          </table:table-cell>
          <table:table-cell office:value-type="float" office:value="5008820" calcext:value-type="float">
            <text:p>5008820</text:p>
          </table:table-cell>
          <table:table-cell table:formula="of:=[.B315]-[.A315]"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5021269" calcext:value-type="float">
            <text:p>5021269</text:p>
          </table:table-cell>
          <table:table-cell office:value-type="float" office:value="5023368" calcext:value-type="float">
            <text:p>5023368</text:p>
          </table:table-cell>
          <table:table-cell table:formula="of:=[.B316]-[.A316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5035897" calcext:value-type="float">
            <text:p>5035897</text:p>
          </table:table-cell>
          <table:table-cell office:value-type="float" office:value="5037986" calcext:value-type="float">
            <text:p>5037986</text:p>
          </table:table-cell>
          <table:table-cell table:formula="of:=[.B317]-[.A317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5050521" calcext:value-type="float">
            <text:p>5050521</text:p>
          </table:table-cell>
          <table:table-cell office:value-type="float" office:value="5052595" calcext:value-type="float">
            <text:p>5052595</text:p>
          </table:table-cell>
          <table:table-cell table:formula="of:=[.B318]-[.A318]"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float" office:value="5065171" calcext:value-type="float">
            <text:p>5065171</text:p>
          </table:table-cell>
          <table:table-cell office:value-type="float" office:value="5067261" calcext:value-type="float">
            <text:p>5067261</text:p>
          </table:table-cell>
          <table:table-cell table:formula="of:=[.B319]-[.A319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5079800" calcext:value-type="float">
            <text:p>5079800</text:p>
          </table:table-cell>
          <table:table-cell office:value-type="float" office:value="5081875" calcext:value-type="float">
            <text:p>5081875</text:p>
          </table:table-cell>
          <table:table-cell table:formula="of:=[.B320]-[.A320]"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5094383" calcext:value-type="float">
            <text:p>5094383</text:p>
          </table:table-cell>
          <table:table-cell office:value-type="float" office:value="5096465" calcext:value-type="float">
            <text:p>5096465</text:p>
          </table:table-cell>
          <table:table-cell table:formula="of:=[.B321]-[.A321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5109070" calcext:value-type="float">
            <text:p>5109070</text:p>
          </table:table-cell>
          <table:table-cell office:value-type="float" office:value="5111232" calcext:value-type="float">
            <text:p>5111232</text:p>
          </table:table-cell>
          <table:table-cell table:formula="of:=[.B322]-[.A322]"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5124156" calcext:value-type="float">
            <text:p>5124156</text:p>
          </table:table-cell>
          <table:table-cell office:value-type="float" office:value="5126187" calcext:value-type="float">
            <text:p>5126187</text:p>
          </table:table-cell>
          <table:table-cell table:formula="of:=[.B323]-[.A323]"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5138804" calcext:value-type="float">
            <text:p>5138804</text:p>
          </table:table-cell>
          <table:table-cell office:value-type="float" office:value="5140406" calcext:value-type="float">
            <text:p>5140406</text:p>
          </table:table-cell>
          <table:table-cell table:formula="of:=[.B324]-[.A324]" office:value-type="float" office:value="1602" calcext:value-type="float">
            <text:p>1602</text:p>
          </table:table-cell>
          <table:table-cell/>
        </table:table-row>
        <table:table-row table:style-name="ro1">
          <table:table-cell office:value-type="float" office:value="5152951" calcext:value-type="float">
            <text:p>5152951</text:p>
          </table:table-cell>
          <table:table-cell office:value-type="float" office:value="5155049" calcext:value-type="float">
            <text:p>5155049</text:p>
          </table:table-cell>
          <table:table-cell table:formula="of:=[.B325]-[.A325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5167569" calcext:value-type="float">
            <text:p>5167569</text:p>
          </table:table-cell>
          <table:table-cell office:value-type="float" office:value="5169664" calcext:value-type="float">
            <text:p>5169664</text:p>
          </table:table-cell>
          <table:table-cell table:formula="of:=[.B326]-[.A326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5182165" calcext:value-type="float">
            <text:p>5182165</text:p>
          </table:table-cell>
          <table:table-cell office:value-type="float" office:value="5184255" calcext:value-type="float">
            <text:p>5184255</text:p>
          </table:table-cell>
          <table:table-cell table:formula="of:=[.B327]-[.A327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5196785" calcext:value-type="float">
            <text:p>5196785</text:p>
          </table:table-cell>
          <table:table-cell office:value-type="float" office:value="5198868" calcext:value-type="float">
            <text:p>5198868</text:p>
          </table:table-cell>
          <table:table-cell table:formula="of:=[.B328]-[.A328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5211406" calcext:value-type="float">
            <text:p>5211406</text:p>
          </table:table-cell>
          <table:table-cell office:value-type="float" office:value="5213514" calcext:value-type="float">
            <text:p>5213514</text:p>
          </table:table-cell>
          <table:table-cell table:formula="of:=[.B329]-[.A329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5226090" calcext:value-type="float">
            <text:p>5226090</text:p>
          </table:table-cell>
          <table:table-cell office:value-type="float" office:value="5228219" calcext:value-type="float">
            <text:p>5228219</text:p>
          </table:table-cell>
          <table:table-cell table:formula="of:=[.B330]-[.A330]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5241160" calcext:value-type="float">
            <text:p>5241160</text:p>
          </table:table-cell>
          <table:table-cell office:value-type="float" office:value="5244235" calcext:value-type="float">
            <text:p>5244235</text:p>
          </table:table-cell>
          <table:table-cell table:formula="of:=[.B331]-[.A331]" office:value-type="float" office:value="3075" calcext:value-type="float">
            <text:p>3075</text:p>
          </table:table-cell>
          <table:table-cell/>
        </table:table-row>
        <table:table-row table:style-name="ro1">
          <table:table-cell office:value-type="float" office:value="5256806" calcext:value-type="float">
            <text:p>5256806</text:p>
          </table:table-cell>
          <table:table-cell office:value-type="float" office:value="5258880" calcext:value-type="float">
            <text:p>5258880</text:p>
          </table:table-cell>
          <table:table-cell table:formula="of:=[.B332]-[.A332]"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float" office:value="5271348" calcext:value-type="float">
            <text:p>5271348</text:p>
          </table:table-cell>
          <table:table-cell office:value-type="float" office:value="5273450" calcext:value-type="float">
            <text:p>5273450</text:p>
          </table:table-cell>
          <table:table-cell table:formula="of:=[.B333]-[.A333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5285903" calcext:value-type="float">
            <text:p>5285903</text:p>
          </table:table-cell>
          <table:table-cell office:value-type="float" office:value="5288006" calcext:value-type="float">
            <text:p>5288006</text:p>
          </table:table-cell>
          <table:table-cell table:formula="of:=[.B334]-[.A334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5300498" calcext:value-type="float">
            <text:p>5300498</text:p>
          </table:table-cell>
          <table:table-cell office:value-type="float" office:value="5302602" calcext:value-type="float">
            <text:p>5302602</text:p>
          </table:table-cell>
          <table:table-cell table:formula="of:=[.B335]-[.A335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5315113" calcext:value-type="float">
            <text:p>5315113</text:p>
          </table:table-cell>
          <table:table-cell office:value-type="float" office:value="5317200" calcext:value-type="float">
            <text:p>5317200</text:p>
          </table:table-cell>
          <table:table-cell table:formula="of:=[.B336]-[.A336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5329731" calcext:value-type="float">
            <text:p>5329731</text:p>
          </table:table-cell>
          <table:table-cell office:value-type="float" office:value="5331816" calcext:value-type="float">
            <text:p>5331816</text:p>
          </table:table-cell>
          <table:table-cell table:formula="of:=[.B337]-[.A337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5344335" calcext:value-type="float">
            <text:p>5344335</text:p>
          </table:table-cell>
          <table:table-cell office:value-type="float" office:value="5346466" calcext:value-type="float">
            <text:p>5346466</text:p>
          </table:table-cell>
          <table:table-cell table:formula="of:=[.B338]-[.A338]"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float" office:value="5359371" calcext:value-type="float">
            <text:p>5359371</text:p>
          </table:table-cell>
          <table:table-cell office:value-type="float" office:value="5361538" calcext:value-type="float">
            <text:p>5361538</text:p>
          </table:table-cell>
          <table:table-cell table:formula="of:=[.B339]-[.A339]"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float" office:value="5374204" calcext:value-type="float">
            <text:p>5374204</text:p>
          </table:table-cell>
          <table:table-cell office:value-type="float" office:value="5376310" calcext:value-type="float">
            <text:p>5376310</text:p>
          </table:table-cell>
          <table:table-cell table:formula="of:=[.B340]-[.A340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5388971" calcext:value-type="float">
            <text:p>5388971</text:p>
          </table:table-cell>
          <table:table-cell office:value-type="float" office:value="5390713" calcext:value-type="float">
            <text:p>5390713</text:p>
          </table:table-cell>
          <table:table-cell table:formula="of:=[.B341]-[.A341]" office:value-type="float" office:value="1742" calcext:value-type="float">
            <text:p>1742</text:p>
          </table:table-cell>
          <table:table-cell/>
        </table:table-row>
        <table:table-row table:style-name="ro1">
          <table:table-cell office:value-type="float" office:value="5403324" calcext:value-type="float">
            <text:p>5403324</text:p>
          </table:table-cell>
          <table:table-cell office:value-type="float" office:value="5405448" calcext:value-type="float">
            <text:p>5405448</text:p>
          </table:table-cell>
          <table:table-cell table:formula="of:=[.B342]-[.A342]"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float" office:value="5418025" calcext:value-type="float">
            <text:p>5418025</text:p>
          </table:table-cell>
          <table:table-cell office:value-type="float" office:value="5420129" calcext:value-type="float">
            <text:p>5420129</text:p>
          </table:table-cell>
          <table:table-cell table:formula="of:=[.B343]-[.A343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5432658" calcext:value-type="float">
            <text:p>5432658</text:p>
          </table:table-cell>
          <table:table-cell office:value-type="float" office:value="5434773" calcext:value-type="float">
            <text:p>5434773</text:p>
          </table:table-cell>
          <table:table-cell table:formula="of:=[.B344]-[.A344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5447391" calcext:value-type="float">
            <text:p>5447391</text:p>
          </table:table-cell>
          <table:table-cell office:value-type="float" office:value="5449496" calcext:value-type="float">
            <text:p>5449496</text:p>
          </table:table-cell>
          <table:table-cell table:formula="of:=[.B345]-[.A345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5462046" calcext:value-type="float">
            <text:p>5462046</text:p>
          </table:table-cell>
          <table:table-cell office:value-type="float" office:value="5464223" calcext:value-type="float">
            <text:p>5464223</text:p>
          </table:table-cell>
          <table:table-cell table:formula="of:=[.B346]-[.A346]" office:value-type="float" office:value="2177" calcext:value-type="float">
            <text:p>2177</text:p>
          </table:table-cell>
          <table:table-cell/>
        </table:table-row>
        <table:table-row table:style-name="ro1">
          <table:table-cell office:value-type="float" office:value="5477000" calcext:value-type="float">
            <text:p>5477000</text:p>
          </table:table-cell>
          <table:table-cell office:value-type="float" office:value="5479625" calcext:value-type="float">
            <text:p>5479625</text:p>
          </table:table-cell>
          <table:table-cell table:formula="of:=[.B347]-[.A347]" office:value-type="float" office:value="2625" calcext:value-type="float">
            <text:p>2625</text:p>
          </table:table-cell>
          <table:table-cell/>
        </table:table-row>
        <table:table-row table:style-name="ro1">
          <table:table-cell office:value-type="float" office:value="5492376" calcext:value-type="float">
            <text:p>5492376</text:p>
          </table:table-cell>
          <table:table-cell office:value-type="float" office:value="5494460" calcext:value-type="float">
            <text:p>5494460</text:p>
          </table:table-cell>
          <table:table-cell table:formula="of:=[.B348]-[.A348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5507083" calcext:value-type="float">
            <text:p>5507083</text:p>
          </table:table-cell>
          <table:table-cell office:value-type="float" office:value="5509187" calcext:value-type="float">
            <text:p>5509187</text:p>
          </table:table-cell>
          <table:table-cell table:formula="of:=[.B349]-[.A349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5521630" calcext:value-type="float">
            <text:p>5521630</text:p>
          </table:table-cell>
          <table:table-cell office:value-type="float" office:value="5523705" calcext:value-type="float">
            <text:p>5523705</text:p>
          </table:table-cell>
          <table:table-cell table:formula="of:=[.B350]-[.A350]"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5536241" calcext:value-type="float">
            <text:p>5536241</text:p>
          </table:table-cell>
          <table:table-cell office:value-type="float" office:value="5538364" calcext:value-type="float">
            <text:p>5538364</text:p>
          </table:table-cell>
          <table:table-cell table:formula="of:=[.B351]-[.A351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5550960" calcext:value-type="float">
            <text:p>5550960</text:p>
          </table:table-cell>
          <table:table-cell office:value-type="float" office:value="5553052" calcext:value-type="float">
            <text:p>5553052</text:p>
          </table:table-cell>
          <table:table-cell table:formula="of:=[.B352]-[.A352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5565606" calcext:value-type="float">
            <text:p>5565606</text:p>
          </table:table-cell>
          <table:table-cell office:value-type="float" office:value="5567701" calcext:value-type="float">
            <text:p>5567701</text:p>
          </table:table-cell>
          <table:table-cell table:formula="of:=[.B353]-[.A353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5580204" calcext:value-type="float">
            <text:p>5580204</text:p>
          </table:table-cell>
          <table:table-cell office:value-type="float" office:value="5582328" calcext:value-type="float">
            <text:p>5582328</text:p>
          </table:table-cell>
          <table:table-cell table:formula="of:=[.B354]-[.A354]"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float" office:value="5595049" calcext:value-type="float">
            <text:p>5595049</text:p>
          </table:table-cell>
          <table:table-cell office:value-type="float" office:value="5597151" calcext:value-type="float">
            <text:p>5597151</text:p>
          </table:table-cell>
          <table:table-cell table:formula="of:=[.B355]-[.A355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5609978" calcext:value-type="float">
            <text:p>5609978</text:p>
          </table:table-cell>
          <table:table-cell office:value-type="float" office:value="5612001" calcext:value-type="float">
            <text:p>5612001</text:p>
          </table:table-cell>
          <table:table-cell table:formula="of:=[.B356]-[.A356]"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float" office:value="5624485" calcext:value-type="float">
            <text:p>5624485</text:p>
          </table:table-cell>
          <table:table-cell office:value-type="float" office:value="5626617" calcext:value-type="float">
            <text:p>5626617</text:p>
          </table:table-cell>
          <table:table-cell table:formula="of:=[.B357]-[.A357]"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float" office:value="5639070" calcext:value-type="float">
            <text:p>5639070</text:p>
          </table:table-cell>
          <table:table-cell office:value-type="float" office:value="5641165" calcext:value-type="float">
            <text:p>5641165</text:p>
          </table:table-cell>
          <table:table-cell table:formula="of:=[.B358]-[.A358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5653712" calcext:value-type="float">
            <text:p>5653712</text:p>
          </table:table-cell>
          <table:table-cell office:value-type="float" office:value="5655803" calcext:value-type="float">
            <text:p>5655803</text:p>
          </table:table-cell>
          <table:table-cell table:formula="of:=[.B359]-[.A359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5668291" calcext:value-type="float">
            <text:p>5668291</text:p>
          </table:table-cell>
          <table:table-cell office:value-type="float" office:value="5670403" calcext:value-type="float">
            <text:p>5670403</text:p>
          </table:table-cell>
          <table:table-cell table:formula="of:=[.B360]-[.A360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5682890" calcext:value-type="float">
            <text:p>5682890</text:p>
          </table:table-cell>
          <table:table-cell office:value-type="float" office:value="5684983" calcext:value-type="float">
            <text:p>5684983</text:p>
          </table:table-cell>
          <table:table-cell table:formula="of:=[.B361]-[.A361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5697478" calcext:value-type="float">
            <text:p>5697478</text:p>
          </table:table-cell>
          <table:table-cell office:value-type="float" office:value="5699563" calcext:value-type="float">
            <text:p>5699563</text:p>
          </table:table-cell>
          <table:table-cell table:formula="of:=[.B362]-[.A362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5712265" calcext:value-type="float">
            <text:p>5712265</text:p>
          </table:table-cell>
          <table:table-cell office:value-type="float" office:value="5714423" calcext:value-type="float">
            <text:p>5714423</text:p>
          </table:table-cell>
          <table:table-cell table:formula="of:=[.B363]-[.A363]"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float" office:value="5728454" calcext:value-type="float">
            <text:p>5728454</text:p>
          </table:table-cell>
          <table:table-cell office:value-type="float" office:value="5730542" calcext:value-type="float">
            <text:p>5730542</text:p>
          </table:table-cell>
          <table:table-cell table:formula="of:=[.B364]-[.A364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5743032" calcext:value-type="float">
            <text:p>5743032</text:p>
          </table:table-cell>
          <table:table-cell office:value-type="float" office:value="5745124" calcext:value-type="float">
            <text:p>5745124</text:p>
          </table:table-cell>
          <table:table-cell table:formula="of:=[.B365]-[.A365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5757594" calcext:value-type="float">
            <text:p>5757594</text:p>
          </table:table-cell>
          <table:table-cell office:value-type="float" office:value="5759686" calcext:value-type="float">
            <text:p>5759686</text:p>
          </table:table-cell>
          <table:table-cell table:formula="of:=[.B366]-[.A366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5772231" calcext:value-type="float">
            <text:p>5772231</text:p>
          </table:table-cell>
          <table:table-cell office:value-type="float" office:value="5774332" calcext:value-type="float">
            <text:p>5774332</text:p>
          </table:table-cell>
          <table:table-cell table:formula="of:=[.B367]-[.A367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5786860" calcext:value-type="float">
            <text:p>5786860</text:p>
          </table:table-cell>
          <table:table-cell office:value-type="float" office:value="5788948" calcext:value-type="float">
            <text:p>5788948</text:p>
          </table:table-cell>
          <table:table-cell table:formula="of:=[.B368]-[.A368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5801459" calcext:value-type="float">
            <text:p>5801459</text:p>
          </table:table-cell>
          <table:table-cell office:value-type="float" office:value="5803594" calcext:value-type="float">
            <text:p>5803594</text:p>
          </table:table-cell>
          <table:table-cell table:formula="of:=[.B369]-[.A369]"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5817168" calcext:value-type="float">
            <text:p>5817168</text:p>
          </table:table-cell>
          <table:table-cell office:value-type="float" office:value="5819268" calcext:value-type="float">
            <text:p>5819268</text:p>
          </table:table-cell>
          <table:table-cell table:formula="of:=[.B370]-[.A370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5832139" calcext:value-type="float">
            <text:p>5832139</text:p>
          </table:table-cell>
          <table:table-cell office:value-type="float" office:value="5834303" calcext:value-type="float">
            <text:p>5834303</text:p>
          </table:table-cell>
          <table:table-cell table:formula="of:=[.B371]-[.A371]"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5847337" calcext:value-type="float">
            <text:p>5847337</text:p>
          </table:table-cell>
          <table:table-cell office:value-type="float" office:value="5849399" calcext:value-type="float">
            <text:p>5849399</text:p>
          </table:table-cell>
          <table:table-cell table:formula="of:=[.B372]-[.A372]"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float" office:value="5861845" calcext:value-type="float">
            <text:p>5861845</text:p>
          </table:table-cell>
          <table:table-cell office:value-type="float" office:value="5863953" calcext:value-type="float">
            <text:p>5863953</text:p>
          </table:table-cell>
          <table:table-cell table:formula="of:=[.B373]-[.A373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5876380" calcext:value-type="float">
            <text:p>5876380</text:p>
          </table:table-cell>
          <table:table-cell office:value-type="float" office:value="5878481" calcext:value-type="float">
            <text:p>5878481</text:p>
          </table:table-cell>
          <table:table-cell table:formula="of:=[.B374]-[.A374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5891014" calcext:value-type="float">
            <text:p>5891014</text:p>
          </table:table-cell>
          <table:table-cell office:value-type="float" office:value="5893120" calcext:value-type="float">
            <text:p>5893120</text:p>
          </table:table-cell>
          <table:table-cell table:formula="of:=[.B375]-[.A375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5905623" calcext:value-type="float">
            <text:p>5905623</text:p>
          </table:table-cell>
          <table:table-cell office:value-type="float" office:value="5907725" calcext:value-type="float">
            <text:p>5907725</text:p>
          </table:table-cell>
          <table:table-cell table:formula="of:=[.B376]-[.A376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5920228" calcext:value-type="float">
            <text:p>5920228</text:p>
          </table:table-cell>
          <table:table-cell office:value-type="float" office:value="5922300" calcext:value-type="float">
            <text:p>5922300</text:p>
          </table:table-cell>
          <table:table-cell table:formula="of:=[.B377]-[.A377]"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float" office:value="5934795" calcext:value-type="float">
            <text:p>5934795</text:p>
          </table:table-cell>
          <table:table-cell office:value-type="float" office:value="5936880" calcext:value-type="float">
            <text:p>5936880</text:p>
          </table:table-cell>
          <table:table-cell table:formula="of:=[.B378]-[.A378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5949468" calcext:value-type="float">
            <text:p>5949468</text:p>
          </table:table-cell>
          <table:table-cell office:value-type="float" office:value="5951605" calcext:value-type="float">
            <text:p>5951605</text:p>
          </table:table-cell>
          <table:table-cell table:formula="of:=[.B379]-[.A379]"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5964378" calcext:value-type="float">
            <text:p>5964378</text:p>
          </table:table-cell>
          <table:table-cell office:value-type="float" office:value="5966879" calcext:value-type="float">
            <text:p>5966879</text:p>
          </table:table-cell>
          <table:table-cell table:formula="of:=[.B380]-[.A380]"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float" office:value="5979462" calcext:value-type="float">
            <text:p>5979462</text:p>
          </table:table-cell>
          <table:table-cell office:value-type="float" office:value="5981455" calcext:value-type="float">
            <text:p>5981455</text:p>
          </table:table-cell>
          <table:table-cell table:formula="of:=[.B381]-[.A381]"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5993993" calcext:value-type="float">
            <text:p>5993993</text:p>
          </table:table-cell>
          <table:table-cell office:value-type="float" office:value="5996012" calcext:value-type="float">
            <text:p>5996012</text:p>
          </table:table-cell>
          <table:table-cell table:formula="of:=[.B382]-[.A382]"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6008487" calcext:value-type="float">
            <text:p>6008487</text:p>
          </table:table-cell>
          <table:table-cell office:value-type="float" office:value="6010574" calcext:value-type="float">
            <text:p>6010574</text:p>
          </table:table-cell>
          <table:table-cell table:formula="of:=[.B383]-[.A383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6023019" calcext:value-type="float">
            <text:p>6023019</text:p>
          </table:table-cell>
          <table:table-cell office:value-type="float" office:value="6025131" calcext:value-type="float">
            <text:p>6025131</text:p>
          </table:table-cell>
          <table:table-cell table:formula="of:=[.B384]-[.A384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6037638" calcext:value-type="float">
            <text:p>6037638</text:p>
          </table:table-cell>
          <table:table-cell office:value-type="float" office:value="6039749" calcext:value-type="float">
            <text:p>6039749</text:p>
          </table:table-cell>
          <table:table-cell table:formula="of:=[.B385]-[.A385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6052260" calcext:value-type="float">
            <text:p>6052260</text:p>
          </table:table-cell>
          <table:table-cell office:value-type="float" office:value="6054352" calcext:value-type="float">
            <text:p>6054352</text:p>
          </table:table-cell>
          <table:table-cell table:formula="of:=[.B386]-[.A386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6066894" calcext:value-type="float">
            <text:p>6066894</text:p>
          </table:table-cell>
          <table:table-cell office:value-type="float" office:value="6069014" calcext:value-type="float">
            <text:p>6069014</text:p>
          </table:table-cell>
          <table:table-cell table:formula="of:=[.B387]-[.A387]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6081756" calcext:value-type="float">
            <text:p>6081756</text:p>
          </table:table-cell>
          <table:table-cell office:value-type="float" office:value="6084796" calcext:value-type="float">
            <text:p>6084796</text:p>
          </table:table-cell>
          <table:table-cell table:formula="of:=[.B388]-[.A388]" office:value-type="float" office:value="3040" calcext:value-type="float">
            <text:p>3040</text:p>
          </table:table-cell>
          <table:table-cell/>
        </table:table-row>
        <table:table-row table:style-name="ro1">
          <table:table-cell office:value-type="float" office:value="6097328" calcext:value-type="float">
            <text:p>6097328</text:p>
          </table:table-cell>
          <table:table-cell office:value-type="float" office:value="6099706" calcext:value-type="float">
            <text:p>6099706</text:p>
          </table:table-cell>
          <table:table-cell table:formula="of:=[.B389]-[.A389]" office:value-type="float" office:value="2378" calcext:value-type="float">
            <text:p>2378</text:p>
          </table:table-cell>
          <table:table-cell/>
        </table:table-row>
        <table:table-row table:style-name="ro1">
          <table:table-cell office:value-type="float" office:value="6112198" calcext:value-type="float">
            <text:p>6112198</text:p>
          </table:table-cell>
          <table:table-cell office:value-type="float" office:value="6114290" calcext:value-type="float">
            <text:p>6114290</text:p>
          </table:table-cell>
          <table:table-cell table:formula="of:=[.B390]-[.A390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6126781" calcext:value-type="float">
            <text:p>6126781</text:p>
          </table:table-cell>
          <table:table-cell office:value-type="float" office:value="6128876" calcext:value-type="float">
            <text:p>6128876</text:p>
          </table:table-cell>
          <table:table-cell table:formula="of:=[.B391]-[.A391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6141315" calcext:value-type="float">
            <text:p>6141315</text:p>
          </table:table-cell>
          <table:table-cell office:value-type="float" office:value="6143426" calcext:value-type="float">
            <text:p>6143426</text:p>
          </table:table-cell>
          <table:table-cell table:formula="of:=[.B392]-[.A392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6155867" calcext:value-type="float">
            <text:p>6155867</text:p>
          </table:table-cell>
          <table:table-cell office:value-type="float" office:value="6157957" calcext:value-type="float">
            <text:p>6157957</text:p>
          </table:table-cell>
          <table:table-cell table:formula="of:=[.B393]-[.A393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6170456" calcext:value-type="float">
            <text:p>6170456</text:p>
          </table:table-cell>
          <table:table-cell office:value-type="float" office:value="6172537" calcext:value-type="float">
            <text:p>6172537</text:p>
          </table:table-cell>
          <table:table-cell table:formula="of:=[.B394]-[.A394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6185086" calcext:value-type="float">
            <text:p>6185086</text:p>
          </table:table-cell>
          <table:table-cell office:value-type="float" office:value="6187222" calcext:value-type="float">
            <text:p>6187222</text:p>
          </table:table-cell>
          <table:table-cell table:formula="of:=[.B395]-[.A395]" office:value-type="float" office:value="2136" calcext:value-type="float">
            <text:p>2136</text:p>
          </table:table-cell>
          <table:table-cell/>
        </table:table-row>
        <table:table-row table:style-name="ro1">
          <table:table-cell office:value-type="float" office:value="6199932" calcext:value-type="float">
            <text:p>6199932</text:p>
          </table:table-cell>
          <table:table-cell office:value-type="float" office:value="6201526" calcext:value-type="float">
            <text:p>6201526</text:p>
          </table:table-cell>
          <table:table-cell table:formula="of:=[.B396]-[.A396]"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float" office:value="6214163" calcext:value-type="float">
            <text:p>6214163</text:p>
          </table:table-cell>
          <table:table-cell office:value-type="float" office:value="6217070" calcext:value-type="float">
            <text:p>6217070</text:p>
          </table:table-cell>
          <table:table-cell table:formula="of:=[.B397]-[.A397]"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float" office:value="6229594" calcext:value-type="float">
            <text:p>6229594</text:p>
          </table:table-cell>
          <table:table-cell office:value-type="float" office:value="6231661" calcext:value-type="float">
            <text:p>6231661</text:p>
          </table:table-cell>
          <table:table-cell table:formula="of:=[.B398]-[.A398]"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float" office:value="6244162" calcext:value-type="float">
            <text:p>6244162</text:p>
          </table:table-cell>
          <table:table-cell office:value-type="float" office:value="6246259" calcext:value-type="float">
            <text:p>6246259</text:p>
          </table:table-cell>
          <table:table-cell table:formula="of:=[.B399]-[.A399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6258722" calcext:value-type="float">
            <text:p>6258722</text:p>
          </table:table-cell>
          <table:table-cell office:value-type="float" office:value="6260795" calcext:value-type="float">
            <text:p>6260795</text:p>
          </table:table-cell>
          <table:table-cell table:formula="of:=[.B400]-[.A400]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float" office:value="6273223" calcext:value-type="float">
            <text:p>6273223</text:p>
          </table:table-cell>
          <table:table-cell office:value-type="float" office:value="6275310" calcext:value-type="float">
            <text:p>6275310</text:p>
          </table:table-cell>
          <table:table-cell table:formula="of:=[.B401]-[.A401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6287817" calcext:value-type="float">
            <text:p>6287817</text:p>
          </table:table-cell>
          <table:table-cell office:value-type="float" office:value="6289910" calcext:value-type="float">
            <text:p>6289910</text:p>
          </table:table-cell>
          <table:table-cell table:formula="of:=[.B402]-[.A402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6302433" calcext:value-type="float">
            <text:p>6302433</text:p>
          </table:table-cell>
          <table:table-cell office:value-type="float" office:value="6304569" calcext:value-type="float">
            <text:p>6304569</text:p>
          </table:table-cell>
          <table:table-cell table:formula="of:=[.B403]-[.A403]" office:value-type="float" office:value="2136" calcext:value-type="float">
            <text:p>2136</text:p>
          </table:table-cell>
          <table:table-cell/>
        </table:table-row>
        <table:table-row table:style-name="ro1">
          <table:table-cell office:value-type="float" office:value="6317262" calcext:value-type="float">
            <text:p>6317262</text:p>
          </table:table-cell>
          <table:table-cell office:value-type="float" office:value="6319388" calcext:value-type="float">
            <text:p>6319388</text:p>
          </table:table-cell>
          <table:table-cell table:formula="of:=[.B404]-[.A404]"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float" office:value="6332097" calcext:value-type="float">
            <text:p>6332097</text:p>
          </table:table-cell>
          <table:table-cell office:value-type="float" office:value="6333977" calcext:value-type="float">
            <text:p>6333977</text:p>
          </table:table-cell>
          <table:table-cell table:formula="of:=[.B405]-[.A405]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6346432" calcext:value-type="float">
            <text:p>6346432</text:p>
          </table:table-cell>
          <table:table-cell office:value-type="float" office:value="6348506" calcext:value-type="float">
            <text:p>6348506</text:p>
          </table:table-cell>
          <table:table-cell table:formula="of:=[.B406]-[.A406]"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float" office:value="6360970" calcext:value-type="float">
            <text:p>6360970</text:p>
          </table:table-cell>
          <table:table-cell office:value-type="float" office:value="6363063" calcext:value-type="float">
            <text:p>6363063</text:p>
          </table:table-cell>
          <table:table-cell table:formula="of:=[.B407]-[.A407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6375590" calcext:value-type="float">
            <text:p>6375590</text:p>
          </table:table-cell>
          <table:table-cell office:value-type="float" office:value="6377687" calcext:value-type="float">
            <text:p>6377687</text:p>
          </table:table-cell>
          <table:table-cell table:formula="of:=[.B408]-[.A408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6390174" calcext:value-type="float">
            <text:p>6390174</text:p>
          </table:table-cell>
          <table:table-cell office:value-type="float" office:value="6392263" calcext:value-type="float">
            <text:p>6392263</text:p>
          </table:table-cell>
          <table:table-cell table:formula="of:=[.B409]-[.A409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6404797" calcext:value-type="float">
            <text:p>6404797</text:p>
          </table:table-cell>
          <table:table-cell office:value-type="float" office:value="6406887" calcext:value-type="float">
            <text:p>6406887</text:p>
          </table:table-cell>
          <table:table-cell table:formula="of:=[.B410]-[.A410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6419407" calcext:value-type="float">
            <text:p>6419407</text:p>
          </table:table-cell>
          <table:table-cell office:value-type="float" office:value="6421490" calcext:value-type="float">
            <text:p>6421490</text:p>
          </table:table-cell>
          <table:table-cell table:formula="of:=[.B411]-[.A411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6434136" calcext:value-type="float">
            <text:p>6434136</text:p>
          </table:table-cell>
          <table:table-cell office:value-type="float" office:value="6436297" calcext:value-type="float">
            <text:p>6436297</text:p>
          </table:table-cell>
          <table:table-cell table:formula="of:=[.B412]-[.A412]" office:value-type="float" office:value="2161" calcext:value-type="float">
            <text:p>2161</text:p>
          </table:table-cell>
          <table:table-cell/>
        </table:table-row>
        <table:table-row table:style-name="ro1">
          <table:table-cell office:value-type="float" office:value="6449211" calcext:value-type="float">
            <text:p>6449211</text:p>
          </table:table-cell>
          <table:table-cell office:value-type="float" office:value="6451331" calcext:value-type="float">
            <text:p>6451331</text:p>
          </table:table-cell>
          <table:table-cell table:formula="of:=[.B413]-[.A413]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6463903" calcext:value-type="float">
            <text:p>6463903</text:p>
          </table:table-cell>
          <table:table-cell office:value-type="float" office:value="6465901" calcext:value-type="float">
            <text:p>6465901</text:p>
          </table:table-cell>
          <table:table-cell table:formula="of:=[.B414]-[.A414]"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float" office:value="6478398" calcext:value-type="float">
            <text:p>6478398</text:p>
          </table:table-cell>
          <table:table-cell office:value-type="float" office:value="6480469" calcext:value-type="float">
            <text:p>6480469</text:p>
          </table:table-cell>
          <table:table-cell table:formula="of:=[.B415]-[.A415]"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6492879" calcext:value-type="float">
            <text:p>6492879</text:p>
          </table:table-cell>
          <table:table-cell office:value-type="float" office:value="6494968" calcext:value-type="float">
            <text:p>6494968</text:p>
          </table:table-cell>
          <table:table-cell table:formula="of:=[.B416]-[.A416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6507402" calcext:value-type="float">
            <text:p>6507402</text:p>
          </table:table-cell>
          <table:table-cell office:value-type="float" office:value="6509505" calcext:value-type="float">
            <text:p>6509505</text:p>
          </table:table-cell>
          <table:table-cell table:formula="of:=[.B417]-[.A417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6522059" calcext:value-type="float">
            <text:p>6522059</text:p>
          </table:table-cell>
          <table:table-cell office:value-type="float" office:value="6524151" calcext:value-type="float">
            <text:p>6524151</text:p>
          </table:table-cell>
          <table:table-cell table:formula="of:=[.B418]-[.A418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6536638" calcext:value-type="float">
            <text:p>6536638</text:p>
          </table:table-cell>
          <table:table-cell office:value-type="float" office:value="6538705" calcext:value-type="float">
            <text:p>6538705</text:p>
          </table:table-cell>
          <table:table-cell table:formula="of:=[.B419]-[.A419]"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float" office:value="6551240" calcext:value-type="float">
            <text:p>6551240</text:p>
          </table:table-cell>
          <table:table-cell office:value-type="float" office:value="6553389" calcext:value-type="float">
            <text:p>6553389</text:p>
          </table:table-cell>
          <table:table-cell table:formula="of:=[.B420]-[.A420]" office:value-type="float" office:value="2149" calcext:value-type="float">
            <text:p>2149</text:p>
          </table:table-cell>
          <table:table-cell/>
        </table:table-row>
        <table:table-row table:style-name="ro1">
          <table:table-cell office:value-type="float" office:value="6566137" calcext:value-type="float">
            <text:p>6566137</text:p>
          </table:table-cell>
          <table:table-cell office:value-type="float" office:value="6569208" calcext:value-type="float">
            <text:p>6569208</text:p>
          </table:table-cell>
          <table:table-cell table:formula="of:=[.B421]-[.A421]" office:value-type="float" office:value="3071" calcext:value-type="float">
            <text:p>3071</text:p>
          </table:table-cell>
          <table:table-cell/>
        </table:table-row>
        <table:table-row table:style-name="ro1">
          <table:table-cell office:value-type="float" office:value="6581817" calcext:value-type="float">
            <text:p>6581817</text:p>
          </table:table-cell>
          <table:table-cell office:value-type="float" office:value="6585214" calcext:value-type="float">
            <text:p>6585214</text:p>
          </table:table-cell>
          <table:table-cell table:formula="of:=[.B422]-[.A422]" office:value-type="float" office:value="3397" calcext:value-type="float">
            <text:p>3397</text:p>
          </table:table-cell>
          <table:table-cell/>
        </table:table-row>
        <table:table-row table:style-name="ro1">
          <table:table-cell office:value-type="float" office:value="6597725" calcext:value-type="float">
            <text:p>6597725</text:p>
          </table:table-cell>
          <table:table-cell office:value-type="float" office:value="6599869" calcext:value-type="float">
            <text:p>6599869</text:p>
          </table:table-cell>
          <table:table-cell table:formula="of:=[.B423]-[.A423]" office:value-type="float" office:value="2144" calcext:value-type="float">
            <text:p>2144</text:p>
          </table:table-cell>
          <table:table-cell/>
        </table:table-row>
        <table:table-row table:style-name="ro1">
          <table:table-cell office:value-type="float" office:value="6612534" calcext:value-type="float">
            <text:p>6612534</text:p>
          </table:table-cell>
          <table:table-cell office:value-type="float" office:value="6614623" calcext:value-type="float">
            <text:p>6614623</text:p>
          </table:table-cell>
          <table:table-cell table:formula="of:=[.B424]-[.A424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6627181" calcext:value-type="float">
            <text:p>6627181</text:p>
          </table:table-cell>
          <table:table-cell office:value-type="float" office:value="6629288" calcext:value-type="float">
            <text:p>6629288</text:p>
          </table:table-cell>
          <table:table-cell table:formula="of:=[.B425]-[.A425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6641785" calcext:value-type="float">
            <text:p>6641785</text:p>
          </table:table-cell>
          <table:table-cell office:value-type="float" office:value="6643871" calcext:value-type="float">
            <text:p>6643871</text:p>
          </table:table-cell>
          <table:table-cell table:formula="of:=[.B426]-[.A426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6656434" calcext:value-type="float">
            <text:p>6656434</text:p>
          </table:table-cell>
          <table:table-cell office:value-type="float" office:value="6658515" calcext:value-type="float">
            <text:p>6658515</text:p>
          </table:table-cell>
          <table:table-cell table:formula="of:=[.B427]-[.A427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6671054" calcext:value-type="float">
            <text:p>6671054</text:p>
          </table:table-cell>
          <table:table-cell office:value-type="float" office:value="6673188" calcext:value-type="float">
            <text:p>6673188</text:p>
          </table:table-cell>
          <table:table-cell table:formula="of:=[.B428]-[.A428]"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float" office:value="6685955" calcext:value-type="float">
            <text:p>6685955</text:p>
          </table:table-cell>
          <table:table-cell office:value-type="float" office:value="6688078" calcext:value-type="float">
            <text:p>6688078</text:p>
          </table:table-cell>
          <table:table-cell table:formula="of:=[.B429]-[.A429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6700763" calcext:value-type="float">
            <text:p>6700763</text:p>
          </table:table-cell>
          <table:table-cell office:value-type="float" office:value="6702894" calcext:value-type="float">
            <text:p>6702894</text:p>
          </table:table-cell>
          <table:table-cell table:formula="of:=[.B430]-[.A430]"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float" office:value="6715427" calcext:value-type="float">
            <text:p>6715427</text:p>
          </table:table-cell>
          <table:table-cell office:value-type="float" office:value="6717528" calcext:value-type="float">
            <text:p>6717528</text:p>
          </table:table-cell>
          <table:table-cell table:formula="of:=[.B431]-[.A431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6729952" calcext:value-type="float">
            <text:p>6729952</text:p>
          </table:table-cell>
          <table:table-cell office:value-type="float" office:value="6732047" calcext:value-type="float">
            <text:p>6732047</text:p>
          </table:table-cell>
          <table:table-cell table:formula="of:=[.B432]-[.A432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6744474" calcext:value-type="float">
            <text:p>6744474</text:p>
          </table:table-cell>
          <table:table-cell office:value-type="float" office:value="6746556" calcext:value-type="float">
            <text:p>6746556</text:p>
          </table:table-cell>
          <table:table-cell table:formula="of:=[.B433]-[.A433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6759089" calcext:value-type="float">
            <text:p>6759089</text:p>
          </table:table-cell>
          <table:table-cell office:value-type="float" office:value="6761171" calcext:value-type="float">
            <text:p>6761171</text:p>
          </table:table-cell>
          <table:table-cell table:formula="of:=[.B434]-[.A434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6773725" calcext:value-type="float">
            <text:p>6773725</text:p>
          </table:table-cell>
          <table:table-cell office:value-type="float" office:value="6775809" calcext:value-type="float">
            <text:p>6775809</text:p>
          </table:table-cell>
          <table:table-cell table:formula="of:=[.B435]-[.A435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6788332" calcext:value-type="float">
            <text:p>6788332</text:p>
          </table:table-cell>
          <table:table-cell office:value-type="float" office:value="6790481" calcext:value-type="float">
            <text:p>6790481</text:p>
          </table:table-cell>
          <table:table-cell table:formula="of:=[.B436]-[.A436]" office:value-type="float" office:value="2149" calcext:value-type="float">
            <text:p>2149</text:p>
          </table:table-cell>
          <table:table-cell/>
        </table:table-row>
        <table:table-row table:style-name="ro1">
          <table:table-cell office:value-type="float" office:value="6803213" calcext:value-type="float">
            <text:p>6803213</text:p>
          </table:table-cell>
          <table:table-cell office:value-type="float" office:value="6805321" calcext:value-type="float">
            <text:p>6805321</text:p>
          </table:table-cell>
          <table:table-cell table:formula="of:=[.B437]-[.A437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6818051" calcext:value-type="float">
            <text:p>6818051</text:p>
          </table:table-cell>
          <table:table-cell office:value-type="float" office:value="6820097" calcext:value-type="float">
            <text:p>6820097</text:p>
          </table:table-cell>
          <table:table-cell table:formula="of:=[.B438]-[.A438]"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float" office:value="6832645" calcext:value-type="float">
            <text:p>6832645</text:p>
          </table:table-cell>
          <table:table-cell office:value-type="float" office:value="6834757" calcext:value-type="float">
            <text:p>6834757</text:p>
          </table:table-cell>
          <table:table-cell table:formula="of:=[.B439]-[.A439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6847244" calcext:value-type="float">
            <text:p>6847244</text:p>
          </table:table-cell>
          <table:table-cell office:value-type="float" office:value="6849338" calcext:value-type="float">
            <text:p>6849338</text:p>
          </table:table-cell>
          <table:table-cell table:formula="of:=[.B440]-[.A440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6861850" calcext:value-type="float">
            <text:p>6861850</text:p>
          </table:table-cell>
          <table:table-cell office:value-type="float" office:value="6863959" calcext:value-type="float">
            <text:p>6863959</text:p>
          </table:table-cell>
          <table:table-cell table:formula="of:=[.B441]-[.A441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6876447" calcext:value-type="float">
            <text:p>6876447</text:p>
          </table:table-cell>
          <table:table-cell office:value-type="float" office:value="6878532" calcext:value-type="float">
            <text:p>6878532</text:p>
          </table:table-cell>
          <table:table-cell table:formula="of:=[.B442]-[.A442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6891012" calcext:value-type="float">
            <text:p>6891012</text:p>
          </table:table-cell>
          <table:table-cell office:value-type="float" office:value="6893098" calcext:value-type="float">
            <text:p>6893098</text:p>
          </table:table-cell>
          <table:table-cell table:formula="of:=[.B443]-[.A443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6905518" calcext:value-type="float">
            <text:p>6905518</text:p>
          </table:table-cell>
          <table:table-cell office:value-type="float" office:value="6907619" calcext:value-type="float">
            <text:p>6907619</text:p>
          </table:table-cell>
          <table:table-cell table:formula="of:=[.B444]-[.A444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6920185" calcext:value-type="float">
            <text:p>6920185</text:p>
          </table:table-cell>
          <table:table-cell office:value-type="float" office:value="6922334" calcext:value-type="float">
            <text:p>6922334</text:p>
          </table:table-cell>
          <table:table-cell table:formula="of:=[.B445]-[.A445]" office:value-type="float" office:value="2149" calcext:value-type="float">
            <text:p>2149</text:p>
          </table:table-cell>
          <table:table-cell/>
        </table:table-row>
        <table:table-row table:style-name="ro1">
          <table:table-cell office:value-type="float" office:value="6935102" calcext:value-type="float">
            <text:p>6935102</text:p>
          </table:table-cell>
          <table:table-cell office:value-type="float" office:value="6937078" calcext:value-type="float">
            <text:p>6937078</text:p>
          </table:table-cell>
          <table:table-cell table:formula="of:=[.B446]-[.A446]" office:value-type="float" office:value="1976" calcext:value-type="float">
            <text:p>1976</text:p>
          </table:table-cell>
          <table:table-cell/>
        </table:table-row>
        <table:table-row table:style-name="ro1">
          <table:table-cell office:value-type="float" office:value="6949619" calcext:value-type="float">
            <text:p>6949619</text:p>
          </table:table-cell>
          <table:table-cell office:value-type="float" office:value="6951733" calcext:value-type="float">
            <text:p>6951733</text:p>
          </table:table-cell>
          <table:table-cell table:formula="of:=[.B447]-[.A447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6964244" calcext:value-type="float">
            <text:p>6964244</text:p>
          </table:table-cell>
          <table:table-cell office:value-type="float" office:value="6966335" calcext:value-type="float">
            <text:p>6966335</text:p>
          </table:table-cell>
          <table:table-cell table:formula="of:=[.B448]-[.A448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6978855" calcext:value-type="float">
            <text:p>6978855</text:p>
          </table:table-cell>
          <table:table-cell office:value-type="float" office:value="6980957" calcext:value-type="float">
            <text:p>6980957</text:p>
          </table:table-cell>
          <table:table-cell table:formula="of:=[.B449]-[.A449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6993464" calcext:value-type="float">
            <text:p>6993464</text:p>
          </table:table-cell>
          <table:table-cell office:value-type="float" office:value="6995580" calcext:value-type="float">
            <text:p>6995580</text:p>
          </table:table-cell>
          <table:table-cell table:formula="of:=[.B450]-[.A450]"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7008067" calcext:value-type="float">
            <text:p>7008067</text:p>
          </table:table-cell>
          <table:table-cell office:value-type="float" office:value="7010171" calcext:value-type="float">
            <text:p>7010171</text:p>
          </table:table-cell>
          <table:table-cell table:formula="of:=[.B451]-[.A451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7022678" calcext:value-type="float">
            <text:p>7022678</text:p>
          </table:table-cell>
          <table:table-cell office:value-type="float" office:value="7024757" calcext:value-type="float">
            <text:p>7024757</text:p>
          </table:table-cell>
          <table:table-cell table:formula="of:=[.B452]-[.A452]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7037274" calcext:value-type="float">
            <text:p>7037274</text:p>
          </table:table-cell>
          <table:table-cell office:value-type="float" office:value="7039433" calcext:value-type="float">
            <text:p>7039433</text:p>
          </table:table-cell>
          <table:table-cell table:formula="of:=[.B453]-[.A453]" office:value-type="float" office:value="2159" calcext:value-type="float">
            <text:p>2159</text:p>
          </table:table-cell>
          <table:table-cell/>
        </table:table-row>
        <table:table-row table:style-name="ro1">
          <table:table-cell office:value-type="float" office:value="7052177" calcext:value-type="float">
            <text:p>7052177</text:p>
          </table:table-cell>
          <table:table-cell office:value-type="float" office:value="7054252" calcext:value-type="float">
            <text:p>7054252</text:p>
          </table:table-cell>
          <table:table-cell table:formula="of:=[.B454]-[.A454]"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7066814" calcext:value-type="float">
            <text:p>7066814</text:p>
          </table:table-cell>
          <table:table-cell office:value-type="float" office:value="7068924" calcext:value-type="float">
            <text:p>7068924</text:p>
          </table:table-cell>
          <table:table-cell table:formula="of:=[.B455]-[.A455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7081452" calcext:value-type="float">
            <text:p>7081452</text:p>
          </table:table-cell>
          <table:table-cell office:value-type="float" office:value="7083541" calcext:value-type="float">
            <text:p>7083541</text:p>
          </table:table-cell>
          <table:table-cell table:formula="of:=[.B456]-[.A456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7096070" calcext:value-type="float">
            <text:p>7096070</text:p>
          </table:table-cell>
          <table:table-cell office:value-type="float" office:value="7098164" calcext:value-type="float">
            <text:p>7098164</text:p>
          </table:table-cell>
          <table:table-cell table:formula="of:=[.B457]-[.A457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7110656" calcext:value-type="float">
            <text:p>7110656</text:p>
          </table:table-cell>
          <table:table-cell office:value-type="float" office:value="7112737" calcext:value-type="float">
            <text:p>7112737</text:p>
          </table:table-cell>
          <table:table-cell table:formula="of:=[.B458]-[.A458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7125220" calcext:value-type="float">
            <text:p>7125220</text:p>
          </table:table-cell>
          <table:table-cell office:value-type="float" office:value="7127303" calcext:value-type="float">
            <text:p>7127303</text:p>
          </table:table-cell>
          <table:table-cell table:formula="of:=[.B459]-[.A459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7139722" calcext:value-type="float">
            <text:p>7139722</text:p>
          </table:table-cell>
          <table:table-cell office:value-type="float" office:value="7141813" calcext:value-type="float">
            <text:p>7141813</text:p>
          </table:table-cell>
          <table:table-cell table:formula="of:=[.B460]-[.A460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7154308" calcext:value-type="float">
            <text:p>7154308</text:p>
          </table:table-cell>
          <table:table-cell office:value-type="float" office:value="7156448" calcext:value-type="float">
            <text:p>7156448</text:p>
          </table:table-cell>
          <table:table-cell table:formula="of:=[.B461]-[.A461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7169328" calcext:value-type="float">
            <text:p>7169328</text:p>
          </table:table-cell>
          <table:table-cell office:value-type="float" office:value="7172294" calcext:value-type="float">
            <text:p>7172294</text:p>
          </table:table-cell>
          <table:table-cell table:formula="of:=[.B462]-[.A462]" office:value-type="float" office:value="2966" calcext:value-type="float">
            <text:p>2966</text:p>
          </table:table-cell>
          <table:table-cell/>
        </table:table-row>
        <table:table-row table:style-name="ro1">
          <table:table-cell office:value-type="float" office:value="7184960" calcext:value-type="float">
            <text:p>7184960</text:p>
          </table:table-cell>
          <table:table-cell office:value-type="float" office:value="7188235" calcext:value-type="float">
            <text:p>7188235</text:p>
          </table:table-cell>
          <table:table-cell table:formula="of:=[.B463]-[.A463]"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7200830" calcext:value-type="float">
            <text:p>7200830</text:p>
          </table:table-cell>
          <table:table-cell office:value-type="float" office:value="7202930" calcext:value-type="float">
            <text:p>7202930</text:p>
          </table:table-cell>
          <table:table-cell table:formula="of:=[.B464]-[.A464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7215442" calcext:value-type="float">
            <text:p>7215442</text:p>
          </table:table-cell>
          <table:table-cell office:value-type="float" office:value="7217544" calcext:value-type="float">
            <text:p>7217544</text:p>
          </table:table-cell>
          <table:table-cell table:formula="of:=[.B465]-[.A465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7230038" calcext:value-type="float">
            <text:p>7230038</text:p>
          </table:table-cell>
          <table:table-cell office:value-type="float" office:value="7232151" calcext:value-type="float">
            <text:p>7232151</text:p>
          </table:table-cell>
          <table:table-cell table:formula="of:=[.B466]-[.A466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7244615" calcext:value-type="float">
            <text:p>7244615</text:p>
          </table:table-cell>
          <table:table-cell office:value-type="float" office:value="7246703" calcext:value-type="float">
            <text:p>7246703</text:p>
          </table:table-cell>
          <table:table-cell table:formula="of:=[.B467]-[.A467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7259121" calcext:value-type="float">
            <text:p>7259121</text:p>
          </table:table-cell>
          <table:table-cell office:value-type="float" office:value="7261204" calcext:value-type="float">
            <text:p>7261204</text:p>
          </table:table-cell>
          <table:table-cell table:formula="of:=[.B468]-[.A468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7273769" calcext:value-type="float">
            <text:p>7273769</text:p>
          </table:table-cell>
          <table:table-cell office:value-type="float" office:value="7275908" calcext:value-type="float">
            <text:p>7275908</text:p>
          </table:table-cell>
          <table:table-cell table:formula="of:=[.B469]-[.A469]" office:value-type="float" office:value="2139" calcext:value-type="float">
            <text:p>2139</text:p>
          </table:table-cell>
          <table:table-cell/>
        </table:table-row>
        <table:table-row table:style-name="ro1">
          <table:table-cell office:value-type="float" office:value="7288737" calcext:value-type="float">
            <text:p>7288737</text:p>
          </table:table-cell>
          <table:table-cell office:value-type="float" office:value="7291822" calcext:value-type="float">
            <text:p>7291822</text:p>
          </table:table-cell>
          <table:table-cell table:formula="of:=[.B470]-[.A470]"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7304461" calcext:value-type="float">
            <text:p>7304461</text:p>
          </table:table-cell>
          <table:table-cell office:value-type="float" office:value="7306568" calcext:value-type="float">
            <text:p>7306568</text:p>
          </table:table-cell>
          <table:table-cell table:formula="of:=[.B471]-[.A471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7319107" calcext:value-type="float">
            <text:p>7319107</text:p>
          </table:table-cell>
          <table:table-cell office:value-type="float" office:value="7321246" calcext:value-type="float">
            <text:p>7321246</text:p>
          </table:table-cell>
          <table:table-cell table:formula="of:=[.B472]-[.A472]" office:value-type="float" office:value="2139" calcext:value-type="float">
            <text:p>2139</text:p>
          </table:table-cell>
          <table:table-cell/>
        </table:table-row>
        <table:table-row table:style-name="ro1">
          <table:table-cell office:value-type="float" office:value="7333732" calcext:value-type="float">
            <text:p>7333732</text:p>
          </table:table-cell>
          <table:table-cell office:value-type="float" office:value="7335841" calcext:value-type="float">
            <text:p>7335841</text:p>
          </table:table-cell>
          <table:table-cell table:formula="of:=[.B473]-[.A473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7348265" calcext:value-type="float">
            <text:p>7348265</text:p>
          </table:table-cell>
          <table:table-cell office:value-type="float" office:value="7350369" calcext:value-type="float">
            <text:p>7350369</text:p>
          </table:table-cell>
          <table:table-cell table:formula="of:=[.B474]-[.A474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7362899" calcext:value-type="float">
            <text:p>7362899</text:p>
          </table:table-cell>
          <table:table-cell office:value-type="float" office:value="7364990" calcext:value-type="float">
            <text:p>7364990</text:p>
          </table:table-cell>
          <table:table-cell table:formula="of:=[.B475]-[.A475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7377518" calcext:value-type="float">
            <text:p>7377518</text:p>
          </table:table-cell>
          <table:table-cell office:value-type="float" office:value="7379614" calcext:value-type="float">
            <text:p>7379614</text:p>
          </table:table-cell>
          <table:table-cell table:formula="of:=[.B476]-[.A476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7392164" calcext:value-type="float">
            <text:p>7392164</text:p>
          </table:table-cell>
          <table:table-cell office:value-type="float" office:value="7394290" calcext:value-type="float">
            <text:p>7394290</text:p>
          </table:table-cell>
          <table:table-cell table:formula="of:=[.B477]-[.A477]"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float" office:value="7407035" calcext:value-type="float">
            <text:p>7407035</text:p>
          </table:table-cell>
          <table:table-cell office:value-type="float" office:value="7409689" calcext:value-type="float">
            <text:p>7409689</text:p>
          </table:table-cell>
          <table:table-cell table:formula="of:=[.B478]-[.A478]" office:value-type="float" office:value="2654" calcext:value-type="float">
            <text:p>2654</text:p>
          </table:table-cell>
          <table:table-cell/>
        </table:table-row>
        <table:table-row table:style-name="ro1">
          <table:table-cell office:value-type="float" office:value="7422346" calcext:value-type="float">
            <text:p>7422346</text:p>
          </table:table-cell>
          <table:table-cell office:value-type="float" office:value="7424407" calcext:value-type="float">
            <text:p>7424407</text:p>
          </table:table-cell>
          <table:table-cell table:formula="of:=[.B479]-[.A479]"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7436990" calcext:value-type="float">
            <text:p>7436990</text:p>
          </table:table-cell>
          <table:table-cell office:value-type="float" office:value="7439010" calcext:value-type="float">
            <text:p>7439010</text:p>
          </table:table-cell>
          <table:table-cell table:formula="of:=[.B480]-[.A480]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7451600" calcext:value-type="float">
            <text:p>7451600</text:p>
          </table:table-cell>
          <table:table-cell office:value-type="float" office:value="7453716" calcext:value-type="float">
            <text:p>7453716</text:p>
          </table:table-cell>
          <table:table-cell table:formula="of:=[.B481]-[.A481]"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7466262" calcext:value-type="float">
            <text:p>7466262</text:p>
          </table:table-cell>
          <table:table-cell office:value-type="float" office:value="7468364" calcext:value-type="float">
            <text:p>7468364</text:p>
          </table:table-cell>
          <table:table-cell table:formula="of:=[.B482]-[.A482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7480891" calcext:value-type="float">
            <text:p>7480891</text:p>
          </table:table-cell>
          <table:table-cell office:value-type="float" office:value="7482994" calcext:value-type="float">
            <text:p>7482994</text:p>
          </table:table-cell>
          <table:table-cell table:formula="of:=[.B483]-[.A483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7495522" calcext:value-type="float">
            <text:p>7495522</text:p>
          </table:table-cell>
          <table:table-cell office:value-type="float" office:value="7497603" calcext:value-type="float">
            <text:p>7497603</text:p>
          </table:table-cell>
          <table:table-cell table:formula="of:=[.B484]-[.A484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7510148" calcext:value-type="float">
            <text:p>7510148</text:p>
          </table:table-cell>
          <table:table-cell office:value-type="float" office:value="7512276" calcext:value-type="float">
            <text:p>7512276</text:p>
          </table:table-cell>
          <table:table-cell table:formula="of:=[.B485]-[.A485]" office:value-type="float" office:value="2128" calcext:value-type="float">
            <text:p>2128</text:p>
          </table:table-cell>
          <table:table-cell/>
        </table:table-row>
        <table:table-row table:style-name="ro1">
          <table:table-cell office:value-type="float" office:value="7525121" calcext:value-type="float">
            <text:p>7525121</text:p>
          </table:table-cell>
          <table:table-cell office:value-type="float" office:value="7527828" calcext:value-type="float">
            <text:p>7527828</text:p>
          </table:table-cell>
          <table:table-cell table:formula="of:=[.B486]-[.A486]"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float" office:value="7540516" calcext:value-type="float">
            <text:p>7540516</text:p>
          </table:table-cell>
          <table:table-cell office:value-type="float" office:value="7543205" calcext:value-type="float">
            <text:p>7543205</text:p>
          </table:table-cell>
          <table:table-cell table:formula="of:=[.B487]-[.A487]" office:value-type="float" office:value="2689" calcext:value-type="float">
            <text:p>2689</text:p>
          </table:table-cell>
          <table:table-cell/>
        </table:table-row>
        <table:table-row table:style-name="ro1">
          <table:table-cell office:value-type="float" office:value="7555668" calcext:value-type="float">
            <text:p>7555668</text:p>
          </table:table-cell>
          <table:table-cell office:value-type="float" office:value="7557780" calcext:value-type="float">
            <text:p>7557780</text:p>
          </table:table-cell>
          <table:table-cell table:formula="of:=[.B488]-[.A488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7570310" calcext:value-type="float">
            <text:p>7570310</text:p>
          </table:table-cell>
          <table:table-cell office:value-type="float" office:value="7572408" calcext:value-type="float">
            <text:p>7572408</text:p>
          </table:table-cell>
          <table:table-cell table:formula="of:=[.B489]-[.A489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7584930" calcext:value-type="float">
            <text:p>7584930</text:p>
          </table:table-cell>
          <table:table-cell office:value-type="float" office:value="7587027" calcext:value-type="float">
            <text:p>7587027</text:p>
          </table:table-cell>
          <table:table-cell table:formula="of:=[.B490]-[.A490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7599558" calcext:value-type="float">
            <text:p>7599558</text:p>
          </table:table-cell>
          <table:table-cell office:value-type="float" office:value="7601627" calcext:value-type="float">
            <text:p>7601627</text:p>
          </table:table-cell>
          <table:table-cell table:formula="of:=[.B491]-[.A491]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7614194" calcext:value-type="float">
            <text:p>7614194</text:p>
          </table:table-cell>
          <table:table-cell office:value-type="float" office:value="7616278" calcext:value-type="float">
            <text:p>7616278</text:p>
          </table:table-cell>
          <table:table-cell table:formula="of:=[.B492]-[.A492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7628808" calcext:value-type="float">
            <text:p>7628808</text:p>
          </table:table-cell>
          <table:table-cell office:value-type="float" office:value="7630944" calcext:value-type="float">
            <text:p>7630944</text:p>
          </table:table-cell>
          <table:table-cell table:formula="of:=[.B493]-[.A493]" office:value-type="float" office:value="2136" calcext:value-type="float">
            <text:p>2136</text:p>
          </table:table-cell>
          <table:table-cell/>
        </table:table-row>
        <table:table-row table:style-name="ro1">
          <table:table-cell office:value-type="float" office:value="7643703" calcext:value-type="float">
            <text:p>7643703</text:p>
          </table:table-cell>
          <table:table-cell office:value-type="float" office:value="7645818" calcext:value-type="float">
            <text:p>7645818</text:p>
          </table:table-cell>
          <table:table-cell table:formula="of:=[.B494]-[.A494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7658629" calcext:value-type="float">
            <text:p>7658629</text:p>
          </table:table-cell>
          <table:table-cell office:value-type="float" office:value="7660507" calcext:value-type="float">
            <text:p>7660507</text:p>
          </table:table-cell>
          <table:table-cell table:formula="of:=[.B495]-[.A495]"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float" office:value="7673054" calcext:value-type="float">
            <text:p>7673054</text:p>
          </table:table-cell>
          <table:table-cell office:value-type="float" office:value="7675145" calcext:value-type="float">
            <text:p>7675145</text:p>
          </table:table-cell>
          <table:table-cell table:formula="of:=[.B496]-[.A496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7687645" calcext:value-type="float">
            <text:p>7687645</text:p>
          </table:table-cell>
          <table:table-cell office:value-type="float" office:value="7689737" calcext:value-type="float">
            <text:p>7689737</text:p>
          </table:table-cell>
          <table:table-cell table:formula="of:=[.B497]-[.A497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7702375" calcext:value-type="float">
            <text:p>7702375</text:p>
          </table:table-cell>
          <table:table-cell office:value-type="float" office:value="7704452" calcext:value-type="float">
            <text:p>7704452</text:p>
          </table:table-cell>
          <table:table-cell table:formula="of:=[.B498]-[.A498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7717026" calcext:value-type="float">
            <text:p>7717026</text:p>
          </table:table-cell>
          <table:table-cell office:value-type="float" office:value="7719143" calcext:value-type="float">
            <text:p>7719143</text:p>
          </table:table-cell>
          <table:table-cell table:formula="of:=[.B499]-[.A499]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7731589" calcext:value-type="float">
            <text:p>7731589</text:p>
          </table:table-cell>
          <table:table-cell office:value-type="float" office:value="7733676" calcext:value-type="float">
            <text:p>7733676</text:p>
          </table:table-cell>
          <table:table-cell table:formula="of:=[.B500]-[.A500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7746130" calcext:value-type="float">
            <text:p>7746130</text:p>
          </table:table-cell>
          <table:table-cell office:value-type="float" office:value="7748216" calcext:value-type="float">
            <text:p>7748216</text:p>
          </table:table-cell>
          <table:table-cell table:formula="of:=[.B501]-[.A501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7760939" calcext:value-type="float">
            <text:p>7760939</text:p>
          </table:table-cell>
          <table:table-cell office:value-type="float" office:value="7763131" calcext:value-type="float">
            <text:p>7763131</text:p>
          </table:table-cell>
          <table:table-cell table:formula="of:=[.B502]-[.A502]"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7776115" calcext:value-type="float">
            <text:p>7776115</text:p>
          </table:table-cell>
          <table:table-cell office:value-type="float" office:value="7778201" calcext:value-type="float">
            <text:p>7778201</text:p>
          </table:table-cell>
          <table:table-cell table:formula="of:=[.B503]-[.A503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7790832" calcext:value-type="float">
            <text:p>7790832</text:p>
          </table:table-cell>
          <table:table-cell office:value-type="float" office:value="7793265" calcext:value-type="float">
            <text:p>7793265</text:p>
          </table:table-cell>
          <table:table-cell table:formula="of:=[.B504]-[.A504]"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float" office:value="7805829" calcext:value-type="float">
            <text:p>7805829</text:p>
          </table:table-cell>
          <table:table-cell office:value-type="float" office:value="7808252" calcext:value-type="float">
            <text:p>7808252</text:p>
          </table:table-cell>
          <table:table-cell table:formula="of:=[.B505]-[.A505]"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7820781" calcext:value-type="float">
            <text:p>7820781</text:p>
          </table:table-cell>
          <table:table-cell office:value-type="float" office:value="7822879" calcext:value-type="float">
            <text:p>7822879</text:p>
          </table:table-cell>
          <table:table-cell table:formula="of:=[.B506]-[.A506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7835413" calcext:value-type="float">
            <text:p>7835413</text:p>
          </table:table-cell>
          <table:table-cell office:value-type="float" office:value="7837501" calcext:value-type="float">
            <text:p>7837501</text:p>
          </table:table-cell>
          <table:table-cell table:formula="of:=[.B507]-[.A507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7850002" calcext:value-type="float">
            <text:p>7850002</text:p>
          </table:table-cell>
          <table:table-cell office:value-type="float" office:value="7852086" calcext:value-type="float">
            <text:p>7852086</text:p>
          </table:table-cell>
          <table:table-cell table:formula="of:=[.B508]-[.A508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7864561" calcext:value-type="float">
            <text:p>7864561</text:p>
          </table:table-cell>
          <table:table-cell office:value-type="float" office:value="7866632" calcext:value-type="float">
            <text:p>7866632</text:p>
          </table:table-cell>
          <table:table-cell table:formula="of:=[.B509]-[.A509]"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7879184" calcext:value-type="float">
            <text:p>7879184</text:p>
          </table:table-cell>
          <table:table-cell office:value-type="float" office:value="7881324" calcext:value-type="float">
            <text:p>7881324</text:p>
          </table:table-cell>
          <table:table-cell table:formula="of:=[.B510]-[.A510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7894335" calcext:value-type="float">
            <text:p>7894335</text:p>
          </table:table-cell>
          <table:table-cell office:value-type="float" office:value="7896483" calcext:value-type="float">
            <text:p>7896483</text:p>
          </table:table-cell>
          <table:table-cell table:formula="of:=[.B511]-[.A511]" office:value-type="float" office:value="2148" calcext:value-type="float">
            <text:p>2148</text:p>
          </table:table-cell>
          <table:table-cell/>
        </table:table-row>
        <table:table-row table:style-name="ro1">
          <table:table-cell office:value-type="float" office:value="7909035" calcext:value-type="float">
            <text:p>7909035</text:p>
          </table:table-cell>
          <table:table-cell office:value-type="float" office:value="7911153" calcext:value-type="float">
            <text:p>7911153</text:p>
          </table:table-cell>
          <table:table-cell table:formula="of:=[.B512]-[.A512]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float" office:value="7923725" calcext:value-type="float">
            <text:p>7923725</text:p>
          </table:table-cell>
          <table:table-cell office:value-type="float" office:value="7925811" calcext:value-type="float">
            <text:p>7925811</text:p>
          </table:table-cell>
          <table:table-cell table:formula="of:=[.B513]-[.A513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7938330" calcext:value-type="float">
            <text:p>7938330</text:p>
          </table:table-cell>
          <table:table-cell office:value-type="float" office:value="7940433" calcext:value-type="float">
            <text:p>7940433</text:p>
          </table:table-cell>
          <table:table-cell table:formula="of:=[.B514]-[.A514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7952952" calcext:value-type="float">
            <text:p>7952952</text:p>
          </table:table-cell>
          <table:table-cell office:value-type="float" office:value="7955053" calcext:value-type="float">
            <text:p>7955053</text:p>
          </table:table-cell>
          <table:table-cell table:formula="of:=[.B515]-[.A515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7967530" calcext:value-type="float">
            <text:p>7967530</text:p>
          </table:table-cell>
          <table:table-cell office:value-type="float" office:value="7969632" calcext:value-type="float">
            <text:p>7969632</text:p>
          </table:table-cell>
          <table:table-cell table:formula="of:=[.B516]-[.A516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7982184" calcext:value-type="float">
            <text:p>7982184</text:p>
          </table:table-cell>
          <table:table-cell office:value-type="float" office:value="7984261" calcext:value-type="float">
            <text:p>7984261</text:p>
          </table:table-cell>
          <table:table-cell table:formula="of:=[.B517]-[.A517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7996773" calcext:value-type="float">
            <text:p>7996773</text:p>
          </table:table-cell>
          <table:table-cell office:value-type="float" office:value="7998904" calcext:value-type="float">
            <text:p>7998904</text:p>
          </table:table-cell>
          <table:table-cell table:formula="of:=[.B518]-[.A518]"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float" office:value="8011765" calcext:value-type="float">
            <text:p>8011765</text:p>
          </table:table-cell>
          <table:table-cell office:value-type="float" office:value="8015288" calcext:value-type="float">
            <text:p>8015288</text:p>
          </table:table-cell>
          <table:table-cell table:formula="of:=[.B519]-[.A519]" office:value-type="float" office:value="3523" calcext:value-type="float">
            <text:p>3523</text:p>
          </table:table-cell>
          <table:table-cell/>
        </table:table-row>
        <table:table-row table:style-name="ro1">
          <table:table-cell office:value-type="float" office:value="8027888" calcext:value-type="float">
            <text:p>8027888</text:p>
          </table:table-cell>
          <table:table-cell office:value-type="float" office:value="8029983" calcext:value-type="float">
            <text:p>8029983</text:p>
          </table:table-cell>
          <table:table-cell table:formula="of:=[.B520]-[.A520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8042543" calcext:value-type="float">
            <text:p>8042543</text:p>
          </table:table-cell>
          <table:table-cell office:value-type="float" office:value="8044649" calcext:value-type="float">
            <text:p>8044649</text:p>
          </table:table-cell>
          <table:table-cell table:formula="of:=[.B521]-[.A521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8057203" calcext:value-type="float">
            <text:p>8057203</text:p>
          </table:table-cell>
          <table:table-cell office:value-type="float" office:value="8059282" calcext:value-type="float">
            <text:p>8059282</text:p>
          </table:table-cell>
          <table:table-cell table:formula="of:=[.B522]-[.A522]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8071776" calcext:value-type="float">
            <text:p>8071776</text:p>
          </table:table-cell>
          <table:table-cell office:value-type="float" office:value="8073891" calcext:value-type="float">
            <text:p>8073891</text:p>
          </table:table-cell>
          <table:table-cell table:formula="of:=[.B523]-[.A523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8086374" calcext:value-type="float">
            <text:p>8086374</text:p>
          </table:table-cell>
          <table:table-cell office:value-type="float" office:value="8088470" calcext:value-type="float">
            <text:p>8088470</text:p>
          </table:table-cell>
          <table:table-cell table:formula="of:=[.B524]-[.A524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8101005" calcext:value-type="float">
            <text:p>8101005</text:p>
          </table:table-cell>
          <table:table-cell office:value-type="float" office:value="8103107" calcext:value-type="float">
            <text:p>8103107</text:p>
          </table:table-cell>
          <table:table-cell table:formula="of:=[.B525]-[.A525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8115609" calcext:value-type="float">
            <text:p>8115609</text:p>
          </table:table-cell>
          <table:table-cell office:value-type="float" office:value="8117771" calcext:value-type="float">
            <text:p>8117771</text:p>
          </table:table-cell>
          <table:table-cell table:formula="of:=[.B526]-[.A526]"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8130496" calcext:value-type="float">
            <text:p>8130496</text:p>
          </table:table-cell>
          <table:table-cell office:value-type="float" office:value="8133868" calcext:value-type="float">
            <text:p>8133868</text:p>
          </table:table-cell>
          <table:table-cell table:formula="of:=[.B527]-[.A527]"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float" office:value="8146503" calcext:value-type="float">
            <text:p>8146503</text:p>
          </table:table-cell>
          <table:table-cell office:value-type="float" office:value="8148595" calcext:value-type="float">
            <text:p>8148595</text:p>
          </table:table-cell>
          <table:table-cell table:formula="of:=[.B528]-[.A528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8161107" calcext:value-type="float">
            <text:p>8161107</text:p>
          </table:table-cell>
          <table:table-cell office:value-type="float" office:value="8163212" calcext:value-type="float">
            <text:p>8163212</text:p>
          </table:table-cell>
          <table:table-cell table:formula="of:=[.B529]-[.A529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8175735" calcext:value-type="float">
            <text:p>8175735</text:p>
          </table:table-cell>
          <table:table-cell office:value-type="float" office:value="8177839" calcext:value-type="float">
            <text:p>8177839</text:p>
          </table:table-cell>
          <table:table-cell table:formula="of:=[.B530]-[.A530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8190350" calcext:value-type="float">
            <text:p>8190350</text:p>
          </table:table-cell>
          <table:table-cell office:value-type="float" office:value="8192425" calcext:value-type="float">
            <text:p>8192425</text:p>
          </table:table-cell>
          <table:table-cell table:formula="of:=[.B531]-[.A531]"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8204894" calcext:value-type="float">
            <text:p>8204894</text:p>
          </table:table-cell>
          <table:table-cell office:value-type="float" office:value="8206994" calcext:value-type="float">
            <text:p>8206994</text:p>
          </table:table-cell>
          <table:table-cell table:formula="of:=[.B532]-[.A532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8219503" calcext:value-type="float">
            <text:p>8219503</text:p>
          </table:table-cell>
          <table:table-cell office:value-type="float" office:value="8221596" calcext:value-type="float">
            <text:p>8221596</text:p>
          </table:table-cell>
          <table:table-cell table:formula="of:=[.B533]-[.A533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8234114" calcext:value-type="float">
            <text:p>8234114</text:p>
          </table:table-cell>
          <table:table-cell office:value-type="float" office:value="8236216" calcext:value-type="float">
            <text:p>8236216</text:p>
          </table:table-cell>
          <table:table-cell table:formula="of:=[.B534]-[.A534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8248905" calcext:value-type="float">
            <text:p>8248905</text:p>
          </table:table-cell>
          <table:table-cell office:value-type="float" office:value="8251042" calcext:value-type="float">
            <text:p>8251042</text:p>
          </table:table-cell>
          <table:table-cell table:formula="of:=[.B535]-[.A535]"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8263878" calcext:value-type="float">
            <text:p>8263878</text:p>
          </table:table-cell>
          <table:table-cell office:value-type="float" office:value="8265892" calcext:value-type="float">
            <text:p>8265892</text:p>
          </table:table-cell>
          <table:table-cell table:formula="of:=[.B536]-[.A536]"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8278451" calcext:value-type="float">
            <text:p>8278451</text:p>
          </table:table-cell>
          <table:table-cell office:value-type="float" office:value="8280530" calcext:value-type="float">
            <text:p>8280530</text:p>
          </table:table-cell>
          <table:table-cell table:formula="of:=[.B537]-[.A537]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8293014" calcext:value-type="float">
            <text:p>8293014</text:p>
          </table:table-cell>
          <table:table-cell office:value-type="float" office:value="8295097" calcext:value-type="float">
            <text:p>8295097</text:p>
          </table:table-cell>
          <table:table-cell table:formula="of:=[.B538]-[.A538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8307599" calcext:value-type="float">
            <text:p>8307599</text:p>
          </table:table-cell>
          <table:table-cell office:value-type="float" office:value="8309685" calcext:value-type="float">
            <text:p>8309685</text:p>
          </table:table-cell>
          <table:table-cell table:formula="of:=[.B539]-[.A539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8322193" calcext:value-type="float">
            <text:p>8322193</text:p>
          </table:table-cell>
          <table:table-cell office:value-type="float" office:value="8324289" calcext:value-type="float">
            <text:p>8324289</text:p>
          </table:table-cell>
          <table:table-cell table:formula="of:=[.B540]-[.A540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8336806" calcext:value-type="float">
            <text:p>8336806</text:p>
          </table:table-cell>
          <table:table-cell office:value-type="float" office:value="8338921" calcext:value-type="float">
            <text:p>8338921</text:p>
          </table:table-cell>
          <table:table-cell table:formula="of:=[.B541]-[.A541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8351409" calcext:value-type="float">
            <text:p>8351409</text:p>
          </table:table-cell>
          <table:table-cell office:value-type="float" office:value="8353539" calcext:value-type="float">
            <text:p>8353539</text:p>
          </table:table-cell>
          <table:table-cell table:formula="of:=[.B542]-[.A542]" office:value-type="float" office:value="2130" calcext:value-type="float">
            <text:p>2130</text:p>
          </table:table-cell>
          <table:table-cell/>
        </table:table-row>
        <table:table-row table:style-name="ro1">
          <table:table-cell office:value-type="float" office:value="8366249" calcext:value-type="float">
            <text:p>8366249</text:p>
          </table:table-cell>
          <table:table-cell office:value-type="float" office:value="8368378" calcext:value-type="float">
            <text:p>8368378</text:p>
          </table:table-cell>
          <table:table-cell table:formula="of:=[.B543]-[.A543]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8381243" calcext:value-type="float">
            <text:p>8381243</text:p>
          </table:table-cell>
          <table:table-cell office:value-type="float" office:value="8383228" calcext:value-type="float">
            <text:p>8383228</text:p>
          </table:table-cell>
          <table:table-cell table:formula="of:=[.B544]-[.A544]"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8395870" calcext:value-type="float">
            <text:p>8395870</text:p>
          </table:table-cell>
          <table:table-cell office:value-type="float" office:value="8397891" calcext:value-type="float">
            <text:p>8397891</text:p>
          </table:table-cell>
          <table:table-cell table:formula="of:=[.B545]-[.A545]"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float" office:value="8410427" calcext:value-type="float">
            <text:p>8410427</text:p>
          </table:table-cell>
          <table:table-cell office:value-type="float" office:value="8412531" calcext:value-type="float">
            <text:p>8412531</text:p>
          </table:table-cell>
          <table:table-cell table:formula="of:=[.B546]-[.A546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8425075" calcext:value-type="float">
            <text:p>8425075</text:p>
          </table:table-cell>
          <table:table-cell office:value-type="float" office:value="8427164" calcext:value-type="float">
            <text:p>8427164</text:p>
          </table:table-cell>
          <table:table-cell table:formula="of:=[.B547]-[.A547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8439919" calcext:value-type="float">
            <text:p>8439919</text:p>
          </table:table-cell>
          <table:table-cell office:value-type="float" office:value="8442016" calcext:value-type="float">
            <text:p>8442016</text:p>
          </table:table-cell>
          <table:table-cell table:formula="of:=[.B548]-[.A548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8454680" calcext:value-type="float">
            <text:p>8454680</text:p>
          </table:table-cell>
          <table:table-cell office:value-type="float" office:value="8456771" calcext:value-type="float">
            <text:p>8456771</text:p>
          </table:table-cell>
          <table:table-cell table:formula="of:=[.B549]-[.A549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8469192" calcext:value-type="float">
            <text:p>8469192</text:p>
          </table:table-cell>
          <table:table-cell office:value-type="float" office:value="8471306" calcext:value-type="float">
            <text:p>8471306</text:p>
          </table:table-cell>
          <table:table-cell table:formula="of:=[.B550]-[.A550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8483869" calcext:value-type="float">
            <text:p>8483869</text:p>
          </table:table-cell>
          <table:table-cell office:value-type="float" office:value="8486030" calcext:value-type="float">
            <text:p>8486030</text:p>
          </table:table-cell>
          <table:table-cell table:formula="of:=[.B551]-[.A551]" office:value-type="float" office:value="2161" calcext:value-type="float">
            <text:p>2161</text:p>
          </table:table-cell>
          <table:table-cell/>
        </table:table-row>
        <table:table-row table:style-name="ro1">
          <table:table-cell office:value-type="float" office:value="8498937" calcext:value-type="float">
            <text:p>8498937</text:p>
          </table:table-cell>
          <table:table-cell office:value-type="float" office:value="8500921" calcext:value-type="float">
            <text:p>8500921</text:p>
          </table:table-cell>
          <table:table-cell table:formula="of:=[.B552]-[.A552]" office:value-type="float" office:value="1984" calcext:value-type="float">
            <text:p>1984</text:p>
          </table:table-cell>
          <table:table-cell/>
        </table:table-row>
        <table:table-row table:style-name="ro1">
          <table:table-cell office:value-type="float" office:value="8513498" calcext:value-type="float">
            <text:p>8513498</text:p>
          </table:table-cell>
          <table:table-cell office:value-type="float" office:value="8515610" calcext:value-type="float">
            <text:p>8515610</text:p>
          </table:table-cell>
          <table:table-cell table:formula="of:=[.B553]-[.A553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8528141" calcext:value-type="float">
            <text:p>8528141</text:p>
          </table:table-cell>
          <table:table-cell office:value-type="float" office:value="8530256" calcext:value-type="float">
            <text:p>8530256</text:p>
          </table:table-cell>
          <table:table-cell table:formula="of:=[.B554]-[.A554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8542783" calcext:value-type="float">
            <text:p>8542783</text:p>
          </table:table-cell>
          <table:table-cell office:value-type="float" office:value="8544895" calcext:value-type="float">
            <text:p>8544895</text:p>
          </table:table-cell>
          <table:table-cell table:formula="of:=[.B555]-[.A555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8557441" calcext:value-type="float">
            <text:p>8557441</text:p>
          </table:table-cell>
          <table:table-cell office:value-type="float" office:value="8559544" calcext:value-type="float">
            <text:p>8559544</text:p>
          </table:table-cell>
          <table:table-cell table:formula="of:=[.B556]-[.A556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8572090" calcext:value-type="float">
            <text:p>8572090</text:p>
          </table:table-cell>
          <table:table-cell office:value-type="float" office:value="8574161" calcext:value-type="float">
            <text:p>8574161</text:p>
          </table:table-cell>
          <table:table-cell table:formula="of:=[.B557]-[.A557]"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8586601" calcext:value-type="float">
            <text:p>8586601</text:p>
          </table:table-cell>
          <table:table-cell office:value-type="float" office:value="8588715" calcext:value-type="float">
            <text:p>8588715</text:p>
          </table:table-cell>
          <table:table-cell table:formula="of:=[.B558]-[.A558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8601331" calcext:value-type="float">
            <text:p>8601331</text:p>
          </table:table-cell>
          <table:table-cell office:value-type="float" office:value="8603454" calcext:value-type="float">
            <text:p>8603454</text:p>
          </table:table-cell>
          <table:table-cell table:formula="of:=[.B559]-[.A559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8616364" calcext:value-type="float">
            <text:p>8616364</text:p>
          </table:table-cell>
          <table:table-cell office:value-type="float" office:value="8619631" calcext:value-type="float">
            <text:p>8619631</text:p>
          </table:table-cell>
          <table:table-cell table:formula="of:=[.B560]-[.A560]" office:value-type="float" office:value="3267" calcext:value-type="float">
            <text:p>3267</text:p>
          </table:table-cell>
          <table:table-cell/>
        </table:table-row>
        <table:table-row table:style-name="ro1">
          <table:table-cell office:value-type="float" office:value="8632144" calcext:value-type="float">
            <text:p>8632144</text:p>
          </table:table-cell>
          <table:table-cell office:value-type="float" office:value="8634241" calcext:value-type="float">
            <text:p>8634241</text:p>
          </table:table-cell>
          <table:table-cell table:formula="of:=[.B561]-[.A561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8646740" calcext:value-type="float">
            <text:p>8646740</text:p>
          </table:table-cell>
          <table:table-cell office:value-type="float" office:value="8648850" calcext:value-type="float">
            <text:p>8648850</text:p>
          </table:table-cell>
          <table:table-cell table:formula="of:=[.B562]-[.A562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8661390" calcext:value-type="float">
            <text:p>8661390</text:p>
          </table:table-cell>
          <table:table-cell office:value-type="float" office:value="8663459" calcext:value-type="float">
            <text:p>8663459</text:p>
          </table:table-cell>
          <table:table-cell table:formula="of:=[.B563]-[.A563]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8675989" calcext:value-type="float">
            <text:p>8675989</text:p>
          </table:table-cell>
          <table:table-cell office:value-type="float" office:value="8678078" calcext:value-type="float">
            <text:p>8678078</text:p>
          </table:table-cell>
          <table:table-cell table:formula="of:=[.B564]-[.A564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8690617" calcext:value-type="float">
            <text:p>8690617</text:p>
          </table:table-cell>
          <table:table-cell office:value-type="float" office:value="8692771" calcext:value-type="float">
            <text:p>8692771</text:p>
          </table:table-cell>
          <table:table-cell table:formula="of:=[.B565]-[.A565]"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8705348" calcext:value-type="float">
            <text:p>8705348</text:p>
          </table:table-cell>
          <table:table-cell office:value-type="float" office:value="8707446" calcext:value-type="float">
            <text:p>8707446</text:p>
          </table:table-cell>
          <table:table-cell table:formula="of:=[.B566]-[.A566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8720020" calcext:value-type="float">
            <text:p>8720020</text:p>
          </table:table-cell>
          <table:table-cell office:value-type="float" office:value="8722141" calcext:value-type="float">
            <text:p>8722141</text:p>
          </table:table-cell>
          <table:table-cell table:formula="of:=[.B567]-[.A567]" office:value-type="float" office:value="2121" calcext:value-type="float">
            <text:p>2121</text:p>
          </table:table-cell>
          <table:table-cell/>
        </table:table-row>
        <table:table-row table:style-name="ro1">
          <table:table-cell office:value-type="float" office:value="8735065" calcext:value-type="float">
            <text:p>8735065</text:p>
          </table:table-cell>
          <table:table-cell office:value-type="float" office:value="8737205" calcext:value-type="float">
            <text:p>8737205</text:p>
          </table:table-cell>
          <table:table-cell table:formula="of:=[.B568]-[.A568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8749847" calcext:value-type="float">
            <text:p>8749847</text:p>
          </table:table-cell>
          <table:table-cell office:value-type="float" office:value="8751920" calcext:value-type="float">
            <text:p>8751920</text:p>
          </table:table-cell>
          <table:table-cell table:formula="of:=[.B569]-[.A569]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float" office:value="8764392" calcext:value-type="float">
            <text:p>8764392</text:p>
          </table:table-cell>
          <table:table-cell office:value-type="float" office:value="8766486" calcext:value-type="float">
            <text:p>8766486</text:p>
          </table:table-cell>
          <table:table-cell table:formula="of:=[.B570]-[.A570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8778979" calcext:value-type="float">
            <text:p>8778979</text:p>
          </table:table-cell>
          <table:table-cell office:value-type="float" office:value="8781095" calcext:value-type="float">
            <text:p>8781095</text:p>
          </table:table-cell>
          <table:table-cell table:formula="of:=[.B571]-[.A571]"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8793630" calcext:value-type="float">
            <text:p>8793630</text:p>
          </table:table-cell>
          <table:table-cell office:value-type="float" office:value="8795721" calcext:value-type="float">
            <text:p>8795721</text:p>
          </table:table-cell>
          <table:table-cell table:formula="of:=[.B572]-[.A572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8808241" calcext:value-type="float">
            <text:p>8808241</text:p>
          </table:table-cell>
          <table:table-cell office:value-type="float" office:value="8810338" calcext:value-type="float">
            <text:p>8810338</text:p>
          </table:table-cell>
          <table:table-cell table:formula="of:=[.B573]-[.A573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8822858" calcext:value-type="float">
            <text:p>8822858</text:p>
          </table:table-cell>
          <table:table-cell office:value-type="float" office:value="8824935" calcext:value-type="float">
            <text:p>8824935</text:p>
          </table:table-cell>
          <table:table-cell table:formula="of:=[.B574]-[.A574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8837476" calcext:value-type="float">
            <text:p>8837476</text:p>
          </table:table-cell>
          <table:table-cell office:value-type="float" office:value="8839600" calcext:value-type="float">
            <text:p>8839600</text:p>
          </table:table-cell>
          <table:table-cell table:formula="of:=[.B575]-[.A575]"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float" office:value="8852326" calcext:value-type="float">
            <text:p>8852326</text:p>
          </table:table-cell>
          <table:table-cell office:value-type="float" office:value="8854744" calcext:value-type="float">
            <text:p>8854744</text:p>
          </table:table-cell>
          <table:table-cell table:formula="of:=[.B576]-[.A576]" office:value-type="float" office:value="2418" calcext:value-type="float">
            <text:p>2418</text:p>
          </table:table-cell>
          <table:table-cell/>
        </table:table-row>
        <table:table-row table:style-name="ro1">
          <table:table-cell office:value-type="float" office:value="8867383" calcext:value-type="float">
            <text:p>8867383</text:p>
          </table:table-cell>
          <table:table-cell office:value-type="float" office:value="8869412" calcext:value-type="float">
            <text:p>8869412</text:p>
          </table:table-cell>
          <table:table-cell table:formula="of:=[.B577]-[.A577]"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float" office:value="8881892" calcext:value-type="float">
            <text:p>8881892</text:p>
          </table:table-cell>
          <table:table-cell office:value-type="float" office:value="8883985" calcext:value-type="float">
            <text:p>8883985</text:p>
          </table:table-cell>
          <table:table-cell table:formula="of:=[.B578]-[.A578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8896536" calcext:value-type="float">
            <text:p>8896536</text:p>
          </table:table-cell>
          <table:table-cell office:value-type="float" office:value="8898623" calcext:value-type="float">
            <text:p>8898623</text:p>
          </table:table-cell>
          <table:table-cell table:formula="of:=[.B579]-[.A579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8911180" calcext:value-type="float">
            <text:p>8911180</text:p>
          </table:table-cell>
          <table:table-cell office:value-type="float" office:value="8913263" calcext:value-type="float">
            <text:p>8913263</text:p>
          </table:table-cell>
          <table:table-cell table:formula="of:=[.B580]-[.A580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8925767" calcext:value-type="float">
            <text:p>8925767</text:p>
          </table:table-cell>
          <table:table-cell office:value-type="float" office:value="8927867" calcext:value-type="float">
            <text:p>8927867</text:p>
          </table:table-cell>
          <table:table-cell table:formula="of:=[.B581]-[.A58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8940394" calcext:value-type="float">
            <text:p>8940394</text:p>
          </table:table-cell>
          <table:table-cell office:value-type="float" office:value="8942486" calcext:value-type="float">
            <text:p>8942486</text:p>
          </table:table-cell>
          <table:table-cell table:formula="of:=[.B582]-[.A582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8955060" calcext:value-type="float">
            <text:p>8955060</text:p>
          </table:table-cell>
          <table:table-cell office:value-type="float" office:value="8957161" calcext:value-type="float">
            <text:p>8957161</text:p>
          </table:table-cell>
          <table:table-cell table:formula="of:=[.B583]-[.A583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8969879" calcext:value-type="float">
            <text:p>8969879</text:p>
          </table:table-cell>
          <table:table-cell office:value-type="float" office:value="8972146" calcext:value-type="float">
            <text:p>8972146</text:p>
          </table:table-cell>
          <table:table-cell table:formula="of:=[.B584]-[.A584]" office:value-type="float" office:value="2267" calcext:value-type="float">
            <text:p>2267</text:p>
          </table:table-cell>
          <table:table-cell/>
        </table:table-row>
        <table:table-row table:style-name="ro1">
          <table:table-cell office:value-type="float" office:value="8984920" calcext:value-type="float">
            <text:p>8984920</text:p>
          </table:table-cell>
          <table:table-cell office:value-type="float" office:value="8987671" calcext:value-type="float">
            <text:p>8987671</text:p>
          </table:table-cell>
          <table:table-cell table:formula="of:=[.B585]-[.A585]"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9000311" calcext:value-type="float">
            <text:p>9000311</text:p>
          </table:table-cell>
          <table:table-cell office:value-type="float" office:value="9002444" calcext:value-type="float">
            <text:p>9002444</text:p>
          </table:table-cell>
          <table:table-cell table:formula="of:=[.B586]-[.A586]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float" office:value="9015026" calcext:value-type="float">
            <text:p>9015026</text:p>
          </table:table-cell>
          <table:table-cell office:value-type="float" office:value="9017126" calcext:value-type="float">
            <text:p>9017126</text:p>
          </table:table-cell>
          <table:table-cell table:formula="of:=[.B587]-[.A587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9029586" calcext:value-type="float">
            <text:p>9029586</text:p>
          </table:table-cell>
          <table:table-cell office:value-type="float" office:value="9031684" calcext:value-type="float">
            <text:p>9031684</text:p>
          </table:table-cell>
          <table:table-cell table:formula="of:=[.B588]-[.A588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9044115" calcext:value-type="float">
            <text:p>9044115</text:p>
          </table:table-cell>
          <table:table-cell office:value-type="float" office:value="9046212" calcext:value-type="float">
            <text:p>9046212</text:p>
          </table:table-cell>
          <table:table-cell table:formula="of:=[.B589]-[.A589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9058753" calcext:value-type="float">
            <text:p>9058753</text:p>
          </table:table-cell>
          <table:table-cell office:value-type="float" office:value="9060847" calcext:value-type="float">
            <text:p>9060847</text:p>
          </table:table-cell>
          <table:table-cell table:formula="of:=[.B590]-[.A590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9073388" calcext:value-type="float">
            <text:p>9073388</text:p>
          </table:table-cell>
          <table:table-cell office:value-type="float" office:value="9075472" calcext:value-type="float">
            <text:p>9075472</text:p>
          </table:table-cell>
          <table:table-cell table:formula="of:=[.B591]-[.A591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9088133" calcext:value-type="float">
            <text:p>9088133</text:p>
          </table:table-cell>
          <table:table-cell office:value-type="float" office:value="9090256" calcext:value-type="float">
            <text:p>9090256</text:p>
          </table:table-cell>
          <table:table-cell table:formula="of:=[.B592]-[.A592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9103117" calcext:value-type="float">
            <text:p>9103117</text:p>
          </table:table-cell>
          <table:table-cell office:value-type="float" office:value="9106169" calcext:value-type="float">
            <text:p>9106169</text:p>
          </table:table-cell>
          <table:table-cell table:formula="of:=[.B593]-[.A593]" office:value-type="float" office:value="3052" calcext:value-type="float">
            <text:p>3052</text:p>
          </table:table-cell>
          <table:table-cell/>
        </table:table-row>
        <table:table-row table:style-name="ro1">
          <table:table-cell office:value-type="float" office:value="9118736" calcext:value-type="float">
            <text:p>9118736</text:p>
          </table:table-cell>
          <table:table-cell office:value-type="float" office:value="9120828" calcext:value-type="float">
            <text:p>9120828</text:p>
          </table:table-cell>
          <table:table-cell table:formula="of:=[.B594]-[.A594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9133346" calcext:value-type="float">
            <text:p>9133346</text:p>
          </table:table-cell>
          <table:table-cell office:value-type="float" office:value="9135445" calcext:value-type="float">
            <text:p>9135445</text:p>
          </table:table-cell>
          <table:table-cell table:formula="of:=[.B595]-[.A595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9147948" calcext:value-type="float">
            <text:p>9147948</text:p>
          </table:table-cell>
          <table:table-cell office:value-type="float" office:value="9150041" calcext:value-type="float">
            <text:p>9150041</text:p>
          </table:table-cell>
          <table:table-cell table:formula="of:=[.B596]-[.A596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9162579" calcext:value-type="float">
            <text:p>9162579</text:p>
          </table:table-cell>
          <table:table-cell office:value-type="float" office:value="9164674" calcext:value-type="float">
            <text:p>9164674</text:p>
          </table:table-cell>
          <table:table-cell table:formula="of:=[.B597]-[.A597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9177134" calcext:value-type="float">
            <text:p>9177134</text:p>
          </table:table-cell>
          <table:table-cell office:value-type="float" office:value="9179224" calcext:value-type="float">
            <text:p>9179224</text:p>
          </table:table-cell>
          <table:table-cell table:formula="of:=[.B598]-[.A598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9191715" calcext:value-type="float">
            <text:p>9191715</text:p>
          </table:table-cell>
          <table:table-cell office:value-type="float" office:value="9193797" calcext:value-type="float">
            <text:p>9193797</text:p>
          </table:table-cell>
          <table:table-cell table:formula="of:=[.B599]-[.A599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9206439" calcext:value-type="float">
            <text:p>9206439</text:p>
          </table:table-cell>
          <table:table-cell office:value-type="float" office:value="9208592" calcext:value-type="float">
            <text:p>9208592</text:p>
          </table:table-cell>
          <table:table-cell table:formula="of:=[.B600]-[.A600]" office:value-type="float" office:value="2153" calcext:value-type="float">
            <text:p>2153</text:p>
          </table:table-cell>
          <table:table-cell/>
        </table:table-row>
        <table:table-row table:style-name="ro1">
          <table:table-cell office:value-type="float" office:value="9221534" calcext:value-type="float">
            <text:p>9221534</text:p>
          </table:table-cell>
          <table:table-cell office:value-type="float" office:value="9223465" calcext:value-type="float">
            <text:p>9223465</text:p>
          </table:table-cell>
          <table:table-cell table:formula="of:=[.B601]-[.A601]"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float" office:value="9236017" calcext:value-type="float">
            <text:p>9236017</text:p>
          </table:table-cell>
          <table:table-cell office:value-type="float" office:value="9238426" calcext:value-type="float">
            <text:p>9238426</text:p>
          </table:table-cell>
          <table:table-cell table:formula="of:=[.B602]-[.A602]" office:value-type="float" office:value="2409" calcext:value-type="float">
            <text:p>2409</text:p>
          </table:table-cell>
          <table:table-cell/>
        </table:table-row>
        <table:table-row table:style-name="ro1">
          <table:table-cell office:value-type="float" office:value="9250957" calcext:value-type="float">
            <text:p>9250957</text:p>
          </table:table-cell>
          <table:table-cell office:value-type="float" office:value="9253046" calcext:value-type="float">
            <text:p>9253046</text:p>
          </table:table-cell>
          <table:table-cell table:formula="of:=[.B603]-[.A603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9265544" calcext:value-type="float">
            <text:p>9265544</text:p>
          </table:table-cell>
          <table:table-cell office:value-type="float" office:value="9267645" calcext:value-type="float">
            <text:p>9267645</text:p>
          </table:table-cell>
          <table:table-cell table:formula="of:=[.B604]-[.A604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9280192" calcext:value-type="float">
            <text:p>9280192</text:p>
          </table:table-cell>
          <table:table-cell office:value-type="float" office:value="9282277" calcext:value-type="float">
            <text:p>9282277</text:p>
          </table:table-cell>
          <table:table-cell table:formula="of:=[.B605]-[.A605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9294794" calcext:value-type="float">
            <text:p>9294794</text:p>
          </table:table-cell>
          <table:table-cell office:value-type="float" office:value="9296899" calcext:value-type="float">
            <text:p>9296899</text:p>
          </table:table-cell>
          <table:table-cell table:formula="of:=[.B606]-[.A606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9309387" calcext:value-type="float">
            <text:p>9309387</text:p>
          </table:table-cell>
          <table:table-cell office:value-type="float" office:value="9311476" calcext:value-type="float">
            <text:p>9311476</text:p>
          </table:table-cell>
          <table:table-cell table:formula="of:=[.B607]-[.A607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9324030" calcext:value-type="float">
            <text:p>9324030</text:p>
          </table:table-cell>
          <table:table-cell office:value-type="float" office:value="9326189" calcext:value-type="float">
            <text:p>9326189</text:p>
          </table:table-cell>
          <table:table-cell table:formula="of:=[.B608]-[.A608]" office:value-type="float" office:value="2159" calcext:value-type="float">
            <text:p>2159</text:p>
          </table:table-cell>
          <table:table-cell/>
        </table:table-row>
        <table:table-row table:style-name="ro1">
          <table:table-cell office:value-type="float" office:value="9339168" calcext:value-type="float">
            <text:p>9339168</text:p>
          </table:table-cell>
          <table:table-cell office:value-type="float" office:value="9342086" calcext:value-type="float">
            <text:p>9342086</text:p>
          </table:table-cell>
          <table:table-cell table:formula="of:=[.B609]-[.A609]" office:value-type="float" office:value="2918" calcext:value-type="float">
            <text:p>2918</text:p>
          </table:table-cell>
          <table:table-cell/>
        </table:table-row>
        <table:table-row table:style-name="ro1">
          <table:table-cell office:value-type="float" office:value="9354669" calcext:value-type="float">
            <text:p>9354669</text:p>
          </table:table-cell>
          <table:table-cell office:value-type="float" office:value="9356753" calcext:value-type="float">
            <text:p>9356753</text:p>
          </table:table-cell>
          <table:table-cell table:formula="of:=[.B610]-[.A610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9369287" calcext:value-type="float">
            <text:p>9369287</text:p>
          </table:table-cell>
          <table:table-cell office:value-type="float" office:value="9371375" calcext:value-type="float">
            <text:p>9371375</text:p>
          </table:table-cell>
          <table:table-cell table:formula="of:=[.B611]-[.A611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9383864" calcext:value-type="float">
            <text:p>9383864</text:p>
          </table:table-cell>
          <table:table-cell office:value-type="float" office:value="9385955" calcext:value-type="float">
            <text:p>9385955</text:p>
          </table:table-cell>
          <table:table-cell table:formula="of:=[.B612]-[.A612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9398501" calcext:value-type="float">
            <text:p>9398501</text:p>
          </table:table-cell>
          <table:table-cell office:value-type="float" office:value="9400589" calcext:value-type="float">
            <text:p>9400589</text:p>
          </table:table-cell>
          <table:table-cell table:formula="of:=[.B613]-[.A613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9413068" calcext:value-type="float">
            <text:p>9413068</text:p>
          </table:table-cell>
          <table:table-cell office:value-type="float" office:value="9415147" calcext:value-type="float">
            <text:p>9415147</text:p>
          </table:table-cell>
          <table:table-cell table:formula="of:=[.B614]-[.A614]"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9427738" calcext:value-type="float">
            <text:p>9427738</text:p>
          </table:table-cell>
          <table:table-cell office:value-type="float" office:value="9429878" calcext:value-type="float">
            <text:p>9429878</text:p>
          </table:table-cell>
          <table:table-cell table:formula="of:=[.B615]-[.A615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9442709" calcext:value-type="float">
            <text:p>9442709</text:p>
          </table:table-cell>
          <table:table-cell office:value-type="float" office:value="9444686" calcext:value-type="float">
            <text:p>9444686</text:p>
          </table:table-cell>
          <table:table-cell table:formula="of:=[.B616]-[.A616]"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float" office:value="9457661" calcext:value-type="float">
            <text:p>9457661</text:p>
          </table:table-cell>
          <table:table-cell office:value-type="float" office:value="9461042" calcext:value-type="float">
            <text:p>9461042</text:p>
          </table:table-cell>
          <table:table-cell table:formula="of:=[.B617]-[.A617]" office:value-type="float" office:value="3381" calcext:value-type="float">
            <text:p>3381</text:p>
          </table:table-cell>
          <table:table-cell/>
        </table:table-row>
        <table:table-row table:style-name="ro1">
          <table:table-cell office:value-type="float" office:value="9473661" calcext:value-type="float">
            <text:p>9473661</text:p>
          </table:table-cell>
          <table:table-cell office:value-type="float" office:value="9475757" calcext:value-type="float">
            <text:p>9475757</text:p>
          </table:table-cell>
          <table:table-cell table:formula="of:=[.B618]-[.A618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9488307" calcext:value-type="float">
            <text:p>9488307</text:p>
          </table:table-cell>
          <table:table-cell office:value-type="float" office:value="9490411" calcext:value-type="float">
            <text:p>9490411</text:p>
          </table:table-cell>
          <table:table-cell table:formula="of:=[.B619]-[.A619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9502901" calcext:value-type="float">
            <text:p>9502901</text:p>
          </table:table-cell>
          <table:table-cell office:value-type="float" office:value="9504954" calcext:value-type="float">
            <text:p>9504954</text:p>
          </table:table-cell>
          <table:table-cell table:formula="of:=[.B620]-[.A620]" office:value-type="float" office:value="2053" calcext:value-type="float">
            <text:p>2053</text:p>
          </table:table-cell>
          <table:table-cell/>
        </table:table-row>
        <table:table-row table:style-name="ro1">
          <table:table-cell office:value-type="float" office:value="9517533" calcext:value-type="float">
            <text:p>9517533</text:p>
          </table:table-cell>
          <table:table-cell office:value-type="float" office:value="9519615" calcext:value-type="float">
            <text:p>9519615</text:p>
          </table:table-cell>
          <table:table-cell table:formula="of:=[.B621]-[.A621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9532156" calcext:value-type="float">
            <text:p>9532156</text:p>
          </table:table-cell>
          <table:table-cell office:value-type="float" office:value="9534269" calcext:value-type="float">
            <text:p>9534269</text:p>
          </table:table-cell>
          <table:table-cell table:formula="of:=[.B622]-[.A622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9546714" calcext:value-type="float">
            <text:p>9546714</text:p>
          </table:table-cell>
          <table:table-cell office:value-type="float" office:value="9548881" calcext:value-type="float">
            <text:p>9548881</text:p>
          </table:table-cell>
          <table:table-cell table:formula="of:=[.B623]-[.A623]"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float" office:value="9561577" calcext:value-type="float">
            <text:p>9561577</text:p>
          </table:table-cell>
          <table:table-cell office:value-type="float" office:value="9563677" calcext:value-type="float">
            <text:p>9563677</text:p>
          </table:table-cell>
          <table:table-cell table:formula="of:=[.B624]-[.A624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9576613" calcext:value-type="float">
            <text:p>9576613</text:p>
          </table:table-cell>
          <table:table-cell office:value-type="float" office:value="9579428" calcext:value-type="float">
            <text:p>9579428</text:p>
          </table:table-cell>
          <table:table-cell table:formula="of:=[.B625]-[.A625]" office:value-type="float" office:value="2815" calcext:value-type="float">
            <text:p>2815</text:p>
          </table:table-cell>
          <table:table-cell/>
        </table:table-row>
        <table:table-row table:style-name="ro1">
          <table:table-cell office:value-type="float" office:value="9592252" calcext:value-type="float">
            <text:p>9592252</text:p>
          </table:table-cell>
          <table:table-cell office:value-type="float" office:value="9594238" calcext:value-type="float">
            <text:p>9594238</text:p>
          </table:table-cell>
          <table:table-cell table:formula="of:=[.B626]-[.A626]"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float" office:value="9606823" calcext:value-type="float">
            <text:p>9606823</text:p>
          </table:table-cell>
          <table:table-cell office:value-type="float" office:value="9608919" calcext:value-type="float">
            <text:p>9608919</text:p>
          </table:table-cell>
          <table:table-cell table:formula="of:=[.B627]-[.A627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9621426" calcext:value-type="float">
            <text:p>9621426</text:p>
          </table:table-cell>
          <table:table-cell office:value-type="float" office:value="9623513" calcext:value-type="float">
            <text:p>9623513</text:p>
          </table:table-cell>
          <table:table-cell table:formula="of:=[.B628]-[.A628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9636059" calcext:value-type="float">
            <text:p>9636059</text:p>
          </table:table-cell>
          <table:table-cell office:value-type="float" office:value="9638121" calcext:value-type="float">
            <text:p>9638121</text:p>
          </table:table-cell>
          <table:table-cell table:formula="of:=[.B629]-[.A629]"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float" office:value="9650565" calcext:value-type="float">
            <text:p>9650565</text:p>
          </table:table-cell>
          <table:table-cell office:value-type="float" office:value="9652651" calcext:value-type="float">
            <text:p>9652651</text:p>
          </table:table-cell>
          <table:table-cell table:formula="of:=[.B630]-[.A630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9665078" calcext:value-type="float">
            <text:p>9665078</text:p>
          </table:table-cell>
          <table:table-cell office:value-type="float" office:value="9667168" calcext:value-type="float">
            <text:p>9667168</text:p>
          </table:table-cell>
          <table:table-cell table:formula="of:=[.B631]-[.A631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9679667" calcext:value-type="float">
            <text:p>9679667</text:p>
          </table:table-cell>
          <table:table-cell office:value-type="float" office:value="9681785" calcext:value-type="float">
            <text:p>9681785</text:p>
          </table:table-cell>
          <table:table-cell table:formula="of:=[.B632]-[.A632]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float" office:value="9694619" calcext:value-type="float">
            <text:p>9694619</text:p>
          </table:table-cell>
          <table:table-cell office:value-type="float" office:value="9696742" calcext:value-type="float">
            <text:p>9696742</text:p>
          </table:table-cell>
          <table:table-cell table:formula="of:=[.B633]-[.A633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9709602" calcext:value-type="float">
            <text:p>9709602</text:p>
          </table:table-cell>
          <table:table-cell office:value-type="float" office:value="9711639" calcext:value-type="float">
            <text:p>9711639</text:p>
          </table:table-cell>
          <table:table-cell table:formula="of:=[.B634]-[.A634]"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float" office:value="9724225" calcext:value-type="float">
            <text:p>9724225</text:p>
          </table:table-cell>
          <table:table-cell office:value-type="float" office:value="9726329" calcext:value-type="float">
            <text:p>9726329</text:p>
          </table:table-cell>
          <table:table-cell table:formula="of:=[.B635]-[.A635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9738835" calcext:value-type="float">
            <text:p>9738835</text:p>
          </table:table-cell>
          <table:table-cell office:value-type="float" office:value="9740940" calcext:value-type="float">
            <text:p>9740940</text:p>
          </table:table-cell>
          <table:table-cell table:formula="of:=[.B636]-[.A636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9753483" calcext:value-type="float">
            <text:p>9753483</text:p>
          </table:table-cell>
          <table:table-cell office:value-type="float" office:value="9755565" calcext:value-type="float">
            <text:p>9755565</text:p>
          </table:table-cell>
          <table:table-cell table:formula="of:=[.B637]-[.A637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9768098" calcext:value-type="float">
            <text:p>9768098</text:p>
          </table:table-cell>
          <table:table-cell office:value-type="float" office:value="9770175" calcext:value-type="float">
            <text:p>9770175</text:p>
          </table:table-cell>
          <table:table-cell table:formula="of:=[.B638]-[.A638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9782639" calcext:value-type="float">
            <text:p>9782639</text:p>
          </table:table-cell>
          <table:table-cell office:value-type="float" office:value="9784733" calcext:value-type="float">
            <text:p>9784733</text:p>
          </table:table-cell>
          <table:table-cell table:formula="of:=[.B639]-[.A639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9797178" calcext:value-type="float">
            <text:p>9797178</text:p>
          </table:table-cell>
          <table:table-cell office:value-type="float" office:value="9799273" calcext:value-type="float">
            <text:p>9799273</text:p>
          </table:table-cell>
          <table:table-cell table:formula="of:=[.B640]-[.A640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9811894" calcext:value-type="float">
            <text:p>9811894</text:p>
          </table:table-cell>
          <table:table-cell office:value-type="float" office:value="9814061" calcext:value-type="float">
            <text:p>9814061</text:p>
          </table:table-cell>
          <table:table-cell table:formula="of:=[.B641]-[.A641]"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float" office:value="9827000" calcext:value-type="float">
            <text:p>9827000</text:p>
          </table:table-cell>
          <table:table-cell office:value-type="float" office:value="9829031" calcext:value-type="float">
            <text:p>9829031</text:p>
          </table:table-cell>
          <table:table-cell table:formula="of:=[.B642]-[.A642]"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float" office:value="9841579" calcext:value-type="float">
            <text:p>9841579</text:p>
          </table:table-cell>
          <table:table-cell office:value-type="float" office:value="9843674" calcext:value-type="float">
            <text:p>9843674</text:p>
          </table:table-cell>
          <table:table-cell table:formula="of:=[.B643]-[.A643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9856201" calcext:value-type="float">
            <text:p>9856201</text:p>
          </table:table-cell>
          <table:table-cell office:value-type="float" office:value="9858315" calcext:value-type="float">
            <text:p>9858315</text:p>
          </table:table-cell>
          <table:table-cell table:formula="of:=[.B644]-[.A644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9870863" calcext:value-type="float">
            <text:p>9870863</text:p>
          </table:table-cell>
          <table:table-cell office:value-type="float" office:value="9872960" calcext:value-type="float">
            <text:p>9872960</text:p>
          </table:table-cell>
          <table:table-cell table:formula="of:=[.B645]-[.A645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9885445" calcext:value-type="float">
            <text:p>9885445</text:p>
          </table:table-cell>
          <table:table-cell office:value-type="float" office:value="9887506" calcext:value-type="float">
            <text:p>9887506</text:p>
          </table:table-cell>
          <table:table-cell table:formula="of:=[.B646]-[.A646]"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9899947" calcext:value-type="float">
            <text:p>9899947</text:p>
          </table:table-cell>
          <table:table-cell office:value-type="float" office:value="9902043" calcext:value-type="float">
            <text:p>9902043</text:p>
          </table:table-cell>
          <table:table-cell table:formula="of:=[.B647]-[.A647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9914504" calcext:value-type="float">
            <text:p>9914504</text:p>
          </table:table-cell>
          <table:table-cell office:value-type="float" office:value="9916588" calcext:value-type="float">
            <text:p>9916588</text:p>
          </table:table-cell>
          <table:table-cell table:formula="of:=[.B648]-[.A648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9929233" calcext:value-type="float">
            <text:p>9929233</text:p>
          </table:table-cell>
          <table:table-cell office:value-type="float" office:value="9931352" calcext:value-type="float">
            <text:p>9931352</text:p>
          </table:table-cell>
          <table:table-cell table:formula="of:=[.B649]-[.A649]"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float" office:value="9944290" calcext:value-type="float">
            <text:p>9944290</text:p>
          </table:table-cell>
          <table:table-cell office:value-type="float" office:value="9946625" calcext:value-type="float">
            <text:p>9946625</text:p>
          </table:table-cell>
          <table:table-cell table:formula="of:=[.B650]-[.A650]"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float" office:value="9959181" calcext:value-type="float">
            <text:p>9959181</text:p>
          </table:table-cell>
          <table:table-cell office:value-type="float" office:value="9961301" calcext:value-type="float">
            <text:p>9961301</text:p>
          </table:table-cell>
          <table:table-cell table:formula="of:=[.B651]-[.A651]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9973835" calcext:value-type="float">
            <text:p>9973835</text:p>
          </table:table-cell>
          <table:table-cell office:value-type="float" office:value="9975940" calcext:value-type="float">
            <text:p>9975940</text:p>
          </table:table-cell>
          <table:table-cell table:formula="of:=[.B652]-[.A652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9988475" calcext:value-type="float">
            <text:p>9988475</text:p>
          </table:table-cell>
          <table:table-cell office:value-type="float" office:value="9990541" calcext:value-type="float">
            <text:p>9990541</text:p>
          </table:table-cell>
          <table:table-cell table:formula="of:=[.B653]-[.A653]" office:value-type="float" office:value="2066" calcext:value-type="float">
            <text:p>2066</text:p>
          </table:table-cell>
          <table:table-cell/>
        </table:table-row>
        <table:table-row table:style-name="ro1">
          <table:table-cell office:value-type="float" office:value="10003028" calcext:value-type="float">
            <text:p>10003028</text:p>
          </table:table-cell>
          <table:table-cell office:value-type="float" office:value="10005124" calcext:value-type="float">
            <text:p>10005124</text:p>
          </table:table-cell>
          <table:table-cell table:formula="of:=[.B654]-[.A654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0017641" calcext:value-type="float">
            <text:p>10017641</text:p>
          </table:table-cell>
          <table:table-cell office:value-type="float" office:value="10019739" calcext:value-type="float">
            <text:p>10019739</text:p>
          </table:table-cell>
          <table:table-cell table:formula="of:=[.B655]-[.A655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0032184" calcext:value-type="float">
            <text:p>10032184</text:p>
          </table:table-cell>
          <table:table-cell office:value-type="float" office:value="10034276" calcext:value-type="float">
            <text:p>10034276</text:p>
          </table:table-cell>
          <table:table-cell table:formula="of:=[.B656]-[.A656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0046819" calcext:value-type="float">
            <text:p>10046819</text:p>
          </table:table-cell>
          <table:table-cell office:value-type="float" office:value="10048958" calcext:value-type="float">
            <text:p>10048958</text:p>
          </table:table-cell>
          <table:table-cell table:formula="of:=[.B657]-[.A657]" office:value-type="float" office:value="2139" calcext:value-type="float">
            <text:p>2139</text:p>
          </table:table-cell>
          <table:table-cell/>
        </table:table-row>
        <table:table-row table:style-name="ro1">
          <table:table-cell office:value-type="float" office:value="10061755" calcext:value-type="float">
            <text:p>10061755</text:p>
          </table:table-cell>
          <table:table-cell office:value-type="float" office:value="10063922" calcext:value-type="float">
            <text:p>10063922</text:p>
          </table:table-cell>
          <table:table-cell table:formula="of:=[.B658]-[.A658]" office:value-type="float" office:value="2167" calcext:value-type="float">
            <text:p>2167</text:p>
          </table:table-cell>
          <table:table-cell/>
        </table:table-row>
        <table:table-row table:style-name="ro1">
          <table:table-cell office:value-type="float" office:value="10076614" calcext:value-type="float">
            <text:p>10076614</text:p>
          </table:table-cell>
          <table:table-cell office:value-type="float" office:value="10078716" calcext:value-type="float">
            <text:p>10078716</text:p>
          </table:table-cell>
          <table:table-cell table:formula="of:=[.B659]-[.A659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10091285" calcext:value-type="float">
            <text:p>10091285</text:p>
          </table:table-cell>
          <table:table-cell office:value-type="float" office:value="10093396" calcext:value-type="float">
            <text:p>10093396</text:p>
          </table:table-cell>
          <table:table-cell table:formula="of:=[.B660]-[.A660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10105945" calcext:value-type="float">
            <text:p>10105945</text:p>
          </table:table-cell>
          <table:table-cell office:value-type="float" office:value="10108027" calcext:value-type="float">
            <text:p>10108027</text:p>
          </table:table-cell>
          <table:table-cell table:formula="of:=[.B661]-[.A661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0120540" calcext:value-type="float">
            <text:p>10120540</text:p>
          </table:table-cell>
          <table:table-cell office:value-type="float" office:value="10122627" calcext:value-type="float">
            <text:p>10122627</text:p>
          </table:table-cell>
          <table:table-cell table:formula="of:=[.B662]-[.A662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10135184" calcext:value-type="float">
            <text:p>10135184</text:p>
          </table:table-cell>
          <table:table-cell office:value-type="float" office:value="10137262" calcext:value-type="float">
            <text:p>10137262</text:p>
          </table:table-cell>
          <table:table-cell table:formula="of:=[.B663]-[.A663]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10149776" calcext:value-type="float">
            <text:p>10149776</text:p>
          </table:table-cell>
          <table:table-cell office:value-type="float" office:value="10151887" calcext:value-type="float">
            <text:p>10151887</text:p>
          </table:table-cell>
          <table:table-cell table:formula="of:=[.B664]-[.A664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10164318" calcext:value-type="float">
            <text:p>10164318</text:p>
          </table:table-cell>
          <table:table-cell office:value-type="float" office:value="10166428" calcext:value-type="float">
            <text:p>10166428</text:p>
          </table:table-cell>
          <table:table-cell table:formula="of:=[.B665]-[.A665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0179238" calcext:value-type="float">
            <text:p>10179238</text:p>
          </table:table-cell>
          <table:table-cell office:value-type="float" office:value="10181339" calcext:value-type="float">
            <text:p>10181339</text:p>
          </table:table-cell>
          <table:table-cell table:formula="of:=[.B666]-[.A666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0194195" calcext:value-type="float">
            <text:p>10194195</text:p>
          </table:table-cell>
          <table:table-cell office:value-type="float" office:value="10196284" calcext:value-type="float">
            <text:p>10196284</text:p>
          </table:table-cell>
          <table:table-cell table:formula="of:=[.B667]-[.A667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0208852" calcext:value-type="float">
            <text:p>10208852</text:p>
          </table:table-cell>
          <table:table-cell office:value-type="float" office:value="10210951" calcext:value-type="float">
            <text:p>10210951</text:p>
          </table:table-cell>
          <table:table-cell table:formula="of:=[.B668]-[.A668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0223460" calcext:value-type="float">
            <text:p>10223460</text:p>
          </table:table-cell>
          <table:table-cell office:value-type="float" office:value="10225531" calcext:value-type="float">
            <text:p>10225531</text:p>
          </table:table-cell>
          <table:table-cell table:formula="of:=[.B669]-[.A669]"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10238045" calcext:value-type="float">
            <text:p>10238045</text:p>
          </table:table-cell>
          <table:table-cell office:value-type="float" office:value="10240154" calcext:value-type="float">
            <text:p>10240154</text:p>
          </table:table-cell>
          <table:table-cell table:formula="of:=[.B670]-[.A670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10252697" calcext:value-type="float">
            <text:p>10252697</text:p>
          </table:table-cell>
          <table:table-cell office:value-type="float" office:value="10254777" calcext:value-type="float">
            <text:p>10254777</text:p>
          </table:table-cell>
          <table:table-cell table:formula="of:=[.B671]-[.A671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0267327" calcext:value-type="float">
            <text:p>10267327</text:p>
          </table:table-cell>
          <table:table-cell office:value-type="float" office:value="10269403" calcext:value-type="float">
            <text:p>10269403</text:p>
          </table:table-cell>
          <table:table-cell table:formula="of:=[.B672]-[.A672]" office:value-type="float" office:value="2076" calcext:value-type="float">
            <text:p>2076</text:p>
          </table:table-cell>
          <table:table-cell/>
        </table:table-row>
        <table:table-row table:style-name="ro1">
          <table:table-cell office:value-type="float" office:value="10281976" calcext:value-type="float">
            <text:p>10281976</text:p>
          </table:table-cell>
          <table:table-cell office:value-type="float" office:value="10284093" calcext:value-type="float">
            <text:p>10284093</text:p>
          </table:table-cell>
          <table:table-cell table:formula="of:=[.B673]-[.A673]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10296907" calcext:value-type="float">
            <text:p>10296907</text:p>
          </table:table-cell>
          <table:table-cell office:value-type="float" office:value="10299050" calcext:value-type="float">
            <text:p>10299050</text:p>
          </table:table-cell>
          <table:table-cell table:formula="of:=[.B674]-[.A674]"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float" office:value="10311917" calcext:value-type="float">
            <text:p>10311917</text:p>
          </table:table-cell>
          <table:table-cell office:value-type="float" office:value="10313931" calcext:value-type="float">
            <text:p>10313931</text:p>
          </table:table-cell>
          <table:table-cell table:formula="of:=[.B675]-[.A675]"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0326513" calcext:value-type="float">
            <text:p>10326513</text:p>
          </table:table-cell>
          <table:table-cell office:value-type="float" office:value="10328614" calcext:value-type="float">
            <text:p>10328614</text:p>
          </table:table-cell>
          <table:table-cell table:formula="of:=[.B676]-[.A676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0341335" calcext:value-type="float">
            <text:p>10341335</text:p>
          </table:table-cell>
          <table:table-cell office:value-type="float" office:value="10343436" calcext:value-type="float">
            <text:p>10343436</text:p>
          </table:table-cell>
          <table:table-cell table:formula="of:=[.B677]-[.A677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0356013" calcext:value-type="float">
            <text:p>10356013</text:p>
          </table:table-cell>
          <table:table-cell office:value-type="float" office:value="10358122" calcext:value-type="float">
            <text:p>10358122</text:p>
          </table:table-cell>
          <table:table-cell table:formula="of:=[.B678]-[.A678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10370682" calcext:value-type="float">
            <text:p>10370682</text:p>
          </table:table-cell>
          <table:table-cell office:value-type="float" office:value="10372765" calcext:value-type="float">
            <text:p>10372765</text:p>
          </table:table-cell>
          <table:table-cell table:formula="of:=[.B679]-[.A679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0385309" calcext:value-type="float">
            <text:p>10385309</text:p>
          </table:table-cell>
          <table:table-cell office:value-type="float" office:value="10387402" calcext:value-type="float">
            <text:p>10387402</text:p>
          </table:table-cell>
          <table:table-cell table:formula="of:=[.B680]-[.A680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0399913" calcext:value-type="float">
            <text:p>10399913</text:p>
          </table:table-cell>
          <table:table-cell office:value-type="float" office:value="10402006" calcext:value-type="float">
            <text:p>10402006</text:p>
          </table:table-cell>
          <table:table-cell table:formula="of:=[.B681]-[.A681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0414752" calcext:value-type="float">
            <text:p>10414752</text:p>
          </table:table-cell>
          <table:table-cell office:value-type="float" office:value="10416908" calcext:value-type="float">
            <text:p>10416908</text:p>
          </table:table-cell>
          <table:table-cell table:formula="of:=[.B682]-[.A682]" office:value-type="float" office:value="2156" calcext:value-type="float">
            <text:p>2156</text:p>
          </table:table-cell>
          <table:table-cell/>
        </table:table-row>
        <table:table-row table:style-name="ro1">
          <table:table-cell office:value-type="float" office:value="10429901" calcext:value-type="float">
            <text:p>10429901</text:p>
          </table:table-cell>
          <table:table-cell office:value-type="float" office:value="10432321" calcext:value-type="float">
            <text:p>10432321</text:p>
          </table:table-cell>
          <table:table-cell table:formula="of:=[.B683]-[.A683]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10444988" calcext:value-type="float">
            <text:p>10444988</text:p>
          </table:table-cell>
          <table:table-cell office:value-type="float" office:value="10447087" calcext:value-type="float">
            <text:p>10447087</text:p>
          </table:table-cell>
          <table:table-cell table:formula="of:=[.B684]-[.A684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0459645" calcext:value-type="float">
            <text:p>10459645</text:p>
          </table:table-cell>
          <table:table-cell office:value-type="float" office:value="10461744" calcext:value-type="float">
            <text:p>10461744</text:p>
          </table:table-cell>
          <table:table-cell table:formula="of:=[.B685]-[.A685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0474265" calcext:value-type="float">
            <text:p>10474265</text:p>
          </table:table-cell>
          <table:table-cell office:value-type="float" office:value="10476350" calcext:value-type="float">
            <text:p>10476350</text:p>
          </table:table-cell>
          <table:table-cell table:formula="of:=[.B686]-[.A686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10488905" calcext:value-type="float">
            <text:p>10488905</text:p>
          </table:table-cell>
          <table:table-cell office:value-type="float" office:value="10490991" calcext:value-type="float">
            <text:p>10490991</text:p>
          </table:table-cell>
          <table:table-cell table:formula="of:=[.B687]-[.A687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0503505" calcext:value-type="float">
            <text:p>10503505</text:p>
          </table:table-cell>
          <table:table-cell office:value-type="float" office:value="10505600" calcext:value-type="float">
            <text:p>10505600</text:p>
          </table:table-cell>
          <table:table-cell table:formula="of:=[.B688]-[.A688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0518107" calcext:value-type="float">
            <text:p>10518107</text:p>
          </table:table-cell>
          <table:table-cell office:value-type="float" office:value="10520190" calcext:value-type="float">
            <text:p>10520190</text:p>
          </table:table-cell>
          <table:table-cell table:formula="of:=[.B689]-[.A689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0532886" calcext:value-type="float">
            <text:p>10532886</text:p>
          </table:table-cell>
          <table:table-cell office:value-type="float" office:value="10535050" calcext:value-type="float">
            <text:p>10535050</text:p>
          </table:table-cell>
          <table:table-cell table:formula="of:=[.B690]-[.A690]"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10548012" calcext:value-type="float">
            <text:p>10548012</text:p>
          </table:table-cell>
          <table:table-cell office:value-type="float" office:value="10550006" calcext:value-type="float">
            <text:p>10550006</text:p>
          </table:table-cell>
          <table:table-cell table:formula="of:=[.B691]-[.A691]"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float" office:value="10562545" calcext:value-type="float">
            <text:p>10562545</text:p>
          </table:table-cell>
          <table:table-cell office:value-type="float" office:value="10564989" calcext:value-type="float">
            <text:p>10564989</text:p>
          </table:table-cell>
          <table:table-cell table:formula="of:=[.B692]-[.A692]"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float" office:value="10577640" calcext:value-type="float">
            <text:p>10577640</text:p>
          </table:table-cell>
          <table:table-cell office:value-type="float" office:value="10579743" calcext:value-type="float">
            <text:p>10579743</text:p>
          </table:table-cell>
          <table:table-cell table:formula="of:=[.B693]-[.A693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0592261" calcext:value-type="float">
            <text:p>10592261</text:p>
          </table:table-cell>
          <table:table-cell office:value-type="float" office:value="10594359" calcext:value-type="float">
            <text:p>10594359</text:p>
          </table:table-cell>
          <table:table-cell table:formula="of:=[.B694]-[.A694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0606869" calcext:value-type="float">
            <text:p>10606869</text:p>
          </table:table-cell>
          <table:table-cell office:value-type="float" office:value="10608952" calcext:value-type="float">
            <text:p>10608952</text:p>
          </table:table-cell>
          <table:table-cell table:formula="of:=[.B695]-[.A695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0621451" calcext:value-type="float">
            <text:p>10621451</text:p>
          </table:table-cell>
          <table:table-cell office:value-type="float" office:value="10623532" calcext:value-type="float">
            <text:p>10623532</text:p>
          </table:table-cell>
          <table:table-cell table:formula="of:=[.B696]-[.A696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0636043" calcext:value-type="float">
            <text:p>10636043</text:p>
          </table:table-cell>
          <table:table-cell office:value-type="float" office:value="10638132" calcext:value-type="float">
            <text:p>10638132</text:p>
          </table:table-cell>
          <table:table-cell table:formula="of:=[.B697]-[.A697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0650713" calcext:value-type="float">
            <text:p>10650713</text:p>
          </table:table-cell>
          <table:table-cell office:value-type="float" office:value="10652827" calcext:value-type="float">
            <text:p>10652827</text:p>
          </table:table-cell>
          <table:table-cell table:formula="of:=[.B698]-[.A698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10665589" calcext:value-type="float">
            <text:p>10665589</text:p>
          </table:table-cell>
          <table:table-cell office:value-type="float" office:value="10668790" calcext:value-type="float">
            <text:p>10668790</text:p>
          </table:table-cell>
          <table:table-cell table:formula="of:=[.B699]-[.A699]" office:value-type="float" office:value="3201" calcext:value-type="float">
            <text:p>3201</text:p>
          </table:table-cell>
          <table:table-cell/>
        </table:table-row>
        <table:table-row table:style-name="ro1">
          <table:table-cell office:value-type="float" office:value="10681311" calcext:value-type="float">
            <text:p>10681311</text:p>
          </table:table-cell>
          <table:table-cell office:value-type="float" office:value="10683312" calcext:value-type="float">
            <text:p>10683312</text:p>
          </table:table-cell>
          <table:table-cell table:formula="of:=[.B700]-[.A700]"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10695913" calcext:value-type="float">
            <text:p>10695913</text:p>
          </table:table-cell>
          <table:table-cell office:value-type="float" office:value="10698007" calcext:value-type="float">
            <text:p>10698007</text:p>
          </table:table-cell>
          <table:table-cell table:formula="of:=[.B701]-[.A701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0710477" calcext:value-type="float">
            <text:p>10710477</text:p>
          </table:table-cell>
          <table:table-cell office:value-type="float" office:value="10712591" calcext:value-type="float">
            <text:p>10712591</text:p>
          </table:table-cell>
          <table:table-cell table:formula="of:=[.B702]-[.A702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10725856" calcext:value-type="float">
            <text:p>10725856</text:p>
          </table:table-cell>
          <table:table-cell office:value-type="float" office:value="10727959" calcext:value-type="float">
            <text:p>10727959</text:p>
          </table:table-cell>
          <table:table-cell table:formula="of:=[.B703]-[.A703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0740468" calcext:value-type="float">
            <text:p>10740468</text:p>
          </table:table-cell>
          <table:table-cell office:value-type="float" office:value="10742573" calcext:value-type="float">
            <text:p>10742573</text:p>
          </table:table-cell>
          <table:table-cell table:formula="of:=[.B704]-[.A704]"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10755082" calcext:value-type="float">
            <text:p>10755082</text:p>
          </table:table-cell>
          <table:table-cell office:value-type="float" office:value="10757179" calcext:value-type="float">
            <text:p>10757179</text:p>
          </table:table-cell>
          <table:table-cell table:formula="of:=[.B705]-[.A705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0769835" calcext:value-type="float">
            <text:p>10769835</text:p>
          </table:table-cell>
          <table:table-cell office:value-type="float" office:value="10773054" calcext:value-type="float">
            <text:p>10773054</text:p>
          </table:table-cell>
          <table:table-cell table:formula="of:=[.B706]-[.A706]"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float" office:value="10785819" calcext:value-type="float">
            <text:p>10785819</text:p>
          </table:table-cell>
          <table:table-cell office:value-type="float" office:value="10788038" calcext:value-type="float">
            <text:p>10788038</text:p>
          </table:table-cell>
          <table:table-cell table:formula="of:=[.B707]-[.A707]"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float" office:value="10800580" calcext:value-type="float">
            <text:p>10800580</text:p>
          </table:table-cell>
          <table:table-cell office:value-type="float" office:value="10802684" calcext:value-type="float">
            <text:p>10802684</text:p>
          </table:table-cell>
          <table:table-cell table:formula="of:=[.B708]-[.A708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10815223" calcext:value-type="float">
            <text:p>10815223</text:p>
          </table:table-cell>
          <table:table-cell office:value-type="float" office:value="10817293" calcext:value-type="float">
            <text:p>10817293</text:p>
          </table:table-cell>
          <table:table-cell table:formula="of:=[.B709]-[.A709]"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float" office:value="10829803" calcext:value-type="float">
            <text:p>10829803</text:p>
          </table:table-cell>
          <table:table-cell office:value-type="float" office:value="10831906" calcext:value-type="float">
            <text:p>10831906</text:p>
          </table:table-cell>
          <table:table-cell table:formula="of:=[.B710]-[.A710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0844403" calcext:value-type="float">
            <text:p>10844403</text:p>
          </table:table-cell>
          <table:table-cell office:value-type="float" office:value="10846499" calcext:value-type="float">
            <text:p>10846499</text:p>
          </table:table-cell>
          <table:table-cell table:formula="of:=[.B711]-[.A711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0858972" calcext:value-type="float">
            <text:p>10858972</text:p>
          </table:table-cell>
          <table:table-cell office:value-type="float" office:value="10861080" calcext:value-type="float">
            <text:p>10861080</text:p>
          </table:table-cell>
          <table:table-cell table:formula="of:=[.B712]-[.A712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10873516" calcext:value-type="float">
            <text:p>10873516</text:p>
          </table:table-cell>
          <table:table-cell office:value-type="float" office:value="10875602" calcext:value-type="float">
            <text:p>10875602</text:p>
          </table:table-cell>
          <table:table-cell table:formula="of:=[.B713]-[.A713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0888100" calcext:value-type="float">
            <text:p>10888100</text:p>
          </table:table-cell>
          <table:table-cell office:value-type="float" office:value="10890238" calcext:value-type="float">
            <text:p>10890238</text:p>
          </table:table-cell>
          <table:table-cell table:formula="of:=[.B714]-[.A714]" office:value-type="float" office:value="2138" calcext:value-type="float">
            <text:p>2138</text:p>
          </table:table-cell>
          <table:table-cell/>
        </table:table-row>
        <table:table-row table:style-name="ro1">
          <table:table-cell office:value-type="float" office:value="10903133" calcext:value-type="float">
            <text:p>10903133</text:p>
          </table:table-cell>
          <table:table-cell office:value-type="float" office:value="10906170" calcext:value-type="float">
            <text:p>10906170</text:p>
          </table:table-cell>
          <table:table-cell table:formula="of:=[.B715]-[.A715]"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10918766" calcext:value-type="float">
            <text:p>10918766</text:p>
          </table:table-cell>
          <table:table-cell office:value-type="float" office:value="10920873" calcext:value-type="float">
            <text:p>10920873</text:p>
          </table:table-cell>
          <table:table-cell table:formula="of:=[.B716]-[.A716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10933381" calcext:value-type="float">
            <text:p>10933381</text:p>
          </table:table-cell>
          <table:table-cell office:value-type="float" office:value="10935477" calcext:value-type="float">
            <text:p>10935477</text:p>
          </table:table-cell>
          <table:table-cell table:formula="of:=[.B717]-[.A717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0947980" calcext:value-type="float">
            <text:p>10947980</text:p>
          </table:table-cell>
          <table:table-cell office:value-type="float" office:value="10950071" calcext:value-type="float">
            <text:p>10950071</text:p>
          </table:table-cell>
          <table:table-cell table:formula="of:=[.B718]-[.A718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0962608" calcext:value-type="float">
            <text:p>10962608</text:p>
          </table:table-cell>
          <table:table-cell office:value-type="float" office:value="10964711" calcext:value-type="float">
            <text:p>10964711</text:p>
          </table:table-cell>
          <table:table-cell table:formula="of:=[.B719]-[.A719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0977123" calcext:value-type="float">
            <text:p>10977123</text:p>
          </table:table-cell>
          <table:table-cell office:value-type="float" office:value="10979222" calcext:value-type="float">
            <text:p>10979222</text:p>
          </table:table-cell>
          <table:table-cell table:formula="of:=[.B720]-[.A720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0991648" calcext:value-type="float">
            <text:p>10991648</text:p>
          </table:table-cell>
          <table:table-cell office:value-type="float" office:value="10993730" calcext:value-type="float">
            <text:p>10993730</text:p>
          </table:table-cell>
          <table:table-cell table:formula="of:=[.B721]-[.A721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1006301" calcext:value-type="float">
            <text:p>11006301</text:p>
          </table:table-cell>
          <table:table-cell office:value-type="float" office:value="11008416" calcext:value-type="float">
            <text:p>11008416</text:p>
          </table:table-cell>
          <table:table-cell table:formula="of:=[.B722]-[.A722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11021231" calcext:value-type="float">
            <text:p>11021231</text:p>
          </table:table-cell>
          <table:table-cell office:value-type="float" office:value="11023418" calcext:value-type="float">
            <text:p>11023418</text:p>
          </table:table-cell>
          <table:table-cell table:formula="of:=[.B723]-[.A723]"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11036040" calcext:value-type="float">
            <text:p>11036040</text:p>
          </table:table-cell>
          <table:table-cell office:value-type="float" office:value="11038152" calcext:value-type="float">
            <text:p>11038152</text:p>
          </table:table-cell>
          <table:table-cell table:formula="of:=[.B724]-[.A724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11050665" calcext:value-type="float">
            <text:p>11050665</text:p>
          </table:table-cell>
          <table:table-cell office:value-type="float" office:value="11052756" calcext:value-type="float">
            <text:p>11052756</text:p>
          </table:table-cell>
          <table:table-cell table:formula="of:=[.B725]-[.A725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1065238" calcext:value-type="float">
            <text:p>11065238</text:p>
          </table:table-cell>
          <table:table-cell office:value-type="float" office:value="11067341" calcext:value-type="float">
            <text:p>11067341</text:p>
          </table:table-cell>
          <table:table-cell table:formula="of:=[.B726]-[.A726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1079835" calcext:value-type="float">
            <text:p>11079835</text:p>
          </table:table-cell>
          <table:table-cell office:value-type="float" office:value="11081924" calcext:value-type="float">
            <text:p>11081924</text:p>
          </table:table-cell>
          <table:table-cell table:formula="of:=[.B727]-[.A727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1094415" calcext:value-type="float">
            <text:p>11094415</text:p>
          </table:table-cell>
          <table:table-cell office:value-type="float" office:value="11096507" calcext:value-type="float">
            <text:p>11096507</text:p>
          </table:table-cell>
          <table:table-cell table:formula="of:=[.B728]-[.A728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1108931" calcext:value-type="float">
            <text:p>11108931</text:p>
          </table:table-cell>
          <table:table-cell office:value-type="float" office:value="11111009" calcext:value-type="float">
            <text:p>11111009</text:p>
          </table:table-cell>
          <table:table-cell table:formula="of:=[.B729]-[.A729]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11123447" calcext:value-type="float">
            <text:p>11123447</text:p>
          </table:table-cell>
          <table:table-cell office:value-type="float" office:value="11125619" calcext:value-type="float">
            <text:p>11125619</text:p>
          </table:table-cell>
          <table:table-cell table:formula="of:=[.B730]-[.A730]" office:value-type="float" office:value="2172" calcext:value-type="float">
            <text:p>2172</text:p>
          </table:table-cell>
          <table:table-cell/>
        </table:table-row>
        <table:table-row table:style-name="ro1">
          <table:table-cell office:value-type="float" office:value="11138323" calcext:value-type="float">
            <text:p>11138323</text:p>
          </table:table-cell>
          <table:table-cell office:value-type="float" office:value="11141531" calcext:value-type="float">
            <text:p>11141531</text:p>
          </table:table-cell>
          <table:table-cell table:formula="of:=[.B731]-[.A731]"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float" office:value="11154192" calcext:value-type="float">
            <text:p>11154192</text:p>
          </table:table-cell>
          <table:table-cell office:value-type="float" office:value="11156256" calcext:value-type="float">
            <text:p>11156256</text:p>
          </table:table-cell>
          <table:table-cell table:formula="of:=[.B732]-[.A732]" office:value-type="float" office:value="2064" calcext:value-type="float">
            <text:p>2064</text:p>
          </table:table-cell>
          <table:table-cell/>
        </table:table-row>
        <table:table-row table:style-name="ro1">
          <table:table-cell office:value-type="float" office:value="11168788" calcext:value-type="float">
            <text:p>11168788</text:p>
          </table:table-cell>
          <table:table-cell office:value-type="float" office:value="11170910" calcext:value-type="float">
            <text:p>11170910</text:p>
          </table:table-cell>
          <table:table-cell table:formula="of:=[.B733]-[.A733]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11183404" calcext:value-type="float">
            <text:p>11183404</text:p>
          </table:table-cell>
          <table:table-cell office:value-type="float" office:value="11185502" calcext:value-type="float">
            <text:p>11185502</text:p>
          </table:table-cell>
          <table:table-cell table:formula="of:=[.B734]-[.A734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1198017" calcext:value-type="float">
            <text:p>11198017</text:p>
          </table:table-cell>
          <table:table-cell office:value-type="float" office:value="11200103" calcext:value-type="float">
            <text:p>11200103</text:p>
          </table:table-cell>
          <table:table-cell table:formula="of:=[.B735]-[.A735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1212586" calcext:value-type="float">
            <text:p>11212586</text:p>
          </table:table-cell>
          <table:table-cell office:value-type="float" office:value="11214684" calcext:value-type="float">
            <text:p>11214684</text:p>
          </table:table-cell>
          <table:table-cell table:formula="of:=[.B736]-[.A736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1227166" calcext:value-type="float">
            <text:p>11227166</text:p>
          </table:table-cell>
          <table:table-cell office:value-type="float" office:value="11229284" calcext:value-type="float">
            <text:p>11229284</text:p>
          </table:table-cell>
          <table:table-cell table:formula="of:=[.B737]-[.A737]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float" office:value="11241718" calcext:value-type="float">
            <text:p>11241718</text:p>
          </table:table-cell>
          <table:table-cell office:value-type="float" office:value="11243805" calcext:value-type="float">
            <text:p>11243805</text:p>
          </table:table-cell>
          <table:table-cell table:formula="of:=[.B738]-[.A738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11256384" calcext:value-type="float">
            <text:p>11256384</text:p>
          </table:table-cell>
          <table:table-cell office:value-type="float" office:value="11258495" calcext:value-type="float">
            <text:p>11258495</text:p>
          </table:table-cell>
          <table:table-cell table:formula="of:=[.B739]-[.A739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11271247" calcext:value-type="float">
            <text:p>11271247</text:p>
          </table:table-cell>
          <table:table-cell office:value-type="float" office:value="11273305" calcext:value-type="float">
            <text:p>11273305</text:p>
          </table:table-cell>
          <table:table-cell table:formula="of:=[.B740]-[.A740]"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float" office:value="11285855" calcext:value-type="float">
            <text:p>11285855</text:p>
          </table:table-cell>
          <table:table-cell office:value-type="float" office:value="11287978" calcext:value-type="float">
            <text:p>11287978</text:p>
          </table:table-cell>
          <table:table-cell table:formula="of:=[.B741]-[.A741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11300468" calcext:value-type="float">
            <text:p>11300468</text:p>
          </table:table-cell>
          <table:table-cell office:value-type="float" office:value="11302559" calcext:value-type="float">
            <text:p>11302559</text:p>
          </table:table-cell>
          <table:table-cell table:formula="of:=[.B742]-[.A742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1315047" calcext:value-type="float">
            <text:p>11315047</text:p>
          </table:table-cell>
          <table:table-cell office:value-type="float" office:value="11317146" calcext:value-type="float">
            <text:p>11317146</text:p>
          </table:table-cell>
          <table:table-cell table:formula="of:=[.B743]-[.A743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1329647" calcext:value-type="float">
            <text:p>11329647</text:p>
          </table:table-cell>
          <table:table-cell office:value-type="float" office:value="11331715" calcext:value-type="float">
            <text:p>11331715</text:p>
          </table:table-cell>
          <table:table-cell table:formula="of:=[.B744]-[.A744]"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11344209" calcext:value-type="float">
            <text:p>11344209</text:p>
          </table:table-cell>
          <table:table-cell office:value-type="float" office:value="11346323" calcext:value-type="float">
            <text:p>11346323</text:p>
          </table:table-cell>
          <table:table-cell table:formula="of:=[.B745]-[.A745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11358780" calcext:value-type="float">
            <text:p>11358780</text:p>
          </table:table-cell>
          <table:table-cell office:value-type="float" office:value="11360903" calcext:value-type="float">
            <text:p>11360903</text:p>
          </table:table-cell>
          <table:table-cell table:formula="of:=[.B746]-[.A746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11373765" calcext:value-type="float">
            <text:p>11373765</text:p>
          </table:table-cell>
          <table:table-cell office:value-type="float" office:value="11375878" calcext:value-type="float">
            <text:p>11375878</text:p>
          </table:table-cell>
          <table:table-cell table:formula="of:=[.B747]-[.A747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1388421" calcext:value-type="float">
            <text:p>11388421</text:p>
          </table:table-cell>
          <table:table-cell office:value-type="float" office:value="11390522" calcext:value-type="float">
            <text:p>11390522</text:p>
          </table:table-cell>
          <table:table-cell table:formula="of:=[.B748]-[.A748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1403022" calcext:value-type="float">
            <text:p>11403022</text:p>
          </table:table-cell>
          <table:table-cell office:value-type="float" office:value="11405113" calcext:value-type="float">
            <text:p>11405113</text:p>
          </table:table-cell>
          <table:table-cell table:formula="of:=[.B749]-[.A749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1417626" calcext:value-type="float">
            <text:p>11417626</text:p>
          </table:table-cell>
          <table:table-cell office:value-type="float" office:value="11419694" calcext:value-type="float">
            <text:p>11419694</text:p>
          </table:table-cell>
          <table:table-cell table:formula="of:=[.B750]-[.A750]"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11432222" calcext:value-type="float">
            <text:p>11432222</text:p>
          </table:table-cell>
          <table:table-cell office:value-type="float" office:value="11434344" calcext:value-type="float">
            <text:p>11434344</text:p>
          </table:table-cell>
          <table:table-cell table:formula="of:=[.B751]-[.A751]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11446839" calcext:value-type="float">
            <text:p>11446839</text:p>
          </table:table-cell>
          <table:table-cell office:value-type="float" office:value="11448920" calcext:value-type="float">
            <text:p>11448920</text:p>
          </table:table-cell>
          <table:table-cell table:formula="of:=[.B752]-[.A752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1461427" calcext:value-type="float">
            <text:p>11461427</text:p>
          </table:table-cell>
          <table:table-cell office:value-type="float" office:value="11463514" calcext:value-type="float">
            <text:p>11463514</text:p>
          </table:table-cell>
          <table:table-cell table:formula="of:=[.B753]-[.A753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11476012" calcext:value-type="float">
            <text:p>11476012</text:p>
          </table:table-cell>
          <table:table-cell office:value-type="float" office:value="11478146" calcext:value-type="float">
            <text:p>11478146</text:p>
          </table:table-cell>
          <table:table-cell table:formula="of:=[.B754]-[.A754]"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float" office:value="11490867" calcext:value-type="float">
            <text:p>11490867</text:p>
          </table:table-cell>
          <table:table-cell office:value-type="float" office:value="11493773" calcext:value-type="float">
            <text:p>11493773</text:p>
          </table:table-cell>
          <table:table-cell table:formula="of:=[.B755]-[.A755]" office:value-type="float" office:value="2906" calcext:value-type="float">
            <text:p>2906</text:p>
          </table:table-cell>
          <table:table-cell/>
        </table:table-row>
        <table:table-row table:style-name="ro1">
          <table:table-cell office:value-type="float" office:value="11506308" calcext:value-type="float">
            <text:p>11506308</text:p>
          </table:table-cell>
          <table:table-cell office:value-type="float" office:value="11508328" calcext:value-type="float">
            <text:p>11508328</text:p>
          </table:table-cell>
          <table:table-cell table:formula="of:=[.B756]-[.A756]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11520856" calcext:value-type="float">
            <text:p>11520856</text:p>
          </table:table-cell>
          <table:table-cell office:value-type="float" office:value="11522953" calcext:value-type="float">
            <text:p>11522953</text:p>
          </table:table-cell>
          <table:table-cell table:formula="of:=[.B757]-[.A757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1535438" calcext:value-type="float">
            <text:p>11535438</text:p>
          </table:table-cell>
          <table:table-cell office:value-type="float" office:value="11537556" calcext:value-type="float">
            <text:p>11537556</text:p>
          </table:table-cell>
          <table:table-cell table:formula="of:=[.B758]-[.A758]"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float" office:value="11550039" calcext:value-type="float">
            <text:p>11550039</text:p>
          </table:table-cell>
          <table:table-cell office:value-type="float" office:value="11552139" calcext:value-type="float">
            <text:p>11552139</text:p>
          </table:table-cell>
          <table:table-cell table:formula="of:=[.B759]-[.A759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1564620" calcext:value-type="float">
            <text:p>11564620</text:p>
          </table:table-cell>
          <table:table-cell office:value-type="float" office:value="11566709" calcext:value-type="float">
            <text:p>11566709</text:p>
          </table:table-cell>
          <table:table-cell table:formula="of:=[.B760]-[.A760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1579215" calcext:value-type="float">
            <text:p>11579215</text:p>
          </table:table-cell>
          <table:table-cell office:value-type="float" office:value="11581296" calcext:value-type="float">
            <text:p>11581296</text:p>
          </table:table-cell>
          <table:table-cell table:formula="of:=[.B761]-[.A761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1593786" calcext:value-type="float">
            <text:p>11593786</text:p>
          </table:table-cell>
          <table:table-cell office:value-type="float" office:value="11595944" calcext:value-type="float">
            <text:p>11595944</text:p>
          </table:table-cell>
          <table:table-cell table:formula="of:=[.B762]-[.A762]"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float" office:value="11608702" calcext:value-type="float">
            <text:p>11608702</text:p>
          </table:table-cell>
          <table:table-cell office:value-type="float" office:value="11610788" calcext:value-type="float">
            <text:p>11610788</text:p>
          </table:table-cell>
          <table:table-cell table:formula="of:=[.B763]-[.A763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1623396" calcext:value-type="float">
            <text:p>11623396</text:p>
          </table:table-cell>
          <table:table-cell office:value-type="float" office:value="11625464" calcext:value-type="float">
            <text:p>11625464</text:p>
          </table:table-cell>
          <table:table-cell table:formula="of:=[.B764]-[.A764]"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11637918" calcext:value-type="float">
            <text:p>11637918</text:p>
          </table:table-cell>
          <table:table-cell office:value-type="float" office:value="11640032" calcext:value-type="float">
            <text:p>11640032</text:p>
          </table:table-cell>
          <table:table-cell table:formula="of:=[.B765]-[.A765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11652494" calcext:value-type="float">
            <text:p>11652494</text:p>
          </table:table-cell>
          <table:table-cell office:value-type="float" office:value="11654582" calcext:value-type="float">
            <text:p>11654582</text:p>
          </table:table-cell>
          <table:table-cell table:formula="of:=[.B766]-[.A766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1667105" calcext:value-type="float">
            <text:p>11667105</text:p>
          </table:table-cell>
          <table:table-cell office:value-type="float" office:value="11669216" calcext:value-type="float">
            <text:p>11669216</text:p>
          </table:table-cell>
          <table:table-cell table:formula="of:=[.B767]-[.A767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11681762" calcext:value-type="float">
            <text:p>11681762</text:p>
          </table:table-cell>
          <table:table-cell office:value-type="float" office:value="11683852" calcext:value-type="float">
            <text:p>11683852</text:p>
          </table:table-cell>
          <table:table-cell table:formula="of:=[.B768]-[.A768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11696378" calcext:value-type="float">
            <text:p>11696378</text:p>
          </table:table-cell>
          <table:table-cell office:value-type="float" office:value="11698464" calcext:value-type="float">
            <text:p>11698464</text:p>
          </table:table-cell>
          <table:table-cell table:formula="of:=[.B769]-[.A769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1710981" calcext:value-type="float">
            <text:p>11710981</text:p>
          </table:table-cell>
          <table:table-cell office:value-type="float" office:value="11713151" calcext:value-type="float">
            <text:p>11713151</text:p>
          </table:table-cell>
          <table:table-cell table:formula="of:=[.B770]-[.A770]"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float" office:value="11725780" calcext:value-type="float">
            <text:p>11725780</text:p>
          </table:table-cell>
          <table:table-cell office:value-type="float" office:value="11727891" calcext:value-type="float">
            <text:p>11727891</text:p>
          </table:table-cell>
          <table:table-cell table:formula="of:=[.B771]-[.A771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11740536" calcext:value-type="float">
            <text:p>11740536</text:p>
          </table:table-cell>
          <table:table-cell office:value-type="float" office:value="11742878" calcext:value-type="float">
            <text:p>11742878</text:p>
          </table:table-cell>
          <table:table-cell table:formula="of:=[.B772]-[.A772]" office:value-type="float" office:value="2342" calcext:value-type="float">
            <text:p>2342</text:p>
          </table:table-cell>
          <table:table-cell/>
        </table:table-row>
        <table:table-row table:style-name="ro1">
          <table:table-cell office:value-type="float" office:value="11755371" calcext:value-type="float">
            <text:p>11755371</text:p>
          </table:table-cell>
          <table:table-cell office:value-type="float" office:value="11757478" calcext:value-type="float">
            <text:p>11757478</text:p>
          </table:table-cell>
          <table:table-cell table:formula="of:=[.B773]-[.A773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11769984" calcext:value-type="float">
            <text:p>11769984</text:p>
          </table:table-cell>
          <table:table-cell office:value-type="float" office:value="11772073" calcext:value-type="float">
            <text:p>11772073</text:p>
          </table:table-cell>
          <table:table-cell table:formula="of:=[.B774]-[.A774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1784584" calcext:value-type="float">
            <text:p>11784584</text:p>
          </table:table-cell>
          <table:table-cell office:value-type="float" office:value="11786668" calcext:value-type="float">
            <text:p>11786668</text:p>
          </table:table-cell>
          <table:table-cell table:formula="of:=[.B775]-[.A775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11799174" calcext:value-type="float">
            <text:p>11799174</text:p>
          </table:table-cell>
          <table:table-cell office:value-type="float" office:value="11801271" calcext:value-type="float">
            <text:p>11801271</text:p>
          </table:table-cell>
          <table:table-cell table:formula="of:=[.B776]-[.A776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1813773" calcext:value-type="float">
            <text:p>11813773</text:p>
          </table:table-cell>
          <table:table-cell office:value-type="float" office:value="11815846" calcext:value-type="float">
            <text:p>11815846</text:p>
          </table:table-cell>
          <table:table-cell table:formula="of:=[.B777]-[.A777]" office:value-type="float" office:value="2073" calcext:value-type="float">
            <text:p>2073</text:p>
          </table:table-cell>
          <table:table-cell/>
        </table:table-row>
        <table:table-row table:style-name="ro1">
          <table:table-cell office:value-type="float" office:value="11828334" calcext:value-type="float">
            <text:p>11828334</text:p>
          </table:table-cell>
          <table:table-cell office:value-type="float" office:value="11830414" calcext:value-type="float">
            <text:p>11830414</text:p>
          </table:table-cell>
          <table:table-cell table:formula="of:=[.B778]-[.A778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1843028" calcext:value-type="float">
            <text:p>11843028</text:p>
          </table:table-cell>
          <table:table-cell office:value-type="float" office:value="11845108" calcext:value-type="float">
            <text:p>11845108</text:p>
          </table:table-cell>
          <table:table-cell table:formula="of:=[.B779]-[.A779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1857557" calcext:value-type="float">
            <text:p>11857557</text:p>
          </table:table-cell>
          <table:table-cell office:value-type="float" office:value="11859669" calcext:value-type="float">
            <text:p>11859669</text:p>
          </table:table-cell>
          <table:table-cell table:formula="of:=[.B780]-[.A780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11872169" calcext:value-type="float">
            <text:p>11872169</text:p>
          </table:table-cell>
          <table:table-cell office:value-type="float" office:value="11874252" calcext:value-type="float">
            <text:p>11874252</text:p>
          </table:table-cell>
          <table:table-cell table:formula="of:=[.B781]-[.A781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1886770" calcext:value-type="float">
            <text:p>11886770</text:p>
          </table:table-cell>
          <table:table-cell office:value-type="float" office:value="11888877" calcext:value-type="float">
            <text:p>11888877</text:p>
          </table:table-cell>
          <table:table-cell table:formula="of:=[.B782]-[.A782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11901376" calcext:value-type="float">
            <text:p>11901376</text:p>
          </table:table-cell>
          <table:table-cell office:value-type="float" office:value="11903476" calcext:value-type="float">
            <text:p>11903476</text:p>
          </table:table-cell>
          <table:table-cell table:formula="of:=[.B783]-[.A783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1915971" calcext:value-type="float">
            <text:p>11915971</text:p>
          </table:table-cell>
          <table:table-cell office:value-type="float" office:value="11918068" calcext:value-type="float">
            <text:p>11918068</text:p>
          </table:table-cell>
          <table:table-cell table:formula="of:=[.B784]-[.A784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1930574" calcext:value-type="float">
            <text:p>11930574</text:p>
          </table:table-cell>
          <table:table-cell office:value-type="float" office:value="11932664" calcext:value-type="float">
            <text:p>11932664</text:p>
          </table:table-cell>
          <table:table-cell table:formula="of:=[.B785]-[.A785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11945191" calcext:value-type="float">
            <text:p>11945191</text:p>
          </table:table-cell>
          <table:table-cell office:value-type="float" office:value="11947311" calcext:value-type="float">
            <text:p>11947311</text:p>
          </table:table-cell>
          <table:table-cell table:formula="of:=[.B786]-[.A786]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11960090" calcext:value-type="float">
            <text:p>11960090</text:p>
          </table:table-cell>
          <table:table-cell office:value-type="float" office:value="11963256" calcext:value-type="float">
            <text:p>11963256</text:p>
          </table:table-cell>
          <table:table-cell table:formula="of:=[.B787]-[.A787]" office:value-type="float" office:value="3166" calcext:value-type="float">
            <text:p>3166</text:p>
          </table:table-cell>
          <table:table-cell/>
        </table:table-row>
        <table:table-row table:style-name="ro1">
          <table:table-cell office:value-type="float" office:value="11975836" calcext:value-type="float">
            <text:p>11975836</text:p>
          </table:table-cell>
          <table:table-cell office:value-type="float" office:value="11977942" calcext:value-type="float">
            <text:p>11977942</text:p>
          </table:table-cell>
          <table:table-cell table:formula="of:=[.B788]-[.A788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11990448" calcext:value-type="float">
            <text:p>11990448</text:p>
          </table:table-cell>
          <table:table-cell office:value-type="float" office:value="11992543" calcext:value-type="float">
            <text:p>11992543</text:p>
          </table:table-cell>
          <table:table-cell table:formula="of:=[.B789]-[.A789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2004954" calcext:value-type="float">
            <text:p>12004954</text:p>
          </table:table-cell>
          <table:table-cell office:value-type="float" office:value="12007047" calcext:value-type="float">
            <text:p>12007047</text:p>
          </table:table-cell>
          <table:table-cell table:formula="of:=[.B790]-[.A790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2019486" calcext:value-type="float">
            <text:p>12019486</text:p>
          </table:table-cell>
          <table:table-cell office:value-type="float" office:value="12021582" calcext:value-type="float">
            <text:p>12021582</text:p>
          </table:table-cell>
          <table:table-cell table:formula="of:=[.B791]-[.A791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2034092" calcext:value-type="float">
            <text:p>12034092</text:p>
          </table:table-cell>
          <table:table-cell office:value-type="float" office:value="12036191" calcext:value-type="float">
            <text:p>12036191</text:p>
          </table:table-cell>
          <table:table-cell table:formula="of:=[.B792]-[.A792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2048676" calcext:value-type="float">
            <text:p>12048676</text:p>
          </table:table-cell>
          <table:table-cell office:value-type="float" office:value="12050762" calcext:value-type="float">
            <text:p>12050762</text:p>
          </table:table-cell>
          <table:table-cell table:formula="of:=[.B793]-[.A793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2063289" calcext:value-type="float">
            <text:p>12063289</text:p>
          </table:table-cell>
          <table:table-cell office:value-type="float" office:value="12065413" calcext:value-type="float">
            <text:p>12065413</text:p>
          </table:table-cell>
          <table:table-cell table:formula="of:=[.B794]-[.A794]"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float" office:value="12078211" calcext:value-type="float">
            <text:p>12078211</text:p>
          </table:table-cell>
          <table:table-cell office:value-type="float" office:value="12080386" calcext:value-type="float">
            <text:p>12080386</text:p>
          </table:table-cell>
          <table:table-cell table:formula="of:=[.B795]-[.A795]" office:value-type="float" office:value="2175" calcext:value-type="float">
            <text:p>2175</text:p>
          </table:table-cell>
          <table:table-cell/>
        </table:table-row>
        <table:table-row table:style-name="ro1">
          <table:table-cell office:value-type="float" office:value="12093020" calcext:value-type="float">
            <text:p>12093020</text:p>
          </table:table-cell>
          <table:table-cell office:value-type="float" office:value="12095140" calcext:value-type="float">
            <text:p>12095140</text:p>
          </table:table-cell>
          <table:table-cell table:formula="of:=[.B796]-[.A796]"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float" office:value="12107652" calcext:value-type="float">
            <text:p>12107652</text:p>
          </table:table-cell>
          <table:table-cell office:value-type="float" office:value="12109766" calcext:value-type="float">
            <text:p>12109766</text:p>
          </table:table-cell>
          <table:table-cell table:formula="of:=[.B797]-[.A797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12122250" calcext:value-type="float">
            <text:p>12122250</text:p>
          </table:table-cell>
          <table:table-cell office:value-type="float" office:value="12124339" calcext:value-type="float">
            <text:p>12124339</text:p>
          </table:table-cell>
          <table:table-cell table:formula="of:=[.B798]-[.A798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2136749" calcext:value-type="float">
            <text:p>12136749</text:p>
          </table:table-cell>
          <table:table-cell office:value-type="float" office:value="12138830" calcext:value-type="float">
            <text:p>12138830</text:p>
          </table:table-cell>
          <table:table-cell table:formula="of:=[.B799]-[.A799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2151240" calcext:value-type="float">
            <text:p>12151240</text:p>
          </table:table-cell>
          <table:table-cell office:value-type="float" office:value="12153348" calcext:value-type="float">
            <text:p>12153348</text:p>
          </table:table-cell>
          <table:table-cell table:formula="of:=[.B800]-[.A800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12165848" calcext:value-type="float">
            <text:p>12165848</text:p>
          </table:table-cell>
          <table:table-cell office:value-type="float" office:value="12167939" calcext:value-type="float">
            <text:p>12167939</text:p>
          </table:table-cell>
          <table:table-cell table:formula="of:=[.B801]-[.A801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2180437" calcext:value-type="float">
            <text:p>12180437</text:p>
          </table:table-cell>
          <table:table-cell office:value-type="float" office:value="12182560" calcext:value-type="float">
            <text:p>12182560</text:p>
          </table:table-cell>
          <table:table-cell table:formula="of:=[.B802]-[.A802]" office:value-type="float" office:value="2123" calcext:value-type="float">
            <text:p>2123</text:p>
          </table:table-cell>
          <table:table-cell/>
        </table:table-row>
        <table:table-row table:style-name="ro1">
          <table:table-cell office:value-type="float" office:value="12195267" calcext:value-type="float">
            <text:p>12195267</text:p>
          </table:table-cell>
          <table:table-cell office:value-type="float" office:value="12198011" calcext:value-type="float">
            <text:p>12198011</text:p>
          </table:table-cell>
          <table:table-cell table:formula="of:=[.B803]-[.A803]" office:value-type="float" office:value="2744" calcext:value-type="float">
            <text:p>2744</text:p>
          </table:table-cell>
          <table:table-cell/>
        </table:table-row>
        <table:table-row table:style-name="ro1">
          <table:table-cell office:value-type="float" office:value="12210712" calcext:value-type="float">
            <text:p>12210712</text:p>
          </table:table-cell>
          <table:table-cell office:value-type="float" office:value="12212781" calcext:value-type="float">
            <text:p>12212781</text:p>
          </table:table-cell>
          <table:table-cell table:formula="of:=[.B804]-[.A804]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12225349" calcext:value-type="float">
            <text:p>12225349</text:p>
          </table:table-cell>
          <table:table-cell office:value-type="float" office:value="12227459" calcext:value-type="float">
            <text:p>12227459</text:p>
          </table:table-cell>
          <table:table-cell table:formula="of:=[.B805]-[.A805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2239956" calcext:value-type="float">
            <text:p>12239956</text:p>
          </table:table-cell>
          <table:table-cell office:value-type="float" office:value="12242046" calcext:value-type="float">
            <text:p>12242046</text:p>
          </table:table-cell>
          <table:table-cell table:formula="of:=[.B806]-[.A806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12254548" calcext:value-type="float">
            <text:p>12254548</text:p>
          </table:table-cell>
          <table:table-cell office:value-type="float" office:value="12256649" calcext:value-type="float">
            <text:p>12256649</text:p>
          </table:table-cell>
          <table:table-cell table:formula="of:=[.B807]-[.A807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2269127" calcext:value-type="float">
            <text:p>12269127</text:p>
          </table:table-cell>
          <table:table-cell office:value-type="float" office:value="12271234" calcext:value-type="float">
            <text:p>12271234</text:p>
          </table:table-cell>
          <table:table-cell table:formula="of:=[.B808]-[.A808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12283754" calcext:value-type="float">
            <text:p>12283754</text:p>
          </table:table-cell>
          <table:table-cell office:value-type="float" office:value="12285847" calcext:value-type="float">
            <text:p>12285847</text:p>
          </table:table-cell>
          <table:table-cell table:formula="of:=[.B809]-[.A809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2298304" calcext:value-type="float">
            <text:p>12298304</text:p>
          </table:table-cell>
          <table:table-cell office:value-type="float" office:value="12300398" calcext:value-type="float">
            <text:p>12300398</text:p>
          </table:table-cell>
          <table:table-cell table:formula="of:=[.B810]-[.A810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2312964" calcext:value-type="float">
            <text:p>12312964</text:p>
          </table:table-cell>
          <table:table-cell office:value-type="float" office:value="12315077" calcext:value-type="float">
            <text:p>12315077</text:p>
          </table:table-cell>
          <table:table-cell table:formula="of:=[.B811]-[.A811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2327872" calcext:value-type="float">
            <text:p>12327872</text:p>
          </table:table-cell>
          <table:table-cell office:value-type="float" office:value="12329873" calcext:value-type="float">
            <text:p>12329873</text:p>
          </table:table-cell>
          <table:table-cell table:formula="of:=[.B812]-[.A812]"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12342400" calcext:value-type="float">
            <text:p>12342400</text:p>
          </table:table-cell>
          <table:table-cell office:value-type="float" office:value="12344497" calcext:value-type="float">
            <text:p>12344497</text:p>
          </table:table-cell>
          <table:table-cell table:formula="of:=[.B813]-[.A813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2357030" calcext:value-type="float">
            <text:p>12357030</text:p>
          </table:table-cell>
          <table:table-cell office:value-type="float" office:value="12359126" calcext:value-type="float">
            <text:p>12359126</text:p>
          </table:table-cell>
          <table:table-cell table:formula="of:=[.B814]-[.A814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2371645" calcext:value-type="float">
            <text:p>12371645</text:p>
          </table:table-cell>
          <table:table-cell office:value-type="float" office:value="12373758" calcext:value-type="float">
            <text:p>12373758</text:p>
          </table:table-cell>
          <table:table-cell table:formula="of:=[.B815]-[.A815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2386241" calcext:value-type="float">
            <text:p>12386241</text:p>
          </table:table-cell>
          <table:table-cell office:value-type="float" office:value="12388323" calcext:value-type="float">
            <text:p>12388323</text:p>
          </table:table-cell>
          <table:table-cell table:formula="of:=[.B816]-[.A816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2400833" calcext:value-type="float">
            <text:p>12400833</text:p>
          </table:table-cell>
          <table:table-cell office:value-type="float" office:value="12402929" calcext:value-type="float">
            <text:p>12402929</text:p>
          </table:table-cell>
          <table:table-cell table:formula="of:=[.B817]-[.A817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2415464" calcext:value-type="float">
            <text:p>12415464</text:p>
          </table:table-cell>
          <table:table-cell office:value-type="float" office:value="12417620" calcext:value-type="float">
            <text:p>12417620</text:p>
          </table:table-cell>
          <table:table-cell table:formula="of:=[.B818]-[.A818]" office:value-type="float" office:value="2156" calcext:value-type="float">
            <text:p>2156</text:p>
          </table:table-cell>
          <table:table-cell/>
        </table:table-row>
        <table:table-row table:style-name="ro1">
          <table:table-cell office:value-type="float" office:value="12430388" calcext:value-type="float">
            <text:p>12430388</text:p>
          </table:table-cell>
          <table:table-cell office:value-type="float" office:value="12432553" calcext:value-type="float">
            <text:p>12432553</text:p>
          </table:table-cell>
          <table:table-cell table:formula="of:=[.B819]-[.A819]"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float" office:value="12445121" calcext:value-type="float">
            <text:p>12445121</text:p>
          </table:table-cell>
          <table:table-cell office:value-type="float" office:value="12447224" calcext:value-type="float">
            <text:p>12447224</text:p>
          </table:table-cell>
          <table:table-cell table:formula="of:=[.B820]-[.A820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2459744" calcext:value-type="float">
            <text:p>12459744</text:p>
          </table:table-cell>
          <table:table-cell office:value-type="float" office:value="12461838" calcext:value-type="float">
            <text:p>12461838</text:p>
          </table:table-cell>
          <table:table-cell table:formula="of:=[.B821]-[.A821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2474328" calcext:value-type="float">
            <text:p>12474328</text:p>
          </table:table-cell>
          <table:table-cell office:value-type="float" office:value="12476427" calcext:value-type="float">
            <text:p>12476427</text:p>
          </table:table-cell>
          <table:table-cell table:formula="of:=[.B822]-[.A822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2488954" calcext:value-type="float">
            <text:p>12488954</text:p>
          </table:table-cell>
          <table:table-cell office:value-type="float" office:value="12491058" calcext:value-type="float">
            <text:p>12491058</text:p>
          </table:table-cell>
          <table:table-cell table:formula="of:=[.B823]-[.A823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12503563" calcext:value-type="float">
            <text:p>12503563</text:p>
          </table:table-cell>
          <table:table-cell office:value-type="float" office:value="12505651" calcext:value-type="float">
            <text:p>12505651</text:p>
          </table:table-cell>
          <table:table-cell table:formula="of:=[.B824]-[.A824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2518107" calcext:value-type="float">
            <text:p>12518107</text:p>
          </table:table-cell>
          <table:table-cell office:value-type="float" office:value="12520187" calcext:value-type="float">
            <text:p>12520187</text:p>
          </table:table-cell>
          <table:table-cell table:formula="of:=[.B825]-[.A825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2532656" calcext:value-type="float">
            <text:p>12532656</text:p>
          </table:table-cell>
          <table:table-cell office:value-type="float" office:value="12534785" calcext:value-type="float">
            <text:p>12534785</text:p>
          </table:table-cell>
          <table:table-cell table:formula="of:=[.B826]-[.A826]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12547447" calcext:value-type="float">
            <text:p>12547447</text:p>
          </table:table-cell>
          <table:table-cell office:value-type="float" office:value="12549037" calcext:value-type="float">
            <text:p>12549037</text:p>
          </table:table-cell>
          <table:table-cell table:formula="of:=[.B827]-[.A827]"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float" office:value="12561709" calcext:value-type="float">
            <text:p>12561709</text:p>
          </table:table-cell>
          <table:table-cell office:value-type="float" office:value="12563806" calcext:value-type="float">
            <text:p>12563806</text:p>
          </table:table-cell>
          <table:table-cell table:formula="of:=[.B828]-[.A828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2576362" calcext:value-type="float">
            <text:p>12576362</text:p>
          </table:table-cell>
          <table:table-cell office:value-type="float" office:value="12578465" calcext:value-type="float">
            <text:p>12578465</text:p>
          </table:table-cell>
          <table:table-cell table:formula="of:=[.B829]-[.A829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2590977" calcext:value-type="float">
            <text:p>12590977</text:p>
          </table:table-cell>
          <table:table-cell office:value-type="float" office:value="12593080" calcext:value-type="float">
            <text:p>12593080</text:p>
          </table:table-cell>
          <table:table-cell table:formula="of:=[.B830]-[.A830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2605581" calcext:value-type="float">
            <text:p>12605581</text:p>
          </table:table-cell>
          <table:table-cell office:value-type="float" office:value="12607675" calcext:value-type="float">
            <text:p>12607675</text:p>
          </table:table-cell>
          <table:table-cell table:formula="of:=[.B831]-[.A831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2620176" calcext:value-type="float">
            <text:p>12620176</text:p>
          </table:table-cell>
          <table:table-cell office:value-type="float" office:value="12622269" calcext:value-type="float">
            <text:p>12622269</text:p>
          </table:table-cell>
          <table:table-cell table:formula="of:=[.B832]-[.A832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2634759" calcext:value-type="float">
            <text:p>12634759</text:p>
          </table:table-cell>
          <table:table-cell office:value-type="float" office:value="12636842" calcext:value-type="float">
            <text:p>12636842</text:p>
          </table:table-cell>
          <table:table-cell table:formula="of:=[.B833]-[.A833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2649351" calcext:value-type="float">
            <text:p>12649351</text:p>
          </table:table-cell>
          <table:table-cell office:value-type="float" office:value="12651504" calcext:value-type="float">
            <text:p>12651504</text:p>
          </table:table-cell>
          <table:table-cell table:formula="of:=[.B834]-[.A834]" office:value-type="float" office:value="2153" calcext:value-type="float">
            <text:p>2153</text:p>
          </table:table-cell>
          <table:table-cell/>
        </table:table-row>
        <table:table-row table:style-name="ro1">
          <table:table-cell office:value-type="float" office:value="12664158" calcext:value-type="float">
            <text:p>12664158</text:p>
          </table:table-cell>
          <table:table-cell office:value-type="float" office:value="12666261" calcext:value-type="float">
            <text:p>12666261</text:p>
          </table:table-cell>
          <table:table-cell table:formula="of:=[.B835]-[.A835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2679003" calcext:value-type="float">
            <text:p>12679003</text:p>
          </table:table-cell>
          <table:table-cell office:value-type="float" office:value="12681096" calcext:value-type="float">
            <text:p>12681096</text:p>
          </table:table-cell>
          <table:table-cell table:formula="of:=[.B836]-[.A836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2693582" calcext:value-type="float">
            <text:p>12693582</text:p>
          </table:table-cell>
          <table:table-cell office:value-type="float" office:value="12695670" calcext:value-type="float">
            <text:p>12695670</text:p>
          </table:table-cell>
          <table:table-cell table:formula="of:=[.B837]-[.A837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2708399" calcext:value-type="float">
            <text:p>12708399</text:p>
          </table:table-cell>
          <table:table-cell office:value-type="float" office:value="12710485" calcext:value-type="float">
            <text:p>12710485</text:p>
          </table:table-cell>
          <table:table-cell table:formula="of:=[.B838]-[.A838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2723013" calcext:value-type="float">
            <text:p>12723013</text:p>
          </table:table-cell>
          <table:table-cell office:value-type="float" office:value="12725135" calcext:value-type="float">
            <text:p>12725135</text:p>
          </table:table-cell>
          <table:table-cell table:formula="of:=[.B839]-[.A839]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12737628" calcext:value-type="float">
            <text:p>12737628</text:p>
          </table:table-cell>
          <table:table-cell office:value-type="float" office:value="12739742" calcext:value-type="float">
            <text:p>12739742</text:p>
          </table:table-cell>
          <table:table-cell table:formula="of:=[.B840]-[.A840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12752238" calcext:value-type="float">
            <text:p>12752238</text:p>
          </table:table-cell>
          <table:table-cell office:value-type="float" office:value="12754336" calcext:value-type="float">
            <text:p>12754336</text:p>
          </table:table-cell>
          <table:table-cell table:formula="of:=[.B841]-[.A841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2766826" calcext:value-type="float">
            <text:p>12766826</text:p>
          </table:table-cell>
          <table:table-cell office:value-type="float" office:value="12768954" calcext:value-type="float">
            <text:p>12768954</text:p>
          </table:table-cell>
          <table:table-cell table:formula="of:=[.B842]-[.A842]" office:value-type="float" office:value="2128" calcext:value-type="float">
            <text:p>2128</text:p>
          </table:table-cell>
          <table:table-cell/>
        </table:table-row>
        <table:table-row table:style-name="ro1">
          <table:table-cell office:value-type="float" office:value="12781621" calcext:value-type="float">
            <text:p>12781621</text:p>
          </table:table-cell>
          <table:table-cell office:value-type="float" office:value="12783765" calcext:value-type="float">
            <text:p>12783765</text:p>
          </table:table-cell>
          <table:table-cell table:formula="of:=[.B843]-[.A843]" office:value-type="float" office:value="2144" calcext:value-type="float">
            <text:p>2144</text:p>
          </table:table-cell>
          <table:table-cell/>
        </table:table-row>
        <table:table-row table:style-name="ro1">
          <table:table-cell office:value-type="float" office:value="12796495" calcext:value-type="float">
            <text:p>12796495</text:p>
          </table:table-cell>
          <table:table-cell office:value-type="float" office:value="12798545" calcext:value-type="float">
            <text:p>12798545</text:p>
          </table:table-cell>
          <table:table-cell table:formula="of:=[.B844]-[.A844]"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float" office:value="12811038" calcext:value-type="float">
            <text:p>12811038</text:p>
          </table:table-cell>
          <table:table-cell office:value-type="float" office:value="12813123" calcext:value-type="float">
            <text:p>12813123</text:p>
          </table:table-cell>
          <table:table-cell table:formula="of:=[.B845]-[.A845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12825557" calcext:value-type="float">
            <text:p>12825557</text:p>
          </table:table-cell>
          <table:table-cell office:value-type="float" office:value="12827644" calcext:value-type="float">
            <text:p>12827644</text:p>
          </table:table-cell>
          <table:table-cell table:formula="of:=[.B846]-[.A846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12840171" calcext:value-type="float">
            <text:p>12840171</text:p>
          </table:table-cell>
          <table:table-cell office:value-type="float" office:value="12842253" calcext:value-type="float">
            <text:p>12842253</text:p>
          </table:table-cell>
          <table:table-cell table:formula="of:=[.B847]-[.A847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2854779" calcext:value-type="float">
            <text:p>12854779</text:p>
          </table:table-cell>
          <table:table-cell office:value-type="float" office:value="12856859" calcext:value-type="float">
            <text:p>12856859</text:p>
          </table:table-cell>
          <table:table-cell table:formula="of:=[.B848]-[.A848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2869411" calcext:value-type="float">
            <text:p>12869411</text:p>
          </table:table-cell>
          <table:table-cell office:value-type="float" office:value="12871499" calcext:value-type="float">
            <text:p>12871499</text:p>
          </table:table-cell>
          <table:table-cell table:formula="of:=[.B849]-[.A849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2884018" calcext:value-type="float">
            <text:p>12884018</text:p>
          </table:table-cell>
          <table:table-cell office:value-type="float" office:value="12886112" calcext:value-type="float">
            <text:p>12886112</text:p>
          </table:table-cell>
          <table:table-cell table:formula="of:=[.B850]-[.A850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2898734" calcext:value-type="float">
            <text:p>12898734</text:p>
          </table:table-cell>
          <table:table-cell office:value-type="float" office:value="12900877" calcext:value-type="float">
            <text:p>12900877</text:p>
          </table:table-cell>
          <table:table-cell table:formula="of:=[.B851]-[.A851]"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float" office:value="12913738" calcext:value-type="float">
            <text:p>12913738</text:p>
          </table:table-cell>
          <table:table-cell office:value-type="float" office:value="12915758" calcext:value-type="float">
            <text:p>12915758</text:p>
          </table:table-cell>
          <table:table-cell table:formula="of:=[.B852]-[.A852]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12928317" calcext:value-type="float">
            <text:p>12928317</text:p>
          </table:table-cell>
          <table:table-cell office:value-type="float" office:value="12930419" calcext:value-type="float">
            <text:p>12930419</text:p>
          </table:table-cell>
          <table:table-cell table:formula="of:=[.B853]-[.A853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12942920" calcext:value-type="float">
            <text:p>12942920</text:p>
          </table:table-cell>
          <table:table-cell office:value-type="float" office:value="12945011" calcext:value-type="float">
            <text:p>12945011</text:p>
          </table:table-cell>
          <table:table-cell table:formula="of:=[.B854]-[.A854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2957517" calcext:value-type="float">
            <text:p>12957517</text:p>
          </table:table-cell>
          <table:table-cell office:value-type="float" office:value="12959620" calcext:value-type="float">
            <text:p>12959620</text:p>
          </table:table-cell>
          <table:table-cell table:formula="of:=[.B855]-[.A855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2972119" calcext:value-type="float">
            <text:p>12972119</text:p>
          </table:table-cell>
          <table:table-cell office:value-type="float" office:value="12974222" calcext:value-type="float">
            <text:p>12974222</text:p>
          </table:table-cell>
          <table:table-cell table:formula="of:=[.B856]-[.A856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2986667" calcext:value-type="float">
            <text:p>12986667</text:p>
          </table:table-cell>
          <table:table-cell office:value-type="float" office:value="12988756" calcext:value-type="float">
            <text:p>12988756</text:p>
          </table:table-cell>
          <table:table-cell table:formula="of:=[.B857]-[.A857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3001184" calcext:value-type="float">
            <text:p>13001184</text:p>
          </table:table-cell>
          <table:table-cell office:value-type="float" office:value="13003264" calcext:value-type="float">
            <text:p>13003264</text:p>
          </table:table-cell>
          <table:table-cell table:formula="of:=[.B858]-[.A858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3015818" calcext:value-type="float">
            <text:p>13015818</text:p>
          </table:table-cell>
          <table:table-cell office:value-type="float" office:value="13017931" calcext:value-type="float">
            <text:p>13017931</text:p>
          </table:table-cell>
          <table:table-cell table:formula="of:=[.B859]-[.A859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3030669" calcext:value-type="float">
            <text:p>13030669</text:p>
          </table:table-cell>
          <table:table-cell office:value-type="float" office:value="13032254" calcext:value-type="float">
            <text:p>13032254</text:p>
          </table:table-cell>
          <table:table-cell table:formula="of:=[.B860]-[.A860]" office:value-type="float" office:value="1585" calcext:value-type="float">
            <text:p>1585</text:p>
          </table:table-cell>
          <table:table-cell/>
        </table:table-row>
        <table:table-row table:style-name="ro1">
          <table:table-cell office:value-type="float" office:value="13044962" calcext:value-type="float">
            <text:p>13044962</text:p>
          </table:table-cell>
          <table:table-cell office:value-type="float" office:value="13047092" calcext:value-type="float">
            <text:p>13047092</text:p>
          </table:table-cell>
          <table:table-cell table:formula="of:=[.B861]-[.A861]" office:value-type="float" office:value="2130" calcext:value-type="float">
            <text:p>2130</text:p>
          </table:table-cell>
          <table:table-cell/>
        </table:table-row>
        <table:table-row table:style-name="ro1">
          <table:table-cell office:value-type="float" office:value="13059618" calcext:value-type="float">
            <text:p>13059618</text:p>
          </table:table-cell>
          <table:table-cell office:value-type="float" office:value="13061727" calcext:value-type="float">
            <text:p>13061727</text:p>
          </table:table-cell>
          <table:table-cell table:formula="of:=[.B862]-[.A862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13074162" calcext:value-type="float">
            <text:p>13074162</text:p>
          </table:table-cell>
          <table:table-cell office:value-type="float" office:value="13076253" calcext:value-type="float">
            <text:p>13076253</text:p>
          </table:table-cell>
          <table:table-cell table:formula="of:=[.B863]-[.A863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3088676" calcext:value-type="float">
            <text:p>13088676</text:p>
          </table:table-cell>
          <table:table-cell office:value-type="float" office:value="13090770" calcext:value-type="float">
            <text:p>13090770</text:p>
          </table:table-cell>
          <table:table-cell table:formula="of:=[.B864]-[.A864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3103313" calcext:value-type="float">
            <text:p>13103313</text:p>
          </table:table-cell>
          <table:table-cell office:value-type="float" office:value="13105394" calcext:value-type="float">
            <text:p>13105394</text:p>
          </table:table-cell>
          <table:table-cell table:formula="of:=[.B865]-[.A865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3117911" calcext:value-type="float">
            <text:p>13117911</text:p>
          </table:table-cell>
          <table:table-cell office:value-type="float" office:value="13119992" calcext:value-type="float">
            <text:p>13119992</text:p>
          </table:table-cell>
          <table:table-cell table:formula="of:=[.B866]-[.A866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3132487" calcext:value-type="float">
            <text:p>13132487</text:p>
          </table:table-cell>
          <table:table-cell office:value-type="float" office:value="13134586" calcext:value-type="float">
            <text:p>13134586</text:p>
          </table:table-cell>
          <table:table-cell table:formula="of:=[.B867]-[.A867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3147270" calcext:value-type="float">
            <text:p>13147270</text:p>
          </table:table-cell>
          <table:table-cell office:value-type="float" office:value="13149352" calcext:value-type="float">
            <text:p>13149352</text:p>
          </table:table-cell>
          <table:table-cell table:formula="of:=[.B868]-[.A868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3162096" calcext:value-type="float">
            <text:p>13162096</text:p>
          </table:table-cell>
          <table:table-cell office:value-type="float" office:value="13164172" calcext:value-type="float">
            <text:p>13164172</text:p>
          </table:table-cell>
          <table:table-cell table:formula="of:=[.B869]-[.A869]" office:value-type="float" office:value="2076" calcext:value-type="float">
            <text:p>2076</text:p>
          </table:table-cell>
          <table:table-cell/>
        </table:table-row>
        <table:table-row table:style-name="ro1">
          <table:table-cell office:value-type="float" office:value="13176713" calcext:value-type="float">
            <text:p>13176713</text:p>
          </table:table-cell>
          <table:table-cell office:value-type="float" office:value="13178819" calcext:value-type="float">
            <text:p>13178819</text:p>
          </table:table-cell>
          <table:table-cell table:formula="of:=[.B870]-[.A870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13191259" calcext:value-type="float">
            <text:p>13191259</text:p>
          </table:table-cell>
          <table:table-cell office:value-type="float" office:value="13193394" calcext:value-type="float">
            <text:p>13193394</text:p>
          </table:table-cell>
          <table:table-cell table:formula="of:=[.B871]-[.A871]"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13206028" calcext:value-type="float">
            <text:p>13206028</text:p>
          </table:table-cell>
          <table:table-cell office:value-type="float" office:value="13208111" calcext:value-type="float">
            <text:p>13208111</text:p>
          </table:table-cell>
          <table:table-cell table:formula="of:=[.B872]-[.A872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3220621" calcext:value-type="float">
            <text:p>13220621</text:p>
          </table:table-cell>
          <table:table-cell office:value-type="float" office:value="13222722" calcext:value-type="float">
            <text:p>13222722</text:p>
          </table:table-cell>
          <table:table-cell table:formula="of:=[.B873]-[.A873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3235218" calcext:value-type="float">
            <text:p>13235218</text:p>
          </table:table-cell>
          <table:table-cell office:value-type="float" office:value="13237313" calcext:value-type="float">
            <text:p>13237313</text:p>
          </table:table-cell>
          <table:table-cell table:formula="of:=[.B874]-[.A874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3249824" calcext:value-type="float">
            <text:p>13249824</text:p>
          </table:table-cell>
          <table:table-cell office:value-type="float" office:value="13251918" calcext:value-type="float">
            <text:p>13251918</text:p>
          </table:table-cell>
          <table:table-cell table:formula="of:=[.B875]-[.A875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3264575" calcext:value-type="float">
            <text:p>13264575</text:p>
          </table:table-cell>
          <table:table-cell office:value-type="float" office:value="13266758" calcext:value-type="float">
            <text:p>13266758</text:p>
          </table:table-cell>
          <table:table-cell table:formula="of:=[.B876]-[.A876]" office:value-type="float" office:value="2183" calcext:value-type="float">
            <text:p>2183</text:p>
          </table:table-cell>
          <table:table-cell/>
        </table:table-row>
        <table:table-row table:style-name="ro1">
          <table:table-cell office:value-type="float" office:value="13279575" calcext:value-type="float">
            <text:p>13279575</text:p>
          </table:table-cell>
          <table:table-cell office:value-type="float" office:value="13281598" calcext:value-type="float">
            <text:p>13281598</text:p>
          </table:table-cell>
          <table:table-cell table:formula="of:=[.B877]-[.A877]"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float" office:value="13294150" calcext:value-type="float">
            <text:p>13294150</text:p>
          </table:table-cell>
          <table:table-cell office:value-type="float" office:value="13296246" calcext:value-type="float">
            <text:p>13296246</text:p>
          </table:table-cell>
          <table:table-cell table:formula="of:=[.B878]-[.A878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3308722" calcext:value-type="float">
            <text:p>13308722</text:p>
          </table:table-cell>
          <table:table-cell office:value-type="float" office:value="13310807" calcext:value-type="float">
            <text:p>13310807</text:p>
          </table:table-cell>
          <table:table-cell table:formula="of:=[.B879]-[.A879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13323221" calcext:value-type="float">
            <text:p>13323221</text:p>
          </table:table-cell>
          <table:table-cell office:value-type="float" office:value="13325306" calcext:value-type="float">
            <text:p>13325306</text:p>
          </table:table-cell>
          <table:table-cell table:formula="of:=[.B880]-[.A880]"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13337810" calcext:value-type="float">
            <text:p>13337810</text:p>
          </table:table-cell>
          <table:table-cell office:value-type="float" office:value="13339887" calcext:value-type="float">
            <text:p>13339887</text:p>
          </table:table-cell>
          <table:table-cell table:formula="of:=[.B881]-[.A881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13352418" calcext:value-type="float">
            <text:p>13352418</text:p>
          </table:table-cell>
          <table:table-cell office:value-type="float" office:value="13354509" calcext:value-type="float">
            <text:p>13354509</text:p>
          </table:table-cell>
          <table:table-cell table:formula="of:=[.B882]-[.A882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3367005" calcext:value-type="float">
            <text:p>13367005</text:p>
          </table:table-cell>
          <table:table-cell office:value-type="float" office:value="13369085" calcext:value-type="float">
            <text:p>13369085</text:p>
          </table:table-cell>
          <table:table-cell table:formula="of:=[.B883]-[.A883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3381673" calcext:value-type="float">
            <text:p>13381673</text:p>
          </table:table-cell>
          <table:table-cell office:value-type="float" office:value="13383800" calcext:value-type="float">
            <text:p>13383800</text:p>
          </table:table-cell>
          <table:table-cell table:formula="of:=[.B884]-[.A884]"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float" office:value="13396647" calcext:value-type="float">
            <text:p>13396647</text:p>
          </table:table-cell>
          <table:table-cell office:value-type="float" office:value="13399530" calcext:value-type="float">
            <text:p>13399530</text:p>
          </table:table-cell>
          <table:table-cell table:formula="of:=[.B885]-[.A885]" office:value-type="float" office:value="2883" calcext:value-type="float">
            <text:p>2883</text:p>
          </table:table-cell>
          <table:table-cell/>
        </table:table-row>
        <table:table-row table:style-name="ro1">
          <table:table-cell office:value-type="float" office:value="13412082" calcext:value-type="float">
            <text:p>13412082</text:p>
          </table:table-cell>
          <table:table-cell office:value-type="float" office:value="13414197" calcext:value-type="float">
            <text:p>13414197</text:p>
          </table:table-cell>
          <table:table-cell table:formula="of:=[.B886]-[.A886]" office:value-type="float" office:value="2115" calcext:value-type="float">
            <text:p>2115</text:p>
          </table:table-cell>
          <table:table-cell/>
        </table:table-row>
        <table:table-row table:style-name="ro1">
          <table:table-cell office:value-type="float" office:value="13426653" calcext:value-type="float">
            <text:p>13426653</text:p>
          </table:table-cell>
          <table:table-cell office:value-type="float" office:value="13428753" calcext:value-type="float">
            <text:p>13428753</text:p>
          </table:table-cell>
          <table:table-cell table:formula="of:=[.B887]-[.A887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3441271" calcext:value-type="float">
            <text:p>13441271</text:p>
          </table:table-cell>
          <table:table-cell office:value-type="float" office:value="13443366" calcext:value-type="float">
            <text:p>13443366</text:p>
          </table:table-cell>
          <table:table-cell table:formula="of:=[.B888]-[.A888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3455893" calcext:value-type="float">
            <text:p>13455893</text:p>
          </table:table-cell>
          <table:table-cell office:value-type="float" office:value="13457979" calcext:value-type="float">
            <text:p>13457979</text:p>
          </table:table-cell>
          <table:table-cell table:formula="of:=[.B889]-[.A889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3470448" calcext:value-type="float">
            <text:p>13470448</text:p>
          </table:table-cell>
          <table:table-cell office:value-type="float" office:value="13472546" calcext:value-type="float">
            <text:p>13472546</text:p>
          </table:table-cell>
          <table:table-cell table:formula="of:=[.B890]-[.A890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3485067" calcext:value-type="float">
            <text:p>13485067</text:p>
          </table:table-cell>
          <table:table-cell office:value-type="float" office:value="13487151" calcext:value-type="float">
            <text:p>13487151</text:p>
          </table:table-cell>
          <table:table-cell table:formula="of:=[.B891]-[.A891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13499699" calcext:value-type="float">
            <text:p>13499699</text:p>
          </table:table-cell>
          <table:table-cell office:value-type="float" office:value="13501811" calcext:value-type="float">
            <text:p>13501811</text:p>
          </table:table-cell>
          <table:table-cell table:formula="of:=[.B892]-[.A892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13514495" calcext:value-type="float">
            <text:p>13514495</text:p>
          </table:table-cell>
          <table:table-cell office:value-type="float" office:value="13517724" calcext:value-type="float">
            <text:p>13517724</text:p>
          </table:table-cell>
          <table:table-cell table:formula="of:=[.B893]-[.A893]" office:value-type="float" office:value="3229" calcext:value-type="float">
            <text:p>3229</text:p>
          </table:table-cell>
          <table:table-cell/>
        </table:table-row>
        <table:table-row table:style-name="ro1">
          <table:table-cell office:value-type="float" office:value="13530302" calcext:value-type="float">
            <text:p>13530302</text:p>
          </table:table-cell>
          <table:table-cell office:value-type="float" office:value="13532404" calcext:value-type="float">
            <text:p>13532404</text:p>
          </table:table-cell>
          <table:table-cell table:formula="of:=[.B894]-[.A894]"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13544914" calcext:value-type="float">
            <text:p>13544914</text:p>
          </table:table-cell>
          <table:table-cell office:value-type="float" office:value="13547006" calcext:value-type="float">
            <text:p>13547006</text:p>
          </table:table-cell>
          <table:table-cell table:formula="of:=[.B895]-[.A895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3559530" calcext:value-type="float">
            <text:p>13559530</text:p>
          </table:table-cell>
          <table:table-cell office:value-type="float" office:value="13561625" calcext:value-type="float">
            <text:p>13561625</text:p>
          </table:table-cell>
          <table:table-cell table:formula="of:=[.B896]-[.A896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3574152" calcext:value-type="float">
            <text:p>13574152</text:p>
          </table:table-cell>
          <table:table-cell office:value-type="float" office:value="13576239" calcext:value-type="float">
            <text:p>13576239</text:p>
          </table:table-cell>
          <table:table-cell table:formula="of:=[.B897]-[.A897]" office:value-type="float" office:value="2087" calcext:value-type="float">
            <text:p>2087</text:p>
          </table:table-cell>
          <table:table-cell/>
        </table:table-row>
        <table:table-row table:style-name="ro1">
          <table:table-cell office:value-type="float" office:value="13588715" calcext:value-type="float">
            <text:p>13588715</text:p>
          </table:table-cell>
          <table:table-cell office:value-type="float" office:value="13590814" calcext:value-type="float">
            <text:p>13590814</text:p>
          </table:table-cell>
          <table:table-cell table:formula="of:=[.B898]-[.A898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3603257" calcext:value-type="float">
            <text:p>13603257</text:p>
          </table:table-cell>
          <table:table-cell office:value-type="float" office:value="13605339" calcext:value-type="float">
            <text:p>13605339</text:p>
          </table:table-cell>
          <table:table-cell table:formula="of:=[.B899]-[.A899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3617788" calcext:value-type="float">
            <text:p>13617788</text:p>
          </table:table-cell>
          <table:table-cell office:value-type="float" office:value="13619915" calcext:value-type="float">
            <text:p>13619915</text:p>
          </table:table-cell>
          <table:table-cell table:formula="of:=[.B900]-[.A900]"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float" office:value="13632699" calcext:value-type="float">
            <text:p>13632699</text:p>
          </table:table-cell>
          <table:table-cell office:value-type="float" office:value="13634914" calcext:value-type="float">
            <text:p>13634914</text:p>
          </table:table-cell>
          <table:table-cell table:formula="of:=[.B901]-[.A901]" office:value-type="float" office:value="2215" calcext:value-type="float">
            <text:p>2215</text:p>
          </table:table-cell>
          <table:table-cell/>
        </table:table-row>
        <table:table-row table:style-name="ro1">
          <table:table-cell office:value-type="float" office:value="13647575" calcext:value-type="float">
            <text:p>13647575</text:p>
          </table:table-cell>
          <table:table-cell office:value-type="float" office:value="13649615" calcext:value-type="float">
            <text:p>13649615</text:p>
          </table:table-cell>
          <table:table-cell table:formula="of:=[.B902]-[.A902]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13662169" calcext:value-type="float">
            <text:p>13662169</text:p>
          </table:table-cell>
          <table:table-cell office:value-type="float" office:value="13664302" calcext:value-type="float">
            <text:p>13664302</text:p>
          </table:table-cell>
          <table:table-cell table:formula="of:=[.B903]-[.A903]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float" office:value="13676876" calcext:value-type="float">
            <text:p>13676876</text:p>
          </table:table-cell>
          <table:table-cell office:value-type="float" office:value="13678954" calcext:value-type="float">
            <text:p>13678954</text:p>
          </table:table-cell>
          <table:table-cell table:formula="of:=[.B904]-[.A904]" office:value-type="float" office:value="2078" calcext:value-type="float">
            <text:p>2078</text:p>
          </table:table-cell>
          <table:table-cell/>
        </table:table-row>
        <table:table-row table:style-name="ro1">
          <table:table-cell office:value-type="float" office:value="13691492" calcext:value-type="float">
            <text:p>13691492</text:p>
          </table:table-cell>
          <table:table-cell office:value-type="float" office:value="13693588" calcext:value-type="float">
            <text:p>13693588</text:p>
          </table:table-cell>
          <table:table-cell table:formula="of:=[.B905]-[.A905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3706058" calcext:value-type="float">
            <text:p>13706058</text:p>
          </table:table-cell>
          <table:table-cell office:value-type="float" office:value="13708156" calcext:value-type="float">
            <text:p>13708156</text:p>
          </table:table-cell>
          <table:table-cell table:formula="of:=[.B906]-[.A906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3720670" calcext:value-type="float">
            <text:p>13720670</text:p>
          </table:table-cell>
          <table:table-cell office:value-type="float" office:value="13722752" calcext:value-type="float">
            <text:p>13722752</text:p>
          </table:table-cell>
          <table:table-cell table:formula="of:=[.B907]-[.A907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3735229" calcext:value-type="float">
            <text:p>13735229</text:p>
          </table:table-cell>
          <table:table-cell office:value-type="float" office:value="13737361" calcext:value-type="float">
            <text:p>13737361</text:p>
          </table:table-cell>
          <table:table-cell table:formula="of:=[.B908]-[.A908]"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float" office:value="13750103" calcext:value-type="float">
            <text:p>13750103</text:p>
          </table:table-cell>
          <table:table-cell office:value-type="float" office:value="13752243" calcext:value-type="float">
            <text:p>13752243</text:p>
          </table:table-cell>
          <table:table-cell table:formula="of:=[.B909]-[.A909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13764953" calcext:value-type="float">
            <text:p>13764953</text:p>
          </table:table-cell>
          <table:table-cell office:value-type="float" office:value="13767310" calcext:value-type="float">
            <text:p>13767310</text:p>
          </table:table-cell>
          <table:table-cell table:formula="of:=[.B910]-[.A910]" office:value-type="float" office:value="2357" calcext:value-type="float">
            <text:p>2357</text:p>
          </table:table-cell>
          <table:table-cell/>
        </table:table-row>
        <table:table-row table:style-name="ro1">
          <table:table-cell office:value-type="float" office:value="13779805" calcext:value-type="float">
            <text:p>13779805</text:p>
          </table:table-cell>
          <table:table-cell office:value-type="float" office:value="13781917" calcext:value-type="float">
            <text:p>13781917</text:p>
          </table:table-cell>
          <table:table-cell table:formula="of:=[.B911]-[.A911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13794431" calcext:value-type="float">
            <text:p>13794431</text:p>
          </table:table-cell>
          <table:table-cell office:value-type="float" office:value="13796525" calcext:value-type="float">
            <text:p>13796525</text:p>
          </table:table-cell>
          <table:table-cell table:formula="of:=[.B912]-[.A912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3808955" calcext:value-type="float">
            <text:p>13808955</text:p>
          </table:table-cell>
          <table:table-cell office:value-type="float" office:value="13811041" calcext:value-type="float">
            <text:p>13811041</text:p>
          </table:table-cell>
          <table:table-cell table:formula="of:=[.B913]-[.A913]"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3823456" calcext:value-type="float">
            <text:p>13823456</text:p>
          </table:table-cell>
          <table:table-cell office:value-type="float" office:value="13825546" calcext:value-type="float">
            <text:p>13825546</text:p>
          </table:table-cell>
          <table:table-cell table:formula="of:=[.B914]-[.A914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13838061" calcext:value-type="float">
            <text:p>13838061</text:p>
          </table:table-cell>
          <table:table-cell office:value-type="float" office:value="13840138" calcext:value-type="float">
            <text:p>13840138</text:p>
          </table:table-cell>
          <table:table-cell table:formula="of:=[.B915]-[.A915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13852681" calcext:value-type="float">
            <text:p>13852681</text:p>
          </table:table-cell>
          <table:table-cell office:value-type="float" office:value="13854775" calcext:value-type="float">
            <text:p>13854775</text:p>
          </table:table-cell>
          <table:table-cell table:formula="of:=[.B916]-[.A916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3867441" calcext:value-type="float">
            <text:p>13867441</text:p>
          </table:table-cell>
          <table:table-cell office:value-type="float" office:value="13869554" calcext:value-type="float">
            <text:p>13869554</text:p>
          </table:table-cell>
          <table:table-cell table:formula="of:=[.B917]-[.A917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3882321" calcext:value-type="float">
            <text:p>13882321</text:p>
          </table:table-cell>
          <table:table-cell office:value-type="float" office:value="13885380" calcext:value-type="float">
            <text:p>13885380</text:p>
          </table:table-cell>
          <table:table-cell table:formula="of:=[.B918]-[.A918]" office:value-type="float" office:value="3059" calcext:value-type="float">
            <text:p>3059</text:p>
          </table:table-cell>
          <table:table-cell/>
        </table:table-row>
        <table:table-row table:style-name="ro1">
          <table:table-cell office:value-type="float" office:value="13897940" calcext:value-type="float">
            <text:p>13897940</text:p>
          </table:table-cell>
          <table:table-cell office:value-type="float" office:value="13900041" calcext:value-type="float">
            <text:p>13900041</text:p>
          </table:table-cell>
          <table:table-cell table:formula="of:=[.B919]-[.A919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3912546" calcext:value-type="float">
            <text:p>13912546</text:p>
          </table:table-cell>
          <table:table-cell office:value-type="float" office:value="13914630" calcext:value-type="float">
            <text:p>13914630</text:p>
          </table:table-cell>
          <table:table-cell table:formula="of:=[.B920]-[.A920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13927126" calcext:value-type="float">
            <text:p>13927126</text:p>
          </table:table-cell>
          <table:table-cell office:value-type="float" office:value="13929206" calcext:value-type="float">
            <text:p>13929206</text:p>
          </table:table-cell>
          <table:table-cell table:formula="of:=[.B921]-[.A921]"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3941638" calcext:value-type="float">
            <text:p>13941638</text:p>
          </table:table-cell>
          <table:table-cell office:value-type="float" office:value="13943726" calcext:value-type="float">
            <text:p>13943726</text:p>
          </table:table-cell>
          <table:table-cell table:formula="of:=[.B922]-[.A922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3956166" calcext:value-type="float">
            <text:p>13956166</text:p>
          </table:table-cell>
          <table:table-cell office:value-type="float" office:value="13958269" calcext:value-type="float">
            <text:p>13958269</text:p>
          </table:table-cell>
          <table:table-cell table:formula="of:=[.B923]-[.A923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3970779" calcext:value-type="float">
            <text:p>13970779</text:p>
          </table:table-cell>
          <table:table-cell office:value-type="float" office:value="13972863" calcext:value-type="float">
            <text:p>13972863</text:p>
          </table:table-cell>
          <table:table-cell table:formula="of:=[.B924]-[.A924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13985506" calcext:value-type="float">
            <text:p>13985506</text:p>
          </table:table-cell>
          <table:table-cell office:value-type="float" office:value="13987660" calcext:value-type="float">
            <text:p>13987660</text:p>
          </table:table-cell>
          <table:table-cell table:formula="of:=[.B925]-[.A925]" office:value-type="float" office:value="2154" calcext:value-type="float">
            <text:p>2154</text:p>
          </table:table-cell>
          <table:table-cell/>
        </table:table-row>
        <table:table-row table:style-name="ro1">
          <table:table-cell office:value-type="float" office:value="14000461" calcext:value-type="float">
            <text:p>14000461</text:p>
          </table:table-cell>
          <table:table-cell office:value-type="float" office:value="14002431" calcext:value-type="float">
            <text:p>14002431</text:p>
          </table:table-cell>
          <table:table-cell table:formula="of:=[.B926]-[.A926]" office:value-type="float" office:value="1970" calcext:value-type="float">
            <text:p>1970</text:p>
          </table:table-cell>
          <table:table-cell/>
        </table:table-row>
        <table:table-row table:style-name="ro1">
          <table:table-cell office:value-type="float" office:value="14014965" calcext:value-type="float">
            <text:p>14014965</text:p>
          </table:table-cell>
          <table:table-cell office:value-type="float" office:value="14017283" calcext:value-type="float">
            <text:p>14017283</text:p>
          </table:table-cell>
          <table:table-cell table:formula="of:=[.B927]-[.A927]" office:value-type="float" office:value="2318" calcext:value-type="float">
            <text:p>2318</text:p>
          </table:table-cell>
          <table:table-cell/>
        </table:table-row>
        <table:table-row table:style-name="ro1">
          <table:table-cell office:value-type="float" office:value="14029728" calcext:value-type="float">
            <text:p>14029728</text:p>
          </table:table-cell>
          <table:table-cell office:value-type="float" office:value="14031828" calcext:value-type="float">
            <text:p>14031828</text:p>
          </table:table-cell>
          <table:table-cell table:formula="of:=[.B928]-[.A928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4044244" calcext:value-type="float">
            <text:p>14044244</text:p>
          </table:table-cell>
          <table:table-cell office:value-type="float" office:value="14046341" calcext:value-type="float">
            <text:p>14046341</text:p>
          </table:table-cell>
          <table:table-cell table:formula="of:=[.B929]-[.A929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4058800" calcext:value-type="float">
            <text:p>14058800</text:p>
          </table:table-cell>
          <table:table-cell office:value-type="float" office:value="14060904" calcext:value-type="float">
            <text:p>14060904</text:p>
          </table:table-cell>
          <table:table-cell table:formula="of:=[.B930]-[.A930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14073435" calcext:value-type="float">
            <text:p>14073435</text:p>
          </table:table-cell>
          <table:table-cell office:value-type="float" office:value="14075532" calcext:value-type="float">
            <text:p>14075532</text:p>
          </table:table-cell>
          <table:table-cell table:formula="of:=[.B931]-[.A931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4088033" calcext:value-type="float">
            <text:p>14088033</text:p>
          </table:table-cell>
          <table:table-cell office:value-type="float" office:value="14090115" calcext:value-type="float">
            <text:p>14090115</text:p>
          </table:table-cell>
          <table:table-cell table:formula="of:=[.B932]-[.A932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4102716" calcext:value-type="float">
            <text:p>14102716</text:p>
          </table:table-cell>
          <table:table-cell office:value-type="float" office:value="14104854" calcext:value-type="float">
            <text:p>14104854</text:p>
          </table:table-cell>
          <table:table-cell table:formula="of:=[.B933]-[.A933]" office:value-type="float" office:value="2138" calcext:value-type="float">
            <text:p>2138</text:p>
          </table:table-cell>
          <table:table-cell/>
        </table:table-row>
        <table:table-row table:style-name="ro1">
          <table:table-cell office:value-type="float" office:value="14117739" calcext:value-type="float">
            <text:p>14117739</text:p>
          </table:table-cell>
          <table:table-cell office:value-type="float" office:value="14119842" calcext:value-type="float">
            <text:p>14119842</text:p>
          </table:table-cell>
          <table:table-cell table:formula="of:=[.B934]-[.A934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4132355" calcext:value-type="float">
            <text:p>14132355</text:p>
          </table:table-cell>
          <table:table-cell office:value-type="float" office:value="14134210" calcext:value-type="float">
            <text:p>14134210</text:p>
          </table:table-cell>
          <table:table-cell table:formula="of:=[.B935]-[.A935]" office:value-type="float" office:value="1855" calcext:value-type="float">
            <text:p>1855</text:p>
          </table:table-cell>
          <table:table-cell/>
        </table:table-row>
        <table:table-row table:style-name="ro1">
          <table:table-cell office:value-type="float" office:value="14146728" calcext:value-type="float">
            <text:p>14146728</text:p>
          </table:table-cell>
          <table:table-cell office:value-type="float" office:value="14148837" calcext:value-type="float">
            <text:p>14148837</text:p>
          </table:table-cell>
          <table:table-cell table:formula="of:=[.B936]-[.A936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14161261" calcext:value-type="float">
            <text:p>14161261</text:p>
          </table:table-cell>
          <table:table-cell office:value-type="float" office:value="14163350" calcext:value-type="float">
            <text:p>14163350</text:p>
          </table:table-cell>
          <table:table-cell table:formula="of:=[.B937]-[.A937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4175773" calcext:value-type="float">
            <text:p>14175773</text:p>
          </table:table-cell>
          <table:table-cell office:value-type="float" office:value="14177877" calcext:value-type="float">
            <text:p>14177877</text:p>
          </table:table-cell>
          <table:table-cell table:formula="of:=[.B938]-[.A938]" office:value-type="float" office:value="2104" calcext:value-type="float">
            <text:p>2104</text:p>
          </table:table-cell>
          <table:table-cell/>
        </table:table-row>
        <table:table-row table:style-name="ro1">
          <table:table-cell office:value-type="float" office:value="14190399" calcext:value-type="float">
            <text:p>14190399</text:p>
          </table:table-cell>
          <table:table-cell office:value-type="float" office:value="14192492" calcext:value-type="float">
            <text:p>14192492</text:p>
          </table:table-cell>
          <table:table-cell table:formula="of:=[.B939]-[.A939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4204976" calcext:value-type="float">
            <text:p>14204976</text:p>
          </table:table-cell>
          <table:table-cell office:value-type="float" office:value="14207072" calcext:value-type="float">
            <text:p>14207072</text:p>
          </table:table-cell>
          <table:table-cell table:formula="of:=[.B940]-[.A940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4219631" calcext:value-type="float">
            <text:p>14219631</text:p>
          </table:table-cell>
          <table:table-cell office:value-type="float" office:value="14221744" calcext:value-type="float">
            <text:p>14221744</text:p>
          </table:table-cell>
          <table:table-cell table:formula="of:=[.B941]-[.A941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4234485" calcext:value-type="float">
            <text:p>14234485</text:p>
          </table:table-cell>
          <table:table-cell office:value-type="float" office:value="14236582" calcext:value-type="float">
            <text:p>14236582</text:p>
          </table:table-cell>
          <table:table-cell table:formula="of:=[.B942]-[.A942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4249191" calcext:value-type="float">
            <text:p>14249191</text:p>
          </table:table-cell>
          <table:table-cell office:value-type="float" office:value="14251272" calcext:value-type="float">
            <text:p>14251272</text:p>
          </table:table-cell>
          <table:table-cell table:formula="of:=[.B943]-[.A943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4263792" calcext:value-type="float">
            <text:p>14263792</text:p>
          </table:table-cell>
          <table:table-cell office:value-type="float" office:value="14265886" calcext:value-type="float">
            <text:p>14265886</text:p>
          </table:table-cell>
          <table:table-cell table:formula="of:=[.B944]-[.A944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4278384" calcext:value-type="float">
            <text:p>14278384</text:p>
          </table:table-cell>
          <table:table-cell office:value-type="float" office:value="14280475" calcext:value-type="float">
            <text:p>14280475</text:p>
          </table:table-cell>
          <table:table-cell table:formula="of:=[.B945]-[.A945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4292891" calcext:value-type="float">
            <text:p>14292891</text:p>
          </table:table-cell>
          <table:table-cell office:value-type="float" office:value="14294986" calcext:value-type="float">
            <text:p>14294986</text:p>
          </table:table-cell>
          <table:table-cell table:formula="of:=[.B946]-[.A946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4307422" calcext:value-type="float">
            <text:p>14307422</text:p>
          </table:table-cell>
          <table:table-cell office:value-type="float" office:value="14309517" calcext:value-type="float">
            <text:p>14309517</text:p>
          </table:table-cell>
          <table:table-cell table:formula="of:=[.B947]-[.A947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4322012" calcext:value-type="float">
            <text:p>14322012</text:p>
          </table:table-cell>
          <table:table-cell office:value-type="float" office:value="14324122" calcext:value-type="float">
            <text:p>14324122</text:p>
          </table:table-cell>
          <table:table-cell table:formula="of:=[.B948]-[.A948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4336637" calcext:value-type="float">
            <text:p>14336637</text:p>
          </table:table-cell>
          <table:table-cell office:value-type="float" office:value="14338759" calcext:value-type="float">
            <text:p>14338759</text:p>
          </table:table-cell>
          <table:table-cell table:formula="of:=[.B949]-[.A949]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14351439" calcext:value-type="float">
            <text:p>14351439</text:p>
          </table:table-cell>
          <table:table-cell office:value-type="float" office:value="14354054" calcext:value-type="float">
            <text:p>14354054</text:p>
          </table:table-cell>
          <table:table-cell table:formula="of:=[.B950]-[.A950]" office:value-type="float" office:value="2615" calcext:value-type="float">
            <text:p>2615</text:p>
          </table:table-cell>
          <table:table-cell/>
        </table:table-row>
        <table:table-row table:style-name="ro1">
          <table:table-cell office:value-type="float" office:value="14366733" calcext:value-type="float">
            <text:p>14366733</text:p>
          </table:table-cell>
          <table:table-cell office:value-type="float" office:value="14368846" calcext:value-type="float">
            <text:p>14368846</text:p>
          </table:table-cell>
          <table:table-cell table:formula="of:=[.B951]-[.A951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4381363" calcext:value-type="float">
            <text:p>14381363</text:p>
          </table:table-cell>
          <table:table-cell office:value-type="float" office:value="14383475" calcext:value-type="float">
            <text:p>14383475</text:p>
          </table:table-cell>
          <table:table-cell table:formula="of:=[.B952]-[.A952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14395977" calcext:value-type="float">
            <text:p>14395977</text:p>
          </table:table-cell>
          <table:table-cell office:value-type="float" office:value="14398066" calcext:value-type="float">
            <text:p>14398066</text:p>
          </table:table-cell>
          <table:table-cell table:formula="of:=[.B953]-[.A953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4410696" calcext:value-type="float">
            <text:p>14410696</text:p>
          </table:table-cell>
          <table:table-cell office:value-type="float" office:value="14412805" calcext:value-type="float">
            <text:p>14412805</text:p>
          </table:table-cell>
          <table:table-cell table:formula="of:=[.B954]-[.A954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14425325" calcext:value-type="float">
            <text:p>14425325</text:p>
          </table:table-cell>
          <table:table-cell office:value-type="float" office:value="14427413" calcext:value-type="float">
            <text:p>14427413</text:p>
          </table:table-cell>
          <table:table-cell table:formula="of:=[.B955]-[.A955]"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4439857" calcext:value-type="float">
            <text:p>14439857</text:p>
          </table:table-cell>
          <table:table-cell office:value-type="float" office:value="14441946" calcext:value-type="float">
            <text:p>14441946</text:p>
          </table:table-cell>
          <table:table-cell table:formula="of:=[.B956]-[.A956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4454390" calcext:value-type="float">
            <text:p>14454390</text:p>
          </table:table-cell>
          <table:table-cell office:value-type="float" office:value="14456496" calcext:value-type="float">
            <text:p>14456496</text:p>
          </table:table-cell>
          <table:table-cell table:formula="of:=[.B957]-[.A957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14469085" calcext:value-type="float">
            <text:p>14469085</text:p>
          </table:table-cell>
          <table:table-cell office:value-type="float" office:value="14471182" calcext:value-type="float">
            <text:p>14471182</text:p>
          </table:table-cell>
          <table:table-cell table:formula="of:=[.B958]-[.A958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4483955" calcext:value-type="float">
            <text:p>14483955</text:p>
          </table:table-cell>
          <table:table-cell office:value-type="float" office:value="14486017" calcext:value-type="float">
            <text:p>14486017</text:p>
          </table:table-cell>
          <table:table-cell table:formula="of:=[.B959]-[.A959]" office:value-type="float" office:value="2062" calcext:value-type="float">
            <text:p>2062</text:p>
          </table:table-cell>
          <table:table-cell/>
        </table:table-row>
        <table:table-row table:style-name="ro1">
          <table:table-cell office:value-type="float" office:value="14498542" calcext:value-type="float">
            <text:p>14498542</text:p>
          </table:table-cell>
          <table:table-cell office:value-type="float" office:value="14500651" calcext:value-type="float">
            <text:p>14500651</text:p>
          </table:table-cell>
          <table:table-cell table:formula="of:=[.B960]-[.A960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14513154" calcext:value-type="float">
            <text:p>14513154</text:p>
          </table:table-cell>
          <table:table-cell office:value-type="float" office:value="14515236" calcext:value-type="float">
            <text:p>14515236</text:p>
          </table:table-cell>
          <table:table-cell table:formula="of:=[.B961]-[.A961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4527717" calcext:value-type="float">
            <text:p>14527717</text:p>
          </table:table-cell>
          <table:table-cell office:value-type="float" office:value="14529813" calcext:value-type="float">
            <text:p>14529813</text:p>
          </table:table-cell>
          <table:table-cell table:formula="of:=[.B962]-[.A962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4542308" calcext:value-type="float">
            <text:p>14542308</text:p>
          </table:table-cell>
          <table:table-cell office:value-type="float" office:value="14544424" calcext:value-type="float">
            <text:p>14544424</text:p>
          </table:table-cell>
          <table:table-cell table:formula="of:=[.B963]-[.A963]"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14556885" calcext:value-type="float">
            <text:p>14556885</text:p>
          </table:table-cell>
          <table:table-cell office:value-type="float" office:value="14558985" calcext:value-type="float">
            <text:p>14558985</text:p>
          </table:table-cell>
          <table:table-cell table:formula="of:=[.B964]-[.A964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4571413" calcext:value-type="float">
            <text:p>14571413</text:p>
          </table:table-cell>
          <table:table-cell office:value-type="float" office:value="14573490" calcext:value-type="float">
            <text:p>14573490</text:p>
          </table:table-cell>
          <table:table-cell table:formula="of:=[.B965]-[.A965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14586031" calcext:value-type="float">
            <text:p>14586031</text:p>
          </table:table-cell>
          <table:table-cell office:value-type="float" office:value="14588175" calcext:value-type="float">
            <text:p>14588175</text:p>
          </table:table-cell>
          <table:table-cell table:formula="of:=[.B966]-[.A966]" office:value-type="float" office:value="2144" calcext:value-type="float">
            <text:p>2144</text:p>
          </table:table-cell>
          <table:table-cell/>
        </table:table-row>
        <table:table-row table:style-name="ro1">
          <table:table-cell office:value-type="float" office:value="14600984" calcext:value-type="float">
            <text:p>14600984</text:p>
          </table:table-cell>
          <table:table-cell office:value-type="float" office:value="14602983" calcext:value-type="float">
            <text:p>14602983</text:p>
          </table:table-cell>
          <table:table-cell table:formula="of:=[.B967]-[.A967]"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float" office:value="14615527" calcext:value-type="float">
            <text:p>14615527</text:p>
          </table:table-cell>
          <table:table-cell office:value-type="float" office:value="14617619" calcext:value-type="float">
            <text:p>14617619</text:p>
          </table:table-cell>
          <table:table-cell table:formula="of:=[.B968]-[.A968]"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4630147" calcext:value-type="float">
            <text:p>14630147</text:p>
          </table:table-cell>
          <table:table-cell office:value-type="float" office:value="14632241" calcext:value-type="float">
            <text:p>14632241</text:p>
          </table:table-cell>
          <table:table-cell table:formula="of:=[.B969]-[.A969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14644716" calcext:value-type="float">
            <text:p>14644716</text:p>
          </table:table-cell>
          <table:table-cell office:value-type="float" office:value="14646805" calcext:value-type="float">
            <text:p>14646805</text:p>
          </table:table-cell>
          <table:table-cell table:formula="of:=[.B970]-[.A970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14659328" calcext:value-type="float">
            <text:p>14659328</text:p>
          </table:table-cell>
          <table:table-cell office:value-type="float" office:value="14661409" calcext:value-type="float">
            <text:p>14661409</text:p>
          </table:table-cell>
          <table:table-cell table:formula="of:=[.B971]-[.A971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14673943" calcext:value-type="float">
            <text:p>14673943</text:p>
          </table:table-cell>
          <table:table-cell office:value-type="float" office:value="14676034" calcext:value-type="float">
            <text:p>14676034</text:p>
          </table:table-cell>
          <table:table-cell table:formula="of:=[.B972]-[.A972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4688579" calcext:value-type="float">
            <text:p>14688579</text:p>
          </table:table-cell>
          <table:table-cell office:value-type="float" office:value="14690676" calcext:value-type="float">
            <text:p>14690676</text:p>
          </table:table-cell>
          <table:table-cell table:formula="of:=[.B973]-[.A973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4703258" calcext:value-type="float">
            <text:p>14703258</text:p>
          </table:table-cell>
          <table:table-cell office:value-type="float" office:value="14705383" calcext:value-type="float">
            <text:p>14705383</text:p>
          </table:table-cell>
          <table:table-cell table:formula="of:=[.B974]-[.A974]" office:value-type="float" office:value="2125" calcext:value-type="float">
            <text:p>2125</text:p>
          </table:table-cell>
          <table:table-cell/>
        </table:table-row>
        <table:table-row table:style-name="ro1">
          <table:table-cell office:value-type="float" office:value="14718224" calcext:value-type="float">
            <text:p>14718224</text:p>
          </table:table-cell>
          <table:table-cell office:value-type="float" office:value="14721422" calcext:value-type="float">
            <text:p>14721422</text:p>
          </table:table-cell>
          <table:table-cell table:formula="of:=[.B975]-[.A975]" office:value-type="float" office:value="3198" calcext:value-type="float">
            <text:p>3198</text:p>
          </table:table-cell>
          <table:table-cell/>
        </table:table-row>
        <table:table-row table:style-name="ro1">
          <table:table-cell office:value-type="float" office:value="14733948" calcext:value-type="float">
            <text:p>14733948</text:p>
          </table:table-cell>
          <table:table-cell office:value-type="float" office:value="14736061" calcext:value-type="float">
            <text:p>14736061</text:p>
          </table:table-cell>
          <table:table-cell table:formula="of:=[.B976]-[.A976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4748499" calcext:value-type="float">
            <text:p>14748499</text:p>
          </table:table-cell>
          <table:table-cell office:value-type="float" office:value="14750597" calcext:value-type="float">
            <text:p>14750597</text:p>
          </table:table-cell>
          <table:table-cell table:formula="of:=[.B977]-[.A977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4763110" calcext:value-type="float">
            <text:p>14763110</text:p>
          </table:table-cell>
          <table:table-cell office:value-type="float" office:value="14765211" calcext:value-type="float">
            <text:p>14765211</text:p>
          </table:table-cell>
          <table:table-cell table:formula="of:=[.B978]-[.A978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4777734" calcext:value-type="float">
            <text:p>14777734</text:p>
          </table:table-cell>
          <table:table-cell office:value-type="float" office:value="14779833" calcext:value-type="float">
            <text:p>14779833</text:p>
          </table:table-cell>
          <table:table-cell table:formula="of:=[.B979]-[.A979]" office:value-type="float" office:value="2099" calcext:value-type="float">
            <text:p>2099</text:p>
          </table:table-cell>
          <table:table-cell/>
        </table:table-row>
        <table:table-row table:style-name="ro1">
          <table:table-cell office:value-type="float" office:value="14792304" calcext:value-type="float">
            <text:p>14792304</text:p>
          </table:table-cell>
          <table:table-cell office:value-type="float" office:value="14794407" calcext:value-type="float">
            <text:p>14794407</text:p>
          </table:table-cell>
          <table:table-cell table:formula="of:=[.B980]-[.A980]"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4806917" calcext:value-type="float">
            <text:p>14806917</text:p>
          </table:table-cell>
          <table:table-cell office:value-type="float" office:value="14809008" calcext:value-type="float">
            <text:p>14809008</text:p>
          </table:table-cell>
          <table:table-cell table:formula="of:=[.B981]-[.A981]" office:value-type="float" office:value="2091" calcext:value-type="float">
            <text:p>2091</text:p>
          </table:table-cell>
          <table:table-cell/>
        </table:table-row>
        <table:table-row table:style-name="ro1">
          <table:table-cell office:value-type="float" office:value="14821594" calcext:value-type="float">
            <text:p>14821594</text:p>
          </table:table-cell>
          <table:table-cell office:value-type="float" office:value="14823721" calcext:value-type="float">
            <text:p>14823721</text:p>
          </table:table-cell>
          <table:table-cell table:formula="of:=[.B982]-[.A982]"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float" office:value="14836486" calcext:value-type="float">
            <text:p>14836486</text:p>
          </table:table-cell>
          <table:table-cell office:value-type="float" office:value="14838674" calcext:value-type="float">
            <text:p>14838674</text:p>
          </table:table-cell>
          <table:table-cell table:formula="of:=[.B983]-[.A983]"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float" office:value="14851226" calcext:value-type="float">
            <text:p>14851226</text:p>
          </table:table-cell>
          <table:table-cell office:value-type="float" office:value="14853326" calcext:value-type="float">
            <text:p>14853326</text:p>
          </table:table-cell>
          <table:table-cell table:formula="of:=[.B984]-[.A984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4865796" calcext:value-type="float">
            <text:p>14865796</text:p>
          </table:table-cell>
          <table:table-cell office:value-type="float" office:value="14867893" calcext:value-type="float">
            <text:p>14867893</text:p>
          </table:table-cell>
          <table:table-cell table:formula="of:=[.B985]-[.A985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4880395" calcext:value-type="float">
            <text:p>14880395</text:p>
          </table:table-cell>
          <table:table-cell office:value-type="float" office:value="14882491" calcext:value-type="float">
            <text:p>14882491</text:p>
          </table:table-cell>
          <table:table-cell table:formula="of:=[.B986]-[.A986]" office:value-type="float" office:value="2096" calcext:value-type="float">
            <text:p>2096</text:p>
          </table:table-cell>
          <table:table-cell/>
        </table:table-row>
        <table:table-row table:style-name="ro1">
          <table:table-cell office:value-type="float" office:value="14894986" calcext:value-type="float">
            <text:p>14894986</text:p>
          </table:table-cell>
          <table:table-cell office:value-type="float" office:value="14897086" calcext:value-type="float">
            <text:p>14897086</text:p>
          </table:table-cell>
          <table:table-cell table:formula="of:=[.B987]-[.A987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4909595" calcext:value-type="float">
            <text:p>14909595</text:p>
          </table:table-cell>
          <table:table-cell office:value-type="float" office:value="14911678" calcext:value-type="float">
            <text:p>14911678</text:p>
          </table:table-cell>
          <table:table-cell table:formula="of:=[.B988]-[.A988]"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4924168" calcext:value-type="float">
            <text:p>14924168</text:p>
          </table:table-cell>
          <table:table-cell office:value-type="float" office:value="14926266" calcext:value-type="float">
            <text:p>14926266</text:p>
          </table:table-cell>
          <table:table-cell table:formula="of:=[.B989]-[.A989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4938688" calcext:value-type="float">
            <text:p>14938688</text:p>
          </table:table-cell>
          <table:table-cell office:value-type="float" office:value="14940801" calcext:value-type="float">
            <text:p>14940801</text:p>
          </table:table-cell>
          <table:table-cell table:formula="of:=[.B990]-[.A990]"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4953419" calcext:value-type="float">
            <text:p>14953419</text:p>
          </table:table-cell>
          <table:table-cell office:value-type="float" office:value="14955571" calcext:value-type="float">
            <text:p>14955571</text:p>
          </table:table-cell>
          <table:table-cell table:formula="of:=[.B991]-[.A991]" office:value-type="float" office:value="2152" calcext:value-type="float">
            <text:p>2152</text:p>
          </table:table-cell>
          <table:table-cell/>
        </table:table-row>
        <table:table-row table:style-name="ro1">
          <table:table-cell office:value-type="float" office:value="14968256" calcext:value-type="float">
            <text:p>14968256</text:p>
          </table:table-cell>
          <table:table-cell office:value-type="float" office:value="14970236" calcext:value-type="float">
            <text:p>14970236</text:p>
          </table:table-cell>
          <table:table-cell table:formula="of:=[.B992]-[.A992]"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14982786" calcext:value-type="float">
            <text:p>14982786</text:p>
          </table:table-cell>
          <table:table-cell office:value-type="float" office:value="14984896" calcext:value-type="float">
            <text:p>14984896</text:p>
          </table:table-cell>
          <table:table-cell table:formula="of:=[.B993]-[.A993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4997396" calcext:value-type="float">
            <text:p>14997396</text:p>
          </table:table-cell>
          <table:table-cell office:value-type="float" office:value="14999512" calcext:value-type="float">
            <text:p>14999512</text:p>
          </table:table-cell>
          <table:table-cell table:formula="of:=[.B994]-[.A994]"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15012021" calcext:value-type="float">
            <text:p>15012021</text:p>
          </table:table-cell>
          <table:table-cell office:value-type="float" office:value="15014114" calcext:value-type="float">
            <text:p>15014114</text:p>
          </table:table-cell>
          <table:table-cell table:formula="of:=[.B995]-[.A995]"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5026608" calcext:value-type="float">
            <text:p>15026608</text:p>
          </table:table-cell>
          <table:table-cell office:value-type="float" office:value="15028690" calcext:value-type="float">
            <text:p>15028690</text:p>
          </table:table-cell>
          <table:table-cell table:formula="of:=[.B996]-[.A996]"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5041109" calcext:value-type="float">
            <text:p>15041109</text:p>
          </table:table-cell>
          <table:table-cell office:value-type="float" office:value="15043204" calcext:value-type="float">
            <text:p>15043204</text:p>
          </table:table-cell>
          <table:table-cell table:formula="of:=[.B997]-[.A997]"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5055627" calcext:value-type="float">
            <text:p>15055627</text:p>
          </table:table-cell>
          <table:table-cell office:value-type="float" office:value="15057728" calcext:value-type="float">
            <text:p>15057728</text:p>
          </table:table-cell>
          <table:table-cell table:formula="of:=[.B998]-[.A998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15070353" calcext:value-type="float">
            <text:p>15070353</text:p>
          </table:table-cell>
          <table:table-cell office:value-type="float" office:value="15072482" calcext:value-type="float">
            <text:p>15072482</text:p>
          </table:table-cell>
          <table:table-cell table:formula="of:=[.B999]-[.A999]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15085248" calcext:value-type="float">
            <text:p>15085248</text:p>
          </table:table-cell>
          <table:table-cell office:value-type="float" office:value="15087284" calcext:value-type="float">
            <text:p>15087284</text:p>
          </table:table-cell>
          <table:table-cell table:formula="of:=[.B1000]-[.A1000]" office:value-type="float" office:value="2036" calcext:value-type="float">
            <text:p>2036</text:p>
          </table:table-cell>
          <table:table-cell/>
        </table:table-row>
      </table:table>
      <table:table table:name="log_fileg3_2" table:style-name="ta1">
        <table:table-column table:style-name="co3" table:number-columns-repeated="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34589" calcext:value-type="float">
            <text:p>34589</text:p>
          </table:table-cell>
          <table:table-cell office:value-type="float" office:value="370141" calcext:value-type="float">
            <text:p>370141</text:p>
          </table:table-cell>
          <table:table-cell office:value-type="float" office:value="374391" calcext:value-type="float">
            <text:p>374391</text:p>
          </table:table-cell>
          <table:table-cell office:value-type="float" office:value="374900" calcext:value-type="float">
            <text:p>374900</text:p>
          </table:table-cell>
          <table:table-cell table:number-columns-repeated="7"/>
        </table:table-row>
        <table:table-row table:style-name="ro1">
          <table:table-cell office:value-type="float" office:value="388724" calcext:value-type="float">
            <text:p>388724</text:p>
          </table:table-cell>
          <table:table-cell office:value-type="float" office:value="389271" calcext:value-type="float">
            <text:p>389271</text:p>
          </table:table-cell>
          <table:table-cell office:value-type="float" office:value="390512" calcext:value-type="float">
            <text:p>390512</text:p>
          </table:table-cell>
          <table:table-cell office:value-type="float" office:value="390845" calcext:value-type="float">
            <text:p>390845</text:p>
          </table:table-cell>
          <table:table-cell table:formula="of:=[.C2]-[.B2]" office:value-type="float" office:value="1241" calcext:value-type="float">
            <text:p>1241</text:p>
          </table:table-cell>
          <table:table-cell table:formula="of:=[.D2]-[.A2]" office:value-type="float" office:value="2121" calcext:value-type="float">
            <text:p>2121</text:p>
          </table:table-cell>
          <table:table-cell table:formula="of:=AVERAGE([.E2:.E1000])" office:value-type="float" office:value="1272.56956956957" calcext:value-type="float">
            <text:p>1272.5695695696</text:p>
          </table:table-cell>
          <table:table-cell table:formula="of:=AVERAGE([.F2:.F1000])" office:value-type="float" office:value="2080.77177177177" calcext:value-type="float">
            <text:p>2080.7717717718</text:p>
          </table:table-cell>
          <table:table-cell table:number-columns-repeated="3"/>
        </table:table-row>
        <table:table-row table:style-name="ro1">
          <table:table-cell office:value-type="float" office:value="403384" calcext:value-type="float">
            <text:p>403384</text:p>
          </table:table-cell>
          <table:table-cell office:value-type="float" office:value="403912" calcext:value-type="float">
            <text:p>403912</text:p>
          </table:table-cell>
          <table:table-cell office:value-type="float" office:value="405166" calcext:value-type="float">
            <text:p>405166</text:p>
          </table:table-cell>
          <table:table-cell office:value-type="float" office:value="405414" calcext:value-type="float">
            <text:p>405414</text:p>
          </table:table-cell>
          <table:table-cell table:formula="of:=[.C3]-[.B3]" office:value-type="float" office:value="1254" calcext:value-type="float">
            <text:p>1254</text:p>
          </table:table-cell>
          <table:table-cell table:formula="of:=[.D3]-[.A3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417907" calcext:value-type="float">
            <text:p>417907</text:p>
          </table:table-cell>
          <table:table-cell office:value-type="float" office:value="418397" calcext:value-type="float">
            <text:p>418397</text:p>
          </table:table-cell>
          <table:table-cell office:value-type="float" office:value="419638" calcext:value-type="float">
            <text:p>419638</text:p>
          </table:table-cell>
          <table:table-cell office:value-type="float" office:value="419887" calcext:value-type="float">
            <text:p>419887</text:p>
          </table:table-cell>
          <table:table-cell table:formula="of:=[.C4]-[.B4]" office:value-type="float" office:value="1241" calcext:value-type="float">
            <text:p>1241</text:p>
          </table:table-cell>
          <table:table-cell table:formula="of:=[.D4]-[.A4]" office:value-type="float" office:value="1980" calcext:value-type="float">
            <text:p>1980</text:p>
          </table:table-cell>
          <table:table-cell/>
          <table:table-cell office:value-type="string" calcext:value-type="string">
            <text:p>time to threshold an image</text:p>
          </table:table-cell>
          <table:table-cell table:number-columns-repeated="3"/>
        </table:table-row>
        <table:table-row table:style-name="ro1">
          <table:table-cell office:value-type="float" office:value="432344" calcext:value-type="float">
            <text:p>432344</text:p>
          </table:table-cell>
          <table:table-cell office:value-type="float" office:value="432830" calcext:value-type="float">
            <text:p>432830</text:p>
          </table:table-cell>
          <table:table-cell office:value-type="float" office:value="434084" calcext:value-type="float">
            <text:p>434084</text:p>
          </table:table-cell>
          <table:table-cell office:value-type="float" office:value="434332" calcext:value-type="float">
            <text:p>434332</text:p>
          </table:table-cell>
          <table:table-cell table:formula="of:=[.C5]-[.B5]" office:value-type="float" office:value="1254" calcext:value-type="float">
            <text:p>1254</text:p>
          </table:table-cell>
          <table:table-cell table:formula="of:=[.D5]-[.A5]" office:value-type="float" office:value="1988" calcext:value-type="float">
            <text:p>1988</text:p>
          </table:table-cell>
          <table:table-cell/>
          <table:table-cell table:style-name="ce1" office:value-type="string" calcext:value-type="string">
            <text:p>OpenCV2</text:p>
          </table:table-cell>
          <table:table-cell table:style-name="ce1" office:value-type="string" calcext:value-type="string">
            <text:p>OpenCV3</text:p>
          </table:table-cell>
          <table:table-cell table:style-name="ce1" office:value-type="string" calcext:value-type="string">
            <text:p>CudaCV3ThreshOnly</text:p>
          </table:table-cell>
          <table:table-cell table:style-name="ce1" office:value-type="string" calcext:value-type="string">
            <text:p>CudaCV3Total</text:p>
          </table:table-cell>
        </table:table-row>
        <table:table-row table:style-name="ro1">
          <table:table-cell office:value-type="float" office:value="446791" calcext:value-type="float">
            <text:p>446791</text:p>
          </table:table-cell>
          <table:table-cell office:value-type="float" office:value="447381" calcext:value-type="float">
            <text:p>447381</text:p>
          </table:table-cell>
          <table:table-cell office:value-type="float" office:value="448590" calcext:value-type="float">
            <text:p>448590</text:p>
          </table:table-cell>
          <table:table-cell office:value-type="float" office:value="448837" calcext:value-type="float">
            <text:p>448837</text:p>
          </table:table-cell>
          <table:table-cell table:formula="of:=[.C6]-[.B6]" office:value-type="float" office:value="1209" calcext:value-type="float">
            <text:p>1209</text:p>
          </table:table-cell>
          <table:table-cell table:formula="of:=[.D6]-[.A6]" office:value-type="float" office:value="2046" calcext:value-type="float">
            <text:p>2046</text:p>
          </table:table-cell>
          <table:table-cell/>
          <table:table-cell table:style-name="ce2" table:formula="of:=[log_filec2.D2]" office:value-type="float" office:value="411.20202020202" calcext:value-type="float">
            <text:p>411.2</text:p>
          </table:table-cell>
          <table:table-cell table:style-name="ce2" table:formula="of:=[log_filec3.D2]" office:value-type="float" office:value="411.121212121212" calcext:value-type="float">
            <text:p>411.1</text:p>
          </table:table-cell>
          <table:table-cell table:style-name="ce2" table:formula="of:=[.G2]" office:value-type="float" office:value="1272.56956956957" calcext:value-type="float">
            <text:p>1272.6</text:p>
          </table:table-cell>
          <table:table-cell table:style-name="ce2" table:formula="of:=[.H2]" office:value-type="float" office:value="2080.77177177177" calcext:value-type="float">
            <text:p>2080.8</text:p>
          </table:table-cell>
        </table:table-row>
        <table:table-row table:style-name="ro1">
          <table:table-cell office:value-type="float" office:value="461400" calcext:value-type="float">
            <text:p>461400</text:p>
          </table:table-cell>
          <table:table-cell office:value-type="float" office:value="461974" calcext:value-type="float">
            <text:p>461974</text:p>
          </table:table-cell>
          <table:table-cell office:value-type="float" office:value="463226" calcext:value-type="float">
            <text:p>463226</text:p>
          </table:table-cell>
          <table:table-cell office:value-type="float" office:value="463477" calcext:value-type="float">
            <text:p>463477</text:p>
          </table:table-cell>
          <table:table-cell table:formula="of:=[.C7]-[.B7]" office:value-type="float" office:value="1252" calcext:value-type="float">
            <text:p>1252</text:p>
          </table:table-cell>
          <table:table-cell table:formula="of:=[.D7]-[.A7]" office:value-type="float" office:value="2077" calcext:value-type="float">
            <text:p>2077</text:p>
          </table:table-cell>
          <table:table-cell table:number-columns-repeated="5"/>
        </table:table-row>
        <table:table-row table:style-name="ro1">
          <table:table-cell office:value-type="float" office:value="475957" calcext:value-type="float">
            <text:p>475957</text:p>
          </table:table-cell>
          <table:table-cell office:value-type="float" office:value="476512" calcext:value-type="float">
            <text:p>476512</text:p>
          </table:table-cell>
          <table:table-cell office:value-type="float" office:value="477763" calcext:value-type="float">
            <text:p>477763</text:p>
          </table:table-cell>
          <table:table-cell office:value-type="float" office:value="478060" calcext:value-type="float">
            <text:p>478060</text:p>
          </table:table-cell>
          <table:table-cell table:formula="of:=[.C8]-[.B8]" office:value-type="float" office:value="1251" calcext:value-type="float">
            <text:p>1251</text:p>
          </table:table-cell>
          <table:table-cell table:formula="of:=[.D8]-[.A8]" office:value-type="float" office:value="2103" calcext:value-type="float">
            <text:p>2103</text:p>
          </table:table-cell>
          <table:table-cell table:number-columns-repeated="5"/>
        </table:table-row>
        <table:table-row table:style-name="ro1">
          <table:table-cell office:value-type="float" office:value="491797" calcext:value-type="float">
            <text:p>491797</text:p>
          </table:table-cell>
          <table:table-cell office:value-type="float" office:value="492341" calcext:value-type="float">
            <text:p>492341</text:p>
          </table:table-cell>
          <table:table-cell office:value-type="float" office:value="493582" calcext:value-type="float">
            <text:p>493582</text:p>
          </table:table-cell>
          <table:table-cell office:value-type="float" office:value="493849" calcext:value-type="float">
            <text:p>493849</text:p>
          </table:table-cell>
          <table:table-cell table:formula="of:=[.C9]-[.B9]" office:value-type="float" office:value="1241" calcext:value-type="float">
            <text:p>1241</text:p>
          </table:table-cell>
          <table:table-cell table:formula="of:=[.D9]-[.A9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506499" calcext:value-type="float">
            <text:p>506499</text:p>
          </table:table-cell>
          <table:table-cell office:value-type="float" office:value="507048" calcext:value-type="float">
            <text:p>507048</text:p>
          </table:table-cell>
          <table:table-cell office:value-type="float" office:value="508299" calcext:value-type="float">
            <text:p>508299</text:p>
          </table:table-cell>
          <table:table-cell office:value-type="float" office:value="508571" calcext:value-type="float">
            <text:p>508571</text:p>
          </table:table-cell>
          <table:table-cell table:formula="of:=[.C10]-[.B10]" office:value-type="float" office:value="1251" calcext:value-type="float">
            <text:p>1251</text:p>
          </table:table-cell>
          <table:table-cell table:formula="of:=[.D10]-[.A10]" office:value-type="float" office:value="2072" calcext:value-type="float">
            <text:p>2072</text:p>
          </table:table-cell>
          <table:table-cell table:number-columns-repeated="5"/>
        </table:table-row>
        <table:table-row table:style-name="ro1">
          <table:table-cell office:value-type="float" office:value="521175" calcext:value-type="float">
            <text:p>521175</text:p>
          </table:table-cell>
          <table:table-cell office:value-type="float" office:value="521693" calcext:value-type="float">
            <text:p>521693</text:p>
          </table:table-cell>
          <table:table-cell office:value-type="float" office:value="522937" calcext:value-type="float">
            <text:p>522937</text:p>
          </table:table-cell>
          <table:table-cell office:value-type="float" office:value="523221" calcext:value-type="float">
            <text:p>523221</text:p>
          </table:table-cell>
          <table:table-cell table:formula="of:=[.C11]-[.B11]" office:value-type="float" office:value="1244" calcext:value-type="float">
            <text:p>1244</text:p>
          </table:table-cell>
          <table:table-cell table:formula="of:=[.D11]-[.A11]" office:value-type="float" office:value="2046" calcext:value-type="float">
            <text:p>2046</text:p>
          </table:table-cell>
          <table:table-cell table:number-columns-repeated="5"/>
        </table:table-row>
        <table:table-row table:style-name="ro1">
          <table:table-cell office:value-type="float" office:value="535826" calcext:value-type="float">
            <text:p>535826</text:p>
          </table:table-cell>
          <table:table-cell office:value-type="float" office:value="536380" calcext:value-type="float">
            <text:p>536380</text:p>
          </table:table-cell>
          <table:table-cell office:value-type="float" office:value="537624" calcext:value-type="float">
            <text:p>537624</text:p>
          </table:table-cell>
          <table:table-cell office:value-type="float" office:value="537885" calcext:value-type="float">
            <text:p>537885</text:p>
          </table:table-cell>
          <table:table-cell table:formula="of:=[.C12]-[.B12]" office:value-type="float" office:value="1244" calcext:value-type="float">
            <text:p>1244</text:p>
          </table:table-cell>
          <table:table-cell table:formula="of:=[.D12]-[.A12]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550471" calcext:value-type="float">
            <text:p>550471</text:p>
          </table:table-cell>
          <table:table-cell office:value-type="float" office:value="550940" calcext:value-type="float">
            <text:p>550940</text:p>
          </table:table-cell>
          <table:table-cell office:value-type="float" office:value="552914" calcext:value-type="float">
            <text:p>552914</text:p>
          </table:table-cell>
          <table:table-cell office:value-type="float" office:value="553703" calcext:value-type="float">
            <text:p>553703</text:p>
          </table:table-cell>
          <table:table-cell table:formula="of:=[.C13]-[.B13]" office:value-type="float" office:value="1974" calcext:value-type="float">
            <text:p>1974</text:p>
          </table:table-cell>
          <table:table-cell table:formula="of:=[.D13]-[.A13]" office:value-type="float" office:value="3232" calcext:value-type="float">
            <text:p>3232</text:p>
          </table:table-cell>
          <table:table-cell table:number-columns-repeated="5"/>
        </table:table-row>
        <table:table-row table:style-name="ro1">
          <table:table-cell office:value-type="float" office:value="566312" calcext:value-type="float">
            <text:p>566312</text:p>
          </table:table-cell>
          <table:table-cell office:value-type="float" office:value="566833" calcext:value-type="float">
            <text:p>566833</text:p>
          </table:table-cell>
          <table:table-cell office:value-type="float" office:value="568064" calcext:value-type="float">
            <text:p>568064</text:p>
          </table:table-cell>
          <table:table-cell office:value-type="float" office:value="568317" calcext:value-type="float">
            <text:p>568317</text:p>
          </table:table-cell>
          <table:table-cell table:formula="of:=[.C14]-[.B14]" office:value-type="float" office:value="1231" calcext:value-type="float">
            <text:p>1231</text:p>
          </table:table-cell>
          <table:table-cell table:formula="of:=[.D14]-[.A14]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580809" calcext:value-type="float">
            <text:p>580809</text:p>
          </table:table-cell>
          <table:table-cell office:value-type="float" office:value="581298" calcext:value-type="float">
            <text:p>581298</text:p>
          </table:table-cell>
          <table:table-cell office:value-type="float" office:value="582555" calcext:value-type="float">
            <text:p>582555</text:p>
          </table:table-cell>
          <table:table-cell office:value-type="float" office:value="582806" calcext:value-type="float">
            <text:p>582806</text:p>
          </table:table-cell>
          <table:table-cell table:formula="of:=[.C15]-[.B15]" office:value-type="float" office:value="1257" calcext:value-type="float">
            <text:p>1257</text:p>
          </table:table-cell>
          <table:table-cell table:formula="of:=[.D15]-[.A15]" office:value-type="float" office:value="1997" calcext:value-type="float">
            <text:p>1997</text:p>
          </table:table-cell>
          <table:table-cell table:number-columns-repeated="5"/>
        </table:table-row>
        <table:table-row table:style-name="ro1">
          <table:table-cell office:value-type="float" office:value="595366" calcext:value-type="float">
            <text:p>595366</text:p>
          </table:table-cell>
          <table:table-cell office:value-type="float" office:value="595946" calcext:value-type="float">
            <text:p>595946</text:p>
          </table:table-cell>
          <table:table-cell office:value-type="float" office:value="596712" calcext:value-type="float">
            <text:p>596712</text:p>
          </table:table-cell>
          <table:table-cell office:value-type="float" office:value="596972" calcext:value-type="float">
            <text:p>596972</text:p>
          </table:table-cell>
          <table:table-cell table:formula="of:=[.C16]-[.B16]" office:value-type="float" office:value="766" calcext:value-type="float">
            <text:p>766</text:p>
          </table:table-cell>
          <table:table-cell table:formula="of:=[.D16]-[.A16]" office:value-type="float" office:value="1606" calcext:value-type="float">
            <text:p>1606</text:p>
          </table:table-cell>
          <table:table-cell table:number-columns-repeated="5"/>
        </table:table-row>
        <table:table-row table:style-name="ro1">
          <table:table-cell office:value-type="float" office:value="609511" calcext:value-type="float">
            <text:p>609511</text:p>
          </table:table-cell>
          <table:table-cell office:value-type="float" office:value="610122" calcext:value-type="float">
            <text:p>610122</text:p>
          </table:table-cell>
          <table:table-cell office:value-type="float" office:value="611370" calcext:value-type="float">
            <text:p>611370</text:p>
          </table:table-cell>
          <table:table-cell office:value-type="float" office:value="611619" calcext:value-type="float">
            <text:p>611619</text:p>
          </table:table-cell>
          <table:table-cell table:formula="of:=[.C17]-[.B17]" office:value-type="float" office:value="1248" calcext:value-type="float">
            <text:p>1248</text:p>
          </table:table-cell>
          <table:table-cell table:formula="of:=[.D17]-[.A17]" office:value-type="float" office:value="2108" calcext:value-type="float">
            <text:p>2108</text:p>
          </table:table-cell>
          <table:table-cell table:number-columns-repeated="5"/>
        </table:table-row>
        <table:table-row table:style-name="ro1">
          <table:table-cell office:value-type="float" office:value="624128" calcext:value-type="float">
            <text:p>624128</text:p>
          </table:table-cell>
          <table:table-cell office:value-type="float" office:value="624680" calcext:value-type="float">
            <text:p>624680</text:p>
          </table:table-cell>
          <table:table-cell office:value-type="float" office:value="625931" calcext:value-type="float">
            <text:p>625931</text:p>
          </table:table-cell>
          <table:table-cell office:value-type="float" office:value="626182" calcext:value-type="float">
            <text:p>626182</text:p>
          </table:table-cell>
          <table:table-cell table:formula="of:=[.C18]-[.B18]" office:value-type="float" office:value="1251" calcext:value-type="float">
            <text:p>1251</text:p>
          </table:table-cell>
          <table:table-cell table:formula="of:=[.D18]-[.A18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638674" calcext:value-type="float">
            <text:p>638674</text:p>
          </table:table-cell>
          <table:table-cell office:value-type="float" office:value="639208" calcext:value-type="float">
            <text:p>639208</text:p>
          </table:table-cell>
          <table:table-cell office:value-type="float" office:value="640411" calcext:value-type="float">
            <text:p>640411</text:p>
          </table:table-cell>
          <table:table-cell office:value-type="float" office:value="640661" calcext:value-type="float">
            <text:p>640661</text:p>
          </table:table-cell>
          <table:table-cell table:formula="of:=[.C19]-[.B19]" office:value-type="float" office:value="1203" calcext:value-type="float">
            <text:p>1203</text:p>
          </table:table-cell>
          <table:table-cell table:formula="of:=[.D19]-[.A19]" office:value-type="float" office:value="1987" calcext:value-type="float">
            <text:p>1987</text:p>
          </table:table-cell>
          <table:table-cell table:number-columns-repeated="5"/>
        </table:table-row>
        <table:table-row table:style-name="ro1">
          <table:table-cell office:value-type="float" office:value="653170" calcext:value-type="float">
            <text:p>653170</text:p>
          </table:table-cell>
          <table:table-cell office:value-type="float" office:value="653695" calcext:value-type="float">
            <text:p>653695</text:p>
          </table:table-cell>
          <table:table-cell office:value-type="float" office:value="654945" calcext:value-type="float">
            <text:p>654945</text:p>
          </table:table-cell>
          <table:table-cell office:value-type="float" office:value="655193" calcext:value-type="float">
            <text:p>655193</text:p>
          </table:table-cell>
          <table:table-cell table:formula="of:=[.C20]-[.B20]" office:value-type="float" office:value="1250" calcext:value-type="float">
            <text:p>1250</text:p>
          </table:table-cell>
          <table:table-cell table:formula="of:=[.D20]-[.A20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667804" calcext:value-type="float">
            <text:p>667804</text:p>
          </table:table-cell>
          <table:table-cell office:value-type="float" office:value="668361" calcext:value-type="float">
            <text:p>668361</text:p>
          </table:table-cell>
          <table:table-cell office:value-type="float" office:value="669598" calcext:value-type="float">
            <text:p>669598</text:p>
          </table:table-cell>
          <table:table-cell office:value-type="float" office:value="669852" calcext:value-type="float">
            <text:p>669852</text:p>
          </table:table-cell>
          <table:table-cell table:formula="of:=[.C21]-[.B21]" office:value-type="float" office:value="1237" calcext:value-type="float">
            <text:p>1237</text:p>
          </table:table-cell>
          <table:table-cell table:formula="of:=[.D21]-[.A21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682299" calcext:value-type="float">
            <text:p>682299</text:p>
          </table:table-cell>
          <table:table-cell office:value-type="float" office:value="682839" calcext:value-type="float">
            <text:p>682839</text:p>
          </table:table-cell>
          <table:table-cell office:value-type="float" office:value="684092" calcext:value-type="float">
            <text:p>684092</text:p>
          </table:table-cell>
          <table:table-cell office:value-type="float" office:value="684344" calcext:value-type="float">
            <text:p>684344</text:p>
          </table:table-cell>
          <table:table-cell table:formula="of:=[.C22]-[.B22]" office:value-type="float" office:value="1253" calcext:value-type="float">
            <text:p>1253</text:p>
          </table:table-cell>
          <table:table-cell table:formula="of:=[.D22]-[.A22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696823" calcext:value-type="float">
            <text:p>696823</text:p>
          </table:table-cell>
          <table:table-cell office:value-type="float" office:value="697326" calcext:value-type="float">
            <text:p>697326</text:p>
          </table:table-cell>
          <table:table-cell office:value-type="float" office:value="698575" calcext:value-type="float">
            <text:p>698575</text:p>
          </table:table-cell>
          <table:table-cell office:value-type="float" office:value="698826" calcext:value-type="float">
            <text:p>698826</text:p>
          </table:table-cell>
          <table:table-cell table:formula="of:=[.C23]-[.B23]" office:value-type="float" office:value="1249" calcext:value-type="float">
            <text:p>1249</text:p>
          </table:table-cell>
          <table:table-cell table:formula="of:=[.D23]-[.A23]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711382" calcext:value-type="float">
            <text:p>711382</text:p>
          </table:table-cell>
          <table:table-cell office:value-type="float" office:value="711906" calcext:value-type="float">
            <text:p>711906</text:p>
          </table:table-cell>
          <table:table-cell office:value-type="float" office:value="713159" calcext:value-type="float">
            <text:p>713159</text:p>
          </table:table-cell>
          <table:table-cell office:value-type="float" office:value="713402" calcext:value-type="float">
            <text:p>713402</text:p>
          </table:table-cell>
          <table:table-cell table:formula="of:=[.C24]-[.B24]" office:value-type="float" office:value="1253" calcext:value-type="float">
            <text:p>1253</text:p>
          </table:table-cell>
          <table:table-cell table:formula="of:=[.D24]-[.A24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725909" calcext:value-type="float">
            <text:p>725909</text:p>
          </table:table-cell>
          <table:table-cell office:value-type="float" office:value="726413" calcext:value-type="float">
            <text:p>726413</text:p>
          </table:table-cell>
          <table:table-cell office:value-type="float" office:value="727654" calcext:value-type="float">
            <text:p>727654</text:p>
          </table:table-cell>
          <table:table-cell office:value-type="float" office:value="727903" calcext:value-type="float">
            <text:p>727903</text:p>
          </table:table-cell>
          <table:table-cell table:formula="of:=[.C25]-[.B25]" office:value-type="float" office:value="1241" calcext:value-type="float">
            <text:p>1241</text:p>
          </table:table-cell>
          <table:table-cell table:formula="of:=[.D25]-[.A25]"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740407" calcext:value-type="float">
            <text:p>740407</text:p>
          </table:table-cell>
          <table:table-cell office:value-type="float" office:value="740955" calcext:value-type="float">
            <text:p>740955</text:p>
          </table:table-cell>
          <table:table-cell office:value-type="float" office:value="742205" calcext:value-type="float">
            <text:p>742205</text:p>
          </table:table-cell>
          <table:table-cell office:value-type="float" office:value="742455" calcext:value-type="float">
            <text:p>742455</text:p>
          </table:table-cell>
          <table:table-cell table:formula="of:=[.C26]-[.B26]" office:value-type="float" office:value="1250" calcext:value-type="float">
            <text:p>1250</text:p>
          </table:table-cell>
          <table:table-cell table:formula="of:=[.D26]-[.A26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754947" calcext:value-type="float">
            <text:p>754947</text:p>
          </table:table-cell>
          <table:table-cell office:value-type="float" office:value="755531" calcext:value-type="float">
            <text:p>755531</text:p>
          </table:table-cell>
          <table:table-cell office:value-type="float" office:value="756771" calcext:value-type="float">
            <text:p>756771</text:p>
          </table:table-cell>
          <table:table-cell office:value-type="float" office:value="757020" calcext:value-type="float">
            <text:p>757020</text:p>
          </table:table-cell>
          <table:table-cell table:formula="of:=[.C27]-[.B27]" office:value-type="float" office:value="1240" calcext:value-type="float">
            <text:p>1240</text:p>
          </table:table-cell>
          <table:table-cell table:formula="of:=[.D27]-[.A27]" office:value-type="float" office:value="2073" calcext:value-type="float">
            <text:p>2073</text:p>
          </table:table-cell>
          <table:table-cell table:number-columns-repeated="5"/>
        </table:table-row>
        <table:table-row table:style-name="ro1">
          <table:table-cell office:value-type="float" office:value="769584" calcext:value-type="float">
            <text:p>769584</text:p>
          </table:table-cell>
          <table:table-cell office:value-type="float" office:value="770159" calcext:value-type="float">
            <text:p>770159</text:p>
          </table:table-cell>
          <table:table-cell office:value-type="float" office:value="771409" calcext:value-type="float">
            <text:p>771409</text:p>
          </table:table-cell>
          <table:table-cell office:value-type="float" office:value="771682" calcext:value-type="float">
            <text:p>771682</text:p>
          </table:table-cell>
          <table:table-cell table:formula="of:=[.C28]-[.B28]" office:value-type="float" office:value="1250" calcext:value-type="float">
            <text:p>1250</text:p>
          </table:table-cell>
          <table:table-cell table:formula="of:=[.D28]-[.A28]" office:value-type="float" office:value="2098" calcext:value-type="float">
            <text:p>2098</text:p>
          </table:table-cell>
          <table:table-cell table:number-columns-repeated="5"/>
        </table:table-row>
        <table:table-row table:style-name="ro1">
          <table:table-cell office:value-type="float" office:value="784368" calcext:value-type="float">
            <text:p>784368</text:p>
          </table:table-cell>
          <table:table-cell office:value-type="float" office:value="784964" calcext:value-type="float">
            <text:p>784964</text:p>
          </table:table-cell>
          <table:table-cell office:value-type="float" office:value="786218" calcext:value-type="float">
            <text:p>786218</text:p>
          </table:table-cell>
          <table:table-cell office:value-type="float" office:value="786521" calcext:value-type="float">
            <text:p>786521</text:p>
          </table:table-cell>
          <table:table-cell table:formula="of:=[.C29]-[.B29]" office:value-type="float" office:value="1254" calcext:value-type="float">
            <text:p>1254</text:p>
          </table:table-cell>
          <table:table-cell table:formula="of:=[.D29]-[.A29]" office:value-type="float" office:value="2153" calcext:value-type="float">
            <text:p>2153</text:p>
          </table:table-cell>
          <table:table-cell table:number-columns-repeated="5"/>
        </table:table-row>
        <table:table-row table:style-name="ro1">
          <table:table-cell office:value-type="float" office:value="799114" calcext:value-type="float">
            <text:p>799114</text:p>
          </table:table-cell>
          <table:table-cell office:value-type="float" office:value="799662" calcext:value-type="float">
            <text:p>799662</text:p>
          </table:table-cell>
          <table:table-cell office:value-type="float" office:value="800903" calcext:value-type="float">
            <text:p>800903</text:p>
          </table:table-cell>
          <table:table-cell office:value-type="float" office:value="801172" calcext:value-type="float">
            <text:p>801172</text:p>
          </table:table-cell>
          <table:table-cell table:formula="of:=[.C30]-[.B30]" office:value-type="float" office:value="1241" calcext:value-type="float">
            <text:p>1241</text:p>
          </table:table-cell>
          <table:table-cell table:formula="of:=[.D30]-[.A30]" office:value-type="float" office:value="2058" calcext:value-type="float">
            <text:p>2058</text:p>
          </table:table-cell>
          <table:table-cell table:number-columns-repeated="5"/>
        </table:table-row>
        <table:table-row table:style-name="ro1">
          <table:table-cell office:value-type="float" office:value="813687" calcext:value-type="float">
            <text:p>813687</text:p>
          </table:table-cell>
          <table:table-cell office:value-type="float" office:value="814200" calcext:value-type="float">
            <text:p>814200</text:p>
          </table:table-cell>
          <table:table-cell office:value-type="float" office:value="815450" calcext:value-type="float">
            <text:p>815450</text:p>
          </table:table-cell>
          <table:table-cell office:value-type="float" office:value="815696" calcext:value-type="float">
            <text:p>815696</text:p>
          </table:table-cell>
          <table:table-cell table:formula="of:=[.C31]-[.B31]" office:value-type="float" office:value="1250" calcext:value-type="float">
            <text:p>1250</text:p>
          </table:table-cell>
          <table:table-cell table:formula="of:=[.D31]-[.A31]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28197" calcext:value-type="float">
            <text:p>828197</text:p>
          </table:table-cell>
          <table:table-cell office:value-type="float" office:value="828732" calcext:value-type="float">
            <text:p>828732</text:p>
          </table:table-cell>
          <table:table-cell office:value-type="float" office:value="829947" calcext:value-type="float">
            <text:p>829947</text:p>
          </table:table-cell>
          <table:table-cell office:value-type="float" office:value="830200" calcext:value-type="float">
            <text:p>830200</text:p>
          </table:table-cell>
          <table:table-cell table:formula="of:=[.C32]-[.B32]" office:value-type="float" office:value="1215" calcext:value-type="float">
            <text:p>1215</text:p>
          </table:table-cell>
          <table:table-cell table:formula="of:=[.D32]-[.A32]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842713" calcext:value-type="float">
            <text:p>842713</text:p>
          </table:table-cell>
          <table:table-cell office:value-type="float" office:value="843213" calcext:value-type="float">
            <text:p>843213</text:p>
          </table:table-cell>
          <table:table-cell office:value-type="float" office:value="844468" calcext:value-type="float">
            <text:p>844468</text:p>
          </table:table-cell>
          <table:table-cell office:value-type="float" office:value="844723" calcext:value-type="float">
            <text:p>844723</text:p>
          </table:table-cell>
          <table:table-cell table:formula="of:=[.C33]-[.B33]" office:value-type="float" office:value="1255" calcext:value-type="float">
            <text:p>1255</text:p>
          </table:table-cell>
          <table:table-cell table:formula="of:=[.D33]-[.A33]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857223" calcext:value-type="float">
            <text:p>857223</text:p>
          </table:table-cell>
          <table:table-cell office:value-type="float" office:value="857724" calcext:value-type="float">
            <text:p>857724</text:p>
          </table:table-cell>
          <table:table-cell office:value-type="float" office:value="858932" calcext:value-type="float">
            <text:p>858932</text:p>
          </table:table-cell>
          <table:table-cell office:value-type="float" office:value="859183" calcext:value-type="float">
            <text:p>859183</text:p>
          </table:table-cell>
          <table:table-cell table:formula="of:=[.C34]-[.B34]" office:value-type="float" office:value="1208" calcext:value-type="float">
            <text:p>1208</text:p>
          </table:table-cell>
          <table:table-cell table:formula="of:=[.D34]-[.A34]" office:value-type="float" office:value="1960" calcext:value-type="float">
            <text:p>1960</text:p>
          </table:table-cell>
          <table:table-cell table:number-columns-repeated="5"/>
        </table:table-row>
        <table:table-row table:style-name="ro1">
          <table:table-cell office:value-type="float" office:value="871655" calcext:value-type="float">
            <text:p>871655</text:p>
          </table:table-cell>
          <table:table-cell office:value-type="float" office:value="872143" calcext:value-type="float">
            <text:p>872143</text:p>
          </table:table-cell>
          <table:table-cell office:value-type="float" office:value="873381" calcext:value-type="float">
            <text:p>873381</text:p>
          </table:table-cell>
          <table:table-cell office:value-type="float" office:value="873632" calcext:value-type="float">
            <text:p>873632</text:p>
          </table:table-cell>
          <table:table-cell table:formula="of:=[.C35]-[.B35]" office:value-type="float" office:value="1238" calcext:value-type="float">
            <text:p>1238</text:p>
          </table:table-cell>
          <table:table-cell table:formula="of:=[.D35]-[.A35]" office:value-type="float" office:value="1977" calcext:value-type="float">
            <text:p>1977</text:p>
          </table:table-cell>
          <table:table-cell table:number-columns-repeated="5"/>
        </table:table-row>
        <table:table-row table:style-name="ro1">
          <table:table-cell office:value-type="float" office:value="886129" calcext:value-type="float">
            <text:p>886129</text:p>
          </table:table-cell>
          <table:table-cell office:value-type="float" office:value="886715" calcext:value-type="float">
            <text:p>886715</text:p>
          </table:table-cell>
          <table:table-cell office:value-type="float" office:value="887952" calcext:value-type="float">
            <text:p>887952</text:p>
          </table:table-cell>
          <table:table-cell office:value-type="float" office:value="888220" calcext:value-type="float">
            <text:p>888220</text:p>
          </table:table-cell>
          <table:table-cell table:formula="of:=[.C36]-[.B36]" office:value-type="float" office:value="1237" calcext:value-type="float">
            <text:p>1237</text:p>
          </table:table-cell>
          <table:table-cell table:formula="of:=[.D36]-[.A36]" office:value-type="float" office:value="2091" calcext:value-type="float">
            <text:p>2091</text:p>
          </table:table-cell>
          <table:table-cell table:number-columns-repeated="5"/>
        </table:table-row>
        <table:table-row table:style-name="ro1">
          <table:table-cell office:value-type="float" office:value="900901" calcext:value-type="float">
            <text:p>900901</text:p>
          </table:table-cell>
          <table:table-cell office:value-type="float" office:value="901505" calcext:value-type="float">
            <text:p>901505</text:p>
          </table:table-cell>
          <table:table-cell office:value-type="float" office:value="903700" calcext:value-type="float">
            <text:p>903700</text:p>
          </table:table-cell>
          <table:table-cell office:value-type="float" office:value="904000" calcext:value-type="float">
            <text:p>904000</text:p>
          </table:table-cell>
          <table:table-cell table:formula="of:=[.C37]-[.B37]" office:value-type="float" office:value="2195" calcext:value-type="float">
            <text:p>2195</text:p>
          </table:table-cell>
          <table:table-cell table:formula="of:=[.D37]-[.A37]" office:value-type="float" office:value="3099" calcext:value-type="float">
            <text:p>3099</text:p>
          </table:table-cell>
          <table:table-cell table:number-columns-repeated="5"/>
        </table:table-row>
        <table:table-row table:style-name="ro1">
          <table:table-cell office:value-type="float" office:value="916564" calcext:value-type="float">
            <text:p>916564</text:p>
          </table:table-cell>
          <table:table-cell office:value-type="float" office:value="917147" calcext:value-type="float">
            <text:p>917147</text:p>
          </table:table-cell>
          <table:table-cell office:value-type="float" office:value="918358" calcext:value-type="float">
            <text:p>918358</text:p>
          </table:table-cell>
          <table:table-cell office:value-type="float" office:value="918605" calcext:value-type="float">
            <text:p>918605</text:p>
          </table:table-cell>
          <table:table-cell table:formula="of:=[.C38]-[.B38]" office:value-type="float" office:value="1211" calcext:value-type="float">
            <text:p>1211</text:p>
          </table:table-cell>
          <table:table-cell table:formula="of:=[.D38]-[.A38]" office:value-type="float" office:value="2041" calcext:value-type="float">
            <text:p>2041</text:p>
          </table:table-cell>
          <table:table-cell table:number-columns-repeated="5"/>
        </table:table-row>
        <table:table-row table:style-name="ro1">
          <table:table-cell office:value-type="float" office:value="931074" calcext:value-type="float">
            <text:p>931074</text:p>
          </table:table-cell>
          <table:table-cell office:value-type="float" office:value="931607" calcext:value-type="float">
            <text:p>931607</text:p>
          </table:table-cell>
          <table:table-cell office:value-type="float" office:value="932857" calcext:value-type="float">
            <text:p>932857</text:p>
          </table:table-cell>
          <table:table-cell office:value-type="float" office:value="933106" calcext:value-type="float">
            <text:p>933106</text:p>
          </table:table-cell>
          <table:table-cell table:formula="of:=[.C39]-[.B39]" office:value-type="float" office:value="1250" calcext:value-type="float">
            <text:p>1250</text:p>
          </table:table-cell>
          <table:table-cell table:formula="of:=[.D39]-[.A39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945603" calcext:value-type="float">
            <text:p>945603</text:p>
          </table:table-cell>
          <table:table-cell office:value-type="float" office:value="946148" calcext:value-type="float">
            <text:p>946148</text:p>
          </table:table-cell>
          <table:table-cell office:value-type="float" office:value="947392" calcext:value-type="float">
            <text:p>947392</text:p>
          </table:table-cell>
          <table:table-cell office:value-type="float" office:value="947642" calcext:value-type="float">
            <text:p>947642</text:p>
          </table:table-cell>
          <table:table-cell table:formula="of:=[.C40]-[.B40]" office:value-type="float" office:value="1244" calcext:value-type="float">
            <text:p>1244</text:p>
          </table:table-cell>
          <table:table-cell table:formula="of:=[.D40]-[.A40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960131" calcext:value-type="float">
            <text:p>960131</text:p>
          </table:table-cell>
          <table:table-cell office:value-type="float" office:value="960665" calcext:value-type="float">
            <text:p>960665</text:p>
          </table:table-cell>
          <table:table-cell office:value-type="float" office:value="961922" calcext:value-type="float">
            <text:p>961922</text:p>
          </table:table-cell>
          <table:table-cell office:value-type="float" office:value="962168" calcext:value-type="float">
            <text:p>962168</text:p>
          </table:table-cell>
          <table:table-cell table:formula="of:=[.C41]-[.B41]" office:value-type="float" office:value="1257" calcext:value-type="float">
            <text:p>1257</text:p>
          </table:table-cell>
          <table:table-cell table:formula="of:=[.D41]-[.A41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974625" calcext:value-type="float">
            <text:p>974625</text:p>
          </table:table-cell>
          <table:table-cell office:value-type="float" office:value="975172" calcext:value-type="float">
            <text:p>975172</text:p>
          </table:table-cell>
          <table:table-cell office:value-type="float" office:value="976419" calcext:value-type="float">
            <text:p>976419</text:p>
          </table:table-cell>
          <table:table-cell office:value-type="float" office:value="976674" calcext:value-type="float">
            <text:p>976674</text:p>
          </table:table-cell>
          <table:table-cell table:formula="of:=[.C42]-[.B42]" office:value-type="float" office:value="1247" calcext:value-type="float">
            <text:p>1247</text:p>
          </table:table-cell>
          <table:table-cell table:formula="of:=[.D42]-[.A42]"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989167" calcext:value-type="float">
            <text:p>989167</text:p>
          </table:table-cell>
          <table:table-cell office:value-type="float" office:value="989662" calcext:value-type="float">
            <text:p>989662</text:p>
          </table:table-cell>
          <table:table-cell office:value-type="float" office:value="990907" calcext:value-type="float">
            <text:p>990907</text:p>
          </table:table-cell>
          <table:table-cell office:value-type="float" office:value="991156" calcext:value-type="float">
            <text:p>991156</text:p>
          </table:table-cell>
          <table:table-cell table:formula="of:=[.C43]-[.B43]" office:value-type="float" office:value="1245" calcext:value-type="float">
            <text:p>1245</text:p>
          </table:table-cell>
          <table:table-cell table:formula="of:=[.D43]-[.A43]" office:value-type="float" office:value="1989" calcext:value-type="float">
            <text:p>1989</text:p>
          </table:table-cell>
          <table:table-cell table:number-columns-repeated="5"/>
        </table:table-row>
        <table:table-row table:style-name="ro1">
          <table:table-cell office:value-type="float" office:value="1003653" calcext:value-type="float">
            <text:p>1003653</text:p>
          </table:table-cell>
          <table:table-cell office:value-type="float" office:value="1004149" calcext:value-type="float">
            <text:p>1004149</text:p>
          </table:table-cell>
          <table:table-cell office:value-type="float" office:value="1005403" calcext:value-type="float">
            <text:p>1005403</text:p>
          </table:table-cell>
          <table:table-cell office:value-type="float" office:value="1005702" calcext:value-type="float">
            <text:p>1005702</text:p>
          </table:table-cell>
          <table:table-cell table:formula="of:=[.C44]-[.B44]" office:value-type="float" office:value="1254" calcext:value-type="float">
            <text:p>1254</text:p>
          </table:table-cell>
          <table:table-cell table:formula="of:=[.D44]-[.A44]"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1018389" calcext:value-type="float">
            <text:p>1018389</text:p>
          </table:table-cell>
          <table:table-cell office:value-type="float" office:value="1018912" calcext:value-type="float">
            <text:p>1018912</text:p>
          </table:table-cell>
          <table:table-cell office:value-type="float" office:value="1020165" calcext:value-type="float">
            <text:p>1020165</text:p>
          </table:table-cell>
          <table:table-cell office:value-type="float" office:value="1020457" calcext:value-type="float">
            <text:p>1020457</text:p>
          </table:table-cell>
          <table:table-cell table:formula="of:=[.C45]-[.B45]" office:value-type="float" office:value="1253" calcext:value-type="float">
            <text:p>1253</text:p>
          </table:table-cell>
          <table:table-cell table:formula="of:=[.D45]-[.A45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1033142" calcext:value-type="float">
            <text:p>1033142</text:p>
          </table:table-cell>
          <table:table-cell office:value-type="float" office:value="1033714" calcext:value-type="float">
            <text:p>1033714</text:p>
          </table:table-cell>
          <table:table-cell office:value-type="float" office:value="1034950" calcext:value-type="float">
            <text:p>1034950</text:p>
          </table:table-cell>
          <table:table-cell office:value-type="float" office:value="1035193" calcext:value-type="float">
            <text:p>1035193</text:p>
          </table:table-cell>
          <table:table-cell table:formula="of:=[.C46]-[.B46]" office:value-type="float" office:value="1236" calcext:value-type="float">
            <text:p>1236</text:p>
          </table:table-cell>
          <table:table-cell table:formula="of:=[.D46]-[.A46]" office:value-type="float" office:value="2051" calcext:value-type="float">
            <text:p>2051</text:p>
          </table:table-cell>
          <table:table-cell table:number-columns-repeated="5"/>
        </table:table-row>
        <table:table-row table:style-name="ro1">
          <table:table-cell office:value-type="float" office:value="1047653" calcext:value-type="float">
            <text:p>1047653</text:p>
          </table:table-cell>
          <table:table-cell office:value-type="float" office:value="1048269" calcext:value-type="float">
            <text:p>1048269</text:p>
          </table:table-cell>
          <table:table-cell office:value-type="float" office:value="1049525" calcext:value-type="float">
            <text:p>1049525</text:p>
          </table:table-cell>
          <table:table-cell office:value-type="float" office:value="1049774" calcext:value-type="float">
            <text:p>1049774</text:p>
          </table:table-cell>
          <table:table-cell table:formula="of:=[.C47]-[.B47]" office:value-type="float" office:value="1256" calcext:value-type="float">
            <text:p>1256</text:p>
          </table:table-cell>
          <table:table-cell table:formula="of:=[.D47]-[.A47]" office:value-type="float" office:value="2121" calcext:value-type="float">
            <text:p>2121</text:p>
          </table:table-cell>
          <table:table-cell table:number-columns-repeated="5"/>
        </table:table-row>
        <table:table-row table:style-name="ro1">
          <table:table-cell office:value-type="float" office:value="1062226" calcext:value-type="float">
            <text:p>1062226</text:p>
          </table:table-cell>
          <table:table-cell office:value-type="float" office:value="1062765" calcext:value-type="float">
            <text:p>1062765</text:p>
          </table:table-cell>
          <table:table-cell office:value-type="float" office:value="1064005" calcext:value-type="float">
            <text:p>1064005</text:p>
          </table:table-cell>
          <table:table-cell office:value-type="float" office:value="1064256" calcext:value-type="float">
            <text:p>1064256</text:p>
          </table:table-cell>
          <table:table-cell table:formula="of:=[.C48]-[.B48]" office:value-type="float" office:value="1240" calcext:value-type="float">
            <text:p>1240</text:p>
          </table:table-cell>
          <table:table-cell table:formula="of:=[.D48]-[.A48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1076823" calcext:value-type="float">
            <text:p>1076823</text:p>
          </table:table-cell>
          <table:table-cell office:value-type="float" office:value="1077331" calcext:value-type="float">
            <text:p>1077331</text:p>
          </table:table-cell>
          <table:table-cell office:value-type="float" office:value="1078560" calcext:value-type="float">
            <text:p>1078560</text:p>
          </table:table-cell>
          <table:table-cell office:value-type="float" office:value="1078816" calcext:value-type="float">
            <text:p>1078816</text:p>
          </table:table-cell>
          <table:table-cell table:formula="of:=[.C49]-[.B49]" office:value-type="float" office:value="1229" calcext:value-type="float">
            <text:p>1229</text:p>
          </table:table-cell>
          <table:table-cell table:formula="of:=[.D49]-[.A49]"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1091300" calcext:value-type="float">
            <text:p>1091300</text:p>
          </table:table-cell>
          <table:table-cell office:value-type="float" office:value="1091834" calcext:value-type="float">
            <text:p>1091834</text:p>
          </table:table-cell>
          <table:table-cell office:value-type="float" office:value="1093085" calcext:value-type="float">
            <text:p>1093085</text:p>
          </table:table-cell>
          <table:table-cell office:value-type="float" office:value="1093331" calcext:value-type="float">
            <text:p>1093331</text:p>
          </table:table-cell>
          <table:table-cell table:formula="of:=[.C50]-[.B50]" office:value-type="float" office:value="1251" calcext:value-type="float">
            <text:p>1251</text:p>
          </table:table-cell>
          <table:table-cell table:formula="of:=[.D50]-[.A50]" office:value-type="float" office:value="2031" calcext:value-type="float">
            <text:p>2031</text:p>
          </table:table-cell>
          <table:table-cell table:number-columns-repeated="5"/>
        </table:table-row>
        <table:table-row table:style-name="ro1">
          <table:table-cell office:value-type="float" office:value="1105842" calcext:value-type="float">
            <text:p>1105842</text:p>
          </table:table-cell>
          <table:table-cell office:value-type="float" office:value="1106355" calcext:value-type="float">
            <text:p>1106355</text:p>
          </table:table-cell>
          <table:table-cell office:value-type="float" office:value="1107607" calcext:value-type="float">
            <text:p>1107607</text:p>
          </table:table-cell>
          <table:table-cell office:value-type="float" office:value="1107879" calcext:value-type="float">
            <text:p>1107879</text:p>
          </table:table-cell>
          <table:table-cell table:formula="of:=[.C51]-[.B51]" office:value-type="float" office:value="1252" calcext:value-type="float">
            <text:p>1252</text:p>
          </table:table-cell>
          <table:table-cell table:formula="of:=[.D51]-[.A51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1120378" calcext:value-type="float">
            <text:p>1120378</text:p>
          </table:table-cell>
          <table:table-cell office:value-type="float" office:value="1120926" calcext:value-type="float">
            <text:p>1120926</text:p>
          </table:table-cell>
          <table:table-cell office:value-type="float" office:value="1122173" calcext:value-type="float">
            <text:p>1122173</text:p>
          </table:table-cell>
          <table:table-cell office:value-type="float" office:value="1122423" calcext:value-type="float">
            <text:p>1122423</text:p>
          </table:table-cell>
          <table:table-cell table:formula="of:=[.C52]-[.B52]" office:value-type="float" office:value="1247" calcext:value-type="float">
            <text:p>1247</text:p>
          </table:table-cell>
          <table:table-cell table:formula="of:=[.D52]-[.A52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1134972" calcext:value-type="float">
            <text:p>1134972</text:p>
          </table:table-cell>
          <table:table-cell office:value-type="float" office:value="1135494" calcext:value-type="float">
            <text:p>1135494</text:p>
          </table:table-cell>
          <table:table-cell office:value-type="float" office:value="1136750" calcext:value-type="float">
            <text:p>1136750</text:p>
          </table:table-cell>
          <table:table-cell office:value-type="float" office:value="1137063" calcext:value-type="float">
            <text:p>1137063</text:p>
          </table:table-cell>
          <table:table-cell table:formula="of:=[.C53]-[.B53]" office:value-type="float" office:value="1256" calcext:value-type="float">
            <text:p>1256</text:p>
          </table:table-cell>
          <table:table-cell table:formula="of:=[.D53]-[.A53]" office:value-type="float" office:value="2091" calcext:value-type="float">
            <text:p>2091</text:p>
          </table:table-cell>
          <table:table-cell table:number-columns-repeated="5"/>
        </table:table-row>
        <table:table-row table:style-name="ro1">
          <table:table-cell office:value-type="float" office:value="1149783" calcext:value-type="float">
            <text:p>1149783</text:p>
          </table:table-cell>
          <table:table-cell office:value-type="float" office:value="1150239" calcext:value-type="float">
            <text:p>1150239</text:p>
          </table:table-cell>
          <table:table-cell office:value-type="float" office:value="1151296" calcext:value-type="float">
            <text:p>1151296</text:p>
          </table:table-cell>
          <table:table-cell office:value-type="float" office:value="1151543" calcext:value-type="float">
            <text:p>1151543</text:p>
          </table:table-cell>
          <table:table-cell table:formula="of:=[.C54]-[.B54]" office:value-type="float" office:value="1057" calcext:value-type="float">
            <text:p>1057</text:p>
          </table:table-cell>
          <table:table-cell table:formula="of:=[.D54]-[.A54]" office:value-type="float" office:value="1760" calcext:value-type="float">
            <text:p>1760</text:p>
          </table:table-cell>
          <table:table-cell table:number-columns-repeated="5"/>
        </table:table-row>
        <table:table-row table:style-name="ro1">
          <table:table-cell office:value-type="float" office:value="1164105" calcext:value-type="float">
            <text:p>1164105</text:p>
          </table:table-cell>
          <table:table-cell office:value-type="float" office:value="1164629" calcext:value-type="float">
            <text:p>1164629</text:p>
          </table:table-cell>
          <table:table-cell office:value-type="float" office:value="1165869" calcext:value-type="float">
            <text:p>1165869</text:p>
          </table:table-cell>
          <table:table-cell office:value-type="float" office:value="1166122" calcext:value-type="float">
            <text:p>1166122</text:p>
          </table:table-cell>
          <table:table-cell table:formula="of:=[.C55]-[.B55]" office:value-type="float" office:value="1240" calcext:value-type="float">
            <text:p>1240</text:p>
          </table:table-cell>
          <table:table-cell table:formula="of:=[.D55]-[.A55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178611" calcext:value-type="float">
            <text:p>1178611</text:p>
          </table:table-cell>
          <table:table-cell office:value-type="float" office:value="1179161" calcext:value-type="float">
            <text:p>1179161</text:p>
          </table:table-cell>
          <table:table-cell office:value-type="float" office:value="1180401" calcext:value-type="float">
            <text:p>1180401</text:p>
          </table:table-cell>
          <table:table-cell office:value-type="float" office:value="1180651" calcext:value-type="float">
            <text:p>1180651</text:p>
          </table:table-cell>
          <table:table-cell table:formula="of:=[.C56]-[.B56]" office:value-type="float" office:value="1240" calcext:value-type="float">
            <text:p>1240</text:p>
          </table:table-cell>
          <table:table-cell table:formula="of:=[.D56]-[.A56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1193209" calcext:value-type="float">
            <text:p>1193209</text:p>
          </table:table-cell>
          <table:table-cell office:value-type="float" office:value="1193764" calcext:value-type="float">
            <text:p>1193764</text:p>
          </table:table-cell>
          <table:table-cell office:value-type="float" office:value="1195907" calcext:value-type="float">
            <text:p>1195907</text:p>
          </table:table-cell>
          <table:table-cell office:value-type="float" office:value="1196162" calcext:value-type="float">
            <text:p>1196162</text:p>
          </table:table-cell>
          <table:table-cell table:formula="of:=[.C57]-[.B57]" office:value-type="float" office:value="2143" calcext:value-type="float">
            <text:p>2143</text:p>
          </table:table-cell>
          <table:table-cell table:formula="of:=[.D57]-[.A57]" office:value-type="float" office:value="2953" calcext:value-type="float">
            <text:p>2953</text:p>
          </table:table-cell>
          <table:table-cell table:number-columns-repeated="5"/>
        </table:table-row>
        <table:table-row table:style-name="ro1">
          <table:table-cell office:value-type="float" office:value="1208671" calcext:value-type="float">
            <text:p>1208671</text:p>
          </table:table-cell>
          <table:table-cell office:value-type="float" office:value="1209223" calcext:value-type="float">
            <text:p>1209223</text:p>
          </table:table-cell>
          <table:table-cell office:value-type="float" office:value="1210462" calcext:value-type="float">
            <text:p>1210462</text:p>
          </table:table-cell>
          <table:table-cell office:value-type="float" office:value="1210707" calcext:value-type="float">
            <text:p>1210707</text:p>
          </table:table-cell>
          <table:table-cell table:formula="of:=[.C58]-[.B58]" office:value-type="float" office:value="1239" calcext:value-type="float">
            <text:p>1239</text:p>
          </table:table-cell>
          <table:table-cell table:formula="of:=[.D58]-[.A58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1223205" calcext:value-type="float">
            <text:p>1223205</text:p>
          </table:table-cell>
          <table:table-cell office:value-type="float" office:value="1223738" calcext:value-type="float">
            <text:p>1223738</text:p>
          </table:table-cell>
          <table:table-cell office:value-type="float" office:value="1224992" calcext:value-type="float">
            <text:p>1224992</text:p>
          </table:table-cell>
          <table:table-cell office:value-type="float" office:value="1225249" calcext:value-type="float">
            <text:p>1225249</text:p>
          </table:table-cell>
          <table:table-cell table:formula="of:=[.C59]-[.B59]" office:value-type="float" office:value="1254" calcext:value-type="float">
            <text:p>1254</text:p>
          </table:table-cell>
          <table:table-cell table:formula="of:=[.D59]-[.A59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1237705" calcext:value-type="float">
            <text:p>1237705</text:p>
          </table:table-cell>
          <table:table-cell office:value-type="float" office:value="1238234" calcext:value-type="float">
            <text:p>1238234</text:p>
          </table:table-cell>
          <table:table-cell office:value-type="float" office:value="1239478" calcext:value-type="float">
            <text:p>1239478</text:p>
          </table:table-cell>
          <table:table-cell office:value-type="float" office:value="1239726" calcext:value-type="float">
            <text:p>1239726</text:p>
          </table:table-cell>
          <table:table-cell table:formula="of:=[.C60]-[.B60]" office:value-type="float" office:value="1244" calcext:value-type="float">
            <text:p>1244</text:p>
          </table:table-cell>
          <table:table-cell table:formula="of:=[.D60]-[.A60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1252215" calcext:value-type="float">
            <text:p>1252215</text:p>
          </table:table-cell>
          <table:table-cell office:value-type="float" office:value="1252751" calcext:value-type="float">
            <text:p>1252751</text:p>
          </table:table-cell>
          <table:table-cell office:value-type="float" office:value="1253994" calcext:value-type="float">
            <text:p>1253994</text:p>
          </table:table-cell>
          <table:table-cell office:value-type="float" office:value="1254260" calcext:value-type="float">
            <text:p>1254260</text:p>
          </table:table-cell>
          <table:table-cell table:formula="of:=[.C61]-[.B61]" office:value-type="float" office:value="1243" calcext:value-type="float">
            <text:p>1243</text:p>
          </table:table-cell>
          <table:table-cell table:formula="of:=[.D61]-[.A61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1267047" calcext:value-type="float">
            <text:p>1267047</text:p>
          </table:table-cell>
          <table:table-cell office:value-type="float" office:value="1267657" calcext:value-type="float">
            <text:p>1267657</text:p>
          </table:table-cell>
          <table:table-cell office:value-type="float" office:value="1268917" calcext:value-type="float">
            <text:p>1268917</text:p>
          </table:table-cell>
          <table:table-cell office:value-type="float" office:value="1270240" calcext:value-type="float">
            <text:p>1270240</text:p>
          </table:table-cell>
          <table:table-cell table:formula="of:=[.C62]-[.B62]" office:value-type="float" office:value="1260" calcext:value-type="float">
            <text:p>1260</text:p>
          </table:table-cell>
          <table:table-cell table:formula="of:=[.D62]-[.A62]" office:value-type="float" office:value="3193" calcext:value-type="float">
            <text:p>3193</text:p>
          </table:table-cell>
          <table:table-cell table:number-columns-repeated="5"/>
        </table:table-row>
        <table:table-row table:style-name="ro1">
          <table:table-cell office:value-type="float" office:value="1282807" calcext:value-type="float">
            <text:p>1282807</text:p>
          </table:table-cell>
          <table:table-cell office:value-type="float" office:value="1283325" calcext:value-type="float">
            <text:p>1283325</text:p>
          </table:table-cell>
          <table:table-cell office:value-type="float" office:value="1284567" calcext:value-type="float">
            <text:p>1284567</text:p>
          </table:table-cell>
          <table:table-cell office:value-type="float" office:value="1284814" calcext:value-type="float">
            <text:p>1284814</text:p>
          </table:table-cell>
          <table:table-cell table:formula="of:=[.C63]-[.B63]" office:value-type="float" office:value="1242" calcext:value-type="float">
            <text:p>1242</text:p>
          </table:table-cell>
          <table:table-cell table:formula="of:=[.D63]-[.A63]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1297376" calcext:value-type="float">
            <text:p>1297376</text:p>
          </table:table-cell>
          <table:table-cell office:value-type="float" office:value="1297884" calcext:value-type="float">
            <text:p>1297884</text:p>
          </table:table-cell>
          <table:table-cell office:value-type="float" office:value="1299138" calcext:value-type="float">
            <text:p>1299138</text:p>
          </table:table-cell>
          <table:table-cell office:value-type="float" office:value="1299386" calcext:value-type="float">
            <text:p>1299386</text:p>
          </table:table-cell>
          <table:table-cell table:formula="of:=[.C64]-[.B64]" office:value-type="float" office:value="1254" calcext:value-type="float">
            <text:p>1254</text:p>
          </table:table-cell>
          <table:table-cell table:formula="of:=[.D64]-[.A64]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311920" calcext:value-type="float">
            <text:p>1311920</text:p>
          </table:table-cell>
          <table:table-cell office:value-type="float" office:value="1312436" calcext:value-type="float">
            <text:p>1312436</text:p>
          </table:table-cell>
          <table:table-cell office:value-type="float" office:value="1313686" calcext:value-type="float">
            <text:p>1313686</text:p>
          </table:table-cell>
          <table:table-cell office:value-type="float" office:value="1313932" calcext:value-type="float">
            <text:p>1313932</text:p>
          </table:table-cell>
          <table:table-cell table:formula="of:=[.C65]-[.B65]" office:value-type="float" office:value="1250" calcext:value-type="float">
            <text:p>1250</text:p>
          </table:table-cell>
          <table:table-cell table:formula="of:=[.D65]-[.A65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326405" calcext:value-type="float">
            <text:p>1326405</text:p>
          </table:table-cell>
          <table:table-cell office:value-type="float" office:value="1326977" calcext:value-type="float">
            <text:p>1326977</text:p>
          </table:table-cell>
          <table:table-cell office:value-type="float" office:value="1328198" calcext:value-type="float">
            <text:p>1328198</text:p>
          </table:table-cell>
          <table:table-cell office:value-type="float" office:value="1328446" calcext:value-type="float">
            <text:p>1328446</text:p>
          </table:table-cell>
          <table:table-cell table:formula="of:=[.C66]-[.B66]" office:value-type="float" office:value="1221" calcext:value-type="float">
            <text:p>1221</text:p>
          </table:table-cell>
          <table:table-cell table:formula="of:=[.D66]-[.A66]" office:value-type="float" office:value="2041" calcext:value-type="float">
            <text:p>2041</text:p>
          </table:table-cell>
          <table:table-cell table:number-columns-repeated="5"/>
        </table:table-row>
        <table:table-row table:style-name="ro1">
          <table:table-cell office:value-type="float" office:value="1340921" calcext:value-type="float">
            <text:p>1340921</text:p>
          </table:table-cell>
          <table:table-cell office:value-type="float" office:value="1341490" calcext:value-type="float">
            <text:p>1341490</text:p>
          </table:table-cell>
          <table:table-cell office:value-type="float" office:value="1342728" calcext:value-type="float">
            <text:p>1342728</text:p>
          </table:table-cell>
          <table:table-cell office:value-type="float" office:value="1342978" calcext:value-type="float">
            <text:p>1342978</text:p>
          </table:table-cell>
          <table:table-cell table:formula="of:=[.C67]-[.B67]" office:value-type="float" office:value="1238" calcext:value-type="float">
            <text:p>1238</text:p>
          </table:table-cell>
          <table:table-cell table:formula="of:=[.D67]-[.A67]" office:value-type="float" office:value="2057" calcext:value-type="float">
            <text:p>2057</text:p>
          </table:table-cell>
          <table:table-cell table:number-columns-repeated="5"/>
        </table:table-row>
        <table:table-row table:style-name="ro1">
          <table:table-cell office:value-type="float" office:value="1355453" calcext:value-type="float">
            <text:p>1355453</text:p>
          </table:table-cell>
          <table:table-cell office:value-type="float" office:value="1355984" calcext:value-type="float">
            <text:p>1355984</text:p>
          </table:table-cell>
          <table:table-cell office:value-type="float" office:value="1357195" calcext:value-type="float">
            <text:p>1357195</text:p>
          </table:table-cell>
          <table:table-cell office:value-type="float" office:value="1357451" calcext:value-type="float">
            <text:p>1357451</text:p>
          </table:table-cell>
          <table:table-cell table:formula="of:=[.C68]-[.B68]" office:value-type="float" office:value="1211" calcext:value-type="float">
            <text:p>1211</text:p>
          </table:table-cell>
          <table:table-cell table:formula="of:=[.D68]-[.A68]"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1369969" calcext:value-type="float">
            <text:p>1369969</text:p>
          </table:table-cell>
          <table:table-cell office:value-type="float" office:value="1370502" calcext:value-type="float">
            <text:p>1370502</text:p>
          </table:table-cell>
          <table:table-cell office:value-type="float" office:value="1371737" calcext:value-type="float">
            <text:p>1371737</text:p>
          </table:table-cell>
          <table:table-cell office:value-type="float" office:value="1372031" calcext:value-type="float">
            <text:p>1372031</text:p>
          </table:table-cell>
          <table:table-cell table:formula="of:=[.C69]-[.B69]" office:value-type="float" office:value="1235" calcext:value-type="float">
            <text:p>1235</text:p>
          </table:table-cell>
          <table:table-cell table:formula="of:=[.D69]-[.A69]" office:value-type="float" office:value="2062" calcext:value-type="float">
            <text:p>2062</text:p>
          </table:table-cell>
          <table:table-cell table:number-columns-repeated="5"/>
        </table:table-row>
        <table:table-row table:style-name="ro1">
          <table:table-cell office:value-type="float" office:value="1384761" calcext:value-type="float">
            <text:p>1384761</text:p>
          </table:table-cell>
          <table:table-cell office:value-type="float" office:value="1385347" calcext:value-type="float">
            <text:p>1385347</text:p>
          </table:table-cell>
          <table:table-cell office:value-type="float" office:value="1386592" calcext:value-type="float">
            <text:p>1386592</text:p>
          </table:table-cell>
          <table:table-cell office:value-type="float" office:value="1386900" calcext:value-type="float">
            <text:p>1386900</text:p>
          </table:table-cell>
          <table:table-cell table:formula="of:=[.C70]-[.B70]" office:value-type="float" office:value="1245" calcext:value-type="float">
            <text:p>1245</text:p>
          </table:table-cell>
          <table:table-cell table:formula="of:=[.D70]-[.A70]" office:value-type="float" office:value="2139" calcext:value-type="float">
            <text:p>2139</text:p>
          </table:table-cell>
          <table:table-cell table:number-columns-repeated="5"/>
        </table:table-row>
        <table:table-row table:style-name="ro1">
          <table:table-cell office:value-type="float" office:value="1399457" calcext:value-type="float">
            <text:p>1399457</text:p>
          </table:table-cell>
          <table:table-cell office:value-type="float" office:value="1400012" calcext:value-type="float">
            <text:p>1400012</text:p>
          </table:table-cell>
          <table:table-cell office:value-type="float" office:value="1401263" calcext:value-type="float">
            <text:p>1401263</text:p>
          </table:table-cell>
          <table:table-cell office:value-type="float" office:value="1401506" calcext:value-type="float">
            <text:p>1401506</text:p>
          </table:table-cell>
          <table:table-cell table:formula="of:=[.C71]-[.B71]" office:value-type="float" office:value="1251" calcext:value-type="float">
            <text:p>1251</text:p>
          </table:table-cell>
          <table:table-cell table:formula="of:=[.D71]-[.A71]"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1413945" calcext:value-type="float">
            <text:p>1413945</text:p>
          </table:table-cell>
          <table:table-cell office:value-type="float" office:value="1414507" calcext:value-type="float">
            <text:p>1414507</text:p>
          </table:table-cell>
          <table:table-cell office:value-type="float" office:value="1415761" calcext:value-type="float">
            <text:p>1415761</text:p>
          </table:table-cell>
          <table:table-cell office:value-type="float" office:value="1416009" calcext:value-type="float">
            <text:p>1416009</text:p>
          </table:table-cell>
          <table:table-cell table:formula="of:=[.C72]-[.B72]" office:value-type="float" office:value="1254" calcext:value-type="float">
            <text:p>1254</text:p>
          </table:table-cell>
          <table:table-cell table:formula="of:=[.D72]-[.A72]" office:value-type="float" office:value="2064" calcext:value-type="float">
            <text:p>2064</text:p>
          </table:table-cell>
          <table:table-cell table:number-columns-repeated="5"/>
        </table:table-row>
        <table:table-row table:style-name="ro1">
          <table:table-cell office:value-type="float" office:value="1428522" calcext:value-type="float">
            <text:p>1428522</text:p>
          </table:table-cell>
          <table:table-cell office:value-type="float" office:value="1428988" calcext:value-type="float">
            <text:p>1428988</text:p>
          </table:table-cell>
          <table:table-cell office:value-type="float" office:value="1430228" calcext:value-type="float">
            <text:p>1430228</text:p>
          </table:table-cell>
          <table:table-cell office:value-type="float" office:value="1430496" calcext:value-type="float">
            <text:p>1430496</text:p>
          </table:table-cell>
          <table:table-cell table:formula="of:=[.C73]-[.B73]" office:value-type="float" office:value="1240" calcext:value-type="float">
            <text:p>1240</text:p>
          </table:table-cell>
          <table:table-cell table:formula="of:=[.D73]-[.A73]" office:value-type="float" office:value="1974" calcext:value-type="float">
            <text:p>1974</text:p>
          </table:table-cell>
          <table:table-cell table:number-columns-repeated="5"/>
        </table:table-row>
        <table:table-row table:style-name="ro1">
          <table:table-cell office:value-type="float" office:value="1443095" calcext:value-type="float">
            <text:p>1443095</text:p>
          </table:table-cell>
          <table:table-cell office:value-type="float" office:value="1443628" calcext:value-type="float">
            <text:p>1443628</text:p>
          </table:table-cell>
          <table:table-cell office:value-type="float" office:value="1444836" calcext:value-type="float">
            <text:p>1444836</text:p>
          </table:table-cell>
          <table:table-cell office:value-type="float" office:value="1445118" calcext:value-type="float">
            <text:p>1445118</text:p>
          </table:table-cell>
          <table:table-cell table:formula="of:=[.C74]-[.B74]" office:value-type="float" office:value="1208" calcext:value-type="float">
            <text:p>1208</text:p>
          </table:table-cell>
          <table:table-cell table:formula="of:=[.D74]-[.A74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1457649" calcext:value-type="float">
            <text:p>1457649</text:p>
          </table:table-cell>
          <table:table-cell office:value-type="float" office:value="1458189" calcext:value-type="float">
            <text:p>1458189</text:p>
          </table:table-cell>
          <table:table-cell office:value-type="float" office:value="1459431" calcext:value-type="float">
            <text:p>1459431</text:p>
          </table:table-cell>
          <table:table-cell office:value-type="float" office:value="1459683" calcext:value-type="float">
            <text:p>1459683</text:p>
          </table:table-cell>
          <table:table-cell table:formula="of:=[.C75]-[.B75]" office:value-type="float" office:value="1242" calcext:value-type="float">
            <text:p>1242</text:p>
          </table:table-cell>
          <table:table-cell table:formula="of:=[.D75]-[.A75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1472182" calcext:value-type="float">
            <text:p>1472182</text:p>
          </table:table-cell>
          <table:table-cell office:value-type="float" office:value="1472736" calcext:value-type="float">
            <text:p>1472736</text:p>
          </table:table-cell>
          <table:table-cell office:value-type="float" office:value="1473984" calcext:value-type="float">
            <text:p>1473984</text:p>
          </table:table-cell>
          <table:table-cell office:value-type="float" office:value="1474253" calcext:value-type="float">
            <text:p>1474253</text:p>
          </table:table-cell>
          <table:table-cell table:formula="of:=[.C76]-[.B76]" office:value-type="float" office:value="1248" calcext:value-type="float">
            <text:p>1248</text:p>
          </table:table-cell>
          <table:table-cell table:formula="of:=[.D76]-[.A76]" office:value-type="float" office:value="2071" calcext:value-type="float">
            <text:p>2071</text:p>
          </table:table-cell>
          <table:table-cell table:number-columns-repeated="5"/>
        </table:table-row>
        <table:table-row table:style-name="ro1">
          <table:table-cell office:value-type="float" office:value="1486759" calcext:value-type="float">
            <text:p>1486759</text:p>
          </table:table-cell>
          <table:table-cell office:value-type="float" office:value="1487353" calcext:value-type="float">
            <text:p>1487353</text:p>
          </table:table-cell>
          <table:table-cell office:value-type="float" office:value="1488591" calcext:value-type="float">
            <text:p>1488591</text:p>
          </table:table-cell>
          <table:table-cell office:value-type="float" office:value="1488872" calcext:value-type="float">
            <text:p>1488872</text:p>
          </table:table-cell>
          <table:table-cell table:formula="of:=[.C77]-[.B77]" office:value-type="float" office:value="1238" calcext:value-type="float">
            <text:p>1238</text:p>
          </table:table-cell>
          <table:table-cell table:formula="of:=[.D77]-[.A77]" office:value-type="float" office:value="2113" calcext:value-type="float">
            <text:p>2113</text:p>
          </table:table-cell>
          <table:table-cell table:number-columns-repeated="5"/>
        </table:table-row>
        <table:table-row table:style-name="ro1">
          <table:table-cell office:value-type="float" office:value="1501576" calcext:value-type="float">
            <text:p>1501576</text:p>
          </table:table-cell>
          <table:table-cell office:value-type="float" office:value="1502147" calcext:value-type="float">
            <text:p>1502147</text:p>
          </table:table-cell>
          <table:table-cell office:value-type="float" office:value="1503395" calcext:value-type="float">
            <text:p>1503395</text:p>
          </table:table-cell>
          <table:table-cell office:value-type="float" office:value="1504581" calcext:value-type="float">
            <text:p>1504581</text:p>
          </table:table-cell>
          <table:table-cell table:formula="of:=[.C78]-[.B78]" office:value-type="float" office:value="1248" calcext:value-type="float">
            <text:p>1248</text:p>
          </table:table-cell>
          <table:table-cell table:formula="of:=[.D78]-[.A78]" office:value-type="float" office:value="3005" calcext:value-type="float">
            <text:p>3005</text:p>
          </table:table-cell>
          <table:table-cell table:number-columns-repeated="5"/>
        </table:table-row>
        <table:table-row table:style-name="ro1">
          <table:table-cell office:value-type="float" office:value="1517193" calcext:value-type="float">
            <text:p>1517193</text:p>
          </table:table-cell>
          <table:table-cell office:value-type="float" office:value="1517726" calcext:value-type="float">
            <text:p>1517726</text:p>
          </table:table-cell>
          <table:table-cell office:value-type="float" office:value="1518981" calcext:value-type="float">
            <text:p>1518981</text:p>
          </table:table-cell>
          <table:table-cell office:value-type="float" office:value="1519231" calcext:value-type="float">
            <text:p>1519231</text:p>
          </table:table-cell>
          <table:table-cell table:formula="of:=[.C79]-[.B79]" office:value-type="float" office:value="1255" calcext:value-type="float">
            <text:p>1255</text:p>
          </table:table-cell>
          <table:table-cell table:formula="of:=[.D79]-[.A79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1531670" calcext:value-type="float">
            <text:p>1531670</text:p>
          </table:table-cell>
          <table:table-cell office:value-type="float" office:value="1532201" calcext:value-type="float">
            <text:p>1532201</text:p>
          </table:table-cell>
          <table:table-cell office:value-type="float" office:value="1533443" calcext:value-type="float">
            <text:p>1533443</text:p>
          </table:table-cell>
          <table:table-cell office:value-type="float" office:value="1533689" calcext:value-type="float">
            <text:p>1533689</text:p>
          </table:table-cell>
          <table:table-cell table:formula="of:=[.C80]-[.B80]" office:value-type="float" office:value="1242" calcext:value-type="float">
            <text:p>1242</text:p>
          </table:table-cell>
          <table:table-cell table:formula="of:=[.D80]-[.A80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1546171" calcext:value-type="float">
            <text:p>1546171</text:p>
          </table:table-cell>
          <table:table-cell office:value-type="float" office:value="1546708" calcext:value-type="float">
            <text:p>1546708</text:p>
          </table:table-cell>
          <table:table-cell office:value-type="float" office:value="1547956" calcext:value-type="float">
            <text:p>1547956</text:p>
          </table:table-cell>
          <table:table-cell office:value-type="float" office:value="1548205" calcext:value-type="float">
            <text:p>1548205</text:p>
          </table:table-cell>
          <table:table-cell table:formula="of:=[.C81]-[.B81]" office:value-type="float" office:value="1248" calcext:value-type="float">
            <text:p>1248</text:p>
          </table:table-cell>
          <table:table-cell table:formula="of:=[.D81]-[.A81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1560707" calcext:value-type="float">
            <text:p>1560707</text:p>
          </table:table-cell>
          <table:table-cell office:value-type="float" office:value="1561235" calcext:value-type="float">
            <text:p>1561235</text:p>
          </table:table-cell>
          <table:table-cell office:value-type="float" office:value="1562491" calcext:value-type="float">
            <text:p>1562491</text:p>
          </table:table-cell>
          <table:table-cell office:value-type="float" office:value="1562738" calcext:value-type="float">
            <text:p>1562738</text:p>
          </table:table-cell>
          <table:table-cell table:formula="of:=[.C82]-[.B82]" office:value-type="float" office:value="1256" calcext:value-type="float">
            <text:p>1256</text:p>
          </table:table-cell>
          <table:table-cell table:formula="of:=[.D82]-[.A82]" office:value-type="float" office:value="2031" calcext:value-type="float">
            <text:p>2031</text:p>
          </table:table-cell>
          <table:table-cell table:number-columns-repeated="5"/>
        </table:table-row>
        <table:table-row table:style-name="ro1">
          <table:table-cell office:value-type="float" office:value="1575225" calcext:value-type="float">
            <text:p>1575225</text:p>
          </table:table-cell>
          <table:table-cell office:value-type="float" office:value="1575707" calcext:value-type="float">
            <text:p>1575707</text:p>
          </table:table-cell>
          <table:table-cell office:value-type="float" office:value="1576927" calcext:value-type="float">
            <text:p>1576927</text:p>
          </table:table-cell>
          <table:table-cell office:value-type="float" office:value="1577182" calcext:value-type="float">
            <text:p>1577182</text:p>
          </table:table-cell>
          <table:table-cell table:formula="of:=[.C83]-[.B83]" office:value-type="float" office:value="1220" calcext:value-type="float">
            <text:p>1220</text:p>
          </table:table-cell>
          <table:table-cell table:formula="of:=[.D83]-[.A83]" office:value-type="float" office:value="1957" calcext:value-type="float">
            <text:p>1957</text:p>
          </table:table-cell>
          <table:table-cell table:number-columns-repeated="5"/>
        </table:table-row>
        <table:table-row table:style-name="ro1">
          <table:table-cell office:value-type="float" office:value="1589653" calcext:value-type="float">
            <text:p>1589653</text:p>
          </table:table-cell>
          <table:table-cell office:value-type="float" office:value="1590169" calcext:value-type="float">
            <text:p>1590169</text:p>
          </table:table-cell>
          <table:table-cell office:value-type="float" office:value="1591422" calcext:value-type="float">
            <text:p>1591422</text:p>
          </table:table-cell>
          <table:table-cell office:value-type="float" office:value="1591669" calcext:value-type="float">
            <text:p>1591669</text:p>
          </table:table-cell>
          <table:table-cell table:formula="of:=[.C84]-[.B84]" office:value-type="float" office:value="1253" calcext:value-type="float">
            <text:p>1253</text:p>
          </table:table-cell>
          <table:table-cell table:formula="of:=[.D84]-[.A84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604157" calcext:value-type="float">
            <text:p>1604157</text:p>
          </table:table-cell>
          <table:table-cell office:value-type="float" office:value="1604693" calcext:value-type="float">
            <text:p>1604693</text:p>
          </table:table-cell>
          <table:table-cell office:value-type="float" office:value="1605929" calcext:value-type="float">
            <text:p>1605929</text:p>
          </table:table-cell>
          <table:table-cell office:value-type="float" office:value="1606180" calcext:value-type="float">
            <text:p>1606180</text:p>
          </table:table-cell>
          <table:table-cell table:formula="of:=[.C85]-[.B85]" office:value-type="float" office:value="1236" calcext:value-type="float">
            <text:p>1236</text:p>
          </table:table-cell>
          <table:table-cell table:formula="of:=[.D85]-[.A85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1618777" calcext:value-type="float">
            <text:p>1618777</text:p>
          </table:table-cell>
          <table:table-cell office:value-type="float" office:value="1619345" calcext:value-type="float">
            <text:p>1619345</text:p>
          </table:table-cell>
          <table:table-cell office:value-type="float" office:value="1620598" calcext:value-type="float">
            <text:p>1620598</text:p>
          </table:table-cell>
          <table:table-cell office:value-type="float" office:value="1620877" calcext:value-type="float">
            <text:p>1620877</text:p>
          </table:table-cell>
          <table:table-cell table:formula="of:=[.C86]-[.B86]" office:value-type="float" office:value="1253" calcext:value-type="float">
            <text:p>1253</text:p>
          </table:table-cell>
          <table:table-cell table:formula="of:=[.D86]-[.A86]"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office:value-type="float" office:value="1633600" calcext:value-type="float">
            <text:p>1633600</text:p>
          </table:table-cell>
          <table:table-cell office:value-type="float" office:value="1634203" calcext:value-type="float">
            <text:p>1634203</text:p>
          </table:table-cell>
          <table:table-cell office:value-type="float" office:value="1635344" calcext:value-type="float">
            <text:p>1635344</text:p>
          </table:table-cell>
          <table:table-cell office:value-type="float" office:value="1635592" calcext:value-type="float">
            <text:p>1635592</text:p>
          </table:table-cell>
          <table:table-cell table:formula="of:=[.C87]-[.B87]" office:value-type="float" office:value="1141" calcext:value-type="float">
            <text:p>1141</text:p>
          </table:table-cell>
          <table:table-cell table:formula="of:=[.D87]-[.A87]"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1648110" calcext:value-type="float">
            <text:p>1648110</text:p>
          </table:table-cell>
          <table:table-cell office:value-type="float" office:value="1648646" calcext:value-type="float">
            <text:p>1648646</text:p>
          </table:table-cell>
          <table:table-cell office:value-type="float" office:value="1649889" calcext:value-type="float">
            <text:p>1649889</text:p>
          </table:table-cell>
          <table:table-cell office:value-type="float" office:value="1650139" calcext:value-type="float">
            <text:p>1650139</text:p>
          </table:table-cell>
          <table:table-cell table:formula="of:=[.C88]-[.B88]" office:value-type="float" office:value="1243" calcext:value-type="float">
            <text:p>1243</text:p>
          </table:table-cell>
          <table:table-cell table:formula="of:=[.D88]-[.A88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1662662" calcext:value-type="float">
            <text:p>1662662</text:p>
          </table:table-cell>
          <table:table-cell office:value-type="float" office:value="1663189" calcext:value-type="float">
            <text:p>1663189</text:p>
          </table:table-cell>
          <table:table-cell office:value-type="float" office:value="1664430" calcext:value-type="float">
            <text:p>1664430</text:p>
          </table:table-cell>
          <table:table-cell office:value-type="float" office:value="1664687" calcext:value-type="float">
            <text:p>1664687</text:p>
          </table:table-cell>
          <table:table-cell table:formula="of:=[.C89]-[.B89]" office:value-type="float" office:value="1241" calcext:value-type="float">
            <text:p>1241</text:p>
          </table:table-cell>
          <table:table-cell table:formula="of:=[.D89]-[.A89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1677175" calcext:value-type="float">
            <text:p>1677175</text:p>
          </table:table-cell>
          <table:table-cell office:value-type="float" office:value="1677716" calcext:value-type="float">
            <text:p>1677716</text:p>
          </table:table-cell>
          <table:table-cell office:value-type="float" office:value="1678960" calcext:value-type="float">
            <text:p>1678960</text:p>
          </table:table-cell>
          <table:table-cell office:value-type="float" office:value="1679211" calcext:value-type="float">
            <text:p>1679211</text:p>
          </table:table-cell>
          <table:table-cell table:formula="of:=[.C90]-[.B90]" office:value-type="float" office:value="1244" calcext:value-type="float">
            <text:p>1244</text:p>
          </table:table-cell>
          <table:table-cell table:formula="of:=[.D90]-[.A90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1691703" calcext:value-type="float">
            <text:p>1691703</text:p>
          </table:table-cell>
          <table:table-cell office:value-type="float" office:value="1692238" calcext:value-type="float">
            <text:p>1692238</text:p>
          </table:table-cell>
          <table:table-cell office:value-type="float" office:value="1693454" calcext:value-type="float">
            <text:p>1693454</text:p>
          </table:table-cell>
          <table:table-cell office:value-type="float" office:value="1693708" calcext:value-type="float">
            <text:p>1693708</text:p>
          </table:table-cell>
          <table:table-cell table:formula="of:=[.C91]-[.B91]" office:value-type="float" office:value="1216" calcext:value-type="float">
            <text:p>1216</text:p>
          </table:table-cell>
          <table:table-cell table:formula="of:=[.D91]-[.A91]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1706208" calcext:value-type="float">
            <text:p>1706208</text:p>
          </table:table-cell>
          <table:table-cell office:value-type="float" office:value="1706758" calcext:value-type="float">
            <text:p>1706758</text:p>
          </table:table-cell>
          <table:table-cell office:value-type="float" office:value="1708010" calcext:value-type="float">
            <text:p>1708010</text:p>
          </table:table-cell>
          <table:table-cell office:value-type="float" office:value="1708252" calcext:value-type="float">
            <text:p>1708252</text:p>
          </table:table-cell>
          <table:table-cell table:formula="of:=[.C92]-[.B92]" office:value-type="float" office:value="1252" calcext:value-type="float">
            <text:p>1252</text:p>
          </table:table-cell>
          <table:table-cell table:formula="of:=[.D92]-[.A92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1720710" calcext:value-type="float">
            <text:p>1720710</text:p>
          </table:table-cell>
          <table:table-cell office:value-type="float" office:value="1721211" calcext:value-type="float">
            <text:p>1721211</text:p>
          </table:table-cell>
          <table:table-cell office:value-type="float" office:value="1722448" calcext:value-type="float">
            <text:p>1722448</text:p>
          </table:table-cell>
          <table:table-cell office:value-type="float" office:value="1722696" calcext:value-type="float">
            <text:p>1722696</text:p>
          </table:table-cell>
          <table:table-cell table:formula="of:=[.C93]-[.B93]" office:value-type="float" office:value="1237" calcext:value-type="float">
            <text:p>1237</text:p>
          </table:table-cell>
          <table:table-cell table:formula="of:=[.D93]-[.A93]" office:value-type="float" office:value="1986" calcext:value-type="float">
            <text:p>1986</text:p>
          </table:table-cell>
          <table:table-cell table:number-columns-repeated="5"/>
        </table:table-row>
        <table:table-row table:style-name="ro1">
          <table:table-cell office:value-type="float" office:value="1735313" calcext:value-type="float">
            <text:p>1735313</text:p>
          </table:table-cell>
          <table:table-cell office:value-type="float" office:value="1735836" calcext:value-type="float">
            <text:p>1735836</text:p>
          </table:table-cell>
          <table:table-cell office:value-type="float" office:value="1737103" calcext:value-type="float">
            <text:p>1737103</text:p>
          </table:table-cell>
          <table:table-cell office:value-type="float" office:value="1737407" calcext:value-type="float">
            <text:p>1737407</text:p>
          </table:table-cell>
          <table:table-cell table:formula="of:=[.C94]-[.B94]" office:value-type="float" office:value="1267" calcext:value-type="float">
            <text:p>1267</text:p>
          </table:table-cell>
          <table:table-cell table:formula="of:=[.D94]-[.A94]" office:value-type="float" office:value="2094" calcext:value-type="float">
            <text:p>2094</text:p>
          </table:table-cell>
          <table:table-cell table:number-columns-repeated="5"/>
        </table:table-row>
        <table:table-row table:style-name="ro1">
          <table:table-cell office:value-type="float" office:value="1750182" calcext:value-type="float">
            <text:p>1750182</text:p>
          </table:table-cell>
          <table:table-cell office:value-type="float" office:value="1750671" calcext:value-type="float">
            <text:p>1750671</text:p>
          </table:table-cell>
          <table:table-cell office:value-type="float" office:value="1752641" calcext:value-type="float">
            <text:p>1752641</text:p>
          </table:table-cell>
          <table:table-cell office:value-type="float" office:value="1752889" calcext:value-type="float">
            <text:p>1752889</text:p>
          </table:table-cell>
          <table:table-cell table:formula="of:=[.C95]-[.B95]" office:value-type="float" office:value="1970" calcext:value-type="float">
            <text:p>1970</text:p>
          </table:table-cell>
          <table:table-cell table:formula="of:=[.D95]-[.A95]" office:value-type="float" office:value="2707" calcext:value-type="float">
            <text:p>2707</text:p>
          </table:table-cell>
          <table:table-cell table:number-columns-repeated="5"/>
        </table:table-row>
        <table:table-row table:style-name="ro1">
          <table:table-cell office:value-type="float" office:value="1765444" calcext:value-type="float">
            <text:p>1765444</text:p>
          </table:table-cell>
          <table:table-cell office:value-type="float" office:value="1766004" calcext:value-type="float">
            <text:p>1766004</text:p>
          </table:table-cell>
          <table:table-cell office:value-type="float" office:value="1767260" calcext:value-type="float">
            <text:p>1767260</text:p>
          </table:table-cell>
          <table:table-cell office:value-type="float" office:value="1767504" calcext:value-type="float">
            <text:p>1767504</text:p>
          </table:table-cell>
          <table:table-cell table:formula="of:=[.C96]-[.B96]" office:value-type="float" office:value="1256" calcext:value-type="float">
            <text:p>1256</text:p>
          </table:table-cell>
          <table:table-cell table:formula="of:=[.D96]-[.A96]"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1780004" calcext:value-type="float">
            <text:p>1780004</text:p>
          </table:table-cell>
          <table:table-cell office:value-type="float" office:value="1780584" calcext:value-type="float">
            <text:p>1780584</text:p>
          </table:table-cell>
          <table:table-cell office:value-type="float" office:value="1781828" calcext:value-type="float">
            <text:p>1781828</text:p>
          </table:table-cell>
          <table:table-cell office:value-type="float" office:value="1782082" calcext:value-type="float">
            <text:p>1782082</text:p>
          </table:table-cell>
          <table:table-cell table:formula="of:=[.C97]-[.B97]" office:value-type="float" office:value="1244" calcext:value-type="float">
            <text:p>1244</text:p>
          </table:table-cell>
          <table:table-cell table:formula="of:=[.D97]-[.A97]" office:value-type="float" office:value="2078" calcext:value-type="float">
            <text:p>2078</text:p>
          </table:table-cell>
          <table:table-cell table:number-columns-repeated="5"/>
        </table:table-row>
        <table:table-row table:style-name="ro1">
          <table:table-cell office:value-type="float" office:value="1794686" calcext:value-type="float">
            <text:p>1794686</text:p>
          </table:table-cell>
          <table:table-cell office:value-type="float" office:value="1795225" calcext:value-type="float">
            <text:p>1795225</text:p>
          </table:table-cell>
          <table:table-cell office:value-type="float" office:value="1796401" calcext:value-type="float">
            <text:p>1796401</text:p>
          </table:table-cell>
          <table:table-cell office:value-type="float" office:value="1796642" calcext:value-type="float">
            <text:p>1796642</text:p>
          </table:table-cell>
          <table:table-cell table:formula="of:=[.C98]-[.B98]" office:value-type="float" office:value="1176" calcext:value-type="float">
            <text:p>1176</text:p>
          </table:table-cell>
          <table:table-cell table:formula="of:=[.D98]-[.A98]" office:value-type="float" office:value="1956" calcext:value-type="float">
            <text:p>1956</text:p>
          </table:table-cell>
          <table:table-cell table:number-columns-repeated="5"/>
        </table:table-row>
        <table:table-row table:style-name="ro1">
          <table:table-cell office:value-type="float" office:value="1809169" calcext:value-type="float">
            <text:p>1809169</text:p>
          </table:table-cell>
          <table:table-cell office:value-type="float" office:value="1809649" calcext:value-type="float">
            <text:p>1809649</text:p>
          </table:table-cell>
          <table:table-cell office:value-type="float" office:value="1810464" calcext:value-type="float">
            <text:p>1810464</text:p>
          </table:table-cell>
          <table:table-cell office:value-type="float" office:value="1810709" calcext:value-type="float">
            <text:p>1810709</text:p>
          </table:table-cell>
          <table:table-cell table:formula="of:=[.C99]-[.B99]" office:value-type="float" office:value="815" calcext:value-type="float">
            <text:p>815</text:p>
          </table:table-cell>
          <table:table-cell table:formula="of:=[.D99]-[.A99]" office:value-type="float" office:value="1540" calcext:value-type="float">
            <text:p>1540</text:p>
          </table:table-cell>
          <table:table-cell table:number-columns-repeated="5"/>
        </table:table-row>
        <table:table-row table:style-name="ro1">
          <table:table-cell office:value-type="float" office:value="1823141" calcext:value-type="float">
            <text:p>1823141</text:p>
          </table:table-cell>
          <table:table-cell office:value-type="float" office:value="1823655" calcext:value-type="float">
            <text:p>1823655</text:p>
          </table:table-cell>
          <table:table-cell office:value-type="float" office:value="1824906" calcext:value-type="float">
            <text:p>1824906</text:p>
          </table:table-cell>
          <table:table-cell office:value-type="float" office:value="1825154" calcext:value-type="float">
            <text:p>1825154</text:p>
          </table:table-cell>
          <table:table-cell table:formula="of:=[.C100]-[.B100]" office:value-type="float" office:value="1251" calcext:value-type="float">
            <text:p>1251</text:p>
          </table:table-cell>
          <table:table-cell table:formula="of:=[.D100]-[.A100]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837570" calcext:value-type="float">
            <text:p>1837570</text:p>
          </table:table-cell>
          <table:table-cell office:value-type="float" office:value="1838109" calcext:value-type="float">
            <text:p>1838109</text:p>
          </table:table-cell>
          <table:table-cell office:value-type="float" office:value="1839337" calcext:value-type="float">
            <text:p>1839337</text:p>
          </table:table-cell>
          <table:table-cell office:value-type="float" office:value="1839586" calcext:value-type="float">
            <text:p>1839586</text:p>
          </table:table-cell>
          <table:table-cell table:formula="of:=[.C101]-[.B101]" office:value-type="float" office:value="1228" calcext:value-type="float">
            <text:p>1228</text:p>
          </table:table-cell>
          <table:table-cell table:formula="of:=[.D101]-[.A101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852123" calcext:value-type="float">
            <text:p>1852123</text:p>
          </table:table-cell>
          <table:table-cell office:value-type="float" office:value="1852708" calcext:value-type="float">
            <text:p>1852708</text:p>
          </table:table-cell>
          <table:table-cell office:value-type="float" office:value="1853951" calcext:value-type="float">
            <text:p>1853951</text:p>
          </table:table-cell>
          <table:table-cell office:value-type="float" office:value="1854253" calcext:value-type="float">
            <text:p>1854253</text:p>
          </table:table-cell>
          <table:table-cell table:formula="of:=[.C102]-[.B102]" office:value-type="float" office:value="1243" calcext:value-type="float">
            <text:p>1243</text:p>
          </table:table-cell>
          <table:table-cell table:formula="of:=[.D102]-[.A102]" office:value-type="float" office:value="2130" calcext:value-type="float">
            <text:p>2130</text:p>
          </table:table-cell>
          <table:table-cell table:number-columns-repeated="5"/>
        </table:table-row>
        <table:table-row table:style-name="ro1">
          <table:table-cell office:value-type="float" office:value="1866974" calcext:value-type="float">
            <text:p>1866974</text:p>
          </table:table-cell>
          <table:table-cell office:value-type="float" office:value="1867497" calcext:value-type="float">
            <text:p>1867497</text:p>
          </table:table-cell>
          <table:table-cell office:value-type="float" office:value="1868740" calcext:value-type="float">
            <text:p>1868740</text:p>
          </table:table-cell>
          <table:table-cell office:value-type="float" office:value="1869046" calcext:value-type="float">
            <text:p>1869046</text:p>
          </table:table-cell>
          <table:table-cell table:formula="of:=[.C103]-[.B103]" office:value-type="float" office:value="1243" calcext:value-type="float">
            <text:p>1243</text:p>
          </table:table-cell>
          <table:table-cell table:formula="of:=[.D103]-[.A103]" office:value-type="float" office:value="2072" calcext:value-type="float">
            <text:p>2072</text:p>
          </table:table-cell>
          <table:table-cell table:number-columns-repeated="5"/>
        </table:table-row>
        <table:table-row table:style-name="ro1">
          <table:table-cell office:value-type="float" office:value="1881637" calcext:value-type="float">
            <text:p>1881637</text:p>
          </table:table-cell>
          <table:table-cell office:value-type="float" office:value="1882166" calcext:value-type="float">
            <text:p>1882166</text:p>
          </table:table-cell>
          <table:table-cell office:value-type="float" office:value="1883419" calcext:value-type="float">
            <text:p>1883419</text:p>
          </table:table-cell>
          <table:table-cell office:value-type="float" office:value="1883673" calcext:value-type="float">
            <text:p>1883673</text:p>
          </table:table-cell>
          <table:table-cell table:formula="of:=[.C104]-[.B104]" office:value-type="float" office:value="1253" calcext:value-type="float">
            <text:p>1253</text:p>
          </table:table-cell>
          <table:table-cell table:formula="of:=[.D104]-[.A104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1896213" calcext:value-type="float">
            <text:p>1896213</text:p>
          </table:table-cell>
          <table:table-cell office:value-type="float" office:value="1896798" calcext:value-type="float">
            <text:p>1896798</text:p>
          </table:table-cell>
          <table:table-cell office:value-type="float" office:value="1898052" calcext:value-type="float">
            <text:p>1898052</text:p>
          </table:table-cell>
          <table:table-cell office:value-type="float" office:value="1898300" calcext:value-type="float">
            <text:p>1898300</text:p>
          </table:table-cell>
          <table:table-cell table:formula="of:=[.C105]-[.B105]" office:value-type="float" office:value="1254" calcext:value-type="float">
            <text:p>1254</text:p>
          </table:table-cell>
          <table:table-cell table:formula="of:=[.D105]-[.A105]" office:value-type="float" office:value="2087" calcext:value-type="float">
            <text:p>2087</text:p>
          </table:table-cell>
          <table:table-cell table:number-columns-repeated="5"/>
        </table:table-row>
        <table:table-row table:style-name="ro1">
          <table:table-cell office:value-type="float" office:value="1910746" calcext:value-type="float">
            <text:p>1910746</text:p>
          </table:table-cell>
          <table:table-cell office:value-type="float" office:value="1911292" calcext:value-type="float">
            <text:p>1911292</text:p>
          </table:table-cell>
          <table:table-cell office:value-type="float" office:value="1912545" calcext:value-type="float">
            <text:p>1912545</text:p>
          </table:table-cell>
          <table:table-cell office:value-type="float" office:value="1912791" calcext:value-type="float">
            <text:p>1912791</text:p>
          </table:table-cell>
          <table:table-cell table:formula="of:=[.C106]-[.B106]" office:value-type="float" office:value="1253" calcext:value-type="float">
            <text:p>1253</text:p>
          </table:table-cell>
          <table:table-cell table:formula="of:=[.D106]-[.A106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1925231" calcext:value-type="float">
            <text:p>1925231</text:p>
          </table:table-cell>
          <table:table-cell office:value-type="float" office:value="1925810" calcext:value-type="float">
            <text:p>1925810</text:p>
          </table:table-cell>
          <table:table-cell office:value-type="float" office:value="1927052" calcext:value-type="float">
            <text:p>1927052</text:p>
          </table:table-cell>
          <table:table-cell office:value-type="float" office:value="1927299" calcext:value-type="float">
            <text:p>1927299</text:p>
          </table:table-cell>
          <table:table-cell table:formula="of:=[.C107]-[.B107]" office:value-type="float" office:value="1242" calcext:value-type="float">
            <text:p>1242</text:p>
          </table:table-cell>
          <table:table-cell table:formula="of:=[.D107]-[.A107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1939726" calcext:value-type="float">
            <text:p>1939726</text:p>
          </table:table-cell>
          <table:table-cell office:value-type="float" office:value="1940285" calcext:value-type="float">
            <text:p>1940285</text:p>
          </table:table-cell>
          <table:table-cell office:value-type="float" office:value="1941526" calcext:value-type="float">
            <text:p>1941526</text:p>
          </table:table-cell>
          <table:table-cell office:value-type="float" office:value="1941738" calcext:value-type="float">
            <text:p>1941738</text:p>
          </table:table-cell>
          <table:table-cell table:formula="of:=[.C108]-[.B108]" office:value-type="float" office:value="1241" calcext:value-type="float">
            <text:p>1241</text:p>
          </table:table-cell>
          <table:table-cell table:formula="of:=[.D108]-[.A108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954231" calcext:value-type="float">
            <text:p>1954231</text:p>
          </table:table-cell>
          <table:table-cell office:value-type="float" office:value="1954752" calcext:value-type="float">
            <text:p>1954752</text:p>
          </table:table-cell>
          <table:table-cell office:value-type="float" office:value="1956007" calcext:value-type="float">
            <text:p>1956007</text:p>
          </table:table-cell>
          <table:table-cell office:value-type="float" office:value="1956259" calcext:value-type="float">
            <text:p>1956259</text:p>
          </table:table-cell>
          <table:table-cell table:formula="of:=[.C109]-[.B109]" office:value-type="float" office:value="1255" calcext:value-type="float">
            <text:p>1255</text:p>
          </table:table-cell>
          <table:table-cell table:formula="of:=[.D109]-[.A109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1968761" calcext:value-type="float">
            <text:p>1968761</text:p>
          </table:table-cell>
          <table:table-cell office:value-type="float" office:value="1969270" calcext:value-type="float">
            <text:p>1969270</text:p>
          </table:table-cell>
          <table:table-cell office:value-type="float" office:value="1970506" calcext:value-type="float">
            <text:p>1970506</text:p>
          </table:table-cell>
          <table:table-cell office:value-type="float" office:value="1970779" calcext:value-type="float">
            <text:p>1970779</text:p>
          </table:table-cell>
          <table:table-cell table:formula="of:=[.C110]-[.B110]" office:value-type="float" office:value="1236" calcext:value-type="float">
            <text:p>1236</text:p>
          </table:table-cell>
          <table:table-cell table:formula="of:=[.D110]-[.A110]"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office:value-type="float" office:value="1983501" calcext:value-type="float">
            <text:p>1983501</text:p>
          </table:table-cell>
          <table:table-cell office:value-type="float" office:value="1984078" calcext:value-type="float">
            <text:p>1984078</text:p>
          </table:table-cell>
          <table:table-cell office:value-type="float" office:value="1985329" calcext:value-type="float">
            <text:p>1985329</text:p>
          </table:table-cell>
          <table:table-cell office:value-type="float" office:value="1985599" calcext:value-type="float">
            <text:p>1985599</text:p>
          </table:table-cell>
          <table:table-cell table:formula="of:=[.C111]-[.B111]" office:value-type="float" office:value="1251" calcext:value-type="float">
            <text:p>1251</text:p>
          </table:table-cell>
          <table:table-cell table:formula="of:=[.D111]-[.A111]" office:value-type="float" office:value="2098" calcext:value-type="float">
            <text:p>2098</text:p>
          </table:table-cell>
          <table:table-cell table:number-columns-repeated="5"/>
        </table:table-row>
        <table:table-row table:style-name="ro1">
          <table:table-cell office:value-type="float" office:value="1998271" calcext:value-type="float">
            <text:p>1998271</text:p>
          </table:table-cell>
          <table:table-cell office:value-type="float" office:value="1998822" calcext:value-type="float">
            <text:p>1998822</text:p>
          </table:table-cell>
          <table:table-cell office:value-type="float" office:value="2000028" calcext:value-type="float">
            <text:p>2000028</text:p>
          </table:table-cell>
          <table:table-cell office:value-type="float" office:value="2000272" calcext:value-type="float">
            <text:p>2000272</text:p>
          </table:table-cell>
          <table:table-cell table:formula="of:=[.C112]-[.B112]" office:value-type="float" office:value="1206" calcext:value-type="float">
            <text:p>1206</text:p>
          </table:table-cell>
          <table:table-cell table:formula="of:=[.D112]-[.A112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2012795" calcext:value-type="float">
            <text:p>2012795</text:p>
          </table:table-cell>
          <table:table-cell office:value-type="float" office:value="2013282" calcext:value-type="float">
            <text:p>2013282</text:p>
          </table:table-cell>
          <table:table-cell office:value-type="float" office:value="2014492" calcext:value-type="float">
            <text:p>2014492</text:p>
          </table:table-cell>
          <table:table-cell office:value-type="float" office:value="2014741" calcext:value-type="float">
            <text:p>2014741</text:p>
          </table:table-cell>
          <table:table-cell table:formula="of:=[.C113]-[.B113]" office:value-type="float" office:value="1210" calcext:value-type="float">
            <text:p>1210</text:p>
          </table:table-cell>
          <table:table-cell table:formula="of:=[.D113]-[.A113]" office:value-type="float" office:value="1946" calcext:value-type="float">
            <text:p>1946</text:p>
          </table:table-cell>
          <table:table-cell table:number-columns-repeated="5"/>
        </table:table-row>
        <table:table-row table:style-name="ro1">
          <table:table-cell office:value-type="float" office:value="2027149" calcext:value-type="float">
            <text:p>2027149</text:p>
          </table:table-cell>
          <table:table-cell office:value-type="float" office:value="2027647" calcext:value-type="float">
            <text:p>2027647</text:p>
          </table:table-cell>
          <table:table-cell office:value-type="float" office:value="2028900" calcext:value-type="float">
            <text:p>2028900</text:p>
          </table:table-cell>
          <table:table-cell office:value-type="float" office:value="2029145" calcext:value-type="float">
            <text:p>2029145</text:p>
          </table:table-cell>
          <table:table-cell table:formula="of:=[.C114]-[.B114]" office:value-type="float" office:value="1253" calcext:value-type="float">
            <text:p>1253</text:p>
          </table:table-cell>
          <table:table-cell table:formula="of:=[.D114]-[.A114]"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2041584" calcext:value-type="float">
            <text:p>2041584</text:p>
          </table:table-cell>
          <table:table-cell office:value-type="float" office:value="2042125" calcext:value-type="float">
            <text:p>2042125</text:p>
          </table:table-cell>
          <table:table-cell office:value-type="float" office:value="2043382" calcext:value-type="float">
            <text:p>2043382</text:p>
          </table:table-cell>
          <table:table-cell office:value-type="float" office:value="2043628" calcext:value-type="float">
            <text:p>2043628</text:p>
          </table:table-cell>
          <table:table-cell table:formula="of:=[.C115]-[.B115]" office:value-type="float" office:value="1257" calcext:value-type="float">
            <text:p>1257</text:p>
          </table:table-cell>
          <table:table-cell table:formula="of:=[.D115]-[.A115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2056135" calcext:value-type="float">
            <text:p>2056135</text:p>
          </table:table-cell>
          <table:table-cell office:value-type="float" office:value="2056686" calcext:value-type="float">
            <text:p>2056686</text:p>
          </table:table-cell>
          <table:table-cell office:value-type="float" office:value="2057889" calcext:value-type="float">
            <text:p>2057889</text:p>
          </table:table-cell>
          <table:table-cell office:value-type="float" office:value="2058137" calcext:value-type="float">
            <text:p>2058137</text:p>
          </table:table-cell>
          <table:table-cell table:formula="of:=[.C116]-[.B116]" office:value-type="float" office:value="1203" calcext:value-type="float">
            <text:p>1203</text:p>
          </table:table-cell>
          <table:table-cell table:formula="of:=[.D116]-[.A116]" office:value-type="float" office:value="2002" calcext:value-type="float">
            <text:p>2002</text:p>
          </table:table-cell>
          <table:table-cell table:number-columns-repeated="5"/>
        </table:table-row>
        <table:table-row table:style-name="ro1">
          <table:table-cell office:value-type="float" office:value="2070619" calcext:value-type="float">
            <text:p>2070619</text:p>
          </table:table-cell>
          <table:table-cell office:value-type="float" office:value="2071178" calcext:value-type="float">
            <text:p>2071178</text:p>
          </table:table-cell>
          <table:table-cell office:value-type="float" office:value="2072424" calcext:value-type="float">
            <text:p>2072424</text:p>
          </table:table-cell>
          <table:table-cell office:value-type="float" office:value="2072675" calcext:value-type="float">
            <text:p>2072675</text:p>
          </table:table-cell>
          <table:table-cell table:formula="of:=[.C117]-[.B117]" office:value-type="float" office:value="1246" calcext:value-type="float">
            <text:p>1246</text:p>
          </table:table-cell>
          <table:table-cell table:formula="of:=[.D117]-[.A117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2085195" calcext:value-type="float">
            <text:p>2085195</text:p>
          </table:table-cell>
          <table:table-cell office:value-type="float" office:value="2085724" calcext:value-type="float">
            <text:p>2085724</text:p>
          </table:table-cell>
          <table:table-cell office:value-type="float" office:value="2086962" calcext:value-type="float">
            <text:p>2086962</text:p>
          </table:table-cell>
          <table:table-cell office:value-type="float" office:value="2087210" calcext:value-type="float">
            <text:p>2087210</text:p>
          </table:table-cell>
          <table:table-cell table:formula="of:=[.C118]-[.B118]" office:value-type="float" office:value="1238" calcext:value-type="float">
            <text:p>1238</text:p>
          </table:table-cell>
          <table:table-cell table:formula="of:=[.D118]-[.A118]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2099925" calcext:value-type="float">
            <text:p>2099925</text:p>
          </table:table-cell>
          <table:table-cell office:value-type="float" office:value="2100487" calcext:value-type="float">
            <text:p>2100487</text:p>
          </table:table-cell>
          <table:table-cell office:value-type="float" office:value="2101739" calcext:value-type="float">
            <text:p>2101739</text:p>
          </table:table-cell>
          <table:table-cell office:value-type="float" office:value="2102024" calcext:value-type="float">
            <text:p>2102024</text:p>
          </table:table-cell>
          <table:table-cell table:formula="of:=[.C119]-[.B119]" office:value-type="float" office:value="1252" calcext:value-type="float">
            <text:p>1252</text:p>
          </table:table-cell>
          <table:table-cell table:formula="of:=[.D119]-[.A119]" office:value-type="float" office:value="2099" calcext:value-type="float">
            <text:p>2099</text:p>
          </table:table-cell>
          <table:table-cell table:number-columns-repeated="5"/>
        </table:table-row>
        <table:table-row table:style-name="ro1">
          <table:table-cell office:value-type="float" office:value="2114735" calcext:value-type="float">
            <text:p>2114735</text:p>
          </table:table-cell>
          <table:table-cell office:value-type="float" office:value="2115252" calcext:value-type="float">
            <text:p>2115252</text:p>
          </table:table-cell>
          <table:table-cell office:value-type="float" office:value="2116489" calcext:value-type="float">
            <text:p>2116489</text:p>
          </table:table-cell>
          <table:table-cell office:value-type="float" office:value="2116736" calcext:value-type="float">
            <text:p>2116736</text:p>
          </table:table-cell>
          <table:table-cell table:formula="of:=[.C120]-[.B120]" office:value-type="float" office:value="1237" calcext:value-type="float">
            <text:p>1237</text:p>
          </table:table-cell>
          <table:table-cell table:formula="of:=[.D120]-[.A120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2129173" calcext:value-type="float">
            <text:p>2129173</text:p>
          </table:table-cell>
          <table:table-cell office:value-type="float" office:value="2129718" calcext:value-type="float">
            <text:p>2129718</text:p>
          </table:table-cell>
          <table:table-cell office:value-type="float" office:value="2130963" calcext:value-type="float">
            <text:p>2130963</text:p>
          </table:table-cell>
          <table:table-cell office:value-type="float" office:value="2131208" calcext:value-type="float">
            <text:p>2131208</text:p>
          </table:table-cell>
          <table:table-cell table:formula="of:=[.C121]-[.B121]" office:value-type="float" office:value="1245" calcext:value-type="float">
            <text:p>1245</text:p>
          </table:table-cell>
          <table:table-cell table:formula="of:=[.D121]-[.A121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2143654" calcext:value-type="float">
            <text:p>2143654</text:p>
          </table:table-cell>
          <table:table-cell office:value-type="float" office:value="2144188" calcext:value-type="float">
            <text:p>2144188</text:p>
          </table:table-cell>
          <table:table-cell office:value-type="float" office:value="2145437" calcext:value-type="float">
            <text:p>2145437</text:p>
          </table:table-cell>
          <table:table-cell office:value-type="float" office:value="2145683" calcext:value-type="float">
            <text:p>2145683</text:p>
          </table:table-cell>
          <table:table-cell table:formula="of:=[.C122]-[.B122]" office:value-type="float" office:value="1249" calcext:value-type="float">
            <text:p>1249</text:p>
          </table:table-cell>
          <table:table-cell table:formula="of:=[.D122]-[.A122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2158172" calcext:value-type="float">
            <text:p>2158172</text:p>
          </table:table-cell>
          <table:table-cell office:value-type="float" office:value="2158649" calcext:value-type="float">
            <text:p>2158649</text:p>
          </table:table-cell>
          <table:table-cell office:value-type="float" office:value="2159906" calcext:value-type="float">
            <text:p>2159906</text:p>
          </table:table-cell>
          <table:table-cell office:value-type="float" office:value="2160158" calcext:value-type="float">
            <text:p>2160158</text:p>
          </table:table-cell>
          <table:table-cell table:formula="of:=[.C123]-[.B123]" office:value-type="float" office:value="1257" calcext:value-type="float">
            <text:p>1257</text:p>
          </table:table-cell>
          <table:table-cell table:formula="of:=[.D123]-[.A123]" office:value-type="float" office:value="1986" calcext:value-type="float">
            <text:p>1986</text:p>
          </table:table-cell>
          <table:table-cell table:number-columns-repeated="5"/>
        </table:table-row>
        <table:table-row table:style-name="ro1">
          <table:table-cell office:value-type="float" office:value="2172617" calcext:value-type="float">
            <text:p>2172617</text:p>
          </table:table-cell>
          <table:table-cell office:value-type="float" office:value="2173107" calcext:value-type="float">
            <text:p>2173107</text:p>
          </table:table-cell>
          <table:table-cell office:value-type="float" office:value="2174313" calcext:value-type="float">
            <text:p>2174313</text:p>
          </table:table-cell>
          <table:table-cell office:value-type="float" office:value="2174559" calcext:value-type="float">
            <text:p>2174559</text:p>
          </table:table-cell>
          <table:table-cell table:formula="of:=[.C124]-[.B124]" office:value-type="float" office:value="1206" calcext:value-type="float">
            <text:p>1206</text:p>
          </table:table-cell>
          <table:table-cell table:formula="of:=[.D124]-[.A124]" office:value-type="float" office:value="1942" calcext:value-type="float">
            <text:p>1942</text:p>
          </table:table-cell>
          <table:table-cell table:number-columns-repeated="5"/>
        </table:table-row>
        <table:table-row table:style-name="ro1">
          <table:table-cell office:value-type="float" office:value="2187029" calcext:value-type="float">
            <text:p>2187029</text:p>
          </table:table-cell>
          <table:table-cell office:value-type="float" office:value="2187609" calcext:value-type="float">
            <text:p>2187609</text:p>
          </table:table-cell>
          <table:table-cell office:value-type="float" office:value="2188843" calcext:value-type="float">
            <text:p>2188843</text:p>
          </table:table-cell>
          <table:table-cell office:value-type="float" office:value="2189091" calcext:value-type="float">
            <text:p>2189091</text:p>
          </table:table-cell>
          <table:table-cell table:formula="of:=[.C125]-[.B125]" office:value-type="float" office:value="1234" calcext:value-type="float">
            <text:p>1234</text:p>
          </table:table-cell>
          <table:table-cell table:formula="of:=[.D125]-[.A125]" office:value-type="float" office:value="2062" calcext:value-type="float">
            <text:p>2062</text:p>
          </table:table-cell>
          <table:table-cell table:number-columns-repeated="5"/>
        </table:table-row>
        <table:table-row table:style-name="ro1">
          <table:table-cell office:value-type="float" office:value="2201594" calcext:value-type="float">
            <text:p>2201594</text:p>
          </table:table-cell>
          <table:table-cell office:value-type="float" office:value="2202158" calcext:value-type="float">
            <text:p>2202158</text:p>
          </table:table-cell>
          <table:table-cell office:value-type="float" office:value="2203410" calcext:value-type="float">
            <text:p>2203410</text:p>
          </table:table-cell>
          <table:table-cell office:value-type="float" office:value="2203662" calcext:value-type="float">
            <text:p>2203662</text:p>
          </table:table-cell>
          <table:table-cell table:formula="of:=[.C126]-[.B126]" office:value-type="float" office:value="1252" calcext:value-type="float">
            <text:p>1252</text:p>
          </table:table-cell>
          <table:table-cell table:formula="of:=[.D126]-[.A126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2216242" calcext:value-type="float">
            <text:p>2216242</text:p>
          </table:table-cell>
          <table:table-cell office:value-type="float" office:value="2216808" calcext:value-type="float">
            <text:p>2216808</text:p>
          </table:table-cell>
          <table:table-cell office:value-type="float" office:value="2218044" calcext:value-type="float">
            <text:p>2218044</text:p>
          </table:table-cell>
          <table:table-cell office:value-type="float" office:value="2218310" calcext:value-type="float">
            <text:p>2218310</text:p>
          </table:table-cell>
          <table:table-cell table:formula="of:=[.C127]-[.B127]" office:value-type="float" office:value="1236" calcext:value-type="float">
            <text:p>1236</text:p>
          </table:table-cell>
          <table:table-cell table:formula="of:=[.D127]-[.A127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2231000" calcext:value-type="float">
            <text:p>2231000</text:p>
          </table:table-cell>
          <table:table-cell office:value-type="float" office:value="2231591" calcext:value-type="float">
            <text:p>2231591</text:p>
          </table:table-cell>
          <table:table-cell office:value-type="float" office:value="2234226" calcext:value-type="float">
            <text:p>2234226</text:p>
          </table:table-cell>
          <table:table-cell office:value-type="float" office:value="2234503" calcext:value-type="float">
            <text:p>2234503</text:p>
          </table:table-cell>
          <table:table-cell table:formula="of:=[.C128]-[.B128]" office:value-type="float" office:value="2635" calcext:value-type="float">
            <text:p>2635</text:p>
          </table:table-cell>
          <table:table-cell table:formula="of:=[.D128]-[.A128]" office:value-type="float" office:value="3503" calcext:value-type="float">
            <text:p>3503</text:p>
          </table:table-cell>
          <table:table-cell table:number-columns-repeated="5"/>
        </table:table-row>
        <table:table-row table:style-name="ro1">
          <table:table-cell office:value-type="float" office:value="2247097" calcext:value-type="float">
            <text:p>2247097</text:p>
          </table:table-cell>
          <table:table-cell office:value-type="float" office:value="2247632" calcext:value-type="float">
            <text:p>2247632</text:p>
          </table:table-cell>
          <table:table-cell office:value-type="float" office:value="2248880" calcext:value-type="float">
            <text:p>2248880</text:p>
          </table:table-cell>
          <table:table-cell office:value-type="float" office:value="2249128" calcext:value-type="float">
            <text:p>2249128</text:p>
          </table:table-cell>
          <table:table-cell table:formula="of:=[.C129]-[.B129]" office:value-type="float" office:value="1248" calcext:value-type="float">
            <text:p>1248</text:p>
          </table:table-cell>
          <table:table-cell table:formula="of:=[.D129]-[.A129]" office:value-type="float" office:value="2031" calcext:value-type="float">
            <text:p>2031</text:p>
          </table:table-cell>
          <table:table-cell table:number-columns-repeated="5"/>
        </table:table-row>
        <table:table-row table:style-name="ro1">
          <table:table-cell office:value-type="float" office:value="2261590" calcext:value-type="float">
            <text:p>2261590</text:p>
          </table:table-cell>
          <table:table-cell office:value-type="float" office:value="2262089" calcext:value-type="float">
            <text:p>2262089</text:p>
          </table:table-cell>
          <table:table-cell office:value-type="float" office:value="2263324" calcext:value-type="float">
            <text:p>2263324</text:p>
          </table:table-cell>
          <table:table-cell office:value-type="float" office:value="2263572" calcext:value-type="float">
            <text:p>2263572</text:p>
          </table:table-cell>
          <table:table-cell table:formula="of:=[.C130]-[.B130]" office:value-type="float" office:value="1235" calcext:value-type="float">
            <text:p>1235</text:p>
          </table:table-cell>
          <table:table-cell table:formula="of:=[.D130]-[.A130]" office:value-type="float" office:value="1982" calcext:value-type="float">
            <text:p>1982</text:p>
          </table:table-cell>
          <table:table-cell table:number-columns-repeated="5"/>
        </table:table-row>
        <table:table-row table:style-name="ro1">
          <table:table-cell office:value-type="float" office:value="2275993" calcext:value-type="float">
            <text:p>2275993</text:p>
          </table:table-cell>
          <table:table-cell office:value-type="float" office:value="2276524" calcext:value-type="float">
            <text:p>2276524</text:p>
          </table:table-cell>
          <table:table-cell office:value-type="float" office:value="2277777" calcext:value-type="float">
            <text:p>2277777</text:p>
          </table:table-cell>
          <table:table-cell office:value-type="float" office:value="2278025" calcext:value-type="float">
            <text:p>2278025</text:p>
          </table:table-cell>
          <table:table-cell table:formula="of:=[.C131]-[.B131]" office:value-type="float" office:value="1253" calcext:value-type="float">
            <text:p>1253</text:p>
          </table:table-cell>
          <table:table-cell table:formula="of:=[.D131]-[.A131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2290443" calcext:value-type="float">
            <text:p>2290443</text:p>
          </table:table-cell>
          <table:table-cell office:value-type="float" office:value="2290982" calcext:value-type="float">
            <text:p>2290982</text:p>
          </table:table-cell>
          <table:table-cell office:value-type="float" office:value="2292231" calcext:value-type="float">
            <text:p>2292231</text:p>
          </table:table-cell>
          <table:table-cell office:value-type="float" office:value="2292482" calcext:value-type="float">
            <text:p>2292482</text:p>
          </table:table-cell>
          <table:table-cell table:formula="of:=[.C132]-[.B132]" office:value-type="float" office:value="1249" calcext:value-type="float">
            <text:p>1249</text:p>
          </table:table-cell>
          <table:table-cell table:formula="of:=[.D132]-[.A132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2305015" calcext:value-type="float">
            <text:p>2305015</text:p>
          </table:table-cell>
          <table:table-cell office:value-type="float" office:value="2305489" calcext:value-type="float">
            <text:p>2305489</text:p>
          </table:table-cell>
          <table:table-cell office:value-type="float" office:value="2306744" calcext:value-type="float">
            <text:p>2306744</text:p>
          </table:table-cell>
          <table:table-cell office:value-type="float" office:value="2307002" calcext:value-type="float">
            <text:p>2307002</text:p>
          </table:table-cell>
          <table:table-cell table:formula="of:=[.C133]-[.B133]" office:value-type="float" office:value="1255" calcext:value-type="float">
            <text:p>1255</text:p>
          </table:table-cell>
          <table:table-cell table:formula="of:=[.D133]-[.A133]" office:value-type="float" office:value="1987" calcext:value-type="float">
            <text:p>1987</text:p>
          </table:table-cell>
          <table:table-cell table:number-columns-repeated="5"/>
        </table:table-row>
        <table:table-row table:style-name="ro1">
          <table:table-cell office:value-type="float" office:value="2319515" calcext:value-type="float">
            <text:p>2319515</text:p>
          </table:table-cell>
          <table:table-cell office:value-type="float" office:value="2320005" calcext:value-type="float">
            <text:p>2320005</text:p>
          </table:table-cell>
          <table:table-cell office:value-type="float" office:value="2321252" calcext:value-type="float">
            <text:p>2321252</text:p>
          </table:table-cell>
          <table:table-cell office:value-type="float" office:value="2321504" calcext:value-type="float">
            <text:p>2321504</text:p>
          </table:table-cell>
          <table:table-cell table:formula="of:=[.C134]-[.B134]" office:value-type="float" office:value="1247" calcext:value-type="float">
            <text:p>1247</text:p>
          </table:table-cell>
          <table:table-cell table:formula="of:=[.D134]-[.A134]" office:value-type="float" office:value="1989" calcext:value-type="float">
            <text:p>1989</text:p>
          </table:table-cell>
          <table:table-cell table:number-columns-repeated="5"/>
        </table:table-row>
        <table:table-row table:style-name="ro1">
          <table:table-cell office:value-type="float" office:value="2334047" calcext:value-type="float">
            <text:p>2334047</text:p>
          </table:table-cell>
          <table:table-cell office:value-type="float" office:value="2334625" calcext:value-type="float">
            <text:p>2334625</text:p>
          </table:table-cell>
          <table:table-cell office:value-type="float" office:value="2335859" calcext:value-type="float">
            <text:p>2335859</text:p>
          </table:table-cell>
          <table:table-cell office:value-type="float" office:value="2336163" calcext:value-type="float">
            <text:p>2336163</text:p>
          </table:table-cell>
          <table:table-cell table:formula="of:=[.C135]-[.B135]" office:value-type="float" office:value="1234" calcext:value-type="float">
            <text:p>1234</text:p>
          </table:table-cell>
          <table:table-cell table:formula="of:=[.D135]-[.A135]" office:value-type="float" office:value="2116" calcext:value-type="float">
            <text:p>2116</text:p>
          </table:table-cell>
          <table:table-cell table:number-columns-repeated="5"/>
        </table:table-row>
        <table:table-row table:style-name="ro1">
          <table:table-cell office:value-type="float" office:value="2348900" calcext:value-type="float">
            <text:p>2348900</text:p>
          </table:table-cell>
          <table:table-cell office:value-type="float" office:value="2349528" calcext:value-type="float">
            <text:p>2349528</text:p>
          </table:table-cell>
          <table:table-cell office:value-type="float" office:value="2350784" calcext:value-type="float">
            <text:p>2350784</text:p>
          </table:table-cell>
          <table:table-cell office:value-type="float" office:value="2351089" calcext:value-type="float">
            <text:p>2351089</text:p>
          </table:table-cell>
          <table:table-cell table:formula="of:=[.C136]-[.B136]" office:value-type="float" office:value="1256" calcext:value-type="float">
            <text:p>1256</text:p>
          </table:table-cell>
          <table:table-cell table:formula="of:=[.D136]-[.A136]" office:value-type="float" office:value="2189" calcext:value-type="float">
            <text:p>2189</text:p>
          </table:table-cell>
          <table:table-cell table:number-columns-repeated="5"/>
        </table:table-row>
        <table:table-row table:style-name="ro1">
          <table:table-cell office:value-type="float" office:value="2363737" calcext:value-type="float">
            <text:p>2363737</text:p>
          </table:table-cell>
          <table:table-cell office:value-type="float" office:value="2364306" calcext:value-type="float">
            <text:p>2364306</text:p>
          </table:table-cell>
          <table:table-cell office:value-type="float" office:value="2365549" calcext:value-type="float">
            <text:p>2365549</text:p>
          </table:table-cell>
          <table:table-cell office:value-type="float" office:value="2365796" calcext:value-type="float">
            <text:p>2365796</text:p>
          </table:table-cell>
          <table:table-cell table:formula="of:=[.C137]-[.B137]" office:value-type="float" office:value="1243" calcext:value-type="float">
            <text:p>1243</text:p>
          </table:table-cell>
          <table:table-cell table:formula="of:=[.D137]-[.A137]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2378317" calcext:value-type="float">
            <text:p>2378317</text:p>
          </table:table-cell>
          <table:table-cell office:value-type="float" office:value="2378879" calcext:value-type="float">
            <text:p>2378879</text:p>
          </table:table-cell>
          <table:table-cell office:value-type="float" office:value="2380126" calcext:value-type="float">
            <text:p>2380126</text:p>
          </table:table-cell>
          <table:table-cell office:value-type="float" office:value="2380374" calcext:value-type="float">
            <text:p>2380374</text:p>
          </table:table-cell>
          <table:table-cell table:formula="of:=[.C138]-[.B138]" office:value-type="float" office:value="1247" calcext:value-type="float">
            <text:p>1247</text:p>
          </table:table-cell>
          <table:table-cell table:formula="of:=[.D138]-[.A138]" office:value-type="float" office:value="2057" calcext:value-type="float">
            <text:p>2057</text:p>
          </table:table-cell>
          <table:table-cell table:number-columns-repeated="5"/>
        </table:table-row>
        <table:table-row table:style-name="ro1">
          <table:table-cell office:value-type="float" office:value="2392986" calcext:value-type="float">
            <text:p>2392986</text:p>
          </table:table-cell>
          <table:table-cell office:value-type="float" office:value="2393471" calcext:value-type="float">
            <text:p>2393471</text:p>
          </table:table-cell>
          <table:table-cell office:value-type="float" office:value="2394692" calcext:value-type="float">
            <text:p>2394692</text:p>
          </table:table-cell>
          <table:table-cell office:value-type="float" office:value="2394939" calcext:value-type="float">
            <text:p>2394939</text:p>
          </table:table-cell>
          <table:table-cell table:formula="of:=[.C139]-[.B139]" office:value-type="float" office:value="1221" calcext:value-type="float">
            <text:p>1221</text:p>
          </table:table-cell>
          <table:table-cell table:formula="of:=[.D139]-[.A139]" office:value-type="float" office:value="1953" calcext:value-type="float">
            <text:p>1953</text:p>
          </table:table-cell>
          <table:table-cell table:number-columns-repeated="5"/>
        </table:table-row>
        <table:table-row table:style-name="ro1">
          <table:table-cell office:value-type="float" office:value="2407432" calcext:value-type="float">
            <text:p>2407432</text:p>
          </table:table-cell>
          <table:table-cell office:value-type="float" office:value="2407891" calcext:value-type="float">
            <text:p>2407891</text:p>
          </table:table-cell>
          <table:table-cell office:value-type="float" office:value="2408957" calcext:value-type="float">
            <text:p>2408957</text:p>
          </table:table-cell>
          <table:table-cell office:value-type="float" office:value="2409202" calcext:value-type="float">
            <text:p>2409202</text:p>
          </table:table-cell>
          <table:table-cell table:formula="of:=[.C140]-[.B140]" office:value-type="float" office:value="1066" calcext:value-type="float">
            <text:p>1066</text:p>
          </table:table-cell>
          <table:table-cell table:formula="of:=[.D140]-[.A140]" office:value-type="float" office:value="1770" calcext:value-type="float">
            <text:p>1770</text:p>
          </table:table-cell>
          <table:table-cell table:number-columns-repeated="5"/>
        </table:table-row>
        <table:table-row table:style-name="ro1">
          <table:table-cell office:value-type="float" office:value="2421610" calcext:value-type="float">
            <text:p>2421610</text:p>
          </table:table-cell>
          <table:table-cell office:value-type="float" office:value="2422143" calcext:value-type="float">
            <text:p>2422143</text:p>
          </table:table-cell>
          <table:table-cell office:value-type="float" office:value="2423359" calcext:value-type="float">
            <text:p>2423359</text:p>
          </table:table-cell>
          <table:table-cell office:value-type="float" office:value="2423612" calcext:value-type="float">
            <text:p>2423612</text:p>
          </table:table-cell>
          <table:table-cell table:formula="of:=[.C141]-[.B141]" office:value-type="float" office:value="1216" calcext:value-type="float">
            <text:p>1216</text:p>
          </table:table-cell>
          <table:table-cell table:formula="of:=[.D141]-[.A141]" office:value-type="float" office:value="2002" calcext:value-type="float">
            <text:p>2002</text:p>
          </table:table-cell>
          <table:table-cell table:number-columns-repeated="5"/>
        </table:table-row>
        <table:table-row table:style-name="ro1">
          <table:table-cell office:value-type="float" office:value="2436051" calcext:value-type="float">
            <text:p>2436051</text:p>
          </table:table-cell>
          <table:table-cell office:value-type="float" office:value="2436573" calcext:value-type="float">
            <text:p>2436573</text:p>
          </table:table-cell>
          <table:table-cell office:value-type="float" office:value="2437828" calcext:value-type="float">
            <text:p>2437828</text:p>
          </table:table-cell>
          <table:table-cell office:value-type="float" office:value="2438078" calcext:value-type="float">
            <text:p>2438078</text:p>
          </table:table-cell>
          <table:table-cell table:formula="of:=[.C142]-[.B142]" office:value-type="float" office:value="1255" calcext:value-type="float">
            <text:p>1255</text:p>
          </table:table-cell>
          <table:table-cell table:formula="of:=[.D142]-[.A142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2450591" calcext:value-type="float">
            <text:p>2450591</text:p>
          </table:table-cell>
          <table:table-cell office:value-type="float" office:value="2451084" calcext:value-type="float">
            <text:p>2451084</text:p>
          </table:table-cell>
          <table:table-cell office:value-type="float" office:value="2452312" calcext:value-type="float">
            <text:p>2452312</text:p>
          </table:table-cell>
          <table:table-cell office:value-type="float" office:value="2452571" calcext:value-type="float">
            <text:p>2452571</text:p>
          </table:table-cell>
          <table:table-cell table:formula="of:=[.C143]-[.B143]" office:value-type="float" office:value="1228" calcext:value-type="float">
            <text:p>1228</text:p>
          </table:table-cell>
          <table:table-cell table:formula="of:=[.D143]-[.A143]" office:value-type="float" office:value="1980" calcext:value-type="float">
            <text:p>1980</text:p>
          </table:table-cell>
          <table:table-cell table:number-columns-repeated="5"/>
        </table:table-row>
        <table:table-row table:style-name="ro1">
          <table:table-cell office:value-type="float" office:value="2465271" calcext:value-type="float">
            <text:p>2465271</text:p>
          </table:table-cell>
          <table:table-cell office:value-type="float" office:value="2465785" calcext:value-type="float">
            <text:p>2465785</text:p>
          </table:table-cell>
          <table:table-cell office:value-type="float" office:value="2467046" calcext:value-type="float">
            <text:p>2467046</text:p>
          </table:table-cell>
          <table:table-cell office:value-type="float" office:value="2467315" calcext:value-type="float">
            <text:p>2467315</text:p>
          </table:table-cell>
          <table:table-cell table:formula="of:=[.C144]-[.B144]" office:value-type="float" office:value="1261" calcext:value-type="float">
            <text:p>1261</text:p>
          </table:table-cell>
          <table:table-cell table:formula="of:=[.D144]-[.A144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2480007" calcext:value-type="float">
            <text:p>2480007</text:p>
          </table:table-cell>
          <table:table-cell office:value-type="float" office:value="2480584" calcext:value-type="float">
            <text:p>2480584</text:p>
          </table:table-cell>
          <table:table-cell office:value-type="float" office:value="2481828" calcext:value-type="float">
            <text:p>2481828</text:p>
          </table:table-cell>
          <table:table-cell office:value-type="float" office:value="2482078" calcext:value-type="float">
            <text:p>2482078</text:p>
          </table:table-cell>
          <table:table-cell table:formula="of:=[.C145]-[.B145]" office:value-type="float" office:value="1244" calcext:value-type="float">
            <text:p>1244</text:p>
          </table:table-cell>
          <table:table-cell table:formula="of:=[.D145]-[.A145]" office:value-type="float" office:value="2071" calcext:value-type="float">
            <text:p>2071</text:p>
          </table:table-cell>
          <table:table-cell table:number-columns-repeated="5"/>
        </table:table-row>
        <table:table-row table:style-name="ro1">
          <table:table-cell office:value-type="float" office:value="2494602" calcext:value-type="float">
            <text:p>2494602</text:p>
          </table:table-cell>
          <table:table-cell office:value-type="float" office:value="2495190" calcext:value-type="float">
            <text:p>2495190</text:p>
          </table:table-cell>
          <table:table-cell office:value-type="float" office:value="2496428" calcext:value-type="float">
            <text:p>2496428</text:p>
          </table:table-cell>
          <table:table-cell office:value-type="float" office:value="2496675" calcext:value-type="float">
            <text:p>2496675</text:p>
          </table:table-cell>
          <table:table-cell table:formula="of:=[.C146]-[.B146]" office:value-type="float" office:value="1238" calcext:value-type="float">
            <text:p>1238</text:p>
          </table:table-cell>
          <table:table-cell table:formula="of:=[.D146]-[.A146]" office:value-type="float" office:value="2073" calcext:value-type="float">
            <text:p>2073</text:p>
          </table:table-cell>
          <table:table-cell table:number-columns-repeated="5"/>
        </table:table-row>
        <table:table-row table:style-name="ro1">
          <table:table-cell office:value-type="float" office:value="2509142" calcext:value-type="float">
            <text:p>2509142</text:p>
          </table:table-cell>
          <table:table-cell office:value-type="float" office:value="2509685" calcext:value-type="float">
            <text:p>2509685</text:p>
          </table:table-cell>
          <table:table-cell office:value-type="float" office:value="2510942" calcext:value-type="float">
            <text:p>2510942</text:p>
          </table:table-cell>
          <table:table-cell office:value-type="float" office:value="2511192" calcext:value-type="float">
            <text:p>2511192</text:p>
          </table:table-cell>
          <table:table-cell table:formula="of:=[.C147]-[.B147]" office:value-type="float" office:value="1257" calcext:value-type="float">
            <text:p>1257</text:p>
          </table:table-cell>
          <table:table-cell table:formula="of:=[.D147]-[.A147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2523689" calcext:value-type="float">
            <text:p>2523689</text:p>
          </table:table-cell>
          <table:table-cell office:value-type="float" office:value="2524226" calcext:value-type="float">
            <text:p>2524226</text:p>
          </table:table-cell>
          <table:table-cell office:value-type="float" office:value="2525477" calcext:value-type="float">
            <text:p>2525477</text:p>
          </table:table-cell>
          <table:table-cell office:value-type="float" office:value="2525723" calcext:value-type="float">
            <text:p>2525723</text:p>
          </table:table-cell>
          <table:table-cell table:formula="of:=[.C148]-[.B148]" office:value-type="float" office:value="1251" calcext:value-type="float">
            <text:p>1251</text:p>
          </table:table-cell>
          <table:table-cell table:formula="of:=[.D148]-[.A148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2538197" calcext:value-type="float">
            <text:p>2538197</text:p>
          </table:table-cell>
          <table:table-cell office:value-type="float" office:value="2538717" calcext:value-type="float">
            <text:p>2538717</text:p>
          </table:table-cell>
          <table:table-cell office:value-type="float" office:value="2539935" calcext:value-type="float">
            <text:p>2539935</text:p>
          </table:table-cell>
          <table:table-cell office:value-type="float" office:value="2540190" calcext:value-type="float">
            <text:p>2540190</text:p>
          </table:table-cell>
          <table:table-cell table:formula="of:=[.C149]-[.B149]" office:value-type="float" office:value="1218" calcext:value-type="float">
            <text:p>1218</text:p>
          </table:table-cell>
          <table:table-cell table:formula="of:=[.D149]-[.A149]"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2552690" calcext:value-type="float">
            <text:p>2552690</text:p>
          </table:table-cell>
          <table:table-cell office:value-type="float" office:value="2553216" calcext:value-type="float">
            <text:p>2553216</text:p>
          </table:table-cell>
          <table:table-cell office:value-type="float" office:value="2554466" calcext:value-type="float">
            <text:p>2554466</text:p>
          </table:table-cell>
          <table:table-cell office:value-type="float" office:value="2554714" calcext:value-type="float">
            <text:p>2554714</text:p>
          </table:table-cell>
          <table:table-cell table:formula="of:=[.C150]-[.B150]" office:value-type="float" office:value="1250" calcext:value-type="float">
            <text:p>1250</text:p>
          </table:table-cell>
          <table:table-cell table:formula="of:=[.D150]-[.A150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2567196" calcext:value-type="float">
            <text:p>2567196</text:p>
          </table:table-cell>
          <table:table-cell office:value-type="float" office:value="2567717" calcext:value-type="float">
            <text:p>2567717</text:p>
          </table:table-cell>
          <table:table-cell office:value-type="float" office:value="2568958" calcext:value-type="float">
            <text:p>2568958</text:p>
          </table:table-cell>
          <table:table-cell office:value-type="float" office:value="2569208" calcext:value-type="float">
            <text:p>2569208</text:p>
          </table:table-cell>
          <table:table-cell table:formula="of:=[.C151]-[.B151]" office:value-type="float" office:value="1241" calcext:value-type="float">
            <text:p>1241</text:p>
          </table:table-cell>
          <table:table-cell table:formula="of:=[.D151]-[.A151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2581804" calcext:value-type="float">
            <text:p>2581804</text:p>
          </table:table-cell>
          <table:table-cell office:value-type="float" office:value="2582375" calcext:value-type="float">
            <text:p>2582375</text:p>
          </table:table-cell>
          <table:table-cell office:value-type="float" office:value="2583635" calcext:value-type="float">
            <text:p>2583635</text:p>
          </table:table-cell>
          <table:table-cell office:value-type="float" office:value="2583938" calcext:value-type="float">
            <text:p>2583938</text:p>
          </table:table-cell>
          <table:table-cell table:formula="of:=[.C152]-[.B152]" office:value-type="float" office:value="1260" calcext:value-type="float">
            <text:p>1260</text:p>
          </table:table-cell>
          <table:table-cell table:formula="of:=[.D152]-[.A152]" office:value-type="float" office:value="2134" calcext:value-type="float">
            <text:p>2134</text:p>
          </table:table-cell>
          <table:table-cell table:number-columns-repeated="5"/>
        </table:table-row>
        <table:table-row table:style-name="ro1">
          <table:table-cell office:value-type="float" office:value="2596612" calcext:value-type="float">
            <text:p>2596612</text:p>
          </table:table-cell>
          <table:table-cell office:value-type="float" office:value="2597066" calcext:value-type="float">
            <text:p>2597066</text:p>
          </table:table-cell>
          <table:table-cell office:value-type="float" office:value="2598254" calcext:value-type="float">
            <text:p>2598254</text:p>
          </table:table-cell>
          <table:table-cell office:value-type="float" office:value="2598507" calcext:value-type="float">
            <text:p>2598507</text:p>
          </table:table-cell>
          <table:table-cell table:formula="of:=[.C153]-[.B153]" office:value-type="float" office:value="1188" calcext:value-type="float">
            <text:p>1188</text:p>
          </table:table-cell>
          <table:table-cell table:formula="of:=[.D153]-[.A153]" office:value-type="float" office:value="1895" calcext:value-type="float">
            <text:p>1895</text:p>
          </table:table-cell>
          <table:table-cell table:number-columns-repeated="5"/>
        </table:table-row>
        <table:table-row table:style-name="ro1">
          <table:table-cell office:value-type="float" office:value="2610953" calcext:value-type="float">
            <text:p>2610953</text:p>
          </table:table-cell>
          <table:table-cell office:value-type="float" office:value="2611460" calcext:value-type="float">
            <text:p>2611460</text:p>
          </table:table-cell>
          <table:table-cell office:value-type="float" office:value="2612702" calcext:value-type="float">
            <text:p>2612702</text:p>
          </table:table-cell>
          <table:table-cell office:value-type="float" office:value="2612948" calcext:value-type="float">
            <text:p>2612948</text:p>
          </table:table-cell>
          <table:table-cell table:formula="of:=[.C154]-[.B154]" office:value-type="float" office:value="1242" calcext:value-type="float">
            <text:p>1242</text:p>
          </table:table-cell>
          <table:table-cell table:formula="of:=[.D154]-[.A154]"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2625433" calcext:value-type="float">
            <text:p>2625433</text:p>
          </table:table-cell>
          <table:table-cell office:value-type="float" office:value="2626004" calcext:value-type="float">
            <text:p>2626004</text:p>
          </table:table-cell>
          <table:table-cell office:value-type="float" office:value="2627264" calcext:value-type="float">
            <text:p>2627264</text:p>
          </table:table-cell>
          <table:table-cell office:value-type="float" office:value="2627526" calcext:value-type="float">
            <text:p>2627526</text:p>
          </table:table-cell>
          <table:table-cell table:formula="of:=[.C155]-[.B155]" office:value-type="float" office:value="1260" calcext:value-type="float">
            <text:p>1260</text:p>
          </table:table-cell>
          <table:table-cell table:formula="of:=[.D155]-[.A155]" office:value-type="float" office:value="2093" calcext:value-type="float">
            <text:p>2093</text:p>
          </table:table-cell>
          <table:table-cell table:number-columns-repeated="5"/>
        </table:table-row>
        <table:table-row table:style-name="ro1">
          <table:table-cell office:value-type="float" office:value="2640040" calcext:value-type="float">
            <text:p>2640040</text:p>
          </table:table-cell>
          <table:table-cell office:value-type="float" office:value="2640628" calcext:value-type="float">
            <text:p>2640628</text:p>
          </table:table-cell>
          <table:table-cell office:value-type="float" office:value="2641880" calcext:value-type="float">
            <text:p>2641880</text:p>
          </table:table-cell>
          <table:table-cell office:value-type="float" office:value="2642128" calcext:value-type="float">
            <text:p>2642128</text:p>
          </table:table-cell>
          <table:table-cell table:formula="of:=[.C156]-[.B156]" office:value-type="float" office:value="1252" calcext:value-type="float">
            <text:p>1252</text:p>
          </table:table-cell>
          <table:table-cell table:formula="of:=[.D156]-[.A156]" office:value-type="float" office:value="2088" calcext:value-type="float">
            <text:p>2088</text:p>
          </table:table-cell>
          <table:table-cell table:number-columns-repeated="5"/>
        </table:table-row>
        <table:table-row table:style-name="ro1">
          <table:table-cell office:value-type="float" office:value="2654612" calcext:value-type="float">
            <text:p>2654612</text:p>
          </table:table-cell>
          <table:table-cell office:value-type="float" office:value="2655152" calcext:value-type="float">
            <text:p>2655152</text:p>
          </table:table-cell>
          <table:table-cell office:value-type="float" office:value="2656356" calcext:value-type="float">
            <text:p>2656356</text:p>
          </table:table-cell>
          <table:table-cell office:value-type="float" office:value="2656610" calcext:value-type="float">
            <text:p>2656610</text:p>
          </table:table-cell>
          <table:table-cell table:formula="of:=[.C157]-[.B157]" office:value-type="float" office:value="1204" calcext:value-type="float">
            <text:p>1204</text:p>
          </table:table-cell>
          <table:table-cell table:formula="of:=[.D157]-[.A157]"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2669087" calcext:value-type="float">
            <text:p>2669087</text:p>
          </table:table-cell>
          <table:table-cell office:value-type="float" office:value="2669619" calcext:value-type="float">
            <text:p>2669619</text:p>
          </table:table-cell>
          <table:table-cell office:value-type="float" office:value="2670864" calcext:value-type="float">
            <text:p>2670864</text:p>
          </table:table-cell>
          <table:table-cell office:value-type="float" office:value="2671113" calcext:value-type="float">
            <text:p>2671113</text:p>
          </table:table-cell>
          <table:table-cell table:formula="of:=[.C158]-[.B158]" office:value-type="float" office:value="1245" calcext:value-type="float">
            <text:p>1245</text:p>
          </table:table-cell>
          <table:table-cell table:formula="of:=[.D158]-[.A158]" office:value-type="float" office:value="2026" calcext:value-type="float">
            <text:p>2026</text:p>
          </table:table-cell>
          <table:table-cell table:number-columns-repeated="5"/>
        </table:table-row>
        <table:table-row table:style-name="ro1">
          <table:table-cell office:value-type="float" office:value="2683557" calcext:value-type="float">
            <text:p>2683557</text:p>
          </table:table-cell>
          <table:table-cell office:value-type="float" office:value="2684078" calcext:value-type="float">
            <text:p>2684078</text:p>
          </table:table-cell>
          <table:table-cell office:value-type="float" office:value="2685315" calcext:value-type="float">
            <text:p>2685315</text:p>
          </table:table-cell>
          <table:table-cell office:value-type="float" office:value="2685563" calcext:value-type="float">
            <text:p>2685563</text:p>
          </table:table-cell>
          <table:table-cell table:formula="of:=[.C159]-[.B159]" office:value-type="float" office:value="1237" calcext:value-type="float">
            <text:p>1237</text:p>
          </table:table-cell>
          <table:table-cell table:formula="of:=[.D159]-[.A159]"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2698083" calcext:value-type="float">
            <text:p>2698083</text:p>
          </table:table-cell>
          <table:table-cell office:value-type="float" office:value="2698638" calcext:value-type="float">
            <text:p>2698638</text:p>
          </table:table-cell>
          <table:table-cell office:value-type="float" office:value="2699878" calcext:value-type="float">
            <text:p>2699878</text:p>
          </table:table-cell>
          <table:table-cell office:value-type="float" office:value="2700152" calcext:value-type="float">
            <text:p>2700152</text:p>
          </table:table-cell>
          <table:table-cell table:formula="of:=[.C160]-[.B160]" office:value-type="float" office:value="1240" calcext:value-type="float">
            <text:p>1240</text:p>
          </table:table-cell>
          <table:table-cell table:formula="of:=[.D160]-[.A160]" office:value-type="float" office:value="2069" calcext:value-type="float">
            <text:p>2069</text:p>
          </table:table-cell>
          <table:table-cell table:number-columns-repeated="5"/>
        </table:table-row>
        <table:table-row table:style-name="ro1">
          <table:table-cell office:value-type="float" office:value="2712822" calcext:value-type="float">
            <text:p>2712822</text:p>
          </table:table-cell>
          <table:table-cell office:value-type="float" office:value="2713404" calcext:value-type="float">
            <text:p>2713404</text:p>
          </table:table-cell>
          <table:table-cell office:value-type="float" office:value="2714653" calcext:value-type="float">
            <text:p>2714653</text:p>
          </table:table-cell>
          <table:table-cell office:value-type="float" office:value="2714943" calcext:value-type="float">
            <text:p>2714943</text:p>
          </table:table-cell>
          <table:table-cell table:formula="of:=[.C161]-[.B161]" office:value-type="float" office:value="1249" calcext:value-type="float">
            <text:p>1249</text:p>
          </table:table-cell>
          <table:table-cell table:formula="of:=[.D161]-[.A161]" office:value-type="float" office:value="2121" calcext:value-type="float">
            <text:p>2121</text:p>
          </table:table-cell>
          <table:table-cell table:number-columns-repeated="5"/>
        </table:table-row>
        <table:table-row table:style-name="ro1">
          <table:table-cell office:value-type="float" office:value="2727554" calcext:value-type="float">
            <text:p>2727554</text:p>
          </table:table-cell>
          <table:table-cell office:value-type="float" office:value="2728081" calcext:value-type="float">
            <text:p>2728081</text:p>
          </table:table-cell>
          <table:table-cell office:value-type="float" office:value="2729323" calcext:value-type="float">
            <text:p>2729323</text:p>
          </table:table-cell>
          <table:table-cell office:value-type="float" office:value="2729591" calcext:value-type="float">
            <text:p>2729591</text:p>
          </table:table-cell>
          <table:table-cell table:formula="of:=[.C162]-[.B162]" office:value-type="float" office:value="1242" calcext:value-type="float">
            <text:p>1242</text:p>
          </table:table-cell>
          <table:table-cell table:formula="of:=[.D162]-[.A162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2742091" calcext:value-type="float">
            <text:p>2742091</text:p>
          </table:table-cell>
          <table:table-cell office:value-type="float" office:value="2742589" calcext:value-type="float">
            <text:p>2742589</text:p>
          </table:table-cell>
          <table:table-cell office:value-type="float" office:value="2743837" calcext:value-type="float">
            <text:p>2743837</text:p>
          </table:table-cell>
          <table:table-cell office:value-type="float" office:value="2744086" calcext:value-type="float">
            <text:p>2744086</text:p>
          </table:table-cell>
          <table:table-cell table:formula="of:=[.C163]-[.B163]" office:value-type="float" office:value="1248" calcext:value-type="float">
            <text:p>1248</text:p>
          </table:table-cell>
          <table:table-cell table:formula="of:=[.D163]-[.A163]"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2756593" calcext:value-type="float">
            <text:p>2756593</text:p>
          </table:table-cell>
          <table:table-cell office:value-type="float" office:value="2757099" calcext:value-type="float">
            <text:p>2757099</text:p>
          </table:table-cell>
          <table:table-cell office:value-type="float" office:value="2758357" calcext:value-type="float">
            <text:p>2758357</text:p>
          </table:table-cell>
          <table:table-cell office:value-type="float" office:value="2758607" calcext:value-type="float">
            <text:p>2758607</text:p>
          </table:table-cell>
          <table:table-cell table:formula="of:=[.C164]-[.B164]" office:value-type="float" office:value="1258" calcext:value-type="float">
            <text:p>1258</text:p>
          </table:table-cell>
          <table:table-cell table:formula="of:=[.D164]-[.A164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2771086" calcext:value-type="float">
            <text:p>2771086</text:p>
          </table:table-cell>
          <table:table-cell office:value-type="float" office:value="2771637" calcext:value-type="float">
            <text:p>2771637</text:p>
          </table:table-cell>
          <table:table-cell office:value-type="float" office:value="2772846" calcext:value-type="float">
            <text:p>2772846</text:p>
          </table:table-cell>
          <table:table-cell office:value-type="float" office:value="2773102" calcext:value-type="float">
            <text:p>2773102</text:p>
          </table:table-cell>
          <table:table-cell table:formula="of:=[.C165]-[.B165]" office:value-type="float" office:value="1209" calcext:value-type="float">
            <text:p>1209</text:p>
          </table:table-cell>
          <table:table-cell table:formula="of:=[.D165]-[.A165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2785609" calcext:value-type="float">
            <text:p>2785609</text:p>
          </table:table-cell>
          <table:table-cell office:value-type="float" office:value="2786197" calcext:value-type="float">
            <text:p>2786197</text:p>
          </table:table-cell>
          <table:table-cell office:value-type="float" office:value="2787436" calcext:value-type="float">
            <text:p>2787436</text:p>
          </table:table-cell>
          <table:table-cell office:value-type="float" office:value="2787687" calcext:value-type="float">
            <text:p>2787687</text:p>
          </table:table-cell>
          <table:table-cell table:formula="of:=[.C166]-[.B166]" office:value-type="float" office:value="1239" calcext:value-type="float">
            <text:p>1239</text:p>
          </table:table-cell>
          <table:table-cell table:formula="of:=[.D166]-[.A166]" office:value-type="float" office:value="2078" calcext:value-type="float">
            <text:p>2078</text:p>
          </table:table-cell>
          <table:table-cell table:number-columns-repeated="5"/>
        </table:table-row>
        <table:table-row table:style-name="ro1">
          <table:table-cell office:value-type="float" office:value="2800184" calcext:value-type="float">
            <text:p>2800184</text:p>
          </table:table-cell>
          <table:table-cell office:value-type="float" office:value="2800717" calcext:value-type="float">
            <text:p>2800717</text:p>
          </table:table-cell>
          <table:table-cell office:value-type="float" office:value="2801956" calcext:value-type="float">
            <text:p>2801956</text:p>
          </table:table-cell>
          <table:table-cell office:value-type="float" office:value="2802209" calcext:value-type="float">
            <text:p>2802209</text:p>
          </table:table-cell>
          <table:table-cell table:formula="of:=[.C167]-[.B167]" office:value-type="float" office:value="1239" calcext:value-type="float">
            <text:p>1239</text:p>
          </table:table-cell>
          <table:table-cell table:formula="of:=[.D167]-[.A167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2814717" calcext:value-type="float">
            <text:p>2814717</text:p>
          </table:table-cell>
          <table:table-cell office:value-type="float" office:value="2815258" calcext:value-type="float">
            <text:p>2815258</text:p>
          </table:table-cell>
          <table:table-cell office:value-type="float" office:value="2816499" calcext:value-type="float">
            <text:p>2816499</text:p>
          </table:table-cell>
          <table:table-cell office:value-type="float" office:value="2816782" calcext:value-type="float">
            <text:p>2816782</text:p>
          </table:table-cell>
          <table:table-cell table:formula="of:=[.C168]-[.B168]" office:value-type="float" office:value="1241" calcext:value-type="float">
            <text:p>1241</text:p>
          </table:table-cell>
          <table:table-cell table:formula="of:=[.D168]-[.A168]" office:value-type="float" office:value="2065" calcext:value-type="float">
            <text:p>2065</text:p>
          </table:table-cell>
          <table:table-cell table:number-columns-repeated="5"/>
        </table:table-row>
        <table:table-row table:style-name="ro1">
          <table:table-cell office:value-type="float" office:value="2829510" calcext:value-type="float">
            <text:p>2829510</text:p>
          </table:table-cell>
          <table:table-cell office:value-type="float" office:value="2830064" calcext:value-type="float">
            <text:p>2830064</text:p>
          </table:table-cell>
          <table:table-cell office:value-type="float" office:value="2832197" calcext:value-type="float">
            <text:p>2832197</text:p>
          </table:table-cell>
          <table:table-cell office:value-type="float" office:value="2832983" calcext:value-type="float">
            <text:p>2832983</text:p>
          </table:table-cell>
          <table:table-cell table:formula="of:=[.C169]-[.B169]" office:value-type="float" office:value="2133" calcext:value-type="float">
            <text:p>2133</text:p>
          </table:table-cell>
          <table:table-cell table:formula="of:=[.D169]-[.A169]" office:value-type="float" office:value="3473" calcext:value-type="float">
            <text:p>3473</text:p>
          </table:table-cell>
          <table:table-cell table:number-columns-repeated="5"/>
        </table:table-row>
        <table:table-row table:style-name="ro1">
          <table:table-cell office:value-type="float" office:value="2845609" calcext:value-type="float">
            <text:p>2845609</text:p>
          </table:table-cell>
          <table:table-cell office:value-type="float" office:value="2846143" calcext:value-type="float">
            <text:p>2846143</text:p>
          </table:table-cell>
          <table:table-cell office:value-type="float" office:value="2847350" calcext:value-type="float">
            <text:p>2847350</text:p>
          </table:table-cell>
          <table:table-cell office:value-type="float" office:value="2847588" calcext:value-type="float">
            <text:p>2847588</text:p>
          </table:table-cell>
          <table:table-cell table:formula="of:=[.C170]-[.B170]" office:value-type="float" office:value="1207" calcext:value-type="float">
            <text:p>1207</text:p>
          </table:table-cell>
          <table:table-cell table:formula="of:=[.D170]-[.A170]" office:value-type="float" office:value="1979" calcext:value-type="float">
            <text:p>1979</text:p>
          </table:table-cell>
          <table:table-cell table:number-columns-repeated="5"/>
        </table:table-row>
        <table:table-row table:style-name="ro1">
          <table:table-cell office:value-type="float" office:value="2860017" calcext:value-type="float">
            <text:p>2860017</text:p>
          </table:table-cell>
          <table:table-cell office:value-type="float" office:value="2860561" calcext:value-type="float">
            <text:p>2860561</text:p>
          </table:table-cell>
          <table:table-cell office:value-type="float" office:value="2861802" calcext:value-type="float">
            <text:p>2861802</text:p>
          </table:table-cell>
          <table:table-cell office:value-type="float" office:value="2862052" calcext:value-type="float">
            <text:p>2862052</text:p>
          </table:table-cell>
          <table:table-cell table:formula="of:=[.C171]-[.B171]" office:value-type="float" office:value="1241" calcext:value-type="float">
            <text:p>1241</text:p>
          </table:table-cell>
          <table:table-cell table:formula="of:=[.D171]-[.A171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2874477" calcext:value-type="float">
            <text:p>2874477</text:p>
          </table:table-cell>
          <table:table-cell office:value-type="float" office:value="2874966" calcext:value-type="float">
            <text:p>2874966</text:p>
          </table:table-cell>
          <table:table-cell office:value-type="float" office:value="2876205" calcext:value-type="float">
            <text:p>2876205</text:p>
          </table:table-cell>
          <table:table-cell office:value-type="float" office:value="2876452" calcext:value-type="float">
            <text:p>2876452</text:p>
          </table:table-cell>
          <table:table-cell table:formula="of:=[.C172]-[.B172]" office:value-type="float" office:value="1239" calcext:value-type="float">
            <text:p>1239</text:p>
          </table:table-cell>
          <table:table-cell table:formula="of:=[.D172]-[.A172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2888950" calcext:value-type="float">
            <text:p>2888950</text:p>
          </table:table-cell>
          <table:table-cell office:value-type="float" office:value="2889460" calcext:value-type="float">
            <text:p>2889460</text:p>
          </table:table-cell>
          <table:table-cell office:value-type="float" office:value="2890717" calcext:value-type="float">
            <text:p>2890717</text:p>
          </table:table-cell>
          <table:table-cell office:value-type="float" office:value="2890969" calcext:value-type="float">
            <text:p>2890969</text:p>
          </table:table-cell>
          <table:table-cell table:formula="of:=[.C173]-[.B173]" office:value-type="float" office:value="1257" calcext:value-type="float">
            <text:p>1257</text:p>
          </table:table-cell>
          <table:table-cell table:formula="of:=[.D173]-[.A173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2903462" calcext:value-type="float">
            <text:p>2903462</text:p>
          </table:table-cell>
          <table:table-cell office:value-type="float" office:value="2903965" calcext:value-type="float">
            <text:p>2903965</text:p>
          </table:table-cell>
          <table:table-cell office:value-type="float" office:value="2905216" calcext:value-type="float">
            <text:p>2905216</text:p>
          </table:table-cell>
          <table:table-cell office:value-type="float" office:value="2905463" calcext:value-type="float">
            <text:p>2905463</text:p>
          </table:table-cell>
          <table:table-cell table:formula="of:=[.C174]-[.B174]" office:value-type="float" office:value="1251" calcext:value-type="float">
            <text:p>1251</text:p>
          </table:table-cell>
          <table:table-cell table:formula="of:=[.D174]-[.A174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2917951" calcext:value-type="float">
            <text:p>2917951</text:p>
          </table:table-cell>
          <table:table-cell office:value-type="float" office:value="2918501" calcext:value-type="float">
            <text:p>2918501</text:p>
          </table:table-cell>
          <table:table-cell office:value-type="float" office:value="2919735" calcext:value-type="float">
            <text:p>2919735</text:p>
          </table:table-cell>
          <table:table-cell office:value-type="float" office:value="2919984" calcext:value-type="float">
            <text:p>2919984</text:p>
          </table:table-cell>
          <table:table-cell table:formula="of:=[.C175]-[.B175]" office:value-type="float" office:value="1234" calcext:value-type="float">
            <text:p>1234</text:p>
          </table:table-cell>
          <table:table-cell table:formula="of:=[.D175]-[.A175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2932482" calcext:value-type="float">
            <text:p>2932482</text:p>
          </table:table-cell>
          <table:table-cell office:value-type="float" office:value="2933087" calcext:value-type="float">
            <text:p>2933087</text:p>
          </table:table-cell>
          <table:table-cell office:value-type="float" office:value="2934321" calcext:value-type="float">
            <text:p>2934321</text:p>
          </table:table-cell>
          <table:table-cell office:value-type="float" office:value="2934573" calcext:value-type="float">
            <text:p>2934573</text:p>
          </table:table-cell>
          <table:table-cell table:formula="of:=[.C176]-[.B176]" office:value-type="float" office:value="1234" calcext:value-type="float">
            <text:p>1234</text:p>
          </table:table-cell>
          <table:table-cell table:formula="of:=[.D176]-[.A176]" office:value-type="float" office:value="2091" calcext:value-type="float">
            <text:p>2091</text:p>
          </table:table-cell>
          <table:table-cell table:number-columns-repeated="5"/>
        </table:table-row>
        <table:table-row table:style-name="ro1">
          <table:table-cell office:value-type="float" office:value="2947206" calcext:value-type="float">
            <text:p>2947206</text:p>
          </table:table-cell>
          <table:table-cell office:value-type="float" office:value="2947762" calcext:value-type="float">
            <text:p>2947762</text:p>
          </table:table-cell>
          <table:table-cell office:value-type="float" office:value="2949021" calcext:value-type="float">
            <text:p>2949021</text:p>
          </table:table-cell>
          <table:table-cell office:value-type="float" office:value="2949299" calcext:value-type="float">
            <text:p>2949299</text:p>
          </table:table-cell>
          <table:table-cell table:formula="of:=[.C177]-[.B177]" office:value-type="float" office:value="1259" calcext:value-type="float">
            <text:p>1259</text:p>
          </table:table-cell>
          <table:table-cell table:formula="of:=[.D177]-[.A177]" office:value-type="float" office:value="2093" calcext:value-type="float">
            <text:p>2093</text:p>
          </table:table-cell>
          <table:table-cell table:number-columns-repeated="5"/>
        </table:table-row>
        <table:table-row table:style-name="ro1">
          <table:table-cell office:value-type="float" office:value="2961921" calcext:value-type="float">
            <text:p>2961921</text:p>
          </table:table-cell>
          <table:table-cell office:value-type="float" office:value="2962459" calcext:value-type="float">
            <text:p>2962459</text:p>
          </table:table-cell>
          <table:table-cell office:value-type="float" office:value="2963717" calcext:value-type="float">
            <text:p>2963717</text:p>
          </table:table-cell>
          <table:table-cell office:value-type="float" office:value="2963956" calcext:value-type="float">
            <text:p>2963956</text:p>
          </table:table-cell>
          <table:table-cell table:formula="of:=[.C178]-[.B178]" office:value-type="float" office:value="1258" calcext:value-type="float">
            <text:p>1258</text:p>
          </table:table-cell>
          <table:table-cell table:formula="of:=[.D178]-[.A178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2976396" calcext:value-type="float">
            <text:p>2976396</text:p>
          </table:table-cell>
          <table:table-cell office:value-type="float" office:value="2976959" calcext:value-type="float">
            <text:p>2976959</text:p>
          </table:table-cell>
          <table:table-cell office:value-type="float" office:value="2978201" calcext:value-type="float">
            <text:p>2978201</text:p>
          </table:table-cell>
          <table:table-cell office:value-type="float" office:value="2978450" calcext:value-type="float">
            <text:p>2978450</text:p>
          </table:table-cell>
          <table:table-cell table:formula="of:=[.C179]-[.B179]" office:value-type="float" office:value="1242" calcext:value-type="float">
            <text:p>1242</text:p>
          </table:table-cell>
          <table:table-cell table:formula="of:=[.D179]-[.A179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2991046" calcext:value-type="float">
            <text:p>2991046</text:p>
          </table:table-cell>
          <table:table-cell office:value-type="float" office:value="2991539" calcext:value-type="float">
            <text:p>2991539</text:p>
          </table:table-cell>
          <table:table-cell office:value-type="float" office:value="2992840" calcext:value-type="float">
            <text:p>2992840</text:p>
          </table:table-cell>
          <table:table-cell office:value-type="float" office:value="2993086" calcext:value-type="float">
            <text:p>2993086</text:p>
          </table:table-cell>
          <table:table-cell table:formula="of:=[.C180]-[.B180]" office:value-type="float" office:value="1301" calcext:value-type="float">
            <text:p>1301</text:p>
          </table:table-cell>
          <table:table-cell table:formula="of:=[.D180]-[.A180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3005623" calcext:value-type="float">
            <text:p>3005623</text:p>
          </table:table-cell>
          <table:table-cell office:value-type="float" office:value="3006128" calcext:value-type="float">
            <text:p>3006128</text:p>
          </table:table-cell>
          <table:table-cell office:value-type="float" office:value="3007241" calcext:value-type="float">
            <text:p>3007241</text:p>
          </table:table-cell>
          <table:table-cell office:value-type="float" office:value="3007490" calcext:value-type="float">
            <text:p>3007490</text:p>
          </table:table-cell>
          <table:table-cell table:formula="of:=[.C181]-[.B181]" office:value-type="float" office:value="1113" calcext:value-type="float">
            <text:p>1113</text:p>
          </table:table-cell>
          <table:table-cell table:formula="of:=[.D181]-[.A181]" office:value-type="float" office:value="1867" calcext:value-type="float">
            <text:p>1867</text:p>
          </table:table-cell>
          <table:table-cell table:number-columns-repeated="5"/>
        </table:table-row>
        <table:table-row table:style-name="ro1">
          <table:table-cell office:value-type="float" office:value="3019981" calcext:value-type="float">
            <text:p>3019981</text:p>
          </table:table-cell>
          <table:table-cell office:value-type="float" office:value="3020468" calcext:value-type="float">
            <text:p>3020468</text:p>
          </table:table-cell>
          <table:table-cell office:value-type="float" office:value="3021703" calcext:value-type="float">
            <text:p>3021703</text:p>
          </table:table-cell>
          <table:table-cell office:value-type="float" office:value="3021951" calcext:value-type="float">
            <text:p>3021951</text:p>
          </table:table-cell>
          <table:table-cell table:formula="of:=[.C182]-[.B182]" office:value-type="float" office:value="1235" calcext:value-type="float">
            <text:p>1235</text:p>
          </table:table-cell>
          <table:table-cell table:formula="of:=[.D182]-[.A182]" office:value-type="float" office:value="1970" calcext:value-type="float">
            <text:p>1970</text:p>
          </table:table-cell>
          <table:table-cell table:number-columns-repeated="5"/>
        </table:table-row>
        <table:table-row table:style-name="ro1">
          <table:table-cell office:value-type="float" office:value="3034441" calcext:value-type="float">
            <text:p>3034441</text:p>
          </table:table-cell>
          <table:table-cell office:value-type="float" office:value="3034937" calcext:value-type="float">
            <text:p>3034937</text:p>
          </table:table-cell>
          <table:table-cell office:value-type="float" office:value="3036179" calcext:value-type="float">
            <text:p>3036179</text:p>
          </table:table-cell>
          <table:table-cell office:value-type="float" office:value="3036427" calcext:value-type="float">
            <text:p>3036427</text:p>
          </table:table-cell>
          <table:table-cell table:formula="of:=[.C183]-[.B183]" office:value-type="float" office:value="1242" calcext:value-type="float">
            <text:p>1242</text:p>
          </table:table-cell>
          <table:table-cell table:formula="of:=[.D183]-[.A183]" office:value-type="float" office:value="1986" calcext:value-type="float">
            <text:p>1986</text:p>
          </table:table-cell>
          <table:table-cell table:number-columns-repeated="5"/>
        </table:table-row>
        <table:table-row table:style-name="ro1">
          <table:table-cell office:value-type="float" office:value="3048918" calcext:value-type="float">
            <text:p>3048918</text:p>
          </table:table-cell>
          <table:table-cell office:value-type="float" office:value="3049432" calcext:value-type="float">
            <text:p>3049432</text:p>
          </table:table-cell>
          <table:table-cell office:value-type="float" office:value="3050672" calcext:value-type="float">
            <text:p>3050672</text:p>
          </table:table-cell>
          <table:table-cell office:value-type="float" office:value="3050919" calcext:value-type="float">
            <text:p>3050919</text:p>
          </table:table-cell>
          <table:table-cell table:formula="of:=[.C184]-[.B184]" office:value-type="float" office:value="1240" calcext:value-type="float">
            <text:p>1240</text:p>
          </table:table-cell>
          <table:table-cell table:formula="of:=[.D184]-[.A184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063490" calcext:value-type="float">
            <text:p>3063490</text:p>
          </table:table-cell>
          <table:table-cell office:value-type="float" office:value="3064086" calcext:value-type="float">
            <text:p>3064086</text:p>
          </table:table-cell>
          <table:table-cell office:value-type="float" office:value="3065333" calcext:value-type="float">
            <text:p>3065333</text:p>
          </table:table-cell>
          <table:table-cell office:value-type="float" office:value="3065616" calcext:value-type="float">
            <text:p>3065616</text:p>
          </table:table-cell>
          <table:table-cell table:formula="of:=[.C185]-[.B185]" office:value-type="float" office:value="1247" calcext:value-type="float">
            <text:p>1247</text:p>
          </table:table-cell>
          <table:table-cell table:formula="of:=[.D185]-[.A185]" office:value-type="float" office:value="2126" calcext:value-type="float">
            <text:p>2126</text:p>
          </table:table-cell>
          <table:table-cell table:number-columns-repeated="5"/>
        </table:table-row>
        <table:table-row table:style-name="ro1">
          <table:table-cell office:value-type="float" office:value="3078295" calcext:value-type="float">
            <text:p>3078295</text:p>
          </table:table-cell>
          <table:table-cell office:value-type="float" office:value="3078889" calcext:value-type="float">
            <text:p>3078889</text:p>
          </table:table-cell>
          <table:table-cell office:value-type="float" office:value="3080064" calcext:value-type="float">
            <text:p>3080064</text:p>
          </table:table-cell>
          <table:table-cell office:value-type="float" office:value="3080303" calcext:value-type="float">
            <text:p>3080303</text:p>
          </table:table-cell>
          <table:table-cell table:formula="of:=[.C186]-[.B186]" office:value-type="float" office:value="1175" calcext:value-type="float">
            <text:p>1175</text:p>
          </table:table-cell>
          <table:table-cell table:formula="of:=[.D186]-[.A186]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3092846" calcext:value-type="float">
            <text:p>3092846</text:p>
          </table:table-cell>
          <table:table-cell office:value-type="float" office:value="3093393" calcext:value-type="float">
            <text:p>3093393</text:p>
          </table:table-cell>
          <table:table-cell office:value-type="float" office:value="3094630" calcext:value-type="float">
            <text:p>3094630</text:p>
          </table:table-cell>
          <table:table-cell office:value-type="float" office:value="3094881" calcext:value-type="float">
            <text:p>3094881</text:p>
          </table:table-cell>
          <table:table-cell table:formula="of:=[.C187]-[.B187]" office:value-type="float" office:value="1237" calcext:value-type="float">
            <text:p>1237</text:p>
          </table:table-cell>
          <table:table-cell table:formula="of:=[.D187]-[.A187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3107392" calcext:value-type="float">
            <text:p>3107392</text:p>
          </table:table-cell>
          <table:table-cell office:value-type="float" office:value="3107914" calcext:value-type="float">
            <text:p>3107914</text:p>
          </table:table-cell>
          <table:table-cell office:value-type="float" office:value="3109160" calcext:value-type="float">
            <text:p>3109160</text:p>
          </table:table-cell>
          <table:table-cell office:value-type="float" office:value="3109409" calcext:value-type="float">
            <text:p>3109409</text:p>
          </table:table-cell>
          <table:table-cell table:formula="of:=[.C188]-[.B188]" office:value-type="float" office:value="1246" calcext:value-type="float">
            <text:p>1246</text:p>
          </table:table-cell>
          <table:table-cell table:formula="of:=[.D188]-[.A188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121895" calcext:value-type="float">
            <text:p>3121895</text:p>
          </table:table-cell>
          <table:table-cell office:value-type="float" office:value="3122422" calcext:value-type="float">
            <text:p>3122422</text:p>
          </table:table-cell>
          <table:table-cell office:value-type="float" office:value="3123664" calcext:value-type="float">
            <text:p>3123664</text:p>
          </table:table-cell>
          <table:table-cell office:value-type="float" office:value="3123912" calcext:value-type="float">
            <text:p>3123912</text:p>
          </table:table-cell>
          <table:table-cell table:formula="of:=[.C189]-[.B189]" office:value-type="float" office:value="1242" calcext:value-type="float">
            <text:p>1242</text:p>
          </table:table-cell>
          <table:table-cell table:formula="of:=[.D189]-[.A189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3136426" calcext:value-type="float">
            <text:p>3136426</text:p>
          </table:table-cell>
          <table:table-cell office:value-type="float" office:value="3136945" calcext:value-type="float">
            <text:p>3136945</text:p>
          </table:table-cell>
          <table:table-cell office:value-type="float" office:value="3138160" calcext:value-type="float">
            <text:p>3138160</text:p>
          </table:table-cell>
          <table:table-cell office:value-type="float" office:value="3138407" calcext:value-type="float">
            <text:p>3138407</text:p>
          </table:table-cell>
          <table:table-cell table:formula="of:=[.C190]-[.B190]" office:value-type="float" office:value="1215" calcext:value-type="float">
            <text:p>1215</text:p>
          </table:table-cell>
          <table:table-cell table:formula="of:=[.D190]-[.A190]" office:value-type="float" office:value="1981" calcext:value-type="float">
            <text:p>1981</text:p>
          </table:table-cell>
          <table:table-cell table:number-columns-repeated="5"/>
        </table:table-row>
        <table:table-row table:style-name="ro1">
          <table:table-cell office:value-type="float" office:value="3150890" calcext:value-type="float">
            <text:p>3150890</text:p>
          </table:table-cell>
          <table:table-cell office:value-type="float" office:value="3151425" calcext:value-type="float">
            <text:p>3151425</text:p>
          </table:table-cell>
          <table:table-cell office:value-type="float" office:value="3152664" calcext:value-type="float">
            <text:p>3152664</text:p>
          </table:table-cell>
          <table:table-cell office:value-type="float" office:value="3152917" calcext:value-type="float">
            <text:p>3152917</text:p>
          </table:table-cell>
          <table:table-cell table:formula="of:=[.C191]-[.B191]" office:value-type="float" office:value="1239" calcext:value-type="float">
            <text:p>1239</text:p>
          </table:table-cell>
          <table:table-cell table:formula="of:=[.D191]-[.A191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3165335" calcext:value-type="float">
            <text:p>3165335</text:p>
          </table:table-cell>
          <table:table-cell office:value-type="float" office:value="3165801" calcext:value-type="float">
            <text:p>3165801</text:p>
          </table:table-cell>
          <table:table-cell office:value-type="float" office:value="3167046" calcext:value-type="float">
            <text:p>3167046</text:p>
          </table:table-cell>
          <table:table-cell office:value-type="float" office:value="3167291" calcext:value-type="float">
            <text:p>3167291</text:p>
          </table:table-cell>
          <table:table-cell table:formula="of:=[.C192]-[.B192]" office:value-type="float" office:value="1245" calcext:value-type="float">
            <text:p>1245</text:p>
          </table:table-cell>
          <table:table-cell table:formula="of:=[.D192]-[.A192]" office:value-type="float" office:value="1956" calcext:value-type="float">
            <text:p>1956</text:p>
          </table:table-cell>
          <table:table-cell table:number-columns-repeated="5"/>
        </table:table-row>
        <table:table-row table:style-name="ro1">
          <table:table-cell office:value-type="float" office:value="3179749" calcext:value-type="float">
            <text:p>3179749</text:p>
          </table:table-cell>
          <table:table-cell office:value-type="float" office:value="3180284" calcext:value-type="float">
            <text:p>3180284</text:p>
          </table:table-cell>
          <table:table-cell office:value-type="float" office:value="3181534" calcext:value-type="float">
            <text:p>3181534</text:p>
          </table:table-cell>
          <table:table-cell office:value-type="float" office:value="3181808" calcext:value-type="float">
            <text:p>3181808</text:p>
          </table:table-cell>
          <table:table-cell table:formula="of:=[.C193]-[.B193]" office:value-type="float" office:value="1250" calcext:value-type="float">
            <text:p>1250</text:p>
          </table:table-cell>
          <table:table-cell table:formula="of:=[.D193]-[.A193]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3194587" calcext:value-type="float">
            <text:p>3194587</text:p>
          </table:table-cell>
          <table:table-cell office:value-type="float" office:value="3195157" calcext:value-type="float">
            <text:p>3195157</text:p>
          </table:table-cell>
          <table:table-cell office:value-type="float" office:value="3196410" calcext:value-type="float">
            <text:p>3196410</text:p>
          </table:table-cell>
          <table:table-cell office:value-type="float" office:value="3196692" calcext:value-type="float">
            <text:p>3196692</text:p>
          </table:table-cell>
          <table:table-cell table:formula="of:=[.C194]-[.B194]" office:value-type="float" office:value="1253" calcext:value-type="float">
            <text:p>1253</text:p>
          </table:table-cell>
          <table:table-cell table:formula="of:=[.D194]-[.A194]" office:value-type="float" office:value="2105" calcext:value-type="float">
            <text:p>2105</text:p>
          </table:table-cell>
          <table:table-cell table:number-columns-repeated="5"/>
        </table:table-row>
        <table:table-row table:style-name="ro1">
          <table:table-cell office:value-type="float" office:value="3209309" calcext:value-type="float">
            <text:p>3209309</text:p>
          </table:table-cell>
          <table:table-cell office:value-type="float" office:value="3209891" calcext:value-type="float">
            <text:p>3209891</text:p>
          </table:table-cell>
          <table:table-cell office:value-type="float" office:value="3211132" calcext:value-type="float">
            <text:p>3211132</text:p>
          </table:table-cell>
          <table:table-cell office:value-type="float" office:value="3211379" calcext:value-type="float">
            <text:p>3211379</text:p>
          </table:table-cell>
          <table:table-cell table:formula="of:=[.C195]-[.B195]" office:value-type="float" office:value="1241" calcext:value-type="float">
            <text:p>1241</text:p>
          </table:table-cell>
          <table:table-cell table:formula="of:=[.D195]-[.A195]" office:value-type="float" office:value="2070" calcext:value-type="float">
            <text:p>2070</text:p>
          </table:table-cell>
          <table:table-cell table:number-columns-repeated="5"/>
        </table:table-row>
        <table:table-row table:style-name="ro1">
          <table:table-cell office:value-type="float" office:value="3223880" calcext:value-type="float">
            <text:p>3223880</text:p>
          </table:table-cell>
          <table:table-cell office:value-type="float" office:value="3224497" calcext:value-type="float">
            <text:p>3224497</text:p>
          </table:table-cell>
          <table:table-cell office:value-type="float" office:value="3225740" calcext:value-type="float">
            <text:p>3225740</text:p>
          </table:table-cell>
          <table:table-cell office:value-type="float" office:value="3225985" calcext:value-type="float">
            <text:p>3225985</text:p>
          </table:table-cell>
          <table:table-cell table:formula="of:=[.C196]-[.B196]" office:value-type="float" office:value="1243" calcext:value-type="float">
            <text:p>1243</text:p>
          </table:table-cell>
          <table:table-cell table:formula="of:=[.D196]-[.A196]" office:value-type="float" office:value="2105" calcext:value-type="float">
            <text:p>2105</text:p>
          </table:table-cell>
          <table:table-cell table:number-columns-repeated="5"/>
        </table:table-row>
        <table:table-row table:style-name="ro1">
          <table:table-cell office:value-type="float" office:value="3238481" calcext:value-type="float">
            <text:p>3238481</text:p>
          </table:table-cell>
          <table:table-cell office:value-type="float" office:value="3239019" calcext:value-type="float">
            <text:p>3239019</text:p>
          </table:table-cell>
          <table:table-cell office:value-type="float" office:value="3240266" calcext:value-type="float">
            <text:p>3240266</text:p>
          </table:table-cell>
          <table:table-cell office:value-type="float" office:value="3240517" calcext:value-type="float">
            <text:p>3240517</text:p>
          </table:table-cell>
          <table:table-cell table:formula="of:=[.C197]-[.B197]" office:value-type="float" office:value="1247" calcext:value-type="float">
            <text:p>1247</text:p>
          </table:table-cell>
          <table:table-cell table:formula="of:=[.D197]-[.A197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3252982" calcext:value-type="float">
            <text:p>3252982</text:p>
          </table:table-cell>
          <table:table-cell office:value-type="float" office:value="3253501" calcext:value-type="float">
            <text:p>3253501</text:p>
          </table:table-cell>
          <table:table-cell office:value-type="float" office:value="3254716" calcext:value-type="float">
            <text:p>3254716</text:p>
          </table:table-cell>
          <table:table-cell office:value-type="float" office:value="3254970" calcext:value-type="float">
            <text:p>3254970</text:p>
          </table:table-cell>
          <table:table-cell table:formula="of:=[.C198]-[.B198]" office:value-type="float" office:value="1215" calcext:value-type="float">
            <text:p>1215</text:p>
          </table:table-cell>
          <table:table-cell table:formula="of:=[.D198]-[.A198]" office:value-type="float" office:value="1988" calcext:value-type="float">
            <text:p>1988</text:p>
          </table:table-cell>
          <table:table-cell table:number-columns-repeated="5"/>
        </table:table-row>
        <table:table-row table:style-name="ro1">
          <table:table-cell office:value-type="float" office:value="3267450" calcext:value-type="float">
            <text:p>3267450</text:p>
          </table:table-cell>
          <table:table-cell office:value-type="float" office:value="3267967" calcext:value-type="float">
            <text:p>3267967</text:p>
          </table:table-cell>
          <table:table-cell office:value-type="float" office:value="3269217" calcext:value-type="float">
            <text:p>3269217</text:p>
          </table:table-cell>
          <table:table-cell office:value-type="float" office:value="3269466" calcext:value-type="float">
            <text:p>3269466</text:p>
          </table:table-cell>
          <table:table-cell table:formula="of:=[.C199]-[.B199]" office:value-type="float" office:value="1250" calcext:value-type="float">
            <text:p>1250</text:p>
          </table:table-cell>
          <table:table-cell table:formula="of:=[.D199]-[.A199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281977" calcext:value-type="float">
            <text:p>3281977</text:p>
          </table:table-cell>
          <table:table-cell office:value-type="float" office:value="3282487" calcext:value-type="float">
            <text:p>3282487</text:p>
          </table:table-cell>
          <table:table-cell office:value-type="float" office:value="3283722" calcext:value-type="float">
            <text:p>3283722</text:p>
          </table:table-cell>
          <table:table-cell office:value-type="float" office:value="3283995" calcext:value-type="float">
            <text:p>3283995</text:p>
          </table:table-cell>
          <table:table-cell table:formula="of:=[.C200]-[.B200]" office:value-type="float" office:value="1235" calcext:value-type="float">
            <text:p>1235</text:p>
          </table:table-cell>
          <table:table-cell table:formula="of:=[.D200]-[.A200]"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office:value-type="float" office:value="3296416" calcext:value-type="float">
            <text:p>3296416</text:p>
          </table:table-cell>
          <table:table-cell office:value-type="float" office:value="3296966" calcext:value-type="float">
            <text:p>3296966</text:p>
          </table:table-cell>
          <table:table-cell office:value-type="float" office:value="3298204" calcext:value-type="float">
            <text:p>3298204</text:p>
          </table:table-cell>
          <table:table-cell office:value-type="float" office:value="3298488" calcext:value-type="float">
            <text:p>3298488</text:p>
          </table:table-cell>
          <table:table-cell table:formula="of:=[.C201]-[.B201]" office:value-type="float" office:value="1238" calcext:value-type="float">
            <text:p>1238</text:p>
          </table:table-cell>
          <table:table-cell table:formula="of:=[.D201]-[.A201]" office:value-type="float" office:value="2072" calcext:value-type="float">
            <text:p>2072</text:p>
          </table:table-cell>
          <table:table-cell table:number-columns-repeated="5"/>
        </table:table-row>
        <table:table-row table:style-name="ro1">
          <table:table-cell office:value-type="float" office:value="3311103" calcext:value-type="float">
            <text:p>3311103</text:p>
          </table:table-cell>
          <table:table-cell office:value-type="float" office:value="3311605" calcext:value-type="float">
            <text:p>3311605</text:p>
          </table:table-cell>
          <table:table-cell office:value-type="float" office:value="3312854" calcext:value-type="float">
            <text:p>3312854</text:p>
          </table:table-cell>
          <table:table-cell office:value-type="float" office:value="3314282" calcext:value-type="float">
            <text:p>3314282</text:p>
          </table:table-cell>
          <table:table-cell table:formula="of:=[.C202]-[.B202]" office:value-type="float" office:value="1249" calcext:value-type="float">
            <text:p>1249</text:p>
          </table:table-cell>
          <table:table-cell table:formula="of:=[.D202]-[.A202]" office:value-type="float" office:value="3179" calcext:value-type="float">
            <text:p>3179</text:p>
          </table:table-cell>
          <table:table-cell table:number-columns-repeated="5"/>
        </table:table-row>
        <table:table-row table:style-name="ro1">
          <table:table-cell office:value-type="float" office:value="3326937" calcext:value-type="float">
            <text:p>3326937</text:p>
          </table:table-cell>
          <table:table-cell office:value-type="float" office:value="3327456" calcext:value-type="float">
            <text:p>3327456</text:p>
          </table:table-cell>
          <table:table-cell office:value-type="float" office:value="3328702" calcext:value-type="float">
            <text:p>3328702</text:p>
          </table:table-cell>
          <table:table-cell office:value-type="float" office:value="3328949" calcext:value-type="float">
            <text:p>3328949</text:p>
          </table:table-cell>
          <table:table-cell table:formula="of:=[.C203]-[.B203]" office:value-type="float" office:value="1246" calcext:value-type="float">
            <text:p>1246</text:p>
          </table:table-cell>
          <table:table-cell table:formula="of:=[.D203]-[.A203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3341450" calcext:value-type="float">
            <text:p>3341450</text:p>
          </table:table-cell>
          <table:table-cell office:value-type="float" office:value="3341984" calcext:value-type="float">
            <text:p>3341984</text:p>
          </table:table-cell>
          <table:table-cell office:value-type="float" office:value="3343228" calcext:value-type="float">
            <text:p>3343228</text:p>
          </table:table-cell>
          <table:table-cell office:value-type="float" office:value="3343475" calcext:value-type="float">
            <text:p>3343475</text:p>
          </table:table-cell>
          <table:table-cell table:formula="of:=[.C204]-[.B204]" office:value-type="float" office:value="1244" calcext:value-type="float">
            <text:p>1244</text:p>
          </table:table-cell>
          <table:table-cell table:formula="of:=[.D204]-[.A204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3355995" calcext:value-type="float">
            <text:p>3355995</text:p>
          </table:table-cell>
          <table:table-cell office:value-type="float" office:value="3356549" calcext:value-type="float">
            <text:p>3356549</text:p>
          </table:table-cell>
          <table:table-cell office:value-type="float" office:value="3357795" calcext:value-type="float">
            <text:p>3357795</text:p>
          </table:table-cell>
          <table:table-cell office:value-type="float" office:value="3358045" calcext:value-type="float">
            <text:p>3358045</text:p>
          </table:table-cell>
          <table:table-cell table:formula="of:=[.C205]-[.B205]" office:value-type="float" office:value="1246" calcext:value-type="float">
            <text:p>1246</text:p>
          </table:table-cell>
          <table:table-cell table:formula="of:=[.D205]-[.A205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3370547" calcext:value-type="float">
            <text:p>3370547</text:p>
          </table:table-cell>
          <table:table-cell office:value-type="float" office:value="3371123" calcext:value-type="float">
            <text:p>3371123</text:p>
          </table:table-cell>
          <table:table-cell office:value-type="float" office:value="3372364" calcext:value-type="float">
            <text:p>3372364</text:p>
          </table:table-cell>
          <table:table-cell office:value-type="float" office:value="3372612" calcext:value-type="float">
            <text:p>3372612</text:p>
          </table:table-cell>
          <table:table-cell table:formula="of:=[.C206]-[.B206]" office:value-type="float" office:value="1241" calcext:value-type="float">
            <text:p>1241</text:p>
          </table:table-cell>
          <table:table-cell table:formula="of:=[.D206]-[.A206]" office:value-type="float" office:value="2065" calcext:value-type="float">
            <text:p>2065</text:p>
          </table:table-cell>
          <table:table-cell table:number-columns-repeated="5"/>
        </table:table-row>
        <table:table-row table:style-name="ro1">
          <table:table-cell office:value-type="float" office:value="3385110" calcext:value-type="float">
            <text:p>3385110</text:p>
          </table:table-cell>
          <table:table-cell office:value-type="float" office:value="3385640" calcext:value-type="float">
            <text:p>3385640</text:p>
          </table:table-cell>
          <table:table-cell office:value-type="float" office:value="3386892" calcext:value-type="float">
            <text:p>3386892</text:p>
          </table:table-cell>
          <table:table-cell office:value-type="float" office:value="3387143" calcext:value-type="float">
            <text:p>3387143</text:p>
          </table:table-cell>
          <table:table-cell table:formula="of:=[.C207]-[.B207]" office:value-type="float" office:value="1252" calcext:value-type="float">
            <text:p>1252</text:p>
          </table:table-cell>
          <table:table-cell table:formula="of:=[.D207]-[.A207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3399609" calcext:value-type="float">
            <text:p>3399609</text:p>
          </table:table-cell>
          <table:table-cell office:value-type="float" office:value="3400126" calcext:value-type="float">
            <text:p>3400126</text:p>
          </table:table-cell>
          <table:table-cell office:value-type="float" office:value="3401371" calcext:value-type="float">
            <text:p>3401371</text:p>
          </table:table-cell>
          <table:table-cell office:value-type="float" office:value="3401620" calcext:value-type="float">
            <text:p>3401620</text:p>
          </table:table-cell>
          <table:table-cell table:formula="of:=[.C208]-[.B208]" office:value-type="float" office:value="1245" calcext:value-type="float">
            <text:p>1245</text:p>
          </table:table-cell>
          <table:table-cell table:formula="of:=[.D208]-[.A208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414045" calcext:value-type="float">
            <text:p>3414045</text:p>
          </table:table-cell>
          <table:table-cell office:value-type="float" office:value="3414555" calcext:value-type="float">
            <text:p>3414555</text:p>
          </table:table-cell>
          <table:table-cell office:value-type="float" office:value="3415809" calcext:value-type="float">
            <text:p>3415809</text:p>
          </table:table-cell>
          <table:table-cell office:value-type="float" office:value="3416058" calcext:value-type="float">
            <text:p>3416058</text:p>
          </table:table-cell>
          <table:table-cell table:formula="of:=[.C209]-[.B209]" office:value-type="float" office:value="1254" calcext:value-type="float">
            <text:p>1254</text:p>
          </table:table-cell>
          <table:table-cell table:formula="of:=[.D209]-[.A209]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3428667" calcext:value-type="float">
            <text:p>3428667</text:p>
          </table:table-cell>
          <table:table-cell office:value-type="float" office:value="3429303" calcext:value-type="float">
            <text:p>3429303</text:p>
          </table:table-cell>
          <table:table-cell office:value-type="float" office:value="3430557" calcext:value-type="float">
            <text:p>3430557</text:p>
          </table:table-cell>
          <table:table-cell office:value-type="float" office:value="3430834" calcext:value-type="float">
            <text:p>3430834</text:p>
          </table:table-cell>
          <table:table-cell table:formula="of:=[.C210]-[.B210]" office:value-type="float" office:value="1254" calcext:value-type="float">
            <text:p>1254</text:p>
          </table:table-cell>
          <table:table-cell table:formula="of:=[.D210]-[.A210]" office:value-type="float" office:value="2167" calcext:value-type="float">
            <text:p>2167</text:p>
          </table:table-cell>
          <table:table-cell table:number-columns-repeated="5"/>
        </table:table-row>
        <table:table-row table:style-name="ro1">
          <table:table-cell office:value-type="float" office:value="3443849" calcext:value-type="float">
            <text:p>3443849</text:p>
          </table:table-cell>
          <table:table-cell office:value-type="float" office:value="3444414" calcext:value-type="float">
            <text:p>3444414</text:p>
          </table:table-cell>
          <table:table-cell office:value-type="float" office:value="3445465" calcext:value-type="float">
            <text:p>3445465</text:p>
          </table:table-cell>
          <table:table-cell office:value-type="float" office:value="3445720" calcext:value-type="float">
            <text:p>3445720</text:p>
          </table:table-cell>
          <table:table-cell table:formula="of:=[.C211]-[.B211]" office:value-type="float" office:value="1051" calcext:value-type="float">
            <text:p>1051</text:p>
          </table:table-cell>
          <table:table-cell table:formula="of:=[.D211]-[.A211]" office:value-type="float" office:value="1871" calcext:value-type="float">
            <text:p>1871</text:p>
          </table:table-cell>
          <table:table-cell table:number-columns-repeated="5"/>
        </table:table-row>
        <table:table-row table:style-name="ro1">
          <table:table-cell office:value-type="float" office:value="3458344" calcext:value-type="float">
            <text:p>3458344</text:p>
          </table:table-cell>
          <table:table-cell office:value-type="float" office:value="3458828" calcext:value-type="float">
            <text:p>3458828</text:p>
          </table:table-cell>
          <table:table-cell office:value-type="float" office:value="3460056" calcext:value-type="float">
            <text:p>3460056</text:p>
          </table:table-cell>
          <table:table-cell office:value-type="float" office:value="3460306" calcext:value-type="float">
            <text:p>3460306</text:p>
          </table:table-cell>
          <table:table-cell table:formula="of:=[.C212]-[.B212]" office:value-type="float" office:value="1228" calcext:value-type="float">
            <text:p>1228</text:p>
          </table:table-cell>
          <table:table-cell table:formula="of:=[.D212]-[.A212]" office:value-type="float" office:value="1962" calcext:value-type="float">
            <text:p>1962</text:p>
          </table:table-cell>
          <table:table-cell table:number-columns-repeated="5"/>
        </table:table-row>
        <table:table-row table:style-name="ro1">
          <table:table-cell office:value-type="float" office:value="3472844" calcext:value-type="float">
            <text:p>3472844</text:p>
          </table:table-cell>
          <table:table-cell office:value-type="float" office:value="3473341" calcext:value-type="float">
            <text:p>3473341</text:p>
          </table:table-cell>
          <table:table-cell office:value-type="float" office:value="3474592" calcext:value-type="float">
            <text:p>3474592</text:p>
          </table:table-cell>
          <table:table-cell office:value-type="float" office:value="3474845" calcext:value-type="float">
            <text:p>3474845</text:p>
          </table:table-cell>
          <table:table-cell table:formula="of:=[.C213]-[.B213]" office:value-type="float" office:value="1251" calcext:value-type="float">
            <text:p>1251</text:p>
          </table:table-cell>
          <table:table-cell table:formula="of:=[.D213]-[.A213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3487322" calcext:value-type="float">
            <text:p>3487322</text:p>
          </table:table-cell>
          <table:table-cell office:value-type="float" office:value="3487887" calcext:value-type="float">
            <text:p>3487887</text:p>
          </table:table-cell>
          <table:table-cell office:value-type="float" office:value="3489129" calcext:value-type="float">
            <text:p>3489129</text:p>
          </table:table-cell>
          <table:table-cell office:value-type="float" office:value="3489379" calcext:value-type="float">
            <text:p>3489379</text:p>
          </table:table-cell>
          <table:table-cell table:formula="of:=[.C214]-[.B214]" office:value-type="float" office:value="1242" calcext:value-type="float">
            <text:p>1242</text:p>
          </table:table-cell>
          <table:table-cell table:formula="of:=[.D214]-[.A214]" office:value-type="float" office:value="2057" calcext:value-type="float">
            <text:p>2057</text:p>
          </table:table-cell>
          <table:table-cell table:number-columns-repeated="5"/>
        </table:table-row>
        <table:table-row table:style-name="ro1">
          <table:table-cell office:value-type="float" office:value="3501846" calcext:value-type="float">
            <text:p>3501846</text:p>
          </table:table-cell>
          <table:table-cell office:value-type="float" office:value="3502415" calcext:value-type="float">
            <text:p>3502415</text:p>
          </table:table-cell>
          <table:table-cell office:value-type="float" office:value="3503673" calcext:value-type="float">
            <text:p>3503673</text:p>
          </table:table-cell>
          <table:table-cell office:value-type="float" office:value="3503922" calcext:value-type="float">
            <text:p>3503922</text:p>
          </table:table-cell>
          <table:table-cell table:formula="of:=[.C215]-[.B215]" office:value-type="float" office:value="1258" calcext:value-type="float">
            <text:p>1258</text:p>
          </table:table-cell>
          <table:table-cell table:formula="of:=[.D215]-[.A215]"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office:value-type="float" office:value="3516453" calcext:value-type="float">
            <text:p>3516453</text:p>
          </table:table-cell>
          <table:table-cell office:value-type="float" office:value="3517037" calcext:value-type="float">
            <text:p>3517037</text:p>
          </table:table-cell>
          <table:table-cell office:value-type="float" office:value="3518289" calcext:value-type="float">
            <text:p>3518289</text:p>
          </table:table-cell>
          <table:table-cell office:value-type="float" office:value="3518538" calcext:value-type="float">
            <text:p>3518538</text:p>
          </table:table-cell>
          <table:table-cell table:formula="of:=[.C216]-[.B216]" office:value-type="float" office:value="1252" calcext:value-type="float">
            <text:p>1252</text:p>
          </table:table-cell>
          <table:table-cell table:formula="of:=[.D216]-[.A216]" office:value-type="float" office:value="2085" calcext:value-type="float">
            <text:p>2085</text:p>
          </table:table-cell>
          <table:table-cell table:number-columns-repeated="5"/>
        </table:table-row>
        <table:table-row table:style-name="ro1">
          <table:table-cell office:value-type="float" office:value="3531060" calcext:value-type="float">
            <text:p>3531060</text:p>
          </table:table-cell>
          <table:table-cell office:value-type="float" office:value="3531584" calcext:value-type="float">
            <text:p>3531584</text:p>
          </table:table-cell>
          <table:table-cell office:value-type="float" office:value="3532829" calcext:value-type="float">
            <text:p>3532829</text:p>
          </table:table-cell>
          <table:table-cell office:value-type="float" office:value="3533076" calcext:value-type="float">
            <text:p>3533076</text:p>
          </table:table-cell>
          <table:table-cell table:formula="of:=[.C217]-[.B217]" office:value-type="float" office:value="1245" calcext:value-type="float">
            <text:p>1245</text:p>
          </table:table-cell>
          <table:table-cell table:formula="of:=[.D217]-[.A217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545664" calcext:value-type="float">
            <text:p>3545664</text:p>
          </table:table-cell>
          <table:table-cell office:value-type="float" office:value="3546228" calcext:value-type="float">
            <text:p>3546228</text:p>
          </table:table-cell>
          <table:table-cell office:value-type="float" office:value="3547456" calcext:value-type="float">
            <text:p>3547456</text:p>
          </table:table-cell>
          <table:table-cell office:value-type="float" office:value="3547740" calcext:value-type="float">
            <text:p>3547740</text:p>
          </table:table-cell>
          <table:table-cell table:formula="of:=[.C218]-[.B218]" office:value-type="float" office:value="1228" calcext:value-type="float">
            <text:p>1228</text:p>
          </table:table-cell>
          <table:table-cell table:formula="of:=[.D218]-[.A218]"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office:value-type="float" office:value="3560249" calcext:value-type="float">
            <text:p>3560249</text:p>
          </table:table-cell>
          <table:table-cell office:value-type="float" office:value="3560772" calcext:value-type="float">
            <text:p>3560772</text:p>
          </table:table-cell>
          <table:table-cell office:value-type="float" office:value="3562009" calcext:value-type="float">
            <text:p>3562009</text:p>
          </table:table-cell>
          <table:table-cell office:value-type="float" office:value="3562276" calcext:value-type="float">
            <text:p>3562276</text:p>
          </table:table-cell>
          <table:table-cell table:formula="of:=[.C219]-[.B219]" office:value-type="float" office:value="1237" calcext:value-type="float">
            <text:p>1237</text:p>
          </table:table-cell>
          <table:table-cell table:formula="of:=[.D219]-[.A219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3574812" calcext:value-type="float">
            <text:p>3574812</text:p>
          </table:table-cell>
          <table:table-cell office:value-type="float" office:value="3575345" calcext:value-type="float">
            <text:p>3575345</text:p>
          </table:table-cell>
          <table:table-cell office:value-type="float" office:value="3576592" calcext:value-type="float">
            <text:p>3576592</text:p>
          </table:table-cell>
          <table:table-cell office:value-type="float" office:value="3576843" calcext:value-type="float">
            <text:p>3576843</text:p>
          </table:table-cell>
          <table:table-cell table:formula="of:=[.C220]-[.B220]" office:value-type="float" office:value="1247" calcext:value-type="float">
            <text:p>1247</text:p>
          </table:table-cell>
          <table:table-cell table:formula="of:=[.D220]-[.A220]" office:value-type="float" office:value="2031" calcext:value-type="float">
            <text:p>2031</text:p>
          </table:table-cell>
          <table:table-cell table:number-columns-repeated="5"/>
        </table:table-row>
        <table:table-row table:style-name="ro1">
          <table:table-cell office:value-type="float" office:value="3589502" calcext:value-type="float">
            <text:p>3589502</text:p>
          </table:table-cell>
          <table:table-cell office:value-type="float" office:value="3590050" calcext:value-type="float">
            <text:p>3590050</text:p>
          </table:table-cell>
          <table:table-cell office:value-type="float" office:value="3591310" calcext:value-type="float">
            <text:p>3591310</text:p>
          </table:table-cell>
          <table:table-cell office:value-type="float" office:value="3591552" calcext:value-type="float">
            <text:p>3591552</text:p>
          </table:table-cell>
          <table:table-cell table:formula="of:=[.C221]-[.B221]" office:value-type="float" office:value="1260" calcext:value-type="float">
            <text:p>1260</text:p>
          </table:table-cell>
          <table:table-cell table:formula="of:=[.D221]-[.A221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3604058" calcext:value-type="float">
            <text:p>3604058</text:p>
          </table:table-cell>
          <table:table-cell office:value-type="float" office:value="3604539" calcext:value-type="float">
            <text:p>3604539</text:p>
          </table:table-cell>
          <table:table-cell office:value-type="float" office:value="3605772" calcext:value-type="float">
            <text:p>3605772</text:p>
          </table:table-cell>
          <table:table-cell office:value-type="float" office:value="3606037" calcext:value-type="float">
            <text:p>3606037</text:p>
          </table:table-cell>
          <table:table-cell table:formula="of:=[.C222]-[.B222]" office:value-type="float" office:value="1233" calcext:value-type="float">
            <text:p>1233</text:p>
          </table:table-cell>
          <table:table-cell table:formula="of:=[.D222]-[.A222]" office:value-type="float" office:value="1979" calcext:value-type="float">
            <text:p>1979</text:p>
          </table:table-cell>
          <table:table-cell table:number-columns-repeated="5"/>
        </table:table-row>
        <table:table-row table:style-name="ro1">
          <table:table-cell office:value-type="float" office:value="3618519" calcext:value-type="float">
            <text:p>3618519</text:p>
          </table:table-cell>
          <table:table-cell office:value-type="float" office:value="3619026" calcext:value-type="float">
            <text:p>3619026</text:p>
          </table:table-cell>
          <table:table-cell office:value-type="float" office:value="3620284" calcext:value-type="float">
            <text:p>3620284</text:p>
          </table:table-cell>
          <table:table-cell office:value-type="float" office:value="3620530" calcext:value-type="float">
            <text:p>3620530</text:p>
          </table:table-cell>
          <table:table-cell table:formula="of:=[.C223]-[.B223]" office:value-type="float" office:value="1258" calcext:value-type="float">
            <text:p>1258</text:p>
          </table:table-cell>
          <table:table-cell table:formula="of:=[.D223]-[.A223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3632990" calcext:value-type="float">
            <text:p>3632990</text:p>
          </table:table-cell>
          <table:table-cell office:value-type="float" office:value="3633527" calcext:value-type="float">
            <text:p>3633527</text:p>
          </table:table-cell>
          <table:table-cell office:value-type="float" office:value="3634783" calcext:value-type="float">
            <text:p>3634783</text:p>
          </table:table-cell>
          <table:table-cell office:value-type="float" office:value="3635032" calcext:value-type="float">
            <text:p>3635032</text:p>
          </table:table-cell>
          <table:table-cell table:formula="of:=[.C224]-[.B224]" office:value-type="float" office:value="1256" calcext:value-type="float">
            <text:p>1256</text:p>
          </table:table-cell>
          <table:table-cell table:formula="of:=[.D224]-[.A224]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3647532" calcext:value-type="float">
            <text:p>3647532</text:p>
          </table:table-cell>
          <table:table-cell office:value-type="float" office:value="3648125" calcext:value-type="float">
            <text:p>3648125</text:p>
          </table:table-cell>
          <table:table-cell office:value-type="float" office:value="3649357" calcext:value-type="float">
            <text:p>3649357</text:p>
          </table:table-cell>
          <table:table-cell office:value-type="float" office:value="3649633" calcext:value-type="float">
            <text:p>3649633</text:p>
          </table:table-cell>
          <table:table-cell table:formula="of:=[.C225]-[.B225]" office:value-type="float" office:value="1232" calcext:value-type="float">
            <text:p>1232</text:p>
          </table:table-cell>
          <table:table-cell table:formula="of:=[.D225]-[.A225]" office:value-type="float" office:value="2101" calcext:value-type="float">
            <text:p>2101</text:p>
          </table:table-cell>
          <table:table-cell table:number-columns-repeated="5"/>
        </table:table-row>
        <table:table-row table:style-name="ro1">
          <table:table-cell office:value-type="float" office:value="3662453" calcext:value-type="float">
            <text:p>3662453</text:p>
          </table:table-cell>
          <table:table-cell office:value-type="float" office:value="3663093" calcext:value-type="float">
            <text:p>3663093</text:p>
          </table:table-cell>
          <table:table-cell office:value-type="float" office:value="3664338" calcext:value-type="float">
            <text:p>3664338</text:p>
          </table:table-cell>
          <table:table-cell office:value-type="float" office:value="3664634" calcext:value-type="float">
            <text:p>3664634</text:p>
          </table:table-cell>
          <table:table-cell table:formula="of:=[.C226]-[.B226]" office:value-type="float" office:value="1245" calcext:value-type="float">
            <text:p>1245</text:p>
          </table:table-cell>
          <table:table-cell table:formula="of:=[.D226]-[.A226]" office:value-type="float" office:value="2181" calcext:value-type="float">
            <text:p>2181</text:p>
          </table:table-cell>
          <table:table-cell table:number-columns-repeated="5"/>
        </table:table-row>
        <table:table-row table:style-name="ro1">
          <table:table-cell office:value-type="float" office:value="3677283" calcext:value-type="float">
            <text:p>3677283</text:p>
          </table:table-cell>
          <table:table-cell office:value-type="float" office:value="3677843" calcext:value-type="float">
            <text:p>3677843</text:p>
          </table:table-cell>
          <table:table-cell office:value-type="float" office:value="3679062" calcext:value-type="float">
            <text:p>3679062</text:p>
          </table:table-cell>
          <table:table-cell office:value-type="float" office:value="3679307" calcext:value-type="float">
            <text:p>3679307</text:p>
          </table:table-cell>
          <table:table-cell table:formula="of:=[.C227]-[.B227]" office:value-type="float" office:value="1219" calcext:value-type="float">
            <text:p>1219</text:p>
          </table:table-cell>
          <table:table-cell table:formula="of:=[.D227]-[.A227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3691893" calcext:value-type="float">
            <text:p>3691893</text:p>
          </table:table-cell>
          <table:table-cell office:value-type="float" office:value="3692435" calcext:value-type="float">
            <text:p>3692435</text:p>
          </table:table-cell>
          <table:table-cell office:value-type="float" office:value="3693692" calcext:value-type="float">
            <text:p>3693692</text:p>
          </table:table-cell>
          <table:table-cell office:value-type="float" office:value="3693940" calcext:value-type="float">
            <text:p>3693940</text:p>
          </table:table-cell>
          <table:table-cell table:formula="of:=[.C228]-[.B228]" office:value-type="float" office:value="1257" calcext:value-type="float">
            <text:p>1257</text:p>
          </table:table-cell>
          <table:table-cell table:formula="of:=[.D228]-[.A228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3706432" calcext:value-type="float">
            <text:p>3706432</text:p>
          </table:table-cell>
          <table:table-cell office:value-type="float" office:value="3706950" calcext:value-type="float">
            <text:p>3706950</text:p>
          </table:table-cell>
          <table:table-cell office:value-type="float" office:value="3708165" calcext:value-type="float">
            <text:p>3708165</text:p>
          </table:table-cell>
          <table:table-cell office:value-type="float" office:value="3708414" calcext:value-type="float">
            <text:p>3708414</text:p>
          </table:table-cell>
          <table:table-cell table:formula="of:=[.C229]-[.B229]" office:value-type="float" office:value="1215" calcext:value-type="float">
            <text:p>1215</text:p>
          </table:table-cell>
          <table:table-cell table:formula="of:=[.D229]-[.A229]" office:value-type="float" office:value="1982" calcext:value-type="float">
            <text:p>1982</text:p>
          </table:table-cell>
          <table:table-cell table:number-columns-repeated="5"/>
        </table:table-row>
        <table:table-row table:style-name="ro1">
          <table:table-cell office:value-type="float" office:value="3720887" calcext:value-type="float">
            <text:p>3720887</text:p>
          </table:table-cell>
          <table:table-cell office:value-type="float" office:value="3721430" calcext:value-type="float">
            <text:p>3721430</text:p>
          </table:table-cell>
          <table:table-cell office:value-type="float" office:value="3722682" calcext:value-type="float">
            <text:p>3722682</text:p>
          </table:table-cell>
          <table:table-cell office:value-type="float" office:value="3722930" calcext:value-type="float">
            <text:p>3722930</text:p>
          </table:table-cell>
          <table:table-cell table:formula="of:=[.C230]-[.B230]" office:value-type="float" office:value="1252" calcext:value-type="float">
            <text:p>1252</text:p>
          </table:table-cell>
          <table:table-cell table:formula="of:=[.D230]-[.A230]"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3735428" calcext:value-type="float">
            <text:p>3735428</text:p>
          </table:table-cell>
          <table:table-cell office:value-type="float" office:value="3735943" calcext:value-type="float">
            <text:p>3735943</text:p>
          </table:table-cell>
          <table:table-cell office:value-type="float" office:value="3737191" calcext:value-type="float">
            <text:p>3737191</text:p>
          </table:table-cell>
          <table:table-cell office:value-type="float" office:value="3737444" calcext:value-type="float">
            <text:p>3737444</text:p>
          </table:table-cell>
          <table:table-cell table:formula="of:=[.C231]-[.B231]" office:value-type="float" office:value="1248" calcext:value-type="float">
            <text:p>1248</text:p>
          </table:table-cell>
          <table:table-cell table:formula="of:=[.D231]-[.A231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3749949" calcext:value-type="float">
            <text:p>3749949</text:p>
          </table:table-cell>
          <table:table-cell office:value-type="float" office:value="3750419" calcext:value-type="float">
            <text:p>3750419</text:p>
          </table:table-cell>
          <table:table-cell office:value-type="float" office:value="3751676" calcext:value-type="float">
            <text:p>3751676</text:p>
          </table:table-cell>
          <table:table-cell office:value-type="float" office:value="3751923" calcext:value-type="float">
            <text:p>3751923</text:p>
          </table:table-cell>
          <table:table-cell table:formula="of:=[.C232]-[.B232]" office:value-type="float" office:value="1257" calcext:value-type="float">
            <text:p>1257</text:p>
          </table:table-cell>
          <table:table-cell table:formula="of:=[.D232]-[.A232]" office:value-type="float" office:value="1974" calcext:value-type="float">
            <text:p>1974</text:p>
          </table:table-cell>
          <table:table-cell table:number-columns-repeated="5"/>
        </table:table-row>
        <table:table-row table:style-name="ro1">
          <table:table-cell office:value-type="float" office:value="3764365" calcext:value-type="float">
            <text:p>3764365</text:p>
          </table:table-cell>
          <table:table-cell office:value-type="float" office:value="3764885" calcext:value-type="float">
            <text:p>3764885</text:p>
          </table:table-cell>
          <table:table-cell office:value-type="float" office:value="3766115" calcext:value-type="float">
            <text:p>3766115</text:p>
          </table:table-cell>
          <table:table-cell office:value-type="float" office:value="3766390" calcext:value-type="float">
            <text:p>3766390</text:p>
          </table:table-cell>
          <table:table-cell table:formula="of:=[.C233]-[.B233]" office:value-type="float" office:value="1230" calcext:value-type="float">
            <text:p>1230</text:p>
          </table:table-cell>
          <table:table-cell table:formula="of:=[.D233]-[.A233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3779126" calcext:value-type="float">
            <text:p>3779126</text:p>
          </table:table-cell>
          <table:table-cell office:value-type="float" office:value="3779632" calcext:value-type="float">
            <text:p>3779632</text:p>
          </table:table-cell>
          <table:table-cell office:value-type="float" office:value="3781276" calcext:value-type="float">
            <text:p>3781276</text:p>
          </table:table-cell>
          <table:table-cell office:value-type="float" office:value="3782061" calcext:value-type="float">
            <text:p>3782061</text:p>
          </table:table-cell>
          <table:table-cell table:formula="of:=[.C234]-[.B234]" office:value-type="float" office:value="1644" calcext:value-type="float">
            <text:p>1644</text:p>
          </table:table-cell>
          <table:table-cell table:formula="of:=[.D234]-[.A234]" office:value-type="float" office:value="2935" calcext:value-type="float">
            <text:p>2935</text:p>
          </table:table-cell>
          <table:table-cell table:number-columns-repeated="5"/>
        </table:table-row>
        <table:table-row table:style-name="ro1">
          <table:table-cell office:value-type="float" office:value="3794747" calcext:value-type="float">
            <text:p>3794747</text:p>
          </table:table-cell>
          <table:table-cell office:value-type="float" office:value="3795308" calcext:value-type="float">
            <text:p>3795308</text:p>
          </table:table-cell>
          <table:table-cell office:value-type="float" office:value="3796487" calcext:value-type="float">
            <text:p>3796487</text:p>
          </table:table-cell>
          <table:table-cell office:value-type="float" office:value="3796730" calcext:value-type="float">
            <text:p>3796730</text:p>
          </table:table-cell>
          <table:table-cell table:formula="of:=[.C235]-[.B235]" office:value-type="float" office:value="1179" calcext:value-type="float">
            <text:p>1179</text:p>
          </table:table-cell>
          <table:table-cell table:formula="of:=[.D235]-[.A235]"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float" office:value="3809201" calcext:value-type="float">
            <text:p>3809201</text:p>
          </table:table-cell>
          <table:table-cell office:value-type="float" office:value="3809815" calcext:value-type="float">
            <text:p>3809815</text:p>
          </table:table-cell>
          <table:table-cell office:value-type="float" office:value="3811065" calcext:value-type="float">
            <text:p>3811065</text:p>
          </table:table-cell>
          <table:table-cell office:value-type="float" office:value="3811312" calcext:value-type="float">
            <text:p>3811312</text:p>
          </table:table-cell>
          <table:table-cell table:formula="of:=[.C236]-[.B236]" office:value-type="float" office:value="1250" calcext:value-type="float">
            <text:p>1250</text:p>
          </table:table-cell>
          <table:table-cell table:formula="of:=[.D236]-[.A236]" office:value-type="float" office:value="2111" calcext:value-type="float">
            <text:p>2111</text:p>
          </table:table-cell>
          <table:table-cell table:number-columns-repeated="5"/>
        </table:table-row>
        <table:table-row table:style-name="ro1">
          <table:table-cell office:value-type="float" office:value="3823746" calcext:value-type="float">
            <text:p>3823746</text:p>
          </table:table-cell>
          <table:table-cell office:value-type="float" office:value="3824270" calcext:value-type="float">
            <text:p>3824270</text:p>
          </table:table-cell>
          <table:table-cell office:value-type="float" office:value="3825516" calcext:value-type="float">
            <text:p>3825516</text:p>
          </table:table-cell>
          <table:table-cell office:value-type="float" office:value="3825764" calcext:value-type="float">
            <text:p>3825764</text:p>
          </table:table-cell>
          <table:table-cell table:formula="of:=[.C237]-[.B237]" office:value-type="float" office:value="1246" calcext:value-type="float">
            <text:p>1246</text:p>
          </table:table-cell>
          <table:table-cell table:formula="of:=[.D237]-[.A237]"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office:value-type="float" office:value="3838315" calcext:value-type="float">
            <text:p>3838315</text:p>
          </table:table-cell>
          <table:table-cell office:value-type="float" office:value="3838833" calcext:value-type="float">
            <text:p>3838833</text:p>
          </table:table-cell>
          <table:table-cell office:value-type="float" office:value="3840073" calcext:value-type="float">
            <text:p>3840073</text:p>
          </table:table-cell>
          <table:table-cell office:value-type="float" office:value="3840317" calcext:value-type="float">
            <text:p>3840317</text:p>
          </table:table-cell>
          <table:table-cell table:formula="of:=[.C238]-[.B238]" office:value-type="float" office:value="1240" calcext:value-type="float">
            <text:p>1240</text:p>
          </table:table-cell>
          <table:table-cell table:formula="of:=[.D238]-[.A238]" office:value-type="float" office:value="2002" calcext:value-type="float">
            <text:p>2002</text:p>
          </table:table-cell>
          <table:table-cell table:number-columns-repeated="5"/>
        </table:table-row>
        <table:table-row table:style-name="ro1">
          <table:table-cell office:value-type="float" office:value="3852824" calcext:value-type="float">
            <text:p>3852824</text:p>
          </table:table-cell>
          <table:table-cell office:value-type="float" office:value="3853331" calcext:value-type="float">
            <text:p>3853331</text:p>
          </table:table-cell>
          <table:table-cell office:value-type="float" office:value="3854591" calcext:value-type="float">
            <text:p>3854591</text:p>
          </table:table-cell>
          <table:table-cell office:value-type="float" office:value="3854842" calcext:value-type="float">
            <text:p>3854842</text:p>
          </table:table-cell>
          <table:table-cell table:formula="of:=[.C239]-[.B239]" office:value-type="float" office:value="1260" calcext:value-type="float">
            <text:p>1260</text:p>
          </table:table-cell>
          <table:table-cell table:formula="of:=[.D239]-[.A239]"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office:value-type="float" office:value="3867338" calcext:value-type="float">
            <text:p>3867338</text:p>
          </table:table-cell>
          <table:table-cell office:value-type="float" office:value="3867875" calcext:value-type="float">
            <text:p>3867875</text:p>
          </table:table-cell>
          <table:table-cell office:value-type="float" office:value="3869136" calcext:value-type="float">
            <text:p>3869136</text:p>
          </table:table-cell>
          <table:table-cell office:value-type="float" office:value="3869383" calcext:value-type="float">
            <text:p>3869383</text:p>
          </table:table-cell>
          <table:table-cell table:formula="of:=[.C240]-[.B240]" office:value-type="float" office:value="1261" calcext:value-type="float">
            <text:p>1261</text:p>
          </table:table-cell>
          <table:table-cell table:formula="of:=[.D240]-[.A240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3881862" calcext:value-type="float">
            <text:p>3881862</text:p>
          </table:table-cell>
          <table:table-cell office:value-type="float" office:value="3882388" calcext:value-type="float">
            <text:p>3882388</text:p>
          </table:table-cell>
          <table:table-cell office:value-type="float" office:value="3883634" calcext:value-type="float">
            <text:p>3883634</text:p>
          </table:table-cell>
          <table:table-cell office:value-type="float" office:value="3883891" calcext:value-type="float">
            <text:p>3883891</text:p>
          </table:table-cell>
          <table:table-cell table:formula="of:=[.C241]-[.B241]" office:value-type="float" office:value="1246" calcext:value-type="float">
            <text:p>1246</text:p>
          </table:table-cell>
          <table:table-cell table:formula="of:=[.D241]-[.A241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3896598" calcext:value-type="float">
            <text:p>3896598</text:p>
          </table:table-cell>
          <table:table-cell office:value-type="float" office:value="3897097" calcext:value-type="float">
            <text:p>3897097</text:p>
          </table:table-cell>
          <table:table-cell office:value-type="float" office:value="3898345" calcext:value-type="float">
            <text:p>3898345</text:p>
          </table:table-cell>
          <table:table-cell office:value-type="float" office:value="3898618" calcext:value-type="float">
            <text:p>3898618</text:p>
          </table:table-cell>
          <table:table-cell table:formula="of:=[.C242]-[.B242]" office:value-type="float" office:value="1248" calcext:value-type="float">
            <text:p>1248</text:p>
          </table:table-cell>
          <table:table-cell table:formula="of:=[.D242]-[.A242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3911414" calcext:value-type="float">
            <text:p>3911414</text:p>
          </table:table-cell>
          <table:table-cell office:value-type="float" office:value="3911928" calcext:value-type="float">
            <text:p>3911928</text:p>
          </table:table-cell>
          <table:table-cell office:value-type="float" office:value="3913088" calcext:value-type="float">
            <text:p>3913088</text:p>
          </table:table-cell>
          <table:table-cell office:value-type="float" office:value="3913331" calcext:value-type="float">
            <text:p>3913331</text:p>
          </table:table-cell>
          <table:table-cell table:formula="of:=[.C243]-[.B243]" office:value-type="float" office:value="1160" calcext:value-type="float">
            <text:p>1160</text:p>
          </table:table-cell>
          <table:table-cell table:formula="of:=[.D243]-[.A243]" office:value-type="float" office:value="1917" calcext:value-type="float">
            <text:p>1917</text:p>
          </table:table-cell>
          <table:table-cell table:number-columns-repeated="5"/>
        </table:table-row>
        <table:table-row table:style-name="ro1">
          <table:table-cell office:value-type="float" office:value="3925850" calcext:value-type="float">
            <text:p>3925850</text:p>
          </table:table-cell>
          <table:table-cell office:value-type="float" office:value="3926408" calcext:value-type="float">
            <text:p>3926408</text:p>
          </table:table-cell>
          <table:table-cell office:value-type="float" office:value="3927628" calcext:value-type="float">
            <text:p>3927628</text:p>
          </table:table-cell>
          <table:table-cell office:value-type="float" office:value="3927878" calcext:value-type="float">
            <text:p>3927878</text:p>
          </table:table-cell>
          <table:table-cell table:formula="of:=[.C244]-[.B244]" office:value-type="float" office:value="1220" calcext:value-type="float">
            <text:p>1220</text:p>
          </table:table-cell>
          <table:table-cell table:formula="of:=[.D244]-[.A244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3940347" calcext:value-type="float">
            <text:p>3940347</text:p>
          </table:table-cell>
          <table:table-cell office:value-type="float" office:value="3940893" calcext:value-type="float">
            <text:p>3940893</text:p>
          </table:table-cell>
          <table:table-cell office:value-type="float" office:value="3942151" calcext:value-type="float">
            <text:p>3942151</text:p>
          </table:table-cell>
          <table:table-cell office:value-type="float" office:value="3942402" calcext:value-type="float">
            <text:p>3942402</text:p>
          </table:table-cell>
          <table:table-cell table:formula="of:=[.C245]-[.B245]" office:value-type="float" office:value="1258" calcext:value-type="float">
            <text:p>1258</text:p>
          </table:table-cell>
          <table:table-cell table:formula="of:=[.D245]-[.A245]" office:value-type="float" office:value="2055" calcext:value-type="float">
            <text:p>2055</text:p>
          </table:table-cell>
          <table:table-cell table:number-columns-repeated="5"/>
        </table:table-row>
        <table:table-row table:style-name="ro1">
          <table:table-cell office:value-type="float" office:value="3954912" calcext:value-type="float">
            <text:p>3954912</text:p>
          </table:table-cell>
          <table:table-cell office:value-type="float" office:value="3955487" calcext:value-type="float">
            <text:p>3955487</text:p>
          </table:table-cell>
          <table:table-cell office:value-type="float" office:value="3956737" calcext:value-type="float">
            <text:p>3956737</text:p>
          </table:table-cell>
          <table:table-cell office:value-type="float" office:value="3956980" calcext:value-type="float">
            <text:p>3956980</text:p>
          </table:table-cell>
          <table:table-cell table:formula="of:=[.C246]-[.B246]" office:value-type="float" office:value="1250" calcext:value-type="float">
            <text:p>1250</text:p>
          </table:table-cell>
          <table:table-cell table:formula="of:=[.D246]-[.A246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3969505" calcext:value-type="float">
            <text:p>3969505</text:p>
          </table:table-cell>
          <table:table-cell office:value-type="float" office:value="3970028" calcext:value-type="float">
            <text:p>3970028</text:p>
          </table:table-cell>
          <table:table-cell office:value-type="float" office:value="3971286" calcext:value-type="float">
            <text:p>3971286</text:p>
          </table:table-cell>
          <table:table-cell office:value-type="float" office:value="3971535" calcext:value-type="float">
            <text:p>3971535</text:p>
          </table:table-cell>
          <table:table-cell table:formula="of:=[.C247]-[.B247]" office:value-type="float" office:value="1258" calcext:value-type="float">
            <text:p>1258</text:p>
          </table:table-cell>
          <table:table-cell table:formula="of:=[.D247]-[.A247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3983972" calcext:value-type="float">
            <text:p>3983972</text:p>
          </table:table-cell>
          <table:table-cell office:value-type="float" office:value="3984496" calcext:value-type="float">
            <text:p>3984496</text:p>
          </table:table-cell>
          <table:table-cell office:value-type="float" office:value="3985751" calcext:value-type="float">
            <text:p>3985751</text:p>
          </table:table-cell>
          <table:table-cell office:value-type="float" office:value="3986001" calcext:value-type="float">
            <text:p>3986001</text:p>
          </table:table-cell>
          <table:table-cell table:formula="of:=[.C248]-[.B248]" office:value-type="float" office:value="1255" calcext:value-type="float">
            <text:p>1255</text:p>
          </table:table-cell>
          <table:table-cell table:formula="of:=[.D248]-[.A248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3998484" calcext:value-type="float">
            <text:p>3998484</text:p>
          </table:table-cell>
          <table:table-cell office:value-type="float" office:value="3998979" calcext:value-type="float">
            <text:p>3998979</text:p>
          </table:table-cell>
          <table:table-cell office:value-type="float" office:value="4000229" calcext:value-type="float">
            <text:p>4000229</text:p>
          </table:table-cell>
          <table:table-cell office:value-type="float" office:value="4000476" calcext:value-type="float">
            <text:p>4000476</text:p>
          </table:table-cell>
          <table:table-cell table:formula="of:=[.C249]-[.B249]" office:value-type="float" office:value="1250" calcext:value-type="float">
            <text:p>1250</text:p>
          </table:table-cell>
          <table:table-cell table:formula="of:=[.D249]-[.A249]"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4013057" calcext:value-type="float">
            <text:p>4013057</text:p>
          </table:table-cell>
          <table:table-cell office:value-type="float" office:value="4013653" calcext:value-type="float">
            <text:p>4013653</text:p>
          </table:table-cell>
          <table:table-cell office:value-type="float" office:value="4014896" calcext:value-type="float">
            <text:p>4014896</text:p>
          </table:table-cell>
          <table:table-cell office:value-type="float" office:value="4015207" calcext:value-type="float">
            <text:p>4015207</text:p>
          </table:table-cell>
          <table:table-cell table:formula="of:=[.C250]-[.B250]" office:value-type="float" office:value="1243" calcext:value-type="float">
            <text:p>1243</text:p>
          </table:table-cell>
          <table:table-cell table:formula="of:=[.D250]-[.A250]" office:value-type="float" office:value="2150" calcext:value-type="float">
            <text:p>2150</text:p>
          </table:table-cell>
          <table:table-cell table:number-columns-repeated="5"/>
        </table:table-row>
        <table:table-row table:style-name="ro1">
          <table:table-cell office:value-type="float" office:value="4028119" calcext:value-type="float">
            <text:p>4028119</text:p>
          </table:table-cell>
          <table:table-cell office:value-type="float" office:value="4028629" calcext:value-type="float">
            <text:p>4028629</text:p>
          </table:table-cell>
          <table:table-cell office:value-type="float" office:value="4029728" calcext:value-type="float">
            <text:p>4029728</text:p>
          </table:table-cell>
          <table:table-cell office:value-type="float" office:value="4029980" calcext:value-type="float">
            <text:p>4029980</text:p>
          </table:table-cell>
          <table:table-cell table:formula="of:=[.C251]-[.B251]" office:value-type="float" office:value="1099" calcext:value-type="float">
            <text:p>1099</text:p>
          </table:table-cell>
          <table:table-cell table:formula="of:=[.D251]-[.A251]" office:value-type="float" office:value="1861" calcext:value-type="float">
            <text:p>1861</text:p>
          </table:table-cell>
          <table:table-cell table:number-columns-repeated="5"/>
        </table:table-row>
        <table:table-row table:style-name="ro1">
          <table:table-cell office:value-type="float" office:value="4042494" calcext:value-type="float">
            <text:p>4042494</text:p>
          </table:table-cell>
          <table:table-cell office:value-type="float" office:value="4042973" calcext:value-type="float">
            <text:p>4042973</text:p>
          </table:table-cell>
          <table:table-cell office:value-type="float" office:value="4044214" calcext:value-type="float">
            <text:p>4044214</text:p>
          </table:table-cell>
          <table:table-cell office:value-type="float" office:value="4044467" calcext:value-type="float">
            <text:p>4044467</text:p>
          </table:table-cell>
          <table:table-cell table:formula="of:=[.C252]-[.B252]" office:value-type="float" office:value="1241" calcext:value-type="float">
            <text:p>1241</text:p>
          </table:table-cell>
          <table:table-cell table:formula="of:=[.D252]-[.A252]" office:value-type="float" office:value="1973" calcext:value-type="float">
            <text:p>1973</text:p>
          </table:table-cell>
          <table:table-cell table:number-columns-repeated="5"/>
        </table:table-row>
        <table:table-row table:style-name="ro1">
          <table:table-cell office:value-type="float" office:value="4056969" calcext:value-type="float">
            <text:p>4056969</text:p>
          </table:table-cell>
          <table:table-cell office:value-type="float" office:value="4057481" calcext:value-type="float">
            <text:p>4057481</text:p>
          </table:table-cell>
          <table:table-cell office:value-type="float" office:value="4058734" calcext:value-type="float">
            <text:p>4058734</text:p>
          </table:table-cell>
          <table:table-cell office:value-type="float" office:value="4058983" calcext:value-type="float">
            <text:p>4058983</text:p>
          </table:table-cell>
          <table:table-cell table:formula="of:=[.C253]-[.B253]" office:value-type="float" office:value="1253" calcext:value-type="float">
            <text:p>1253</text:p>
          </table:table-cell>
          <table:table-cell table:formula="of:=[.D253]-[.A253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071488" calcext:value-type="float">
            <text:p>4071488</text:p>
          </table:table-cell>
          <table:table-cell office:value-type="float" office:value="4072046" calcext:value-type="float">
            <text:p>4072046</text:p>
          </table:table-cell>
          <table:table-cell office:value-type="float" office:value="4073305" calcext:value-type="float">
            <text:p>4073305</text:p>
          </table:table-cell>
          <table:table-cell office:value-type="float" office:value="4073557" calcext:value-type="float">
            <text:p>4073557</text:p>
          </table:table-cell>
          <table:table-cell table:formula="of:=[.C254]-[.B254]" office:value-type="float" office:value="1259" calcext:value-type="float">
            <text:p>1259</text:p>
          </table:table-cell>
          <table:table-cell table:formula="of:=[.D254]-[.A254]" office:value-type="float" office:value="2069" calcext:value-type="float">
            <text:p>2069</text:p>
          </table:table-cell>
          <table:table-cell table:number-columns-repeated="5"/>
        </table:table-row>
        <table:table-row table:style-name="ro1">
          <table:table-cell office:value-type="float" office:value="4086035" calcext:value-type="float">
            <text:p>4086035</text:p>
          </table:table-cell>
          <table:table-cell office:value-type="float" office:value="4086598" calcext:value-type="float">
            <text:p>4086598</text:p>
          </table:table-cell>
          <table:table-cell office:value-type="float" office:value="4087822" calcext:value-type="float">
            <text:p>4087822</text:p>
          </table:table-cell>
          <table:table-cell office:value-type="float" office:value="4088072" calcext:value-type="float">
            <text:p>4088072</text:p>
          </table:table-cell>
          <table:table-cell table:formula="of:=[.C255]-[.B255]" office:value-type="float" office:value="1224" calcext:value-type="float">
            <text:p>1224</text:p>
          </table:table-cell>
          <table:table-cell table:formula="of:=[.D255]-[.A255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4100535" calcext:value-type="float">
            <text:p>4100535</text:p>
          </table:table-cell>
          <table:table-cell office:value-type="float" office:value="4101091" calcext:value-type="float">
            <text:p>4101091</text:p>
          </table:table-cell>
          <table:table-cell office:value-type="float" office:value="4102338" calcext:value-type="float">
            <text:p>4102338</text:p>
          </table:table-cell>
          <table:table-cell office:value-type="float" office:value="4102588" calcext:value-type="float">
            <text:p>4102588</text:p>
          </table:table-cell>
          <table:table-cell table:formula="of:=[.C256]-[.B256]" office:value-type="float" office:value="1247" calcext:value-type="float">
            <text:p>1247</text:p>
          </table:table-cell>
          <table:table-cell table:formula="of:=[.D256]-[.A256]"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float" office:value="4115054" calcext:value-type="float">
            <text:p>4115054</text:p>
          </table:table-cell>
          <table:table-cell office:value-type="float" office:value="4115571" calcext:value-type="float">
            <text:p>4115571</text:p>
          </table:table-cell>
          <table:table-cell office:value-type="float" office:value="4116807" calcext:value-type="float">
            <text:p>4116807</text:p>
          </table:table-cell>
          <table:table-cell office:value-type="float" office:value="4117057" calcext:value-type="float">
            <text:p>4117057</text:p>
          </table:table-cell>
          <table:table-cell table:formula="of:=[.C257]-[.B257]" office:value-type="float" office:value="1236" calcext:value-type="float">
            <text:p>1236</text:p>
          </table:table-cell>
          <table:table-cell table:formula="of:=[.D257]-[.A257]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4129622" calcext:value-type="float">
            <text:p>4129622</text:p>
          </table:table-cell>
          <table:table-cell office:value-type="float" office:value="4130165" calcext:value-type="float">
            <text:p>4130165</text:p>
          </table:table-cell>
          <table:table-cell office:value-type="float" office:value="4131410" calcext:value-type="float">
            <text:p>4131410</text:p>
          </table:table-cell>
          <table:table-cell office:value-type="float" office:value="4131680" calcext:value-type="float">
            <text:p>4131680</text:p>
          </table:table-cell>
          <table:table-cell table:formula="of:=[.C258]-[.B258]" office:value-type="float" office:value="1245" calcext:value-type="float">
            <text:p>1245</text:p>
          </table:table-cell>
          <table:table-cell table:formula="of:=[.D258]-[.A258]" office:value-type="float" office:value="2058" calcext:value-type="float">
            <text:p>2058</text:p>
          </table:table-cell>
          <table:table-cell table:number-columns-repeated="5"/>
        </table:table-row>
        <table:table-row table:style-name="ro1">
          <table:table-cell office:value-type="float" office:value="4144471" calcext:value-type="float">
            <text:p>4144471</text:p>
          </table:table-cell>
          <table:table-cell office:value-type="float" office:value="4144999" calcext:value-type="float">
            <text:p>4144999</text:p>
          </table:table-cell>
          <table:table-cell office:value-type="float" office:value="4146257" calcext:value-type="float">
            <text:p>4146257</text:p>
          </table:table-cell>
          <table:table-cell office:value-type="float" office:value="4147809" calcext:value-type="float">
            <text:p>4147809</text:p>
          </table:table-cell>
          <table:table-cell table:formula="of:=[.C259]-[.B259]" office:value-type="float" office:value="1258" calcext:value-type="float">
            <text:p>1258</text:p>
          </table:table-cell>
          <table:table-cell table:formula="of:=[.D259]-[.A259]" office:value-type="float" office:value="3338" calcext:value-type="float">
            <text:p>3338</text:p>
          </table:table-cell>
          <table:table-cell table:number-columns-repeated="5"/>
        </table:table-row>
        <table:table-row table:style-name="ro1">
          <table:table-cell office:value-type="float" office:value="4160329" calcext:value-type="float">
            <text:p>4160329</text:p>
          </table:table-cell>
          <table:table-cell office:value-type="float" office:value="4160879" calcext:value-type="float">
            <text:p>4160879</text:p>
          </table:table-cell>
          <table:table-cell office:value-type="float" office:value="4162118" calcext:value-type="float">
            <text:p>4162118</text:p>
          </table:table-cell>
          <table:table-cell office:value-type="float" office:value="4162366" calcext:value-type="float">
            <text:p>4162366</text:p>
          </table:table-cell>
          <table:table-cell table:formula="of:=[.C260]-[.B260]" office:value-type="float" office:value="1239" calcext:value-type="float">
            <text:p>1239</text:p>
          </table:table-cell>
          <table:table-cell table:formula="of:=[.D260]-[.A260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4174899" calcext:value-type="float">
            <text:p>4174899</text:p>
          </table:table-cell>
          <table:table-cell office:value-type="float" office:value="4175431" calcext:value-type="float">
            <text:p>4175431</text:p>
          </table:table-cell>
          <table:table-cell office:value-type="float" office:value="4176679" calcext:value-type="float">
            <text:p>4176679</text:p>
          </table:table-cell>
          <table:table-cell office:value-type="float" office:value="4176927" calcext:value-type="float">
            <text:p>4176927</text:p>
          </table:table-cell>
          <table:table-cell table:formula="of:=[.C261]-[.B261]" office:value-type="float" office:value="1248" calcext:value-type="float">
            <text:p>1248</text:p>
          </table:table-cell>
          <table:table-cell table:formula="of:=[.D261]-[.A261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4189649" calcext:value-type="float">
            <text:p>4189649</text:p>
          </table:table-cell>
          <table:table-cell office:value-type="float" office:value="4190134" calcext:value-type="float">
            <text:p>4190134</text:p>
          </table:table-cell>
          <table:table-cell office:value-type="float" office:value="4191389" calcext:value-type="float">
            <text:p>4191389</text:p>
          </table:table-cell>
          <table:table-cell office:value-type="float" office:value="4191635" calcext:value-type="float">
            <text:p>4191635</text:p>
          </table:table-cell>
          <table:table-cell table:formula="of:=[.C262]-[.B262]" office:value-type="float" office:value="1255" calcext:value-type="float">
            <text:p>1255</text:p>
          </table:table-cell>
          <table:table-cell table:formula="of:=[.D262]-[.A262]" office:value-type="float" office:value="1986" calcext:value-type="float">
            <text:p>1986</text:p>
          </table:table-cell>
          <table:table-cell table:number-columns-repeated="5"/>
        </table:table-row>
        <table:table-row table:style-name="ro1">
          <table:table-cell office:value-type="float" office:value="4204154" calcext:value-type="float">
            <text:p>4204154</text:p>
          </table:table-cell>
          <table:table-cell office:value-type="float" office:value="4204654" calcext:value-type="float">
            <text:p>4204654</text:p>
          </table:table-cell>
          <table:table-cell office:value-type="float" office:value="4205890" calcext:value-type="float">
            <text:p>4205890</text:p>
          </table:table-cell>
          <table:table-cell office:value-type="float" office:value="4206143" calcext:value-type="float">
            <text:p>4206143</text:p>
          </table:table-cell>
          <table:table-cell table:formula="of:=[.C263]-[.B263]" office:value-type="float" office:value="1236" calcext:value-type="float">
            <text:p>1236</text:p>
          </table:table-cell>
          <table:table-cell table:formula="of:=[.D263]-[.A263]" office:value-type="float" office:value="1989" calcext:value-type="float">
            <text:p>1989</text:p>
          </table:table-cell>
          <table:table-cell table:number-columns-repeated="5"/>
        </table:table-row>
        <table:table-row table:style-name="ro1">
          <table:table-cell office:value-type="float" office:value="4218667" calcext:value-type="float">
            <text:p>4218667</text:p>
          </table:table-cell>
          <table:table-cell office:value-type="float" office:value="4219228" calcext:value-type="float">
            <text:p>4219228</text:p>
          </table:table-cell>
          <table:table-cell office:value-type="float" office:value="4220484" calcext:value-type="float">
            <text:p>4220484</text:p>
          </table:table-cell>
          <table:table-cell office:value-type="float" office:value="4220733" calcext:value-type="float">
            <text:p>4220733</text:p>
          </table:table-cell>
          <table:table-cell table:formula="of:=[.C264]-[.B264]" office:value-type="float" office:value="1256" calcext:value-type="float">
            <text:p>1256</text:p>
          </table:table-cell>
          <table:table-cell table:formula="of:=[.D264]-[.A264]" office:value-type="float" office:value="2066" calcext:value-type="float">
            <text:p>2066</text:p>
          </table:table-cell>
          <table:table-cell table:number-columns-repeated="5"/>
        </table:table-row>
        <table:table-row table:style-name="ro1">
          <table:table-cell office:value-type="float" office:value="4233203" calcext:value-type="float">
            <text:p>4233203</text:p>
          </table:table-cell>
          <table:table-cell office:value-type="float" office:value="4233760" calcext:value-type="float">
            <text:p>4233760</text:p>
          </table:table-cell>
          <table:table-cell office:value-type="float" office:value="4234974" calcext:value-type="float">
            <text:p>4234974</text:p>
          </table:table-cell>
          <table:table-cell office:value-type="float" office:value="4235224" calcext:value-type="float">
            <text:p>4235224</text:p>
          </table:table-cell>
          <table:table-cell table:formula="of:=[.C265]-[.B265]" office:value-type="float" office:value="1214" calcext:value-type="float">
            <text:p>1214</text:p>
          </table:table-cell>
          <table:table-cell table:formula="of:=[.D265]-[.A265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4247706" calcext:value-type="float">
            <text:p>4247706</text:p>
          </table:table-cell>
          <table:table-cell office:value-type="float" office:value="4248271" calcext:value-type="float">
            <text:p>4248271</text:p>
          </table:table-cell>
          <table:table-cell office:value-type="float" office:value="4249523" calcext:value-type="float">
            <text:p>4249523</text:p>
          </table:table-cell>
          <table:table-cell office:value-type="float" office:value="4249803" calcext:value-type="float">
            <text:p>4249803</text:p>
          </table:table-cell>
          <table:table-cell table:formula="of:=[.C266]-[.B266]" office:value-type="float" office:value="1252" calcext:value-type="float">
            <text:p>1252</text:p>
          </table:table-cell>
          <table:table-cell table:formula="of:=[.D266]-[.A266]" office:value-type="float" office:value="2097" calcext:value-type="float">
            <text:p>2097</text:p>
          </table:table-cell>
          <table:table-cell table:number-columns-repeated="5"/>
        </table:table-row>
        <table:table-row table:style-name="ro1">
          <table:table-cell office:value-type="float" office:value="4262635" calcext:value-type="float">
            <text:p>4262635</text:p>
          </table:table-cell>
          <table:table-cell office:value-type="float" office:value="4263229" calcext:value-type="float">
            <text:p>4263229</text:p>
          </table:table-cell>
          <table:table-cell office:value-type="float" office:value="4264479" calcext:value-type="float">
            <text:p>4264479</text:p>
          </table:table-cell>
          <table:table-cell office:value-type="float" office:value="4264836" calcext:value-type="float">
            <text:p>4264836</text:p>
          </table:table-cell>
          <table:table-cell table:formula="of:=[.C267]-[.B267]" office:value-type="float" office:value="1250" calcext:value-type="float">
            <text:p>1250</text:p>
          </table:table-cell>
          <table:table-cell table:formula="of:=[.D267]-[.A267]" office:value-type="float" office:value="2201" calcext:value-type="float">
            <text:p>2201</text:p>
          </table:table-cell>
          <table:table-cell table:number-columns-repeated="5"/>
        </table:table-row>
        <table:table-row table:style-name="ro1">
          <table:table-cell office:value-type="float" office:value="4277547" calcext:value-type="float">
            <text:p>4277547</text:p>
          </table:table-cell>
          <table:table-cell office:value-type="float" office:value="4278103" calcext:value-type="float">
            <text:p>4278103</text:p>
          </table:table-cell>
          <table:table-cell office:value-type="float" office:value="4279339" calcext:value-type="float">
            <text:p>4279339</text:p>
          </table:table-cell>
          <table:table-cell office:value-type="float" office:value="4279577" calcext:value-type="float">
            <text:p>4279577</text:p>
          </table:table-cell>
          <table:table-cell table:formula="of:=[.C268]-[.B268]" office:value-type="float" office:value="1236" calcext:value-type="float">
            <text:p>1236</text:p>
          </table:table-cell>
          <table:table-cell table:formula="of:=[.D268]-[.A268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4292126" calcext:value-type="float">
            <text:p>4292126</text:p>
          </table:table-cell>
          <table:table-cell office:value-type="float" office:value="4292650" calcext:value-type="float">
            <text:p>4292650</text:p>
          </table:table-cell>
          <table:table-cell office:value-type="float" office:value="4293887" calcext:value-type="float">
            <text:p>4293887</text:p>
          </table:table-cell>
          <table:table-cell office:value-type="float" office:value="4294134" calcext:value-type="float">
            <text:p>4294134</text:p>
          </table:table-cell>
          <table:table-cell table:formula="of:=[.C269]-[.B269]" office:value-type="float" office:value="1237" calcext:value-type="float">
            <text:p>1237</text:p>
          </table:table-cell>
          <table:table-cell table:formula="of:=[.D269]-[.A269]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4306647" calcext:value-type="float">
            <text:p>4306647</text:p>
          </table:table-cell>
          <table:table-cell office:value-type="float" office:value="4307190" calcext:value-type="float">
            <text:p>4307190</text:p>
          </table:table-cell>
          <table:table-cell office:value-type="float" office:value="4308449" calcext:value-type="float">
            <text:p>4308449</text:p>
          </table:table-cell>
          <table:table-cell office:value-type="float" office:value="4308707" calcext:value-type="float">
            <text:p>4308707</text:p>
          </table:table-cell>
          <table:table-cell table:formula="of:=[.C270]-[.B270]" office:value-type="float" office:value="1259" calcext:value-type="float">
            <text:p>1259</text:p>
          </table:table-cell>
          <table:table-cell table:formula="of:=[.D270]-[.A270]"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4321181" calcext:value-type="float">
            <text:p>4321181</text:p>
          </table:table-cell>
          <table:table-cell office:value-type="float" office:value="4321692" calcext:value-type="float">
            <text:p>4321692</text:p>
          </table:table-cell>
          <table:table-cell office:value-type="float" office:value="4322945" calcext:value-type="float">
            <text:p>4322945</text:p>
          </table:table-cell>
          <table:table-cell office:value-type="float" office:value="4323193" calcext:value-type="float">
            <text:p>4323193</text:p>
          </table:table-cell>
          <table:table-cell table:formula="of:=[.C271]-[.B271]" office:value-type="float" office:value="1253" calcext:value-type="float">
            <text:p>1253</text:p>
          </table:table-cell>
          <table:table-cell table:formula="of:=[.D271]-[.A271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4335706" calcext:value-type="float">
            <text:p>4335706</text:p>
          </table:table-cell>
          <table:table-cell office:value-type="float" office:value="4336193" calcext:value-type="float">
            <text:p>4336193</text:p>
          </table:table-cell>
          <table:table-cell office:value-type="float" office:value="4337439" calcext:value-type="float">
            <text:p>4337439</text:p>
          </table:table-cell>
          <table:table-cell office:value-type="float" office:value="4337690" calcext:value-type="float">
            <text:p>4337690</text:p>
          </table:table-cell>
          <table:table-cell table:formula="of:=[.C272]-[.B272]" office:value-type="float" office:value="1246" calcext:value-type="float">
            <text:p>1246</text:p>
          </table:table-cell>
          <table:table-cell table:formula="of:=[.D272]-[.A272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4350166" calcext:value-type="float">
            <text:p>4350166</text:p>
          </table:table-cell>
          <table:table-cell office:value-type="float" office:value="4350656" calcext:value-type="float">
            <text:p>4350656</text:p>
          </table:table-cell>
          <table:table-cell office:value-type="float" office:value="4351916" calcext:value-type="float">
            <text:p>4351916</text:p>
          </table:table-cell>
          <table:table-cell office:value-type="float" office:value="4352165" calcext:value-type="float">
            <text:p>4352165</text:p>
          </table:table-cell>
          <table:table-cell table:formula="of:=[.C273]-[.B273]" office:value-type="float" office:value="1260" calcext:value-type="float">
            <text:p>1260</text:p>
          </table:table-cell>
          <table:table-cell table:formula="of:=[.D273]-[.A273]" office:value-type="float" office:value="1999" calcext:value-type="float">
            <text:p>1999</text:p>
          </table:table-cell>
          <table:table-cell table:number-columns-repeated="5"/>
        </table:table-row>
        <table:table-row table:style-name="ro1">
          <table:table-cell office:value-type="float" office:value="4364572" calcext:value-type="float">
            <text:p>4364572</text:p>
          </table:table-cell>
          <table:table-cell office:value-type="float" office:value="4365124" calcext:value-type="float">
            <text:p>4365124</text:p>
          </table:table-cell>
          <table:table-cell office:value-type="float" office:value="4366337" calcext:value-type="float">
            <text:p>4366337</text:p>
          </table:table-cell>
          <table:table-cell office:value-type="float" office:value="4366608" calcext:value-type="float">
            <text:p>4366608</text:p>
          </table:table-cell>
          <table:table-cell table:formula="of:=[.C274]-[.B274]" office:value-type="float" office:value="1213" calcext:value-type="float">
            <text:p>1213</text:p>
          </table:table-cell>
          <table:table-cell table:formula="of:=[.D274]-[.A274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4379310" calcext:value-type="float">
            <text:p>4379310</text:p>
          </table:table-cell>
          <table:table-cell office:value-type="float" office:value="4379918" calcext:value-type="float">
            <text:p>4379918</text:p>
          </table:table-cell>
          <table:table-cell office:value-type="float" office:value="4381151" calcext:value-type="float">
            <text:p>4381151</text:p>
          </table:table-cell>
          <table:table-cell office:value-type="float" office:value="4381431" calcext:value-type="float">
            <text:p>4381431</text:p>
          </table:table-cell>
          <table:table-cell table:formula="of:=[.C275]-[.B275]" office:value-type="float" office:value="1233" calcext:value-type="float">
            <text:p>1233</text:p>
          </table:table-cell>
          <table:table-cell table:formula="of:=[.D275]-[.A275]" office:value-type="float" office:value="2121" calcext:value-type="float">
            <text:p>2121</text:p>
          </table:table-cell>
          <table:table-cell table:number-columns-repeated="5"/>
        </table:table-row>
        <table:table-row table:style-name="ro1">
          <table:table-cell office:value-type="float" office:value="4394308" calcext:value-type="float">
            <text:p>4394308</text:p>
          </table:table-cell>
          <table:table-cell office:value-type="float" office:value="4394870" calcext:value-type="float">
            <text:p>4394870</text:p>
          </table:table-cell>
          <table:table-cell office:value-type="float" office:value="4396117" calcext:value-type="float">
            <text:p>4396117</text:p>
          </table:table-cell>
          <table:table-cell office:value-type="float" office:value="4396362" calcext:value-type="float">
            <text:p>4396362</text:p>
          </table:table-cell>
          <table:table-cell table:formula="of:=[.C276]-[.B276]" office:value-type="float" office:value="1247" calcext:value-type="float">
            <text:p>1247</text:p>
          </table:table-cell>
          <table:table-cell table:formula="of:=[.D276]-[.A276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4408926" calcext:value-type="float">
            <text:p>4408926</text:p>
          </table:table-cell>
          <table:table-cell office:value-type="float" office:value="4409465" calcext:value-type="float">
            <text:p>4409465</text:p>
          </table:table-cell>
          <table:table-cell office:value-type="float" office:value="4410704" calcext:value-type="float">
            <text:p>4410704</text:p>
          </table:table-cell>
          <table:table-cell office:value-type="float" office:value="4410953" calcext:value-type="float">
            <text:p>4410953</text:p>
          </table:table-cell>
          <table:table-cell table:formula="of:=[.C277]-[.B277]" office:value-type="float" office:value="1239" calcext:value-type="float">
            <text:p>1239</text:p>
          </table:table-cell>
          <table:table-cell table:formula="of:=[.D277]-[.A277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4423436" calcext:value-type="float">
            <text:p>4423436</text:p>
          </table:table-cell>
          <table:table-cell office:value-type="float" office:value="4424015" calcext:value-type="float">
            <text:p>4424015</text:p>
          </table:table-cell>
          <table:table-cell office:value-type="float" office:value="4424183" calcext:value-type="float">
            <text:p>4424183</text:p>
          </table:table-cell>
          <table:table-cell office:value-type="float" office:value="4424457" calcext:value-type="float">
            <text:p>4424457</text:p>
          </table:table-cell>
          <table:table-cell table:formula="of:=[.C278]-[.B278]" office:value-type="float" office:value="168" calcext:value-type="float">
            <text:p>168</text:p>
          </table:table-cell>
          <table:table-cell table:formula="of:=[.D278]-[.A278]"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office:value-type="float" office:value="4437168" calcext:value-type="float">
            <text:p>4437168</text:p>
          </table:table-cell>
          <table:table-cell office:value-type="float" office:value="4437687" calcext:value-type="float">
            <text:p>4437687</text:p>
          </table:table-cell>
          <table:table-cell office:value-type="float" office:value="4438899" calcext:value-type="float">
            <text:p>4438899</text:p>
          </table:table-cell>
          <table:table-cell office:value-type="float" office:value="4439151" calcext:value-type="float">
            <text:p>4439151</text:p>
          </table:table-cell>
          <table:table-cell table:formula="of:=[.C279]-[.B279]" office:value-type="float" office:value="1212" calcext:value-type="float">
            <text:p>1212</text:p>
          </table:table-cell>
          <table:table-cell table:formula="of:=[.D279]-[.A279]"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float" office:value="4451882" calcext:value-type="float">
            <text:p>4451882</text:p>
          </table:table-cell>
          <table:table-cell office:value-type="float" office:value="4452433" calcext:value-type="float">
            <text:p>4452433</text:p>
          </table:table-cell>
          <table:table-cell office:value-type="float" office:value="4453668" calcext:value-type="float">
            <text:p>4453668</text:p>
          </table:table-cell>
          <table:table-cell office:value-type="float" office:value="4453912" calcext:value-type="float">
            <text:p>4453912</text:p>
          </table:table-cell>
          <table:table-cell table:formula="of:=[.C280]-[.B280]" office:value-type="float" office:value="1235" calcext:value-type="float">
            <text:p>1235</text:p>
          </table:table-cell>
          <table:table-cell table:formula="of:=[.D280]-[.A280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4466496" calcext:value-type="float">
            <text:p>4466496</text:p>
          </table:table-cell>
          <table:table-cell office:value-type="float" office:value="4467011" calcext:value-type="float">
            <text:p>4467011</text:p>
          </table:table-cell>
          <table:table-cell office:value-type="float" office:value="4468260" calcext:value-type="float">
            <text:p>4468260</text:p>
          </table:table-cell>
          <table:table-cell office:value-type="float" office:value="4468506" calcext:value-type="float">
            <text:p>4468506</text:p>
          </table:table-cell>
          <table:table-cell table:formula="of:=[.C281]-[.B281]" office:value-type="float" office:value="1249" calcext:value-type="float">
            <text:p>1249</text:p>
          </table:table-cell>
          <table:table-cell table:formula="of:=[.D281]-[.A281]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4480932" calcext:value-type="float">
            <text:p>4480932</text:p>
          </table:table-cell>
          <table:table-cell office:value-type="float" office:value="4481426" calcext:value-type="float">
            <text:p>4481426</text:p>
          </table:table-cell>
          <table:table-cell office:value-type="float" office:value="4482635" calcext:value-type="float">
            <text:p>4482635</text:p>
          </table:table-cell>
          <table:table-cell office:value-type="float" office:value="4482887" calcext:value-type="float">
            <text:p>4482887</text:p>
          </table:table-cell>
          <table:table-cell table:formula="of:=[.C282]-[.B282]" office:value-type="float" office:value="1209" calcext:value-type="float">
            <text:p>1209</text:p>
          </table:table-cell>
          <table:table-cell table:formula="of:=[.D282]-[.A282]" office:value-type="float" office:value="1955" calcext:value-type="float">
            <text:p>1955</text:p>
          </table:table-cell>
          <table:table-cell table:number-columns-repeated="5"/>
        </table:table-row>
        <table:table-row table:style-name="ro1">
          <table:table-cell office:value-type="float" office:value="4495508" calcext:value-type="float">
            <text:p>4495508</text:p>
          </table:table-cell>
          <table:table-cell office:value-type="float" office:value="4496038" calcext:value-type="float">
            <text:p>4496038</text:p>
          </table:table-cell>
          <table:table-cell office:value-type="float" office:value="4497285" calcext:value-type="float">
            <text:p>4497285</text:p>
          </table:table-cell>
          <table:table-cell office:value-type="float" office:value="4497548" calcext:value-type="float">
            <text:p>4497548</text:p>
          </table:table-cell>
          <table:table-cell table:formula="of:=[.C283]-[.B283]" office:value-type="float" office:value="1247" calcext:value-type="float">
            <text:p>1247</text:p>
          </table:table-cell>
          <table:table-cell table:formula="of:=[.D283]-[.A283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4510376" calcext:value-type="float">
            <text:p>4510376</text:p>
          </table:table-cell>
          <table:table-cell office:value-type="float" office:value="4510947" calcext:value-type="float">
            <text:p>4510947</text:p>
          </table:table-cell>
          <table:table-cell office:value-type="float" office:value="4512113" calcext:value-type="float">
            <text:p>4512113</text:p>
          </table:table-cell>
          <table:table-cell office:value-type="float" office:value="4512354" calcext:value-type="float">
            <text:p>4512354</text:p>
          </table:table-cell>
          <table:table-cell table:formula="of:=[.C284]-[.B284]" office:value-type="float" office:value="1166" calcext:value-type="float">
            <text:p>1166</text:p>
          </table:table-cell>
          <table:table-cell table:formula="of:=[.D284]-[.A284]" office:value-type="float" office:value="1978" calcext:value-type="float">
            <text:p>1978</text:p>
          </table:table-cell>
          <table:table-cell table:number-columns-repeated="5"/>
        </table:table-row>
        <table:table-row table:style-name="ro1">
          <table:table-cell office:value-type="float" office:value="4524974" calcext:value-type="float">
            <text:p>4524974</text:p>
          </table:table-cell>
          <table:table-cell office:value-type="float" office:value="4525558" calcext:value-type="float">
            <text:p>4525558</text:p>
          </table:table-cell>
          <table:table-cell office:value-type="float" office:value="4526811" calcext:value-type="float">
            <text:p>4526811</text:p>
          </table:table-cell>
          <table:table-cell office:value-type="float" office:value="4527073" calcext:value-type="float">
            <text:p>4527073</text:p>
          </table:table-cell>
          <table:table-cell table:formula="of:=[.C285]-[.B285]" office:value-type="float" office:value="1253" calcext:value-type="float">
            <text:p>1253</text:p>
          </table:table-cell>
          <table:table-cell table:formula="of:=[.D285]-[.A285]" office:value-type="float" office:value="2099" calcext:value-type="float">
            <text:p>2099</text:p>
          </table:table-cell>
          <table:table-cell table:number-columns-repeated="5"/>
        </table:table-row>
        <table:table-row table:style-name="ro1">
          <table:table-cell office:value-type="float" office:value="4539584" calcext:value-type="float">
            <text:p>4539584</text:p>
          </table:table-cell>
          <table:table-cell office:value-type="float" office:value="4540130" calcext:value-type="float">
            <text:p>4540130</text:p>
          </table:table-cell>
          <table:table-cell office:value-type="float" office:value="4541385" calcext:value-type="float">
            <text:p>4541385</text:p>
          </table:table-cell>
          <table:table-cell office:value-type="float" office:value="4541632" calcext:value-type="float">
            <text:p>4541632</text:p>
          </table:table-cell>
          <table:table-cell table:formula="of:=[.C286]-[.B286]" office:value-type="float" office:value="1255" calcext:value-type="float">
            <text:p>1255</text:p>
          </table:table-cell>
          <table:table-cell table:formula="of:=[.D286]-[.A286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4554177" calcext:value-type="float">
            <text:p>4554177</text:p>
          </table:table-cell>
          <table:table-cell office:value-type="float" office:value="4554699" calcext:value-type="float">
            <text:p>4554699</text:p>
          </table:table-cell>
          <table:table-cell office:value-type="float" office:value="4555944" calcext:value-type="float">
            <text:p>4555944</text:p>
          </table:table-cell>
          <table:table-cell office:value-type="float" office:value="4556197" calcext:value-type="float">
            <text:p>4556197</text:p>
          </table:table-cell>
          <table:table-cell table:formula="of:=[.C287]-[.B287]" office:value-type="float" office:value="1245" calcext:value-type="float">
            <text:p>1245</text:p>
          </table:table-cell>
          <table:table-cell table:formula="of:=[.D287]-[.A287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4568711" calcext:value-type="float">
            <text:p>4568711</text:p>
          </table:table-cell>
          <table:table-cell office:value-type="float" office:value="4569239" calcext:value-type="float">
            <text:p>4569239</text:p>
          </table:table-cell>
          <table:table-cell office:value-type="float" office:value="4570482" calcext:value-type="float">
            <text:p>4570482</text:p>
          </table:table-cell>
          <table:table-cell office:value-type="float" office:value="4570732" calcext:value-type="float">
            <text:p>4570732</text:p>
          </table:table-cell>
          <table:table-cell table:formula="of:=[.C288]-[.B288]" office:value-type="float" office:value="1243" calcext:value-type="float">
            <text:p>1243</text:p>
          </table:table-cell>
          <table:table-cell table:formula="of:=[.D288]-[.A288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4583250" calcext:value-type="float">
            <text:p>4583250</text:p>
          </table:table-cell>
          <table:table-cell office:value-type="float" office:value="4583755" calcext:value-type="float">
            <text:p>4583755</text:p>
          </table:table-cell>
          <table:table-cell office:value-type="float" office:value="4585010" calcext:value-type="float">
            <text:p>4585010</text:p>
          </table:table-cell>
          <table:table-cell office:value-type="float" office:value="4585258" calcext:value-type="float">
            <text:p>4585258</text:p>
          </table:table-cell>
          <table:table-cell table:formula="of:=[.C289]-[.B289]" office:value-type="float" office:value="1255" calcext:value-type="float">
            <text:p>1255</text:p>
          </table:table-cell>
          <table:table-cell table:formula="of:=[.D289]-[.A289]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4597684" calcext:value-type="float">
            <text:p>4597684</text:p>
          </table:table-cell>
          <table:table-cell office:value-type="float" office:value="4598211" calcext:value-type="float">
            <text:p>4598211</text:p>
          </table:table-cell>
          <table:table-cell office:value-type="float" office:value="4599466" calcext:value-type="float">
            <text:p>4599466</text:p>
          </table:table-cell>
          <table:table-cell office:value-type="float" office:value="4599712" calcext:value-type="float">
            <text:p>4599712</text:p>
          </table:table-cell>
          <table:table-cell table:formula="of:=[.C290]-[.B290]" office:value-type="float" office:value="1255" calcext:value-type="float">
            <text:p>1255</text:p>
          </table:table-cell>
          <table:table-cell table:formula="of:=[.D290]-[.A290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4612256" calcext:value-type="float">
            <text:p>4612256</text:p>
          </table:table-cell>
          <table:table-cell office:value-type="float" office:value="4612800" calcext:value-type="float">
            <text:p>4612800</text:p>
          </table:table-cell>
          <table:table-cell office:value-type="float" office:value="4614056" calcext:value-type="float">
            <text:p>4614056</text:p>
          </table:table-cell>
          <table:table-cell office:value-type="float" office:value="4614364" calcext:value-type="float">
            <text:p>4614364</text:p>
          </table:table-cell>
          <table:table-cell table:formula="of:=[.C291]-[.B291]" office:value-type="float" office:value="1256" calcext:value-type="float">
            <text:p>1256</text:p>
          </table:table-cell>
          <table:table-cell table:formula="of:=[.D291]-[.A291]" office:value-type="float" office:value="2108" calcext:value-type="float">
            <text:p>2108</text:p>
          </table:table-cell>
          <table:table-cell table:number-columns-repeated="5"/>
        </table:table-row>
        <table:table-row table:style-name="ro1">
          <table:table-cell office:value-type="float" office:value="4627216" calcext:value-type="float">
            <text:p>4627216</text:p>
          </table:table-cell>
          <table:table-cell office:value-type="float" office:value="4627671" calcext:value-type="float">
            <text:p>4627671</text:p>
          </table:table-cell>
          <table:table-cell office:value-type="float" office:value="4628497" calcext:value-type="float">
            <text:p>4628497</text:p>
          </table:table-cell>
          <table:table-cell office:value-type="float" office:value="4628740" calcext:value-type="float">
            <text:p>4628740</text:p>
          </table:table-cell>
          <table:table-cell table:formula="of:=[.C292]-[.B292]" office:value-type="float" office:value="826" calcext:value-type="float">
            <text:p>826</text:p>
          </table:table-cell>
          <table:table-cell table:formula="of:=[.D292]-[.A292]"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 office:value-type="float" office:value="4641231" calcext:value-type="float">
            <text:p>4641231</text:p>
          </table:table-cell>
          <table:table-cell office:value-type="float" office:value="4641749" calcext:value-type="float">
            <text:p>4641749</text:p>
          </table:table-cell>
          <table:table-cell office:value-type="float" office:value="4642969" calcext:value-type="float">
            <text:p>4642969</text:p>
          </table:table-cell>
          <table:table-cell office:value-type="float" office:value="4643224" calcext:value-type="float">
            <text:p>4643224</text:p>
          </table:table-cell>
          <table:table-cell table:formula="of:=[.C293]-[.B293]" office:value-type="float" office:value="1220" calcext:value-type="float">
            <text:p>1220</text:p>
          </table:table-cell>
          <table:table-cell table:formula="of:=[.D293]-[.A293]"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4655715" calcext:value-type="float">
            <text:p>4655715</text:p>
          </table:table-cell>
          <table:table-cell office:value-type="float" office:value="4656260" calcext:value-type="float">
            <text:p>4656260</text:p>
          </table:table-cell>
          <table:table-cell office:value-type="float" office:value="4657513" calcext:value-type="float">
            <text:p>4657513</text:p>
          </table:table-cell>
          <table:table-cell office:value-type="float" office:value="4657760" calcext:value-type="float">
            <text:p>4657760</text:p>
          </table:table-cell>
          <table:table-cell table:formula="of:=[.C294]-[.B294]" office:value-type="float" office:value="1253" calcext:value-type="float">
            <text:p>1253</text:p>
          </table:table-cell>
          <table:table-cell table:formula="of:=[.D294]-[.A294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4670288" calcext:value-type="float">
            <text:p>4670288</text:p>
          </table:table-cell>
          <table:table-cell office:value-type="float" office:value="4670871" calcext:value-type="float">
            <text:p>4670871</text:p>
          </table:table-cell>
          <table:table-cell office:value-type="float" office:value="4672118" calcext:value-type="float">
            <text:p>4672118</text:p>
          </table:table-cell>
          <table:table-cell office:value-type="float" office:value="4672366" calcext:value-type="float">
            <text:p>4672366</text:p>
          </table:table-cell>
          <table:table-cell table:formula="of:=[.C295]-[.B295]" office:value-type="float" office:value="1247" calcext:value-type="float">
            <text:p>1247</text:p>
          </table:table-cell>
          <table:table-cell table:formula="of:=[.D295]-[.A295]" office:value-type="float" office:value="2078" calcext:value-type="float">
            <text:p>2078</text:p>
          </table:table-cell>
          <table:table-cell table:number-columns-repeated="5"/>
        </table:table-row>
        <table:table-row table:style-name="ro1">
          <table:table-cell office:value-type="float" office:value="4684901" calcext:value-type="float">
            <text:p>4684901</text:p>
          </table:table-cell>
          <table:table-cell office:value-type="float" office:value="4685471" calcext:value-type="float">
            <text:p>4685471</text:p>
          </table:table-cell>
          <table:table-cell office:value-type="float" office:value="4686731" calcext:value-type="float">
            <text:p>4686731</text:p>
          </table:table-cell>
          <table:table-cell office:value-type="float" office:value="4687013" calcext:value-type="float">
            <text:p>4687013</text:p>
          </table:table-cell>
          <table:table-cell table:formula="of:=[.C296]-[.B296]" office:value-type="float" office:value="1260" calcext:value-type="float">
            <text:p>1260</text:p>
          </table:table-cell>
          <table:table-cell table:formula="of:=[.D296]-[.A296]" office:value-type="float" office:value="2112" calcext:value-type="float">
            <text:p>2112</text:p>
          </table:table-cell>
          <table:table-cell table:number-columns-repeated="5"/>
        </table:table-row>
        <table:table-row table:style-name="ro1">
          <table:table-cell office:value-type="float" office:value="4699609" calcext:value-type="float">
            <text:p>4699609</text:p>
          </table:table-cell>
          <table:table-cell office:value-type="float" office:value="4700158" calcext:value-type="float">
            <text:p>4700158</text:p>
          </table:table-cell>
          <table:table-cell office:value-type="float" office:value="4701406" calcext:value-type="float">
            <text:p>4701406</text:p>
          </table:table-cell>
          <table:table-cell office:value-type="float" office:value="4701656" calcext:value-type="float">
            <text:p>4701656</text:p>
          </table:table-cell>
          <table:table-cell table:formula="of:=[.C297]-[.B297]" office:value-type="float" office:value="1248" calcext:value-type="float">
            <text:p>1248</text:p>
          </table:table-cell>
          <table:table-cell table:formula="of:=[.D297]-[.A297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4714173" calcext:value-type="float">
            <text:p>4714173</text:p>
          </table:table-cell>
          <table:table-cell office:value-type="float" office:value="4714697" calcext:value-type="float">
            <text:p>4714697</text:p>
          </table:table-cell>
          <table:table-cell office:value-type="float" office:value="4715930" calcext:value-type="float">
            <text:p>4715930</text:p>
          </table:table-cell>
          <table:table-cell office:value-type="float" office:value="4716178" calcext:value-type="float">
            <text:p>4716178</text:p>
          </table:table-cell>
          <table:table-cell table:formula="of:=[.C298]-[.B298]" office:value-type="float" office:value="1233" calcext:value-type="float">
            <text:p>1233</text:p>
          </table:table-cell>
          <table:table-cell table:formula="of:=[.D298]-[.A298]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4728650" calcext:value-type="float">
            <text:p>4728650</text:p>
          </table:table-cell>
          <table:table-cell office:value-type="float" office:value="4729220" calcext:value-type="float">
            <text:p>4729220</text:p>
          </table:table-cell>
          <table:table-cell office:value-type="float" office:value="4730417" calcext:value-type="float">
            <text:p>4730417</text:p>
          </table:table-cell>
          <table:table-cell office:value-type="float" office:value="4730693" calcext:value-type="float">
            <text:p>4730693</text:p>
          </table:table-cell>
          <table:table-cell table:formula="of:=[.C299]-[.B299]" office:value-type="float" office:value="1197" calcext:value-type="float">
            <text:p>1197</text:p>
          </table:table-cell>
          <table:table-cell table:formula="of:=[.D299]-[.A299]"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4743450" calcext:value-type="float">
            <text:p>4743450</text:p>
          </table:table-cell>
          <table:table-cell office:value-type="float" office:value="4744033" calcext:value-type="float">
            <text:p>4744033</text:p>
          </table:table-cell>
          <table:table-cell office:value-type="float" office:value="4745275" calcext:value-type="float">
            <text:p>4745275</text:p>
          </table:table-cell>
          <table:table-cell office:value-type="float" office:value="4745598" calcext:value-type="float">
            <text:p>4745598</text:p>
          </table:table-cell>
          <table:table-cell table:formula="of:=[.C300]-[.B300]" office:value-type="float" office:value="1242" calcext:value-type="float">
            <text:p>1242</text:p>
          </table:table-cell>
          <table:table-cell table:formula="of:=[.D300]-[.A300]" office:value-type="float" office:value="2148" calcext:value-type="float">
            <text:p>2148</text:p>
          </table:table-cell>
          <table:table-cell table:number-columns-repeated="5"/>
        </table:table-row>
        <table:table-row table:style-name="ro1">
          <table:table-cell office:value-type="float" office:value="4758177" calcext:value-type="float">
            <text:p>4758177</text:p>
          </table:table-cell>
          <table:table-cell office:value-type="float" office:value="4758705" calcext:value-type="float">
            <text:p>4758705</text:p>
          </table:table-cell>
          <table:table-cell office:value-type="float" office:value="4759927" calcext:value-type="float">
            <text:p>4759927</text:p>
          </table:table-cell>
          <table:table-cell office:value-type="float" office:value="4760167" calcext:value-type="float">
            <text:p>4760167</text:p>
          </table:table-cell>
          <table:table-cell table:formula="of:=[.C301]-[.B301]" office:value-type="float" office:value="1222" calcext:value-type="float">
            <text:p>1222</text:p>
          </table:table-cell>
          <table:table-cell table:formula="of:=[.D301]-[.A301]" office:value-type="float" office:value="1990" calcext:value-type="float">
            <text:p>1990</text:p>
          </table:table-cell>
          <table:table-cell table:number-columns-repeated="5"/>
        </table:table-row>
        <table:table-row table:style-name="ro1">
          <table:table-cell office:value-type="float" office:value="4772723" calcext:value-type="float">
            <text:p>4772723</text:p>
          </table:table-cell>
          <table:table-cell office:value-type="float" office:value="4773240" calcext:value-type="float">
            <text:p>4773240</text:p>
          </table:table-cell>
          <table:table-cell office:value-type="float" office:value="4774490" calcext:value-type="float">
            <text:p>4774490</text:p>
          </table:table-cell>
          <table:table-cell office:value-type="float" office:value="4774737" calcext:value-type="float">
            <text:p>4774737</text:p>
          </table:table-cell>
          <table:table-cell table:formula="of:=[.C302]-[.B302]" office:value-type="float" office:value="1250" calcext:value-type="float">
            <text:p>1250</text:p>
          </table:table-cell>
          <table:table-cell table:formula="of:=[.D302]-[.A302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4787430" calcext:value-type="float">
            <text:p>4787430</text:p>
          </table:table-cell>
          <table:table-cell office:value-type="float" office:value="4787942" calcext:value-type="float">
            <text:p>4787942</text:p>
          </table:table-cell>
          <table:table-cell office:value-type="float" office:value="4789116" calcext:value-type="float">
            <text:p>4789116</text:p>
          </table:table-cell>
          <table:table-cell office:value-type="float" office:value="4789366" calcext:value-type="float">
            <text:p>4789366</text:p>
          </table:table-cell>
          <table:table-cell table:formula="of:=[.C303]-[.B303]" office:value-type="float" office:value="1174" calcext:value-type="float">
            <text:p>1174</text:p>
          </table:table-cell>
          <table:table-cell table:formula="of:=[.D303]-[.A303]" office:value-type="float" office:value="1936" calcext:value-type="float">
            <text:p>1936</text:p>
          </table:table-cell>
          <table:table-cell table:number-columns-repeated="5"/>
        </table:table-row>
        <table:table-row table:style-name="ro1">
          <table:table-cell office:value-type="float" office:value="4801886" calcext:value-type="float">
            <text:p>4801886</text:p>
          </table:table-cell>
          <table:table-cell office:value-type="float" office:value="4802471" calcext:value-type="float">
            <text:p>4802471</text:p>
          </table:table-cell>
          <table:table-cell office:value-type="float" office:value="4803712" calcext:value-type="float">
            <text:p>4803712</text:p>
          </table:table-cell>
          <table:table-cell office:value-type="float" office:value="4803957" calcext:value-type="float">
            <text:p>4803957</text:p>
          </table:table-cell>
          <table:table-cell table:formula="of:=[.C304]-[.B304]" office:value-type="float" office:value="1241" calcext:value-type="float">
            <text:p>1241</text:p>
          </table:table-cell>
          <table:table-cell table:formula="of:=[.D304]-[.A304]" office:value-type="float" office:value="2071" calcext:value-type="float">
            <text:p>2071</text:p>
          </table:table-cell>
          <table:table-cell table:number-columns-repeated="5"/>
        </table:table-row>
        <table:table-row table:style-name="ro1">
          <table:table-cell office:value-type="float" office:value="4816462" calcext:value-type="float">
            <text:p>4816462</text:p>
          </table:table-cell>
          <table:table-cell office:value-type="float" office:value="4817059" calcext:value-type="float">
            <text:p>4817059</text:p>
          </table:table-cell>
          <table:table-cell office:value-type="float" office:value="4818309" calcext:value-type="float">
            <text:p>4818309</text:p>
          </table:table-cell>
          <table:table-cell office:value-type="float" office:value="4818557" calcext:value-type="float">
            <text:p>4818557</text:p>
          </table:table-cell>
          <table:table-cell table:formula="of:=[.C305]-[.B305]" office:value-type="float" office:value="1250" calcext:value-type="float">
            <text:p>1250</text:p>
          </table:table-cell>
          <table:table-cell table:formula="of:=[.D305]-[.A305]" office:value-type="float" office:value="2095" calcext:value-type="float">
            <text:p>2095</text:p>
          </table:table-cell>
          <table:table-cell table:number-columns-repeated="5"/>
        </table:table-row>
        <table:table-row table:style-name="ro1">
          <table:table-cell office:value-type="float" office:value="4831087" calcext:value-type="float">
            <text:p>4831087</text:p>
          </table:table-cell>
          <table:table-cell office:value-type="float" office:value="4831621" calcext:value-type="float">
            <text:p>4831621</text:p>
          </table:table-cell>
          <table:table-cell office:value-type="float" office:value="4832881" calcext:value-type="float">
            <text:p>4832881</text:p>
          </table:table-cell>
          <table:table-cell office:value-type="float" office:value="4833130" calcext:value-type="float">
            <text:p>4833130</text:p>
          </table:table-cell>
          <table:table-cell table:formula="of:=[.C306]-[.B306]" office:value-type="float" office:value="1260" calcext:value-type="float">
            <text:p>1260</text:p>
          </table:table-cell>
          <table:table-cell table:formula="of:=[.D306]-[.A306]"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4845652" calcext:value-type="float">
            <text:p>4845652</text:p>
          </table:table-cell>
          <table:table-cell office:value-type="float" office:value="4846190" calcext:value-type="float">
            <text:p>4846190</text:p>
          </table:table-cell>
          <table:table-cell office:value-type="float" office:value="4847387" calcext:value-type="float">
            <text:p>4847387</text:p>
          </table:table-cell>
          <table:table-cell office:value-type="float" office:value="4847672" calcext:value-type="float">
            <text:p>4847672</text:p>
          </table:table-cell>
          <table:table-cell table:formula="of:=[.C307]-[.B307]" office:value-type="float" office:value="1197" calcext:value-type="float">
            <text:p>1197</text:p>
          </table:table-cell>
          <table:table-cell table:formula="of:=[.D307]-[.A307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4860279" calcext:value-type="float">
            <text:p>4860279</text:p>
          </table:table-cell>
          <table:table-cell office:value-type="float" office:value="4860856" calcext:value-type="float">
            <text:p>4860856</text:p>
          </table:table-cell>
          <table:table-cell office:value-type="float" office:value="4862986" calcext:value-type="float">
            <text:p>4862986</text:p>
          </table:table-cell>
          <table:table-cell office:value-type="float" office:value="4863228" calcext:value-type="float">
            <text:p>4863228</text:p>
          </table:table-cell>
          <table:table-cell table:formula="of:=[.C308]-[.B308]" office:value-type="float" office:value="2130" calcext:value-type="float">
            <text:p>2130</text:p>
          </table:table-cell>
          <table:table-cell table:formula="of:=[.D308]-[.A308]" office:value-type="float" office:value="2949" calcext:value-type="float">
            <text:p>2949</text:p>
          </table:table-cell>
          <table:table-cell table:number-columns-repeated="5"/>
        </table:table-row>
        <table:table-row table:style-name="ro1">
          <table:table-cell office:value-type="float" office:value="4875967" calcext:value-type="float">
            <text:p>4875967</text:p>
          </table:table-cell>
          <table:table-cell office:value-type="float" office:value="4876516" calcext:value-type="float">
            <text:p>4876516</text:p>
          </table:table-cell>
          <table:table-cell office:value-type="float" office:value="4877759" calcext:value-type="float">
            <text:p>4877759</text:p>
          </table:table-cell>
          <table:table-cell office:value-type="float" office:value="4878001" calcext:value-type="float">
            <text:p>4878001</text:p>
          </table:table-cell>
          <table:table-cell table:formula="of:=[.C309]-[.B309]" office:value-type="float" office:value="1243" calcext:value-type="float">
            <text:p>1243</text:p>
          </table:table-cell>
          <table:table-cell table:formula="of:=[.D309]-[.A309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4890549" calcext:value-type="float">
            <text:p>4890549</text:p>
          </table:table-cell>
          <table:table-cell office:value-type="float" office:value="4891100" calcext:value-type="float">
            <text:p>4891100</text:p>
          </table:table-cell>
          <table:table-cell office:value-type="float" office:value="4892346" calcext:value-type="float">
            <text:p>4892346</text:p>
          </table:table-cell>
          <table:table-cell office:value-type="float" office:value="4892600" calcext:value-type="float">
            <text:p>4892600</text:p>
          </table:table-cell>
          <table:table-cell table:formula="of:=[.C310]-[.B310]" office:value-type="float" office:value="1246" calcext:value-type="float">
            <text:p>1246</text:p>
          </table:table-cell>
          <table:table-cell table:formula="of:=[.D310]-[.A310]" office:value-type="float" office:value="2051" calcext:value-type="float">
            <text:p>2051</text:p>
          </table:table-cell>
          <table:table-cell table:number-columns-repeated="5"/>
        </table:table-row>
        <table:table-row table:style-name="ro1">
          <table:table-cell office:value-type="float" office:value="4905125" calcext:value-type="float">
            <text:p>4905125</text:p>
          </table:table-cell>
          <table:table-cell office:value-type="float" office:value="4905606" calcext:value-type="float">
            <text:p>4905606</text:p>
          </table:table-cell>
          <table:table-cell office:value-type="float" office:value="4906859" calcext:value-type="float">
            <text:p>4906859</text:p>
          </table:table-cell>
          <table:table-cell office:value-type="float" office:value="4907109" calcext:value-type="float">
            <text:p>4907109</text:p>
          </table:table-cell>
          <table:table-cell table:formula="of:=[.C311]-[.B311]" office:value-type="float" office:value="1253" calcext:value-type="float">
            <text:p>1253</text:p>
          </table:table-cell>
          <table:table-cell table:formula="of:=[.D311]-[.A311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4919603" calcext:value-type="float">
            <text:p>4919603</text:p>
          </table:table-cell>
          <table:table-cell office:value-type="float" office:value="4920125" calcext:value-type="float">
            <text:p>4920125</text:p>
          </table:table-cell>
          <table:table-cell office:value-type="float" office:value="4921366" calcext:value-type="float">
            <text:p>4921366</text:p>
          </table:table-cell>
          <table:table-cell office:value-type="float" office:value="4921614" calcext:value-type="float">
            <text:p>4921614</text:p>
          </table:table-cell>
          <table:table-cell table:formula="of:=[.C312]-[.B312]" office:value-type="float" office:value="1241" calcext:value-type="float">
            <text:p>1241</text:p>
          </table:table-cell>
          <table:table-cell table:formula="of:=[.D312]-[.A312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4934149" calcext:value-type="float">
            <text:p>4934149</text:p>
          </table:table-cell>
          <table:table-cell office:value-type="float" office:value="4934648" calcext:value-type="float">
            <text:p>4934648</text:p>
          </table:table-cell>
          <table:table-cell office:value-type="float" office:value="4935893" calcext:value-type="float">
            <text:p>4935893</text:p>
          </table:table-cell>
          <table:table-cell office:value-type="float" office:value="4936143" calcext:value-type="float">
            <text:p>4936143</text:p>
          </table:table-cell>
          <table:table-cell table:formula="of:=[.C313]-[.B313]" office:value-type="float" office:value="1245" calcext:value-type="float">
            <text:p>1245</text:p>
          </table:table-cell>
          <table:table-cell table:formula="of:=[.D313]-[.A313]"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4948694" calcext:value-type="float">
            <text:p>4948694</text:p>
          </table:table-cell>
          <table:table-cell office:value-type="float" office:value="4949246" calcext:value-type="float">
            <text:p>4949246</text:p>
          </table:table-cell>
          <table:table-cell office:value-type="float" office:value="4950506" calcext:value-type="float">
            <text:p>4950506</text:p>
          </table:table-cell>
          <table:table-cell office:value-type="float" office:value="4950757" calcext:value-type="float">
            <text:p>4950757</text:p>
          </table:table-cell>
          <table:table-cell table:formula="of:=[.C314]-[.B314]" office:value-type="float" office:value="1260" calcext:value-type="float">
            <text:p>1260</text:p>
          </table:table-cell>
          <table:table-cell table:formula="of:=[.D314]-[.A314]" office:value-type="float" office:value="2063" calcext:value-type="float">
            <text:p>2063</text:p>
          </table:table-cell>
          <table:table-cell table:number-columns-repeated="5"/>
        </table:table-row>
        <table:table-row table:style-name="ro1">
          <table:table-cell office:value-type="float" office:value="4963258" calcext:value-type="float">
            <text:p>4963258</text:p>
          </table:table-cell>
          <table:table-cell office:value-type="float" office:value="4963825" calcext:value-type="float">
            <text:p>4963825</text:p>
          </table:table-cell>
          <table:table-cell office:value-type="float" office:value="4965075" calcext:value-type="float">
            <text:p>4965075</text:p>
          </table:table-cell>
          <table:table-cell office:value-type="float" office:value="4965331" calcext:value-type="float">
            <text:p>4965331</text:p>
          </table:table-cell>
          <table:table-cell table:formula="of:=[.C315]-[.B315]" office:value-type="float" office:value="1250" calcext:value-type="float">
            <text:p>1250</text:p>
          </table:table-cell>
          <table:table-cell table:formula="of:=[.D315]-[.A315]" office:value-type="float" office:value="2073" calcext:value-type="float">
            <text:p>2073</text:p>
          </table:table-cell>
          <table:table-cell table:number-columns-repeated="5"/>
        </table:table-row>
        <table:table-row table:style-name="ro1">
          <table:table-cell office:value-type="float" office:value="4977901" calcext:value-type="float">
            <text:p>4977901</text:p>
          </table:table-cell>
          <table:table-cell office:value-type="float" office:value="4978478" calcext:value-type="float">
            <text:p>4978478</text:p>
          </table:table-cell>
          <table:table-cell office:value-type="float" office:value="4979675" calcext:value-type="float">
            <text:p>4979675</text:p>
          </table:table-cell>
          <table:table-cell office:value-type="float" office:value="4979959" calcext:value-type="float">
            <text:p>4979959</text:p>
          </table:table-cell>
          <table:table-cell table:formula="of:=[.C316]-[.B316]" office:value-type="float" office:value="1197" calcext:value-type="float">
            <text:p>1197</text:p>
          </table:table-cell>
          <table:table-cell table:formula="of:=[.D316]-[.A316]" office:value-type="float" office:value="2058" calcext:value-type="float">
            <text:p>2058</text:p>
          </table:table-cell>
          <table:table-cell table:number-columns-repeated="5"/>
        </table:table-row>
        <table:table-row table:style-name="ro1">
          <table:table-cell office:value-type="float" office:value="4992808" calcext:value-type="float">
            <text:p>4992808</text:p>
          </table:table-cell>
          <table:table-cell office:value-type="float" office:value="4993343" calcext:value-type="float">
            <text:p>4993343</text:p>
          </table:table-cell>
          <table:table-cell office:value-type="float" office:value="4994573" calcext:value-type="float">
            <text:p>4994573</text:p>
          </table:table-cell>
          <table:table-cell office:value-type="float" office:value="4994820" calcext:value-type="float">
            <text:p>4994820</text:p>
          </table:table-cell>
          <table:table-cell table:formula="of:=[.C317]-[.B317]" office:value-type="float" office:value="1230" calcext:value-type="float">
            <text:p>1230</text:p>
          </table:table-cell>
          <table:table-cell table:formula="of:=[.D317]-[.A317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007383" calcext:value-type="float">
            <text:p>5007383</text:p>
          </table:table-cell>
          <table:table-cell office:value-type="float" office:value="5007942" calcext:value-type="float">
            <text:p>5007942</text:p>
          </table:table-cell>
          <table:table-cell office:value-type="float" office:value="5009183" calcext:value-type="float">
            <text:p>5009183</text:p>
          </table:table-cell>
          <table:table-cell office:value-type="float" office:value="5009431" calcext:value-type="float">
            <text:p>5009431</text:p>
          </table:table-cell>
          <table:table-cell table:formula="of:=[.C318]-[.B318]" office:value-type="float" office:value="1241" calcext:value-type="float">
            <text:p>1241</text:p>
          </table:table-cell>
          <table:table-cell table:formula="of:=[.D318]-[.A318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5021968" calcext:value-type="float">
            <text:p>5021968</text:p>
          </table:table-cell>
          <table:table-cell office:value-type="float" office:value="5022482" calcext:value-type="float">
            <text:p>5022482</text:p>
          </table:table-cell>
          <table:table-cell office:value-type="float" office:value="5023741" calcext:value-type="float">
            <text:p>5023741</text:p>
          </table:table-cell>
          <table:table-cell office:value-type="float" office:value="5023993" calcext:value-type="float">
            <text:p>5023993</text:p>
          </table:table-cell>
          <table:table-cell table:formula="of:=[.C319]-[.B319]" office:value-type="float" office:value="1259" calcext:value-type="float">
            <text:p>1259</text:p>
          </table:table-cell>
          <table:table-cell table:formula="of:=[.D319]-[.A319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5036495" calcext:value-type="float">
            <text:p>5036495</text:p>
          </table:table-cell>
          <table:table-cell office:value-type="float" office:value="5037045" calcext:value-type="float">
            <text:p>5037045</text:p>
          </table:table-cell>
          <table:table-cell office:value-type="float" office:value="5038293" calcext:value-type="float">
            <text:p>5038293</text:p>
          </table:table-cell>
          <table:table-cell office:value-type="float" office:value="5038546" calcext:value-type="float">
            <text:p>5038546</text:p>
          </table:table-cell>
          <table:table-cell table:formula="of:=[.C320]-[.B320]" office:value-type="float" office:value="1248" calcext:value-type="float">
            <text:p>1248</text:p>
          </table:table-cell>
          <table:table-cell table:formula="of:=[.D320]-[.A320]" office:value-type="float" office:value="2051" calcext:value-type="float">
            <text:p>2051</text:p>
          </table:table-cell>
          <table:table-cell table:number-columns-repeated="5"/>
        </table:table-row>
        <table:table-row table:style-name="ro1">
          <table:table-cell office:value-type="float" office:value="5051067" calcext:value-type="float">
            <text:p>5051067</text:p>
          </table:table-cell>
          <table:table-cell office:value-type="float" office:value="5051560" calcext:value-type="float">
            <text:p>5051560</text:p>
          </table:table-cell>
          <table:table-cell office:value-type="float" office:value="5052813" calcext:value-type="float">
            <text:p>5052813</text:p>
          </table:table-cell>
          <table:table-cell office:value-type="float" office:value="5053058" calcext:value-type="float">
            <text:p>5053058</text:p>
          </table:table-cell>
          <table:table-cell table:formula="of:=[.C321]-[.B321]" office:value-type="float" office:value="1253" calcext:value-type="float">
            <text:p>1253</text:p>
          </table:table-cell>
          <table:table-cell table:formula="of:=[.D321]-[.A321]" office:value-type="float" office:value="1991" calcext:value-type="float">
            <text:p>1991</text:p>
          </table:table-cell>
          <table:table-cell table:number-columns-repeated="5"/>
        </table:table-row>
        <table:table-row table:style-name="ro1">
          <table:table-cell office:value-type="float" office:value="5065569" calcext:value-type="float">
            <text:p>5065569</text:p>
          </table:table-cell>
          <table:table-cell office:value-type="float" office:value="5066062" calcext:value-type="float">
            <text:p>5066062</text:p>
          </table:table-cell>
          <table:table-cell office:value-type="float" office:value="5067313" calcext:value-type="float">
            <text:p>5067313</text:p>
          </table:table-cell>
          <table:table-cell office:value-type="float" office:value="5067573" calcext:value-type="float">
            <text:p>5067573</text:p>
          </table:table-cell>
          <table:table-cell table:formula="of:=[.C322]-[.B322]" office:value-type="float" office:value="1251" calcext:value-type="float">
            <text:p>1251</text:p>
          </table:table-cell>
          <table:table-cell table:formula="of:=[.D322]-[.A322]" office:value-type="float" office:value="2004" calcext:value-type="float">
            <text:p>2004</text:p>
          </table:table-cell>
          <table:table-cell table:number-columns-repeated="5"/>
        </table:table-row>
        <table:table-row table:style-name="ro1">
          <table:table-cell office:value-type="float" office:value="5080006" calcext:value-type="float">
            <text:p>5080006</text:p>
          </table:table-cell>
          <table:table-cell office:value-type="float" office:value="5080510" calcext:value-type="float">
            <text:p>5080510</text:p>
          </table:table-cell>
          <table:table-cell office:value-type="float" office:value="5081733" calcext:value-type="float">
            <text:p>5081733</text:p>
          </table:table-cell>
          <table:table-cell office:value-type="float" office:value="5081986" calcext:value-type="float">
            <text:p>5081986</text:p>
          </table:table-cell>
          <table:table-cell table:formula="of:=[.C323]-[.B323]" office:value-type="float" office:value="1223" calcext:value-type="float">
            <text:p>1223</text:p>
          </table:table-cell>
          <table:table-cell table:formula="of:=[.D323]-[.A323]" office:value-type="float" office:value="1980" calcext:value-type="float">
            <text:p>1980</text:p>
          </table:table-cell>
          <table:table-cell table:number-columns-repeated="5"/>
        </table:table-row>
        <table:table-row table:style-name="ro1">
          <table:table-cell office:value-type="float" office:value="5094499" calcext:value-type="float">
            <text:p>5094499</text:p>
          </table:table-cell>
          <table:table-cell office:value-type="float" office:value="5095087" calcext:value-type="float">
            <text:p>5095087</text:p>
          </table:table-cell>
          <table:table-cell office:value-type="float" office:value="5096299" calcext:value-type="float">
            <text:p>5096299</text:p>
          </table:table-cell>
          <table:table-cell office:value-type="float" office:value="5096608" calcext:value-type="float">
            <text:p>5096608</text:p>
          </table:table-cell>
          <table:table-cell table:formula="of:=[.C324]-[.B324]" office:value-type="float" office:value="1212" calcext:value-type="float">
            <text:p>1212</text:p>
          </table:table-cell>
          <table:table-cell table:formula="of:=[.D324]-[.A324]" office:value-type="float" office:value="2109" calcext:value-type="float">
            <text:p>2109</text:p>
          </table:table-cell>
          <table:table-cell table:number-columns-repeated="5"/>
        </table:table-row>
        <table:table-row table:style-name="ro1">
          <table:table-cell office:value-type="float" office:value="5109491" calcext:value-type="float">
            <text:p>5109491</text:p>
          </table:table-cell>
          <table:table-cell office:value-type="float" office:value="5110034" calcext:value-type="float">
            <text:p>5110034</text:p>
          </table:table-cell>
          <table:table-cell office:value-type="float" office:value="5111190" calcext:value-type="float">
            <text:p>5111190</text:p>
          </table:table-cell>
          <table:table-cell office:value-type="float" office:value="5111440" calcext:value-type="float">
            <text:p>5111440</text:p>
          </table:table-cell>
          <table:table-cell table:formula="of:=[.C325]-[.B325]" office:value-type="float" office:value="1156" calcext:value-type="float">
            <text:p>1156</text:p>
          </table:table-cell>
          <table:table-cell table:formula="of:=[.D325]-[.A325]" office:value-type="float" office:value="1949" calcext:value-type="float">
            <text:p>1949</text:p>
          </table:table-cell>
          <table:table-cell table:number-columns-repeated="5"/>
        </table:table-row>
        <table:table-row table:style-name="ro1">
          <table:table-cell office:value-type="float" office:value="5124007" calcext:value-type="float">
            <text:p>5124007</text:p>
          </table:table-cell>
          <table:table-cell office:value-type="float" office:value="5124558" calcext:value-type="float">
            <text:p>5124558</text:p>
          </table:table-cell>
          <table:table-cell office:value-type="float" office:value="5125800" calcext:value-type="float">
            <text:p>5125800</text:p>
          </table:table-cell>
          <table:table-cell office:value-type="float" office:value="5126047" calcext:value-type="float">
            <text:p>5126047</text:p>
          </table:table-cell>
          <table:table-cell table:formula="of:=[.C326]-[.B326]" office:value-type="float" office:value="1242" calcext:value-type="float">
            <text:p>1242</text:p>
          </table:table-cell>
          <table:table-cell table:formula="of:=[.D326]-[.A326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5138528" calcext:value-type="float">
            <text:p>5138528</text:p>
          </table:table-cell>
          <table:table-cell office:value-type="float" office:value="5139047" calcext:value-type="float">
            <text:p>5139047</text:p>
          </table:table-cell>
          <table:table-cell office:value-type="float" office:value="5140300" calcext:value-type="float">
            <text:p>5140300</text:p>
          </table:table-cell>
          <table:table-cell office:value-type="float" office:value="5140549" calcext:value-type="float">
            <text:p>5140549</text:p>
          </table:table-cell>
          <table:table-cell table:formula="of:=[.C327]-[.B327]" office:value-type="float" office:value="1253" calcext:value-type="float">
            <text:p>1253</text:p>
          </table:table-cell>
          <table:table-cell table:formula="of:=[.D327]-[.A327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5153112" calcext:value-type="float">
            <text:p>5153112</text:p>
          </table:table-cell>
          <table:table-cell office:value-type="float" office:value="5153646" calcext:value-type="float">
            <text:p>5153646</text:p>
          </table:table-cell>
          <table:table-cell office:value-type="float" office:value="5154880" calcext:value-type="float">
            <text:p>5154880</text:p>
          </table:table-cell>
          <table:table-cell office:value-type="float" office:value="5155146" calcext:value-type="float">
            <text:p>5155146</text:p>
          </table:table-cell>
          <table:table-cell table:formula="of:=[.C328]-[.B328]" office:value-type="float" office:value="1234" calcext:value-type="float">
            <text:p>1234</text:p>
          </table:table-cell>
          <table:table-cell table:formula="of:=[.D328]-[.A328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5167626" calcext:value-type="float">
            <text:p>5167626</text:p>
          </table:table-cell>
          <table:table-cell office:value-type="float" office:value="5168149" calcext:value-type="float">
            <text:p>5168149</text:p>
          </table:table-cell>
          <table:table-cell office:value-type="float" office:value="5169408" calcext:value-type="float">
            <text:p>5169408</text:p>
          </table:table-cell>
          <table:table-cell office:value-type="float" office:value="5169663" calcext:value-type="float">
            <text:p>5169663</text:p>
          </table:table-cell>
          <table:table-cell table:formula="of:=[.C329]-[.B329]" office:value-type="float" office:value="1259" calcext:value-type="float">
            <text:p>1259</text:p>
          </table:table-cell>
          <table:table-cell table:formula="of:=[.D329]-[.A329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5182137" calcext:value-type="float">
            <text:p>5182137</text:p>
          </table:table-cell>
          <table:table-cell office:value-type="float" office:value="5182675" calcext:value-type="float">
            <text:p>5182675</text:p>
          </table:table-cell>
          <table:table-cell office:value-type="float" office:value="5183923" calcext:value-type="float">
            <text:p>5183923</text:p>
          </table:table-cell>
          <table:table-cell office:value-type="float" office:value="5184177" calcext:value-type="float">
            <text:p>5184177</text:p>
          </table:table-cell>
          <table:table-cell table:formula="of:=[.C330]-[.B330]" office:value-type="float" office:value="1248" calcext:value-type="float">
            <text:p>1248</text:p>
          </table:table-cell>
          <table:table-cell table:formula="of:=[.D330]-[.A330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5196578" calcext:value-type="float">
            <text:p>5196578</text:p>
          </table:table-cell>
          <table:table-cell office:value-type="float" office:value="5197046" calcext:value-type="float">
            <text:p>5197046</text:p>
          </table:table-cell>
          <table:table-cell office:value-type="float" office:value="5198299" calcext:value-type="float">
            <text:p>5198299</text:p>
          </table:table-cell>
          <table:table-cell office:value-type="float" office:value="5198553" calcext:value-type="float">
            <text:p>5198553</text:p>
          </table:table-cell>
          <table:table-cell table:formula="of:=[.C331]-[.B331]" office:value-type="float" office:value="1253" calcext:value-type="float">
            <text:p>1253</text:p>
          </table:table-cell>
          <table:table-cell table:formula="of:=[.D331]-[.A331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5211014" calcext:value-type="float">
            <text:p>5211014</text:p>
          </table:table-cell>
          <table:table-cell office:value-type="float" office:value="5211535" calcext:value-type="float">
            <text:p>5211535</text:p>
          </table:table-cell>
          <table:table-cell office:value-type="float" office:value="5212780" calcext:value-type="float">
            <text:p>5212780</text:p>
          </table:table-cell>
          <table:table-cell office:value-type="float" office:value="5213047" calcext:value-type="float">
            <text:p>5213047</text:p>
          </table:table-cell>
          <table:table-cell table:formula="of:=[.C332]-[.B332]" office:value-type="float" office:value="1245" calcext:value-type="float">
            <text:p>1245</text:p>
          </table:table-cell>
          <table:table-cell table:formula="of:=[.D332]-[.A332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5225800" calcext:value-type="float">
            <text:p>5225800</text:p>
          </table:table-cell>
          <table:table-cell office:value-type="float" office:value="5226396" calcext:value-type="float">
            <text:p>5226396</text:p>
          </table:table-cell>
          <table:table-cell office:value-type="float" office:value="5228718" calcext:value-type="float">
            <text:p>5228718</text:p>
          </table:table-cell>
          <table:table-cell office:value-type="float" office:value="5228994" calcext:value-type="float">
            <text:p>5228994</text:p>
          </table:table-cell>
          <table:table-cell table:formula="of:=[.C333]-[.B333]" office:value-type="float" office:value="2322" calcext:value-type="float">
            <text:p>2322</text:p>
          </table:table-cell>
          <table:table-cell table:formula="of:=[.D333]-[.A333]" office:value-type="float" office:value="3194" calcext:value-type="float">
            <text:p>3194</text:p>
          </table:table-cell>
          <table:table-cell table:number-columns-repeated="5"/>
        </table:table-row>
        <table:table-row table:style-name="ro1">
          <table:table-cell office:value-type="float" office:value="5241543" calcext:value-type="float">
            <text:p>5241543</text:p>
          </table:table-cell>
          <table:table-cell office:value-type="float" office:value="5242121" calcext:value-type="float">
            <text:p>5242121</text:p>
          </table:table-cell>
          <table:table-cell office:value-type="float" office:value="5243352" calcext:value-type="float">
            <text:p>5243352</text:p>
          </table:table-cell>
          <table:table-cell office:value-type="float" office:value="5243597" calcext:value-type="float">
            <text:p>5243597</text:p>
          </table:table-cell>
          <table:table-cell table:formula="of:=[.C334]-[.B334]" office:value-type="float" office:value="1231" calcext:value-type="float">
            <text:p>1231</text:p>
          </table:table-cell>
          <table:table-cell table:formula="of:=[.D334]-[.A334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5256117" calcext:value-type="float">
            <text:p>5256117</text:p>
          </table:table-cell>
          <table:table-cell office:value-type="float" office:value="5256699" calcext:value-type="float">
            <text:p>5256699</text:p>
          </table:table-cell>
          <table:table-cell office:value-type="float" office:value="5257937" calcext:value-type="float">
            <text:p>5257937</text:p>
          </table:table-cell>
          <table:table-cell office:value-type="float" office:value="5258184" calcext:value-type="float">
            <text:p>5258184</text:p>
          </table:table-cell>
          <table:table-cell table:formula="of:=[.C335]-[.B335]" office:value-type="float" office:value="1238" calcext:value-type="float">
            <text:p>1238</text:p>
          </table:table-cell>
          <table:table-cell table:formula="of:=[.D335]-[.A335]" office:value-type="float" office:value="2067" calcext:value-type="float">
            <text:p>2067</text:p>
          </table:table-cell>
          <table:table-cell table:number-columns-repeated="5"/>
        </table:table-row>
        <table:table-row table:style-name="ro1">
          <table:table-cell office:value-type="float" office:value="5270688" calcext:value-type="float">
            <text:p>5270688</text:p>
          </table:table-cell>
          <table:table-cell office:value-type="float" office:value="5271235" calcext:value-type="float">
            <text:p>5271235</text:p>
          </table:table-cell>
          <table:table-cell office:value-type="float" office:value="5272481" calcext:value-type="float">
            <text:p>5272481</text:p>
          </table:table-cell>
          <table:table-cell office:value-type="float" office:value="5272725" calcext:value-type="float">
            <text:p>5272725</text:p>
          </table:table-cell>
          <table:table-cell table:formula="of:=[.C336]-[.B336]" office:value-type="float" office:value="1246" calcext:value-type="float">
            <text:p>1246</text:p>
          </table:table-cell>
          <table:table-cell table:formula="of:=[.D336]-[.A336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5285210" calcext:value-type="float">
            <text:p>5285210</text:p>
          </table:table-cell>
          <table:table-cell office:value-type="float" office:value="5285733" calcext:value-type="float">
            <text:p>5285733</text:p>
          </table:table-cell>
          <table:table-cell office:value-type="float" office:value="5286993" calcext:value-type="float">
            <text:p>5286993</text:p>
          </table:table-cell>
          <table:table-cell office:value-type="float" office:value="5287245" calcext:value-type="float">
            <text:p>5287245</text:p>
          </table:table-cell>
          <table:table-cell table:formula="of:=[.C337]-[.B337]" office:value-type="float" office:value="1260" calcext:value-type="float">
            <text:p>1260</text:p>
          </table:table-cell>
          <table:table-cell table:formula="of:=[.D337]-[.A337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5299659" calcext:value-type="float">
            <text:p>5299659</text:p>
          </table:table-cell>
          <table:table-cell office:value-type="float" office:value="5300178" calcext:value-type="float">
            <text:p>5300178</text:p>
          </table:table-cell>
          <table:table-cell office:value-type="float" office:value="5301415" calcext:value-type="float">
            <text:p>5301415</text:p>
          </table:table-cell>
          <table:table-cell office:value-type="float" office:value="5301661" calcext:value-type="float">
            <text:p>5301661</text:p>
          </table:table-cell>
          <table:table-cell table:formula="of:=[.C338]-[.B338]" office:value-type="float" office:value="1237" calcext:value-type="float">
            <text:p>1237</text:p>
          </table:table-cell>
          <table:table-cell table:formula="of:=[.D338]-[.A338]" office:value-type="float" office:value="2002" calcext:value-type="float">
            <text:p>2002</text:p>
          </table:table-cell>
          <table:table-cell table:number-columns-repeated="5"/>
        </table:table-row>
        <table:table-row table:style-name="ro1">
          <table:table-cell office:value-type="float" office:value="5314122" calcext:value-type="float">
            <text:p>5314122</text:p>
          </table:table-cell>
          <table:table-cell office:value-type="float" office:value="5314660" calcext:value-type="float">
            <text:p>5314660</text:p>
          </table:table-cell>
          <table:table-cell office:value-type="float" office:value="5315915" calcext:value-type="float">
            <text:p>5315915</text:p>
          </table:table-cell>
          <table:table-cell office:value-type="float" office:value="5316164" calcext:value-type="float">
            <text:p>5316164</text:p>
          </table:table-cell>
          <table:table-cell table:formula="of:=[.C339]-[.B339]" office:value-type="float" office:value="1255" calcext:value-type="float">
            <text:p>1255</text:p>
          </table:table-cell>
          <table:table-cell table:formula="of:=[.D339]-[.A339]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5328670" calcext:value-type="float">
            <text:p>5328670</text:p>
          </table:table-cell>
          <table:table-cell office:value-type="float" office:value="5329224" calcext:value-type="float">
            <text:p>5329224</text:p>
          </table:table-cell>
          <table:table-cell office:value-type="float" office:value="5330492" calcext:value-type="float">
            <text:p>5330492</text:p>
          </table:table-cell>
          <table:table-cell office:value-type="float" office:value="5330770" calcext:value-type="float">
            <text:p>5330770</text:p>
          </table:table-cell>
          <table:table-cell table:formula="of:=[.C340]-[.B340]" office:value-type="float" office:value="1268" calcext:value-type="float">
            <text:p>1268</text:p>
          </table:table-cell>
          <table:table-cell table:formula="of:=[.D340]-[.A340]"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office:value-type="float" office:value="5343480" calcext:value-type="float">
            <text:p>5343480</text:p>
          </table:table-cell>
          <table:table-cell office:value-type="float" office:value="5343950" calcext:value-type="float">
            <text:p>5343950</text:p>
          </table:table-cell>
          <table:table-cell office:value-type="float" office:value="5344730" calcext:value-type="float">
            <text:p>5344730</text:p>
          </table:table-cell>
          <table:table-cell office:value-type="float" office:value="5345019" calcext:value-type="float">
            <text:p>5345019</text:p>
          </table:table-cell>
          <table:table-cell table:formula="of:=[.C341]-[.B341]" office:value-type="float" office:value="780" calcext:value-type="float">
            <text:p>780</text:p>
          </table:table-cell>
          <table:table-cell table:formula="of:=[.D341]-[.A341]" office:value-type="float" office:value="1539" calcext:value-type="float">
            <text:p>1539</text:p>
          </table:table-cell>
          <table:table-cell table:number-columns-repeated="5"/>
        </table:table-row>
        <table:table-row table:style-name="ro1">
          <table:table-cell office:value-type="float" office:value="5357648" calcext:value-type="float">
            <text:p>5357648</text:p>
          </table:table-cell>
          <table:table-cell office:value-type="float" office:value="5358195" calcext:value-type="float">
            <text:p>5358195</text:p>
          </table:table-cell>
          <table:table-cell office:value-type="float" office:value="5359409" calcext:value-type="float">
            <text:p>5359409</text:p>
          </table:table-cell>
          <table:table-cell office:value-type="float" office:value="5359656" calcext:value-type="float">
            <text:p>5359656</text:p>
          </table:table-cell>
          <table:table-cell table:formula="of:=[.C342]-[.B342]" office:value-type="float" office:value="1214" calcext:value-type="float">
            <text:p>1214</text:p>
          </table:table-cell>
          <table:table-cell table:formula="of:=[.D342]-[.A342]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5372093" calcext:value-type="float">
            <text:p>5372093</text:p>
          </table:table-cell>
          <table:table-cell office:value-type="float" office:value="5372631" calcext:value-type="float">
            <text:p>5372631</text:p>
          </table:table-cell>
          <table:table-cell office:value-type="float" office:value="5373872" calcext:value-type="float">
            <text:p>5373872</text:p>
          </table:table-cell>
          <table:table-cell office:value-type="float" office:value="5374135" calcext:value-type="float">
            <text:p>5374135</text:p>
          </table:table-cell>
          <table:table-cell table:formula="of:=[.C343]-[.B343]" office:value-type="float" office:value="1241" calcext:value-type="float">
            <text:p>1241</text:p>
          </table:table-cell>
          <table:table-cell table:formula="of:=[.D343]-[.A343]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5386673" calcext:value-type="float">
            <text:p>5386673</text:p>
          </table:table-cell>
          <table:table-cell office:value-type="float" office:value="5387234" calcext:value-type="float">
            <text:p>5387234</text:p>
          </table:table-cell>
          <table:table-cell office:value-type="float" office:value="5388409" calcext:value-type="float">
            <text:p>5388409</text:p>
          </table:table-cell>
          <table:table-cell office:value-type="float" office:value="5388656" calcext:value-type="float">
            <text:p>5388656</text:p>
          </table:table-cell>
          <table:table-cell table:formula="of:=[.C344]-[.B344]" office:value-type="float" office:value="1175" calcext:value-type="float">
            <text:p>1175</text:p>
          </table:table-cell>
          <table:table-cell table:formula="of:=[.D344]-[.A344]"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float" office:value="5401172" calcext:value-type="float">
            <text:p>5401172</text:p>
          </table:table-cell>
          <table:table-cell office:value-type="float" office:value="5401777" calcext:value-type="float">
            <text:p>5401777</text:p>
          </table:table-cell>
          <table:table-cell office:value-type="float" office:value="5403005" calcext:value-type="float">
            <text:p>5403005</text:p>
          </table:table-cell>
          <table:table-cell office:value-type="float" office:value="5403260" calcext:value-type="float">
            <text:p>5403260</text:p>
          </table:table-cell>
          <table:table-cell table:formula="of:=[.C345]-[.B345]" office:value-type="float" office:value="1228" calcext:value-type="float">
            <text:p>1228</text:p>
          </table:table-cell>
          <table:table-cell table:formula="of:=[.D345]-[.A345]" office:value-type="float" office:value="2088" calcext:value-type="float">
            <text:p>2088</text:p>
          </table:table-cell>
          <table:table-cell table:number-columns-repeated="5"/>
        </table:table-row>
        <table:table-row table:style-name="ro1">
          <table:table-cell office:value-type="float" office:value="5415746" calcext:value-type="float">
            <text:p>5415746</text:p>
          </table:table-cell>
          <table:table-cell office:value-type="float" office:value="5416285" calcext:value-type="float">
            <text:p>5416285</text:p>
          </table:table-cell>
          <table:table-cell office:value-type="float" office:value="5417526" calcext:value-type="float">
            <text:p>5417526</text:p>
          </table:table-cell>
          <table:table-cell office:value-type="float" office:value="5417781" calcext:value-type="float">
            <text:p>5417781</text:p>
          </table:table-cell>
          <table:table-cell table:formula="of:=[.C346]-[.B346]" office:value-type="float" office:value="1241" calcext:value-type="float">
            <text:p>1241</text:p>
          </table:table-cell>
          <table:table-cell table:formula="of:=[.D346]-[.A346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5430247" calcext:value-type="float">
            <text:p>5430247</text:p>
          </table:table-cell>
          <table:table-cell office:value-type="float" office:value="5430773" calcext:value-type="float">
            <text:p>5430773</text:p>
          </table:table-cell>
          <table:table-cell office:value-type="float" office:value="5432014" calcext:value-type="float">
            <text:p>5432014</text:p>
          </table:table-cell>
          <table:table-cell office:value-type="float" office:value="5432265" calcext:value-type="float">
            <text:p>5432265</text:p>
          </table:table-cell>
          <table:table-cell table:formula="of:=[.C347]-[.B347]" office:value-type="float" office:value="1241" calcext:value-type="float">
            <text:p>1241</text:p>
          </table:table-cell>
          <table:table-cell table:formula="of:=[.D347]-[.A347]"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office:value-type="float" office:value="5444734" calcext:value-type="float">
            <text:p>5444734</text:p>
          </table:table-cell>
          <table:table-cell office:value-type="float" office:value="5445267" calcext:value-type="float">
            <text:p>5445267</text:p>
          </table:table-cell>
          <table:table-cell office:value-type="float" office:value="5446522" calcext:value-type="float">
            <text:p>5446522</text:p>
          </table:table-cell>
          <table:table-cell office:value-type="float" office:value="5446779" calcext:value-type="float">
            <text:p>5446779</text:p>
          </table:table-cell>
          <table:table-cell table:formula="of:=[.C348]-[.B348]" office:value-type="float" office:value="1255" calcext:value-type="float">
            <text:p>1255</text:p>
          </table:table-cell>
          <table:table-cell table:formula="of:=[.D348]-[.A348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5459436" calcext:value-type="float">
            <text:p>5459436</text:p>
          </table:table-cell>
          <table:table-cell office:value-type="float" office:value="5459997" calcext:value-type="float">
            <text:p>5459997</text:p>
          </table:table-cell>
          <table:table-cell office:value-type="float" office:value="5461241" calcext:value-type="float">
            <text:p>5461241</text:p>
          </table:table-cell>
          <table:table-cell office:value-type="float" office:value="5461512" calcext:value-type="float">
            <text:p>5461512</text:p>
          </table:table-cell>
          <table:table-cell table:formula="of:=[.C349]-[.B349]" office:value-type="float" office:value="1244" calcext:value-type="float">
            <text:p>1244</text:p>
          </table:table-cell>
          <table:table-cell table:formula="of:=[.D349]-[.A349]"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office:value-type="float" office:value="5474263" calcext:value-type="float">
            <text:p>5474263</text:p>
          </table:table-cell>
          <table:table-cell office:value-type="float" office:value="5474815" calcext:value-type="float">
            <text:p>5474815</text:p>
          </table:table-cell>
          <table:table-cell office:value-type="float" office:value="5476067" calcext:value-type="float">
            <text:p>5476067</text:p>
          </table:table-cell>
          <table:table-cell office:value-type="float" office:value="5476307" calcext:value-type="float">
            <text:p>5476307</text:p>
          </table:table-cell>
          <table:table-cell table:formula="of:=[.C350]-[.B350]" office:value-type="float" office:value="1252" calcext:value-type="float">
            <text:p>1252</text:p>
          </table:table-cell>
          <table:table-cell table:formula="of:=[.D350]-[.A350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5488810" calcext:value-type="float">
            <text:p>5488810</text:p>
          </table:table-cell>
          <table:table-cell office:value-type="float" office:value="5489320" calcext:value-type="float">
            <text:p>5489320</text:p>
          </table:table-cell>
          <table:table-cell office:value-type="float" office:value="5490566" calcext:value-type="float">
            <text:p>5490566</text:p>
          </table:table-cell>
          <table:table-cell office:value-type="float" office:value="5490814" calcext:value-type="float">
            <text:p>5490814</text:p>
          </table:table-cell>
          <table:table-cell table:formula="of:=[.C351]-[.B351]" office:value-type="float" office:value="1246" calcext:value-type="float">
            <text:p>1246</text:p>
          </table:table-cell>
          <table:table-cell table:formula="of:=[.D351]-[.A351]" office:value-type="float" office:value="2004" calcext:value-type="float">
            <text:p>2004</text:p>
          </table:table-cell>
          <table:table-cell table:number-columns-repeated="5"/>
        </table:table-row>
        <table:table-row table:style-name="ro1">
          <table:table-cell office:value-type="float" office:value="5503228" calcext:value-type="float">
            <text:p>5503228</text:p>
          </table:table-cell>
          <table:table-cell office:value-type="float" office:value="5503736" calcext:value-type="float">
            <text:p>5503736</text:p>
          </table:table-cell>
          <table:table-cell office:value-type="float" office:value="5504981" calcext:value-type="float">
            <text:p>5504981</text:p>
          </table:table-cell>
          <table:table-cell office:value-type="float" office:value="5505252" calcext:value-type="float">
            <text:p>5505252</text:p>
          </table:table-cell>
          <table:table-cell table:formula="of:=[.C352]-[.B352]" office:value-type="float" office:value="1245" calcext:value-type="float">
            <text:p>1245</text:p>
          </table:table-cell>
          <table:table-cell table:formula="of:=[.D352]-[.A352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5517711" calcext:value-type="float">
            <text:p>5517711</text:p>
          </table:table-cell>
          <table:table-cell office:value-type="float" office:value="5518241" calcext:value-type="float">
            <text:p>5518241</text:p>
          </table:table-cell>
          <table:table-cell office:value-type="float" office:value="5519487" calcext:value-type="float">
            <text:p>5519487</text:p>
          </table:table-cell>
          <table:table-cell office:value-type="float" office:value="5519743" calcext:value-type="float">
            <text:p>5519743</text:p>
          </table:table-cell>
          <table:table-cell table:formula="of:=[.C353]-[.B353]" office:value-type="float" office:value="1246" calcext:value-type="float">
            <text:p>1246</text:p>
          </table:table-cell>
          <table:table-cell table:formula="of:=[.D353]-[.A353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5532219" calcext:value-type="float">
            <text:p>5532219</text:p>
          </table:table-cell>
          <table:table-cell office:value-type="float" office:value="5532762" calcext:value-type="float">
            <text:p>5532762</text:p>
          </table:table-cell>
          <table:table-cell office:value-type="float" office:value="5534018" calcext:value-type="float">
            <text:p>5534018</text:p>
          </table:table-cell>
          <table:table-cell office:value-type="float" office:value="5534269" calcext:value-type="float">
            <text:p>5534269</text:p>
          </table:table-cell>
          <table:table-cell table:formula="of:=[.C354]-[.B354]" office:value-type="float" office:value="1256" calcext:value-type="float">
            <text:p>1256</text:p>
          </table:table-cell>
          <table:table-cell table:formula="of:=[.D354]-[.A354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5546767" calcext:value-type="float">
            <text:p>5546767</text:p>
          </table:table-cell>
          <table:table-cell office:value-type="float" office:value="5547355" calcext:value-type="float">
            <text:p>5547355</text:p>
          </table:table-cell>
          <table:table-cell office:value-type="float" office:value="5548584" calcext:value-type="float">
            <text:p>5548584</text:p>
          </table:table-cell>
          <table:table-cell office:value-type="float" office:value="5548832" calcext:value-type="float">
            <text:p>5548832</text:p>
          </table:table-cell>
          <table:table-cell table:formula="of:=[.C355]-[.B355]" office:value-type="float" office:value="1229" calcext:value-type="float">
            <text:p>1229</text:p>
          </table:table-cell>
          <table:table-cell table:formula="of:=[.D355]-[.A355]" office:value-type="float" office:value="2065" calcext:value-type="float">
            <text:p>2065</text:p>
          </table:table-cell>
          <table:table-cell table:number-columns-repeated="5"/>
        </table:table-row>
        <table:table-row table:style-name="ro1">
          <table:table-cell office:value-type="float" office:value="5561341" calcext:value-type="float">
            <text:p>5561341</text:p>
          </table:table-cell>
          <table:table-cell office:value-type="float" office:value="5561862" calcext:value-type="float">
            <text:p>5561862</text:p>
          </table:table-cell>
          <table:table-cell office:value-type="float" office:value="5563121" calcext:value-type="float">
            <text:p>5563121</text:p>
          </table:table-cell>
          <table:table-cell office:value-type="float" office:value="5563368" calcext:value-type="float">
            <text:p>5563368</text:p>
          </table:table-cell>
          <table:table-cell table:formula="of:=[.C356]-[.B356]" office:value-type="float" office:value="1259" calcext:value-type="float">
            <text:p>1259</text:p>
          </table:table-cell>
          <table:table-cell table:formula="of:=[.D356]-[.A356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5575894" calcext:value-type="float">
            <text:p>5575894</text:p>
          </table:table-cell>
          <table:table-cell office:value-type="float" office:value="5576452" calcext:value-type="float">
            <text:p>5576452</text:p>
          </table:table-cell>
          <table:table-cell office:value-type="float" office:value="5577695" calcext:value-type="float">
            <text:p>5577695</text:p>
          </table:table-cell>
          <table:table-cell office:value-type="float" office:value="5577990" calcext:value-type="float">
            <text:p>5577990</text:p>
          </table:table-cell>
          <table:table-cell table:formula="of:=[.C357]-[.B357]" office:value-type="float" office:value="1243" calcext:value-type="float">
            <text:p>1243</text:p>
          </table:table-cell>
          <table:table-cell table:formula="of:=[.D357]-[.A357]" office:value-type="float" office:value="2096" calcext:value-type="float">
            <text:p>2096</text:p>
          </table:table-cell>
          <table:table-cell table:number-columns-repeated="5"/>
        </table:table-row>
        <table:table-row table:style-name="ro1">
          <table:table-cell office:value-type="float" office:value="5590720" calcext:value-type="float">
            <text:p>5590720</text:p>
          </table:table-cell>
          <table:table-cell office:value-type="float" office:value="5591255" calcext:value-type="float">
            <text:p>5591255</text:p>
          </table:table-cell>
          <table:table-cell office:value-type="float" office:value="5593492" calcext:value-type="float">
            <text:p>5593492</text:p>
          </table:table-cell>
          <table:table-cell office:value-type="float" office:value="5593745" calcext:value-type="float">
            <text:p>5593745</text:p>
          </table:table-cell>
          <table:table-cell table:formula="of:=[.C358]-[.B358]" office:value-type="float" office:value="2237" calcext:value-type="float">
            <text:p>2237</text:p>
          </table:table-cell>
          <table:table-cell table:formula="of:=[.D358]-[.A358]" office:value-type="float" office:value="3025" calcext:value-type="float">
            <text:p>3025</text:p>
          </table:table-cell>
          <table:table-cell table:number-columns-repeated="5"/>
        </table:table-row>
        <table:table-row table:style-name="ro1">
          <table:table-cell office:value-type="float" office:value="5606284" calcext:value-type="float">
            <text:p>5606284</text:p>
          </table:table-cell>
          <table:table-cell office:value-type="float" office:value="5606831" calcext:value-type="float">
            <text:p>5606831</text:p>
          </table:table-cell>
          <table:table-cell office:value-type="float" office:value="5607998" calcext:value-type="float">
            <text:p>5607998</text:p>
          </table:table-cell>
          <table:table-cell office:value-type="float" office:value="5608245" calcext:value-type="float">
            <text:p>5608245</text:p>
          </table:table-cell>
          <table:table-cell table:formula="of:=[.C359]-[.B359]" office:value-type="float" office:value="1167" calcext:value-type="float">
            <text:p>1167</text:p>
          </table:table-cell>
          <table:table-cell table:formula="of:=[.D359]-[.A359]" office:value-type="float" office:value="1961" calcext:value-type="float">
            <text:p>1961</text:p>
          </table:table-cell>
          <table:table-cell table:number-columns-repeated="5"/>
        </table:table-row>
        <table:table-row table:style-name="ro1">
          <table:table-cell office:value-type="float" office:value="5620770" calcext:value-type="float">
            <text:p>5620770</text:p>
          </table:table-cell>
          <table:table-cell office:value-type="float" office:value="5621301" calcext:value-type="float">
            <text:p>5621301</text:p>
          </table:table-cell>
          <table:table-cell office:value-type="float" office:value="5622544" calcext:value-type="float">
            <text:p>5622544</text:p>
          </table:table-cell>
          <table:table-cell office:value-type="float" office:value="5622799" calcext:value-type="float">
            <text:p>5622799</text:p>
          </table:table-cell>
          <table:table-cell table:formula="of:=[.C360]-[.B360]" office:value-type="float" office:value="1243" calcext:value-type="float">
            <text:p>1243</text:p>
          </table:table-cell>
          <table:table-cell table:formula="of:=[.D360]-[.A360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5635286" calcext:value-type="float">
            <text:p>5635286</text:p>
          </table:table-cell>
          <table:table-cell office:value-type="float" office:value="5635754" calcext:value-type="float">
            <text:p>5635754</text:p>
          </table:table-cell>
          <table:table-cell office:value-type="float" office:value="5637007" calcext:value-type="float">
            <text:p>5637007</text:p>
          </table:table-cell>
          <table:table-cell office:value-type="float" office:value="5637259" calcext:value-type="float">
            <text:p>5637259</text:p>
          </table:table-cell>
          <table:table-cell table:formula="of:=[.C361]-[.B361]" office:value-type="float" office:value="1253" calcext:value-type="float">
            <text:p>1253</text:p>
          </table:table-cell>
          <table:table-cell table:formula="of:=[.D361]-[.A361]" office:value-type="float" office:value="1973" calcext:value-type="float">
            <text:p>1973</text:p>
          </table:table-cell>
          <table:table-cell table:number-columns-repeated="5"/>
        </table:table-row>
        <table:table-row table:style-name="ro1">
          <table:table-cell office:value-type="float" office:value="5649736" calcext:value-type="float">
            <text:p>5649736</text:p>
          </table:table-cell>
          <table:table-cell office:value-type="float" office:value="5650238" calcext:value-type="float">
            <text:p>5650238</text:p>
          </table:table-cell>
          <table:table-cell office:value-type="float" office:value="5651482" calcext:value-type="float">
            <text:p>5651482</text:p>
          </table:table-cell>
          <table:table-cell office:value-type="float" office:value="5651732" calcext:value-type="float">
            <text:p>5651732</text:p>
          </table:table-cell>
          <table:table-cell table:formula="of:=[.C362]-[.B362]" office:value-type="float" office:value="1244" calcext:value-type="float">
            <text:p>1244</text:p>
          </table:table-cell>
          <table:table-cell table:formula="of:=[.D362]-[.A362]"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5664151" calcext:value-type="float">
            <text:p>5664151</text:p>
          </table:table-cell>
          <table:table-cell office:value-type="float" office:value="5664713" calcext:value-type="float">
            <text:p>5664713</text:p>
          </table:table-cell>
          <table:table-cell office:value-type="float" office:value="5665953" calcext:value-type="float">
            <text:p>5665953</text:p>
          </table:table-cell>
          <table:table-cell office:value-type="float" office:value="5666206" calcext:value-type="float">
            <text:p>5666206</text:p>
          </table:table-cell>
          <table:table-cell table:formula="of:=[.C363]-[.B363]" office:value-type="float" office:value="1240" calcext:value-type="float">
            <text:p>1240</text:p>
          </table:table-cell>
          <table:table-cell table:formula="of:=[.D363]-[.A363]" office:value-type="float" office:value="2055" calcext:value-type="float">
            <text:p>2055</text:p>
          </table:table-cell>
          <table:table-cell table:number-columns-repeated="5"/>
        </table:table-row>
        <table:table-row table:style-name="ro1">
          <table:table-cell office:value-type="float" office:value="5678608" calcext:value-type="float">
            <text:p>5678608</text:p>
          </table:table-cell>
          <table:table-cell office:value-type="float" office:value="5679156" calcext:value-type="float">
            <text:p>5679156</text:p>
          </table:table-cell>
          <table:table-cell office:value-type="float" office:value="5680405" calcext:value-type="float">
            <text:p>5680405</text:p>
          </table:table-cell>
          <table:table-cell office:value-type="float" office:value="5680691" calcext:value-type="float">
            <text:p>5680691</text:p>
          </table:table-cell>
          <table:table-cell table:formula="of:=[.C364]-[.B364]" office:value-type="float" office:value="1249" calcext:value-type="float">
            <text:p>1249</text:p>
          </table:table-cell>
          <table:table-cell table:formula="of:=[.D364]-[.A364]" office:value-type="float" office:value="2083" calcext:value-type="float">
            <text:p>2083</text:p>
          </table:table-cell>
          <table:table-cell table:number-columns-repeated="5"/>
        </table:table-row>
        <table:table-row table:style-name="ro1">
          <table:table-cell office:value-type="float" office:value="5693443" calcext:value-type="float">
            <text:p>5693443</text:p>
          </table:table-cell>
          <table:table-cell office:value-type="float" office:value="5694081" calcext:value-type="float">
            <text:p>5694081</text:p>
          </table:table-cell>
          <table:table-cell office:value-type="float" office:value="5695325" calcext:value-type="float">
            <text:p>5695325</text:p>
          </table:table-cell>
          <table:table-cell office:value-type="float" office:value="5695612" calcext:value-type="float">
            <text:p>5695612</text:p>
          </table:table-cell>
          <table:table-cell table:formula="of:=[.C365]-[.B365]" office:value-type="float" office:value="1244" calcext:value-type="float">
            <text:p>1244</text:p>
          </table:table-cell>
          <table:table-cell table:formula="of:=[.D365]-[.A365]" office:value-type="float" office:value="2169" calcext:value-type="float">
            <text:p>2169</text:p>
          </table:table-cell>
          <table:table-cell table:number-columns-repeated="5"/>
        </table:table-row>
        <table:table-row table:style-name="ro1">
          <table:table-cell office:value-type="float" office:value="5708454" calcext:value-type="float">
            <text:p>5708454</text:p>
          </table:table-cell>
          <table:table-cell office:value-type="float" office:value="5709015" calcext:value-type="float">
            <text:p>5709015</text:p>
          </table:table-cell>
          <table:table-cell office:value-type="float" office:value="5711609" calcext:value-type="float">
            <text:p>5711609</text:p>
          </table:table-cell>
          <table:table-cell office:value-type="float" office:value="5711878" calcext:value-type="float">
            <text:p>5711878</text:p>
          </table:table-cell>
          <table:table-cell table:formula="of:=[.C366]-[.B366]" office:value-type="float" office:value="2594" calcext:value-type="float">
            <text:p>2594</text:p>
          </table:table-cell>
          <table:table-cell table:formula="of:=[.D366]-[.A366]" office:value-type="float" office:value="3424" calcext:value-type="float">
            <text:p>3424</text:p>
          </table:table-cell>
          <table:table-cell table:number-columns-repeated="5"/>
        </table:table-row>
        <table:table-row table:style-name="ro1">
          <table:table-cell office:value-type="float" office:value="5724428" calcext:value-type="float">
            <text:p>5724428</text:p>
          </table:table-cell>
          <table:table-cell office:value-type="float" office:value="5724970" calcext:value-type="float">
            <text:p>5724970</text:p>
          </table:table-cell>
          <table:table-cell office:value-type="float" office:value="5726453" calcext:value-type="float">
            <text:p>5726453</text:p>
          </table:table-cell>
          <table:table-cell office:value-type="float" office:value="5726703" calcext:value-type="float">
            <text:p>5726703</text:p>
          </table:table-cell>
          <table:table-cell table:formula="of:=[.C367]-[.B367]" office:value-type="float" office:value="1483" calcext:value-type="float">
            <text:p>1483</text:p>
          </table:table-cell>
          <table:table-cell table:formula="of:=[.D367]-[.A367]" office:value-type="float" office:value="2275" calcext:value-type="float">
            <text:p>2275</text:p>
          </table:table-cell>
          <table:table-cell table:number-columns-repeated="5"/>
        </table:table-row>
        <table:table-row table:style-name="ro1">
          <table:table-cell office:value-type="float" office:value="5739190" calcext:value-type="float">
            <text:p>5739190</text:p>
          </table:table-cell>
          <table:table-cell office:value-type="float" office:value="5739707" calcext:value-type="float">
            <text:p>5739707</text:p>
          </table:table-cell>
          <table:table-cell office:value-type="float" office:value="5740950" calcext:value-type="float">
            <text:p>5740950</text:p>
          </table:table-cell>
          <table:table-cell office:value-type="float" office:value="5741202" calcext:value-type="float">
            <text:p>5741202</text:p>
          </table:table-cell>
          <table:table-cell table:formula="of:=[.C368]-[.B368]" office:value-type="float" office:value="1243" calcext:value-type="float">
            <text:p>1243</text:p>
          </table:table-cell>
          <table:table-cell table:formula="of:=[.D368]-[.A368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5753683" calcext:value-type="float">
            <text:p>5753683</text:p>
          </table:table-cell>
          <table:table-cell office:value-type="float" office:value="5754218" calcext:value-type="float">
            <text:p>5754218</text:p>
          </table:table-cell>
          <table:table-cell office:value-type="float" office:value="5755474" calcext:value-type="float">
            <text:p>5755474</text:p>
          </table:table-cell>
          <table:table-cell office:value-type="float" office:value="5755720" calcext:value-type="float">
            <text:p>5755720</text:p>
          </table:table-cell>
          <table:table-cell table:formula="of:=[.C369]-[.B369]" office:value-type="float" office:value="1256" calcext:value-type="float">
            <text:p>1256</text:p>
          </table:table-cell>
          <table:table-cell table:formula="of:=[.D369]-[.A369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5768196" calcext:value-type="float">
            <text:p>5768196</text:p>
          </table:table-cell>
          <table:table-cell office:value-type="float" office:value="5768732" calcext:value-type="float">
            <text:p>5768732</text:p>
          </table:table-cell>
          <table:table-cell office:value-type="float" office:value="5769984" calcext:value-type="float">
            <text:p>5769984</text:p>
          </table:table-cell>
          <table:table-cell office:value-type="float" office:value="5770233" calcext:value-type="float">
            <text:p>5770233</text:p>
          </table:table-cell>
          <table:table-cell table:formula="of:=[.C370]-[.B370]" office:value-type="float" office:value="1252" calcext:value-type="float">
            <text:p>1252</text:p>
          </table:table-cell>
          <table:table-cell table:formula="of:=[.D370]-[.A370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5782708" calcext:value-type="float">
            <text:p>5782708</text:p>
          </table:table-cell>
          <table:table-cell office:value-type="float" office:value="5783176" calcext:value-type="float">
            <text:p>5783176</text:p>
          </table:table-cell>
          <table:table-cell office:value-type="float" office:value="5784431" calcext:value-type="float">
            <text:p>5784431</text:p>
          </table:table-cell>
          <table:table-cell office:value-type="float" office:value="5784683" calcext:value-type="float">
            <text:p>5784683</text:p>
          </table:table-cell>
          <table:table-cell table:formula="of:=[.C371]-[.B371]" office:value-type="float" office:value="1255" calcext:value-type="float">
            <text:p>1255</text:p>
          </table:table-cell>
          <table:table-cell table:formula="of:=[.D371]-[.A371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5797147" calcext:value-type="float">
            <text:p>5797147</text:p>
          </table:table-cell>
          <table:table-cell office:value-type="float" office:value="5797673" calcext:value-type="float">
            <text:p>5797673</text:p>
          </table:table-cell>
          <table:table-cell office:value-type="float" office:value="5798915" calcext:value-type="float">
            <text:p>5798915</text:p>
          </table:table-cell>
          <table:table-cell office:value-type="float" office:value="5799166" calcext:value-type="float">
            <text:p>5799166</text:p>
          </table:table-cell>
          <table:table-cell table:formula="of:=[.C372]-[.B372]" office:value-type="float" office:value="1242" calcext:value-type="float">
            <text:p>1242</text:p>
          </table:table-cell>
          <table:table-cell table:formula="of:=[.D372]-[.A372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5811841" calcext:value-type="float">
            <text:p>5811841</text:p>
          </table:table-cell>
          <table:table-cell office:value-type="float" office:value="5812418" calcext:value-type="float">
            <text:p>5812418</text:p>
          </table:table-cell>
          <table:table-cell office:value-type="float" office:value="5813660" calcext:value-type="float">
            <text:p>5813660</text:p>
          </table:table-cell>
          <table:table-cell office:value-type="float" office:value="5813933" calcext:value-type="float">
            <text:p>5813933</text:p>
          </table:table-cell>
          <table:table-cell table:formula="of:=[.C373]-[.B373]" office:value-type="float" office:value="1242" calcext:value-type="float">
            <text:p>1242</text:p>
          </table:table-cell>
          <table:table-cell table:formula="of:=[.D373]-[.A373]" office:value-type="float" office:value="2092" calcext:value-type="float">
            <text:p>2092</text:p>
          </table:table-cell>
          <table:table-cell table:number-columns-repeated="5"/>
        </table:table-row>
        <table:table-row table:style-name="ro1">
          <table:table-cell office:value-type="float" office:value="5826698" calcext:value-type="float">
            <text:p>5826698</text:p>
          </table:table-cell>
          <table:table-cell office:value-type="float" office:value="5827278" calcext:value-type="float">
            <text:p>5827278</text:p>
          </table:table-cell>
          <table:table-cell office:value-type="float" office:value="5829409" calcext:value-type="float">
            <text:p>5829409</text:p>
          </table:table-cell>
          <table:table-cell office:value-type="float" office:value="5830140" calcext:value-type="float">
            <text:p>5830140</text:p>
          </table:table-cell>
          <table:table-cell table:formula="of:=[.C374]-[.B374]" office:value-type="float" office:value="2131" calcext:value-type="float">
            <text:p>2131</text:p>
          </table:table-cell>
          <table:table-cell table:formula="of:=[.D374]-[.A374]" office:value-type="float" office:value="3442" calcext:value-type="float">
            <text:p>3442</text:p>
          </table:table-cell>
          <table:table-cell table:number-columns-repeated="5"/>
        </table:table-row>
        <table:table-row table:style-name="ro1">
          <table:table-cell office:value-type="float" office:value="5842702" calcext:value-type="float">
            <text:p>5842702</text:p>
          </table:table-cell>
          <table:table-cell office:value-type="float" office:value="5843338" calcext:value-type="float">
            <text:p>5843338</text:p>
          </table:table-cell>
          <table:table-cell office:value-type="float" office:value="5844581" calcext:value-type="float">
            <text:p>5844581</text:p>
          </table:table-cell>
          <table:table-cell office:value-type="float" office:value="5844836" calcext:value-type="float">
            <text:p>5844836</text:p>
          </table:table-cell>
          <table:table-cell table:formula="of:=[.C375]-[.B375]" office:value-type="float" office:value="1243" calcext:value-type="float">
            <text:p>1243</text:p>
          </table:table-cell>
          <table:table-cell table:formula="of:=[.D375]-[.A375]" office:value-type="float" office:value="2134" calcext:value-type="float">
            <text:p>2134</text:p>
          </table:table-cell>
          <table:table-cell table:number-columns-repeated="5"/>
        </table:table-row>
        <table:table-row table:style-name="ro1">
          <table:table-cell office:value-type="float" office:value="5857316" calcext:value-type="float">
            <text:p>5857316</text:p>
          </table:table-cell>
          <table:table-cell office:value-type="float" office:value="5857856" calcext:value-type="float">
            <text:p>5857856</text:p>
          </table:table-cell>
          <table:table-cell office:value-type="float" office:value="5859096" calcext:value-type="float">
            <text:p>5859096</text:p>
          </table:table-cell>
          <table:table-cell office:value-type="float" office:value="5859370" calcext:value-type="float">
            <text:p>5859370</text:p>
          </table:table-cell>
          <table:table-cell table:formula="of:=[.C376]-[.B376]" office:value-type="float" office:value="1240" calcext:value-type="float">
            <text:p>1240</text:p>
          </table:table-cell>
          <table:table-cell table:formula="of:=[.D376]-[.A376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5871853" calcext:value-type="float">
            <text:p>5871853</text:p>
          </table:table-cell>
          <table:table-cell office:value-type="float" office:value="5872373" calcext:value-type="float">
            <text:p>5872373</text:p>
          </table:table-cell>
          <table:table-cell office:value-type="float" office:value="5873619" calcext:value-type="float">
            <text:p>5873619</text:p>
          </table:table-cell>
          <table:table-cell office:value-type="float" office:value="5873870" calcext:value-type="float">
            <text:p>5873870</text:p>
          </table:table-cell>
          <table:table-cell table:formula="of:=[.C377]-[.B377]" office:value-type="float" office:value="1246" calcext:value-type="float">
            <text:p>1246</text:p>
          </table:table-cell>
          <table:table-cell table:formula="of:=[.D377]-[.A377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5886362" calcext:value-type="float">
            <text:p>5886362</text:p>
          </table:table-cell>
          <table:table-cell office:value-type="float" office:value="5886869" calcext:value-type="float">
            <text:p>5886869</text:p>
          </table:table-cell>
          <table:table-cell office:value-type="float" office:value="5888106" calcext:value-type="float">
            <text:p>5888106</text:p>
          </table:table-cell>
          <table:table-cell office:value-type="float" office:value="5888354" calcext:value-type="float">
            <text:p>5888354</text:p>
          </table:table-cell>
          <table:table-cell table:formula="of:=[.C378]-[.B378]" office:value-type="float" office:value="1237" calcext:value-type="float">
            <text:p>1237</text:p>
          </table:table-cell>
          <table:table-cell table:formula="of:=[.D378]-[.A378]"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5900846" calcext:value-type="float">
            <text:p>5900846</text:p>
          </table:table-cell>
          <table:table-cell office:value-type="float" office:value="5901375" calcext:value-type="float">
            <text:p>5901375</text:p>
          </table:table-cell>
          <table:table-cell office:value-type="float" office:value="5902630" calcext:value-type="float">
            <text:p>5902630</text:p>
          </table:table-cell>
          <table:table-cell office:value-type="float" office:value="5902880" calcext:value-type="float">
            <text:p>5902880</text:p>
          </table:table-cell>
          <table:table-cell table:formula="of:=[.C379]-[.B379]" office:value-type="float" office:value="1255" calcext:value-type="float">
            <text:p>1255</text:p>
          </table:table-cell>
          <table:table-cell table:formula="of:=[.D379]-[.A379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5915345" calcext:value-type="float">
            <text:p>5915345</text:p>
          </table:table-cell>
          <table:table-cell office:value-type="float" office:value="5915879" calcext:value-type="float">
            <text:p>5915879</text:p>
          </table:table-cell>
          <table:table-cell office:value-type="float" office:value="5917117" calcext:value-type="float">
            <text:p>5917117</text:p>
          </table:table-cell>
          <table:table-cell office:value-type="float" office:value="5917364" calcext:value-type="float">
            <text:p>5917364</text:p>
          </table:table-cell>
          <table:table-cell table:formula="of:=[.C380]-[.B380]" office:value-type="float" office:value="1238" calcext:value-type="float">
            <text:p>1238</text:p>
          </table:table-cell>
          <table:table-cell table:formula="of:=[.D380]-[.A380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5929866" calcext:value-type="float">
            <text:p>5929866</text:p>
          </table:table-cell>
          <table:table-cell office:value-type="float" office:value="5930349" calcext:value-type="float">
            <text:p>5930349</text:p>
          </table:table-cell>
          <table:table-cell office:value-type="float" office:value="5931611" calcext:value-type="float">
            <text:p>5931611</text:p>
          </table:table-cell>
          <table:table-cell office:value-type="float" office:value="5931896" calcext:value-type="float">
            <text:p>5931896</text:p>
          </table:table-cell>
          <table:table-cell table:formula="of:=[.C381]-[.B381]" office:value-type="float" office:value="1262" calcext:value-type="float">
            <text:p>1262</text:p>
          </table:table-cell>
          <table:table-cell table:formula="of:=[.D381]-[.A381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5944580" calcext:value-type="float">
            <text:p>5944580</text:p>
          </table:table-cell>
          <table:table-cell office:value-type="float" office:value="5945119" calcext:value-type="float">
            <text:p>5945119</text:p>
          </table:table-cell>
          <table:table-cell office:value-type="float" office:value="5946362" calcext:value-type="float">
            <text:p>5946362</text:p>
          </table:table-cell>
          <table:table-cell office:value-type="float" office:value="5946662" calcext:value-type="float">
            <text:p>5946662</text:p>
          </table:table-cell>
          <table:table-cell table:formula="of:=[.C382]-[.B382]" office:value-type="float" office:value="1243" calcext:value-type="float">
            <text:p>1243</text:p>
          </table:table-cell>
          <table:table-cell table:formula="of:=[.D382]-[.A382]" office:value-type="float" office:value="2082" calcext:value-type="float">
            <text:p>2082</text:p>
          </table:table-cell>
          <table:table-cell table:number-columns-repeated="5"/>
        </table:table-row>
        <table:table-row table:style-name="ro1">
          <table:table-cell office:value-type="float" office:value="5959269" calcext:value-type="float">
            <text:p>5959269</text:p>
          </table:table-cell>
          <table:table-cell office:value-type="float" office:value="5959828" calcext:value-type="float">
            <text:p>5959828</text:p>
          </table:table-cell>
          <table:table-cell office:value-type="float" office:value="5961066" calcext:value-type="float">
            <text:p>5961066</text:p>
          </table:table-cell>
          <table:table-cell office:value-type="float" office:value="5961312" calcext:value-type="float">
            <text:p>5961312</text:p>
          </table:table-cell>
          <table:table-cell table:formula="of:=[.C383]-[.B383]" office:value-type="float" office:value="1238" calcext:value-type="float">
            <text:p>1238</text:p>
          </table:table-cell>
          <table:table-cell table:formula="of:=[.D383]-[.A383]"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5973820" calcext:value-type="float">
            <text:p>5973820</text:p>
          </table:table-cell>
          <table:table-cell office:value-type="float" office:value="5974382" calcext:value-type="float">
            <text:p>5974382</text:p>
          </table:table-cell>
          <table:table-cell office:value-type="float" office:value="5975856" calcext:value-type="float">
            <text:p>5975856</text:p>
          </table:table-cell>
          <table:table-cell office:value-type="float" office:value="5976136" calcext:value-type="float">
            <text:p>5976136</text:p>
          </table:table-cell>
          <table:table-cell table:formula="of:=[.C384]-[.B384]" office:value-type="float" office:value="1474" calcext:value-type="float">
            <text:p>1474</text:p>
          </table:table-cell>
          <table:table-cell table:formula="of:=[.D384]-[.A384]" office:value-type="float" office:value="2316" calcext:value-type="float">
            <text:p>2316</text:p>
          </table:table-cell>
          <table:table-cell table:number-columns-repeated="5"/>
        </table:table-row>
        <table:table-row table:style-name="ro1">
          <table:table-cell office:value-type="float" office:value="5988765" calcext:value-type="float">
            <text:p>5988765</text:p>
          </table:table-cell>
          <table:table-cell office:value-type="float" office:value="5989362" calcext:value-type="float">
            <text:p>5989362</text:p>
          </table:table-cell>
          <table:table-cell office:value-type="float" office:value="5990630" calcext:value-type="float">
            <text:p>5990630</text:p>
          </table:table-cell>
          <table:table-cell office:value-type="float" office:value="5991187" calcext:value-type="float">
            <text:p>5991187</text:p>
          </table:table-cell>
          <table:table-cell table:formula="of:=[.C385]-[.B385]" office:value-type="float" office:value="1268" calcext:value-type="float">
            <text:p>1268</text:p>
          </table:table-cell>
          <table:table-cell table:formula="of:=[.D385]-[.A385]" office:value-type="float" office:value="2422" calcext:value-type="float">
            <text:p>2422</text:p>
          </table:table-cell>
          <table:table-cell table:number-columns-repeated="5"/>
        </table:table-row>
        <table:table-row table:style-name="ro1">
          <table:table-cell office:value-type="float" office:value="6003660" calcext:value-type="float">
            <text:p>6003660</text:p>
          </table:table-cell>
          <table:table-cell office:value-type="float" office:value="6004199" calcext:value-type="float">
            <text:p>6004199</text:p>
          </table:table-cell>
          <table:table-cell office:value-type="float" office:value="6005443" calcext:value-type="float">
            <text:p>6005443</text:p>
          </table:table-cell>
          <table:table-cell office:value-type="float" office:value="6005688" calcext:value-type="float">
            <text:p>6005688</text:p>
          </table:table-cell>
          <table:table-cell table:formula="of:=[.C386]-[.B386]" office:value-type="float" office:value="1244" calcext:value-type="float">
            <text:p>1244</text:p>
          </table:table-cell>
          <table:table-cell table:formula="of:=[.D386]-[.A386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6018181" calcext:value-type="float">
            <text:p>6018181</text:p>
          </table:table-cell>
          <table:table-cell office:value-type="float" office:value="6018733" calcext:value-type="float">
            <text:p>6018733</text:p>
          </table:table-cell>
          <table:table-cell office:value-type="float" office:value="6019983" calcext:value-type="float">
            <text:p>6019983</text:p>
          </table:table-cell>
          <table:table-cell office:value-type="float" office:value="6020237" calcext:value-type="float">
            <text:p>6020237</text:p>
          </table:table-cell>
          <table:table-cell table:formula="of:=[.C387]-[.B387]" office:value-type="float" office:value="1250" calcext:value-type="float">
            <text:p>1250</text:p>
          </table:table-cell>
          <table:table-cell table:formula="of:=[.D387]-[.A387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6032652" calcext:value-type="float">
            <text:p>6032652</text:p>
          </table:table-cell>
          <table:table-cell office:value-type="float" office:value="6033153" calcext:value-type="float">
            <text:p>6033153</text:p>
          </table:table-cell>
          <table:table-cell office:value-type="float" office:value="6034408" calcext:value-type="float">
            <text:p>6034408</text:p>
          </table:table-cell>
          <table:table-cell office:value-type="float" office:value="6034655" calcext:value-type="float">
            <text:p>6034655</text:p>
          </table:table-cell>
          <table:table-cell table:formula="of:=[.C388]-[.B388]" office:value-type="float" office:value="1255" calcext:value-type="float">
            <text:p>1255</text:p>
          </table:table-cell>
          <table:table-cell table:formula="of:=[.D388]-[.A388]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6047074" calcext:value-type="float">
            <text:p>6047074</text:p>
          </table:table-cell>
          <table:table-cell office:value-type="float" office:value="6047635" calcext:value-type="float">
            <text:p>6047635</text:p>
          </table:table-cell>
          <table:table-cell office:value-type="float" office:value="6048882" calcext:value-type="float">
            <text:p>6048882</text:p>
          </table:table-cell>
          <table:table-cell office:value-type="float" office:value="6049153" calcext:value-type="float">
            <text:p>6049153</text:p>
          </table:table-cell>
          <table:table-cell table:formula="of:=[.C389]-[.B389]" office:value-type="float" office:value="1247" calcext:value-type="float">
            <text:p>1247</text:p>
          </table:table-cell>
          <table:table-cell table:formula="of:=[.D389]-[.A389]" office:value-type="float" office:value="2079" calcext:value-type="float">
            <text:p>2079</text:p>
          </table:table-cell>
          <table:table-cell table:number-columns-repeated="5"/>
        </table:table-row>
        <table:table-row table:style-name="ro1">
          <table:table-cell office:value-type="float" office:value="6061750" calcext:value-type="float">
            <text:p>6061750</text:p>
          </table:table-cell>
          <table:table-cell office:value-type="float" office:value="6062306" calcext:value-type="float">
            <text:p>6062306</text:p>
          </table:table-cell>
          <table:table-cell office:value-type="float" office:value="6064205" calcext:value-type="float">
            <text:p>6064205</text:p>
          </table:table-cell>
          <table:table-cell office:value-type="float" office:value="6064506" calcext:value-type="float">
            <text:p>6064506</text:p>
          </table:table-cell>
          <table:table-cell table:formula="of:=[.C390]-[.B390]" office:value-type="float" office:value="1899" calcext:value-type="float">
            <text:p>1899</text:p>
          </table:table-cell>
          <table:table-cell table:formula="of:=[.D390]-[.A390]" office:value-type="float" office:value="2756" calcext:value-type="float">
            <text:p>2756</text:p>
          </table:table-cell>
          <table:table-cell table:number-columns-repeated="5"/>
        </table:table-row>
        <table:table-row table:style-name="ro1">
          <table:table-cell office:value-type="float" office:value="6077213" calcext:value-type="float">
            <text:p>6077213</text:p>
          </table:table-cell>
          <table:table-cell office:value-type="float" office:value="6077722" calcext:value-type="float">
            <text:p>6077722</text:p>
          </table:table-cell>
          <table:table-cell office:value-type="float" office:value="6078940" calcext:value-type="float">
            <text:p>6078940</text:p>
          </table:table-cell>
          <table:table-cell office:value-type="float" office:value="6079188" calcext:value-type="float">
            <text:p>6079188</text:p>
          </table:table-cell>
          <table:table-cell table:formula="of:=[.C391]-[.B391]" office:value-type="float" office:value="1218" calcext:value-type="float">
            <text:p>1218</text:p>
          </table:table-cell>
          <table:table-cell table:formula="of:=[.D391]-[.A391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6091683" calcext:value-type="float">
            <text:p>6091683</text:p>
          </table:table-cell>
          <table:table-cell office:value-type="float" office:value="6092189" calcext:value-type="float">
            <text:p>6092189</text:p>
          </table:table-cell>
          <table:table-cell office:value-type="float" office:value="6093437" calcext:value-type="float">
            <text:p>6093437</text:p>
          </table:table-cell>
          <table:table-cell office:value-type="float" office:value="6093682" calcext:value-type="float">
            <text:p>6093682</text:p>
          </table:table-cell>
          <table:table-cell table:formula="of:=[.C392]-[.B392]" office:value-type="float" office:value="1248" calcext:value-type="float">
            <text:p>1248</text:p>
          </table:table-cell>
          <table:table-cell table:formula="of:=[.D392]-[.A392]" office:value-type="float" office:value="1999" calcext:value-type="float">
            <text:p>1999</text:p>
          </table:table-cell>
          <table:table-cell table:number-columns-repeated="5"/>
        </table:table-row>
        <table:table-row table:style-name="ro1">
          <table:table-cell office:value-type="float" office:value="6106178" calcext:value-type="float">
            <text:p>6106178</text:p>
          </table:table-cell>
          <table:table-cell office:value-type="float" office:value="6106729" calcext:value-type="float">
            <text:p>6106729</text:p>
          </table:table-cell>
          <table:table-cell office:value-type="float" office:value="6107979" calcext:value-type="float">
            <text:p>6107979</text:p>
          </table:table-cell>
          <table:table-cell office:value-type="float" office:value="6108224" calcext:value-type="float">
            <text:p>6108224</text:p>
          </table:table-cell>
          <table:table-cell table:formula="of:=[.C393]-[.B393]" office:value-type="float" office:value="1250" calcext:value-type="float">
            <text:p>1250</text:p>
          </table:table-cell>
          <table:table-cell table:formula="of:=[.D393]-[.A393]" office:value-type="float" office:value="2046" calcext:value-type="float">
            <text:p>2046</text:p>
          </table:table-cell>
          <table:table-cell table:number-columns-repeated="5"/>
        </table:table-row>
        <table:table-row table:style-name="ro1">
          <table:table-cell office:value-type="float" office:value="6120711" calcext:value-type="float">
            <text:p>6120711</text:p>
          </table:table-cell>
          <table:table-cell office:value-type="float" office:value="6121276" calcext:value-type="float">
            <text:p>6121276</text:p>
          </table:table-cell>
          <table:table-cell office:value-type="float" office:value="6122506" calcext:value-type="float">
            <text:p>6122506</text:p>
          </table:table-cell>
          <table:table-cell office:value-type="float" office:value="6122752" calcext:value-type="float">
            <text:p>6122752</text:p>
          </table:table-cell>
          <table:table-cell table:formula="of:=[.C394]-[.B394]" office:value-type="float" office:value="1230" calcext:value-type="float">
            <text:p>1230</text:p>
          </table:table-cell>
          <table:table-cell table:formula="of:=[.D394]-[.A394]" office:value-type="float" office:value="2041" calcext:value-type="float">
            <text:p>2041</text:p>
          </table:table-cell>
          <table:table-cell table:number-columns-repeated="5"/>
        </table:table-row>
        <table:table-row table:style-name="ro1">
          <table:table-cell office:value-type="float" office:value="6135242" calcext:value-type="float">
            <text:p>6135242</text:p>
          </table:table-cell>
          <table:table-cell office:value-type="float" office:value="6135795" calcext:value-type="float">
            <text:p>6135795</text:p>
          </table:table-cell>
          <table:table-cell office:value-type="float" office:value="6137031" calcext:value-type="float">
            <text:p>6137031</text:p>
          </table:table-cell>
          <table:table-cell office:value-type="float" office:value="6137279" calcext:value-type="float">
            <text:p>6137279</text:p>
          </table:table-cell>
          <table:table-cell table:formula="of:=[.C395]-[.B395]" office:value-type="float" office:value="1236" calcext:value-type="float">
            <text:p>1236</text:p>
          </table:table-cell>
          <table:table-cell table:formula="of:=[.D395]-[.A395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6149753" calcext:value-type="float">
            <text:p>6149753</text:p>
          </table:table-cell>
          <table:table-cell office:value-type="float" office:value="6150304" calcext:value-type="float">
            <text:p>6150304</text:p>
          </table:table-cell>
          <table:table-cell office:value-type="float" office:value="6151552" calcext:value-type="float">
            <text:p>6151552</text:p>
          </table:table-cell>
          <table:table-cell office:value-type="float" office:value="6151798" calcext:value-type="float">
            <text:p>6151798</text:p>
          </table:table-cell>
          <table:table-cell table:formula="of:=[.C396]-[.B396]" office:value-type="float" office:value="1248" calcext:value-type="float">
            <text:p>1248</text:p>
          </table:table-cell>
          <table:table-cell table:formula="of:=[.D396]-[.A396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6164209" calcext:value-type="float">
            <text:p>6164209</text:p>
          </table:table-cell>
          <table:table-cell office:value-type="float" office:value="6164727" calcext:value-type="float">
            <text:p>6164727</text:p>
          </table:table-cell>
          <table:table-cell office:value-type="float" office:value="6165971" calcext:value-type="float">
            <text:p>6165971</text:p>
          </table:table-cell>
          <table:table-cell office:value-type="float" office:value="6166242" calcext:value-type="float">
            <text:p>6166242</text:p>
          </table:table-cell>
          <table:table-cell table:formula="of:=[.C397]-[.B397]" office:value-type="float" office:value="1244" calcext:value-type="float">
            <text:p>1244</text:p>
          </table:table-cell>
          <table:table-cell table:formula="of:=[.D397]-[.A397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6178829" calcext:value-type="float">
            <text:p>6178829</text:p>
          </table:table-cell>
          <table:table-cell office:value-type="float" office:value="6179340" calcext:value-type="float">
            <text:p>6179340</text:p>
          </table:table-cell>
          <table:table-cell office:value-type="float" office:value="6180582" calcext:value-type="float">
            <text:p>6180582</text:p>
          </table:table-cell>
          <table:table-cell office:value-type="float" office:value="6180851" calcext:value-type="float">
            <text:p>6180851</text:p>
          </table:table-cell>
          <table:table-cell table:formula="of:=[.C398]-[.B398]" office:value-type="float" office:value="1242" calcext:value-type="float">
            <text:p>1242</text:p>
          </table:table-cell>
          <table:table-cell table:formula="of:=[.D398]-[.A398]"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float" office:value="6193653" calcext:value-type="float">
            <text:p>6193653</text:p>
          </table:table-cell>
          <table:table-cell office:value-type="float" office:value="6194211" calcext:value-type="float">
            <text:p>6194211</text:p>
          </table:table-cell>
          <table:table-cell office:value-type="float" office:value="6195446" calcext:value-type="float">
            <text:p>6195446</text:p>
          </table:table-cell>
          <table:table-cell office:value-type="float" office:value="6195690" calcext:value-type="float">
            <text:p>6195690</text:p>
          </table:table-cell>
          <table:table-cell table:formula="of:=[.C399]-[.B399]" office:value-type="float" office:value="1235" calcext:value-type="float">
            <text:p>1235</text:p>
          </table:table-cell>
          <table:table-cell table:formula="of:=[.D399]-[.A399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6208201" calcext:value-type="float">
            <text:p>6208201</text:p>
          </table:table-cell>
          <table:table-cell office:value-type="float" office:value="6208734" calcext:value-type="float">
            <text:p>6208734</text:p>
          </table:table-cell>
          <table:table-cell office:value-type="float" office:value="6209992" calcext:value-type="float">
            <text:p>6209992</text:p>
          </table:table-cell>
          <table:table-cell office:value-type="float" office:value="6210244" calcext:value-type="float">
            <text:p>6210244</text:p>
          </table:table-cell>
          <table:table-cell table:formula="of:=[.C400]-[.B400]" office:value-type="float" office:value="1258" calcext:value-type="float">
            <text:p>1258</text:p>
          </table:table-cell>
          <table:table-cell table:formula="of:=[.D400]-[.A400]"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6222721" calcext:value-type="float">
            <text:p>6222721</text:p>
          </table:table-cell>
          <table:table-cell office:value-type="float" office:value="6223187" calcext:value-type="float">
            <text:p>6223187</text:p>
          </table:table-cell>
          <table:table-cell office:value-type="float" office:value="6224436" calcext:value-type="float">
            <text:p>6224436</text:p>
          </table:table-cell>
          <table:table-cell office:value-type="float" office:value="6224686" calcext:value-type="float">
            <text:p>6224686</text:p>
          </table:table-cell>
          <table:table-cell table:formula="of:=[.C401]-[.B401]" office:value-type="float" office:value="1249" calcext:value-type="float">
            <text:p>1249</text:p>
          </table:table-cell>
          <table:table-cell table:formula="of:=[.D401]-[.A401]" office:value-type="float" office:value="1965" calcext:value-type="float">
            <text:p>1965</text:p>
          </table:table-cell>
          <table:table-cell table:number-columns-repeated="5"/>
        </table:table-row>
        <table:table-row table:style-name="ro1">
          <table:table-cell office:value-type="float" office:value="6237155" calcext:value-type="float">
            <text:p>6237155</text:p>
          </table:table-cell>
          <table:table-cell office:value-type="float" office:value="6237666" calcext:value-type="float">
            <text:p>6237666</text:p>
          </table:table-cell>
          <table:table-cell office:value-type="float" office:value="6238900" calcext:value-type="float">
            <text:p>6238900</text:p>
          </table:table-cell>
          <table:table-cell office:value-type="float" office:value="6239147" calcext:value-type="float">
            <text:p>6239147</text:p>
          </table:table-cell>
          <table:table-cell table:formula="of:=[.C402]-[.B402]" office:value-type="float" office:value="1234" calcext:value-type="float">
            <text:p>1234</text:p>
          </table:table-cell>
          <table:table-cell table:formula="of:=[.D402]-[.A402]"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6251589" calcext:value-type="float">
            <text:p>6251589</text:p>
          </table:table-cell>
          <table:table-cell office:value-type="float" office:value="6252145" calcext:value-type="float">
            <text:p>6252145</text:p>
          </table:table-cell>
          <table:table-cell office:value-type="float" office:value="6253375" calcext:value-type="float">
            <text:p>6253375</text:p>
          </table:table-cell>
          <table:table-cell office:value-type="float" office:value="6253625" calcext:value-type="float">
            <text:p>6253625</text:p>
          </table:table-cell>
          <table:table-cell table:formula="of:=[.C403]-[.B403]" office:value-type="float" office:value="1230" calcext:value-type="float">
            <text:p>1230</text:p>
          </table:table-cell>
          <table:table-cell table:formula="of:=[.D403]-[.A403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6266032" calcext:value-type="float">
            <text:p>6266032</text:p>
          </table:table-cell>
          <table:table-cell office:value-type="float" office:value="6266603" calcext:value-type="float">
            <text:p>6266603</text:p>
          </table:table-cell>
          <table:table-cell office:value-type="float" office:value="6267856" calcext:value-type="float">
            <text:p>6267856</text:p>
          </table:table-cell>
          <table:table-cell office:value-type="float" office:value="6268102" calcext:value-type="float">
            <text:p>6268102</text:p>
          </table:table-cell>
          <table:table-cell table:formula="of:=[.C404]-[.B404]" office:value-type="float" office:value="1253" calcext:value-type="float">
            <text:p>1253</text:p>
          </table:table-cell>
          <table:table-cell table:formula="of:=[.D404]-[.A404]" office:value-type="float" office:value="2070" calcext:value-type="float">
            <text:p>2070</text:p>
          </table:table-cell>
          <table:table-cell table:number-columns-repeated="5"/>
        </table:table-row>
        <table:table-row table:style-name="ro1">
          <table:table-cell office:value-type="float" office:value="6280578" calcext:value-type="float">
            <text:p>6280578</text:p>
          </table:table-cell>
          <table:table-cell office:value-type="float" office:value="6281119" calcext:value-type="float">
            <text:p>6281119</text:p>
          </table:table-cell>
          <table:table-cell office:value-type="float" office:value="6282353" calcext:value-type="float">
            <text:p>6282353</text:p>
          </table:table-cell>
          <table:table-cell office:value-type="float" office:value="6282602" calcext:value-type="float">
            <text:p>6282602</text:p>
          </table:table-cell>
          <table:table-cell table:formula="of:=[.C405]-[.B405]" office:value-type="float" office:value="1234" calcext:value-type="float">
            <text:p>1234</text:p>
          </table:table-cell>
          <table:table-cell table:formula="of:=[.D405]-[.A405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6295250" calcext:value-type="float">
            <text:p>6295250</text:p>
          </table:table-cell>
          <table:table-cell office:value-type="float" office:value="6295847" calcext:value-type="float">
            <text:p>6295847</text:p>
          </table:table-cell>
          <table:table-cell office:value-type="float" office:value="6297087" calcext:value-type="float">
            <text:p>6297087</text:p>
          </table:table-cell>
          <table:table-cell office:value-type="float" office:value="6297392" calcext:value-type="float">
            <text:p>6297392</text:p>
          </table:table-cell>
          <table:table-cell table:formula="of:=[.C406]-[.B406]" office:value-type="float" office:value="1240" calcext:value-type="float">
            <text:p>1240</text:p>
          </table:table-cell>
          <table:table-cell table:formula="of:=[.D406]-[.A406]" office:value-type="float" office:value="2142" calcext:value-type="float">
            <text:p>2142</text:p>
          </table:table-cell>
          <table:table-cell table:number-columns-repeated="5"/>
        </table:table-row>
        <table:table-row table:style-name="ro1">
          <table:table-cell office:value-type="float" office:value="6310141" calcext:value-type="float">
            <text:p>6310141</text:p>
          </table:table-cell>
          <table:table-cell office:value-type="float" office:value="6310679" calcext:value-type="float">
            <text:p>6310679</text:p>
          </table:table-cell>
          <table:table-cell office:value-type="float" office:value="6311917" calcext:value-type="float">
            <text:p>6311917</text:p>
          </table:table-cell>
          <table:table-cell office:value-type="float" office:value="6312156" calcext:value-type="float">
            <text:p>6312156</text:p>
          </table:table-cell>
          <table:table-cell table:formula="of:=[.C407]-[.B407]" office:value-type="float" office:value="1238" calcext:value-type="float">
            <text:p>1238</text:p>
          </table:table-cell>
          <table:table-cell table:formula="of:=[.D407]-[.A407]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324641" calcext:value-type="float">
            <text:p>6324641</text:p>
          </table:table-cell>
          <table:table-cell office:value-type="float" office:value="6325173" calcext:value-type="float">
            <text:p>6325173</text:p>
          </table:table-cell>
          <table:table-cell office:value-type="float" office:value="6326410" calcext:value-type="float">
            <text:p>6326410</text:p>
          </table:table-cell>
          <table:table-cell office:value-type="float" office:value="6326656" calcext:value-type="float">
            <text:p>6326656</text:p>
          </table:table-cell>
          <table:table-cell table:formula="of:=[.C408]-[.B408]" office:value-type="float" office:value="1237" calcext:value-type="float">
            <text:p>1237</text:p>
          </table:table-cell>
          <table:table-cell table:formula="of:=[.D408]-[.A408]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6339057" calcext:value-type="float">
            <text:p>6339057</text:p>
          </table:table-cell>
          <table:table-cell office:value-type="float" office:value="6339587" calcext:value-type="float">
            <text:p>6339587</text:p>
          </table:table-cell>
          <table:table-cell office:value-type="float" office:value="6340844" calcext:value-type="float">
            <text:p>6340844</text:p>
          </table:table-cell>
          <table:table-cell office:value-type="float" office:value="6341099" calcext:value-type="float">
            <text:p>6341099</text:p>
          </table:table-cell>
          <table:table-cell table:formula="of:=[.C409]-[.B409]" office:value-type="float" office:value="1257" calcext:value-type="float">
            <text:p>1257</text:p>
          </table:table-cell>
          <table:table-cell table:formula="of:=[.D409]-[.A409]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6353504" calcext:value-type="float">
            <text:p>6353504</text:p>
          </table:table-cell>
          <table:table-cell office:value-type="float" office:value="6354007" calcext:value-type="float">
            <text:p>6354007</text:p>
          </table:table-cell>
          <table:table-cell office:value-type="float" office:value="6355238" calcext:value-type="float">
            <text:p>6355238</text:p>
          </table:table-cell>
          <table:table-cell office:value-type="float" office:value="6355493" calcext:value-type="float">
            <text:p>6355493</text:p>
          </table:table-cell>
          <table:table-cell table:formula="of:=[.C410]-[.B410]" office:value-type="float" office:value="1231" calcext:value-type="float">
            <text:p>1231</text:p>
          </table:table-cell>
          <table:table-cell table:formula="of:=[.D410]-[.A410]" office:value-type="float" office:value="1989" calcext:value-type="float">
            <text:p>1989</text:p>
          </table:table-cell>
          <table:table-cell table:number-columns-repeated="5"/>
        </table:table-row>
        <table:table-row table:style-name="ro1">
          <table:table-cell office:value-type="float" office:value="6368003" calcext:value-type="float">
            <text:p>6368003</text:p>
          </table:table-cell>
          <table:table-cell office:value-type="float" office:value="6368487" calcext:value-type="float">
            <text:p>6368487</text:p>
          </table:table-cell>
          <table:table-cell office:value-type="float" office:value="6369721" calcext:value-type="float">
            <text:p>6369721</text:p>
          </table:table-cell>
          <table:table-cell office:value-type="float" office:value="6369975" calcext:value-type="float">
            <text:p>6369975</text:p>
          </table:table-cell>
          <table:table-cell table:formula="of:=[.C411]-[.B411]" office:value-type="float" office:value="1234" calcext:value-type="float">
            <text:p>1234</text:p>
          </table:table-cell>
          <table:table-cell table:formula="of:=[.D411]-[.A411]" office:value-type="float" office:value="1972" calcext:value-type="float">
            <text:p>1972</text:p>
          </table:table-cell>
          <table:table-cell table:number-columns-repeated="5"/>
        </table:table-row>
        <table:table-row table:style-name="ro1">
          <table:table-cell office:value-type="float" office:value="6382457" calcext:value-type="float">
            <text:p>6382457</text:p>
          </table:table-cell>
          <table:table-cell office:value-type="float" office:value="6382947" calcext:value-type="float">
            <text:p>6382947</text:p>
          </table:table-cell>
          <table:table-cell office:value-type="float" office:value="6384195" calcext:value-type="float">
            <text:p>6384195</text:p>
          </table:table-cell>
          <table:table-cell office:value-type="float" office:value="6384441" calcext:value-type="float">
            <text:p>6384441</text:p>
          </table:table-cell>
          <table:table-cell table:formula="of:=[.C412]-[.B412]" office:value-type="float" office:value="1248" calcext:value-type="float">
            <text:p>1248</text:p>
          </table:table-cell>
          <table:table-cell table:formula="of:=[.D412]-[.A412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6396943" calcext:value-type="float">
            <text:p>6396943</text:p>
          </table:table-cell>
          <table:table-cell office:value-type="float" office:value="6397499" calcext:value-type="float">
            <text:p>6397499</text:p>
          </table:table-cell>
          <table:table-cell office:value-type="float" office:value="6398748" calcext:value-type="float">
            <text:p>6398748</text:p>
          </table:table-cell>
          <table:table-cell office:value-type="float" office:value="6398996" calcext:value-type="float">
            <text:p>6398996</text:p>
          </table:table-cell>
          <table:table-cell table:formula="of:=[.C413]-[.B413]" office:value-type="float" office:value="1249" calcext:value-type="float">
            <text:p>1249</text:p>
          </table:table-cell>
          <table:table-cell table:formula="of:=[.D413]-[.A413]"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float" office:value="6411571" calcext:value-type="float">
            <text:p>6411571</text:p>
          </table:table-cell>
          <table:table-cell office:value-type="float" office:value="6412162" calcext:value-type="float">
            <text:p>6412162</text:p>
          </table:table-cell>
          <table:table-cell office:value-type="float" office:value="6413419" calcext:value-type="float">
            <text:p>6413419</text:p>
          </table:table-cell>
          <table:table-cell office:value-type="float" office:value="6413704" calcext:value-type="float">
            <text:p>6413704</text:p>
          </table:table-cell>
          <table:table-cell table:formula="of:=[.C414]-[.B414]" office:value-type="float" office:value="1257" calcext:value-type="float">
            <text:p>1257</text:p>
          </table:table-cell>
          <table:table-cell table:formula="of:=[.D414]-[.A414]" office:value-type="float" office:value="2133" calcext:value-type="float">
            <text:p>2133</text:p>
          </table:table-cell>
          <table:table-cell table:number-columns-repeated="5"/>
        </table:table-row>
        <table:table-row table:style-name="ro1">
          <table:table-cell office:value-type="float" office:value="6426471" calcext:value-type="float">
            <text:p>6426471</text:p>
          </table:table-cell>
          <table:table-cell office:value-type="float" office:value="6427068" calcext:value-type="float">
            <text:p>6427068</text:p>
          </table:table-cell>
          <table:table-cell office:value-type="float" office:value="6429451" calcext:value-type="float">
            <text:p>6429451</text:p>
          </table:table-cell>
          <table:table-cell office:value-type="float" office:value="6429734" calcext:value-type="float">
            <text:p>6429734</text:p>
          </table:table-cell>
          <table:table-cell table:formula="of:=[.C415]-[.B415]" office:value-type="float" office:value="2383" calcext:value-type="float">
            <text:p>2383</text:p>
          </table:table-cell>
          <table:table-cell table:formula="of:=[.D415]-[.A415]" office:value-type="float" office:value="3263" calcext:value-type="float">
            <text:p>3263</text:p>
          </table:table-cell>
          <table:table-cell table:number-columns-repeated="5"/>
        </table:table-row>
        <table:table-row table:style-name="ro1">
          <table:table-cell office:value-type="float" office:value="6442294" calcext:value-type="float">
            <text:p>6442294</text:p>
          </table:table-cell>
          <table:table-cell office:value-type="float" office:value="6442849" calcext:value-type="float">
            <text:p>6442849</text:p>
          </table:table-cell>
          <table:table-cell office:value-type="float" office:value="6444086" calcext:value-type="float">
            <text:p>6444086</text:p>
          </table:table-cell>
          <table:table-cell office:value-type="float" office:value="6444312" calcext:value-type="float">
            <text:p>6444312</text:p>
          </table:table-cell>
          <table:table-cell table:formula="of:=[.C416]-[.B416]" office:value-type="float" office:value="1237" calcext:value-type="float">
            <text:p>1237</text:p>
          </table:table-cell>
          <table:table-cell table:formula="of:=[.D416]-[.A416]"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office:value-type="float" office:value="6456790" calcext:value-type="float">
            <text:p>6456790</text:p>
          </table:table-cell>
          <table:table-cell office:value-type="float" office:value="6457320" calcext:value-type="float">
            <text:p>6457320</text:p>
          </table:table-cell>
          <table:table-cell office:value-type="float" office:value="6458580" calcext:value-type="float">
            <text:p>6458580</text:p>
          </table:table-cell>
          <table:table-cell office:value-type="float" office:value="6458830" calcext:value-type="float">
            <text:p>6458830</text:p>
          </table:table-cell>
          <table:table-cell table:formula="of:=[.C417]-[.B417]" office:value-type="float" office:value="1260" calcext:value-type="float">
            <text:p>1260</text:p>
          </table:table-cell>
          <table:table-cell table:formula="of:=[.D417]-[.A417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6471288" calcext:value-type="float">
            <text:p>6471288</text:p>
          </table:table-cell>
          <table:table-cell office:value-type="float" office:value="6471809" calcext:value-type="float">
            <text:p>6471809</text:p>
          </table:table-cell>
          <table:table-cell office:value-type="float" office:value="6473057" calcext:value-type="float">
            <text:p>6473057</text:p>
          </table:table-cell>
          <table:table-cell office:value-type="float" office:value="6473305" calcext:value-type="float">
            <text:p>6473305</text:p>
          </table:table-cell>
          <table:table-cell table:formula="of:=[.C418]-[.B418]" office:value-type="float" office:value="1248" calcext:value-type="float">
            <text:p>1248</text:p>
          </table:table-cell>
          <table:table-cell table:formula="of:=[.D418]-[.A418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485767" calcext:value-type="float">
            <text:p>6485767</text:p>
          </table:table-cell>
          <table:table-cell office:value-type="float" office:value="6486292" calcext:value-type="float">
            <text:p>6486292</text:p>
          </table:table-cell>
          <table:table-cell office:value-type="float" office:value="6487529" calcext:value-type="float">
            <text:p>6487529</text:p>
          </table:table-cell>
          <table:table-cell office:value-type="float" office:value="6487776" calcext:value-type="float">
            <text:p>6487776</text:p>
          </table:table-cell>
          <table:table-cell table:formula="of:=[.C419]-[.B419]" office:value-type="float" office:value="1237" calcext:value-type="float">
            <text:p>1237</text:p>
          </table:table-cell>
          <table:table-cell table:formula="of:=[.D419]-[.A419]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6500199" calcext:value-type="float">
            <text:p>6500199</text:p>
          </table:table-cell>
          <table:table-cell office:value-type="float" office:value="6500700" calcext:value-type="float">
            <text:p>6500700</text:p>
          </table:table-cell>
          <table:table-cell office:value-type="float" office:value="6501950" calcext:value-type="float">
            <text:p>6501950</text:p>
          </table:table-cell>
          <table:table-cell office:value-type="float" office:value="6502202" calcext:value-type="float">
            <text:p>6502202</text:p>
          </table:table-cell>
          <table:table-cell table:formula="of:=[.C420]-[.B420]" office:value-type="float" office:value="1250" calcext:value-type="float">
            <text:p>1250</text:p>
          </table:table-cell>
          <table:table-cell table:formula="of:=[.D420]-[.A420]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6514615" calcext:value-type="float">
            <text:p>6514615</text:p>
          </table:table-cell>
          <table:table-cell office:value-type="float" office:value="6515119" calcext:value-type="float">
            <text:p>6515119</text:p>
          </table:table-cell>
          <table:table-cell office:value-type="float" office:value="6516371" calcext:value-type="float">
            <text:p>6516371</text:p>
          </table:table-cell>
          <table:table-cell office:value-type="float" office:value="6516621" calcext:value-type="float">
            <text:p>6516621</text:p>
          </table:table-cell>
          <table:table-cell table:formula="of:=[.C421]-[.B421]" office:value-type="float" office:value="1252" calcext:value-type="float">
            <text:p>1252</text:p>
          </table:table-cell>
          <table:table-cell table:formula="of:=[.D421]-[.A421]"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6529113" calcext:value-type="float">
            <text:p>6529113</text:p>
          </table:table-cell>
          <table:table-cell office:value-type="float" office:value="6529625" calcext:value-type="float">
            <text:p>6529625</text:p>
          </table:table-cell>
          <table:table-cell office:value-type="float" office:value="6530870" calcext:value-type="float">
            <text:p>6530870</text:p>
          </table:table-cell>
          <table:table-cell office:value-type="float" office:value="6531135" calcext:value-type="float">
            <text:p>6531135</text:p>
          </table:table-cell>
          <table:table-cell table:formula="of:=[.C422]-[.B422]" office:value-type="float" office:value="1245" calcext:value-type="float">
            <text:p>1245</text:p>
          </table:table-cell>
          <table:table-cell table:formula="of:=[.D422]-[.A422]"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float" office:value="6543790" calcext:value-type="float">
            <text:p>6543790</text:p>
          </table:table-cell>
          <table:table-cell office:value-type="float" office:value="6544342" calcext:value-type="float">
            <text:p>6544342</text:p>
          </table:table-cell>
          <table:table-cell office:value-type="float" office:value="6545193" calcext:value-type="float">
            <text:p>6545193</text:p>
          </table:table-cell>
          <table:table-cell office:value-type="float" office:value="6545479" calcext:value-type="float">
            <text:p>6545479</text:p>
          </table:table-cell>
          <table:table-cell table:formula="of:=[.C423]-[.B423]" office:value-type="float" office:value="851" calcext:value-type="float">
            <text:p>851</text:p>
          </table:table-cell>
          <table:table-cell table:formula="of:=[.D423]-[.A423]" office:value-type="float" office:value="1689" calcext:value-type="float">
            <text:p>1689</text:p>
          </table:table-cell>
          <table:table-cell table:number-columns-repeated="5"/>
        </table:table-row>
        <table:table-row table:style-name="ro1">
          <table:table-cell office:value-type="float" office:value="6558146" calcext:value-type="float">
            <text:p>6558146</text:p>
          </table:table-cell>
          <table:table-cell office:value-type="float" office:value="6558751" calcext:value-type="float">
            <text:p>6558751</text:p>
          </table:table-cell>
          <table:table-cell office:value-type="float" office:value="6559958" calcext:value-type="float">
            <text:p>6559958</text:p>
          </table:table-cell>
          <table:table-cell office:value-type="float" office:value="6560206" calcext:value-type="float">
            <text:p>6560206</text:p>
          </table:table-cell>
          <table:table-cell table:formula="of:=[.C424]-[.B424]" office:value-type="float" office:value="1207" calcext:value-type="float">
            <text:p>1207</text:p>
          </table:table-cell>
          <table:table-cell table:formula="of:=[.D424]-[.A424]"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6572738" calcext:value-type="float">
            <text:p>6572738</text:p>
          </table:table-cell>
          <table:table-cell office:value-type="float" office:value="6573267" calcext:value-type="float">
            <text:p>6573267</text:p>
          </table:table-cell>
          <table:table-cell office:value-type="float" office:value="6574826" calcext:value-type="float">
            <text:p>6574826</text:p>
          </table:table-cell>
          <table:table-cell office:value-type="float" office:value="6575116" calcext:value-type="float">
            <text:p>6575116</text:p>
          </table:table-cell>
          <table:table-cell table:formula="of:=[.C425]-[.B425]" office:value-type="float" office:value="1559" calcext:value-type="float">
            <text:p>1559</text:p>
          </table:table-cell>
          <table:table-cell table:formula="of:=[.D425]-[.A425]" office:value-type="float" office:value="2378" calcext:value-type="float">
            <text:p>2378</text:p>
          </table:table-cell>
          <table:table-cell table:number-columns-repeated="5"/>
        </table:table-row>
        <table:table-row table:style-name="ro1">
          <table:table-cell office:value-type="float" office:value="6587874" calcext:value-type="float">
            <text:p>6587874</text:p>
          </table:table-cell>
          <table:table-cell office:value-type="float" office:value="6588438" calcext:value-type="float">
            <text:p>6588438</text:p>
          </table:table-cell>
          <table:table-cell office:value-type="float" office:value="6589795" calcext:value-type="float">
            <text:p>6589795</text:p>
          </table:table-cell>
          <table:table-cell office:value-type="float" office:value="6590044" calcext:value-type="float">
            <text:p>6590044</text:p>
          </table:table-cell>
          <table:table-cell table:formula="of:=[.C426]-[.B426]" office:value-type="float" office:value="1357" calcext:value-type="float">
            <text:p>1357</text:p>
          </table:table-cell>
          <table:table-cell table:formula="of:=[.D426]-[.A426]" office:value-type="float" office:value="2170" calcext:value-type="float">
            <text:p>2170</text:p>
          </table:table-cell>
          <table:table-cell table:number-columns-repeated="5"/>
        </table:table-row>
        <table:table-row table:style-name="ro1">
          <table:table-cell office:value-type="float" office:value="6602534" calcext:value-type="float">
            <text:p>6602534</text:p>
          </table:table-cell>
          <table:table-cell office:value-type="float" office:value="6603068" calcext:value-type="float">
            <text:p>6603068</text:p>
          </table:table-cell>
          <table:table-cell office:value-type="float" office:value="6604307" calcext:value-type="float">
            <text:p>6604307</text:p>
          </table:table-cell>
          <table:table-cell office:value-type="float" office:value="6604555" calcext:value-type="float">
            <text:p>6604555</text:p>
          </table:table-cell>
          <table:table-cell table:formula="of:=[.C427]-[.B427]" office:value-type="float" office:value="1239" calcext:value-type="float">
            <text:p>1239</text:p>
          </table:table-cell>
          <table:table-cell table:formula="of:=[.D427]-[.A427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6617047" calcext:value-type="float">
            <text:p>6617047</text:p>
          </table:table-cell>
          <table:table-cell office:value-type="float" office:value="6617564" calcext:value-type="float">
            <text:p>6617564</text:p>
          </table:table-cell>
          <table:table-cell office:value-type="float" office:value="6618806" calcext:value-type="float">
            <text:p>6618806</text:p>
          </table:table-cell>
          <table:table-cell office:value-type="float" office:value="6619051" calcext:value-type="float">
            <text:p>6619051</text:p>
          </table:table-cell>
          <table:table-cell table:formula="of:=[.C428]-[.B428]" office:value-type="float" office:value="1242" calcext:value-type="float">
            <text:p>1242</text:p>
          </table:table-cell>
          <table:table-cell table:formula="of:=[.D428]-[.A428]" office:value-type="float" office:value="2004" calcext:value-type="float">
            <text:p>2004</text:p>
          </table:table-cell>
          <table:table-cell table:number-columns-repeated="5"/>
        </table:table-row>
        <table:table-row table:style-name="ro1">
          <table:table-cell office:value-type="float" office:value="6631556" calcext:value-type="float">
            <text:p>6631556</text:p>
          </table:table-cell>
          <table:table-cell office:value-type="float" office:value="6632082" calcext:value-type="float">
            <text:p>6632082</text:p>
          </table:table-cell>
          <table:table-cell office:value-type="float" office:value="6633319" calcext:value-type="float">
            <text:p>6633319</text:p>
          </table:table-cell>
          <table:table-cell office:value-type="float" office:value="6633570" calcext:value-type="float">
            <text:p>6633570</text:p>
          </table:table-cell>
          <table:table-cell table:formula="of:=[.C429]-[.B429]" office:value-type="float" office:value="1237" calcext:value-type="float">
            <text:p>1237</text:p>
          </table:table-cell>
          <table:table-cell table:formula="of:=[.D429]-[.A429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646036" calcext:value-type="float">
            <text:p>6646036</text:p>
          </table:table-cell>
          <table:table-cell office:value-type="float" office:value="6646539" calcext:value-type="float">
            <text:p>6646539</text:p>
          </table:table-cell>
          <table:table-cell office:value-type="float" office:value="6647778" calcext:value-type="float">
            <text:p>6647778</text:p>
          </table:table-cell>
          <table:table-cell office:value-type="float" office:value="6648050" calcext:value-type="float">
            <text:p>6648050</text:p>
          </table:table-cell>
          <table:table-cell table:formula="of:=[.C430]-[.B430]" office:value-type="float" office:value="1239" calcext:value-type="float">
            <text:p>1239</text:p>
          </table:table-cell>
          <table:table-cell table:formula="of:=[.D430]-[.A430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660697" calcext:value-type="float">
            <text:p>6660697</text:p>
          </table:table-cell>
          <table:table-cell office:value-type="float" office:value="6661224" calcext:value-type="float">
            <text:p>6661224</text:p>
          </table:table-cell>
          <table:table-cell office:value-type="float" office:value="6662470" calcext:value-type="float">
            <text:p>6662470</text:p>
          </table:table-cell>
          <table:table-cell office:value-type="float" office:value="6662739" calcext:value-type="float">
            <text:p>6662739</text:p>
          </table:table-cell>
          <table:table-cell table:formula="of:=[.C431]-[.B431]" office:value-type="float" office:value="1246" calcext:value-type="float">
            <text:p>1246</text:p>
          </table:table-cell>
          <table:table-cell table:formula="of:=[.D431]-[.A431]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6675432" calcext:value-type="float">
            <text:p>6675432</text:p>
          </table:table-cell>
          <table:table-cell office:value-type="float" office:value="6676004" calcext:value-type="float">
            <text:p>6676004</text:p>
          </table:table-cell>
          <table:table-cell office:value-type="float" office:value="6677211" calcext:value-type="float">
            <text:p>6677211</text:p>
          </table:table-cell>
          <table:table-cell office:value-type="float" office:value="6677479" calcext:value-type="float">
            <text:p>6677479</text:p>
          </table:table-cell>
          <table:table-cell table:formula="of:=[.C432]-[.B432]" office:value-type="float" office:value="1207" calcext:value-type="float">
            <text:p>1207</text:p>
          </table:table-cell>
          <table:table-cell table:formula="of:=[.D432]-[.A432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6689949" calcext:value-type="float">
            <text:p>6689949</text:p>
          </table:table-cell>
          <table:table-cell office:value-type="float" office:value="6690517" calcext:value-type="float">
            <text:p>6690517</text:p>
          </table:table-cell>
          <table:table-cell office:value-type="float" office:value="6691730" calcext:value-type="float">
            <text:p>6691730</text:p>
          </table:table-cell>
          <table:table-cell office:value-type="float" office:value="6691987" calcext:value-type="float">
            <text:p>6691987</text:p>
          </table:table-cell>
          <table:table-cell table:formula="of:=[.C433]-[.B433]" office:value-type="float" office:value="1213" calcext:value-type="float">
            <text:p>1213</text:p>
          </table:table-cell>
          <table:table-cell table:formula="of:=[.D433]-[.A433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6705492" calcext:value-type="float">
            <text:p>6705492</text:p>
          </table:table-cell>
          <table:table-cell office:value-type="float" office:value="6706095" calcext:value-type="float">
            <text:p>6706095</text:p>
          </table:table-cell>
          <table:table-cell office:value-type="float" office:value="6707343" calcext:value-type="float">
            <text:p>6707343</text:p>
          </table:table-cell>
          <table:table-cell office:value-type="float" office:value="6707590" calcext:value-type="float">
            <text:p>6707590</text:p>
          </table:table-cell>
          <table:table-cell table:formula="of:=[.C434]-[.B434]" office:value-type="float" office:value="1248" calcext:value-type="float">
            <text:p>1248</text:p>
          </table:table-cell>
          <table:table-cell table:formula="of:=[.D434]-[.A434]" office:value-type="float" office:value="2098" calcext:value-type="float">
            <text:p>2098</text:p>
          </table:table-cell>
          <table:table-cell table:number-columns-repeated="5"/>
        </table:table-row>
        <table:table-row table:style-name="ro1">
          <table:table-cell office:value-type="float" office:value="6720101" calcext:value-type="float">
            <text:p>6720101</text:p>
          </table:table-cell>
          <table:table-cell office:value-type="float" office:value="6720643" calcext:value-type="float">
            <text:p>6720643</text:p>
          </table:table-cell>
          <table:table-cell office:value-type="float" office:value="6721891" calcext:value-type="float">
            <text:p>6721891</text:p>
          </table:table-cell>
          <table:table-cell office:value-type="float" office:value="6722139" calcext:value-type="float">
            <text:p>6722139</text:p>
          </table:table-cell>
          <table:table-cell table:formula="of:=[.C435]-[.B435]" office:value-type="float" office:value="1248" calcext:value-type="float">
            <text:p>1248</text:p>
          </table:table-cell>
          <table:table-cell table:formula="of:=[.D435]-[.A435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6734652" calcext:value-type="float">
            <text:p>6734652</text:p>
          </table:table-cell>
          <table:table-cell office:value-type="float" office:value="6735198" calcext:value-type="float">
            <text:p>6735198</text:p>
          </table:table-cell>
          <table:table-cell office:value-type="float" office:value="6736435" calcext:value-type="float">
            <text:p>6736435</text:p>
          </table:table-cell>
          <table:table-cell office:value-type="float" office:value="6736681" calcext:value-type="float">
            <text:p>6736681</text:p>
          </table:table-cell>
          <table:table-cell table:formula="of:=[.C436]-[.B436]" office:value-type="float" office:value="1237" calcext:value-type="float">
            <text:p>1237</text:p>
          </table:table-cell>
          <table:table-cell table:formula="of:=[.D436]-[.A436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6749152" calcext:value-type="float">
            <text:p>6749152</text:p>
          </table:table-cell>
          <table:table-cell office:value-type="float" office:value="6749677" calcext:value-type="float">
            <text:p>6749677</text:p>
          </table:table-cell>
          <table:table-cell office:value-type="float" office:value="6750923" calcext:value-type="float">
            <text:p>6750923</text:p>
          </table:table-cell>
          <table:table-cell office:value-type="float" office:value="6751173" calcext:value-type="float">
            <text:p>6751173</text:p>
          </table:table-cell>
          <table:table-cell table:formula="of:=[.C437]-[.B437]" office:value-type="float" office:value="1246" calcext:value-type="float">
            <text:p>1246</text:p>
          </table:table-cell>
          <table:table-cell table:formula="of:=[.D437]-[.A437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6763630" calcext:value-type="float">
            <text:p>6763630</text:p>
          </table:table-cell>
          <table:table-cell office:value-type="float" office:value="6764139" calcext:value-type="float">
            <text:p>6764139</text:p>
          </table:table-cell>
          <table:table-cell office:value-type="float" office:value="6765385" calcext:value-type="float">
            <text:p>6765385</text:p>
          </table:table-cell>
          <table:table-cell office:value-type="float" office:value="6765631" calcext:value-type="float">
            <text:p>6765631</text:p>
          </table:table-cell>
          <table:table-cell table:formula="of:=[.C438]-[.B438]" office:value-type="float" office:value="1246" calcext:value-type="float">
            <text:p>1246</text:p>
          </table:table-cell>
          <table:table-cell table:formula="of:=[.D438]-[.A438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6778276" calcext:value-type="float">
            <text:p>6778276</text:p>
          </table:table-cell>
          <table:table-cell office:value-type="float" office:value="6778866" calcext:value-type="float">
            <text:p>6778866</text:p>
          </table:table-cell>
          <table:table-cell office:value-type="float" office:value="6780109" calcext:value-type="float">
            <text:p>6780109</text:p>
          </table:table-cell>
          <table:table-cell office:value-type="float" office:value="6780393" calcext:value-type="float">
            <text:p>6780393</text:p>
          </table:table-cell>
          <table:table-cell table:formula="of:=[.C439]-[.B439]" office:value-type="float" office:value="1243" calcext:value-type="float">
            <text:p>1243</text:p>
          </table:table-cell>
          <table:table-cell table:formula="of:=[.D439]-[.A439]" office:value-type="float" office:value="2117" calcext:value-type="float">
            <text:p>2117</text:p>
          </table:table-cell>
          <table:table-cell table:number-columns-repeated="5"/>
        </table:table-row>
        <table:table-row table:style-name="ro1">
          <table:table-cell office:value-type="float" office:value="6793038" calcext:value-type="float">
            <text:p>6793038</text:p>
          </table:table-cell>
          <table:table-cell office:value-type="float" office:value="6793546" calcext:value-type="float">
            <text:p>6793546</text:p>
          </table:table-cell>
          <table:table-cell office:value-type="float" office:value="6794698" calcext:value-type="float">
            <text:p>6794698</text:p>
          </table:table-cell>
          <table:table-cell office:value-type="float" office:value="6794944" calcext:value-type="float">
            <text:p>6794944</text:p>
          </table:table-cell>
          <table:table-cell table:formula="of:=[.C440]-[.B440]" office:value-type="float" office:value="1152" calcext:value-type="float">
            <text:p>1152</text:p>
          </table:table-cell>
          <table:table-cell table:formula="of:=[.D440]-[.A440]" office:value-type="float" office:value="1906" calcext:value-type="float">
            <text:p>1906</text:p>
          </table:table-cell>
          <table:table-cell table:number-columns-repeated="5"/>
        </table:table-row>
        <table:table-row table:style-name="ro1">
          <table:table-cell office:value-type="float" office:value="6807372" calcext:value-type="float">
            <text:p>6807372</text:p>
          </table:table-cell>
          <table:table-cell office:value-type="float" office:value="6807877" calcext:value-type="float">
            <text:p>6807877</text:p>
          </table:table-cell>
          <table:table-cell office:value-type="float" office:value="6809113" calcext:value-type="float">
            <text:p>6809113</text:p>
          </table:table-cell>
          <table:table-cell office:value-type="float" office:value="6809359" calcext:value-type="float">
            <text:p>6809359</text:p>
          </table:table-cell>
          <table:table-cell table:formula="of:=[.C441]-[.B441]" office:value-type="float" office:value="1236" calcext:value-type="float">
            <text:p>1236</text:p>
          </table:table-cell>
          <table:table-cell table:formula="of:=[.D441]-[.A441]" office:value-type="float" office:value="1987" calcext:value-type="float">
            <text:p>1987</text:p>
          </table:table-cell>
          <table:table-cell table:number-columns-repeated="5"/>
        </table:table-row>
        <table:table-row table:style-name="ro1">
          <table:table-cell office:value-type="float" office:value="6821763" calcext:value-type="float">
            <text:p>6821763</text:p>
          </table:table-cell>
          <table:table-cell office:value-type="float" office:value="6822287" calcext:value-type="float">
            <text:p>6822287</text:p>
          </table:table-cell>
          <table:table-cell office:value-type="float" office:value="6823540" calcext:value-type="float">
            <text:p>6823540</text:p>
          </table:table-cell>
          <table:table-cell office:value-type="float" office:value="6823792" calcext:value-type="float">
            <text:p>6823792</text:p>
          </table:table-cell>
          <table:table-cell table:formula="of:=[.C442]-[.B442]" office:value-type="float" office:value="1253" calcext:value-type="float">
            <text:p>1253</text:p>
          </table:table-cell>
          <table:table-cell table:formula="of:=[.D442]-[.A442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6836287" calcext:value-type="float">
            <text:p>6836287</text:p>
          </table:table-cell>
          <table:table-cell office:value-type="float" office:value="6836829" calcext:value-type="float">
            <text:p>6836829</text:p>
          </table:table-cell>
          <table:table-cell office:value-type="float" office:value="6838076" calcext:value-type="float">
            <text:p>6838076</text:p>
          </table:table-cell>
          <table:table-cell office:value-type="float" office:value="6838311" calcext:value-type="float">
            <text:p>6838311</text:p>
          </table:table-cell>
          <table:table-cell table:formula="of:=[.C443]-[.B443]" office:value-type="float" office:value="1247" calcext:value-type="float">
            <text:p>1247</text:p>
          </table:table-cell>
          <table:table-cell table:formula="of:=[.D443]-[.A443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6850789" calcext:value-type="float">
            <text:p>6850789</text:p>
          </table:table-cell>
          <table:table-cell office:value-type="float" office:value="6851371" calcext:value-type="float">
            <text:p>6851371</text:p>
          </table:table-cell>
          <table:table-cell office:value-type="float" office:value="6852620" calcext:value-type="float">
            <text:p>6852620</text:p>
          </table:table-cell>
          <table:table-cell office:value-type="float" office:value="6852869" calcext:value-type="float">
            <text:p>6852869</text:p>
          </table:table-cell>
          <table:table-cell table:formula="of:=[.C444]-[.B444]" office:value-type="float" office:value="1249" calcext:value-type="float">
            <text:p>1249</text:p>
          </table:table-cell>
          <table:table-cell table:formula="of:=[.D444]-[.A444]" office:value-type="float" office:value="2080" calcext:value-type="float">
            <text:p>2080</text:p>
          </table:table-cell>
          <table:table-cell table:number-columns-repeated="5"/>
        </table:table-row>
        <table:table-row table:style-name="ro1">
          <table:table-cell office:value-type="float" office:value="6865339" calcext:value-type="float">
            <text:p>6865339</text:p>
          </table:table-cell>
          <table:table-cell office:value-type="float" office:value="6865866" calcext:value-type="float">
            <text:p>6865866</text:p>
          </table:table-cell>
          <table:table-cell office:value-type="float" office:value="6867113" calcext:value-type="float">
            <text:p>6867113</text:p>
          </table:table-cell>
          <table:table-cell office:value-type="float" office:value="6867364" calcext:value-type="float">
            <text:p>6867364</text:p>
          </table:table-cell>
          <table:table-cell table:formula="of:=[.C445]-[.B445]" office:value-type="float" office:value="1247" calcext:value-type="float">
            <text:p>1247</text:p>
          </table:table-cell>
          <table:table-cell table:formula="of:=[.D445]-[.A445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6879841" calcext:value-type="float">
            <text:p>6879841</text:p>
          </table:table-cell>
          <table:table-cell office:value-type="float" office:value="6880358" calcext:value-type="float">
            <text:p>6880358</text:p>
          </table:table-cell>
          <table:table-cell office:value-type="float" office:value="6881602" calcext:value-type="float">
            <text:p>6881602</text:p>
          </table:table-cell>
          <table:table-cell office:value-type="float" office:value="6881849" calcext:value-type="float">
            <text:p>6881849</text:p>
          </table:table-cell>
          <table:table-cell table:formula="of:=[.C446]-[.B446]" office:value-type="float" office:value="1244" calcext:value-type="float">
            <text:p>1244</text:p>
          </table:table-cell>
          <table:table-cell table:formula="of:=[.D446]-[.A446]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6894431" calcext:value-type="float">
            <text:p>6894431</text:p>
          </table:table-cell>
          <table:table-cell office:value-type="float" office:value="6894978" calcext:value-type="float">
            <text:p>6894978</text:p>
          </table:table-cell>
          <table:table-cell office:value-type="float" office:value="6896221" calcext:value-type="float">
            <text:p>6896221</text:p>
          </table:table-cell>
          <table:table-cell office:value-type="float" office:value="6896488" calcext:value-type="float">
            <text:p>6896488</text:p>
          </table:table-cell>
          <table:table-cell table:formula="of:=[.C447]-[.B447]" office:value-type="float" office:value="1243" calcext:value-type="float">
            <text:p>1243</text:p>
          </table:table-cell>
          <table:table-cell table:formula="of:=[.D447]-[.A447]" office:value-type="float" office:value="2057" calcext:value-type="float">
            <text:p>2057</text:p>
          </table:table-cell>
          <table:table-cell table:number-columns-repeated="5"/>
        </table:table-row>
        <table:table-row table:style-name="ro1">
          <table:table-cell office:value-type="float" office:value="6909215" calcext:value-type="float">
            <text:p>6909215</text:p>
          </table:table-cell>
          <table:table-cell office:value-type="float" office:value="6909789" calcext:value-type="float">
            <text:p>6909789</text:p>
          </table:table-cell>
          <table:table-cell office:value-type="float" office:value="6912464" calcext:value-type="float">
            <text:p>6912464</text:p>
          </table:table-cell>
          <table:table-cell office:value-type="float" office:value="6912740" calcext:value-type="float">
            <text:p>6912740</text:p>
          </table:table-cell>
          <table:table-cell table:formula="of:=[.C448]-[.B448]" office:value-type="float" office:value="2675" calcext:value-type="float">
            <text:p>2675</text:p>
          </table:table-cell>
          <table:table-cell table:formula="of:=[.D448]-[.A448]" office:value-type="float" office:value="3525" calcext:value-type="float">
            <text:p>3525</text:p>
          </table:table-cell>
          <table:table-cell table:number-columns-repeated="5"/>
        </table:table-row>
        <table:table-row table:style-name="ro1">
          <table:table-cell office:value-type="float" office:value="6925201" calcext:value-type="float">
            <text:p>6925201</text:p>
          </table:table-cell>
          <table:table-cell office:value-type="float" office:value="6925761" calcext:value-type="float">
            <text:p>6925761</text:p>
          </table:table-cell>
          <table:table-cell office:value-type="float" office:value="6926997" calcext:value-type="float">
            <text:p>6926997</text:p>
          </table:table-cell>
          <table:table-cell office:value-type="float" office:value="6927248" calcext:value-type="float">
            <text:p>6927248</text:p>
          </table:table-cell>
          <table:table-cell table:formula="of:=[.C449]-[.B449]" office:value-type="float" office:value="1236" calcext:value-type="float">
            <text:p>1236</text:p>
          </table:table-cell>
          <table:table-cell table:formula="of:=[.D449]-[.A449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6939679" calcext:value-type="float">
            <text:p>6939679</text:p>
          </table:table-cell>
          <table:table-cell office:value-type="float" office:value="6940159" calcext:value-type="float">
            <text:p>6940159</text:p>
          </table:table-cell>
          <table:table-cell office:value-type="float" office:value="6941410" calcext:value-type="float">
            <text:p>6941410</text:p>
          </table:table-cell>
          <table:table-cell office:value-type="float" office:value="6941654" calcext:value-type="float">
            <text:p>6941654</text:p>
          </table:table-cell>
          <table:table-cell table:formula="of:=[.C450]-[.B450]" office:value-type="float" office:value="1251" calcext:value-type="float">
            <text:p>1251</text:p>
          </table:table-cell>
          <table:table-cell table:formula="of:=[.D450]-[.A450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6954085" calcext:value-type="float">
            <text:p>6954085</text:p>
          </table:table-cell>
          <table:table-cell office:value-type="float" office:value="6954602" calcext:value-type="float">
            <text:p>6954602</text:p>
          </table:table-cell>
          <table:table-cell office:value-type="float" office:value="6955855" calcext:value-type="float">
            <text:p>6955855</text:p>
          </table:table-cell>
          <table:table-cell office:value-type="float" office:value="6956102" calcext:value-type="float">
            <text:p>6956102</text:p>
          </table:table-cell>
          <table:table-cell table:formula="of:=[.C451]-[.B451]" office:value-type="float" office:value="1253" calcext:value-type="float">
            <text:p>1253</text:p>
          </table:table-cell>
          <table:table-cell table:formula="of:=[.D451]-[.A451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6968580" calcext:value-type="float">
            <text:p>6968580</text:p>
          </table:table-cell>
          <table:table-cell office:value-type="float" office:value="6969092" calcext:value-type="float">
            <text:p>6969092</text:p>
          </table:table-cell>
          <table:table-cell office:value-type="float" office:value="6970344" calcext:value-type="float">
            <text:p>6970344</text:p>
          </table:table-cell>
          <table:table-cell office:value-type="float" office:value="6970594" calcext:value-type="float">
            <text:p>6970594</text:p>
          </table:table-cell>
          <table:table-cell table:formula="of:=[.C452]-[.B452]" office:value-type="float" office:value="1252" calcext:value-type="float">
            <text:p>1252</text:p>
          </table:table-cell>
          <table:table-cell table:formula="of:=[.D452]-[.A452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6983079" calcext:value-type="float">
            <text:p>6983079</text:p>
          </table:table-cell>
          <table:table-cell office:value-type="float" office:value="6983620" calcext:value-type="float">
            <text:p>6983620</text:p>
          </table:table-cell>
          <table:table-cell office:value-type="float" office:value="6984854" calcext:value-type="float">
            <text:p>6984854</text:p>
          </table:table-cell>
          <table:table-cell office:value-type="float" office:value="6985109" calcext:value-type="float">
            <text:p>6985109</text:p>
          </table:table-cell>
          <table:table-cell table:formula="of:=[.C453]-[.B453]" office:value-type="float" office:value="1234" calcext:value-type="float">
            <text:p>1234</text:p>
          </table:table-cell>
          <table:table-cell table:formula="of:=[.D453]-[.A453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6997634" calcext:value-type="float">
            <text:p>6997634</text:p>
          </table:table-cell>
          <table:table-cell office:value-type="float" office:value="6998245" calcext:value-type="float">
            <text:p>6998245</text:p>
          </table:table-cell>
          <table:table-cell office:value-type="float" office:value="6999490" calcext:value-type="float">
            <text:p>6999490</text:p>
          </table:table-cell>
          <table:table-cell office:value-type="float" office:value="6999738" calcext:value-type="float">
            <text:p>6999738</text:p>
          </table:table-cell>
          <table:table-cell table:formula="of:=[.C454]-[.B454]" office:value-type="float" office:value="1245" calcext:value-type="float">
            <text:p>1245</text:p>
          </table:table-cell>
          <table:table-cell table:formula="of:=[.D454]-[.A454]" office:value-type="float" office:value="2104" calcext:value-type="float">
            <text:p>2104</text:p>
          </table:table-cell>
          <table:table-cell table:number-columns-repeated="5"/>
        </table:table-row>
        <table:table-row table:style-name="ro1">
          <table:table-cell office:value-type="float" office:value="7012266" calcext:value-type="float">
            <text:p>7012266</text:p>
          </table:table-cell>
          <table:table-cell office:value-type="float" office:value="7012813" calcext:value-type="float">
            <text:p>7012813</text:p>
          </table:table-cell>
          <table:table-cell office:value-type="float" office:value="7014066" calcext:value-type="float">
            <text:p>7014066</text:p>
          </table:table-cell>
          <table:table-cell office:value-type="float" office:value="7014373" calcext:value-type="float">
            <text:p>7014373</text:p>
          </table:table-cell>
          <table:table-cell table:formula="of:=[.C455]-[.B455]" office:value-type="float" office:value="1253" calcext:value-type="float">
            <text:p>1253</text:p>
          </table:table-cell>
          <table:table-cell table:formula="of:=[.D455]-[.A455]" office:value-type="float" office:value="2107" calcext:value-type="float">
            <text:p>2107</text:p>
          </table:table-cell>
          <table:table-cell table:number-columns-repeated="5"/>
        </table:table-row>
        <table:table-row table:style-name="ro1">
          <table:table-cell office:value-type="float" office:value="7027075" calcext:value-type="float">
            <text:p>7027075</text:p>
          </table:table-cell>
          <table:table-cell office:value-type="float" office:value="7027581" calcext:value-type="float">
            <text:p>7027581</text:p>
          </table:table-cell>
          <table:table-cell office:value-type="float" office:value="7028469" calcext:value-type="float">
            <text:p>7028469</text:p>
          </table:table-cell>
          <table:table-cell office:value-type="float" office:value="7028751" calcext:value-type="float">
            <text:p>7028751</text:p>
          </table:table-cell>
          <table:table-cell table:formula="of:=[.C456]-[.B456]" office:value-type="float" office:value="888" calcext:value-type="float">
            <text:p>888</text:p>
          </table:table-cell>
          <table:table-cell table:formula="of:=[.D456]-[.A456]" office:value-type="float" office:value="1676" calcext:value-type="float">
            <text:p>1676</text:p>
          </table:table-cell>
          <table:table-cell table:number-columns-repeated="5"/>
        </table:table-row>
        <table:table-row table:style-name="ro1">
          <table:table-cell office:value-type="float" office:value="7041319" calcext:value-type="float">
            <text:p>7041319</text:p>
          </table:table-cell>
          <table:table-cell office:value-type="float" office:value="7041865" calcext:value-type="float">
            <text:p>7041865</text:p>
          </table:table-cell>
          <table:table-cell office:value-type="float" office:value="7043101" calcext:value-type="float">
            <text:p>7043101</text:p>
          </table:table-cell>
          <table:table-cell office:value-type="float" office:value="7043349" calcext:value-type="float">
            <text:p>7043349</text:p>
          </table:table-cell>
          <table:table-cell table:formula="of:=[.C457]-[.B457]" office:value-type="float" office:value="1236" calcext:value-type="float">
            <text:p>1236</text:p>
          </table:table-cell>
          <table:table-cell table:formula="of:=[.D457]-[.A457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7055787" calcext:value-type="float">
            <text:p>7055787</text:p>
          </table:table-cell>
          <table:table-cell office:value-type="float" office:value="7056318" calcext:value-type="float">
            <text:p>7056318</text:p>
          </table:table-cell>
          <table:table-cell office:value-type="float" office:value="7057562" calcext:value-type="float">
            <text:p>7057562</text:p>
          </table:table-cell>
          <table:table-cell office:value-type="float" office:value="7057807" calcext:value-type="float">
            <text:p>7057807</text:p>
          </table:table-cell>
          <table:table-cell table:formula="of:=[.C458]-[.B458]" office:value-type="float" office:value="1244" calcext:value-type="float">
            <text:p>1244</text:p>
          </table:table-cell>
          <table:table-cell table:formula="of:=[.D458]-[.A458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7070319" calcext:value-type="float">
            <text:p>7070319</text:p>
          </table:table-cell>
          <table:table-cell office:value-type="float" office:value="7070866" calcext:value-type="float">
            <text:p>7070866</text:p>
          </table:table-cell>
          <table:table-cell office:value-type="float" office:value="7072124" calcext:value-type="float">
            <text:p>7072124</text:p>
          </table:table-cell>
          <table:table-cell office:value-type="float" office:value="7072375" calcext:value-type="float">
            <text:p>7072375</text:p>
          </table:table-cell>
          <table:table-cell table:formula="of:=[.C459]-[.B459]" office:value-type="float" office:value="1258" calcext:value-type="float">
            <text:p>1258</text:p>
          </table:table-cell>
          <table:table-cell table:formula="of:=[.D459]-[.A459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7084860" calcext:value-type="float">
            <text:p>7084860</text:p>
          </table:table-cell>
          <table:table-cell office:value-type="float" office:value="7085336" calcext:value-type="float">
            <text:p>7085336</text:p>
          </table:table-cell>
          <table:table-cell office:value-type="float" office:value="7086577" calcext:value-type="float">
            <text:p>7086577</text:p>
          </table:table-cell>
          <table:table-cell office:value-type="float" office:value="7086827" calcext:value-type="float">
            <text:p>7086827</text:p>
          </table:table-cell>
          <table:table-cell table:formula="of:=[.C460]-[.B460]" office:value-type="float" office:value="1241" calcext:value-type="float">
            <text:p>1241</text:p>
          </table:table-cell>
          <table:table-cell table:formula="of:=[.D460]-[.A460]" office:value-type="float" office:value="1967" calcext:value-type="float">
            <text:p>1967</text:p>
          </table:table-cell>
          <table:table-cell table:number-columns-repeated="5"/>
        </table:table-row>
        <table:table-row table:style-name="ro1">
          <table:table-cell office:value-type="float" office:value="7099303" calcext:value-type="float">
            <text:p>7099303</text:p>
          </table:table-cell>
          <table:table-cell office:value-type="float" office:value="7099794" calcext:value-type="float">
            <text:p>7099794</text:p>
          </table:table-cell>
          <table:table-cell office:value-type="float" office:value="7101037" calcext:value-type="float">
            <text:p>7101037</text:p>
          </table:table-cell>
          <table:table-cell office:value-type="float" office:value="7101286" calcext:value-type="float">
            <text:p>7101286</text:p>
          </table:table-cell>
          <table:table-cell table:formula="of:=[.C461]-[.B461]" office:value-type="float" office:value="1243" calcext:value-type="float">
            <text:p>1243</text:p>
          </table:table-cell>
          <table:table-cell table:formula="of:=[.D461]-[.A461]"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float" office:value="7113757" calcext:value-type="float">
            <text:p>7113757</text:p>
          </table:table-cell>
          <table:table-cell office:value-type="float" office:value="7114291" calcext:value-type="float">
            <text:p>7114291</text:p>
          </table:table-cell>
          <table:table-cell office:value-type="float" office:value="7115529" calcext:value-type="float">
            <text:p>7115529</text:p>
          </table:table-cell>
          <table:table-cell office:value-type="float" office:value="7115777" calcext:value-type="float">
            <text:p>7115777</text:p>
          </table:table-cell>
          <table:table-cell table:formula="of:=[.C462]-[.B462]" office:value-type="float" office:value="1238" calcext:value-type="float">
            <text:p>1238</text:p>
          </table:table-cell>
          <table:table-cell table:formula="of:=[.D462]-[.A462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7128263" calcext:value-type="float">
            <text:p>7128263</text:p>
          </table:table-cell>
          <table:table-cell office:value-type="float" office:value="7128806" calcext:value-type="float">
            <text:p>7128806</text:p>
          </table:table-cell>
          <table:table-cell office:value-type="float" office:value="7130063" calcext:value-type="float">
            <text:p>7130063</text:p>
          </table:table-cell>
          <table:table-cell office:value-type="float" office:value="7130339" calcext:value-type="float">
            <text:p>7130339</text:p>
          </table:table-cell>
          <table:table-cell table:formula="of:=[.C463]-[.B463]" office:value-type="float" office:value="1257" calcext:value-type="float">
            <text:p>1257</text:p>
          </table:table-cell>
          <table:table-cell table:formula="of:=[.D463]-[.A463]"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office:value-type="float" office:value="7142918" calcext:value-type="float">
            <text:p>7142918</text:p>
          </table:table-cell>
          <table:table-cell office:value-type="float" office:value="7143525" calcext:value-type="float">
            <text:p>7143525</text:p>
          </table:table-cell>
          <table:table-cell office:value-type="float" office:value="7144784" calcext:value-type="float">
            <text:p>7144784</text:p>
          </table:table-cell>
          <table:table-cell office:value-type="float" office:value="7145052" calcext:value-type="float">
            <text:p>7145052</text:p>
          </table:table-cell>
          <table:table-cell table:formula="of:=[.C464]-[.B464]" office:value-type="float" office:value="1259" calcext:value-type="float">
            <text:p>1259</text:p>
          </table:table-cell>
          <table:table-cell table:formula="of:=[.D464]-[.A464]" office:value-type="float" office:value="2134" calcext:value-type="float">
            <text:p>2134</text:p>
          </table:table-cell>
          <table:table-cell table:number-columns-repeated="5"/>
        </table:table-row>
        <table:table-row table:style-name="ro1">
          <table:table-cell office:value-type="float" office:value="7157710" calcext:value-type="float">
            <text:p>7157710</text:p>
          </table:table-cell>
          <table:table-cell office:value-type="float" office:value="7158276" calcext:value-type="float">
            <text:p>7158276</text:p>
          </table:table-cell>
          <table:table-cell office:value-type="float" office:value="7159496" calcext:value-type="float">
            <text:p>7159496</text:p>
          </table:table-cell>
          <table:table-cell office:value-type="float" office:value="7159737" calcext:value-type="float">
            <text:p>7159737</text:p>
          </table:table-cell>
          <table:table-cell table:formula="of:=[.C465]-[.B465]" office:value-type="float" office:value="1220" calcext:value-type="float">
            <text:p>1220</text:p>
          </table:table-cell>
          <table:table-cell table:formula="of:=[.D465]-[.A465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7172263" calcext:value-type="float">
            <text:p>7172263</text:p>
          </table:table-cell>
          <table:table-cell office:value-type="float" office:value="7172749" calcext:value-type="float">
            <text:p>7172749</text:p>
          </table:table-cell>
          <table:table-cell office:value-type="float" office:value="7174003" calcext:value-type="float">
            <text:p>7174003</text:p>
          </table:table-cell>
          <table:table-cell office:value-type="float" office:value="7174295" calcext:value-type="float">
            <text:p>7174295</text:p>
          </table:table-cell>
          <table:table-cell table:formula="of:=[.C466]-[.B466]" office:value-type="float" office:value="1254" calcext:value-type="float">
            <text:p>1254</text:p>
          </table:table-cell>
          <table:table-cell table:formula="of:=[.D466]-[.A466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7186872" calcext:value-type="float">
            <text:p>7186872</text:p>
          </table:table-cell>
          <table:table-cell office:value-type="float" office:value="7187377" calcext:value-type="float">
            <text:p>7187377</text:p>
          </table:table-cell>
          <table:table-cell office:value-type="float" office:value="7188615" calcext:value-type="float">
            <text:p>7188615</text:p>
          </table:table-cell>
          <table:table-cell office:value-type="float" office:value="7188862" calcext:value-type="float">
            <text:p>7188862</text:p>
          </table:table-cell>
          <table:table-cell table:formula="of:=[.C467]-[.B467]" office:value-type="float" office:value="1238" calcext:value-type="float">
            <text:p>1238</text:p>
          </table:table-cell>
          <table:table-cell table:formula="of:=[.D467]-[.A467]" office:value-type="float" office:value="1990" calcext:value-type="float">
            <text:p>1990</text:p>
          </table:table-cell>
          <table:table-cell table:number-columns-repeated="5"/>
        </table:table-row>
        <table:table-row table:style-name="ro1">
          <table:table-cell office:value-type="float" office:value="7201374" calcext:value-type="float">
            <text:p>7201374</text:p>
          </table:table-cell>
          <table:table-cell office:value-type="float" office:value="7201907" calcext:value-type="float">
            <text:p>7201907</text:p>
          </table:table-cell>
          <table:table-cell office:value-type="float" office:value="7203145" calcext:value-type="float">
            <text:p>7203145</text:p>
          </table:table-cell>
          <table:table-cell office:value-type="float" office:value="7203397" calcext:value-type="float">
            <text:p>7203397</text:p>
          </table:table-cell>
          <table:table-cell table:formula="of:=[.C468]-[.B468]" office:value-type="float" office:value="1238" calcext:value-type="float">
            <text:p>1238</text:p>
          </table:table-cell>
          <table:table-cell table:formula="of:=[.D468]-[.A468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7215873" calcext:value-type="float">
            <text:p>7215873</text:p>
          </table:table-cell>
          <table:table-cell office:value-type="float" office:value="7216410" calcext:value-type="float">
            <text:p>7216410</text:p>
          </table:table-cell>
          <table:table-cell office:value-type="float" office:value="7217660" calcext:value-type="float">
            <text:p>7217660</text:p>
          </table:table-cell>
          <table:table-cell office:value-type="float" office:value="7217908" calcext:value-type="float">
            <text:p>7217908</text:p>
          </table:table-cell>
          <table:table-cell table:formula="of:=[.C469]-[.B469]" office:value-type="float" office:value="1250" calcext:value-type="float">
            <text:p>1250</text:p>
          </table:table-cell>
          <table:table-cell table:formula="of:=[.D469]-[.A469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7230347" calcext:value-type="float">
            <text:p>7230347</text:p>
          </table:table-cell>
          <table:table-cell office:value-type="float" office:value="7230822" calcext:value-type="float">
            <text:p>7230822</text:p>
          </table:table-cell>
          <table:table-cell office:value-type="float" office:value="7232064" calcext:value-type="float">
            <text:p>7232064</text:p>
          </table:table-cell>
          <table:table-cell office:value-type="float" office:value="7232314" calcext:value-type="float">
            <text:p>7232314</text:p>
          </table:table-cell>
          <table:table-cell table:formula="of:=[.C470]-[.B470]" office:value-type="float" office:value="1242" calcext:value-type="float">
            <text:p>1242</text:p>
          </table:table-cell>
          <table:table-cell table:formula="of:=[.D470]-[.A470]" office:value-type="float" office:value="1967" calcext:value-type="float">
            <text:p>1967</text:p>
          </table:table-cell>
          <table:table-cell table:number-columns-repeated="5"/>
        </table:table-row>
        <table:table-row table:style-name="ro1">
          <table:table-cell office:value-type="float" office:value="7244725" calcext:value-type="float">
            <text:p>7244725</text:p>
          </table:table-cell>
          <table:table-cell office:value-type="float" office:value="7245218" calcext:value-type="float">
            <text:p>7245218</text:p>
          </table:table-cell>
          <table:table-cell office:value-type="float" office:value="7246452" calcext:value-type="float">
            <text:p>7246452</text:p>
          </table:table-cell>
          <table:table-cell office:value-type="float" office:value="7246701" calcext:value-type="float">
            <text:p>7246701</text:p>
          </table:table-cell>
          <table:table-cell table:formula="of:=[.C471]-[.B471]" office:value-type="float" office:value="1234" calcext:value-type="float">
            <text:p>1234</text:p>
          </table:table-cell>
          <table:table-cell table:formula="of:=[.D471]-[.A471]" office:value-type="float" office:value="1976" calcext:value-type="float">
            <text:p>1976</text:p>
          </table:table-cell>
          <table:table-cell table:number-columns-repeated="5"/>
        </table:table-row>
        <table:table-row table:style-name="ro1">
          <table:table-cell office:value-type="float" office:value="7259348" calcext:value-type="float">
            <text:p>7259348</text:p>
          </table:table-cell>
          <table:table-cell office:value-type="float" office:value="7259904" calcext:value-type="float">
            <text:p>7259904</text:p>
          </table:table-cell>
          <table:table-cell office:value-type="float" office:value="7261145" calcext:value-type="float">
            <text:p>7261145</text:p>
          </table:table-cell>
          <table:table-cell office:value-type="float" office:value="7261423" calcext:value-type="float">
            <text:p>7261423</text:p>
          </table:table-cell>
          <table:table-cell table:formula="of:=[.C472]-[.B472]" office:value-type="float" office:value="1241" calcext:value-type="float">
            <text:p>1241</text:p>
          </table:table-cell>
          <table:table-cell table:formula="of:=[.D472]-[.A472]" office:value-type="float" office:value="2075" calcext:value-type="float">
            <text:p>2075</text:p>
          </table:table-cell>
          <table:table-cell table:number-columns-repeated="5"/>
        </table:table-row>
        <table:table-row table:style-name="ro1">
          <table:table-cell office:value-type="float" office:value="7274160" calcext:value-type="float">
            <text:p>7274160</text:p>
          </table:table-cell>
          <table:table-cell office:value-type="float" office:value="7274722" calcext:value-type="float">
            <text:p>7274722</text:p>
          </table:table-cell>
          <table:table-cell office:value-type="float" office:value="7275888" calcext:value-type="float">
            <text:p>7275888</text:p>
          </table:table-cell>
          <table:table-cell office:value-type="float" office:value="7276130" calcext:value-type="float">
            <text:p>7276130</text:p>
          </table:table-cell>
          <table:table-cell table:formula="of:=[.C473]-[.B473]" office:value-type="float" office:value="1166" calcext:value-type="float">
            <text:p>1166</text:p>
          </table:table-cell>
          <table:table-cell table:formula="of:=[.D473]-[.A473]" office:value-type="float" office:value="1970" calcext:value-type="float">
            <text:p>1970</text:p>
          </table:table-cell>
          <table:table-cell table:number-columns-repeated="5"/>
        </table:table-row>
        <table:table-row table:style-name="ro1">
          <table:table-cell office:value-type="float" office:value="7288647" calcext:value-type="float">
            <text:p>7288647</text:p>
          </table:table-cell>
          <table:table-cell office:value-type="float" office:value="7289233" calcext:value-type="float">
            <text:p>7289233</text:p>
          </table:table-cell>
          <table:table-cell office:value-type="float" office:value="7290476" calcext:value-type="float">
            <text:p>7290476</text:p>
          </table:table-cell>
          <table:table-cell office:value-type="float" office:value="7290725" calcext:value-type="float">
            <text:p>7290725</text:p>
          </table:table-cell>
          <table:table-cell table:formula="of:=[.C474]-[.B474]" office:value-type="float" office:value="1243" calcext:value-type="float">
            <text:p>1243</text:p>
          </table:table-cell>
          <table:table-cell table:formula="of:=[.D474]-[.A474]" office:value-type="float" office:value="2078" calcext:value-type="float">
            <text:p>2078</text:p>
          </table:table-cell>
          <table:table-cell table:number-columns-repeated="5"/>
        </table:table-row>
        <table:table-row table:style-name="ro1">
          <table:table-cell office:value-type="float" office:value="7303205" calcext:value-type="float">
            <text:p>7303205</text:p>
          </table:table-cell>
          <table:table-cell office:value-type="float" office:value="7303734" calcext:value-type="float">
            <text:p>7303734</text:p>
          </table:table-cell>
          <table:table-cell office:value-type="float" office:value="7304989" calcext:value-type="float">
            <text:p>7304989</text:p>
          </table:table-cell>
          <table:table-cell office:value-type="float" office:value="7305239" calcext:value-type="float">
            <text:p>7305239</text:p>
          </table:table-cell>
          <table:table-cell table:formula="of:=[.C475]-[.B475]" office:value-type="float" office:value="1255" calcext:value-type="float">
            <text:p>1255</text:p>
          </table:table-cell>
          <table:table-cell table:formula="of:=[.D475]-[.A475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7317670" calcext:value-type="float">
            <text:p>7317670</text:p>
          </table:table-cell>
          <table:table-cell office:value-type="float" office:value="7318216" calcext:value-type="float">
            <text:p>7318216</text:p>
          </table:table-cell>
          <table:table-cell office:value-type="float" office:value="7319469" calcext:value-type="float">
            <text:p>7319469</text:p>
          </table:table-cell>
          <table:table-cell office:value-type="float" office:value="7319717" calcext:value-type="float">
            <text:p>7319717</text:p>
          </table:table-cell>
          <table:table-cell table:formula="of:=[.C476]-[.B476]" office:value-type="float" office:value="1253" calcext:value-type="float">
            <text:p>1253</text:p>
          </table:table-cell>
          <table:table-cell table:formula="of:=[.D476]-[.A476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7332126" calcext:value-type="float">
            <text:p>7332126</text:p>
          </table:table-cell>
          <table:table-cell office:value-type="float" office:value="7332644" calcext:value-type="float">
            <text:p>7332644</text:p>
          </table:table-cell>
          <table:table-cell office:value-type="float" office:value="7333902" calcext:value-type="float">
            <text:p>7333902</text:p>
          </table:table-cell>
          <table:table-cell office:value-type="float" office:value="7334152" calcext:value-type="float">
            <text:p>7334152</text:p>
          </table:table-cell>
          <table:table-cell table:formula="of:=[.C477]-[.B477]" office:value-type="float" office:value="1258" calcext:value-type="float">
            <text:p>1258</text:p>
          </table:table-cell>
          <table:table-cell table:formula="of:=[.D477]-[.A477]" office:value-type="float" office:value="2026" calcext:value-type="float">
            <text:p>2026</text:p>
          </table:table-cell>
          <table:table-cell table:number-columns-repeated="5"/>
        </table:table-row>
        <table:table-row table:style-name="ro1">
          <table:table-cell office:value-type="float" office:value="7346555" calcext:value-type="float">
            <text:p>7346555</text:p>
          </table:table-cell>
          <table:table-cell office:value-type="float" office:value="7347090" calcext:value-type="float">
            <text:p>7347090</text:p>
          </table:table-cell>
          <table:table-cell office:value-type="float" office:value="7348343" calcext:value-type="float">
            <text:p>7348343</text:p>
          </table:table-cell>
          <table:table-cell office:value-type="float" office:value="7348586" calcext:value-type="float">
            <text:p>7348586</text:p>
          </table:table-cell>
          <table:table-cell table:formula="of:=[.C478]-[.B478]" office:value-type="float" office:value="1253" calcext:value-type="float">
            <text:p>1253</text:p>
          </table:table-cell>
          <table:table-cell table:formula="of:=[.D478]-[.A478]" office:value-type="float" office:value="2031" calcext:value-type="float">
            <text:p>2031</text:p>
          </table:table-cell>
          <table:table-cell table:number-columns-repeated="5"/>
        </table:table-row>
        <table:table-row table:style-name="ro1">
          <table:table-cell office:value-type="float" office:value="7361127" calcext:value-type="float">
            <text:p>7361127</text:p>
          </table:table-cell>
          <table:table-cell office:value-type="float" office:value="7361653" calcext:value-type="float">
            <text:p>7361653</text:p>
          </table:table-cell>
          <table:table-cell office:value-type="float" office:value="7362899" calcext:value-type="float">
            <text:p>7362899</text:p>
          </table:table-cell>
          <table:table-cell office:value-type="float" office:value="7363152" calcext:value-type="float">
            <text:p>7363152</text:p>
          </table:table-cell>
          <table:table-cell table:formula="of:=[.C479]-[.B479]" office:value-type="float" office:value="1246" calcext:value-type="float">
            <text:p>1246</text:p>
          </table:table-cell>
          <table:table-cell table:formula="of:=[.D479]-[.A479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7375790" calcext:value-type="float">
            <text:p>7375790</text:p>
          </table:table-cell>
          <table:table-cell office:value-type="float" office:value="7376290" calcext:value-type="float">
            <text:p>7376290</text:p>
          </table:table-cell>
          <table:table-cell office:value-type="float" office:value="7377541" calcext:value-type="float">
            <text:p>7377541</text:p>
          </table:table-cell>
          <table:table-cell office:value-type="float" office:value="7377830" calcext:value-type="float">
            <text:p>7377830</text:p>
          </table:table-cell>
          <table:table-cell table:formula="of:=[.C480]-[.B480]" office:value-type="float" office:value="1251" calcext:value-type="float">
            <text:p>1251</text:p>
          </table:table-cell>
          <table:table-cell table:formula="of:=[.D480]-[.A480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7390596" calcext:value-type="float">
            <text:p>7390596</text:p>
          </table:table-cell>
          <table:table-cell office:value-type="float" office:value="7391140" calcext:value-type="float">
            <text:p>7391140</text:p>
          </table:table-cell>
          <table:table-cell office:value-type="float" office:value="7393581" calcext:value-type="float">
            <text:p>7393581</text:p>
          </table:table-cell>
          <table:table-cell office:value-type="float" office:value="7393850" calcext:value-type="float">
            <text:p>7393850</text:p>
          </table:table-cell>
          <table:table-cell table:formula="of:=[.C481]-[.B481]" office:value-type="float" office:value="2441" calcext:value-type="float">
            <text:p>2441</text:p>
          </table:table-cell>
          <table:table-cell table:formula="of:=[.D481]-[.A481]" office:value-type="float" office:value="3254" calcext:value-type="float">
            <text:p>3254</text:p>
          </table:table-cell>
          <table:table-cell table:number-columns-repeated="5"/>
        </table:table-row>
        <table:table-row table:style-name="ro1">
          <table:table-cell office:value-type="float" office:value="7406398" calcext:value-type="float">
            <text:p>7406398</text:p>
          </table:table-cell>
          <table:table-cell office:value-type="float" office:value="7406942" calcext:value-type="float">
            <text:p>7406942</text:p>
          </table:table-cell>
          <table:table-cell office:value-type="float" office:value="7408183" calcext:value-type="float">
            <text:p>7408183</text:p>
          </table:table-cell>
          <table:table-cell office:value-type="float" office:value="7408430" calcext:value-type="float">
            <text:p>7408430</text:p>
          </table:table-cell>
          <table:table-cell table:formula="of:=[.C482]-[.B482]" office:value-type="float" office:value="1241" calcext:value-type="float">
            <text:p>1241</text:p>
          </table:table-cell>
          <table:table-cell table:formula="of:=[.D482]-[.A482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7421122" calcext:value-type="float">
            <text:p>7421122</text:p>
          </table:table-cell>
          <table:table-cell office:value-type="float" office:value="7421683" calcext:value-type="float">
            <text:p>7421683</text:p>
          </table:table-cell>
          <table:table-cell office:value-type="float" office:value="7422941" calcext:value-type="float">
            <text:p>7422941</text:p>
          </table:table-cell>
          <table:table-cell office:value-type="float" office:value="7423190" calcext:value-type="float">
            <text:p>7423190</text:p>
          </table:table-cell>
          <table:table-cell table:formula="of:=[.C483]-[.B483]" office:value-type="float" office:value="1258" calcext:value-type="float">
            <text:p>1258</text:p>
          </table:table-cell>
          <table:table-cell table:formula="of:=[.D483]-[.A483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7435730" calcext:value-type="float">
            <text:p>7435730</text:p>
          </table:table-cell>
          <table:table-cell office:value-type="float" office:value="7436337" calcext:value-type="float">
            <text:p>7436337</text:p>
          </table:table-cell>
          <table:table-cell office:value-type="float" office:value="7437587" calcext:value-type="float">
            <text:p>7437587</text:p>
          </table:table-cell>
          <table:table-cell office:value-type="float" office:value="7437835" calcext:value-type="float">
            <text:p>7437835</text:p>
          </table:table-cell>
          <table:table-cell table:formula="of:=[.C484]-[.B484]" office:value-type="float" office:value="1250" calcext:value-type="float">
            <text:p>1250</text:p>
          </table:table-cell>
          <table:table-cell table:formula="of:=[.D484]-[.A484]" office:value-type="float" office:value="2105" calcext:value-type="float">
            <text:p>2105</text:p>
          </table:table-cell>
          <table:table-cell table:number-columns-repeated="5"/>
        </table:table-row>
        <table:table-row table:style-name="ro1">
          <table:table-cell office:value-type="float" office:value="7450368" calcext:value-type="float">
            <text:p>7450368</text:p>
          </table:table-cell>
          <table:table-cell office:value-type="float" office:value="7450891" calcext:value-type="float">
            <text:p>7450891</text:p>
          </table:table-cell>
          <table:table-cell office:value-type="float" office:value="7452132" calcext:value-type="float">
            <text:p>7452132</text:p>
          </table:table-cell>
          <table:table-cell office:value-type="float" office:value="7452384" calcext:value-type="float">
            <text:p>7452384</text:p>
          </table:table-cell>
          <table:table-cell table:formula="of:=[.C485]-[.B485]" office:value-type="float" office:value="1241" calcext:value-type="float">
            <text:p>1241</text:p>
          </table:table-cell>
          <table:table-cell table:formula="of:=[.D485]-[.A485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64805" calcext:value-type="float">
            <text:p>7464805</text:p>
          </table:table-cell>
          <table:table-cell office:value-type="float" office:value="7465324" calcext:value-type="float">
            <text:p>7465324</text:p>
          </table:table-cell>
          <table:table-cell office:value-type="float" office:value="7466580" calcext:value-type="float">
            <text:p>7466580</text:p>
          </table:table-cell>
          <table:table-cell office:value-type="float" office:value="7466829" calcext:value-type="float">
            <text:p>7466829</text:p>
          </table:table-cell>
          <table:table-cell table:formula="of:=[.C486]-[.B486]" office:value-type="float" office:value="1256" calcext:value-type="float">
            <text:p>1256</text:p>
          </table:table-cell>
          <table:table-cell table:formula="of:=[.D486]-[.A486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7479236" calcext:value-type="float">
            <text:p>7479236</text:p>
          </table:table-cell>
          <table:table-cell office:value-type="float" office:value="7479745" calcext:value-type="float">
            <text:p>7479745</text:p>
          </table:table-cell>
          <table:table-cell office:value-type="float" office:value="7481003" calcext:value-type="float">
            <text:p>7481003</text:p>
          </table:table-cell>
          <table:table-cell office:value-type="float" office:value="7481252" calcext:value-type="float">
            <text:p>7481252</text:p>
          </table:table-cell>
          <table:table-cell table:formula="of:=[.C487]-[.B487]" office:value-type="float" office:value="1258" calcext:value-type="float">
            <text:p>1258</text:p>
          </table:table-cell>
          <table:table-cell table:formula="of:=[.D487]-[.A487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493799" calcext:value-type="float">
            <text:p>7493799</text:p>
          </table:table-cell>
          <table:table-cell office:value-type="float" office:value="7494393" calcext:value-type="float">
            <text:p>7494393</text:p>
          </table:table-cell>
          <table:table-cell office:value-type="float" office:value="7495648" calcext:value-type="float">
            <text:p>7495648</text:p>
          </table:table-cell>
          <table:table-cell office:value-type="float" office:value="7495925" calcext:value-type="float">
            <text:p>7495925</text:p>
          </table:table-cell>
          <table:table-cell table:formula="of:=[.C488]-[.B488]" office:value-type="float" office:value="1255" calcext:value-type="float">
            <text:p>1255</text:p>
          </table:table-cell>
          <table:table-cell table:formula="of:=[.D488]-[.A488]" office:value-type="float" office:value="2126" calcext:value-type="float">
            <text:p>2126</text:p>
          </table:table-cell>
          <table:table-cell table:number-columns-repeated="5"/>
        </table:table-row>
        <table:table-row table:style-name="ro1">
          <table:table-cell office:value-type="float" office:value="7508657" calcext:value-type="float">
            <text:p>7508657</text:p>
          </table:table-cell>
          <table:table-cell office:value-type="float" office:value="7509214" calcext:value-type="float">
            <text:p>7509214</text:p>
          </table:table-cell>
          <table:table-cell office:value-type="float" office:value="7511394" calcext:value-type="float">
            <text:p>7511394</text:p>
          </table:table-cell>
          <table:table-cell office:value-type="float" office:value="7511706" calcext:value-type="float">
            <text:p>7511706</text:p>
          </table:table-cell>
          <table:table-cell table:formula="of:=[.C489]-[.B489]" office:value-type="float" office:value="2180" calcext:value-type="float">
            <text:p>2180</text:p>
          </table:table-cell>
          <table:table-cell table:formula="of:=[.D489]-[.A489]" office:value-type="float" office:value="3049" calcext:value-type="float">
            <text:p>3049</text:p>
          </table:table-cell>
          <table:table-cell table:number-columns-repeated="5"/>
        </table:table-row>
        <table:table-row table:style-name="ro1">
          <table:table-cell office:value-type="float" office:value="7524269" calcext:value-type="float">
            <text:p>7524269</text:p>
          </table:table-cell>
          <table:table-cell office:value-type="float" office:value="7524763" calcext:value-type="float">
            <text:p>7524763</text:p>
          </table:table-cell>
          <table:table-cell office:value-type="float" office:value="7526008" calcext:value-type="float">
            <text:p>7526008</text:p>
          </table:table-cell>
          <table:table-cell office:value-type="float" office:value="7526255" calcext:value-type="float">
            <text:p>7526255</text:p>
          </table:table-cell>
          <table:table-cell table:formula="of:=[.C490]-[.B490]" office:value-type="float" office:value="1245" calcext:value-type="float">
            <text:p>1245</text:p>
          </table:table-cell>
          <table:table-cell table:formula="of:=[.D490]-[.A490]" office:value-type="float" office:value="1986" calcext:value-type="float">
            <text:p>1986</text:p>
          </table:table-cell>
          <table:table-cell table:number-columns-repeated="5"/>
        </table:table-row>
        <table:table-row table:style-name="ro1">
          <table:table-cell office:value-type="float" office:value="7538744" calcext:value-type="float">
            <text:p>7538744</text:p>
          </table:table-cell>
          <table:table-cell office:value-type="float" office:value="7539248" calcext:value-type="float">
            <text:p>7539248</text:p>
          </table:table-cell>
          <table:table-cell office:value-type="float" office:value="7540485" calcext:value-type="float">
            <text:p>7540485</text:p>
          </table:table-cell>
          <table:table-cell office:value-type="float" office:value="7540732" calcext:value-type="float">
            <text:p>7540732</text:p>
          </table:table-cell>
          <table:table-cell table:formula="of:=[.C491]-[.B491]" office:value-type="float" office:value="1237" calcext:value-type="float">
            <text:p>1237</text:p>
          </table:table-cell>
          <table:table-cell table:formula="of:=[.D491]-[.A491]" office:value-type="float" office:value="1988" calcext:value-type="float">
            <text:p>1988</text:p>
          </table:table-cell>
          <table:table-cell table:number-columns-repeated="5"/>
        </table:table-row>
        <table:table-row table:style-name="ro1">
          <table:table-cell office:value-type="float" office:value="7553186" calcext:value-type="float">
            <text:p>7553186</text:p>
          </table:table-cell>
          <table:table-cell office:value-type="float" office:value="7553723" calcext:value-type="float">
            <text:p>7553723</text:p>
          </table:table-cell>
          <table:table-cell office:value-type="float" office:value="7554977" calcext:value-type="float">
            <text:p>7554977</text:p>
          </table:table-cell>
          <table:table-cell office:value-type="float" office:value="7555226" calcext:value-type="float">
            <text:p>7555226</text:p>
          </table:table-cell>
          <table:table-cell table:formula="of:=[.C492]-[.B492]" office:value-type="float" office:value="1254" calcext:value-type="float">
            <text:p>1254</text:p>
          </table:table-cell>
          <table:table-cell table:formula="of:=[.D492]-[.A492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7567646" calcext:value-type="float">
            <text:p>7567646</text:p>
          </table:table-cell>
          <table:table-cell office:value-type="float" office:value="7568191" calcext:value-type="float">
            <text:p>7568191</text:p>
          </table:table-cell>
          <table:table-cell office:value-type="float" office:value="7569433" calcext:value-type="float">
            <text:p>7569433</text:p>
          </table:table-cell>
          <table:table-cell office:value-type="float" office:value="7569682" calcext:value-type="float">
            <text:p>7569682</text:p>
          </table:table-cell>
          <table:table-cell table:formula="of:=[.C493]-[.B493]" office:value-type="float" office:value="1242" calcext:value-type="float">
            <text:p>1242</text:p>
          </table:table-cell>
          <table:table-cell table:formula="of:=[.D493]-[.A493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7582082" calcext:value-type="float">
            <text:p>7582082</text:p>
          </table:table-cell>
          <table:table-cell office:value-type="float" office:value="7582667" calcext:value-type="float">
            <text:p>7582667</text:p>
          </table:table-cell>
          <table:table-cell office:value-type="float" office:value="7583915" calcext:value-type="float">
            <text:p>7583915</text:p>
          </table:table-cell>
          <table:table-cell office:value-type="float" office:value="7584163" calcext:value-type="float">
            <text:p>7584163</text:p>
          </table:table-cell>
          <table:table-cell table:formula="of:=[.C494]-[.B494]" office:value-type="float" office:value="1248" calcext:value-type="float">
            <text:p>1248</text:p>
          </table:table-cell>
          <table:table-cell table:formula="of:=[.D494]-[.A494]" office:value-type="float" office:value="2081" calcext:value-type="float">
            <text:p>2081</text:p>
          </table:table-cell>
          <table:table-cell table:number-columns-repeated="5"/>
        </table:table-row>
        <table:table-row table:style-name="ro1">
          <table:table-cell office:value-type="float" office:value="7596673" calcext:value-type="float">
            <text:p>7596673</text:p>
          </table:table-cell>
          <table:table-cell office:value-type="float" office:value="7597190" calcext:value-type="float">
            <text:p>7597190</text:p>
          </table:table-cell>
          <table:table-cell office:value-type="float" office:value="7598438" calcext:value-type="float">
            <text:p>7598438</text:p>
          </table:table-cell>
          <table:table-cell office:value-type="float" office:value="7598694" calcext:value-type="float">
            <text:p>7598694</text:p>
          </table:table-cell>
          <table:table-cell table:formula="of:=[.C495]-[.B495]" office:value-type="float" office:value="1248" calcext:value-type="float">
            <text:p>1248</text:p>
          </table:table-cell>
          <table:table-cell table:formula="of:=[.D495]-[.A495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7611188" calcext:value-type="float">
            <text:p>7611188</text:p>
          </table:table-cell>
          <table:table-cell office:value-type="float" office:value="7611732" calcext:value-type="float">
            <text:p>7611732</text:p>
          </table:table-cell>
          <table:table-cell office:value-type="float" office:value="7612978" calcext:value-type="float">
            <text:p>7612978</text:p>
          </table:table-cell>
          <table:table-cell office:value-type="float" office:value="7613251" calcext:value-type="float">
            <text:p>7613251</text:p>
          </table:table-cell>
          <table:table-cell table:formula="of:=[.C496]-[.B496]" office:value-type="float" office:value="1246" calcext:value-type="float">
            <text:p>1246</text:p>
          </table:table-cell>
          <table:table-cell table:formula="of:=[.D496]-[.A496]" office:value-type="float" office:value="2063" calcext:value-type="float">
            <text:p>2063</text:p>
          </table:table-cell>
          <table:table-cell table:number-columns-repeated="5"/>
        </table:table-row>
        <table:table-row table:style-name="ro1">
          <table:table-cell office:value-type="float" office:value="7625978" calcext:value-type="float">
            <text:p>7625978</text:p>
          </table:table-cell>
          <table:table-cell office:value-type="float" office:value="7626508" calcext:value-type="float">
            <text:p>7626508</text:p>
          </table:table-cell>
          <table:table-cell office:value-type="float" office:value="7627766" calcext:value-type="float">
            <text:p>7627766</text:p>
          </table:table-cell>
          <table:table-cell office:value-type="float" office:value="7628033" calcext:value-type="float">
            <text:p>7628033</text:p>
          </table:table-cell>
          <table:table-cell table:formula="of:=[.C497]-[.B497]" office:value-type="float" office:value="1258" calcext:value-type="float">
            <text:p>1258</text:p>
          </table:table-cell>
          <table:table-cell table:formula="of:=[.D497]-[.A497]" office:value-type="float" office:value="2055" calcext:value-type="float">
            <text:p>2055</text:p>
          </table:table-cell>
          <table:table-cell table:number-columns-repeated="5"/>
        </table:table-row>
        <table:table-row table:style-name="ro1">
          <table:table-cell office:value-type="float" office:value="7640720" calcext:value-type="float">
            <text:p>7640720</text:p>
          </table:table-cell>
          <table:table-cell office:value-type="float" office:value="7641278" calcext:value-type="float">
            <text:p>7641278</text:p>
          </table:table-cell>
          <table:table-cell office:value-type="float" office:value="7642530" calcext:value-type="float">
            <text:p>7642530</text:p>
          </table:table-cell>
          <table:table-cell office:value-type="float" office:value="7642776" calcext:value-type="float">
            <text:p>7642776</text:p>
          </table:table-cell>
          <table:table-cell table:formula="of:=[.C498]-[.B498]" office:value-type="float" office:value="1252" calcext:value-type="float">
            <text:p>1252</text:p>
          </table:table-cell>
          <table:table-cell table:formula="of:=[.D498]-[.A498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7655291" calcext:value-type="float">
            <text:p>7655291</text:p>
          </table:table-cell>
          <table:table-cell office:value-type="float" office:value="7655830" calcext:value-type="float">
            <text:p>7655830</text:p>
          </table:table-cell>
          <table:table-cell office:value-type="float" office:value="7657079" calcext:value-type="float">
            <text:p>7657079</text:p>
          </table:table-cell>
          <table:table-cell office:value-type="float" office:value="7657327" calcext:value-type="float">
            <text:p>7657327</text:p>
          </table:table-cell>
          <table:table-cell table:formula="of:=[.C499]-[.B499]" office:value-type="float" office:value="1249" calcext:value-type="float">
            <text:p>1249</text:p>
          </table:table-cell>
          <table:table-cell table:formula="of:=[.D499]-[.A499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7669809" calcext:value-type="float">
            <text:p>7669809</text:p>
          </table:table-cell>
          <table:table-cell office:value-type="float" office:value="7670311" calcext:value-type="float">
            <text:p>7670311</text:p>
          </table:table-cell>
          <table:table-cell office:value-type="float" office:value="7671567" calcext:value-type="float">
            <text:p>7671567</text:p>
          </table:table-cell>
          <table:table-cell office:value-type="float" office:value="7671813" calcext:value-type="float">
            <text:p>7671813</text:p>
          </table:table-cell>
          <table:table-cell table:formula="of:=[.C500]-[.B500]" office:value-type="float" office:value="1256" calcext:value-type="float">
            <text:p>1256</text:p>
          </table:table-cell>
          <table:table-cell table:formula="of:=[.D500]-[.A500]" office:value-type="float" office:value="2004" calcext:value-type="float">
            <text:p>2004</text:p>
          </table:table-cell>
          <table:table-cell table:number-columns-repeated="5"/>
        </table:table-row>
        <table:table-row table:style-name="ro1">
          <table:table-cell office:value-type="float" office:value="7684315" calcext:value-type="float">
            <text:p>7684315</text:p>
          </table:table-cell>
          <table:table-cell office:value-type="float" office:value="7684835" calcext:value-type="float">
            <text:p>7684835</text:p>
          </table:table-cell>
          <table:table-cell office:value-type="float" office:value="7686078" calcext:value-type="float">
            <text:p>7686078</text:p>
          </table:table-cell>
          <table:table-cell office:value-type="float" office:value="7686331" calcext:value-type="float">
            <text:p>7686331</text:p>
          </table:table-cell>
          <table:table-cell table:formula="of:=[.C501]-[.B501]" office:value-type="float" office:value="1243" calcext:value-type="float">
            <text:p>1243</text:p>
          </table:table-cell>
          <table:table-cell table:formula="of:=[.D501]-[.A501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7698810" calcext:value-type="float">
            <text:p>7698810</text:p>
          </table:table-cell>
          <table:table-cell office:value-type="float" office:value="7699361" calcext:value-type="float">
            <text:p>7699361</text:p>
          </table:table-cell>
          <table:table-cell office:value-type="float" office:value="7700618" calcext:value-type="float">
            <text:p>7700618</text:p>
          </table:table-cell>
          <table:table-cell office:value-type="float" office:value="7700863" calcext:value-type="float">
            <text:p>7700863</text:p>
          </table:table-cell>
          <table:table-cell table:formula="of:=[.C502]-[.B502]" office:value-type="float" office:value="1257" calcext:value-type="float">
            <text:p>1257</text:p>
          </table:table-cell>
          <table:table-cell table:formula="of:=[.D502]-[.A502]"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float" office:value="7713272" calcext:value-type="float">
            <text:p>7713272</text:p>
          </table:table-cell>
          <table:table-cell office:value-type="float" office:value="7713818" calcext:value-type="float">
            <text:p>7713818</text:p>
          </table:table-cell>
          <table:table-cell office:value-type="float" office:value="7715071" calcext:value-type="float">
            <text:p>7715071</text:p>
          </table:table-cell>
          <table:table-cell office:value-type="float" office:value="7715319" calcext:value-type="float">
            <text:p>7715319</text:p>
          </table:table-cell>
          <table:table-cell table:formula="of:=[.C503]-[.B503]" office:value-type="float" office:value="1253" calcext:value-type="float">
            <text:p>1253</text:p>
          </table:table-cell>
          <table:table-cell table:formula="of:=[.D503]-[.A503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7727782" calcext:value-type="float">
            <text:p>7727782</text:p>
          </table:table-cell>
          <table:table-cell office:value-type="float" office:value="7728371" calcext:value-type="float">
            <text:p>7728371</text:p>
          </table:table-cell>
          <table:table-cell office:value-type="float" office:value="7729611" calcext:value-type="float">
            <text:p>7729611</text:p>
          </table:table-cell>
          <table:table-cell office:value-type="float" office:value="7729881" calcext:value-type="float">
            <text:p>7729881</text:p>
          </table:table-cell>
          <table:table-cell table:formula="of:=[.C504]-[.B504]" office:value-type="float" office:value="1240" calcext:value-type="float">
            <text:p>1240</text:p>
          </table:table-cell>
          <table:table-cell table:formula="of:=[.D504]-[.A504]" office:value-type="float" office:value="2099" calcext:value-type="float">
            <text:p>2099</text:p>
          </table:table-cell>
          <table:table-cell table:number-columns-repeated="5"/>
        </table:table-row>
        <table:table-row table:style-name="ro1">
          <table:table-cell office:value-type="float" office:value="7742463" calcext:value-type="float">
            <text:p>7742463</text:p>
          </table:table-cell>
          <table:table-cell office:value-type="float" office:value="7743030" calcext:value-type="float">
            <text:p>7743030</text:p>
          </table:table-cell>
          <table:table-cell office:value-type="float" office:value="7744289" calcext:value-type="float">
            <text:p>7744289</text:p>
          </table:table-cell>
          <table:table-cell office:value-type="float" office:value="7744586" calcext:value-type="float">
            <text:p>7744586</text:p>
          </table:table-cell>
          <table:table-cell table:formula="of:=[.C505]-[.B505]" office:value-type="float" office:value="1259" calcext:value-type="float">
            <text:p>1259</text:p>
          </table:table-cell>
          <table:table-cell table:formula="of:=[.D505]-[.A505]" office:value-type="float" office:value="2123" calcext:value-type="float">
            <text:p>2123</text:p>
          </table:table-cell>
          <table:table-cell table:number-columns-repeated="5"/>
        </table:table-row>
        <table:table-row table:style-name="ro1">
          <table:table-cell office:value-type="float" office:value="7757340" calcext:value-type="float">
            <text:p>7757340</text:p>
          </table:table-cell>
          <table:table-cell office:value-type="float" office:value="7757813" calcext:value-type="float">
            <text:p>7757813</text:p>
          </table:table-cell>
          <table:table-cell office:value-type="float" office:value="7759577" calcext:value-type="float">
            <text:p>7759577</text:p>
          </table:table-cell>
          <table:table-cell office:value-type="float" office:value="7759823" calcext:value-type="float">
            <text:p>7759823</text:p>
          </table:table-cell>
          <table:table-cell table:formula="of:=[.C506]-[.B506]" office:value-type="float" office:value="1764" calcext:value-type="float">
            <text:p>1764</text:p>
          </table:table-cell>
          <table:table-cell table:formula="of:=[.D506]-[.A506]" office:value-type="float" office:value="2483" calcext:value-type="float">
            <text:p>2483</text:p>
          </table:table-cell>
          <table:table-cell table:number-columns-repeated="5"/>
        </table:table-row>
        <table:table-row table:style-name="ro1">
          <table:table-cell office:value-type="float" office:value="7772280" calcext:value-type="float">
            <text:p>7772280</text:p>
          </table:table-cell>
          <table:table-cell office:value-type="float" office:value="7772732" calcext:value-type="float">
            <text:p>7772732</text:p>
          </table:table-cell>
          <table:table-cell office:value-type="float" office:value="7773451" calcext:value-type="float">
            <text:p>7773451</text:p>
          </table:table-cell>
          <table:table-cell office:value-type="float" office:value="7774212" calcext:value-type="float">
            <text:p>7774212</text:p>
          </table:table-cell>
          <table:table-cell table:formula="of:=[.C507]-[.B507]" office:value-type="float" office:value="719" calcext:value-type="float">
            <text:p>719</text:p>
          </table:table-cell>
          <table:table-cell table:formula="of:=[.D507]-[.A507]" office:value-type="float" office:value="1932" calcext:value-type="float">
            <text:p>1932</text:p>
          </table:table-cell>
          <table:table-cell table:number-columns-repeated="5"/>
        </table:table-row>
        <table:table-row table:style-name="ro1">
          <table:table-cell office:value-type="float" office:value="7786713" calcext:value-type="float">
            <text:p>7786713</text:p>
          </table:table-cell>
          <table:table-cell office:value-type="float" office:value="7787215" calcext:value-type="float">
            <text:p>7787215</text:p>
          </table:table-cell>
          <table:table-cell office:value-type="float" office:value="7788347" calcext:value-type="float">
            <text:p>7788347</text:p>
          </table:table-cell>
          <table:table-cell office:value-type="float" office:value="7788591" calcext:value-type="float">
            <text:p>7788591</text:p>
          </table:table-cell>
          <table:table-cell table:formula="of:=[.C508]-[.B508]" office:value-type="float" office:value="1132" calcext:value-type="float">
            <text:p>1132</text:p>
          </table:table-cell>
          <table:table-cell table:formula="of:=[.D508]-[.A508]" office:value-type="float" office:value="1878" calcext:value-type="float">
            <text:p>1878</text:p>
          </table:table-cell>
          <table:table-cell table:number-columns-repeated="5"/>
        </table:table-row>
        <table:table-row table:style-name="ro1">
          <table:table-cell office:value-type="float" office:value="7801081" calcext:value-type="float">
            <text:p>7801081</text:p>
          </table:table-cell>
          <table:table-cell office:value-type="float" office:value="7801617" calcext:value-type="float">
            <text:p>7801617</text:p>
          </table:table-cell>
          <table:table-cell office:value-type="float" office:value="7802851" calcext:value-type="float">
            <text:p>7802851</text:p>
          </table:table-cell>
          <table:table-cell office:value-type="float" office:value="7803113" calcext:value-type="float">
            <text:p>7803113</text:p>
          </table:table-cell>
          <table:table-cell table:formula="of:=[.C509]-[.B509]" office:value-type="float" office:value="1234" calcext:value-type="float">
            <text:p>1234</text:p>
          </table:table-cell>
          <table:table-cell table:formula="of:=[.D509]-[.A509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7815604" calcext:value-type="float">
            <text:p>7815604</text:p>
          </table:table-cell>
          <table:table-cell office:value-type="float" office:value="7816082" calcext:value-type="float">
            <text:p>7816082</text:p>
          </table:table-cell>
          <table:table-cell office:value-type="float" office:value="7817336" calcext:value-type="float">
            <text:p>7817336</text:p>
          </table:table-cell>
          <table:table-cell office:value-type="float" office:value="7817584" calcext:value-type="float">
            <text:p>7817584</text:p>
          </table:table-cell>
          <table:table-cell table:formula="of:=[.C510]-[.B510]" office:value-type="float" office:value="1254" calcext:value-type="float">
            <text:p>1254</text:p>
          </table:table-cell>
          <table:table-cell table:formula="of:=[.D510]-[.A510]" office:value-type="float" office:value="1980" calcext:value-type="float">
            <text:p>1980</text:p>
          </table:table-cell>
          <table:table-cell table:number-columns-repeated="5"/>
        </table:table-row>
        <table:table-row table:style-name="ro1">
          <table:table-cell office:value-type="float" office:value="7830078" calcext:value-type="float">
            <text:p>7830078</text:p>
          </table:table-cell>
          <table:table-cell office:value-type="float" office:value="7830574" calcext:value-type="float">
            <text:p>7830574</text:p>
          </table:table-cell>
          <table:table-cell office:value-type="float" office:value="7831811" calcext:value-type="float">
            <text:p>7831811</text:p>
          </table:table-cell>
          <table:table-cell office:value-type="float" office:value="7832062" calcext:value-type="float">
            <text:p>7832062</text:p>
          </table:table-cell>
          <table:table-cell table:formula="of:=[.C511]-[.B511]" office:value-type="float" office:value="1237" calcext:value-type="float">
            <text:p>1237</text:p>
          </table:table-cell>
          <table:table-cell table:formula="of:=[.D511]-[.A511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7844545" calcext:value-type="float">
            <text:p>7844545</text:p>
          </table:table-cell>
          <table:table-cell office:value-type="float" office:value="7845089" calcext:value-type="float">
            <text:p>7845089</text:p>
          </table:table-cell>
          <table:table-cell office:value-type="float" office:value="7846343" calcext:value-type="float">
            <text:p>7846343</text:p>
          </table:table-cell>
          <table:table-cell office:value-type="float" office:value="7846597" calcext:value-type="float">
            <text:p>7846597</text:p>
          </table:table-cell>
          <table:table-cell table:formula="of:=[.C512]-[.B512]" office:value-type="float" office:value="1254" calcext:value-type="float">
            <text:p>1254</text:p>
          </table:table-cell>
          <table:table-cell table:formula="of:=[.D512]-[.A512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7859118" calcext:value-type="float">
            <text:p>7859118</text:p>
          </table:table-cell>
          <table:table-cell office:value-type="float" office:value="7859679" calcext:value-type="float">
            <text:p>7859679</text:p>
          </table:table-cell>
          <table:table-cell office:value-type="float" office:value="7860926" calcext:value-type="float">
            <text:p>7860926</text:p>
          </table:table-cell>
          <table:table-cell office:value-type="float" office:value="7861191" calcext:value-type="float">
            <text:p>7861191</text:p>
          </table:table-cell>
          <table:table-cell table:formula="of:=[.C513]-[.B513]" office:value-type="float" office:value="1247" calcext:value-type="float">
            <text:p>1247</text:p>
          </table:table-cell>
          <table:table-cell table:formula="of:=[.D513]-[.A513]" office:value-type="float" office:value="2073" calcext:value-type="float">
            <text:p>2073</text:p>
          </table:table-cell>
          <table:table-cell table:number-columns-repeated="5"/>
        </table:table-row>
        <table:table-row table:style-name="ro1">
          <table:table-cell office:value-type="float" office:value="7873843" calcext:value-type="float">
            <text:p>7873843</text:p>
          </table:table-cell>
          <table:table-cell office:value-type="float" office:value="7874472" calcext:value-type="float">
            <text:p>7874472</text:p>
          </table:table-cell>
          <table:table-cell office:value-type="float" office:value="7875734" calcext:value-type="float">
            <text:p>7875734</text:p>
          </table:table-cell>
          <table:table-cell office:value-type="float" office:value="7877329" calcext:value-type="float">
            <text:p>7877329</text:p>
          </table:table-cell>
          <table:table-cell table:formula="of:=[.C514]-[.B514]" office:value-type="float" office:value="1262" calcext:value-type="float">
            <text:p>1262</text:p>
          </table:table-cell>
          <table:table-cell table:formula="of:=[.D514]-[.A514]" office:value-type="float" office:value="3486" calcext:value-type="float">
            <text:p>3486</text:p>
          </table:table-cell>
          <table:table-cell table:number-columns-repeated="5"/>
        </table:table-row>
        <table:table-row table:style-name="ro1">
          <table:table-cell office:value-type="float" office:value="7889860" calcext:value-type="float">
            <text:p>7889860</text:p>
          </table:table-cell>
          <table:table-cell office:value-type="float" office:value="7890401" calcext:value-type="float">
            <text:p>7890401</text:p>
          </table:table-cell>
          <table:table-cell office:value-type="float" office:value="7891641" calcext:value-type="float">
            <text:p>7891641</text:p>
          </table:table-cell>
          <table:table-cell office:value-type="float" office:value="7891890" calcext:value-type="float">
            <text:p>7891890</text:p>
          </table:table-cell>
          <table:table-cell table:formula="of:=[.C515]-[.B515]" office:value-type="float" office:value="1240" calcext:value-type="float">
            <text:p>1240</text:p>
          </table:table-cell>
          <table:table-cell table:formula="of:=[.D515]-[.A515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7904358" calcext:value-type="float">
            <text:p>7904358</text:p>
          </table:table-cell>
          <table:table-cell office:value-type="float" office:value="7904886" calcext:value-type="float">
            <text:p>7904886</text:p>
          </table:table-cell>
          <table:table-cell office:value-type="float" office:value="7906147" calcext:value-type="float">
            <text:p>7906147</text:p>
          </table:table-cell>
          <table:table-cell office:value-type="float" office:value="7906400" calcext:value-type="float">
            <text:p>7906400</text:p>
          </table:table-cell>
          <table:table-cell table:formula="of:=[.C516]-[.B516]" office:value-type="float" office:value="1261" calcext:value-type="float">
            <text:p>1261</text:p>
          </table:table-cell>
          <table:table-cell table:formula="of:=[.D516]-[.A516]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7918871" calcext:value-type="float">
            <text:p>7918871</text:p>
          </table:table-cell>
          <table:table-cell office:value-type="float" office:value="7919362" calcext:value-type="float">
            <text:p>7919362</text:p>
          </table:table-cell>
          <table:table-cell office:value-type="float" office:value="7920608" calcext:value-type="float">
            <text:p>7920608</text:p>
          </table:table-cell>
          <table:table-cell office:value-type="float" office:value="7920855" calcext:value-type="float">
            <text:p>7920855</text:p>
          </table:table-cell>
          <table:table-cell table:formula="of:=[.C517]-[.B517]" office:value-type="float" office:value="1246" calcext:value-type="float">
            <text:p>1246</text:p>
          </table:table-cell>
          <table:table-cell table:formula="of:=[.D517]-[.A517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7933345" calcext:value-type="float">
            <text:p>7933345</text:p>
          </table:table-cell>
          <table:table-cell office:value-type="float" office:value="7933896" calcext:value-type="float">
            <text:p>7933896</text:p>
          </table:table-cell>
          <table:table-cell office:value-type="float" office:value="7935137" calcext:value-type="float">
            <text:p>7935137</text:p>
          </table:table-cell>
          <table:table-cell office:value-type="float" office:value="7935386" calcext:value-type="float">
            <text:p>7935386</text:p>
          </table:table-cell>
          <table:table-cell table:formula="of:=[.C518]-[.B518]" office:value-type="float" office:value="1241" calcext:value-type="float">
            <text:p>1241</text:p>
          </table:table-cell>
          <table:table-cell table:formula="of:=[.D518]-[.A518]" office:value-type="float" office:value="2041" calcext:value-type="float">
            <text:p>2041</text:p>
          </table:table-cell>
          <table:table-cell table:number-columns-repeated="5"/>
        </table:table-row>
        <table:table-row table:style-name="ro1">
          <table:table-cell office:value-type="float" office:value="7947875" calcext:value-type="float">
            <text:p>7947875</text:p>
          </table:table-cell>
          <table:table-cell office:value-type="float" office:value="7948400" calcext:value-type="float">
            <text:p>7948400</text:p>
          </table:table-cell>
          <table:table-cell office:value-type="float" office:value="7949652" calcext:value-type="float">
            <text:p>7949652</text:p>
          </table:table-cell>
          <table:table-cell office:value-type="float" office:value="7949903" calcext:value-type="float">
            <text:p>7949903</text:p>
          </table:table-cell>
          <table:table-cell table:formula="of:=[.C519]-[.B519]" office:value-type="float" office:value="1252" calcext:value-type="float">
            <text:p>1252</text:p>
          </table:table-cell>
          <table:table-cell table:formula="of:=[.D519]-[.A519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7962386" calcext:value-type="float">
            <text:p>7962386</text:p>
          </table:table-cell>
          <table:table-cell office:value-type="float" office:value="7962862" calcext:value-type="float">
            <text:p>7962862</text:p>
          </table:table-cell>
          <table:table-cell office:value-type="float" office:value="7964102" calcext:value-type="float">
            <text:p>7964102</text:p>
          </table:table-cell>
          <table:table-cell office:value-type="float" office:value="7964352" calcext:value-type="float">
            <text:p>7964352</text:p>
          </table:table-cell>
          <table:table-cell table:formula="of:=[.C520]-[.B520]" office:value-type="float" office:value="1240" calcext:value-type="float">
            <text:p>1240</text:p>
          </table:table-cell>
          <table:table-cell table:formula="of:=[.D520]-[.A520]" office:value-type="float" office:value="1966" calcext:value-type="float">
            <text:p>1966</text:p>
          </table:table-cell>
          <table:table-cell table:number-columns-repeated="5"/>
        </table:table-row>
        <table:table-row table:style-name="ro1">
          <table:table-cell office:value-type="float" office:value="7976838" calcext:value-type="float">
            <text:p>7976838</text:p>
          </table:table-cell>
          <table:table-cell office:value-type="float" office:value="7977350" calcext:value-type="float">
            <text:p>7977350</text:p>
          </table:table-cell>
          <table:table-cell office:value-type="float" office:value="7978606" calcext:value-type="float">
            <text:p>7978606</text:p>
          </table:table-cell>
          <table:table-cell office:value-type="float" office:value="7978884" calcext:value-type="float">
            <text:p>7978884</text:p>
          </table:table-cell>
          <table:table-cell table:formula="of:=[.C521]-[.B521]" office:value-type="float" office:value="1256" calcext:value-type="float">
            <text:p>1256</text:p>
          </table:table-cell>
          <table:table-cell table:formula="of:=[.D521]-[.A521]" office:value-type="float" office:value="2046" calcext:value-type="float">
            <text:p>2046</text:p>
          </table:table-cell>
          <table:table-cell table:number-columns-repeated="5"/>
        </table:table-row>
        <table:table-row table:style-name="ro1">
          <table:table-cell office:value-type="float" office:value="7991485" calcext:value-type="float">
            <text:p>7991485</text:p>
          </table:table-cell>
          <table:table-cell office:value-type="float" office:value="7992016" calcext:value-type="float">
            <text:p>7992016</text:p>
          </table:table-cell>
          <table:table-cell office:value-type="float" office:value="7993010" calcext:value-type="float">
            <text:p>7993010</text:p>
          </table:table-cell>
          <table:table-cell office:value-type="float" office:value="7993303" calcext:value-type="float">
            <text:p>7993303</text:p>
          </table:table-cell>
          <table:table-cell table:formula="of:=[.C522]-[.B522]" office:value-type="float" office:value="994" calcext:value-type="float">
            <text:p>994</text:p>
          </table:table-cell>
          <table:table-cell table:formula="of:=[.D522]-[.A522]" office:value-type="float" office:value="1818" calcext:value-type="float">
            <text:p>1818</text:p>
          </table:table-cell>
          <table:table-cell table:number-columns-repeated="5"/>
        </table:table-row>
        <table:table-row table:style-name="ro1">
          <table:table-cell office:value-type="float" office:value="8005938" calcext:value-type="float">
            <text:p>8005938</text:p>
          </table:table-cell>
          <table:table-cell office:value-type="float" office:value="8006516" calcext:value-type="float">
            <text:p>8006516</text:p>
          </table:table-cell>
          <table:table-cell office:value-type="float" office:value="8007755" calcext:value-type="float">
            <text:p>8007755</text:p>
          </table:table-cell>
          <table:table-cell office:value-type="float" office:value="8007997" calcext:value-type="float">
            <text:p>8007997</text:p>
          </table:table-cell>
          <table:table-cell table:formula="of:=[.C523]-[.B523]" office:value-type="float" office:value="1239" calcext:value-type="float">
            <text:p>1239</text:p>
          </table:table-cell>
          <table:table-cell table:formula="of:=[.D523]-[.A523]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8020494" calcext:value-type="float">
            <text:p>8020494</text:p>
          </table:table-cell>
          <table:table-cell office:value-type="float" office:value="8021077" calcext:value-type="float">
            <text:p>8021077</text:p>
          </table:table-cell>
          <table:table-cell office:value-type="float" office:value="8022325" calcext:value-type="float">
            <text:p>8022325</text:p>
          </table:table-cell>
          <table:table-cell office:value-type="float" office:value="8022574" calcext:value-type="float">
            <text:p>8022574</text:p>
          </table:table-cell>
          <table:table-cell table:formula="of:=[.C524]-[.B524]" office:value-type="float" office:value="1248" calcext:value-type="float">
            <text:p>1248</text:p>
          </table:table-cell>
          <table:table-cell table:formula="of:=[.D524]-[.A524]" office:value-type="float" office:value="2080" calcext:value-type="float">
            <text:p>2080</text:p>
          </table:table-cell>
          <table:table-cell table:number-columns-repeated="5"/>
        </table:table-row>
        <table:table-row table:style-name="ro1">
          <table:table-cell office:value-type="float" office:value="8035074" calcext:value-type="float">
            <text:p>8035074</text:p>
          </table:table-cell>
          <table:table-cell office:value-type="float" office:value="8035603" calcext:value-type="float">
            <text:p>8035603</text:p>
          </table:table-cell>
          <table:table-cell office:value-type="float" office:value="8036843" calcext:value-type="float">
            <text:p>8036843</text:p>
          </table:table-cell>
          <table:table-cell office:value-type="float" office:value="8037093" calcext:value-type="float">
            <text:p>8037093</text:p>
          </table:table-cell>
          <table:table-cell table:formula="of:=[.C525]-[.B525]" office:value-type="float" office:value="1240" calcext:value-type="float">
            <text:p>1240</text:p>
          </table:table-cell>
          <table:table-cell table:formula="of:=[.D525]-[.A525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8049579" calcext:value-type="float">
            <text:p>8049579</text:p>
          </table:table-cell>
          <table:table-cell office:value-type="float" office:value="8050120" calcext:value-type="float">
            <text:p>8050120</text:p>
          </table:table-cell>
          <table:table-cell office:value-type="float" office:value="8051371" calcext:value-type="float">
            <text:p>8051371</text:p>
          </table:table-cell>
          <table:table-cell office:value-type="float" office:value="8051631" calcext:value-type="float">
            <text:p>8051631</text:p>
          </table:table-cell>
          <table:table-cell table:formula="of:=[.C526]-[.B526]" office:value-type="float" office:value="1251" calcext:value-type="float">
            <text:p>1251</text:p>
          </table:table-cell>
          <table:table-cell table:formula="of:=[.D526]-[.A526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8064112" calcext:value-type="float">
            <text:p>8064112</text:p>
          </table:table-cell>
          <table:table-cell office:value-type="float" office:value="8064606" calcext:value-type="float">
            <text:p>8064606</text:p>
          </table:table-cell>
          <table:table-cell office:value-type="float" office:value="8065863" calcext:value-type="float">
            <text:p>8065863</text:p>
          </table:table-cell>
          <table:table-cell office:value-type="float" office:value="8066112" calcext:value-type="float">
            <text:p>8066112</text:p>
          </table:table-cell>
          <table:table-cell table:formula="of:=[.C527]-[.B527]" office:value-type="float" office:value="1257" calcext:value-type="float">
            <text:p>1257</text:p>
          </table:table-cell>
          <table:table-cell table:formula="of:=[.D527]-[.A527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8078566" calcext:value-type="float">
            <text:p>8078566</text:p>
          </table:table-cell>
          <table:table-cell office:value-type="float" office:value="8079100" calcext:value-type="float">
            <text:p>8079100</text:p>
          </table:table-cell>
          <table:table-cell office:value-type="float" office:value="8080350" calcext:value-type="float">
            <text:p>8080350</text:p>
          </table:table-cell>
          <table:table-cell office:value-type="float" office:value="8080598" calcext:value-type="float">
            <text:p>8080598</text:p>
          </table:table-cell>
          <table:table-cell table:formula="of:=[.C528]-[.B528]" office:value-type="float" office:value="1250" calcext:value-type="float">
            <text:p>1250</text:p>
          </table:table-cell>
          <table:table-cell table:formula="of:=[.D528]-[.A528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8093100" calcext:value-type="float">
            <text:p>8093100</text:p>
          </table:table-cell>
          <table:table-cell office:value-type="float" office:value="8093628" calcext:value-type="float">
            <text:p>8093628</text:p>
          </table:table-cell>
          <table:table-cell office:value-type="float" office:value="8094876" calcext:value-type="float">
            <text:p>8094876</text:p>
          </table:table-cell>
          <table:table-cell office:value-type="float" office:value="8095138" calcext:value-type="float">
            <text:p>8095138</text:p>
          </table:table-cell>
          <table:table-cell table:formula="of:=[.C529]-[.B529]" office:value-type="float" office:value="1248" calcext:value-type="float">
            <text:p>1248</text:p>
          </table:table-cell>
          <table:table-cell table:formula="of:=[.D529]-[.A529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8107790" calcext:value-type="float">
            <text:p>8107790</text:p>
          </table:table-cell>
          <table:table-cell office:value-type="float" office:value="8108290" calcext:value-type="float">
            <text:p>8108290</text:p>
          </table:table-cell>
          <table:table-cell office:value-type="float" office:value="8109537" calcext:value-type="float">
            <text:p>8109537</text:p>
          </table:table-cell>
          <table:table-cell office:value-type="float" office:value="8109838" calcext:value-type="float">
            <text:p>8109838</text:p>
          </table:table-cell>
          <table:table-cell table:formula="of:=[.C530]-[.B530]" office:value-type="float" office:value="1247" calcext:value-type="float">
            <text:p>1247</text:p>
          </table:table-cell>
          <table:table-cell table:formula="of:=[.D530]-[.A530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8122457" calcext:value-type="float">
            <text:p>8122457</text:p>
          </table:table-cell>
          <table:table-cell office:value-type="float" office:value="8122962" calcext:value-type="float">
            <text:p>8122962</text:p>
          </table:table-cell>
          <table:table-cell office:value-type="float" office:value="8124227" calcext:value-type="float">
            <text:p>8124227</text:p>
          </table:table-cell>
          <table:table-cell office:value-type="float" office:value="8124474" calcext:value-type="float">
            <text:p>8124474</text:p>
          </table:table-cell>
          <table:table-cell table:formula="of:=[.C531]-[.B531]" office:value-type="float" office:value="1265" calcext:value-type="float">
            <text:p>1265</text:p>
          </table:table-cell>
          <table:table-cell table:formula="of:=[.D531]-[.A531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8136897" calcext:value-type="float">
            <text:p>8136897</text:p>
          </table:table-cell>
          <table:table-cell office:value-type="float" office:value="8137468" calcext:value-type="float">
            <text:p>8137468</text:p>
          </table:table-cell>
          <table:table-cell office:value-type="float" office:value="8138698" calcext:value-type="float">
            <text:p>8138698</text:p>
          </table:table-cell>
          <table:table-cell office:value-type="float" office:value="8138946" calcext:value-type="float">
            <text:p>8138946</text:p>
          </table:table-cell>
          <table:table-cell table:formula="of:=[.C532]-[.B532]" office:value-type="float" office:value="1230" calcext:value-type="float">
            <text:p>1230</text:p>
          </table:table-cell>
          <table:table-cell table:formula="of:=[.D532]-[.A532]"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8151366" calcext:value-type="float">
            <text:p>8151366</text:p>
          </table:table-cell>
          <table:table-cell office:value-type="float" office:value="8151931" calcext:value-type="float">
            <text:p>8151931</text:p>
          </table:table-cell>
          <table:table-cell office:value-type="float" office:value="8153175" calcext:value-type="float">
            <text:p>8153175</text:p>
          </table:table-cell>
          <table:table-cell office:value-type="float" office:value="8153423" calcext:value-type="float">
            <text:p>8153423</text:p>
          </table:table-cell>
          <table:table-cell table:formula="of:=[.C533]-[.B533]" office:value-type="float" office:value="1244" calcext:value-type="float">
            <text:p>1244</text:p>
          </table:table-cell>
          <table:table-cell table:formula="of:=[.D533]-[.A533]" office:value-type="float" office:value="2057" calcext:value-type="float">
            <text:p>2057</text:p>
          </table:table-cell>
          <table:table-cell table:number-columns-repeated="5"/>
        </table:table-row>
        <table:table-row table:style-name="ro1">
          <table:table-cell office:value-type="float" office:value="8165934" calcext:value-type="float">
            <text:p>8165934</text:p>
          </table:table-cell>
          <table:table-cell office:value-type="float" office:value="8166480" calcext:value-type="float">
            <text:p>8166480</text:p>
          </table:table-cell>
          <table:table-cell office:value-type="float" office:value="8167736" calcext:value-type="float">
            <text:p>8167736</text:p>
          </table:table-cell>
          <table:table-cell office:value-type="float" office:value="8167981" calcext:value-type="float">
            <text:p>8167981</text:p>
          </table:table-cell>
          <table:table-cell table:formula="of:=[.C534]-[.B534]" office:value-type="float" office:value="1256" calcext:value-type="float">
            <text:p>1256</text:p>
          </table:table-cell>
          <table:table-cell table:formula="of:=[.D534]-[.A534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8180452" calcext:value-type="float">
            <text:p>8180452</text:p>
          </table:table-cell>
          <table:table-cell office:value-type="float" office:value="8180980" calcext:value-type="float">
            <text:p>8180980</text:p>
          </table:table-cell>
          <table:table-cell office:value-type="float" office:value="8182227" calcext:value-type="float">
            <text:p>8182227</text:p>
          </table:table-cell>
          <table:table-cell office:value-type="float" office:value="8182478" calcext:value-type="float">
            <text:p>8182478</text:p>
          </table:table-cell>
          <table:table-cell table:formula="of:=[.C535]-[.B535]" office:value-type="float" office:value="1247" calcext:value-type="float">
            <text:p>1247</text:p>
          </table:table-cell>
          <table:table-cell table:formula="of:=[.D535]-[.A535]" office:value-type="float" office:value="2026" calcext:value-type="float">
            <text:p>2026</text:p>
          </table:table-cell>
          <table:table-cell table:number-columns-repeated="5"/>
        </table:table-row>
        <table:table-row table:style-name="ro1">
          <table:table-cell office:value-type="float" office:value="8194977" calcext:value-type="float">
            <text:p>8194977</text:p>
          </table:table-cell>
          <table:table-cell office:value-type="float" office:value="8195502" calcext:value-type="float">
            <text:p>8195502</text:p>
          </table:table-cell>
          <table:table-cell office:value-type="float" office:value="8196759" calcext:value-type="float">
            <text:p>8196759</text:p>
          </table:table-cell>
          <table:table-cell office:value-type="float" office:value="8197013" calcext:value-type="float">
            <text:p>8197013</text:p>
          </table:table-cell>
          <table:table-cell table:formula="of:=[.C536]-[.B536]" office:value-type="float" office:value="1257" calcext:value-type="float">
            <text:p>1257</text:p>
          </table:table-cell>
          <table:table-cell table:formula="of:=[.D536]-[.A536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8209497" calcext:value-type="float">
            <text:p>8209497</text:p>
          </table:table-cell>
          <table:table-cell office:value-type="float" office:value="8210008" calcext:value-type="float">
            <text:p>8210008</text:p>
          </table:table-cell>
          <table:table-cell office:value-type="float" office:value="8211254" calcext:value-type="float">
            <text:p>8211254</text:p>
          </table:table-cell>
          <table:table-cell office:value-type="float" office:value="8211502" calcext:value-type="float">
            <text:p>8211502</text:p>
          </table:table-cell>
          <table:table-cell table:formula="of:=[.C537]-[.B537]" office:value-type="float" office:value="1246" calcext:value-type="float">
            <text:p>1246</text:p>
          </table:table-cell>
          <table:table-cell table:formula="of:=[.D537]-[.A537]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8224101" calcext:value-type="float">
            <text:p>8224101</text:p>
          </table:table-cell>
          <table:table-cell office:value-type="float" office:value="8224680" calcext:value-type="float">
            <text:p>8224680</text:p>
          </table:table-cell>
          <table:table-cell office:value-type="float" office:value="8225923" calcext:value-type="float">
            <text:p>8225923</text:p>
          </table:table-cell>
          <table:table-cell office:value-type="float" office:value="8226231" calcext:value-type="float">
            <text:p>8226231</text:p>
          </table:table-cell>
          <table:table-cell table:formula="of:=[.C538]-[.B538]" office:value-type="float" office:value="1243" calcext:value-type="float">
            <text:p>1243</text:p>
          </table:table-cell>
          <table:table-cell table:formula="of:=[.D538]-[.A538]" office:value-type="float" office:value="2130" calcext:value-type="float">
            <text:p>2130</text:p>
          </table:table-cell>
          <table:table-cell table:number-columns-repeated="5"/>
        </table:table-row>
        <table:table-row table:style-name="ro1">
          <table:table-cell office:value-type="float" office:value="8238995" calcext:value-type="float">
            <text:p>8238995</text:p>
          </table:table-cell>
          <table:table-cell office:value-type="float" office:value="8239470" calcext:value-type="float">
            <text:p>8239470</text:p>
          </table:table-cell>
          <table:table-cell office:value-type="float" office:value="8240643" calcext:value-type="float">
            <text:p>8240643</text:p>
          </table:table-cell>
          <table:table-cell office:value-type="float" office:value="8240890" calcext:value-type="float">
            <text:p>8240890</text:p>
          </table:table-cell>
          <table:table-cell table:formula="of:=[.C539]-[.B539]" office:value-type="float" office:value="1173" calcext:value-type="float">
            <text:p>1173</text:p>
          </table:table-cell>
          <table:table-cell table:formula="of:=[.D539]-[.A539]" office:value-type="float" office:value="1895" calcext:value-type="float">
            <text:p>1895</text:p>
          </table:table-cell>
          <table:table-cell table:number-columns-repeated="5"/>
        </table:table-row>
        <table:table-row table:style-name="ro1">
          <table:table-cell office:value-type="float" office:value="8253312" calcext:value-type="float">
            <text:p>8253312</text:p>
          </table:table-cell>
          <table:table-cell office:value-type="float" office:value="8253774" calcext:value-type="float">
            <text:p>8253774</text:p>
          </table:table-cell>
          <table:table-cell office:value-type="float" office:value="8254774" calcext:value-type="float">
            <text:p>8254774</text:p>
          </table:table-cell>
          <table:table-cell office:value-type="float" office:value="8255018" calcext:value-type="float">
            <text:p>8255018</text:p>
          </table:table-cell>
          <table:table-cell table:formula="of:=[.C540]-[.B540]" office:value-type="float" office:value="1000" calcext:value-type="float">
            <text:p>1000</text:p>
          </table:table-cell>
          <table:table-cell table:formula="of:=[.D540]-[.A540]" office:value-type="float" office:value="1706" calcext:value-type="float">
            <text:p>1706</text:p>
          </table:table-cell>
          <table:table-cell table:number-columns-repeated="5"/>
        </table:table-row>
        <table:table-row table:style-name="ro1">
          <table:table-cell office:value-type="float" office:value="8267432" calcext:value-type="float">
            <text:p>8267432</text:p>
          </table:table-cell>
          <table:table-cell office:value-type="float" office:value="8267923" calcext:value-type="float">
            <text:p>8267923</text:p>
          </table:table-cell>
          <table:table-cell office:value-type="float" office:value="8269163" calcext:value-type="float">
            <text:p>8269163</text:p>
          </table:table-cell>
          <table:table-cell office:value-type="float" office:value="8269418" calcext:value-type="float">
            <text:p>8269418</text:p>
          </table:table-cell>
          <table:table-cell table:formula="of:=[.C541]-[.B541]" office:value-type="float" office:value="1240" calcext:value-type="float">
            <text:p>1240</text:p>
          </table:table-cell>
          <table:table-cell table:formula="of:=[.D541]-[.A541]" office:value-type="float" office:value="1986" calcext:value-type="float">
            <text:p>1986</text:p>
          </table:table-cell>
          <table:table-cell table:number-columns-repeated="5"/>
        </table:table-row>
        <table:table-row table:style-name="ro1">
          <table:table-cell office:value-type="float" office:value="8281876" calcext:value-type="float">
            <text:p>8281876</text:p>
          </table:table-cell>
          <table:table-cell office:value-type="float" office:value="8282438" calcext:value-type="float">
            <text:p>8282438</text:p>
          </table:table-cell>
          <table:table-cell office:value-type="float" office:value="8283686" calcext:value-type="float">
            <text:p>8283686</text:p>
          </table:table-cell>
          <table:table-cell office:value-type="float" office:value="8283933" calcext:value-type="float">
            <text:p>8283933</text:p>
          </table:table-cell>
          <table:table-cell table:formula="of:=[.C542]-[.B542]" office:value-type="float" office:value="1248" calcext:value-type="float">
            <text:p>1248</text:p>
          </table:table-cell>
          <table:table-cell table:formula="of:=[.D542]-[.A542]" office:value-type="float" office:value="2057" calcext:value-type="float">
            <text:p>2057</text:p>
          </table:table-cell>
          <table:table-cell table:number-columns-repeated="5"/>
        </table:table-row>
        <table:table-row table:style-name="ro1">
          <table:table-cell office:value-type="float" office:value="8296435" calcext:value-type="float">
            <text:p>8296435</text:p>
          </table:table-cell>
          <table:table-cell office:value-type="float" office:value="8297004" calcext:value-type="float">
            <text:p>8297004</text:p>
          </table:table-cell>
          <table:table-cell office:value-type="float" office:value="8298260" calcext:value-type="float">
            <text:p>8298260</text:p>
          </table:table-cell>
          <table:table-cell office:value-type="float" office:value="8298512" calcext:value-type="float">
            <text:p>8298512</text:p>
          </table:table-cell>
          <table:table-cell table:formula="of:=[.C543]-[.B543]" office:value-type="float" office:value="1256" calcext:value-type="float">
            <text:p>1256</text:p>
          </table:table-cell>
          <table:table-cell table:formula="of:=[.D543]-[.A543]" office:value-type="float" office:value="2077" calcext:value-type="float">
            <text:p>2077</text:p>
          </table:table-cell>
          <table:table-cell table:number-columns-repeated="5"/>
        </table:table-row>
        <table:table-row table:style-name="ro1">
          <table:table-cell office:value-type="float" office:value="8311004" calcext:value-type="float">
            <text:p>8311004</text:p>
          </table:table-cell>
          <table:table-cell office:value-type="float" office:value="8311553" calcext:value-type="float">
            <text:p>8311553</text:p>
          </table:table-cell>
          <table:table-cell office:value-type="float" office:value="8312810" calcext:value-type="float">
            <text:p>8312810</text:p>
          </table:table-cell>
          <table:table-cell office:value-type="float" office:value="8313058" calcext:value-type="float">
            <text:p>8313058</text:p>
          </table:table-cell>
          <table:table-cell table:formula="of:=[.C544]-[.B544]" office:value-type="float" office:value="1257" calcext:value-type="float">
            <text:p>1257</text:p>
          </table:table-cell>
          <table:table-cell table:formula="of:=[.D544]-[.A544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8325544" calcext:value-type="float">
            <text:p>8325544</text:p>
          </table:table-cell>
          <table:table-cell office:value-type="float" office:value="8326093" calcext:value-type="float">
            <text:p>8326093</text:p>
          </table:table-cell>
          <table:table-cell office:value-type="float" office:value="8327333" calcext:value-type="float">
            <text:p>8327333</text:p>
          </table:table-cell>
          <table:table-cell office:value-type="float" office:value="8327582" calcext:value-type="float">
            <text:p>8327582</text:p>
          </table:table-cell>
          <table:table-cell table:formula="of:=[.C545]-[.B545]" office:value-type="float" office:value="1240" calcext:value-type="float">
            <text:p>1240</text:p>
          </table:table-cell>
          <table:table-cell table:formula="of:=[.D545]-[.A545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8340104" calcext:value-type="float">
            <text:p>8340104</text:p>
          </table:table-cell>
          <table:table-cell office:value-type="float" office:value="8340671" calcext:value-type="float">
            <text:p>8340671</text:p>
          </table:table-cell>
          <table:table-cell office:value-type="float" office:value="8341926" calcext:value-type="float">
            <text:p>8341926</text:p>
          </table:table-cell>
          <table:table-cell office:value-type="float" office:value="8342202" calcext:value-type="float">
            <text:p>8342202</text:p>
          </table:table-cell>
          <table:table-cell table:formula="of:=[.C546]-[.B546]" office:value-type="float" office:value="1255" calcext:value-type="float">
            <text:p>1255</text:p>
          </table:table-cell>
          <table:table-cell table:formula="of:=[.D546]-[.A546]" office:value-type="float" office:value="2098" calcext:value-type="float">
            <text:p>2098</text:p>
          </table:table-cell>
          <table:table-cell table:number-columns-repeated="5"/>
        </table:table-row>
        <table:table-row table:style-name="ro1">
          <table:table-cell office:value-type="float" office:value="8354939" calcext:value-type="float">
            <text:p>8354939</text:p>
          </table:table-cell>
          <table:table-cell office:value-type="float" office:value="8355484" calcext:value-type="float">
            <text:p>8355484</text:p>
          </table:table-cell>
          <table:table-cell office:value-type="float" office:value="8356724" calcext:value-type="float">
            <text:p>8356724</text:p>
          </table:table-cell>
          <table:table-cell office:value-type="float" office:value="8357016" calcext:value-type="float">
            <text:p>8357016</text:p>
          </table:table-cell>
          <table:table-cell table:formula="of:=[.C547]-[.B547]" office:value-type="float" office:value="1240" calcext:value-type="float">
            <text:p>1240</text:p>
          </table:table-cell>
          <table:table-cell table:formula="of:=[.D547]-[.A547]" office:value-type="float" office:value="2077" calcext:value-type="float">
            <text:p>2077</text:p>
          </table:table-cell>
          <table:table-cell table:number-columns-repeated="5"/>
        </table:table-row>
        <table:table-row table:style-name="ro1">
          <table:table-cell office:value-type="float" office:value="8369574" calcext:value-type="float">
            <text:p>8369574</text:p>
          </table:table-cell>
          <table:table-cell office:value-type="float" office:value="8370118" calcext:value-type="float">
            <text:p>8370118</text:p>
          </table:table-cell>
          <table:table-cell office:value-type="float" office:value="8371459" calcext:value-type="float">
            <text:p>8371459</text:p>
          </table:table-cell>
          <table:table-cell office:value-type="float" office:value="8371706" calcext:value-type="float">
            <text:p>8371706</text:p>
          </table:table-cell>
          <table:table-cell table:formula="of:=[.C548]-[.B548]" office:value-type="float" office:value="1341" calcext:value-type="float">
            <text:p>1341</text:p>
          </table:table-cell>
          <table:table-cell table:formula="of:=[.D548]-[.A548]" office:value-type="float" office:value="2132" calcext:value-type="float">
            <text:p>2132</text:p>
          </table:table-cell>
          <table:table-cell table:number-columns-repeated="5"/>
        </table:table-row>
        <table:table-row table:style-name="ro1">
          <table:table-cell office:value-type="float" office:value="8384285" calcext:value-type="float">
            <text:p>8384285</text:p>
          </table:table-cell>
          <table:table-cell office:value-type="float" office:value="8384811" calcext:value-type="float">
            <text:p>8384811</text:p>
          </table:table-cell>
          <table:table-cell office:value-type="float" office:value="8386080" calcext:value-type="float">
            <text:p>8386080</text:p>
          </table:table-cell>
          <table:table-cell office:value-type="float" office:value="8386656" calcext:value-type="float">
            <text:p>8386656</text:p>
          </table:table-cell>
          <table:table-cell table:formula="of:=[.C549]-[.B549]" office:value-type="float" office:value="1269" calcext:value-type="float">
            <text:p>1269</text:p>
          </table:table-cell>
          <table:table-cell table:formula="of:=[.D549]-[.A549]" office:value-type="float" office:value="2371" calcext:value-type="float">
            <text:p>2371</text:p>
          </table:table-cell>
          <table:table-cell table:number-columns-repeated="5"/>
        </table:table-row>
        <table:table-row table:style-name="ro1">
          <table:table-cell office:value-type="float" office:value="8399087" calcext:value-type="float">
            <text:p>8399087</text:p>
          </table:table-cell>
          <table:table-cell office:value-type="float" office:value="8399592" calcext:value-type="float">
            <text:p>8399592</text:p>
          </table:table-cell>
          <table:table-cell office:value-type="float" office:value="8400838" calcext:value-type="float">
            <text:p>8400838</text:p>
          </table:table-cell>
          <table:table-cell office:value-type="float" office:value="8401083" calcext:value-type="float">
            <text:p>8401083</text:p>
          </table:table-cell>
          <table:table-cell table:formula="of:=[.C550]-[.B550]" office:value-type="float" office:value="1246" calcext:value-type="float">
            <text:p>1246</text:p>
          </table:table-cell>
          <table:table-cell table:formula="of:=[.D550]-[.A550]"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8413498" calcext:value-type="float">
            <text:p>8413498</text:p>
          </table:table-cell>
          <table:table-cell office:value-type="float" office:value="8414004" calcext:value-type="float">
            <text:p>8414004</text:p>
          </table:table-cell>
          <table:table-cell office:value-type="float" office:value="8415263" calcext:value-type="float">
            <text:p>8415263</text:p>
          </table:table-cell>
          <table:table-cell office:value-type="float" office:value="8415510" calcext:value-type="float">
            <text:p>8415510</text:p>
          </table:table-cell>
          <table:table-cell table:formula="of:=[.C551]-[.B551]" office:value-type="float" office:value="1259" calcext:value-type="float">
            <text:p>1259</text:p>
          </table:table-cell>
          <table:table-cell table:formula="of:=[.D551]-[.A551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427928" calcext:value-type="float">
            <text:p>8427928</text:p>
          </table:table-cell>
          <table:table-cell office:value-type="float" office:value="8428491" calcext:value-type="float">
            <text:p>8428491</text:p>
          </table:table-cell>
          <table:table-cell office:value-type="float" office:value="8429723" calcext:value-type="float">
            <text:p>8429723</text:p>
          </table:table-cell>
          <table:table-cell office:value-type="float" office:value="8429974" calcext:value-type="float">
            <text:p>8429974</text:p>
          </table:table-cell>
          <table:table-cell table:formula="of:=[.C552]-[.B552]" office:value-type="float" office:value="1232" calcext:value-type="float">
            <text:p>1232</text:p>
          </table:table-cell>
          <table:table-cell table:formula="of:=[.D552]-[.A552]" office:value-type="float" office:value="2046" calcext:value-type="float">
            <text:p>2046</text:p>
          </table:table-cell>
          <table:table-cell table:number-columns-repeated="5"/>
        </table:table-row>
        <table:table-row table:style-name="ro1">
          <table:table-cell office:value-type="float" office:value="8442555" calcext:value-type="float">
            <text:p>8442555</text:p>
          </table:table-cell>
          <table:table-cell office:value-type="float" office:value="8443136" calcext:value-type="float">
            <text:p>8443136</text:p>
          </table:table-cell>
          <table:table-cell office:value-type="float" office:value="8444391" calcext:value-type="float">
            <text:p>8444391</text:p>
          </table:table-cell>
          <table:table-cell office:value-type="float" office:value="8444639" calcext:value-type="float">
            <text:p>8444639</text:p>
          </table:table-cell>
          <table:table-cell table:formula="of:=[.C553]-[.B553]" office:value-type="float" office:value="1255" calcext:value-type="float">
            <text:p>1255</text:p>
          </table:table-cell>
          <table:table-cell table:formula="of:=[.D553]-[.A553]" office:value-type="float" office:value="2084" calcext:value-type="float">
            <text:p>2084</text:p>
          </table:table-cell>
          <table:table-cell table:number-columns-repeated="5"/>
        </table:table-row>
        <table:table-row table:style-name="ro1">
          <table:table-cell office:value-type="float" office:value="8457151" calcext:value-type="float">
            <text:p>8457151</text:p>
          </table:table-cell>
          <table:table-cell office:value-type="float" office:value="8457741" calcext:value-type="float">
            <text:p>8457741</text:p>
          </table:table-cell>
          <table:table-cell office:value-type="float" office:value="8458995" calcext:value-type="float">
            <text:p>8458995</text:p>
          </table:table-cell>
          <table:table-cell office:value-type="float" office:value="8459282" calcext:value-type="float">
            <text:p>8459282</text:p>
          </table:table-cell>
          <table:table-cell table:formula="of:=[.C554]-[.B554]" office:value-type="float" office:value="1254" calcext:value-type="float">
            <text:p>1254</text:p>
          </table:table-cell>
          <table:table-cell table:formula="of:=[.D554]-[.A554]" office:value-type="float" office:value="2131" calcext:value-type="float">
            <text:p>2131</text:p>
          </table:table-cell>
          <table:table-cell table:number-columns-repeated="5"/>
        </table:table-row>
        <table:table-row table:style-name="ro1">
          <table:table-cell office:value-type="float" office:value="8471990" calcext:value-type="float">
            <text:p>8471990</text:p>
          </table:table-cell>
          <table:table-cell office:value-type="float" office:value="8472536" calcext:value-type="float">
            <text:p>8472536</text:p>
          </table:table-cell>
          <table:table-cell office:value-type="float" office:value="8473792" calcext:value-type="float">
            <text:p>8473792</text:p>
          </table:table-cell>
          <table:table-cell office:value-type="float" office:value="8474974" calcext:value-type="float">
            <text:p>8474974</text:p>
          </table:table-cell>
          <table:table-cell table:formula="of:=[.C555]-[.B555]" office:value-type="float" office:value="1256" calcext:value-type="float">
            <text:p>1256</text:p>
          </table:table-cell>
          <table:table-cell table:formula="of:=[.D555]-[.A555]" office:value-type="float" office:value="2984" calcext:value-type="float">
            <text:p>2984</text:p>
          </table:table-cell>
          <table:table-cell table:number-columns-repeated="5"/>
        </table:table-row>
        <table:table-row table:style-name="ro1">
          <table:table-cell office:value-type="float" office:value="8487631" calcext:value-type="float">
            <text:p>8487631</text:p>
          </table:table-cell>
          <table:table-cell office:value-type="float" office:value="8488179" calcext:value-type="float">
            <text:p>8488179</text:p>
          </table:table-cell>
          <table:table-cell office:value-type="float" office:value="8489431" calcext:value-type="float">
            <text:p>8489431</text:p>
          </table:table-cell>
          <table:table-cell office:value-type="float" office:value="8489687" calcext:value-type="float">
            <text:p>8489687</text:p>
          </table:table-cell>
          <table:table-cell table:formula="of:=[.C556]-[.B556]" office:value-type="float" office:value="1252" calcext:value-type="float">
            <text:p>1252</text:p>
          </table:table-cell>
          <table:table-cell table:formula="of:=[.D556]-[.A556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8502174" calcext:value-type="float">
            <text:p>8502174</text:p>
          </table:table-cell>
          <table:table-cell office:value-type="float" office:value="8502693" calcext:value-type="float">
            <text:p>8502693</text:p>
          </table:table-cell>
          <table:table-cell office:value-type="float" office:value="8503934" calcext:value-type="float">
            <text:p>8503934</text:p>
          </table:table-cell>
          <table:table-cell office:value-type="float" office:value="8504184" calcext:value-type="float">
            <text:p>8504184</text:p>
          </table:table-cell>
          <table:table-cell table:formula="of:=[.C557]-[.B557]" office:value-type="float" office:value="1241" calcext:value-type="float">
            <text:p>1241</text:p>
          </table:table-cell>
          <table:table-cell table:formula="of:=[.D557]-[.A557]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8516600" calcext:value-type="float">
            <text:p>8516600</text:p>
          </table:table-cell>
          <table:table-cell office:value-type="float" office:value="8517129" calcext:value-type="float">
            <text:p>8517129</text:p>
          </table:table-cell>
          <table:table-cell office:value-type="float" office:value="8518376" calcext:value-type="float">
            <text:p>8518376</text:p>
          </table:table-cell>
          <table:table-cell office:value-type="float" office:value="8518624" calcext:value-type="float">
            <text:p>8518624</text:p>
          </table:table-cell>
          <table:table-cell table:formula="of:=[.C558]-[.B558]" office:value-type="float" office:value="1247" calcext:value-type="float">
            <text:p>1247</text:p>
          </table:table-cell>
          <table:table-cell table:formula="of:=[.D558]-[.A558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8531028" calcext:value-type="float">
            <text:p>8531028</text:p>
          </table:table-cell>
          <table:table-cell office:value-type="float" office:value="8531534" calcext:value-type="float">
            <text:p>8531534</text:p>
          </table:table-cell>
          <table:table-cell office:value-type="float" office:value="8532784" calcext:value-type="float">
            <text:p>8532784</text:p>
          </table:table-cell>
          <table:table-cell office:value-type="float" office:value="8533032" calcext:value-type="float">
            <text:p>8533032</text:p>
          </table:table-cell>
          <table:table-cell table:formula="of:=[.C559]-[.B559]" office:value-type="float" office:value="1250" calcext:value-type="float">
            <text:p>1250</text:p>
          </table:table-cell>
          <table:table-cell table:formula="of:=[.D559]-[.A559]" office:value-type="float" office:value="2004" calcext:value-type="float">
            <text:p>2004</text:p>
          </table:table-cell>
          <table:table-cell table:number-columns-repeated="5"/>
        </table:table-row>
        <table:table-row table:style-name="ro1">
          <table:table-cell office:value-type="float" office:value="8545574" calcext:value-type="float">
            <text:p>8545574</text:p>
          </table:table-cell>
          <table:table-cell office:value-type="float" office:value="8546071" calcext:value-type="float">
            <text:p>8546071</text:p>
          </table:table-cell>
          <table:table-cell office:value-type="float" office:value="8547314" calcext:value-type="float">
            <text:p>8547314</text:p>
          </table:table-cell>
          <table:table-cell office:value-type="float" office:value="8547559" calcext:value-type="float">
            <text:p>8547559</text:p>
          </table:table-cell>
          <table:table-cell table:formula="of:=[.C560]-[.B560]" office:value-type="float" office:value="1243" calcext:value-type="float">
            <text:p>1243</text:p>
          </table:table-cell>
          <table:table-cell table:formula="of:=[.D560]-[.A560]" office:value-type="float" office:value="1985" calcext:value-type="float">
            <text:p>1985</text:p>
          </table:table-cell>
          <table:table-cell table:number-columns-repeated="5"/>
        </table:table-row>
        <table:table-row table:style-name="ro1">
          <table:table-cell office:value-type="float" office:value="8560087" calcext:value-type="float">
            <text:p>8560087</text:p>
          </table:table-cell>
          <table:table-cell office:value-type="float" office:value="8560567" calcext:value-type="float">
            <text:p>8560567</text:p>
          </table:table-cell>
          <table:table-cell office:value-type="float" office:value="8561812" calcext:value-type="float">
            <text:p>8561812</text:p>
          </table:table-cell>
          <table:table-cell office:value-type="float" office:value="8562063" calcext:value-type="float">
            <text:p>8562063</text:p>
          </table:table-cell>
          <table:table-cell table:formula="of:=[.C561]-[.B561]" office:value-type="float" office:value="1245" calcext:value-type="float">
            <text:p>1245</text:p>
          </table:table-cell>
          <table:table-cell table:formula="of:=[.D561]-[.A561]" office:value-type="float" office:value="1976" calcext:value-type="float">
            <text:p>1976</text:p>
          </table:table-cell>
          <table:table-cell table:number-columns-repeated="5"/>
        </table:table-row>
        <table:table-row table:style-name="ro1">
          <table:table-cell office:value-type="float" office:value="8574579" calcext:value-type="float">
            <text:p>8574579</text:p>
          </table:table-cell>
          <table:table-cell office:value-type="float" office:value="8575128" calcext:value-type="float">
            <text:p>8575128</text:p>
          </table:table-cell>
          <table:table-cell office:value-type="float" office:value="8576378" calcext:value-type="float">
            <text:p>8576378</text:p>
          </table:table-cell>
          <table:table-cell office:value-type="float" office:value="8576624" calcext:value-type="float">
            <text:p>8576624</text:p>
          </table:table-cell>
          <table:table-cell table:formula="of:=[.C562]-[.B562]" office:value-type="float" office:value="1250" calcext:value-type="float">
            <text:p>1250</text:p>
          </table:table-cell>
          <table:table-cell table:formula="of:=[.D562]-[.A562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8589269" calcext:value-type="float">
            <text:p>8589269</text:p>
          </table:table-cell>
          <table:table-cell office:value-type="float" office:value="8589903" calcext:value-type="float">
            <text:p>8589903</text:p>
          </table:table-cell>
          <table:table-cell office:value-type="float" office:value="8591146" calcext:value-type="float">
            <text:p>8591146</text:p>
          </table:table-cell>
          <table:table-cell office:value-type="float" office:value="8591399" calcext:value-type="float">
            <text:p>8591399</text:p>
          </table:table-cell>
          <table:table-cell table:formula="of:=[.C563]-[.B563]" office:value-type="float" office:value="1243" calcext:value-type="float">
            <text:p>1243</text:p>
          </table:table-cell>
          <table:table-cell table:formula="of:=[.D563]-[.A563]" office:value-type="float" office:value="2130" calcext:value-type="float">
            <text:p>2130</text:p>
          </table:table-cell>
          <table:table-cell table:number-columns-repeated="5"/>
        </table:table-row>
        <table:table-row table:style-name="ro1">
          <table:table-cell office:value-type="float" office:value="8603915" calcext:value-type="float">
            <text:p>8603915</text:p>
          </table:table-cell>
          <table:table-cell office:value-type="float" office:value="8604459" calcext:value-type="float">
            <text:p>8604459</text:p>
          </table:table-cell>
          <table:table-cell office:value-type="float" office:value="8605699" calcext:value-type="float">
            <text:p>8605699</text:p>
          </table:table-cell>
          <table:table-cell office:value-type="float" office:value="8605950" calcext:value-type="float">
            <text:p>8605950</text:p>
          </table:table-cell>
          <table:table-cell table:formula="of:=[.C564]-[.B564]" office:value-type="float" office:value="1240" calcext:value-type="float">
            <text:p>1240</text:p>
          </table:table-cell>
          <table:table-cell table:formula="of:=[.D564]-[.A564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8618440" calcext:value-type="float">
            <text:p>8618440</text:p>
          </table:table-cell>
          <table:table-cell office:value-type="float" office:value="8618966" calcext:value-type="float">
            <text:p>8618966</text:p>
          </table:table-cell>
          <table:table-cell office:value-type="float" office:value="8620217" calcext:value-type="float">
            <text:p>8620217</text:p>
          </table:table-cell>
          <table:table-cell office:value-type="float" office:value="8620465" calcext:value-type="float">
            <text:p>8620465</text:p>
          </table:table-cell>
          <table:table-cell table:formula="of:=[.C565]-[.B565]" office:value-type="float" office:value="1251" calcext:value-type="float">
            <text:p>1251</text:p>
          </table:table-cell>
          <table:table-cell table:formula="of:=[.D565]-[.A565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8632940" calcext:value-type="float">
            <text:p>8632940</text:p>
          </table:table-cell>
          <table:table-cell office:value-type="float" office:value="8633468" calcext:value-type="float">
            <text:p>8633468</text:p>
          </table:table-cell>
          <table:table-cell office:value-type="float" office:value="8634715" calcext:value-type="float">
            <text:p>8634715</text:p>
          </table:table-cell>
          <table:table-cell office:value-type="float" office:value="8634960" calcext:value-type="float">
            <text:p>8634960</text:p>
          </table:table-cell>
          <table:table-cell table:formula="of:=[.C566]-[.B566]" office:value-type="float" office:value="1247" calcext:value-type="float">
            <text:p>1247</text:p>
          </table:table-cell>
          <table:table-cell table:formula="of:=[.D566]-[.A566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8647447" calcext:value-type="float">
            <text:p>8647447</text:p>
          </table:table-cell>
          <table:table-cell office:value-type="float" office:value="8647949" calcext:value-type="float">
            <text:p>8647949</text:p>
          </table:table-cell>
          <table:table-cell office:value-type="float" office:value="8649205" calcext:value-type="float">
            <text:p>8649205</text:p>
          </table:table-cell>
          <table:table-cell office:value-type="float" office:value="8649458" calcext:value-type="float">
            <text:p>8649458</text:p>
          </table:table-cell>
          <table:table-cell table:formula="of:=[.C567]-[.B567]" office:value-type="float" office:value="1256" calcext:value-type="float">
            <text:p>1256</text:p>
          </table:table-cell>
          <table:table-cell table:formula="of:=[.D567]-[.A567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8661969" calcext:value-type="float">
            <text:p>8661969</text:p>
          </table:table-cell>
          <table:table-cell office:value-type="float" office:value="8662499" calcext:value-type="float">
            <text:p>8662499</text:p>
          </table:table-cell>
          <table:table-cell office:value-type="float" office:value="8663744" calcext:value-type="float">
            <text:p>8663744</text:p>
          </table:table-cell>
          <table:table-cell office:value-type="float" office:value="8663991" calcext:value-type="float">
            <text:p>8663991</text:p>
          </table:table-cell>
          <table:table-cell table:formula="of:=[.C568]-[.B568]" office:value-type="float" office:value="1245" calcext:value-type="float">
            <text:p>1245</text:p>
          </table:table-cell>
          <table:table-cell table:formula="of:=[.D568]-[.A568]"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float" office:value="8676523" calcext:value-type="float">
            <text:p>8676523</text:p>
          </table:table-cell>
          <table:table-cell office:value-type="float" office:value="8677034" calcext:value-type="float">
            <text:p>8677034</text:p>
          </table:table-cell>
          <table:table-cell office:value-type="float" office:value="8678290" calcext:value-type="float">
            <text:p>8678290</text:p>
          </table:table-cell>
          <table:table-cell office:value-type="float" office:value="8678540" calcext:value-type="float">
            <text:p>8678540</text:p>
          </table:table-cell>
          <table:table-cell table:formula="of:=[.C569]-[.B569]" office:value-type="float" office:value="1256" calcext:value-type="float">
            <text:p>1256</text:p>
          </table:table-cell>
          <table:table-cell table:formula="of:=[.D569]-[.A569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8691018" calcext:value-type="float">
            <text:p>8691018</text:p>
          </table:table-cell>
          <table:table-cell office:value-type="float" office:value="8691535" calcext:value-type="float">
            <text:p>8691535</text:p>
          </table:table-cell>
          <table:table-cell office:value-type="float" office:value="8692780" calcext:value-type="float">
            <text:p>8692780</text:p>
          </table:table-cell>
          <table:table-cell office:value-type="float" office:value="8693070" calcext:value-type="float">
            <text:p>8693070</text:p>
          </table:table-cell>
          <table:table-cell table:formula="of:=[.C570]-[.B570]" office:value-type="float" office:value="1245" calcext:value-type="float">
            <text:p>1245</text:p>
          </table:table-cell>
          <table:table-cell table:formula="of:=[.D570]-[.A570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8705701" calcext:value-type="float">
            <text:p>8705701</text:p>
          </table:table-cell>
          <table:table-cell office:value-type="float" office:value="8706197" calcext:value-type="float">
            <text:p>8706197</text:p>
          </table:table-cell>
          <table:table-cell office:value-type="float" office:value="8707208" calcext:value-type="float">
            <text:p>8707208</text:p>
          </table:table-cell>
          <table:table-cell office:value-type="float" office:value="8707519" calcext:value-type="float">
            <text:p>8707519</text:p>
          </table:table-cell>
          <table:table-cell table:formula="of:=[.C571]-[.B571]" office:value-type="float" office:value="1011" calcext:value-type="float">
            <text:p>1011</text:p>
          </table:table-cell>
          <table:table-cell table:formula="of:=[.D571]-[.A571]" office:value-type="float" office:value="1818" calcext:value-type="float">
            <text:p>1818</text:p>
          </table:table-cell>
          <table:table-cell table:number-columns-repeated="5"/>
        </table:table-row>
        <table:table-row table:style-name="ro1">
          <table:table-cell office:value-type="float" office:value="8720128" calcext:value-type="float">
            <text:p>8720128</text:p>
          </table:table-cell>
          <table:table-cell office:value-type="float" office:value="8720655" calcext:value-type="float">
            <text:p>8720655</text:p>
          </table:table-cell>
          <table:table-cell office:value-type="float" office:value="8722028" calcext:value-type="float">
            <text:p>8722028</text:p>
          </table:table-cell>
          <table:table-cell office:value-type="float" office:value="8722275" calcext:value-type="float">
            <text:p>8722275</text:p>
          </table:table-cell>
          <table:table-cell table:formula="of:=[.C572]-[.B572]" office:value-type="float" office:value="1373" calcext:value-type="float">
            <text:p>1373</text:p>
          </table:table-cell>
          <table:table-cell table:formula="of:=[.D572]-[.A572]" office:value-type="float" office:value="2147" calcext:value-type="float">
            <text:p>2147</text:p>
          </table:table-cell>
          <table:table-cell table:number-columns-repeated="5"/>
        </table:table-row>
        <table:table-row table:style-name="ro1">
          <table:table-cell office:value-type="float" office:value="8734793" calcext:value-type="float">
            <text:p>8734793</text:p>
          </table:table-cell>
          <table:table-cell office:value-type="float" office:value="8735386" calcext:value-type="float">
            <text:p>8735386</text:p>
          </table:table-cell>
          <table:table-cell office:value-type="float" office:value="8736629" calcext:value-type="float">
            <text:p>8736629</text:p>
          </table:table-cell>
          <table:table-cell office:value-type="float" office:value="8736879" calcext:value-type="float">
            <text:p>8736879</text:p>
          </table:table-cell>
          <table:table-cell table:formula="of:=[.C573]-[.B573]" office:value-type="float" office:value="1243" calcext:value-type="float">
            <text:p>1243</text:p>
          </table:table-cell>
          <table:table-cell table:formula="of:=[.D573]-[.A573]" office:value-type="float" office:value="2086" calcext:value-type="float">
            <text:p>2086</text:p>
          </table:table-cell>
          <table:table-cell table:number-columns-repeated="5"/>
        </table:table-row>
        <table:table-row table:style-name="ro1">
          <table:table-cell office:value-type="float" office:value="8749367" calcext:value-type="float">
            <text:p>8749367</text:p>
          </table:table-cell>
          <table:table-cell office:value-type="float" office:value="8749928" calcext:value-type="float">
            <text:p>8749928</text:p>
          </table:table-cell>
          <table:table-cell office:value-type="float" office:value="8751183" calcext:value-type="float">
            <text:p>8751183</text:p>
          </table:table-cell>
          <table:table-cell office:value-type="float" office:value="8751429" calcext:value-type="float">
            <text:p>8751429</text:p>
          </table:table-cell>
          <table:table-cell table:formula="of:=[.C574]-[.B574]" office:value-type="float" office:value="1255" calcext:value-type="float">
            <text:p>1255</text:p>
          </table:table-cell>
          <table:table-cell table:formula="of:=[.D574]-[.A574]" office:value-type="float" office:value="2062" calcext:value-type="float">
            <text:p>2062</text:p>
          </table:table-cell>
          <table:table-cell table:number-columns-repeated="5"/>
        </table:table-row>
        <table:table-row table:style-name="ro1">
          <table:table-cell office:value-type="float" office:value="8763927" calcext:value-type="float">
            <text:p>8763927</text:p>
          </table:table-cell>
          <table:table-cell office:value-type="float" office:value="8764454" calcext:value-type="float">
            <text:p>8764454</text:p>
          </table:table-cell>
          <table:table-cell office:value-type="float" office:value="8765701" calcext:value-type="float">
            <text:p>8765701</text:p>
          </table:table-cell>
          <table:table-cell office:value-type="float" office:value="8765953" calcext:value-type="float">
            <text:p>8765953</text:p>
          </table:table-cell>
          <table:table-cell table:formula="of:=[.C575]-[.B575]" office:value-type="float" office:value="1247" calcext:value-type="float">
            <text:p>1247</text:p>
          </table:table-cell>
          <table:table-cell table:formula="of:=[.D575]-[.A575]" office:value-type="float" office:value="2026" calcext:value-type="float">
            <text:p>2026</text:p>
          </table:table-cell>
          <table:table-cell table:number-columns-repeated="5"/>
        </table:table-row>
        <table:table-row table:style-name="ro1">
          <table:table-cell office:value-type="float" office:value="8778439" calcext:value-type="float">
            <text:p>8778439</text:p>
          </table:table-cell>
          <table:table-cell office:value-type="float" office:value="8778976" calcext:value-type="float">
            <text:p>8778976</text:p>
          </table:table-cell>
          <table:table-cell office:value-type="float" office:value="8780226" calcext:value-type="float">
            <text:p>8780226</text:p>
          </table:table-cell>
          <table:table-cell office:value-type="float" office:value="8780473" calcext:value-type="float">
            <text:p>8780473</text:p>
          </table:table-cell>
          <table:table-cell table:formula="of:=[.C576]-[.B576]" office:value-type="float" office:value="1250" calcext:value-type="float">
            <text:p>1250</text:p>
          </table:table-cell>
          <table:table-cell table:formula="of:=[.D576]-[.A576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8792943" calcext:value-type="float">
            <text:p>8792943</text:p>
          </table:table-cell>
          <table:table-cell office:value-type="float" office:value="8793446" calcext:value-type="float">
            <text:p>8793446</text:p>
          </table:table-cell>
          <table:table-cell office:value-type="float" office:value="8794703" calcext:value-type="float">
            <text:p>8794703</text:p>
          </table:table-cell>
          <table:table-cell office:value-type="float" office:value="8794952" calcext:value-type="float">
            <text:p>8794952</text:p>
          </table:table-cell>
          <table:table-cell table:formula="of:=[.C577]-[.B577]" office:value-type="float" office:value="1257" calcext:value-type="float">
            <text:p>1257</text:p>
          </table:table-cell>
          <table:table-cell table:formula="of:=[.D577]-[.A577]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8807352" calcext:value-type="float">
            <text:p>8807352</text:p>
          </table:table-cell>
          <table:table-cell office:value-type="float" office:value="8807894" calcext:value-type="float">
            <text:p>8807894</text:p>
          </table:table-cell>
          <table:table-cell office:value-type="float" office:value="8809146" calcext:value-type="float">
            <text:p>8809146</text:p>
          </table:table-cell>
          <table:table-cell office:value-type="float" office:value="8809416" calcext:value-type="float">
            <text:p>8809416</text:p>
          </table:table-cell>
          <table:table-cell table:formula="of:=[.C578]-[.B578]" office:value-type="float" office:value="1252" calcext:value-type="float">
            <text:p>1252</text:p>
          </table:table-cell>
          <table:table-cell table:formula="of:=[.D578]-[.A578]" office:value-type="float" office:value="2064" calcext:value-type="float">
            <text:p>2064</text:p>
          </table:table-cell>
          <table:table-cell table:number-columns-repeated="5"/>
        </table:table-row>
        <table:table-row table:style-name="ro1">
          <table:table-cell office:value-type="float" office:value="8822041" calcext:value-type="float">
            <text:p>8822041</text:p>
          </table:table-cell>
          <table:table-cell office:value-type="float" office:value="8822557" calcext:value-type="float">
            <text:p>8822557</text:p>
          </table:table-cell>
          <table:table-cell office:value-type="float" office:value="8823800" calcext:value-type="float">
            <text:p>8823800</text:p>
          </table:table-cell>
          <table:table-cell office:value-type="float" office:value="8824070" calcext:value-type="float">
            <text:p>8824070</text:p>
          </table:table-cell>
          <table:table-cell table:formula="of:=[.C579]-[.B579]" office:value-type="float" office:value="1243" calcext:value-type="float">
            <text:p>1243</text:p>
          </table:table-cell>
          <table:table-cell table:formula="of:=[.D579]-[.A579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8836792" calcext:value-type="float">
            <text:p>8836792</text:p>
          </table:table-cell>
          <table:table-cell office:value-type="float" office:value="8837261" calcext:value-type="float">
            <text:p>8837261</text:p>
          </table:table-cell>
          <table:table-cell office:value-type="float" office:value="8838062" calcext:value-type="float">
            <text:p>8838062</text:p>
          </table:table-cell>
          <table:table-cell office:value-type="float" office:value="8838307" calcext:value-type="float">
            <text:p>8838307</text:p>
          </table:table-cell>
          <table:table-cell table:formula="of:=[.C580]-[.B580]" office:value-type="float" office:value="801" calcext:value-type="float">
            <text:p>801</text:p>
          </table:table-cell>
          <table:table-cell table:formula="of:=[.D580]-[.A580]" office:value-type="float" office:value="1515" calcext:value-type="float">
            <text:p>1515</text:p>
          </table:table-cell>
          <table:table-cell table:number-columns-repeated="5"/>
        </table:table-row>
        <table:table-row table:style-name="ro1">
          <table:table-cell office:value-type="float" office:value="8850789" calcext:value-type="float">
            <text:p>8850789</text:p>
          </table:table-cell>
          <table:table-cell office:value-type="float" office:value="8851303" calcext:value-type="float">
            <text:p>8851303</text:p>
          </table:table-cell>
          <table:table-cell office:value-type="float" office:value="8852538" calcext:value-type="float">
            <text:p>8852538</text:p>
          </table:table-cell>
          <table:table-cell office:value-type="float" office:value="8852790" calcext:value-type="float">
            <text:p>8852790</text:p>
          </table:table-cell>
          <table:table-cell table:formula="of:=[.C581]-[.B581]" office:value-type="float" office:value="1235" calcext:value-type="float">
            <text:p>1235</text:p>
          </table:table-cell>
          <table:table-cell table:formula="of:=[.D581]-[.A581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8865270" calcext:value-type="float">
            <text:p>8865270</text:p>
          </table:table-cell>
          <table:table-cell office:value-type="float" office:value="8865844" calcext:value-type="float">
            <text:p>8865844</text:p>
          </table:table-cell>
          <table:table-cell office:value-type="float" office:value="8867100" calcext:value-type="float">
            <text:p>8867100</text:p>
          </table:table-cell>
          <table:table-cell office:value-type="float" office:value="8867347" calcext:value-type="float">
            <text:p>8867347</text:p>
          </table:table-cell>
          <table:table-cell table:formula="of:=[.C582]-[.B582]" office:value-type="float" office:value="1256" calcext:value-type="float">
            <text:p>1256</text:p>
          </table:table-cell>
          <table:table-cell table:formula="of:=[.D582]-[.A582]" office:value-type="float" office:value="2077" calcext:value-type="float">
            <text:p>2077</text:p>
          </table:table-cell>
          <table:table-cell table:number-columns-repeated="5"/>
        </table:table-row>
        <table:table-row table:style-name="ro1">
          <table:table-cell office:value-type="float" office:value="8879838" calcext:value-type="float">
            <text:p>8879838</text:p>
          </table:table-cell>
          <table:table-cell office:value-type="float" office:value="8880422" calcext:value-type="float">
            <text:p>8880422</text:p>
          </table:table-cell>
          <table:table-cell office:value-type="float" office:value="8881668" calcext:value-type="float">
            <text:p>8881668</text:p>
          </table:table-cell>
          <table:table-cell office:value-type="float" office:value="8881917" calcext:value-type="float">
            <text:p>8881917</text:p>
          </table:table-cell>
          <table:table-cell table:formula="of:=[.C583]-[.B583]" office:value-type="float" office:value="1246" calcext:value-type="float">
            <text:p>1246</text:p>
          </table:table-cell>
          <table:table-cell table:formula="of:=[.D583]-[.A583]" office:value-type="float" office:value="2079" calcext:value-type="float">
            <text:p>2079</text:p>
          </table:table-cell>
          <table:table-cell table:number-columns-repeated="5"/>
        </table:table-row>
        <table:table-row table:style-name="ro1">
          <table:table-cell office:value-type="float" office:value="8894401" calcext:value-type="float">
            <text:p>8894401</text:p>
          </table:table-cell>
          <table:table-cell office:value-type="float" office:value="8894945" calcext:value-type="float">
            <text:p>8894945</text:p>
          </table:table-cell>
          <table:table-cell office:value-type="float" office:value="8896200" calcext:value-type="float">
            <text:p>8896200</text:p>
          </table:table-cell>
          <table:table-cell office:value-type="float" office:value="8896448" calcext:value-type="float">
            <text:p>8896448</text:p>
          </table:table-cell>
          <table:table-cell table:formula="of:=[.C584]-[.B584]" office:value-type="float" office:value="1255" calcext:value-type="float">
            <text:p>1255</text:p>
          </table:table-cell>
          <table:table-cell table:formula="of:=[.D584]-[.A584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8908919" calcext:value-type="float">
            <text:p>8908919</text:p>
          </table:table-cell>
          <table:table-cell office:value-type="float" office:value="8909449" calcext:value-type="float">
            <text:p>8909449</text:p>
          </table:table-cell>
          <table:table-cell office:value-type="float" office:value="8910682" calcext:value-type="float">
            <text:p>8910682</text:p>
          </table:table-cell>
          <table:table-cell office:value-type="float" office:value="8910931" calcext:value-type="float">
            <text:p>8910931</text:p>
          </table:table-cell>
          <table:table-cell table:formula="of:=[.C585]-[.B585]" office:value-type="float" office:value="1233" calcext:value-type="float">
            <text:p>1233</text:p>
          </table:table-cell>
          <table:table-cell table:formula="of:=[.D585]-[.A585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8923437" calcext:value-type="float">
            <text:p>8923437</text:p>
          </table:table-cell>
          <table:table-cell office:value-type="float" office:value="8923973" calcext:value-type="float">
            <text:p>8923973</text:p>
          </table:table-cell>
          <table:table-cell office:value-type="float" office:value="8925222" calcext:value-type="float">
            <text:p>8925222</text:p>
          </table:table-cell>
          <table:table-cell office:value-type="float" office:value="8925501" calcext:value-type="float">
            <text:p>8925501</text:p>
          </table:table-cell>
          <table:table-cell table:formula="of:=[.C586]-[.B586]" office:value-type="float" office:value="1249" calcext:value-type="float">
            <text:p>1249</text:p>
          </table:table-cell>
          <table:table-cell table:formula="of:=[.D586]-[.A586]" office:value-type="float" office:value="2064" calcext:value-type="float">
            <text:p>2064</text:p>
          </table:table-cell>
          <table:table-cell table:number-columns-repeated="5"/>
        </table:table-row>
        <table:table-row table:style-name="ro1">
          <table:table-cell office:value-type="float" office:value="8938043" calcext:value-type="float">
            <text:p>8938043</text:p>
          </table:table-cell>
          <table:table-cell office:value-type="float" office:value="8938595" calcext:value-type="float">
            <text:p>8938595</text:p>
          </table:table-cell>
          <table:table-cell office:value-type="float" office:value="8939838" calcext:value-type="float">
            <text:p>8939838</text:p>
          </table:table-cell>
          <table:table-cell office:value-type="float" office:value="8940140" calcext:value-type="float">
            <text:p>8940140</text:p>
          </table:table-cell>
          <table:table-cell table:formula="of:=[.C587]-[.B587]" office:value-type="float" office:value="1243" calcext:value-type="float">
            <text:p>1243</text:p>
          </table:table-cell>
          <table:table-cell table:formula="of:=[.D587]-[.A587]" office:value-type="float" office:value="2097" calcext:value-type="float">
            <text:p>2097</text:p>
          </table:table-cell>
          <table:table-cell table:number-columns-repeated="5"/>
        </table:table-row>
        <table:table-row table:style-name="ro1">
          <table:table-cell office:value-type="float" office:value="8952818" calcext:value-type="float">
            <text:p>8952818</text:p>
          </table:table-cell>
          <table:table-cell office:value-type="float" office:value="8953325" calcext:value-type="float">
            <text:p>8953325</text:p>
          </table:table-cell>
          <table:table-cell office:value-type="float" office:value="8954796" calcext:value-type="float">
            <text:p>8954796</text:p>
          </table:table-cell>
          <table:table-cell office:value-type="float" office:value="8955045" calcext:value-type="float">
            <text:p>8955045</text:p>
          </table:table-cell>
          <table:table-cell table:formula="of:=[.C588]-[.B588]" office:value-type="float" office:value="1471" calcext:value-type="float">
            <text:p>1471</text:p>
          </table:table-cell>
          <table:table-cell table:formula="of:=[.D588]-[.A588]" office:value-type="float" office:value="2227" calcext:value-type="float">
            <text:p>2227</text:p>
          </table:table-cell>
          <table:table-cell table:number-columns-repeated="5"/>
        </table:table-row>
        <table:table-row table:style-name="ro1">
          <table:table-cell office:value-type="float" office:value="8967481" calcext:value-type="float">
            <text:p>8967481</text:p>
          </table:table-cell>
          <table:table-cell office:value-type="float" office:value="8967967" calcext:value-type="float">
            <text:p>8967967</text:p>
          </table:table-cell>
          <table:table-cell office:value-type="float" office:value="8969227" calcext:value-type="float">
            <text:p>8969227</text:p>
          </table:table-cell>
          <table:table-cell office:value-type="float" office:value="8969796" calcext:value-type="float">
            <text:p>8969796</text:p>
          </table:table-cell>
          <table:table-cell table:formula="of:=[.C589]-[.B589]" office:value-type="float" office:value="1260" calcext:value-type="float">
            <text:p>1260</text:p>
          </table:table-cell>
          <table:table-cell table:formula="of:=[.D589]-[.A589]" office:value-type="float" office:value="2315" calcext:value-type="float">
            <text:p>2315</text:p>
          </table:table-cell>
          <table:table-cell table:number-columns-repeated="5"/>
        </table:table-row>
        <table:table-row table:style-name="ro1">
          <table:table-cell office:value-type="float" office:value="8982332" calcext:value-type="float">
            <text:p>8982332</text:p>
          </table:table-cell>
          <table:table-cell office:value-type="float" office:value="8982844" calcext:value-type="float">
            <text:p>8982844</text:p>
          </table:table-cell>
          <table:table-cell office:value-type="float" office:value="8984012" calcext:value-type="float">
            <text:p>8984012</text:p>
          </table:table-cell>
          <table:table-cell office:value-type="float" office:value="8984260" calcext:value-type="float">
            <text:p>8984260</text:p>
          </table:table-cell>
          <table:table-cell table:formula="of:=[.C590]-[.B590]" office:value-type="float" office:value="1168" calcext:value-type="float">
            <text:p>1168</text:p>
          </table:table-cell>
          <table:table-cell table:formula="of:=[.D590]-[.A590]" office:value-type="float" office:value="1928" calcext:value-type="float">
            <text:p>1928</text:p>
          </table:table-cell>
          <table:table-cell table:number-columns-repeated="5"/>
        </table:table-row>
        <table:table-row table:style-name="ro1">
          <table:table-cell office:value-type="float" office:value="8996779" calcext:value-type="float">
            <text:p>8996779</text:p>
          </table:table-cell>
          <table:table-cell office:value-type="float" office:value="8997298" calcext:value-type="float">
            <text:p>8997298</text:p>
          </table:table-cell>
          <table:table-cell office:value-type="float" office:value="8998554" calcext:value-type="float">
            <text:p>8998554</text:p>
          </table:table-cell>
          <table:table-cell office:value-type="float" office:value="8998801" calcext:value-type="float">
            <text:p>8998801</text:p>
          </table:table-cell>
          <table:table-cell table:formula="of:=[.C591]-[.B591]" office:value-type="float" office:value="1256" calcext:value-type="float">
            <text:p>1256</text:p>
          </table:table-cell>
          <table:table-cell table:formula="of:=[.D591]-[.A591]"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float" office:value="9011291" calcext:value-type="float">
            <text:p>9011291</text:p>
          </table:table-cell>
          <table:table-cell office:value-type="float" office:value="9011846" calcext:value-type="float">
            <text:p>9011846</text:p>
          </table:table-cell>
          <table:table-cell office:value-type="float" office:value="9013090" calcext:value-type="float">
            <text:p>9013090</text:p>
          </table:table-cell>
          <table:table-cell office:value-type="float" office:value="9013335" calcext:value-type="float">
            <text:p>9013335</text:p>
          </table:table-cell>
          <table:table-cell table:formula="of:=[.C592]-[.B592]" office:value-type="float" office:value="1244" calcext:value-type="float">
            <text:p>1244</text:p>
          </table:table-cell>
          <table:table-cell table:formula="of:=[.D592]-[.A592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9025850" calcext:value-type="float">
            <text:p>9025850</text:p>
          </table:table-cell>
          <table:table-cell office:value-type="float" office:value="9026435" calcext:value-type="float">
            <text:p>9026435</text:p>
          </table:table-cell>
          <table:table-cell office:value-type="float" office:value="9027680" calcext:value-type="float">
            <text:p>9027680</text:p>
          </table:table-cell>
          <table:table-cell office:value-type="float" office:value="9027928" calcext:value-type="float">
            <text:p>9027928</text:p>
          </table:table-cell>
          <table:table-cell table:formula="of:=[.C593]-[.B593]" office:value-type="float" office:value="1245" calcext:value-type="float">
            <text:p>1245</text:p>
          </table:table-cell>
          <table:table-cell table:formula="of:=[.D593]-[.A593]" office:value-type="float" office:value="2078" calcext:value-type="float">
            <text:p>2078</text:p>
          </table:table-cell>
          <table:table-cell table:number-columns-repeated="5"/>
        </table:table-row>
        <table:table-row table:style-name="ro1">
          <table:table-cell office:value-type="float" office:value="9040427" calcext:value-type="float">
            <text:p>9040427</text:p>
          </table:table-cell>
          <table:table-cell office:value-type="float" office:value="9040961" calcext:value-type="float">
            <text:p>9040961</text:p>
          </table:table-cell>
          <table:table-cell office:value-type="float" office:value="9042215" calcext:value-type="float">
            <text:p>9042215</text:p>
          </table:table-cell>
          <table:table-cell office:value-type="float" office:value="9042465" calcext:value-type="float">
            <text:p>9042465</text:p>
          </table:table-cell>
          <table:table-cell table:formula="of:=[.C594]-[.B594]" office:value-type="float" office:value="1254" calcext:value-type="float">
            <text:p>1254</text:p>
          </table:table-cell>
          <table:table-cell table:formula="of:=[.D594]-[.A594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9054967" calcext:value-type="float">
            <text:p>9054967</text:p>
          </table:table-cell>
          <table:table-cell office:value-type="float" office:value="9055519" calcext:value-type="float">
            <text:p>9055519</text:p>
          </table:table-cell>
          <table:table-cell office:value-type="float" office:value="9056776" calcext:value-type="float">
            <text:p>9056776</text:p>
          </table:table-cell>
          <table:table-cell office:value-type="float" office:value="9057046" calcext:value-type="float">
            <text:p>9057046</text:p>
          </table:table-cell>
          <table:table-cell table:formula="of:=[.C595]-[.B595]" office:value-type="float" office:value="1257" calcext:value-type="float">
            <text:p>1257</text:p>
          </table:table-cell>
          <table:table-cell table:formula="of:=[.D595]-[.A595]" office:value-type="float" office:value="2079" calcext:value-type="float">
            <text:p>2079</text:p>
          </table:table-cell>
          <table:table-cell table:number-columns-repeated="5"/>
        </table:table-row>
        <table:table-row table:style-name="ro1">
          <table:table-cell office:value-type="float" office:value="9069790" calcext:value-type="float">
            <text:p>9069790</text:p>
          </table:table-cell>
          <table:table-cell office:value-type="float" office:value="9070367" calcext:value-type="float">
            <text:p>9070367</text:p>
          </table:table-cell>
          <table:table-cell office:value-type="float" office:value="9071610" calcext:value-type="float">
            <text:p>9071610</text:p>
          </table:table-cell>
          <table:table-cell office:value-type="float" office:value="9071891" calcext:value-type="float">
            <text:p>9071891</text:p>
          </table:table-cell>
          <table:table-cell table:formula="of:=[.C596]-[.B596]" office:value-type="float" office:value="1243" calcext:value-type="float">
            <text:p>1243</text:p>
          </table:table-cell>
          <table:table-cell table:formula="of:=[.D596]-[.A596]" office:value-type="float" office:value="2101" calcext:value-type="float">
            <text:p>2101</text:p>
          </table:table-cell>
          <table:table-cell table:number-columns-repeated="5"/>
        </table:table-row>
        <table:table-row table:style-name="ro1">
          <table:table-cell office:value-type="float" office:value="9084425" calcext:value-type="float">
            <text:p>9084425</text:p>
          </table:table-cell>
          <table:table-cell office:value-type="float" office:value="9084967" calcext:value-type="float">
            <text:p>9084967</text:p>
          </table:table-cell>
          <table:table-cell office:value-type="float" office:value="9086584" calcext:value-type="float">
            <text:p>9086584</text:p>
          </table:table-cell>
          <table:table-cell office:value-type="float" office:value="9086833" calcext:value-type="float">
            <text:p>9086833</text:p>
          </table:table-cell>
          <table:table-cell table:formula="of:=[.C597]-[.B597]" office:value-type="float" office:value="1617" calcext:value-type="float">
            <text:p>1617</text:p>
          </table:table-cell>
          <table:table-cell table:formula="of:=[.D597]-[.A597]" office:value-type="float" office:value="2408" calcext:value-type="float">
            <text:p>2408</text:p>
          </table:table-cell>
          <table:table-cell table:number-columns-repeated="5"/>
        </table:table-row>
        <table:table-row table:style-name="ro1">
          <table:table-cell office:value-type="float" office:value="9099249" calcext:value-type="float">
            <text:p>9099249</text:p>
          </table:table-cell>
          <table:table-cell office:value-type="float" office:value="9099791" calcext:value-type="float">
            <text:p>9099791</text:p>
          </table:table-cell>
          <table:table-cell office:value-type="float" office:value="9101031" calcext:value-type="float">
            <text:p>9101031</text:p>
          </table:table-cell>
          <table:table-cell office:value-type="float" office:value="9101280" calcext:value-type="float">
            <text:p>9101280</text:p>
          </table:table-cell>
          <table:table-cell table:formula="of:=[.C598]-[.B598]" office:value-type="float" office:value="1240" calcext:value-type="float">
            <text:p>1240</text:p>
          </table:table-cell>
          <table:table-cell table:formula="of:=[.D598]-[.A598]" office:value-type="float" office:value="2031" calcext:value-type="float">
            <text:p>2031</text:p>
          </table:table-cell>
          <table:table-cell table:number-columns-repeated="5"/>
        </table:table-row>
        <table:table-row table:style-name="ro1">
          <table:table-cell office:value-type="float" office:value="9113727" calcext:value-type="float">
            <text:p>9113727</text:p>
          </table:table-cell>
          <table:table-cell office:value-type="float" office:value="9114193" calcext:value-type="float">
            <text:p>9114193</text:p>
          </table:table-cell>
          <table:table-cell office:value-type="float" office:value="9115438" calcext:value-type="float">
            <text:p>9115438</text:p>
          </table:table-cell>
          <table:table-cell office:value-type="float" office:value="9115687" calcext:value-type="float">
            <text:p>9115687</text:p>
          </table:table-cell>
          <table:table-cell table:formula="of:=[.C599]-[.B599]" office:value-type="float" office:value="1245" calcext:value-type="float">
            <text:p>1245</text:p>
          </table:table-cell>
          <table:table-cell table:formula="of:=[.D599]-[.A599]" office:value-type="float" office:value="1960" calcext:value-type="float">
            <text:p>1960</text:p>
          </table:table-cell>
          <table:table-cell table:number-columns-repeated="5"/>
        </table:table-row>
        <table:table-row table:style-name="ro1">
          <table:table-cell office:value-type="float" office:value="9128179" calcext:value-type="float">
            <text:p>9128179</text:p>
          </table:table-cell>
          <table:table-cell office:value-type="float" office:value="9128681" calcext:value-type="float">
            <text:p>9128681</text:p>
          </table:table-cell>
          <table:table-cell office:value-type="float" office:value="9129933" calcext:value-type="float">
            <text:p>9129933</text:p>
          </table:table-cell>
          <table:table-cell office:value-type="float" office:value="9130179" calcext:value-type="float">
            <text:p>9130179</text:p>
          </table:table-cell>
          <table:table-cell table:formula="of:=[.C600]-[.B600]" office:value-type="float" office:value="1252" calcext:value-type="float">
            <text:p>1252</text:p>
          </table:table-cell>
          <table:table-cell table:formula="of:=[.D600]-[.A600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9142662" calcext:value-type="float">
            <text:p>9142662</text:p>
          </table:table-cell>
          <table:table-cell office:value-type="float" office:value="9143174" calcext:value-type="float">
            <text:p>9143174</text:p>
          </table:table-cell>
          <table:table-cell office:value-type="float" office:value="9144415" calcext:value-type="float">
            <text:p>9144415</text:p>
          </table:table-cell>
          <table:table-cell office:value-type="float" office:value="9144675" calcext:value-type="float">
            <text:p>9144675</text:p>
          </table:table-cell>
          <table:table-cell table:formula="of:=[.C601]-[.B601]" office:value-type="float" office:value="1241" calcext:value-type="float">
            <text:p>1241</text:p>
          </table:table-cell>
          <table:table-cell table:formula="of:=[.D601]-[.A601]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9157156" calcext:value-type="float">
            <text:p>9157156</text:p>
          </table:table-cell>
          <table:table-cell office:value-type="float" office:value="9157730" calcext:value-type="float">
            <text:p>9157730</text:p>
          </table:table-cell>
          <table:table-cell office:value-type="float" office:value="9158977" calcext:value-type="float">
            <text:p>9158977</text:p>
          </table:table-cell>
          <table:table-cell office:value-type="float" office:value="9159223" calcext:value-type="float">
            <text:p>9159223</text:p>
          </table:table-cell>
          <table:table-cell table:formula="of:=[.C602]-[.B602]" office:value-type="float" office:value="1247" calcext:value-type="float">
            <text:p>1247</text:p>
          </table:table-cell>
          <table:table-cell table:formula="of:=[.D602]-[.A602]" office:value-type="float" office:value="2067" calcext:value-type="float">
            <text:p>2067</text:p>
          </table:table-cell>
          <table:table-cell table:number-columns-repeated="5"/>
        </table:table-row>
        <table:table-row table:style-name="ro1">
          <table:table-cell office:value-type="float" office:value="9171723" calcext:value-type="float">
            <text:p>9171723</text:p>
          </table:table-cell>
          <table:table-cell office:value-type="float" office:value="9172324" calcext:value-type="float">
            <text:p>9172324</text:p>
          </table:table-cell>
          <table:table-cell office:value-type="float" office:value="9173581" calcext:value-type="float">
            <text:p>9173581</text:p>
          </table:table-cell>
          <table:table-cell office:value-type="float" office:value="9173864" calcext:value-type="float">
            <text:p>9173864</text:p>
          </table:table-cell>
          <table:table-cell table:formula="of:=[.C603]-[.B603]" office:value-type="float" office:value="1257" calcext:value-type="float">
            <text:p>1257</text:p>
          </table:table-cell>
          <table:table-cell table:formula="of:=[.D603]-[.A603]" office:value-type="float" office:value="2141" calcext:value-type="float">
            <text:p>2141</text:p>
          </table:table-cell>
          <table:table-cell table:number-columns-repeated="5"/>
        </table:table-row>
        <table:table-row table:style-name="ro1">
          <table:table-cell office:value-type="float" office:value="9186566" calcext:value-type="float">
            <text:p>9186566</text:p>
          </table:table-cell>
          <table:table-cell office:value-type="float" office:value="9187128" calcext:value-type="float">
            <text:p>9187128</text:p>
          </table:table-cell>
          <table:table-cell office:value-type="float" office:value="9189260" calcext:value-type="float">
            <text:p>9189260</text:p>
          </table:table-cell>
          <table:table-cell office:value-type="float" office:value="9190061" calcext:value-type="float">
            <text:p>9190061</text:p>
          </table:table-cell>
          <table:table-cell table:formula="of:=[.C604]-[.B604]" office:value-type="float" office:value="2132" calcext:value-type="float">
            <text:p>2132</text:p>
          </table:table-cell>
          <table:table-cell table:formula="of:=[.D604]-[.A604]" office:value-type="float" office:value="3495" calcext:value-type="float">
            <text:p>3495</text:p>
          </table:table-cell>
          <table:table-cell table:number-columns-repeated="5"/>
        </table:table-row>
        <table:table-row table:style-name="ro1">
          <table:table-cell office:value-type="float" office:value="9202681" calcext:value-type="float">
            <text:p>9202681</text:p>
          </table:table-cell>
          <table:table-cell office:value-type="float" office:value="9203189" calcext:value-type="float">
            <text:p>9203189</text:p>
          </table:table-cell>
          <table:table-cell office:value-type="float" office:value="9204437" calcext:value-type="float">
            <text:p>9204437</text:p>
          </table:table-cell>
          <table:table-cell office:value-type="float" office:value="9204683" calcext:value-type="float">
            <text:p>9204683</text:p>
          </table:table-cell>
          <table:table-cell table:formula="of:=[.C605]-[.B605]" office:value-type="float" office:value="1248" calcext:value-type="float">
            <text:p>1248</text:p>
          </table:table-cell>
          <table:table-cell table:formula="of:=[.D605]-[.A605]" office:value-type="float" office:value="2002" calcext:value-type="float">
            <text:p>2002</text:p>
          </table:table-cell>
          <table:table-cell table:number-columns-repeated="5"/>
        </table:table-row>
        <table:table-row table:style-name="ro1">
          <table:table-cell office:value-type="float" office:value="9217110" calcext:value-type="float">
            <text:p>9217110</text:p>
          </table:table-cell>
          <table:table-cell office:value-type="float" office:value="9217658" calcext:value-type="float">
            <text:p>9217658</text:p>
          </table:table-cell>
          <table:table-cell office:value-type="float" office:value="9218904" calcext:value-type="float">
            <text:p>9218904</text:p>
          </table:table-cell>
          <table:table-cell office:value-type="float" office:value="9219148" calcext:value-type="float">
            <text:p>9219148</text:p>
          </table:table-cell>
          <table:table-cell table:formula="of:=[.C606]-[.B606]" office:value-type="float" office:value="1246" calcext:value-type="float">
            <text:p>1246</text:p>
          </table:table-cell>
          <table:table-cell table:formula="of:=[.D606]-[.A606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9231557" calcext:value-type="float">
            <text:p>9231557</text:p>
          </table:table-cell>
          <table:table-cell office:value-type="float" office:value="9232086" calcext:value-type="float">
            <text:p>9232086</text:p>
          </table:table-cell>
          <table:table-cell office:value-type="float" office:value="9233331" calcext:value-type="float">
            <text:p>9233331</text:p>
          </table:table-cell>
          <table:table-cell office:value-type="float" office:value="9233583" calcext:value-type="float">
            <text:p>9233583</text:p>
          </table:table-cell>
          <table:table-cell table:formula="of:=[.C607]-[.B607]" office:value-type="float" office:value="1245" calcext:value-type="float">
            <text:p>1245</text:p>
          </table:table-cell>
          <table:table-cell table:formula="of:=[.D607]-[.A607]" office:value-type="float" office:value="2026" calcext:value-type="float">
            <text:p>2026</text:p>
          </table:table-cell>
          <table:table-cell table:number-columns-repeated="5"/>
        </table:table-row>
        <table:table-row table:style-name="ro1">
          <table:table-cell office:value-type="float" office:value="9246168" calcext:value-type="float">
            <text:p>9246168</text:p>
          </table:table-cell>
          <table:table-cell office:value-type="float" office:value="9246700" calcext:value-type="float">
            <text:p>9246700</text:p>
          </table:table-cell>
          <table:table-cell office:value-type="float" office:value="9247938" calcext:value-type="float">
            <text:p>9247938</text:p>
          </table:table-cell>
          <table:table-cell office:value-type="float" office:value="9248186" calcext:value-type="float">
            <text:p>9248186</text:p>
          </table:table-cell>
          <table:table-cell table:formula="of:=[.C608]-[.B608]" office:value-type="float" office:value="1238" calcext:value-type="float">
            <text:p>1238</text:p>
          </table:table-cell>
          <table:table-cell table:formula="of:=[.D608]-[.A608]"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office:value-type="float" office:value="9260665" calcext:value-type="float">
            <text:p>9260665</text:p>
          </table:table-cell>
          <table:table-cell office:value-type="float" office:value="9261125" calcext:value-type="float">
            <text:p>9261125</text:p>
          </table:table-cell>
          <table:table-cell office:value-type="float" office:value="9262372" calcext:value-type="float">
            <text:p>9262372</text:p>
          </table:table-cell>
          <table:table-cell office:value-type="float" office:value="9262626" calcext:value-type="float">
            <text:p>9262626</text:p>
          </table:table-cell>
          <table:table-cell table:formula="of:=[.C609]-[.B609]" office:value-type="float" office:value="1247" calcext:value-type="float">
            <text:p>1247</text:p>
          </table:table-cell>
          <table:table-cell table:formula="of:=[.D609]-[.A609]" office:value-type="float" office:value="1961" calcext:value-type="float">
            <text:p>1961</text:p>
          </table:table-cell>
          <table:table-cell table:number-columns-repeated="5"/>
        </table:table-row>
        <table:table-row table:style-name="ro1">
          <table:table-cell office:value-type="float" office:value="9275111" calcext:value-type="float">
            <text:p>9275111</text:p>
          </table:table-cell>
          <table:table-cell office:value-type="float" office:value="9275608" calcext:value-type="float">
            <text:p>9275608</text:p>
          </table:table-cell>
          <table:table-cell office:value-type="float" office:value="9276853" calcext:value-type="float">
            <text:p>9276853</text:p>
          </table:table-cell>
          <table:table-cell office:value-type="float" office:value="9277100" calcext:value-type="float">
            <text:p>9277100</text:p>
          </table:table-cell>
          <table:table-cell table:formula="of:=[.C610]-[.B610]" office:value-type="float" office:value="1245" calcext:value-type="float">
            <text:p>1245</text:p>
          </table:table-cell>
          <table:table-cell table:formula="of:=[.D610]-[.A610]" office:value-type="float" office:value="1989" calcext:value-type="float">
            <text:p>1989</text:p>
          </table:table-cell>
          <table:table-cell table:number-columns-repeated="5"/>
        </table:table-row>
        <table:table-row table:style-name="ro1">
          <table:table-cell office:value-type="float" office:value="9289596" calcext:value-type="float">
            <text:p>9289596</text:p>
          </table:table-cell>
          <table:table-cell office:value-type="float" office:value="9290121" calcext:value-type="float">
            <text:p>9290121</text:p>
          </table:table-cell>
          <table:table-cell office:value-type="float" office:value="9291374" calcext:value-type="float">
            <text:p>9291374</text:p>
          </table:table-cell>
          <table:table-cell office:value-type="float" office:value="9291623" calcext:value-type="float">
            <text:p>9291623</text:p>
          </table:table-cell>
          <table:table-cell table:formula="of:=[.C611]-[.B611]" office:value-type="float" office:value="1253" calcext:value-type="float">
            <text:p>1253</text:p>
          </table:table-cell>
          <table:table-cell table:formula="of:=[.D611]-[.A611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9304236" calcext:value-type="float">
            <text:p>9304236</text:p>
          </table:table-cell>
          <table:table-cell office:value-type="float" office:value="9304831" calcext:value-type="float">
            <text:p>9304831</text:p>
          </table:table-cell>
          <table:table-cell office:value-type="float" office:value="9306086" calcext:value-type="float">
            <text:p>9306086</text:p>
          </table:table-cell>
          <table:table-cell office:value-type="float" office:value="9306363" calcext:value-type="float">
            <text:p>9306363</text:p>
          </table:table-cell>
          <table:table-cell table:formula="of:=[.C612]-[.B612]" office:value-type="float" office:value="1255" calcext:value-type="float">
            <text:p>1255</text:p>
          </table:table-cell>
          <table:table-cell table:formula="of:=[.D612]-[.A612]" office:value-type="float" office:value="2127" calcext:value-type="float">
            <text:p>2127</text:p>
          </table:table-cell>
          <table:table-cell table:number-columns-repeated="5"/>
        </table:table-row>
        <table:table-row table:style-name="ro1">
          <table:table-cell office:value-type="float" office:value="9318988" calcext:value-type="float">
            <text:p>9318988</text:p>
          </table:table-cell>
          <table:table-cell office:value-type="float" office:value="9319576" calcext:value-type="float">
            <text:p>9319576</text:p>
          </table:table-cell>
          <table:table-cell office:value-type="float" office:value="9321053" calcext:value-type="float">
            <text:p>9321053</text:p>
          </table:table-cell>
          <table:table-cell office:value-type="float" office:value="9321325" calcext:value-type="float">
            <text:p>9321325</text:p>
          </table:table-cell>
          <table:table-cell table:formula="of:=[.C613]-[.B613]" office:value-type="float" office:value="1477" calcext:value-type="float">
            <text:p>1477</text:p>
          </table:table-cell>
          <table:table-cell table:formula="of:=[.D613]-[.A613]" office:value-type="float" office:value="2337" calcext:value-type="float">
            <text:p>2337</text:p>
          </table:table-cell>
          <table:table-cell table:number-columns-repeated="5"/>
        </table:table-row>
        <table:table-row table:style-name="ro1">
          <table:table-cell office:value-type="float" office:value="9333825" calcext:value-type="float">
            <text:p>9333825</text:p>
          </table:table-cell>
          <table:table-cell office:value-type="float" office:value="9334367" calcext:value-type="float">
            <text:p>9334367</text:p>
          </table:table-cell>
          <table:table-cell office:value-type="float" office:value="9335598" calcext:value-type="float">
            <text:p>9335598</text:p>
          </table:table-cell>
          <table:table-cell office:value-type="float" office:value="9335846" calcext:value-type="float">
            <text:p>9335846</text:p>
          </table:table-cell>
          <table:table-cell table:formula="of:=[.C614]-[.B614]" office:value-type="float" office:value="1231" calcext:value-type="float">
            <text:p>1231</text:p>
          </table:table-cell>
          <table:table-cell table:formula="of:=[.D614]-[.A614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9348335" calcext:value-type="float">
            <text:p>9348335</text:p>
          </table:table-cell>
          <table:table-cell office:value-type="float" office:value="9348857" calcext:value-type="float">
            <text:p>9348857</text:p>
          </table:table-cell>
          <table:table-cell office:value-type="float" office:value="9350112" calcext:value-type="float">
            <text:p>9350112</text:p>
          </table:table-cell>
          <table:table-cell office:value-type="float" office:value="9350364" calcext:value-type="float">
            <text:p>9350364</text:p>
          </table:table-cell>
          <table:table-cell table:formula="of:=[.C615]-[.B615]" office:value-type="float" office:value="1255" calcext:value-type="float">
            <text:p>1255</text:p>
          </table:table-cell>
          <table:table-cell table:formula="of:=[.D615]-[.A615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9362863" calcext:value-type="float">
            <text:p>9362863</text:p>
          </table:table-cell>
          <table:table-cell office:value-type="float" office:value="9363400" calcext:value-type="float">
            <text:p>9363400</text:p>
          </table:table-cell>
          <table:table-cell office:value-type="float" office:value="9364646" calcext:value-type="float">
            <text:p>9364646</text:p>
          </table:table-cell>
          <table:table-cell office:value-type="float" office:value="9364900" calcext:value-type="float">
            <text:p>9364900</text:p>
          </table:table-cell>
          <table:table-cell table:formula="of:=[.C616]-[.B616]" office:value-type="float" office:value="1246" calcext:value-type="float">
            <text:p>1246</text:p>
          </table:table-cell>
          <table:table-cell table:formula="of:=[.D616]-[.A616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9377404" calcext:value-type="float">
            <text:p>9377404</text:p>
          </table:table-cell>
          <table:table-cell office:value-type="float" office:value="9377943" calcext:value-type="float">
            <text:p>9377943</text:p>
          </table:table-cell>
          <table:table-cell office:value-type="float" office:value="9379196" calcext:value-type="float">
            <text:p>9379196</text:p>
          </table:table-cell>
          <table:table-cell office:value-type="float" office:value="9379441" calcext:value-type="float">
            <text:p>9379441</text:p>
          </table:table-cell>
          <table:table-cell table:formula="of:=[.C617]-[.B617]" office:value-type="float" office:value="1253" calcext:value-type="float">
            <text:p>1253</text:p>
          </table:table-cell>
          <table:table-cell table:formula="of:=[.D617]-[.A617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9391844" calcext:value-type="float">
            <text:p>9391844</text:p>
          </table:table-cell>
          <table:table-cell office:value-type="float" office:value="9392376" calcext:value-type="float">
            <text:p>9392376</text:p>
          </table:table-cell>
          <table:table-cell office:value-type="float" office:value="9393616" calcext:value-type="float">
            <text:p>9393616</text:p>
          </table:table-cell>
          <table:table-cell office:value-type="float" office:value="9393864" calcext:value-type="float">
            <text:p>9393864</text:p>
          </table:table-cell>
          <table:table-cell table:formula="of:=[.C618]-[.B618]" office:value-type="float" office:value="1240" calcext:value-type="float">
            <text:p>1240</text:p>
          </table:table-cell>
          <table:table-cell table:formula="of:=[.D618]-[.A618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9406260" calcext:value-type="float">
            <text:p>9406260</text:p>
          </table:table-cell>
          <table:table-cell office:value-type="float" office:value="9406728" calcext:value-type="float">
            <text:p>9406728</text:p>
          </table:table-cell>
          <table:table-cell office:value-type="float" office:value="9407973" calcext:value-type="float">
            <text:p>9407973</text:p>
          </table:table-cell>
          <table:table-cell office:value-type="float" office:value="9408226" calcext:value-type="float">
            <text:p>9408226</text:p>
          </table:table-cell>
          <table:table-cell table:formula="of:=[.C619]-[.B619]" office:value-type="float" office:value="1245" calcext:value-type="float">
            <text:p>1245</text:p>
          </table:table-cell>
          <table:table-cell table:formula="of:=[.D619]-[.A619]" office:value-type="float" office:value="1966" calcext:value-type="float">
            <text:p>1966</text:p>
          </table:table-cell>
          <table:table-cell table:number-columns-repeated="5"/>
        </table:table-row>
        <table:table-row table:style-name="ro1">
          <table:table-cell office:value-type="float" office:value="9420815" calcext:value-type="float">
            <text:p>9420815</text:p>
          </table:table-cell>
          <table:table-cell office:value-type="float" office:value="9421362" calcext:value-type="float">
            <text:p>9421362</text:p>
          </table:table-cell>
          <table:table-cell office:value-type="float" office:value="9422620" calcext:value-type="float">
            <text:p>9422620</text:p>
          </table:table-cell>
          <table:table-cell office:value-type="float" office:value="9422904" calcext:value-type="float">
            <text:p>9422904</text:p>
          </table:table-cell>
          <table:table-cell table:formula="of:=[.C620]-[.B620]" office:value-type="float" office:value="1258" calcext:value-type="float">
            <text:p>1258</text:p>
          </table:table-cell>
          <table:table-cell table:formula="of:=[.D620]-[.A620]" office:value-type="float" office:value="2089" calcext:value-type="float">
            <text:p>2089</text:p>
          </table:table-cell>
          <table:table-cell table:number-columns-repeated="5"/>
        </table:table-row>
        <table:table-row table:style-name="ro1">
          <table:table-cell office:value-type="float" office:value="9435676" calcext:value-type="float">
            <text:p>9435676</text:p>
          </table:table-cell>
          <table:table-cell office:value-type="float" office:value="9436256" calcext:value-type="float">
            <text:p>9436256</text:p>
          </table:table-cell>
          <table:table-cell office:value-type="float" office:value="9438919" calcext:value-type="float">
            <text:p>9438919</text:p>
          </table:table-cell>
          <table:table-cell office:value-type="float" office:value="9439193" calcext:value-type="float">
            <text:p>9439193</text:p>
          </table:table-cell>
          <table:table-cell table:formula="of:=[.C621]-[.B621]" office:value-type="float" office:value="2663" calcext:value-type="float">
            <text:p>2663</text:p>
          </table:table-cell>
          <table:table-cell table:formula="of:=[.D621]-[.A621]" office:value-type="float" office:value="3517" calcext:value-type="float">
            <text:p>3517</text:p>
          </table:table-cell>
          <table:table-cell table:number-columns-repeated="5"/>
        </table:table-row>
        <table:table-row table:style-name="ro1">
          <table:table-cell office:value-type="float" office:value="9451716" calcext:value-type="float">
            <text:p>9451716</text:p>
          </table:table-cell>
          <table:table-cell office:value-type="float" office:value="9452253" calcext:value-type="float">
            <text:p>9452253</text:p>
          </table:table-cell>
          <table:table-cell office:value-type="float" office:value="9453531" calcext:value-type="float">
            <text:p>9453531</text:p>
          </table:table-cell>
          <table:table-cell office:value-type="float" office:value="9453780" calcext:value-type="float">
            <text:p>9453780</text:p>
          </table:table-cell>
          <table:table-cell table:formula="of:=[.C622]-[.B622]" office:value-type="float" office:value="1278" calcext:value-type="float">
            <text:p>1278</text:p>
          </table:table-cell>
          <table:table-cell table:formula="of:=[.D622]-[.A622]" office:value-type="float" office:value="2064" calcext:value-type="float">
            <text:p>2064</text:p>
          </table:table-cell>
          <table:table-cell table:number-columns-repeated="5"/>
        </table:table-row>
        <table:table-row table:style-name="ro1">
          <table:table-cell office:value-type="float" office:value="9466278" calcext:value-type="float">
            <text:p>9466278</text:p>
          </table:table-cell>
          <table:table-cell office:value-type="float" office:value="9466874" calcext:value-type="float">
            <text:p>9466874</text:p>
          </table:table-cell>
          <table:table-cell office:value-type="float" office:value="9468110" calcext:value-type="float">
            <text:p>9468110</text:p>
          </table:table-cell>
          <table:table-cell office:value-type="float" office:value="9468358" calcext:value-type="float">
            <text:p>9468358</text:p>
          </table:table-cell>
          <table:table-cell table:formula="of:=[.C623]-[.B623]" office:value-type="float" office:value="1236" calcext:value-type="float">
            <text:p>1236</text:p>
          </table:table-cell>
          <table:table-cell table:formula="of:=[.D623]-[.A623]" office:value-type="float" office:value="2080" calcext:value-type="float">
            <text:p>2080</text:p>
          </table:table-cell>
          <table:table-cell table:number-columns-repeated="5"/>
        </table:table-row>
        <table:table-row table:style-name="ro1">
          <table:table-cell office:value-type="float" office:value="9480763" calcext:value-type="float">
            <text:p>9480763</text:p>
          </table:table-cell>
          <table:table-cell office:value-type="float" office:value="9481327" calcext:value-type="float">
            <text:p>9481327</text:p>
          </table:table-cell>
          <table:table-cell office:value-type="float" office:value="9482578" calcext:value-type="float">
            <text:p>9482578</text:p>
          </table:table-cell>
          <table:table-cell office:value-type="float" office:value="9482824" calcext:value-type="float">
            <text:p>9482824</text:p>
          </table:table-cell>
          <table:table-cell table:formula="of:=[.C624]-[.B624]" office:value-type="float" office:value="1251" calcext:value-type="float">
            <text:p>1251</text:p>
          </table:table-cell>
          <table:table-cell table:formula="of:=[.D624]-[.A624]" office:value-type="float" office:value="2061" calcext:value-type="float">
            <text:p>2061</text:p>
          </table:table-cell>
          <table:table-cell table:number-columns-repeated="5"/>
        </table:table-row>
        <table:table-row table:style-name="ro1">
          <table:table-cell office:value-type="float" office:value="9495255" calcext:value-type="float">
            <text:p>9495255</text:p>
          </table:table-cell>
          <table:table-cell office:value-type="float" office:value="9495770" calcext:value-type="float">
            <text:p>9495770</text:p>
          </table:table-cell>
          <table:table-cell office:value-type="float" office:value="9497025" calcext:value-type="float">
            <text:p>9497025</text:p>
          </table:table-cell>
          <table:table-cell office:value-type="float" office:value="9497274" calcext:value-type="float">
            <text:p>9497274</text:p>
          </table:table-cell>
          <table:table-cell table:formula="of:=[.C625]-[.B625]" office:value-type="float" office:value="1255" calcext:value-type="float">
            <text:p>1255</text:p>
          </table:table-cell>
          <table:table-cell table:formula="of:=[.D625]-[.A625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9509715" calcext:value-type="float">
            <text:p>9509715</text:p>
          </table:table-cell>
          <table:table-cell office:value-type="float" office:value="9510235" calcext:value-type="float">
            <text:p>9510235</text:p>
          </table:table-cell>
          <table:table-cell office:value-type="float" office:value="9511474" calcext:value-type="float">
            <text:p>9511474</text:p>
          </table:table-cell>
          <table:table-cell office:value-type="float" office:value="9511722" calcext:value-type="float">
            <text:p>9511722</text:p>
          </table:table-cell>
          <table:table-cell table:formula="of:=[.C626]-[.B626]" office:value-type="float" office:value="1239" calcext:value-type="float">
            <text:p>1239</text:p>
          </table:table-cell>
          <table:table-cell table:formula="of:=[.D626]-[.A626]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9524219" calcext:value-type="float">
            <text:p>9524219</text:p>
          </table:table-cell>
          <table:table-cell office:value-type="float" office:value="9524755" calcext:value-type="float">
            <text:p>9524755</text:p>
          </table:table-cell>
          <table:table-cell office:value-type="float" office:value="9526000" calcext:value-type="float">
            <text:p>9526000</text:p>
          </table:table-cell>
          <table:table-cell office:value-type="float" office:value="9526251" calcext:value-type="float">
            <text:p>9526251</text:p>
          </table:table-cell>
          <table:table-cell table:formula="of:=[.C627]-[.B627]" office:value-type="float" office:value="1245" calcext:value-type="float">
            <text:p>1245</text:p>
          </table:table-cell>
          <table:table-cell table:formula="of:=[.D627]-[.A627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9538784" calcext:value-type="float">
            <text:p>9538784</text:p>
          </table:table-cell>
          <table:table-cell office:value-type="float" office:value="9539328" calcext:value-type="float">
            <text:p>9539328</text:p>
          </table:table-cell>
          <table:table-cell office:value-type="float" office:value="9540579" calcext:value-type="float">
            <text:p>9540579</text:p>
          </table:table-cell>
          <table:table-cell office:value-type="float" office:value="9540868" calcext:value-type="float">
            <text:p>9540868</text:p>
          </table:table-cell>
          <table:table-cell table:formula="of:=[.C628]-[.B628]" office:value-type="float" office:value="1251" calcext:value-type="float">
            <text:p>1251</text:p>
          </table:table-cell>
          <table:table-cell table:formula="of:=[.D628]-[.A628]" office:value-type="float" office:value="2084" calcext:value-type="float">
            <text:p>2084</text:p>
          </table:table-cell>
          <table:table-cell table:number-columns-repeated="5"/>
        </table:table-row>
        <table:table-row table:style-name="ro1">
          <table:table-cell office:value-type="float" office:value="9553612" calcext:value-type="float">
            <text:p>9553612</text:p>
          </table:table-cell>
          <table:table-cell office:value-type="float" office:value="9554152" calcext:value-type="float">
            <text:p>9554152</text:p>
          </table:table-cell>
          <table:table-cell office:value-type="float" office:value="9555398" calcext:value-type="float">
            <text:p>9555398</text:p>
          </table:table-cell>
          <table:table-cell office:value-type="float" office:value="9555698" calcext:value-type="float">
            <text:p>9555698</text:p>
          </table:table-cell>
          <table:table-cell table:formula="of:=[.C629]-[.B629]" office:value-type="float" office:value="1246" calcext:value-type="float">
            <text:p>1246</text:p>
          </table:table-cell>
          <table:table-cell table:formula="of:=[.D629]-[.A629]" office:value-type="float" office:value="2086" calcext:value-type="float">
            <text:p>2086</text:p>
          </table:table-cell>
          <table:table-cell table:number-columns-repeated="5"/>
        </table:table-row>
        <table:table-row table:style-name="ro1">
          <table:table-cell office:value-type="float" office:value="9568276" calcext:value-type="float">
            <text:p>9568276</text:p>
          </table:table-cell>
          <table:table-cell office:value-type="float" office:value="9568803" calcext:value-type="float">
            <text:p>9568803</text:p>
          </table:table-cell>
          <table:table-cell office:value-type="float" office:value="9570964" calcext:value-type="float">
            <text:p>9570964</text:p>
          </table:table-cell>
          <table:table-cell office:value-type="float" office:value="9571215" calcext:value-type="float">
            <text:p>9571215</text:p>
          </table:table-cell>
          <table:table-cell table:formula="of:=[.C630]-[.B630]" office:value-type="float" office:value="2161" calcext:value-type="float">
            <text:p>2161</text:p>
          </table:table-cell>
          <table:table-cell table:formula="of:=[.D630]-[.A630]" office:value-type="float" office:value="2939" calcext:value-type="float">
            <text:p>2939</text:p>
          </table:table-cell>
          <table:table-cell table:number-columns-repeated="5"/>
        </table:table-row>
        <table:table-row table:style-name="ro1">
          <table:table-cell office:value-type="float" office:value="9583737" calcext:value-type="float">
            <text:p>9583737</text:p>
          </table:table-cell>
          <table:table-cell office:value-type="float" office:value="9584292" calcext:value-type="float">
            <text:p>9584292</text:p>
          </table:table-cell>
          <table:table-cell office:value-type="float" office:value="9585471" calcext:value-type="float">
            <text:p>9585471</text:p>
          </table:table-cell>
          <table:table-cell office:value-type="float" office:value="9586049" calcext:value-type="float">
            <text:p>9586049</text:p>
          </table:table-cell>
          <table:table-cell table:formula="of:=[.C631]-[.B631]" office:value-type="float" office:value="1179" calcext:value-type="float">
            <text:p>1179</text:p>
          </table:table-cell>
          <table:table-cell table:formula="of:=[.D631]-[.A631]" office:value-type="float" office:value="2312" calcext:value-type="float">
            <text:p>2312</text:p>
          </table:table-cell>
          <table:table-cell table:number-columns-repeated="5"/>
        </table:table-row>
        <table:table-row table:style-name="ro1">
          <table:table-cell office:value-type="float" office:value="9598457" calcext:value-type="float">
            <text:p>9598457</text:p>
          </table:table-cell>
          <table:table-cell office:value-type="float" office:value="9599008" calcext:value-type="float">
            <text:p>9599008</text:p>
          </table:table-cell>
          <table:table-cell office:value-type="float" office:value="9600267" calcext:value-type="float">
            <text:p>9600267</text:p>
          </table:table-cell>
          <table:table-cell office:value-type="float" office:value="9600518" calcext:value-type="float">
            <text:p>9600518</text:p>
          </table:table-cell>
          <table:table-cell table:formula="of:=[.C632]-[.B632]" office:value-type="float" office:value="1259" calcext:value-type="float">
            <text:p>1259</text:p>
          </table:table-cell>
          <table:table-cell table:formula="of:=[.D632]-[.A632]" office:value-type="float" office:value="2061" calcext:value-type="float">
            <text:p>2061</text:p>
          </table:table-cell>
          <table:table-cell table:number-columns-repeated="5"/>
        </table:table-row>
        <table:table-row table:style-name="ro1">
          <table:table-cell office:value-type="float" office:value="9613003" calcext:value-type="float">
            <text:p>9613003</text:p>
          </table:table-cell>
          <table:table-cell office:value-type="float" office:value="9613611" calcext:value-type="float">
            <text:p>9613611</text:p>
          </table:table-cell>
          <table:table-cell office:value-type="float" office:value="9614860" calcext:value-type="float">
            <text:p>9614860</text:p>
          </table:table-cell>
          <table:table-cell office:value-type="float" office:value="9615109" calcext:value-type="float">
            <text:p>9615109</text:p>
          </table:table-cell>
          <table:table-cell table:formula="of:=[.C633]-[.B633]" office:value-type="float" office:value="1249" calcext:value-type="float">
            <text:p>1249</text:p>
          </table:table-cell>
          <table:table-cell table:formula="of:=[.D633]-[.A633]" office:value-type="float" office:value="2106" calcext:value-type="float">
            <text:p>2106</text:p>
          </table:table-cell>
          <table:table-cell table:number-columns-repeated="5"/>
        </table:table-row>
        <table:table-row table:style-name="ro1">
          <table:table-cell office:value-type="float" office:value="9627605" calcext:value-type="float">
            <text:p>9627605</text:p>
          </table:table-cell>
          <table:table-cell office:value-type="float" office:value="9628135" calcext:value-type="float">
            <text:p>9628135</text:p>
          </table:table-cell>
          <table:table-cell office:value-type="float" office:value="9629375" calcext:value-type="float">
            <text:p>9629375</text:p>
          </table:table-cell>
          <table:table-cell office:value-type="float" office:value="9629628" calcext:value-type="float">
            <text:p>9629628</text:p>
          </table:table-cell>
          <table:table-cell table:formula="of:=[.C634]-[.B634]" office:value-type="float" office:value="1240" calcext:value-type="float">
            <text:p>1240</text:p>
          </table:table-cell>
          <table:table-cell table:formula="of:=[.D634]-[.A634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9642094" calcext:value-type="float">
            <text:p>9642094</text:p>
          </table:table-cell>
          <table:table-cell office:value-type="float" office:value="9642613" calcext:value-type="float">
            <text:p>9642613</text:p>
          </table:table-cell>
          <table:table-cell office:value-type="float" office:value="9643869" calcext:value-type="float">
            <text:p>9643869</text:p>
          </table:table-cell>
          <table:table-cell office:value-type="float" office:value="9644114" calcext:value-type="float">
            <text:p>9644114</text:p>
          </table:table-cell>
          <table:table-cell table:formula="of:=[.C635]-[.B635]" office:value-type="float" office:value="1256" calcext:value-type="float">
            <text:p>1256</text:p>
          </table:table-cell>
          <table:table-cell table:formula="of:=[.D635]-[.A635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9656611" calcext:value-type="float">
            <text:p>9656611</text:p>
          </table:table-cell>
          <table:table-cell office:value-type="float" office:value="9657156" calcext:value-type="float">
            <text:p>9657156</text:p>
          </table:table-cell>
          <table:table-cell office:value-type="float" office:value="9658400" calcext:value-type="float">
            <text:p>9658400</text:p>
          </table:table-cell>
          <table:table-cell office:value-type="float" office:value="9658678" calcext:value-type="float">
            <text:p>9658678</text:p>
          </table:table-cell>
          <table:table-cell table:formula="of:=[.C636]-[.B636]" office:value-type="float" office:value="1244" calcext:value-type="float">
            <text:p>1244</text:p>
          </table:table-cell>
          <table:table-cell table:formula="of:=[.D636]-[.A636]" office:value-type="float" office:value="2067" calcext:value-type="float">
            <text:p>2067</text:p>
          </table:table-cell>
          <table:table-cell table:number-columns-repeated="5"/>
        </table:table-row>
        <table:table-row table:style-name="ro1">
          <table:table-cell office:value-type="float" office:value="9671368" calcext:value-type="float">
            <text:p>9671368</text:p>
          </table:table-cell>
          <table:table-cell office:value-type="float" office:value="9671930" calcext:value-type="float">
            <text:p>9671930</text:p>
          </table:table-cell>
          <table:table-cell office:value-type="float" office:value="9674074" calcext:value-type="float">
            <text:p>9674074</text:p>
          </table:table-cell>
          <table:table-cell office:value-type="float" office:value="9674399" calcext:value-type="float">
            <text:p>9674399</text:p>
          </table:table-cell>
          <table:table-cell table:formula="of:=[.C637]-[.B637]" office:value-type="float" office:value="2144" calcext:value-type="float">
            <text:p>2144</text:p>
          </table:table-cell>
          <table:table-cell table:formula="of:=[.D637]-[.A637]" office:value-type="float" office:value="3031" calcext:value-type="float">
            <text:p>3031</text:p>
          </table:table-cell>
          <table:table-cell table:number-columns-repeated="5"/>
        </table:table-row>
        <table:table-row table:style-name="ro1">
          <table:table-cell office:value-type="float" office:value="9687107" calcext:value-type="float">
            <text:p>9687107</text:p>
          </table:table-cell>
          <table:table-cell office:value-type="float" office:value="9687650" calcext:value-type="float">
            <text:p>9687650</text:p>
          </table:table-cell>
          <table:table-cell office:value-type="float" office:value="9688893" calcext:value-type="float">
            <text:p>9688893</text:p>
          </table:table-cell>
          <table:table-cell office:value-type="float" office:value="9689163" calcext:value-type="float">
            <text:p>9689163</text:p>
          </table:table-cell>
          <table:table-cell table:formula="of:=[.C638]-[.B638]" office:value-type="float" office:value="1243" calcext:value-type="float">
            <text:p>1243</text:p>
          </table:table-cell>
          <table:table-cell table:formula="of:=[.D638]-[.A638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9701603" calcext:value-type="float">
            <text:p>9701603</text:p>
          </table:table-cell>
          <table:table-cell office:value-type="float" office:value="9702091" calcext:value-type="float">
            <text:p>9702091</text:p>
          </table:table-cell>
          <table:table-cell office:value-type="float" office:value="9703336" calcext:value-type="float">
            <text:p>9703336</text:p>
          </table:table-cell>
          <table:table-cell office:value-type="float" office:value="9703582" calcext:value-type="float">
            <text:p>9703582</text:p>
          </table:table-cell>
          <table:table-cell table:formula="of:=[.C639]-[.B639]" office:value-type="float" office:value="1245" calcext:value-type="float">
            <text:p>1245</text:p>
          </table:table-cell>
          <table:table-cell table:formula="of:=[.D639]-[.A639]" office:value-type="float" office:value="1979" calcext:value-type="float">
            <text:p>1979</text:p>
          </table:table-cell>
          <table:table-cell table:number-columns-repeated="5"/>
        </table:table-row>
        <table:table-row table:style-name="ro1">
          <table:table-cell office:value-type="float" office:value="9715990" calcext:value-type="float">
            <text:p>9715990</text:p>
          </table:table-cell>
          <table:table-cell office:value-type="float" office:value="9716491" calcext:value-type="float">
            <text:p>9716491</text:p>
          </table:table-cell>
          <table:table-cell office:value-type="float" office:value="9717745" calcext:value-type="float">
            <text:p>9717745</text:p>
          </table:table-cell>
          <table:table-cell office:value-type="float" office:value="9717996" calcext:value-type="float">
            <text:p>9717996</text:p>
          </table:table-cell>
          <table:table-cell table:formula="of:=[.C640]-[.B640]" office:value-type="float" office:value="1254" calcext:value-type="float">
            <text:p>1254</text:p>
          </table:table-cell>
          <table:table-cell table:formula="of:=[.D640]-[.A640]"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9730531" calcext:value-type="float">
            <text:p>9730531</text:p>
          </table:table-cell>
          <table:table-cell office:value-type="float" office:value="9731085" calcext:value-type="float">
            <text:p>9731085</text:p>
          </table:table-cell>
          <table:table-cell office:value-type="float" office:value="9732332" calcext:value-type="float">
            <text:p>9732332</text:p>
          </table:table-cell>
          <table:table-cell office:value-type="float" office:value="9732581" calcext:value-type="float">
            <text:p>9732581</text:p>
          </table:table-cell>
          <table:table-cell table:formula="of:=[.C641]-[.B641]" office:value-type="float" office:value="1247" calcext:value-type="float">
            <text:p>1247</text:p>
          </table:table-cell>
          <table:table-cell table:formula="of:=[.D641]-[.A641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9745076" calcext:value-type="float">
            <text:p>9745076</text:p>
          </table:table-cell>
          <table:table-cell office:value-type="float" office:value="9745627" calcext:value-type="float">
            <text:p>9745627</text:p>
          </table:table-cell>
          <table:table-cell office:value-type="float" office:value="9746877" calcext:value-type="float">
            <text:p>9746877</text:p>
          </table:table-cell>
          <table:table-cell office:value-type="float" office:value="9747126" calcext:value-type="float">
            <text:p>9747126</text:p>
          </table:table-cell>
          <table:table-cell table:formula="of:=[.C642]-[.B642]" office:value-type="float" office:value="1250" calcext:value-type="float">
            <text:p>1250</text:p>
          </table:table-cell>
          <table:table-cell table:formula="of:=[.D642]-[.A642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9759659" calcext:value-type="float">
            <text:p>9759659</text:p>
          </table:table-cell>
          <table:table-cell office:value-type="float" office:value="9760267" calcext:value-type="float">
            <text:p>9760267</text:p>
          </table:table-cell>
          <table:table-cell office:value-type="float" office:value="9761517" calcext:value-type="float">
            <text:p>9761517</text:p>
          </table:table-cell>
          <table:table-cell office:value-type="float" office:value="9761772" calcext:value-type="float">
            <text:p>9761772</text:p>
          </table:table-cell>
          <table:table-cell table:formula="of:=[.C643]-[.B643]" office:value-type="float" office:value="1250" calcext:value-type="float">
            <text:p>1250</text:p>
          </table:table-cell>
          <table:table-cell table:formula="of:=[.D643]-[.A643]" office:value-type="float" office:value="2113" calcext:value-type="float">
            <text:p>2113</text:p>
          </table:table-cell>
          <table:table-cell table:number-columns-repeated="5"/>
        </table:table-row>
        <table:table-row table:style-name="ro1">
          <table:table-cell office:value-type="float" office:value="9774284" calcext:value-type="float">
            <text:p>9774284</text:p>
          </table:table-cell>
          <table:table-cell office:value-type="float" office:value="9774811" calcext:value-type="float">
            <text:p>9774811</text:p>
          </table:table-cell>
          <table:table-cell office:value-type="float" office:value="9776070" calcext:value-type="float">
            <text:p>9776070</text:p>
          </table:table-cell>
          <table:table-cell office:value-type="float" office:value="9776331" calcext:value-type="float">
            <text:p>9776331</text:p>
          </table:table-cell>
          <table:table-cell table:formula="of:=[.C644]-[.B644]" office:value-type="float" office:value="1259" calcext:value-type="float">
            <text:p>1259</text:p>
          </table:table-cell>
          <table:table-cell table:formula="of:=[.D644]-[.A644]" office:value-type="float" office:value="2047" calcext:value-type="float">
            <text:p>2047</text:p>
          </table:table-cell>
          <table:table-cell table:number-columns-repeated="5"/>
        </table:table-row>
        <table:table-row table:style-name="ro1">
          <table:table-cell office:value-type="float" office:value="9789017" calcext:value-type="float">
            <text:p>9789017</text:p>
          </table:table-cell>
          <table:table-cell office:value-type="float" office:value="9789589" calcext:value-type="float">
            <text:p>9789589</text:p>
          </table:table-cell>
          <table:table-cell office:value-type="float" office:value="9790827" calcext:value-type="float">
            <text:p>9790827</text:p>
          </table:table-cell>
          <table:table-cell office:value-type="float" office:value="9791101" calcext:value-type="float">
            <text:p>9791101</text:p>
          </table:table-cell>
          <table:table-cell table:formula="of:=[.C645]-[.B645]" office:value-type="float" office:value="1238" calcext:value-type="float">
            <text:p>1238</text:p>
          </table:table-cell>
          <table:table-cell table:formula="of:=[.D645]-[.A645]" office:value-type="float" office:value="2084" calcext:value-type="float">
            <text:p>2084</text:p>
          </table:table-cell>
          <table:table-cell table:number-columns-repeated="5"/>
        </table:table-row>
        <table:table-row table:style-name="ro1">
          <table:table-cell office:value-type="float" office:value="9803706" calcext:value-type="float">
            <text:p>9803706</text:p>
          </table:table-cell>
          <table:table-cell office:value-type="float" office:value="9804239" calcext:value-type="float">
            <text:p>9804239</text:p>
          </table:table-cell>
          <table:table-cell office:value-type="float" office:value="9805436" calcext:value-type="float">
            <text:p>9805436</text:p>
          </table:table-cell>
          <table:table-cell office:value-type="float" office:value="9805673" calcext:value-type="float">
            <text:p>9805673</text:p>
          </table:table-cell>
          <table:table-cell table:formula="of:=[.C646]-[.B646]" office:value-type="float" office:value="1197" calcext:value-type="float">
            <text:p>1197</text:p>
          </table:table-cell>
          <table:table-cell table:formula="of:=[.D646]-[.A646]" office:value-type="float" office:value="1967" calcext:value-type="float">
            <text:p>1967</text:p>
          </table:table-cell>
          <table:table-cell table:number-columns-repeated="5"/>
        </table:table-row>
        <table:table-row table:style-name="ro1">
          <table:table-cell office:value-type="float" office:value="9818142" calcext:value-type="float">
            <text:p>9818142</text:p>
          </table:table-cell>
          <table:table-cell office:value-type="float" office:value="9818634" calcext:value-type="float">
            <text:p>9818634</text:p>
          </table:table-cell>
          <table:table-cell office:value-type="float" office:value="9819598" calcext:value-type="float">
            <text:p>9819598</text:p>
          </table:table-cell>
          <table:table-cell office:value-type="float" office:value="9819857" calcext:value-type="float">
            <text:p>9819857</text:p>
          </table:table-cell>
          <table:table-cell table:formula="of:=[.C647]-[.B647]" office:value-type="float" office:value="964" calcext:value-type="float">
            <text:p>964</text:p>
          </table:table-cell>
          <table:table-cell table:formula="of:=[.D647]-[.A647]" office:value-type="float" office:value="1715" calcext:value-type="float">
            <text:p>1715</text:p>
          </table:table-cell>
          <table:table-cell table:number-columns-repeated="5"/>
        </table:table-row>
        <table:table-row table:style-name="ro1">
          <table:table-cell office:value-type="float" office:value="9832350" calcext:value-type="float">
            <text:p>9832350</text:p>
          </table:table-cell>
          <table:table-cell office:value-type="float" office:value="9832890" calcext:value-type="float">
            <text:p>9832890</text:p>
          </table:table-cell>
          <table:table-cell office:value-type="float" office:value="9834131" calcext:value-type="float">
            <text:p>9834131</text:p>
          </table:table-cell>
          <table:table-cell office:value-type="float" office:value="9834380" calcext:value-type="float">
            <text:p>9834380</text:p>
          </table:table-cell>
          <table:table-cell table:formula="of:=[.C648]-[.B648]" office:value-type="float" office:value="1241" calcext:value-type="float">
            <text:p>1241</text:p>
          </table:table-cell>
          <table:table-cell table:formula="of:=[.D648]-[.A648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9846871" calcext:value-type="float">
            <text:p>9846871</text:p>
          </table:table-cell>
          <table:table-cell office:value-type="float" office:value="9847340" calcext:value-type="float">
            <text:p>9847340</text:p>
          </table:table-cell>
          <table:table-cell office:value-type="float" office:value="9848576" calcext:value-type="float">
            <text:p>9848576</text:p>
          </table:table-cell>
          <table:table-cell office:value-type="float" office:value="9848829" calcext:value-type="float">
            <text:p>9848829</text:p>
          </table:table-cell>
          <table:table-cell table:formula="of:=[.C649]-[.B649]" office:value-type="float" office:value="1236" calcext:value-type="float">
            <text:p>1236</text:p>
          </table:table-cell>
          <table:table-cell table:formula="of:=[.D649]-[.A649]" office:value-type="float" office:value="1958" calcext:value-type="float">
            <text:p>1958</text:p>
          </table:table-cell>
          <table:table-cell table:number-columns-repeated="5"/>
        </table:table-row>
        <table:table-row table:style-name="ro1">
          <table:table-cell office:value-type="float" office:value="9861320" calcext:value-type="float">
            <text:p>9861320</text:p>
          </table:table-cell>
          <table:table-cell office:value-type="float" office:value="9861817" calcext:value-type="float">
            <text:p>9861817</text:p>
          </table:table-cell>
          <table:table-cell office:value-type="float" office:value="9863078" calcext:value-type="float">
            <text:p>9863078</text:p>
          </table:table-cell>
          <table:table-cell office:value-type="float" office:value="9863324" calcext:value-type="float">
            <text:p>9863324</text:p>
          </table:table-cell>
          <table:table-cell table:formula="of:=[.C650]-[.B650]" office:value-type="float" office:value="1261" calcext:value-type="float">
            <text:p>1261</text:p>
          </table:table-cell>
          <table:table-cell table:formula="of:=[.D650]-[.A650]" office:value-type="float" office:value="2004" calcext:value-type="float">
            <text:p>2004</text:p>
          </table:table-cell>
          <table:table-cell table:number-columns-repeated="5"/>
        </table:table-row>
        <table:table-row table:style-name="ro1">
          <table:table-cell office:value-type="float" office:value="9875807" calcext:value-type="float">
            <text:p>9875807</text:p>
          </table:table-cell>
          <table:table-cell office:value-type="float" office:value="9876356" calcext:value-type="float">
            <text:p>9876356</text:p>
          </table:table-cell>
          <table:table-cell office:value-type="float" office:value="9877612" calcext:value-type="float">
            <text:p>9877612</text:p>
          </table:table-cell>
          <table:table-cell office:value-type="float" office:value="9877862" calcext:value-type="float">
            <text:p>9877862</text:p>
          </table:table-cell>
          <table:table-cell table:formula="of:=[.C651]-[.B651]" office:value-type="float" office:value="1256" calcext:value-type="float">
            <text:p>1256</text:p>
          </table:table-cell>
          <table:table-cell table:formula="of:=[.D651]-[.A651]" office:value-type="float" office:value="2055" calcext:value-type="float">
            <text:p>2055</text:p>
          </table:table-cell>
          <table:table-cell table:number-columns-repeated="5"/>
        </table:table-row>
        <table:table-row table:style-name="ro1">
          <table:table-cell office:value-type="float" office:value="9890285" calcext:value-type="float">
            <text:p>9890285</text:p>
          </table:table-cell>
          <table:table-cell office:value-type="float" office:value="9890841" calcext:value-type="float">
            <text:p>9890841</text:p>
          </table:table-cell>
          <table:table-cell office:value-type="float" office:value="9892087" calcext:value-type="float">
            <text:p>9892087</text:p>
          </table:table-cell>
          <table:table-cell office:value-type="float" office:value="9892338" calcext:value-type="float">
            <text:p>9892338</text:p>
          </table:table-cell>
          <table:table-cell table:formula="of:=[.C652]-[.B652]" office:value-type="float" office:value="1246" calcext:value-type="float">
            <text:p>1246</text:p>
          </table:table-cell>
          <table:table-cell table:formula="of:=[.D652]-[.A652]"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float" office:value="9904891" calcext:value-type="float">
            <text:p>9904891</text:p>
          </table:table-cell>
          <table:table-cell office:value-type="float" office:value="9905497" calcext:value-type="float">
            <text:p>9905497</text:p>
          </table:table-cell>
          <table:table-cell office:value-type="float" office:value="9906745" calcext:value-type="float">
            <text:p>9906745</text:p>
          </table:table-cell>
          <table:table-cell office:value-type="float" office:value="9907046" calcext:value-type="float">
            <text:p>9907046</text:p>
          </table:table-cell>
          <table:table-cell table:formula="of:=[.C653]-[.B653]" office:value-type="float" office:value="1248" calcext:value-type="float">
            <text:p>1248</text:p>
          </table:table-cell>
          <table:table-cell table:formula="of:=[.D653]-[.A653]" office:value-type="float" office:value="2155" calcext:value-type="float">
            <text:p>2155</text:p>
          </table:table-cell>
          <table:table-cell table:number-columns-repeated="5"/>
        </table:table-row>
        <table:table-row table:style-name="ro1">
          <table:table-cell office:value-type="float" office:value="9919898" calcext:value-type="float">
            <text:p>9919898</text:p>
          </table:table-cell>
          <table:table-cell office:value-type="float" office:value="9920376" calcext:value-type="float">
            <text:p>9920376</text:p>
          </table:table-cell>
          <table:table-cell office:value-type="float" office:value="9921690" calcext:value-type="float">
            <text:p>9921690</text:p>
          </table:table-cell>
          <table:table-cell office:value-type="float" office:value="9921937" calcext:value-type="float">
            <text:p>9921937</text:p>
          </table:table-cell>
          <table:table-cell table:formula="of:=[.C654]-[.B654]" office:value-type="float" office:value="1314" calcext:value-type="float">
            <text:p>1314</text:p>
          </table:table-cell>
          <table:table-cell table:formula="of:=[.D654]-[.A654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9934447" calcext:value-type="float">
            <text:p>9934447</text:p>
          </table:table-cell>
          <table:table-cell office:value-type="float" office:value="9934932" calcext:value-type="float">
            <text:p>9934932</text:p>
          </table:table-cell>
          <table:table-cell office:value-type="float" office:value="9936129" calcext:value-type="float">
            <text:p>9936129</text:p>
          </table:table-cell>
          <table:table-cell office:value-type="float" office:value="9936379" calcext:value-type="float">
            <text:p>9936379</text:p>
          </table:table-cell>
          <table:table-cell table:formula="of:=[.C655]-[.B655]" office:value-type="float" office:value="1197" calcext:value-type="float">
            <text:p>1197</text:p>
          </table:table-cell>
          <table:table-cell table:formula="of:=[.D655]-[.A655]" office:value-type="float" office:value="1932" calcext:value-type="float">
            <text:p>1932</text:p>
          </table:table-cell>
          <table:table-cell table:number-columns-repeated="5"/>
        </table:table-row>
        <table:table-row table:style-name="ro1">
          <table:table-cell office:value-type="float" office:value="9948864" calcext:value-type="float">
            <text:p>9948864</text:p>
          </table:table-cell>
          <table:table-cell office:value-type="float" office:value="9949415" calcext:value-type="float">
            <text:p>9949415</text:p>
          </table:table-cell>
          <table:table-cell office:value-type="float" office:value="9950670" calcext:value-type="float">
            <text:p>9950670</text:p>
          </table:table-cell>
          <table:table-cell office:value-type="float" office:value="9950922" calcext:value-type="float">
            <text:p>9950922</text:p>
          </table:table-cell>
          <table:table-cell table:formula="of:=[.C656]-[.B656]" office:value-type="float" office:value="1255" calcext:value-type="float">
            <text:p>1255</text:p>
          </table:table-cell>
          <table:table-cell table:formula="of:=[.D656]-[.A656]" office:value-type="float" office:value="2058" calcext:value-type="float">
            <text:p>2058</text:p>
          </table:table-cell>
          <table:table-cell table:number-columns-repeated="5"/>
        </table:table-row>
        <table:table-row table:style-name="ro1">
          <table:table-cell office:value-type="float" office:value="9963566" calcext:value-type="float">
            <text:p>9963566</text:p>
          </table:table-cell>
          <table:table-cell office:value-type="float" office:value="9964096" calcext:value-type="float">
            <text:p>9964096</text:p>
          </table:table-cell>
          <table:table-cell office:value-type="float" office:value="9965337" calcext:value-type="float">
            <text:p>9965337</text:p>
          </table:table-cell>
          <table:table-cell office:value-type="float" office:value="9965586" calcext:value-type="float">
            <text:p>9965586</text:p>
          </table:table-cell>
          <table:table-cell table:formula="of:=[.C657]-[.B657]" office:value-type="float" office:value="1241" calcext:value-type="float">
            <text:p>1241</text:p>
          </table:table-cell>
          <table:table-cell table:formula="of:=[.D657]-[.A657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9978133" calcext:value-type="float">
            <text:p>9978133</text:p>
          </table:table-cell>
          <table:table-cell office:value-type="float" office:value="9978662" calcext:value-type="float">
            <text:p>9978662</text:p>
          </table:table-cell>
          <table:table-cell office:value-type="float" office:value="9979905" calcext:value-type="float">
            <text:p>9979905</text:p>
          </table:table-cell>
          <table:table-cell office:value-type="float" office:value="9980154" calcext:value-type="float">
            <text:p>9980154</text:p>
          </table:table-cell>
          <table:table-cell table:formula="of:=[.C658]-[.B658]" office:value-type="float" office:value="1243" calcext:value-type="float">
            <text:p>1243</text:p>
          </table:table-cell>
          <table:table-cell table:formula="of:=[.D658]-[.A658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9992686" calcext:value-type="float">
            <text:p>9992686</text:p>
          </table:table-cell>
          <table:table-cell office:value-type="float" office:value="9993161" calcext:value-type="float">
            <text:p>9993161</text:p>
          </table:table-cell>
          <table:table-cell office:value-type="float" office:value="9994411" calcext:value-type="float">
            <text:p>9994411</text:p>
          </table:table-cell>
          <table:table-cell office:value-type="float" office:value="9994658" calcext:value-type="float">
            <text:p>9994658</text:p>
          </table:table-cell>
          <table:table-cell table:formula="of:=[.C659]-[.B659]" office:value-type="float" office:value="1250" calcext:value-type="float">
            <text:p>1250</text:p>
          </table:table-cell>
          <table:table-cell table:formula="of:=[.D659]-[.A659]" office:value-type="float" office:value="1972" calcext:value-type="float">
            <text:p>1972</text:p>
          </table:table-cell>
          <table:table-cell table:number-columns-repeated="5"/>
        </table:table-row>
        <table:table-row table:style-name="ro1">
          <table:table-cell office:value-type="float" office:value="10007165" calcext:value-type="float">
            <text:p>10007165</text:p>
          </table:table-cell>
          <table:table-cell office:value-type="float" office:value="10007687" calcext:value-type="float">
            <text:p>10007687</text:p>
          </table:table-cell>
          <table:table-cell office:value-type="float" office:value="10008930" calcext:value-type="float">
            <text:p>10008930</text:p>
          </table:table-cell>
          <table:table-cell office:value-type="float" office:value="10009180" calcext:value-type="float">
            <text:p>10009180</text:p>
          </table:table-cell>
          <table:table-cell table:formula="of:=[.C660]-[.B660]" office:value-type="float" office:value="1243" calcext:value-type="float">
            <text:p>1243</text:p>
          </table:table-cell>
          <table:table-cell table:formula="of:=[.D660]-[.A660]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021774" calcext:value-type="float">
            <text:p>10021774</text:p>
          </table:table-cell>
          <table:table-cell office:value-type="float" office:value="10022371" calcext:value-type="float">
            <text:p>10022371</text:p>
          </table:table-cell>
          <table:table-cell office:value-type="float" office:value="10023618" calcext:value-type="float">
            <text:p>10023618</text:p>
          </table:table-cell>
          <table:table-cell office:value-type="float" office:value="10023895" calcext:value-type="float">
            <text:p>10023895</text:p>
          </table:table-cell>
          <table:table-cell table:formula="of:=[.C661]-[.B661]" office:value-type="float" office:value="1247" calcext:value-type="float">
            <text:p>1247</text:p>
          </table:table-cell>
          <table:table-cell table:formula="of:=[.D661]-[.A661]" office:value-type="float" office:value="2121" calcext:value-type="float">
            <text:p>2121</text:p>
          </table:table-cell>
          <table:table-cell table:number-columns-repeated="5"/>
        </table:table-row>
        <table:table-row table:style-name="ro1">
          <table:table-cell office:value-type="float" office:value="10036670" calcext:value-type="float">
            <text:p>10036670</text:p>
          </table:table-cell>
          <table:table-cell office:value-type="float" office:value="10037295" calcext:value-type="float">
            <text:p>10037295</text:p>
          </table:table-cell>
          <table:table-cell office:value-type="float" office:value="10038540" calcext:value-type="float">
            <text:p>10038540</text:p>
          </table:table-cell>
          <table:table-cell office:value-type="float" office:value="10038821" calcext:value-type="float">
            <text:p>10038821</text:p>
          </table:table-cell>
          <table:table-cell table:formula="of:=[.C662]-[.B662]" office:value-type="float" office:value="1245" calcext:value-type="float">
            <text:p>1245</text:p>
          </table:table-cell>
          <table:table-cell table:formula="of:=[.D662]-[.A662]" office:value-type="float" office:value="2151" calcext:value-type="float">
            <text:p>2151</text:p>
          </table:table-cell>
          <table:table-cell table:number-columns-repeated="5"/>
        </table:table-row>
        <table:table-row table:style-name="ro1">
          <table:table-cell office:value-type="float" office:value="10051430" calcext:value-type="float">
            <text:p>10051430</text:p>
          </table:table-cell>
          <table:table-cell office:value-type="float" office:value="10051968" calcext:value-type="float">
            <text:p>10051968</text:p>
          </table:table-cell>
          <table:table-cell office:value-type="float" office:value="10052759" calcext:value-type="float">
            <text:p>10052759</text:p>
          </table:table-cell>
          <table:table-cell office:value-type="float" office:value="10053006" calcext:value-type="float">
            <text:p>10053006</text:p>
          </table:table-cell>
          <table:table-cell table:formula="of:=[.C663]-[.B663]" office:value-type="float" office:value="791" calcext:value-type="float">
            <text:p>791</text:p>
          </table:table-cell>
          <table:table-cell table:formula="of:=[.D663]-[.A663]" office:value-type="float" office:value="1576" calcext:value-type="float">
            <text:p>1576</text:p>
          </table:table-cell>
          <table:table-cell table:number-columns-repeated="5"/>
        </table:table-row>
        <table:table-row table:style-name="ro1">
          <table:table-cell office:value-type="float" office:value="10065502" calcext:value-type="float">
            <text:p>10065502</text:p>
          </table:table-cell>
          <table:table-cell office:value-type="float" office:value="10066046" calcext:value-type="float">
            <text:p>10066046</text:p>
          </table:table-cell>
          <table:table-cell office:value-type="float" office:value="10067294" calcext:value-type="float">
            <text:p>10067294</text:p>
          </table:table-cell>
          <table:table-cell office:value-type="float" office:value="10067570" calcext:value-type="float">
            <text:p>10067570</text:p>
          </table:table-cell>
          <table:table-cell table:formula="of:=[.C664]-[.B664]" office:value-type="float" office:value="1248" calcext:value-type="float">
            <text:p>1248</text:p>
          </table:table-cell>
          <table:table-cell table:formula="of:=[.D664]-[.A664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10080055" calcext:value-type="float">
            <text:p>10080055</text:p>
          </table:table-cell>
          <table:table-cell office:value-type="float" office:value="10080579" calcext:value-type="float">
            <text:p>10080579</text:p>
          </table:table-cell>
          <table:table-cell office:value-type="float" office:value="10081820" calcext:value-type="float">
            <text:p>10081820</text:p>
          </table:table-cell>
          <table:table-cell office:value-type="float" office:value="10082068" calcext:value-type="float">
            <text:p>10082068</text:p>
          </table:table-cell>
          <table:table-cell table:formula="of:=[.C665]-[.B665]" office:value-type="float" office:value="1241" calcext:value-type="float">
            <text:p>1241</text:p>
          </table:table-cell>
          <table:table-cell table:formula="of:=[.D665]-[.A665]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0094544" calcext:value-type="float">
            <text:p>10094544</text:p>
          </table:table-cell>
          <table:table-cell office:value-type="float" office:value="10095039" calcext:value-type="float">
            <text:p>10095039</text:p>
          </table:table-cell>
          <table:table-cell office:value-type="float" office:value="10096281" calcext:value-type="float">
            <text:p>10096281</text:p>
          </table:table-cell>
          <table:table-cell office:value-type="float" office:value="10096527" calcext:value-type="float">
            <text:p>10096527</text:p>
          </table:table-cell>
          <table:table-cell table:formula="of:=[.C666]-[.B666]" office:value-type="float" office:value="1242" calcext:value-type="float">
            <text:p>1242</text:p>
          </table:table-cell>
          <table:table-cell table:formula="of:=[.D666]-[.A666]"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float" office:value="10108934" calcext:value-type="float">
            <text:p>10108934</text:p>
          </table:table-cell>
          <table:table-cell office:value-type="float" office:value="10109466" calcext:value-type="float">
            <text:p>10109466</text:p>
          </table:table-cell>
          <table:table-cell office:value-type="float" office:value="10110717" calcext:value-type="float">
            <text:p>10110717</text:p>
          </table:table-cell>
          <table:table-cell office:value-type="float" office:value="10110964" calcext:value-type="float">
            <text:p>10110964</text:p>
          </table:table-cell>
          <table:table-cell table:formula="of:=[.C667]-[.B667]" office:value-type="float" office:value="1251" calcext:value-type="float">
            <text:p>1251</text:p>
          </table:table-cell>
          <table:table-cell table:formula="of:=[.D667]-[.A667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10123377" calcext:value-type="float">
            <text:p>10123377</text:p>
          </table:table-cell>
          <table:table-cell office:value-type="float" office:value="10123925" calcext:value-type="float">
            <text:p>10123925</text:p>
          </table:table-cell>
          <table:table-cell office:value-type="float" office:value="10125182" calcext:value-type="float">
            <text:p>10125182</text:p>
          </table:table-cell>
          <table:table-cell office:value-type="float" office:value="10125427" calcext:value-type="float">
            <text:p>10125427</text:p>
          </table:table-cell>
          <table:table-cell table:formula="of:=[.C668]-[.B668]" office:value-type="float" office:value="1257" calcext:value-type="float">
            <text:p>1257</text:p>
          </table:table-cell>
          <table:table-cell table:formula="of:=[.D668]-[.A668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10137935" calcext:value-type="float">
            <text:p>10137935</text:p>
          </table:table-cell>
          <table:table-cell office:value-type="float" office:value="10138431" calcext:value-type="float">
            <text:p>10138431</text:p>
          </table:table-cell>
          <table:table-cell office:value-type="float" office:value="10139686" calcext:value-type="float">
            <text:p>10139686</text:p>
          </table:table-cell>
          <table:table-cell office:value-type="float" office:value="10139973" calcext:value-type="float">
            <text:p>10139973</text:p>
          </table:table-cell>
          <table:table-cell table:formula="of:=[.C669]-[.B669]" office:value-type="float" office:value="1255" calcext:value-type="float">
            <text:p>1255</text:p>
          </table:table-cell>
          <table:table-cell table:formula="of:=[.D669]-[.A669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10152683" calcext:value-type="float">
            <text:p>10152683</text:p>
          </table:table-cell>
          <table:table-cell office:value-type="float" office:value="10153199" calcext:value-type="float">
            <text:p>10153199</text:p>
          </table:table-cell>
          <table:table-cell office:value-type="float" office:value="10155337" calcext:value-type="float">
            <text:p>10155337</text:p>
          </table:table-cell>
          <table:table-cell office:value-type="float" office:value="10156104" calcext:value-type="float">
            <text:p>10156104</text:p>
          </table:table-cell>
          <table:table-cell table:formula="of:=[.C670]-[.B670]" office:value-type="float" office:value="2138" calcext:value-type="float">
            <text:p>2138</text:p>
          </table:table-cell>
          <table:table-cell table:formula="of:=[.D670]-[.A670]" office:value-type="float" office:value="3421" calcext:value-type="float">
            <text:p>3421</text:p>
          </table:table-cell>
          <table:table-cell table:number-columns-repeated="5"/>
        </table:table-row>
        <table:table-row table:style-name="ro1">
          <table:table-cell office:value-type="float" office:value="10168743" calcext:value-type="float">
            <text:p>10168743</text:p>
          </table:table-cell>
          <table:table-cell office:value-type="float" office:value="10169330" calcext:value-type="float">
            <text:p>10169330</text:p>
          </table:table-cell>
          <table:table-cell office:value-type="float" office:value="10170571" calcext:value-type="float">
            <text:p>10170571</text:p>
          </table:table-cell>
          <table:table-cell office:value-type="float" office:value="10170813" calcext:value-type="float">
            <text:p>10170813</text:p>
          </table:table-cell>
          <table:table-cell table:formula="of:=[.C671]-[.B671]" office:value-type="float" office:value="1241" calcext:value-type="float">
            <text:p>1241</text:p>
          </table:table-cell>
          <table:table-cell table:formula="of:=[.D671]-[.A671]" office:value-type="float" office:value="2070" calcext:value-type="float">
            <text:p>2070</text:p>
          </table:table-cell>
          <table:table-cell table:number-columns-repeated="5"/>
        </table:table-row>
        <table:table-row table:style-name="ro1">
          <table:table-cell office:value-type="float" office:value="10183412" calcext:value-type="float">
            <text:p>10183412</text:p>
          </table:table-cell>
          <table:table-cell office:value-type="float" office:value="10184014" calcext:value-type="float">
            <text:p>10184014</text:p>
          </table:table-cell>
          <table:table-cell office:value-type="float" office:value="10185928" calcext:value-type="float">
            <text:p>10185928</text:p>
          </table:table-cell>
          <table:table-cell office:value-type="float" office:value="10186171" calcext:value-type="float">
            <text:p>10186171</text:p>
          </table:table-cell>
          <table:table-cell table:formula="of:=[.C672]-[.B672]" office:value-type="float" office:value="1914" calcext:value-type="float">
            <text:p>1914</text:p>
          </table:table-cell>
          <table:table-cell table:formula="of:=[.D672]-[.A672]" office:value-type="float" office:value="2759" calcext:value-type="float">
            <text:p>2759</text:p>
          </table:table-cell>
          <table:table-cell table:number-columns-repeated="5"/>
        </table:table-row>
        <table:table-row table:style-name="ro1">
          <table:table-cell office:value-type="float" office:value="10198692" calcext:value-type="float">
            <text:p>10198692</text:p>
          </table:table-cell>
          <table:table-cell office:value-type="float" office:value="10199246" calcext:value-type="float">
            <text:p>10199246</text:p>
          </table:table-cell>
          <table:table-cell office:value-type="float" office:value="10200499" calcext:value-type="float">
            <text:p>10200499</text:p>
          </table:table-cell>
          <table:table-cell office:value-type="float" office:value="10200754" calcext:value-type="float">
            <text:p>10200754</text:p>
          </table:table-cell>
          <table:table-cell table:formula="of:=[.C673]-[.B673]" office:value-type="float" office:value="1253" calcext:value-type="float">
            <text:p>1253</text:p>
          </table:table-cell>
          <table:table-cell table:formula="of:=[.D673]-[.A673]" office:value-type="float" office:value="2062" calcext:value-type="float">
            <text:p>2062</text:p>
          </table:table-cell>
          <table:table-cell table:number-columns-repeated="5"/>
        </table:table-row>
        <table:table-row table:style-name="ro1">
          <table:table-cell office:value-type="float" office:value="10213236" calcext:value-type="float">
            <text:p>10213236</text:p>
          </table:table-cell>
          <table:table-cell office:value-type="float" office:value="10213779" calcext:value-type="float">
            <text:p>10213779</text:p>
          </table:table-cell>
          <table:table-cell office:value-type="float" office:value="10215014" calcext:value-type="float">
            <text:p>10215014</text:p>
          </table:table-cell>
          <table:table-cell office:value-type="float" office:value="10215259" calcext:value-type="float">
            <text:p>10215259</text:p>
          </table:table-cell>
          <table:table-cell table:formula="of:=[.C674]-[.B674]" office:value-type="float" office:value="1235" calcext:value-type="float">
            <text:p>1235</text:p>
          </table:table-cell>
          <table:table-cell table:formula="of:=[.D674]-[.A674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10227687" calcext:value-type="float">
            <text:p>10227687</text:p>
          </table:table-cell>
          <table:table-cell office:value-type="float" office:value="10228208" calcext:value-type="float">
            <text:p>10228208</text:p>
          </table:table-cell>
          <table:table-cell office:value-type="float" office:value="10229464" calcext:value-type="float">
            <text:p>10229464</text:p>
          </table:table-cell>
          <table:table-cell office:value-type="float" office:value="10229714" calcext:value-type="float">
            <text:p>10229714</text:p>
          </table:table-cell>
          <table:table-cell table:formula="of:=[.C675]-[.B675]" office:value-type="float" office:value="1256" calcext:value-type="float">
            <text:p>1256</text:p>
          </table:table-cell>
          <table:table-cell table:formula="of:=[.D675]-[.A675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10242126" calcext:value-type="float">
            <text:p>10242126</text:p>
          </table:table-cell>
          <table:table-cell office:value-type="float" office:value="10242622" calcext:value-type="float">
            <text:p>10242622</text:p>
          </table:table-cell>
          <table:table-cell office:value-type="float" office:value="10243866" calcext:value-type="float">
            <text:p>10243866</text:p>
          </table:table-cell>
          <table:table-cell office:value-type="float" office:value="10244118" calcext:value-type="float">
            <text:p>10244118</text:p>
          </table:table-cell>
          <table:table-cell table:formula="of:=[.C676]-[.B676]" office:value-type="float" office:value="1244" calcext:value-type="float">
            <text:p>1244</text:p>
          </table:table-cell>
          <table:table-cell table:formula="of:=[.D676]-[.A676]"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10256605" calcext:value-type="float">
            <text:p>10256605</text:p>
          </table:table-cell>
          <table:table-cell office:value-type="float" office:value="10257146" calcext:value-type="float">
            <text:p>10257146</text:p>
          </table:table-cell>
          <table:table-cell office:value-type="float" office:value="10258405" calcext:value-type="float">
            <text:p>10258405</text:p>
          </table:table-cell>
          <table:table-cell office:value-type="float" office:value="10258659" calcext:value-type="float">
            <text:p>10258659</text:p>
          </table:table-cell>
          <table:table-cell table:formula="of:=[.C677]-[.B677]" office:value-type="float" office:value="1259" calcext:value-type="float">
            <text:p>1259</text:p>
          </table:table-cell>
          <table:table-cell table:formula="of:=[.D677]-[.A677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10271324" calcext:value-type="float">
            <text:p>10271324</text:p>
          </table:table-cell>
          <table:table-cell office:value-type="float" office:value="10271881" calcext:value-type="float">
            <text:p>10271881</text:p>
          </table:table-cell>
          <table:table-cell office:value-type="float" office:value="10273134" calcext:value-type="float">
            <text:p>10273134</text:p>
          </table:table-cell>
          <table:table-cell office:value-type="float" office:value="10273400" calcext:value-type="float">
            <text:p>10273400</text:p>
          </table:table-cell>
          <table:table-cell table:formula="of:=[.C678]-[.B678]" office:value-type="float" office:value="1253" calcext:value-type="float">
            <text:p>1253</text:p>
          </table:table-cell>
          <table:table-cell table:formula="of:=[.D678]-[.A678]" office:value-type="float" office:value="2076" calcext:value-type="float">
            <text:p>2076</text:p>
          </table:table-cell>
          <table:table-cell table:number-columns-repeated="5"/>
        </table:table-row>
        <table:table-row table:style-name="ro1">
          <table:table-cell office:value-type="float" office:value="10286058" calcext:value-type="float">
            <text:p>10286058</text:p>
          </table:table-cell>
          <table:table-cell office:value-type="float" office:value="10286563" calcext:value-type="float">
            <text:p>10286563</text:p>
          </table:table-cell>
          <table:table-cell office:value-type="float" office:value="10287821" calcext:value-type="float">
            <text:p>10287821</text:p>
          </table:table-cell>
          <table:table-cell office:value-type="float" office:value="10288069" calcext:value-type="float">
            <text:p>10288069</text:p>
          </table:table-cell>
          <table:table-cell table:formula="of:=[.C679]-[.B679]" office:value-type="float" office:value="1258" calcext:value-type="float">
            <text:p>1258</text:p>
          </table:table-cell>
          <table:table-cell table:formula="of:=[.D679]-[.A679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0300567" calcext:value-type="float">
            <text:p>10300567</text:p>
          </table:table-cell>
          <table:table-cell office:value-type="float" office:value="10301063" calcext:value-type="float">
            <text:p>10301063</text:p>
          </table:table-cell>
          <table:table-cell office:value-type="float" office:value="10302307" calcext:value-type="float">
            <text:p>10302307</text:p>
          </table:table-cell>
          <table:table-cell office:value-type="float" office:value="10302552" calcext:value-type="float">
            <text:p>10302552</text:p>
          </table:table-cell>
          <table:table-cell table:formula="of:=[.C680]-[.B680]" office:value-type="float" office:value="1244" calcext:value-type="float">
            <text:p>1244</text:p>
          </table:table-cell>
          <table:table-cell table:formula="of:=[.D680]-[.A680]" office:value-type="float" office:value="1985" calcext:value-type="float">
            <text:p>1985</text:p>
          </table:table-cell>
          <table:table-cell table:number-columns-repeated="5"/>
        </table:table-row>
        <table:table-row table:style-name="ro1">
          <table:table-cell office:value-type="float" office:value="10315030" calcext:value-type="float">
            <text:p>10315030</text:p>
          </table:table-cell>
          <table:table-cell office:value-type="float" office:value="10315614" calcext:value-type="float">
            <text:p>10315614</text:p>
          </table:table-cell>
          <table:table-cell office:value-type="float" office:value="10316859" calcext:value-type="float">
            <text:p>10316859</text:p>
          </table:table-cell>
          <table:table-cell office:value-type="float" office:value="10317110" calcext:value-type="float">
            <text:p>10317110</text:p>
          </table:table-cell>
          <table:table-cell table:formula="of:=[.C681]-[.B681]" office:value-type="float" office:value="1245" calcext:value-type="float">
            <text:p>1245</text:p>
          </table:table-cell>
          <table:table-cell table:formula="of:=[.D681]-[.A681]" office:value-type="float" office:value="2080" calcext:value-type="float">
            <text:p>2080</text:p>
          </table:table-cell>
          <table:table-cell table:number-columns-repeated="5"/>
        </table:table-row>
        <table:table-row table:style-name="ro1">
          <table:table-cell office:value-type="float" office:value="10329604" calcext:value-type="float">
            <text:p>10329604</text:p>
          </table:table-cell>
          <table:table-cell office:value-type="float" office:value="10330174" calcext:value-type="float">
            <text:p>10330174</text:p>
          </table:table-cell>
          <table:table-cell office:value-type="float" office:value="10331440" calcext:value-type="float">
            <text:p>10331440</text:p>
          </table:table-cell>
          <table:table-cell office:value-type="float" office:value="10331693" calcext:value-type="float">
            <text:p>10331693</text:p>
          </table:table-cell>
          <table:table-cell table:formula="of:=[.C682]-[.B682]" office:value-type="float" office:value="1266" calcext:value-type="float">
            <text:p>1266</text:p>
          </table:table-cell>
          <table:table-cell table:formula="of:=[.D682]-[.A682]" office:value-type="float" office:value="2089" calcext:value-type="float">
            <text:p>2089</text:p>
          </table:table-cell>
          <table:table-cell table:number-columns-repeated="5"/>
        </table:table-row>
        <table:table-row table:style-name="ro1">
          <table:table-cell office:value-type="float" office:value="10344173" calcext:value-type="float">
            <text:p>10344173</text:p>
          </table:table-cell>
          <table:table-cell office:value-type="float" office:value="10344714" calcext:value-type="float">
            <text:p>10344714</text:p>
          </table:table-cell>
          <table:table-cell office:value-type="float" office:value="10345954" calcext:value-type="float">
            <text:p>10345954</text:p>
          </table:table-cell>
          <table:table-cell office:value-type="float" office:value="10346202" calcext:value-type="float">
            <text:p>10346202</text:p>
          </table:table-cell>
          <table:table-cell table:formula="of:=[.C683]-[.B683]" office:value-type="float" office:value="1240" calcext:value-type="float">
            <text:p>1240</text:p>
          </table:table-cell>
          <table:table-cell table:formula="of:=[.D683]-[.A683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10358614" calcext:value-type="float">
            <text:p>10358614</text:p>
          </table:table-cell>
          <table:table-cell office:value-type="float" office:value="10359143" calcext:value-type="float">
            <text:p>10359143</text:p>
          </table:table-cell>
          <table:table-cell office:value-type="float" office:value="10360378" calcext:value-type="float">
            <text:p>10360378</text:p>
          </table:table-cell>
          <table:table-cell office:value-type="float" office:value="10360630" calcext:value-type="float">
            <text:p>10360630</text:p>
          </table:table-cell>
          <table:table-cell table:formula="of:=[.C684]-[.B684]" office:value-type="float" office:value="1235" calcext:value-type="float">
            <text:p>1235</text:p>
          </table:table-cell>
          <table:table-cell table:formula="of:=[.D684]-[.A684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0373053" calcext:value-type="float">
            <text:p>10373053</text:p>
          </table:table-cell>
          <table:table-cell office:value-type="float" office:value="10373572" calcext:value-type="float">
            <text:p>10373572</text:p>
          </table:table-cell>
          <table:table-cell office:value-type="float" office:value="10374825" calcext:value-type="float">
            <text:p>10374825</text:p>
          </table:table-cell>
          <table:table-cell office:value-type="float" office:value="10375072" calcext:value-type="float">
            <text:p>10375072</text:p>
          </table:table-cell>
          <table:table-cell table:formula="of:=[.C685]-[.B685]" office:value-type="float" office:value="1253" calcext:value-type="float">
            <text:p>1253</text:p>
          </table:table-cell>
          <table:table-cell table:formula="of:=[.D685]-[.A685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10387687" calcext:value-type="float">
            <text:p>10387687</text:p>
          </table:table-cell>
          <table:table-cell office:value-type="float" office:value="10388237" calcext:value-type="float">
            <text:p>10388237</text:p>
          </table:table-cell>
          <table:table-cell office:value-type="float" office:value="10389492" calcext:value-type="float">
            <text:p>10389492</text:p>
          </table:table-cell>
          <table:table-cell office:value-type="float" office:value="10389793" calcext:value-type="float">
            <text:p>10389793</text:p>
          </table:table-cell>
          <table:table-cell table:formula="of:=[.C686]-[.B686]" office:value-type="float" office:value="1255" calcext:value-type="float">
            <text:p>1255</text:p>
          </table:table-cell>
          <table:table-cell table:formula="of:=[.D686]-[.A686]" office:value-type="float" office:value="2106" calcext:value-type="float">
            <text:p>2106</text:p>
          </table:table-cell>
          <table:table-cell table:number-columns-repeated="5"/>
        </table:table-row>
        <table:table-row table:style-name="ro1">
          <table:table-cell office:value-type="float" office:value="10402539" calcext:value-type="float">
            <text:p>10402539</text:p>
          </table:table-cell>
          <table:table-cell office:value-type="float" office:value="10403015" calcext:value-type="float">
            <text:p>10403015</text:p>
          </table:table-cell>
          <table:table-cell office:value-type="float" office:value="10404497" calcext:value-type="float">
            <text:p>10404497</text:p>
          </table:table-cell>
          <table:table-cell office:value-type="float" office:value="10404745" calcext:value-type="float">
            <text:p>10404745</text:p>
          </table:table-cell>
          <table:table-cell table:formula="of:=[.C687]-[.B687]" office:value-type="float" office:value="1482" calcext:value-type="float">
            <text:p>1482</text:p>
          </table:table-cell>
          <table:table-cell table:formula="of:=[.D687]-[.A687]" office:value-type="float" office:value="2206" calcext:value-type="float">
            <text:p>2206</text:p>
          </table:table-cell>
          <table:table-cell table:number-columns-repeated="5"/>
        </table:table-row>
        <table:table-row table:style-name="ro1">
          <table:table-cell office:value-type="float" office:value="10417412" calcext:value-type="float">
            <text:p>10417412</text:p>
          </table:table-cell>
          <table:table-cell office:value-type="float" office:value="10417882" calcext:value-type="float">
            <text:p>10417882</text:p>
          </table:table-cell>
          <table:table-cell office:value-type="float" office:value="10418666" calcext:value-type="float">
            <text:p>10418666</text:p>
          </table:table-cell>
          <table:table-cell office:value-type="float" office:value="10418911" calcext:value-type="float">
            <text:p>10418911</text:p>
          </table:table-cell>
          <table:table-cell table:formula="of:=[.C688]-[.B688]" office:value-type="float" office:value="784" calcext:value-type="float">
            <text:p>784</text:p>
          </table:table-cell>
          <table:table-cell table:formula="of:=[.D688]-[.A688]" office:value-type="float" office:value="1499" calcext:value-type="float">
            <text:p>1499</text:p>
          </table:table-cell>
          <table:table-cell table:number-columns-repeated="5"/>
        </table:table-row>
        <table:table-row table:style-name="ro1">
          <table:table-cell office:value-type="float" office:value="10431437" calcext:value-type="float">
            <text:p>10431437</text:p>
          </table:table-cell>
          <table:table-cell office:value-type="float" office:value="10431945" calcext:value-type="float">
            <text:p>10431945</text:p>
          </table:table-cell>
          <table:table-cell office:value-type="float" office:value="10433198" calcext:value-type="float">
            <text:p>10433198</text:p>
          </table:table-cell>
          <table:table-cell office:value-type="float" office:value="10433447" calcext:value-type="float">
            <text:p>10433447</text:p>
          </table:table-cell>
          <table:table-cell table:formula="of:=[.C689]-[.B689]" office:value-type="float" office:value="1253" calcext:value-type="float">
            <text:p>1253</text:p>
          </table:table-cell>
          <table:table-cell table:formula="of:=[.D689]-[.A689]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0445911" calcext:value-type="float">
            <text:p>10445911</text:p>
          </table:table-cell>
          <table:table-cell office:value-type="float" office:value="10446413" calcext:value-type="float">
            <text:p>10446413</text:p>
          </table:table-cell>
          <table:table-cell office:value-type="float" office:value="10447654" calcext:value-type="float">
            <text:p>10447654</text:p>
          </table:table-cell>
          <table:table-cell office:value-type="float" office:value="10447903" calcext:value-type="float">
            <text:p>10447903</text:p>
          </table:table-cell>
          <table:table-cell table:formula="of:=[.C690]-[.B690]" office:value-type="float" office:value="1241" calcext:value-type="float">
            <text:p>1241</text:p>
          </table:table-cell>
          <table:table-cell table:formula="of:=[.D690]-[.A690]"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10460362" calcext:value-type="float">
            <text:p>10460362</text:p>
          </table:table-cell>
          <table:table-cell office:value-type="float" office:value="10460909" calcext:value-type="float">
            <text:p>10460909</text:p>
          </table:table-cell>
          <table:table-cell office:value-type="float" office:value="10462158" calcext:value-type="float">
            <text:p>10462158</text:p>
          </table:table-cell>
          <table:table-cell office:value-type="float" office:value="10462407" calcext:value-type="float">
            <text:p>10462407</text:p>
          </table:table-cell>
          <table:table-cell table:formula="of:=[.C691]-[.B691]" office:value-type="float" office:value="1249" calcext:value-type="float">
            <text:p>1249</text:p>
          </table:table-cell>
          <table:table-cell table:formula="of:=[.D691]-[.A691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10474886" calcext:value-type="float">
            <text:p>10474886</text:p>
          </table:table-cell>
          <table:table-cell office:value-type="float" office:value="10475496" calcext:value-type="float">
            <text:p>10475496</text:p>
          </table:table-cell>
          <table:table-cell office:value-type="float" office:value="10476739" calcext:value-type="float">
            <text:p>10476739</text:p>
          </table:table-cell>
          <table:table-cell office:value-type="float" office:value="10476985" calcext:value-type="float">
            <text:p>10476985</text:p>
          </table:table-cell>
          <table:table-cell table:formula="of:=[.C692]-[.B692]" office:value-type="float" office:value="1243" calcext:value-type="float">
            <text:p>1243</text:p>
          </table:table-cell>
          <table:table-cell table:formula="of:=[.D692]-[.A692]" office:value-type="float" office:value="2099" calcext:value-type="float">
            <text:p>2099</text:p>
          </table:table-cell>
          <table:table-cell table:number-columns-repeated="5"/>
        </table:table-row>
        <table:table-row table:style-name="ro1">
          <table:table-cell office:value-type="float" office:value="10489466" calcext:value-type="float">
            <text:p>10489466</text:p>
          </table:table-cell>
          <table:table-cell office:value-type="float" office:value="10489995" calcext:value-type="float">
            <text:p>10489995</text:p>
          </table:table-cell>
          <table:table-cell office:value-type="float" office:value="10491234" calcext:value-type="float">
            <text:p>10491234</text:p>
          </table:table-cell>
          <table:table-cell office:value-type="float" office:value="10491493" calcext:value-type="float">
            <text:p>10491493</text:p>
          </table:table-cell>
          <table:table-cell table:formula="of:=[.C693]-[.B693]" office:value-type="float" office:value="1239" calcext:value-type="float">
            <text:p>1239</text:p>
          </table:table-cell>
          <table:table-cell table:formula="of:=[.D693]-[.A693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10503991" calcext:value-type="float">
            <text:p>10503991</text:p>
          </table:table-cell>
          <table:table-cell office:value-type="float" office:value="10504546" calcext:value-type="float">
            <text:p>10504546</text:p>
          </table:table-cell>
          <table:table-cell office:value-type="float" office:value="10505799" calcext:value-type="float">
            <text:p>10505799</text:p>
          </table:table-cell>
          <table:table-cell office:value-type="float" office:value="10506072" calcext:value-type="float">
            <text:p>10506072</text:p>
          </table:table-cell>
          <table:table-cell table:formula="of:=[.C694]-[.B694]" office:value-type="float" office:value="1253" calcext:value-type="float">
            <text:p>1253</text:p>
          </table:table-cell>
          <table:table-cell table:formula="of:=[.D694]-[.A694]" office:value-type="float" office:value="2081" calcext:value-type="float">
            <text:p>2081</text:p>
          </table:table-cell>
          <table:table-cell table:number-columns-repeated="5"/>
        </table:table-row>
        <table:table-row table:style-name="ro1">
          <table:table-cell office:value-type="float" office:value="10518720" calcext:value-type="float">
            <text:p>10518720</text:p>
          </table:table-cell>
          <table:table-cell office:value-type="float" office:value="10519289" calcext:value-type="float">
            <text:p>10519289</text:p>
          </table:table-cell>
          <table:table-cell office:value-type="float" office:value="10520523" calcext:value-type="float">
            <text:p>10520523</text:p>
          </table:table-cell>
          <table:table-cell office:value-type="float" office:value="10520817" calcext:value-type="float">
            <text:p>10520817</text:p>
          </table:table-cell>
          <table:table-cell table:formula="of:=[.C695]-[.B695]" office:value-type="float" office:value="1234" calcext:value-type="float">
            <text:p>1234</text:p>
          </table:table-cell>
          <table:table-cell table:formula="of:=[.D695]-[.A695]" office:value-type="float" office:value="2097" calcext:value-type="float">
            <text:p>2097</text:p>
          </table:table-cell>
          <table:table-cell table:number-columns-repeated="5"/>
        </table:table-row>
        <table:table-row table:style-name="ro1">
          <table:table-cell office:value-type="float" office:value="10533419" calcext:value-type="float">
            <text:p>10533419</text:p>
          </table:table-cell>
          <table:table-cell office:value-type="float" office:value="10533956" calcext:value-type="float">
            <text:p>10533956</text:p>
          </table:table-cell>
          <table:table-cell office:value-type="float" office:value="10535813" calcext:value-type="float">
            <text:p>10535813</text:p>
          </table:table-cell>
          <table:table-cell office:value-type="float" office:value="10536060" calcext:value-type="float">
            <text:p>10536060</text:p>
          </table:table-cell>
          <table:table-cell table:formula="of:=[.C696]-[.B696]" office:value-type="float" office:value="1857" calcext:value-type="float">
            <text:p>1857</text:p>
          </table:table-cell>
          <table:table-cell table:formula="of:=[.D696]-[.A696]" office:value-type="float" office:value="2641" calcext:value-type="float">
            <text:p>2641</text:p>
          </table:table-cell>
          <table:table-cell table:number-columns-repeated="5"/>
        </table:table-row>
        <table:table-row table:style-name="ro1">
          <table:table-cell office:value-type="float" office:value="10548546" calcext:value-type="float">
            <text:p>10548546</text:p>
          </table:table-cell>
          <table:table-cell office:value-type="float" office:value="10549085" calcext:value-type="float">
            <text:p>10549085</text:p>
          </table:table-cell>
          <table:table-cell office:value-type="float" office:value="10550335" calcext:value-type="float">
            <text:p>10550335</text:p>
          </table:table-cell>
          <table:table-cell office:value-type="float" office:value="10550590" calcext:value-type="float">
            <text:p>10550590</text:p>
          </table:table-cell>
          <table:table-cell table:formula="of:=[.C697]-[.B697]" office:value-type="float" office:value="1250" calcext:value-type="float">
            <text:p>1250</text:p>
          </table:table-cell>
          <table:table-cell table:formula="of:=[.D697]-[.A697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10563272" calcext:value-type="float">
            <text:p>10563272</text:p>
          </table:table-cell>
          <table:table-cell office:value-type="float" office:value="10563773" calcext:value-type="float">
            <text:p>10563773</text:p>
          </table:table-cell>
          <table:table-cell office:value-type="float" office:value="10565020" calcext:value-type="float">
            <text:p>10565020</text:p>
          </table:table-cell>
          <table:table-cell office:value-type="float" office:value="10565268" calcext:value-type="float">
            <text:p>10565268</text:p>
          </table:table-cell>
          <table:table-cell table:formula="of:=[.C698]-[.B698]" office:value-type="float" office:value="1247" calcext:value-type="float">
            <text:p>1247</text:p>
          </table:table-cell>
          <table:table-cell table:formula="of:=[.D698]-[.A698]"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10577836" calcext:value-type="float">
            <text:p>10577836</text:p>
          </table:table-cell>
          <table:table-cell office:value-type="float" office:value="10578325" calcext:value-type="float">
            <text:p>10578325</text:p>
          </table:table-cell>
          <table:table-cell office:value-type="float" office:value="10579561" calcext:value-type="float">
            <text:p>10579561</text:p>
          </table:table-cell>
          <table:table-cell office:value-type="float" office:value="10579811" calcext:value-type="float">
            <text:p>10579811</text:p>
          </table:table-cell>
          <table:table-cell table:formula="of:=[.C699]-[.B699]" office:value-type="float" office:value="1236" calcext:value-type="float">
            <text:p>1236</text:p>
          </table:table-cell>
          <table:table-cell table:formula="of:=[.D699]-[.A699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10592294" calcext:value-type="float">
            <text:p>10592294</text:p>
          </table:table-cell>
          <table:table-cell office:value-type="float" office:value="10592790" calcext:value-type="float">
            <text:p>10592790</text:p>
          </table:table-cell>
          <table:table-cell office:value-type="float" office:value="10594035" calcext:value-type="float">
            <text:p>10594035</text:p>
          </table:table-cell>
          <table:table-cell office:value-type="float" office:value="10594282" calcext:value-type="float">
            <text:p>10594282</text:p>
          </table:table-cell>
          <table:table-cell table:formula="of:=[.C700]-[.B700]" office:value-type="float" office:value="1245" calcext:value-type="float">
            <text:p>1245</text:p>
          </table:table-cell>
          <table:table-cell table:formula="of:=[.D700]-[.A700]" office:value-type="float" office:value="1988" calcext:value-type="float">
            <text:p>1988</text:p>
          </table:table-cell>
          <table:table-cell table:number-columns-repeated="5"/>
        </table:table-row>
        <table:table-row table:style-name="ro1">
          <table:table-cell office:value-type="float" office:value="10606779" calcext:value-type="float">
            <text:p>10606779</text:p>
          </table:table-cell>
          <table:table-cell office:value-type="float" office:value="10607341" calcext:value-type="float">
            <text:p>10607341</text:p>
          </table:table-cell>
          <table:table-cell office:value-type="float" office:value="10608581" calcext:value-type="float">
            <text:p>10608581</text:p>
          </table:table-cell>
          <table:table-cell office:value-type="float" office:value="10608836" calcext:value-type="float">
            <text:p>10608836</text:p>
          </table:table-cell>
          <table:table-cell table:formula="of:=[.C701]-[.B701]" office:value-type="float" office:value="1240" calcext:value-type="float">
            <text:p>1240</text:p>
          </table:table-cell>
          <table:table-cell table:formula="of:=[.D701]-[.A701]" office:value-type="float" office:value="2057" calcext:value-type="float">
            <text:p>2057</text:p>
          </table:table-cell>
          <table:table-cell table:number-columns-repeated="5"/>
        </table:table-row>
        <table:table-row table:style-name="ro1">
          <table:table-cell office:value-type="float" office:value="10621321" calcext:value-type="float">
            <text:p>10621321</text:p>
          </table:table-cell>
          <table:table-cell office:value-type="float" office:value="10621943" calcext:value-type="float">
            <text:p>10621943</text:p>
          </table:table-cell>
          <table:table-cell office:value-type="float" office:value="10623186" calcext:value-type="float">
            <text:p>10623186</text:p>
          </table:table-cell>
          <table:table-cell office:value-type="float" office:value="10623480" calcext:value-type="float">
            <text:p>10623480</text:p>
          </table:table-cell>
          <table:table-cell table:formula="of:=[.C702]-[.B702]" office:value-type="float" office:value="1243" calcext:value-type="float">
            <text:p>1243</text:p>
          </table:table-cell>
          <table:table-cell table:formula="of:=[.D702]-[.A702]" office:value-type="float" office:value="2159" calcext:value-type="float">
            <text:p>2159</text:p>
          </table:table-cell>
          <table:table-cell table:number-columns-repeated="5"/>
        </table:table-row>
        <table:table-row table:style-name="ro1">
          <table:table-cell office:value-type="float" office:value="10636070" calcext:value-type="float">
            <text:p>10636070</text:p>
          </table:table-cell>
          <table:table-cell office:value-type="float" office:value="10636558" calcext:value-type="float">
            <text:p>10636558</text:p>
          </table:table-cell>
          <table:table-cell office:value-type="float" office:value="10638381" calcext:value-type="float">
            <text:p>10638381</text:p>
          </table:table-cell>
          <table:table-cell office:value-type="float" office:value="10638676" calcext:value-type="float">
            <text:p>10638676</text:p>
          </table:table-cell>
          <table:table-cell table:formula="of:=[.C703]-[.B703]" office:value-type="float" office:value="1823" calcext:value-type="float">
            <text:p>1823</text:p>
          </table:table-cell>
          <table:table-cell table:formula="of:=[.D703]-[.A703]" office:value-type="float" office:value="2606" calcext:value-type="float">
            <text:p>2606</text:p>
          </table:table-cell>
          <table:table-cell table:number-columns-repeated="5"/>
        </table:table-row>
        <table:table-row table:style-name="ro1">
          <table:table-cell office:value-type="float" office:value="10651304" calcext:value-type="float">
            <text:p>10651304</text:p>
          </table:table-cell>
          <table:table-cell office:value-type="float" office:value="10651806" calcext:value-type="float">
            <text:p>10651806</text:p>
          </table:table-cell>
          <table:table-cell office:value-type="float" office:value="10653103" calcext:value-type="float">
            <text:p>10653103</text:p>
          </table:table-cell>
          <table:table-cell office:value-type="float" office:value="10653346" calcext:value-type="float">
            <text:p>10653346</text:p>
          </table:table-cell>
          <table:table-cell table:formula="of:=[.C704]-[.B704]" office:value-type="float" office:value="1297" calcext:value-type="float">
            <text:p>1297</text:p>
          </table:table-cell>
          <table:table-cell table:formula="of:=[.D704]-[.A704]" office:value-type="float" office:value="2042" calcext:value-type="float">
            <text:p>2042</text:p>
          </table:table-cell>
          <table:table-cell table:number-columns-repeated="5"/>
        </table:table-row>
        <table:table-row table:style-name="ro1">
          <table:table-cell office:value-type="float" office:value="10665845" calcext:value-type="float">
            <text:p>10665845</text:p>
          </table:table-cell>
          <table:table-cell office:value-type="float" office:value="10666382" calcext:value-type="float">
            <text:p>10666382</text:p>
          </table:table-cell>
          <table:table-cell office:value-type="float" office:value="10667627" calcext:value-type="float">
            <text:p>10667627</text:p>
          </table:table-cell>
          <table:table-cell office:value-type="float" office:value="10667878" calcext:value-type="float">
            <text:p>10667878</text:p>
          </table:table-cell>
          <table:table-cell table:formula="of:=[.C705]-[.B705]" office:value-type="float" office:value="1245" calcext:value-type="float">
            <text:p>1245</text:p>
          </table:table-cell>
          <table:table-cell table:formula="of:=[.D705]-[.A705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10680414" calcext:value-type="float">
            <text:p>10680414</text:p>
          </table:table-cell>
          <table:table-cell office:value-type="float" office:value="10680948" calcext:value-type="float">
            <text:p>10680948</text:p>
          </table:table-cell>
          <table:table-cell office:value-type="float" office:value="10682193" calcext:value-type="float">
            <text:p>10682193</text:p>
          </table:table-cell>
          <table:table-cell office:value-type="float" office:value="10682439" calcext:value-type="float">
            <text:p>10682439</text:p>
          </table:table-cell>
          <table:table-cell table:formula="of:=[.C706]-[.B706]" office:value-type="float" office:value="1245" calcext:value-type="float">
            <text:p>1245</text:p>
          </table:table-cell>
          <table:table-cell table:formula="of:=[.D706]-[.A706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10694942" calcext:value-type="float">
            <text:p>10694942</text:p>
          </table:table-cell>
          <table:table-cell office:value-type="float" office:value="10695518" calcext:value-type="float">
            <text:p>10695518</text:p>
          </table:table-cell>
          <table:table-cell office:value-type="float" office:value="10696768" calcext:value-type="float">
            <text:p>10696768</text:p>
          </table:table-cell>
          <table:table-cell office:value-type="float" office:value="10697014" calcext:value-type="float">
            <text:p>10697014</text:p>
          </table:table-cell>
          <table:table-cell table:formula="of:=[.C707]-[.B707]" office:value-type="float" office:value="1250" calcext:value-type="float">
            <text:p>1250</text:p>
          </table:table-cell>
          <table:table-cell table:formula="of:=[.D707]-[.A707]" office:value-type="float" office:value="2072" calcext:value-type="float">
            <text:p>2072</text:p>
          </table:table-cell>
          <table:table-cell table:number-columns-repeated="5"/>
        </table:table-row>
        <table:table-row table:style-name="ro1">
          <table:table-cell office:value-type="float" office:value="10709511" calcext:value-type="float">
            <text:p>10709511</text:p>
          </table:table-cell>
          <table:table-cell office:value-type="float" office:value="10710010" calcext:value-type="float">
            <text:p>10710010</text:p>
          </table:table-cell>
          <table:table-cell office:value-type="float" office:value="10711256" calcext:value-type="float">
            <text:p>10711256</text:p>
          </table:table-cell>
          <table:table-cell office:value-type="float" office:value="10711506" calcext:value-type="float">
            <text:p>10711506</text:p>
          </table:table-cell>
          <table:table-cell table:formula="of:=[.C708]-[.B708]" office:value-type="float" office:value="1246" calcext:value-type="float">
            <text:p>1246</text:p>
          </table:table-cell>
          <table:table-cell table:formula="of:=[.D708]-[.A708]" office:value-type="float" office:value="1995" calcext:value-type="float">
            <text:p>1995</text:p>
          </table:table-cell>
          <table:table-cell table:number-columns-repeated="5"/>
        </table:table-row>
        <table:table-row table:style-name="ro1">
          <table:table-cell office:value-type="float" office:value="10723923" calcext:value-type="float">
            <text:p>10723923</text:p>
          </table:table-cell>
          <table:table-cell office:value-type="float" office:value="10724411" calcext:value-type="float">
            <text:p>10724411</text:p>
          </table:table-cell>
          <table:table-cell office:value-type="float" office:value="10725653" calcext:value-type="float">
            <text:p>10725653</text:p>
          </table:table-cell>
          <table:table-cell office:value-type="float" office:value="10725901" calcext:value-type="float">
            <text:p>10725901</text:p>
          </table:table-cell>
          <table:table-cell table:formula="of:=[.C709]-[.B709]" office:value-type="float" office:value="1242" calcext:value-type="float">
            <text:p>1242</text:p>
          </table:table-cell>
          <table:table-cell table:formula="of:=[.D709]-[.A709]" office:value-type="float" office:value="1978" calcext:value-type="float">
            <text:p>1978</text:p>
          </table:table-cell>
          <table:table-cell table:number-columns-repeated="5"/>
        </table:table-row>
        <table:table-row table:style-name="ro1">
          <table:table-cell office:value-type="float" office:value="10738315" calcext:value-type="float">
            <text:p>10738315</text:p>
          </table:table-cell>
          <table:table-cell office:value-type="float" office:value="10738821" calcext:value-type="float">
            <text:p>10738821</text:p>
          </table:table-cell>
          <table:table-cell office:value-type="float" office:value="10740073" calcext:value-type="float">
            <text:p>10740073</text:p>
          </table:table-cell>
          <table:table-cell office:value-type="float" office:value="10740330" calcext:value-type="float">
            <text:p>10740330</text:p>
          </table:table-cell>
          <table:table-cell table:formula="of:=[.C710]-[.B710]" office:value-type="float" office:value="1252" calcext:value-type="float">
            <text:p>1252</text:p>
          </table:table-cell>
          <table:table-cell table:formula="of:=[.D710]-[.A710]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753007" calcext:value-type="float">
            <text:p>10753007</text:p>
          </table:table-cell>
          <table:table-cell office:value-type="float" office:value="10753571" calcext:value-type="float">
            <text:p>10753571</text:p>
          </table:table-cell>
          <table:table-cell office:value-type="float" office:value="10754813" calcext:value-type="float">
            <text:p>10754813</text:p>
          </table:table-cell>
          <table:table-cell office:value-type="float" office:value="10755077" calcext:value-type="float">
            <text:p>10755077</text:p>
          </table:table-cell>
          <table:table-cell table:formula="of:=[.C711]-[.B711]" office:value-type="float" office:value="1242" calcext:value-type="float">
            <text:p>1242</text:p>
          </table:table-cell>
          <table:table-cell table:formula="of:=[.D711]-[.A711]" office:value-type="float" office:value="2070" calcext:value-type="float">
            <text:p>2070</text:p>
          </table:table-cell>
          <table:table-cell table:number-columns-repeated="5"/>
        </table:table-row>
        <table:table-row table:style-name="ro1">
          <table:table-cell office:value-type="float" office:value="10767766" calcext:value-type="float">
            <text:p>10767766</text:p>
          </table:table-cell>
          <table:table-cell office:value-type="float" office:value="10768315" calcext:value-type="float">
            <text:p>10768315</text:p>
          </table:table-cell>
          <table:table-cell office:value-type="float" office:value="10769105" calcext:value-type="float">
            <text:p>10769105</text:p>
          </table:table-cell>
          <table:table-cell office:value-type="float" office:value="10769350" calcext:value-type="float">
            <text:p>10769350</text:p>
          </table:table-cell>
          <table:table-cell table:formula="of:=[.C712]-[.B712]" office:value-type="float" office:value="790" calcext:value-type="float">
            <text:p>790</text:p>
          </table:table-cell>
          <table:table-cell table:formula="of:=[.D712]-[.A712]" office:value-type="float" office:value="1584" calcext:value-type="float">
            <text:p>1584</text:p>
          </table:table-cell>
          <table:table-cell table:number-columns-repeated="5"/>
        </table:table-row>
        <table:table-row table:style-name="ro1">
          <table:table-cell office:value-type="float" office:value="10781951" calcext:value-type="float">
            <text:p>10781951</text:p>
          </table:table-cell>
          <table:table-cell office:value-type="float" office:value="10782493" calcext:value-type="float">
            <text:p>10782493</text:p>
          </table:table-cell>
          <table:table-cell office:value-type="float" office:value="10783685" calcext:value-type="float">
            <text:p>10783685</text:p>
          </table:table-cell>
          <table:table-cell office:value-type="float" office:value="10784261" calcext:value-type="float">
            <text:p>10784261</text:p>
          </table:table-cell>
          <table:table-cell table:formula="of:=[.C713]-[.B713]" office:value-type="float" office:value="1192" calcext:value-type="float">
            <text:p>1192</text:p>
          </table:table-cell>
          <table:table-cell table:formula="of:=[.D713]-[.A713]" office:value-type="float" office:value="2310" calcext:value-type="float">
            <text:p>2310</text:p>
          </table:table-cell>
          <table:table-cell table:number-columns-repeated="5"/>
        </table:table-row>
        <table:table-row table:style-name="ro1">
          <table:table-cell office:value-type="float" office:value="10796750" calcext:value-type="float">
            <text:p>10796750</text:p>
          </table:table-cell>
          <table:table-cell office:value-type="float" office:value="10797279" calcext:value-type="float">
            <text:p>10797279</text:p>
          </table:table-cell>
          <table:table-cell office:value-type="float" office:value="10798527" calcext:value-type="float">
            <text:p>10798527</text:p>
          </table:table-cell>
          <table:table-cell office:value-type="float" office:value="10798772" calcext:value-type="float">
            <text:p>10798772</text:p>
          </table:table-cell>
          <table:table-cell table:formula="of:=[.C714]-[.B714]" office:value-type="float" office:value="1248" calcext:value-type="float">
            <text:p>1248</text:p>
          </table:table-cell>
          <table:table-cell table:formula="of:=[.D714]-[.A714]"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float" office:value="10811287" calcext:value-type="float">
            <text:p>10811287</text:p>
          </table:table-cell>
          <table:table-cell office:value-type="float" office:value="10811822" calcext:value-type="float">
            <text:p>10811822</text:p>
          </table:table-cell>
          <table:table-cell office:value-type="float" office:value="10813077" calcext:value-type="float">
            <text:p>10813077</text:p>
          </table:table-cell>
          <table:table-cell office:value-type="float" office:value="10813322" calcext:value-type="float">
            <text:p>10813322</text:p>
          </table:table-cell>
          <table:table-cell table:formula="of:=[.C715]-[.B715]" office:value-type="float" office:value="1255" calcext:value-type="float">
            <text:p>1255</text:p>
          </table:table-cell>
          <table:table-cell table:formula="of:=[.D715]-[.A715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10825815" calcext:value-type="float">
            <text:p>10825815</text:p>
          </table:table-cell>
          <table:table-cell office:value-type="float" office:value="10826328" calcext:value-type="float">
            <text:p>10826328</text:p>
          </table:table-cell>
          <table:table-cell office:value-type="float" office:value="10827577" calcext:value-type="float">
            <text:p>10827577</text:p>
          </table:table-cell>
          <table:table-cell office:value-type="float" office:value="10827827" calcext:value-type="float">
            <text:p>10827827</text:p>
          </table:table-cell>
          <table:table-cell table:formula="of:=[.C716]-[.B716]" office:value-type="float" office:value="1249" calcext:value-type="float">
            <text:p>1249</text:p>
          </table:table-cell>
          <table:table-cell table:formula="of:=[.D716]-[.A716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0840304" calcext:value-type="float">
            <text:p>10840304</text:p>
          </table:table-cell>
          <table:table-cell office:value-type="float" office:value="10840840" calcext:value-type="float">
            <text:p>10840840</text:p>
          </table:table-cell>
          <table:table-cell office:value-type="float" office:value="10842092" calcext:value-type="float">
            <text:p>10842092</text:p>
          </table:table-cell>
          <table:table-cell office:value-type="float" office:value="10842341" calcext:value-type="float">
            <text:p>10842341</text:p>
          </table:table-cell>
          <table:table-cell table:formula="of:=[.C717]-[.B717]" office:value-type="float" office:value="1252" calcext:value-type="float">
            <text:p>1252</text:p>
          </table:table-cell>
          <table:table-cell table:formula="of:=[.D717]-[.A717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10854751" calcext:value-type="float">
            <text:p>10854751</text:p>
          </table:table-cell>
          <table:table-cell office:value-type="float" office:value="10855245" calcext:value-type="float">
            <text:p>10855245</text:p>
          </table:table-cell>
          <table:table-cell office:value-type="float" office:value="10856490" calcext:value-type="float">
            <text:p>10856490</text:p>
          </table:table-cell>
          <table:table-cell office:value-type="float" office:value="10856739" calcext:value-type="float">
            <text:p>10856739</text:p>
          </table:table-cell>
          <table:table-cell table:formula="of:=[.C718]-[.B718]" office:value-type="float" office:value="1245" calcext:value-type="float">
            <text:p>1245</text:p>
          </table:table-cell>
          <table:table-cell table:formula="of:=[.D718]-[.A718]" office:value-type="float" office:value="1988" calcext:value-type="float">
            <text:p>1988</text:p>
          </table:table-cell>
          <table:table-cell table:number-columns-repeated="5"/>
        </table:table-row>
        <table:table-row table:style-name="ro1">
          <table:table-cell office:value-type="float" office:value="10869253" calcext:value-type="float">
            <text:p>10869253</text:p>
          </table:table-cell>
          <table:table-cell office:value-type="float" office:value="10869777" calcext:value-type="float">
            <text:p>10869777</text:p>
          </table:table-cell>
          <table:table-cell office:value-type="float" office:value="10871028" calcext:value-type="float">
            <text:p>10871028</text:p>
          </table:table-cell>
          <table:table-cell office:value-type="float" office:value="10871347" calcext:value-type="float">
            <text:p>10871347</text:p>
          </table:table-cell>
          <table:table-cell table:formula="of:=[.C719]-[.B719]" office:value-type="float" office:value="1251" calcext:value-type="float">
            <text:p>1251</text:p>
          </table:table-cell>
          <table:table-cell table:formula="of:=[.D719]-[.A719]" office:value-type="float" office:value="2094" calcext:value-type="float">
            <text:p>2094</text:p>
          </table:table-cell>
          <table:table-cell table:number-columns-repeated="5"/>
        </table:table-row>
        <table:table-row table:style-name="ro1">
          <table:table-cell office:value-type="float" office:value="10884099" calcext:value-type="float">
            <text:p>10884099</text:p>
          </table:table-cell>
          <table:table-cell office:value-type="float" office:value="10884628" calcext:value-type="float">
            <text:p>10884628</text:p>
          </table:table-cell>
          <table:table-cell office:value-type="float" office:value="10885810" calcext:value-type="float">
            <text:p>10885810</text:p>
          </table:table-cell>
          <table:table-cell office:value-type="float" office:value="10886055" calcext:value-type="float">
            <text:p>10886055</text:p>
          </table:table-cell>
          <table:table-cell table:formula="of:=[.C720]-[.B720]" office:value-type="float" office:value="1182" calcext:value-type="float">
            <text:p>1182</text:p>
          </table:table-cell>
          <table:table-cell table:formula="of:=[.D720]-[.A720]" office:value-type="float" office:value="1956" calcext:value-type="float">
            <text:p>1956</text:p>
          </table:table-cell>
          <table:table-cell table:number-columns-repeated="5"/>
        </table:table-row>
        <table:table-row table:style-name="ro1">
          <table:table-cell office:value-type="float" office:value="10898511" calcext:value-type="float">
            <text:p>10898511</text:p>
          </table:table-cell>
          <table:table-cell office:value-type="float" office:value="10899072" calcext:value-type="float">
            <text:p>10899072</text:p>
          </table:table-cell>
          <table:table-cell office:value-type="float" office:value="10900774" calcext:value-type="float">
            <text:p>10900774</text:p>
          </table:table-cell>
          <table:table-cell office:value-type="float" office:value="10901025" calcext:value-type="float">
            <text:p>10901025</text:p>
          </table:table-cell>
          <table:table-cell table:formula="of:=[.C721]-[.B721]" office:value-type="float" office:value="1702" calcext:value-type="float">
            <text:p>1702</text:p>
          </table:table-cell>
          <table:table-cell table:formula="of:=[.D721]-[.A721]" office:value-type="float" office:value="2514" calcext:value-type="float">
            <text:p>2514</text:p>
          </table:table-cell>
          <table:table-cell table:number-columns-repeated="5"/>
        </table:table-row>
        <table:table-row table:style-name="ro1">
          <table:table-cell office:value-type="float" office:value="10913497" calcext:value-type="float">
            <text:p>10913497</text:p>
          </table:table-cell>
          <table:table-cell office:value-type="float" office:value="10914096" calcext:value-type="float">
            <text:p>10914096</text:p>
          </table:table-cell>
          <table:table-cell office:value-type="float" office:value="10915339" calcext:value-type="float">
            <text:p>10915339</text:p>
          </table:table-cell>
          <table:table-cell office:value-type="float" office:value="10915587" calcext:value-type="float">
            <text:p>10915587</text:p>
          </table:table-cell>
          <table:table-cell table:formula="of:=[.C722]-[.B722]" office:value-type="float" office:value="1243" calcext:value-type="float">
            <text:p>1243</text:p>
          </table:table-cell>
          <table:table-cell table:formula="of:=[.D722]-[.A722]" office:value-type="float" office:value="2090" calcext:value-type="float">
            <text:p>2090</text:p>
          </table:table-cell>
          <table:table-cell table:number-columns-repeated="5"/>
        </table:table-row>
        <table:table-row table:style-name="ro1">
          <table:table-cell office:value-type="float" office:value="10928104" calcext:value-type="float">
            <text:p>10928104</text:p>
          </table:table-cell>
          <table:table-cell office:value-type="float" office:value="10928642" calcext:value-type="float">
            <text:p>10928642</text:p>
          </table:table-cell>
          <table:table-cell office:value-type="float" office:value="10929894" calcext:value-type="float">
            <text:p>10929894</text:p>
          </table:table-cell>
          <table:table-cell office:value-type="float" office:value="10930144" calcext:value-type="float">
            <text:p>10930144</text:p>
          </table:table-cell>
          <table:table-cell table:formula="of:=[.C723]-[.B723]" office:value-type="float" office:value="1252" calcext:value-type="float">
            <text:p>1252</text:p>
          </table:table-cell>
          <table:table-cell table:formula="of:=[.D723]-[.A723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10942633" calcext:value-type="float">
            <text:p>10942633</text:p>
          </table:table-cell>
          <table:table-cell office:value-type="float" office:value="10943173" calcext:value-type="float">
            <text:p>10943173</text:p>
          </table:table-cell>
          <table:table-cell office:value-type="float" office:value="10944420" calcext:value-type="float">
            <text:p>10944420</text:p>
          </table:table-cell>
          <table:table-cell office:value-type="float" office:value="10944669" calcext:value-type="float">
            <text:p>10944669</text:p>
          </table:table-cell>
          <table:table-cell table:formula="of:=[.C724]-[.B724]" office:value-type="float" office:value="1247" calcext:value-type="float">
            <text:p>1247</text:p>
          </table:table-cell>
          <table:table-cell table:formula="of:=[.D724]-[.A724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10957161" calcext:value-type="float">
            <text:p>10957161</text:p>
          </table:table-cell>
          <table:table-cell office:value-type="float" office:value="10957686" calcext:value-type="float">
            <text:p>10957686</text:p>
          </table:table-cell>
          <table:table-cell office:value-type="float" office:value="10958932" calcext:value-type="float">
            <text:p>10958932</text:p>
          </table:table-cell>
          <table:table-cell office:value-type="float" office:value="10959201" calcext:value-type="float">
            <text:p>10959201</text:p>
          </table:table-cell>
          <table:table-cell table:formula="of:=[.C725]-[.B725]" office:value-type="float" office:value="1246" calcext:value-type="float">
            <text:p>1246</text:p>
          </table:table-cell>
          <table:table-cell table:formula="of:=[.D725]-[.A725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10971687" calcext:value-type="float">
            <text:p>10971687</text:p>
          </table:table-cell>
          <table:table-cell office:value-type="float" office:value="10972216" calcext:value-type="float">
            <text:p>10972216</text:p>
          </table:table-cell>
          <table:table-cell office:value-type="float" office:value="10973454" calcext:value-type="float">
            <text:p>10973454</text:p>
          </table:table-cell>
          <table:table-cell office:value-type="float" office:value="10973702" calcext:value-type="float">
            <text:p>10973702</text:p>
          </table:table-cell>
          <table:table-cell table:formula="of:=[.C726]-[.B726]" office:value-type="float" office:value="1238" calcext:value-type="float">
            <text:p>1238</text:p>
          </table:table-cell>
          <table:table-cell table:formula="of:=[.D726]-[.A726]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0986192" calcext:value-type="float">
            <text:p>10986192</text:p>
          </table:table-cell>
          <table:table-cell office:value-type="float" office:value="10986765" calcext:value-type="float">
            <text:p>10986765</text:p>
          </table:table-cell>
          <table:table-cell office:value-type="float" office:value="10988024" calcext:value-type="float">
            <text:p>10988024</text:p>
          </table:table-cell>
          <table:table-cell office:value-type="float" office:value="10988298" calcext:value-type="float">
            <text:p>10988298</text:p>
          </table:table-cell>
          <table:table-cell table:formula="of:=[.C727]-[.B727]" office:value-type="float" office:value="1259" calcext:value-type="float">
            <text:p>1259</text:p>
          </table:table-cell>
          <table:table-cell table:formula="of:=[.D727]-[.A727]" office:value-type="float" office:value="2106" calcext:value-type="float">
            <text:p>2106</text:p>
          </table:table-cell>
          <table:table-cell table:number-columns-repeated="5"/>
        </table:table-row>
        <table:table-row table:style-name="ro1">
          <table:table-cell office:value-type="float" office:value="11000953" calcext:value-type="float">
            <text:p>11000953</text:p>
          </table:table-cell>
          <table:table-cell office:value-type="float" office:value="11001483" calcext:value-type="float">
            <text:p>11001483</text:p>
          </table:table-cell>
          <table:table-cell office:value-type="float" office:value="11002716" calcext:value-type="float">
            <text:p>11002716</text:p>
          </table:table-cell>
          <table:table-cell office:value-type="float" office:value="11003005" calcext:value-type="float">
            <text:p>11003005</text:p>
          </table:table-cell>
          <table:table-cell table:formula="of:=[.C728]-[.B728]" office:value-type="float" office:value="1233" calcext:value-type="float">
            <text:p>1233</text:p>
          </table:table-cell>
          <table:table-cell table:formula="of:=[.D728]-[.A728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11015593" calcext:value-type="float">
            <text:p>11015593</text:p>
          </table:table-cell>
          <table:table-cell office:value-type="float" office:value="11016109" calcext:value-type="float">
            <text:p>11016109</text:p>
          </table:table-cell>
          <table:table-cell office:value-type="float" office:value="11017668" calcext:value-type="float">
            <text:p>11017668</text:p>
          </table:table-cell>
          <table:table-cell office:value-type="float" office:value="11017916" calcext:value-type="float">
            <text:p>11017916</text:p>
          </table:table-cell>
          <table:table-cell table:formula="of:=[.C729]-[.B729]" office:value-type="float" office:value="1559" calcext:value-type="float">
            <text:p>1559</text:p>
          </table:table-cell>
          <table:table-cell table:formula="of:=[.D729]-[.A729]" office:value-type="float" office:value="2323" calcext:value-type="float">
            <text:p>2323</text:p>
          </table:table-cell>
          <table:table-cell table:number-columns-repeated="5"/>
        </table:table-row>
        <table:table-row table:style-name="ro1">
          <table:table-cell office:value-type="float" office:value="11030406" calcext:value-type="float">
            <text:p>11030406</text:p>
          </table:table-cell>
          <table:table-cell office:value-type="float" office:value="11030926" calcext:value-type="float">
            <text:p>11030926</text:p>
          </table:table-cell>
          <table:table-cell office:value-type="float" office:value="11032191" calcext:value-type="float">
            <text:p>11032191</text:p>
          </table:table-cell>
          <table:table-cell office:value-type="float" office:value="11032444" calcext:value-type="float">
            <text:p>11032444</text:p>
          </table:table-cell>
          <table:table-cell table:formula="of:=[.C730]-[.B730]" office:value-type="float" office:value="1265" calcext:value-type="float">
            <text:p>1265</text:p>
          </table:table-cell>
          <table:table-cell table:formula="of:=[.D730]-[.A730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11044922" calcext:value-type="float">
            <text:p>11044922</text:p>
          </table:table-cell>
          <table:table-cell office:value-type="float" office:value="11045463" calcext:value-type="float">
            <text:p>11045463</text:p>
          </table:table-cell>
          <table:table-cell office:value-type="float" office:value="11046704" calcext:value-type="float">
            <text:p>11046704</text:p>
          </table:table-cell>
          <table:table-cell office:value-type="float" office:value="11046953" calcext:value-type="float">
            <text:p>11046953</text:p>
          </table:table-cell>
          <table:table-cell table:formula="of:=[.C731]-[.B731]" office:value-type="float" office:value="1241" calcext:value-type="float">
            <text:p>1241</text:p>
          </table:table-cell>
          <table:table-cell table:formula="of:=[.D731]-[.A731]" office:value-type="float" office:value="2031" calcext:value-type="float">
            <text:p>2031</text:p>
          </table:table-cell>
          <table:table-cell table:number-columns-repeated="5"/>
        </table:table-row>
        <table:table-row table:style-name="ro1">
          <table:table-cell office:value-type="float" office:value="11059454" calcext:value-type="float">
            <text:p>11059454</text:p>
          </table:table-cell>
          <table:table-cell office:value-type="float" office:value="11060043" calcext:value-type="float">
            <text:p>11060043</text:p>
          </table:table-cell>
          <table:table-cell office:value-type="float" office:value="11061294" calcext:value-type="float">
            <text:p>11061294</text:p>
          </table:table-cell>
          <table:table-cell office:value-type="float" office:value="11061540" calcext:value-type="float">
            <text:p>11061540</text:p>
          </table:table-cell>
          <table:table-cell table:formula="of:=[.C732]-[.B732]" office:value-type="float" office:value="1251" calcext:value-type="float">
            <text:p>1251</text:p>
          </table:table-cell>
          <table:table-cell table:formula="of:=[.D732]-[.A732]" office:value-type="float" office:value="2086" calcext:value-type="float">
            <text:p>2086</text:p>
          </table:table-cell>
          <table:table-cell table:number-columns-repeated="5"/>
        </table:table-row>
        <table:table-row table:style-name="ro1">
          <table:table-cell office:value-type="float" office:value="11074046" calcext:value-type="float">
            <text:p>11074046</text:p>
          </table:table-cell>
          <table:table-cell office:value-type="float" office:value="11074580" calcext:value-type="float">
            <text:p>11074580</text:p>
          </table:table-cell>
          <table:table-cell office:value-type="float" office:value="11075832" calcext:value-type="float">
            <text:p>11075832</text:p>
          </table:table-cell>
          <table:table-cell office:value-type="float" office:value="11076082" calcext:value-type="float">
            <text:p>11076082</text:p>
          </table:table-cell>
          <table:table-cell table:formula="of:=[.C733]-[.B733]" office:value-type="float" office:value="1252" calcext:value-type="float">
            <text:p>1252</text:p>
          </table:table-cell>
          <table:table-cell table:formula="of:=[.D733]-[.A733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11088494" calcext:value-type="float">
            <text:p>11088494</text:p>
          </table:table-cell>
          <table:table-cell office:value-type="float" office:value="11089016" calcext:value-type="float">
            <text:p>11089016</text:p>
          </table:table-cell>
          <table:table-cell office:value-type="float" office:value="11090272" calcext:value-type="float">
            <text:p>11090272</text:p>
          </table:table-cell>
          <table:table-cell office:value-type="float" office:value="11090519" calcext:value-type="float">
            <text:p>11090519</text:p>
          </table:table-cell>
          <table:table-cell table:formula="of:=[.C734]-[.B734]" office:value-type="float" office:value="1256" calcext:value-type="float">
            <text:p>1256</text:p>
          </table:table-cell>
          <table:table-cell table:formula="of:=[.D734]-[.A734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11102934" calcext:value-type="float">
            <text:p>11102934</text:p>
          </table:table-cell>
          <table:table-cell office:value-type="float" office:value="11103480" calcext:value-type="float">
            <text:p>11103480</text:p>
          </table:table-cell>
          <table:table-cell office:value-type="float" office:value="11104750" calcext:value-type="float">
            <text:p>11104750</text:p>
          </table:table-cell>
          <table:table-cell office:value-type="float" office:value="11105037" calcext:value-type="float">
            <text:p>11105037</text:p>
          </table:table-cell>
          <table:table-cell table:formula="of:=[.C735]-[.B735]" office:value-type="float" office:value="1270" calcext:value-type="float">
            <text:p>1270</text:p>
          </table:table-cell>
          <table:table-cell table:formula="of:=[.D735]-[.A735]" office:value-type="float" office:value="2103" calcext:value-type="float">
            <text:p>2103</text:p>
          </table:table-cell>
          <table:table-cell table:number-columns-repeated="5"/>
        </table:table-row>
        <table:table-row table:style-name="ro1">
          <table:table-cell office:value-type="float" office:value="11117660" calcext:value-type="float">
            <text:p>11117660</text:p>
          </table:table-cell>
          <table:table-cell office:value-type="float" office:value="11118217" calcext:value-type="float">
            <text:p>11118217</text:p>
          </table:table-cell>
          <table:table-cell office:value-type="float" office:value="11119457" calcext:value-type="float">
            <text:p>11119457</text:p>
          </table:table-cell>
          <table:table-cell office:value-type="float" office:value="11119743" calcext:value-type="float">
            <text:p>11119743</text:p>
          </table:table-cell>
          <table:table-cell table:formula="of:=[.C736]-[.B736]" office:value-type="float" office:value="1240" calcext:value-type="float">
            <text:p>1240</text:p>
          </table:table-cell>
          <table:table-cell table:formula="of:=[.D736]-[.A736]" office:value-type="float" office:value="2083" calcext:value-type="float">
            <text:p>2083</text:p>
          </table:table-cell>
          <table:table-cell table:number-columns-repeated="5"/>
        </table:table-row>
        <table:table-row table:style-name="ro1">
          <table:table-cell office:value-type="float" office:value="11132425" calcext:value-type="float">
            <text:p>11132425</text:p>
          </table:table-cell>
          <table:table-cell office:value-type="float" office:value="11132985" calcext:value-type="float">
            <text:p>11132985</text:p>
          </table:table-cell>
          <table:table-cell office:value-type="float" office:value="11134550" calcext:value-type="float">
            <text:p>11134550</text:p>
          </table:table-cell>
          <table:table-cell office:value-type="float" office:value="11134796" calcext:value-type="float">
            <text:p>11134796</text:p>
          </table:table-cell>
          <table:table-cell table:formula="of:=[.C737]-[.B737]" office:value-type="float" office:value="1565" calcext:value-type="float">
            <text:p>1565</text:p>
          </table:table-cell>
          <table:table-cell table:formula="of:=[.D737]-[.A737]" office:value-type="float" office:value="2371" calcext:value-type="float">
            <text:p>2371</text:p>
          </table:table-cell>
          <table:table-cell table:number-columns-repeated="5"/>
        </table:table-row>
        <table:table-row table:style-name="ro1">
          <table:table-cell office:value-type="float" office:value="11147316" calcext:value-type="float">
            <text:p>11147316</text:p>
          </table:table-cell>
          <table:table-cell office:value-type="float" office:value="11147803" calcext:value-type="float">
            <text:p>11147803</text:p>
          </table:table-cell>
          <table:table-cell office:value-type="float" office:value="11149060" calcext:value-type="float">
            <text:p>11149060</text:p>
          </table:table-cell>
          <table:table-cell office:value-type="float" office:value="11149307" calcext:value-type="float">
            <text:p>11149307</text:p>
          </table:table-cell>
          <table:table-cell table:formula="of:=[.C738]-[.B738]" office:value-type="float" office:value="1257" calcext:value-type="float">
            <text:p>1257</text:p>
          </table:table-cell>
          <table:table-cell table:formula="of:=[.D738]-[.A738]" office:value-type="float" office:value="1991" calcext:value-type="float">
            <text:p>1991</text:p>
          </table:table-cell>
          <table:table-cell table:number-columns-repeated="5"/>
        </table:table-row>
        <table:table-row table:style-name="ro1">
          <table:table-cell office:value-type="float" office:value="11161796" calcext:value-type="float">
            <text:p>11161796</text:p>
          </table:table-cell>
          <table:table-cell office:value-type="float" office:value="11162294" calcext:value-type="float">
            <text:p>11162294</text:p>
          </table:table-cell>
          <table:table-cell office:value-type="float" office:value="11163536" calcext:value-type="float">
            <text:p>11163536</text:p>
          </table:table-cell>
          <table:table-cell office:value-type="float" office:value="11163787" calcext:value-type="float">
            <text:p>11163787</text:p>
          </table:table-cell>
          <table:table-cell table:formula="of:=[.C739]-[.B739]" office:value-type="float" office:value="1242" calcext:value-type="float">
            <text:p>1242</text:p>
          </table:table-cell>
          <table:table-cell table:formula="of:=[.D739]-[.A739]" office:value-type="float" office:value="1991" calcext:value-type="float">
            <text:p>1991</text:p>
          </table:table-cell>
          <table:table-cell table:number-columns-repeated="5"/>
        </table:table-row>
        <table:table-row table:style-name="ro1">
          <table:table-cell office:value-type="float" office:value="11176280" calcext:value-type="float">
            <text:p>11176280</text:p>
          </table:table-cell>
          <table:table-cell office:value-type="float" office:value="11176808" calcext:value-type="float">
            <text:p>11176808</text:p>
          </table:table-cell>
          <table:table-cell office:value-type="float" office:value="11178057" calcext:value-type="float">
            <text:p>11178057</text:p>
          </table:table-cell>
          <table:table-cell office:value-type="float" office:value="11178309" calcext:value-type="float">
            <text:p>11178309</text:p>
          </table:table-cell>
          <table:table-cell table:formula="of:=[.C740]-[.B740]" office:value-type="float" office:value="1249" calcext:value-type="float">
            <text:p>1249</text:p>
          </table:table-cell>
          <table:table-cell table:formula="of:=[.D740]-[.A740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11190816" calcext:value-type="float">
            <text:p>11190816</text:p>
          </table:table-cell>
          <table:table-cell office:value-type="float" office:value="11191389" calcext:value-type="float">
            <text:p>11191389</text:p>
          </table:table-cell>
          <table:table-cell office:value-type="float" office:value="11192634" calcext:value-type="float">
            <text:p>11192634</text:p>
          </table:table-cell>
          <table:table-cell office:value-type="float" office:value="11192884" calcext:value-type="float">
            <text:p>11192884</text:p>
          </table:table-cell>
          <table:table-cell table:formula="of:=[.C741]-[.B741]" office:value-type="float" office:value="1245" calcext:value-type="float">
            <text:p>1245</text:p>
          </table:table-cell>
          <table:table-cell table:formula="of:=[.D741]-[.A741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11205305" calcext:value-type="float">
            <text:p>11205305</text:p>
          </table:table-cell>
          <table:table-cell office:value-type="float" office:value="11205877" calcext:value-type="float">
            <text:p>11205877</text:p>
          </table:table-cell>
          <table:table-cell office:value-type="float" office:value="11207129" calcext:value-type="float">
            <text:p>11207129</text:p>
          </table:table-cell>
          <table:table-cell office:value-type="float" office:value="11207375" calcext:value-type="float">
            <text:p>11207375</text:p>
          </table:table-cell>
          <table:table-cell table:formula="of:=[.C742]-[.B742]" office:value-type="float" office:value="1252" calcext:value-type="float">
            <text:p>1252</text:p>
          </table:table-cell>
          <table:table-cell table:formula="of:=[.D742]-[.A742]" office:value-type="float" office:value="2070" calcext:value-type="float">
            <text:p>2070</text:p>
          </table:table-cell>
          <table:table-cell table:number-columns-repeated="5"/>
        </table:table-row>
        <table:table-row table:style-name="ro1">
          <table:table-cell office:value-type="float" office:value="11219800" calcext:value-type="float">
            <text:p>11219800</text:p>
          </table:table-cell>
          <table:table-cell office:value-type="float" office:value="11220333" calcext:value-type="float">
            <text:p>11220333</text:p>
          </table:table-cell>
          <table:table-cell office:value-type="float" office:value="11221577" calcext:value-type="float">
            <text:p>11221577</text:p>
          </table:table-cell>
          <table:table-cell office:value-type="float" office:value="11221822" calcext:value-type="float">
            <text:p>11221822</text:p>
          </table:table-cell>
          <table:table-cell table:formula="of:=[.C743]-[.B743]" office:value-type="float" office:value="1244" calcext:value-type="float">
            <text:p>1244</text:p>
          </table:table-cell>
          <table:table-cell table:formula="of:=[.D743]-[.A743]"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float" office:value="11234518" calcext:value-type="float">
            <text:p>11234518</text:p>
          </table:table-cell>
          <table:table-cell office:value-type="float" office:value="11235081" calcext:value-type="float">
            <text:p>11235081</text:p>
          </table:table-cell>
          <table:table-cell office:value-type="float" office:value="11236326" calcext:value-type="float">
            <text:p>11236326</text:p>
          </table:table-cell>
          <table:table-cell office:value-type="float" office:value="11236589" calcext:value-type="float">
            <text:p>11236589</text:p>
          </table:table-cell>
          <table:table-cell table:formula="of:=[.C744]-[.B744]" office:value-type="float" office:value="1245" calcext:value-type="float">
            <text:p>1245</text:p>
          </table:table-cell>
          <table:table-cell table:formula="of:=[.D744]-[.A744]" office:value-type="float" office:value="2071" calcext:value-type="float">
            <text:p>2071</text:p>
          </table:table-cell>
          <table:table-cell table:number-columns-repeated="5"/>
        </table:table-row>
        <table:table-row table:style-name="ro1">
          <table:table-cell office:value-type="float" office:value="11249227" calcext:value-type="float">
            <text:p>11249227</text:p>
          </table:table-cell>
          <table:table-cell office:value-type="float" office:value="11249772" calcext:value-type="float">
            <text:p>11249772</text:p>
          </table:table-cell>
          <table:table-cell office:value-type="float" office:value="11251428" calcext:value-type="float">
            <text:p>11251428</text:p>
          </table:table-cell>
          <table:table-cell office:value-type="float" office:value="11251675" calcext:value-type="float">
            <text:p>11251675</text:p>
          </table:table-cell>
          <table:table-cell table:formula="of:=[.C745]-[.B745]" office:value-type="float" office:value="1656" calcext:value-type="float">
            <text:p>1656</text:p>
          </table:table-cell>
          <table:table-cell table:formula="of:=[.D745]-[.A745]" office:value-type="float" office:value="2448" calcext:value-type="float">
            <text:p>2448</text:p>
          </table:table-cell>
          <table:table-cell table:number-columns-repeated="5"/>
        </table:table-row>
        <table:table-row table:style-name="ro1">
          <table:table-cell office:value-type="float" office:value="11264186" calcext:value-type="float">
            <text:p>11264186</text:p>
          </table:table-cell>
          <table:table-cell office:value-type="float" office:value="11264733" calcext:value-type="float">
            <text:p>11264733</text:p>
          </table:table-cell>
          <table:table-cell office:value-type="float" office:value="11265971" calcext:value-type="float">
            <text:p>11265971</text:p>
          </table:table-cell>
          <table:table-cell office:value-type="float" office:value="11266215" calcext:value-type="float">
            <text:p>11266215</text:p>
          </table:table-cell>
          <table:table-cell table:formula="of:=[.C746]-[.B746]" office:value-type="float" office:value="1238" calcext:value-type="float">
            <text:p>1238</text:p>
          </table:table-cell>
          <table:table-cell table:formula="of:=[.D746]-[.A746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11278689" calcext:value-type="float">
            <text:p>11278689</text:p>
          </table:table-cell>
          <table:table-cell office:value-type="float" office:value="11279235" calcext:value-type="float">
            <text:p>11279235</text:p>
          </table:table-cell>
          <table:table-cell office:value-type="float" office:value="11280486" calcext:value-type="float">
            <text:p>11280486</text:p>
          </table:table-cell>
          <table:table-cell office:value-type="float" office:value="11280737" calcext:value-type="float">
            <text:p>11280737</text:p>
          </table:table-cell>
          <table:table-cell table:formula="of:=[.C747]-[.B747]" office:value-type="float" office:value="1251" calcext:value-type="float">
            <text:p>1251</text:p>
          </table:table-cell>
          <table:table-cell table:formula="of:=[.D747]-[.A747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11293259" calcext:value-type="float">
            <text:p>11293259</text:p>
          </table:table-cell>
          <table:table-cell office:value-type="float" office:value="11293737" calcext:value-type="float">
            <text:p>11293737</text:p>
          </table:table-cell>
          <table:table-cell office:value-type="float" office:value="11294978" calcext:value-type="float">
            <text:p>11294978</text:p>
          </table:table-cell>
          <table:table-cell office:value-type="float" office:value="11295253" calcext:value-type="float">
            <text:p>11295253</text:p>
          </table:table-cell>
          <table:table-cell table:formula="of:=[.C748]-[.B748]" office:value-type="float" office:value="1241" calcext:value-type="float">
            <text:p>1241</text:p>
          </table:table-cell>
          <table:table-cell table:formula="of:=[.D748]-[.A748]"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11307766" calcext:value-type="float">
            <text:p>11307766</text:p>
          </table:table-cell>
          <table:table-cell office:value-type="float" office:value="11308257" calcext:value-type="float">
            <text:p>11308257</text:p>
          </table:table-cell>
          <table:table-cell office:value-type="float" office:value="11309508" calcext:value-type="float">
            <text:p>11309508</text:p>
          </table:table-cell>
          <table:table-cell office:value-type="float" office:value="11309754" calcext:value-type="float">
            <text:p>11309754</text:p>
          </table:table-cell>
          <table:table-cell table:formula="of:=[.C749]-[.B749]" office:value-type="float" office:value="1251" calcext:value-type="float">
            <text:p>1251</text:p>
          </table:table-cell>
          <table:table-cell table:formula="of:=[.D749]-[.A749]" office:value-type="float" office:value="1988" calcext:value-type="float">
            <text:p>1988</text:p>
          </table:table-cell>
          <table:table-cell table:number-columns-repeated="5"/>
        </table:table-row>
        <table:table-row table:style-name="ro1">
          <table:table-cell office:value-type="float" office:value="11322220" calcext:value-type="float">
            <text:p>11322220</text:p>
          </table:table-cell>
          <table:table-cell office:value-type="float" office:value="11322750" calcext:value-type="float">
            <text:p>11322750</text:p>
          </table:table-cell>
          <table:table-cell office:value-type="float" office:value="11324004" calcext:value-type="float">
            <text:p>11324004</text:p>
          </table:table-cell>
          <table:table-cell office:value-type="float" office:value="11324258" calcext:value-type="float">
            <text:p>11324258</text:p>
          </table:table-cell>
          <table:table-cell table:formula="of:=[.C750]-[.B750]" office:value-type="float" office:value="1254" calcext:value-type="float">
            <text:p>1254</text:p>
          </table:table-cell>
          <table:table-cell table:formula="of:=[.D750]-[.A750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11336672" calcext:value-type="float">
            <text:p>11336672</text:p>
          </table:table-cell>
          <table:table-cell office:value-type="float" office:value="11337202" calcext:value-type="float">
            <text:p>11337202</text:p>
          </table:table-cell>
          <table:table-cell office:value-type="float" office:value="11338450" calcext:value-type="float">
            <text:p>11338450</text:p>
          </table:table-cell>
          <table:table-cell office:value-type="float" office:value="11338696" calcext:value-type="float">
            <text:p>11338696</text:p>
          </table:table-cell>
          <table:table-cell table:formula="of:=[.C751]-[.B751]" office:value-type="float" office:value="1248" calcext:value-type="float">
            <text:p>1248</text:p>
          </table:table-cell>
          <table:table-cell table:formula="of:=[.D751]-[.A751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11351261" calcext:value-type="float">
            <text:p>11351261</text:p>
          </table:table-cell>
          <table:table-cell office:value-type="float" office:value="11351906" calcext:value-type="float">
            <text:p>11351906</text:p>
          </table:table-cell>
          <table:table-cell office:value-type="float" office:value="11353146" calcext:value-type="float">
            <text:p>11353146</text:p>
          </table:table-cell>
          <table:table-cell office:value-type="float" office:value="11353424" calcext:value-type="float">
            <text:p>11353424</text:p>
          </table:table-cell>
          <table:table-cell table:formula="of:=[.C752]-[.B752]" office:value-type="float" office:value="1240" calcext:value-type="float">
            <text:p>1240</text:p>
          </table:table-cell>
          <table:table-cell table:formula="of:=[.D752]-[.A752]" office:value-type="float" office:value="2163" calcext:value-type="float">
            <text:p>2163</text:p>
          </table:table-cell>
          <table:table-cell table:number-columns-repeated="5"/>
        </table:table-row>
        <table:table-row table:style-name="ro1">
          <table:table-cell office:value-type="float" office:value="11366176" calcext:value-type="float">
            <text:p>11366176</text:p>
          </table:table-cell>
          <table:table-cell office:value-type="float" office:value="11366710" calcext:value-type="float">
            <text:p>11366710</text:p>
          </table:table-cell>
          <table:table-cell office:value-type="float" office:value="11368831" calcext:value-type="float">
            <text:p>11368831</text:p>
          </table:table-cell>
          <table:table-cell office:value-type="float" office:value="11369081" calcext:value-type="float">
            <text:p>11369081</text:p>
          </table:table-cell>
          <table:table-cell table:formula="of:=[.C753]-[.B753]" office:value-type="float" office:value="2121" calcext:value-type="float">
            <text:p>2121</text:p>
          </table:table-cell>
          <table:table-cell table:formula="of:=[.D753]-[.A753]" office:value-type="float" office:value="2905" calcext:value-type="float">
            <text:p>2905</text:p>
          </table:table-cell>
          <table:table-cell table:number-columns-repeated="5"/>
        </table:table-row>
        <table:table-row table:style-name="ro1">
          <table:table-cell office:value-type="float" office:value="11381595" calcext:value-type="float">
            <text:p>11381595</text:p>
          </table:table-cell>
          <table:table-cell office:value-type="float" office:value="11382128" calcext:value-type="float">
            <text:p>11382128</text:p>
          </table:table-cell>
          <table:table-cell office:value-type="float" office:value="11383364" calcext:value-type="float">
            <text:p>11383364</text:p>
          </table:table-cell>
          <table:table-cell office:value-type="float" office:value="11383618" calcext:value-type="float">
            <text:p>11383618</text:p>
          </table:table-cell>
          <table:table-cell table:formula="of:=[.C754]-[.B754]" office:value-type="float" office:value="1236" calcext:value-type="float">
            <text:p>1236</text:p>
          </table:table-cell>
          <table:table-cell table:formula="of:=[.D754]-[.A754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11396106" calcext:value-type="float">
            <text:p>11396106</text:p>
          </table:table-cell>
          <table:table-cell office:value-type="float" office:value="11396622" calcext:value-type="float">
            <text:p>11396622</text:p>
          </table:table-cell>
          <table:table-cell office:value-type="float" office:value="11397876" calcext:value-type="float">
            <text:p>11397876</text:p>
          </table:table-cell>
          <table:table-cell office:value-type="float" office:value="11398123" calcext:value-type="float">
            <text:p>11398123</text:p>
          </table:table-cell>
          <table:table-cell table:formula="of:=[.C755]-[.B755]" office:value-type="float" office:value="1254" calcext:value-type="float">
            <text:p>1254</text:p>
          </table:table-cell>
          <table:table-cell table:formula="of:=[.D755]-[.A755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1410619" calcext:value-type="float">
            <text:p>11410619</text:p>
          </table:table-cell>
          <table:table-cell office:value-type="float" office:value="11411177" calcext:value-type="float">
            <text:p>11411177</text:p>
          </table:table-cell>
          <table:table-cell office:value-type="float" office:value="11412425" calcext:value-type="float">
            <text:p>11412425</text:p>
          </table:table-cell>
          <table:table-cell office:value-type="float" office:value="11412675" calcext:value-type="float">
            <text:p>11412675</text:p>
          </table:table-cell>
          <table:table-cell table:formula="of:=[.C756]-[.B756]" office:value-type="float" office:value="1248" calcext:value-type="float">
            <text:p>1248</text:p>
          </table:table-cell>
          <table:table-cell table:formula="of:=[.D756]-[.A756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11425163" calcext:value-type="float">
            <text:p>11425163</text:p>
          </table:table-cell>
          <table:table-cell office:value-type="float" office:value="11425695" calcext:value-type="float">
            <text:p>11425695</text:p>
          </table:table-cell>
          <table:table-cell office:value-type="float" office:value="11426965" calcext:value-type="float">
            <text:p>11426965</text:p>
          </table:table-cell>
          <table:table-cell office:value-type="float" office:value="11427217" calcext:value-type="float">
            <text:p>11427217</text:p>
          </table:table-cell>
          <table:table-cell table:formula="of:=[.C757]-[.B757]" office:value-type="float" office:value="1270" calcext:value-type="float">
            <text:p>1270</text:p>
          </table:table-cell>
          <table:table-cell table:formula="of:=[.D757]-[.A757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11439700" calcext:value-type="float">
            <text:p>11439700</text:p>
          </table:table-cell>
          <table:table-cell office:value-type="float" office:value="11440179" calcext:value-type="float">
            <text:p>11440179</text:p>
          </table:table-cell>
          <table:table-cell office:value-type="float" office:value="11441436" calcext:value-type="float">
            <text:p>11441436</text:p>
          </table:table-cell>
          <table:table-cell office:value-type="float" office:value="11441684" calcext:value-type="float">
            <text:p>11441684</text:p>
          </table:table-cell>
          <table:table-cell table:formula="of:=[.C758]-[.B758]" office:value-type="float" office:value="1257" calcext:value-type="float">
            <text:p>1257</text:p>
          </table:table-cell>
          <table:table-cell table:formula="of:=[.D758]-[.A758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11454181" calcext:value-type="float">
            <text:p>11454181</text:p>
          </table:table-cell>
          <table:table-cell office:value-type="float" office:value="11454670" calcext:value-type="float">
            <text:p>11454670</text:p>
          </table:table-cell>
          <table:table-cell office:value-type="float" office:value="11455924" calcext:value-type="float">
            <text:p>11455924</text:p>
          </table:table-cell>
          <table:table-cell office:value-type="float" office:value="11456177" calcext:value-type="float">
            <text:p>11456177</text:p>
          </table:table-cell>
          <table:table-cell table:formula="of:=[.C759]-[.B759]" office:value-type="float" office:value="1254" calcext:value-type="float">
            <text:p>1254</text:p>
          </table:table-cell>
          <table:table-cell table:formula="of:=[.D759]-[.A759]" office:value-type="float" office:value="1996" calcext:value-type="float">
            <text:p>1996</text:p>
          </table:table-cell>
          <table:table-cell table:number-columns-repeated="5"/>
        </table:table-row>
        <table:table-row table:style-name="ro1">
          <table:table-cell office:value-type="float" office:value="11468736" calcext:value-type="float">
            <text:p>11468736</text:p>
          </table:table-cell>
          <table:table-cell office:value-type="float" office:value="11469296" calcext:value-type="float">
            <text:p>11469296</text:p>
          </table:table-cell>
          <table:table-cell office:value-type="float" office:value="11470549" calcext:value-type="float">
            <text:p>11470549</text:p>
          </table:table-cell>
          <table:table-cell office:value-type="float" office:value="11470839" calcext:value-type="float">
            <text:p>11470839</text:p>
          </table:table-cell>
          <table:table-cell table:formula="of:=[.C760]-[.B760]" office:value-type="float" office:value="1253" calcext:value-type="float">
            <text:p>1253</text:p>
          </table:table-cell>
          <table:table-cell table:formula="of:=[.D760]-[.A760]" office:value-type="float" office:value="2103" calcext:value-type="float">
            <text:p>2103</text:p>
          </table:table-cell>
          <table:table-cell table:number-columns-repeated="5"/>
        </table:table-row>
        <table:table-row table:style-name="ro1">
          <table:table-cell office:value-type="float" office:value="11483631" calcext:value-type="float">
            <text:p>11483631</text:p>
          </table:table-cell>
          <table:table-cell office:value-type="float" office:value="11484200" calcext:value-type="float">
            <text:p>11484200</text:p>
          </table:table-cell>
          <table:table-cell office:value-type="float" office:value="11486869" calcext:value-type="float">
            <text:p>11486869</text:p>
          </table:table-cell>
          <table:table-cell office:value-type="float" office:value="11487160" calcext:value-type="float">
            <text:p>11487160</text:p>
          </table:table-cell>
          <table:table-cell table:formula="of:=[.C761]-[.B761]" office:value-type="float" office:value="2669" calcext:value-type="float">
            <text:p>2669</text:p>
          </table:table-cell>
          <table:table-cell table:formula="of:=[.D761]-[.A761]" office:value-type="float" office:value="3529" calcext:value-type="float">
            <text:p>3529</text:p>
          </table:table-cell>
          <table:table-cell table:number-columns-repeated="5"/>
        </table:table-row>
        <table:table-row table:style-name="ro1">
          <table:table-cell office:value-type="float" office:value="11499631" calcext:value-type="float">
            <text:p>11499631</text:p>
          </table:table-cell>
          <table:table-cell office:value-type="float" office:value="11500172" calcext:value-type="float">
            <text:p>11500172</text:p>
          </table:table-cell>
          <table:table-cell office:value-type="float" office:value="11501256" calcext:value-type="float">
            <text:p>11501256</text:p>
          </table:table-cell>
          <table:table-cell office:value-type="float" office:value="11501505" calcext:value-type="float">
            <text:p>11501505</text:p>
          </table:table-cell>
          <table:table-cell table:formula="of:=[.C762]-[.B762]" office:value-type="float" office:value="1084" calcext:value-type="float">
            <text:p>1084</text:p>
          </table:table-cell>
          <table:table-cell table:formula="of:=[.D762]-[.A762]" office:value-type="float" office:value="1874" calcext:value-type="float">
            <text:p>1874</text:p>
          </table:table-cell>
          <table:table-cell table:number-columns-repeated="5"/>
        </table:table-row>
        <table:table-row table:style-name="ro1">
          <table:table-cell office:value-type="float" office:value="11513926" calcext:value-type="float">
            <text:p>11513926</text:p>
          </table:table-cell>
          <table:table-cell office:value-type="float" office:value="11514455" calcext:value-type="float">
            <text:p>11514455</text:p>
          </table:table-cell>
          <table:table-cell office:value-type="float" office:value="11515688" calcext:value-type="float">
            <text:p>11515688</text:p>
          </table:table-cell>
          <table:table-cell office:value-type="float" office:value="11515941" calcext:value-type="float">
            <text:p>11515941</text:p>
          </table:table-cell>
          <table:table-cell table:formula="of:=[.C763]-[.B763]" office:value-type="float" office:value="1233" calcext:value-type="float">
            <text:p>1233</text:p>
          </table:table-cell>
          <table:table-cell table:formula="of:=[.D763]-[.A763]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1528355" calcext:value-type="float">
            <text:p>11528355</text:p>
          </table:table-cell>
          <table:table-cell office:value-type="float" office:value="11528885" calcext:value-type="float">
            <text:p>11528885</text:p>
          </table:table-cell>
          <table:table-cell office:value-type="float" office:value="11530139" calcext:value-type="float">
            <text:p>11530139</text:p>
          </table:table-cell>
          <table:table-cell office:value-type="float" office:value="11530385" calcext:value-type="float">
            <text:p>11530385</text:p>
          </table:table-cell>
          <table:table-cell table:formula="of:=[.C764]-[.B764]" office:value-type="float" office:value="1254" calcext:value-type="float">
            <text:p>1254</text:p>
          </table:table-cell>
          <table:table-cell table:formula="of:=[.D764]-[.A764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11542918" calcext:value-type="float">
            <text:p>11542918</text:p>
          </table:table-cell>
          <table:table-cell office:value-type="float" office:value="11543422" calcext:value-type="float">
            <text:p>11543422</text:p>
          </table:table-cell>
          <table:table-cell office:value-type="float" office:value="11544673" calcext:value-type="float">
            <text:p>11544673</text:p>
          </table:table-cell>
          <table:table-cell office:value-type="float" office:value="11544921" calcext:value-type="float">
            <text:p>11544921</text:p>
          </table:table-cell>
          <table:table-cell table:formula="of:=[.C765]-[.B765]" office:value-type="float" office:value="1251" calcext:value-type="float">
            <text:p>1251</text:p>
          </table:table-cell>
          <table:table-cell table:formula="of:=[.D765]-[.A765]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11557409" calcext:value-type="float">
            <text:p>11557409</text:p>
          </table:table-cell>
          <table:table-cell office:value-type="float" office:value="11557944" calcext:value-type="float">
            <text:p>11557944</text:p>
          </table:table-cell>
          <table:table-cell office:value-type="float" office:value="11559181" calcext:value-type="float">
            <text:p>11559181</text:p>
          </table:table-cell>
          <table:table-cell office:value-type="float" office:value="11559429" calcext:value-type="float">
            <text:p>11559429</text:p>
          </table:table-cell>
          <table:table-cell table:formula="of:=[.C766]-[.B766]" office:value-type="float" office:value="1237" calcext:value-type="float">
            <text:p>1237</text:p>
          </table:table-cell>
          <table:table-cell table:formula="of:=[.D766]-[.A766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11571939" calcext:value-type="float">
            <text:p>11571939</text:p>
          </table:table-cell>
          <table:table-cell office:value-type="float" office:value="11572476" calcext:value-type="float">
            <text:p>11572476</text:p>
          </table:table-cell>
          <table:table-cell office:value-type="float" office:value="11573722" calcext:value-type="float">
            <text:p>11573722</text:p>
          </table:table-cell>
          <table:table-cell office:value-type="float" office:value="11573969" calcext:value-type="float">
            <text:p>11573969</text:p>
          </table:table-cell>
          <table:table-cell table:formula="of:=[.C767]-[.B767]" office:value-type="float" office:value="1246" calcext:value-type="float">
            <text:p>1246</text:p>
          </table:table-cell>
          <table:table-cell table:formula="of:=[.D767]-[.A767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11586501" calcext:value-type="float">
            <text:p>11586501</text:p>
          </table:table-cell>
          <table:table-cell office:value-type="float" office:value="11587010" calcext:value-type="float">
            <text:p>11587010</text:p>
          </table:table-cell>
          <table:table-cell office:value-type="float" office:value="11588265" calcext:value-type="float">
            <text:p>11588265</text:p>
          </table:table-cell>
          <table:table-cell office:value-type="float" office:value="11588551" calcext:value-type="float">
            <text:p>11588551</text:p>
          </table:table-cell>
          <table:table-cell table:formula="of:=[.C768]-[.B768]" office:value-type="float" office:value="1255" calcext:value-type="float">
            <text:p>1255</text:p>
          </table:table-cell>
          <table:table-cell table:formula="of:=[.D768]-[.A768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11601271" calcext:value-type="float">
            <text:p>11601271</text:p>
          </table:table-cell>
          <table:table-cell office:value-type="float" office:value="11601807" calcext:value-type="float">
            <text:p>11601807</text:p>
          </table:table-cell>
          <table:table-cell office:value-type="float" office:value="11603050" calcext:value-type="float">
            <text:p>11603050</text:p>
          </table:table-cell>
          <table:table-cell office:value-type="float" office:value="11603343" calcext:value-type="float">
            <text:p>11603343</text:p>
          </table:table-cell>
          <table:table-cell table:formula="of:=[.C769]-[.B769]" office:value-type="float" office:value="1243" calcext:value-type="float">
            <text:p>1243</text:p>
          </table:table-cell>
          <table:table-cell table:formula="of:=[.D769]-[.A769]" office:value-type="float" office:value="2072" calcext:value-type="float">
            <text:p>2072</text:p>
          </table:table-cell>
          <table:table-cell table:number-columns-repeated="5"/>
        </table:table-row>
        <table:table-row table:style-name="ro1">
          <table:table-cell office:value-type="float" office:value="11615937" calcext:value-type="float">
            <text:p>11615937</text:p>
          </table:table-cell>
          <table:table-cell office:value-type="float" office:value="11616508" calcext:value-type="float">
            <text:p>11616508</text:p>
          </table:table-cell>
          <table:table-cell office:value-type="float" office:value="11618718" calcext:value-type="float">
            <text:p>11618718</text:p>
          </table:table-cell>
          <table:table-cell office:value-type="float" office:value="11618984" calcext:value-type="float">
            <text:p>11618984</text:p>
          </table:table-cell>
          <table:table-cell table:formula="of:=[.C770]-[.B770]" office:value-type="float" office:value="2210" calcext:value-type="float">
            <text:p>2210</text:p>
          </table:table-cell>
          <table:table-cell table:formula="of:=[.D770]-[.A770]" office:value-type="float" office:value="3047" calcext:value-type="float">
            <text:p>3047</text:p>
          </table:table-cell>
          <table:table-cell table:number-columns-repeated="5"/>
        </table:table-row>
        <table:table-row table:style-name="ro1">
          <table:table-cell office:value-type="float" office:value="11631481" calcext:value-type="float">
            <text:p>11631481</text:p>
          </table:table-cell>
          <table:table-cell office:value-type="float" office:value="11632032" calcext:value-type="float">
            <text:p>11632032</text:p>
          </table:table-cell>
          <table:table-cell office:value-type="float" office:value="11633292" calcext:value-type="float">
            <text:p>11633292</text:p>
          </table:table-cell>
          <table:table-cell office:value-type="float" office:value="11633540" calcext:value-type="float">
            <text:p>11633540</text:p>
          </table:table-cell>
          <table:table-cell table:formula="of:=[.C771]-[.B771]" office:value-type="float" office:value="1260" calcext:value-type="float">
            <text:p>1260</text:p>
          </table:table-cell>
          <table:table-cell table:formula="of:=[.D771]-[.A771]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11645941" calcext:value-type="float">
            <text:p>11645941</text:p>
          </table:table-cell>
          <table:table-cell office:value-type="float" office:value="11646525" calcext:value-type="float">
            <text:p>11646525</text:p>
          </table:table-cell>
          <table:table-cell office:value-type="float" office:value="11647766" calcext:value-type="float">
            <text:p>11647766</text:p>
          </table:table-cell>
          <table:table-cell office:value-type="float" office:value="11648013" calcext:value-type="float">
            <text:p>11648013</text:p>
          </table:table-cell>
          <table:table-cell table:formula="of:=[.C772]-[.B772]" office:value-type="float" office:value="1241" calcext:value-type="float">
            <text:p>1241</text:p>
          </table:table-cell>
          <table:table-cell table:formula="of:=[.D772]-[.A772]" office:value-type="float" office:value="2072" calcext:value-type="float">
            <text:p>2072</text:p>
          </table:table-cell>
          <table:table-cell table:number-columns-repeated="5"/>
        </table:table-row>
        <table:table-row table:style-name="ro1">
          <table:table-cell office:value-type="float" office:value="11660432" calcext:value-type="float">
            <text:p>11660432</text:p>
          </table:table-cell>
          <table:table-cell office:value-type="float" office:value="11660956" calcext:value-type="float">
            <text:p>11660956</text:p>
          </table:table-cell>
          <table:table-cell office:value-type="float" office:value="11662210" calcext:value-type="float">
            <text:p>11662210</text:p>
          </table:table-cell>
          <table:table-cell office:value-type="float" office:value="11662458" calcext:value-type="float">
            <text:p>11662458</text:p>
          </table:table-cell>
          <table:table-cell table:formula="of:=[.C773]-[.B773]" office:value-type="float" office:value="1254" calcext:value-type="float">
            <text:p>1254</text:p>
          </table:table-cell>
          <table:table-cell table:formula="of:=[.D773]-[.A773]" office:value-type="float" office:value="2026" calcext:value-type="float">
            <text:p>2026</text:p>
          </table:table-cell>
          <table:table-cell table:number-columns-repeated="5"/>
        </table:table-row>
        <table:table-row table:style-name="ro1">
          <table:table-cell office:value-type="float" office:value="11675023" calcext:value-type="float">
            <text:p>11675023</text:p>
          </table:table-cell>
          <table:table-cell office:value-type="float" office:value="11675562" calcext:value-type="float">
            <text:p>11675562</text:p>
          </table:table-cell>
          <table:table-cell office:value-type="float" office:value="11676810" calcext:value-type="float">
            <text:p>11676810</text:p>
          </table:table-cell>
          <table:table-cell office:value-type="float" office:value="11677059" calcext:value-type="float">
            <text:p>11677059</text:p>
          </table:table-cell>
          <table:table-cell table:formula="of:=[.C774]-[.B774]" office:value-type="float" office:value="1248" calcext:value-type="float">
            <text:p>1248</text:p>
          </table:table-cell>
          <table:table-cell table:formula="of:=[.D774]-[.A774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11689595" calcext:value-type="float">
            <text:p>11689595</text:p>
          </table:table-cell>
          <table:table-cell office:value-type="float" office:value="11690115" calcext:value-type="float">
            <text:p>11690115</text:p>
          </table:table-cell>
          <table:table-cell office:value-type="float" office:value="11691374" calcext:value-type="float">
            <text:p>11691374</text:p>
          </table:table-cell>
          <table:table-cell office:value-type="float" office:value="11691624" calcext:value-type="float">
            <text:p>11691624</text:p>
          </table:table-cell>
          <table:table-cell table:formula="of:=[.C775]-[.B775]" office:value-type="float" office:value="1259" calcext:value-type="float">
            <text:p>1259</text:p>
          </table:table-cell>
          <table:table-cell table:formula="of:=[.D775]-[.A775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11704129" calcext:value-type="float">
            <text:p>11704129</text:p>
          </table:table-cell>
          <table:table-cell office:value-type="float" office:value="11704684" calcext:value-type="float">
            <text:p>11704684</text:p>
          </table:table-cell>
          <table:table-cell office:value-type="float" office:value="11705931" calcext:value-type="float">
            <text:p>11705931</text:p>
          </table:table-cell>
          <table:table-cell office:value-type="float" office:value="11706215" calcext:value-type="float">
            <text:p>11706215</text:p>
          </table:table-cell>
          <table:table-cell table:formula="of:=[.C776]-[.B776]" office:value-type="float" office:value="1247" calcext:value-type="float">
            <text:p>1247</text:p>
          </table:table-cell>
          <table:table-cell table:formula="of:=[.D776]-[.A776]" office:value-type="float" office:value="2086" calcext:value-type="float">
            <text:p>2086</text:p>
          </table:table-cell>
          <table:table-cell table:number-columns-repeated="5"/>
        </table:table-row>
        <table:table-row table:style-name="ro1">
          <table:table-cell office:value-type="float" office:value="11719748" calcext:value-type="float">
            <text:p>11719748</text:p>
          </table:table-cell>
          <table:table-cell office:value-type="float" office:value="11720246" calcext:value-type="float">
            <text:p>11720246</text:p>
          </table:table-cell>
          <table:table-cell office:value-type="float" office:value="11722047" calcext:value-type="float">
            <text:p>11722047</text:p>
          </table:table-cell>
          <table:table-cell office:value-type="float" office:value="11722346" calcext:value-type="float">
            <text:p>11722346</text:p>
          </table:table-cell>
          <table:table-cell table:formula="of:=[.C777]-[.B777]" office:value-type="float" office:value="1801" calcext:value-type="float">
            <text:p>1801</text:p>
          </table:table-cell>
          <table:table-cell table:formula="of:=[.D777]-[.A777]" office:value-type="float" office:value="2598" calcext:value-type="float">
            <text:p>2598</text:p>
          </table:table-cell>
          <table:table-cell table:number-columns-repeated="5"/>
        </table:table-row>
        <table:table-row table:style-name="ro1">
          <table:table-cell office:value-type="float" office:value="11734921" calcext:value-type="float">
            <text:p>11734921</text:p>
          </table:table-cell>
          <table:table-cell office:value-type="float" office:value="11735417" calcext:value-type="float">
            <text:p>11735417</text:p>
          </table:table-cell>
          <table:table-cell office:value-type="float" office:value="11736671" calcext:value-type="float">
            <text:p>11736671</text:p>
          </table:table-cell>
          <table:table-cell office:value-type="float" office:value="11736912" calcext:value-type="float">
            <text:p>11736912</text:p>
          </table:table-cell>
          <table:table-cell table:formula="of:=[.C778]-[.B778]" office:value-type="float" office:value="1254" calcext:value-type="float">
            <text:p>1254</text:p>
          </table:table-cell>
          <table:table-cell table:formula="of:=[.D778]-[.A778]" office:value-type="float" office:value="1991" calcext:value-type="float">
            <text:p>1991</text:p>
          </table:table-cell>
          <table:table-cell table:number-columns-repeated="5"/>
        </table:table-row>
        <table:table-row table:style-name="ro1">
          <table:table-cell office:value-type="float" office:value="11749323" calcext:value-type="float">
            <text:p>11749323</text:p>
          </table:table-cell>
          <table:table-cell office:value-type="float" office:value="11749825" calcext:value-type="float">
            <text:p>11749825</text:p>
          </table:table-cell>
          <table:table-cell office:value-type="float" office:value="11751072" calcext:value-type="float">
            <text:p>11751072</text:p>
          </table:table-cell>
          <table:table-cell office:value-type="float" office:value="11751321" calcext:value-type="float">
            <text:p>11751321</text:p>
          </table:table-cell>
          <table:table-cell table:formula="of:=[.C779]-[.B779]" office:value-type="float" office:value="1247" calcext:value-type="float">
            <text:p>1247</text:p>
          </table:table-cell>
          <table:table-cell table:formula="of:=[.D779]-[.A779]"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11763725" calcext:value-type="float">
            <text:p>11763725</text:p>
          </table:table-cell>
          <table:table-cell office:value-type="float" office:value="11764278" calcext:value-type="float">
            <text:p>11764278</text:p>
          </table:table-cell>
          <table:table-cell office:value-type="float" office:value="11765524" calcext:value-type="float">
            <text:p>11765524</text:p>
          </table:table-cell>
          <table:table-cell office:value-type="float" office:value="11765770" calcext:value-type="float">
            <text:p>11765770</text:p>
          </table:table-cell>
          <table:table-cell table:formula="of:=[.C780]-[.B780]" office:value-type="float" office:value="1246" calcext:value-type="float">
            <text:p>1246</text:p>
          </table:table-cell>
          <table:table-cell table:formula="of:=[.D780]-[.A780]" office:value-type="float" office:value="2045" calcext:value-type="float">
            <text:p>2045</text:p>
          </table:table-cell>
          <table:table-cell table:number-columns-repeated="5"/>
        </table:table-row>
        <table:table-row table:style-name="ro1">
          <table:table-cell office:value-type="float" office:value="11778316" calcext:value-type="float">
            <text:p>11778316</text:p>
          </table:table-cell>
          <table:table-cell office:value-type="float" office:value="11778886" calcext:value-type="float">
            <text:p>11778886</text:p>
          </table:table-cell>
          <table:table-cell office:value-type="float" office:value="11780133" calcext:value-type="float">
            <text:p>11780133</text:p>
          </table:table-cell>
          <table:table-cell office:value-type="float" office:value="11780383" calcext:value-type="float">
            <text:p>11780383</text:p>
          </table:table-cell>
          <table:table-cell table:formula="of:=[.C781]-[.B781]" office:value-type="float" office:value="1247" calcext:value-type="float">
            <text:p>1247</text:p>
          </table:table-cell>
          <table:table-cell table:formula="of:=[.D781]-[.A781]" office:value-type="float" office:value="2067" calcext:value-type="float">
            <text:p>2067</text:p>
          </table:table-cell>
          <table:table-cell table:number-columns-repeated="5"/>
        </table:table-row>
        <table:table-row table:style-name="ro1">
          <table:table-cell office:value-type="float" office:value="11792912" calcext:value-type="float">
            <text:p>11792912</text:p>
          </table:table-cell>
          <table:table-cell office:value-type="float" office:value="11793480" calcext:value-type="float">
            <text:p>11793480</text:p>
          </table:table-cell>
          <table:table-cell office:value-type="float" office:value="11794723" calcext:value-type="float">
            <text:p>11794723</text:p>
          </table:table-cell>
          <table:table-cell office:value-type="float" office:value="11794981" calcext:value-type="float">
            <text:p>11794981</text:p>
          </table:table-cell>
          <table:table-cell table:formula="of:=[.C782]-[.B782]" office:value-type="float" office:value="1243" calcext:value-type="float">
            <text:p>1243</text:p>
          </table:table-cell>
          <table:table-cell table:formula="of:=[.D782]-[.A782]" office:value-type="float" office:value="2069" calcext:value-type="float">
            <text:p>2069</text:p>
          </table:table-cell>
          <table:table-cell table:number-columns-repeated="5"/>
        </table:table-row>
        <table:table-row table:style-name="ro1">
          <table:table-cell office:value-type="float" office:value="11807489" calcext:value-type="float">
            <text:p>11807489</text:p>
          </table:table-cell>
          <table:table-cell office:value-type="float" office:value="11808014" calcext:value-type="float">
            <text:p>11808014</text:p>
          </table:table-cell>
          <table:table-cell office:value-type="float" office:value="11809272" calcext:value-type="float">
            <text:p>11809272</text:p>
          </table:table-cell>
          <table:table-cell office:value-type="float" office:value="11809523" calcext:value-type="float">
            <text:p>11809523</text:p>
          </table:table-cell>
          <table:table-cell table:formula="of:=[.C783]-[.B783]" office:value-type="float" office:value="1258" calcext:value-type="float">
            <text:p>1258</text:p>
          </table:table-cell>
          <table:table-cell table:formula="of:=[.D783]-[.A783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11822023" calcext:value-type="float">
            <text:p>11822023</text:p>
          </table:table-cell>
          <table:table-cell office:value-type="float" office:value="11822543" calcext:value-type="float">
            <text:p>11822543</text:p>
          </table:table-cell>
          <table:table-cell office:value-type="float" office:value="11823782" calcext:value-type="float">
            <text:p>11823782</text:p>
          </table:table-cell>
          <table:table-cell office:value-type="float" office:value="11824036" calcext:value-type="float">
            <text:p>11824036</text:p>
          </table:table-cell>
          <table:table-cell table:formula="of:=[.C784]-[.B784]" office:value-type="float" office:value="1239" calcext:value-type="float">
            <text:p>1239</text:p>
          </table:table-cell>
          <table:table-cell table:formula="of:=[.D784]-[.A784]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1836708" calcext:value-type="float">
            <text:p>11836708</text:p>
          </table:table-cell>
          <table:table-cell office:value-type="float" office:value="11837230" calcext:value-type="float">
            <text:p>11837230</text:p>
          </table:table-cell>
          <table:table-cell office:value-type="float" office:value="11838487" calcext:value-type="float">
            <text:p>11838487</text:p>
          </table:table-cell>
          <table:table-cell office:value-type="float" office:value="11838759" calcext:value-type="float">
            <text:p>11838759</text:p>
          </table:table-cell>
          <table:table-cell table:formula="of:=[.C785]-[.B785]" office:value-type="float" office:value="1257" calcext:value-type="float">
            <text:p>1257</text:p>
          </table:table-cell>
          <table:table-cell table:formula="of:=[.D785]-[.A785]" office:value-type="float" office:value="2051" calcext:value-type="float">
            <text:p>2051</text:p>
          </table:table-cell>
          <table:table-cell table:number-columns-repeated="5"/>
        </table:table-row>
        <table:table-row table:style-name="ro1">
          <table:table-cell office:value-type="float" office:value="11851450" calcext:value-type="float">
            <text:p>11851450</text:p>
          </table:table-cell>
          <table:table-cell office:value-type="float" office:value="11852002" calcext:value-type="float">
            <text:p>11852002</text:p>
          </table:table-cell>
          <table:table-cell office:value-type="float" office:value="11853254" calcext:value-type="float">
            <text:p>11853254</text:p>
          </table:table-cell>
          <table:table-cell office:value-type="float" office:value="11853499" calcext:value-type="float">
            <text:p>11853499</text:p>
          </table:table-cell>
          <table:table-cell table:formula="of:=[.C786]-[.B786]" office:value-type="float" office:value="1252" calcext:value-type="float">
            <text:p>1252</text:p>
          </table:table-cell>
          <table:table-cell table:formula="of:=[.D786]-[.A786]"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11865924" calcext:value-type="float">
            <text:p>11865924</text:p>
          </table:table-cell>
          <table:table-cell office:value-type="float" office:value="11866458" calcext:value-type="float">
            <text:p>11866458</text:p>
          </table:table-cell>
          <table:table-cell office:value-type="float" office:value="11867707" calcext:value-type="float">
            <text:p>11867707</text:p>
          </table:table-cell>
          <table:table-cell office:value-type="float" office:value="11867957" calcext:value-type="float">
            <text:p>11867957</text:p>
          </table:table-cell>
          <table:table-cell table:formula="of:=[.C787]-[.B787]" office:value-type="float" office:value="1249" calcext:value-type="float">
            <text:p>1249</text:p>
          </table:table-cell>
          <table:table-cell table:formula="of:=[.D787]-[.A787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11880383" calcext:value-type="float">
            <text:p>11880383</text:p>
          </table:table-cell>
          <table:table-cell office:value-type="float" office:value="11880849" calcext:value-type="float">
            <text:p>11880849</text:p>
          </table:table-cell>
          <table:table-cell office:value-type="float" office:value="11882101" calcext:value-type="float">
            <text:p>11882101</text:p>
          </table:table-cell>
          <table:table-cell office:value-type="float" office:value="11882349" calcext:value-type="float">
            <text:p>11882349</text:p>
          </table:table-cell>
          <table:table-cell table:formula="of:=[.C788]-[.B788]" office:value-type="float" office:value="1252" calcext:value-type="float">
            <text:p>1252</text:p>
          </table:table-cell>
          <table:table-cell table:formula="of:=[.D788]-[.A788]" office:value-type="float" office:value="1966" calcext:value-type="float">
            <text:p>1966</text:p>
          </table:table-cell>
          <table:table-cell table:number-columns-repeated="5"/>
        </table:table-row>
        <table:table-row table:style-name="ro1">
          <table:table-cell office:value-type="float" office:value="11894765" calcext:value-type="float">
            <text:p>11894765</text:p>
          </table:table-cell>
          <table:table-cell office:value-type="float" office:value="11895246" calcext:value-type="float">
            <text:p>11895246</text:p>
          </table:table-cell>
          <table:table-cell office:value-type="float" office:value="11896503" calcext:value-type="float">
            <text:p>11896503</text:p>
          </table:table-cell>
          <table:table-cell office:value-type="float" office:value="11896754" calcext:value-type="float">
            <text:p>11896754</text:p>
          </table:table-cell>
          <table:table-cell table:formula="of:=[.C789]-[.B789]" office:value-type="float" office:value="1257" calcext:value-type="float">
            <text:p>1257</text:p>
          </table:table-cell>
          <table:table-cell table:formula="of:=[.D789]-[.A789]" office:value-type="float" office:value="1989" calcext:value-type="float">
            <text:p>1989</text:p>
          </table:table-cell>
          <table:table-cell table:number-columns-repeated="5"/>
        </table:table-row>
        <table:table-row table:style-name="ro1">
          <table:table-cell office:value-type="float" office:value="11909241" calcext:value-type="float">
            <text:p>11909241</text:p>
          </table:table-cell>
          <table:table-cell office:value-type="float" office:value="11909792" calcext:value-type="float">
            <text:p>11909792</text:p>
          </table:table-cell>
          <table:table-cell office:value-type="float" office:value="11911048" calcext:value-type="float">
            <text:p>11911048</text:p>
          </table:table-cell>
          <table:table-cell office:value-type="float" office:value="11911297" calcext:value-type="float">
            <text:p>11911297</text:p>
          </table:table-cell>
          <table:table-cell table:formula="of:=[.C790]-[.B790]" office:value-type="float" office:value="1256" calcext:value-type="float">
            <text:p>1256</text:p>
          </table:table-cell>
          <table:table-cell table:formula="of:=[.D790]-[.A790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11923809" calcext:value-type="float">
            <text:p>11923809</text:p>
          </table:table-cell>
          <table:table-cell office:value-type="float" office:value="11924369" calcext:value-type="float">
            <text:p>11924369</text:p>
          </table:table-cell>
          <table:table-cell office:value-type="float" office:value="11925616" calcext:value-type="float">
            <text:p>11925616</text:p>
          </table:table-cell>
          <table:table-cell office:value-type="float" office:value="11925863" calcext:value-type="float">
            <text:p>11925863</text:p>
          </table:table-cell>
          <table:table-cell table:formula="of:=[.C791]-[.B791]" office:value-type="float" office:value="1247" calcext:value-type="float">
            <text:p>1247</text:p>
          </table:table-cell>
          <table:table-cell table:formula="of:=[.D791]-[.A791]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11938357" calcext:value-type="float">
            <text:p>11938357</text:p>
          </table:table-cell>
          <table:table-cell office:value-type="float" office:value="11938930" calcext:value-type="float">
            <text:p>11938930</text:p>
          </table:table-cell>
          <table:table-cell office:value-type="float" office:value="11940187" calcext:value-type="float">
            <text:p>11940187</text:p>
          </table:table-cell>
          <table:table-cell office:value-type="float" office:value="11940434" calcext:value-type="float">
            <text:p>11940434</text:p>
          </table:table-cell>
          <table:table-cell table:formula="of:=[.C792]-[.B792]" office:value-type="float" office:value="1257" calcext:value-type="float">
            <text:p>1257</text:p>
          </table:table-cell>
          <table:table-cell table:formula="of:=[.D792]-[.A792]" office:value-type="float" office:value="2077" calcext:value-type="float">
            <text:p>2077</text:p>
          </table:table-cell>
          <table:table-cell table:number-columns-repeated="5"/>
        </table:table-row>
        <table:table-row table:style-name="ro1">
          <table:table-cell office:value-type="float" office:value="11953105" calcext:value-type="float">
            <text:p>11953105</text:p>
          </table:table-cell>
          <table:table-cell office:value-type="float" office:value="11953682" calcext:value-type="float">
            <text:p>11953682</text:p>
          </table:table-cell>
          <table:table-cell office:value-type="float" office:value="11954935" calcext:value-type="float">
            <text:p>11954935</text:p>
          </table:table-cell>
          <table:table-cell office:value-type="float" office:value="11955215" calcext:value-type="float">
            <text:p>11955215</text:p>
          </table:table-cell>
          <table:table-cell table:formula="of:=[.C793]-[.B793]" office:value-type="float" office:value="1253" calcext:value-type="float">
            <text:p>1253</text:p>
          </table:table-cell>
          <table:table-cell table:formula="of:=[.D793]-[.A793]" office:value-type="float" office:value="2110" calcext:value-type="float">
            <text:p>2110</text:p>
          </table:table-cell>
          <table:table-cell table:number-columns-repeated="5"/>
        </table:table-row>
        <table:table-row table:style-name="ro1">
          <table:table-cell office:value-type="float" office:value="11967914" calcext:value-type="float">
            <text:p>11967914</text:p>
          </table:table-cell>
          <table:table-cell office:value-type="float" office:value="11968452" calcext:value-type="float">
            <text:p>11968452</text:p>
          </table:table-cell>
          <table:table-cell office:value-type="float" office:value="11969646" calcext:value-type="float">
            <text:p>11969646</text:p>
          </table:table-cell>
          <table:table-cell office:value-type="float" office:value="11969886" calcext:value-type="float">
            <text:p>11969886</text:p>
          </table:table-cell>
          <table:table-cell table:formula="of:=[.C794]-[.B794]" office:value-type="float" office:value="1194" calcext:value-type="float">
            <text:p>1194</text:p>
          </table:table-cell>
          <table:table-cell table:formula="of:=[.D794]-[.A794]" office:value-type="float" office:value="1972" calcext:value-type="float">
            <text:p>1972</text:p>
          </table:table-cell>
          <table:table-cell table:number-columns-repeated="5"/>
        </table:table-row>
        <table:table-row table:style-name="ro1">
          <table:table-cell office:value-type="float" office:value="11982381" calcext:value-type="float">
            <text:p>11982381</text:p>
          </table:table-cell>
          <table:table-cell office:value-type="float" office:value="11982878" calcext:value-type="float">
            <text:p>11982878</text:p>
          </table:table-cell>
          <table:table-cell office:value-type="float" office:value="11984140" calcext:value-type="float">
            <text:p>11984140</text:p>
          </table:table-cell>
          <table:table-cell office:value-type="float" office:value="11984386" calcext:value-type="float">
            <text:p>11984386</text:p>
          </table:table-cell>
          <table:table-cell table:formula="of:=[.C795]-[.B795]" office:value-type="float" office:value="1262" calcext:value-type="float">
            <text:p>1262</text:p>
          </table:table-cell>
          <table:table-cell table:formula="of:=[.D795]-[.A795]"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office:value-type="float" office:value="11996877" calcext:value-type="float">
            <text:p>11996877</text:p>
          </table:table-cell>
          <table:table-cell office:value-type="float" office:value="11997412" calcext:value-type="float">
            <text:p>11997412</text:p>
          </table:table-cell>
          <table:table-cell office:value-type="float" office:value="11998660" calcext:value-type="float">
            <text:p>11998660</text:p>
          </table:table-cell>
          <table:table-cell office:value-type="float" office:value="11998910" calcext:value-type="float">
            <text:p>11998910</text:p>
          </table:table-cell>
          <table:table-cell table:formula="of:=[.C796]-[.B796]" office:value-type="float" office:value="1248" calcext:value-type="float">
            <text:p>1248</text:p>
          </table:table-cell>
          <table:table-cell table:formula="of:=[.D796]-[.A796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12011328" calcext:value-type="float">
            <text:p>12011328</text:p>
          </table:table-cell>
          <table:table-cell office:value-type="float" office:value="12011862" calcext:value-type="float">
            <text:p>12011862</text:p>
          </table:table-cell>
          <table:table-cell office:value-type="float" office:value="12013105" calcext:value-type="float">
            <text:p>12013105</text:p>
          </table:table-cell>
          <table:table-cell office:value-type="float" office:value="12013358" calcext:value-type="float">
            <text:p>12013358</text:p>
          </table:table-cell>
          <table:table-cell table:formula="of:=[.C797]-[.B797]" office:value-type="float" office:value="1243" calcext:value-type="float">
            <text:p>1243</text:p>
          </table:table-cell>
          <table:table-cell table:formula="of:=[.D797]-[.A797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12025770" calcext:value-type="float">
            <text:p>12025770</text:p>
          </table:table-cell>
          <table:table-cell office:value-type="float" office:value="12026246" calcext:value-type="float">
            <text:p>12026246</text:p>
          </table:table-cell>
          <table:table-cell office:value-type="float" office:value="12027501" calcext:value-type="float">
            <text:p>12027501</text:p>
          </table:table-cell>
          <table:table-cell office:value-type="float" office:value="12027749" calcext:value-type="float">
            <text:p>12027749</text:p>
          </table:table-cell>
          <table:table-cell table:formula="of:=[.C798]-[.B798]" office:value-type="float" office:value="1255" calcext:value-type="float">
            <text:p>1255</text:p>
          </table:table-cell>
          <table:table-cell table:formula="of:=[.D798]-[.A798]" office:value-type="float" office:value="1979" calcext:value-type="float">
            <text:p>1979</text:p>
          </table:table-cell>
          <table:table-cell table:number-columns-repeated="5"/>
        </table:table-row>
        <table:table-row table:style-name="ro1">
          <table:table-cell office:value-type="float" office:value="12040245" calcext:value-type="float">
            <text:p>12040245</text:p>
          </table:table-cell>
          <table:table-cell office:value-type="float" office:value="12040731" calcext:value-type="float">
            <text:p>12040731</text:p>
          </table:table-cell>
          <table:table-cell office:value-type="float" office:value="12041980" calcext:value-type="float">
            <text:p>12041980</text:p>
          </table:table-cell>
          <table:table-cell office:value-type="float" office:value="12042227" calcext:value-type="float">
            <text:p>12042227</text:p>
          </table:table-cell>
          <table:table-cell table:formula="of:=[.C799]-[.B799]" office:value-type="float" office:value="1249" calcext:value-type="float">
            <text:p>1249</text:p>
          </table:table-cell>
          <table:table-cell table:formula="of:=[.D799]-[.A799]" office:value-type="float" office:value="1982" calcext:value-type="float">
            <text:p>1982</text:p>
          </table:table-cell>
          <table:table-cell table:number-columns-repeated="5"/>
        </table:table-row>
        <table:table-row table:style-name="ro1">
          <table:table-cell office:value-type="float" office:value="12054723" calcext:value-type="float">
            <text:p>12054723</text:p>
          </table:table-cell>
          <table:table-cell office:value-type="float" office:value="12055283" calcext:value-type="float">
            <text:p>12055283</text:p>
          </table:table-cell>
          <table:table-cell office:value-type="float" office:value="12056534" calcext:value-type="float">
            <text:p>12056534</text:p>
          </table:table-cell>
          <table:table-cell office:value-type="float" office:value="12056781" calcext:value-type="float">
            <text:p>12056781</text:p>
          </table:table-cell>
          <table:table-cell table:formula="of:=[.C800]-[.B800]" office:value-type="float" office:value="1251" calcext:value-type="float">
            <text:p>1251</text:p>
          </table:table-cell>
          <table:table-cell table:formula="of:=[.D800]-[.A800]" office:value-type="float" office:value="2058" calcext:value-type="float">
            <text:p>2058</text:p>
          </table:table-cell>
          <table:table-cell table:number-columns-repeated="5"/>
        </table:table-row>
        <table:table-row table:style-name="ro1">
          <table:table-cell office:value-type="float" office:value="12069350" calcext:value-type="float">
            <text:p>12069350</text:p>
          </table:table-cell>
          <table:table-cell office:value-type="float" office:value="12069938" calcext:value-type="float">
            <text:p>12069938</text:p>
          </table:table-cell>
          <table:table-cell office:value-type="float" office:value="12071185" calcext:value-type="float">
            <text:p>12071185</text:p>
          </table:table-cell>
          <table:table-cell office:value-type="float" office:value="12071454" calcext:value-type="float">
            <text:p>12071454</text:p>
          </table:table-cell>
          <table:table-cell table:formula="of:=[.C801]-[.B801]" office:value-type="float" office:value="1247" calcext:value-type="float">
            <text:p>1247</text:p>
          </table:table-cell>
          <table:table-cell table:formula="of:=[.D801]-[.A801]" office:value-type="float" office:value="2104" calcext:value-type="float">
            <text:p>2104</text:p>
          </table:table-cell>
          <table:table-cell table:number-columns-repeated="5"/>
        </table:table-row>
        <table:table-row table:style-name="ro1">
          <table:table-cell office:value-type="float" office:value="12084204" calcext:value-type="float">
            <text:p>12084204</text:p>
          </table:table-cell>
          <table:table-cell office:value-type="float" office:value="12084821" calcext:value-type="float">
            <text:p>12084821</text:p>
          </table:table-cell>
          <table:table-cell office:value-type="float" office:value="12087234" calcext:value-type="float">
            <text:p>12087234</text:p>
          </table:table-cell>
          <table:table-cell office:value-type="float" office:value="12087511" calcext:value-type="float">
            <text:p>12087511</text:p>
          </table:table-cell>
          <table:table-cell table:formula="of:=[.C802]-[.B802]" office:value-type="float" office:value="2413" calcext:value-type="float">
            <text:p>2413</text:p>
          </table:table-cell>
          <table:table-cell table:formula="of:=[.D802]-[.A802]" office:value-type="float" office:value="3307" calcext:value-type="float">
            <text:p>3307</text:p>
          </table:table-cell>
          <table:table-cell table:number-columns-repeated="5"/>
        </table:table-row>
        <table:table-row table:style-name="ro1">
          <table:table-cell office:value-type="float" office:value="12099994" calcext:value-type="float">
            <text:p>12099994</text:p>
          </table:table-cell>
          <table:table-cell office:value-type="float" office:value="12100496" calcext:value-type="float">
            <text:p>12100496</text:p>
          </table:table-cell>
          <table:table-cell office:value-type="float" office:value="12101528" calcext:value-type="float">
            <text:p>12101528</text:p>
          </table:table-cell>
          <table:table-cell office:value-type="float" office:value="12101775" calcext:value-type="float">
            <text:p>12101775</text:p>
          </table:table-cell>
          <table:table-cell table:formula="of:=[.C803]-[.B803]" office:value-type="float" office:value="1032" calcext:value-type="float">
            <text:p>1032</text:p>
          </table:table-cell>
          <table:table-cell table:formula="of:=[.D803]-[.A803]" office:value-type="float" office:value="1781" calcext:value-type="float">
            <text:p>1781</text:p>
          </table:table-cell>
          <table:table-cell table:number-columns-repeated="5"/>
        </table:table-row>
        <table:table-row table:style-name="ro1">
          <table:table-cell office:value-type="float" office:value="12114179" calcext:value-type="float">
            <text:p>12114179</text:p>
          </table:table-cell>
          <table:table-cell office:value-type="float" office:value="12114725" calcext:value-type="float">
            <text:p>12114725</text:p>
          </table:table-cell>
          <table:table-cell office:value-type="float" office:value="12115979" calcext:value-type="float">
            <text:p>12115979</text:p>
          </table:table-cell>
          <table:table-cell office:value-type="float" office:value="12116227" calcext:value-type="float">
            <text:p>12116227</text:p>
          </table:table-cell>
          <table:table-cell table:formula="of:=[.C804]-[.B804]" office:value-type="float" office:value="1254" calcext:value-type="float">
            <text:p>1254</text:p>
          </table:table-cell>
          <table:table-cell table:formula="of:=[.D804]-[.A804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12128635" calcext:value-type="float">
            <text:p>12128635</text:p>
          </table:table-cell>
          <table:table-cell office:value-type="float" office:value="12129123" calcext:value-type="float">
            <text:p>12129123</text:p>
          </table:table-cell>
          <table:table-cell office:value-type="float" office:value="12130394" calcext:value-type="float">
            <text:p>12130394</text:p>
          </table:table-cell>
          <table:table-cell office:value-type="float" office:value="12130649" calcext:value-type="float">
            <text:p>12130649</text:p>
          </table:table-cell>
          <table:table-cell table:formula="of:=[.C805]-[.B805]" office:value-type="float" office:value="1271" calcext:value-type="float">
            <text:p>1271</text:p>
          </table:table-cell>
          <table:table-cell table:formula="of:=[.D805]-[.A805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2143141" calcext:value-type="float">
            <text:p>12143141</text:p>
          </table:table-cell>
          <table:table-cell office:value-type="float" office:value="12143678" calcext:value-type="float">
            <text:p>12143678</text:p>
          </table:table-cell>
          <table:table-cell office:value-type="float" office:value="12144920" calcext:value-type="float">
            <text:p>12144920</text:p>
          </table:table-cell>
          <table:table-cell office:value-type="float" office:value="12145169" calcext:value-type="float">
            <text:p>12145169</text:p>
          </table:table-cell>
          <table:table-cell table:formula="of:=[.C806]-[.B806]" office:value-type="float" office:value="1242" calcext:value-type="float">
            <text:p>1242</text:p>
          </table:table-cell>
          <table:table-cell table:formula="of:=[.D806]-[.A806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12157671" calcext:value-type="float">
            <text:p>12157671</text:p>
          </table:table-cell>
          <table:table-cell office:value-type="float" office:value="12158186" calcext:value-type="float">
            <text:p>12158186</text:p>
          </table:table-cell>
          <table:table-cell office:value-type="float" office:value="12159427" calcext:value-type="float">
            <text:p>12159427</text:p>
          </table:table-cell>
          <table:table-cell office:value-type="float" office:value="12159678" calcext:value-type="float">
            <text:p>12159678</text:p>
          </table:table-cell>
          <table:table-cell table:formula="of:=[.C807]-[.B807]" office:value-type="float" office:value="1241" calcext:value-type="float">
            <text:p>1241</text:p>
          </table:table-cell>
          <table:table-cell table:formula="of:=[.D807]-[.A807]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12172160" calcext:value-type="float">
            <text:p>12172160</text:p>
          </table:table-cell>
          <table:table-cell office:value-type="float" office:value="12172650" calcext:value-type="float">
            <text:p>12172650</text:p>
          </table:table-cell>
          <table:table-cell office:value-type="float" office:value="12173903" calcext:value-type="float">
            <text:p>12173903</text:p>
          </table:table-cell>
          <table:table-cell office:value-type="float" office:value="12174149" calcext:value-type="float">
            <text:p>12174149</text:p>
          </table:table-cell>
          <table:table-cell table:formula="of:=[.C808]-[.B808]" office:value-type="float" office:value="1253" calcext:value-type="float">
            <text:p>1253</text:p>
          </table:table-cell>
          <table:table-cell table:formula="of:=[.D808]-[.A808]" office:value-type="float" office:value="1989" calcext:value-type="float">
            <text:p>1989</text:p>
          </table:table-cell>
          <table:table-cell table:number-columns-repeated="5"/>
        </table:table-row>
        <table:table-row table:style-name="ro1">
          <table:table-cell office:value-type="float" office:value="12186641" calcext:value-type="float">
            <text:p>12186641</text:p>
          </table:table-cell>
          <table:table-cell office:value-type="float" office:value="12187161" calcext:value-type="float">
            <text:p>12187161</text:p>
          </table:table-cell>
          <table:table-cell office:value-type="float" office:value="12188411" calcext:value-type="float">
            <text:p>12188411</text:p>
          </table:table-cell>
          <table:table-cell office:value-type="float" office:value="12188681" calcext:value-type="float">
            <text:p>12188681</text:p>
          </table:table-cell>
          <table:table-cell table:formula="of:=[.C809]-[.B809]" office:value-type="float" office:value="1250" calcext:value-type="float">
            <text:p>1250</text:p>
          </table:table-cell>
          <table:table-cell table:formula="of:=[.D809]-[.A809]" office:value-type="float" office:value="2040" calcext:value-type="float">
            <text:p>2040</text:p>
          </table:table-cell>
          <table:table-cell table:number-columns-repeated="5"/>
        </table:table-row>
        <table:table-row table:style-name="ro1">
          <table:table-cell office:value-type="float" office:value="12201376" calcext:value-type="float">
            <text:p>12201376</text:p>
          </table:table-cell>
          <table:table-cell office:value-type="float" office:value="12201962" calcext:value-type="float">
            <text:p>12201962</text:p>
          </table:table-cell>
          <table:table-cell office:value-type="float" office:value="12203214" calcext:value-type="float">
            <text:p>12203214</text:p>
          </table:table-cell>
          <table:table-cell office:value-type="float" office:value="12203510" calcext:value-type="float">
            <text:p>12203510</text:p>
          </table:table-cell>
          <table:table-cell table:formula="of:=[.C810]-[.B810]" office:value-type="float" office:value="1252" calcext:value-type="float">
            <text:p>1252</text:p>
          </table:table-cell>
          <table:table-cell table:formula="of:=[.D810]-[.A810]" office:value-type="float" office:value="2134" calcext:value-type="float">
            <text:p>2134</text:p>
          </table:table-cell>
          <table:table-cell table:number-columns-repeated="5"/>
        </table:table-row>
        <table:table-row table:style-name="ro1">
          <table:table-cell office:value-type="float" office:value="12216095" calcext:value-type="float">
            <text:p>12216095</text:p>
          </table:table-cell>
          <table:table-cell office:value-type="float" office:value="12216680" calcext:value-type="float">
            <text:p>12216680</text:p>
          </table:table-cell>
          <table:table-cell office:value-type="float" office:value="12218139" calcext:value-type="float">
            <text:p>12218139</text:p>
          </table:table-cell>
          <table:table-cell office:value-type="float" office:value="12218408" calcext:value-type="float">
            <text:p>12218408</text:p>
          </table:table-cell>
          <table:table-cell table:formula="of:=[.C811]-[.B811]" office:value-type="float" office:value="1459" calcext:value-type="float">
            <text:p>1459</text:p>
          </table:table-cell>
          <table:table-cell table:formula="of:=[.D811]-[.A811]" office:value-type="float" office:value="2313" calcext:value-type="float">
            <text:p>2313</text:p>
          </table:table-cell>
          <table:table-cell table:number-columns-repeated="5"/>
        </table:table-row>
        <table:table-row table:style-name="ro1">
          <table:table-cell office:value-type="float" office:value="12230822" calcext:value-type="float">
            <text:p>12230822</text:p>
          </table:table-cell>
          <table:table-cell office:value-type="float" office:value="12231379" calcext:value-type="float">
            <text:p>12231379</text:p>
          </table:table-cell>
          <table:table-cell office:value-type="float" office:value="12232640" calcext:value-type="float">
            <text:p>12232640</text:p>
          </table:table-cell>
          <table:table-cell office:value-type="float" office:value="12232894" calcext:value-type="float">
            <text:p>12232894</text:p>
          </table:table-cell>
          <table:table-cell table:formula="of:=[.C812]-[.B812]" office:value-type="float" office:value="1261" calcext:value-type="float">
            <text:p>1261</text:p>
          </table:table-cell>
          <table:table-cell table:formula="of:=[.D812]-[.A812]" office:value-type="float" office:value="2072" calcext:value-type="float">
            <text:p>2072</text:p>
          </table:table-cell>
          <table:table-cell table:number-columns-repeated="5"/>
        </table:table-row>
        <table:table-row table:style-name="ro1">
          <table:table-cell office:value-type="float" office:value="12245378" calcext:value-type="float">
            <text:p>12245378</text:p>
          </table:table-cell>
          <table:table-cell office:value-type="float" office:value="12245903" calcext:value-type="float">
            <text:p>12245903</text:p>
          </table:table-cell>
          <table:table-cell office:value-type="float" office:value="12247156" calcext:value-type="float">
            <text:p>12247156</text:p>
          </table:table-cell>
          <table:table-cell office:value-type="float" office:value="12247403" calcext:value-type="float">
            <text:p>12247403</text:p>
          </table:table-cell>
          <table:table-cell table:formula="of:=[.C813]-[.B813]" office:value-type="float" office:value="1253" calcext:value-type="float">
            <text:p>1253</text:p>
          </table:table-cell>
          <table:table-cell table:formula="of:=[.D813]-[.A813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12259883" calcext:value-type="float">
            <text:p>12259883</text:p>
          </table:table-cell>
          <table:table-cell office:value-type="float" office:value="12260406" calcext:value-type="float">
            <text:p>12260406</text:p>
          </table:table-cell>
          <table:table-cell office:value-type="float" office:value="12261661" calcext:value-type="float">
            <text:p>12261661</text:p>
          </table:table-cell>
          <table:table-cell office:value-type="float" office:value="12261906" calcext:value-type="float">
            <text:p>12261906</text:p>
          </table:table-cell>
          <table:table-cell table:formula="of:=[.C814]-[.B814]" office:value-type="float" office:value="1255" calcext:value-type="float">
            <text:p>1255</text:p>
          </table:table-cell>
          <table:table-cell table:formula="of:=[.D814]-[.A814]" office:value-type="float" office:value="2023" calcext:value-type="float">
            <text:p>2023</text:p>
          </table:table-cell>
          <table:table-cell table:number-columns-repeated="5"/>
        </table:table-row>
        <table:table-row table:style-name="ro1">
          <table:table-cell office:value-type="float" office:value="12274387" calcext:value-type="float">
            <text:p>12274387</text:p>
          </table:table-cell>
          <table:table-cell office:value-type="float" office:value="12274900" calcext:value-type="float">
            <text:p>12274900</text:p>
          </table:table-cell>
          <table:table-cell office:value-type="float" office:value="12276151" calcext:value-type="float">
            <text:p>12276151</text:p>
          </table:table-cell>
          <table:table-cell office:value-type="float" office:value="12276399" calcext:value-type="float">
            <text:p>12276399</text:p>
          </table:table-cell>
          <table:table-cell table:formula="of:=[.C815]-[.B815]" office:value-type="float" office:value="1251" calcext:value-type="float">
            <text:p>1251</text:p>
          </table:table-cell>
          <table:table-cell table:formula="of:=[.D815]-[.A815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288882" calcext:value-type="float">
            <text:p>12288882</text:p>
          </table:table-cell>
          <table:table-cell office:value-type="float" office:value="12289417" calcext:value-type="float">
            <text:p>12289417</text:p>
          </table:table-cell>
          <table:table-cell office:value-type="float" office:value="12290676" calcext:value-type="float">
            <text:p>12290676</text:p>
          </table:table-cell>
          <table:table-cell office:value-type="float" office:value="12290932" calcext:value-type="float">
            <text:p>12290932</text:p>
          </table:table-cell>
          <table:table-cell table:formula="of:=[.C816]-[.B816]" office:value-type="float" office:value="1259" calcext:value-type="float">
            <text:p>1259</text:p>
          </table:table-cell>
          <table:table-cell table:formula="of:=[.D816]-[.A816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12303436" calcext:value-type="float">
            <text:p>12303436</text:p>
          </table:table-cell>
          <table:table-cell office:value-type="float" office:value="12303938" calcext:value-type="float">
            <text:p>12303938</text:p>
          </table:table-cell>
          <table:table-cell office:value-type="float" office:value="12305194" calcext:value-type="float">
            <text:p>12305194</text:p>
          </table:table-cell>
          <table:table-cell office:value-type="float" office:value="12305463" calcext:value-type="float">
            <text:p>12305463</text:p>
          </table:table-cell>
          <table:table-cell table:formula="of:=[.C817]-[.B817]" office:value-type="float" office:value="1256" calcext:value-type="float">
            <text:p>1256</text:p>
          </table:table-cell>
          <table:table-cell table:formula="of:=[.D817]-[.A817]" office:value-type="float" office:value="2027" calcext:value-type="float">
            <text:p>2027</text:p>
          </table:table-cell>
          <table:table-cell table:number-columns-repeated="5"/>
        </table:table-row>
        <table:table-row table:style-name="ro1">
          <table:table-cell office:value-type="float" office:value="12318126" calcext:value-type="float">
            <text:p>12318126</text:p>
          </table:table-cell>
          <table:table-cell office:value-type="float" office:value="12318669" calcext:value-type="float">
            <text:p>12318669</text:p>
          </table:table-cell>
          <table:table-cell office:value-type="float" office:value="12319912" calcext:value-type="float">
            <text:p>12319912</text:p>
          </table:table-cell>
          <table:table-cell office:value-type="float" office:value="12320185" calcext:value-type="float">
            <text:p>12320185</text:p>
          </table:table-cell>
          <table:table-cell table:formula="of:=[.C818]-[.B818]" office:value-type="float" office:value="1243" calcext:value-type="float">
            <text:p>1243</text:p>
          </table:table-cell>
          <table:table-cell table:formula="of:=[.D818]-[.A818]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12332847" calcext:value-type="float">
            <text:p>12332847</text:p>
          </table:table-cell>
          <table:table-cell office:value-type="float" office:value="12333348" calcext:value-type="float">
            <text:p>12333348</text:p>
          </table:table-cell>
          <table:table-cell office:value-type="float" office:value="12334861" calcext:value-type="float">
            <text:p>12334861</text:p>
          </table:table-cell>
          <table:table-cell office:value-type="float" office:value="12335110" calcext:value-type="float">
            <text:p>12335110</text:p>
          </table:table-cell>
          <table:table-cell table:formula="of:=[.C819]-[.B819]" office:value-type="float" office:value="1513" calcext:value-type="float">
            <text:p>1513</text:p>
          </table:table-cell>
          <table:table-cell table:formula="of:=[.D819]-[.A819]" office:value-type="float" office:value="2263" calcext:value-type="float">
            <text:p>2263</text:p>
          </table:table-cell>
          <table:table-cell table:number-columns-repeated="5"/>
        </table:table-row>
        <table:table-row table:style-name="ro1">
          <table:table-cell office:value-type="float" office:value="12347615" calcext:value-type="float">
            <text:p>12347615</text:p>
          </table:table-cell>
          <table:table-cell office:value-type="float" office:value="12348188" calcext:value-type="float">
            <text:p>12348188</text:p>
          </table:table-cell>
          <table:table-cell office:value-type="float" office:value="12349439" calcext:value-type="float">
            <text:p>12349439</text:p>
          </table:table-cell>
          <table:table-cell office:value-type="float" office:value="12349684" calcext:value-type="float">
            <text:p>12349684</text:p>
          </table:table-cell>
          <table:table-cell table:formula="of:=[.C820]-[.B820]" office:value-type="float" office:value="1251" calcext:value-type="float">
            <text:p>1251</text:p>
          </table:table-cell>
          <table:table-cell table:formula="of:=[.D820]-[.A820]" office:value-type="float" office:value="2069" calcext:value-type="float">
            <text:p>2069</text:p>
          </table:table-cell>
          <table:table-cell table:number-columns-repeated="5"/>
        </table:table-row>
        <table:table-row table:style-name="ro1">
          <table:table-cell office:value-type="float" office:value="12362104" calcext:value-type="float">
            <text:p>12362104</text:p>
          </table:table-cell>
          <table:table-cell office:value-type="float" office:value="12362705" calcext:value-type="float">
            <text:p>12362705</text:p>
          </table:table-cell>
          <table:table-cell office:value-type="float" office:value="12363952" calcext:value-type="float">
            <text:p>12363952</text:p>
          </table:table-cell>
          <table:table-cell office:value-type="float" office:value="12364199" calcext:value-type="float">
            <text:p>12364199</text:p>
          </table:table-cell>
          <table:table-cell table:formula="of:=[.C821]-[.B821]" office:value-type="float" office:value="1247" calcext:value-type="float">
            <text:p>1247</text:p>
          </table:table-cell>
          <table:table-cell table:formula="of:=[.D821]-[.A821]" office:value-type="float" office:value="2095" calcext:value-type="float">
            <text:p>2095</text:p>
          </table:table-cell>
          <table:table-cell table:number-columns-repeated="5"/>
        </table:table-row>
        <table:table-row table:style-name="ro1">
          <table:table-cell office:value-type="float" office:value="12376628" calcext:value-type="float">
            <text:p>12376628</text:p>
          </table:table-cell>
          <table:table-cell office:value-type="float" office:value="12377185" calcext:value-type="float">
            <text:p>12377185</text:p>
          </table:table-cell>
          <table:table-cell office:value-type="float" office:value="12378438" calcext:value-type="float">
            <text:p>12378438</text:p>
          </table:table-cell>
          <table:table-cell office:value-type="float" office:value="12378688" calcext:value-type="float">
            <text:p>12378688</text:p>
          </table:table-cell>
          <table:table-cell table:formula="of:=[.C822]-[.B822]" office:value-type="float" office:value="1253" calcext:value-type="float">
            <text:p>1253</text:p>
          </table:table-cell>
          <table:table-cell table:formula="of:=[.D822]-[.A822]"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12391198" calcext:value-type="float">
            <text:p>12391198</text:p>
          </table:table-cell>
          <table:table-cell office:value-type="float" office:value="12391723" calcext:value-type="float">
            <text:p>12391723</text:p>
          </table:table-cell>
          <table:table-cell office:value-type="float" office:value="12392972" calcext:value-type="float">
            <text:p>12392972</text:p>
          </table:table-cell>
          <table:table-cell office:value-type="float" office:value="12393219" calcext:value-type="float">
            <text:p>12393219</text:p>
          </table:table-cell>
          <table:table-cell table:formula="of:=[.C823]-[.B823]" office:value-type="float" office:value="1249" calcext:value-type="float">
            <text:p>1249</text:p>
          </table:table-cell>
          <table:table-cell table:formula="of:=[.D823]-[.A823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12405758" calcext:value-type="float">
            <text:p>12405758</text:p>
          </table:table-cell>
          <table:table-cell office:value-type="float" office:value="12406304" calcext:value-type="float">
            <text:p>12406304</text:p>
          </table:table-cell>
          <table:table-cell office:value-type="float" office:value="12407557" calcext:value-type="float">
            <text:p>12407557</text:p>
          </table:table-cell>
          <table:table-cell office:value-type="float" office:value="12407810" calcext:value-type="float">
            <text:p>12407810</text:p>
          </table:table-cell>
          <table:table-cell table:formula="of:=[.C824]-[.B824]" office:value-type="float" office:value="1253" calcext:value-type="float">
            <text:p>1253</text:p>
          </table:table-cell>
          <table:table-cell table:formula="of:=[.D824]-[.A824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12420339" calcext:value-type="float">
            <text:p>12420339</text:p>
          </table:table-cell>
          <table:table-cell office:value-type="float" office:value="12420866" calcext:value-type="float">
            <text:p>12420866</text:p>
          </table:table-cell>
          <table:table-cell office:value-type="float" office:value="12422120" calcext:value-type="float">
            <text:p>12422120</text:p>
          </table:table-cell>
          <table:table-cell office:value-type="float" office:value="12422387" calcext:value-type="float">
            <text:p>12422387</text:p>
          </table:table-cell>
          <table:table-cell table:formula="of:=[.C825]-[.B825]" office:value-type="float" office:value="1254" calcext:value-type="float">
            <text:p>1254</text:p>
          </table:table-cell>
          <table:table-cell table:formula="of:=[.D825]-[.A825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12435006" calcext:value-type="float">
            <text:p>12435006</text:p>
          </table:table-cell>
          <table:table-cell office:value-type="float" office:value="12435586" calcext:value-type="float">
            <text:p>12435586</text:p>
          </table:table-cell>
          <table:table-cell office:value-type="float" office:value="12436827" calcext:value-type="float">
            <text:p>12436827</text:p>
          </table:table-cell>
          <table:table-cell office:value-type="float" office:value="12437110" calcext:value-type="float">
            <text:p>12437110</text:p>
          </table:table-cell>
          <table:table-cell table:formula="of:=[.C826]-[.B826]" office:value-type="float" office:value="1241" calcext:value-type="float">
            <text:p>1241</text:p>
          </table:table-cell>
          <table:table-cell table:formula="of:=[.D826]-[.A826]" office:value-type="float" office:value="2104" calcext:value-type="float">
            <text:p>2104</text:p>
          </table:table-cell>
          <table:table-cell table:number-columns-repeated="5"/>
        </table:table-row>
        <table:table-row table:style-name="ro1">
          <table:table-cell office:value-type="float" office:value="12449809" calcext:value-type="float">
            <text:p>12449809</text:p>
          </table:table-cell>
          <table:table-cell office:value-type="float" office:value="12450335" calcext:value-type="float">
            <text:p>12450335</text:p>
          </table:table-cell>
          <table:table-cell office:value-type="float" office:value="12451565" calcext:value-type="float">
            <text:p>12451565</text:p>
          </table:table-cell>
          <table:table-cell office:value-type="float" office:value="12451821" calcext:value-type="float">
            <text:p>12451821</text:p>
          </table:table-cell>
          <table:table-cell table:formula="of:=[.C827]-[.B827]" office:value-type="float" office:value="1230" calcext:value-type="float">
            <text:p>1230</text:p>
          </table:table-cell>
          <table:table-cell table:formula="of:=[.D827]-[.A827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2464316" calcext:value-type="float">
            <text:p>12464316</text:p>
          </table:table-cell>
          <table:table-cell office:value-type="float" office:value="12464820" calcext:value-type="float">
            <text:p>12464820</text:p>
          </table:table-cell>
          <table:table-cell office:value-type="float" office:value="12466055" calcext:value-type="float">
            <text:p>12466055</text:p>
          </table:table-cell>
          <table:table-cell office:value-type="float" office:value="12466639" calcext:value-type="float">
            <text:p>12466639</text:p>
          </table:table-cell>
          <table:table-cell table:formula="of:=[.C828]-[.B828]" office:value-type="float" office:value="1235" calcext:value-type="float">
            <text:p>1235</text:p>
          </table:table-cell>
          <table:table-cell table:formula="of:=[.D828]-[.A828]" office:value-type="float" office:value="2323" calcext:value-type="float">
            <text:p>2323</text:p>
          </table:table-cell>
          <table:table-cell table:number-columns-repeated="5"/>
        </table:table-row>
        <table:table-row table:style-name="ro1">
          <table:table-cell office:value-type="float" office:value="12479090" calcext:value-type="float">
            <text:p>12479090</text:p>
          </table:table-cell>
          <table:table-cell office:value-type="float" office:value="12479594" calcext:value-type="float">
            <text:p>12479594</text:p>
          </table:table-cell>
          <table:table-cell office:value-type="float" office:value="12480851" calcext:value-type="float">
            <text:p>12480851</text:p>
          </table:table-cell>
          <table:table-cell office:value-type="float" office:value="12481098" calcext:value-type="float">
            <text:p>12481098</text:p>
          </table:table-cell>
          <table:table-cell table:formula="of:=[.C829]-[.B829]" office:value-type="float" office:value="1257" calcext:value-type="float">
            <text:p>1257</text:p>
          </table:table-cell>
          <table:table-cell table:formula="of:=[.D829]-[.A829]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office:value-type="float" office:value="12493555" calcext:value-type="float">
            <text:p>12493555</text:p>
          </table:table-cell>
          <table:table-cell office:value-type="float" office:value="12494096" calcext:value-type="float">
            <text:p>12494096</text:p>
          </table:table-cell>
          <table:table-cell office:value-type="float" office:value="12495354" calcext:value-type="float">
            <text:p>12495354</text:p>
          </table:table-cell>
          <table:table-cell office:value-type="float" office:value="12495603" calcext:value-type="float">
            <text:p>12495603</text:p>
          </table:table-cell>
          <table:table-cell table:formula="of:=[.C830]-[.B830]" office:value-type="float" office:value="1258" calcext:value-type="float">
            <text:p>1258</text:p>
          </table:table-cell>
          <table:table-cell table:formula="of:=[.D830]-[.A830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12508072" calcext:value-type="float">
            <text:p>12508072</text:p>
          </table:table-cell>
          <table:table-cell office:value-type="float" office:value="12508646" calcext:value-type="float">
            <text:p>12508646</text:p>
          </table:table-cell>
          <table:table-cell office:value-type="float" office:value="12509902" calcext:value-type="float">
            <text:p>12509902</text:p>
          </table:table-cell>
          <table:table-cell office:value-type="float" office:value="12510151" calcext:value-type="float">
            <text:p>12510151</text:p>
          </table:table-cell>
          <table:table-cell table:formula="of:=[.C831]-[.B831]" office:value-type="float" office:value="1256" calcext:value-type="float">
            <text:p>1256</text:p>
          </table:table-cell>
          <table:table-cell table:formula="of:=[.D831]-[.A831]" office:value-type="float" office:value="2079" calcext:value-type="float">
            <text:p>2079</text:p>
          </table:table-cell>
          <table:table-cell table:number-columns-repeated="5"/>
        </table:table-row>
        <table:table-row table:style-name="ro1">
          <table:table-cell office:value-type="float" office:value="12522606" calcext:value-type="float">
            <text:p>12522606</text:p>
          </table:table-cell>
          <table:table-cell office:value-type="float" office:value="12523118" calcext:value-type="float">
            <text:p>12523118</text:p>
          </table:table-cell>
          <table:table-cell office:value-type="float" office:value="12524373" calcext:value-type="float">
            <text:p>12524373</text:p>
          </table:table-cell>
          <table:table-cell office:value-type="float" office:value="12524617" calcext:value-type="float">
            <text:p>12524617</text:p>
          </table:table-cell>
          <table:table-cell table:formula="of:=[.C832]-[.B832]" office:value-type="float" office:value="1255" calcext:value-type="float">
            <text:p>1255</text:p>
          </table:table-cell>
          <table:table-cell table:formula="of:=[.D832]-[.A832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2537021" calcext:value-type="float">
            <text:p>12537021</text:p>
          </table:table-cell>
          <table:table-cell office:value-type="float" office:value="12537553" calcext:value-type="float">
            <text:p>12537553</text:p>
          </table:table-cell>
          <table:table-cell office:value-type="float" office:value="12538808" calcext:value-type="float">
            <text:p>12538808</text:p>
          </table:table-cell>
          <table:table-cell office:value-type="float" office:value="12539058" calcext:value-type="float">
            <text:p>12539058</text:p>
          </table:table-cell>
          <table:table-cell table:formula="of:=[.C833]-[.B833]" office:value-type="float" office:value="1255" calcext:value-type="float">
            <text:p>1255</text:p>
          </table:table-cell>
          <table:table-cell table:formula="of:=[.D833]-[.A833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12551621" calcext:value-type="float">
            <text:p>12551621</text:p>
          </table:table-cell>
          <table:table-cell office:value-type="float" office:value="12552164" calcext:value-type="float">
            <text:p>12552164</text:p>
          </table:table-cell>
          <table:table-cell office:value-type="float" office:value="12553414" calcext:value-type="float">
            <text:p>12553414</text:p>
          </table:table-cell>
          <table:table-cell office:value-type="float" office:value="12553692" calcext:value-type="float">
            <text:p>12553692</text:p>
          </table:table-cell>
          <table:table-cell table:formula="of:=[.C834]-[.B834]" office:value-type="float" office:value="1250" calcext:value-type="float">
            <text:p>1250</text:p>
          </table:table-cell>
          <table:table-cell table:formula="of:=[.D834]-[.A834]" office:value-type="float" office:value="2071" calcext:value-type="float">
            <text:p>2071</text:p>
          </table:table-cell>
          <table:table-cell table:number-columns-repeated="5"/>
        </table:table-row>
        <table:table-row table:style-name="ro1">
          <table:table-cell office:value-type="float" office:value="12566460" calcext:value-type="float">
            <text:p>12566460</text:p>
          </table:table-cell>
          <table:table-cell office:value-type="float" office:value="12567007" calcext:value-type="float">
            <text:p>12567007</text:p>
          </table:table-cell>
          <table:table-cell office:value-type="float" office:value="12569458" calcext:value-type="float">
            <text:p>12569458</text:p>
          </table:table-cell>
          <table:table-cell office:value-type="float" office:value="12569724" calcext:value-type="float">
            <text:p>12569724</text:p>
          </table:table-cell>
          <table:table-cell table:formula="of:=[.C835]-[.B835]" office:value-type="float" office:value="2451" calcext:value-type="float">
            <text:p>2451</text:p>
          </table:table-cell>
          <table:table-cell table:formula="of:=[.D835]-[.A835]" office:value-type="float" office:value="3264" calcext:value-type="float">
            <text:p>3264</text:p>
          </table:table-cell>
          <table:table-cell table:number-columns-repeated="5"/>
        </table:table-row>
        <table:table-row table:style-name="ro1">
          <table:table-cell office:value-type="float" office:value="12582266" calcext:value-type="float">
            <text:p>12582266</text:p>
          </table:table-cell>
          <table:table-cell office:value-type="float" office:value="12582755" calcext:value-type="float">
            <text:p>12582755</text:p>
          </table:table-cell>
          <table:table-cell office:value-type="float" office:value="12583802" calcext:value-type="float">
            <text:p>12583802</text:p>
          </table:table-cell>
          <table:table-cell office:value-type="float" office:value="12584049" calcext:value-type="float">
            <text:p>12584049</text:p>
          </table:table-cell>
          <table:table-cell table:formula="of:=[.C836]-[.B836]" office:value-type="float" office:value="1047" calcext:value-type="float">
            <text:p>1047</text:p>
          </table:table-cell>
          <table:table-cell table:formula="of:=[.D836]-[.A836]" office:value-type="float" office:value="1783" calcext:value-type="float">
            <text:p>1783</text:p>
          </table:table-cell>
          <table:table-cell table:number-columns-repeated="5"/>
        </table:table-row>
        <table:table-row table:style-name="ro1">
          <table:table-cell office:value-type="float" office:value="12596552" calcext:value-type="float">
            <text:p>12596552</text:p>
          </table:table-cell>
          <table:table-cell office:value-type="float" office:value="12597051" calcext:value-type="float">
            <text:p>12597051</text:p>
          </table:table-cell>
          <table:table-cell office:value-type="float" office:value="12598310" calcext:value-type="float">
            <text:p>12598310</text:p>
          </table:table-cell>
          <table:table-cell office:value-type="float" office:value="12598562" calcext:value-type="float">
            <text:p>12598562</text:p>
          </table:table-cell>
          <table:table-cell table:formula="of:=[.C837]-[.B837]" office:value-type="float" office:value="1259" calcext:value-type="float">
            <text:p>1259</text:p>
          </table:table-cell>
          <table:table-cell table:formula="of:=[.D837]-[.A837]"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office:value-type="float" office:value="12611027" calcext:value-type="float">
            <text:p>12611027</text:p>
          </table:table-cell>
          <table:table-cell office:value-type="float" office:value="12611534" calcext:value-type="float">
            <text:p>12611534</text:p>
          </table:table-cell>
          <table:table-cell office:value-type="float" office:value="12612772" calcext:value-type="float">
            <text:p>12612772</text:p>
          </table:table-cell>
          <table:table-cell office:value-type="float" office:value="12613019" calcext:value-type="float">
            <text:p>12613019</text:p>
          </table:table-cell>
          <table:table-cell table:formula="of:=[.C838]-[.B838]" office:value-type="float" office:value="1238" calcext:value-type="float">
            <text:p>1238</text:p>
          </table:table-cell>
          <table:table-cell table:formula="of:=[.D838]-[.A838]" office:value-type="float" office:value="1992" calcext:value-type="float">
            <text:p>1992</text:p>
          </table:table-cell>
          <table:table-cell table:number-columns-repeated="5"/>
        </table:table-row>
        <table:table-row table:style-name="ro1">
          <table:table-cell office:value-type="float" office:value="12625423" calcext:value-type="float">
            <text:p>12625423</text:p>
          </table:table-cell>
          <table:table-cell office:value-type="float" office:value="12625920" calcext:value-type="float">
            <text:p>12625920</text:p>
          </table:table-cell>
          <table:table-cell office:value-type="float" office:value="12627178" calcext:value-type="float">
            <text:p>12627178</text:p>
          </table:table-cell>
          <table:table-cell office:value-type="float" office:value="12627426" calcext:value-type="float">
            <text:p>12627426</text:p>
          </table:table-cell>
          <table:table-cell table:formula="of:=[.C839]-[.B839]" office:value-type="float" office:value="1258" calcext:value-type="float">
            <text:p>1258</text:p>
          </table:table-cell>
          <table:table-cell table:formula="of:=[.D839]-[.A839]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12639843" calcext:value-type="float">
            <text:p>12639843</text:p>
          </table:table-cell>
          <table:table-cell office:value-type="float" office:value="12640381" calcext:value-type="float">
            <text:p>12640381</text:p>
          </table:table-cell>
          <table:table-cell office:value-type="float" office:value="12641630" calcext:value-type="float">
            <text:p>12641630</text:p>
          </table:table-cell>
          <table:table-cell office:value-type="float" office:value="12641877" calcext:value-type="float">
            <text:p>12641877</text:p>
          </table:table-cell>
          <table:table-cell table:formula="of:=[.C840]-[.B840]" office:value-type="float" office:value="1249" calcext:value-type="float">
            <text:p>1249</text:p>
          </table:table-cell>
          <table:table-cell table:formula="of:=[.D840]-[.A840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12654393" calcext:value-type="float">
            <text:p>12654393</text:p>
          </table:table-cell>
          <table:table-cell office:value-type="float" office:value="12654962" calcext:value-type="float">
            <text:p>12654962</text:p>
          </table:table-cell>
          <table:table-cell office:value-type="float" office:value="12656212" calcext:value-type="float">
            <text:p>12656212</text:p>
          </table:table-cell>
          <table:table-cell office:value-type="float" office:value="12656461" calcext:value-type="float">
            <text:p>12656461</text:p>
          </table:table-cell>
          <table:table-cell table:formula="of:=[.C841]-[.B841]" office:value-type="float" office:value="1250" calcext:value-type="float">
            <text:p>1250</text:p>
          </table:table-cell>
          <table:table-cell table:formula="of:=[.D841]-[.A841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12668988" calcext:value-type="float">
            <text:p>12668988</text:p>
          </table:table-cell>
          <table:table-cell office:value-type="float" office:value="12669542" calcext:value-type="float">
            <text:p>12669542</text:p>
          </table:table-cell>
          <table:table-cell office:value-type="float" office:value="12670791" calcext:value-type="float">
            <text:p>12670791</text:p>
          </table:table-cell>
          <table:table-cell office:value-type="float" office:value="12671113" calcext:value-type="float">
            <text:p>12671113</text:p>
          </table:table-cell>
          <table:table-cell table:formula="of:=[.C842]-[.B842]" office:value-type="float" office:value="1249" calcext:value-type="float">
            <text:p>1249</text:p>
          </table:table-cell>
          <table:table-cell table:formula="of:=[.D842]-[.A842]" office:value-type="float" office:value="2125" calcext:value-type="float">
            <text:p>2125</text:p>
          </table:table-cell>
          <table:table-cell table:number-columns-repeated="5"/>
        </table:table-row>
        <table:table-row table:style-name="ro1">
          <table:table-cell office:value-type="float" office:value="12683889" calcext:value-type="float">
            <text:p>12683889</text:p>
          </table:table-cell>
          <table:table-cell office:value-type="float" office:value="12684405" calcext:value-type="float">
            <text:p>12684405</text:p>
          </table:table-cell>
          <table:table-cell office:value-type="float" office:value="12685485" calcext:value-type="float">
            <text:p>12685485</text:p>
          </table:table-cell>
          <table:table-cell office:value-type="float" office:value="12685794" calcext:value-type="float">
            <text:p>12685794</text:p>
          </table:table-cell>
          <table:table-cell table:formula="of:=[.C843]-[.B843]" office:value-type="float" office:value="1080" calcext:value-type="float">
            <text:p>1080</text:p>
          </table:table-cell>
          <table:table-cell table:formula="of:=[.D843]-[.A843]" office:value-type="float" office:value="1905" calcext:value-type="float">
            <text:p>1905</text:p>
          </table:table-cell>
          <table:table-cell table:number-columns-repeated="5"/>
        </table:table-row>
        <table:table-row table:style-name="ro1">
          <table:table-cell office:value-type="float" office:value="12698426" calcext:value-type="float">
            <text:p>12698426</text:p>
          </table:table-cell>
          <table:table-cell office:value-type="float" office:value="12698980" calcext:value-type="float">
            <text:p>12698980</text:p>
          </table:table-cell>
          <table:table-cell office:value-type="float" office:value="12701077" calcext:value-type="float">
            <text:p>12701077</text:p>
          </table:table-cell>
          <table:table-cell office:value-type="float" office:value="12701321" calcext:value-type="float">
            <text:p>12701321</text:p>
          </table:table-cell>
          <table:table-cell table:formula="of:=[.C844]-[.B844]" office:value-type="float" office:value="2097" calcext:value-type="float">
            <text:p>2097</text:p>
          </table:table-cell>
          <table:table-cell table:formula="of:=[.D844]-[.A844]" office:value-type="float" office:value="2895" calcext:value-type="float">
            <text:p>2895</text:p>
          </table:table-cell>
          <table:table-cell table:number-columns-repeated="5"/>
        </table:table-row>
        <table:table-row table:style-name="ro1">
          <table:table-cell office:value-type="float" office:value="12713787" calcext:value-type="float">
            <text:p>12713787</text:p>
          </table:table-cell>
          <table:table-cell office:value-type="float" office:value="12714325" calcext:value-type="float">
            <text:p>12714325</text:p>
          </table:table-cell>
          <table:table-cell office:value-type="float" office:value="12715579" calcext:value-type="float">
            <text:p>12715579</text:p>
          </table:table-cell>
          <table:table-cell office:value-type="float" office:value="12715826" calcext:value-type="float">
            <text:p>12715826</text:p>
          </table:table-cell>
          <table:table-cell table:formula="of:=[.C845]-[.B845]" office:value-type="float" office:value="1254" calcext:value-type="float">
            <text:p>1254</text:p>
          </table:table-cell>
          <table:table-cell table:formula="of:=[.D845]-[.A845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12728225" calcext:value-type="float">
            <text:p>12728225</text:p>
          </table:table-cell>
          <table:table-cell office:value-type="float" office:value="12728766" calcext:value-type="float">
            <text:p>12728766</text:p>
          </table:table-cell>
          <table:table-cell office:value-type="float" office:value="12730008" calcext:value-type="float">
            <text:p>12730008</text:p>
          </table:table-cell>
          <table:table-cell office:value-type="float" office:value="12730262" calcext:value-type="float">
            <text:p>12730262</text:p>
          </table:table-cell>
          <table:table-cell table:formula="of:=[.C846]-[.B846]" office:value-type="float" office:value="1242" calcext:value-type="float">
            <text:p>1242</text:p>
          </table:table-cell>
          <table:table-cell table:formula="of:=[.D846]-[.A846]" office:value-type="float" office:value="2037" calcext:value-type="float">
            <text:p>2037</text:p>
          </table:table-cell>
          <table:table-cell table:number-columns-repeated="5"/>
        </table:table-row>
        <table:table-row table:style-name="ro1">
          <table:table-cell office:value-type="float" office:value="12742679" calcext:value-type="float">
            <text:p>12742679</text:p>
          </table:table-cell>
          <table:table-cell office:value-type="float" office:value="12743153" calcext:value-type="float">
            <text:p>12743153</text:p>
          </table:table-cell>
          <table:table-cell office:value-type="float" office:value="12744404" calcext:value-type="float">
            <text:p>12744404</text:p>
          </table:table-cell>
          <table:table-cell office:value-type="float" office:value="12744652" calcext:value-type="float">
            <text:p>12744652</text:p>
          </table:table-cell>
          <table:table-cell table:formula="of:=[.C847]-[.B847]" office:value-type="float" office:value="1251" calcext:value-type="float">
            <text:p>1251</text:p>
          </table:table-cell>
          <table:table-cell table:formula="of:=[.D847]-[.A847]" office:value-type="float" office:value="1973" calcext:value-type="float">
            <text:p>1973</text:p>
          </table:table-cell>
          <table:table-cell table:number-columns-repeated="5"/>
        </table:table-row>
        <table:table-row table:style-name="ro1">
          <table:table-cell office:value-type="float" office:value="12757137" calcext:value-type="float">
            <text:p>12757137</text:p>
          </table:table-cell>
          <table:table-cell office:value-type="float" office:value="12757631" calcext:value-type="float">
            <text:p>12757631</text:p>
          </table:table-cell>
          <table:table-cell office:value-type="float" office:value="12758889" calcext:value-type="float">
            <text:p>12758889</text:p>
          </table:table-cell>
          <table:table-cell office:value-type="float" office:value="12759138" calcext:value-type="float">
            <text:p>12759138</text:p>
          </table:table-cell>
          <table:table-cell table:formula="of:=[.C848]-[.B848]" office:value-type="float" office:value="1258" calcext:value-type="float">
            <text:p>1258</text:p>
          </table:table-cell>
          <table:table-cell table:formula="of:=[.D848]-[.A848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12771617" calcext:value-type="float">
            <text:p>12771617</text:p>
          </table:table-cell>
          <table:table-cell office:value-type="float" office:value="12772120" calcext:value-type="float">
            <text:p>12772120</text:p>
          </table:table-cell>
          <table:table-cell office:value-type="float" office:value="12773370" calcext:value-type="float">
            <text:p>12773370</text:p>
          </table:table-cell>
          <table:table-cell office:value-type="float" office:value="12773617" calcext:value-type="float">
            <text:p>12773617</text:p>
          </table:table-cell>
          <table:table-cell table:formula="of:=[.C849]-[.B849]" office:value-type="float" office:value="1250" calcext:value-type="float">
            <text:p>1250</text:p>
          </table:table-cell>
          <table:table-cell table:formula="of:=[.D849]-[.A849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12786098" calcext:value-type="float">
            <text:p>12786098</text:p>
          </table:table-cell>
          <table:table-cell office:value-type="float" office:value="12786654" calcext:value-type="float">
            <text:p>12786654</text:p>
          </table:table-cell>
          <table:table-cell office:value-type="float" office:value="12787898" calcext:value-type="float">
            <text:p>12787898</text:p>
          </table:table-cell>
          <table:table-cell office:value-type="float" office:value="12788165" calcext:value-type="float">
            <text:p>12788165</text:p>
          </table:table-cell>
          <table:table-cell table:formula="of:=[.C850]-[.B850]" office:value-type="float" office:value="1244" calcext:value-type="float">
            <text:p>1244</text:p>
          </table:table-cell>
          <table:table-cell table:formula="of:=[.D850]-[.A850]" office:value-type="float" office:value="2067" calcext:value-type="float">
            <text:p>2067</text:p>
          </table:table-cell>
          <table:table-cell table:number-columns-repeated="5"/>
        </table:table-row>
        <table:table-row table:style-name="ro1">
          <table:table-cell office:value-type="float" office:value="12800840" calcext:value-type="float">
            <text:p>12800840</text:p>
          </table:table-cell>
          <table:table-cell office:value-type="float" office:value="12801432" calcext:value-type="float">
            <text:p>12801432</text:p>
          </table:table-cell>
          <table:table-cell office:value-type="float" office:value="12802683" calcext:value-type="float">
            <text:p>12802683</text:p>
          </table:table-cell>
          <table:table-cell office:value-type="float" office:value="12802968" calcext:value-type="float">
            <text:p>12802968</text:p>
          </table:table-cell>
          <table:table-cell table:formula="of:=[.C851]-[.B851]" office:value-type="float" office:value="1251" calcext:value-type="float">
            <text:p>1251</text:p>
          </table:table-cell>
          <table:table-cell table:formula="of:=[.D851]-[.A851]" office:value-type="float" office:value="2128" calcext:value-type="float">
            <text:p>2128</text:p>
          </table:table-cell>
          <table:table-cell table:number-columns-repeated="5"/>
        </table:table-row>
        <table:table-row table:style-name="ro1">
          <table:table-cell office:value-type="float" office:value="12815649" calcext:value-type="float">
            <text:p>12815649</text:p>
          </table:table-cell>
          <table:table-cell office:value-type="float" office:value="12816201" calcext:value-type="float">
            <text:p>12816201</text:p>
          </table:table-cell>
          <table:table-cell office:value-type="float" office:value="12817669" calcext:value-type="float">
            <text:p>12817669</text:p>
          </table:table-cell>
          <table:table-cell office:value-type="float" office:value="12817938" calcext:value-type="float">
            <text:p>12817938</text:p>
          </table:table-cell>
          <table:table-cell table:formula="of:=[.C852]-[.B852]" office:value-type="float" office:value="1468" calcext:value-type="float">
            <text:p>1468</text:p>
          </table:table-cell>
          <table:table-cell table:formula="of:=[.D852]-[.A852]" office:value-type="float" office:value="2289" calcext:value-type="float">
            <text:p>2289</text:p>
          </table:table-cell>
          <table:table-cell table:number-columns-repeated="5"/>
        </table:table-row>
        <table:table-row table:style-name="ro1">
          <table:table-cell office:value-type="float" office:value="12830430" calcext:value-type="float">
            <text:p>12830430</text:p>
          </table:table-cell>
          <table:table-cell office:value-type="float" office:value="12830956" calcext:value-type="float">
            <text:p>12830956</text:p>
          </table:table-cell>
          <table:table-cell office:value-type="float" office:value="12832203" calcext:value-type="float">
            <text:p>12832203</text:p>
          </table:table-cell>
          <table:table-cell office:value-type="float" office:value="12832450" calcext:value-type="float">
            <text:p>12832450</text:p>
          </table:table-cell>
          <table:table-cell table:formula="of:=[.C853]-[.B853]" office:value-type="float" office:value="1247" calcext:value-type="float">
            <text:p>1247</text:p>
          </table:table-cell>
          <table:table-cell table:formula="of:=[.D853]-[.A853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12844855" calcext:value-type="float">
            <text:p>12844855</text:p>
          </table:table-cell>
          <table:table-cell office:value-type="float" office:value="12845377" calcext:value-type="float">
            <text:p>12845377</text:p>
          </table:table-cell>
          <table:table-cell office:value-type="float" office:value="12846633" calcext:value-type="float">
            <text:p>12846633</text:p>
          </table:table-cell>
          <table:table-cell office:value-type="float" office:value="12846883" calcext:value-type="float">
            <text:p>12846883</text:p>
          </table:table-cell>
          <table:table-cell table:formula="of:=[.C854]-[.B854]" office:value-type="float" office:value="1256" calcext:value-type="float">
            <text:p>1256</text:p>
          </table:table-cell>
          <table:table-cell table:formula="of:=[.D854]-[.A854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12859352" calcext:value-type="float">
            <text:p>12859352</text:p>
          </table:table-cell>
          <table:table-cell office:value-type="float" office:value="12859864" calcext:value-type="float">
            <text:p>12859864</text:p>
          </table:table-cell>
          <table:table-cell office:value-type="float" office:value="12861115" calcext:value-type="float">
            <text:p>12861115</text:p>
          </table:table-cell>
          <table:table-cell office:value-type="float" office:value="12861365" calcext:value-type="float">
            <text:p>12861365</text:p>
          </table:table-cell>
          <table:table-cell table:formula="of:=[.C855]-[.B855]" office:value-type="float" office:value="1251" calcext:value-type="float">
            <text:p>1251</text:p>
          </table:table-cell>
          <table:table-cell table:formula="of:=[.D855]-[.A855]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12873866" calcext:value-type="float">
            <text:p>12873866</text:p>
          </table:table-cell>
          <table:table-cell office:value-type="float" office:value="12874411" calcext:value-type="float">
            <text:p>12874411</text:p>
          </table:table-cell>
          <table:table-cell office:value-type="float" office:value="12875666" calcext:value-type="float">
            <text:p>12875666</text:p>
          </table:table-cell>
          <table:table-cell office:value-type="float" office:value="12875916" calcext:value-type="float">
            <text:p>12875916</text:p>
          </table:table-cell>
          <table:table-cell table:formula="of:=[.C856]-[.B856]" office:value-type="float" office:value="1255" calcext:value-type="float">
            <text:p>1255</text:p>
          </table:table-cell>
          <table:table-cell table:formula="of:=[.D856]-[.A856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12888392" calcext:value-type="float">
            <text:p>12888392</text:p>
          </table:table-cell>
          <table:table-cell office:value-type="float" office:value="12888862" calcext:value-type="float">
            <text:p>12888862</text:p>
          </table:table-cell>
          <table:table-cell office:value-type="float" office:value="12890099" calcext:value-type="float">
            <text:p>12890099</text:p>
          </table:table-cell>
          <table:table-cell office:value-type="float" office:value="12890359" calcext:value-type="float">
            <text:p>12890359</text:p>
          </table:table-cell>
          <table:table-cell table:formula="of:=[.C857]-[.B857]" office:value-type="float" office:value="1237" calcext:value-type="float">
            <text:p>1237</text:p>
          </table:table-cell>
          <table:table-cell table:formula="of:=[.D857]-[.A857]" office:value-type="float" office:value="1967" calcext:value-type="float">
            <text:p>1967</text:p>
          </table:table-cell>
          <table:table-cell table:number-columns-repeated="5"/>
        </table:table-row>
        <table:table-row table:style-name="ro1">
          <table:table-cell office:value-type="float" office:value="12902829" calcext:value-type="float">
            <text:p>12902829</text:p>
          </table:table-cell>
          <table:table-cell office:value-type="float" office:value="12903323" calcext:value-type="float">
            <text:p>12903323</text:p>
          </table:table-cell>
          <table:table-cell office:value-type="float" office:value="12904563" calcext:value-type="float">
            <text:p>12904563</text:p>
          </table:table-cell>
          <table:table-cell office:value-type="float" office:value="12904811" calcext:value-type="float">
            <text:p>12904811</text:p>
          </table:table-cell>
          <table:table-cell table:formula="of:=[.C858]-[.B858]" office:value-type="float" office:value="1240" calcext:value-type="float">
            <text:p>1240</text:p>
          </table:table-cell>
          <table:table-cell table:formula="of:=[.D858]-[.A858]" office:value-type="float" office:value="1982" calcext:value-type="float">
            <text:p>1982</text:p>
          </table:table-cell>
          <table:table-cell table:number-columns-repeated="5"/>
        </table:table-row>
        <table:table-row table:style-name="ro1">
          <table:table-cell office:value-type="float" office:value="12917424" calcext:value-type="float">
            <text:p>12917424</text:p>
          </table:table-cell>
          <table:table-cell office:value-type="float" office:value="12918019" calcext:value-type="float">
            <text:p>12918019</text:p>
          </table:table-cell>
          <table:table-cell office:value-type="float" office:value="12919271" calcext:value-type="float">
            <text:p>12919271</text:p>
          </table:table-cell>
          <table:table-cell office:value-type="float" office:value="12919558" calcext:value-type="float">
            <text:p>12919558</text:p>
          </table:table-cell>
          <table:table-cell table:formula="of:=[.C859]-[.B859]" office:value-type="float" office:value="1252" calcext:value-type="float">
            <text:p>1252</text:p>
          </table:table-cell>
          <table:table-cell table:formula="of:=[.D859]-[.A859]" office:value-type="float" office:value="2134" calcext:value-type="float">
            <text:p>2134</text:p>
          </table:table-cell>
          <table:table-cell table:number-columns-repeated="5"/>
        </table:table-row>
        <table:table-row table:style-name="ro1">
          <table:table-cell office:value-type="float" office:value="12932264" calcext:value-type="float">
            <text:p>12932264</text:p>
          </table:table-cell>
          <table:table-cell office:value-type="float" office:value="12932768" calcext:value-type="float">
            <text:p>12932768</text:p>
          </table:table-cell>
          <table:table-cell office:value-type="float" office:value="12933861" calcext:value-type="float">
            <text:p>12933861</text:p>
          </table:table-cell>
          <table:table-cell office:value-type="float" office:value="12934111" calcext:value-type="float">
            <text:p>12934111</text:p>
          </table:table-cell>
          <table:table-cell table:formula="of:=[.C860]-[.B860]" office:value-type="float" office:value="1093" calcext:value-type="float">
            <text:p>1093</text:p>
          </table:table-cell>
          <table:table-cell table:formula="of:=[.D860]-[.A860]" office:value-type="float" office:value="1847" calcext:value-type="float">
            <text:p>1847</text:p>
          </table:table-cell>
          <table:table-cell table:number-columns-repeated="5"/>
        </table:table-row>
        <table:table-row table:style-name="ro1">
          <table:table-cell office:value-type="float" office:value="12946625" calcext:value-type="float">
            <text:p>12946625</text:p>
          </table:table-cell>
          <table:table-cell office:value-type="float" office:value="12947219" calcext:value-type="float">
            <text:p>12947219</text:p>
          </table:table-cell>
          <table:table-cell office:value-type="float" office:value="12948460" calcext:value-type="float">
            <text:p>12948460</text:p>
          </table:table-cell>
          <table:table-cell office:value-type="float" office:value="12948713" calcext:value-type="float">
            <text:p>12948713</text:p>
          </table:table-cell>
          <table:table-cell table:formula="of:=[.C861]-[.B861]" office:value-type="float" office:value="1241" calcext:value-type="float">
            <text:p>1241</text:p>
          </table:table-cell>
          <table:table-cell table:formula="of:=[.D861]-[.A861]" office:value-type="float" office:value="2088" calcext:value-type="float">
            <text:p>2088</text:p>
          </table:table-cell>
          <table:table-cell table:number-columns-repeated="5"/>
        </table:table-row>
        <table:table-row table:style-name="ro1">
          <table:table-cell office:value-type="float" office:value="12961090" calcext:value-type="float">
            <text:p>12961090</text:p>
          </table:table-cell>
          <table:table-cell office:value-type="float" office:value="12961628" calcext:value-type="float">
            <text:p>12961628</text:p>
          </table:table-cell>
          <table:table-cell office:value-type="float" office:value="12962861" calcext:value-type="float">
            <text:p>12962861</text:p>
          </table:table-cell>
          <table:table-cell office:value-type="float" office:value="12963111" calcext:value-type="float">
            <text:p>12963111</text:p>
          </table:table-cell>
          <table:table-cell table:formula="of:=[.C862]-[.B862]" office:value-type="float" office:value="1233" calcext:value-type="float">
            <text:p>1233</text:p>
          </table:table-cell>
          <table:table-cell table:formula="of:=[.D862]-[.A862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12975539" calcext:value-type="float">
            <text:p>12975539</text:p>
          </table:table-cell>
          <table:table-cell office:value-type="float" office:value="12976052" calcext:value-type="float">
            <text:p>12976052</text:p>
          </table:table-cell>
          <table:table-cell office:value-type="float" office:value="12977305" calcext:value-type="float">
            <text:p>12977305</text:p>
          </table:table-cell>
          <table:table-cell office:value-type="float" office:value="12977554" calcext:value-type="float">
            <text:p>12977554</text:p>
          </table:table-cell>
          <table:table-cell table:formula="of:=[.C863]-[.B863]" office:value-type="float" office:value="1253" calcext:value-type="float">
            <text:p>1253</text:p>
          </table:table-cell>
          <table:table-cell table:formula="of:=[.D863]-[.A863]" office:value-type="float" office:value="2015" calcext:value-type="float">
            <text:p>2015</text:p>
          </table:table-cell>
          <table:table-cell table:number-columns-repeated="5"/>
        </table:table-row>
        <table:table-row table:style-name="ro1">
          <table:table-cell office:value-type="float" office:value="12990036" calcext:value-type="float">
            <text:p>12990036</text:p>
          </table:table-cell>
          <table:table-cell office:value-type="float" office:value="12990563" calcext:value-type="float">
            <text:p>12990563</text:p>
          </table:table-cell>
          <table:table-cell office:value-type="float" office:value="12991809" calcext:value-type="float">
            <text:p>12991809</text:p>
          </table:table-cell>
          <table:table-cell office:value-type="float" office:value="12992056" calcext:value-type="float">
            <text:p>12992056</text:p>
          </table:table-cell>
          <table:table-cell table:formula="of:=[.C864]-[.B864]" office:value-type="float" office:value="1246" calcext:value-type="float">
            <text:p>1246</text:p>
          </table:table-cell>
          <table:table-cell table:formula="of:=[.D864]-[.A864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13004544" calcext:value-type="float">
            <text:p>13004544</text:p>
          </table:table-cell>
          <table:table-cell office:value-type="float" office:value="13005054" calcext:value-type="float">
            <text:p>13005054</text:p>
          </table:table-cell>
          <table:table-cell office:value-type="float" office:value="13006309" calcext:value-type="float">
            <text:p>13006309</text:p>
          </table:table-cell>
          <table:table-cell office:value-type="float" office:value="13006561" calcext:value-type="float">
            <text:p>13006561</text:p>
          </table:table-cell>
          <table:table-cell table:formula="of:=[.C865]-[.B865]" office:value-type="float" office:value="1255" calcext:value-type="float">
            <text:p>1255</text:p>
          </table:table-cell>
          <table:table-cell table:formula="of:=[.D865]-[.A865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3019033" calcext:value-type="float">
            <text:p>13019033</text:p>
          </table:table-cell>
          <table:table-cell office:value-type="float" office:value="13019571" calcext:value-type="float">
            <text:p>13019571</text:p>
          </table:table-cell>
          <table:table-cell office:value-type="float" office:value="13020812" calcext:value-type="float">
            <text:p>13020812</text:p>
          </table:table-cell>
          <table:table-cell office:value-type="float" office:value="13021058" calcext:value-type="float">
            <text:p>13021058</text:p>
          </table:table-cell>
          <table:table-cell table:formula="of:=[.C866]-[.B866]" office:value-type="float" office:value="1241" calcext:value-type="float">
            <text:p>1241</text:p>
          </table:table-cell>
          <table:table-cell table:formula="of:=[.D866]-[.A866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13033627" calcext:value-type="float">
            <text:p>13033627</text:p>
          </table:table-cell>
          <table:table-cell office:value-type="float" office:value="13034137" calcext:value-type="float">
            <text:p>13034137</text:p>
          </table:table-cell>
          <table:table-cell office:value-type="float" office:value="13035367" calcext:value-type="float">
            <text:p>13035367</text:p>
          </table:table-cell>
          <table:table-cell office:value-type="float" office:value="13035636" calcext:value-type="float">
            <text:p>13035636</text:p>
          </table:table-cell>
          <table:table-cell table:formula="of:=[.C867]-[.B867]" office:value-type="float" office:value="1230" calcext:value-type="float">
            <text:p>1230</text:p>
          </table:table-cell>
          <table:table-cell table:formula="of:=[.D867]-[.A867]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3048336" calcext:value-type="float">
            <text:p>13048336</text:p>
          </table:table-cell>
          <table:table-cell office:value-type="float" office:value="13048828" calcext:value-type="float">
            <text:p>13048828</text:p>
          </table:table-cell>
          <table:table-cell office:value-type="float" office:value="13050001" calcext:value-type="float">
            <text:p>13050001</text:p>
          </table:table-cell>
          <table:table-cell office:value-type="float" office:value="13050284" calcext:value-type="float">
            <text:p>13050284</text:p>
          </table:table-cell>
          <table:table-cell table:formula="of:=[.C868]-[.B868]" office:value-type="float" office:value="1173" calcext:value-type="float">
            <text:p>1173</text:p>
          </table:table-cell>
          <table:table-cell table:formula="of:=[.D868]-[.A868]" office:value-type="float" office:value="1948" calcext:value-type="float">
            <text:p>1948</text:p>
          </table:table-cell>
          <table:table-cell table:number-columns-repeated="5"/>
        </table:table-row>
        <table:table-row table:style-name="ro1">
          <table:table-cell office:value-type="float" office:value="13062793" calcext:value-type="float">
            <text:p>13062793</text:p>
          </table:table-cell>
          <table:table-cell office:value-type="float" office:value="13063333" calcext:value-type="float">
            <text:p>13063333</text:p>
          </table:table-cell>
          <table:table-cell office:value-type="float" office:value="13064531" calcext:value-type="float">
            <text:p>13064531</text:p>
          </table:table-cell>
          <table:table-cell office:value-type="float" office:value="13064773" calcext:value-type="float">
            <text:p>13064773</text:p>
          </table:table-cell>
          <table:table-cell table:formula="of:=[.C869]-[.B869]" office:value-type="float" office:value="1198" calcext:value-type="float">
            <text:p>1198</text:p>
          </table:table-cell>
          <table:table-cell table:formula="of:=[.D869]-[.A869]" office:value-type="float" office:value="1980" calcext:value-type="float">
            <text:p>1980</text:p>
          </table:table-cell>
          <table:table-cell table:number-columns-repeated="5"/>
        </table:table-row>
        <table:table-row table:style-name="ro1">
          <table:table-cell office:value-type="float" office:value="13077206" calcext:value-type="float">
            <text:p>13077206</text:p>
          </table:table-cell>
          <table:table-cell office:value-type="float" office:value="13077787" calcext:value-type="float">
            <text:p>13077787</text:p>
          </table:table-cell>
          <table:table-cell office:value-type="float" office:value="13079010" calcext:value-type="float">
            <text:p>13079010</text:p>
          </table:table-cell>
          <table:table-cell office:value-type="float" office:value="13079258" calcext:value-type="float">
            <text:p>13079258</text:p>
          </table:table-cell>
          <table:table-cell table:formula="of:=[.C870]-[.B870]" office:value-type="float" office:value="1223" calcext:value-type="float">
            <text:p>1223</text:p>
          </table:table-cell>
          <table:table-cell table:formula="of:=[.D870]-[.A870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13091674" calcext:value-type="float">
            <text:p>13091674</text:p>
          </table:table-cell>
          <table:table-cell office:value-type="float" office:value="13092245" calcext:value-type="float">
            <text:p>13092245</text:p>
          </table:table-cell>
          <table:table-cell office:value-type="float" office:value="13093480" calcext:value-type="float">
            <text:p>13093480</text:p>
          </table:table-cell>
          <table:table-cell office:value-type="float" office:value="13093729" calcext:value-type="float">
            <text:p>13093729</text:p>
          </table:table-cell>
          <table:table-cell table:formula="of:=[.C871]-[.B871]" office:value-type="float" office:value="1235" calcext:value-type="float">
            <text:p>1235</text:p>
          </table:table-cell>
          <table:table-cell table:formula="of:=[.D871]-[.A871]" office:value-type="float" office:value="2055" calcext:value-type="float">
            <text:p>2055</text:p>
          </table:table-cell>
          <table:table-cell table:number-columns-repeated="5"/>
        </table:table-row>
        <table:table-row table:style-name="ro1">
          <table:table-cell office:value-type="float" office:value="13106310" calcext:value-type="float">
            <text:p>13106310</text:p>
          </table:table-cell>
          <table:table-cell office:value-type="float" office:value="13106837" calcext:value-type="float">
            <text:p>13106837</text:p>
          </table:table-cell>
          <table:table-cell office:value-type="float" office:value="13108097" calcext:value-type="float">
            <text:p>13108097</text:p>
          </table:table-cell>
          <table:table-cell office:value-type="float" office:value="13108353" calcext:value-type="float">
            <text:p>13108353</text:p>
          </table:table-cell>
          <table:table-cell table:formula="of:=[.C872]-[.B872]" office:value-type="float" office:value="1260" calcext:value-type="float">
            <text:p>1260</text:p>
          </table:table-cell>
          <table:table-cell table:formula="of:=[.D872]-[.A872]"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13120855" calcext:value-type="float">
            <text:p>13120855</text:p>
          </table:table-cell>
          <table:table-cell office:value-type="float" office:value="13121369" calcext:value-type="float">
            <text:p>13121369</text:p>
          </table:table-cell>
          <table:table-cell office:value-type="float" office:value="13122619" calcext:value-type="float">
            <text:p>13122619</text:p>
          </table:table-cell>
          <table:table-cell office:value-type="float" office:value="13122867" calcext:value-type="float">
            <text:p>13122867</text:p>
          </table:table-cell>
          <table:table-cell table:formula="of:=[.C873]-[.B873]" office:value-type="float" office:value="1250" calcext:value-type="float">
            <text:p>1250</text:p>
          </table:table-cell>
          <table:table-cell table:formula="of:=[.D873]-[.A873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3135366" calcext:value-type="float">
            <text:p>13135366</text:p>
          </table:table-cell>
          <table:table-cell office:value-type="float" office:value="13135891" calcext:value-type="float">
            <text:p>13135891</text:p>
          </table:table-cell>
          <table:table-cell office:value-type="float" office:value="13137118" calcext:value-type="float">
            <text:p>13137118</text:p>
          </table:table-cell>
          <table:table-cell office:value-type="float" office:value="13137366" calcext:value-type="float">
            <text:p>13137366</text:p>
          </table:table-cell>
          <table:table-cell table:formula="of:=[.C874]-[.B874]" office:value-type="float" office:value="1227" calcext:value-type="float">
            <text:p>1227</text:p>
          </table:table-cell>
          <table:table-cell table:formula="of:=[.D874]-[.A874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13149892" calcext:value-type="float">
            <text:p>13149892</text:p>
          </table:table-cell>
          <table:table-cell office:value-type="float" office:value="13150439" calcext:value-type="float">
            <text:p>13150439</text:p>
          </table:table-cell>
          <table:table-cell office:value-type="float" office:value="13151678" calcext:value-type="float">
            <text:p>13151678</text:p>
          </table:table-cell>
          <table:table-cell office:value-type="float" office:value="13151960" calcext:value-type="float">
            <text:p>13151960</text:p>
          </table:table-cell>
          <table:table-cell table:formula="of:=[.C875]-[.B875]" office:value-type="float" office:value="1239" calcext:value-type="float">
            <text:p>1239</text:p>
          </table:table-cell>
          <table:table-cell table:formula="of:=[.D875]-[.A875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13164705" calcext:value-type="float">
            <text:p>13164705</text:p>
          </table:table-cell>
          <table:table-cell office:value-type="float" office:value="13165294" calcext:value-type="float">
            <text:p>13165294</text:p>
          </table:table-cell>
          <table:table-cell office:value-type="float" office:value="13166545" calcext:value-type="float">
            <text:p>13166545</text:p>
          </table:table-cell>
          <table:table-cell office:value-type="float" office:value="13167423" calcext:value-type="float">
            <text:p>13167423</text:p>
          </table:table-cell>
          <table:table-cell table:formula="of:=[.C876]-[.B876]" office:value-type="float" office:value="1251" calcext:value-type="float">
            <text:p>1251</text:p>
          </table:table-cell>
          <table:table-cell table:formula="of:=[.D876]-[.A876]" office:value-type="float" office:value="2718" calcext:value-type="float">
            <text:p>2718</text:p>
          </table:table-cell>
          <table:table-cell table:number-columns-repeated="5"/>
        </table:table-row>
        <table:table-row table:style-name="ro1">
          <table:table-cell office:value-type="float" office:value="13180022" calcext:value-type="float">
            <text:p>13180022</text:p>
          </table:table-cell>
          <table:table-cell office:value-type="float" office:value="13180527" calcext:value-type="float">
            <text:p>13180527</text:p>
          </table:table-cell>
          <table:table-cell office:value-type="float" office:value="13181732" calcext:value-type="float">
            <text:p>13181732</text:p>
          </table:table-cell>
          <table:table-cell office:value-type="float" office:value="13182041" calcext:value-type="float">
            <text:p>13182041</text:p>
          </table:table-cell>
          <table:table-cell table:formula="of:=[.C877]-[.B877]" office:value-type="float" office:value="1205" calcext:value-type="float">
            <text:p>1205</text:p>
          </table:table-cell>
          <table:table-cell table:formula="of:=[.D877]-[.A877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13194425" calcext:value-type="float">
            <text:p>13194425</text:p>
          </table:table-cell>
          <table:table-cell office:value-type="float" office:value="13194933" calcext:value-type="float">
            <text:p>13194933</text:p>
          </table:table-cell>
          <table:table-cell office:value-type="float" office:value="13196187" calcext:value-type="float">
            <text:p>13196187</text:p>
          </table:table-cell>
          <table:table-cell office:value-type="float" office:value="13196437" calcext:value-type="float">
            <text:p>13196437</text:p>
          </table:table-cell>
          <table:table-cell table:formula="of:=[.C878]-[.B878]" office:value-type="float" office:value="1254" calcext:value-type="float">
            <text:p>1254</text:p>
          </table:table-cell>
          <table:table-cell table:formula="of:=[.D878]-[.A878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3208891" calcext:value-type="float">
            <text:p>13208891</text:p>
          </table:table-cell>
          <table:table-cell office:value-type="float" office:value="13209424" calcext:value-type="float">
            <text:p>13209424</text:p>
          </table:table-cell>
          <table:table-cell office:value-type="float" office:value="13210680" calcext:value-type="float">
            <text:p>13210680</text:p>
          </table:table-cell>
          <table:table-cell office:value-type="float" office:value="13210930" calcext:value-type="float">
            <text:p>13210930</text:p>
          </table:table-cell>
          <table:table-cell table:formula="of:=[.C879]-[.B879]" office:value-type="float" office:value="1256" calcext:value-type="float">
            <text:p>1256</text:p>
          </table:table-cell>
          <table:table-cell table:formula="of:=[.D879]-[.A879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13223415" calcext:value-type="float">
            <text:p>13223415</text:p>
          </table:table-cell>
          <table:table-cell office:value-type="float" office:value="13223960" calcext:value-type="float">
            <text:p>13223960</text:p>
          </table:table-cell>
          <table:table-cell office:value-type="float" office:value="13225215" calcext:value-type="float">
            <text:p>13225215</text:p>
          </table:table-cell>
          <table:table-cell office:value-type="float" office:value="13225459" calcext:value-type="float">
            <text:p>13225459</text:p>
          </table:table-cell>
          <table:table-cell table:formula="of:=[.C880]-[.B880]" office:value-type="float" office:value="1255" calcext:value-type="float">
            <text:p>1255</text:p>
          </table:table-cell>
          <table:table-cell table:formula="of:=[.D880]-[.A880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13237965" calcext:value-type="float">
            <text:p>13237965</text:p>
          </table:table-cell>
          <table:table-cell office:value-type="float" office:value="13238546" calcext:value-type="float">
            <text:p>13238546</text:p>
          </table:table-cell>
          <table:table-cell office:value-type="float" office:value="13239797" calcext:value-type="float">
            <text:p>13239797</text:p>
          </table:table-cell>
          <table:table-cell office:value-type="float" office:value="13240046" calcext:value-type="float">
            <text:p>13240046</text:p>
          </table:table-cell>
          <table:table-cell table:formula="of:=[.C881]-[.B881]" office:value-type="float" office:value="1251" calcext:value-type="float">
            <text:p>1251</text:p>
          </table:table-cell>
          <table:table-cell table:formula="of:=[.D881]-[.A881]" office:value-type="float" office:value="2081" calcext:value-type="float">
            <text:p>2081</text:p>
          </table:table-cell>
          <table:table-cell table:number-columns-repeated="5"/>
        </table:table-row>
        <table:table-row table:style-name="ro1">
          <table:table-cell office:value-type="float" office:value="13252528" calcext:value-type="float">
            <text:p>13252528</text:p>
          </table:table-cell>
          <table:table-cell office:value-type="float" office:value="13253064" calcext:value-type="float">
            <text:p>13253064</text:p>
          </table:table-cell>
          <table:table-cell office:value-type="float" office:value="13254290" calcext:value-type="float">
            <text:p>13254290</text:p>
          </table:table-cell>
          <table:table-cell office:value-type="float" office:value="13254540" calcext:value-type="float">
            <text:p>13254540</text:p>
          </table:table-cell>
          <table:table-cell table:formula="of:=[.C882]-[.B882]" office:value-type="float" office:value="1226" calcext:value-type="float">
            <text:p>1226</text:p>
          </table:table-cell>
          <table:table-cell table:formula="of:=[.D882]-[.A882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3267016" calcext:value-type="float">
            <text:p>13267016</text:p>
          </table:table-cell>
          <table:table-cell office:value-type="float" office:value="13267532" calcext:value-type="float">
            <text:p>13267532</text:p>
          </table:table-cell>
          <table:table-cell office:value-type="float" office:value="13268782" calcext:value-type="float">
            <text:p>13268782</text:p>
          </table:table-cell>
          <table:table-cell office:value-type="float" office:value="13269054" calcext:value-type="float">
            <text:p>13269054</text:p>
          </table:table-cell>
          <table:table-cell table:formula="of:=[.C883]-[.B883]" office:value-type="float" office:value="1250" calcext:value-type="float">
            <text:p>1250</text:p>
          </table:table-cell>
          <table:table-cell table:formula="of:=[.D883]-[.A883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13281659" calcext:value-type="float">
            <text:p>13281659</text:p>
          </table:table-cell>
          <table:table-cell office:value-type="float" office:value="13282222" calcext:value-type="float">
            <text:p>13282222</text:p>
          </table:table-cell>
          <table:table-cell office:value-type="float" office:value="13283469" calcext:value-type="float">
            <text:p>13283469</text:p>
          </table:table-cell>
          <table:table-cell office:value-type="float" office:value="13283752" calcext:value-type="float">
            <text:p>13283752</text:p>
          </table:table-cell>
          <table:table-cell table:formula="of:=[.C884]-[.B884]" office:value-type="float" office:value="1247" calcext:value-type="float">
            <text:p>1247</text:p>
          </table:table-cell>
          <table:table-cell table:formula="of:=[.D884]-[.A884]" office:value-type="float" office:value="2093" calcext:value-type="float">
            <text:p>2093</text:p>
          </table:table-cell>
          <table:table-cell table:number-columns-repeated="5"/>
        </table:table-row>
        <table:table-row table:style-name="ro1">
          <table:table-cell office:value-type="float" office:value="13296383" calcext:value-type="float">
            <text:p>13296383</text:p>
          </table:table-cell>
          <table:table-cell office:value-type="float" office:value="13296930" calcext:value-type="float">
            <text:p>13296930</text:p>
          </table:table-cell>
          <table:table-cell office:value-type="float" office:value="13298116" calcext:value-type="float">
            <text:p>13298116</text:p>
          </table:table-cell>
          <table:table-cell office:value-type="float" office:value="13298361" calcext:value-type="float">
            <text:p>13298361</text:p>
          </table:table-cell>
          <table:table-cell table:formula="of:=[.C885]-[.B885]" office:value-type="float" office:value="1186" calcext:value-type="float">
            <text:p>1186</text:p>
          </table:table-cell>
          <table:table-cell table:formula="of:=[.D885]-[.A885]" office:value-type="float" office:value="1978" calcext:value-type="float">
            <text:p>1978</text:p>
          </table:table-cell>
          <table:table-cell table:number-columns-repeated="5"/>
        </table:table-row>
        <table:table-row table:style-name="ro1">
          <table:table-cell office:value-type="float" office:value="13310851" calcext:value-type="float">
            <text:p>13310851</text:p>
          </table:table-cell>
          <table:table-cell office:value-type="float" office:value="13311393" calcext:value-type="float">
            <text:p>13311393</text:p>
          </table:table-cell>
          <table:table-cell office:value-type="float" office:value="13312640" calcext:value-type="float">
            <text:p>13312640</text:p>
          </table:table-cell>
          <table:table-cell office:value-type="float" office:value="13312885" calcext:value-type="float">
            <text:p>13312885</text:p>
          </table:table-cell>
          <table:table-cell table:formula="of:=[.C886]-[.B886]" office:value-type="float" office:value="1247" calcext:value-type="float">
            <text:p>1247</text:p>
          </table:table-cell>
          <table:table-cell table:formula="of:=[.D886]-[.A886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13325374" calcext:value-type="float">
            <text:p>13325374</text:p>
          </table:table-cell>
          <table:table-cell office:value-type="float" office:value="13325872" calcext:value-type="float">
            <text:p>13325872</text:p>
          </table:table-cell>
          <table:table-cell office:value-type="float" office:value="13327126" calcext:value-type="float">
            <text:p>13327126</text:p>
          </table:table-cell>
          <table:table-cell office:value-type="float" office:value="13327385" calcext:value-type="float">
            <text:p>13327385</text:p>
          </table:table-cell>
          <table:table-cell table:formula="of:=[.C887]-[.B887]" office:value-type="float" office:value="1254" calcext:value-type="float">
            <text:p>1254</text:p>
          </table:table-cell>
          <table:table-cell table:formula="of:=[.D887]-[.A887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3339890" calcext:value-type="float">
            <text:p>13339890</text:p>
          </table:table-cell>
          <table:table-cell office:value-type="float" office:value="13340394" calcext:value-type="float">
            <text:p>13340394</text:p>
          </table:table-cell>
          <table:table-cell office:value-type="float" office:value="13341650" calcext:value-type="float">
            <text:p>13341650</text:p>
          </table:table-cell>
          <table:table-cell office:value-type="float" office:value="13341904" calcext:value-type="float">
            <text:p>13341904</text:p>
          </table:table-cell>
          <table:table-cell table:formula="of:=[.C888]-[.B888]" office:value-type="float" office:value="1256" calcext:value-type="float">
            <text:p>1256</text:p>
          </table:table-cell>
          <table:table-cell table:formula="of:=[.D888]-[.A888]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float" office:value="13354384" calcext:value-type="float">
            <text:p>13354384</text:p>
          </table:table-cell>
          <table:table-cell office:value-type="float" office:value="13354912" calcext:value-type="float">
            <text:p>13354912</text:p>
          </table:table-cell>
          <table:table-cell office:value-type="float" office:value="13356164" calcext:value-type="float">
            <text:p>13356164</text:p>
          </table:table-cell>
          <table:table-cell office:value-type="float" office:value="13356413" calcext:value-type="float">
            <text:p>13356413</text:p>
          </table:table-cell>
          <table:table-cell table:formula="of:=[.C889]-[.B889]" office:value-type="float" office:value="1252" calcext:value-type="float">
            <text:p>1252</text:p>
          </table:table-cell>
          <table:table-cell table:formula="of:=[.D889]-[.A889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13368905" calcext:value-type="float">
            <text:p>13368905</text:p>
          </table:table-cell>
          <table:table-cell office:value-type="float" office:value="13369452" calcext:value-type="float">
            <text:p>13369452</text:p>
          </table:table-cell>
          <table:table-cell office:value-type="float" office:value="13370688" calcext:value-type="float">
            <text:p>13370688</text:p>
          </table:table-cell>
          <table:table-cell office:value-type="float" office:value="13370936" calcext:value-type="float">
            <text:p>13370936</text:p>
          </table:table-cell>
          <table:table-cell table:formula="of:=[.C890]-[.B890]" office:value-type="float" office:value="1236" calcext:value-type="float">
            <text:p>1236</text:p>
          </table:table-cell>
          <table:table-cell table:formula="of:=[.D890]-[.A890]" office:value-type="float" office:value="2031" calcext:value-type="float">
            <text:p>2031</text:p>
          </table:table-cell>
          <table:table-cell table:number-columns-repeated="5"/>
        </table:table-row>
        <table:table-row table:style-name="ro1">
          <table:table-cell office:value-type="float" office:value="13383354" calcext:value-type="float">
            <text:p>13383354</text:p>
          </table:table-cell>
          <table:table-cell office:value-type="float" office:value="13383937" calcext:value-type="float">
            <text:p>13383937</text:p>
          </table:table-cell>
          <table:table-cell office:value-type="float" office:value="13385184" calcext:value-type="float">
            <text:p>13385184</text:p>
          </table:table-cell>
          <table:table-cell office:value-type="float" office:value="13385433" calcext:value-type="float">
            <text:p>13385433</text:p>
          </table:table-cell>
          <table:table-cell table:formula="of:=[.C891]-[.B891]" office:value-type="float" office:value="1247" calcext:value-type="float">
            <text:p>1247</text:p>
          </table:table-cell>
          <table:table-cell table:formula="of:=[.D891]-[.A891]" office:value-type="float" office:value="2079" calcext:value-type="float">
            <text:p>2079</text:p>
          </table:table-cell>
          <table:table-cell table:number-columns-repeated="5"/>
        </table:table-row>
        <table:table-row table:style-name="ro1">
          <table:table-cell office:value-type="float" office:value="13397964" calcext:value-type="float">
            <text:p>13397964</text:p>
          </table:table-cell>
          <table:table-cell office:value-type="float" office:value="13398543" calcext:value-type="float">
            <text:p>13398543</text:p>
          </table:table-cell>
          <table:table-cell office:value-type="float" office:value="13399779" calcext:value-type="float">
            <text:p>13399779</text:p>
          </table:table-cell>
          <table:table-cell office:value-type="float" office:value="13400081" calcext:value-type="float">
            <text:p>13400081</text:p>
          </table:table-cell>
          <table:table-cell table:formula="of:=[.C892]-[.B892]" office:value-type="float" office:value="1236" calcext:value-type="float">
            <text:p>1236</text:p>
          </table:table-cell>
          <table:table-cell table:formula="of:=[.D892]-[.A892]" office:value-type="float" office:value="2117" calcext:value-type="float">
            <text:p>2117</text:p>
          </table:table-cell>
          <table:table-cell table:number-columns-repeated="5"/>
        </table:table-row>
        <table:table-row table:style-name="ro1">
          <table:table-cell office:value-type="float" office:value="13412849" calcext:value-type="float">
            <text:p>13412849</text:p>
          </table:table-cell>
          <table:table-cell office:value-type="float" office:value="13413368" calcext:value-type="float">
            <text:p>13413368</text:p>
          </table:table-cell>
          <table:table-cell office:value-type="float" office:value="13414161" calcext:value-type="float">
            <text:p>13414161</text:p>
          </table:table-cell>
          <table:table-cell office:value-type="float" office:value="13414466" calcext:value-type="float">
            <text:p>13414466</text:p>
          </table:table-cell>
          <table:table-cell table:formula="of:=[.C893]-[.B893]" office:value-type="float" office:value="793" calcext:value-type="float">
            <text:p>793</text:p>
          </table:table-cell>
          <table:table-cell table:formula="of:=[.D893]-[.A893]" office:value-type="float" office:value="1617" calcext:value-type="float">
            <text:p>1617</text:p>
          </table:table-cell>
          <table:table-cell table:number-columns-repeated="5"/>
        </table:table-row>
        <table:table-row table:style-name="ro1">
          <table:table-cell office:value-type="float" office:value="13427751" calcext:value-type="float">
            <text:p>13427751</text:p>
          </table:table-cell>
          <table:table-cell office:value-type="float" office:value="13428300" calcext:value-type="float">
            <text:p>13428300</text:p>
          </table:table-cell>
          <table:table-cell office:value-type="float" office:value="13429554" calcext:value-type="float">
            <text:p>13429554</text:p>
          </table:table-cell>
          <table:table-cell office:value-type="float" office:value="13429801" calcext:value-type="float">
            <text:p>13429801</text:p>
          </table:table-cell>
          <table:table-cell table:formula="of:=[.C894]-[.B894]" office:value-type="float" office:value="1254" calcext:value-type="float">
            <text:p>1254</text:p>
          </table:table-cell>
          <table:table-cell table:formula="of:=[.D894]-[.A894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13442336" calcext:value-type="float">
            <text:p>13442336</text:p>
          </table:table-cell>
          <table:table-cell office:value-type="float" office:value="13442884" calcext:value-type="float">
            <text:p>13442884</text:p>
          </table:table-cell>
          <table:table-cell office:value-type="float" office:value="13444128" calcext:value-type="float">
            <text:p>13444128</text:p>
          </table:table-cell>
          <table:table-cell office:value-type="float" office:value="13444375" calcext:value-type="float">
            <text:p>13444375</text:p>
          </table:table-cell>
          <table:table-cell table:formula="of:=[.C895]-[.B895]" office:value-type="float" office:value="1244" calcext:value-type="float">
            <text:p>1244</text:p>
          </table:table-cell>
          <table:table-cell table:formula="of:=[.D895]-[.A895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13456889" calcext:value-type="float">
            <text:p>13456889</text:p>
          </table:table-cell>
          <table:table-cell office:value-type="float" office:value="13457426" calcext:value-type="float">
            <text:p>13457426</text:p>
          </table:table-cell>
          <table:table-cell office:value-type="float" office:value="13458677" calcext:value-type="float">
            <text:p>13458677</text:p>
          </table:table-cell>
          <table:table-cell office:value-type="float" office:value="13458923" calcext:value-type="float">
            <text:p>13458923</text:p>
          </table:table-cell>
          <table:table-cell table:formula="of:=[.C896]-[.B896]" office:value-type="float" office:value="1251" calcext:value-type="float">
            <text:p>1251</text:p>
          </table:table-cell>
          <table:table-cell table:formula="of:=[.D896]-[.A896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13471436" calcext:value-type="float">
            <text:p>13471436</text:p>
          </table:table-cell>
          <table:table-cell office:value-type="float" office:value="13471901" calcext:value-type="float">
            <text:p>13471901</text:p>
          </table:table-cell>
          <table:table-cell office:value-type="float" office:value="13473160" calcext:value-type="float">
            <text:p>13473160</text:p>
          </table:table-cell>
          <table:table-cell office:value-type="float" office:value="13473413" calcext:value-type="float">
            <text:p>13473413</text:p>
          </table:table-cell>
          <table:table-cell table:formula="of:=[.C897]-[.B897]" office:value-type="float" office:value="1259" calcext:value-type="float">
            <text:p>1259</text:p>
          </table:table-cell>
          <table:table-cell table:formula="of:=[.D897]-[.A897]" office:value-type="float" office:value="1977" calcext:value-type="float">
            <text:p>1977</text:p>
          </table:table-cell>
          <table:table-cell table:number-columns-repeated="5"/>
        </table:table-row>
        <table:table-row table:style-name="ro1">
          <table:table-cell office:value-type="float" office:value="13485885" calcext:value-type="float">
            <text:p>13485885</text:p>
          </table:table-cell>
          <table:table-cell office:value-type="float" office:value="13486433" calcext:value-type="float">
            <text:p>13486433</text:p>
          </table:table-cell>
          <table:table-cell office:value-type="float" office:value="13487674" calcext:value-type="float">
            <text:p>13487674</text:p>
          </table:table-cell>
          <table:table-cell office:value-type="float" office:value="13487919" calcext:value-type="float">
            <text:p>13487919</text:p>
          </table:table-cell>
          <table:table-cell table:formula="of:=[.C898]-[.B898]" office:value-type="float" office:value="1241" calcext:value-type="float">
            <text:p>1241</text:p>
          </table:table-cell>
          <table:table-cell table:formula="of:=[.D898]-[.A898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13500521" calcext:value-type="float">
            <text:p>13500521</text:p>
          </table:table-cell>
          <table:table-cell office:value-type="float" office:value="13501070" calcext:value-type="float">
            <text:p>13501070</text:p>
          </table:table-cell>
          <table:table-cell office:value-type="float" office:value="13502309" calcext:value-type="float">
            <text:p>13502309</text:p>
          </table:table-cell>
          <table:table-cell office:value-type="float" office:value="13502559" calcext:value-type="float">
            <text:p>13502559</text:p>
          </table:table-cell>
          <table:table-cell table:formula="of:=[.C899]-[.B899]" office:value-type="float" office:value="1239" calcext:value-type="float">
            <text:p>1239</text:p>
          </table:table-cell>
          <table:table-cell table:formula="of:=[.D899]-[.A899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13515141" calcext:value-type="float">
            <text:p>13515141</text:p>
          </table:table-cell>
          <table:table-cell office:value-type="float" office:value="13515717" calcext:value-type="float">
            <text:p>13515717</text:p>
          </table:table-cell>
          <table:table-cell office:value-type="float" office:value="13516983" calcext:value-type="float">
            <text:p>13516983</text:p>
          </table:table-cell>
          <table:table-cell office:value-type="float" office:value="13517294" calcext:value-type="float">
            <text:p>13517294</text:p>
          </table:table-cell>
          <table:table-cell table:formula="of:=[.C900]-[.B900]" office:value-type="float" office:value="1266" calcext:value-type="float">
            <text:p>1266</text:p>
          </table:table-cell>
          <table:table-cell table:formula="of:=[.D900]-[.A900]" office:value-type="float" office:value="2153" calcext:value-type="float">
            <text:p>2153</text:p>
          </table:table-cell>
          <table:table-cell table:number-columns-repeated="5"/>
        </table:table-row>
        <table:table-row table:style-name="ro1">
          <table:table-cell office:value-type="float" office:value="13530086" calcext:value-type="float">
            <text:p>13530086</text:p>
          </table:table-cell>
          <table:table-cell office:value-type="float" office:value="13530639" calcext:value-type="float">
            <text:p>13530639</text:p>
          </table:table-cell>
          <table:table-cell office:value-type="float" office:value="13532753" calcext:value-type="float">
            <text:p>13532753</text:p>
          </table:table-cell>
          <table:table-cell office:value-type="float" office:value="13532998" calcext:value-type="float">
            <text:p>13532998</text:p>
          </table:table-cell>
          <table:table-cell table:formula="of:=[.C901]-[.B901]" office:value-type="float" office:value="2114" calcext:value-type="float">
            <text:p>2114</text:p>
          </table:table-cell>
          <table:table-cell table:formula="of:=[.D901]-[.A901]" office:value-type="float" office:value="2912" calcext:value-type="float">
            <text:p>2912</text:p>
          </table:table-cell>
          <table:table-cell table:number-columns-repeated="5"/>
        </table:table-row>
        <table:table-row table:style-name="ro1">
          <table:table-cell office:value-type="float" office:value="13545523" calcext:value-type="float">
            <text:p>13545523</text:p>
          </table:table-cell>
          <table:table-cell office:value-type="float" office:value="13546056" calcext:value-type="float">
            <text:p>13546056</text:p>
          </table:table-cell>
          <table:table-cell office:value-type="float" office:value="13547278" calcext:value-type="float">
            <text:p>13547278</text:p>
          </table:table-cell>
          <table:table-cell office:value-type="float" office:value="13547547" calcext:value-type="float">
            <text:p>13547547</text:p>
          </table:table-cell>
          <table:table-cell table:formula="of:=[.C902]-[.B902]" office:value-type="float" office:value="1222" calcext:value-type="float">
            <text:p>1222</text:p>
          </table:table-cell>
          <table:table-cell table:formula="of:=[.D902]-[.A902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13559999" calcext:value-type="float">
            <text:p>13559999</text:p>
          </table:table-cell>
          <table:table-cell office:value-type="float" office:value="13560532" calcext:value-type="float">
            <text:p>13560532</text:p>
          </table:table-cell>
          <table:table-cell office:value-type="float" office:value="13561771" calcext:value-type="float">
            <text:p>13561771</text:p>
          </table:table-cell>
          <table:table-cell office:value-type="float" office:value="13562019" calcext:value-type="float">
            <text:p>13562019</text:p>
          </table:table-cell>
          <table:table-cell table:formula="of:=[.C903]-[.B903]" office:value-type="float" office:value="1239" calcext:value-type="float">
            <text:p>1239</text:p>
          </table:table-cell>
          <table:table-cell table:formula="of:=[.D903]-[.A903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13574506" calcext:value-type="float">
            <text:p>13574506</text:p>
          </table:table-cell>
          <table:table-cell office:value-type="float" office:value="13575024" calcext:value-type="float">
            <text:p>13575024</text:p>
          </table:table-cell>
          <table:table-cell office:value-type="float" office:value="13576266" calcext:value-type="float">
            <text:p>13576266</text:p>
          </table:table-cell>
          <table:table-cell office:value-type="float" office:value="13576512" calcext:value-type="float">
            <text:p>13576512</text:p>
          </table:table-cell>
          <table:table-cell table:formula="of:=[.C904]-[.B904]" office:value-type="float" office:value="1242" calcext:value-type="float">
            <text:p>1242</text:p>
          </table:table-cell>
          <table:table-cell table:formula="of:=[.D904]-[.A904]"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office:value-type="float" office:value="13589016" calcext:value-type="float">
            <text:p>13589016</text:p>
          </table:table-cell>
          <table:table-cell office:value-type="float" office:value="13589550" calcext:value-type="float">
            <text:p>13589550</text:p>
          </table:table-cell>
          <table:table-cell office:value-type="float" office:value="13590807" calcext:value-type="float">
            <text:p>13590807</text:p>
          </table:table-cell>
          <table:table-cell office:value-type="float" office:value="13591055" calcext:value-type="float">
            <text:p>13591055</text:p>
          </table:table-cell>
          <table:table-cell table:formula="of:=[.C905]-[.B905]" office:value-type="float" office:value="1257" calcext:value-type="float">
            <text:p>1257</text:p>
          </table:table-cell>
          <table:table-cell table:formula="of:=[.D905]-[.A905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13603547" calcext:value-type="float">
            <text:p>13603547</text:p>
          </table:table-cell>
          <table:table-cell office:value-type="float" office:value="13604076" calcext:value-type="float">
            <text:p>13604076</text:p>
          </table:table-cell>
          <table:table-cell office:value-type="float" office:value="13605315" calcext:value-type="float">
            <text:p>13605315</text:p>
          </table:table-cell>
          <table:table-cell office:value-type="float" office:value="13605564" calcext:value-type="float">
            <text:p>13605564</text:p>
          </table:table-cell>
          <table:table-cell table:formula="of:=[.C906]-[.B906]" office:value-type="float" office:value="1239" calcext:value-type="float">
            <text:p>1239</text:p>
          </table:table-cell>
          <table:table-cell table:formula="of:=[.D906]-[.A906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3617973" calcext:value-type="float">
            <text:p>13617973</text:p>
          </table:table-cell>
          <table:table-cell office:value-type="float" office:value="13618441" calcext:value-type="float">
            <text:p>13618441</text:p>
          </table:table-cell>
          <table:table-cell office:value-type="float" office:value="13619676" calcext:value-type="float">
            <text:p>13619676</text:p>
          </table:table-cell>
          <table:table-cell office:value-type="float" office:value="13619927" calcext:value-type="float">
            <text:p>13619927</text:p>
          </table:table-cell>
          <table:table-cell table:formula="of:=[.C907]-[.B907]" office:value-type="float" office:value="1235" calcext:value-type="float">
            <text:p>1235</text:p>
          </table:table-cell>
          <table:table-cell table:formula="of:=[.D907]-[.A907]" office:value-type="float" office:value="1954" calcext:value-type="float">
            <text:p>1954</text:p>
          </table:table-cell>
          <table:table-cell table:number-columns-repeated="5"/>
        </table:table-row>
        <table:table-row table:style-name="ro1">
          <table:table-cell office:value-type="float" office:value="13632383" calcext:value-type="float">
            <text:p>13632383</text:p>
          </table:table-cell>
          <table:table-cell office:value-type="float" office:value="13632936" calcext:value-type="float">
            <text:p>13632936</text:p>
          </table:table-cell>
          <table:table-cell office:value-type="float" office:value="13634182" calcext:value-type="float">
            <text:p>13634182</text:p>
          </table:table-cell>
          <table:table-cell office:value-type="float" office:value="13634454" calcext:value-type="float">
            <text:p>13634454</text:p>
          </table:table-cell>
          <table:table-cell table:formula="of:=[.C908]-[.B908]" office:value-type="float" office:value="1246" calcext:value-type="float">
            <text:p>1246</text:p>
          </table:table-cell>
          <table:table-cell table:formula="of:=[.D908]-[.A908]" office:value-type="float" office:value="2071" calcext:value-type="float">
            <text:p>2071</text:p>
          </table:table-cell>
          <table:table-cell table:number-columns-repeated="5"/>
        </table:table-row>
        <table:table-row table:style-name="ro1">
          <table:table-cell office:value-type="float" office:value="13647179" calcext:value-type="float">
            <text:p>13647179</text:p>
          </table:table-cell>
          <table:table-cell office:value-type="float" office:value="13647767" calcext:value-type="float">
            <text:p>13647767</text:p>
          </table:table-cell>
          <table:table-cell office:value-type="float" office:value="13649006" calcext:value-type="float">
            <text:p>13649006</text:p>
          </table:table-cell>
          <table:table-cell office:value-type="float" office:value="13649297" calcext:value-type="float">
            <text:p>13649297</text:p>
          </table:table-cell>
          <table:table-cell table:formula="of:=[.C909]-[.B909]" office:value-type="float" office:value="1239" calcext:value-type="float">
            <text:p>1239</text:p>
          </table:table-cell>
          <table:table-cell table:formula="of:=[.D909]-[.A909]" office:value-type="float" office:value="2118" calcext:value-type="float">
            <text:p>2118</text:p>
          </table:table-cell>
          <table:table-cell table:number-columns-repeated="5"/>
        </table:table-row>
        <table:table-row table:style-name="ro1">
          <table:table-cell office:value-type="float" office:value="13661877" calcext:value-type="float">
            <text:p>13661877</text:p>
          </table:table-cell>
          <table:table-cell office:value-type="float" office:value="13662446" calcext:value-type="float">
            <text:p>13662446</text:p>
          </table:table-cell>
          <table:table-cell office:value-type="float" office:value="13663594" calcext:value-type="float">
            <text:p>13663594</text:p>
          </table:table-cell>
          <table:table-cell office:value-type="float" office:value="13663843" calcext:value-type="float">
            <text:p>13663843</text:p>
          </table:table-cell>
          <table:table-cell table:formula="of:=[.C910]-[.B910]" office:value-type="float" office:value="1148" calcext:value-type="float">
            <text:p>1148</text:p>
          </table:table-cell>
          <table:table-cell table:formula="of:=[.D910]-[.A910]" office:value-type="float" office:value="1966" calcext:value-type="float">
            <text:p>1966</text:p>
          </table:table-cell>
          <table:table-cell table:number-columns-repeated="5"/>
        </table:table-row>
        <table:table-row table:style-name="ro1">
          <table:table-cell office:value-type="float" office:value="13676412" calcext:value-type="float">
            <text:p>13676412</text:p>
          </table:table-cell>
          <table:table-cell office:value-type="float" office:value="13677034" calcext:value-type="float">
            <text:p>13677034</text:p>
          </table:table-cell>
          <table:table-cell office:value-type="float" office:value="13678281" calcext:value-type="float">
            <text:p>13678281</text:p>
          </table:table-cell>
          <table:table-cell office:value-type="float" office:value="13678526" calcext:value-type="float">
            <text:p>13678526</text:p>
          </table:table-cell>
          <table:table-cell table:formula="of:=[.C911]-[.B911]" office:value-type="float" office:value="1247" calcext:value-type="float">
            <text:p>1247</text:p>
          </table:table-cell>
          <table:table-cell table:formula="of:=[.D911]-[.A911]" office:value-type="float" office:value="2114" calcext:value-type="float">
            <text:p>2114</text:p>
          </table:table-cell>
          <table:table-cell table:number-columns-repeated="5"/>
        </table:table-row>
        <table:table-row table:style-name="ro1">
          <table:table-cell office:value-type="float" office:value="13691055" calcext:value-type="float">
            <text:p>13691055</text:p>
          </table:table-cell>
          <table:table-cell office:value-type="float" office:value="13691591" calcext:value-type="float">
            <text:p>13691591</text:p>
          </table:table-cell>
          <table:table-cell office:value-type="float" office:value="13692836" calcext:value-type="float">
            <text:p>13692836</text:p>
          </table:table-cell>
          <table:table-cell office:value-type="float" office:value="13693088" calcext:value-type="float">
            <text:p>13693088</text:p>
          </table:table-cell>
          <table:table-cell table:formula="of:=[.C912]-[.B912]" office:value-type="float" office:value="1245" calcext:value-type="float">
            <text:p>1245</text:p>
          </table:table-cell>
          <table:table-cell table:formula="of:=[.D912]-[.A912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13705593" calcext:value-type="float">
            <text:p>13705593</text:p>
          </table:table-cell>
          <table:table-cell office:value-type="float" office:value="13706117" calcext:value-type="float">
            <text:p>13706117</text:p>
          </table:table-cell>
          <table:table-cell office:value-type="float" office:value="13707360" calcext:value-type="float">
            <text:p>13707360</text:p>
          </table:table-cell>
          <table:table-cell office:value-type="float" office:value="13707612" calcext:value-type="float">
            <text:p>13707612</text:p>
          </table:table-cell>
          <table:table-cell table:formula="of:=[.C913]-[.B913]" office:value-type="float" office:value="1243" calcext:value-type="float">
            <text:p>1243</text:p>
          </table:table-cell>
          <table:table-cell table:formula="of:=[.D913]-[.A913]" office:value-type="float" office:value="2019" calcext:value-type="float">
            <text:p>2019</text:p>
          </table:table-cell>
          <table:table-cell table:number-columns-repeated="5"/>
        </table:table-row>
        <table:table-row table:style-name="ro1">
          <table:table-cell office:value-type="float" office:value="13720092" calcext:value-type="float">
            <text:p>13720092</text:p>
          </table:table-cell>
          <table:table-cell office:value-type="float" office:value="13720619" calcext:value-type="float">
            <text:p>13720619</text:p>
          </table:table-cell>
          <table:table-cell office:value-type="float" office:value="13721856" calcext:value-type="float">
            <text:p>13721856</text:p>
          </table:table-cell>
          <table:table-cell office:value-type="float" office:value="13722103" calcext:value-type="float">
            <text:p>13722103</text:p>
          </table:table-cell>
          <table:table-cell table:formula="of:=[.C914]-[.B914]" office:value-type="float" office:value="1237" calcext:value-type="float">
            <text:p>1237</text:p>
          </table:table-cell>
          <table:table-cell table:formula="of:=[.D914]-[.A914]"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office:value-type="float" office:value="13734587" calcext:value-type="float">
            <text:p>13734587</text:p>
          </table:table-cell>
          <table:table-cell office:value-type="float" office:value="13735122" calcext:value-type="float">
            <text:p>13735122</text:p>
          </table:table-cell>
          <table:table-cell office:value-type="float" office:value="13736355" calcext:value-type="float">
            <text:p>13736355</text:p>
          </table:table-cell>
          <table:table-cell office:value-type="float" office:value="13736622" calcext:value-type="float">
            <text:p>13736622</text:p>
          </table:table-cell>
          <table:table-cell table:formula="of:=[.C915]-[.B915]" office:value-type="float" office:value="1233" calcext:value-type="float">
            <text:p>1233</text:p>
          </table:table-cell>
          <table:table-cell table:formula="of:=[.D915]-[.A915]" office:value-type="float" office:value="2035" calcext:value-type="float">
            <text:p>2035</text:p>
          </table:table-cell>
          <table:table-cell table:number-columns-repeated="5"/>
        </table:table-row>
        <table:table-row table:style-name="ro1">
          <table:table-cell office:value-type="float" office:value="13749116" calcext:value-type="float">
            <text:p>13749116</text:p>
          </table:table-cell>
          <table:table-cell office:value-type="float" office:value="13749655" calcext:value-type="float">
            <text:p>13749655</text:p>
          </table:table-cell>
          <table:table-cell office:value-type="float" office:value="13750895" calcext:value-type="float">
            <text:p>13750895</text:p>
          </table:table-cell>
          <table:table-cell office:value-type="float" office:value="13751175" calcext:value-type="float">
            <text:p>13751175</text:p>
          </table:table-cell>
          <table:table-cell table:formula="of:=[.C916]-[.B916]" office:value-type="float" office:value="1240" calcext:value-type="float">
            <text:p>1240</text:p>
          </table:table-cell>
          <table:table-cell table:formula="of:=[.D916]-[.A916]" office:value-type="float" office:value="2059" calcext:value-type="float">
            <text:p>2059</text:p>
          </table:table-cell>
          <table:table-cell table:number-columns-repeated="5"/>
        </table:table-row>
        <table:table-row table:style-name="ro1">
          <table:table-cell office:value-type="float" office:value="13763773" calcext:value-type="float">
            <text:p>13763773</text:p>
          </table:table-cell>
          <table:table-cell office:value-type="float" office:value="13764267" calcext:value-type="float">
            <text:p>13764267</text:p>
          </table:table-cell>
          <table:table-cell office:value-type="float" office:value="13765506" calcext:value-type="float">
            <text:p>13765506</text:p>
          </table:table-cell>
          <table:table-cell office:value-type="float" office:value="13765793" calcext:value-type="float">
            <text:p>13765793</text:p>
          </table:table-cell>
          <table:table-cell table:formula="of:=[.C917]-[.B917]" office:value-type="float" office:value="1239" calcext:value-type="float">
            <text:p>1239</text:p>
          </table:table-cell>
          <table:table-cell table:formula="of:=[.D917]-[.A917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13778402" calcext:value-type="float">
            <text:p>13778402</text:p>
          </table:table-cell>
          <table:table-cell office:value-type="float" office:value="13778930" calcext:value-type="float">
            <text:p>13778930</text:p>
          </table:table-cell>
          <table:table-cell office:value-type="float" office:value="13780138" calcext:value-type="float">
            <text:p>13780138</text:p>
          </table:table-cell>
          <table:table-cell office:value-type="float" office:value="13780377" calcext:value-type="float">
            <text:p>13780377</text:p>
          </table:table-cell>
          <table:table-cell table:formula="of:=[.C918]-[.B918]" office:value-type="float" office:value="1208" calcext:value-type="float">
            <text:p>1208</text:p>
          </table:table-cell>
          <table:table-cell table:formula="of:=[.D918]-[.A918]" office:value-type="float" office:value="1975" calcext:value-type="float">
            <text:p>1975</text:p>
          </table:table-cell>
          <table:table-cell table:number-columns-repeated="5"/>
        </table:table-row>
        <table:table-row table:style-name="ro1">
          <table:table-cell office:value-type="float" office:value="13792887" calcext:value-type="float">
            <text:p>13792887</text:p>
          </table:table-cell>
          <table:table-cell office:value-type="float" office:value="13793448" calcext:value-type="float">
            <text:p>13793448</text:p>
          </table:table-cell>
          <table:table-cell office:value-type="float" office:value="13794693" calcext:value-type="float">
            <text:p>13794693</text:p>
          </table:table-cell>
          <table:table-cell office:value-type="float" office:value="13794939" calcext:value-type="float">
            <text:p>13794939</text:p>
          </table:table-cell>
          <table:table-cell table:formula="of:=[.C919]-[.B919]" office:value-type="float" office:value="1245" calcext:value-type="float">
            <text:p>1245</text:p>
          </table:table-cell>
          <table:table-cell table:formula="of:=[.D919]-[.A919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13807421" calcext:value-type="float">
            <text:p>13807421</text:p>
          </table:table-cell>
          <table:table-cell office:value-type="float" office:value="13807982" calcext:value-type="float">
            <text:p>13807982</text:p>
          </table:table-cell>
          <table:table-cell office:value-type="float" office:value="13809237" calcext:value-type="float">
            <text:p>13809237</text:p>
          </table:table-cell>
          <table:table-cell office:value-type="float" office:value="13809486" calcext:value-type="float">
            <text:p>13809486</text:p>
          </table:table-cell>
          <table:table-cell table:formula="of:=[.C920]-[.B920]" office:value-type="float" office:value="1255" calcext:value-type="float">
            <text:p>1255</text:p>
          </table:table-cell>
          <table:table-cell table:formula="of:=[.D920]-[.A920]" office:value-type="float" office:value="2065" calcext:value-type="float">
            <text:p>2065</text:p>
          </table:table-cell>
          <table:table-cell table:number-columns-repeated="5"/>
        </table:table-row>
        <table:table-row table:style-name="ro1">
          <table:table-cell office:value-type="float" office:value="13821973" calcext:value-type="float">
            <text:p>13821973</text:p>
          </table:table-cell>
          <table:table-cell office:value-type="float" office:value="13822534" calcext:value-type="float">
            <text:p>13822534</text:p>
          </table:table-cell>
          <table:table-cell office:value-type="float" office:value="13823789" calcext:value-type="float">
            <text:p>13823789</text:p>
          </table:table-cell>
          <table:table-cell office:value-type="float" office:value="13824041" calcext:value-type="float">
            <text:p>13824041</text:p>
          </table:table-cell>
          <table:table-cell table:formula="of:=[.C921]-[.B921]" office:value-type="float" office:value="1255" calcext:value-type="float">
            <text:p>1255</text:p>
          </table:table-cell>
          <table:table-cell table:formula="of:=[.D921]-[.A921]"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office:value-type="float" office:value="13836524" calcext:value-type="float">
            <text:p>13836524</text:p>
          </table:table-cell>
          <table:table-cell office:value-type="float" office:value="13837055" calcext:value-type="float">
            <text:p>13837055</text:p>
          </table:table-cell>
          <table:table-cell office:value-type="float" office:value="13838313" calcext:value-type="float">
            <text:p>13838313</text:p>
          </table:table-cell>
          <table:table-cell office:value-type="float" office:value="13838556" calcext:value-type="float">
            <text:p>13838556</text:p>
          </table:table-cell>
          <table:table-cell table:formula="of:=[.C922]-[.B922]" office:value-type="float" office:value="1258" calcext:value-type="float">
            <text:p>1258</text:p>
          </table:table-cell>
          <table:table-cell table:formula="of:=[.D922]-[.A922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13851040" calcext:value-type="float">
            <text:p>13851040</text:p>
          </table:table-cell>
          <table:table-cell office:value-type="float" office:value="13851560" calcext:value-type="float">
            <text:p>13851560</text:p>
          </table:table-cell>
          <table:table-cell office:value-type="float" office:value="13852787" calcext:value-type="float">
            <text:p>13852787</text:p>
          </table:table-cell>
          <table:table-cell office:value-type="float" office:value="13853041" calcext:value-type="float">
            <text:p>13853041</text:p>
          </table:table-cell>
          <table:table-cell table:formula="of:=[.C923]-[.B923]" office:value-type="float" office:value="1227" calcext:value-type="float">
            <text:p>1227</text:p>
          </table:table-cell>
          <table:table-cell table:formula="of:=[.D923]-[.A923]" office:value-type="float" office:value="2001" calcext:value-type="float">
            <text:p>2001</text:p>
          </table:table-cell>
          <table:table-cell table:number-columns-repeated="5"/>
        </table:table-row>
        <table:table-row table:style-name="ro1">
          <table:table-cell office:value-type="float" office:value="13865456" calcext:value-type="float">
            <text:p>13865456</text:p>
          </table:table-cell>
          <table:table-cell office:value-type="float" office:value="13865949" calcext:value-type="float">
            <text:p>13865949</text:p>
          </table:table-cell>
          <table:table-cell office:value-type="float" office:value="13867193" calcext:value-type="float">
            <text:p>13867193</text:p>
          </table:table-cell>
          <table:table-cell office:value-type="float" office:value="13867439" calcext:value-type="float">
            <text:p>13867439</text:p>
          </table:table-cell>
          <table:table-cell table:formula="of:=[.C924]-[.B924]" office:value-type="float" office:value="1244" calcext:value-type="float">
            <text:p>1244</text:p>
          </table:table-cell>
          <table:table-cell table:formula="of:=[.D924]-[.A924]" office:value-type="float" office:value="1983" calcext:value-type="float">
            <text:p>1983</text:p>
          </table:table-cell>
          <table:table-cell table:number-columns-repeated="5"/>
        </table:table-row>
        <table:table-row table:style-name="ro1">
          <table:table-cell office:value-type="float" office:value="13879984" calcext:value-type="float">
            <text:p>13879984</text:p>
          </table:table-cell>
          <table:table-cell office:value-type="float" office:value="13880575" calcext:value-type="float">
            <text:p>13880575</text:p>
          </table:table-cell>
          <table:table-cell office:value-type="float" office:value="13881820" calcext:value-type="float">
            <text:p>13881820</text:p>
          </table:table-cell>
          <table:table-cell office:value-type="float" office:value="13882101" calcext:value-type="float">
            <text:p>13882101</text:p>
          </table:table-cell>
          <table:table-cell table:formula="of:=[.C925]-[.B925]" office:value-type="float" office:value="1245" calcext:value-type="float">
            <text:p>1245</text:p>
          </table:table-cell>
          <table:table-cell table:formula="of:=[.D925]-[.A925]" office:value-type="float" office:value="2117" calcext:value-type="float">
            <text:p>2117</text:p>
          </table:table-cell>
          <table:table-cell table:number-columns-repeated="5"/>
        </table:table-row>
        <table:table-row table:style-name="ro1">
          <table:table-cell office:value-type="float" office:value="13894822" calcext:value-type="float">
            <text:p>13894822</text:p>
          </table:table-cell>
          <table:table-cell office:value-type="float" office:value="13895360" calcext:value-type="float">
            <text:p>13895360</text:p>
          </table:table-cell>
          <table:table-cell office:value-type="float" office:value="13896618" calcext:value-type="float">
            <text:p>13896618</text:p>
          </table:table-cell>
          <table:table-cell office:value-type="float" office:value="13896861" calcext:value-type="float">
            <text:p>13896861</text:p>
          </table:table-cell>
          <table:table-cell table:formula="of:=[.C926]-[.B926]" office:value-type="float" office:value="1258" calcext:value-type="float">
            <text:p>1258</text:p>
          </table:table-cell>
          <table:table-cell table:formula="of:=[.D926]-[.A926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13909368" calcext:value-type="float">
            <text:p>13909368</text:p>
          </table:table-cell>
          <table:table-cell office:value-type="float" office:value="13909844" calcext:value-type="float">
            <text:p>13909844</text:p>
          </table:table-cell>
          <table:table-cell office:value-type="float" office:value="13911086" calcext:value-type="float">
            <text:p>13911086</text:p>
          </table:table-cell>
          <table:table-cell office:value-type="float" office:value="13911334" calcext:value-type="float">
            <text:p>13911334</text:p>
          </table:table-cell>
          <table:table-cell table:formula="of:=[.C927]-[.B927]" office:value-type="float" office:value="1242" calcext:value-type="float">
            <text:p>1242</text:p>
          </table:table-cell>
          <table:table-cell table:formula="of:=[.D927]-[.A927]" office:value-type="float" office:value="1966" calcext:value-type="float">
            <text:p>1966</text:p>
          </table:table-cell>
          <table:table-cell table:number-columns-repeated="5"/>
        </table:table-row>
        <table:table-row table:style-name="ro1">
          <table:table-cell office:value-type="float" office:value="13923800" calcext:value-type="float">
            <text:p>13923800</text:p>
          </table:table-cell>
          <table:table-cell office:value-type="float" office:value="13924293" calcext:value-type="float">
            <text:p>13924293</text:p>
          </table:table-cell>
          <table:table-cell office:value-type="float" office:value="13925543" calcext:value-type="float">
            <text:p>13925543</text:p>
          </table:table-cell>
          <table:table-cell office:value-type="float" office:value="13925791" calcext:value-type="float">
            <text:p>13925791</text:p>
          </table:table-cell>
          <table:table-cell table:formula="of:=[.C928]-[.B928]" office:value-type="float" office:value="1250" calcext:value-type="float">
            <text:p>1250</text:p>
          </table:table-cell>
          <table:table-cell table:formula="of:=[.D928]-[.A928]" office:value-type="float" office:value="1991" calcext:value-type="float">
            <text:p>1991</text:p>
          </table:table-cell>
          <table:table-cell table:number-columns-repeated="5"/>
        </table:table-row>
        <table:table-row table:style-name="ro1">
          <table:table-cell office:value-type="float" office:value="13938281" calcext:value-type="float">
            <text:p>13938281</text:p>
          </table:table-cell>
          <table:table-cell office:value-type="float" office:value="13938835" calcext:value-type="float">
            <text:p>13938835</text:p>
          </table:table-cell>
          <table:table-cell office:value-type="float" office:value="13940089" calcext:value-type="float">
            <text:p>13940089</text:p>
          </table:table-cell>
          <table:table-cell office:value-type="float" office:value="13940337" calcext:value-type="float">
            <text:p>13940337</text:p>
          </table:table-cell>
          <table:table-cell table:formula="of:=[.C929]-[.B929]" office:value-type="float" office:value="1254" calcext:value-type="float">
            <text:p>1254</text:p>
          </table:table-cell>
          <table:table-cell table:formula="of:=[.D929]-[.A929]" office:value-type="float" office:value="2056" calcext:value-type="float">
            <text:p>2056</text:p>
          </table:table-cell>
          <table:table-cell table:number-columns-repeated="5"/>
        </table:table-row>
        <table:table-row table:style-name="ro1">
          <table:table-cell office:value-type="float" office:value="13952845" calcext:value-type="float">
            <text:p>13952845</text:p>
          </table:table-cell>
          <table:table-cell office:value-type="float" office:value="13953416" calcext:value-type="float">
            <text:p>13953416</text:p>
          </table:table-cell>
          <table:table-cell office:value-type="float" office:value="13954662" calcext:value-type="float">
            <text:p>13954662</text:p>
          </table:table-cell>
          <table:table-cell office:value-type="float" office:value="13954908" calcext:value-type="float">
            <text:p>13954908</text:p>
          </table:table-cell>
          <table:table-cell table:formula="of:=[.C930]-[.B930]" office:value-type="float" office:value="1246" calcext:value-type="float">
            <text:p>1246</text:p>
          </table:table-cell>
          <table:table-cell table:formula="of:=[.D930]-[.A930]" office:value-type="float" office:value="2063" calcext:value-type="float">
            <text:p>2063</text:p>
          </table:table-cell>
          <table:table-cell table:number-columns-repeated="5"/>
        </table:table-row>
        <table:table-row table:style-name="ro1">
          <table:table-cell office:value-type="float" office:value="13967415" calcext:value-type="float">
            <text:p>13967415</text:p>
          </table:table-cell>
          <table:table-cell office:value-type="float" office:value="13967957" calcext:value-type="float">
            <text:p>13967957</text:p>
          </table:table-cell>
          <table:table-cell office:value-type="float" office:value="13969212" calcext:value-type="float">
            <text:p>13969212</text:p>
          </table:table-cell>
          <table:table-cell office:value-type="float" office:value="13969465" calcext:value-type="float">
            <text:p>13969465</text:p>
          </table:table-cell>
          <table:table-cell table:formula="of:=[.C931]-[.B931]" office:value-type="float" office:value="1255" calcext:value-type="float">
            <text:p>1255</text:p>
          </table:table-cell>
          <table:table-cell table:formula="of:=[.D931]-[.A931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13981892" calcext:value-type="float">
            <text:p>13981892</text:p>
          </table:table-cell>
          <table:table-cell office:value-type="float" office:value="13982427" calcext:value-type="float">
            <text:p>13982427</text:p>
          </table:table-cell>
          <table:table-cell office:value-type="float" office:value="13983664" calcext:value-type="float">
            <text:p>13983664</text:p>
          </table:table-cell>
          <table:table-cell office:value-type="float" office:value="13983909" calcext:value-type="float">
            <text:p>13983909</text:p>
          </table:table-cell>
          <table:table-cell table:formula="of:=[.C932]-[.B932]" office:value-type="float" office:value="1237" calcext:value-type="float">
            <text:p>1237</text:p>
          </table:table-cell>
          <table:table-cell table:formula="of:=[.D932]-[.A932]" office:value-type="float" office:value="2017" calcext:value-type="float">
            <text:p>2017</text:p>
          </table:table-cell>
          <table:table-cell table:number-columns-repeated="5"/>
        </table:table-row>
        <table:table-row table:style-name="ro1">
          <table:table-cell office:value-type="float" office:value="13996374" calcext:value-type="float">
            <text:p>13996374</text:p>
          </table:table-cell>
          <table:table-cell office:value-type="float" office:value="13996936" calcext:value-type="float">
            <text:p>13996936</text:p>
          </table:table-cell>
          <table:table-cell office:value-type="float" office:value="13998193" calcext:value-type="float">
            <text:p>13998193</text:p>
          </table:table-cell>
          <table:table-cell office:value-type="float" office:value="13998460" calcext:value-type="float">
            <text:p>13998460</text:p>
          </table:table-cell>
          <table:table-cell table:formula="of:=[.C933]-[.B933]" office:value-type="float" office:value="1257" calcext:value-type="float">
            <text:p>1257</text:p>
          </table:table-cell>
          <table:table-cell table:formula="of:=[.D933]-[.A933]" office:value-type="float" office:value="2086" calcext:value-type="float">
            <text:p>2086</text:p>
          </table:table-cell>
          <table:table-cell table:number-columns-repeated="5"/>
        </table:table-row>
        <table:table-row table:style-name="ro1">
          <table:table-cell office:value-type="float" office:value="14011141" calcext:value-type="float">
            <text:p>14011141</text:p>
          </table:table-cell>
          <table:table-cell office:value-type="float" office:value="14011688" calcext:value-type="float">
            <text:p>14011688</text:p>
          </table:table-cell>
          <table:table-cell office:value-type="float" office:value="14012926" calcext:value-type="float">
            <text:p>14012926</text:p>
          </table:table-cell>
          <table:table-cell office:value-type="float" office:value="14013247" calcext:value-type="float">
            <text:p>14013247</text:p>
          </table:table-cell>
          <table:table-cell table:formula="of:=[.C934]-[.B934]" office:value-type="float" office:value="1238" calcext:value-type="float">
            <text:p>1238</text:p>
          </table:table-cell>
          <table:table-cell table:formula="of:=[.D934]-[.A934]" office:value-type="float" office:value="2106" calcext:value-type="float">
            <text:p>2106</text:p>
          </table:table-cell>
          <table:table-cell table:number-columns-repeated="5"/>
        </table:table-row>
        <table:table-row table:style-name="ro1">
          <table:table-cell office:value-type="float" office:value="14025791" calcext:value-type="float">
            <text:p>14025791</text:p>
          </table:table-cell>
          <table:table-cell office:value-type="float" office:value="14026352" calcext:value-type="float">
            <text:p>14026352</text:p>
          </table:table-cell>
          <table:table-cell office:value-type="float" office:value="14027569" calcext:value-type="float">
            <text:p>14027569</text:p>
          </table:table-cell>
          <table:table-cell office:value-type="float" office:value="14027813" calcext:value-type="float">
            <text:p>14027813</text:p>
          </table:table-cell>
          <table:table-cell table:formula="of:=[.C935]-[.B935]" office:value-type="float" office:value="1217" calcext:value-type="float">
            <text:p>1217</text:p>
          </table:table-cell>
          <table:table-cell table:formula="of:=[.D935]-[.A935]"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float" office:value="14040315" calcext:value-type="float">
            <text:p>14040315</text:p>
          </table:table-cell>
          <table:table-cell office:value-type="float" office:value="14040875" calcext:value-type="float">
            <text:p>14040875</text:p>
          </table:table-cell>
          <table:table-cell office:value-type="float" office:value="14042120" calcext:value-type="float">
            <text:p>14042120</text:p>
          </table:table-cell>
          <table:table-cell office:value-type="float" office:value="14042365" calcext:value-type="float">
            <text:p>14042365</text:p>
          </table:table-cell>
          <table:table-cell table:formula="of:=[.C936]-[.B936]" office:value-type="float" office:value="1245" calcext:value-type="float">
            <text:p>1245</text:p>
          </table:table-cell>
          <table:table-cell table:formula="of:=[.D936]-[.A936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14054868" calcext:value-type="float">
            <text:p>14054868</text:p>
          </table:table-cell>
          <table:table-cell office:value-type="float" office:value="14055352" calcext:value-type="float">
            <text:p>14055352</text:p>
          </table:table-cell>
          <table:table-cell office:value-type="float" office:value="14056601" calcext:value-type="float">
            <text:p>14056601</text:p>
          </table:table-cell>
          <table:table-cell office:value-type="float" office:value="14056852" calcext:value-type="float">
            <text:p>14056852</text:p>
          </table:table-cell>
          <table:table-cell table:formula="of:=[.C937]-[.B937]" office:value-type="float" office:value="1249" calcext:value-type="float">
            <text:p>1249</text:p>
          </table:table-cell>
          <table:table-cell table:formula="of:=[.D937]-[.A937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14069329" calcext:value-type="float">
            <text:p>14069329</text:p>
          </table:table-cell>
          <table:table-cell office:value-type="float" office:value="14069823" calcext:value-type="float">
            <text:p>14069823</text:p>
          </table:table-cell>
          <table:table-cell office:value-type="float" office:value="14071064" calcext:value-type="float">
            <text:p>14071064</text:p>
          </table:table-cell>
          <table:table-cell office:value-type="float" office:value="14071311" calcext:value-type="float">
            <text:p>14071311</text:p>
          </table:table-cell>
          <table:table-cell table:formula="of:=[.C938]-[.B938]" office:value-type="float" office:value="1241" calcext:value-type="float">
            <text:p>1241</text:p>
          </table:table-cell>
          <table:table-cell table:formula="of:=[.D938]-[.A938]" office:value-type="float" office:value="1982" calcext:value-type="float">
            <text:p>1982</text:p>
          </table:table-cell>
          <table:table-cell table:number-columns-repeated="5"/>
        </table:table-row>
        <table:table-row table:style-name="ro1">
          <table:table-cell office:value-type="float" office:value="14083773" calcext:value-type="float">
            <text:p>14083773</text:p>
          </table:table-cell>
          <table:table-cell office:value-type="float" office:value="14084325" calcext:value-type="float">
            <text:p>14084325</text:p>
          </table:table-cell>
          <table:table-cell office:value-type="float" office:value="14085576" calcext:value-type="float">
            <text:p>14085576</text:p>
          </table:table-cell>
          <table:table-cell office:value-type="float" office:value="14085823" calcext:value-type="float">
            <text:p>14085823</text:p>
          </table:table-cell>
          <table:table-cell table:formula="of:=[.C939]-[.B939]" office:value-type="float" office:value="1251" calcext:value-type="float">
            <text:p>1251</text:p>
          </table:table-cell>
          <table:table-cell table:formula="of:=[.D939]-[.A939]" office:value-type="float" office:value="2050" calcext:value-type="float">
            <text:p>2050</text:p>
          </table:table-cell>
          <table:table-cell table:number-columns-repeated="5"/>
        </table:table-row>
        <table:table-row table:style-name="ro1">
          <table:table-cell office:value-type="float" office:value="14098258" calcext:value-type="float">
            <text:p>14098258</text:p>
          </table:table-cell>
          <table:table-cell office:value-type="float" office:value="14098829" calcext:value-type="float">
            <text:p>14098829</text:p>
          </table:table-cell>
          <table:table-cell office:value-type="float" office:value="14100066" calcext:value-type="float">
            <text:p>14100066</text:p>
          </table:table-cell>
          <table:table-cell office:value-type="float" office:value="14100310" calcext:value-type="float">
            <text:p>14100310</text:p>
          </table:table-cell>
          <table:table-cell table:formula="of:=[.C940]-[.B940]" office:value-type="float" office:value="1237" calcext:value-type="float">
            <text:p>1237</text:p>
          </table:table-cell>
          <table:table-cell table:formula="of:=[.D940]-[.A940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14112748" calcext:value-type="float">
            <text:p>14112748</text:p>
          </table:table-cell>
          <table:table-cell office:value-type="float" office:value="14113297" calcext:value-type="float">
            <text:p>14113297</text:p>
          </table:table-cell>
          <table:table-cell office:value-type="float" office:value="14114550" calcext:value-type="float">
            <text:p>14114550</text:p>
          </table:table-cell>
          <table:table-cell office:value-type="float" office:value="14114838" calcext:value-type="float">
            <text:p>14114838</text:p>
          </table:table-cell>
          <table:table-cell table:formula="of:=[.C941]-[.B941]" office:value-type="float" office:value="1253" calcext:value-type="float">
            <text:p>1253</text:p>
          </table:table-cell>
          <table:table-cell table:formula="of:=[.D941]-[.A941]" office:value-type="float" office:value="2090" calcext:value-type="float">
            <text:p>2090</text:p>
          </table:table-cell>
          <table:table-cell table:number-columns-repeated="5"/>
        </table:table-row>
        <table:table-row table:style-name="ro1">
          <table:table-cell office:value-type="float" office:value="14127523" calcext:value-type="float">
            <text:p>14127523</text:p>
          </table:table-cell>
          <table:table-cell office:value-type="float" office:value="14128089" calcext:value-type="float">
            <text:p>14128089</text:p>
          </table:table-cell>
          <table:table-cell office:value-type="float" office:value="14129338" calcext:value-type="float">
            <text:p>14129338</text:p>
          </table:table-cell>
          <table:table-cell office:value-type="float" office:value="14130545" calcext:value-type="float">
            <text:p>14130545</text:p>
          </table:table-cell>
          <table:table-cell table:formula="of:=[.C942]-[.B942]" office:value-type="float" office:value="1249" calcext:value-type="float">
            <text:p>1249</text:p>
          </table:table-cell>
          <table:table-cell table:formula="of:=[.D942]-[.A942]" office:value-type="float" office:value="3022" calcext:value-type="float">
            <text:p>3022</text:p>
          </table:table-cell>
          <table:table-cell table:number-columns-repeated="5"/>
        </table:table-row>
        <table:table-row table:style-name="ro1">
          <table:table-cell office:value-type="float" office:value="14143204" calcext:value-type="float">
            <text:p>14143204</text:p>
          </table:table-cell>
          <table:table-cell office:value-type="float" office:value="14143746" calcext:value-type="float">
            <text:p>14143746</text:p>
          </table:table-cell>
          <table:table-cell office:value-type="float" office:value="14144952" calcext:value-type="float">
            <text:p>14144952</text:p>
          </table:table-cell>
          <table:table-cell office:value-type="float" office:value="14145198" calcext:value-type="float">
            <text:p>14145198</text:p>
          </table:table-cell>
          <table:table-cell table:formula="of:=[.C943]-[.B943]" office:value-type="float" office:value="1206" calcext:value-type="float">
            <text:p>1206</text:p>
          </table:table-cell>
          <table:table-cell table:formula="of:=[.D943]-[.A943]" office:value-type="float" office:value="1994" calcext:value-type="float">
            <text:p>1994</text:p>
          </table:table-cell>
          <table:table-cell table:number-columns-repeated="5"/>
        </table:table-row>
        <table:table-row table:style-name="ro1">
          <table:table-cell office:value-type="float" office:value="14157691" calcext:value-type="float">
            <text:p>14157691</text:p>
          </table:table-cell>
          <table:table-cell office:value-type="float" office:value="14158201" calcext:value-type="float">
            <text:p>14158201</text:p>
          </table:table-cell>
          <table:table-cell office:value-type="float" office:value="14159445" calcext:value-type="float">
            <text:p>14159445</text:p>
          </table:table-cell>
          <table:table-cell office:value-type="float" office:value="14159691" calcext:value-type="float">
            <text:p>14159691</text:p>
          </table:table-cell>
          <table:table-cell table:formula="of:=[.C944]-[.B944]" office:value-type="float" office:value="1244" calcext:value-type="float">
            <text:p>1244</text:p>
          </table:table-cell>
          <table:table-cell table:formula="of:=[.D944]-[.A944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14172184" calcext:value-type="float">
            <text:p>14172184</text:p>
          </table:table-cell>
          <table:table-cell office:value-type="float" office:value="14172734" calcext:value-type="float">
            <text:p>14172734</text:p>
          </table:table-cell>
          <table:table-cell office:value-type="float" office:value="14173985" calcext:value-type="float">
            <text:p>14173985</text:p>
          </table:table-cell>
          <table:table-cell office:value-type="float" office:value="14174232" calcext:value-type="float">
            <text:p>14174232</text:p>
          </table:table-cell>
          <table:table-cell table:formula="of:=[.C945]-[.B945]" office:value-type="float" office:value="1251" calcext:value-type="float">
            <text:p>1251</text:p>
          </table:table-cell>
          <table:table-cell table:formula="of:=[.D945]-[.A945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14186676" calcext:value-type="float">
            <text:p>14186676</text:p>
          </table:table-cell>
          <table:table-cell office:value-type="float" office:value="14187192" calcext:value-type="float">
            <text:p>14187192</text:p>
          </table:table-cell>
          <table:table-cell office:value-type="float" office:value="14188430" calcext:value-type="float">
            <text:p>14188430</text:p>
          </table:table-cell>
          <table:table-cell office:value-type="float" office:value="14188676" calcext:value-type="float">
            <text:p>14188676</text:p>
          </table:table-cell>
          <table:table-cell table:formula="of:=[.C946]-[.B946]" office:value-type="float" office:value="1238" calcext:value-type="float">
            <text:p>1238</text:p>
          </table:table-cell>
          <table:table-cell table:formula="of:=[.D946]-[.A946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14201081" calcext:value-type="float">
            <text:p>14201081</text:p>
          </table:table-cell>
          <table:table-cell office:value-type="float" office:value="14201570" calcext:value-type="float">
            <text:p>14201570</text:p>
          </table:table-cell>
          <table:table-cell office:value-type="float" office:value="14202799" calcext:value-type="float">
            <text:p>14202799</text:p>
          </table:table-cell>
          <table:table-cell office:value-type="float" office:value="14203045" calcext:value-type="float">
            <text:p>14203045</text:p>
          </table:table-cell>
          <table:table-cell table:formula="of:=[.C947]-[.B947]" office:value-type="float" office:value="1229" calcext:value-type="float">
            <text:p>1229</text:p>
          </table:table-cell>
          <table:table-cell table:formula="of:=[.D947]-[.A947]" office:value-type="float" office:value="1964" calcext:value-type="float">
            <text:p>1964</text:p>
          </table:table-cell>
          <table:table-cell table:number-columns-repeated="5"/>
        </table:table-row>
        <table:table-row table:style-name="ro1">
          <table:table-cell office:value-type="float" office:value="14215524" calcext:value-type="float">
            <text:p>14215524</text:p>
          </table:table-cell>
          <table:table-cell office:value-type="float" office:value="14216025" calcext:value-type="float">
            <text:p>14216025</text:p>
          </table:table-cell>
          <table:table-cell office:value-type="float" office:value="14217251" calcext:value-type="float">
            <text:p>14217251</text:p>
          </table:table-cell>
          <table:table-cell office:value-type="float" office:value="14217504" calcext:value-type="float">
            <text:p>14217504</text:p>
          </table:table-cell>
          <table:table-cell table:formula="of:=[.C948]-[.B948]" office:value-type="float" office:value="1226" calcext:value-type="float">
            <text:p>1226</text:p>
          </table:table-cell>
          <table:table-cell table:formula="of:=[.D948]-[.A948]" office:value-type="float" office:value="1980" calcext:value-type="float">
            <text:p>1980</text:p>
          </table:table-cell>
          <table:table-cell table:number-columns-repeated="5"/>
        </table:table-row>
        <table:table-row table:style-name="ro1">
          <table:table-cell office:value-type="float" office:value="14229972" calcext:value-type="float">
            <text:p>14229972</text:p>
          </table:table-cell>
          <table:table-cell office:value-type="float" office:value="14230542" calcext:value-type="float">
            <text:p>14230542</text:p>
          </table:table-cell>
          <table:table-cell office:value-type="float" office:value="14231790" calcext:value-type="float">
            <text:p>14231790</text:p>
          </table:table-cell>
          <table:table-cell office:value-type="float" office:value="14232039" calcext:value-type="float">
            <text:p>14232039</text:p>
          </table:table-cell>
          <table:table-cell table:formula="of:=[.C949]-[.B949]" office:value-type="float" office:value="1248" calcext:value-type="float">
            <text:p>1248</text:p>
          </table:table-cell>
          <table:table-cell table:formula="of:=[.D949]-[.A949]" office:value-type="float" office:value="2067" calcext:value-type="float">
            <text:p>2067</text:p>
          </table:table-cell>
          <table:table-cell table:number-columns-repeated="5"/>
        </table:table-row>
        <table:table-row table:style-name="ro1">
          <table:table-cell office:value-type="float" office:value="14244684" calcext:value-type="float">
            <text:p>14244684</text:p>
          </table:table-cell>
          <table:table-cell office:value-type="float" office:value="14245297" calcext:value-type="float">
            <text:p>14245297</text:p>
          </table:table-cell>
          <table:table-cell office:value-type="float" office:value="14246540" calcext:value-type="float">
            <text:p>14246540</text:p>
          </table:table-cell>
          <table:table-cell office:value-type="float" office:value="14246812" calcext:value-type="float">
            <text:p>14246812</text:p>
          </table:table-cell>
          <table:table-cell table:formula="of:=[.C950]-[.B950]" office:value-type="float" office:value="1243" calcext:value-type="float">
            <text:p>1243</text:p>
          </table:table-cell>
          <table:table-cell table:formula="of:=[.D950]-[.A950]" office:value-type="float" office:value="2128" calcext:value-type="float">
            <text:p>2128</text:p>
          </table:table-cell>
          <table:table-cell table:number-columns-repeated="5"/>
        </table:table-row>
        <table:table-row table:style-name="ro1">
          <table:table-cell office:value-type="float" office:value="14259483" calcext:value-type="float">
            <text:p>14259483</text:p>
          </table:table-cell>
          <table:table-cell office:value-type="float" office:value="14260040" calcext:value-type="float">
            <text:p>14260040</text:p>
          </table:table-cell>
          <table:table-cell office:value-type="float" office:value="14261195" calcext:value-type="float">
            <text:p>14261195</text:p>
          </table:table-cell>
          <table:table-cell office:value-type="float" office:value="14261442" calcext:value-type="float">
            <text:p>14261442</text:p>
          </table:table-cell>
          <table:table-cell table:formula="of:=[.C951]-[.B951]" office:value-type="float" office:value="1155" calcext:value-type="float">
            <text:p>1155</text:p>
          </table:table-cell>
          <table:table-cell table:formula="of:=[.D951]-[.A951]" office:value-type="float" office:value="1959" calcext:value-type="float">
            <text:p>1959</text:p>
          </table:table-cell>
          <table:table-cell table:number-columns-repeated="5"/>
        </table:table-row>
        <table:table-row table:style-name="ro1">
          <table:table-cell office:value-type="float" office:value="14273953" calcext:value-type="float">
            <text:p>14273953</text:p>
          </table:table-cell>
          <table:table-cell office:value-type="float" office:value="14274493" calcext:value-type="float">
            <text:p>14274493</text:p>
          </table:table-cell>
          <table:table-cell office:value-type="float" office:value="14275733" calcext:value-type="float">
            <text:p>14275733</text:p>
          </table:table-cell>
          <table:table-cell office:value-type="float" office:value="14275981" calcext:value-type="float">
            <text:p>14275981</text:p>
          </table:table-cell>
          <table:table-cell table:formula="of:=[.C952]-[.B952]" office:value-type="float" office:value="1240" calcext:value-type="float">
            <text:p>1240</text:p>
          </table:table-cell>
          <table:table-cell table:formula="of:=[.D952]-[.A952]" office:value-type="float" office:value="2028" calcext:value-type="float">
            <text:p>2028</text:p>
          </table:table-cell>
          <table:table-cell table:number-columns-repeated="5"/>
        </table:table-row>
        <table:table-row table:style-name="ro1">
          <table:table-cell office:value-type="float" office:value="14288406" calcext:value-type="float">
            <text:p>14288406</text:p>
          </table:table-cell>
          <table:table-cell office:value-type="float" office:value="14288930" calcext:value-type="float">
            <text:p>14288930</text:p>
          </table:table-cell>
          <table:table-cell office:value-type="float" office:value="14290188" calcext:value-type="float">
            <text:p>14290188</text:p>
          </table:table-cell>
          <table:table-cell office:value-type="float" office:value="14290439" calcext:value-type="float">
            <text:p>14290439</text:p>
          </table:table-cell>
          <table:table-cell table:formula="of:=[.C953]-[.B953]" office:value-type="float" office:value="1258" calcext:value-type="float">
            <text:p>1258</text:p>
          </table:table-cell>
          <table:table-cell table:formula="of:=[.D953]-[.A953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14302851" calcext:value-type="float">
            <text:p>14302851</text:p>
          </table:table-cell>
          <table:table-cell office:value-type="float" office:value="14303358" calcext:value-type="float">
            <text:p>14303358</text:p>
          </table:table-cell>
          <table:table-cell office:value-type="float" office:value="14304601" calcext:value-type="float">
            <text:p>14304601</text:p>
          </table:table-cell>
          <table:table-cell office:value-type="float" office:value="14304850" calcext:value-type="float">
            <text:p>14304850</text:p>
          </table:table-cell>
          <table:table-cell table:formula="of:=[.C954]-[.B954]" office:value-type="float" office:value="1243" calcext:value-type="float">
            <text:p>1243</text:p>
          </table:table-cell>
          <table:table-cell table:formula="of:=[.D954]-[.A954]" office:value-type="float" office:value="1999" calcext:value-type="float">
            <text:p>1999</text:p>
          </table:table-cell>
          <table:table-cell table:number-columns-repeated="5"/>
        </table:table-row>
        <table:table-row table:style-name="ro1">
          <table:table-cell office:value-type="float" office:value="14317332" calcext:value-type="float">
            <text:p>14317332</text:p>
          </table:table-cell>
          <table:table-cell office:value-type="float" office:value="14317848" calcext:value-type="float">
            <text:p>14317848</text:p>
          </table:table-cell>
          <table:table-cell office:value-type="float" office:value="14319093" calcext:value-type="float">
            <text:p>14319093</text:p>
          </table:table-cell>
          <table:table-cell office:value-type="float" office:value="14319341" calcext:value-type="float">
            <text:p>14319341</text:p>
          </table:table-cell>
          <table:table-cell table:formula="of:=[.C955]-[.B955]" office:value-type="float" office:value="1245" calcext:value-type="float">
            <text:p>1245</text:p>
          </table:table-cell>
          <table:table-cell table:formula="of:=[.D955]-[.A955]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4331832" calcext:value-type="float">
            <text:p>14331832</text:p>
          </table:table-cell>
          <table:table-cell office:value-type="float" office:value="14332365" calcext:value-type="float">
            <text:p>14332365</text:p>
          </table:table-cell>
          <table:table-cell office:value-type="float" office:value="14333608" calcext:value-type="float">
            <text:p>14333608</text:p>
          </table:table-cell>
          <table:table-cell office:value-type="float" office:value="14333856" calcext:value-type="float">
            <text:p>14333856</text:p>
          </table:table-cell>
          <table:table-cell table:formula="of:=[.C956]-[.B956]" office:value-type="float" office:value="1243" calcext:value-type="float">
            <text:p>1243</text:p>
          </table:table-cell>
          <table:table-cell table:formula="of:=[.D956]-[.A956]" office:value-type="float" office:value="2024" calcext:value-type="float">
            <text:p>2024</text:p>
          </table:table-cell>
          <table:table-cell table:number-columns-repeated="5"/>
        </table:table-row>
        <table:table-row table:style-name="ro1">
          <table:table-cell office:value-type="float" office:value="14346340" calcext:value-type="float">
            <text:p>14346340</text:p>
          </table:table-cell>
          <table:table-cell office:value-type="float" office:value="14346830" calcext:value-type="float">
            <text:p>14346830</text:p>
          </table:table-cell>
          <table:table-cell office:value-type="float" office:value="14348069" calcext:value-type="float">
            <text:p>14348069</text:p>
          </table:table-cell>
          <table:table-cell office:value-type="float" office:value="14348343" calcext:value-type="float">
            <text:p>14348343</text:p>
          </table:table-cell>
          <table:table-cell table:formula="of:=[.C957]-[.B957]" office:value-type="float" office:value="1239" calcext:value-type="float">
            <text:p>1239</text:p>
          </table:table-cell>
          <table:table-cell table:formula="of:=[.D957]-[.A957]"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office:value-type="float" office:value="14360914" calcext:value-type="float">
            <text:p>14360914</text:p>
          </table:table-cell>
          <table:table-cell office:value-type="float" office:value="14361429" calcext:value-type="float">
            <text:p>14361429</text:p>
          </table:table-cell>
          <table:table-cell office:value-type="float" office:value="14362684" calcext:value-type="float">
            <text:p>14362684</text:p>
          </table:table-cell>
          <table:table-cell office:value-type="float" office:value="14362977" calcext:value-type="float">
            <text:p>14362977</text:p>
          </table:table-cell>
          <table:table-cell table:formula="of:=[.C958]-[.B958]" office:value-type="float" office:value="1255" calcext:value-type="float">
            <text:p>1255</text:p>
          </table:table-cell>
          <table:table-cell table:formula="of:=[.D958]-[.A958]" office:value-type="float" office:value="2063" calcext:value-type="float">
            <text:p>2063</text:p>
          </table:table-cell>
          <table:table-cell table:number-columns-repeated="5"/>
        </table:table-row>
        <table:table-row table:style-name="ro1">
          <table:table-cell office:value-type="float" office:value="14375736" calcext:value-type="float">
            <text:p>14375736</text:p>
          </table:table-cell>
          <table:table-cell office:value-type="float" office:value="14376310" calcext:value-type="float">
            <text:p>14376310</text:p>
          </table:table-cell>
          <table:table-cell office:value-type="float" office:value="14379505" calcext:value-type="float">
            <text:p>14379505</text:p>
          </table:table-cell>
          <table:table-cell office:value-type="float" office:value="14379765" calcext:value-type="float">
            <text:p>14379765</text:p>
          </table:table-cell>
          <table:table-cell table:formula="of:=[.C959]-[.B959]" office:value-type="float" office:value="3195" calcext:value-type="float">
            <text:p>3195</text:p>
          </table:table-cell>
          <table:table-cell table:formula="of:=[.D959]-[.A959]" office:value-type="float" office:value="4029" calcext:value-type="float">
            <text:p>4029</text:p>
          </table:table-cell>
          <table:table-cell table:number-columns-repeated="5"/>
        </table:table-row>
        <table:table-row table:style-name="ro1">
          <table:table-cell office:value-type="float" office:value="14392289" calcext:value-type="float">
            <text:p>14392289</text:p>
          </table:table-cell>
          <table:table-cell office:value-type="float" office:value="14392881" calcext:value-type="float">
            <text:p>14392881</text:p>
          </table:table-cell>
          <table:table-cell office:value-type="float" office:value="14394124" calcext:value-type="float">
            <text:p>14394124</text:p>
          </table:table-cell>
          <table:table-cell office:value-type="float" office:value="14394370" calcext:value-type="float">
            <text:p>14394370</text:p>
          </table:table-cell>
          <table:table-cell table:formula="of:=[.C960]-[.B960]" office:value-type="float" office:value="1243" calcext:value-type="float">
            <text:p>1243</text:p>
          </table:table-cell>
          <table:table-cell table:formula="of:=[.D960]-[.A960]" office:value-type="float" office:value="2081" calcext:value-type="float">
            <text:p>2081</text:p>
          </table:table-cell>
          <table:table-cell table:number-columns-repeated="5"/>
        </table:table-row>
        <table:table-row table:style-name="ro1">
          <table:table-cell office:value-type="float" office:value="14406789" calcext:value-type="float">
            <text:p>14406789</text:p>
          </table:table-cell>
          <table:table-cell office:value-type="float" office:value="14407323" calcext:value-type="float">
            <text:p>14407323</text:p>
          </table:table-cell>
          <table:table-cell office:value-type="float" office:value="14408578" calcext:value-type="float">
            <text:p>14408578</text:p>
          </table:table-cell>
          <table:table-cell office:value-type="float" office:value="14408833" calcext:value-type="float">
            <text:p>14408833</text:p>
          </table:table-cell>
          <table:table-cell table:formula="of:=[.C961]-[.B961]" office:value-type="float" office:value="1255" calcext:value-type="float">
            <text:p>1255</text:p>
          </table:table-cell>
          <table:table-cell table:formula="of:=[.D961]-[.A961]" office:value-type="float" office:value="2044" calcext:value-type="float">
            <text:p>2044</text:p>
          </table:table-cell>
          <table:table-cell table:number-columns-repeated="5"/>
        </table:table-row>
        <table:table-row table:style-name="ro1">
          <table:table-cell office:value-type="float" office:value="14421245" calcext:value-type="float">
            <text:p>14421245</text:p>
          </table:table-cell>
          <table:table-cell office:value-type="float" office:value="14421772" calcext:value-type="float">
            <text:p>14421772</text:p>
          </table:table-cell>
          <table:table-cell office:value-type="float" office:value="14423018" calcext:value-type="float">
            <text:p>14423018</text:p>
          </table:table-cell>
          <table:table-cell office:value-type="float" office:value="14423261" calcext:value-type="float">
            <text:p>14423261</text:p>
          </table:table-cell>
          <table:table-cell table:formula="of:=[.C962]-[.B962]" office:value-type="float" office:value="1246" calcext:value-type="float">
            <text:p>1246</text:p>
          </table:table-cell>
          <table:table-cell table:formula="of:=[.D962]-[.A962]"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float" office:value="14435809" calcext:value-type="float">
            <text:p>14435809</text:p>
          </table:table-cell>
          <table:table-cell office:value-type="float" office:value="14436373" calcext:value-type="float">
            <text:p>14436373</text:p>
          </table:table-cell>
          <table:table-cell office:value-type="float" office:value="14437618" calcext:value-type="float">
            <text:p>14437618</text:p>
          </table:table-cell>
          <table:table-cell office:value-type="float" office:value="14437869" calcext:value-type="float">
            <text:p>14437869</text:p>
          </table:table-cell>
          <table:table-cell table:formula="of:=[.C963]-[.B963]" office:value-type="float" office:value="1245" calcext:value-type="float">
            <text:p>1245</text:p>
          </table:table-cell>
          <table:table-cell table:formula="of:=[.D963]-[.A963]" office:value-type="float" office:value="2060" calcext:value-type="float">
            <text:p>2060</text:p>
          </table:table-cell>
          <table:table-cell table:number-columns-repeated="5"/>
        </table:table-row>
        <table:table-row table:style-name="ro1">
          <table:table-cell office:value-type="float" office:value="14450358" calcext:value-type="float">
            <text:p>14450358</text:p>
          </table:table-cell>
          <table:table-cell office:value-type="float" office:value="14450873" calcext:value-type="float">
            <text:p>14450873</text:p>
          </table:table-cell>
          <table:table-cell office:value-type="float" office:value="14452106" calcext:value-type="float">
            <text:p>14452106</text:p>
          </table:table-cell>
          <table:table-cell office:value-type="float" office:value="14452357" calcext:value-type="float">
            <text:p>14452357</text:p>
          </table:table-cell>
          <table:table-cell table:formula="of:=[.C964]-[.B964]" office:value-type="float" office:value="1233" calcext:value-type="float">
            <text:p>1233</text:p>
          </table:table-cell>
          <table:table-cell table:formula="of:=[.D964]-[.A964]" office:value-type="float" office:value="1999" calcext:value-type="float">
            <text:p>1999</text:p>
          </table:table-cell>
          <table:table-cell table:number-columns-repeated="5"/>
        </table:table-row>
        <table:table-row table:style-name="ro1">
          <table:table-cell office:value-type="float" office:value="14464867" calcext:value-type="float">
            <text:p>14464867</text:p>
          </table:table-cell>
          <table:table-cell office:value-type="float" office:value="14465404" calcext:value-type="float">
            <text:p>14465404</text:p>
          </table:table-cell>
          <table:table-cell office:value-type="float" office:value="14466648" calcext:value-type="float">
            <text:p>14466648</text:p>
          </table:table-cell>
          <table:table-cell office:value-type="float" office:value="14466897" calcext:value-type="float">
            <text:p>14466897</text:p>
          </table:table-cell>
          <table:table-cell table:formula="of:=[.C965]-[.B965]" office:value-type="float" office:value="1244" calcext:value-type="float">
            <text:p>1244</text:p>
          </table:table-cell>
          <table:table-cell table:formula="of:=[.D965]-[.A965]" office:value-type="float" office:value="2030" calcext:value-type="float">
            <text:p>2030</text:p>
          </table:table-cell>
          <table:table-cell table:number-columns-repeated="5"/>
        </table:table-row>
        <table:table-row table:style-name="ro1">
          <table:table-cell office:value-type="float" office:value="14479431" calcext:value-type="float">
            <text:p>14479431</text:p>
          </table:table-cell>
          <table:table-cell office:value-type="float" office:value="14479969" calcext:value-type="float">
            <text:p>14479969</text:p>
          </table:table-cell>
          <table:table-cell office:value-type="float" office:value="14481224" calcext:value-type="float">
            <text:p>14481224</text:p>
          </table:table-cell>
          <table:table-cell office:value-type="float" office:value="14481500" calcext:value-type="float">
            <text:p>14481500</text:p>
          </table:table-cell>
          <table:table-cell table:formula="of:=[.C966]-[.B966]" office:value-type="float" office:value="1255" calcext:value-type="float">
            <text:p>1255</text:p>
          </table:table-cell>
          <table:table-cell table:formula="of:=[.D966]-[.A966]" office:value-type="float" office:value="2069" calcext:value-type="float">
            <text:p>2069</text:p>
          </table:table-cell>
          <table:table-cell table:number-columns-repeated="5"/>
        </table:table-row>
        <table:table-row table:style-name="ro1">
          <table:table-cell office:value-type="float" office:value="14494201" calcext:value-type="float">
            <text:p>14494201</text:p>
          </table:table-cell>
          <table:table-cell office:value-type="float" office:value="14494755" calcext:value-type="float">
            <text:p>14494755</text:p>
          </table:table-cell>
          <table:table-cell office:value-type="float" office:value="14495997" calcext:value-type="float">
            <text:p>14495997</text:p>
          </table:table-cell>
          <table:table-cell office:value-type="float" office:value="14496294" calcext:value-type="float">
            <text:p>14496294</text:p>
          </table:table-cell>
          <table:table-cell table:formula="of:=[.C967]-[.B967]" office:value-type="float" office:value="1242" calcext:value-type="float">
            <text:p>1242</text:p>
          </table:table-cell>
          <table:table-cell table:formula="of:=[.D967]-[.A967]" office:value-type="float" office:value="2093" calcext:value-type="float">
            <text:p>2093</text:p>
          </table:table-cell>
          <table:table-cell table:number-columns-repeated="5"/>
        </table:table-row>
        <table:table-row table:style-name="ro1">
          <table:table-cell office:value-type="float" office:value="14508889" calcext:value-type="float">
            <text:p>14508889</text:p>
          </table:table-cell>
          <table:table-cell office:value-type="float" office:value="14509418" calcext:value-type="float">
            <text:p>14509418</text:p>
          </table:table-cell>
          <table:table-cell office:value-type="float" office:value="14510684" calcext:value-type="float">
            <text:p>14510684</text:p>
          </table:table-cell>
          <table:table-cell office:value-type="float" office:value="14510925" calcext:value-type="float">
            <text:p>14510925</text:p>
          </table:table-cell>
          <table:table-cell table:formula="of:=[.C968]-[.B968]" office:value-type="float" office:value="1266" calcext:value-type="float">
            <text:p>1266</text:p>
          </table:table-cell>
          <table:table-cell table:formula="of:=[.D968]-[.A968]" office:value-type="float" office:value="2036" calcext:value-type="float">
            <text:p>2036</text:p>
          </table:table-cell>
          <table:table-cell table:number-columns-repeated="5"/>
        </table:table-row>
        <table:table-row table:style-name="ro1">
          <table:table-cell office:value-type="float" office:value="14523341" calcext:value-type="float">
            <text:p>14523341</text:p>
          </table:table-cell>
          <table:table-cell office:value-type="float" office:value="14523892" calcext:value-type="float">
            <text:p>14523892</text:p>
          </table:table-cell>
          <table:table-cell office:value-type="float" office:value="14525137" calcext:value-type="float">
            <text:p>14525137</text:p>
          </table:table-cell>
          <table:table-cell office:value-type="float" office:value="14525384" calcext:value-type="float">
            <text:p>14525384</text:p>
          </table:table-cell>
          <table:table-cell table:formula="of:=[.C969]-[.B969]" office:value-type="float" office:value="1245" calcext:value-type="float">
            <text:p>1245</text:p>
          </table:table-cell>
          <table:table-cell table:formula="of:=[.D969]-[.A969]" office:value-type="float" office:value="2043" calcext:value-type="float">
            <text:p>2043</text:p>
          </table:table-cell>
          <table:table-cell table:number-columns-repeated="5"/>
        </table:table-row>
        <table:table-row table:style-name="ro1">
          <table:table-cell office:value-type="float" office:value="14537825" calcext:value-type="float">
            <text:p>14537825</text:p>
          </table:table-cell>
          <table:table-cell office:value-type="float" office:value="14538417" calcext:value-type="float">
            <text:p>14538417</text:p>
          </table:table-cell>
          <table:table-cell office:value-type="float" office:value="14539662" calcext:value-type="float">
            <text:p>14539662</text:p>
          </table:table-cell>
          <table:table-cell office:value-type="float" office:value="14539907" calcext:value-type="float">
            <text:p>14539907</text:p>
          </table:table-cell>
          <table:table-cell table:formula="of:=[.C970]-[.B970]" office:value-type="float" office:value="1245" calcext:value-type="float">
            <text:p>1245</text:p>
          </table:table-cell>
          <table:table-cell table:formula="of:=[.D970]-[.A970]" office:value-type="float" office:value="2082" calcext:value-type="float">
            <text:p>2082</text:p>
          </table:table-cell>
          <table:table-cell table:number-columns-repeated="5"/>
        </table:table-row>
        <table:table-row table:style-name="ro1">
          <table:table-cell office:value-type="float" office:value="14552380" calcext:value-type="float">
            <text:p>14552380</text:p>
          </table:table-cell>
          <table:table-cell office:value-type="float" office:value="14552906" calcext:value-type="float">
            <text:p>14552906</text:p>
          </table:table-cell>
          <table:table-cell office:value-type="float" office:value="14554140" calcext:value-type="float">
            <text:p>14554140</text:p>
          </table:table-cell>
          <table:table-cell office:value-type="float" office:value="14554389" calcext:value-type="float">
            <text:p>14554389</text:p>
          </table:table-cell>
          <table:table-cell table:formula="of:=[.C971]-[.B971]" office:value-type="float" office:value="1234" calcext:value-type="float">
            <text:p>1234</text:p>
          </table:table-cell>
          <table:table-cell table:formula="of:=[.D971]-[.A971]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4566869" calcext:value-type="float">
            <text:p>14566869</text:p>
          </table:table-cell>
          <table:table-cell office:value-type="float" office:value="14567401" calcext:value-type="float">
            <text:p>14567401</text:p>
          </table:table-cell>
          <table:table-cell office:value-type="float" office:value="14568646" calcext:value-type="float">
            <text:p>14568646</text:p>
          </table:table-cell>
          <table:table-cell office:value-type="float" office:value="14568895" calcext:value-type="float">
            <text:p>14568895</text:p>
          </table:table-cell>
          <table:table-cell table:formula="of:=[.C972]-[.B972]" office:value-type="float" office:value="1245" calcext:value-type="float">
            <text:p>1245</text:p>
          </table:table-cell>
          <table:table-cell table:formula="of:=[.D972]-[.A972]" office:value-type="float" office:value="2026" calcext:value-type="float">
            <text:p>2026</text:p>
          </table:table-cell>
          <table:table-cell table:number-columns-repeated="5"/>
        </table:table-row>
        <table:table-row table:style-name="ro1">
          <table:table-cell office:value-type="float" office:value="14581386" calcext:value-type="float">
            <text:p>14581386</text:p>
          </table:table-cell>
          <table:table-cell office:value-type="float" office:value="14581916" calcext:value-type="float">
            <text:p>14581916</text:p>
          </table:table-cell>
          <table:table-cell office:value-type="float" office:value="14583169" calcext:value-type="float">
            <text:p>14583169</text:p>
          </table:table-cell>
          <table:table-cell office:value-type="float" office:value="14583418" calcext:value-type="float">
            <text:p>14583418</text:p>
          </table:table-cell>
          <table:table-cell table:formula="of:=[.C973]-[.B973]" office:value-type="float" office:value="1253" calcext:value-type="float">
            <text:p>1253</text:p>
          </table:table-cell>
          <table:table-cell table:formula="of:=[.D973]-[.A973]" office:value-type="float" office:value="2032" calcext:value-type="float">
            <text:p>2032</text:p>
          </table:table-cell>
          <table:table-cell table:number-columns-repeated="5"/>
        </table:table-row>
        <table:table-row table:style-name="ro1">
          <table:table-cell office:value-type="float" office:value="14595892" calcext:value-type="float">
            <text:p>14595892</text:p>
          </table:table-cell>
          <table:table-cell office:value-type="float" office:value="14596417" calcext:value-type="float">
            <text:p>14596417</text:p>
          </table:table-cell>
          <table:table-cell office:value-type="float" office:value="14597659" calcext:value-type="float">
            <text:p>14597659</text:p>
          </table:table-cell>
          <table:table-cell office:value-type="float" office:value="14597943" calcext:value-type="float">
            <text:p>14597943</text:p>
          </table:table-cell>
          <table:table-cell table:formula="of:=[.C974]-[.B974]" office:value-type="float" office:value="1242" calcext:value-type="float">
            <text:p>1242</text:p>
          </table:table-cell>
          <table:table-cell table:formula="of:=[.D974]-[.A974]" office:value-type="float" office:value="2051" calcext:value-type="float">
            <text:p>2051</text:p>
          </table:table-cell>
          <table:table-cell table:number-columns-repeated="5"/>
        </table:table-row>
        <table:table-row table:style-name="ro1">
          <table:table-cell office:value-type="float" office:value="14610623" calcext:value-type="float">
            <text:p>14610623</text:p>
          </table:table-cell>
          <table:table-cell office:value-type="float" office:value="14611190" calcext:value-type="float">
            <text:p>14611190</text:p>
          </table:table-cell>
          <table:table-cell office:value-type="float" office:value="14612427" calcext:value-type="float">
            <text:p>14612427</text:p>
          </table:table-cell>
          <table:table-cell office:value-type="float" office:value="14613630" calcext:value-type="float">
            <text:p>14613630</text:p>
          </table:table-cell>
          <table:table-cell table:formula="of:=[.C975]-[.B975]" office:value-type="float" office:value="1237" calcext:value-type="float">
            <text:p>1237</text:p>
          </table:table-cell>
          <table:table-cell table:formula="of:=[.D975]-[.A975]" office:value-type="float" office:value="3007" calcext:value-type="float">
            <text:p>3007</text:p>
          </table:table-cell>
          <table:table-cell table:number-columns-repeated="5"/>
        </table:table-row>
        <table:table-row table:style-name="ro1">
          <table:table-cell office:value-type="float" office:value="14626200" calcext:value-type="float">
            <text:p>14626200</text:p>
          </table:table-cell>
          <table:table-cell office:value-type="float" office:value="14626720" calcext:value-type="float">
            <text:p>14626720</text:p>
          </table:table-cell>
          <table:table-cell office:value-type="float" office:value="14627965" calcext:value-type="float">
            <text:p>14627965</text:p>
          </table:table-cell>
          <table:table-cell office:value-type="float" office:value="14628207" calcext:value-type="float">
            <text:p>14628207</text:p>
          </table:table-cell>
          <table:table-cell table:formula="of:=[.C976]-[.B976]" office:value-type="float" office:value="1245" calcext:value-type="float">
            <text:p>1245</text:p>
          </table:table-cell>
          <table:table-cell table:formula="of:=[.D976]-[.A976]"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office:value-type="float" office:value="14640626" calcext:value-type="float">
            <text:p>14640626</text:p>
          </table:table-cell>
          <table:table-cell office:value-type="float" office:value="14641125" calcext:value-type="float">
            <text:p>14641125</text:p>
          </table:table-cell>
          <table:table-cell office:value-type="float" office:value="14642375" calcext:value-type="float">
            <text:p>14642375</text:p>
          </table:table-cell>
          <table:table-cell office:value-type="float" office:value="14642624" calcext:value-type="float">
            <text:p>14642624</text:p>
          </table:table-cell>
          <table:table-cell table:formula="of:=[.C977]-[.B977]" office:value-type="float" office:value="1250" calcext:value-type="float">
            <text:p>1250</text:p>
          </table:table-cell>
          <table:table-cell table:formula="of:=[.D977]-[.A977]"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14655108" calcext:value-type="float">
            <text:p>14655108</text:p>
          </table:table-cell>
          <table:table-cell office:value-type="float" office:value="14655627" calcext:value-type="float">
            <text:p>14655627</text:p>
          </table:table-cell>
          <table:table-cell office:value-type="float" office:value="14656877" calcext:value-type="float">
            <text:p>14656877</text:p>
          </table:table-cell>
          <table:table-cell office:value-type="float" office:value="14657128" calcext:value-type="float">
            <text:p>14657128</text:p>
          </table:table-cell>
          <table:table-cell table:formula="of:=[.C978]-[.B978]" office:value-type="float" office:value="1250" calcext:value-type="float">
            <text:p>1250</text:p>
          </table:table-cell>
          <table:table-cell table:formula="of:=[.D978]-[.A978]" office:value-type="float" office:value="2020" calcext:value-type="float">
            <text:p>2020</text:p>
          </table:table-cell>
          <table:table-cell table:number-columns-repeated="5"/>
        </table:table-row>
        <table:table-row table:style-name="ro1">
          <table:table-cell office:value-type="float" office:value="14669660" calcext:value-type="float">
            <text:p>14669660</text:p>
          </table:table-cell>
          <table:table-cell office:value-type="float" office:value="14670237" calcext:value-type="float">
            <text:p>14670237</text:p>
          </table:table-cell>
          <table:table-cell office:value-type="float" office:value="14671481" calcext:value-type="float">
            <text:p>14671481</text:p>
          </table:table-cell>
          <table:table-cell office:value-type="float" office:value="14671730" calcext:value-type="float">
            <text:p>14671730</text:p>
          </table:table-cell>
          <table:table-cell table:formula="of:=[.C979]-[.B979]" office:value-type="float" office:value="1244" calcext:value-type="float">
            <text:p>1244</text:p>
          </table:table-cell>
          <table:table-cell table:formula="of:=[.D979]-[.A979]" office:value-type="float" office:value="2070" calcext:value-type="float">
            <text:p>2070</text:p>
          </table:table-cell>
          <table:table-cell table:number-columns-repeated="5"/>
        </table:table-row>
        <table:table-row table:style-name="ro1">
          <table:table-cell office:value-type="float" office:value="14684261" calcext:value-type="float">
            <text:p>14684261</text:p>
          </table:table-cell>
          <table:table-cell office:value-type="float" office:value="14684856" calcext:value-type="float">
            <text:p>14684856</text:p>
          </table:table-cell>
          <table:table-cell office:value-type="float" office:value="14686101" calcext:value-type="float">
            <text:p>14686101</text:p>
          </table:table-cell>
          <table:table-cell office:value-type="float" office:value="14686349" calcext:value-type="float">
            <text:p>14686349</text:p>
          </table:table-cell>
          <table:table-cell table:formula="of:=[.C980]-[.B980]" office:value-type="float" office:value="1245" calcext:value-type="float">
            <text:p>1245</text:p>
          </table:table-cell>
          <table:table-cell table:formula="of:=[.D980]-[.A980]" office:value-type="float" office:value="2088" calcext:value-type="float">
            <text:p>2088</text:p>
          </table:table-cell>
          <table:table-cell table:number-columns-repeated="5"/>
        </table:table-row>
        <table:table-row table:style-name="ro1">
          <table:table-cell office:value-type="float" office:value="14698849" calcext:value-type="float">
            <text:p>14698849</text:p>
          </table:table-cell>
          <table:table-cell office:value-type="float" office:value="14699392" calcext:value-type="float">
            <text:p>14699392</text:p>
          </table:table-cell>
          <table:table-cell office:value-type="float" office:value="14700639" calcext:value-type="float">
            <text:p>14700639</text:p>
          </table:table-cell>
          <table:table-cell office:value-type="float" office:value="14700888" calcext:value-type="float">
            <text:p>14700888</text:p>
          </table:table-cell>
          <table:table-cell table:formula="of:=[.C981]-[.B981]" office:value-type="float" office:value="1247" calcext:value-type="float">
            <text:p>1247</text:p>
          </table:table-cell>
          <table:table-cell table:formula="of:=[.D981]-[.A981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14713327" calcext:value-type="float">
            <text:p>14713327</text:p>
          </table:table-cell>
          <table:table-cell office:value-type="float" office:value="14713850" calcext:value-type="float">
            <text:p>14713850</text:p>
          </table:table-cell>
          <table:table-cell office:value-type="float" office:value="14715105" calcext:value-type="float">
            <text:p>14715105</text:p>
          </table:table-cell>
          <table:table-cell office:value-type="float" office:value="14715352" calcext:value-type="float">
            <text:p>14715352</text:p>
          </table:table-cell>
          <table:table-cell table:formula="of:=[.C982]-[.B982]" office:value-type="float" office:value="1255" calcext:value-type="float">
            <text:p>1255</text:p>
          </table:table-cell>
          <table:table-cell table:formula="of:=[.D982]-[.A982]" office:value-type="float" office:value="2025" calcext:value-type="float">
            <text:p>2025</text:p>
          </table:table-cell>
          <table:table-cell table:number-columns-repeated="5"/>
        </table:table-row>
        <table:table-row table:style-name="ro1">
          <table:table-cell office:value-type="float" office:value="14727915" calcext:value-type="float">
            <text:p>14727915</text:p>
          </table:table-cell>
          <table:table-cell office:value-type="float" office:value="14728495" calcext:value-type="float">
            <text:p>14728495</text:p>
          </table:table-cell>
          <table:table-cell office:value-type="float" office:value="14729748" calcext:value-type="float">
            <text:p>14729748</text:p>
          </table:table-cell>
          <table:table-cell office:value-type="float" office:value="14729997" calcext:value-type="float">
            <text:p>14729997</text:p>
          </table:table-cell>
          <table:table-cell table:formula="of:=[.C983]-[.B983]" office:value-type="float" office:value="1253" calcext:value-type="float">
            <text:p>1253</text:p>
          </table:table-cell>
          <table:table-cell table:formula="of:=[.D983]-[.A983]" office:value-type="float" office:value="2082" calcext:value-type="float">
            <text:p>2082</text:p>
          </table:table-cell>
          <table:table-cell table:number-columns-repeated="5"/>
        </table:table-row>
        <table:table-row table:style-name="ro1">
          <table:table-cell office:value-type="float" office:value="14742527" calcext:value-type="float">
            <text:p>14742527</text:p>
          </table:table-cell>
          <table:table-cell office:value-type="float" office:value="14743051" calcext:value-type="float">
            <text:p>14743051</text:p>
          </table:table-cell>
          <table:table-cell office:value-type="float" office:value="14744307" calcext:value-type="float">
            <text:p>14744307</text:p>
          </table:table-cell>
          <table:table-cell office:value-type="float" office:value="14744556" calcext:value-type="float">
            <text:p>14744556</text:p>
          </table:table-cell>
          <table:table-cell table:formula="of:=[.C984]-[.B984]" office:value-type="float" office:value="1256" calcext:value-type="float">
            <text:p>1256</text:p>
          </table:table-cell>
          <table:table-cell table:formula="of:=[.D984]-[.A984]" office:value-type="float" office:value="2029" calcext:value-type="float">
            <text:p>2029</text:p>
          </table:table-cell>
          <table:table-cell table:number-columns-repeated="5"/>
        </table:table-row>
        <table:table-row table:style-name="ro1">
          <table:table-cell office:value-type="float" office:value="14757067" calcext:value-type="float">
            <text:p>14757067</text:p>
          </table:table-cell>
          <table:table-cell office:value-type="float" office:value="14757617" calcext:value-type="float">
            <text:p>14757617</text:p>
          </table:table-cell>
          <table:table-cell office:value-type="float" office:value="14758853" calcext:value-type="float">
            <text:p>14758853</text:p>
          </table:table-cell>
          <table:table-cell office:value-type="float" office:value="14759105" calcext:value-type="float">
            <text:p>14759105</text:p>
          </table:table-cell>
          <table:table-cell table:formula="of:=[.C985]-[.B985]" office:value-type="float" office:value="1236" calcext:value-type="float">
            <text:p>1236</text:p>
          </table:table-cell>
          <table:table-cell table:formula="of:=[.D985]-[.A985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14771600" calcext:value-type="float">
            <text:p>14771600</text:p>
          </table:table-cell>
          <table:table-cell office:value-type="float" office:value="14772109" calcext:value-type="float">
            <text:p>14772109</text:p>
          </table:table-cell>
          <table:table-cell office:value-type="float" office:value="14773353" calcext:value-type="float">
            <text:p>14773353</text:p>
          </table:table-cell>
          <table:table-cell office:value-type="float" office:value="14773600" calcext:value-type="float">
            <text:p>14773600</text:p>
          </table:table-cell>
          <table:table-cell table:formula="of:=[.C986]-[.B986]" office:value-type="float" office:value="1244" calcext:value-type="float">
            <text:p>1244</text:p>
          </table:table-cell>
          <table:table-cell table:formula="of:=[.D986]-[.A986]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float" office:value="14786055" calcext:value-type="float">
            <text:p>14786055</text:p>
          </table:table-cell>
          <table:table-cell office:value-type="float" office:value="14786550" calcext:value-type="float">
            <text:p>14786550</text:p>
          </table:table-cell>
          <table:table-cell office:value-type="float" office:value="14787790" calcext:value-type="float">
            <text:p>14787790</text:p>
          </table:table-cell>
          <table:table-cell office:value-type="float" office:value="14788064" calcext:value-type="float">
            <text:p>14788064</text:p>
          </table:table-cell>
          <table:table-cell table:formula="of:=[.C987]-[.B987]" office:value-type="float" office:value="1240" calcext:value-type="float">
            <text:p>1240</text:p>
          </table:table-cell>
          <table:table-cell table:formula="of:=[.D987]-[.A987]"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office:value-type="float" office:value="14800476" calcext:value-type="float">
            <text:p>14800476</text:p>
          </table:table-cell>
          <table:table-cell office:value-type="float" office:value="14800977" calcext:value-type="float">
            <text:p>14800977</text:p>
          </table:table-cell>
          <table:table-cell office:value-type="float" office:value="14802212" calcext:value-type="float">
            <text:p>14802212</text:p>
          </table:table-cell>
          <table:table-cell office:value-type="float" office:value="14802460" calcext:value-type="float">
            <text:p>14802460</text:p>
          </table:table-cell>
          <table:table-cell table:formula="of:=[.C988]-[.B988]" office:value-type="float" office:value="1235" calcext:value-type="float">
            <text:p>1235</text:p>
          </table:table-cell>
          <table:table-cell table:formula="of:=[.D988]-[.A988]" office:value-type="float" office:value="1984" calcext:value-type="float">
            <text:p>1984</text:p>
          </table:table-cell>
          <table:table-cell table:number-columns-repeated="5"/>
        </table:table-row>
        <table:table-row table:style-name="ro1">
          <table:table-cell office:value-type="float" office:value="14814878" calcext:value-type="float">
            <text:p>14814878</text:p>
          </table:table-cell>
          <table:table-cell office:value-type="float" office:value="14815424" calcext:value-type="float">
            <text:p>14815424</text:p>
          </table:table-cell>
          <table:table-cell office:value-type="float" office:value="14816677" calcext:value-type="float">
            <text:p>14816677</text:p>
          </table:table-cell>
          <table:table-cell office:value-type="float" office:value="14816927" calcext:value-type="float">
            <text:p>14816927</text:p>
          </table:table-cell>
          <table:table-cell table:formula="of:=[.C989]-[.B989]" office:value-type="float" office:value="1253" calcext:value-type="float">
            <text:p>1253</text:p>
          </table:table-cell>
          <table:table-cell table:formula="of:=[.D989]-[.A989]" office:value-type="float" office:value="2049" calcext:value-type="float">
            <text:p>2049</text:p>
          </table:table-cell>
          <table:table-cell table:number-columns-repeated="5"/>
        </table:table-row>
        <table:table-row table:style-name="ro1">
          <table:table-cell office:value-type="float" office:value="14829498" calcext:value-type="float">
            <text:p>14829498</text:p>
          </table:table-cell>
          <table:table-cell office:value-type="float" office:value="14830092" calcext:value-type="float">
            <text:p>14830092</text:p>
          </table:table-cell>
          <table:table-cell office:value-type="float" office:value="14831349" calcext:value-type="float">
            <text:p>14831349</text:p>
          </table:table-cell>
          <table:table-cell office:value-type="float" office:value="14831625" calcext:value-type="float">
            <text:p>14831625</text:p>
          </table:table-cell>
          <table:table-cell table:formula="of:=[.C990]-[.B990]" office:value-type="float" office:value="1257" calcext:value-type="float">
            <text:p>1257</text:p>
          </table:table-cell>
          <table:table-cell table:formula="of:=[.D990]-[.A990]" office:value-type="float" office:value="2127" calcext:value-type="float">
            <text:p>2127</text:p>
          </table:table-cell>
          <table:table-cell table:number-columns-repeated="5"/>
        </table:table-row>
        <table:table-row table:style-name="ro1">
          <table:table-cell office:value-type="float" office:value="14844386" calcext:value-type="float">
            <text:p>14844386</text:p>
          </table:table-cell>
          <table:table-cell office:value-type="float" office:value="14844998" calcext:value-type="float">
            <text:p>14844998</text:p>
          </table:table-cell>
          <table:table-cell office:value-type="float" office:value="14846246" calcext:value-type="float">
            <text:p>14846246</text:p>
          </table:table-cell>
          <table:table-cell office:value-type="float" office:value="14846535" calcext:value-type="float">
            <text:p>14846535</text:p>
          </table:table-cell>
          <table:table-cell table:formula="of:=[.C991]-[.B991]" office:value-type="float" office:value="1248" calcext:value-type="float">
            <text:p>1248</text:p>
          </table:table-cell>
          <table:table-cell table:formula="of:=[.D991]-[.A991]" office:value-type="float" office:value="2149" calcext:value-type="float">
            <text:p>2149</text:p>
          </table:table-cell>
          <table:table-cell table:number-columns-repeated="5"/>
        </table:table-row>
        <table:table-row table:style-name="ro1">
          <table:table-cell office:value-type="float" office:value="14859151" calcext:value-type="float">
            <text:p>14859151</text:p>
          </table:table-cell>
          <table:table-cell office:value-type="float" office:value="14859698" calcext:value-type="float">
            <text:p>14859698</text:p>
          </table:table-cell>
          <table:table-cell office:value-type="float" office:value="14860946" calcext:value-type="float">
            <text:p>14860946</text:p>
          </table:table-cell>
          <table:table-cell office:value-type="float" office:value="14861190" calcext:value-type="float">
            <text:p>14861190</text:p>
          </table:table-cell>
          <table:table-cell table:formula="of:=[.C992]-[.B992]" office:value-type="float" office:value="1248" calcext:value-type="float">
            <text:p>1248</text:p>
          </table:table-cell>
          <table:table-cell table:formula="of:=[.D992]-[.A992]" office:value-type="float" office:value="2039" calcext:value-type="float">
            <text:p>2039</text:p>
          </table:table-cell>
          <table:table-cell table:number-columns-repeated="5"/>
        </table:table-row>
        <table:table-row table:style-name="ro1">
          <table:table-cell office:value-type="float" office:value="14873693" calcext:value-type="float">
            <text:p>14873693</text:p>
          </table:table-cell>
          <table:table-cell office:value-type="float" office:value="14874236" calcext:value-type="float">
            <text:p>14874236</text:p>
          </table:table-cell>
          <table:table-cell office:value-type="float" office:value="14875494" calcext:value-type="float">
            <text:p>14875494</text:p>
          </table:table-cell>
          <table:table-cell office:value-type="float" office:value="14875745" calcext:value-type="float">
            <text:p>14875745</text:p>
          </table:table-cell>
          <table:table-cell table:formula="of:=[.C993]-[.B993]" office:value-type="float" office:value="1258" calcext:value-type="float">
            <text:p>1258</text:p>
          </table:table-cell>
          <table:table-cell table:formula="of:=[.D993]-[.A993]" office:value-type="float" office:value="2052" calcext:value-type="float">
            <text:p>2052</text:p>
          </table:table-cell>
          <table:table-cell table:number-columns-repeated="5"/>
        </table:table-row>
        <table:table-row table:style-name="ro1">
          <table:table-cell office:value-type="float" office:value="14888209" calcext:value-type="float">
            <text:p>14888209</text:p>
          </table:table-cell>
          <table:table-cell office:value-type="float" office:value="14888732" calcext:value-type="float">
            <text:p>14888732</text:p>
          </table:table-cell>
          <table:table-cell office:value-type="float" office:value="14889982" calcext:value-type="float">
            <text:p>14889982</text:p>
          </table:table-cell>
          <table:table-cell office:value-type="float" office:value="14890230" calcext:value-type="float">
            <text:p>14890230</text:p>
          </table:table-cell>
          <table:table-cell table:formula="of:=[.C994]-[.B994]" office:value-type="float" office:value="1250" calcext:value-type="float">
            <text:p>1250</text:p>
          </table:table-cell>
          <table:table-cell table:formula="of:=[.D994]-[.A994]" office:value-type="float" office:value="2021" calcext:value-type="float">
            <text:p>2021</text:p>
          </table:table-cell>
          <table:table-cell table:number-columns-repeated="5"/>
        </table:table-row>
        <table:table-row table:style-name="ro1">
          <table:table-cell office:value-type="float" office:value="14902717" calcext:value-type="float">
            <text:p>14902717</text:p>
          </table:table-cell>
          <table:table-cell office:value-type="float" office:value="14903258" calcext:value-type="float">
            <text:p>14903258</text:p>
          </table:table-cell>
          <table:table-cell office:value-type="float" office:value="14904504" calcext:value-type="float">
            <text:p>14904504</text:p>
          </table:table-cell>
          <table:table-cell office:value-type="float" office:value="14904751" calcext:value-type="float">
            <text:p>14904751</text:p>
          </table:table-cell>
          <table:table-cell table:formula="of:=[.C995]-[.B995]" office:value-type="float" office:value="1246" calcext:value-type="float">
            <text:p>1246</text:p>
          </table:table-cell>
          <table:table-cell table:formula="of:=[.D995]-[.A995]" office:value-type="float" office:value="2034" calcext:value-type="float">
            <text:p>2034</text:p>
          </table:table-cell>
          <table:table-cell table:number-columns-repeated="5"/>
        </table:table-row>
        <table:table-row table:style-name="ro1">
          <table:table-cell office:value-type="float" office:value="14917227" calcext:value-type="float">
            <text:p>14917227</text:p>
          </table:table-cell>
          <table:table-cell office:value-type="float" office:value="14917701" calcext:value-type="float">
            <text:p>14917701</text:p>
          </table:table-cell>
          <table:table-cell office:value-type="float" office:value="14918942" calcext:value-type="float">
            <text:p>14918942</text:p>
          </table:table-cell>
          <table:table-cell office:value-type="float" office:value="14919193" calcext:value-type="float">
            <text:p>14919193</text:p>
          </table:table-cell>
          <table:table-cell table:formula="of:=[.C996]-[.B996]" office:value-type="float" office:value="1241" calcext:value-type="float">
            <text:p>1241</text:p>
          </table:table-cell>
          <table:table-cell table:formula="of:=[.D996]-[.A996]" office:value-type="float" office:value="1966" calcext:value-type="float">
            <text:p>1966</text:p>
          </table:table-cell>
          <table:table-cell table:number-columns-repeated="5"/>
        </table:table-row>
        <table:table-row table:style-name="ro1">
          <table:table-cell office:value-type="float" office:value="14931594" calcext:value-type="float">
            <text:p>14931594</text:p>
          </table:table-cell>
          <table:table-cell office:value-type="float" office:value="14932107" calcext:value-type="float">
            <text:p>14932107</text:p>
          </table:table-cell>
          <table:table-cell office:value-type="float" office:value="14933357" calcext:value-type="float">
            <text:p>14933357</text:p>
          </table:table-cell>
          <table:table-cell office:value-type="float" office:value="14933606" calcext:value-type="float">
            <text:p>14933606</text:p>
          </table:table-cell>
          <table:table-cell table:formula="of:=[.C997]-[.B997]" office:value-type="float" office:value="1250" calcext:value-type="float">
            <text:p>1250</text:p>
          </table:table-cell>
          <table:table-cell table:formula="of:=[.D997]-[.A997]"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office:value-type="float" office:value="14946010" calcext:value-type="float">
            <text:p>14946010</text:p>
          </table:table-cell>
          <table:table-cell office:value-type="float" office:value="14946521" calcext:value-type="float">
            <text:p>14946521</text:p>
          </table:table-cell>
          <table:table-cell office:value-type="float" office:value="14947780" calcext:value-type="float">
            <text:p>14947780</text:p>
          </table:table-cell>
          <table:table-cell office:value-type="float" office:value="14948058" calcext:value-type="float">
            <text:p>14948058</text:p>
          </table:table-cell>
          <table:table-cell table:formula="of:=[.C998]-[.B998]" office:value-type="float" office:value="1259" calcext:value-type="float">
            <text:p>1259</text:p>
          </table:table-cell>
          <table:table-cell table:formula="of:=[.D998]-[.A998]" office:value-type="float" office:value="2048" calcext:value-type="float">
            <text:p>2048</text:p>
          </table:table-cell>
          <table:table-cell table:number-columns-repeated="5"/>
        </table:table-row>
        <table:table-row table:style-name="ro1">
          <table:table-cell office:value-type="float" office:value="14960697" calcext:value-type="float">
            <text:p>14960697</text:p>
          </table:table-cell>
          <table:table-cell office:value-type="float" office:value="14961275" calcext:value-type="float">
            <text:p>14961275</text:p>
          </table:table-cell>
          <table:table-cell office:value-type="float" office:value="14962519" calcext:value-type="float">
            <text:p>14962519</text:p>
          </table:table-cell>
          <table:table-cell office:value-type="float" office:value="14962783" calcext:value-type="float">
            <text:p>14962783</text:p>
          </table:table-cell>
          <table:table-cell table:formula="of:=[.C999]-[.B999]" office:value-type="float" office:value="1244" calcext:value-type="float">
            <text:p>1244</text:p>
          </table:table-cell>
          <table:table-cell table:formula="of:=[.D999]-[.A999]" office:value-type="float" office:value="2086" calcext:value-type="float">
            <text:p>2086</text:p>
          </table:table-cell>
          <table:table-cell table:number-columns-repeated="5"/>
        </table:table-row>
        <table:table-row table:style-name="ro1">
          <table:table-cell office:value-type="float" office:value="14975446" calcext:value-type="float">
            <text:p>14975446</text:p>
          </table:table-cell>
          <table:table-cell office:value-type="float" office:value="14976062" calcext:value-type="float">
            <text:p>14976062</text:p>
          </table:table-cell>
          <table:table-cell office:value-type="float" office:value="14977269" calcext:value-type="float">
            <text:p>14977269</text:p>
          </table:table-cell>
          <table:table-cell office:value-type="float" office:value="14977517" calcext:value-type="float">
            <text:p>14977517</text:p>
          </table:table-cell>
          <table:table-cell table:formula="of:=[.C1000]-[.B1000]" office:value-type="float" office:value="1207" calcext:value-type="float">
            <text:p>1207</text:p>
          </table:table-cell>
          <table:table-cell table:formula="of:=[.D1000]-[.A1000]" office:value-type="float" office:value="2071" calcext:value-type="float">
            <text:p>207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2:12:44.598102865</dc:date>
    <meta:editing-duration>PT22M21S</meta:editing-duration>
    <meta:editing-cycles>2</meta:editing-cycles>
    <meta:generator>LibreOffice/5.1.6.2$Linux_AARCH64 LibreOffice_project/10m0$Build-2</meta:generator>
    <meta:document-statistic meta:table-count="5" meta:cell-count="15309" meta:object-count="0"/>
  </office:meta>
</office:document-meta>
</file>